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2" svg:font-family="Calibri" style:font-adornments="Regular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9.49cm"/>
    </style:style>
    <style:style style:name="co4" style:family="table-column">
      <style:table-column-properties fo:break-before="auto" style:column-width="5.112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2.873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3.073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6e6ff" style:text-align-source="fix" style:repeat-content="false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Collegamento_20_ipertestuale">
      <style:table-cell-properties fo:wrap-option="wrap"/>
      <style:text-properties style:text-outline="false" style:text-line-through-style="none" fo:language="it" fo:country="IT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13" style:family="table-cell" style:parent-style-name="Default">
      <style:table-cell-properties fo:background-color="transparent" fo:border="none"/>
      <style:text-properties style:use-window-font-color="true" style:font-name="Calibri1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Calibri1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Calibri2" fo:font-style="normal" style:font-style-asian="normal" style:font-style-complex="normal"/>
    </style:style>
    <style:style style:name="T3" style:family="text">
      <style:text-properties style:font-name="Calibri2"/>
    </style:style>
  </office:automatic-styles>
  <office:body>
    <office:spreadsheet>
      <table:calculation-settings table:case-sensitive="false" table:search-criteria-must-apply-to-whole-cell="false"/>
      <table:table table:name="Gamecora TV Feed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5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6"/>
        <table:table-column table:style-name="co9" table:default-cell-style-name="ce5"/>
        <table:table-column table:style-name="co10" table:default-cell-style-name="Default"/>
        <table:table-column table:style-name="co11" table:number-columns-repeated="10" table:default-cell-style-name="ce15"/>
        <table:table-column table:style-name="co12" table:default-cell-style-name="ce16"/>
        <table:table-column table:style-name="co12" table:number-columns-repeated="986" table:default-cell-style-name="ce5"/>
        <table:table-column table:style-name="co12" table:number-columns-repeated="13" table:default-cell-style-name="ce4"/>
        <table:table-column table:style-name="co12" table:default-cell-style-name="Default"/>
        <table:table-row table:style-name="ro1">
          <table:table-cell table:style-name="ce1" office:value-type="string">
            <text:p>FEED URL</text:p>
          </table:table-cell>
          <table:table-cell table:style-name="ce1" office:value-type="string">
            <text:p>TAGS STRING</text:p>
          </table:table-cell>
          <table:table-cell table:style-name="ce1" office:value-type="string">
            <text:p>FEED DESCRIPTION</text:p>
          </table:table-cell>
          <table:table-cell table:style-name="ce1" office:value-type="string">
            <text:p>ABOUT PAGE</text:p>
          </table:table-cell>
          <table:table-cell table:style-name="ce1" office:value-type="string">
            <text:p>COMPANY GAME</text:p>
          </table:table-cell>
          <table:table-cell table:style-name="ce9" office:value-type="string">
            <text:p>FEED TYPE</text:p>
          </table:table-cell>
          <table:table-cell table:style-name="ce9" office:value-type="string">
            <text:p>COMPANY NAME</text:p>
          </table:table-cell>
          <table:table-cell table:style-name="ce10" office:value-type="string">
            <text:p>COMPANY TYPE AREA</text:p>
          </table:table-cell>
          <table:table-cell table:style-name="ce10" office:value-type="string">
            <text:p>COMPANY ACTIVITY AREA</text:p>
          </table:table-cell>
          <table:table-cell table:style-name="ce10" office:value-type="string">
            <text:p>COMPANY HEADQUARTER ZONE</text:p>
          </table:table-cell>
          <table:table-cell table:style-name="ce9" office:value-type="string">
            <text:p>RSS CONTENT</text:p>
          </table:table-cell>
          <table:table-cell table:style-name="ce9" office:value-type="string">
            <text:p>COMPANY FEATURE</text:p>
          </table:table-cell>
          <table:table-cell table:style-name="ce12" office:value-type="string">
            <text:p>n.</text:p>
          </table:table-cell>
          <table:table-cell table:style-name="ce9" office:value-type="string">
            <text:p>TURTLE ISLAND</text:p>
          </table:table-cell>
          <table:table-cell table:style-name="ce9" office:value-type="string">
            <text:p>RISING SUN</text:p>
          </table:table-cell>
          <table:table-cell table:style-name="ce9" office:value-type="string">
            <text:p>MR FOGG</text:p>
          </table:table-cell>
          <table:table-cell table:style-name="ce9" office:value-type="string">
            <text:p>THE OLD CONTINENT</text:p>
          </table:table-cell>
          <table:table-cell table:style-name="ce9" office:value-type="string">
            <text:p>PARTY TRIPLE</text:p>
          </table:table-cell>
          <table:table-cell table:style-name="ce9" office:value-type="string">
            <text:p>SAKANA SCENE</text:p>
          </table:table-cell>
          <table:table-cell table:style-name="ce9" office:value-type="string">
            <text:p>STRAWBERRY ROLL</text:p>
          </table:table-cell>
          <table:table-cell table:style-name="ce9" office:value-type="string">
            <text:p>BLUEBERRY ROLL</text:p>
          </table:table-cell>
          <table:table-cell table:style-name="ce9" office:value-type="string">
            <text:p>LIME ROLL</text:p>
          </table:table-cell>
          <table:table-cell table:style-name="ce9" office:value-type="string">
            <text:p>IMHO</text:p>
          </table:table-cell>
          <table:table-cell table:style-name="ce9" office:value-type="string">
            <text:p>INDEPENDENT DAY</text:p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www.2kgames.com/news/list?format=rss</text:p>
          </table:table-cell>
          <table:table-cell table:formula="of:=CONCATENATE([.G2];&quot;,&quot;;[.H2];&quot;,&quot;;[.I2];&quot;,&quot;;[.J2];&quot;,&quot;;[.K2];&quot;,&quot;;[.L2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News Feed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NEWS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:.X2];&quot;X&quot;)" office:value-type="float" office:value="1">
            <text:p>1</text:p>
          </table:table-cell>
          <table:table-cell table:style-name="ce14" table:formula="of:=IF(AND([.I2]=&quot;&quot;&quot;studio&quot;&quot;&quot;;[.J2]=&quot;&quot;&quot;america&quot;&quot;&quot;);&quot;x&quot;;&quot;&quot;)">
            <text:p/>
          </table:table-cell>
          <table:table-cell table:style-name="ce14" table:formula="of:=IF(AND([.I2]=&quot;&quot;&quot;studio&quot;&quot;&quot;;[.J2]=&quot;&quot;&quot;japan&quot;&quot;&quot;);&quot;x&quot;;&quot;&quot;)">
            <text:p/>
          </table:table-cell>
          <table:table-cell table:style-name="ce14" table:formula="of:=IF(AND([.I2]=&quot;&quot;&quot;studio&quot;&quot;&quot;;[.J2]=&quot;&quot;&quot;world&quot;&quot;&quot;);&quot;x&quot;;&quot;&quot;)">
            <text:p/>
          </table:table-cell>
          <table:table-cell table:style-name="ce14" table:formula="of:=IF(AND([.I2]=&quot;&quot;&quot;studio&quot;&quot;&quot;;[.J2]=&quot;&quot;&quot;europe&quot;&quot;&quot;);&quot;x&quot;;&quot;&quot;)">
            <text:p/>
          </table:table-cell>
          <table:table-cell table:style-name="ce14" table:formula="of:=IF([.H2]=&quot;&quot;&quot;thirdparty&quot;&quot;&quot;;&quot;X&quot;;&quot;&quot;)" office:value-type="string" office:string-value="X">
            <text:p>X</text:p>
          </table:table-cell>
          <table:table-cell table:style-name="ce14" table:formula="of:=IF([.H2]=&quot;&quot;&quot;indie&quot;&quot;&quot;;&quot;X&quot;;&quot;&quot;)">
            <text:p/>
          </table:table-cell>
          <table:table-cell table:style-name="ce14" table:formula="of:=IF([.H2]=&quot;&quot;&quot;nintendo&quot;&quot;&quot;;&quot;X&quot;;&quot;&quot;)">
            <text:p/>
          </table:table-cell>
          <table:table-cell table:style-name="ce14" table:formula="of:=IF([.H2]=&quot;&quot;&quot;sony&quot;&quot;&quot;;&quot;X&quot;;&quot;&quot;)">
            <text:p/>
          </table:table-cell>
          <table:table-cell table:style-name="ce14" table:formula="of:=IF([.H2]=&quot;&quot;&quot;microsoft&quot;&quot;&quot;;&quot;X&quot;;&quot;&quot;)">
            <text:p/>
          </table:table-cell>
          <table:table-cell table:style-name="ce14" table:formula="of:=IF([.K2]=&quot;&quot;&quot;people&quot;&quot;&quot;;&quot;X&quot;;&quot;&quot;)">
            <text:p/>
          </table:table-cell>
          <table:table-cell table:style-name="ce14" table:formula="of:=IF([.H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2KGames</text:p>
          </table:table-cell>
          <table:table-cell table:formula="of:=CONCATENATE([.G3];&quot;,&quot;;[.H3];&quot;,&quot;;[.I3];&quot;,&quot;;[.J3];&quot;,&quot;;[.K3];&quot;,&quot;;[.L3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Twitter Account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TWITTER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:.X3];&quot;X&quot;)" office:value-type="float" office:value="1">
            <text:p>1</text:p>
          </table:table-cell>
          <table:table-cell table:style-name="ce14" table:formula="of:=IF(AND([.I3]=&quot;&quot;&quot;studio&quot;&quot;&quot;;[.J3]=&quot;&quot;&quot;america&quot;&quot;&quot;);&quot;x&quot;;&quot;&quot;)">
            <text:p/>
          </table:table-cell>
          <table:table-cell table:style-name="ce14" table:formula="of:=IF(AND([.I3]=&quot;&quot;&quot;studio&quot;&quot;&quot;;[.J3]=&quot;&quot;&quot;japan&quot;&quot;&quot;);&quot;x&quot;;&quot;&quot;)">
            <text:p/>
          </table:table-cell>
          <table:table-cell table:style-name="ce14" table:formula="of:=IF(AND([.I3]=&quot;&quot;&quot;studio&quot;&quot;&quot;;[.J3]=&quot;&quot;&quot;world&quot;&quot;&quot;);&quot;x&quot;;&quot;&quot;)">
            <text:p/>
          </table:table-cell>
          <table:table-cell table:style-name="ce14" table:formula="of:=IF(AND([.I3]=&quot;&quot;&quot;studio&quot;&quot;&quot;;[.J3]=&quot;&quot;&quot;europe&quot;&quot;&quot;);&quot;x&quot;;&quot;&quot;)">
            <text:p/>
          </table:table-cell>
          <table:table-cell table:style-name="ce14" table:formula="of:=IF([.H3]=&quot;&quot;&quot;thirdparty&quot;&quot;&quot;;&quot;X&quot;;&quot;&quot;)" office:value-type="string" office:string-value="X">
            <text:p>X</text:p>
          </table:table-cell>
          <table:table-cell table:style-name="ce14" table:formula="of:=IF([.H3]=&quot;&quot;&quot;indie&quot;&quot;&quot;;&quot;X&quot;;&quot;&quot;)">
            <text:p/>
          </table:table-cell>
          <table:table-cell table:style-name="ce14" table:formula="of:=IF([.H3]=&quot;&quot;&quot;nintendo&quot;&quot;&quot;;&quot;X&quot;;&quot;&quot;)">
            <text:p/>
          </table:table-cell>
          <table:table-cell table:style-name="ce14" table:formula="of:=IF([.H3]=&quot;&quot;&quot;sony&quot;&quot;&quot;;&quot;X&quot;;&quot;&quot;)">
            <text:p/>
          </table:table-cell>
          <table:table-cell table:style-name="ce14" table:formula="of:=IF([.H3]=&quot;&quot;&quot;microsoft&quot;&quot;&quot;;&quot;X&quot;;&quot;&quot;)">
            <text:p/>
          </table:table-cell>
          <table:table-cell table:style-name="ce14" table:formula="of:=IF([.K3]=&quot;&quot;&quot;people&quot;&quot;&quot;;&quot;X&quot;;&quot;&quot;)">
            <text:p/>
          </table:table-cell>
          <table:table-cell table:style-name="ce14" table:formula="of:=IF([.H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2KGames </text:p>
          </table:table-cell>
          <table:table-cell table:formula="of:=CONCATENATE([.G4];&quot;,&quot;;[.H4];&quot;,&quot;;[.I4];&quot;,&quot;;[.J4];&quot;,&quot;;[.K4];&quot;,&quot;;[.L4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Youtube Channel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YOUTUBE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:.X4];&quot;X&quot;)" office:value-type="float" office:value="1">
            <text:p>1</text:p>
          </table:table-cell>
          <table:table-cell table:style-name="ce14" table:formula="of:=IF(AND([.I4]=&quot;&quot;&quot;studio&quot;&quot;&quot;;[.J4]=&quot;&quot;&quot;america&quot;&quot;&quot;);&quot;x&quot;;&quot;&quot;)">
            <text:p/>
          </table:table-cell>
          <table:table-cell table:style-name="ce14" table:formula="of:=IF(AND([.I4]=&quot;&quot;&quot;studio&quot;&quot;&quot;;[.J4]=&quot;&quot;&quot;japan&quot;&quot;&quot;);&quot;x&quot;;&quot;&quot;)">
            <text:p/>
          </table:table-cell>
          <table:table-cell table:style-name="ce14" table:formula="of:=IF(AND([.I4]=&quot;&quot;&quot;studio&quot;&quot;&quot;;[.J4]=&quot;&quot;&quot;world&quot;&quot;&quot;);&quot;x&quot;;&quot;&quot;)">
            <text:p/>
          </table:table-cell>
          <table:table-cell table:style-name="ce14" table:formula="of:=IF(AND([.I4]=&quot;&quot;&quot;studio&quot;&quot;&quot;;[.J4]=&quot;&quot;&quot;europe&quot;&quot;&quot;);&quot;x&quot;;&quot;&quot;)">
            <text:p/>
          </table:table-cell>
          <table:table-cell table:style-name="ce14" table:formula="of:=IF([.H4]=&quot;&quot;&quot;thirdparty&quot;&quot;&quot;;&quot;X&quot;;&quot;&quot;)" office:value-type="string" office:string-value="X">
            <text:p>X</text:p>
          </table:table-cell>
          <table:table-cell table:style-name="ce14" table:formula="of:=IF([.H4]=&quot;&quot;&quot;indie&quot;&quot;&quot;;&quot;X&quot;;&quot;&quot;)">
            <text:p/>
          </table:table-cell>
          <table:table-cell table:style-name="ce14" table:formula="of:=IF([.H4]=&quot;&quot;&quot;nintendo&quot;&quot;&quot;;&quot;X&quot;;&quot;&quot;)">
            <text:p/>
          </table:table-cell>
          <table:table-cell table:style-name="ce14" table:formula="of:=IF([.H4]=&quot;&quot;&quot;sony&quot;&quot;&quot;;&quot;X&quot;;&quot;&quot;)">
            <text:p/>
          </table:table-cell>
          <table:table-cell table:style-name="ce14" table:formula="of:=IF([.H4]=&quot;&quot;&quot;microsoft&quot;&quot;&quot;;&quot;X&quot;;&quot;&quot;)">
            <text:p/>
          </table:table-cell>
          <table:table-cell table:style-name="ce14" table:formula="of:=IF([.K4]=&quot;&quot;&quot;people&quot;&quot;&quot;;&quot;X&quot;;&quot;&quot;)">
            <text:p/>
          </table:table-cell>
          <table:table-cell table:style-name="ce14" table:formula="of:=IF([.H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Halowaypoint</text:p>
          </table:table-cell>
          <table:table-cell table:formula="of:=CONCATENATE([.G5];&quot;,&quot;;[.H5];&quot;,&quot;;[.I5];&quot;,&quot;;[.J5];&quot;,&quot;;[.K5];&quot;,&quot;;[.L5])" office:value-type="string" office:string-value="&quot;343industries&quot;,&quot;microsoft&quot;,&quot;studio&quot;,&quot;america&quot;,&quot;pr&quot;,&quot;microsoftexclusive&quot;">
            <text:p>"343industries","microsoft","studio","america","pr","microsoftexclusive"</text:p>
          </table:table-cell>
          <table:table-cell office:value-type="string">
            <text:p>Official Twitter Account of 343 Industries, developer of Halo 4</text:p>
          </table:table-cell>
          <table:table-cell office:value-type="string">
            <text:p>http://www.microsoft-careers.com/go/343-Industries-Jobs/190537/</text:p>
          </table:table-cell>
          <table:table-cell office:value-type="string">
            <text:p>Halo 4</text:p>
          </table:table-cell>
          <table:table-cell office:value-type="string">
            <text:p>TWITTER</text:p>
          </table:table-cell>
          <table:table-cell office:value-type="string">
            <text:p>"343industri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icrosoftexclusive"</text:p>
          </table:table-cell>
          <table:table-cell table:style-name="ce13" table:formula="of:=COUNTIF([.N5:.X5];&quot;X&quot;)" office:value-type="float" office:value="2">
            <text:p>2</text:p>
          </table:table-cell>
          <table:table-cell table:style-name="ce14" table:formula="of:=IF(AND([.I5]=&quot;&quot;&quot;studio&quot;&quot;&quot;;[.J5]=&quot;&quot;&quot;america&quot;&quot;&quot;);&quot;x&quot;;&quot;&quot;)" office:value-type="string" office:string-value="x">
            <text:p>x</text:p>
          </table:table-cell>
          <table:table-cell table:style-name="ce14" table:formula="of:=IF(AND([.I5]=&quot;&quot;&quot;studio&quot;&quot;&quot;;[.J5]=&quot;&quot;&quot;japan&quot;&quot;&quot;);&quot;x&quot;;&quot;&quot;)">
            <text:p/>
          </table:table-cell>
          <table:table-cell table:style-name="ce14" table:formula="of:=IF(AND([.I5]=&quot;&quot;&quot;studio&quot;&quot;&quot;;[.J5]=&quot;&quot;&quot;world&quot;&quot;&quot;);&quot;x&quot;;&quot;&quot;)">
            <text:p/>
          </table:table-cell>
          <table:table-cell table:style-name="ce14" table:formula="of:=IF(AND([.I5]=&quot;&quot;&quot;studio&quot;&quot;&quot;;[.J5]=&quot;&quot;&quot;europe&quot;&quot;&quot;);&quot;x&quot;;&quot;&quot;)">
            <text:p/>
          </table:table-cell>
          <table:table-cell table:style-name="ce14" table:formula="of:=IF([.H5]=&quot;&quot;&quot;thirdparty&quot;&quot;&quot;;&quot;X&quot;;&quot;&quot;)">
            <text:p/>
          </table:table-cell>
          <table:table-cell table:style-name="ce14" table:formula="of:=IF([.H5]=&quot;&quot;&quot;indie&quot;&quot;&quot;;&quot;X&quot;;&quot;&quot;)">
            <text:p/>
          </table:table-cell>
          <table:table-cell table:style-name="ce14" table:formula="of:=IF([.H5]=&quot;&quot;&quot;nintendo&quot;&quot;&quot;;&quot;X&quot;;&quot;&quot;)">
            <text:p/>
          </table:table-cell>
          <table:table-cell table:style-name="ce14" table:formula="of:=IF([.H5]=&quot;&quot;&quot;sony&quot;&quot;&quot;;&quot;X&quot;;&quot;&quot;)">
            <text:p/>
          </table:table-cell>
          <table:table-cell table:style-name="ce14" table:formula="of:=IF([.H5]=&quot;&quot;&quot;microsoft&quot;&quot;&quot;;&quot;X&quot;;&quot;&quot;)" office:value-type="string" office:string-value="X">
            <text:p>X</text:p>
          </table:table-cell>
          <table:table-cell table:style-name="ce14" table:formula="of:=IF([.K5]=&quot;&quot;&quot;people&quot;&quot;&quot;;&quot;X&quot;;&quot;&quot;)">
            <text:p/>
          </table:table-cell>
          <table:table-cell table:style-name="ce14" table:formula="of:=IF([.H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HaloWaypoint</text:p>
          </table:table-cell>
          <table:table-cell table:formula="of:=CONCATENATE([.G6];&quot;,&quot;;[.H6];&quot;,&quot;;[.I6];&quot;,&quot;;[.J6];&quot;,&quot;;[.K6];&quot;,&quot;;[.L6])" office:value-type="string" office:string-value="&quot;343industries&quot;,&quot;microsoft&quot;,&quot;studio&quot;,&quot;america&quot;,&quot;pr&quot;,&quot;microsoftexclusive&quot;">
            <text:p>"343industries","microsoft","studio","america","pr","microsoftexclusive"</text:p>
          </table:table-cell>
          <table:table-cell office:value-type="string">
            <text:p>Official Youtube Channel of 343 Industries, developer of Halo 4</text:p>
          </table:table-cell>
          <table:table-cell office:value-type="string">
            <text:p>http://www.microsoft-careers.com/go/343-Industries-Jobs/190537/</text:p>
          </table:table-cell>
          <table:table-cell office:value-type="string">
            <text:p>Halo 4</text:p>
          </table:table-cell>
          <table:table-cell office:value-type="string">
            <text:p>YOUTUBE</text:p>
          </table:table-cell>
          <table:table-cell office:value-type="string">
            <text:p>"343industri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icrosoftexclusive"</text:p>
          </table:table-cell>
          <table:table-cell table:style-name="ce13" table:formula="of:=COUNTIF([.N6:.X6];&quot;X&quot;)" office:value-type="float" office:value="2">
            <text:p>2</text:p>
          </table:table-cell>
          <table:table-cell table:style-name="ce14" table:formula="of:=IF(AND([.I6]=&quot;&quot;&quot;studio&quot;&quot;&quot;;[.J6]=&quot;&quot;&quot;america&quot;&quot;&quot;);&quot;x&quot;;&quot;&quot;)" office:value-type="string" office:string-value="x">
            <text:p>x</text:p>
          </table:table-cell>
          <table:table-cell table:style-name="ce14" table:formula="of:=IF(AND([.I6]=&quot;&quot;&quot;studio&quot;&quot;&quot;;[.J6]=&quot;&quot;&quot;japan&quot;&quot;&quot;);&quot;x&quot;;&quot;&quot;)">
            <text:p/>
          </table:table-cell>
          <table:table-cell table:style-name="ce14" table:formula="of:=IF(AND([.I6]=&quot;&quot;&quot;studio&quot;&quot;&quot;;[.J6]=&quot;&quot;&quot;world&quot;&quot;&quot;);&quot;x&quot;;&quot;&quot;)">
            <text:p/>
          </table:table-cell>
          <table:table-cell table:style-name="ce14" table:formula="of:=IF(AND([.I6]=&quot;&quot;&quot;studio&quot;&quot;&quot;;[.J6]=&quot;&quot;&quot;europe&quot;&quot;&quot;);&quot;x&quot;;&quot;&quot;)">
            <text:p/>
          </table:table-cell>
          <table:table-cell table:style-name="ce14" table:formula="of:=IF([.H6]=&quot;&quot;&quot;thirdparty&quot;&quot;&quot;;&quot;X&quot;;&quot;&quot;)">
            <text:p/>
          </table:table-cell>
          <table:table-cell table:style-name="ce14" table:formula="of:=IF([.H6]=&quot;&quot;&quot;indie&quot;&quot;&quot;;&quot;X&quot;;&quot;&quot;)">
            <text:p/>
          </table:table-cell>
          <table:table-cell table:style-name="ce14" table:formula="of:=IF([.H6]=&quot;&quot;&quot;nintendo&quot;&quot;&quot;;&quot;X&quot;;&quot;&quot;)">
            <text:p/>
          </table:table-cell>
          <table:table-cell table:style-name="ce14" table:formula="of:=IF([.H6]=&quot;&quot;&quot;sony&quot;&quot;&quot;;&quot;X&quot;;&quot;&quot;)">
            <text:p/>
          </table:table-cell>
          <table:table-cell table:style-name="ce14" table:formula="of:=IF([.H6]=&quot;&quot;&quot;microsoft&quot;&quot;&quot;;&quot;X&quot;;&quot;&quot;)" office:value-type="string" office:string-value="X">
            <text:p>X</text:p>
          </table:table-cell>
          <table:table-cell table:style-name="ce14" table:formula="of:=IF([.K6]=&quot;&quot;&quot;people&quot;&quot;&quot;;&quot;X&quot;;&quot;&quot;)">
            <text:p/>
          </table:table-cell>
          <table:table-cell table:style-name="ce14" table:formula="of:=IF([.H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39349482@N08</text:p>
          </table:table-cell>
          <table:table-cell table:style-name="ce7" table:formula="of:=CONCATENATE([.G7];&quot;,&quot;;[.H7];&quot;,&quot;;[.I7];&quot;,&quot;;[.J7];&quot;,&quot;;[.K7];&quot;,&quot;;[.L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Flickr Account of Corrinne Yu: Director of Technology on XBOX 360, PS3, PC &amp; Principal Engine Programmer of Halo 4</text:p>
          </table:table-cell>
          <table:table-cell table:number-columns-repeated="2"/>
          <table:table-cell office:value-type="string">
            <text:p>FLICK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7:.X7];&quot;X&quot;)" office:value-type="float" office:value="1">
            <text:p>1</text:p>
          </table:table-cell>
          <table:table-cell table:style-name="ce14" table:formula="of:=IF(AND([.I7]=&quot;&quot;&quot;studio&quot;&quot;&quot;;[.J7]=&quot;&quot;&quot;america&quot;&quot;&quot;);&quot;x&quot;;&quot;&quot;)">
            <text:p/>
          </table:table-cell>
          <table:table-cell table:style-name="ce14" table:formula="of:=IF(AND([.I7]=&quot;&quot;&quot;studio&quot;&quot;&quot;;[.J7]=&quot;&quot;&quot;japan&quot;&quot;&quot;);&quot;x&quot;;&quot;&quot;)">
            <text:p/>
          </table:table-cell>
          <table:table-cell table:style-name="ce14" table:formula="of:=IF(AND([.I7]=&quot;&quot;&quot;studio&quot;&quot;&quot;;[.J7]=&quot;&quot;&quot;world&quot;&quot;&quot;);&quot;x&quot;;&quot;&quot;)">
            <text:p/>
          </table:table-cell>
          <table:table-cell table:style-name="ce14" table:formula="of:=IF(AND([.I7]=&quot;&quot;&quot;studio&quot;&quot;&quot;;[.J7]=&quot;&quot;&quot;europe&quot;&quot;&quot;);&quot;x&quot;;&quot;&quot;)">
            <text:p/>
          </table:table-cell>
          <table:table-cell table:style-name="ce14" table:formula="of:=IF([.H7]=&quot;&quot;&quot;thirdparty&quot;&quot;&quot;;&quot;X&quot;;&quot;&quot;)">
            <text:p/>
          </table:table-cell>
          <table:table-cell table:style-name="ce14" table:formula="of:=IF([.H7]=&quot;&quot;&quot;indie&quot;&quot;&quot;;&quot;X&quot;;&quot;&quot;)">
            <text:p/>
          </table:table-cell>
          <table:table-cell table:style-name="ce14" table:formula="of:=IF([.H7]=&quot;&quot;&quot;nintendo&quot;&quot;&quot;;&quot;X&quot;;&quot;&quot;)">
            <text:p/>
          </table:table-cell>
          <table:table-cell table:style-name="ce14" table:formula="of:=IF([.H7]=&quot;&quot;&quot;sony&quot;&quot;&quot;;&quot;X&quot;;&quot;&quot;)">
            <text:p/>
          </table:table-cell>
          <table:table-cell table:style-name="ce14" table:formula="of:=IF([.H7]=&quot;&quot;&quot;microsoft&quot;&quot;&quot;;&quot;X&quot;;&quot;&quot;)">
            <text:p/>
          </table:table-cell>
          <table:table-cell table:style-name="ce14" table:formula="of:=IF([.K7]=&quot;&quot;&quot;people&quot;&quot;&quot;;&quot;X&quot;;&quot;&quot;)" office:value-type="string" office:string-value="X">
            <text:p>X</text:p>
          </table:table-cell>
          <table:table-cell table:style-name="ce14" table:formula="of:=IF([.H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rrinne</text:p>
          </table:table-cell>
          <table:table-cell table:style-name="ce7" table:formula="of:=CONCATENATE([.G8];&quot;,&quot;;[.H8];&quot;,&quot;;[.I8];&quot;,&quot;;[.J8];&quot;,&quot;;[.K8];&quot;,&quot;;[.L8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orrinne Yu: Director of Technology on XBOX 360, PS3, PC &amp; Principal Engine Programmer of Halo 4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8:.X8];&quot;X&quot;)" office:value-type="float" office:value="1">
            <text:p>1</text:p>
          </table:table-cell>
          <table:table-cell table:style-name="ce14" table:formula="of:=IF(AND([.I8]=&quot;&quot;&quot;studio&quot;&quot;&quot;;[.J8]=&quot;&quot;&quot;america&quot;&quot;&quot;);&quot;x&quot;;&quot;&quot;)">
            <text:p/>
          </table:table-cell>
          <table:table-cell table:style-name="ce14" table:formula="of:=IF(AND([.I8]=&quot;&quot;&quot;studio&quot;&quot;&quot;;[.J8]=&quot;&quot;&quot;japan&quot;&quot;&quot;);&quot;x&quot;;&quot;&quot;)">
            <text:p/>
          </table:table-cell>
          <table:table-cell table:style-name="ce14" table:formula="of:=IF(AND([.I8]=&quot;&quot;&quot;studio&quot;&quot;&quot;;[.J8]=&quot;&quot;&quot;world&quot;&quot;&quot;);&quot;x&quot;;&quot;&quot;)">
            <text:p/>
          </table:table-cell>
          <table:table-cell table:style-name="ce14" table:formula="of:=IF(AND([.I8]=&quot;&quot;&quot;studio&quot;&quot;&quot;;[.J8]=&quot;&quot;&quot;europe&quot;&quot;&quot;);&quot;x&quot;;&quot;&quot;)">
            <text:p/>
          </table:table-cell>
          <table:table-cell table:style-name="ce14" table:formula="of:=IF([.H8]=&quot;&quot;&quot;thirdparty&quot;&quot;&quot;;&quot;X&quot;;&quot;&quot;)">
            <text:p/>
          </table:table-cell>
          <table:table-cell table:style-name="ce14" table:formula="of:=IF([.H8]=&quot;&quot;&quot;indie&quot;&quot;&quot;;&quot;X&quot;;&quot;&quot;)">
            <text:p/>
          </table:table-cell>
          <table:table-cell table:style-name="ce14" table:formula="of:=IF([.H8]=&quot;&quot;&quot;nintendo&quot;&quot;&quot;;&quot;X&quot;;&quot;&quot;)">
            <text:p/>
          </table:table-cell>
          <table:table-cell table:style-name="ce14" table:formula="of:=IF([.H8]=&quot;&quot;&quot;sony&quot;&quot;&quot;;&quot;X&quot;;&quot;&quot;)">
            <text:p/>
          </table:table-cell>
          <table:table-cell table:style-name="ce14" table:formula="of:=IF([.H8]=&quot;&quot;&quot;microsoft&quot;&quot;&quot;;&quot;X&quot;;&quot;&quot;)">
            <text:p/>
          </table:table-cell>
          <table:table-cell table:style-name="ce14" table:formula="of:=IF([.K8]=&quot;&quot;&quot;people&quot;&quot;&quot;;&quot;X&quot;;&quot;&quot;)" office:value-type="string" office:string-value="X">
            <text:p>X</text:p>
          </table:table-cell>
          <table:table-cell table:style-name="ce14" table:formula="of:=IF([.H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5thcell.com/category/news/feed/</text:p>
          </table:table-cell>
          <table:table-cell table:formula="of:=CONCATENATE([.G9];&quot;,&quot;;[.H9];&quot;,&quot;;[.I9];&quot;,&quot;;[.J9];&quot;,&quot;;[.K9];&quot;,&quot;;[.L9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News Feed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NEWS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:.X9];&quot;X&quot;)" office:value-type="float" office:value="2">
            <text:p>2</text:p>
          </table:table-cell>
          <table:table-cell table:style-name="ce14" table:formula="of:=IF(AND([.I9]=&quot;&quot;&quot;studio&quot;&quot;&quot;;[.J9]=&quot;&quot;&quot;america&quot;&quot;&quot;);&quot;x&quot;;&quot;&quot;)" office:value-type="string" office:string-value="x">
            <text:p>x</text:p>
          </table:table-cell>
          <table:table-cell table:style-name="ce14" table:formula="of:=IF(AND([.I9]=&quot;&quot;&quot;studio&quot;&quot;&quot;;[.J9]=&quot;&quot;&quot;japan&quot;&quot;&quot;);&quot;x&quot;;&quot;&quot;)">
            <text:p/>
          </table:table-cell>
          <table:table-cell table:style-name="ce14" table:formula="of:=IF(AND([.I9]=&quot;&quot;&quot;studio&quot;&quot;&quot;;[.J9]=&quot;&quot;&quot;world&quot;&quot;&quot;);&quot;x&quot;;&quot;&quot;)">
            <text:p/>
          </table:table-cell>
          <table:table-cell table:style-name="ce14" table:formula="of:=IF(AND([.I9]=&quot;&quot;&quot;studio&quot;&quot;&quot;;[.J9]=&quot;&quot;&quot;europe&quot;&quot;&quot;);&quot;x&quot;;&quot;&quot;)">
            <text:p/>
          </table:table-cell>
          <table:table-cell table:style-name="ce14" table:formula="of:=IF([.H9]=&quot;&quot;&quot;thirdparty&quot;&quot;&quot;;&quot;X&quot;;&quot;&quot;)" office:value-type="string" office:string-value="X">
            <text:p>X</text:p>
          </table:table-cell>
          <table:table-cell table:style-name="ce14" table:formula="of:=IF([.H9]=&quot;&quot;&quot;indie&quot;&quot;&quot;;&quot;X&quot;;&quot;&quot;)">
            <text:p/>
          </table:table-cell>
          <table:table-cell table:style-name="ce14" table:formula="of:=IF([.H9]=&quot;&quot;&quot;nintendo&quot;&quot;&quot;;&quot;X&quot;;&quot;&quot;)">
            <text:p/>
          </table:table-cell>
          <table:table-cell table:style-name="ce14" table:formula="of:=IF([.H9]=&quot;&quot;&quot;sony&quot;&quot;&quot;;&quot;X&quot;;&quot;&quot;)">
            <text:p/>
          </table:table-cell>
          <table:table-cell table:style-name="ce14" table:formula="of:=IF([.H9]=&quot;&quot;&quot;microsoft&quot;&quot;&quot;;&quot;X&quot;;&quot;&quot;)">
            <text:p/>
          </table:table-cell>
          <table:table-cell table:style-name="ce14" table:formula="of:=IF([.K9]=&quot;&quot;&quot;people&quot;&quot;&quot;;&quot;X&quot;;&quot;&quot;)">
            <text:p/>
          </table:table-cell>
          <table:table-cell table:style-name="ce14" table:formula="of:=IF([.H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197404747597</text:p>
          </table:table-cell>
          <table:table-cell table:formula="of:=CONCATENATE([.G10];&quot;,&quot;;[.H10];&quot;,&quot;;[.I10];&quot;,&quot;;[.J10];&quot;,&quot;;[.K10];&quot;,&quot;;[.L10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Facebook Page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FACEBOOK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:.X10];&quot;X&quot;)" office:value-type="float" office:value="2">
            <text:p>2</text:p>
          </table:table-cell>
          <table:table-cell table:style-name="ce14" table:formula="of:=IF(AND([.I10]=&quot;&quot;&quot;studio&quot;&quot;&quot;;[.J10]=&quot;&quot;&quot;america&quot;&quot;&quot;);&quot;x&quot;;&quot;&quot;)" office:value-type="string" office:string-value="x">
            <text:p>x</text:p>
          </table:table-cell>
          <table:table-cell table:style-name="ce14" table:formula="of:=IF(AND([.I10]=&quot;&quot;&quot;studio&quot;&quot;&quot;;[.J10]=&quot;&quot;&quot;japan&quot;&quot;&quot;);&quot;x&quot;;&quot;&quot;)">
            <text:p/>
          </table:table-cell>
          <table:table-cell table:style-name="ce14" table:formula="of:=IF(AND([.I10]=&quot;&quot;&quot;studio&quot;&quot;&quot;;[.J10]=&quot;&quot;&quot;world&quot;&quot;&quot;);&quot;x&quot;;&quot;&quot;)">
            <text:p/>
          </table:table-cell>
          <table:table-cell table:style-name="ce14" table:formula="of:=IF(AND([.I10]=&quot;&quot;&quot;studio&quot;&quot;&quot;;[.J10]=&quot;&quot;&quot;europe&quot;&quot;&quot;);&quot;x&quot;;&quot;&quot;)">
            <text:p/>
          </table:table-cell>
          <table:table-cell table:style-name="ce14" table:formula="of:=IF([.H10]=&quot;&quot;&quot;thirdparty&quot;&quot;&quot;;&quot;X&quot;;&quot;&quot;)" office:value-type="string" office:string-value="X">
            <text:p>X</text:p>
          </table:table-cell>
          <table:table-cell table:style-name="ce14" table:formula="of:=IF([.H10]=&quot;&quot;&quot;indie&quot;&quot;&quot;;&quot;X&quot;;&quot;&quot;)">
            <text:p/>
          </table:table-cell>
          <table:table-cell table:style-name="ce14" table:formula="of:=IF([.H10]=&quot;&quot;&quot;nintendo&quot;&quot;&quot;;&quot;X&quot;;&quot;&quot;)">
            <text:p/>
          </table:table-cell>
          <table:table-cell table:style-name="ce14" table:formula="of:=IF([.H10]=&quot;&quot;&quot;sony&quot;&quot;&quot;;&quot;X&quot;;&quot;&quot;)">
            <text:p/>
          </table:table-cell>
          <table:table-cell table:style-name="ce14" table:formula="of:=IF([.H10]=&quot;&quot;&quot;microsoft&quot;&quot;&quot;;&quot;X&quot;;&quot;&quot;)">
            <text:p/>
          </table:table-cell>
          <table:table-cell table:style-name="ce14" table:formula="of:=IF([.K10]=&quot;&quot;&quot;people&quot;&quot;&quot;;&quot;X&quot;;&quot;&quot;)">
            <text:p/>
          </table:table-cell>
          <table:table-cell table:style-name="ce14" table:formula="of:=IF([.H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5thcell</text:p>
          </table:table-cell>
          <table:table-cell table:formula="of:=CONCATENATE([.G11];&quot;,&quot;;[.H11];&quot;,&quot;;[.I11];&quot;,&quot;;[.J11];&quot;,&quot;;[.K11];&quot;,&quot;;[.L11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Twitter Account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TWITTER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:.X11];&quot;X&quot;)" office:value-type="float" office:value="2">
            <text:p>2</text:p>
          </table:table-cell>
          <table:table-cell table:style-name="ce14" table:formula="of:=IF(AND([.I11]=&quot;&quot;&quot;studio&quot;&quot;&quot;;[.J11]=&quot;&quot;&quot;america&quot;&quot;&quot;);&quot;x&quot;;&quot;&quot;)" office:value-type="string" office:string-value="x">
            <text:p>x</text:p>
          </table:table-cell>
          <table:table-cell table:style-name="ce14" table:formula="of:=IF(AND([.I11]=&quot;&quot;&quot;studio&quot;&quot;&quot;;[.J11]=&quot;&quot;&quot;japan&quot;&quot;&quot;);&quot;x&quot;;&quot;&quot;)">
            <text:p/>
          </table:table-cell>
          <table:table-cell table:style-name="ce14" table:formula="of:=IF(AND([.I11]=&quot;&quot;&quot;studio&quot;&quot;&quot;;[.J11]=&quot;&quot;&quot;world&quot;&quot;&quot;);&quot;x&quot;;&quot;&quot;)">
            <text:p/>
          </table:table-cell>
          <table:table-cell table:style-name="ce14" table:formula="of:=IF(AND([.I11]=&quot;&quot;&quot;studio&quot;&quot;&quot;;[.J11]=&quot;&quot;&quot;europe&quot;&quot;&quot;);&quot;x&quot;;&quot;&quot;)">
            <text:p/>
          </table:table-cell>
          <table:table-cell table:style-name="ce14" table:formula="of:=IF([.H11]=&quot;&quot;&quot;thirdparty&quot;&quot;&quot;;&quot;X&quot;;&quot;&quot;)" office:value-type="string" office:string-value="X">
            <text:p>X</text:p>
          </table:table-cell>
          <table:table-cell table:style-name="ce14" table:formula="of:=IF([.H11]=&quot;&quot;&quot;indie&quot;&quot;&quot;;&quot;X&quot;;&quot;&quot;)">
            <text:p/>
          </table:table-cell>
          <table:table-cell table:style-name="ce14" table:formula="of:=IF([.H11]=&quot;&quot;&quot;nintendo&quot;&quot;&quot;;&quot;X&quot;;&quot;&quot;)">
            <text:p/>
          </table:table-cell>
          <table:table-cell table:style-name="ce14" table:formula="of:=IF([.H11]=&quot;&quot;&quot;sony&quot;&quot;&quot;;&quot;X&quot;;&quot;&quot;)">
            <text:p/>
          </table:table-cell>
          <table:table-cell table:style-name="ce14" table:formula="of:=IF([.H11]=&quot;&quot;&quot;microsoft&quot;&quot;&quot;;&quot;X&quot;;&quot;&quot;)">
            <text:p/>
          </table:table-cell>
          <table:table-cell table:style-name="ce14" table:formula="of:=IF([.K11]=&quot;&quot;&quot;people&quot;&quot;&quot;;&quot;X&quot;;&quot;&quot;)">
            <text:p/>
          </table:table-cell>
          <table:table-cell table:style-name="ce14" table:formula="of:=IF([.H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5THCell</text:p>
          </table:table-cell>
          <table:table-cell table:formula="of:=CONCATENATE([.G12];&quot;,&quot;;[.H12];&quot;,&quot;;[.I12];&quot;,&quot;;[.J12];&quot;,&quot;;[.K12];&quot;,&quot;;[.L12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Youtube Channel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YOUTUBE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:.X12];&quot;X&quot;)" office:value-type="float" office:value="2">
            <text:p>2</text:p>
          </table:table-cell>
          <table:table-cell table:style-name="ce14" table:formula="of:=IF(AND([.I12]=&quot;&quot;&quot;studio&quot;&quot;&quot;;[.J12]=&quot;&quot;&quot;america&quot;&quot;&quot;);&quot;x&quot;;&quot;&quot;)" office:value-type="string" office:string-value="x">
            <text:p>x</text:p>
          </table:table-cell>
          <table:table-cell table:style-name="ce14" table:formula="of:=IF(AND([.I12]=&quot;&quot;&quot;studio&quot;&quot;&quot;;[.J12]=&quot;&quot;&quot;japan&quot;&quot;&quot;);&quot;x&quot;;&quot;&quot;)">
            <text:p/>
          </table:table-cell>
          <table:table-cell table:style-name="ce14" table:formula="of:=IF(AND([.I12]=&quot;&quot;&quot;studio&quot;&quot;&quot;;[.J12]=&quot;&quot;&quot;world&quot;&quot;&quot;);&quot;x&quot;;&quot;&quot;)">
            <text:p/>
          </table:table-cell>
          <table:table-cell table:style-name="ce14" table:formula="of:=IF(AND([.I12]=&quot;&quot;&quot;studio&quot;&quot;&quot;;[.J12]=&quot;&quot;&quot;europe&quot;&quot;&quot;);&quot;x&quot;;&quot;&quot;)">
            <text:p/>
          </table:table-cell>
          <table:table-cell table:style-name="ce14" table:formula="of:=IF([.H12]=&quot;&quot;&quot;thirdparty&quot;&quot;&quot;;&quot;X&quot;;&quot;&quot;)" office:value-type="string" office:string-value="X">
            <text:p>X</text:p>
          </table:table-cell>
          <table:table-cell table:style-name="ce14" table:formula="of:=IF([.H12]=&quot;&quot;&quot;indie&quot;&quot;&quot;;&quot;X&quot;;&quot;&quot;)">
            <text:p/>
          </table:table-cell>
          <table:table-cell table:style-name="ce14" table:formula="of:=IF([.H12]=&quot;&quot;&quot;nintendo&quot;&quot;&quot;;&quot;X&quot;;&quot;&quot;)">
            <text:p/>
          </table:table-cell>
          <table:table-cell table:style-name="ce14" table:formula="of:=IF([.H12]=&quot;&quot;&quot;sony&quot;&quot;&quot;;&quot;X&quot;;&quot;&quot;)">
            <text:p/>
          </table:table-cell>
          <table:table-cell table:style-name="ce14" table:formula="of:=IF([.H12]=&quot;&quot;&quot;microsoft&quot;&quot;&quot;;&quot;X&quot;;&quot;&quot;)">
            <text:p/>
          </table:table-cell>
          <table:table-cell table:style-name="ce14" table:formula="of:=IF([.K12]=&quot;&quot;&quot;people&quot;&quot;&quot;;&quot;X&quot;;&quot;&quot;)">
            <text:p/>
          </table:table-cell>
          <table:table-cell table:style-name="ce14" table:formula="of:=IF([.H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wery65</text:p>
          </table:table-cell>
          <table:table-cell table:formula="of:=CONCATENATE([.G13];&quot;,&quot;;[.H13];&quot;,&quot;;[.I13];&quot;,&quot;;[.J13];&quot;,&quot;;[.K13];&quot;,&quot;;[.L13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weary65: Director &amp; Producer for Access Games</text:p>
          </table:table-cell>
          <table:table-cell/>
          <table:table-cell office:value-type="string">
            <text:p>Deadly Premonitio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3:.X13];&quot;X&quot;)" office:value-type="float" office:value="1">
            <text:p>1</text:p>
          </table:table-cell>
          <table:table-cell table:style-name="ce14" table:formula="of:=IF(AND([.I13]=&quot;&quot;&quot;studio&quot;&quot;&quot;;[.J13]=&quot;&quot;&quot;america&quot;&quot;&quot;);&quot;x&quot;;&quot;&quot;)">
            <text:p/>
          </table:table-cell>
          <table:table-cell table:style-name="ce14" table:formula="of:=IF(AND([.I13]=&quot;&quot;&quot;studio&quot;&quot;&quot;;[.J13]=&quot;&quot;&quot;japan&quot;&quot;&quot;);&quot;x&quot;;&quot;&quot;)">
            <text:p/>
          </table:table-cell>
          <table:table-cell table:style-name="ce14" table:formula="of:=IF(AND([.I13]=&quot;&quot;&quot;studio&quot;&quot;&quot;;[.J13]=&quot;&quot;&quot;world&quot;&quot;&quot;);&quot;x&quot;;&quot;&quot;)">
            <text:p/>
          </table:table-cell>
          <table:table-cell table:style-name="ce14" table:formula="of:=IF(AND([.I13]=&quot;&quot;&quot;studio&quot;&quot;&quot;;[.J13]=&quot;&quot;&quot;europe&quot;&quot;&quot;);&quot;x&quot;;&quot;&quot;)">
            <text:p/>
          </table:table-cell>
          <table:table-cell table:style-name="ce14" table:formula="of:=IF([.H13]=&quot;&quot;&quot;thirdparty&quot;&quot;&quot;;&quot;X&quot;;&quot;&quot;)">
            <text:p/>
          </table:table-cell>
          <table:table-cell table:style-name="ce14" table:formula="of:=IF([.H13]=&quot;&quot;&quot;indie&quot;&quot;&quot;;&quot;X&quot;;&quot;&quot;)">
            <text:p/>
          </table:table-cell>
          <table:table-cell table:style-name="ce14" table:formula="of:=IF([.H13]=&quot;&quot;&quot;nintendo&quot;&quot;&quot;;&quot;X&quot;;&quot;&quot;)">
            <text:p/>
          </table:table-cell>
          <table:table-cell table:style-name="ce14" table:formula="of:=IF([.H13]=&quot;&quot;&quot;sony&quot;&quot;&quot;;&quot;X&quot;;&quot;&quot;)">
            <text:p/>
          </table:table-cell>
          <table:table-cell table:style-name="ce14" table:formula="of:=IF([.H13]=&quot;&quot;&quot;microsoft&quot;&quot;&quot;;&quot;X&quot;;&quot;&quot;)">
            <text:p/>
          </table:table-cell>
          <table:table-cell table:style-name="ce14" table:formula="of:=IF([.K13]=&quot;&quot;&quot;people&quot;&quot;&quot;;&quot;X&quot;;&quot;&quot;)" office:value-type="string" office:string-value="X">
            <text:p>X</text:p>
          </table:table-cell>
          <table:table-cell table:style-name="ce14" table:formula="of:=IF([.H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orums.aceteam.cl/blog/zenoclash/index.php?req=syndicate</text:p>
          </table:table-cell>
          <table:table-cell table:formula="of:=CONCATENATE([.G14];&quot;,&quot;;[.H14];&quot;,&quot;;[.I14];&quot;,&quot;;[.J14];&quot;,&quot;;[.K14];&quot;,&quot;;[.L14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News Feed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NEWS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:.X14];&quot;X&quot;)" office:value-type="float" office:value="2">
            <text:p>2</text:p>
          </table:table-cell>
          <table:table-cell table:style-name="ce14" table:formula="of:=IF(AND([.I14]=&quot;&quot;&quot;studio&quot;&quot;&quot;;[.J14]=&quot;&quot;&quot;america&quot;&quot;&quot;);&quot;x&quot;;&quot;&quot;)">
            <text:p/>
          </table:table-cell>
          <table:table-cell table:style-name="ce14" table:formula="of:=IF(AND([.I14]=&quot;&quot;&quot;studio&quot;&quot;&quot;;[.J14]=&quot;&quot;&quot;japan&quot;&quot;&quot;);&quot;x&quot;;&quot;&quot;)">
            <text:p/>
          </table:table-cell>
          <table:table-cell table:style-name="ce14" table:formula="of:=IF(AND([.I14]=&quot;&quot;&quot;studio&quot;&quot;&quot;;[.J14]=&quot;&quot;&quot;world&quot;&quot;&quot;);&quot;x&quot;;&quot;&quot;)" office:value-type="string" office:string-value="x">
            <text:p>x</text:p>
          </table:table-cell>
          <table:table-cell table:style-name="ce14" table:formula="of:=IF(AND([.I14]=&quot;&quot;&quot;studio&quot;&quot;&quot;;[.J14]=&quot;&quot;&quot;europe&quot;&quot;&quot;);&quot;x&quot;;&quot;&quot;)">
            <text:p/>
          </table:table-cell>
          <table:table-cell table:style-name="ce14" table:formula="of:=IF([.H14]=&quot;&quot;&quot;thirdparty&quot;&quot;&quot;;&quot;X&quot;;&quot;&quot;)">
            <text:p/>
          </table:table-cell>
          <table:table-cell table:style-name="ce14" table:formula="of:=IF([.H14]=&quot;&quot;&quot;indie&quot;&quot;&quot;;&quot;X&quot;;&quot;&quot;)" office:value-type="string" office:string-value="X">
            <text:p>X</text:p>
          </table:table-cell>
          <table:table-cell table:style-name="ce14" table:formula="of:=IF([.H14]=&quot;&quot;&quot;nintendo&quot;&quot;&quot;;&quot;X&quot;;&quot;&quot;)">
            <text:p/>
          </table:table-cell>
          <table:table-cell table:style-name="ce14" table:formula="of:=IF([.H14]=&quot;&quot;&quot;sony&quot;&quot;&quot;;&quot;X&quot;;&quot;&quot;)">
            <text:p/>
          </table:table-cell>
          <table:table-cell table:style-name="ce14" table:formula="of:=IF([.H14]=&quot;&quot;&quot;microsoft&quot;&quot;&quot;;&quot;X&quot;;&quot;&quot;)">
            <text:p/>
          </table:table-cell>
          <table:table-cell table:style-name="ce14" table:formula="of:=IF([.K14]=&quot;&quot;&quot;people&quot;&quot;&quot;;&quot;X&quot;;&quot;&quot;)">
            <text:p/>
          </table:table-cell>
          <table:table-cell table:style-name="ce14" table:formula="of:=IF([.H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90437300998555</text:p>
          </table:table-cell>
          <table:table-cell table:formula="of:=CONCATENATE([.G15];&quot;,&quot;;[.H15];&quot;,&quot;;[.I15];&quot;,&quot;;[.J15];&quot;,&quot;;[.K15];&quot;,&quot;;[.L15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Facebook Page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FACEBOOK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:.X15];&quot;X&quot;)" office:value-type="float" office:value="2">
            <text:p>2</text:p>
          </table:table-cell>
          <table:table-cell table:style-name="ce14" table:formula="of:=IF(AND([.I15]=&quot;&quot;&quot;studio&quot;&quot;&quot;;[.J15]=&quot;&quot;&quot;america&quot;&quot;&quot;);&quot;x&quot;;&quot;&quot;)">
            <text:p/>
          </table:table-cell>
          <table:table-cell table:style-name="ce14" table:formula="of:=IF(AND([.I15]=&quot;&quot;&quot;studio&quot;&quot;&quot;;[.J15]=&quot;&quot;&quot;japan&quot;&quot;&quot;);&quot;x&quot;;&quot;&quot;)">
            <text:p/>
          </table:table-cell>
          <table:table-cell table:style-name="ce14" table:formula="of:=IF(AND([.I15]=&quot;&quot;&quot;studio&quot;&quot;&quot;;[.J15]=&quot;&quot;&quot;world&quot;&quot;&quot;);&quot;x&quot;;&quot;&quot;)" office:value-type="string" office:string-value="x">
            <text:p>x</text:p>
          </table:table-cell>
          <table:table-cell table:style-name="ce14" table:formula="of:=IF(AND([.I15]=&quot;&quot;&quot;studio&quot;&quot;&quot;;[.J15]=&quot;&quot;&quot;europe&quot;&quot;&quot;);&quot;x&quot;;&quot;&quot;)">
            <text:p/>
          </table:table-cell>
          <table:table-cell table:style-name="ce14" table:formula="of:=IF([.H15]=&quot;&quot;&quot;thirdparty&quot;&quot;&quot;;&quot;X&quot;;&quot;&quot;)">
            <text:p/>
          </table:table-cell>
          <table:table-cell table:style-name="ce14" table:formula="of:=IF([.H15]=&quot;&quot;&quot;indie&quot;&quot;&quot;;&quot;X&quot;;&quot;&quot;)" office:value-type="string" office:string-value="X">
            <text:p>X</text:p>
          </table:table-cell>
          <table:table-cell table:style-name="ce14" table:formula="of:=IF([.H15]=&quot;&quot;&quot;nintendo&quot;&quot;&quot;;&quot;X&quot;;&quot;&quot;)">
            <text:p/>
          </table:table-cell>
          <table:table-cell table:style-name="ce14" table:formula="of:=IF([.H15]=&quot;&quot;&quot;sony&quot;&quot;&quot;;&quot;X&quot;;&quot;&quot;)">
            <text:p/>
          </table:table-cell>
          <table:table-cell table:style-name="ce14" table:formula="of:=IF([.H15]=&quot;&quot;&quot;microsoft&quot;&quot;&quot;;&quot;X&quot;;&quot;&quot;)">
            <text:p/>
          </table:table-cell>
          <table:table-cell table:style-name="ce14" table:formula="of:=IF([.K15]=&quot;&quot;&quot;people&quot;&quot;&quot;;&quot;X&quot;;&quot;&quot;)">
            <text:p/>
          </table:table-cell>
          <table:table-cell table:style-name="ce14" table:formula="of:=IF([.H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ACETeam</text:p>
          </table:table-cell>
          <table:table-cell table:formula="of:=CONCATENATE([.G16];&quot;,&quot;;[.H16];&quot;,&quot;;[.I16];&quot;,&quot;;[.J16];&quot;,&quot;;[.K16];&quot;,&quot;;[.L16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Twitter Account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TWITTER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:.X16];&quot;X&quot;)" office:value-type="float" office:value="2">
            <text:p>2</text:p>
          </table:table-cell>
          <table:table-cell table:style-name="ce14" table:formula="of:=IF(AND([.I16]=&quot;&quot;&quot;studio&quot;&quot;&quot;;[.J16]=&quot;&quot;&quot;america&quot;&quot;&quot;);&quot;x&quot;;&quot;&quot;)">
            <text:p/>
          </table:table-cell>
          <table:table-cell table:style-name="ce14" table:formula="of:=IF(AND([.I16]=&quot;&quot;&quot;studio&quot;&quot;&quot;;[.J16]=&quot;&quot;&quot;japan&quot;&quot;&quot;);&quot;x&quot;;&quot;&quot;)">
            <text:p/>
          </table:table-cell>
          <table:table-cell table:style-name="ce14" table:formula="of:=IF(AND([.I16]=&quot;&quot;&quot;studio&quot;&quot;&quot;;[.J16]=&quot;&quot;&quot;world&quot;&quot;&quot;);&quot;x&quot;;&quot;&quot;)" office:value-type="string" office:string-value="x">
            <text:p>x</text:p>
          </table:table-cell>
          <table:table-cell table:style-name="ce14" table:formula="of:=IF(AND([.I16]=&quot;&quot;&quot;studio&quot;&quot;&quot;;[.J16]=&quot;&quot;&quot;europe&quot;&quot;&quot;);&quot;x&quot;;&quot;&quot;)">
            <text:p/>
          </table:table-cell>
          <table:table-cell table:style-name="ce14" table:formula="of:=IF([.H16]=&quot;&quot;&quot;thirdparty&quot;&quot;&quot;;&quot;X&quot;;&quot;&quot;)">
            <text:p/>
          </table:table-cell>
          <table:table-cell table:style-name="ce14" table:formula="of:=IF([.H16]=&quot;&quot;&quot;indie&quot;&quot;&quot;;&quot;X&quot;;&quot;&quot;)" office:value-type="string" office:string-value="X">
            <text:p>X</text:p>
          </table:table-cell>
          <table:table-cell table:style-name="ce14" table:formula="of:=IF([.H16]=&quot;&quot;&quot;nintendo&quot;&quot;&quot;;&quot;X&quot;;&quot;&quot;)">
            <text:p/>
          </table:table-cell>
          <table:table-cell table:style-name="ce14" table:formula="of:=IF([.H16]=&quot;&quot;&quot;sony&quot;&quot;&quot;;&quot;X&quot;;&quot;&quot;)">
            <text:p/>
          </table:table-cell>
          <table:table-cell table:style-name="ce14" table:formula="of:=IF([.H16]=&quot;&quot;&quot;microsoft&quot;&quot;&quot;;&quot;X&quot;;&quot;&quot;)">
            <text:p/>
          </table:table-cell>
          <table:table-cell table:style-name="ce14" table:formula="of:=IF([.K16]=&quot;&quot;&quot;people&quot;&quot;&quot;;&quot;X&quot;;&quot;&quot;)">
            <text:p/>
          </table:table-cell>
          <table:table-cell table:style-name="ce14" table:formula="of:=IF([.H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CETeamSoftware </text:p>
          </table:table-cell>
          <table:table-cell table:formula="of:=CONCATENATE([.G17];&quot;,&quot;;[.H17];&quot;,&quot;;[.I17];&quot;,&quot;;[.J17];&quot;,&quot;;[.K17];&quot;,&quot;;[.L17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Youtube Channel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YOUTUBE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7:.X17];&quot;X&quot;)" office:value-type="float" office:value="2">
            <text:p>2</text:p>
          </table:table-cell>
          <table:table-cell table:style-name="ce14" table:formula="of:=IF(AND([.I17]=&quot;&quot;&quot;studio&quot;&quot;&quot;;[.J17]=&quot;&quot;&quot;america&quot;&quot;&quot;);&quot;x&quot;;&quot;&quot;)">
            <text:p/>
          </table:table-cell>
          <table:table-cell table:style-name="ce14" table:formula="of:=IF(AND([.I17]=&quot;&quot;&quot;studio&quot;&quot;&quot;;[.J17]=&quot;&quot;&quot;japan&quot;&quot;&quot;);&quot;x&quot;;&quot;&quot;)">
            <text:p/>
          </table:table-cell>
          <table:table-cell table:style-name="ce14" table:formula="of:=IF(AND([.I17]=&quot;&quot;&quot;studio&quot;&quot;&quot;;[.J17]=&quot;&quot;&quot;world&quot;&quot;&quot;);&quot;x&quot;;&quot;&quot;)" office:value-type="string" office:string-value="x">
            <text:p>x</text:p>
          </table:table-cell>
          <table:table-cell table:style-name="ce14" table:formula="of:=IF(AND([.I17]=&quot;&quot;&quot;studio&quot;&quot;&quot;;[.J17]=&quot;&quot;&quot;europe&quot;&quot;&quot;);&quot;x&quot;;&quot;&quot;)">
            <text:p/>
          </table:table-cell>
          <table:table-cell table:style-name="ce14" table:formula="of:=IF([.H17]=&quot;&quot;&quot;thirdparty&quot;&quot;&quot;;&quot;X&quot;;&quot;&quot;)">
            <text:p/>
          </table:table-cell>
          <table:table-cell table:style-name="ce14" table:formula="of:=IF([.H17]=&quot;&quot;&quot;indie&quot;&quot;&quot;;&quot;X&quot;;&quot;&quot;)" office:value-type="string" office:string-value="X">
            <text:p>X</text:p>
          </table:table-cell>
          <table:table-cell table:style-name="ce14" table:formula="of:=IF([.H17]=&quot;&quot;&quot;nintendo&quot;&quot;&quot;;&quot;X&quot;;&quot;&quot;)">
            <text:p/>
          </table:table-cell>
          <table:table-cell table:style-name="ce14" table:formula="of:=IF([.H17]=&quot;&quot;&quot;sony&quot;&quot;&quot;;&quot;X&quot;;&quot;&quot;)">
            <text:p/>
          </table:table-cell>
          <table:table-cell table:style-name="ce14" table:formula="of:=IF([.H17]=&quot;&quot;&quot;microsoft&quot;&quot;&quot;;&quot;X&quot;;&quot;&quot;)">
            <text:p/>
          </table:table-cell>
          <table:table-cell table:style-name="ce14" table:formula="of:=IF([.K17]=&quot;&quot;&quot;people&quot;&quot;&quot;;&quot;X&quot;;&quot;&quot;)">
            <text:p/>
          </table:table-cell>
          <table:table-cell table:style-name="ce14" table:formula="of:=IF([.H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cquire_pr</text:p>
          </table:table-cell>
          <table:table-cell table:formula="of:=CONCATENATE([.G18];&quot;,&quot;;[.H18];&quot;,&quot;;[.I18];&quot;,&quot;;[.J18];&quot;,&quot;;[.K18];&quot;,&quot;;[.L18])" office:value-type="string" office:string-value="&quot;acquire&quot;,&quot;independent&quot;,&quot;studio&quot;,&quot;japan&quot;,&quot;pr&quot;,&quot;japanese only&quot;">
            <text:p>"acquire","independent","studio","japan","pr","japanese only"</text:p>
          </table:table-cell>
          <table:table-cell office:value-type="string">
            <text:p>Official Twitter Account of Acquire Corp.</text:p>
          </table:table-cell>
          <table:table-cell office:value-type="string">
            <text:p>http://eng.acquire.co.jp/info.php</text:p>
          </table:table-cell>
          <table:table-cell office:value-type="string">
            <text:p>Tenchu</text:p>
          </table:table-cell>
          <table:table-cell office:value-type="string">
            <text:p>TWITTER</text:p>
          </table:table-cell>
          <table:table-cell office:value-type="string">
            <text:p>"acquir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18:.X18];&quot;X&quot;)" office:value-type="float" office:value="2">
            <text:p>2</text:p>
          </table:table-cell>
          <table:table-cell table:style-name="ce14" table:formula="of:=IF(AND([.I18]=&quot;&quot;&quot;studio&quot;&quot;&quot;;[.J18]=&quot;&quot;&quot;america&quot;&quot;&quot;);&quot;x&quot;;&quot;&quot;)">
            <text:p/>
          </table:table-cell>
          <table:table-cell table:style-name="ce14" table:formula="of:=IF(AND([.I18]=&quot;&quot;&quot;studio&quot;&quot;&quot;;[.J18]=&quot;&quot;&quot;japan&quot;&quot;&quot;);&quot;x&quot;;&quot;&quot;)" office:value-type="string" office:string-value="x">
            <text:p>x</text:p>
          </table:table-cell>
          <table:table-cell table:style-name="ce14" table:formula="of:=IF(AND([.I18]=&quot;&quot;&quot;studio&quot;&quot;&quot;;[.J18]=&quot;&quot;&quot;world&quot;&quot;&quot;);&quot;x&quot;;&quot;&quot;)">
            <text:p/>
          </table:table-cell>
          <table:table-cell table:style-name="ce14" table:formula="of:=IF(AND([.I18]=&quot;&quot;&quot;studio&quot;&quot;&quot;;[.J18]=&quot;&quot;&quot;europe&quot;&quot;&quot;);&quot;x&quot;;&quot;&quot;)">
            <text:p/>
          </table:table-cell>
          <table:table-cell table:style-name="ce14" table:formula="of:=IF([.H18]=&quot;&quot;&quot;thirdparty&quot;&quot;&quot;;&quot;X&quot;;&quot;&quot;)">
            <text:p/>
          </table:table-cell>
          <table:table-cell table:style-name="ce14" table:formula="of:=IF([.H18]=&quot;&quot;&quot;indie&quot;&quot;&quot;;&quot;X&quot;;&quot;&quot;)">
            <text:p/>
          </table:table-cell>
          <table:table-cell table:style-name="ce14" table:formula="of:=IF([.H18]=&quot;&quot;&quot;nintendo&quot;&quot;&quot;;&quot;X&quot;;&quot;&quot;)">
            <text:p/>
          </table:table-cell>
          <table:table-cell table:style-name="ce14" table:formula="of:=IF([.H18]=&quot;&quot;&quot;sony&quot;&quot;&quot;;&quot;X&quot;;&quot;&quot;)">
            <text:p/>
          </table:table-cell>
          <table:table-cell table:style-name="ce14" table:formula="of:=IF([.H18]=&quot;&quot;&quot;microsoft&quot;&quot;&quot;;&quot;X&quot;;&quot;&quot;)">
            <text:p/>
          </table:table-cell>
          <table:table-cell table:style-name="ce14" table:formula="of:=IF([.K18]=&quot;&quot;&quot;people&quot;&quot;&quot;;&quot;X&quot;;&quot;&quot;)">
            <text:p/>
          </table:table-cell>
          <table:table-cell table:style-name="ce14" table:formula="of:=IF([.H1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8420363518521</text:p>
          </table:table-cell>
          <table:table-cell table:formula="of:=CONCATENATE([.G19];&quot;,&quot;;[.H19];&quot;,&quot;;[.I19];&quot;,&quot;;[.J19];&quot;,&quot;;[.K19];&quot;,&quot;;[.L19])" office:value-type="string" office:string-value="&quot;acquire&quot;,&quot;independent&quot;,&quot;studio&quot;,&quot;japan&quot;,&quot;pr&quot;,&quot;japanese only&quot;">
            <text:p>"acquire","independent","studio","japan","pr","japanese only"</text:p>
          </table:table-cell>
          <table:table-cell office:value-type="string">
            <text:p>Official Facebook Page of Acquire Corp.</text:p>
          </table:table-cell>
          <table:table-cell office:value-type="string">
            <text:p>http://eng.acquire.co.jp/info.php</text:p>
          </table:table-cell>
          <table:table-cell office:value-type="string">
            <text:p>Tenchu</text:p>
          </table:table-cell>
          <table:table-cell office:value-type="string">
            <text:p>FACEBOOK</text:p>
          </table:table-cell>
          <table:table-cell office:value-type="string">
            <text:p>"acquir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19:.X19];&quot;X&quot;)" office:value-type="float" office:value="2">
            <text:p>2</text:p>
          </table:table-cell>
          <table:table-cell table:style-name="ce14" table:formula="of:=IF(AND([.I19]=&quot;&quot;&quot;studio&quot;&quot;&quot;;[.J19]=&quot;&quot;&quot;america&quot;&quot;&quot;);&quot;x&quot;;&quot;&quot;)">
            <text:p/>
          </table:table-cell>
          <table:table-cell table:style-name="ce14" table:formula="of:=IF(AND([.I19]=&quot;&quot;&quot;studio&quot;&quot;&quot;;[.J19]=&quot;&quot;&quot;japan&quot;&quot;&quot;);&quot;x&quot;;&quot;&quot;)" office:value-type="string" office:string-value="x">
            <text:p>x</text:p>
          </table:table-cell>
          <table:table-cell table:style-name="ce14" table:formula="of:=IF(AND([.I19]=&quot;&quot;&quot;studio&quot;&quot;&quot;;[.J19]=&quot;&quot;&quot;world&quot;&quot;&quot;);&quot;x&quot;;&quot;&quot;)">
            <text:p/>
          </table:table-cell>
          <table:table-cell table:style-name="ce14" table:formula="of:=IF(AND([.I19]=&quot;&quot;&quot;studio&quot;&quot;&quot;;[.J19]=&quot;&quot;&quot;europe&quot;&quot;&quot;);&quot;x&quot;;&quot;&quot;)">
            <text:p/>
          </table:table-cell>
          <table:table-cell table:style-name="ce14" table:formula="of:=IF([.H19]=&quot;&quot;&quot;thirdparty&quot;&quot;&quot;;&quot;X&quot;;&quot;&quot;)">
            <text:p/>
          </table:table-cell>
          <table:table-cell table:style-name="ce14" table:formula="of:=IF([.H19]=&quot;&quot;&quot;indie&quot;&quot;&quot;;&quot;X&quot;;&quot;&quot;)">
            <text:p/>
          </table:table-cell>
          <table:table-cell table:style-name="ce14" table:formula="of:=IF([.H19]=&quot;&quot;&quot;nintendo&quot;&quot;&quot;;&quot;X&quot;;&quot;&quot;)">
            <text:p/>
          </table:table-cell>
          <table:table-cell table:style-name="ce14" table:formula="of:=IF([.H19]=&quot;&quot;&quot;sony&quot;&quot;&quot;;&quot;X&quot;;&quot;&quot;)">
            <text:p/>
          </table:table-cell>
          <table:table-cell table:style-name="ce14" table:formula="of:=IF([.H19]=&quot;&quot;&quot;microsoft&quot;&quot;&quot;;&quot;X&quot;;&quot;&quot;)">
            <text:p/>
          </table:table-cell>
          <table:table-cell table:style-name="ce14" table:formula="of:=IF([.K19]=&quot;&quot;&quot;people&quot;&quot;&quot;;&quot;X&quot;;&quot;&quot;)">
            <text:p/>
          </table:table-cell>
          <table:table-cell table:style-name="ce14" table:formula="of:=IF([.H1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apps.shareholder.com/rss/rss.aspx?channels=524&amp;companyid=ACTI</text:p>
          </table:table-cell>
          <table:table-cell table:formula="of:=CONCATENATE([.G20];&quot;,&quot;;[.H20];&quot;,&quot;;[.I20];&quot;,&quot;;[.J20];&quot;,&quot;;[.K20];&quot;,&quot;;[.L20])" office:value-type="string" office:string-value="&quot;activision&quot;,&quot;thirdparty&quot;,&quot;distributor&quot;,&quot;worldwide&quot;,&quot;pr&quot;,&quot;generic&quot;">
            <text:p>"activision","thirdparty","distributor","worldwide","pr","generic"</text:p>
          </table:table-cell>
          <table:table-cell office:value-type="string">
            <text:p>Official News Feed of Activision</text:p>
          </table:table-cell>
          <table:table-cell office:value-type="string">
            <text:p>http://www.activision.com/ROOT/en_US/web/AboutActivision/seniorManagement/about_us.html</text:p>
          </table:table-cell>
          <table:table-cell/>
          <table:table-cell office:value-type="string">
            <text:p>NEWS</text:p>
          </table:table-cell>
          <table:table-cell office:value-type="string">
            <text:p>"activision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:.X20];&quot;X&quot;)" office:value-type="float" office:value="1">
            <text:p>1</text:p>
          </table:table-cell>
          <table:table-cell table:style-name="ce14" table:formula="of:=IF(AND([.I20]=&quot;&quot;&quot;studio&quot;&quot;&quot;;[.J20]=&quot;&quot;&quot;america&quot;&quot;&quot;);&quot;x&quot;;&quot;&quot;)">
            <text:p/>
          </table:table-cell>
          <table:table-cell table:style-name="ce14" table:formula="of:=IF(AND([.I20]=&quot;&quot;&quot;studio&quot;&quot;&quot;;[.J20]=&quot;&quot;&quot;japan&quot;&quot;&quot;);&quot;x&quot;;&quot;&quot;)">
            <text:p/>
          </table:table-cell>
          <table:table-cell table:style-name="ce14" table:formula="of:=IF(AND([.I20]=&quot;&quot;&quot;studio&quot;&quot;&quot;;[.J20]=&quot;&quot;&quot;world&quot;&quot;&quot;);&quot;x&quot;;&quot;&quot;)">
            <text:p/>
          </table:table-cell>
          <table:table-cell table:style-name="ce14" table:formula="of:=IF(AND([.I20]=&quot;&quot;&quot;studio&quot;&quot;&quot;;[.J20]=&quot;&quot;&quot;europe&quot;&quot;&quot;);&quot;x&quot;;&quot;&quot;)">
            <text:p/>
          </table:table-cell>
          <table:table-cell table:style-name="ce14" table:formula="of:=IF([.H20]=&quot;&quot;&quot;thirdparty&quot;&quot;&quot;;&quot;X&quot;;&quot;&quot;)" office:value-type="string" office:string-value="X">
            <text:p>X</text:p>
          </table:table-cell>
          <table:table-cell table:style-name="ce14" table:formula="of:=IF([.H20]=&quot;&quot;&quot;indie&quot;&quot;&quot;;&quot;X&quot;;&quot;&quot;)">
            <text:p/>
          </table:table-cell>
          <table:table-cell table:style-name="ce14" table:formula="of:=IF([.H20]=&quot;&quot;&quot;nintendo&quot;&quot;&quot;;&quot;X&quot;;&quot;&quot;)">
            <text:p/>
          </table:table-cell>
          <table:table-cell table:style-name="ce14" table:formula="of:=IF([.H20]=&quot;&quot;&quot;sony&quot;&quot;&quot;;&quot;X&quot;;&quot;&quot;)">
            <text:p/>
          </table:table-cell>
          <table:table-cell table:style-name="ce14" table:formula="of:=IF([.H20]=&quot;&quot;&quot;microsoft&quot;&quot;&quot;;&quot;X&quot;;&quot;&quot;)">
            <text:p/>
          </table:table-cell>
          <table:table-cell table:style-name="ce14" table:formula="of:=IF([.K20]=&quot;&quot;&quot;people&quot;&quot;&quot;;&quot;X&quot;;&quot;&quot;)">
            <text:p/>
          </table:table-cell>
          <table:table-cell table:style-name="ce14" table:formula="of:=IF([.H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ctivisionGames</text:p>
          </table:table-cell>
          <table:table-cell table:formula="of:=CONCATENATE([.G21];&quot;,&quot;;[.H21];&quot;,&quot;;[.I21];&quot;,&quot;;[.J21];&quot;,&quot;;[.K21];&quot;,&quot;;[.L21])" office:value-type="string" office:string-value="&quot;activision&quot;,&quot;thirdparty&quot;,&quot;distributor&quot;,&quot;worldwide&quot;,&quot;pr&quot;,&quot;generic&quot;">
            <text:p>"activision","thirdparty","distributor","worldwide","pr","generic"</text:p>
          </table:table-cell>
          <table:table-cell office:value-type="string">
            <text:p>Official Youtube Channel of Activision</text:p>
          </table:table-cell>
          <table:table-cell office:value-type="string">
            <text:p>http://www.activision.com/ROOT/en_US/web/AboutActivision/seniorManagement/about_us.html</text:p>
          </table:table-cell>
          <table:table-cell/>
          <table:table-cell office:value-type="string">
            <text:p>YOUTUBE</text:p>
          </table:table-cell>
          <table:table-cell office:value-type="string">
            <text:p>"activision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:.X21];&quot;X&quot;)" office:value-type="float" office:value="1">
            <text:p>1</text:p>
          </table:table-cell>
          <table:table-cell table:style-name="ce14" table:formula="of:=IF(AND([.I21]=&quot;&quot;&quot;studio&quot;&quot;&quot;;[.J21]=&quot;&quot;&quot;america&quot;&quot;&quot;);&quot;x&quot;;&quot;&quot;)">
            <text:p/>
          </table:table-cell>
          <table:table-cell table:style-name="ce14" table:formula="of:=IF(AND([.I21]=&quot;&quot;&quot;studio&quot;&quot;&quot;;[.J21]=&quot;&quot;&quot;japan&quot;&quot;&quot;);&quot;x&quot;;&quot;&quot;)">
            <text:p/>
          </table:table-cell>
          <table:table-cell table:style-name="ce14" table:formula="of:=IF(AND([.I21]=&quot;&quot;&quot;studio&quot;&quot;&quot;;[.J21]=&quot;&quot;&quot;world&quot;&quot;&quot;);&quot;x&quot;;&quot;&quot;)">
            <text:p/>
          </table:table-cell>
          <table:table-cell table:style-name="ce14" table:formula="of:=IF(AND([.I21]=&quot;&quot;&quot;studio&quot;&quot;&quot;;[.J21]=&quot;&quot;&quot;europe&quot;&quot;&quot;);&quot;x&quot;;&quot;&quot;)">
            <text:p/>
          </table:table-cell>
          <table:table-cell table:style-name="ce14" table:formula="of:=IF([.H21]=&quot;&quot;&quot;thirdparty&quot;&quot;&quot;;&quot;X&quot;;&quot;&quot;)" office:value-type="string" office:string-value="X">
            <text:p>X</text:p>
          </table:table-cell>
          <table:table-cell table:style-name="ce14" table:formula="of:=IF([.H21]=&quot;&quot;&quot;indie&quot;&quot;&quot;;&quot;X&quot;;&quot;&quot;)">
            <text:p/>
          </table:table-cell>
          <table:table-cell table:style-name="ce14" table:formula="of:=IF([.H21]=&quot;&quot;&quot;nintendo&quot;&quot;&quot;;&quot;X&quot;;&quot;&quot;)">
            <text:p/>
          </table:table-cell>
          <table:table-cell table:style-name="ce14" table:formula="of:=IF([.H21]=&quot;&quot;&quot;sony&quot;&quot;&quot;;&quot;X&quot;;&quot;&quot;)">
            <text:p/>
          </table:table-cell>
          <table:table-cell table:style-name="ce14" table:formula="of:=IF([.H21]=&quot;&quot;&quot;microsoft&quot;&quot;&quot;;&quot;X&quot;;&quot;&quot;)">
            <text:p/>
          </table:table-cell>
          <table:table-cell table:style-name="ce14" table:formula="of:=IF([.K21]=&quot;&quot;&quot;people&quot;&quot;&quot;;&quot;X&quot;;&quot;&quot;)">
            <text:p/>
          </table:table-cell>
          <table:table-cell table:style-name="ce14" table:formula="of:=IF([.H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45013245537015</text:p>
          </table:table-cell>
          <table:table-cell table:style-name="ce7" table:formula="of:=CONCATENATE([.G22];&quot;,&quot;;[.H22];&quot;,&quot;;[.I22];&quot;,&quot;;[.J22];&quot;,&quot;;[.K22];&quot;,&quot;;[.L22])" office:value-type="string" office:string-value="&quot;airtightgames&quot;,&quot;independent&quot;,&quot;studio&quot;,&quot;america&quot;,&quot;pr&quot;,&quot;generic&quot;">
            <text:p>"airtightgames","independent","studio","america","pr","generic"</text:p>
          </table:table-cell>
          <table:table-cell office:value-type="string">
            <text:p>Official Facebook Page of Airtight Games</text:p>
          </table:table-cell>
          <table:table-cell office:value-type="string">
            <text:p>http://www.airtightgames.com/</text:p>
          </table:table-cell>
          <table:table-cell office:value-type="string">
            <text:p>Quantum Conundrum</text:p>
          </table:table-cell>
          <table:table-cell office:value-type="string">
            <text:p>FACEBOOK</text:p>
          </table:table-cell>
          <table:table-cell office:value-type="string">
            <text:p>"airtight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:.X22];&quot;X&quot;)" office:value-type="float" office:value="2">
            <text:p>2</text:p>
          </table:table-cell>
          <table:table-cell table:style-name="ce14" table:formula="of:=IF(AND([.I22]=&quot;&quot;&quot;studio&quot;&quot;&quot;;[.J22]=&quot;&quot;&quot;america&quot;&quot;&quot;);&quot;x&quot;;&quot;&quot;)" office:value-type="string" office:string-value="x">
            <text:p>x</text:p>
          </table:table-cell>
          <table:table-cell table:style-name="ce14" table:formula="of:=IF(AND([.I22]=&quot;&quot;&quot;studio&quot;&quot;&quot;;[.J22]=&quot;&quot;&quot;japan&quot;&quot;&quot;);&quot;x&quot;;&quot;&quot;)">
            <text:p/>
          </table:table-cell>
          <table:table-cell table:style-name="ce14" table:formula="of:=IF(AND([.I22]=&quot;&quot;&quot;studio&quot;&quot;&quot;;[.J22]=&quot;&quot;&quot;world&quot;&quot;&quot;);&quot;x&quot;;&quot;&quot;)">
            <text:p/>
          </table:table-cell>
          <table:table-cell table:style-name="ce14" table:formula="of:=IF(AND([.I22]=&quot;&quot;&quot;studio&quot;&quot;&quot;;[.J22]=&quot;&quot;&quot;europe&quot;&quot;&quot;);&quot;x&quot;;&quot;&quot;)">
            <text:p/>
          </table:table-cell>
          <table:table-cell table:style-name="ce14" table:formula="of:=IF([.H22]=&quot;&quot;&quot;thirdparty&quot;&quot;&quot;;&quot;X&quot;;&quot;&quot;)">
            <text:p/>
          </table:table-cell>
          <table:table-cell table:style-name="ce14" table:formula="of:=IF([.H22]=&quot;&quot;&quot;indie&quot;&quot;&quot;;&quot;X&quot;;&quot;&quot;)">
            <text:p/>
          </table:table-cell>
          <table:table-cell table:style-name="ce14" table:formula="of:=IF([.H22]=&quot;&quot;&quot;nintendo&quot;&quot;&quot;;&quot;X&quot;;&quot;&quot;)">
            <text:p/>
          </table:table-cell>
          <table:table-cell table:style-name="ce14" table:formula="of:=IF([.H22]=&quot;&quot;&quot;sony&quot;&quot;&quot;;&quot;X&quot;;&quot;&quot;)">
            <text:p/>
          </table:table-cell>
          <table:table-cell table:style-name="ce14" table:formula="of:=IF([.H22]=&quot;&quot;&quot;microsoft&quot;&quot;&quot;;&quot;X&quot;;&quot;&quot;)">
            <text:p/>
          </table:table-cell>
          <table:table-cell table:style-name="ce14" table:formula="of:=IF([.K22]=&quot;&quot;&quot;people&quot;&quot;&quot;;&quot;X&quot;;&quot;&quot;)">
            <text:p/>
          </table:table-cell>
          <table:table-cell table:style-name="ce14" table:formula="of:=IF([.H2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thebasecase.com/?feed=rss2</text:p>
          </table:table-cell>
          <table:table-cell table:style-name="ce7" table:formula="of:=CONCATENATE([.G23];&quot;,&quot;;[.H23];&quot;,&quot;;[.I23];&quot;,&quot;;[.J23];&quot;,&quot;;[.K23];&quot;,&quot;;[.L23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Kim Swift: Creative Director at Airtight Games</text:p>
          </table:table-cell>
          <table:table-cell/>
          <table:table-cell office:value-type="string">
            <text:p>Quantum Conundrum</text:p>
          </table:table-cell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:.X23];&quot;X&quot;)" office:value-type="float" office:value="1">
            <text:p>1</text:p>
          </table:table-cell>
          <table:table-cell table:style-name="ce14" table:formula="of:=IF(AND([.I23]=&quot;&quot;&quot;studio&quot;&quot;&quot;;[.J23]=&quot;&quot;&quot;america&quot;&quot;&quot;);&quot;x&quot;;&quot;&quot;)">
            <text:p/>
          </table:table-cell>
          <table:table-cell table:style-name="ce14" table:formula="of:=IF(AND([.I23]=&quot;&quot;&quot;studio&quot;&quot;&quot;;[.J23]=&quot;&quot;&quot;japan&quot;&quot;&quot;);&quot;x&quot;;&quot;&quot;)">
            <text:p/>
          </table:table-cell>
          <table:table-cell table:style-name="ce14" table:formula="of:=IF(AND([.I23]=&quot;&quot;&quot;studio&quot;&quot;&quot;;[.J23]=&quot;&quot;&quot;world&quot;&quot;&quot;);&quot;x&quot;;&quot;&quot;)">
            <text:p/>
          </table:table-cell>
          <table:table-cell table:style-name="ce14" table:formula="of:=IF(AND([.I23]=&quot;&quot;&quot;studio&quot;&quot;&quot;;[.J23]=&quot;&quot;&quot;europe&quot;&quot;&quot;);&quot;x&quot;;&quot;&quot;)">
            <text:p/>
          </table:table-cell>
          <table:table-cell table:style-name="ce14" table:formula="of:=IF([.H23]=&quot;&quot;&quot;thirdparty&quot;&quot;&quot;;&quot;X&quot;;&quot;&quot;)">
            <text:p/>
          </table:table-cell>
          <table:table-cell table:style-name="ce14" table:formula="of:=IF([.H23]=&quot;&quot;&quot;indie&quot;&quot;&quot;;&quot;X&quot;;&quot;&quot;)">
            <text:p/>
          </table:table-cell>
          <table:table-cell table:style-name="ce14" table:formula="of:=IF([.H23]=&quot;&quot;&quot;nintendo&quot;&quot;&quot;;&quot;X&quot;;&quot;&quot;)">
            <text:p/>
          </table:table-cell>
          <table:table-cell table:style-name="ce14" table:formula="of:=IF([.H23]=&quot;&quot;&quot;sony&quot;&quot;&quot;;&quot;X&quot;;&quot;&quot;)">
            <text:p/>
          </table:table-cell>
          <table:table-cell table:style-name="ce14" table:formula="of:=IF([.H23]=&quot;&quot;&quot;microsoft&quot;&quot;&quot;;&quot;X&quot;;&quot;&quot;)">
            <text:p/>
          </table:table-cell>
          <table:table-cell table:style-name="ce14" table:formula="of:=IF([.K23]=&quot;&quot;&quot;people&quot;&quot;&quot;;&quot;X&quot;;&quot;&quot;)" office:value-type="string" office:string-value="X">
            <text:p>X</text:p>
          </table:table-cell>
          <table:table-cell table:style-name="ce14" table:formula="of:=IF([.H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irtightGames</text:p>
          </table:table-cell>
          <table:table-cell table:style-name="ce7" table:formula="of:=CONCATENATE([.G24];&quot;,&quot;;[.H24];&quot;,&quot;;[.I24];&quot;,&quot;;[.J24];&quot;,&quot;;[.K24];&quot;,&quot;;[.L24])" office:value-type="string" office:string-value="&quot;airtightgames&quot;,&quot;independent&quot;,&quot;studio&quot;,&quot;america&quot;,&quot;pr&quot;,&quot;generic&quot;">
            <text:p>"airtightgames","independent","studio","america","pr","generic"</text:p>
          </table:table-cell>
          <table:table-cell office:value-type="string">
            <text:p>Official Twitter Account of Airtight Games</text:p>
          </table:table-cell>
          <table:table-cell office:value-type="string">
            <text:p>http://www.airtightgames.com/</text:p>
          </table:table-cell>
          <table:table-cell office:value-type="string">
            <text:p>Quantum Conundrum</text:p>
          </table:table-cell>
          <table:table-cell office:value-type="string">
            <text:p>TWITTER</text:p>
          </table:table-cell>
          <table:table-cell office:value-type="string">
            <text:p>"airtight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:.X24];&quot;X&quot;)" office:value-type="float" office:value="2">
            <text:p>2</text:p>
          </table:table-cell>
          <table:table-cell table:style-name="ce14" table:formula="of:=IF(AND([.I24]=&quot;&quot;&quot;studio&quot;&quot;&quot;;[.J24]=&quot;&quot;&quot;america&quot;&quot;&quot;);&quot;x&quot;;&quot;&quot;)" office:value-type="string" office:string-value="x">
            <text:p>x</text:p>
          </table:table-cell>
          <table:table-cell table:style-name="ce14" table:formula="of:=IF(AND([.I24]=&quot;&quot;&quot;studio&quot;&quot;&quot;;[.J24]=&quot;&quot;&quot;japan&quot;&quot;&quot;);&quot;x&quot;;&quot;&quot;)">
            <text:p/>
          </table:table-cell>
          <table:table-cell table:style-name="ce14" table:formula="of:=IF(AND([.I24]=&quot;&quot;&quot;studio&quot;&quot;&quot;;[.J24]=&quot;&quot;&quot;world&quot;&quot;&quot;);&quot;x&quot;;&quot;&quot;)">
            <text:p/>
          </table:table-cell>
          <table:table-cell table:style-name="ce14" table:formula="of:=IF(AND([.I24]=&quot;&quot;&quot;studio&quot;&quot;&quot;;[.J24]=&quot;&quot;&quot;europe&quot;&quot;&quot;);&quot;x&quot;;&quot;&quot;)">
            <text:p/>
          </table:table-cell>
          <table:table-cell table:style-name="ce14" table:formula="of:=IF([.H24]=&quot;&quot;&quot;thirdparty&quot;&quot;&quot;;&quot;X&quot;;&quot;&quot;)">
            <text:p/>
          </table:table-cell>
          <table:table-cell table:style-name="ce14" table:formula="of:=IF([.H24]=&quot;&quot;&quot;indie&quot;&quot;&quot;;&quot;X&quot;;&quot;&quot;)">
            <text:p/>
          </table:table-cell>
          <table:table-cell table:style-name="ce14" table:formula="of:=IF([.H24]=&quot;&quot;&quot;nintendo&quot;&quot;&quot;;&quot;X&quot;;&quot;&quot;)">
            <text:p/>
          </table:table-cell>
          <table:table-cell table:style-name="ce14" table:formula="of:=IF([.H24]=&quot;&quot;&quot;sony&quot;&quot;&quot;;&quot;X&quot;;&quot;&quot;)">
            <text:p/>
          </table:table-cell>
          <table:table-cell table:style-name="ce14" table:formula="of:=IF([.H24]=&quot;&quot;&quot;microsoft&quot;&quot;&quot;;&quot;X&quot;;&quot;&quot;)">
            <text:p/>
          </table:table-cell>
          <table:table-cell table:style-name="ce14" table:formula="of:=IF([.K24]=&quot;&quot;&quot;people&quot;&quot;&quot;;&quot;X&quot;;&quot;&quot;)">
            <text:p/>
          </table:table-cell>
          <table:table-cell table:style-name="ce14" table:formula="of:=IF([.H2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2theSwift</text:p>
          </table:table-cell>
          <table:table-cell table:style-name="ce7" table:formula="of:=CONCATENATE([.G25];&quot;,&quot;;[.H25];&quot;,&quot;;[.I25];&quot;,&quot;;[.J25];&quot;,&quot;;[.K25];&quot;,&quot;;[.L2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Kim Swift: Creative Director at Airtight Games</text:p>
          </table:table-cell>
          <table:table-cell/>
          <table:table-cell office:value-type="string">
            <text:p>Quantum Conundrum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5:.X25];&quot;X&quot;)" office:value-type="float" office:value="1">
            <text:p>1</text:p>
          </table:table-cell>
          <table:table-cell table:style-name="ce14" table:formula="of:=IF(AND([.I25]=&quot;&quot;&quot;studio&quot;&quot;&quot;;[.J25]=&quot;&quot;&quot;america&quot;&quot;&quot;);&quot;x&quot;;&quot;&quot;)">
            <text:p/>
          </table:table-cell>
          <table:table-cell table:style-name="ce14" table:formula="of:=IF(AND([.I25]=&quot;&quot;&quot;studio&quot;&quot;&quot;;[.J25]=&quot;&quot;&quot;japan&quot;&quot;&quot;);&quot;x&quot;;&quot;&quot;)">
            <text:p/>
          </table:table-cell>
          <table:table-cell table:style-name="ce14" table:formula="of:=IF(AND([.I25]=&quot;&quot;&quot;studio&quot;&quot;&quot;;[.J25]=&quot;&quot;&quot;world&quot;&quot;&quot;);&quot;x&quot;;&quot;&quot;)">
            <text:p/>
          </table:table-cell>
          <table:table-cell table:style-name="ce14" table:formula="of:=IF(AND([.I25]=&quot;&quot;&quot;studio&quot;&quot;&quot;;[.J25]=&quot;&quot;&quot;europe&quot;&quot;&quot;);&quot;x&quot;;&quot;&quot;)">
            <text:p/>
          </table:table-cell>
          <table:table-cell table:style-name="ce14" table:formula="of:=IF([.H25]=&quot;&quot;&quot;thirdparty&quot;&quot;&quot;;&quot;X&quot;;&quot;&quot;)">
            <text:p/>
          </table:table-cell>
          <table:table-cell table:style-name="ce14" table:formula="of:=IF([.H25]=&quot;&quot;&quot;indie&quot;&quot;&quot;;&quot;X&quot;;&quot;&quot;)">
            <text:p/>
          </table:table-cell>
          <table:table-cell table:style-name="ce14" table:formula="of:=IF([.H25]=&quot;&quot;&quot;nintendo&quot;&quot;&quot;;&quot;X&quot;;&quot;&quot;)">
            <text:p/>
          </table:table-cell>
          <table:table-cell table:style-name="ce14" table:formula="of:=IF([.H25]=&quot;&quot;&quot;sony&quot;&quot;&quot;;&quot;X&quot;;&quot;&quot;)">
            <text:p/>
          </table:table-cell>
          <table:table-cell table:style-name="ce14" table:formula="of:=IF([.H25]=&quot;&quot;&quot;microsoft&quot;&quot;&quot;;&quot;X&quot;;&quot;&quot;)">
            <text:p/>
          </table:table-cell>
          <table:table-cell table:style-name="ce14" table:formula="of:=IF([.K25]=&quot;&quot;&quot;people&quot;&quot;&quot;;&quot;X&quot;;&quot;&quot;)" office:value-type="string" office:string-value="X">
            <text:p>X</text:p>
          </table:table-cell>
          <table:table-cell table:style-name="ce14" table:formula="of:=IF([.H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24637879117</text:p>
          </table:table-cell>
          <table:table-cell table:formula="of:=CONCATENATE([.G26];&quot;,&quot;;[.H26];&quot;,&quot;;[.I26];&quot;,&quot;;[.J26];&quot;,&quot;;[.K26];&quot;,&quot;;[.L26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Facebook Page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FACEBOOK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:.X26];&quot;X&quot;)" office:value-type="float" office:value="2">
            <text:p>2</text:p>
          </table:table-cell>
          <table:table-cell table:style-name="ce14" table:formula="of:=IF(AND([.I26]=&quot;&quot;&quot;studio&quot;&quot;&quot;;[.J26]=&quot;&quot;&quot;america&quot;&quot;&quot;);&quot;x&quot;;&quot;&quot;)">
            <text:p/>
          </table:table-cell>
          <table:table-cell table:style-name="ce14" table:formula="of:=IF(AND([.I26]=&quot;&quot;&quot;studio&quot;&quot;&quot;;[.J26]=&quot;&quot;&quot;japan&quot;&quot;&quot;);&quot;x&quot;;&quot;&quot;)">
            <text:p/>
          </table:table-cell>
          <table:table-cell table:style-name="ce14" table:formula="of:=IF(AND([.I26]=&quot;&quot;&quot;studio&quot;&quot;&quot;;[.J26]=&quot;&quot;&quot;world&quot;&quot;&quot;);&quot;x&quot;;&quot;&quot;)">
            <text:p/>
          </table:table-cell>
          <table:table-cell table:style-name="ce14" table:formula="of:=IF(AND([.I26]=&quot;&quot;&quot;studio&quot;&quot;&quot;;[.J26]=&quot;&quot;&quot;europe&quot;&quot;&quot;);&quot;x&quot;;&quot;&quot;)" office:value-type="string" office:string-value="x">
            <text:p>x</text:p>
          </table:table-cell>
          <table:table-cell table:style-name="ce14" table:formula="of:=IF([.H26]=&quot;&quot;&quot;thirdparty&quot;&quot;&quot;;&quot;X&quot;;&quot;&quot;)">
            <text:p/>
          </table:table-cell>
          <table:table-cell table:style-name="ce14" table:formula="of:=IF([.H26]=&quot;&quot;&quot;indie&quot;&quot;&quot;;&quot;X&quot;;&quot;&quot;)" office:value-type="string" office:string-value="X">
            <text:p>X</text:p>
          </table:table-cell>
          <table:table-cell table:style-name="ce14" table:formula="of:=IF([.H26]=&quot;&quot;&quot;nintendo&quot;&quot;&quot;;&quot;X&quot;;&quot;&quot;)">
            <text:p/>
          </table:table-cell>
          <table:table-cell table:style-name="ce14" table:formula="of:=IF([.H26]=&quot;&quot;&quot;sony&quot;&quot;&quot;;&quot;X&quot;;&quot;&quot;)">
            <text:p/>
          </table:table-cell>
          <table:table-cell table:style-name="ce14" table:formula="of:=IF([.H26]=&quot;&quot;&quot;microsoft&quot;&quot;&quot;;&quot;X&quot;;&quot;&quot;)">
            <text:p/>
          </table:table-cell>
          <table:table-cell table:style-name="ce14" table:formula="of:=IF([.K26]=&quot;&quot;&quot;people&quot;&quot;&quot;;&quot;X&quot;;&quot;&quot;)">
            <text:p/>
          </table:table-cell>
          <table:table-cell table:style-name="ce14" table:formula="of:=IF([.H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Amanita_Design</text:p>
          </table:table-cell>
          <table:table-cell table:formula="of:=CONCATENATE([.G27];&quot;,&quot;;[.H27];&quot;,&quot;;[.I27];&quot;,&quot;;[.J27];&quot;,&quot;;[.K27];&quot;,&quot;;[.L27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Twitter Account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table:style-name="ce7" office:value-type="string">
            <text:p>TWITTER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:.X27];&quot;X&quot;)" office:value-type="float" office:value="2">
            <text:p>2</text:p>
          </table:table-cell>
          <table:table-cell table:style-name="ce14" table:formula="of:=IF(AND([.I27]=&quot;&quot;&quot;studio&quot;&quot;&quot;;[.J27]=&quot;&quot;&quot;america&quot;&quot;&quot;);&quot;x&quot;;&quot;&quot;)">
            <text:p/>
          </table:table-cell>
          <table:table-cell table:style-name="ce14" table:formula="of:=IF(AND([.I27]=&quot;&quot;&quot;studio&quot;&quot;&quot;;[.J27]=&quot;&quot;&quot;japan&quot;&quot;&quot;);&quot;x&quot;;&quot;&quot;)">
            <text:p/>
          </table:table-cell>
          <table:table-cell table:style-name="ce14" table:formula="of:=IF(AND([.I27]=&quot;&quot;&quot;studio&quot;&quot;&quot;;[.J27]=&quot;&quot;&quot;world&quot;&quot;&quot;);&quot;x&quot;;&quot;&quot;)">
            <text:p/>
          </table:table-cell>
          <table:table-cell table:style-name="ce14" table:formula="of:=IF(AND([.I27]=&quot;&quot;&quot;studio&quot;&quot;&quot;;[.J27]=&quot;&quot;&quot;europe&quot;&quot;&quot;);&quot;x&quot;;&quot;&quot;)" office:value-type="string" office:string-value="x">
            <text:p>x</text:p>
          </table:table-cell>
          <table:table-cell table:style-name="ce14" table:formula="of:=IF([.H27]=&quot;&quot;&quot;thirdparty&quot;&quot;&quot;;&quot;X&quot;;&quot;&quot;)">
            <text:p/>
          </table:table-cell>
          <table:table-cell table:style-name="ce14" table:formula="of:=IF([.H27]=&quot;&quot;&quot;indie&quot;&quot;&quot;;&quot;X&quot;;&quot;&quot;)" office:value-type="string" office:string-value="X">
            <text:p>X</text:p>
          </table:table-cell>
          <table:table-cell table:style-name="ce14" table:formula="of:=IF([.H27]=&quot;&quot;&quot;nintendo&quot;&quot;&quot;;&quot;X&quot;;&quot;&quot;)">
            <text:p/>
          </table:table-cell>
          <table:table-cell table:style-name="ce14" table:formula="of:=IF([.H27]=&quot;&quot;&quot;sony&quot;&quot;&quot;;&quot;X&quot;;&quot;&quot;)">
            <text:p/>
          </table:table-cell>
          <table:table-cell table:style-name="ce14" table:formula="of:=IF([.H27]=&quot;&quot;&quot;microsoft&quot;&quot;&quot;;&quot;X&quot;;&quot;&quot;)">
            <text:p/>
          </table:table-cell>
          <table:table-cell table:style-name="ce14" table:formula="of:=IF([.K27]=&quot;&quot;&quot;people&quot;&quot;&quot;;&quot;X&quot;;&quot;&quot;)">
            <text:p/>
          </table:table-cell>
          <table:table-cell table:style-name="ce14" table:formula="of:=IF([.H27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http://amanita-design.net/blog/feed/</text:p>
          </table:table-cell>
          <table:table-cell table:formula="of:=CONCATENATE([.G28];&quot;,&quot;;[.H28];&quot;,&quot;;[.I28];&quot;,&quot;;[.J28];&quot;,&quot;;[.K28];&quot;,&quot;;[.L28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News Feed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NEWS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:.X28];&quot;X&quot;)" office:value-type="float" office:value="2">
            <text:p>2</text:p>
          </table:table-cell>
          <table:table-cell table:style-name="ce14" table:formula="of:=IF(AND([.I28]=&quot;&quot;&quot;studio&quot;&quot;&quot;;[.J28]=&quot;&quot;&quot;america&quot;&quot;&quot;);&quot;x&quot;;&quot;&quot;)">
            <text:p/>
          </table:table-cell>
          <table:table-cell table:style-name="ce14" table:formula="of:=IF(AND([.I28]=&quot;&quot;&quot;studio&quot;&quot;&quot;;[.J28]=&quot;&quot;&quot;japan&quot;&quot;&quot;);&quot;x&quot;;&quot;&quot;)">
            <text:p/>
          </table:table-cell>
          <table:table-cell table:style-name="ce14" table:formula="of:=IF(AND([.I28]=&quot;&quot;&quot;studio&quot;&quot;&quot;;[.J28]=&quot;&quot;&quot;world&quot;&quot;&quot;);&quot;x&quot;;&quot;&quot;)">
            <text:p/>
          </table:table-cell>
          <table:table-cell table:style-name="ce14" table:formula="of:=IF(AND([.I28]=&quot;&quot;&quot;studio&quot;&quot;&quot;;[.J28]=&quot;&quot;&quot;europe&quot;&quot;&quot;);&quot;x&quot;;&quot;&quot;)" office:value-type="string" office:string-value="x">
            <text:p>x</text:p>
          </table:table-cell>
          <table:table-cell table:style-name="ce14" table:formula="of:=IF([.H28]=&quot;&quot;&quot;thirdparty&quot;&quot;&quot;;&quot;X&quot;;&quot;&quot;)">
            <text:p/>
          </table:table-cell>
          <table:table-cell table:style-name="ce14" table:formula="of:=IF([.H28]=&quot;&quot;&quot;indie&quot;&quot;&quot;;&quot;X&quot;;&quot;&quot;)" office:value-type="string" office:string-value="X">
            <text:p>X</text:p>
          </table:table-cell>
          <table:table-cell table:style-name="ce14" table:formula="of:=IF([.H28]=&quot;&quot;&quot;nintendo&quot;&quot;&quot;;&quot;X&quot;;&quot;&quot;)">
            <text:p/>
          </table:table-cell>
          <table:table-cell table:style-name="ce14" table:formula="of:=IF([.H28]=&quot;&quot;&quot;sony&quot;&quot;&quot;;&quot;X&quot;;&quot;&quot;)">
            <text:p/>
          </table:table-cell>
          <table:table-cell table:style-name="ce14" table:formula="of:=IF([.H28]=&quot;&quot;&quot;microsoft&quot;&quot;&quot;;&quot;X&quot;;&quot;&quot;)">
            <text:p/>
          </table:table-cell>
          <table:table-cell table:style-name="ce14" table:formula="of:=IF([.K28]=&quot;&quot;&quot;people&quot;&quot;&quot;;&quot;X&quot;;&quot;&quot;)">
            <text:p/>
          </table:table-cell>
          <table:table-cell table:style-name="ce14" table:formula="of:=IF([.H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jdamanita</text:p>
          </table:table-cell>
          <table:table-cell table:formula="of:=CONCATENATE([.G29];&quot;,&quot;;[.H29];&quot;,&quot;;[.I29];&quot;,&quot;;[.J29];&quot;,&quot;;[.K29];&quot;,&quot;;[.L29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Youtube Channel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YOUTUBE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:.X29];&quot;X&quot;)" office:value-type="float" office:value="2">
            <text:p>2</text:p>
          </table:table-cell>
          <table:table-cell table:style-name="ce14" table:formula="of:=IF(AND([.I29]=&quot;&quot;&quot;studio&quot;&quot;&quot;;[.J29]=&quot;&quot;&quot;america&quot;&quot;&quot;);&quot;x&quot;;&quot;&quot;)">
            <text:p/>
          </table:table-cell>
          <table:table-cell table:style-name="ce14" table:formula="of:=IF(AND([.I29]=&quot;&quot;&quot;studio&quot;&quot;&quot;;[.J29]=&quot;&quot;&quot;japan&quot;&quot;&quot;);&quot;x&quot;;&quot;&quot;)">
            <text:p/>
          </table:table-cell>
          <table:table-cell table:style-name="ce14" table:formula="of:=IF(AND([.I29]=&quot;&quot;&quot;studio&quot;&quot;&quot;;[.J29]=&quot;&quot;&quot;world&quot;&quot;&quot;);&quot;x&quot;;&quot;&quot;)">
            <text:p/>
          </table:table-cell>
          <table:table-cell table:style-name="ce14" table:formula="of:=IF(AND([.I29]=&quot;&quot;&quot;studio&quot;&quot;&quot;;[.J29]=&quot;&quot;&quot;europe&quot;&quot;&quot;);&quot;x&quot;;&quot;&quot;)" office:value-type="string" office:string-value="x">
            <text:p>x</text:p>
          </table:table-cell>
          <table:table-cell table:style-name="ce14" table:formula="of:=IF([.H29]=&quot;&quot;&quot;thirdparty&quot;&quot;&quot;;&quot;X&quot;;&quot;&quot;)">
            <text:p/>
          </table:table-cell>
          <table:table-cell table:style-name="ce14" table:formula="of:=IF([.H29]=&quot;&quot;&quot;indie&quot;&quot;&quot;;&quot;X&quot;;&quot;&quot;)" office:value-type="string" office:string-value="X">
            <text:p>X</text:p>
          </table:table-cell>
          <table:table-cell table:style-name="ce14" table:formula="of:=IF([.H29]=&quot;&quot;&quot;nintendo&quot;&quot;&quot;;&quot;X&quot;;&quot;&quot;)">
            <text:p/>
          </table:table-cell>
          <table:table-cell table:style-name="ce14" table:formula="of:=IF([.H29]=&quot;&quot;&quot;sony&quot;&quot;&quot;;&quot;X&quot;;&quot;&quot;)">
            <text:p/>
          </table:table-cell>
          <table:table-cell table:style-name="ce14" table:formula="of:=IF([.H29]=&quot;&quot;&quot;microsoft&quot;&quot;&quot;;&quot;X&quot;;&quot;&quot;)">
            <text:p/>
          </table:table-cell>
          <table:table-cell table:style-name="ce14" table:formula="of:=IF([.K29]=&quot;&quot;&quot;people&quot;&quot;&quot;;&quot;X&quot;;&quot;&quot;)">
            <text:p/>
          </table:table-cell>
          <table:table-cell table:style-name="ce14" table:formula="of:=IF([.H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0579462046917</text:p>
          </table:table-cell>
          <table:table-cell table:formula="of:=CONCATENATE([.G30];&quot;,&quot;;[.H30];&quot;,&quot;;[.I30];&quot;,&quot;;[.J30];&quot;,&quot;;[.K30];&quot;,&quot;;[.L30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Facebook Page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FACEBOOK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0:.X30];&quot;X&quot;)" office:value-type="float" office:value="1">
            <text:p>1</text:p>
          </table:table-cell>
          <table:table-cell table:style-name="ce14" table:formula="of:=IF(AND([.I30]=&quot;&quot;&quot;studio&quot;&quot;&quot;;[.J30]=&quot;&quot;&quot;america&quot;&quot;&quot;);&quot;x&quot;;&quot;&quot;)">
            <text:p/>
          </table:table-cell>
          <table:table-cell table:style-name="ce14" table:formula="of:=IF(AND([.I30]=&quot;&quot;&quot;studio&quot;&quot;&quot;;[.J30]=&quot;&quot;&quot;japan&quot;&quot;&quot;);&quot;x&quot;;&quot;&quot;)">
            <text:p/>
          </table:table-cell>
          <table:table-cell table:style-name="ce14" table:formula="of:=IF(AND([.I30]=&quot;&quot;&quot;studio&quot;&quot;&quot;;[.J30]=&quot;&quot;&quot;world&quot;&quot;&quot;);&quot;x&quot;;&quot;&quot;)">
            <text:p/>
          </table:table-cell>
          <table:table-cell table:style-name="ce14" table:formula="of:=IF(AND([.I30]=&quot;&quot;&quot;studio&quot;&quot;&quot;;[.J30]=&quot;&quot;&quot;europe&quot;&quot;&quot;);&quot;x&quot;;&quot;&quot;)">
            <text:p/>
          </table:table-cell>
          <table:table-cell table:style-name="ce14" table:formula="of:=IF([.H30]=&quot;&quot;&quot;thirdparty&quot;&quot;&quot;;&quot;X&quot;;&quot;&quot;)" office:value-type="string" office:string-value="X">
            <text:p>X</text:p>
          </table:table-cell>
          <table:table-cell table:style-name="ce14" table:formula="of:=IF([.H30]=&quot;&quot;&quot;indie&quot;&quot;&quot;;&quot;X&quot;;&quot;&quot;)">
            <text:p/>
          </table:table-cell>
          <table:table-cell table:style-name="ce14" table:formula="of:=IF([.H30]=&quot;&quot;&quot;nintendo&quot;&quot;&quot;;&quot;X&quot;;&quot;&quot;)">
            <text:p/>
          </table:table-cell>
          <table:table-cell table:style-name="ce14" table:formula="of:=IF([.H30]=&quot;&quot;&quot;sony&quot;&quot;&quot;;&quot;X&quot;;&quot;&quot;)">
            <text:p/>
          </table:table-cell>
          <table:table-cell table:style-name="ce14" table:formula="of:=IF([.H30]=&quot;&quot;&quot;microsoft&quot;&quot;&quot;;&quot;X&quot;;&quot;&quot;)">
            <text:p/>
          </table:table-cell>
          <table:table-cell table:style-name="ce14" table:formula="of:=IF([.K30]=&quot;&quot;&quot;people&quot;&quot;&quot;;&quot;X&quot;;&quot;&quot;)">
            <text:p/>
          </table:table-cell>
          <table:table-cell table:style-name="ce14" table:formula="of:=IF([.H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lazblue_europe</text:p>
          </table:table-cell>
          <table:table-cell table:formula="of:=CONCATENATE([.G31];&quot;,&quot;;[.H31];&quot;,&quot;;[.I31];&quot;,&quot;;[.J31];&quot;,&quot;;[.K31];&quot;,&quot;;[.L31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Twitter Account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TWITTER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1:.X31];&quot;X&quot;)" office:value-type="float" office:value="1">
            <text:p>1</text:p>
          </table:table-cell>
          <table:table-cell table:style-name="ce14" table:formula="of:=IF(AND([.I31]=&quot;&quot;&quot;studio&quot;&quot;&quot;;[.J31]=&quot;&quot;&quot;america&quot;&quot;&quot;);&quot;x&quot;;&quot;&quot;)">
            <text:p/>
          </table:table-cell>
          <table:table-cell table:style-name="ce14" table:formula="of:=IF(AND([.I31]=&quot;&quot;&quot;studio&quot;&quot;&quot;;[.J31]=&quot;&quot;&quot;japan&quot;&quot;&quot;);&quot;x&quot;;&quot;&quot;)">
            <text:p/>
          </table:table-cell>
          <table:table-cell table:style-name="ce14" table:formula="of:=IF(AND([.I31]=&quot;&quot;&quot;studio&quot;&quot;&quot;;[.J31]=&quot;&quot;&quot;world&quot;&quot;&quot;);&quot;x&quot;;&quot;&quot;)">
            <text:p/>
          </table:table-cell>
          <table:table-cell table:style-name="ce14" table:formula="of:=IF(AND([.I31]=&quot;&quot;&quot;studio&quot;&quot;&quot;;[.J31]=&quot;&quot;&quot;europe&quot;&quot;&quot;);&quot;x&quot;;&quot;&quot;)">
            <text:p/>
          </table:table-cell>
          <table:table-cell table:style-name="ce14" table:formula="of:=IF([.H31]=&quot;&quot;&quot;thirdparty&quot;&quot;&quot;;&quot;X&quot;;&quot;&quot;)" office:value-type="string" office:string-value="X">
            <text:p>X</text:p>
          </table:table-cell>
          <table:table-cell table:style-name="ce14" table:formula="of:=IF([.H31]=&quot;&quot;&quot;indie&quot;&quot;&quot;;&quot;X&quot;;&quot;&quot;)">
            <text:p/>
          </table:table-cell>
          <table:table-cell table:style-name="ce14" table:formula="of:=IF([.H31]=&quot;&quot;&quot;nintendo&quot;&quot;&quot;;&quot;X&quot;;&quot;&quot;)">
            <text:p/>
          </table:table-cell>
          <table:table-cell table:style-name="ce14" table:formula="of:=IF([.H31]=&quot;&quot;&quot;sony&quot;&quot;&quot;;&quot;X&quot;;&quot;&quot;)">
            <text:p/>
          </table:table-cell>
          <table:table-cell table:style-name="ce14" table:formula="of:=IF([.H31]=&quot;&quot;&quot;microsoft&quot;&quot;&quot;;&quot;X&quot;;&quot;&quot;)">
            <text:p/>
          </table:table-cell>
          <table:table-cell table:style-name="ce14" table:formula="of:=IF([.K31]=&quot;&quot;&quot;people&quot;&quot;&quot;;&quot;X&quot;;&quot;&quot;)">
            <text:p/>
          </table:table-cell>
          <table:table-cell table:style-name="ce14" table:formula="of:=IF([.H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csystemworks</text:p>
          </table:table-cell>
          <table:table-cell table:formula="of:=CONCATENATE([.G32];&quot;,&quot;;[.H32];&quot;,&quot;;[.I32];&quot;,&quot;;[.J32];&quot;,&quot;;[.K32];&quot;,&quot;;[.L32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Youtube Channel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YOUTUBE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2:.X32];&quot;X&quot;)" office:value-type="float" office:value="1">
            <text:p>1</text:p>
          </table:table-cell>
          <table:table-cell table:style-name="ce14" table:formula="of:=IF(AND([.I32]=&quot;&quot;&quot;studio&quot;&quot;&quot;;[.J32]=&quot;&quot;&quot;america&quot;&quot;&quot;);&quot;x&quot;;&quot;&quot;)">
            <text:p/>
          </table:table-cell>
          <table:table-cell table:style-name="ce14" table:formula="of:=IF(AND([.I32]=&quot;&quot;&quot;studio&quot;&quot;&quot;;[.J32]=&quot;&quot;&quot;japan&quot;&quot;&quot;);&quot;x&quot;;&quot;&quot;)">
            <text:p/>
          </table:table-cell>
          <table:table-cell table:style-name="ce14" table:formula="of:=IF(AND([.I32]=&quot;&quot;&quot;studio&quot;&quot;&quot;;[.J32]=&quot;&quot;&quot;world&quot;&quot;&quot;);&quot;x&quot;;&quot;&quot;)">
            <text:p/>
          </table:table-cell>
          <table:table-cell table:style-name="ce14" table:formula="of:=IF(AND([.I32]=&quot;&quot;&quot;studio&quot;&quot;&quot;;[.J32]=&quot;&quot;&quot;europe&quot;&quot;&quot;);&quot;x&quot;;&quot;&quot;)">
            <text:p/>
          </table:table-cell>
          <table:table-cell table:style-name="ce14" table:formula="of:=IF([.H32]=&quot;&quot;&quot;thirdparty&quot;&quot;&quot;;&quot;X&quot;;&quot;&quot;)" office:value-type="string" office:string-value="X">
            <text:p>X</text:p>
          </table:table-cell>
          <table:table-cell table:style-name="ce14" table:formula="of:=IF([.H32]=&quot;&quot;&quot;indie&quot;&quot;&quot;;&quot;X&quot;;&quot;&quot;)">
            <text:p/>
          </table:table-cell>
          <table:table-cell table:style-name="ce14" table:formula="of:=IF([.H32]=&quot;&quot;&quot;nintendo&quot;&quot;&quot;;&quot;X&quot;;&quot;&quot;)">
            <text:p/>
          </table:table-cell>
          <table:table-cell table:style-name="ce14" table:formula="of:=IF([.H32]=&quot;&quot;&quot;sony&quot;&quot;&quot;;&quot;X&quot;;&quot;&quot;)">
            <text:p/>
          </table:table-cell>
          <table:table-cell table:style-name="ce14" table:formula="of:=IF([.H32]=&quot;&quot;&quot;microsoft&quot;&quot;&quot;;&quot;X&quot;;&quot;&quot;)">
            <text:p/>
          </table:table-cell>
          <table:table-cell table:style-name="ce14" table:formula="of:=IF([.K32]=&quot;&quot;&quot;people&quot;&quot;&quot;;&quot;X&quot;;&quot;&quot;)">
            <text:p/>
          </table:table-cell>
          <table:table-cell table:style-name="ce14" table:formula="of:=IF([.H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renaNet</text:p>
          </table:table-cell>
          <table:table-cell table:formula="of:=CONCATENATE([.G33];&quot;,&quot;;[.H33];&quot;,&quot;;[.I33];&quot;,&quot;;[.J33];&quot;,&quot;;[.K33];&quot;,&quot;;[.L33])" office:value-type="string" office:string-value="&quot;arenanet&quot;,&quot;thirdparty&quot;,&quot;studio&quot;,&quot;america&quot;,&quot;pr&quot;,&quot;mmorpg&quot;">
            <text:p>"arenanet","thirdparty","studio","america","pr","mmorpg"</text:p>
          </table:table-cell>
          <table:table-cell office:value-type="string">
            <text:p>Official Twitter Account of ArenaNet</text:p>
          </table:table-cell>
          <table:table-cell office:value-type="string">
            <text:p>http://www.arena.net/</text:p>
          </table:table-cell>
          <table:table-cell office:value-type="string">
            <text:p>Guild Wars series</text:p>
          </table:table-cell>
          <table:table-cell office:value-type="string">
            <text:p>TWITTER</text:p>
          </table:table-cell>
          <table:table-cell office:value-type="string">
            <text:p>"arenane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33:.X33];&quot;X&quot;)" office:value-type="float" office:value="2">
            <text:p>2</text:p>
          </table:table-cell>
          <table:table-cell table:style-name="ce14" table:formula="of:=IF(AND([.I33]=&quot;&quot;&quot;studio&quot;&quot;&quot;;[.J33]=&quot;&quot;&quot;america&quot;&quot;&quot;);&quot;x&quot;;&quot;&quot;)" office:value-type="string" office:string-value="x">
            <text:p>x</text:p>
          </table:table-cell>
          <table:table-cell table:style-name="ce14" table:formula="of:=IF(AND([.I33]=&quot;&quot;&quot;studio&quot;&quot;&quot;;[.J33]=&quot;&quot;&quot;japan&quot;&quot;&quot;);&quot;x&quot;;&quot;&quot;)">
            <text:p/>
          </table:table-cell>
          <table:table-cell table:style-name="ce14" table:formula="of:=IF(AND([.I33]=&quot;&quot;&quot;studio&quot;&quot;&quot;;[.J33]=&quot;&quot;&quot;world&quot;&quot;&quot;);&quot;x&quot;;&quot;&quot;)">
            <text:p/>
          </table:table-cell>
          <table:table-cell table:style-name="ce14" table:formula="of:=IF(AND([.I33]=&quot;&quot;&quot;studio&quot;&quot;&quot;;[.J33]=&quot;&quot;&quot;europe&quot;&quot;&quot;);&quot;x&quot;;&quot;&quot;)">
            <text:p/>
          </table:table-cell>
          <table:table-cell table:style-name="ce14" table:formula="of:=IF([.H33]=&quot;&quot;&quot;thirdparty&quot;&quot;&quot;;&quot;X&quot;;&quot;&quot;)" office:value-type="string" office:string-value="X">
            <text:p>X</text:p>
          </table:table-cell>
          <table:table-cell table:style-name="ce14" table:formula="of:=IF([.H33]=&quot;&quot;&quot;indie&quot;&quot;&quot;;&quot;X&quot;;&quot;&quot;)">
            <text:p/>
          </table:table-cell>
          <table:table-cell table:style-name="ce14" table:formula="of:=IF([.H33]=&quot;&quot;&quot;nintendo&quot;&quot;&quot;;&quot;X&quot;;&quot;&quot;)">
            <text:p/>
          </table:table-cell>
          <table:table-cell table:style-name="ce14" table:formula="of:=IF([.H33]=&quot;&quot;&quot;sony&quot;&quot;&quot;;&quot;X&quot;;&quot;&quot;)">
            <text:p/>
          </table:table-cell>
          <table:table-cell table:style-name="ce14" table:formula="of:=IF([.H33]=&quot;&quot;&quot;microsoft&quot;&quot;&quot;;&quot;X&quot;;&quot;&quot;)">
            <text:p/>
          </table:table-cell>
          <table:table-cell table:style-name="ce14" table:formula="of:=IF([.K33]=&quot;&quot;&quot;people&quot;&quot;&quot;;&quot;X&quot;;&quot;&quot;)">
            <text:p/>
          </table:table-cell>
          <table:table-cell table:style-name="ce14" table:formula="of:=IF([.H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enanetofficial</text:p>
          </table:table-cell>
          <table:table-cell table:formula="of:=CONCATENATE([.G34];&quot;,&quot;;[.H34];&quot;,&quot;;[.I34];&quot;,&quot;;[.J34];&quot;,&quot;;[.K34];&quot;,&quot;;[.L34])" office:value-type="string" office:string-value="&quot;arenanet&quot;,&quot;thirdparty&quot;,&quot;studio&quot;,&quot;america&quot;,&quot;pr&quot;,&quot;mmorpg&quot;">
            <text:p>"arenanet","thirdparty","studio","america","pr","mmorpg"</text:p>
          </table:table-cell>
          <table:table-cell office:value-type="string">
            <text:p>Official Youtube Channel of ArenaNet</text:p>
          </table:table-cell>
          <table:table-cell office:value-type="string">
            <text:p>http://www.arena.net/</text:p>
          </table:table-cell>
          <table:table-cell office:value-type="string">
            <text:p>Guild Wars series</text:p>
          </table:table-cell>
          <table:table-cell office:value-type="string">
            <text:p>YOUTUBE</text:p>
          </table:table-cell>
          <table:table-cell office:value-type="string">
            <text:p>"arenane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34:.X34];&quot;X&quot;)" office:value-type="float" office:value="2">
            <text:p>2</text:p>
          </table:table-cell>
          <table:table-cell table:style-name="ce14" table:formula="of:=IF(AND([.I34]=&quot;&quot;&quot;studio&quot;&quot;&quot;;[.J34]=&quot;&quot;&quot;america&quot;&quot;&quot;);&quot;x&quot;;&quot;&quot;)" office:value-type="string" office:string-value="x">
            <text:p>x</text:p>
          </table:table-cell>
          <table:table-cell table:style-name="ce14" table:formula="of:=IF(AND([.I34]=&quot;&quot;&quot;studio&quot;&quot;&quot;;[.J34]=&quot;&quot;&quot;japan&quot;&quot;&quot;);&quot;x&quot;;&quot;&quot;)">
            <text:p/>
          </table:table-cell>
          <table:table-cell table:style-name="ce14" table:formula="of:=IF(AND([.I34]=&quot;&quot;&quot;studio&quot;&quot;&quot;;[.J34]=&quot;&quot;&quot;world&quot;&quot;&quot;);&quot;x&quot;;&quot;&quot;)">
            <text:p/>
          </table:table-cell>
          <table:table-cell table:style-name="ce14" table:formula="of:=IF(AND([.I34]=&quot;&quot;&quot;studio&quot;&quot;&quot;;[.J34]=&quot;&quot;&quot;europe&quot;&quot;&quot;);&quot;x&quot;;&quot;&quot;)">
            <text:p/>
          </table:table-cell>
          <table:table-cell table:style-name="ce14" table:formula="of:=IF([.H34]=&quot;&quot;&quot;thirdparty&quot;&quot;&quot;;&quot;X&quot;;&quot;&quot;)" office:value-type="string" office:string-value="X">
            <text:p>X</text:p>
          </table:table-cell>
          <table:table-cell table:style-name="ce14" table:formula="of:=IF([.H34]=&quot;&quot;&quot;indie&quot;&quot;&quot;;&quot;X&quot;;&quot;&quot;)">
            <text:p/>
          </table:table-cell>
          <table:table-cell table:style-name="ce14" table:formula="of:=IF([.H34]=&quot;&quot;&quot;nintendo&quot;&quot;&quot;;&quot;X&quot;;&quot;&quot;)">
            <text:p/>
          </table:table-cell>
          <table:table-cell table:style-name="ce14" table:formula="of:=IF([.H34]=&quot;&quot;&quot;sony&quot;&quot;&quot;;&quot;X&quot;;&quot;&quot;)">
            <text:p/>
          </table:table-cell>
          <table:table-cell table:style-name="ce14" table:formula="of:=IF([.H34]=&quot;&quot;&quot;microsoft&quot;&quot;&quot;;&quot;X&quot;;&quot;&quot;)">
            <text:p/>
          </table:table-cell>
          <table:table-cell table:style-name="ce14" table:formula="of:=IF([.K34]=&quot;&quot;&quot;people&quot;&quot;&quot;;&quot;X&quot;;&quot;&quot;)">
            <text:p/>
          </table:table-cell>
          <table:table-cell table:style-name="ce14" table:formula="of:=IF([.H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ikaex</text:p>
          </table:table-cell>
          <table:table-cell table:formula="of:=CONCATENATE([.G35];&quot;,&quot;;[.H35];&quot;,&quot;;[.I35];&quot;,&quot;;[.J35];&quot;,&quot;;[.K35];&quot;,&quot;;[.L35])" office:value-type="string" office:string-value="&quot;arika&quot;,&quot;thirdparty&quot;,&quot;publisher&quot;,&quot;worldwide&quot;,&quot;pr&quot;,&quot;generic&quot;">
            <text:p>"arika","thirdparty","publisher","worldwide","pr","generic"</text:p>
          </table:table-cell>
          <table:table-cell office:value-type="string">
            <text:p>Official Youtube Channel of Arika</text:p>
          </table:table-cell>
          <table:table-cell office:value-type="string">
            <text:p>http://www.arika.co.jp/arika_eng/company/company.html</text:p>
          </table:table-cell>
          <table:table-cell table:style-name="Default" office:value-type="string">
            <text:p>Tetris: The Grand Master </text:p>
          </table:table-cell>
          <table:table-cell office:value-type="string">
            <text:p>YOUTUBE</text:p>
          </table:table-cell>
          <table:table-cell office:value-type="string">
            <text:p>"arik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:.X35];&quot;X&quot;)" office:value-type="float" office:value="1">
            <text:p>1</text:p>
          </table:table-cell>
          <table:table-cell table:style-name="ce14" table:formula="of:=IF(AND([.I35]=&quot;&quot;&quot;studio&quot;&quot;&quot;;[.J35]=&quot;&quot;&quot;america&quot;&quot;&quot;);&quot;x&quot;;&quot;&quot;)">
            <text:p/>
          </table:table-cell>
          <table:table-cell table:style-name="ce14" table:formula="of:=IF(AND([.I35]=&quot;&quot;&quot;studio&quot;&quot;&quot;;[.J35]=&quot;&quot;&quot;japan&quot;&quot;&quot;);&quot;x&quot;;&quot;&quot;)">
            <text:p/>
          </table:table-cell>
          <table:table-cell table:style-name="ce14" table:formula="of:=IF(AND([.I35]=&quot;&quot;&quot;studio&quot;&quot;&quot;;[.J35]=&quot;&quot;&quot;world&quot;&quot;&quot;);&quot;x&quot;;&quot;&quot;)">
            <text:p/>
          </table:table-cell>
          <table:table-cell table:style-name="ce14" table:formula="of:=IF(AND([.I35]=&quot;&quot;&quot;studio&quot;&quot;&quot;;[.J35]=&quot;&quot;&quot;europe&quot;&quot;&quot;);&quot;x&quot;;&quot;&quot;)">
            <text:p/>
          </table:table-cell>
          <table:table-cell table:style-name="ce14" table:formula="of:=IF([.H35]=&quot;&quot;&quot;thirdparty&quot;&quot;&quot;;&quot;X&quot;;&quot;&quot;)" office:value-type="string" office:string-value="X">
            <text:p>X</text:p>
          </table:table-cell>
          <table:table-cell table:style-name="ce14" table:formula="of:=IF([.H35]=&quot;&quot;&quot;indie&quot;&quot;&quot;;&quot;X&quot;;&quot;&quot;)">
            <text:p/>
          </table:table-cell>
          <table:table-cell table:style-name="ce14" table:formula="of:=IF([.H35]=&quot;&quot;&quot;nintendo&quot;&quot;&quot;;&quot;X&quot;;&quot;&quot;)">
            <text:p/>
          </table:table-cell>
          <table:table-cell table:style-name="ce14" table:formula="of:=IF([.H35]=&quot;&quot;&quot;sony&quot;&quot;&quot;;&quot;X&quot;;&quot;&quot;)">
            <text:p/>
          </table:table-cell>
          <table:table-cell table:style-name="ce14" table:formula="of:=IF([.H35]=&quot;&quot;&quot;microsoft&quot;&quot;&quot;;&quot;X&quot;;&quot;&quot;)">
            <text:p/>
          </table:table-cell>
          <table:table-cell table:style-name="ce14" table:formula="of:=IF([.K35]=&quot;&quot;&quot;people&quot;&quot;&quot;;&quot;X&quot;;&quot;&quot;)">
            <text:p/>
          </table:table-cell>
          <table:table-cell table:style-name="ce14" table:formula="of:=IF([.H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ArtePiazza</text:p>
          </table:table-cell>
          <table:table-cell table:formula="of:=CONCATENATE([.G36];&quot;,&quot;;[.H36];&quot;,&quot;;[.I36];&quot;,&quot;;[.J36];&quot;,&quot;;[.K36];&quot;,&quot;;[.L36])" office:value-type="string" office:string-value="&quot;artepiazza&quot;,&quot;thirdparty&quot;,&quot;studio&quot;,&quot;japan&quot;,&quot;pr&quot;,&quot;japanese only&quot;">
            <text:p>"artepiazza","thirdparty","studio","japan","pr","japanese only"</text:p>
          </table:table-cell>
          <table:table-cell office:value-type="string">
            <text:p>Official Twitter Account of Artepiazza</text:p>
          </table:table-cell>
          <table:table-cell office:value-type="string">
            <text:p>http://www.artepiazza.com/en/about/outline.html</text:p>
          </table:table-cell>
          <table:table-cell office:value-type="string">
            <text:p>Dragon Quest series</text:p>
          </table:table-cell>
          <table:table-cell table:style-name="ce7" office:value-type="string">
            <text:p>TWITTER</text:p>
          </table:table-cell>
          <table:table-cell office:value-type="string">
            <text:p>"artepiazz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6:.X36];&quot;X&quot;)" office:value-type="float" office:value="2">
            <text:p>2</text:p>
          </table:table-cell>
          <table:table-cell table:style-name="ce14" table:formula="of:=IF(AND([.I36]=&quot;&quot;&quot;studio&quot;&quot;&quot;;[.J36]=&quot;&quot;&quot;america&quot;&quot;&quot;);&quot;x&quot;;&quot;&quot;)">
            <text:p/>
          </table:table-cell>
          <table:table-cell table:style-name="ce14" table:formula="of:=IF(AND([.I36]=&quot;&quot;&quot;studio&quot;&quot;&quot;;[.J36]=&quot;&quot;&quot;japan&quot;&quot;&quot;);&quot;x&quot;;&quot;&quot;)" office:value-type="string" office:string-value="x">
            <text:p>x</text:p>
          </table:table-cell>
          <table:table-cell table:style-name="ce14" table:formula="of:=IF(AND([.I36]=&quot;&quot;&quot;studio&quot;&quot;&quot;;[.J36]=&quot;&quot;&quot;world&quot;&quot;&quot;);&quot;x&quot;;&quot;&quot;)">
            <text:p/>
          </table:table-cell>
          <table:table-cell table:style-name="ce14" table:formula="of:=IF(AND([.I36]=&quot;&quot;&quot;studio&quot;&quot;&quot;;[.J36]=&quot;&quot;&quot;europe&quot;&quot;&quot;);&quot;x&quot;;&quot;&quot;)">
            <text:p/>
          </table:table-cell>
          <table:table-cell table:style-name="ce14" table:formula="of:=IF([.H36]=&quot;&quot;&quot;thirdparty&quot;&quot;&quot;;&quot;X&quot;;&quot;&quot;)" office:value-type="string" office:string-value="X">
            <text:p>X</text:p>
          </table:table-cell>
          <table:table-cell table:style-name="ce14" table:formula="of:=IF([.H36]=&quot;&quot;&quot;indie&quot;&quot;&quot;;&quot;X&quot;;&quot;&quot;)">
            <text:p/>
          </table:table-cell>
          <table:table-cell table:style-name="ce14" table:formula="of:=IF([.H36]=&quot;&quot;&quot;nintendo&quot;&quot;&quot;;&quot;X&quot;;&quot;&quot;)">
            <text:p/>
          </table:table-cell>
          <table:table-cell table:style-name="ce14" table:formula="of:=IF([.H36]=&quot;&quot;&quot;sony&quot;&quot;&quot;;&quot;X&quot;;&quot;&quot;)">
            <text:p/>
          </table:table-cell>
          <table:table-cell table:style-name="ce14" table:formula="of:=IF([.H36]=&quot;&quot;&quot;microsoft&quot;&quot;&quot;;&quot;X&quot;;&quot;&quot;)">
            <text:p/>
          </table:table-cell>
          <table:table-cell table:style-name="ce14" table:formula="of:=IF([.K36]=&quot;&quot;&quot;people&quot;&quot;&quot;;&quot;X&quot;;&quot;&quot;)">
            <text:p/>
          </table:table-cell>
          <table:table-cell table:style-name="ce14" table:formula="of:=IF([.H36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72566332793761</text:p>
          </table:table-cell>
          <table:table-cell table:formula="of:=CONCATENATE([.G37];&quot;,&quot;;[.H37];&quot;,&quot;;[.I37];&quot;,&quot;;[.J37];&quot;,&quot;;[.K37];&quot;,&quot;;[.L37])" office:value-type="string" office:string-value="&quot;artepiazza&quot;,&quot;thirdparty&quot;,&quot;studio&quot;,&quot;japan&quot;,&quot;pr&quot;,&quot;japanese only&quot;">
            <text:p>"artepiazza","thirdparty","studio","japan","pr","japanese only"</text:p>
          </table:table-cell>
          <table:table-cell office:value-type="string">
            <text:p>Official Facebook Page of Artepiazza</text:p>
          </table:table-cell>
          <table:table-cell office:value-type="string">
            <text:p>http://www.artepiazza.com/en/about/outline.html</text:p>
          </table:table-cell>
          <table:table-cell office:value-type="string">
            <text:p>Dragon Quest series</text:p>
          </table:table-cell>
          <table:table-cell office:value-type="string">
            <text:p>FACEBOOK</text:p>
          </table:table-cell>
          <table:table-cell office:value-type="string">
            <text:p>"artepiazz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7:.X37];&quot;X&quot;)" office:value-type="float" office:value="2">
            <text:p>2</text:p>
          </table:table-cell>
          <table:table-cell table:style-name="ce14" table:formula="of:=IF(AND([.I37]=&quot;&quot;&quot;studio&quot;&quot;&quot;;[.J37]=&quot;&quot;&quot;america&quot;&quot;&quot;);&quot;x&quot;;&quot;&quot;)">
            <text:p/>
          </table:table-cell>
          <table:table-cell table:style-name="ce14" table:formula="of:=IF(AND([.I37]=&quot;&quot;&quot;studio&quot;&quot;&quot;;[.J37]=&quot;&quot;&quot;japan&quot;&quot;&quot;);&quot;x&quot;;&quot;&quot;)" office:value-type="string" office:string-value="x">
            <text:p>x</text:p>
          </table:table-cell>
          <table:table-cell table:style-name="ce14" table:formula="of:=IF(AND([.I37]=&quot;&quot;&quot;studio&quot;&quot;&quot;;[.J37]=&quot;&quot;&quot;world&quot;&quot;&quot;);&quot;x&quot;;&quot;&quot;)">
            <text:p/>
          </table:table-cell>
          <table:table-cell table:style-name="ce14" table:formula="of:=IF(AND([.I37]=&quot;&quot;&quot;studio&quot;&quot;&quot;;[.J37]=&quot;&quot;&quot;europe&quot;&quot;&quot;);&quot;x&quot;;&quot;&quot;)">
            <text:p/>
          </table:table-cell>
          <table:table-cell table:style-name="ce14" table:formula="of:=IF([.H37]=&quot;&quot;&quot;thirdparty&quot;&quot;&quot;;&quot;X&quot;;&quot;&quot;)" office:value-type="string" office:string-value="X">
            <text:p>X</text:p>
          </table:table-cell>
          <table:table-cell table:style-name="ce14" table:formula="of:=IF([.H37]=&quot;&quot;&quot;indie&quot;&quot;&quot;;&quot;X&quot;;&quot;&quot;)">
            <text:p/>
          </table:table-cell>
          <table:table-cell table:style-name="ce14" table:formula="of:=IF([.H37]=&quot;&quot;&quot;nintendo&quot;&quot;&quot;;&quot;X&quot;;&quot;&quot;)">
            <text:p/>
          </table:table-cell>
          <table:table-cell table:style-name="ce14" table:formula="of:=IF([.H37]=&quot;&quot;&quot;sony&quot;&quot;&quot;;&quot;X&quot;;&quot;&quot;)">
            <text:p/>
          </table:table-cell>
          <table:table-cell table:style-name="ce14" table:formula="of:=IF([.H37]=&quot;&quot;&quot;microsoft&quot;&quot;&quot;;&quot;X&quot;;&quot;&quot;)">
            <text:p/>
          </table:table-cell>
          <table:table-cell table:style-name="ce14" table:formula="of:=IF([.K37]=&quot;&quot;&quot;people&quot;&quot;&quot;;&quot;X&quot;;&quot;&quot;)">
            <text:p/>
          </table:table-cell>
          <table:table-cell table:style-name="ce14" table:formula="of:=IF([.H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890318180418</text:p>
          </table:table-cell>
          <table:table-cell table:formula="of:=CONCATENATE([.G38];&quot;,&quot;;[.H38];&quot;,&quot;;[.I38];&quot;,&quot;;[.J38];&quot;,&quot;;[.K38];&quot;,&quot;;[.L38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Facebook Page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FACEBOOK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:.X38];&quot;X&quot;)" office:value-type="float" office:value="2">
            <text:p>2</text:p>
          </table:table-cell>
          <table:table-cell table:style-name="ce14" table:formula="of:=IF(AND([.I38]=&quot;&quot;&quot;studio&quot;&quot;&quot;;[.J38]=&quot;&quot;&quot;america&quot;&quot;&quot;);&quot;x&quot;;&quot;&quot;)">
            <text:p/>
          </table:table-cell>
          <table:table-cell table:style-name="ce14" table:formula="of:=IF(AND([.I38]=&quot;&quot;&quot;studio&quot;&quot;&quot;;[.J38]=&quot;&quot;&quot;japan&quot;&quot;&quot;);&quot;x&quot;;&quot;&quot;)">
            <text:p/>
          </table:table-cell>
          <table:table-cell table:style-name="ce14" table:formula="of:=IF(AND([.I38]=&quot;&quot;&quot;studio&quot;&quot;&quot;;[.J38]=&quot;&quot;&quot;world&quot;&quot;&quot;);&quot;x&quot;;&quot;&quot;)">
            <text:p/>
          </table:table-cell>
          <table:table-cell table:style-name="ce14" table:formula="of:=IF(AND([.I38]=&quot;&quot;&quot;studio&quot;&quot;&quot;;[.J38]=&quot;&quot;&quot;europe&quot;&quot;&quot;);&quot;x&quot;;&quot;&quot;)" office:value-type="string" office:string-value="x">
            <text:p>x</text:p>
          </table:table-cell>
          <table:table-cell table:style-name="ce14" table:formula="of:=IF([.H38]=&quot;&quot;&quot;thirdparty&quot;&quot;&quot;;&quot;X&quot;;&quot;&quot;)">
            <text:p/>
          </table:table-cell>
          <table:table-cell table:style-name="ce14" table:formula="of:=IF([.H38]=&quot;&quot;&quot;indie&quot;&quot;&quot;;&quot;X&quot;;&quot;&quot;)">
            <text:p/>
          </table:table-cell>
          <table:table-cell table:style-name="ce14" table:formula="of:=IF([.H38]=&quot;&quot;&quot;nintendo&quot;&quot;&quot;;&quot;X&quot;;&quot;&quot;)">
            <text:p/>
          </table:table-cell>
          <table:table-cell table:style-name="ce14" table:formula="of:=IF([.H38]=&quot;&quot;&quot;sony&quot;&quot;&quot;;&quot;X&quot;;&quot;&quot;)">
            <text:p/>
          </table:table-cell>
          <table:table-cell table:style-name="ce14" table:formula="of:=IF([.H38]=&quot;&quot;&quot;microsoft&quot;&quot;&quot;;&quot;X&quot;;&quot;&quot;)">
            <text:p/>
          </table:table-cell>
          <table:table-cell table:style-name="ce14" table:formula="of:=IF([.K38]=&quot;&quot;&quot;people&quot;&quot;&quot;;&quot;X&quot;;&quot;&quot;)">
            <text:p/>
          </table:table-cell>
          <table:table-cell table:style-name="ce14" table:formula="of:=IF([.H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soboStudio</text:p>
          </table:table-cell>
          <table:table-cell table:formula="of:=CONCATENATE([.G39];&quot;,&quot;;[.H39];&quot;,&quot;;[.I39];&quot;,&quot;;[.J39];&quot;,&quot;;[.K39];&quot;,&quot;;[.L39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Twitter Account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TWITTER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:.X39];&quot;X&quot;)" office:value-type="float" office:value="2">
            <text:p>2</text:p>
          </table:table-cell>
          <table:table-cell table:style-name="ce14" table:formula="of:=IF(AND([.I39]=&quot;&quot;&quot;studio&quot;&quot;&quot;;[.J39]=&quot;&quot;&quot;america&quot;&quot;&quot;);&quot;x&quot;;&quot;&quot;)">
            <text:p/>
          </table:table-cell>
          <table:table-cell table:style-name="ce14" table:formula="of:=IF(AND([.I39]=&quot;&quot;&quot;studio&quot;&quot;&quot;;[.J39]=&quot;&quot;&quot;japan&quot;&quot;&quot;);&quot;x&quot;;&quot;&quot;)">
            <text:p/>
          </table:table-cell>
          <table:table-cell table:style-name="ce14" table:formula="of:=IF(AND([.I39]=&quot;&quot;&quot;studio&quot;&quot;&quot;;[.J39]=&quot;&quot;&quot;world&quot;&quot;&quot;);&quot;x&quot;;&quot;&quot;)">
            <text:p/>
          </table:table-cell>
          <table:table-cell table:style-name="ce14" table:formula="of:=IF(AND([.I39]=&quot;&quot;&quot;studio&quot;&quot;&quot;;[.J39]=&quot;&quot;&quot;europe&quot;&quot;&quot;);&quot;x&quot;;&quot;&quot;)" office:value-type="string" office:string-value="x">
            <text:p>x</text:p>
          </table:table-cell>
          <table:table-cell table:style-name="ce14" table:formula="of:=IF([.H39]=&quot;&quot;&quot;thirdparty&quot;&quot;&quot;;&quot;X&quot;;&quot;&quot;)">
            <text:p/>
          </table:table-cell>
          <table:table-cell table:style-name="ce14" table:formula="of:=IF([.H39]=&quot;&quot;&quot;indie&quot;&quot;&quot;;&quot;X&quot;;&quot;&quot;)">
            <text:p/>
          </table:table-cell>
          <table:table-cell table:style-name="ce14" table:formula="of:=IF([.H39]=&quot;&quot;&quot;nintendo&quot;&quot;&quot;;&quot;X&quot;;&quot;&quot;)">
            <text:p/>
          </table:table-cell>
          <table:table-cell table:style-name="ce14" table:formula="of:=IF([.H39]=&quot;&quot;&quot;sony&quot;&quot;&quot;;&quot;X&quot;;&quot;&quot;)">
            <text:p/>
          </table:table-cell>
          <table:table-cell table:style-name="ce14" table:formula="of:=IF([.H39]=&quot;&quot;&quot;microsoft&quot;&quot;&quot;;&quot;X&quot;;&quot;&quot;)">
            <text:p/>
          </table:table-cell>
          <table:table-cell table:style-name="ce14" table:formula="of:=IF([.K39]=&quot;&quot;&quot;people&quot;&quot;&quot;;&quot;X&quot;;&quot;&quot;)">
            <text:p/>
          </table:table-cell>
          <table:table-cell table:style-name="ce14" table:formula="of:=IF([.H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soboStudio</text:p>
          </table:table-cell>
          <table:table-cell table:formula="of:=CONCATENATE([.G40];&quot;,&quot;;[.H40];&quot;,&quot;;[.I40];&quot;,&quot;;[.J40];&quot;,&quot;;[.K40];&quot;,&quot;;[.L40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Youtube Channel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YOUTUBE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:.X40];&quot;X&quot;)" office:value-type="float" office:value="2">
            <text:p>2</text:p>
          </table:table-cell>
          <table:table-cell table:style-name="ce14" table:formula="of:=IF(AND([.I40]=&quot;&quot;&quot;studio&quot;&quot;&quot;;[.J40]=&quot;&quot;&quot;america&quot;&quot;&quot;);&quot;x&quot;;&quot;&quot;)">
            <text:p/>
          </table:table-cell>
          <table:table-cell table:style-name="ce14" table:formula="of:=IF(AND([.I40]=&quot;&quot;&quot;studio&quot;&quot;&quot;;[.J40]=&quot;&quot;&quot;japan&quot;&quot;&quot;);&quot;x&quot;;&quot;&quot;)">
            <text:p/>
          </table:table-cell>
          <table:table-cell table:style-name="ce14" table:formula="of:=IF(AND([.I40]=&quot;&quot;&quot;studio&quot;&quot;&quot;;[.J40]=&quot;&quot;&quot;world&quot;&quot;&quot;);&quot;x&quot;;&quot;&quot;)">
            <text:p/>
          </table:table-cell>
          <table:table-cell table:style-name="ce14" table:formula="of:=IF(AND([.I40]=&quot;&quot;&quot;studio&quot;&quot;&quot;;[.J40]=&quot;&quot;&quot;europe&quot;&quot;&quot;);&quot;x&quot;;&quot;&quot;)" office:value-type="string" office:string-value="x">
            <text:p>x</text:p>
          </table:table-cell>
          <table:table-cell table:style-name="ce14" table:formula="of:=IF([.H40]=&quot;&quot;&quot;thirdparty&quot;&quot;&quot;;&quot;X&quot;;&quot;&quot;)">
            <text:p/>
          </table:table-cell>
          <table:table-cell table:style-name="ce14" table:formula="of:=IF([.H40]=&quot;&quot;&quot;indie&quot;&quot;&quot;;&quot;X&quot;;&quot;&quot;)">
            <text:p/>
          </table:table-cell>
          <table:table-cell table:style-name="ce14" table:formula="of:=IF([.H40]=&quot;&quot;&quot;nintendo&quot;&quot;&quot;;&quot;X&quot;;&quot;&quot;)">
            <text:p/>
          </table:table-cell>
          <table:table-cell table:style-name="ce14" table:formula="of:=IF([.H40]=&quot;&quot;&quot;sony&quot;&quot;&quot;;&quot;X&quot;;&quot;&quot;)">
            <text:p/>
          </table:table-cell>
          <table:table-cell table:style-name="ce14" table:formula="of:=IF([.H40]=&quot;&quot;&quot;microsoft&quot;&quot;&quot;;&quot;X&quot;;&quot;&quot;)">
            <text:p/>
          </table:table-cell>
          <table:table-cell table:style-name="ce14" table:formula="of:=IF([.K40]=&quot;&quot;&quot;people&quot;&quot;&quot;;&quot;X&quot;;&quot;&quot;)">
            <text:p/>
          </table:table-cell>
          <table:table-cell table:style-name="ce14" table:formula="of:=IF([.H4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6215843533</text:p>
          </table:table-cell>
          <table:table-cell table:formula="of:=CONCATENATE([.G41];&quot;,&quot;;[.H41];&quot;,&quot;;[.I41];&quot;,&quot;;[.J41];&quot;,&quot;;[.K41];&quot;,&quot;;[.L41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Facebook Page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FACEBOOK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:.X41];&quot;X&quot;)" office:value-type="float" office:value="1">
            <text:p>1</text:p>
          </table:table-cell>
          <table:table-cell table:style-name="ce14" table:formula="of:=IF(AND([.I41]=&quot;&quot;&quot;studio&quot;&quot;&quot;;[.J41]=&quot;&quot;&quot;america&quot;&quot;&quot;);&quot;x&quot;;&quot;&quot;)">
            <text:p/>
          </table:table-cell>
          <table:table-cell table:style-name="ce14" table:formula="of:=IF(AND([.I41]=&quot;&quot;&quot;studio&quot;&quot;&quot;;[.J41]=&quot;&quot;&quot;japan&quot;&quot;&quot;);&quot;x&quot;;&quot;&quot;)">
            <text:p/>
          </table:table-cell>
          <table:table-cell table:style-name="ce14" table:formula="of:=IF(AND([.I41]=&quot;&quot;&quot;studio&quot;&quot;&quot;;[.J41]=&quot;&quot;&quot;world&quot;&quot;&quot;);&quot;x&quot;;&quot;&quot;)">
            <text:p/>
          </table:table-cell>
          <table:table-cell table:style-name="ce14" table:formula="of:=IF(AND([.I41]=&quot;&quot;&quot;studio&quot;&quot;&quot;;[.J41]=&quot;&quot;&quot;europe&quot;&quot;&quot;);&quot;x&quot;;&quot;&quot;)">
            <text:p/>
          </table:table-cell>
          <table:table-cell table:style-name="ce14" table:formula="of:=IF([.H41]=&quot;&quot;&quot;thirdparty&quot;&quot;&quot;;&quot;X&quot;;&quot;&quot;)" office:value-type="string" office:string-value="X">
            <text:p>X</text:p>
          </table:table-cell>
          <table:table-cell table:style-name="ce14" table:formula="of:=IF([.H41]=&quot;&quot;&quot;indie&quot;&quot;&quot;;&quot;X&quot;;&quot;&quot;)">
            <text:p/>
          </table:table-cell>
          <table:table-cell table:style-name="ce14" table:formula="of:=IF([.H41]=&quot;&quot;&quot;nintendo&quot;&quot;&quot;;&quot;X&quot;;&quot;&quot;)">
            <text:p/>
          </table:table-cell>
          <table:table-cell table:style-name="ce14" table:formula="of:=IF([.H41]=&quot;&quot;&quot;sony&quot;&quot;&quot;;&quot;X&quot;;&quot;&quot;)">
            <text:p/>
          </table:table-cell>
          <table:table-cell table:style-name="ce14" table:formula="of:=IF([.H41]=&quot;&quot;&quot;microsoft&quot;&quot;&quot;;&quot;X&quot;;&quot;&quot;)">
            <text:p/>
          </table:table-cell>
          <table:table-cell table:style-name="ce14" table:formula="of:=IF([.K41]=&quot;&quot;&quot;people&quot;&quot;&quot;;&quot;X&quot;;&quot;&quot;)">
            <text:p/>
          </table:table-cell>
          <table:table-cell table:style-name="ce14" table:formula="of:=IF([.H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tari</text:p>
          </table:table-cell>
          <table:table-cell table:formula="of:=CONCATENATE([.G42];&quot;,&quot;;[.H42];&quot;,&quot;;[.I42];&quot;,&quot;;[.J42];&quot;,&quot;;[.K42];&quot;,&quot;;[.L42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Twitter Account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TWITTER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:.X42];&quot;X&quot;)" office:value-type="float" office:value="1">
            <text:p>1</text:p>
          </table:table-cell>
          <table:table-cell table:style-name="ce14" table:formula="of:=IF(AND([.I42]=&quot;&quot;&quot;studio&quot;&quot;&quot;;[.J42]=&quot;&quot;&quot;america&quot;&quot;&quot;);&quot;x&quot;;&quot;&quot;)">
            <text:p/>
          </table:table-cell>
          <table:table-cell table:style-name="ce14" table:formula="of:=IF(AND([.I42]=&quot;&quot;&quot;studio&quot;&quot;&quot;;[.J42]=&quot;&quot;&quot;japan&quot;&quot;&quot;);&quot;x&quot;;&quot;&quot;)">
            <text:p/>
          </table:table-cell>
          <table:table-cell table:style-name="ce14" table:formula="of:=IF(AND([.I42]=&quot;&quot;&quot;studio&quot;&quot;&quot;;[.J42]=&quot;&quot;&quot;world&quot;&quot;&quot;);&quot;x&quot;;&quot;&quot;)">
            <text:p/>
          </table:table-cell>
          <table:table-cell table:style-name="ce14" table:formula="of:=IF(AND([.I42]=&quot;&quot;&quot;studio&quot;&quot;&quot;;[.J42]=&quot;&quot;&quot;europe&quot;&quot;&quot;);&quot;x&quot;;&quot;&quot;)">
            <text:p/>
          </table:table-cell>
          <table:table-cell table:style-name="ce14" table:formula="of:=IF([.H42]=&quot;&quot;&quot;thirdparty&quot;&quot;&quot;;&quot;X&quot;;&quot;&quot;)" office:value-type="string" office:string-value="X">
            <text:p>X</text:p>
          </table:table-cell>
          <table:table-cell table:style-name="ce14" table:formula="of:=IF([.H42]=&quot;&quot;&quot;indie&quot;&quot;&quot;;&quot;X&quot;;&quot;&quot;)">
            <text:p/>
          </table:table-cell>
          <table:table-cell table:style-name="ce14" table:formula="of:=IF([.H42]=&quot;&quot;&quot;nintendo&quot;&quot;&quot;;&quot;X&quot;;&quot;&quot;)">
            <text:p/>
          </table:table-cell>
          <table:table-cell table:style-name="ce14" table:formula="of:=IF([.H42]=&quot;&quot;&quot;sony&quot;&quot;&quot;;&quot;X&quot;;&quot;&quot;)">
            <text:p/>
          </table:table-cell>
          <table:table-cell table:style-name="ce14" table:formula="of:=IF([.H42]=&quot;&quot;&quot;microsoft&quot;&quot;&quot;;&quot;X&quot;;&quot;&quot;)">
            <text:p/>
          </table:table-cell>
          <table:table-cell table:style-name="ce14" table:formula="of:=IF([.K42]=&quot;&quot;&quot;people&quot;&quot;&quot;;&quot;X&quot;;&quot;&quot;)">
            <text:p/>
          </table:table-cell>
          <table:table-cell table:style-name="ce14" table:formula="of:=IF([.H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tari</text:p>
          </table:table-cell>
          <table:table-cell table:formula="of:=CONCATENATE([.G43];&quot;,&quot;;[.H43];&quot;,&quot;;[.I43];&quot;,&quot;;[.J43];&quot;,&quot;;[.K43];&quot;,&quot;;[.L43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Youtube Channel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YOUTUBE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:.X43];&quot;X&quot;)" office:value-type="float" office:value="1">
            <text:p>1</text:p>
          </table:table-cell>
          <table:table-cell table:style-name="ce14" table:formula="of:=IF(AND([.I43]=&quot;&quot;&quot;studio&quot;&quot;&quot;;[.J43]=&quot;&quot;&quot;america&quot;&quot;&quot;);&quot;x&quot;;&quot;&quot;)">
            <text:p/>
          </table:table-cell>
          <table:table-cell table:style-name="ce14" table:formula="of:=IF(AND([.I43]=&quot;&quot;&quot;studio&quot;&quot;&quot;;[.J43]=&quot;&quot;&quot;japan&quot;&quot;&quot;);&quot;x&quot;;&quot;&quot;)">
            <text:p/>
          </table:table-cell>
          <table:table-cell table:style-name="ce14" table:formula="of:=IF(AND([.I43]=&quot;&quot;&quot;studio&quot;&quot;&quot;;[.J43]=&quot;&quot;&quot;world&quot;&quot;&quot;);&quot;x&quot;;&quot;&quot;)">
            <text:p/>
          </table:table-cell>
          <table:table-cell table:style-name="ce14" table:formula="of:=IF(AND([.I43]=&quot;&quot;&quot;studio&quot;&quot;&quot;;[.J43]=&quot;&quot;&quot;europe&quot;&quot;&quot;);&quot;x&quot;;&quot;&quot;)">
            <text:p/>
          </table:table-cell>
          <table:table-cell table:style-name="ce14" table:formula="of:=IF([.H43]=&quot;&quot;&quot;thirdparty&quot;&quot;&quot;;&quot;X&quot;;&quot;&quot;)" office:value-type="string" office:string-value="X">
            <text:p>X</text:p>
          </table:table-cell>
          <table:table-cell table:style-name="ce14" table:formula="of:=IF([.H43]=&quot;&quot;&quot;indie&quot;&quot;&quot;;&quot;X&quot;;&quot;&quot;)">
            <text:p/>
          </table:table-cell>
          <table:table-cell table:style-name="ce14" table:formula="of:=IF([.H43]=&quot;&quot;&quot;nintendo&quot;&quot;&quot;;&quot;X&quot;;&quot;&quot;)">
            <text:p/>
          </table:table-cell>
          <table:table-cell table:style-name="ce14" table:formula="of:=IF([.H43]=&quot;&quot;&quot;sony&quot;&quot;&quot;;&quot;X&quot;;&quot;&quot;)">
            <text:p/>
          </table:table-cell>
          <table:table-cell table:style-name="ce14" table:formula="of:=IF([.H43]=&quot;&quot;&quot;microsoft&quot;&quot;&quot;;&quot;X&quot;;&quot;&quot;)">
            <text:p/>
          </table:table-cell>
          <table:table-cell table:style-name="ce14" table:formula="of:=IF([.K43]=&quot;&quot;&quot;people&quot;&quot;&quot;;&quot;X&quot;;&quot;&quot;)">
            <text:p/>
          </table:table-cell>
          <table:table-cell table:style-name="ce14" table:formula="of:=IF([.H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atlususa</text:p>
          </table:table-cell>
          <table:table-cell table:formula="of:=CONCATENATE([.G44];&quot;,&quot;;[.H44];&quot;,&quot;;[.I44];&quot;,&quot;;[.J44];&quot;,&quot;;[.K44];&quot;,&quot;;[.L44])" office:value-type="string" office:string-value="&quot;atlus&quot;,&quot;thirdparty&quot;,&quot;publisher&quot;,&quot;worldwide&quot;,&quot;pr&quot;,&quot;generic&quot;">
            <text:p>"atlus","thirdparty","publisher","worldwide","pr","generic"</text:p>
          </table:table-cell>
          <table:table-cell office:value-type="string">
            <text:p>Official Twitter Account of Atlus USA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TWITTER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:.X44];&quot;X&quot;)" office:value-type="float" office:value="1">
            <text:p>1</text:p>
          </table:table-cell>
          <table:table-cell table:style-name="ce14" table:formula="of:=IF(AND([.I44]=&quot;&quot;&quot;studio&quot;&quot;&quot;;[.J44]=&quot;&quot;&quot;america&quot;&quot;&quot;);&quot;x&quot;;&quot;&quot;)">
            <text:p/>
          </table:table-cell>
          <table:table-cell table:style-name="ce14" table:formula="of:=IF(AND([.I44]=&quot;&quot;&quot;studio&quot;&quot;&quot;;[.J44]=&quot;&quot;&quot;japan&quot;&quot;&quot;);&quot;x&quot;;&quot;&quot;)">
            <text:p/>
          </table:table-cell>
          <table:table-cell table:style-name="ce14" table:formula="of:=IF(AND([.I44]=&quot;&quot;&quot;studio&quot;&quot;&quot;;[.J44]=&quot;&quot;&quot;world&quot;&quot;&quot;);&quot;x&quot;;&quot;&quot;)">
            <text:p/>
          </table:table-cell>
          <table:table-cell table:style-name="ce14" table:formula="of:=IF(AND([.I44]=&quot;&quot;&quot;studio&quot;&quot;&quot;;[.J44]=&quot;&quot;&quot;europe&quot;&quot;&quot;);&quot;x&quot;;&quot;&quot;)">
            <text:p/>
          </table:table-cell>
          <table:table-cell table:style-name="ce14" table:formula="of:=IF([.H44]=&quot;&quot;&quot;thirdparty&quot;&quot;&quot;;&quot;X&quot;;&quot;&quot;)" office:value-type="string" office:string-value="X">
            <text:p>X</text:p>
          </table:table-cell>
          <table:table-cell table:style-name="ce14" table:formula="of:=IF([.H44]=&quot;&quot;&quot;indie&quot;&quot;&quot;;&quot;X&quot;;&quot;&quot;)">
            <text:p/>
          </table:table-cell>
          <table:table-cell table:style-name="ce14" table:formula="of:=IF([.H44]=&quot;&quot;&quot;nintendo&quot;&quot;&quot;;&quot;X&quot;;&quot;&quot;)">
            <text:p/>
          </table:table-cell>
          <table:table-cell table:style-name="ce14" table:formula="of:=IF([.H44]=&quot;&quot;&quot;sony&quot;&quot;&quot;;&quot;X&quot;;&quot;&quot;)">
            <text:p/>
          </table:table-cell>
          <table:table-cell table:style-name="ce14" table:formula="of:=IF([.H44]=&quot;&quot;&quot;microsoft&quot;&quot;&quot;;&quot;X&quot;;&quot;&quot;)">
            <text:p/>
          </table:table-cell>
          <table:table-cell table:style-name="ce14" table:formula="of:=IF([.K44]=&quot;&quot;&quot;people&quot;&quot;&quot;;&quot;X&quot;;&quot;&quot;)">
            <text:p/>
          </table:table-cell>
          <table:table-cell table:style-name="ce14" table:formula="of:=IF([.H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tlustube</text:p>
          </table:table-cell>
          <table:table-cell table:formula="of:=CONCATENATE([.G45];&quot;,&quot;;[.H45];&quot;,&quot;;[.I45];&quot;,&quot;;[.J45];&quot;,&quot;;[.K45];&quot;,&quot;;[.L45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Youtube Channel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YOUTUBE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5:.X45];&quot;X&quot;)" office:value-type="float" office:value="1">
            <text:p>1</text:p>
          </table:table-cell>
          <table:table-cell table:style-name="ce14" table:formula="of:=IF(AND([.I45]=&quot;&quot;&quot;studio&quot;&quot;&quot;;[.J45]=&quot;&quot;&quot;america&quot;&quot;&quot;);&quot;x&quot;;&quot;&quot;)">
            <text:p/>
          </table:table-cell>
          <table:table-cell table:style-name="ce14" table:formula="of:=IF(AND([.I45]=&quot;&quot;&quot;studio&quot;&quot;&quot;;[.J45]=&quot;&quot;&quot;japan&quot;&quot;&quot;);&quot;x&quot;;&quot;&quot;)">
            <text:p/>
          </table:table-cell>
          <table:table-cell table:style-name="ce14" table:formula="of:=IF(AND([.I45]=&quot;&quot;&quot;studio&quot;&quot;&quot;;[.J45]=&quot;&quot;&quot;world&quot;&quot;&quot;);&quot;x&quot;;&quot;&quot;)">
            <text:p/>
          </table:table-cell>
          <table:table-cell table:style-name="ce14" table:formula="of:=IF(AND([.I45]=&quot;&quot;&quot;studio&quot;&quot;&quot;;[.J45]=&quot;&quot;&quot;europe&quot;&quot;&quot;);&quot;x&quot;;&quot;&quot;)">
            <text:p/>
          </table:table-cell>
          <table:table-cell table:style-name="ce14" table:formula="of:=IF([.H45]=&quot;&quot;&quot;thirdparty&quot;&quot;&quot;;&quot;X&quot;;&quot;&quot;)" office:value-type="string" office:string-value="X">
            <text:p>X</text:p>
          </table:table-cell>
          <table:table-cell table:style-name="ce14" table:formula="of:=IF([.H45]=&quot;&quot;&quot;indie&quot;&quot;&quot;;&quot;X&quot;;&quot;&quot;)">
            <text:p/>
          </table:table-cell>
          <table:table-cell table:style-name="ce14" table:formula="of:=IF([.H45]=&quot;&quot;&quot;nintendo&quot;&quot;&quot;;&quot;X&quot;;&quot;&quot;)">
            <text:p/>
          </table:table-cell>
          <table:table-cell table:style-name="ce14" table:formula="of:=IF([.H45]=&quot;&quot;&quot;sony&quot;&quot;&quot;;&quot;X&quot;;&quot;&quot;)">
            <text:p/>
          </table:table-cell>
          <table:table-cell table:style-name="ce14" table:formula="of:=IF([.H45]=&quot;&quot;&quot;microsoft&quot;&quot;&quot;;&quot;X&quot;;&quot;&quot;)">
            <text:p/>
          </table:table-cell>
          <table:table-cell table:style-name="ce14" table:formula="of:=IF([.K45]=&quot;&quot;&quot;people&quot;&quot;&quot;;&quot;X&quot;;&quot;&quot;)">
            <text:p/>
          </table:table-cell>
          <table:table-cell table:style-name="ce14" table:formula="of:=IF([.H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Atlus_jp</text:p>
          </table:table-cell>
          <table:table-cell table:formula="of:=CONCATENATE([.G46];&quot;,&quot;;[.H46];&quot;,&quot;;[.I46];&quot;,&quot;;[.J46];&quot;,&quot;;[.K46];&quot;,&quot;;[.L46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Twitter Account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TWITTER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6:.X46];&quot;X&quot;)" office:value-type="float" office:value="1">
            <text:p>1</text:p>
          </table:table-cell>
          <table:table-cell table:style-name="ce14" table:formula="of:=IF(AND([.I46]=&quot;&quot;&quot;studio&quot;&quot;&quot;;[.J46]=&quot;&quot;&quot;america&quot;&quot;&quot;);&quot;x&quot;;&quot;&quot;)">
            <text:p/>
          </table:table-cell>
          <table:table-cell table:style-name="ce14" table:formula="of:=IF(AND([.I46]=&quot;&quot;&quot;studio&quot;&quot;&quot;;[.J46]=&quot;&quot;&quot;japan&quot;&quot;&quot;);&quot;x&quot;;&quot;&quot;)">
            <text:p/>
          </table:table-cell>
          <table:table-cell table:style-name="ce14" table:formula="of:=IF(AND([.I46]=&quot;&quot;&quot;studio&quot;&quot;&quot;;[.J46]=&quot;&quot;&quot;world&quot;&quot;&quot;);&quot;x&quot;;&quot;&quot;)">
            <text:p/>
          </table:table-cell>
          <table:table-cell table:style-name="ce14" table:formula="of:=IF(AND([.I46]=&quot;&quot;&quot;studio&quot;&quot;&quot;;[.J46]=&quot;&quot;&quot;europe&quot;&quot;&quot;);&quot;x&quot;;&quot;&quot;)">
            <text:p/>
          </table:table-cell>
          <table:table-cell table:style-name="ce14" table:formula="of:=IF([.H46]=&quot;&quot;&quot;thirdparty&quot;&quot;&quot;;&quot;X&quot;;&quot;&quot;)" office:value-type="string" office:string-value="X">
            <text:p>X</text:p>
          </table:table-cell>
          <table:table-cell table:style-name="ce14" table:formula="of:=IF([.H46]=&quot;&quot;&quot;indie&quot;&quot;&quot;;&quot;X&quot;;&quot;&quot;)">
            <text:p/>
          </table:table-cell>
          <table:table-cell table:style-name="ce14" table:formula="of:=IF([.H46]=&quot;&quot;&quot;nintendo&quot;&quot;&quot;;&quot;X&quot;;&quot;&quot;)">
            <text:p/>
          </table:table-cell>
          <table:table-cell table:style-name="ce14" table:formula="of:=IF([.H46]=&quot;&quot;&quot;sony&quot;&quot;&quot;;&quot;X&quot;;&quot;&quot;)">
            <text:p/>
          </table:table-cell>
          <table:table-cell table:style-name="ce14" table:formula="of:=IF([.H46]=&quot;&quot;&quot;microsoft&quot;&quot;&quot;;&quot;X&quot;;&quot;&quot;)">
            <text:p/>
          </table:table-cell>
          <table:table-cell table:style-name="ce14" table:formula="of:=IF([.K46]=&quot;&quot;&quot;people&quot;&quot;&quot;;&quot;X&quot;;&quot;&quot;)">
            <text:p/>
          </table:table-cell>
          <table:table-cell table:style-name="ce14" table:formula="of:=IF([.H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atlusnet.jp/information/rss/</text:p>
          </table:table-cell>
          <table:table-cell table:formula="of:=CONCATENATE([.G47];&quot;,&quot;;[.H47];&quot;,&quot;;[.I47];&quot;,&quot;;[.J47];&quot;,&quot;;[.K47];&quot;,&quot;;[.L47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News Feed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NEWS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:.X47];&quot;X&quot;)" office:value-type="float" office:value="1">
            <text:p>1</text:p>
          </table:table-cell>
          <table:table-cell table:style-name="ce14" table:formula="of:=IF(AND([.I47]=&quot;&quot;&quot;studio&quot;&quot;&quot;;[.J47]=&quot;&quot;&quot;america&quot;&quot;&quot;);&quot;x&quot;;&quot;&quot;)">
            <text:p/>
          </table:table-cell>
          <table:table-cell table:style-name="ce14" table:formula="of:=IF(AND([.I47]=&quot;&quot;&quot;studio&quot;&quot;&quot;;[.J47]=&quot;&quot;&quot;japan&quot;&quot;&quot;);&quot;x&quot;;&quot;&quot;)">
            <text:p/>
          </table:table-cell>
          <table:table-cell table:style-name="ce14" table:formula="of:=IF(AND([.I47]=&quot;&quot;&quot;studio&quot;&quot;&quot;;[.J47]=&quot;&quot;&quot;world&quot;&quot;&quot;);&quot;x&quot;;&quot;&quot;)">
            <text:p/>
          </table:table-cell>
          <table:table-cell table:style-name="ce14" table:formula="of:=IF(AND([.I47]=&quot;&quot;&quot;studio&quot;&quot;&quot;;[.J47]=&quot;&quot;&quot;europe&quot;&quot;&quot;);&quot;x&quot;;&quot;&quot;)">
            <text:p/>
          </table:table-cell>
          <table:table-cell table:style-name="ce14" table:formula="of:=IF([.H47]=&quot;&quot;&quot;thirdparty&quot;&quot;&quot;;&quot;X&quot;;&quot;&quot;)" office:value-type="string" office:string-value="X">
            <text:p>X</text:p>
          </table:table-cell>
          <table:table-cell table:style-name="ce14" table:formula="of:=IF([.H47]=&quot;&quot;&quot;indie&quot;&quot;&quot;;&quot;X&quot;;&quot;&quot;)">
            <text:p/>
          </table:table-cell>
          <table:table-cell table:style-name="ce14" table:formula="of:=IF([.H47]=&quot;&quot;&quot;nintendo&quot;&quot;&quot;;&quot;X&quot;;&quot;&quot;)">
            <text:p/>
          </table:table-cell>
          <table:table-cell table:style-name="ce14" table:formula="of:=IF([.H47]=&quot;&quot;&quot;sony&quot;&quot;&quot;;&quot;X&quot;;&quot;&quot;)">
            <text:p/>
          </table:table-cell>
          <table:table-cell table:style-name="ce14" table:formula="of:=IF([.H47]=&quot;&quot;&quot;microsoft&quot;&quot;&quot;;&quot;X&quot;;&quot;&quot;)">
            <text:p/>
          </table:table-cell>
          <table:table-cell table:style-name="ce14" table:formula="of:=IF([.K47]=&quot;&quot;&quot;people&quot;&quot;&quot;;&quot;X&quot;;&quot;&quot;)">
            <text:p/>
          </table:table-cell>
          <table:table-cell table:style-name="ce14" table:formula="of:=IF([.H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tlusUSA</text:p>
          </table:table-cell>
          <table:table-cell table:formula="of:=CONCATENATE([.G48];&quot;,&quot;;[.H48];&quot;,&quot;;[.I48];&quot;,&quot;;[.J48];&quot;,&quot;;[.K48];&quot;,&quot;;[.L48])" office:value-type="string" office:string-value="&quot;atlus&quot;,&quot;thirdparty&quot;,&quot;publisher&quot;,&quot;worldwide&quot;,&quot;pr&quot;,&quot;generic&quot;">
            <text:p>"atlus","thirdparty","publisher","worldwide","pr","generic"</text:p>
          </table:table-cell>
          <table:table-cell office:value-type="string">
            <text:p>Official Youtube Channel of Atlus USA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YOUTUBE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:.X48];&quot;X&quot;)" office:value-type="float" office:value="1">
            <text:p>1</text:p>
          </table:table-cell>
          <table:table-cell table:style-name="ce14" table:formula="of:=IF(AND([.I48]=&quot;&quot;&quot;studio&quot;&quot;&quot;;[.J48]=&quot;&quot;&quot;america&quot;&quot;&quot;);&quot;x&quot;;&quot;&quot;)">
            <text:p/>
          </table:table-cell>
          <table:table-cell table:style-name="ce14" table:formula="of:=IF(AND([.I48]=&quot;&quot;&quot;studio&quot;&quot;&quot;;[.J48]=&quot;&quot;&quot;japan&quot;&quot;&quot;);&quot;x&quot;;&quot;&quot;)">
            <text:p/>
          </table:table-cell>
          <table:table-cell table:style-name="ce14" table:formula="of:=IF(AND([.I48]=&quot;&quot;&quot;studio&quot;&quot;&quot;;[.J48]=&quot;&quot;&quot;world&quot;&quot;&quot;);&quot;x&quot;;&quot;&quot;)">
            <text:p/>
          </table:table-cell>
          <table:table-cell table:style-name="ce14" table:formula="of:=IF(AND([.I48]=&quot;&quot;&quot;studio&quot;&quot;&quot;;[.J48]=&quot;&quot;&quot;europe&quot;&quot;&quot;);&quot;x&quot;;&quot;&quot;)">
            <text:p/>
          </table:table-cell>
          <table:table-cell table:style-name="ce14" table:formula="of:=IF([.H48]=&quot;&quot;&quot;thirdparty&quot;&quot;&quot;;&quot;X&quot;;&quot;&quot;)" office:value-type="string" office:string-value="X">
            <text:p>X</text:p>
          </table:table-cell>
          <table:table-cell table:style-name="ce14" table:formula="of:=IF([.H48]=&quot;&quot;&quot;indie&quot;&quot;&quot;;&quot;X&quot;;&quot;&quot;)">
            <text:p/>
          </table:table-cell>
          <table:table-cell table:style-name="ce14" table:formula="of:=IF([.H48]=&quot;&quot;&quot;nintendo&quot;&quot;&quot;;&quot;X&quot;;&quot;&quot;)">
            <text:p/>
          </table:table-cell>
          <table:table-cell table:style-name="ce14" table:formula="of:=IF([.H48]=&quot;&quot;&quot;sony&quot;&quot;&quot;;&quot;X&quot;;&quot;&quot;)">
            <text:p/>
          </table:table-cell>
          <table:table-cell table:style-name="ce14" table:formula="of:=IF([.H48]=&quot;&quot;&quot;microsoft&quot;&quot;&quot;;&quot;X&quot;;&quot;&quot;)">
            <text:p/>
          </table:table-cell>
          <table:table-cell table:style-name="ce14" table:formula="of:=IF([.K48]=&quot;&quot;&quot;people&quot;&quot;&quot;;&quot;X&quot;;&quot;&quot;)">
            <text:p/>
          </table:table-cell>
          <table:table-cell table:style-name="ce14" table:formula="of:=IF([.H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1547722567500</text:p>
          </table:table-cell>
          <table:table-cell table:formula="of:=CONCATENATE([.G49];&quot;,&quot;;[.H49];&quot;,&quot;;[.I49];&quot;,&quot;;[.J49];&quot;,&quot;;[.K49];&quot;,&quot;;[.L49])" office:value-type="string" office:string-value="&quot;avalanchestudios&quot;,&quot;independent&quot;,&quot;studio&quot;,&quot;europe&quot;,&quot;pr&quot;,&quot;generic&quot;">
            <text:p>"avalanchestudios","independent","studio","europe","pr","generic"</text:p>
          </table:table-cell>
          <table:table-cell office:value-type="string">
            <text:p>Official Facebook Page of Avalanche Studios</text:p>
          </table:table-cell>
          <table:table-cell office:value-type="string">
            <text:p>http://www.avalanchestudios.se/eng/company-history/</text:p>
          </table:table-cell>
          <table:table-cell office:value-type="string">
            <text:p>Just Cause Series</text:p>
          </table:table-cell>
          <table:table-cell office:value-type="string">
            <text:p>FACEBOOK</text:p>
          </table:table-cell>
          <table:table-cell office:value-type="string">
            <text:p>"avalanch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:.X49];&quot;X&quot;)" office:value-type="float" office:value="2">
            <text:p>2</text:p>
          </table:table-cell>
          <table:table-cell table:style-name="ce14" table:formula="of:=IF(AND([.I49]=&quot;&quot;&quot;studio&quot;&quot;&quot;;[.J49]=&quot;&quot;&quot;america&quot;&quot;&quot;);&quot;x&quot;;&quot;&quot;)">
            <text:p/>
          </table:table-cell>
          <table:table-cell table:style-name="ce14" table:formula="of:=IF(AND([.I49]=&quot;&quot;&quot;studio&quot;&quot;&quot;;[.J49]=&quot;&quot;&quot;japan&quot;&quot;&quot;);&quot;x&quot;;&quot;&quot;)">
            <text:p/>
          </table:table-cell>
          <table:table-cell table:style-name="ce14" table:formula="of:=IF(AND([.I49]=&quot;&quot;&quot;studio&quot;&quot;&quot;;[.J49]=&quot;&quot;&quot;world&quot;&quot;&quot;);&quot;x&quot;;&quot;&quot;)">
            <text:p/>
          </table:table-cell>
          <table:table-cell table:style-name="ce14" table:formula="of:=IF(AND([.I49]=&quot;&quot;&quot;studio&quot;&quot;&quot;;[.J49]=&quot;&quot;&quot;europe&quot;&quot;&quot;);&quot;x&quot;;&quot;&quot;)" office:value-type="string" office:string-value="x">
            <text:p>x</text:p>
          </table:table-cell>
          <table:table-cell table:style-name="ce14" table:formula="of:=IF([.H49]=&quot;&quot;&quot;thirdparty&quot;&quot;&quot;;&quot;X&quot;;&quot;&quot;)">
            <text:p/>
          </table:table-cell>
          <table:table-cell table:style-name="ce14" table:formula="of:=IF([.H49]=&quot;&quot;&quot;indie&quot;&quot;&quot;;&quot;X&quot;;&quot;&quot;)">
            <text:p/>
          </table:table-cell>
          <table:table-cell table:style-name="ce14" table:formula="of:=IF([.H49]=&quot;&quot;&quot;nintendo&quot;&quot;&quot;;&quot;X&quot;;&quot;&quot;)">
            <text:p/>
          </table:table-cell>
          <table:table-cell table:style-name="ce14" table:formula="of:=IF([.H49]=&quot;&quot;&quot;sony&quot;&quot;&quot;;&quot;X&quot;;&quot;&quot;)">
            <text:p/>
          </table:table-cell>
          <table:table-cell table:style-name="ce14" table:formula="of:=IF([.H49]=&quot;&quot;&quot;microsoft&quot;&quot;&quot;;&quot;X&quot;;&quot;&quot;)">
            <text:p/>
          </table:table-cell>
          <table:table-cell table:style-name="ce14" table:formula="of:=IF([.K49]=&quot;&quot;&quot;people&quot;&quot;&quot;;&quot;X&quot;;&quot;&quot;)">
            <text:p/>
          </table:table-cell>
          <table:table-cell table:style-name="ce14" table:formula="of:=IF([.H4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valancheSweden</text:p>
          </table:table-cell>
          <table:table-cell table:formula="of:=CONCATENATE([.G50];&quot;,&quot;;[.H50];&quot;,&quot;;[.I50];&quot;,&quot;;[.J50];&quot;,&quot;;[.K50];&quot;,&quot;;[.L50])" office:value-type="string" office:string-value="&quot;avalanchestudios&quot;,&quot;independent&quot;,&quot;studio&quot;,&quot;europe&quot;,&quot;pr&quot;,&quot;generic&quot;">
            <text:p>"avalanchestudios","independent","studio","europe","pr","generic"</text:p>
          </table:table-cell>
          <table:table-cell office:value-type="string">
            <text:p>Official Twitter Account of Avalanche Studios</text:p>
          </table:table-cell>
          <table:table-cell office:value-type="string">
            <text:p>http://www.avalanchestudios.se/eng/company-history/</text:p>
          </table:table-cell>
          <table:table-cell office:value-type="string">
            <text:p>Just Cause Series</text:p>
          </table:table-cell>
          <table:table-cell office:value-type="string">
            <text:p>TWITTER</text:p>
          </table:table-cell>
          <table:table-cell office:value-type="string">
            <text:p>"avalanch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:.X50];&quot;X&quot;)" office:value-type="float" office:value="2">
            <text:p>2</text:p>
          </table:table-cell>
          <table:table-cell table:style-name="ce14" table:formula="of:=IF(AND([.I50]=&quot;&quot;&quot;studio&quot;&quot;&quot;;[.J50]=&quot;&quot;&quot;america&quot;&quot;&quot;);&quot;x&quot;;&quot;&quot;)">
            <text:p/>
          </table:table-cell>
          <table:table-cell table:style-name="ce14" table:formula="of:=IF(AND([.I50]=&quot;&quot;&quot;studio&quot;&quot;&quot;;[.J50]=&quot;&quot;&quot;japan&quot;&quot;&quot;);&quot;x&quot;;&quot;&quot;)">
            <text:p/>
          </table:table-cell>
          <table:table-cell table:style-name="ce14" table:formula="of:=IF(AND([.I50]=&quot;&quot;&quot;studio&quot;&quot;&quot;;[.J50]=&quot;&quot;&quot;world&quot;&quot;&quot;);&quot;x&quot;;&quot;&quot;)">
            <text:p/>
          </table:table-cell>
          <table:table-cell table:style-name="ce14" table:formula="of:=IF(AND([.I50]=&quot;&quot;&quot;studio&quot;&quot;&quot;;[.J50]=&quot;&quot;&quot;europe&quot;&quot;&quot;);&quot;x&quot;;&quot;&quot;)" office:value-type="string" office:string-value="x">
            <text:p>x</text:p>
          </table:table-cell>
          <table:table-cell table:style-name="ce14" table:formula="of:=IF([.H50]=&quot;&quot;&quot;thirdparty&quot;&quot;&quot;;&quot;X&quot;;&quot;&quot;)">
            <text:p/>
          </table:table-cell>
          <table:table-cell table:style-name="ce14" table:formula="of:=IF([.H50]=&quot;&quot;&quot;indie&quot;&quot;&quot;;&quot;X&quot;;&quot;&quot;)">
            <text:p/>
          </table:table-cell>
          <table:table-cell table:style-name="ce14" table:formula="of:=IF([.H50]=&quot;&quot;&quot;nintendo&quot;&quot;&quot;;&quot;X&quot;;&quot;&quot;)">
            <text:p/>
          </table:table-cell>
          <table:table-cell table:style-name="ce14" table:formula="of:=IF([.H50]=&quot;&quot;&quot;sony&quot;&quot;&quot;;&quot;X&quot;;&quot;&quot;)">
            <text:p/>
          </table:table-cell>
          <table:table-cell table:style-name="ce14" table:formula="of:=IF([.H50]=&quot;&quot;&quot;microsoft&quot;&quot;&quot;;&quot;X&quot;;&quot;&quot;)">
            <text:p/>
          </table:table-cell>
          <table:table-cell table:style-name="ce14" table:formula="of:=IF([.K50]=&quot;&quot;&quot;people&quot;&quot;&quot;;&quot;X&quot;;&quot;&quot;)">
            <text:p/>
          </table:table-cell>
          <table:table-cell table:style-name="ce14" table:formula="of:=IF([.H5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7809343941892</text:p>
          </table:table-cell>
          <table:table-cell table:formula="of:=CONCATENATE([.G51];&quot;,&quot;;[.H51];&quot;,&quot;;[.I51];&quot;,&quot;;[.J51];&quot;,&quot;;[.K51];&quot;,&quot;;[.L51])" office:value-type="string" office:string-value="&quot;behaviourinteractive&quot;,&quot;independent&quot;,&quot;studio&quot;,&quot;america&quot;,&quot;pr&quot;,&quot;generic&quot;">
            <text:p>"behaviourinteractive","independent","studio","america","pr","generic"</text:p>
          </table:table-cell>
          <table:table-cell office:value-type="string">
            <text:p>Official Facebook Page of Behaviour Interactive</text:p>
          </table:table-cell>
          <table:table-cell office:value-type="string">
            <text:p>http://www.bhvr.com/en/about/</text:p>
          </table:table-cell>
          <table:table-cell office:value-type="string">
            <text:p>Dante's Inferno</text:p>
          </table:table-cell>
          <table:table-cell office:value-type="string">
            <text:p>FACEBOOK</text:p>
          </table:table-cell>
          <table:table-cell office:value-type="string">
            <text:p>"behaviou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:.X51];&quot;X&quot;)" office:value-type="float" office:value="2">
            <text:p>2</text:p>
          </table:table-cell>
          <table:table-cell table:style-name="ce14" table:formula="of:=IF(AND([.I51]=&quot;&quot;&quot;studio&quot;&quot;&quot;;[.J51]=&quot;&quot;&quot;america&quot;&quot;&quot;);&quot;x&quot;;&quot;&quot;)" office:value-type="string" office:string-value="x">
            <text:p>x</text:p>
          </table:table-cell>
          <table:table-cell table:style-name="ce14" table:formula="of:=IF(AND([.I51]=&quot;&quot;&quot;studio&quot;&quot;&quot;;[.J51]=&quot;&quot;&quot;japan&quot;&quot;&quot;);&quot;x&quot;;&quot;&quot;)">
            <text:p/>
          </table:table-cell>
          <table:table-cell table:style-name="ce14" table:formula="of:=IF(AND([.I51]=&quot;&quot;&quot;studio&quot;&quot;&quot;;[.J51]=&quot;&quot;&quot;world&quot;&quot;&quot;);&quot;x&quot;;&quot;&quot;)">
            <text:p/>
          </table:table-cell>
          <table:table-cell table:style-name="ce14" table:formula="of:=IF(AND([.I51]=&quot;&quot;&quot;studio&quot;&quot;&quot;;[.J51]=&quot;&quot;&quot;europe&quot;&quot;&quot;);&quot;x&quot;;&quot;&quot;)">
            <text:p/>
          </table:table-cell>
          <table:table-cell table:style-name="ce14" table:formula="of:=IF([.H51]=&quot;&quot;&quot;thirdparty&quot;&quot;&quot;;&quot;X&quot;;&quot;&quot;)">
            <text:p/>
          </table:table-cell>
          <table:table-cell table:style-name="ce14" table:formula="of:=IF([.H51]=&quot;&quot;&quot;indie&quot;&quot;&quot;;&quot;X&quot;;&quot;&quot;)">
            <text:p/>
          </table:table-cell>
          <table:table-cell table:style-name="ce14" table:formula="of:=IF([.H51]=&quot;&quot;&quot;nintendo&quot;&quot;&quot;;&quot;X&quot;;&quot;&quot;)">
            <text:p/>
          </table:table-cell>
          <table:table-cell table:style-name="ce14" table:formula="of:=IF([.H51]=&quot;&quot;&quot;sony&quot;&quot;&quot;;&quot;X&quot;;&quot;&quot;)">
            <text:p/>
          </table:table-cell>
          <table:table-cell table:style-name="ce14" table:formula="of:=IF([.H51]=&quot;&quot;&quot;microsoft&quot;&quot;&quot;;&quot;X&quot;;&quot;&quot;)">
            <text:p/>
          </table:table-cell>
          <table:table-cell table:style-name="ce14" table:formula="of:=IF([.K51]=&quot;&quot;&quot;people&quot;&quot;&quot;;&quot;X&quot;;&quot;&quot;)">
            <text:p/>
          </table:table-cell>
          <table:table-cell table:style-name="ce14" table:formula="of:=IF([.H5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ehaviour</text:p>
          </table:table-cell>
          <table:table-cell table:formula="of:=CONCATENATE([.G52];&quot;,&quot;;[.H52];&quot;,&quot;;[.I52];&quot;,&quot;;[.J52];&quot;,&quot;;[.K52];&quot;,&quot;;[.L52])" office:value-type="string" office:string-value="&quot;behaviourinteractive&quot;,&quot;independent&quot;,&quot;studio&quot;,&quot;america&quot;,&quot;pr&quot;,&quot;generic&quot;">
            <text:p>"behaviourinteractive","independent","studio","america","pr","generic"</text:p>
          </table:table-cell>
          <table:table-cell office:value-type="string">
            <text:p>Official Twitter Account of Behaviour Interactive</text:p>
          </table:table-cell>
          <table:table-cell office:value-type="string">
            <text:p>http://www.bhvr.com/en/about/</text:p>
          </table:table-cell>
          <table:table-cell office:value-type="string">
            <text:p>Dante's Inferno</text:p>
          </table:table-cell>
          <table:table-cell office:value-type="string">
            <text:p>TWITTER</text:p>
          </table:table-cell>
          <table:table-cell office:value-type="string">
            <text:p>"behaviou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:.X52];&quot;X&quot;)" office:value-type="float" office:value="2">
            <text:p>2</text:p>
          </table:table-cell>
          <table:table-cell table:style-name="ce14" table:formula="of:=IF(AND([.I52]=&quot;&quot;&quot;studio&quot;&quot;&quot;;[.J52]=&quot;&quot;&quot;america&quot;&quot;&quot;);&quot;x&quot;;&quot;&quot;)" office:value-type="string" office:string-value="x">
            <text:p>x</text:p>
          </table:table-cell>
          <table:table-cell table:style-name="ce14" table:formula="of:=IF(AND([.I52]=&quot;&quot;&quot;studio&quot;&quot;&quot;;[.J52]=&quot;&quot;&quot;japan&quot;&quot;&quot;);&quot;x&quot;;&quot;&quot;)">
            <text:p/>
          </table:table-cell>
          <table:table-cell table:style-name="ce14" table:formula="of:=IF(AND([.I52]=&quot;&quot;&quot;studio&quot;&quot;&quot;;[.J52]=&quot;&quot;&quot;world&quot;&quot;&quot;);&quot;x&quot;;&quot;&quot;)">
            <text:p/>
          </table:table-cell>
          <table:table-cell table:style-name="ce14" table:formula="of:=IF(AND([.I52]=&quot;&quot;&quot;studio&quot;&quot;&quot;;[.J52]=&quot;&quot;&quot;europe&quot;&quot;&quot;);&quot;x&quot;;&quot;&quot;)">
            <text:p/>
          </table:table-cell>
          <table:table-cell table:style-name="ce14" table:formula="of:=IF([.H52]=&quot;&quot;&quot;thirdparty&quot;&quot;&quot;;&quot;X&quot;;&quot;&quot;)">
            <text:p/>
          </table:table-cell>
          <table:table-cell table:style-name="ce14" table:formula="of:=IF([.H52]=&quot;&quot;&quot;indie&quot;&quot;&quot;;&quot;X&quot;;&quot;&quot;)">
            <text:p/>
          </table:table-cell>
          <table:table-cell table:style-name="ce14" table:formula="of:=IF([.H52]=&quot;&quot;&quot;nintendo&quot;&quot;&quot;;&quot;X&quot;;&quot;&quot;)">
            <text:p/>
          </table:table-cell>
          <table:table-cell table:style-name="ce14" table:formula="of:=IF([.H52]=&quot;&quot;&quot;sony&quot;&quot;&quot;;&quot;X&quot;;&quot;&quot;)">
            <text:p/>
          </table:table-cell>
          <table:table-cell table:style-name="ce14" table:formula="of:=IF([.H52]=&quot;&quot;&quot;microsoft&quot;&quot;&quot;;&quot;X&quot;;&quot;&quot;)">
            <text:p/>
          </table:table-cell>
          <table:table-cell table:style-name="ce14" table:formula="of:=IF([.K52]=&quot;&quot;&quot;people&quot;&quot;&quot;;&quot;X&quot;;&quot;&quot;)">
            <text:p/>
          </table:table-cell>
          <table:table-cell table:style-name="ce14" table:formula="of:=IF([.H5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bethesdablog</text:p>
          </table:table-cell>
          <table:table-cell table:formula="of:=CONCATENATE([.G53];&quot;,&quot;;[.H53];&quot;,&quot;;[.I53];&quot;,&quot;;[.J53];&quot;,&quot;;[.K53];&quot;,&quot;;[.L53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Twitter Account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NEWS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:.X53];&quot;X&quot;)" office:value-type="float" office:value="1">
            <text:p>1</text:p>
          </table:table-cell>
          <table:table-cell table:style-name="ce14" table:formula="of:=IF(AND([.I53]=&quot;&quot;&quot;studio&quot;&quot;&quot;;[.J53]=&quot;&quot;&quot;america&quot;&quot;&quot;);&quot;x&quot;;&quot;&quot;)">
            <text:p/>
          </table:table-cell>
          <table:table-cell table:style-name="ce14" table:formula="of:=IF(AND([.I53]=&quot;&quot;&quot;studio&quot;&quot;&quot;;[.J53]=&quot;&quot;&quot;japan&quot;&quot;&quot;);&quot;x&quot;;&quot;&quot;)">
            <text:p/>
          </table:table-cell>
          <table:table-cell table:style-name="ce14" table:formula="of:=IF(AND([.I53]=&quot;&quot;&quot;studio&quot;&quot;&quot;;[.J53]=&quot;&quot;&quot;world&quot;&quot;&quot;);&quot;x&quot;;&quot;&quot;)">
            <text:p/>
          </table:table-cell>
          <table:table-cell table:style-name="ce14" table:formula="of:=IF(AND([.I53]=&quot;&quot;&quot;studio&quot;&quot;&quot;;[.J53]=&quot;&quot;&quot;europe&quot;&quot;&quot;);&quot;x&quot;;&quot;&quot;)">
            <text:p/>
          </table:table-cell>
          <table:table-cell table:style-name="ce14" table:formula="of:=IF([.H53]=&quot;&quot;&quot;thirdparty&quot;&quot;&quot;;&quot;X&quot;;&quot;&quot;)" office:value-type="string" office:string-value="X">
            <text:p>X</text:p>
          </table:table-cell>
          <table:table-cell table:style-name="ce14" table:formula="of:=IF([.H53]=&quot;&quot;&quot;indie&quot;&quot;&quot;;&quot;X&quot;;&quot;&quot;)">
            <text:p/>
          </table:table-cell>
          <table:table-cell table:style-name="ce14" table:formula="of:=IF([.H53]=&quot;&quot;&quot;nintendo&quot;&quot;&quot;;&quot;X&quot;;&quot;&quot;)">
            <text:p/>
          </table:table-cell>
          <table:table-cell table:style-name="ce14" table:formula="of:=IF([.H53]=&quot;&quot;&quot;sony&quot;&quot;&quot;;&quot;X&quot;;&quot;&quot;)">
            <text:p/>
          </table:table-cell>
          <table:table-cell table:style-name="ce14" table:formula="of:=IF([.H53]=&quot;&quot;&quot;microsoft&quot;&quot;&quot;;&quot;X&quot;;&quot;&quot;)">
            <text:p/>
          </table:table-cell>
          <table:table-cell table:style-name="ce14" table:formula="of:=IF([.K53]=&quot;&quot;&quot;people&quot;&quot;&quot;;&quot;X&quot;;&quot;&quot;)">
            <text:p/>
          </table:table-cell>
          <table:table-cell table:style-name="ce14" table:formula="of:=IF([.H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ethblog</text:p>
          </table:table-cell>
          <table:table-cell table:formula="of:=CONCATENATE([.G54];&quot;,&quot;;[.H54];&quot;,&quot;;[.I54];&quot;,&quot;;[.J54];&quot;,&quot;;[.K54];&quot;,&quot;;[.L54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Twitter Account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TWITTER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:.X54];&quot;X&quot;)" office:value-type="float" office:value="1">
            <text:p>1</text:p>
          </table:table-cell>
          <table:table-cell table:style-name="ce14" table:formula="of:=IF(AND([.I54]=&quot;&quot;&quot;studio&quot;&quot;&quot;;[.J54]=&quot;&quot;&quot;america&quot;&quot;&quot;);&quot;x&quot;;&quot;&quot;)">
            <text:p/>
          </table:table-cell>
          <table:table-cell table:style-name="ce14" table:formula="of:=IF(AND([.I54]=&quot;&quot;&quot;studio&quot;&quot;&quot;;[.J54]=&quot;&quot;&quot;japan&quot;&quot;&quot;);&quot;x&quot;;&quot;&quot;)">
            <text:p/>
          </table:table-cell>
          <table:table-cell table:style-name="ce14" table:formula="of:=IF(AND([.I54]=&quot;&quot;&quot;studio&quot;&quot;&quot;;[.J54]=&quot;&quot;&quot;world&quot;&quot;&quot;);&quot;x&quot;;&quot;&quot;)">
            <text:p/>
          </table:table-cell>
          <table:table-cell table:style-name="ce14" table:formula="of:=IF(AND([.I54]=&quot;&quot;&quot;studio&quot;&quot;&quot;;[.J54]=&quot;&quot;&quot;europe&quot;&quot;&quot;);&quot;x&quot;;&quot;&quot;)">
            <text:p/>
          </table:table-cell>
          <table:table-cell table:style-name="ce14" table:formula="of:=IF([.H54]=&quot;&quot;&quot;thirdparty&quot;&quot;&quot;;&quot;X&quot;;&quot;&quot;)" office:value-type="string" office:string-value="X">
            <text:p>X</text:p>
          </table:table-cell>
          <table:table-cell table:style-name="ce14" table:formula="of:=IF([.H54]=&quot;&quot;&quot;indie&quot;&quot;&quot;;&quot;X&quot;;&quot;&quot;)">
            <text:p/>
          </table:table-cell>
          <table:table-cell table:style-name="ce14" table:formula="of:=IF([.H54]=&quot;&quot;&quot;nintendo&quot;&quot;&quot;;&quot;X&quot;;&quot;&quot;)">
            <text:p/>
          </table:table-cell>
          <table:table-cell table:style-name="ce14" table:formula="of:=IF([.H54]=&quot;&quot;&quot;sony&quot;&quot;&quot;;&quot;X&quot;;&quot;&quot;)">
            <text:p/>
          </table:table-cell>
          <table:table-cell table:style-name="ce14" table:formula="of:=IF([.H54]=&quot;&quot;&quot;microsoft&quot;&quot;&quot;;&quot;X&quot;;&quot;&quot;)">
            <text:p/>
          </table:table-cell>
          <table:table-cell table:style-name="ce14" table:formula="of:=IF([.K54]=&quot;&quot;&quot;people&quot;&quot;&quot;;&quot;X&quot;;&quot;&quot;)">
            <text:p/>
          </table:table-cell>
          <table:table-cell table:style-name="ce14" table:formula="of:=IF([.H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gs_devs</text:p>
          </table:table-cell>
          <table:table-cell table:formula="of:=CONCATENATE([.G55];&quot;,&quot;;[.H55];&quot;,&quot;;[.I55];&quot;,&quot;;[.J55];&quot;,&quot;;[.K55];&quot;,&quot;;[.L55])" office:value-type="string" office:string-value="&quot;bethesdagamestudios&quot;,&quot;thirdparty&quot;,&quot;studio&quot;,&quot;america&quot;,&quot;pr&quot;,&quot;generic&quot;">
            <text:p>"bethesdagamestudios","thirdparty","studio","america","pr","generic"</text:p>
          </table:table-cell>
          <table:table-cell office:value-type="string">
            <text:p>Official Twitter Account of Bethesda Game Studios</text:p>
          </table:table-cell>
          <table:table-cell office:value-type="string">
            <text:p>http://www.zenimax.com/profile.htm</text:p>
          </table:table-cell>
          <table:table-cell office:value-type="string">
            <text:p>The Elder Scrolls Series</text:p>
          </table:table-cell>
          <table:table-cell office:value-type="string">
            <text:p>TWITTER</text:p>
          </table:table-cell>
          <table:table-cell office:value-type="string">
            <text:p>"bethesdagam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:.X55];&quot;X&quot;)" office:value-type="float" office:value="2">
            <text:p>2</text:p>
          </table:table-cell>
          <table:table-cell table:style-name="ce14" table:formula="of:=IF(AND([.I55]=&quot;&quot;&quot;studio&quot;&quot;&quot;;[.J55]=&quot;&quot;&quot;america&quot;&quot;&quot;);&quot;x&quot;;&quot;&quot;)" office:value-type="string" office:string-value="x">
            <text:p>x</text:p>
          </table:table-cell>
          <table:table-cell table:style-name="ce14" table:formula="of:=IF(AND([.I55]=&quot;&quot;&quot;studio&quot;&quot;&quot;;[.J55]=&quot;&quot;&quot;japan&quot;&quot;&quot;);&quot;x&quot;;&quot;&quot;)">
            <text:p/>
          </table:table-cell>
          <table:table-cell table:style-name="ce14" table:formula="of:=IF(AND([.I55]=&quot;&quot;&quot;studio&quot;&quot;&quot;;[.J55]=&quot;&quot;&quot;world&quot;&quot;&quot;);&quot;x&quot;;&quot;&quot;)">
            <text:p/>
          </table:table-cell>
          <table:table-cell table:style-name="ce14" table:formula="of:=IF(AND([.I55]=&quot;&quot;&quot;studio&quot;&quot;&quot;;[.J55]=&quot;&quot;&quot;europe&quot;&quot;&quot;);&quot;x&quot;;&quot;&quot;)">
            <text:p/>
          </table:table-cell>
          <table:table-cell table:style-name="ce14" table:formula="of:=IF([.H55]=&quot;&quot;&quot;thirdparty&quot;&quot;&quot;;&quot;X&quot;;&quot;&quot;)" office:value-type="string" office:string-value="X">
            <text:p>X</text:p>
          </table:table-cell>
          <table:table-cell table:style-name="ce14" table:formula="of:=IF([.H55]=&quot;&quot;&quot;indie&quot;&quot;&quot;;&quot;X&quot;;&quot;&quot;)">
            <text:p/>
          </table:table-cell>
          <table:table-cell table:style-name="ce14" table:formula="of:=IF([.H55]=&quot;&quot;&quot;nintendo&quot;&quot;&quot;;&quot;X&quot;;&quot;&quot;)">
            <text:p/>
          </table:table-cell>
          <table:table-cell table:style-name="ce14" table:formula="of:=IF([.H55]=&quot;&quot;&quot;sony&quot;&quot;&quot;;&quot;X&quot;;&quot;&quot;)">
            <text:p/>
          </table:table-cell>
          <table:table-cell table:style-name="ce14" table:formula="of:=IF([.H55]=&quot;&quot;&quot;microsoft&quot;&quot;&quot;;&quot;X&quot;;&quot;&quot;)">
            <text:p/>
          </table:table-cell>
          <table:table-cell table:style-name="ce14" table:formula="of:=IF([.K55]=&quot;&quot;&quot;people&quot;&quot;&quot;;&quot;X&quot;;&quot;&quot;)">
            <text:p/>
          </table:table-cell>
          <table:table-cell table:style-name="ce14" table:formula="of:=IF([.H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ethesdaSoftworks</text:p>
          </table:table-cell>
          <table:table-cell table:formula="of:=CONCATENATE([.G56];&quot;,&quot;;[.H56];&quot;,&quot;;[.I56];&quot;,&quot;;[.J56];&quot;,&quot;;[.K56];&quot;,&quot;;[.L56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Youtube Channel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YOUTUBE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:.X56];&quot;X&quot;)" office:value-type="float" office:value="1">
            <text:p>1</text:p>
          </table:table-cell>
          <table:table-cell table:style-name="ce14" table:formula="of:=IF(AND([.I56]=&quot;&quot;&quot;studio&quot;&quot;&quot;;[.J56]=&quot;&quot;&quot;america&quot;&quot;&quot;);&quot;x&quot;;&quot;&quot;)">
            <text:p/>
          </table:table-cell>
          <table:table-cell table:style-name="ce14" table:formula="of:=IF(AND([.I56]=&quot;&quot;&quot;studio&quot;&quot;&quot;;[.J56]=&quot;&quot;&quot;japan&quot;&quot;&quot;);&quot;x&quot;;&quot;&quot;)">
            <text:p/>
          </table:table-cell>
          <table:table-cell table:style-name="ce14" table:formula="of:=IF(AND([.I56]=&quot;&quot;&quot;studio&quot;&quot;&quot;;[.J56]=&quot;&quot;&quot;world&quot;&quot;&quot;);&quot;x&quot;;&quot;&quot;)">
            <text:p/>
          </table:table-cell>
          <table:table-cell table:style-name="ce14" table:formula="of:=IF(AND([.I56]=&quot;&quot;&quot;studio&quot;&quot;&quot;;[.J56]=&quot;&quot;&quot;europe&quot;&quot;&quot;);&quot;x&quot;;&quot;&quot;)">
            <text:p/>
          </table:table-cell>
          <table:table-cell table:style-name="ce14" table:formula="of:=IF([.H56]=&quot;&quot;&quot;thirdparty&quot;&quot;&quot;;&quot;X&quot;;&quot;&quot;)" office:value-type="string" office:string-value="X">
            <text:p>X</text:p>
          </table:table-cell>
          <table:table-cell table:style-name="ce14" table:formula="of:=IF([.H56]=&quot;&quot;&quot;indie&quot;&quot;&quot;;&quot;X&quot;;&quot;&quot;)">
            <text:p/>
          </table:table-cell>
          <table:table-cell table:style-name="ce14" table:formula="of:=IF([.H56]=&quot;&quot;&quot;nintendo&quot;&quot;&quot;;&quot;X&quot;;&quot;&quot;)">
            <text:p/>
          </table:table-cell>
          <table:table-cell table:style-name="ce14" table:formula="of:=IF([.H56]=&quot;&quot;&quot;sony&quot;&quot;&quot;;&quot;X&quot;;&quot;&quot;)">
            <text:p/>
          </table:table-cell>
          <table:table-cell table:style-name="ce14" table:formula="of:=IF([.H56]=&quot;&quot;&quot;microsoft&quot;&quot;&quot;;&quot;X&quot;;&quot;&quot;)">
            <text:p/>
          </table:table-cell>
          <table:table-cell table:style-name="ce14" table:formula="of:=IF([.K56]=&quot;&quot;&quot;people&quot;&quot;&quot;;&quot;X&quot;;&quot;&quot;)">
            <text:p/>
          </table:table-cell>
          <table:table-cell table:style-name="ce14" table:formula="of:=IF([.H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.bioware.com/feed/</text:p>
          </table:table-cell>
          <table:table-cell table:formula="of:=CONCATENATE([.G57];&quot;,&quot;;[.H57];&quot;,&quot;;[.I57];&quot;,&quot;;[.J57];&quot;,&quot;;[.K57];&quot;,&quot;;[.L57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News Feed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NEWS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7:.X57];&quot;X&quot;)" office:value-type="float" office:value="2">
            <text:p>2</text:p>
          </table:table-cell>
          <table:table-cell table:style-name="ce14" table:formula="of:=IF(AND([.I57]=&quot;&quot;&quot;studio&quot;&quot;&quot;;[.J57]=&quot;&quot;&quot;america&quot;&quot;&quot;);&quot;x&quot;;&quot;&quot;)" office:value-type="string" office:string-value="x">
            <text:p>x</text:p>
          </table:table-cell>
          <table:table-cell table:style-name="ce14" table:formula="of:=IF(AND([.I57]=&quot;&quot;&quot;studio&quot;&quot;&quot;;[.J57]=&quot;&quot;&quot;japan&quot;&quot;&quot;);&quot;x&quot;;&quot;&quot;)">
            <text:p/>
          </table:table-cell>
          <table:table-cell table:style-name="ce14" table:formula="of:=IF(AND([.I57]=&quot;&quot;&quot;studio&quot;&quot;&quot;;[.J57]=&quot;&quot;&quot;world&quot;&quot;&quot;);&quot;x&quot;;&quot;&quot;)">
            <text:p/>
          </table:table-cell>
          <table:table-cell table:style-name="ce14" table:formula="of:=IF(AND([.I57]=&quot;&quot;&quot;studio&quot;&quot;&quot;;[.J57]=&quot;&quot;&quot;europe&quot;&quot;&quot;);&quot;x&quot;;&quot;&quot;)">
            <text:p/>
          </table:table-cell>
          <table:table-cell table:style-name="ce14" table:formula="of:=IF([.H57]=&quot;&quot;&quot;thirdparty&quot;&quot;&quot;;&quot;X&quot;;&quot;&quot;)" office:value-type="string" office:string-value="X">
            <text:p>X</text:p>
          </table:table-cell>
          <table:table-cell table:style-name="ce14" table:formula="of:=IF([.H57]=&quot;&quot;&quot;indie&quot;&quot;&quot;;&quot;X&quot;;&quot;&quot;)">
            <text:p/>
          </table:table-cell>
          <table:table-cell table:style-name="ce14" table:formula="of:=IF([.H57]=&quot;&quot;&quot;nintendo&quot;&quot;&quot;;&quot;X&quot;;&quot;&quot;)">
            <text:p/>
          </table:table-cell>
          <table:table-cell table:style-name="ce14" table:formula="of:=IF([.H57]=&quot;&quot;&quot;sony&quot;&quot;&quot;;&quot;X&quot;;&quot;&quot;)">
            <text:p/>
          </table:table-cell>
          <table:table-cell table:style-name="ce14" table:formula="of:=IF([.H57]=&quot;&quot;&quot;microsoft&quot;&quot;&quot;;&quot;X&quot;;&quot;&quot;)">
            <text:p/>
          </table:table-cell>
          <table:table-cell table:style-name="ce14" table:formula="of:=IF([.K57]=&quot;&quot;&quot;people&quot;&quot;&quot;;&quot;X&quot;;&quot;&quot;)">
            <text:p/>
          </table:table-cell>
          <table:table-cell table:style-name="ce14" table:formula="of:=IF([.H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2" office:value-type="string">
            <text:p>facebook://136219176405690</text:p>
          </table:table-cell>
          <table:table-cell table:formula="of:=CONCATENATE([.G58];&quot;,&quot;;[.H58];&quot;,&quot;;[.I58];&quot;,&quot;;[.J58];&quot;,&quot;;[.K58];&quot;,&quot;;[.L58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Facebook Page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FACEBOOK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8:.X58];&quot;X&quot;)" office:value-type="float" office:value="2">
            <text:p>2</text:p>
          </table:table-cell>
          <table:table-cell table:style-name="ce14" table:formula="of:=IF(AND([.I58]=&quot;&quot;&quot;studio&quot;&quot;&quot;;[.J58]=&quot;&quot;&quot;america&quot;&quot;&quot;);&quot;x&quot;;&quot;&quot;)" office:value-type="string" office:string-value="x">
            <text:p>x</text:p>
          </table:table-cell>
          <table:table-cell table:style-name="ce14" table:formula="of:=IF(AND([.I58]=&quot;&quot;&quot;studio&quot;&quot;&quot;;[.J58]=&quot;&quot;&quot;japan&quot;&quot;&quot;);&quot;x&quot;;&quot;&quot;)">
            <text:p/>
          </table:table-cell>
          <table:table-cell table:style-name="ce14" table:formula="of:=IF(AND([.I58]=&quot;&quot;&quot;studio&quot;&quot;&quot;;[.J58]=&quot;&quot;&quot;world&quot;&quot;&quot;);&quot;x&quot;;&quot;&quot;)">
            <text:p/>
          </table:table-cell>
          <table:table-cell table:style-name="ce14" table:formula="of:=IF(AND([.I58]=&quot;&quot;&quot;studio&quot;&quot;&quot;;[.J58]=&quot;&quot;&quot;europe&quot;&quot;&quot;);&quot;x&quot;;&quot;&quot;)">
            <text:p/>
          </table:table-cell>
          <table:table-cell table:style-name="ce14" table:formula="of:=IF([.H58]=&quot;&quot;&quot;thirdparty&quot;&quot;&quot;;&quot;X&quot;;&quot;&quot;)" office:value-type="string" office:string-value="X">
            <text:p>X</text:p>
          </table:table-cell>
          <table:table-cell table:style-name="ce14" table:formula="of:=IF([.H58]=&quot;&quot;&quot;indie&quot;&quot;&quot;;&quot;X&quot;;&quot;&quot;)">
            <text:p/>
          </table:table-cell>
          <table:table-cell table:style-name="ce14" table:formula="of:=IF([.H58]=&quot;&quot;&quot;nintendo&quot;&quot;&quot;;&quot;X&quot;;&quot;&quot;)">
            <text:p/>
          </table:table-cell>
          <table:table-cell table:style-name="ce14" table:formula="of:=IF([.H58]=&quot;&quot;&quot;sony&quot;&quot;&quot;;&quot;X&quot;;&quot;&quot;)">
            <text:p/>
          </table:table-cell>
          <table:table-cell table:style-name="ce14" table:formula="of:=IF([.H58]=&quot;&quot;&quot;microsoft&quot;&quot;&quot;;&quot;X&quot;;&quot;&quot;)">
            <text:p/>
          </table:table-cell>
          <table:table-cell table:style-name="ce14" table:formula="of:=IF([.K58]=&quot;&quot;&quot;people&quot;&quot;&quot;;&quot;X&quot;;&quot;&quot;)">
            <text:p/>
          </table:table-cell>
          <table:table-cell table:style-name="ce14" table:formula="of:=IF([.H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ioWare</text:p>
          </table:table-cell>
          <table:table-cell table:formula="of:=CONCATENATE([.G59];&quot;,&quot;;[.H59];&quot;,&quot;;[.I59];&quot;,&quot;;[.J59];&quot;,&quot;;[.K59];&quot;,&quot;;[.L59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Twitter Account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TWITTER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9:.X59];&quot;X&quot;)" office:value-type="float" office:value="2">
            <text:p>2</text:p>
          </table:table-cell>
          <table:table-cell table:style-name="ce14" table:formula="of:=IF(AND([.I59]=&quot;&quot;&quot;studio&quot;&quot;&quot;;[.J59]=&quot;&quot;&quot;america&quot;&quot;&quot;);&quot;x&quot;;&quot;&quot;)" office:value-type="string" office:string-value="x">
            <text:p>x</text:p>
          </table:table-cell>
          <table:table-cell table:style-name="ce14" table:formula="of:=IF(AND([.I59]=&quot;&quot;&quot;studio&quot;&quot;&quot;;[.J59]=&quot;&quot;&quot;japan&quot;&quot;&quot;);&quot;x&quot;;&quot;&quot;)">
            <text:p/>
          </table:table-cell>
          <table:table-cell table:style-name="ce14" table:formula="of:=IF(AND([.I59]=&quot;&quot;&quot;studio&quot;&quot;&quot;;[.J59]=&quot;&quot;&quot;world&quot;&quot;&quot;);&quot;x&quot;;&quot;&quot;)">
            <text:p/>
          </table:table-cell>
          <table:table-cell table:style-name="ce14" table:formula="of:=IF(AND([.I59]=&quot;&quot;&quot;studio&quot;&quot;&quot;;[.J59]=&quot;&quot;&quot;europe&quot;&quot;&quot;);&quot;x&quot;;&quot;&quot;)">
            <text:p/>
          </table:table-cell>
          <table:table-cell table:style-name="ce14" table:formula="of:=IF([.H59]=&quot;&quot;&quot;thirdparty&quot;&quot;&quot;;&quot;X&quot;;&quot;&quot;)" office:value-type="string" office:string-value="X">
            <text:p>X</text:p>
          </table:table-cell>
          <table:table-cell table:style-name="ce14" table:formula="of:=IF([.H59]=&quot;&quot;&quot;indie&quot;&quot;&quot;;&quot;X&quot;;&quot;&quot;)">
            <text:p/>
          </table:table-cell>
          <table:table-cell table:style-name="ce14" table:formula="of:=IF([.H59]=&quot;&quot;&quot;nintendo&quot;&quot;&quot;;&quot;X&quot;;&quot;&quot;)">
            <text:p/>
          </table:table-cell>
          <table:table-cell table:style-name="ce14" table:formula="of:=IF([.H59]=&quot;&quot;&quot;sony&quot;&quot;&quot;;&quot;X&quot;;&quot;&quot;)">
            <text:p/>
          </table:table-cell>
          <table:table-cell table:style-name="ce14" table:formula="of:=IF([.H59]=&quot;&quot;&quot;microsoft&quot;&quot;&quot;;&quot;X&quot;;&quot;&quot;)">
            <text:p/>
          </table:table-cell>
          <table:table-cell table:style-name="ce14" table:formula="of:=IF([.K59]=&quot;&quot;&quot;people&quot;&quot;&quot;;&quot;X&quot;;&quot;&quot;)">
            <text:p/>
          </table:table-cell>
          <table:table-cell table:style-name="ce14" table:formula="of:=IF([.H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seyDHudson</text:p>
          </table:table-cell>
          <table:table-cell table:style-name="ce7" table:formula="of:=CONCATENATE([.G60];&quot;,&quot;;[.H60];&quot;,&quot;;[.I60];&quot;,&quot;;[.J60];&quot;,&quot;;[.K60];&quot;,&quot;;[.L6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asey Hudson: Executive Producer of the Mass Effect Series 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60:.X60];&quot;X&quot;)" office:value-type="float" office:value="1">
            <text:p>1</text:p>
          </table:table-cell>
          <table:table-cell table:style-name="ce14" table:formula="of:=IF(AND([.I60]=&quot;&quot;&quot;studio&quot;&quot;&quot;;[.J60]=&quot;&quot;&quot;america&quot;&quot;&quot;);&quot;x&quot;;&quot;&quot;)">
            <text:p/>
          </table:table-cell>
          <table:table-cell table:style-name="ce14" table:formula="of:=IF(AND([.I60]=&quot;&quot;&quot;studio&quot;&quot;&quot;;[.J60]=&quot;&quot;&quot;japan&quot;&quot;&quot;);&quot;x&quot;;&quot;&quot;)">
            <text:p/>
          </table:table-cell>
          <table:table-cell table:style-name="ce14" table:formula="of:=IF(AND([.I60]=&quot;&quot;&quot;studio&quot;&quot;&quot;;[.J60]=&quot;&quot;&quot;world&quot;&quot;&quot;);&quot;x&quot;;&quot;&quot;)">
            <text:p/>
          </table:table-cell>
          <table:table-cell table:style-name="ce14" table:formula="of:=IF(AND([.I60]=&quot;&quot;&quot;studio&quot;&quot;&quot;;[.J60]=&quot;&quot;&quot;europe&quot;&quot;&quot;);&quot;x&quot;;&quot;&quot;)">
            <text:p/>
          </table:table-cell>
          <table:table-cell table:style-name="ce14" table:formula="of:=IF([.H60]=&quot;&quot;&quot;thirdparty&quot;&quot;&quot;;&quot;X&quot;;&quot;&quot;)">
            <text:p/>
          </table:table-cell>
          <table:table-cell table:style-name="ce14" table:formula="of:=IF([.H60]=&quot;&quot;&quot;indie&quot;&quot;&quot;;&quot;X&quot;;&quot;&quot;)">
            <text:p/>
          </table:table-cell>
          <table:table-cell table:style-name="ce14" table:formula="of:=IF([.H60]=&quot;&quot;&quot;nintendo&quot;&quot;&quot;;&quot;X&quot;;&quot;&quot;)">
            <text:p/>
          </table:table-cell>
          <table:table-cell table:style-name="ce14" table:formula="of:=IF([.H60]=&quot;&quot;&quot;sony&quot;&quot;&quot;;&quot;X&quot;;&quot;&quot;)">
            <text:p/>
          </table:table-cell>
          <table:table-cell table:style-name="ce14" table:formula="of:=IF([.H60]=&quot;&quot;&quot;microsoft&quot;&quot;&quot;;&quot;X&quot;;&quot;&quot;)">
            <text:p/>
          </table:table-cell>
          <table:table-cell table:style-name="ce14" table:formula="of:=IF([.K60]=&quot;&quot;&quot;people&quot;&quot;&quot;;&quot;X&quot;;&quot;&quot;)" office:value-type="string" office:string-value="X">
            <text:p>X</text:p>
          </table:table-cell>
          <table:table-cell table:style-name="ce14" table:formula="of:=IF([.H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Watamaniuk</text:p>
          </table:table-cell>
          <table:table-cell table:style-name="ce7" table:formula="of:=CONCATENATE([.G61];&quot;,&quot;;[.H61];&quot;,&quot;;[.I61];&quot;,&quot;;[.J61];&quot;,&quot;;[.K61];&quot;,&quot;;[.L6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Preston Watamaniuk: Lead Designer of Mass Effect Series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61:.X61];&quot;X&quot;)" office:value-type="float" office:value="1">
            <text:p>1</text:p>
          </table:table-cell>
          <table:table-cell table:style-name="ce14" table:formula="of:=IF(AND([.I61]=&quot;&quot;&quot;studio&quot;&quot;&quot;;[.J61]=&quot;&quot;&quot;america&quot;&quot;&quot;);&quot;x&quot;;&quot;&quot;)">
            <text:p/>
          </table:table-cell>
          <table:table-cell table:style-name="ce14" table:formula="of:=IF(AND([.I61]=&quot;&quot;&quot;studio&quot;&quot;&quot;;[.J61]=&quot;&quot;&quot;japan&quot;&quot;&quot;);&quot;x&quot;;&quot;&quot;)">
            <text:p/>
          </table:table-cell>
          <table:table-cell table:style-name="ce14" table:formula="of:=IF(AND([.I61]=&quot;&quot;&quot;studio&quot;&quot;&quot;;[.J61]=&quot;&quot;&quot;world&quot;&quot;&quot;);&quot;x&quot;;&quot;&quot;)">
            <text:p/>
          </table:table-cell>
          <table:table-cell table:style-name="ce14" table:formula="of:=IF(AND([.I61]=&quot;&quot;&quot;studio&quot;&quot;&quot;;[.J61]=&quot;&quot;&quot;europe&quot;&quot;&quot;);&quot;x&quot;;&quot;&quot;)">
            <text:p/>
          </table:table-cell>
          <table:table-cell table:style-name="ce14" table:formula="of:=IF([.H61]=&quot;&quot;&quot;thirdparty&quot;&quot;&quot;;&quot;X&quot;;&quot;&quot;)">
            <text:p/>
          </table:table-cell>
          <table:table-cell table:style-name="ce14" table:formula="of:=IF([.H61]=&quot;&quot;&quot;indie&quot;&quot;&quot;;&quot;X&quot;;&quot;&quot;)">
            <text:p/>
          </table:table-cell>
          <table:table-cell table:style-name="ce14" table:formula="of:=IF([.H61]=&quot;&quot;&quot;nintendo&quot;&quot;&quot;;&quot;X&quot;;&quot;&quot;)">
            <text:p/>
          </table:table-cell>
          <table:table-cell table:style-name="ce14" table:formula="of:=IF([.H61]=&quot;&quot;&quot;sony&quot;&quot;&quot;;&quot;X&quot;;&quot;&quot;)">
            <text:p/>
          </table:table-cell>
          <table:table-cell table:style-name="ce14" table:formula="of:=IF([.H61]=&quot;&quot;&quot;microsoft&quot;&quot;&quot;;&quot;X&quot;;&quot;&quot;)">
            <text:p/>
          </table:table-cell>
          <table:table-cell table:style-name="ce14" table:formula="of:=IF([.K61]=&quot;&quot;&quot;people&quot;&quot;&quot;;&quot;X&quot;;&quot;&quot;)" office:value-type="string" office:string-value="X">
            <text:p>X</text:p>
          </table:table-cell>
          <table:table-cell table:style-name="ce14" table:formula="of:=IF([.H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blitzgamesstudios.com/news/all.rss</text:p>
          </table:table-cell>
          <table:table-cell table:formula="of:=CONCATENATE([.G62];&quot;,&quot;;[.H62];&quot;,&quot;;[.I62];&quot;,&quot;;[.J62];&quot;,&quot;;[.K62];&quot;,&quot;;[.L62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News Feed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NEWS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2:.X62];&quot;X&quot;)" office:value-type="float" office:value="2">
            <text:p>2</text:p>
          </table:table-cell>
          <table:table-cell table:style-name="ce14" table:formula="of:=IF(AND([.I62]=&quot;&quot;&quot;studio&quot;&quot;&quot;;[.J62]=&quot;&quot;&quot;america&quot;&quot;&quot;);&quot;x&quot;;&quot;&quot;)">
            <text:p/>
          </table:table-cell>
          <table:table-cell table:style-name="ce14" table:formula="of:=IF(AND([.I62]=&quot;&quot;&quot;studio&quot;&quot;&quot;;[.J62]=&quot;&quot;&quot;japan&quot;&quot;&quot;);&quot;x&quot;;&quot;&quot;)">
            <text:p/>
          </table:table-cell>
          <table:table-cell table:style-name="ce14" table:formula="of:=IF(AND([.I62]=&quot;&quot;&quot;studio&quot;&quot;&quot;;[.J62]=&quot;&quot;&quot;world&quot;&quot;&quot;);&quot;x&quot;;&quot;&quot;)">
            <text:p/>
          </table:table-cell>
          <table:table-cell table:style-name="ce14" table:formula="of:=IF(AND([.I62]=&quot;&quot;&quot;studio&quot;&quot;&quot;;[.J62]=&quot;&quot;&quot;europe&quot;&quot;&quot;);&quot;x&quot;;&quot;&quot;)" office:value-type="string" office:string-value="x">
            <text:p>x</text:p>
          </table:table-cell>
          <table:table-cell table:style-name="ce14" table:formula="of:=IF([.H62]=&quot;&quot;&quot;thirdparty&quot;&quot;&quot;;&quot;X&quot;;&quot;&quot;)">
            <text:p/>
          </table:table-cell>
          <table:table-cell table:style-name="ce14" table:formula="of:=IF([.H62]=&quot;&quot;&quot;indie&quot;&quot;&quot;;&quot;X&quot;;&quot;&quot;)">
            <text:p/>
          </table:table-cell>
          <table:table-cell table:style-name="ce14" table:formula="of:=IF([.H62]=&quot;&quot;&quot;nintendo&quot;&quot;&quot;;&quot;X&quot;;&quot;&quot;)">
            <text:p/>
          </table:table-cell>
          <table:table-cell table:style-name="ce14" table:formula="of:=IF([.H62]=&quot;&quot;&quot;sony&quot;&quot;&quot;;&quot;X&quot;;&quot;&quot;)">
            <text:p/>
          </table:table-cell>
          <table:table-cell table:style-name="ce14" table:formula="of:=IF([.H62]=&quot;&quot;&quot;microsoft&quot;&quot;&quot;;&quot;X&quot;;&quot;&quot;)">
            <text:p/>
          </table:table-cell>
          <table:table-cell table:style-name="ce14" table:formula="of:=IF([.K62]=&quot;&quot;&quot;people&quot;&quot;&quot;;&quot;X&quot;;&quot;&quot;)">
            <text:p/>
          </table:table-cell>
          <table:table-cell table:style-name="ce14" table:formula="of:=IF([.H6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5795546667</text:p>
          </table:table-cell>
          <table:table-cell table:formula="of:=CONCATENATE([.G63];&quot;,&quot;;[.H63];&quot;,&quot;;[.I63];&quot;,&quot;;[.J63];&quot;,&quot;;[.K63];&quot;,&quot;;[.L63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Facebook Page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FACEBOOK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3:.X63];&quot;X&quot;)" office:value-type="float" office:value="2">
            <text:p>2</text:p>
          </table:table-cell>
          <table:table-cell table:style-name="ce14" table:formula="of:=IF(AND([.I63]=&quot;&quot;&quot;studio&quot;&quot;&quot;;[.J63]=&quot;&quot;&quot;america&quot;&quot;&quot;);&quot;x&quot;;&quot;&quot;)">
            <text:p/>
          </table:table-cell>
          <table:table-cell table:style-name="ce14" table:formula="of:=IF(AND([.I63]=&quot;&quot;&quot;studio&quot;&quot;&quot;;[.J63]=&quot;&quot;&quot;japan&quot;&quot;&quot;);&quot;x&quot;;&quot;&quot;)">
            <text:p/>
          </table:table-cell>
          <table:table-cell table:style-name="ce14" table:formula="of:=IF(AND([.I63]=&quot;&quot;&quot;studio&quot;&quot;&quot;;[.J63]=&quot;&quot;&quot;world&quot;&quot;&quot;);&quot;x&quot;;&quot;&quot;)">
            <text:p/>
          </table:table-cell>
          <table:table-cell table:style-name="ce14" table:formula="of:=IF(AND([.I63]=&quot;&quot;&quot;studio&quot;&quot;&quot;;[.J63]=&quot;&quot;&quot;europe&quot;&quot;&quot;);&quot;x&quot;;&quot;&quot;)" office:value-type="string" office:string-value="x">
            <text:p>x</text:p>
          </table:table-cell>
          <table:table-cell table:style-name="ce14" table:formula="of:=IF([.H63]=&quot;&quot;&quot;thirdparty&quot;&quot;&quot;;&quot;X&quot;;&quot;&quot;)">
            <text:p/>
          </table:table-cell>
          <table:table-cell table:style-name="ce14" table:formula="of:=IF([.H63]=&quot;&quot;&quot;indie&quot;&quot;&quot;;&quot;X&quot;;&quot;&quot;)">
            <text:p/>
          </table:table-cell>
          <table:table-cell table:style-name="ce14" table:formula="of:=IF([.H63]=&quot;&quot;&quot;nintendo&quot;&quot;&quot;;&quot;X&quot;;&quot;&quot;)">
            <text:p/>
          </table:table-cell>
          <table:table-cell table:style-name="ce14" table:formula="of:=IF([.H63]=&quot;&quot;&quot;sony&quot;&quot;&quot;;&quot;X&quot;;&quot;&quot;)">
            <text:p/>
          </table:table-cell>
          <table:table-cell table:style-name="ce14" table:formula="of:=IF([.H63]=&quot;&quot;&quot;microsoft&quot;&quot;&quot;;&quot;X&quot;;&quot;&quot;)">
            <text:p/>
          </table:table-cell>
          <table:table-cell table:style-name="ce14" table:formula="of:=IF([.K63]=&quot;&quot;&quot;people&quot;&quot;&quot;;&quot;X&quot;;&quot;&quot;)">
            <text:p/>
          </table:table-cell>
          <table:table-cell table:style-name="ce14" table:formula="of:=IF([.H6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_bgs_</text:p>
          </table:table-cell>
          <table:table-cell table:formula="of:=CONCATENATE([.G64];&quot;,&quot;;[.H64];&quot;,&quot;;[.I64];&quot;,&quot;;[.J64];&quot;,&quot;;[.K64];&quot;,&quot;;[.L64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Twitter Account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TWITTER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4:.X64];&quot;X&quot;)" office:value-type="float" office:value="2">
            <text:p>2</text:p>
          </table:table-cell>
          <table:table-cell table:style-name="ce14" table:formula="of:=IF(AND([.I64]=&quot;&quot;&quot;studio&quot;&quot;&quot;;[.J64]=&quot;&quot;&quot;america&quot;&quot;&quot;);&quot;x&quot;;&quot;&quot;)">
            <text:p/>
          </table:table-cell>
          <table:table-cell table:style-name="ce14" table:formula="of:=IF(AND([.I64]=&quot;&quot;&quot;studio&quot;&quot;&quot;;[.J64]=&quot;&quot;&quot;japan&quot;&quot;&quot;);&quot;x&quot;;&quot;&quot;)">
            <text:p/>
          </table:table-cell>
          <table:table-cell table:style-name="ce14" table:formula="of:=IF(AND([.I64]=&quot;&quot;&quot;studio&quot;&quot;&quot;;[.J64]=&quot;&quot;&quot;world&quot;&quot;&quot;);&quot;x&quot;;&quot;&quot;)">
            <text:p/>
          </table:table-cell>
          <table:table-cell table:style-name="ce14" table:formula="of:=IF(AND([.I64]=&quot;&quot;&quot;studio&quot;&quot;&quot;;[.J64]=&quot;&quot;&quot;europe&quot;&quot;&quot;);&quot;x&quot;;&quot;&quot;)" office:value-type="string" office:string-value="x">
            <text:p>x</text:p>
          </table:table-cell>
          <table:table-cell table:style-name="ce14" table:formula="of:=IF([.H64]=&quot;&quot;&quot;thirdparty&quot;&quot;&quot;;&quot;X&quot;;&quot;&quot;)">
            <text:p/>
          </table:table-cell>
          <table:table-cell table:style-name="ce14" table:formula="of:=IF([.H64]=&quot;&quot;&quot;indie&quot;&quot;&quot;;&quot;X&quot;;&quot;&quot;)">
            <text:p/>
          </table:table-cell>
          <table:table-cell table:style-name="ce14" table:formula="of:=IF([.H64]=&quot;&quot;&quot;nintendo&quot;&quot;&quot;;&quot;X&quot;;&quot;&quot;)">
            <text:p/>
          </table:table-cell>
          <table:table-cell table:style-name="ce14" table:formula="of:=IF([.H64]=&quot;&quot;&quot;sony&quot;&quot;&quot;;&quot;X&quot;;&quot;&quot;)">
            <text:p/>
          </table:table-cell>
          <table:table-cell table:style-name="ce14" table:formula="of:=IF([.H64]=&quot;&quot;&quot;microsoft&quot;&quot;&quot;;&quot;X&quot;;&quot;&quot;)">
            <text:p/>
          </table:table-cell>
          <table:table-cell table:style-name="ce14" table:formula="of:=IF([.K64]=&quot;&quot;&quot;people&quot;&quot;&quot;;&quot;X&quot;;&quot;&quot;)">
            <text:p/>
          </table:table-cell>
          <table:table-cell table:style-name="ce14" table:formula="of:=IF([.H6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BlitzGamesStudios</text:p>
          </table:table-cell>
          <table:table-cell table:formula="of:=CONCATENATE([.G65];&quot;,&quot;;[.H65];&quot;,&quot;;[.I65];&quot;,&quot;;[.J65];&quot;,&quot;;[.K65];&quot;,&quot;;[.L65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Youtube Channel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YOUTUBE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5:.X65];&quot;X&quot;)" office:value-type="float" office:value="2">
            <text:p>2</text:p>
          </table:table-cell>
          <table:table-cell table:style-name="ce14" table:formula="of:=IF(AND([.I65]=&quot;&quot;&quot;studio&quot;&quot;&quot;;[.J65]=&quot;&quot;&quot;america&quot;&quot;&quot;);&quot;x&quot;;&quot;&quot;)">
            <text:p/>
          </table:table-cell>
          <table:table-cell table:style-name="ce14" table:formula="of:=IF(AND([.I65]=&quot;&quot;&quot;studio&quot;&quot;&quot;;[.J65]=&quot;&quot;&quot;japan&quot;&quot;&quot;);&quot;x&quot;;&quot;&quot;)">
            <text:p/>
          </table:table-cell>
          <table:table-cell table:style-name="ce14" table:formula="of:=IF(AND([.I65]=&quot;&quot;&quot;studio&quot;&quot;&quot;;[.J65]=&quot;&quot;&quot;world&quot;&quot;&quot;);&quot;x&quot;;&quot;&quot;)">
            <text:p/>
          </table:table-cell>
          <table:table-cell table:style-name="ce14" table:formula="of:=IF(AND([.I65]=&quot;&quot;&quot;studio&quot;&quot;&quot;;[.J65]=&quot;&quot;&quot;europe&quot;&quot;&quot;);&quot;x&quot;;&quot;&quot;)" office:value-type="string" office:string-value="x">
            <text:p>x</text:p>
          </table:table-cell>
          <table:table-cell table:style-name="ce14" table:formula="of:=IF([.H65]=&quot;&quot;&quot;thirdparty&quot;&quot;&quot;;&quot;X&quot;;&quot;&quot;)">
            <text:p/>
          </table:table-cell>
          <table:table-cell table:style-name="ce14" table:formula="of:=IF([.H65]=&quot;&quot;&quot;indie&quot;&quot;&quot;;&quot;X&quot;;&quot;&quot;)">
            <text:p/>
          </table:table-cell>
          <table:table-cell table:style-name="ce14" table:formula="of:=IF([.H65]=&quot;&quot;&quot;nintendo&quot;&quot;&quot;;&quot;X&quot;;&quot;&quot;)">
            <text:p/>
          </table:table-cell>
          <table:table-cell table:style-name="ce14" table:formula="of:=IF([.H65]=&quot;&quot;&quot;sony&quot;&quot;&quot;;&quot;X&quot;;&quot;&quot;)">
            <text:p/>
          </table:table-cell>
          <table:table-cell table:style-name="ce14" table:formula="of:=IF([.H65]=&quot;&quot;&quot;microsoft&quot;&quot;&quot;;&quot;X&quot;;&quot;&quot;)">
            <text:p/>
          </table:table-cell>
          <table:table-cell table:style-name="ce14" table:formula="of:=IF([.K65]=&quot;&quot;&quot;people&quot;&quot;&quot;;&quot;X&quot;;&quot;&quot;)">
            <text:p/>
          </table:table-cell>
          <table:table-cell table:style-name="ce14" table:formula="of:=IF([.H6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eu.blizzard.com/en-gb/news/rss.xml</text:p>
          </table:table-cell>
          <table:table-cell table:formula="of:=CONCATENATE([.G66];&quot;,&quot;;[.H66];&quot;,&quot;;[.I66];&quot;,&quot;;[.J66];&quot;,&quot;;[.K66];&quot;,&quot;;[.L66])" office:value-type="string" office:string-value="&quot;blizzard&quot;,&quot;thirdparty&quot;,&quot;publisher&quot;,&quot;worldwide&quot;,&quot;pr&quot;,&quot;generic&quot;">
            <text:p>"blizzard","thirdparty","publisher","worldwide","pr","generic"</text:p>
          </table:table-cell>
          <table:table-cell table:style-name="ce5" office:value-type="string">
            <text:p>Official News Feed of Blizzard Entertainment</text:p>
          </table:table-cell>
          <table:table-cell office:value-type="string">
            <text:p>http://eu.blizzard.com/en-gb/company/about/</text:p>
          </table:table-cell>
          <table:table-cell office:value-type="string">
            <text:p>Diablo Series</text:p>
          </table:table-cell>
          <table:table-cell office:value-type="string">
            <text:p>NEWS</text:p>
          </table:table-cell>
          <table:table-cell office:value-type="string">
            <text:p>"blizzard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6:.X66];&quot;X&quot;)" office:value-type="float" office:value="1">
            <text:p>1</text:p>
          </table:table-cell>
          <table:table-cell table:style-name="ce14" table:formula="of:=IF(AND([.I66]=&quot;&quot;&quot;studio&quot;&quot;&quot;;[.J66]=&quot;&quot;&quot;america&quot;&quot;&quot;);&quot;x&quot;;&quot;&quot;)">
            <text:p/>
          </table:table-cell>
          <table:table-cell table:style-name="ce14" table:formula="of:=IF(AND([.I66]=&quot;&quot;&quot;studio&quot;&quot;&quot;;[.J66]=&quot;&quot;&quot;japan&quot;&quot;&quot;);&quot;x&quot;;&quot;&quot;)">
            <text:p/>
          </table:table-cell>
          <table:table-cell table:style-name="ce14" table:formula="of:=IF(AND([.I66]=&quot;&quot;&quot;studio&quot;&quot;&quot;;[.J66]=&quot;&quot;&quot;world&quot;&quot;&quot;);&quot;x&quot;;&quot;&quot;)">
            <text:p/>
          </table:table-cell>
          <table:table-cell table:style-name="ce14" table:formula="of:=IF(AND([.I66]=&quot;&quot;&quot;studio&quot;&quot;&quot;;[.J66]=&quot;&quot;&quot;europe&quot;&quot;&quot;);&quot;x&quot;;&quot;&quot;)">
            <text:p/>
          </table:table-cell>
          <table:table-cell table:style-name="ce14" table:formula="of:=IF([.H66]=&quot;&quot;&quot;thirdparty&quot;&quot;&quot;;&quot;X&quot;;&quot;&quot;)" office:value-type="string" office:string-value="X">
            <text:p>X</text:p>
          </table:table-cell>
          <table:table-cell table:style-name="ce14" table:formula="of:=IF([.H66]=&quot;&quot;&quot;indie&quot;&quot;&quot;;&quot;X&quot;;&quot;&quot;)">
            <text:p/>
          </table:table-cell>
          <table:table-cell table:style-name="ce14" table:formula="of:=IF([.H66]=&quot;&quot;&quot;nintendo&quot;&quot;&quot;;&quot;X&quot;;&quot;&quot;)">
            <text:p/>
          </table:table-cell>
          <table:table-cell table:style-name="ce14" table:formula="of:=IF([.H66]=&quot;&quot;&quot;sony&quot;&quot;&quot;;&quot;X&quot;;&quot;&quot;)">
            <text:p/>
          </table:table-cell>
          <table:table-cell table:style-name="ce14" table:formula="of:=IF([.H66]=&quot;&quot;&quot;microsoft&quot;&quot;&quot;;&quot;X&quot;;&quot;&quot;)">
            <text:p/>
          </table:table-cell>
          <table:table-cell table:style-name="ce14" table:formula="of:=IF([.K66]=&quot;&quot;&quot;people&quot;&quot;&quot;;&quot;X&quot;;&quot;&quot;)">
            <text:p/>
          </table:table-cell>
          <table:table-cell table:style-name="ce14" table:formula="of:=IF([.H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2083869857</text:p>
          </table:table-cell>
          <table:table-cell table:formula="of:=CONCATENATE([.G67];&quot;,&quot;;[.H67];&quot;,&quot;;[.I67];&quot;,&quot;;[.J67];&quot;,&quot;;[.K67];&quot;,&quot;;[.L67])" office:value-type="string" office:string-value="&quot;blizzard&quot;,&quot;thirdparty&quot;,&quot;publisher&quot;,&quot;worldwide&quot;,&quot;pr&quot;,&quot;generic&quot;">
            <text:p>"blizzard","thirdparty","publisher","worldwide","pr","generic"</text:p>
          </table:table-cell>
          <table:table-cell office:value-type="string">
            <text:p>Official Facebook Page of Blizzard <text:s/>Entertainment</text:p>
          </table:table-cell>
          <table:table-cell office:value-type="string">
            <text:p>http://eu.blizzard.com/en-gb/company/about/</text:p>
          </table:table-cell>
          <table:table-cell office:value-type="string">
            <text:p>Diablo Series</text:p>
          </table:table-cell>
          <table:table-cell office:value-type="string">
            <text:p>FACEBOOK</text:p>
          </table:table-cell>
          <table:table-cell office:value-type="string">
            <text:p>"blizzard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7:.X67];&quot;X&quot;)" office:value-type="float" office:value="1">
            <text:p>1</text:p>
          </table:table-cell>
          <table:table-cell table:style-name="ce14" table:formula="of:=IF(AND([.I67]=&quot;&quot;&quot;studio&quot;&quot;&quot;;[.J67]=&quot;&quot;&quot;america&quot;&quot;&quot;);&quot;x&quot;;&quot;&quot;)">
            <text:p/>
          </table:table-cell>
          <table:table-cell table:style-name="ce14" table:formula="of:=IF(AND([.I67]=&quot;&quot;&quot;studio&quot;&quot;&quot;;[.J67]=&quot;&quot;&quot;japan&quot;&quot;&quot;);&quot;x&quot;;&quot;&quot;)">
            <text:p/>
          </table:table-cell>
          <table:table-cell table:style-name="ce14" table:formula="of:=IF(AND([.I67]=&quot;&quot;&quot;studio&quot;&quot;&quot;;[.J67]=&quot;&quot;&quot;world&quot;&quot;&quot;);&quot;x&quot;;&quot;&quot;)">
            <text:p/>
          </table:table-cell>
          <table:table-cell table:style-name="ce14" table:formula="of:=IF(AND([.I67]=&quot;&quot;&quot;studio&quot;&quot;&quot;;[.J67]=&quot;&quot;&quot;europe&quot;&quot;&quot;);&quot;x&quot;;&quot;&quot;)">
            <text:p/>
          </table:table-cell>
          <table:table-cell table:style-name="ce14" table:formula="of:=IF([.H67]=&quot;&quot;&quot;thirdparty&quot;&quot;&quot;;&quot;X&quot;;&quot;&quot;)" office:value-type="string" office:string-value="X">
            <text:p>X</text:p>
          </table:table-cell>
          <table:table-cell table:style-name="ce14" table:formula="of:=IF([.H67]=&quot;&quot;&quot;indie&quot;&quot;&quot;;&quot;X&quot;;&quot;&quot;)">
            <text:p/>
          </table:table-cell>
          <table:table-cell table:style-name="ce14" table:formula="of:=IF([.H67]=&quot;&quot;&quot;nintendo&quot;&quot;&quot;;&quot;X&quot;;&quot;&quot;)">
            <text:p/>
          </table:table-cell>
          <table:table-cell table:style-name="ce14" table:formula="of:=IF([.H67]=&quot;&quot;&quot;sony&quot;&quot;&quot;;&quot;X&quot;;&quot;&quot;)">
            <text:p/>
          </table:table-cell>
          <table:table-cell table:style-name="ce14" table:formula="of:=IF([.H67]=&quot;&quot;&quot;microsoft&quot;&quot;&quot;;&quot;X&quot;;&quot;&quot;)">
            <text:p/>
          </table:table-cell>
          <table:table-cell table:style-name="ce14" table:formula="of:=IF([.K67]=&quot;&quot;&quot;people&quot;&quot;&quot;;&quot;X&quot;;&quot;&quot;)">
            <text:p/>
          </table:table-cell>
          <table:table-cell table:style-name="ce14" table:formula="of:=IF([.H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1714937184786</text:p>
          </table:table-cell>
          <table:table-cell table:formula="of:=CONCATENATE([.G68];&quot;,&quot;;[.H68];&quot;,&quot;;[.I68];&quot;,&quot;;[.J68];&quot;,&quot;;[.K68];&quot;,&quot;;[.L68])" office:value-type="string" office:string-value="&quot;bugbear&quot;,&quot;independent&quot;,&quot;studio&quot;,&quot;europe&quot;,&quot;pr&quot;,&quot;racing&quot;">
            <text:p>"bugbear","independent","studio","europe","pr","racing"</text:p>
          </table:table-cell>
          <table:table-cell table:style-name="ce5" office:value-type="string">
            <text:p>Official Facebook Page of Bugbear Entertainment</text:p>
          </table:table-cell>
          <table:table-cell office:value-type="string">
            <text:p>http://www.facebook.com/bugbeargames/info</text:p>
          </table:table-cell>
          <table:table-cell office:value-type="string">
            <text:p>FlatOut</text:p>
          </table:table-cell>
          <table:table-cell office:value-type="string">
            <text:p>FACEBOOK</text:p>
          </table:table-cell>
          <table:table-cell office:value-type="string">
            <text:p>"bugbear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68:.X68];&quot;X&quot;)" office:value-type="float" office:value="2">
            <text:p>2</text:p>
          </table:table-cell>
          <table:table-cell table:style-name="ce14" table:formula="of:=IF(AND([.I68]=&quot;&quot;&quot;studio&quot;&quot;&quot;;[.J68]=&quot;&quot;&quot;america&quot;&quot;&quot;);&quot;x&quot;;&quot;&quot;)">
            <text:p/>
          </table:table-cell>
          <table:table-cell table:style-name="ce14" table:formula="of:=IF(AND([.I68]=&quot;&quot;&quot;studio&quot;&quot;&quot;;[.J68]=&quot;&quot;&quot;japan&quot;&quot;&quot;);&quot;x&quot;;&quot;&quot;)">
            <text:p/>
          </table:table-cell>
          <table:table-cell table:style-name="ce14" table:formula="of:=IF(AND([.I68]=&quot;&quot;&quot;studio&quot;&quot;&quot;;[.J68]=&quot;&quot;&quot;world&quot;&quot;&quot;);&quot;x&quot;;&quot;&quot;)">
            <text:p/>
          </table:table-cell>
          <table:table-cell table:style-name="ce14" table:formula="of:=IF(AND([.I68]=&quot;&quot;&quot;studio&quot;&quot;&quot;;[.J68]=&quot;&quot;&quot;europe&quot;&quot;&quot;);&quot;x&quot;;&quot;&quot;)" office:value-type="string" office:string-value="x">
            <text:p>x</text:p>
          </table:table-cell>
          <table:table-cell table:style-name="ce14" table:formula="of:=IF([.H68]=&quot;&quot;&quot;thirdparty&quot;&quot;&quot;;&quot;X&quot;;&quot;&quot;)">
            <text:p/>
          </table:table-cell>
          <table:table-cell table:style-name="ce14" table:formula="of:=IF([.H68]=&quot;&quot;&quot;indie&quot;&quot;&quot;;&quot;X&quot;;&quot;&quot;)">
            <text:p/>
          </table:table-cell>
          <table:table-cell table:style-name="ce14" table:formula="of:=IF([.H68]=&quot;&quot;&quot;nintendo&quot;&quot;&quot;;&quot;X&quot;;&quot;&quot;)">
            <text:p/>
          </table:table-cell>
          <table:table-cell table:style-name="ce14" table:formula="of:=IF([.H68]=&quot;&quot;&quot;sony&quot;&quot;&quot;;&quot;X&quot;;&quot;&quot;)">
            <text:p/>
          </table:table-cell>
          <table:table-cell table:style-name="ce14" table:formula="of:=IF([.H68]=&quot;&quot;&quot;microsoft&quot;&quot;&quot;;&quot;X&quot;;&quot;&quot;)">
            <text:p/>
          </table:table-cell>
          <table:table-cell table:style-name="ce14" table:formula="of:=IF([.K68]=&quot;&quot;&quot;people&quot;&quot;&quot;;&quot;X&quot;;&quot;&quot;)">
            <text:p/>
          </table:table-cell>
          <table:table-cell table:style-name="ce14" table:formula="of:=IF([.H6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ugbeargames</text:p>
          </table:table-cell>
          <table:table-cell table:formula="of:=CONCATENATE([.G69];&quot;,&quot;;[.H69];&quot;,&quot;;[.I69];&quot;,&quot;;[.J69];&quot;,&quot;;[.K69];&quot;,&quot;;[.L69])" office:value-type="string" office:string-value="&quot;bugbear&quot;,&quot;independent&quot;,&quot;studio&quot;,&quot;europe&quot;,&quot;pr&quot;,&quot;racing&quot;">
            <text:p>"bugbear","independent","studio","europe","pr","racing"</text:p>
          </table:table-cell>
          <table:table-cell table:style-name="ce5" office:value-type="string">
            <text:p>Official Twitter Account of Bugbear Entertainment</text:p>
          </table:table-cell>
          <table:table-cell office:value-type="string">
            <text:p>http://www.facebook.com/bugbeargames/info</text:p>
          </table:table-cell>
          <table:table-cell office:value-type="string">
            <text:p>FlatOut</text:p>
          </table:table-cell>
          <table:table-cell office:value-type="string">
            <text:p>TWITTER</text:p>
          </table:table-cell>
          <table:table-cell office:value-type="string">
            <text:p>"bugbear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69:.X69];&quot;X&quot;)" office:value-type="float" office:value="2">
            <text:p>2</text:p>
          </table:table-cell>
          <table:table-cell table:style-name="ce14" table:formula="of:=IF(AND([.I69]=&quot;&quot;&quot;studio&quot;&quot;&quot;;[.J69]=&quot;&quot;&quot;america&quot;&quot;&quot;);&quot;x&quot;;&quot;&quot;)">
            <text:p/>
          </table:table-cell>
          <table:table-cell table:style-name="ce14" table:formula="of:=IF(AND([.I69]=&quot;&quot;&quot;studio&quot;&quot;&quot;;[.J69]=&quot;&quot;&quot;japan&quot;&quot;&quot;);&quot;x&quot;;&quot;&quot;)">
            <text:p/>
          </table:table-cell>
          <table:table-cell table:style-name="ce14" table:formula="of:=IF(AND([.I69]=&quot;&quot;&quot;studio&quot;&quot;&quot;;[.J69]=&quot;&quot;&quot;world&quot;&quot;&quot;);&quot;x&quot;;&quot;&quot;)">
            <text:p/>
          </table:table-cell>
          <table:table-cell table:style-name="ce14" table:formula="of:=IF(AND([.I69]=&quot;&quot;&quot;studio&quot;&quot;&quot;;[.J69]=&quot;&quot;&quot;europe&quot;&quot;&quot;);&quot;x&quot;;&quot;&quot;)" office:value-type="string" office:string-value="x">
            <text:p>x</text:p>
          </table:table-cell>
          <table:table-cell table:style-name="ce14" table:formula="of:=IF([.H69]=&quot;&quot;&quot;thirdparty&quot;&quot;&quot;;&quot;X&quot;;&quot;&quot;)">
            <text:p/>
          </table:table-cell>
          <table:table-cell table:style-name="ce14" table:formula="of:=IF([.H69]=&quot;&quot;&quot;indie&quot;&quot;&quot;;&quot;X&quot;;&quot;&quot;)">
            <text:p/>
          </table:table-cell>
          <table:table-cell table:style-name="ce14" table:formula="of:=IF([.H69]=&quot;&quot;&quot;nintendo&quot;&quot;&quot;;&quot;X&quot;;&quot;&quot;)">
            <text:p/>
          </table:table-cell>
          <table:table-cell table:style-name="ce14" table:formula="of:=IF([.H69]=&quot;&quot;&quot;sony&quot;&quot;&quot;;&quot;X&quot;;&quot;&quot;)">
            <text:p/>
          </table:table-cell>
          <table:table-cell table:style-name="ce14" table:formula="of:=IF([.H69]=&quot;&quot;&quot;microsoft&quot;&quot;&quot;;&quot;X&quot;;&quot;&quot;)">
            <text:p/>
          </table:table-cell>
          <table:table-cell table:style-name="ce14" table:formula="of:=IF([.K69]=&quot;&quot;&quot;people&quot;&quot;&quot;;&quot;X&quot;;&quot;&quot;)">
            <text:p/>
          </table:table-cell>
          <table:table-cell table:style-name="ce14" table:formula="of:=IF([.H6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bungie.net/en-us/Rss/News?tag=&amp;creationDate=0&amp;currentPage=1&amp;itemsPerPage=8</text:p>
          </table:table-cell>
          <table:table-cell table:formula="of:=CONCATENATE([.G70];&quot;,&quot;;[.H70];&quot;,&quot;;[.I70];&quot;,&quot;;[.J70];&quot;,&quot;;[.K70];&quot;,&quot;;[.L70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News Feed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NEWS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0:.X70];&quot;X&quot;)" office:value-type="float" office:value="2">
            <text:p>2</text:p>
          </table:table-cell>
          <table:table-cell table:style-name="ce14" table:formula="of:=IF(AND([.I70]=&quot;&quot;&quot;studio&quot;&quot;&quot;;[.J70]=&quot;&quot;&quot;america&quot;&quot;&quot;);&quot;x&quot;;&quot;&quot;)" office:value-type="string" office:string-value="x">
            <text:p>x</text:p>
          </table:table-cell>
          <table:table-cell table:style-name="ce14" table:formula="of:=IF(AND([.I70]=&quot;&quot;&quot;studio&quot;&quot;&quot;;[.J70]=&quot;&quot;&quot;japan&quot;&quot;&quot;);&quot;x&quot;;&quot;&quot;)">
            <text:p/>
          </table:table-cell>
          <table:table-cell table:style-name="ce14" table:formula="of:=IF(AND([.I70]=&quot;&quot;&quot;studio&quot;&quot;&quot;;[.J70]=&quot;&quot;&quot;world&quot;&quot;&quot;);&quot;x&quot;;&quot;&quot;)">
            <text:p/>
          </table:table-cell>
          <table:table-cell table:style-name="ce14" table:formula="of:=IF(AND([.I70]=&quot;&quot;&quot;studio&quot;&quot;&quot;;[.J70]=&quot;&quot;&quot;europe&quot;&quot;&quot;);&quot;x&quot;;&quot;&quot;)">
            <text:p/>
          </table:table-cell>
          <table:table-cell table:style-name="ce14" table:formula="of:=IF([.H70]=&quot;&quot;&quot;thirdparty&quot;&quot;&quot;;&quot;X&quot;;&quot;&quot;)" office:value-type="string" office:string-value="X">
            <text:p>X</text:p>
          </table:table-cell>
          <table:table-cell table:style-name="ce14" table:formula="of:=IF([.H70]=&quot;&quot;&quot;indie&quot;&quot;&quot;;&quot;X&quot;;&quot;&quot;)">
            <text:p/>
          </table:table-cell>
          <table:table-cell table:style-name="ce14" table:formula="of:=IF([.H70]=&quot;&quot;&quot;nintendo&quot;&quot;&quot;;&quot;X&quot;;&quot;&quot;)">
            <text:p/>
          </table:table-cell>
          <table:table-cell table:style-name="ce14" table:formula="of:=IF([.H70]=&quot;&quot;&quot;sony&quot;&quot;&quot;;&quot;X&quot;;&quot;&quot;)">
            <text:p/>
          </table:table-cell>
          <table:table-cell table:style-name="ce14" table:formula="of:=IF([.H70]=&quot;&quot;&quot;microsoft&quot;&quot;&quot;;&quot;X&quot;;&quot;&quot;)">
            <text:p/>
          </table:table-cell>
          <table:table-cell table:style-name="ce14" table:formula="of:=IF([.K70]=&quot;&quot;&quot;people&quot;&quot;&quot;;&quot;X&quot;;&quot;&quot;)">
            <text:p/>
          </table:table-cell>
          <table:table-cell table:style-name="ce14" table:formula="of:=IF([.H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57193326148</text:p>
          </table:table-cell>
          <table:table-cell table:formula="of:=CONCATENATE([.G71];&quot;,&quot;;[.H71];&quot;,&quot;;[.I71];&quot;,&quot;;[.J71];&quot;,&quot;;[.K71];&quot;,&quot;;[.L71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Facebook Page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FACEBOOK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1:.X71];&quot;X&quot;)" office:value-type="float" office:value="2">
            <text:p>2</text:p>
          </table:table-cell>
          <table:table-cell table:style-name="ce14" table:formula="of:=IF(AND([.I71]=&quot;&quot;&quot;studio&quot;&quot;&quot;;[.J71]=&quot;&quot;&quot;america&quot;&quot;&quot;);&quot;x&quot;;&quot;&quot;)" office:value-type="string" office:string-value="x">
            <text:p>x</text:p>
          </table:table-cell>
          <table:table-cell table:style-name="ce14" table:formula="of:=IF(AND([.I71]=&quot;&quot;&quot;studio&quot;&quot;&quot;;[.J71]=&quot;&quot;&quot;japan&quot;&quot;&quot;);&quot;x&quot;;&quot;&quot;)">
            <text:p/>
          </table:table-cell>
          <table:table-cell table:style-name="ce14" table:formula="of:=IF(AND([.I71]=&quot;&quot;&quot;studio&quot;&quot;&quot;;[.J71]=&quot;&quot;&quot;world&quot;&quot;&quot;);&quot;x&quot;;&quot;&quot;)">
            <text:p/>
          </table:table-cell>
          <table:table-cell table:style-name="ce14" table:formula="of:=IF(AND([.I71]=&quot;&quot;&quot;studio&quot;&quot;&quot;;[.J71]=&quot;&quot;&quot;europe&quot;&quot;&quot;);&quot;x&quot;;&quot;&quot;)">
            <text:p/>
          </table:table-cell>
          <table:table-cell table:style-name="ce14" table:formula="of:=IF([.H71]=&quot;&quot;&quot;thirdparty&quot;&quot;&quot;;&quot;X&quot;;&quot;&quot;)" office:value-type="string" office:string-value="X">
            <text:p>X</text:p>
          </table:table-cell>
          <table:table-cell table:style-name="ce14" table:formula="of:=IF([.H71]=&quot;&quot;&quot;indie&quot;&quot;&quot;;&quot;X&quot;;&quot;&quot;)">
            <text:p/>
          </table:table-cell>
          <table:table-cell table:style-name="ce14" table:formula="of:=IF([.H71]=&quot;&quot;&quot;nintendo&quot;&quot;&quot;;&quot;X&quot;;&quot;&quot;)">
            <text:p/>
          </table:table-cell>
          <table:table-cell table:style-name="ce14" table:formula="of:=IF([.H71]=&quot;&quot;&quot;sony&quot;&quot;&quot;;&quot;X&quot;;&quot;&quot;)">
            <text:p/>
          </table:table-cell>
          <table:table-cell table:style-name="ce14" table:formula="of:=IF([.H71]=&quot;&quot;&quot;microsoft&quot;&quot;&quot;;&quot;X&quot;;&quot;&quot;)">
            <text:p/>
          </table:table-cell>
          <table:table-cell table:style-name="ce14" table:formula="of:=IF([.K71]=&quot;&quot;&quot;people&quot;&quot;&quot;;&quot;X&quot;;&quot;&quot;)">
            <text:p/>
          </table:table-cell>
          <table:table-cell table:style-name="ce14" table:formula="of:=IF([.H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ungie</text:p>
          </table:table-cell>
          <table:table-cell table:formula="of:=CONCATENATE([.G72];&quot;,&quot;;[.H72];&quot;,&quot;;[.I72];&quot;,&quot;;[.J72];&quot;,&quot;;[.K72];&quot;,&quot;;[.L72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Twitter Account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TWITTER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2:.X72];&quot;X&quot;)" office:value-type="float" office:value="2">
            <text:p>2</text:p>
          </table:table-cell>
          <table:table-cell table:style-name="ce14" table:formula="of:=IF(AND([.I72]=&quot;&quot;&quot;studio&quot;&quot;&quot;;[.J72]=&quot;&quot;&quot;america&quot;&quot;&quot;);&quot;x&quot;;&quot;&quot;)" office:value-type="string" office:string-value="x">
            <text:p>x</text:p>
          </table:table-cell>
          <table:table-cell table:style-name="ce14" table:formula="of:=IF(AND([.I72]=&quot;&quot;&quot;studio&quot;&quot;&quot;;[.J72]=&quot;&quot;&quot;japan&quot;&quot;&quot;);&quot;x&quot;;&quot;&quot;)">
            <text:p/>
          </table:table-cell>
          <table:table-cell table:style-name="ce14" table:formula="of:=IF(AND([.I72]=&quot;&quot;&quot;studio&quot;&quot;&quot;;[.J72]=&quot;&quot;&quot;world&quot;&quot;&quot;);&quot;x&quot;;&quot;&quot;)">
            <text:p/>
          </table:table-cell>
          <table:table-cell table:style-name="ce14" table:formula="of:=IF(AND([.I72]=&quot;&quot;&quot;studio&quot;&quot;&quot;;[.J72]=&quot;&quot;&quot;europe&quot;&quot;&quot;);&quot;x&quot;;&quot;&quot;)">
            <text:p/>
          </table:table-cell>
          <table:table-cell table:style-name="ce14" table:formula="of:=IF([.H72]=&quot;&quot;&quot;thirdparty&quot;&quot;&quot;;&quot;X&quot;;&quot;&quot;)" office:value-type="string" office:string-value="X">
            <text:p>X</text:p>
          </table:table-cell>
          <table:table-cell table:style-name="ce14" table:formula="of:=IF([.H72]=&quot;&quot;&quot;indie&quot;&quot;&quot;;&quot;X&quot;;&quot;&quot;)">
            <text:p/>
          </table:table-cell>
          <table:table-cell table:style-name="ce14" table:formula="of:=IF([.H72]=&quot;&quot;&quot;nintendo&quot;&quot;&quot;;&quot;X&quot;;&quot;&quot;)">
            <text:p/>
          </table:table-cell>
          <table:table-cell table:style-name="ce14" table:formula="of:=IF([.H72]=&quot;&quot;&quot;sony&quot;&quot;&quot;;&quot;X&quot;;&quot;&quot;)">
            <text:p/>
          </table:table-cell>
          <table:table-cell table:style-name="ce14" table:formula="of:=IF([.H72]=&quot;&quot;&quot;microsoft&quot;&quot;&quot;;&quot;X&quot;;&quot;&quot;)">
            <text:p/>
          </table:table-cell>
          <table:table-cell table:style-name="ce14" table:formula="of:=IF([.K72]=&quot;&quot;&quot;people&quot;&quot;&quot;;&quot;X&quot;;&quot;&quot;)">
            <text:p/>
          </table:table-cell>
          <table:table-cell table:style-name="ce14" table:formula="of:=IF([.H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ungie</text:p>
          </table:table-cell>
          <table:table-cell table:formula="of:=CONCATENATE([.G73];&quot;,&quot;;[.H73];&quot;,&quot;;[.I73];&quot;,&quot;;[.J73];&quot;,&quot;;[.K73];&quot;,&quot;;[.L73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Youtube Channel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YOUTUBE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3:.X73];&quot;X&quot;)" office:value-type="float" office:value="2">
            <text:p>2</text:p>
          </table:table-cell>
          <table:table-cell table:style-name="ce14" table:formula="of:=IF(AND([.I73]=&quot;&quot;&quot;studio&quot;&quot;&quot;;[.J73]=&quot;&quot;&quot;america&quot;&quot;&quot;);&quot;x&quot;;&quot;&quot;)" office:value-type="string" office:string-value="x">
            <text:p>x</text:p>
          </table:table-cell>
          <table:table-cell table:style-name="ce14" table:formula="of:=IF(AND([.I73]=&quot;&quot;&quot;studio&quot;&quot;&quot;;[.J73]=&quot;&quot;&quot;japan&quot;&quot;&quot;);&quot;x&quot;;&quot;&quot;)">
            <text:p/>
          </table:table-cell>
          <table:table-cell table:style-name="ce14" table:formula="of:=IF(AND([.I73]=&quot;&quot;&quot;studio&quot;&quot;&quot;;[.J73]=&quot;&quot;&quot;world&quot;&quot;&quot;);&quot;x&quot;;&quot;&quot;)">
            <text:p/>
          </table:table-cell>
          <table:table-cell table:style-name="ce14" table:formula="of:=IF(AND([.I73]=&quot;&quot;&quot;studio&quot;&quot;&quot;;[.J73]=&quot;&quot;&quot;europe&quot;&quot;&quot;);&quot;x&quot;;&quot;&quot;)">
            <text:p/>
          </table:table-cell>
          <table:table-cell table:style-name="ce14" table:formula="of:=IF([.H73]=&quot;&quot;&quot;thirdparty&quot;&quot;&quot;;&quot;X&quot;;&quot;&quot;)" office:value-type="string" office:string-value="X">
            <text:p>X</text:p>
          </table:table-cell>
          <table:table-cell table:style-name="ce14" table:formula="of:=IF([.H73]=&quot;&quot;&quot;indie&quot;&quot;&quot;;&quot;X&quot;;&quot;&quot;)">
            <text:p/>
          </table:table-cell>
          <table:table-cell table:style-name="ce14" table:formula="of:=IF([.H73]=&quot;&quot;&quot;nintendo&quot;&quot;&quot;;&quot;X&quot;;&quot;&quot;)">
            <text:p/>
          </table:table-cell>
          <table:table-cell table:style-name="ce14" table:formula="of:=IF([.H73]=&quot;&quot;&quot;sony&quot;&quot;&quot;;&quot;X&quot;;&quot;&quot;)">
            <text:p/>
          </table:table-cell>
          <table:table-cell table:style-name="ce14" table:formula="of:=IF([.H73]=&quot;&quot;&quot;microsoft&quot;&quot;&quot;;&quot;X&quot;;&quot;&quot;)">
            <text:p/>
          </table:table-cell>
          <table:table-cell table:style-name="ce14" table:formula="of:=IF([.K73]=&quot;&quot;&quot;people&quot;&quot;&quot;;&quot;X&quot;;&quot;&quot;)">
            <text:p/>
          </table:table-cell>
          <table:table-cell table:style-name="ce14" table:formula="of:=IF([.H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505357691</text:p>
          </table:table-cell>
          <table:table-cell table:formula="of:=CONCATENATE([.G74];&quot;,&quot;;[.H74];&quot;,&quot;;[.I74];&quot;,&quot;;[.J74];&quot;,&quot;;[.K74];&quot;,&quot;;[.L74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al Facebook Page of Cactusquid</text:p>
          </table:table-cell>
          <table:table-cell office:value-type="string">
            <text:p>http://cactusquid.com/</text:p>
          </table:table-cell>
          <table:table-cell office:value-type="string">
            <text:p>Hotline Miami</text:p>
          </table:table-cell>
          <table:table-cell office:value-type="string">
            <text:p>FACEBOOK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74:.X74];&quot;X&quot;)" office:value-type="float" office:value="2">
            <text:p>2</text:p>
          </table:table-cell>
          <table:table-cell table:style-name="ce14" table:formula="of:=IF(AND([.I74]=&quot;&quot;&quot;studio&quot;&quot;&quot;;[.J74]=&quot;&quot;&quot;america&quot;&quot;&quot;);&quot;x&quot;;&quot;&quot;)">
            <text:p/>
          </table:table-cell>
          <table:table-cell table:style-name="ce14" table:formula="of:=IF(AND([.I74]=&quot;&quot;&quot;studio&quot;&quot;&quot;;[.J74]=&quot;&quot;&quot;japan&quot;&quot;&quot;);&quot;x&quot;;&quot;&quot;)">
            <text:p/>
          </table:table-cell>
          <table:table-cell table:style-name="ce14" table:formula="of:=IF(AND([.I74]=&quot;&quot;&quot;studio&quot;&quot;&quot;;[.J74]=&quot;&quot;&quot;world&quot;&quot;&quot;);&quot;x&quot;;&quot;&quot;)">
            <text:p/>
          </table:table-cell>
          <table:table-cell table:style-name="ce14" table:formula="of:=IF(AND([.I74]=&quot;&quot;&quot;studio&quot;&quot;&quot;;[.J74]=&quot;&quot;&quot;europe&quot;&quot;&quot;);&quot;x&quot;;&quot;&quot;)">
            <text:p/>
          </table:table-cell>
          <table:table-cell table:style-name="ce14" table:formula="of:=IF([.H74]=&quot;&quot;&quot;thirdparty&quot;&quot;&quot;;&quot;X&quot;;&quot;&quot;)">
            <text:p/>
          </table:table-cell>
          <table:table-cell table:style-name="ce14" table:formula="of:=IF([.H74]=&quot;&quot;&quot;indie&quot;&quot;&quot;;&quot;X&quot;;&quot;&quot;)" office:value-type="string" office:string-value="X">
            <text:p>X</text:p>
          </table:table-cell>
          <table:table-cell table:style-name="ce14" table:formula="of:=IF([.H74]=&quot;&quot;&quot;nintendo&quot;&quot;&quot;;&quot;X&quot;;&quot;&quot;)">
            <text:p/>
          </table:table-cell>
          <table:table-cell table:style-name="ce14" table:formula="of:=IF([.H74]=&quot;&quot;&quot;sony&quot;&quot;&quot;;&quot;X&quot;;&quot;&quot;)">
            <text:p/>
          </table:table-cell>
          <table:table-cell table:style-name="ce14" table:formula="of:=IF([.H74]=&quot;&quot;&quot;microsoft&quot;&quot;&quot;;&quot;X&quot;;&quot;&quot;)">
            <text:p/>
          </table:table-cell>
          <table:table-cell table:style-name="ce14" table:formula="of:=IF([.K74]=&quot;&quot;&quot;people&quot;&quot;&quot;;&quot;X&quot;;&quot;&quot;)" office:value-type="string" office:string-value="X">
            <text:p>X</text:p>
          </table:table-cell>
          <table:table-cell table:style-name="ce14" table:formula="of:=IF([.H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ctusquid</text:p>
          </table:table-cell>
          <table:table-cell table:formula="of:=CONCATENATE([.G75];&quot;,&quot;;[.H75];&quot;,&quot;;[.I75];&quot;,&quot;;[.J75];&quot;,&quot;;[.K75];&quot;,&quot;;[.L75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al Twitter Account of Cactusquid</text:p>
          </table:table-cell>
          <table:table-cell office:value-type="string">
            <text:p>http://cactusquid.com/</text:p>
          </table:table-cell>
          <table:table-cell office:value-type="string">
            <text:p>Hotline Miami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75:.X75];&quot;X&quot;)" office:value-type="float" office:value="2">
            <text:p>2</text:p>
          </table:table-cell>
          <table:table-cell table:style-name="ce14" table:formula="of:=IF(AND([.I75]=&quot;&quot;&quot;studio&quot;&quot;&quot;;[.J75]=&quot;&quot;&quot;america&quot;&quot;&quot;);&quot;x&quot;;&quot;&quot;)">
            <text:p/>
          </table:table-cell>
          <table:table-cell table:style-name="ce14" table:formula="of:=IF(AND([.I75]=&quot;&quot;&quot;studio&quot;&quot;&quot;;[.J75]=&quot;&quot;&quot;japan&quot;&quot;&quot;);&quot;x&quot;;&quot;&quot;)">
            <text:p/>
          </table:table-cell>
          <table:table-cell table:style-name="ce14" table:formula="of:=IF(AND([.I75]=&quot;&quot;&quot;studio&quot;&quot;&quot;;[.J75]=&quot;&quot;&quot;world&quot;&quot;&quot;);&quot;x&quot;;&quot;&quot;)">
            <text:p/>
          </table:table-cell>
          <table:table-cell table:style-name="ce14" table:formula="of:=IF(AND([.I75]=&quot;&quot;&quot;studio&quot;&quot;&quot;;[.J75]=&quot;&quot;&quot;europe&quot;&quot;&quot;);&quot;x&quot;;&quot;&quot;)">
            <text:p/>
          </table:table-cell>
          <table:table-cell table:style-name="ce14" table:formula="of:=IF([.H75]=&quot;&quot;&quot;thirdparty&quot;&quot;&quot;;&quot;X&quot;;&quot;&quot;)">
            <text:p/>
          </table:table-cell>
          <table:table-cell table:style-name="ce14" table:formula="of:=IF([.H75]=&quot;&quot;&quot;indie&quot;&quot;&quot;;&quot;X&quot;;&quot;&quot;)" office:value-type="string" office:string-value="X">
            <text:p>X</text:p>
          </table:table-cell>
          <table:table-cell table:style-name="ce14" table:formula="of:=IF([.H75]=&quot;&quot;&quot;nintendo&quot;&quot;&quot;;&quot;X&quot;;&quot;&quot;)">
            <text:p/>
          </table:table-cell>
          <table:table-cell table:style-name="ce14" table:formula="of:=IF([.H75]=&quot;&quot;&quot;sony&quot;&quot;&quot;;&quot;X&quot;;&quot;&quot;)">
            <text:p/>
          </table:table-cell>
          <table:table-cell table:style-name="ce14" table:formula="of:=IF([.H75]=&quot;&quot;&quot;microsoft&quot;&quot;&quot;;&quot;X&quot;;&quot;&quot;)">
            <text:p/>
          </table:table-cell>
          <table:table-cell table:style-name="ce14" table:formula="of:=IF([.K75]=&quot;&quot;&quot;people&quot;&quot;&quot;;&quot;X&quot;;&quot;&quot;)" office:value-type="string" office:string-value="X">
            <text:p>X</text:p>
          </table:table-cell>
          <table:table-cell table:style-name="ce14" table:formula="of:=IF([.H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rss.capcom-unity.com/blog/rss</text:p>
          </table:table-cell>
          <table:table-cell table:formula="of:=CONCATENATE([.G76];&quot;,&quot;;[.H76];&quot;,&quot;;[.I76];&quot;,&quot;;[.J76];&quot;,&quot;;[.K76];&quot;,&quot;;[.L76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News Feed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NEWS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6:.X76];&quot;X&quot;)" office:value-type="float" office:value="1">
            <text:p>1</text:p>
          </table:table-cell>
          <table:table-cell table:style-name="ce14" table:formula="of:=IF(AND([.I76]=&quot;&quot;&quot;studio&quot;&quot;&quot;;[.J76]=&quot;&quot;&quot;america&quot;&quot;&quot;);&quot;x&quot;;&quot;&quot;)">
            <text:p/>
          </table:table-cell>
          <table:table-cell table:style-name="ce14" table:formula="of:=IF(AND([.I76]=&quot;&quot;&quot;studio&quot;&quot;&quot;;[.J76]=&quot;&quot;&quot;japan&quot;&quot;&quot;);&quot;x&quot;;&quot;&quot;)">
            <text:p/>
          </table:table-cell>
          <table:table-cell table:style-name="ce14" table:formula="of:=IF(AND([.I76]=&quot;&quot;&quot;studio&quot;&quot;&quot;;[.J76]=&quot;&quot;&quot;world&quot;&quot;&quot;);&quot;x&quot;;&quot;&quot;)">
            <text:p/>
          </table:table-cell>
          <table:table-cell table:style-name="ce14" table:formula="of:=IF(AND([.I76]=&quot;&quot;&quot;studio&quot;&quot;&quot;;[.J76]=&quot;&quot;&quot;europe&quot;&quot;&quot;);&quot;x&quot;;&quot;&quot;)">
            <text:p/>
          </table:table-cell>
          <table:table-cell table:style-name="ce14" table:formula="of:=IF([.H76]=&quot;&quot;&quot;thirdparty&quot;&quot;&quot;;&quot;X&quot;;&quot;&quot;)" office:value-type="string" office:string-value="X">
            <text:p>X</text:p>
          </table:table-cell>
          <table:table-cell table:style-name="ce14" table:formula="of:=IF([.H76]=&quot;&quot;&quot;indie&quot;&quot;&quot;;&quot;X&quot;;&quot;&quot;)">
            <text:p/>
          </table:table-cell>
          <table:table-cell table:style-name="ce14" table:formula="of:=IF([.H76]=&quot;&quot;&quot;nintendo&quot;&quot;&quot;;&quot;X&quot;;&quot;&quot;)">
            <text:p/>
          </table:table-cell>
          <table:table-cell table:style-name="ce14" table:formula="of:=IF([.H76]=&quot;&quot;&quot;sony&quot;&quot;&quot;;&quot;X&quot;;&quot;&quot;)">
            <text:p/>
          </table:table-cell>
          <table:table-cell table:style-name="ce14" table:formula="of:=IF([.H76]=&quot;&quot;&quot;microsoft&quot;&quot;&quot;;&quot;X&quot;;&quot;&quot;)">
            <text:p/>
          </table:table-cell>
          <table:table-cell table:style-name="ce14" table:formula="of:=IF([.K76]=&quot;&quot;&quot;people&quot;&quot;&quot;;&quot;X&quot;;&quot;&quot;)">
            <text:p/>
          </table:table-cell>
          <table:table-cell table:style-name="ce14" table:formula="of:=IF([.H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6938264959</text:p>
          </table:table-cell>
          <table:table-cell table:formula="of:=CONCATENATE([.G77];&quot;,&quot;;[.H77];&quot;,&quot;;[.I77];&quot;,&quot;;[.J77];&quot;,&quot;;[.K77];&quot;,&quot;;[.L77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Facebook Page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FACEBOOK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7:.X77];&quot;X&quot;)" office:value-type="float" office:value="1">
            <text:p>1</text:p>
          </table:table-cell>
          <table:table-cell table:style-name="ce14" table:formula="of:=IF(AND([.I77]=&quot;&quot;&quot;studio&quot;&quot;&quot;;[.J77]=&quot;&quot;&quot;america&quot;&quot;&quot;);&quot;x&quot;;&quot;&quot;)">
            <text:p/>
          </table:table-cell>
          <table:table-cell table:style-name="ce14" table:formula="of:=IF(AND([.I77]=&quot;&quot;&quot;studio&quot;&quot;&quot;;[.J77]=&quot;&quot;&quot;japan&quot;&quot;&quot;);&quot;x&quot;;&quot;&quot;)">
            <text:p/>
          </table:table-cell>
          <table:table-cell table:style-name="ce14" table:formula="of:=IF(AND([.I77]=&quot;&quot;&quot;studio&quot;&quot;&quot;;[.J77]=&quot;&quot;&quot;world&quot;&quot;&quot;);&quot;x&quot;;&quot;&quot;)">
            <text:p/>
          </table:table-cell>
          <table:table-cell table:style-name="ce14" table:formula="of:=IF(AND([.I77]=&quot;&quot;&quot;studio&quot;&quot;&quot;;[.J77]=&quot;&quot;&quot;europe&quot;&quot;&quot;);&quot;x&quot;;&quot;&quot;)">
            <text:p/>
          </table:table-cell>
          <table:table-cell table:style-name="ce14" table:formula="of:=IF([.H77]=&quot;&quot;&quot;thirdparty&quot;&quot;&quot;;&quot;X&quot;;&quot;&quot;)" office:value-type="string" office:string-value="X">
            <text:p>X</text:p>
          </table:table-cell>
          <table:table-cell table:style-name="ce14" table:formula="of:=IF([.H77]=&quot;&quot;&quot;indie&quot;&quot;&quot;;&quot;X&quot;;&quot;&quot;)">
            <text:p/>
          </table:table-cell>
          <table:table-cell table:style-name="ce14" table:formula="of:=IF([.H77]=&quot;&quot;&quot;nintendo&quot;&quot;&quot;;&quot;X&quot;;&quot;&quot;)">
            <text:p/>
          </table:table-cell>
          <table:table-cell table:style-name="ce14" table:formula="of:=IF([.H77]=&quot;&quot;&quot;sony&quot;&quot;&quot;;&quot;X&quot;;&quot;&quot;)">
            <text:p/>
          </table:table-cell>
          <table:table-cell table:style-name="ce14" table:formula="of:=IF([.H77]=&quot;&quot;&quot;microsoft&quot;&quot;&quot;;&quot;X&quot;;&quot;&quot;)">
            <text:p/>
          </table:table-cell>
          <table:table-cell table:style-name="ce14" table:formula="of:=IF([.K77]=&quot;&quot;&quot;people&quot;&quot;&quot;;&quot;X&quot;;&quot;&quot;)">
            <text:p/>
          </table:table-cell>
          <table:table-cell table:style-name="ce14" table:formula="of:=IF([.H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apcom_Unity</text:p>
          </table:table-cell>
          <table:table-cell table:formula="of:=CONCATENATE([.G78];&quot;,&quot;;[.H78];&quot;,&quot;;[.I78];&quot;,&quot;;[.J78];&quot;,&quot;;[.K78];&quot;,&quot;;[.L78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Twitter Account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TWITTER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8:.X78];&quot;X&quot;)" office:value-type="float" office:value="1">
            <text:p>1</text:p>
          </table:table-cell>
          <table:table-cell table:style-name="ce14" table:formula="of:=IF(AND([.I78]=&quot;&quot;&quot;studio&quot;&quot;&quot;;[.J78]=&quot;&quot;&quot;america&quot;&quot;&quot;);&quot;x&quot;;&quot;&quot;)">
            <text:p/>
          </table:table-cell>
          <table:table-cell table:style-name="ce14" table:formula="of:=IF(AND([.I78]=&quot;&quot;&quot;studio&quot;&quot;&quot;;[.J78]=&quot;&quot;&quot;japan&quot;&quot;&quot;);&quot;x&quot;;&quot;&quot;)">
            <text:p/>
          </table:table-cell>
          <table:table-cell table:style-name="ce14" table:formula="of:=IF(AND([.I78]=&quot;&quot;&quot;studio&quot;&quot;&quot;;[.J78]=&quot;&quot;&quot;world&quot;&quot;&quot;);&quot;x&quot;;&quot;&quot;)">
            <text:p/>
          </table:table-cell>
          <table:table-cell table:style-name="ce14" table:formula="of:=IF(AND([.I78]=&quot;&quot;&quot;studio&quot;&quot;&quot;;[.J78]=&quot;&quot;&quot;europe&quot;&quot;&quot;);&quot;x&quot;;&quot;&quot;)">
            <text:p/>
          </table:table-cell>
          <table:table-cell table:style-name="ce14" table:formula="of:=IF([.H78]=&quot;&quot;&quot;thirdparty&quot;&quot;&quot;;&quot;X&quot;;&quot;&quot;)" office:value-type="string" office:string-value="X">
            <text:p>X</text:p>
          </table:table-cell>
          <table:table-cell table:style-name="ce14" table:formula="of:=IF([.H78]=&quot;&quot;&quot;indie&quot;&quot;&quot;;&quot;X&quot;;&quot;&quot;)">
            <text:p/>
          </table:table-cell>
          <table:table-cell table:style-name="ce14" table:formula="of:=IF([.H78]=&quot;&quot;&quot;nintendo&quot;&quot;&quot;;&quot;X&quot;;&quot;&quot;)">
            <text:p/>
          </table:table-cell>
          <table:table-cell table:style-name="ce14" table:formula="of:=IF([.H78]=&quot;&quot;&quot;sony&quot;&quot;&quot;;&quot;X&quot;;&quot;&quot;)">
            <text:p/>
          </table:table-cell>
          <table:table-cell table:style-name="ce14" table:formula="of:=IF([.H78]=&quot;&quot;&quot;microsoft&quot;&quot;&quot;;&quot;X&quot;;&quot;&quot;)">
            <text:p/>
          </table:table-cell>
          <table:table-cell table:style-name="ce14" table:formula="of:=IF([.K78]=&quot;&quot;&quot;people&quot;&quot;&quot;;&quot;X&quot;;&quot;&quot;)">
            <text:p/>
          </table:table-cell>
          <table:table-cell table:style-name="ce14" table:formula="of:=IF([.H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pcomUnityVideos</text:p>
          </table:table-cell>
          <table:table-cell table:formula="of:=CONCATENATE([.G79];&quot;,&quot;;[.H79];&quot;,&quot;;[.I79];&quot;,&quot;;[.J79];&quot;,&quot;;[.K79];&quot;,&quot;;[.L79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Youtube Channel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YOUTUBE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9:.X79];&quot;X&quot;)" office:value-type="float" office:value="1">
            <text:p>1</text:p>
          </table:table-cell>
          <table:table-cell table:style-name="ce14" table:formula="of:=IF(AND([.I79]=&quot;&quot;&quot;studio&quot;&quot;&quot;;[.J79]=&quot;&quot;&quot;america&quot;&quot;&quot;);&quot;x&quot;;&quot;&quot;)">
            <text:p/>
          </table:table-cell>
          <table:table-cell table:style-name="ce14" table:formula="of:=IF(AND([.I79]=&quot;&quot;&quot;studio&quot;&quot;&quot;;[.J79]=&quot;&quot;&quot;japan&quot;&quot;&quot;);&quot;x&quot;;&quot;&quot;)">
            <text:p/>
          </table:table-cell>
          <table:table-cell table:style-name="ce14" table:formula="of:=IF(AND([.I79]=&quot;&quot;&quot;studio&quot;&quot;&quot;;[.J79]=&quot;&quot;&quot;world&quot;&quot;&quot;);&quot;x&quot;;&quot;&quot;)">
            <text:p/>
          </table:table-cell>
          <table:table-cell table:style-name="ce14" table:formula="of:=IF(AND([.I79]=&quot;&quot;&quot;studio&quot;&quot;&quot;;[.J79]=&quot;&quot;&quot;europe&quot;&quot;&quot;);&quot;x&quot;;&quot;&quot;)">
            <text:p/>
          </table:table-cell>
          <table:table-cell table:style-name="ce14" table:formula="of:=IF([.H79]=&quot;&quot;&quot;thirdparty&quot;&quot;&quot;;&quot;X&quot;;&quot;&quot;)" office:value-type="string" office:string-value="X">
            <text:p>X</text:p>
          </table:table-cell>
          <table:table-cell table:style-name="ce14" table:formula="of:=IF([.H79]=&quot;&quot;&quot;indie&quot;&quot;&quot;;&quot;X&quot;;&quot;&quot;)">
            <text:p/>
          </table:table-cell>
          <table:table-cell table:style-name="ce14" table:formula="of:=IF([.H79]=&quot;&quot;&quot;nintendo&quot;&quot;&quot;;&quot;X&quot;;&quot;&quot;)">
            <text:p/>
          </table:table-cell>
          <table:table-cell table:style-name="ce14" table:formula="of:=IF([.H79]=&quot;&quot;&quot;sony&quot;&quot;&quot;;&quot;X&quot;;&quot;&quot;)">
            <text:p/>
          </table:table-cell>
          <table:table-cell table:style-name="ce14" table:formula="of:=IF([.H79]=&quot;&quot;&quot;microsoft&quot;&quot;&quot;;&quot;X&quot;;&quot;&quot;)">
            <text:p/>
          </table:table-cell>
          <table:table-cell table:style-name="ce14" table:formula="of:=IF([.K79]=&quot;&quot;&quot;people&quot;&quot;&quot;;&quot;X&quot;;&quot;&quot;)">
            <text:p/>
          </table:table-cell>
          <table:table-cell table:style-name="ce14" table:formula="of:=IF([.H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7061503697145</text:p>
          </table:table-cell>
          <table:table-cell table:formula="of:=CONCATENATE([.G80];&quot;,&quot;;[.H80];&quot;,&quot;;[.I80];&quot;,&quot;;[.J80];&quot;,&quot;;[.K80];&quot;,&quot;;[.L80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Facebook Page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FACEBOOK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0:.X80];&quot;X&quot;)" office:value-type="float" office:value="2">
            <text:p>2</text:p>
          </table:table-cell>
          <table:table-cell table:style-name="ce14" table:formula="of:=IF(AND([.I80]=&quot;&quot;&quot;studio&quot;&quot;&quot;;[.J80]=&quot;&quot;&quot;america&quot;&quot;&quot;);&quot;x&quot;;&quot;&quot;)" office:value-type="string" office:string-value="x">
            <text:p>x</text:p>
          </table:table-cell>
          <table:table-cell table:style-name="ce14" table:formula="of:=IF(AND([.I80]=&quot;&quot;&quot;studio&quot;&quot;&quot;;[.J80]=&quot;&quot;&quot;japan&quot;&quot;&quot;);&quot;x&quot;;&quot;&quot;)">
            <text:p/>
          </table:table-cell>
          <table:table-cell table:style-name="ce14" table:formula="of:=IF(AND([.I80]=&quot;&quot;&quot;studio&quot;&quot;&quot;;[.J80]=&quot;&quot;&quot;world&quot;&quot;&quot;);&quot;x&quot;;&quot;&quot;)">
            <text:p/>
          </table:table-cell>
          <table:table-cell table:style-name="ce14" table:formula="of:=IF(AND([.I80]=&quot;&quot;&quot;studio&quot;&quot;&quot;;[.J80]=&quot;&quot;&quot;europe&quot;&quot;&quot;);&quot;x&quot;;&quot;&quot;)">
            <text:p/>
          </table:table-cell>
          <table:table-cell table:style-name="ce14" table:formula="of:=IF([.H80]=&quot;&quot;&quot;thirdparty&quot;&quot;&quot;;&quot;X&quot;;&quot;&quot;)">
            <text:p/>
          </table:table-cell>
          <table:table-cell table:style-name="ce14" table:formula="of:=IF([.H80]=&quot;&quot;&quot;indie&quot;&quot;&quot;;&quot;X&quot;;&quot;&quot;)" office:value-type="string" office:string-value="X">
            <text:p>X</text:p>
          </table:table-cell>
          <table:table-cell table:style-name="ce14" table:formula="of:=IF([.H80]=&quot;&quot;&quot;nintendo&quot;&quot;&quot;;&quot;X&quot;;&quot;&quot;)">
            <text:p/>
          </table:table-cell>
          <table:table-cell table:style-name="ce14" table:formula="of:=IF([.H80]=&quot;&quot;&quot;sony&quot;&quot;&quot;;&quot;X&quot;;&quot;&quot;)">
            <text:p/>
          </table:table-cell>
          <table:table-cell table:style-name="ce14" table:formula="of:=IF([.H80]=&quot;&quot;&quot;microsoft&quot;&quot;&quot;;&quot;X&quot;;&quot;&quot;)">
            <text:p/>
          </table:table-cell>
          <table:table-cell table:style-name="ce14" table:formula="of:=IF([.K80]=&quot;&quot;&quot;people&quot;&quot;&quot;;&quot;X&quot;;&quot;&quot;)">
            <text:p/>
          </table:table-cell>
          <table:table-cell table:style-name="ce14" table:formula="of:=IF([.H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51277380@N08</text:p>
          </table:table-cell>
          <table:table-cell table:formula="of:=CONCATENATE([.G81];&quot;,&quot;;[.H81];&quot;,&quot;;[.I81];&quot;,&quot;;[.J81];&quot;,&quot;;[.K81];&quot;,&quot;;[.L81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Flickr Album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FLICKR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1:.X81];&quot;X&quot;)" office:value-type="float" office:value="2">
            <text:p>2</text:p>
          </table:table-cell>
          <table:table-cell table:style-name="ce14" table:formula="of:=IF(AND([.I81]=&quot;&quot;&quot;studio&quot;&quot;&quot;;[.J81]=&quot;&quot;&quot;america&quot;&quot;&quot;);&quot;x&quot;;&quot;&quot;)" office:value-type="string" office:string-value="x">
            <text:p>x</text:p>
          </table:table-cell>
          <table:table-cell table:style-name="ce14" table:formula="of:=IF(AND([.I81]=&quot;&quot;&quot;studio&quot;&quot;&quot;;[.J81]=&quot;&quot;&quot;japan&quot;&quot;&quot;);&quot;x&quot;;&quot;&quot;)">
            <text:p/>
          </table:table-cell>
          <table:table-cell table:style-name="ce14" table:formula="of:=IF(AND([.I81]=&quot;&quot;&quot;studio&quot;&quot;&quot;;[.J81]=&quot;&quot;&quot;world&quot;&quot;&quot;);&quot;x&quot;;&quot;&quot;)">
            <text:p/>
          </table:table-cell>
          <table:table-cell table:style-name="ce14" table:formula="of:=IF(AND([.I81]=&quot;&quot;&quot;studio&quot;&quot;&quot;;[.J81]=&quot;&quot;&quot;europe&quot;&quot;&quot;);&quot;x&quot;;&quot;&quot;)">
            <text:p/>
          </table:table-cell>
          <table:table-cell table:style-name="ce14" table:formula="of:=IF([.H81]=&quot;&quot;&quot;thirdparty&quot;&quot;&quot;;&quot;X&quot;;&quot;&quot;)">
            <text:p/>
          </table:table-cell>
          <table:table-cell table:style-name="ce14" table:formula="of:=IF([.H81]=&quot;&quot;&quot;indie&quot;&quot;&quot;;&quot;X&quot;;&quot;&quot;)" office:value-type="string" office:string-value="X">
            <text:p>X</text:p>
          </table:table-cell>
          <table:table-cell table:style-name="ce14" table:formula="of:=IF([.H81]=&quot;&quot;&quot;nintendo&quot;&quot;&quot;;&quot;X&quot;;&quot;&quot;)">
            <text:p/>
          </table:table-cell>
          <table:table-cell table:style-name="ce14" table:formula="of:=IF([.H81]=&quot;&quot;&quot;sony&quot;&quot;&quot;;&quot;X&quot;;&quot;&quot;)">
            <text:p/>
          </table:table-cell>
          <table:table-cell table:style-name="ce14" table:formula="of:=IF([.H81]=&quot;&quot;&quot;microsoft&quot;&quot;&quot;;&quot;X&quot;;&quot;&quot;)">
            <text:p/>
          </table:table-cell>
          <table:table-cell table:style-name="ce14" table:formula="of:=IF([.K81]=&quot;&quot;&quot;people&quot;&quot;&quot;;&quot;X&quot;;&quot;&quot;)">
            <text:p/>
          </table:table-cell>
          <table:table-cell table:style-name="ce14" table:formula="of:=IF([.H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capygames</text:p>
          </table:table-cell>
          <table:table-cell table:formula="of:=CONCATENATE([.G82];&quot;,&quot;;[.H82];&quot;,&quot;;[.I82];&quot;,&quot;;[.J82];&quot;,&quot;;[.K82];&quot;,&quot;;[.L82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Tumblr Account of Capybara Games</text:p>
          </table:table-cell>
          <table:table-cell table:style-name="Default" office:value-type="string">
            <text:p>http://www.capybaragames.com/</text:p>
          </table:table-cell>
          <table:table-cell office:value-type="string">
            <text:p>Critter Crunch</text:p>
          </table:table-cell>
          <table:table-cell table:style-name="Default" office:value-type="string">
            <text:p>NEWS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2:.X82];&quot;X&quot;)" office:value-type="float" office:value="2">
            <text:p>2</text:p>
          </table:table-cell>
          <table:table-cell table:style-name="ce14" table:formula="of:=IF(AND([.I82]=&quot;&quot;&quot;studio&quot;&quot;&quot;;[.J82]=&quot;&quot;&quot;america&quot;&quot;&quot;);&quot;x&quot;;&quot;&quot;)" office:value-type="string" office:string-value="x">
            <text:p>x</text:p>
          </table:table-cell>
          <table:table-cell table:style-name="ce14" table:formula="of:=IF(AND([.I82]=&quot;&quot;&quot;studio&quot;&quot;&quot;;[.J82]=&quot;&quot;&quot;japan&quot;&quot;&quot;);&quot;x&quot;;&quot;&quot;)">
            <text:p/>
          </table:table-cell>
          <table:table-cell table:style-name="ce14" table:formula="of:=IF(AND([.I82]=&quot;&quot;&quot;studio&quot;&quot;&quot;;[.J82]=&quot;&quot;&quot;world&quot;&quot;&quot;);&quot;x&quot;;&quot;&quot;)">
            <text:p/>
          </table:table-cell>
          <table:table-cell table:style-name="ce14" table:formula="of:=IF(AND([.I82]=&quot;&quot;&quot;studio&quot;&quot;&quot;;[.J82]=&quot;&quot;&quot;europe&quot;&quot;&quot;);&quot;x&quot;;&quot;&quot;)">
            <text:p/>
          </table:table-cell>
          <table:table-cell table:style-name="ce14" table:formula="of:=IF([.H82]=&quot;&quot;&quot;thirdparty&quot;&quot;&quot;;&quot;X&quot;;&quot;&quot;)">
            <text:p/>
          </table:table-cell>
          <table:table-cell table:style-name="ce14" table:formula="of:=IF([.H82]=&quot;&quot;&quot;indie&quot;&quot;&quot;;&quot;X&quot;;&quot;&quot;)" office:value-type="string" office:string-value="X">
            <text:p>X</text:p>
          </table:table-cell>
          <table:table-cell table:style-name="ce14" table:formula="of:=IF([.H82]=&quot;&quot;&quot;nintendo&quot;&quot;&quot;;&quot;X&quot;;&quot;&quot;)">
            <text:p/>
          </table:table-cell>
          <table:table-cell table:style-name="ce14" table:formula="of:=IF([.H82]=&quot;&quot;&quot;sony&quot;&quot;&quot;;&quot;X&quot;;&quot;&quot;)">
            <text:p/>
          </table:table-cell>
          <table:table-cell table:style-name="ce14" table:formula="of:=IF([.H82]=&quot;&quot;&quot;microsoft&quot;&quot;&quot;;&quot;X&quot;;&quot;&quot;)">
            <text:p/>
          </table:table-cell>
          <table:table-cell table:style-name="ce14" table:formula="of:=IF([.K82]=&quot;&quot;&quot;people&quot;&quot;&quot;;&quot;X&quot;;&quot;&quot;)">
            <text:p/>
          </table:table-cell>
          <table:table-cell table:style-name="ce14" table:formula="of:=IF([.H82]=&quot;&quot;&quot;independent&quot;&quot;&quot;;&quot;X&quot;;&quot;&quot;)">
            <text:p/>
          </table:table-cell>
          <table:table-cell table:style-name="Default" table:number-columns-repeated="999"/>
          <table:table-cell/>
        </table:table-row>
        <table:table-row table:style-name="ro2">
          <table:table-cell table:style-name="Collegamento_20_ipertestuale" office:value-type="string">
            <text:p>http://www.capybaragames.com/feed/</text:p>
          </table:table-cell>
          <table:table-cell table:formula="of:=CONCATENATE([.G83];&quot;,&quot;;[.H83];&quot;,&quot;;[.I83];&quot;,&quot;;[.J83];&quot;,&quot;;[.K83];&quot;,&quot;;[.L83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News Feed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NEWS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3:.X83];&quot;X&quot;)" office:value-type="float" office:value="2">
            <text:p>2</text:p>
          </table:table-cell>
          <table:table-cell table:style-name="ce14" table:formula="of:=IF(AND([.I83]=&quot;&quot;&quot;studio&quot;&quot;&quot;;[.J83]=&quot;&quot;&quot;america&quot;&quot;&quot;);&quot;x&quot;;&quot;&quot;)" office:value-type="string" office:string-value="x">
            <text:p>x</text:p>
          </table:table-cell>
          <table:table-cell table:style-name="ce14" table:formula="of:=IF(AND([.I83]=&quot;&quot;&quot;studio&quot;&quot;&quot;;[.J83]=&quot;&quot;&quot;japan&quot;&quot;&quot;);&quot;x&quot;;&quot;&quot;)">
            <text:p/>
          </table:table-cell>
          <table:table-cell table:style-name="ce14" table:formula="of:=IF(AND([.I83]=&quot;&quot;&quot;studio&quot;&quot;&quot;;[.J83]=&quot;&quot;&quot;world&quot;&quot;&quot;);&quot;x&quot;;&quot;&quot;)">
            <text:p/>
          </table:table-cell>
          <table:table-cell table:style-name="ce14" table:formula="of:=IF(AND([.I83]=&quot;&quot;&quot;studio&quot;&quot;&quot;;[.J83]=&quot;&quot;&quot;europe&quot;&quot;&quot;);&quot;x&quot;;&quot;&quot;)">
            <text:p/>
          </table:table-cell>
          <table:table-cell table:style-name="ce14" table:formula="of:=IF([.H83]=&quot;&quot;&quot;thirdparty&quot;&quot;&quot;;&quot;X&quot;;&quot;&quot;)">
            <text:p/>
          </table:table-cell>
          <table:table-cell table:style-name="ce14" table:formula="of:=IF([.H83]=&quot;&quot;&quot;indie&quot;&quot;&quot;;&quot;X&quot;;&quot;&quot;)" office:value-type="string" office:string-value="X">
            <text:p>X</text:p>
          </table:table-cell>
          <table:table-cell table:style-name="ce14" table:formula="of:=IF([.H83]=&quot;&quot;&quot;nintendo&quot;&quot;&quot;;&quot;X&quot;;&quot;&quot;)">
            <text:p/>
          </table:table-cell>
          <table:table-cell table:style-name="ce14" table:formula="of:=IF([.H83]=&quot;&quot;&quot;sony&quot;&quot;&quot;;&quot;X&quot;;&quot;&quot;)">
            <text:p/>
          </table:table-cell>
          <table:table-cell table:style-name="ce14" table:formula="of:=IF([.H83]=&quot;&quot;&quot;microsoft&quot;&quot;&quot;;&quot;X&quot;;&quot;&quot;)">
            <text:p/>
          </table:table-cell>
          <table:table-cell table:style-name="ce14" table:formula="of:=IF([.K83]=&quot;&quot;&quot;people&quot;&quot;&quot;;&quot;X&quot;;&quot;&quot;)">
            <text:p/>
          </table:table-cell>
          <table:table-cell table:style-name="ce14" table:formula="of:=IF([.H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APYGAMES</text:p>
          </table:table-cell>
          <table:table-cell table:formula="of:=CONCATENATE([.G84];&quot;,&quot;;[.H84];&quot;,&quot;;[.I84];&quot;,&quot;;[.J84];&quot;,&quot;;[.K84];&quot;,&quot;;[.L84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Twitter Account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TWITTER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4:.X84];&quot;X&quot;)" office:value-type="float" office:value="2">
            <text:p>2</text:p>
          </table:table-cell>
          <table:table-cell table:style-name="ce14" table:formula="of:=IF(AND([.I84]=&quot;&quot;&quot;studio&quot;&quot;&quot;;[.J84]=&quot;&quot;&quot;america&quot;&quot;&quot;);&quot;x&quot;;&quot;&quot;)" office:value-type="string" office:string-value="x">
            <text:p>x</text:p>
          </table:table-cell>
          <table:table-cell table:style-name="ce14" table:formula="of:=IF(AND([.I84]=&quot;&quot;&quot;studio&quot;&quot;&quot;;[.J84]=&quot;&quot;&quot;japan&quot;&quot;&quot;);&quot;x&quot;;&quot;&quot;)">
            <text:p/>
          </table:table-cell>
          <table:table-cell table:style-name="ce14" table:formula="of:=IF(AND([.I84]=&quot;&quot;&quot;studio&quot;&quot;&quot;;[.J84]=&quot;&quot;&quot;world&quot;&quot;&quot;);&quot;x&quot;;&quot;&quot;)">
            <text:p/>
          </table:table-cell>
          <table:table-cell table:style-name="ce14" table:formula="of:=IF(AND([.I84]=&quot;&quot;&quot;studio&quot;&quot;&quot;;[.J84]=&quot;&quot;&quot;europe&quot;&quot;&quot;);&quot;x&quot;;&quot;&quot;)">
            <text:p/>
          </table:table-cell>
          <table:table-cell table:style-name="ce14" table:formula="of:=IF([.H84]=&quot;&quot;&quot;thirdparty&quot;&quot;&quot;;&quot;X&quot;;&quot;&quot;)">
            <text:p/>
          </table:table-cell>
          <table:table-cell table:style-name="ce14" table:formula="of:=IF([.H84]=&quot;&quot;&quot;indie&quot;&quot;&quot;;&quot;X&quot;;&quot;&quot;)" office:value-type="string" office:string-value="X">
            <text:p>X</text:p>
          </table:table-cell>
          <table:table-cell table:style-name="ce14" table:formula="of:=IF([.H84]=&quot;&quot;&quot;nintendo&quot;&quot;&quot;;&quot;X&quot;;&quot;&quot;)">
            <text:p/>
          </table:table-cell>
          <table:table-cell table:style-name="ce14" table:formula="of:=IF([.H84]=&quot;&quot;&quot;sony&quot;&quot;&quot;;&quot;X&quot;;&quot;&quot;)">
            <text:p/>
          </table:table-cell>
          <table:table-cell table:style-name="ce14" table:formula="of:=IF([.H84]=&quot;&quot;&quot;microsoft&quot;&quot;&quot;;&quot;X&quot;;&quot;&quot;)">
            <text:p/>
          </table:table-cell>
          <table:table-cell table:style-name="ce14" table:formula="of:=IF([.K84]=&quot;&quot;&quot;people&quot;&quot;&quot;;&quot;X&quot;;&quot;&quot;)">
            <text:p/>
          </table:table-cell>
          <table:table-cell table:style-name="ce14" table:formula="of:=IF([.H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pybaragames</text:p>
          </table:table-cell>
          <table:table-cell table:formula="of:=CONCATENATE([.G85];&quot;,&quot;;[.H85];&quot;,&quot;;[.I85];&quot;,&quot;;[.J85];&quot;,&quot;;[.K85];&quot;,&quot;;[.L85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Youtube Channel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YOUTUBE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5:.X85];&quot;X&quot;)" office:value-type="float" office:value="2">
            <text:p>2</text:p>
          </table:table-cell>
          <table:table-cell table:style-name="ce14" table:formula="of:=IF(AND([.I85]=&quot;&quot;&quot;studio&quot;&quot;&quot;;[.J85]=&quot;&quot;&quot;america&quot;&quot;&quot;);&quot;x&quot;;&quot;&quot;)" office:value-type="string" office:string-value="x">
            <text:p>x</text:p>
          </table:table-cell>
          <table:table-cell table:style-name="ce14" table:formula="of:=IF(AND([.I85]=&quot;&quot;&quot;studio&quot;&quot;&quot;;[.J85]=&quot;&quot;&quot;japan&quot;&quot;&quot;);&quot;x&quot;;&quot;&quot;)">
            <text:p/>
          </table:table-cell>
          <table:table-cell table:style-name="ce14" table:formula="of:=IF(AND([.I85]=&quot;&quot;&quot;studio&quot;&quot;&quot;;[.J85]=&quot;&quot;&quot;world&quot;&quot;&quot;);&quot;x&quot;;&quot;&quot;)">
            <text:p/>
          </table:table-cell>
          <table:table-cell table:style-name="ce14" table:formula="of:=IF(AND([.I85]=&quot;&quot;&quot;studio&quot;&quot;&quot;;[.J85]=&quot;&quot;&quot;europe&quot;&quot;&quot;);&quot;x&quot;;&quot;&quot;)">
            <text:p/>
          </table:table-cell>
          <table:table-cell table:style-name="ce14" table:formula="of:=IF([.H85]=&quot;&quot;&quot;thirdparty&quot;&quot;&quot;;&quot;X&quot;;&quot;&quot;)">
            <text:p/>
          </table:table-cell>
          <table:table-cell table:style-name="ce14" table:formula="of:=IF([.H85]=&quot;&quot;&quot;indie&quot;&quot;&quot;;&quot;X&quot;;&quot;&quot;)" office:value-type="string" office:string-value="X">
            <text:p>X</text:p>
          </table:table-cell>
          <table:table-cell table:style-name="ce14" table:formula="of:=IF([.H85]=&quot;&quot;&quot;nintendo&quot;&quot;&quot;;&quot;X&quot;;&quot;&quot;)">
            <text:p/>
          </table:table-cell>
          <table:table-cell table:style-name="ce14" table:formula="of:=IF([.H85]=&quot;&quot;&quot;sony&quot;&quot;&quot;;&quot;X&quot;;&quot;&quot;)">
            <text:p/>
          </table:table-cell>
          <table:table-cell table:style-name="ce14" table:formula="of:=IF([.H85]=&quot;&quot;&quot;microsoft&quot;&quot;&quot;;&quot;X&quot;;&quot;&quot;)">
            <text:p/>
          </table:table-cell>
          <table:table-cell table:style-name="ce14" table:formula="of:=IF([.K85]=&quot;&quot;&quot;people&quot;&quot;&quot;;&quot;X&quot;;&quot;&quot;)">
            <text:p/>
          </table:table-cell>
          <table:table-cell table:style-name="ce14" table:formula="of:=IF([.H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rispiotrowski</text:p>
          </table:table-cell>
          <table:table-cell table:formula="of:=CONCATENATE([.G86];&quot;,&quot;;[.H86];&quot;,&quot;;[.I86];&quot;,&quot;;[.J86];&quot;,&quot;;[.K86];&quot;,&quot;;[.L86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Kris Piotrowski: Creative Director &amp; Game Designer of Capybara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86:.X86];&quot;X&quot;)" office:value-type="float" office:value="2">
            <text:p>2</text:p>
          </table:table-cell>
          <table:table-cell table:style-name="ce14" table:formula="of:=IF(AND([.I86]=&quot;&quot;&quot;studio&quot;&quot;&quot;;[.J86]=&quot;&quot;&quot;america&quot;&quot;&quot;);&quot;x&quot;;&quot;&quot;)">
            <text:p/>
          </table:table-cell>
          <table:table-cell table:style-name="ce14" table:formula="of:=IF(AND([.I86]=&quot;&quot;&quot;studio&quot;&quot;&quot;;[.J86]=&quot;&quot;&quot;japan&quot;&quot;&quot;);&quot;x&quot;;&quot;&quot;)">
            <text:p/>
          </table:table-cell>
          <table:table-cell table:style-name="ce14" table:formula="of:=IF(AND([.I86]=&quot;&quot;&quot;studio&quot;&quot;&quot;;[.J86]=&quot;&quot;&quot;world&quot;&quot;&quot;);&quot;x&quot;;&quot;&quot;)">
            <text:p/>
          </table:table-cell>
          <table:table-cell table:style-name="ce14" table:formula="of:=IF(AND([.I86]=&quot;&quot;&quot;studio&quot;&quot;&quot;;[.J86]=&quot;&quot;&quot;europe&quot;&quot;&quot;);&quot;x&quot;;&quot;&quot;)">
            <text:p/>
          </table:table-cell>
          <table:table-cell table:style-name="ce14" table:formula="of:=IF([.H86]=&quot;&quot;&quot;thirdparty&quot;&quot;&quot;;&quot;X&quot;;&quot;&quot;)">
            <text:p/>
          </table:table-cell>
          <table:table-cell table:style-name="ce14" table:formula="of:=IF([.H86]=&quot;&quot;&quot;indie&quot;&quot;&quot;;&quot;X&quot;;&quot;&quot;)" office:value-type="string" office:string-value="X">
            <text:p>X</text:p>
          </table:table-cell>
          <table:table-cell table:style-name="ce14" table:formula="of:=IF([.H86]=&quot;&quot;&quot;nintendo&quot;&quot;&quot;;&quot;X&quot;;&quot;&quot;)">
            <text:p/>
          </table:table-cell>
          <table:table-cell table:style-name="ce14" table:formula="of:=IF([.H86]=&quot;&quot;&quot;sony&quot;&quot;&quot;;&quot;X&quot;;&quot;&quot;)">
            <text:p/>
          </table:table-cell>
          <table:table-cell table:style-name="ce14" table:formula="of:=IF([.H86]=&quot;&quot;&quot;microsoft&quot;&quot;&quot;;&quot;X&quot;;&quot;&quot;)">
            <text:p/>
          </table:table-cell>
          <table:table-cell table:style-name="ce14" table:formula="of:=IF([.K86]=&quot;&quot;&quot;people&quot;&quot;&quot;;&quot;X&quot;;&quot;&quot;)" office:value-type="string" office:string-value="X">
            <text:p>X</text:p>
          </table:table-cell>
          <table:table-cell table:style-name="ce14" table:formula="of:=IF([.H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2992778755697</text:p>
          </table:table-cell>
          <table:table-cell table:formula="of:=CONCATENATE([.G87];&quot;,&quot;;[.H87];&quot;,&quot;;[.I87];&quot;,&quot;;[.J87];&quot;,&quot;;[.K87];&quot;,&quot;;[.L87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Facebook Page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FACEBOOK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7:.X87];&quot;X&quot;)" office:value-type="float" office:value="2">
            <text:p>2</text:p>
          </table:table-cell>
          <table:table-cell table:style-name="ce14" table:formula="of:=IF(AND([.I87]=&quot;&quot;&quot;studio&quot;&quot;&quot;;[.J87]=&quot;&quot;&quot;america&quot;&quot;&quot;);&quot;x&quot;;&quot;&quot;)">
            <text:p/>
          </table:table-cell>
          <table:table-cell table:style-name="ce14" table:formula="of:=IF(AND([.I87]=&quot;&quot;&quot;studio&quot;&quot;&quot;;[.J87]=&quot;&quot;&quot;japan&quot;&quot;&quot;);&quot;x&quot;;&quot;&quot;)" office:value-type="string" office:string-value="x">
            <text:p>x</text:p>
          </table:table-cell>
          <table:table-cell table:style-name="ce14" table:formula="of:=IF(AND([.I87]=&quot;&quot;&quot;studio&quot;&quot;&quot;;[.J87]=&quot;&quot;&quot;world&quot;&quot;&quot;);&quot;x&quot;;&quot;&quot;)">
            <text:p/>
          </table:table-cell>
          <table:table-cell table:style-name="ce14" table:formula="of:=IF(AND([.I87]=&quot;&quot;&quot;studio&quot;&quot;&quot;;[.J87]=&quot;&quot;&quot;europe&quot;&quot;&quot;);&quot;x&quot;;&quot;&quot;)">
            <text:p/>
          </table:table-cell>
          <table:table-cell table:style-name="ce14" table:formula="of:=IF([.H87]=&quot;&quot;&quot;thirdparty&quot;&quot;&quot;;&quot;X&quot;;&quot;&quot;)" office:value-type="string" office:string-value="X">
            <text:p>X</text:p>
          </table:table-cell>
          <table:table-cell table:style-name="ce14" table:formula="of:=IF([.H87]=&quot;&quot;&quot;indie&quot;&quot;&quot;;&quot;X&quot;;&quot;&quot;)">
            <text:p/>
          </table:table-cell>
          <table:table-cell table:style-name="ce14" table:formula="of:=IF([.H87]=&quot;&quot;&quot;nintendo&quot;&quot;&quot;;&quot;X&quot;;&quot;&quot;)">
            <text:p/>
          </table:table-cell>
          <table:table-cell table:style-name="ce14" table:formula="of:=IF([.H87]=&quot;&quot;&quot;sony&quot;&quot;&quot;;&quot;X&quot;;&quot;&quot;)">
            <text:p/>
          </table:table-cell>
          <table:table-cell table:style-name="ce14" table:formula="of:=IF([.H87]=&quot;&quot;&quot;microsoft&quot;&quot;&quot;;&quot;X&quot;;&quot;&quot;)">
            <text:p/>
          </table:table-cell>
          <table:table-cell table:style-name="ce14" table:formula="of:=IF([.K87]=&quot;&quot;&quot;people&quot;&quot;&quot;;&quot;X&quot;;&quot;&quot;)">
            <text:p/>
          </table:table-cell>
          <table:table-cell table:style-name="ce14" table:formula="of:=IF([.H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aveinteractive.com/category/news/feed/</text:p>
          </table:table-cell>
          <table:table-cell table:formula="of:=CONCATENATE([.G88];&quot;,&quot;;[.H88];&quot;,&quot;;[.I88];&quot;,&quot;;[.J88];&quot;,&quot;;[.K88];&quot;,&quot;;[.L88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News Feed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NEWS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8:.X88];&quot;X&quot;)" office:value-type="float" office:value="2">
            <text:p>2</text:p>
          </table:table-cell>
          <table:table-cell table:style-name="ce14" table:formula="of:=IF(AND([.I88]=&quot;&quot;&quot;studio&quot;&quot;&quot;;[.J88]=&quot;&quot;&quot;america&quot;&quot;&quot;);&quot;x&quot;;&quot;&quot;)">
            <text:p/>
          </table:table-cell>
          <table:table-cell table:style-name="ce14" table:formula="of:=IF(AND([.I88]=&quot;&quot;&quot;studio&quot;&quot;&quot;;[.J88]=&quot;&quot;&quot;japan&quot;&quot;&quot;);&quot;x&quot;;&quot;&quot;)" office:value-type="string" office:string-value="x">
            <text:p>x</text:p>
          </table:table-cell>
          <table:table-cell table:style-name="ce14" table:formula="of:=IF(AND([.I88]=&quot;&quot;&quot;studio&quot;&quot;&quot;;[.J88]=&quot;&quot;&quot;world&quot;&quot;&quot;);&quot;x&quot;;&quot;&quot;)">
            <text:p/>
          </table:table-cell>
          <table:table-cell table:style-name="ce14" table:formula="of:=IF(AND([.I88]=&quot;&quot;&quot;studio&quot;&quot;&quot;;[.J88]=&quot;&quot;&quot;europe&quot;&quot;&quot;);&quot;x&quot;;&quot;&quot;)">
            <text:p/>
          </table:table-cell>
          <table:table-cell table:style-name="ce14" table:formula="of:=IF([.H88]=&quot;&quot;&quot;thirdparty&quot;&quot;&quot;;&quot;X&quot;;&quot;&quot;)" office:value-type="string" office:string-value="X">
            <text:p>X</text:p>
          </table:table-cell>
          <table:table-cell table:style-name="ce14" table:formula="of:=IF([.H88]=&quot;&quot;&quot;indie&quot;&quot;&quot;;&quot;X&quot;;&quot;&quot;)">
            <text:p/>
          </table:table-cell>
          <table:table-cell table:style-name="ce14" table:formula="of:=IF([.H88]=&quot;&quot;&quot;nintendo&quot;&quot;&quot;;&quot;X&quot;;&quot;&quot;)">
            <text:p/>
          </table:table-cell>
          <table:table-cell table:style-name="ce14" table:formula="of:=IF([.H88]=&quot;&quot;&quot;sony&quot;&quot;&quot;;&quot;X&quot;;&quot;&quot;)">
            <text:p/>
          </table:table-cell>
          <table:table-cell table:style-name="ce14" table:formula="of:=IF([.H88]=&quot;&quot;&quot;microsoft&quot;&quot;&quot;;&quot;X&quot;;&quot;&quot;)">
            <text:p/>
          </table:table-cell>
          <table:table-cell table:style-name="ce14" table:formula="of:=IF([.K88]=&quot;&quot;&quot;people&quot;&quot;&quot;;&quot;X&quot;;&quot;&quot;)">
            <text:p/>
          </table:table-cell>
          <table:table-cell table:style-name="ce14" table:formula="of:=IF([.H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vecoltd</text:p>
          </table:table-cell>
          <table:table-cell table:formula="of:=CONCATENATE([.G89];&quot;,&quot;;[.H89];&quot;,&quot;;[.I89];&quot;,&quot;;[.J89];&quot;,&quot;;[.K89];&quot;,&quot;;[.L89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Youtube Channel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YOUTUBE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9:.X89];&quot;X&quot;)" office:value-type="float" office:value="2">
            <text:p>2</text:p>
          </table:table-cell>
          <table:table-cell table:style-name="ce14" table:formula="of:=IF(AND([.I89]=&quot;&quot;&quot;studio&quot;&quot;&quot;;[.J89]=&quot;&quot;&quot;america&quot;&quot;&quot;);&quot;x&quot;;&quot;&quot;)">
            <text:p/>
          </table:table-cell>
          <table:table-cell table:style-name="ce14" table:formula="of:=IF(AND([.I89]=&quot;&quot;&quot;studio&quot;&quot;&quot;;[.J89]=&quot;&quot;&quot;japan&quot;&quot;&quot;);&quot;x&quot;;&quot;&quot;)" office:value-type="string" office:string-value="x">
            <text:p>x</text:p>
          </table:table-cell>
          <table:table-cell table:style-name="ce14" table:formula="of:=IF(AND([.I89]=&quot;&quot;&quot;studio&quot;&quot;&quot;;[.J89]=&quot;&quot;&quot;world&quot;&quot;&quot;);&quot;x&quot;;&quot;&quot;)">
            <text:p/>
          </table:table-cell>
          <table:table-cell table:style-name="ce14" table:formula="of:=IF(AND([.I89]=&quot;&quot;&quot;studio&quot;&quot;&quot;;[.J89]=&quot;&quot;&quot;europe&quot;&quot;&quot;);&quot;x&quot;;&quot;&quot;)">
            <text:p/>
          </table:table-cell>
          <table:table-cell table:style-name="ce14" table:formula="of:=IF([.H89]=&quot;&quot;&quot;thirdparty&quot;&quot;&quot;;&quot;X&quot;;&quot;&quot;)" office:value-type="string" office:string-value="X">
            <text:p>X</text:p>
          </table:table-cell>
          <table:table-cell table:style-name="ce14" table:formula="of:=IF([.H89]=&quot;&quot;&quot;indie&quot;&quot;&quot;;&quot;X&quot;;&quot;&quot;)">
            <text:p/>
          </table:table-cell>
          <table:table-cell table:style-name="ce14" table:formula="of:=IF([.H89]=&quot;&quot;&quot;nintendo&quot;&quot;&quot;;&quot;X&quot;;&quot;&quot;)">
            <text:p/>
          </table:table-cell>
          <table:table-cell table:style-name="ce14" table:formula="of:=IF([.H89]=&quot;&quot;&quot;sony&quot;&quot;&quot;;&quot;X&quot;;&quot;&quot;)">
            <text:p/>
          </table:table-cell>
          <table:table-cell table:style-name="ce14" table:formula="of:=IF([.H89]=&quot;&quot;&quot;microsoft&quot;&quot;&quot;;&quot;X&quot;;&quot;&quot;)">
            <text:p/>
          </table:table-cell>
          <table:table-cell table:style-name="ce14" table:formula="of:=IF([.K89]=&quot;&quot;&quot;people&quot;&quot;&quot;;&quot;X&quot;;&quot;&quot;)">
            <text:p/>
          </table:table-cell>
          <table:table-cell table:style-name="ce14" table:formula="of:=IF([.H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3103815139159</text:p>
          </table:table-cell>
          <table:table-cell table:formula="of:=CONCATENATE([.G90];&quot;,&quot;;[.H90];&quot;,&quot;;[.I90];&quot;,&quot;;[.J90];&quot;,&quot;;[.K90];&quot;,&quot;;[.L90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Facebook Page of CD Projekt Red 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FACEBOOK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0:.X90];&quot;X&quot;)" office:value-type="float" office:value="1">
            <text:p>1</text:p>
          </table:table-cell>
          <table:table-cell table:style-name="ce14" table:formula="of:=IF(AND([.I90]=&quot;&quot;&quot;studio&quot;&quot;&quot;;[.J90]=&quot;&quot;&quot;america&quot;&quot;&quot;);&quot;x&quot;;&quot;&quot;)">
            <text:p/>
          </table:table-cell>
          <table:table-cell table:style-name="ce14" table:formula="of:=IF(AND([.I90]=&quot;&quot;&quot;studio&quot;&quot;&quot;;[.J90]=&quot;&quot;&quot;japan&quot;&quot;&quot;);&quot;x&quot;;&quot;&quot;)">
            <text:p/>
          </table:table-cell>
          <table:table-cell table:style-name="ce14" table:formula="of:=IF(AND([.I90]=&quot;&quot;&quot;studio&quot;&quot;&quot;;[.J90]=&quot;&quot;&quot;world&quot;&quot;&quot;);&quot;x&quot;;&quot;&quot;)">
            <text:p/>
          </table:table-cell>
          <table:table-cell table:style-name="ce14" table:formula="of:=IF(AND([.I90]=&quot;&quot;&quot;studio&quot;&quot;&quot;;[.J90]=&quot;&quot;&quot;europe&quot;&quot;&quot;);&quot;x&quot;;&quot;&quot;)">
            <text:p/>
          </table:table-cell>
          <table:table-cell table:style-name="ce14" table:formula="of:=IF([.H90]=&quot;&quot;&quot;thirdparty&quot;&quot;&quot;;&quot;X&quot;;&quot;&quot;)" office:value-type="string" office:string-value="X">
            <text:p>X</text:p>
          </table:table-cell>
          <table:table-cell table:style-name="ce14" table:formula="of:=IF([.H90]=&quot;&quot;&quot;indie&quot;&quot;&quot;;&quot;X&quot;;&quot;&quot;)">
            <text:p/>
          </table:table-cell>
          <table:table-cell table:style-name="ce14" table:formula="of:=IF([.H90]=&quot;&quot;&quot;nintendo&quot;&quot;&quot;;&quot;X&quot;;&quot;&quot;)">
            <text:p/>
          </table:table-cell>
          <table:table-cell table:style-name="ce14" table:formula="of:=IF([.H90]=&quot;&quot;&quot;sony&quot;&quot;&quot;;&quot;X&quot;;&quot;&quot;)">
            <text:p/>
          </table:table-cell>
          <table:table-cell table:style-name="ce14" table:formula="of:=IF([.H90]=&quot;&quot;&quot;microsoft&quot;&quot;&quot;;&quot;X&quot;;&quot;&quot;)">
            <text:p/>
          </table:table-cell>
          <table:table-cell table:style-name="ce14" table:formula="of:=IF([.K90]=&quot;&quot;&quot;people&quot;&quot;&quot;;&quot;X&quot;;&quot;&quot;)">
            <text:p/>
          </table:table-cell>
          <table:table-cell table:style-name="ce14" table:formula="of:=IF([.H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dpred.com/feed/</text:p>
          </table:table-cell>
          <table:table-cell table:formula="of:=CONCATENATE([.G91];&quot;,&quot;;[.H91];&quot;,&quot;;[.I91];&quot;,&quot;;[.J91];&quot;,&quot;;[.K91];&quot;,&quot;;[.L91])" office:value-type="string" office:string-value="&quot;cdprojekt&quot;,&quot;thirdparty&quot;,&quot;publisher&quot;,&quot;worldwide&quot;,&quot;devblog&quot;,&quot;generic&quot;">
            <text:p>"cdprojekt","thirdparty","publisher","worldwide","devblog","generic"</text:p>
          </table:table-cell>
          <table:table-cell office:value-type="string">
            <text:p>Official News Feed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NEWS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91:.X91];&quot;X&quot;)" office:value-type="float" office:value="1">
            <text:p>1</text:p>
          </table:table-cell>
          <table:table-cell table:style-name="ce14" table:formula="of:=IF(AND([.I91]=&quot;&quot;&quot;studio&quot;&quot;&quot;;[.J91]=&quot;&quot;&quot;america&quot;&quot;&quot;);&quot;x&quot;;&quot;&quot;)">
            <text:p/>
          </table:table-cell>
          <table:table-cell table:style-name="ce14" table:formula="of:=IF(AND([.I91]=&quot;&quot;&quot;studio&quot;&quot;&quot;;[.J91]=&quot;&quot;&quot;japan&quot;&quot;&quot;);&quot;x&quot;;&quot;&quot;)">
            <text:p/>
          </table:table-cell>
          <table:table-cell table:style-name="ce14" table:formula="of:=IF(AND([.I91]=&quot;&quot;&quot;studio&quot;&quot;&quot;;[.J91]=&quot;&quot;&quot;world&quot;&quot;&quot;);&quot;x&quot;;&quot;&quot;)">
            <text:p/>
          </table:table-cell>
          <table:table-cell table:style-name="ce14" table:formula="of:=IF(AND([.I91]=&quot;&quot;&quot;studio&quot;&quot;&quot;;[.J91]=&quot;&quot;&quot;europe&quot;&quot;&quot;);&quot;x&quot;;&quot;&quot;)">
            <text:p/>
          </table:table-cell>
          <table:table-cell table:style-name="ce14" table:formula="of:=IF([.H91]=&quot;&quot;&quot;thirdparty&quot;&quot;&quot;;&quot;X&quot;;&quot;&quot;)" office:value-type="string" office:string-value="X">
            <text:p>X</text:p>
          </table:table-cell>
          <table:table-cell table:style-name="ce14" table:formula="of:=IF([.H91]=&quot;&quot;&quot;indie&quot;&quot;&quot;;&quot;X&quot;;&quot;&quot;)">
            <text:p/>
          </table:table-cell>
          <table:table-cell table:style-name="ce14" table:formula="of:=IF([.H91]=&quot;&quot;&quot;nintendo&quot;&quot;&quot;;&quot;X&quot;;&quot;&quot;)">
            <text:p/>
          </table:table-cell>
          <table:table-cell table:style-name="ce14" table:formula="of:=IF([.H91]=&quot;&quot;&quot;sony&quot;&quot;&quot;;&quot;X&quot;;&quot;&quot;)">
            <text:p/>
          </table:table-cell>
          <table:table-cell table:style-name="ce14" table:formula="of:=IF([.H91]=&quot;&quot;&quot;microsoft&quot;&quot;&quot;;&quot;X&quot;;&quot;&quot;)">
            <text:p/>
          </table:table-cell>
          <table:table-cell table:style-name="ce14" table:formula="of:=IF([.K91]=&quot;&quot;&quot;people&quot;&quot;&quot;;&quot;X&quot;;&quot;&quot;)">
            <text:p/>
          </table:table-cell>
          <table:table-cell table:style-name="ce14" table:formula="of:=IF([.H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DProjektRED</text:p>
          </table:table-cell>
          <table:table-cell table:formula="of:=CONCATENATE([.G92];&quot;,&quot;;[.H92];&quot;,&quot;;[.I92];&quot;,&quot;;[.J92];&quot;,&quot;;[.K92];&quot;,&quot;;[.L92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Twitter Account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TWITTER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2:.X92];&quot;X&quot;)" office:value-type="float" office:value="1">
            <text:p>1</text:p>
          </table:table-cell>
          <table:table-cell table:style-name="ce14" table:formula="of:=IF(AND([.I92]=&quot;&quot;&quot;studio&quot;&quot;&quot;;[.J92]=&quot;&quot;&quot;america&quot;&quot;&quot;);&quot;x&quot;;&quot;&quot;)">
            <text:p/>
          </table:table-cell>
          <table:table-cell table:style-name="ce14" table:formula="of:=IF(AND([.I92]=&quot;&quot;&quot;studio&quot;&quot;&quot;;[.J92]=&quot;&quot;&quot;japan&quot;&quot;&quot;);&quot;x&quot;;&quot;&quot;)">
            <text:p/>
          </table:table-cell>
          <table:table-cell table:style-name="ce14" table:formula="of:=IF(AND([.I92]=&quot;&quot;&quot;studio&quot;&quot;&quot;;[.J92]=&quot;&quot;&quot;world&quot;&quot;&quot;);&quot;x&quot;;&quot;&quot;)">
            <text:p/>
          </table:table-cell>
          <table:table-cell table:style-name="ce14" table:formula="of:=IF(AND([.I92]=&quot;&quot;&quot;studio&quot;&quot;&quot;;[.J92]=&quot;&quot;&quot;europe&quot;&quot;&quot;);&quot;x&quot;;&quot;&quot;)">
            <text:p/>
          </table:table-cell>
          <table:table-cell table:style-name="ce14" table:formula="of:=IF([.H92]=&quot;&quot;&quot;thirdparty&quot;&quot;&quot;;&quot;X&quot;;&quot;&quot;)" office:value-type="string" office:string-value="X">
            <text:p>X</text:p>
          </table:table-cell>
          <table:table-cell table:style-name="ce14" table:formula="of:=IF([.H92]=&quot;&quot;&quot;indie&quot;&quot;&quot;;&quot;X&quot;;&quot;&quot;)">
            <text:p/>
          </table:table-cell>
          <table:table-cell table:style-name="ce14" table:formula="of:=IF([.H92]=&quot;&quot;&quot;nintendo&quot;&quot;&quot;;&quot;X&quot;;&quot;&quot;)">
            <text:p/>
          </table:table-cell>
          <table:table-cell table:style-name="ce14" table:formula="of:=IF([.H92]=&quot;&quot;&quot;sony&quot;&quot;&quot;;&quot;X&quot;;&quot;&quot;)">
            <text:p/>
          </table:table-cell>
          <table:table-cell table:style-name="ce14" table:formula="of:=IF([.H92]=&quot;&quot;&quot;microsoft&quot;&quot;&quot;;&quot;X&quot;;&quot;&quot;)">
            <text:p/>
          </table:table-cell>
          <table:table-cell table:style-name="ce14" table:formula="of:=IF([.K92]=&quot;&quot;&quot;people&quot;&quot;&quot;;&quot;X&quot;;&quot;&quot;)">
            <text:p/>
          </table:table-cell>
          <table:table-cell table:style-name="ce14" table:formula="of:=IF([.H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DPRED</text:p>
          </table:table-cell>
          <table:table-cell table:formula="of:=CONCATENATE([.G93];&quot;,&quot;;[.H93];&quot;,&quot;;[.I93];&quot;,&quot;;[.J93];&quot;,&quot;;[.K93];&quot;,&quot;;[.L93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Youtube Channel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YOUTUBE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3:.X93];&quot;X&quot;)" office:value-type="float" office:value="1">
            <text:p>1</text:p>
          </table:table-cell>
          <table:table-cell table:style-name="ce14" table:formula="of:=IF(AND([.I93]=&quot;&quot;&quot;studio&quot;&quot;&quot;;[.J93]=&quot;&quot;&quot;america&quot;&quot;&quot;);&quot;x&quot;;&quot;&quot;)">
            <text:p/>
          </table:table-cell>
          <table:table-cell table:style-name="ce14" table:formula="of:=IF(AND([.I93]=&quot;&quot;&quot;studio&quot;&quot;&quot;;[.J93]=&quot;&quot;&quot;japan&quot;&quot;&quot;);&quot;x&quot;;&quot;&quot;)">
            <text:p/>
          </table:table-cell>
          <table:table-cell table:style-name="ce14" table:formula="of:=IF(AND([.I93]=&quot;&quot;&quot;studio&quot;&quot;&quot;;[.J93]=&quot;&quot;&quot;world&quot;&quot;&quot;);&quot;x&quot;;&quot;&quot;)">
            <text:p/>
          </table:table-cell>
          <table:table-cell table:style-name="ce14" table:formula="of:=IF(AND([.I93]=&quot;&quot;&quot;studio&quot;&quot;&quot;;[.J93]=&quot;&quot;&quot;europe&quot;&quot;&quot;);&quot;x&quot;;&quot;&quot;)">
            <text:p/>
          </table:table-cell>
          <table:table-cell table:style-name="ce14" table:formula="of:=IF([.H93]=&quot;&quot;&quot;thirdparty&quot;&quot;&quot;;&quot;X&quot;;&quot;&quot;)" office:value-type="string" office:string-value="X">
            <text:p>X</text:p>
          </table:table-cell>
          <table:table-cell table:style-name="ce14" table:formula="of:=IF([.H93]=&quot;&quot;&quot;indie&quot;&quot;&quot;;&quot;X&quot;;&quot;&quot;)">
            <text:p/>
          </table:table-cell>
          <table:table-cell table:style-name="ce14" table:formula="of:=IF([.H93]=&quot;&quot;&quot;nintendo&quot;&quot;&quot;;&quot;X&quot;;&quot;&quot;)">
            <text:p/>
          </table:table-cell>
          <table:table-cell table:style-name="ce14" table:formula="of:=IF([.H93]=&quot;&quot;&quot;sony&quot;&quot;&quot;;&quot;X&quot;;&quot;&quot;)">
            <text:p/>
          </table:table-cell>
          <table:table-cell table:style-name="ce14" table:formula="of:=IF([.H93]=&quot;&quot;&quot;microsoft&quot;&quot;&quot;;&quot;X&quot;;&quot;&quot;)">
            <text:p/>
          </table:table-cell>
          <table:table-cell table:style-name="ce14" table:formula="of:=IF([.K93]=&quot;&quot;&quot;people&quot;&quot;&quot;;&quot;X&quot;;&quot;&quot;)">
            <text:p/>
          </table:table-cell>
          <table:table-cell table:style-name="ce14" table:formula="of:=IF([.H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215961870869</text:p>
          </table:table-cell>
          <table:table-cell table:formula="of:=CONCATENATE([.G94];&quot;,&quot;;[.H94];&quot;,&quot;;[.I94];&quot;,&quot;;[.J94];&quot;,&quot;;[.K94];&quot;,&quot;;[.L94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Facebook Page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FACEBOOK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4:.X94];&quot;X&quot;)" office:value-type="float" office:value="2">
            <text:p>2</text:p>
          </table:table-cell>
          <table:table-cell table:style-name="ce14" table:formula="of:=IF(AND([.I94]=&quot;&quot;&quot;studio&quot;&quot;&quot;;[.J94]=&quot;&quot;&quot;america&quot;&quot;&quot;);&quot;x&quot;;&quot;&quot;)">
            <text:p/>
          </table:table-cell>
          <table:table-cell table:style-name="ce14" table:formula="of:=IF(AND([.I94]=&quot;&quot;&quot;studio&quot;&quot;&quot;;[.J94]=&quot;&quot;&quot;japan&quot;&quot;&quot;);&quot;x&quot;;&quot;&quot;)">
            <text:p/>
          </table:table-cell>
          <table:table-cell table:style-name="ce14" table:formula="of:=IF(AND([.I94]=&quot;&quot;&quot;studio&quot;&quot;&quot;;[.J94]=&quot;&quot;&quot;world&quot;&quot;&quot;);&quot;x&quot;;&quot;&quot;)">
            <text:p/>
          </table:table-cell>
          <table:table-cell table:style-name="ce14" table:formula="of:=IF(AND([.I94]=&quot;&quot;&quot;studio&quot;&quot;&quot;;[.J94]=&quot;&quot;&quot;europe&quot;&quot;&quot;);&quot;x&quot;;&quot;&quot;)" office:value-type="string" office:string-value="x">
            <text:p>x</text:p>
          </table:table-cell>
          <table:table-cell table:style-name="ce14" table:formula="of:=IF([.H94]=&quot;&quot;&quot;thirdparty&quot;&quot;&quot;;&quot;X&quot;;&quot;&quot;)">
            <text:p/>
          </table:table-cell>
          <table:table-cell table:style-name="ce14" table:formula="of:=IF([.H94]=&quot;&quot;&quot;indie&quot;&quot;&quot;;&quot;X&quot;;&quot;&quot;)">
            <text:p/>
          </table:table-cell>
          <table:table-cell table:style-name="ce14" table:formula="of:=IF([.H94]=&quot;&quot;&quot;nintendo&quot;&quot;&quot;;&quot;X&quot;;&quot;&quot;)">
            <text:p/>
          </table:table-cell>
          <table:table-cell table:style-name="ce14" table:formula="of:=IF([.H94]=&quot;&quot;&quot;sony&quot;&quot;&quot;;&quot;X&quot;;&quot;&quot;)">
            <text:p/>
          </table:table-cell>
          <table:table-cell table:style-name="ce14" table:formula="of:=IF([.H94]=&quot;&quot;&quot;microsoft&quot;&quot;&quot;;&quot;X&quot;;&quot;&quot;)">
            <text:p/>
          </table:table-cell>
          <table:table-cell table:style-name="ce14" table:formula="of:=IF([.K94]=&quot;&quot;&quot;people&quot;&quot;&quot;;&quot;X&quot;;&quot;&quot;)">
            <text:p/>
          </table:table-cell>
          <table:table-cell table:style-name="ce14" table:formula="of:=IF([.H9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limaxstudios.com/feed/ </text:p>
          </table:table-cell>
          <table:table-cell table:formula="of:=CONCATENATE([.G95];&quot;,&quot;;[.H95];&quot;,&quot;;[.I95];&quot;,&quot;;[.J95];&quot;,&quot;;[.K95];&quot;,&quot;;[.L95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News Feed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NEWS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5:.X95];&quot;X&quot;)" office:value-type="float" office:value="2">
            <text:p>2</text:p>
          </table:table-cell>
          <table:table-cell table:style-name="ce14" table:formula="of:=IF(AND([.I95]=&quot;&quot;&quot;studio&quot;&quot;&quot;;[.J95]=&quot;&quot;&quot;america&quot;&quot;&quot;);&quot;x&quot;;&quot;&quot;)">
            <text:p/>
          </table:table-cell>
          <table:table-cell table:style-name="ce14" table:formula="of:=IF(AND([.I95]=&quot;&quot;&quot;studio&quot;&quot;&quot;;[.J95]=&quot;&quot;&quot;japan&quot;&quot;&quot;);&quot;x&quot;;&quot;&quot;)">
            <text:p/>
          </table:table-cell>
          <table:table-cell table:style-name="ce14" table:formula="of:=IF(AND([.I95]=&quot;&quot;&quot;studio&quot;&quot;&quot;;[.J95]=&quot;&quot;&quot;world&quot;&quot;&quot;);&quot;x&quot;;&quot;&quot;)">
            <text:p/>
          </table:table-cell>
          <table:table-cell table:style-name="ce14" table:formula="of:=IF(AND([.I95]=&quot;&quot;&quot;studio&quot;&quot;&quot;;[.J95]=&quot;&quot;&quot;europe&quot;&quot;&quot;);&quot;x&quot;;&quot;&quot;)" office:value-type="string" office:string-value="x">
            <text:p>x</text:p>
          </table:table-cell>
          <table:table-cell table:style-name="ce14" table:formula="of:=IF([.H95]=&quot;&quot;&quot;thirdparty&quot;&quot;&quot;;&quot;X&quot;;&quot;&quot;)">
            <text:p/>
          </table:table-cell>
          <table:table-cell table:style-name="ce14" table:formula="of:=IF([.H95]=&quot;&quot;&quot;indie&quot;&quot;&quot;;&quot;X&quot;;&quot;&quot;)">
            <text:p/>
          </table:table-cell>
          <table:table-cell table:style-name="ce14" table:formula="of:=IF([.H95]=&quot;&quot;&quot;nintendo&quot;&quot;&quot;;&quot;X&quot;;&quot;&quot;)">
            <text:p/>
          </table:table-cell>
          <table:table-cell table:style-name="ce14" table:formula="of:=IF([.H95]=&quot;&quot;&quot;sony&quot;&quot;&quot;;&quot;X&quot;;&quot;&quot;)">
            <text:p/>
          </table:table-cell>
          <table:table-cell table:style-name="ce14" table:formula="of:=IF([.H95]=&quot;&quot;&quot;microsoft&quot;&quot;&quot;;&quot;X&quot;;&quot;&quot;)">
            <text:p/>
          </table:table-cell>
          <table:table-cell table:style-name="ce14" table:formula="of:=IF([.K95]=&quot;&quot;&quot;people&quot;&quot;&quot;;&quot;X&quot;;&quot;&quot;)">
            <text:p/>
          </table:table-cell>
          <table:table-cell table:style-name="ce14" table:formula="of:=IF([.H9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limaxStudios</text:p>
          </table:table-cell>
          <table:table-cell table:formula="of:=CONCATENATE([.G96];&quot;,&quot;;[.H96];&quot;,&quot;;[.I96];&quot;,&quot;;[.J96];&quot;,&quot;;[.K96];&quot;,&quot;;[.L96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Twitter Account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TWITTER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6:.X96];&quot;X&quot;)" office:value-type="float" office:value="2">
            <text:p>2</text:p>
          </table:table-cell>
          <table:table-cell table:style-name="ce14" table:formula="of:=IF(AND([.I96]=&quot;&quot;&quot;studio&quot;&quot;&quot;;[.J96]=&quot;&quot;&quot;america&quot;&quot;&quot;);&quot;x&quot;;&quot;&quot;)">
            <text:p/>
          </table:table-cell>
          <table:table-cell table:style-name="ce14" table:formula="of:=IF(AND([.I96]=&quot;&quot;&quot;studio&quot;&quot;&quot;;[.J96]=&quot;&quot;&quot;japan&quot;&quot;&quot;);&quot;x&quot;;&quot;&quot;)">
            <text:p/>
          </table:table-cell>
          <table:table-cell table:style-name="ce14" table:formula="of:=IF(AND([.I96]=&quot;&quot;&quot;studio&quot;&quot;&quot;;[.J96]=&quot;&quot;&quot;world&quot;&quot;&quot;);&quot;x&quot;;&quot;&quot;)">
            <text:p/>
          </table:table-cell>
          <table:table-cell table:style-name="ce14" table:formula="of:=IF(AND([.I96]=&quot;&quot;&quot;studio&quot;&quot;&quot;;[.J96]=&quot;&quot;&quot;europe&quot;&quot;&quot;);&quot;x&quot;;&quot;&quot;)" office:value-type="string" office:string-value="x">
            <text:p>x</text:p>
          </table:table-cell>
          <table:table-cell table:style-name="ce14" table:formula="of:=IF([.H96]=&quot;&quot;&quot;thirdparty&quot;&quot;&quot;;&quot;X&quot;;&quot;&quot;)">
            <text:p/>
          </table:table-cell>
          <table:table-cell table:style-name="ce14" table:formula="of:=IF([.H96]=&quot;&quot;&quot;indie&quot;&quot;&quot;;&quot;X&quot;;&quot;&quot;)">
            <text:p/>
          </table:table-cell>
          <table:table-cell table:style-name="ce14" table:formula="of:=IF([.H96]=&quot;&quot;&quot;nintendo&quot;&quot;&quot;;&quot;X&quot;;&quot;&quot;)">
            <text:p/>
          </table:table-cell>
          <table:table-cell table:style-name="ce14" table:formula="of:=IF([.H96]=&quot;&quot;&quot;sony&quot;&quot;&quot;;&quot;X&quot;;&quot;&quot;)">
            <text:p/>
          </table:table-cell>
          <table:table-cell table:style-name="ce14" table:formula="of:=IF([.H96]=&quot;&quot;&quot;microsoft&quot;&quot;&quot;;&quot;X&quot;;&quot;&quot;)">
            <text:p/>
          </table:table-cell>
          <table:table-cell table:style-name="ce14" table:formula="of:=IF([.K96]=&quot;&quot;&quot;people&quot;&quot;&quot;;&quot;X&quot;;&quot;&quot;)">
            <text:p/>
          </table:table-cell>
          <table:table-cell table:style-name="ce14" table:formula="of:=IF([.H9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7069901979780</text:p>
          </table:table-cell>
          <table:table-cell table:formula="of:=CONCATENATE([.G97];&quot;,&quot;;[.H97];&quot;,&quot;;[.I97];&quot;,&quot;;[.J97];&quot;,&quot;;[.K97];&quot;,&quot;;[.L97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Facebook Page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FACEBOOK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7:.X97];&quot;X&quot;)" office:value-type="float" office:value="2">
            <text:p>2</text:p>
          </table:table-cell>
          <table:table-cell table:style-name="ce14" table:formula="of:=IF(AND([.I97]=&quot;&quot;&quot;studio&quot;&quot;&quot;;[.J97]=&quot;&quot;&quot;america&quot;&quot;&quot;);&quot;x&quot;;&quot;&quot;)">
            <text:p/>
          </table:table-cell>
          <table:table-cell table:style-name="ce14" table:formula="of:=IF(AND([.I97]=&quot;&quot;&quot;studio&quot;&quot;&quot;;[.J97]=&quot;&quot;&quot;japan&quot;&quot;&quot;);&quot;x&quot;;&quot;&quot;)">
            <text:p/>
          </table:table-cell>
          <table:table-cell table:style-name="ce14" table:formula="of:=IF(AND([.I97]=&quot;&quot;&quot;studio&quot;&quot;&quot;;[.J97]=&quot;&quot;&quot;world&quot;&quot;&quot;);&quot;x&quot;;&quot;&quot;)">
            <text:p/>
          </table:table-cell>
          <table:table-cell table:style-name="ce14" table:formula="of:=IF(AND([.I97]=&quot;&quot;&quot;studio&quot;&quot;&quot;;[.J97]=&quot;&quot;&quot;europe&quot;&quot;&quot;);&quot;x&quot;;&quot;&quot;)" office:value-type="string" office:string-value="x">
            <text:p>x</text:p>
          </table:table-cell>
          <table:table-cell table:style-name="ce14" table:formula="of:=IF([.H97]=&quot;&quot;&quot;thirdparty&quot;&quot;&quot;;&quot;X&quot;;&quot;&quot;)">
            <text:p/>
          </table:table-cell>
          <table:table-cell table:style-name="ce14" table:formula="of:=IF([.H97]=&quot;&quot;&quot;indie&quot;&quot;&quot;;&quot;X&quot;;&quot;&quot;)" office:value-type="string" office:string-value="X">
            <text:p>X</text:p>
          </table:table-cell>
          <table:table-cell table:style-name="ce14" table:formula="of:=IF([.H97]=&quot;&quot;&quot;nintendo&quot;&quot;&quot;;&quot;X&quot;;&quot;&quot;)">
            <text:p/>
          </table:table-cell>
          <table:table-cell table:style-name="ce14" table:formula="of:=IF([.H97]=&quot;&quot;&quot;sony&quot;&quot;&quot;;&quot;X&quot;;&quot;&quot;)">
            <text:p/>
          </table:table-cell>
          <table:table-cell table:style-name="ce14" table:formula="of:=IF([.H97]=&quot;&quot;&quot;microsoft&quot;&quot;&quot;;&quot;X&quot;;&quot;&quot;)">
            <text:p/>
          </table:table-cell>
          <table:table-cell table:style-name="ce14" table:formula="of:=IF([.K97]=&quot;&quot;&quot;people&quot;&quot;&quot;;&quot;X&quot;;&quot;&quot;)">
            <text:p/>
          </table:table-cell>
          <table:table-cell table:style-name="ce14" table:formula="of:=IF([.H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odeglueTV</text:p>
          </table:table-cell>
          <table:table-cell table:formula="of:=CONCATENATE([.G98];&quot;,&quot;;[.H98];&quot;,&quot;;[.I98];&quot;,&quot;;[.J98];&quot;,&quot;;[.K98];&quot;,&quot;;[.L98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Youtube Channel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YOUTUBE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8:.X98];&quot;X&quot;)" office:value-type="float" office:value="2">
            <text:p>2</text:p>
          </table:table-cell>
          <table:table-cell table:style-name="ce14" table:formula="of:=IF(AND([.I98]=&quot;&quot;&quot;studio&quot;&quot;&quot;;[.J98]=&quot;&quot;&quot;america&quot;&quot;&quot;);&quot;x&quot;;&quot;&quot;)">
            <text:p/>
          </table:table-cell>
          <table:table-cell table:style-name="ce14" table:formula="of:=IF(AND([.I98]=&quot;&quot;&quot;studio&quot;&quot;&quot;;[.J98]=&quot;&quot;&quot;japan&quot;&quot;&quot;);&quot;x&quot;;&quot;&quot;)">
            <text:p/>
          </table:table-cell>
          <table:table-cell table:style-name="ce14" table:formula="of:=IF(AND([.I98]=&quot;&quot;&quot;studio&quot;&quot;&quot;;[.J98]=&quot;&quot;&quot;world&quot;&quot;&quot;);&quot;x&quot;;&quot;&quot;)">
            <text:p/>
          </table:table-cell>
          <table:table-cell table:style-name="ce14" table:formula="of:=IF(AND([.I98]=&quot;&quot;&quot;studio&quot;&quot;&quot;;[.J98]=&quot;&quot;&quot;europe&quot;&quot;&quot;);&quot;x&quot;;&quot;&quot;)" office:value-type="string" office:string-value="x">
            <text:p>x</text:p>
          </table:table-cell>
          <table:table-cell table:style-name="ce14" table:formula="of:=IF([.H98]=&quot;&quot;&quot;thirdparty&quot;&quot;&quot;;&quot;X&quot;;&quot;&quot;)">
            <text:p/>
          </table:table-cell>
          <table:table-cell table:style-name="ce14" table:formula="of:=IF([.H98]=&quot;&quot;&quot;indie&quot;&quot;&quot;;&quot;X&quot;;&quot;&quot;)" office:value-type="string" office:string-value="X">
            <text:p>X</text:p>
          </table:table-cell>
          <table:table-cell table:style-name="ce14" table:formula="of:=IF([.H98]=&quot;&quot;&quot;nintendo&quot;&quot;&quot;;&quot;X&quot;;&quot;&quot;)">
            <text:p/>
          </table:table-cell>
          <table:table-cell table:style-name="ce14" table:formula="of:=IF([.H98]=&quot;&quot;&quot;sony&quot;&quot;&quot;;&quot;X&quot;;&quot;&quot;)">
            <text:p/>
          </table:table-cell>
          <table:table-cell table:style-name="ce14" table:formula="of:=IF([.H98]=&quot;&quot;&quot;microsoft&quot;&quot;&quot;;&quot;X&quot;;&quot;&quot;)">
            <text:p/>
          </table:table-cell>
          <table:table-cell table:style-name="ce14" table:formula="of:=IF([.K98]=&quot;&quot;&quot;people&quot;&quot;&quot;;&quot;X&quot;;&quot;&quot;)">
            <text:p/>
          </table:table-cell>
          <table:table-cell table:style-name="ce14" table:formula="of:=IF([.H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deglue</text:p>
          </table:table-cell>
          <table:table-cell table:formula="of:=CONCATENATE([.G99];&quot;,&quot;;[.H99];&quot;,&quot;;[.I99];&quot;,&quot;;[.J99];&quot;,&quot;;[.K99];&quot;,&quot;;[.L99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Twitter Account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TWITTER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9:.X99];&quot;X&quot;)" office:value-type="float" office:value="2">
            <text:p>2</text:p>
          </table:table-cell>
          <table:table-cell table:style-name="ce14" table:formula="of:=IF(AND([.I99]=&quot;&quot;&quot;studio&quot;&quot;&quot;;[.J99]=&quot;&quot;&quot;america&quot;&quot;&quot;);&quot;x&quot;;&quot;&quot;)">
            <text:p/>
          </table:table-cell>
          <table:table-cell table:style-name="ce14" table:formula="of:=IF(AND([.I99]=&quot;&quot;&quot;studio&quot;&quot;&quot;;[.J99]=&quot;&quot;&quot;japan&quot;&quot;&quot;);&quot;x&quot;;&quot;&quot;)">
            <text:p/>
          </table:table-cell>
          <table:table-cell table:style-name="ce14" table:formula="of:=IF(AND([.I99]=&quot;&quot;&quot;studio&quot;&quot;&quot;;[.J99]=&quot;&quot;&quot;world&quot;&quot;&quot;);&quot;x&quot;;&quot;&quot;)">
            <text:p/>
          </table:table-cell>
          <table:table-cell table:style-name="ce14" table:formula="of:=IF(AND([.I99]=&quot;&quot;&quot;studio&quot;&quot;&quot;;[.J99]=&quot;&quot;&quot;europe&quot;&quot;&quot;);&quot;x&quot;;&quot;&quot;)" office:value-type="string" office:string-value="x">
            <text:p>x</text:p>
          </table:table-cell>
          <table:table-cell table:style-name="ce14" table:formula="of:=IF([.H99]=&quot;&quot;&quot;thirdparty&quot;&quot;&quot;;&quot;X&quot;;&quot;&quot;)">
            <text:p/>
          </table:table-cell>
          <table:table-cell table:style-name="ce14" table:formula="of:=IF([.H99]=&quot;&quot;&quot;indie&quot;&quot;&quot;;&quot;X&quot;;&quot;&quot;)" office:value-type="string" office:string-value="X">
            <text:p>X</text:p>
          </table:table-cell>
          <table:table-cell table:style-name="ce14" table:formula="of:=IF([.H99]=&quot;&quot;&quot;nintendo&quot;&quot;&quot;;&quot;X&quot;;&quot;&quot;)">
            <text:p/>
          </table:table-cell>
          <table:table-cell table:style-name="ce14" table:formula="of:=IF([.H99]=&quot;&quot;&quot;sony&quot;&quot;&quot;;&quot;X&quot;;&quot;&quot;)">
            <text:p/>
          </table:table-cell>
          <table:table-cell table:style-name="ce14" table:formula="of:=IF([.H99]=&quot;&quot;&quot;microsoft&quot;&quot;&quot;;&quot;X&quot;;&quot;&quot;)">
            <text:p/>
          </table:table-cell>
          <table:table-cell table:style-name="ce14" table:formula="of:=IF([.K99]=&quot;&quot;&quot;people&quot;&quot;&quot;;&quot;X&quot;;&quot;&quot;)">
            <text:p/>
          </table:table-cell>
          <table:table-cell table:style-name="ce14" table:formula="of:=IF([.H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demasters</text:p>
          </table:table-cell>
          <table:table-cell table:formula="of:=CONCATENATE([.G100];&quot;,&quot;;[.H100];&quot;,&quot;;[.I100];&quot;,&quot;;[.J100];&quot;,&quot;;[.K100];&quot;,&quot;;[.L100])" office:value-type="string" office:string-value="&quot;codemasters&quot;,&quot;thirdparty&quot;,&quot;publisher&quot;,&quot;worldwide&quot;,&quot;pr&quot;,&quot;generic&quot;">
            <text:p>"codemasters","thirdparty","publisher","worldwide","pr","generic"</text:p>
          </table:table-cell>
          <table:table-cell office:value-type="string">
            <text:p>Official Twitter Account of Codemaster</text:p>
          </table:table-cell>
          <table:table-cell office:value-type="string">
            <text:p>http://www.codemasters.com/uk/about-us/</text:p>
          </table:table-cell>
          <table:table-cell office:value-type="string">
            <text:p>DiRT</text:p>
          </table:table-cell>
          <table:table-cell office:value-type="string">
            <text:p>TWITTER</text:p>
          </table:table-cell>
          <table:table-cell office:value-type="string">
            <text:p>"codemaster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0:.X100];&quot;X&quot;)" office:value-type="float" office:value="1">
            <text:p>1</text:p>
          </table:table-cell>
          <table:table-cell table:style-name="ce14" table:formula="of:=IF(AND([.I100]=&quot;&quot;&quot;studio&quot;&quot;&quot;;[.J100]=&quot;&quot;&quot;america&quot;&quot;&quot;);&quot;x&quot;;&quot;&quot;)">
            <text:p/>
          </table:table-cell>
          <table:table-cell table:style-name="ce14" table:formula="of:=IF(AND([.I100]=&quot;&quot;&quot;studio&quot;&quot;&quot;;[.J100]=&quot;&quot;&quot;japan&quot;&quot;&quot;);&quot;x&quot;;&quot;&quot;)">
            <text:p/>
          </table:table-cell>
          <table:table-cell table:style-name="ce14" table:formula="of:=IF(AND([.I100]=&quot;&quot;&quot;studio&quot;&quot;&quot;;[.J100]=&quot;&quot;&quot;world&quot;&quot;&quot;);&quot;x&quot;;&quot;&quot;)">
            <text:p/>
          </table:table-cell>
          <table:table-cell table:style-name="ce14" table:formula="of:=IF(AND([.I100]=&quot;&quot;&quot;studio&quot;&quot;&quot;;[.J100]=&quot;&quot;&quot;europe&quot;&quot;&quot;);&quot;x&quot;;&quot;&quot;)">
            <text:p/>
          </table:table-cell>
          <table:table-cell table:style-name="ce14" table:formula="of:=IF([.H100]=&quot;&quot;&quot;thirdparty&quot;&quot;&quot;;&quot;X&quot;;&quot;&quot;)" office:value-type="string" office:string-value="X">
            <text:p>X</text:p>
          </table:table-cell>
          <table:table-cell table:style-name="ce14" table:formula="of:=IF([.H100]=&quot;&quot;&quot;indie&quot;&quot;&quot;;&quot;X&quot;;&quot;&quot;)">
            <text:p/>
          </table:table-cell>
          <table:table-cell table:style-name="ce14" table:formula="of:=IF([.H100]=&quot;&quot;&quot;nintendo&quot;&quot;&quot;;&quot;X&quot;;&quot;&quot;)">
            <text:p/>
          </table:table-cell>
          <table:table-cell table:style-name="ce14" table:formula="of:=IF([.H100]=&quot;&quot;&quot;sony&quot;&quot;&quot;;&quot;X&quot;;&quot;&quot;)">
            <text:p/>
          </table:table-cell>
          <table:table-cell table:style-name="ce14" table:formula="of:=IF([.H100]=&quot;&quot;&quot;microsoft&quot;&quot;&quot;;&quot;X&quot;;&quot;&quot;)">
            <text:p/>
          </table:table-cell>
          <table:table-cell table:style-name="ce14" table:formula="of:=IF([.K100]=&quot;&quot;&quot;people&quot;&quot;&quot;;&quot;X&quot;;&quot;&quot;)">
            <text:p/>
          </table:table-cell>
          <table:table-cell table:style-name="ce14" table:formula="of:=IF([.H1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odemasters.com/uk/articles.rss</text:p>
          </table:table-cell>
          <table:table-cell table:formula="of:=CONCATENATE([.G101];&quot;,&quot;;[.H101];&quot;,&quot;;[.I101];&quot;,&quot;;[.J101];&quot;,&quot;;[.K101];&quot;,&quot;;[.L101])" office:value-type="string" office:string-value="&quot;codemasters&quot;,&quot;thirdparty&quot;,&quot;publisher&quot;,&quot;worldwide&quot;,&quot;pr&quot;,&quot;generic&quot;">
            <text:p>"codemasters","thirdparty","publisher","worldwide","pr","generic"</text:p>
          </table:table-cell>
          <table:table-cell office:value-type="string">
            <text:p>Official News Feed of Codemaster</text:p>
          </table:table-cell>
          <table:table-cell office:value-type="string">
            <text:p>http://www.codemasters.com/uk/about-us/</text:p>
          </table:table-cell>
          <table:table-cell office:value-type="string">
            <text:p>DiRT</text:p>
          </table:table-cell>
          <table:table-cell office:value-type="string">
            <text:p>NEWS</text:p>
          </table:table-cell>
          <table:table-cell office:value-type="string">
            <text:p>"codemaster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1:.X101];&quot;X&quot;)" office:value-type="float" office:value="1">
            <text:p>1</text:p>
          </table:table-cell>
          <table:table-cell table:style-name="ce14" table:formula="of:=IF(AND([.I101]=&quot;&quot;&quot;studio&quot;&quot;&quot;;[.J101]=&quot;&quot;&quot;america&quot;&quot;&quot;);&quot;x&quot;;&quot;&quot;)">
            <text:p/>
          </table:table-cell>
          <table:table-cell table:style-name="ce14" table:formula="of:=IF(AND([.I101]=&quot;&quot;&quot;studio&quot;&quot;&quot;;[.J101]=&quot;&quot;&quot;japan&quot;&quot;&quot;);&quot;x&quot;;&quot;&quot;)">
            <text:p/>
          </table:table-cell>
          <table:table-cell table:style-name="ce14" table:formula="of:=IF(AND([.I101]=&quot;&quot;&quot;studio&quot;&quot;&quot;;[.J101]=&quot;&quot;&quot;world&quot;&quot;&quot;);&quot;x&quot;;&quot;&quot;)">
            <text:p/>
          </table:table-cell>
          <table:table-cell table:style-name="ce14" table:formula="of:=IF(AND([.I101]=&quot;&quot;&quot;studio&quot;&quot;&quot;;[.J101]=&quot;&quot;&quot;europe&quot;&quot;&quot;);&quot;x&quot;;&quot;&quot;)">
            <text:p/>
          </table:table-cell>
          <table:table-cell table:style-name="ce14" table:formula="of:=IF([.H101]=&quot;&quot;&quot;thirdparty&quot;&quot;&quot;;&quot;X&quot;;&quot;&quot;)" office:value-type="string" office:string-value="X">
            <text:p>X</text:p>
          </table:table-cell>
          <table:table-cell table:style-name="ce14" table:formula="of:=IF([.H101]=&quot;&quot;&quot;indie&quot;&quot;&quot;;&quot;X&quot;;&quot;&quot;)">
            <text:p/>
          </table:table-cell>
          <table:table-cell table:style-name="ce14" table:formula="of:=IF([.H101]=&quot;&quot;&quot;nintendo&quot;&quot;&quot;;&quot;X&quot;;&quot;&quot;)">
            <text:p/>
          </table:table-cell>
          <table:table-cell table:style-name="ce14" table:formula="of:=IF([.H101]=&quot;&quot;&quot;sony&quot;&quot;&quot;;&quot;X&quot;;&quot;&quot;)">
            <text:p/>
          </table:table-cell>
          <table:table-cell table:style-name="ce14" table:formula="of:=IF([.H101]=&quot;&quot;&quot;microsoft&quot;&quot;&quot;;&quot;X&quot;;&quot;&quot;)">
            <text:p/>
          </table:table-cell>
          <table:table-cell table:style-name="ce14" table:formula="of:=IF([.K101]=&quot;&quot;&quot;people&quot;&quot;&quot;;&quot;X&quot;;&quot;&quot;)">
            <text:p/>
          </table:table-cell>
          <table:table-cell table:style-name="ce14" table:formula="of:=IF([.H1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475974993300</text:p>
          </table:table-cell>
          <table:table-cell table:formula="of:=CONCATENATE([.G102];&quot;,&quot;;[.H102];&quot;,&quot;;[.I102];&quot;,&quot;;[.J102];&quot;,&quot;;[.K102];&quot;,&quot;;[.L102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Facebook Page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FACEBOOK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2:.X102];&quot;X&quot;)" office:value-type="float" office:value="2">
            <text:p>2</text:p>
          </table:table-cell>
          <table:table-cell table:style-name="ce14" table:formula="of:=IF(AND([.I102]=&quot;&quot;&quot;studio&quot;&quot;&quot;;[.J102]=&quot;&quot;&quot;america&quot;&quot;&quot;);&quot;x&quot;;&quot;&quot;)">
            <text:p/>
          </table:table-cell>
          <table:table-cell table:style-name="ce14" table:formula="of:=IF(AND([.I102]=&quot;&quot;&quot;studio&quot;&quot;&quot;;[.J102]=&quot;&quot;&quot;japan&quot;&quot;&quot;);&quot;x&quot;;&quot;&quot;)">
            <text:p/>
          </table:table-cell>
          <table:table-cell table:style-name="ce14" table:formula="of:=IF(AND([.I102]=&quot;&quot;&quot;studio&quot;&quot;&quot;;[.J102]=&quot;&quot;&quot;world&quot;&quot;&quot;);&quot;x&quot;;&quot;&quot;)">
            <text:p/>
          </table:table-cell>
          <table:table-cell table:style-name="ce14" table:formula="of:=IF(AND([.I102]=&quot;&quot;&quot;studio&quot;&quot;&quot;;[.J102]=&quot;&quot;&quot;europe&quot;&quot;&quot;);&quot;x&quot;;&quot;&quot;)" office:value-type="string" office:string-value="x">
            <text:p>x</text:p>
          </table:table-cell>
          <table:table-cell table:style-name="ce14" table:formula="of:=IF([.H102]=&quot;&quot;&quot;thirdparty&quot;&quot;&quot;;&quot;X&quot;;&quot;&quot;)" office:value-type="string" office:string-value="X">
            <text:p>X</text:p>
          </table:table-cell>
          <table:table-cell table:style-name="ce14" table:formula="of:=IF([.H102]=&quot;&quot;&quot;indie&quot;&quot;&quot;;&quot;X&quot;;&quot;&quot;)">
            <text:p/>
          </table:table-cell>
          <table:table-cell table:style-name="ce14" table:formula="of:=IF([.H102]=&quot;&quot;&quot;nintendo&quot;&quot;&quot;;&quot;X&quot;;&quot;&quot;)">
            <text:p/>
          </table:table-cell>
          <table:table-cell table:style-name="ce14" table:formula="of:=IF([.H102]=&quot;&quot;&quot;sony&quot;&quot;&quot;;&quot;X&quot;;&quot;&quot;)">
            <text:p/>
          </table:table-cell>
          <table:table-cell table:style-name="ce14" table:formula="of:=IF([.H102]=&quot;&quot;&quot;microsoft&quot;&quot;&quot;;&quot;X&quot;;&quot;&quot;)">
            <text:p/>
          </table:table-cell>
          <table:table-cell table:style-name="ce14" table:formula="of:=IF([.K102]=&quot;&quot;&quot;people&quot;&quot;&quot;;&quot;X&quot;;&quot;&quot;)">
            <text:p/>
          </table:table-cell>
          <table:table-cell table:style-name="ce14" table:formula="of:=IF([.H1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.criteriongames.com/rss.xml</text:p>
          </table:table-cell>
          <table:table-cell table:formula="of:=CONCATENATE([.G103];&quot;,&quot;;[.H103];&quot;,&quot;;[.I103];&quot;,&quot;;[.J103];&quot;,&quot;;[.K103];&quot;,&quot;;[.L103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News Feed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NEWS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3:.X103];&quot;X&quot;)" office:value-type="float" office:value="2">
            <text:p>2</text:p>
          </table:table-cell>
          <table:table-cell table:style-name="ce14" table:formula="of:=IF(AND([.I103]=&quot;&quot;&quot;studio&quot;&quot;&quot;;[.J103]=&quot;&quot;&quot;america&quot;&quot;&quot;);&quot;x&quot;;&quot;&quot;)">
            <text:p/>
          </table:table-cell>
          <table:table-cell table:style-name="ce14" table:formula="of:=IF(AND([.I103]=&quot;&quot;&quot;studio&quot;&quot;&quot;;[.J103]=&quot;&quot;&quot;japan&quot;&quot;&quot;);&quot;x&quot;;&quot;&quot;)">
            <text:p/>
          </table:table-cell>
          <table:table-cell table:style-name="ce14" table:formula="of:=IF(AND([.I103]=&quot;&quot;&quot;studio&quot;&quot;&quot;;[.J103]=&quot;&quot;&quot;world&quot;&quot;&quot;);&quot;x&quot;;&quot;&quot;)">
            <text:p/>
          </table:table-cell>
          <table:table-cell table:style-name="ce14" table:formula="of:=IF(AND([.I103]=&quot;&quot;&quot;studio&quot;&quot;&quot;;[.J103]=&quot;&quot;&quot;europe&quot;&quot;&quot;);&quot;x&quot;;&quot;&quot;)" office:value-type="string" office:string-value="x">
            <text:p>x</text:p>
          </table:table-cell>
          <table:table-cell table:style-name="ce14" table:formula="of:=IF([.H103]=&quot;&quot;&quot;thirdparty&quot;&quot;&quot;;&quot;X&quot;;&quot;&quot;)" office:value-type="string" office:string-value="X">
            <text:p>X</text:p>
          </table:table-cell>
          <table:table-cell table:style-name="ce14" table:formula="of:=IF([.H103]=&quot;&quot;&quot;indie&quot;&quot;&quot;;&quot;X&quot;;&quot;&quot;)">
            <text:p/>
          </table:table-cell>
          <table:table-cell table:style-name="ce14" table:formula="of:=IF([.H103]=&quot;&quot;&quot;nintendo&quot;&quot;&quot;;&quot;X&quot;;&quot;&quot;)">
            <text:p/>
          </table:table-cell>
          <table:table-cell table:style-name="ce14" table:formula="of:=IF([.H103]=&quot;&quot;&quot;sony&quot;&quot;&quot;;&quot;X&quot;;&quot;&quot;)">
            <text:p/>
          </table:table-cell>
          <table:table-cell table:style-name="ce14" table:formula="of:=IF([.H103]=&quot;&quot;&quot;microsoft&quot;&quot;&quot;;&quot;X&quot;;&quot;&quot;)">
            <text:p/>
          </table:table-cell>
          <table:table-cell table:style-name="ce14" table:formula="of:=IF([.K103]=&quot;&quot;&quot;people&quot;&quot;&quot;;&quot;X&quot;;&quot;&quot;)">
            <text:p/>
          </table:table-cell>
          <table:table-cell table:style-name="ce14" table:formula="of:=IF([.H1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riterionGames</text:p>
          </table:table-cell>
          <table:table-cell table:formula="of:=CONCATENATE([.G104];&quot;,&quot;;[.H104];&quot;,&quot;;[.I104];&quot;,&quot;;[.J104];&quot;,&quot;;[.K104];&quot;,&quot;;[.L104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Twitter Account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TWITTER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4:.X104];&quot;X&quot;)" office:value-type="float" office:value="2">
            <text:p>2</text:p>
          </table:table-cell>
          <table:table-cell table:style-name="ce14" table:formula="of:=IF(AND([.I104]=&quot;&quot;&quot;studio&quot;&quot;&quot;;[.J104]=&quot;&quot;&quot;america&quot;&quot;&quot;);&quot;x&quot;;&quot;&quot;)">
            <text:p/>
          </table:table-cell>
          <table:table-cell table:style-name="ce14" table:formula="of:=IF(AND([.I104]=&quot;&quot;&quot;studio&quot;&quot;&quot;;[.J104]=&quot;&quot;&quot;japan&quot;&quot;&quot;);&quot;x&quot;;&quot;&quot;)">
            <text:p/>
          </table:table-cell>
          <table:table-cell table:style-name="ce14" table:formula="of:=IF(AND([.I104]=&quot;&quot;&quot;studio&quot;&quot;&quot;;[.J104]=&quot;&quot;&quot;world&quot;&quot;&quot;);&quot;x&quot;;&quot;&quot;)">
            <text:p/>
          </table:table-cell>
          <table:table-cell table:style-name="ce14" table:formula="of:=IF(AND([.I104]=&quot;&quot;&quot;studio&quot;&quot;&quot;;[.J104]=&quot;&quot;&quot;europe&quot;&quot;&quot;);&quot;x&quot;;&quot;&quot;)" office:value-type="string" office:string-value="x">
            <text:p>x</text:p>
          </table:table-cell>
          <table:table-cell table:style-name="ce14" table:formula="of:=IF([.H104]=&quot;&quot;&quot;thirdparty&quot;&quot;&quot;;&quot;X&quot;;&quot;&quot;)" office:value-type="string" office:string-value="X">
            <text:p>X</text:p>
          </table:table-cell>
          <table:table-cell table:style-name="ce14" table:formula="of:=IF([.H104]=&quot;&quot;&quot;indie&quot;&quot;&quot;;&quot;X&quot;;&quot;&quot;)">
            <text:p/>
          </table:table-cell>
          <table:table-cell table:style-name="ce14" table:formula="of:=IF([.H104]=&quot;&quot;&quot;nintendo&quot;&quot;&quot;;&quot;X&quot;;&quot;&quot;)">
            <text:p/>
          </table:table-cell>
          <table:table-cell table:style-name="ce14" table:formula="of:=IF([.H104]=&quot;&quot;&quot;sony&quot;&quot;&quot;;&quot;X&quot;;&quot;&quot;)">
            <text:p/>
          </table:table-cell>
          <table:table-cell table:style-name="ce14" table:formula="of:=IF([.H104]=&quot;&quot;&quot;microsoft&quot;&quot;&quot;;&quot;X&quot;;&quot;&quot;)">
            <text:p/>
          </table:table-cell>
          <table:table-cell table:style-name="ce14" table:formula="of:=IF([.K104]=&quot;&quot;&quot;people&quot;&quot;&quot;;&quot;X&quot;;&quot;&quot;)">
            <text:p/>
          </table:table-cell>
          <table:table-cell table:style-name="ce14" table:formula="of:=IF([.H1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urnoutteamrocks</text:p>
          </table:table-cell>
          <table:table-cell table:formula="of:=CONCATENATE([.G105];&quot;,&quot;;[.H105];&quot;,&quot;;[.I105];&quot;,&quot;;[.J105];&quot;,&quot;;[.K105];&quot;,&quot;;[.L105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Youtube Channel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YOUTUBE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5:.X105];&quot;X&quot;)" office:value-type="float" office:value="2">
            <text:p>2</text:p>
          </table:table-cell>
          <table:table-cell table:style-name="ce14" table:formula="of:=IF(AND([.I105]=&quot;&quot;&quot;studio&quot;&quot;&quot;;[.J105]=&quot;&quot;&quot;america&quot;&quot;&quot;);&quot;x&quot;;&quot;&quot;)">
            <text:p/>
          </table:table-cell>
          <table:table-cell table:style-name="ce14" table:formula="of:=IF(AND([.I105]=&quot;&quot;&quot;studio&quot;&quot;&quot;;[.J105]=&quot;&quot;&quot;japan&quot;&quot;&quot;);&quot;x&quot;;&quot;&quot;)">
            <text:p/>
          </table:table-cell>
          <table:table-cell table:style-name="ce14" table:formula="of:=IF(AND([.I105]=&quot;&quot;&quot;studio&quot;&quot;&quot;;[.J105]=&quot;&quot;&quot;world&quot;&quot;&quot;);&quot;x&quot;;&quot;&quot;)">
            <text:p/>
          </table:table-cell>
          <table:table-cell table:style-name="ce14" table:formula="of:=IF(AND([.I105]=&quot;&quot;&quot;studio&quot;&quot;&quot;;[.J105]=&quot;&quot;&quot;europe&quot;&quot;&quot;);&quot;x&quot;;&quot;&quot;)" office:value-type="string" office:string-value="x">
            <text:p>x</text:p>
          </table:table-cell>
          <table:table-cell table:style-name="ce14" table:formula="of:=IF([.H105]=&quot;&quot;&quot;thirdparty&quot;&quot;&quot;;&quot;X&quot;;&quot;&quot;)" office:value-type="string" office:string-value="X">
            <text:p>X</text:p>
          </table:table-cell>
          <table:table-cell table:style-name="ce14" table:formula="of:=IF([.H105]=&quot;&quot;&quot;indie&quot;&quot;&quot;;&quot;X&quot;;&quot;&quot;)">
            <text:p/>
          </table:table-cell>
          <table:table-cell table:style-name="ce14" table:formula="of:=IF([.H105]=&quot;&quot;&quot;nintendo&quot;&quot;&quot;;&quot;X&quot;;&quot;&quot;)">
            <text:p/>
          </table:table-cell>
          <table:table-cell table:style-name="ce14" table:formula="of:=IF([.H105]=&quot;&quot;&quot;sony&quot;&quot;&quot;;&quot;X&quot;;&quot;&quot;)">
            <text:p/>
          </table:table-cell>
          <table:table-cell table:style-name="ce14" table:formula="of:=IF([.H105]=&quot;&quot;&quot;microsoft&quot;&quot;&quot;;&quot;X&quot;;&quot;&quot;)">
            <text:p/>
          </table:table-cell>
          <table:table-cell table:style-name="ce14" table:formula="of:=IF([.K105]=&quot;&quot;&quot;people&quot;&quot;&quot;;&quot;X&quot;;&quot;&quot;)">
            <text:p/>
          </table:table-cell>
          <table:table-cell table:style-name="ce14" table:formula="of:=IF([.H1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277214270</text:p>
          </table:table-cell>
          <table:table-cell table:formula="of:=CONCATENATE([.G106];&quot;,&quot;;[.H106];&quot;,&quot;;[.I106];&quot;,&quot;;[.J106];&quot;,&quot;;[.K106];&quot;,&quot;;[.L106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Facebook Page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FACEBOOK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6:.X106];&quot;X&quot;)" office:value-type="float" office:value="2">
            <text:p>2</text:p>
          </table:table-cell>
          <table:table-cell table:style-name="ce14" table:formula="of:=IF(AND([.I106]=&quot;&quot;&quot;studio&quot;&quot;&quot;;[.J106]=&quot;&quot;&quot;america&quot;&quot;&quot;);&quot;x&quot;;&quot;&quot;)" office:value-type="string" office:string-value="x">
            <text:p>x</text:p>
          </table:table-cell>
          <table:table-cell table:style-name="ce14" table:formula="of:=IF(AND([.I106]=&quot;&quot;&quot;studio&quot;&quot;&quot;;[.J106]=&quot;&quot;&quot;japan&quot;&quot;&quot;);&quot;x&quot;;&quot;&quot;)">
            <text:p/>
          </table:table-cell>
          <table:table-cell table:style-name="ce14" table:formula="of:=IF(AND([.I106]=&quot;&quot;&quot;studio&quot;&quot;&quot;;[.J106]=&quot;&quot;&quot;world&quot;&quot;&quot;);&quot;x&quot;;&quot;&quot;)">
            <text:p/>
          </table:table-cell>
          <table:table-cell table:style-name="ce14" table:formula="of:=IF(AND([.I106]=&quot;&quot;&quot;studio&quot;&quot;&quot;;[.J106]=&quot;&quot;&quot;europe&quot;&quot;&quot;);&quot;x&quot;;&quot;&quot;)">
            <text:p/>
          </table:table-cell>
          <table:table-cell table:style-name="ce14" table:formula="of:=IF([.H106]=&quot;&quot;&quot;thirdparty&quot;&quot;&quot;;&quot;X&quot;;&quot;&quot;)" office:value-type="string" office:string-value="X">
            <text:p>X</text:p>
          </table:table-cell>
          <table:table-cell table:style-name="ce14" table:formula="of:=IF([.H106]=&quot;&quot;&quot;indie&quot;&quot;&quot;;&quot;X&quot;;&quot;&quot;)">
            <text:p/>
          </table:table-cell>
          <table:table-cell table:style-name="ce14" table:formula="of:=IF([.H106]=&quot;&quot;&quot;nintendo&quot;&quot;&quot;;&quot;X&quot;;&quot;&quot;)">
            <text:p/>
          </table:table-cell>
          <table:table-cell table:style-name="ce14" table:formula="of:=IF([.H106]=&quot;&quot;&quot;sony&quot;&quot;&quot;;&quot;X&quot;;&quot;&quot;)">
            <text:p/>
          </table:table-cell>
          <table:table-cell table:style-name="ce14" table:formula="of:=IF([.H106]=&quot;&quot;&quot;microsoft&quot;&quot;&quot;;&quot;X&quot;;&quot;&quot;)">
            <text:p/>
          </table:table-cell>
          <table:table-cell table:style-name="ce14" table:formula="of:=IF([.K106]=&quot;&quot;&quot;people&quot;&quot;&quot;;&quot;X&quot;;&quot;&quot;)">
            <text:p/>
          </table:table-cell>
          <table:table-cell table:style-name="ce14" table:formula="of:=IF([.H1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rystalDynamics</text:p>
          </table:table-cell>
          <table:table-cell table:formula="of:=CONCATENATE([.G107];&quot;,&quot;;[.H107];&quot;,&quot;;[.I107];&quot;,&quot;;[.J107];&quot;,&quot;;[.K107];&quot;,&quot;;[.L107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Twitter Account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TWITTER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7:.X107];&quot;X&quot;)" office:value-type="float" office:value="2">
            <text:p>2</text:p>
          </table:table-cell>
          <table:table-cell table:style-name="ce14" table:formula="of:=IF(AND([.I107]=&quot;&quot;&quot;studio&quot;&quot;&quot;;[.J107]=&quot;&quot;&quot;america&quot;&quot;&quot;);&quot;x&quot;;&quot;&quot;)" office:value-type="string" office:string-value="x">
            <text:p>x</text:p>
          </table:table-cell>
          <table:table-cell table:style-name="ce14" table:formula="of:=IF(AND([.I107]=&quot;&quot;&quot;studio&quot;&quot;&quot;;[.J107]=&quot;&quot;&quot;japan&quot;&quot;&quot;);&quot;x&quot;;&quot;&quot;)">
            <text:p/>
          </table:table-cell>
          <table:table-cell table:style-name="ce14" table:formula="of:=IF(AND([.I107]=&quot;&quot;&quot;studio&quot;&quot;&quot;;[.J107]=&quot;&quot;&quot;world&quot;&quot;&quot;);&quot;x&quot;;&quot;&quot;)">
            <text:p/>
          </table:table-cell>
          <table:table-cell table:style-name="ce14" table:formula="of:=IF(AND([.I107]=&quot;&quot;&quot;studio&quot;&quot;&quot;;[.J107]=&quot;&quot;&quot;europe&quot;&quot;&quot;);&quot;x&quot;;&quot;&quot;)">
            <text:p/>
          </table:table-cell>
          <table:table-cell table:style-name="ce14" table:formula="of:=IF([.H107]=&quot;&quot;&quot;thirdparty&quot;&quot;&quot;;&quot;X&quot;;&quot;&quot;)" office:value-type="string" office:string-value="X">
            <text:p>X</text:p>
          </table:table-cell>
          <table:table-cell table:style-name="ce14" table:formula="of:=IF([.H107]=&quot;&quot;&quot;indie&quot;&quot;&quot;;&quot;X&quot;;&quot;&quot;)">
            <text:p/>
          </table:table-cell>
          <table:table-cell table:style-name="ce14" table:formula="of:=IF([.H107]=&quot;&quot;&quot;nintendo&quot;&quot;&quot;;&quot;X&quot;;&quot;&quot;)">
            <text:p/>
          </table:table-cell>
          <table:table-cell table:style-name="ce14" table:formula="of:=IF([.H107]=&quot;&quot;&quot;sony&quot;&quot;&quot;;&quot;X&quot;;&quot;&quot;)">
            <text:p/>
          </table:table-cell>
          <table:table-cell table:style-name="ce14" table:formula="of:=IF([.H107]=&quot;&quot;&quot;microsoft&quot;&quot;&quot;;&quot;X&quot;;&quot;&quot;)">
            <text:p/>
          </table:table-cell>
          <table:table-cell table:style-name="ce14" table:formula="of:=IF([.K107]=&quot;&quot;&quot;people&quot;&quot;&quot;;&quot;X&quot;;&quot;&quot;)">
            <text:p/>
          </table:table-cell>
          <table:table-cell table:style-name="ce14" table:formula="of:=IF([.H1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rystalDynamicsGames</text:p>
          </table:table-cell>
          <table:table-cell table:formula="of:=CONCATENATE([.G108];&quot;,&quot;;[.H108];&quot;,&quot;;[.I108];&quot;,&quot;;[.J108];&quot;,&quot;;[.K108];&quot;,&quot;;[.L108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Youtube Channel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YOUTUBE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8:.X108];&quot;X&quot;)" office:value-type="float" office:value="2">
            <text:p>2</text:p>
          </table:table-cell>
          <table:table-cell table:style-name="ce14" table:formula="of:=IF(AND([.I108]=&quot;&quot;&quot;studio&quot;&quot;&quot;;[.J108]=&quot;&quot;&quot;america&quot;&quot;&quot;);&quot;x&quot;;&quot;&quot;)" office:value-type="string" office:string-value="x">
            <text:p>x</text:p>
          </table:table-cell>
          <table:table-cell table:style-name="ce14" table:formula="of:=IF(AND([.I108]=&quot;&quot;&quot;studio&quot;&quot;&quot;;[.J108]=&quot;&quot;&quot;japan&quot;&quot;&quot;);&quot;x&quot;;&quot;&quot;)">
            <text:p/>
          </table:table-cell>
          <table:table-cell table:style-name="ce14" table:formula="of:=IF(AND([.I108]=&quot;&quot;&quot;studio&quot;&quot;&quot;;[.J108]=&quot;&quot;&quot;world&quot;&quot;&quot;);&quot;x&quot;;&quot;&quot;)">
            <text:p/>
          </table:table-cell>
          <table:table-cell table:style-name="ce14" table:formula="of:=IF(AND([.I108]=&quot;&quot;&quot;studio&quot;&quot;&quot;;[.J108]=&quot;&quot;&quot;europe&quot;&quot;&quot;);&quot;x&quot;;&quot;&quot;)">
            <text:p/>
          </table:table-cell>
          <table:table-cell table:style-name="ce14" table:formula="of:=IF([.H108]=&quot;&quot;&quot;thirdparty&quot;&quot;&quot;;&quot;X&quot;;&quot;&quot;)" office:value-type="string" office:string-value="X">
            <text:p>X</text:p>
          </table:table-cell>
          <table:table-cell table:style-name="ce14" table:formula="of:=IF([.H108]=&quot;&quot;&quot;indie&quot;&quot;&quot;;&quot;X&quot;;&quot;&quot;)">
            <text:p/>
          </table:table-cell>
          <table:table-cell table:style-name="ce14" table:formula="of:=IF([.H108]=&quot;&quot;&quot;nintendo&quot;&quot;&quot;;&quot;X&quot;;&quot;&quot;)">
            <text:p/>
          </table:table-cell>
          <table:table-cell table:style-name="ce14" table:formula="of:=IF([.H108]=&quot;&quot;&quot;sony&quot;&quot;&quot;;&quot;X&quot;;&quot;&quot;)">
            <text:p/>
          </table:table-cell>
          <table:table-cell table:style-name="ce14" table:formula="of:=IF([.H108]=&quot;&quot;&quot;microsoft&quot;&quot;&quot;;&quot;X&quot;;&quot;&quot;)">
            <text:p/>
          </table:table-cell>
          <table:table-cell table:style-name="ce14" table:formula="of:=IF([.K108]=&quot;&quot;&quot;people&quot;&quot;&quot;;&quot;X&quot;;&quot;&quot;)">
            <text:p/>
          </table:table-cell>
          <table:table-cell table:style-name="ce14" table:formula="of:=IF([.H1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1374600928079</text:p>
          </table:table-cell>
          <table:table-cell table:formula="of:=CONCATENATE([.G109];&quot;,&quot;;[.H109];&quot;,&quot;;[.I109];&quot;,&quot;;[.J109];&quot;,&quot;;[.K109];&quot;,&quot;;[.L109])" office:value-type="string" office:string-value="&quot;crytek&quot;,&quot;independent&quot;,&quot;studio&quot;,&quot;europe&quot;,&quot;devblog&quot;,&quot;generic&quot;">
            <text:p>"crytek","independent","studio","europe","devblog","generic"</text:p>
          </table:table-cell>
          <table:table-cell office:value-type="string">
            <text:p>Facebook Page of Crytek's Official Development Portal for all CryENGINE Products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FACEBOOK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09:.X109];&quot;X&quot;)" office:value-type="float" office:value="2">
            <text:p>2</text:p>
          </table:table-cell>
          <table:table-cell table:style-name="ce14" table:formula="of:=IF(AND([.I109]=&quot;&quot;&quot;studio&quot;&quot;&quot;;[.J109]=&quot;&quot;&quot;america&quot;&quot;&quot;);&quot;x&quot;;&quot;&quot;)">
            <text:p/>
          </table:table-cell>
          <table:table-cell table:style-name="ce14" table:formula="of:=IF(AND([.I109]=&quot;&quot;&quot;studio&quot;&quot;&quot;;[.J109]=&quot;&quot;&quot;japan&quot;&quot;&quot;);&quot;x&quot;;&quot;&quot;)">
            <text:p/>
          </table:table-cell>
          <table:table-cell table:style-name="ce14" table:formula="of:=IF(AND([.I109]=&quot;&quot;&quot;studio&quot;&quot;&quot;;[.J109]=&quot;&quot;&quot;world&quot;&quot;&quot;);&quot;x&quot;;&quot;&quot;)">
            <text:p/>
          </table:table-cell>
          <table:table-cell table:style-name="ce14" table:formula="of:=IF(AND([.I109]=&quot;&quot;&quot;studio&quot;&quot;&quot;;[.J109]=&quot;&quot;&quot;europe&quot;&quot;&quot;);&quot;x&quot;;&quot;&quot;)" office:value-type="string" office:string-value="x">
            <text:p>x</text:p>
          </table:table-cell>
          <table:table-cell table:style-name="ce14" table:formula="of:=IF([.H109]=&quot;&quot;&quot;thirdparty&quot;&quot;&quot;;&quot;X&quot;;&quot;&quot;)">
            <text:p/>
          </table:table-cell>
          <table:table-cell table:style-name="ce14" table:formula="of:=IF([.H109]=&quot;&quot;&quot;indie&quot;&quot;&quot;;&quot;X&quot;;&quot;&quot;)">
            <text:p/>
          </table:table-cell>
          <table:table-cell table:style-name="ce14" table:formula="of:=IF([.H109]=&quot;&quot;&quot;nintendo&quot;&quot;&quot;;&quot;X&quot;;&quot;&quot;)">
            <text:p/>
          </table:table-cell>
          <table:table-cell table:style-name="ce14" table:formula="of:=IF([.H109]=&quot;&quot;&quot;sony&quot;&quot;&quot;;&quot;X&quot;;&quot;&quot;)">
            <text:p/>
          </table:table-cell>
          <table:table-cell table:style-name="ce14" table:formula="of:=IF([.H109]=&quot;&quot;&quot;microsoft&quot;&quot;&quot;;&quot;X&quot;;&quot;&quot;)">
            <text:p/>
          </table:table-cell>
          <table:table-cell table:style-name="ce14" table:formula="of:=IF([.K109]=&quot;&quot;&quot;people&quot;&quot;&quot;;&quot;X&quot;;&quot;&quot;)">
            <text:p/>
          </table:table-cell>
          <table:table-cell table:style-name="ce14" table:formula="of:=IF([.H10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34568920286</text:p>
          </table:table-cell>
          <table:table-cell table:formula="of:=CONCATENATE([.G110];&quot;,&quot;;[.H110];&quot;,&quot;;[.I110];&quot;,&quot;;[.J110];&quot;,&quot;;[.K110];&quot;,&quot;;[.L110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Facebook Page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FACEBOOK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0:.X110];&quot;X&quot;)" office:value-type="float" office:value="2">
            <text:p>2</text:p>
          </table:table-cell>
          <table:table-cell table:style-name="ce14" table:formula="of:=IF(AND([.I110]=&quot;&quot;&quot;studio&quot;&quot;&quot;;[.J110]=&quot;&quot;&quot;america&quot;&quot;&quot;);&quot;x&quot;;&quot;&quot;)">
            <text:p/>
          </table:table-cell>
          <table:table-cell table:style-name="ce14" table:formula="of:=IF(AND([.I110]=&quot;&quot;&quot;studio&quot;&quot;&quot;;[.J110]=&quot;&quot;&quot;japan&quot;&quot;&quot;);&quot;x&quot;;&quot;&quot;)">
            <text:p/>
          </table:table-cell>
          <table:table-cell table:style-name="ce14" table:formula="of:=IF(AND([.I110]=&quot;&quot;&quot;studio&quot;&quot;&quot;;[.J110]=&quot;&quot;&quot;world&quot;&quot;&quot;);&quot;x&quot;;&quot;&quot;)">
            <text:p/>
          </table:table-cell>
          <table:table-cell table:style-name="ce14" table:formula="of:=IF(AND([.I110]=&quot;&quot;&quot;studio&quot;&quot;&quot;;[.J110]=&quot;&quot;&quot;europe&quot;&quot;&quot;);&quot;x&quot;;&quot;&quot;)" office:value-type="string" office:string-value="x">
            <text:p>x</text:p>
          </table:table-cell>
          <table:table-cell table:style-name="ce14" table:formula="of:=IF([.H110]=&quot;&quot;&quot;thirdparty&quot;&quot;&quot;;&quot;X&quot;;&quot;&quot;)">
            <text:p/>
          </table:table-cell>
          <table:table-cell table:style-name="ce14" table:formula="of:=IF([.H110]=&quot;&quot;&quot;indie&quot;&quot;&quot;;&quot;X&quot;;&quot;&quot;)">
            <text:p/>
          </table:table-cell>
          <table:table-cell table:style-name="ce14" table:formula="of:=IF([.H110]=&quot;&quot;&quot;nintendo&quot;&quot;&quot;;&quot;X&quot;;&quot;&quot;)">
            <text:p/>
          </table:table-cell>
          <table:table-cell table:style-name="ce14" table:formula="of:=IF([.H110]=&quot;&quot;&quot;sony&quot;&quot;&quot;;&quot;X&quot;;&quot;&quot;)">
            <text:p/>
          </table:table-cell>
          <table:table-cell table:style-name="ce14" table:formula="of:=IF([.H110]=&quot;&quot;&quot;microsoft&quot;&quot;&quot;;&quot;X&quot;;&quot;&quot;)">
            <text:p/>
          </table:table-cell>
          <table:table-cell table:style-name="ce14" table:formula="of:=IF([.K110]=&quot;&quot;&quot;people&quot;&quot;&quot;;&quot;X&quot;;&quot;&quot;)">
            <text:p/>
          </table:table-cell>
          <table:table-cell table:style-name="ce14" table:formula="of:=IF([.H11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rytek.com/blog/rss</text:p>
          </table:table-cell>
          <table:table-cell table:formula="of:=CONCATENATE([.G111];&quot;,&quot;;[.H111];&quot;,&quot;;[.I111];&quot;,&quot;;[.J111];&quot;,&quot;;[.K111];&quot;,&quot;;[.L111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News Feed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NEWS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1:.X111];&quot;X&quot;)" office:value-type="float" office:value="2">
            <text:p>2</text:p>
          </table:table-cell>
          <table:table-cell table:style-name="ce14" table:formula="of:=IF(AND([.I111]=&quot;&quot;&quot;studio&quot;&quot;&quot;;[.J111]=&quot;&quot;&quot;america&quot;&quot;&quot;);&quot;x&quot;;&quot;&quot;)">
            <text:p/>
          </table:table-cell>
          <table:table-cell table:style-name="ce14" table:formula="of:=IF(AND([.I111]=&quot;&quot;&quot;studio&quot;&quot;&quot;;[.J111]=&quot;&quot;&quot;japan&quot;&quot;&quot;);&quot;x&quot;;&quot;&quot;)">
            <text:p/>
          </table:table-cell>
          <table:table-cell table:style-name="ce14" table:formula="of:=IF(AND([.I111]=&quot;&quot;&quot;studio&quot;&quot;&quot;;[.J111]=&quot;&quot;&quot;world&quot;&quot;&quot;);&quot;x&quot;;&quot;&quot;)">
            <text:p/>
          </table:table-cell>
          <table:table-cell table:style-name="ce14" table:formula="of:=IF(AND([.I111]=&quot;&quot;&quot;studio&quot;&quot;&quot;;[.J111]=&quot;&quot;&quot;europe&quot;&quot;&quot;);&quot;x&quot;;&quot;&quot;)" office:value-type="string" office:string-value="x">
            <text:p>x</text:p>
          </table:table-cell>
          <table:table-cell table:style-name="ce14" table:formula="of:=IF([.H111]=&quot;&quot;&quot;thirdparty&quot;&quot;&quot;;&quot;X&quot;;&quot;&quot;)">
            <text:p/>
          </table:table-cell>
          <table:table-cell table:style-name="ce14" table:formula="of:=IF([.H111]=&quot;&quot;&quot;indie&quot;&quot;&quot;;&quot;X&quot;;&quot;&quot;)">
            <text:p/>
          </table:table-cell>
          <table:table-cell table:style-name="ce14" table:formula="of:=IF([.H111]=&quot;&quot;&quot;nintendo&quot;&quot;&quot;;&quot;X&quot;;&quot;&quot;)">
            <text:p/>
          </table:table-cell>
          <table:table-cell table:style-name="ce14" table:formula="of:=IF([.H111]=&quot;&quot;&quot;sony&quot;&quot;&quot;;&quot;X&quot;;&quot;&quot;)">
            <text:p/>
          </table:table-cell>
          <table:table-cell table:style-name="ce14" table:formula="of:=IF([.H111]=&quot;&quot;&quot;microsoft&quot;&quot;&quot;;&quot;X&quot;;&quot;&quot;)">
            <text:p/>
          </table:table-cell>
          <table:table-cell table:style-name="ce14" table:formula="of:=IF([.K111]=&quot;&quot;&quot;people&quot;&quot;&quot;;&quot;X&quot;;&quot;&quot;)">
            <text:p/>
          </table:table-cell>
          <table:table-cell table:style-name="ce14" table:formula="of:=IF([.H1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rytek.com/rss</text:p>
          </table:table-cell>
          <table:table-cell table:formula="of:=CONCATENATE([.G112];&quot;,&quot;;[.H112];&quot;,&quot;;[.I112];&quot;,&quot;;[.J112];&quot;,&quot;;[.K112];&quot;,&quot;;[.L112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News Feed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NEWS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2:.X112];&quot;X&quot;)" office:value-type="float" office:value="2">
            <text:p>2</text:p>
          </table:table-cell>
          <table:table-cell table:style-name="ce14" table:formula="of:=IF(AND([.I112]=&quot;&quot;&quot;studio&quot;&quot;&quot;;[.J112]=&quot;&quot;&quot;america&quot;&quot;&quot;);&quot;x&quot;;&quot;&quot;)">
            <text:p/>
          </table:table-cell>
          <table:table-cell table:style-name="ce14" table:formula="of:=IF(AND([.I112]=&quot;&quot;&quot;studio&quot;&quot;&quot;;[.J112]=&quot;&quot;&quot;japan&quot;&quot;&quot;);&quot;x&quot;;&quot;&quot;)">
            <text:p/>
          </table:table-cell>
          <table:table-cell table:style-name="ce14" table:formula="of:=IF(AND([.I112]=&quot;&quot;&quot;studio&quot;&quot;&quot;;[.J112]=&quot;&quot;&quot;world&quot;&quot;&quot;);&quot;x&quot;;&quot;&quot;)">
            <text:p/>
          </table:table-cell>
          <table:table-cell table:style-name="ce14" table:formula="of:=IF(AND([.I112]=&quot;&quot;&quot;studio&quot;&quot;&quot;;[.J112]=&quot;&quot;&quot;europe&quot;&quot;&quot;);&quot;x&quot;;&quot;&quot;)" office:value-type="string" office:string-value="x">
            <text:p>x</text:p>
          </table:table-cell>
          <table:table-cell table:style-name="ce14" table:formula="of:=IF([.H112]=&quot;&quot;&quot;thirdparty&quot;&quot;&quot;;&quot;X&quot;;&quot;&quot;)">
            <text:p/>
          </table:table-cell>
          <table:table-cell table:style-name="ce14" table:formula="of:=IF([.H112]=&quot;&quot;&quot;indie&quot;&quot;&quot;;&quot;X&quot;;&quot;&quot;)">
            <text:p/>
          </table:table-cell>
          <table:table-cell table:style-name="ce14" table:formula="of:=IF([.H112]=&quot;&quot;&quot;nintendo&quot;&quot;&quot;;&quot;X&quot;;&quot;&quot;)">
            <text:p/>
          </table:table-cell>
          <table:table-cell table:style-name="ce14" table:formula="of:=IF([.H112]=&quot;&quot;&quot;sony&quot;&quot;&quot;;&quot;X&quot;;&quot;&quot;)">
            <text:p/>
          </table:table-cell>
          <table:table-cell table:style-name="ce14" table:formula="of:=IF([.H112]=&quot;&quot;&quot;microsoft&quot;&quot;&quot;;&quot;X&quot;;&quot;&quot;)">
            <text:p/>
          </table:table-cell>
          <table:table-cell table:style-name="ce14" table:formula="of:=IF([.K112]=&quot;&quot;&quot;people&quot;&quot;&quot;;&quot;X&quot;;&quot;&quot;)">
            <text:p/>
          </table:table-cell>
          <table:table-cell table:style-name="ce14" table:formula="of:=IF([.H1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rytek</text:p>
          </table:table-cell>
          <table:table-cell table:formula="of:=CONCATENATE([.G113];&quot;,&quot;;[.H113];&quot;,&quot;;[.I113];&quot;,&quot;;[.J113];&quot;,&quot;;[.K113];&quot;,&quot;;[.L113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Twitter Account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TWITTER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3:.X113];&quot;X&quot;)" office:value-type="float" office:value="2">
            <text:p>2</text:p>
          </table:table-cell>
          <table:table-cell table:style-name="ce14" table:formula="of:=IF(AND([.I113]=&quot;&quot;&quot;studio&quot;&quot;&quot;;[.J113]=&quot;&quot;&quot;america&quot;&quot;&quot;);&quot;x&quot;;&quot;&quot;)">
            <text:p/>
          </table:table-cell>
          <table:table-cell table:style-name="ce14" table:formula="of:=IF(AND([.I113]=&quot;&quot;&quot;studio&quot;&quot;&quot;;[.J113]=&quot;&quot;&quot;japan&quot;&quot;&quot;);&quot;x&quot;;&quot;&quot;)">
            <text:p/>
          </table:table-cell>
          <table:table-cell table:style-name="ce14" table:formula="of:=IF(AND([.I113]=&quot;&quot;&quot;studio&quot;&quot;&quot;;[.J113]=&quot;&quot;&quot;world&quot;&quot;&quot;);&quot;x&quot;;&quot;&quot;)">
            <text:p/>
          </table:table-cell>
          <table:table-cell table:style-name="ce14" table:formula="of:=IF(AND([.I113]=&quot;&quot;&quot;studio&quot;&quot;&quot;;[.J113]=&quot;&quot;&quot;europe&quot;&quot;&quot;);&quot;x&quot;;&quot;&quot;)" office:value-type="string" office:string-value="x">
            <text:p>x</text:p>
          </table:table-cell>
          <table:table-cell table:style-name="ce14" table:formula="of:=IF([.H113]=&quot;&quot;&quot;thirdparty&quot;&quot;&quot;;&quot;X&quot;;&quot;&quot;)">
            <text:p/>
          </table:table-cell>
          <table:table-cell table:style-name="ce14" table:formula="of:=IF([.H113]=&quot;&quot;&quot;indie&quot;&quot;&quot;;&quot;X&quot;;&quot;&quot;)">
            <text:p/>
          </table:table-cell>
          <table:table-cell table:style-name="ce14" table:formula="of:=IF([.H113]=&quot;&quot;&quot;nintendo&quot;&quot;&quot;;&quot;X&quot;;&quot;&quot;)">
            <text:p/>
          </table:table-cell>
          <table:table-cell table:style-name="ce14" table:formula="of:=IF([.H113]=&quot;&quot;&quot;sony&quot;&quot;&quot;;&quot;X&quot;;&quot;&quot;)">
            <text:p/>
          </table:table-cell>
          <table:table-cell table:style-name="ce14" table:formula="of:=IF([.H113]=&quot;&quot;&quot;microsoft&quot;&quot;&quot;;&quot;X&quot;;&quot;&quot;)">
            <text:p/>
          </table:table-cell>
          <table:table-cell table:style-name="ce14" table:formula="of:=IF([.K113]=&quot;&quot;&quot;people&quot;&quot;&quot;;&quot;X&quot;;&quot;&quot;)">
            <text:p/>
          </table:table-cell>
          <table:table-cell table:style-name="ce14" table:formula="of:=IF([.H1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7229434299827</text:p>
          </table:table-cell>
          <table:table-cell table:formula="of:=CONCATENATE([.G114];&quot;,&quot;;[.H114];&quot;,&quot;;[.I114];&quot;,&quot;;[.J114];&quot;,&quot;;[.K114];&quot;,&quot;;[.L114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Facebook Page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YOUTUBE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4:.X114];&quot;X&quot;)" office:value-type="float" office:value="2">
            <text:p>2</text:p>
          </table:table-cell>
          <table:table-cell table:style-name="ce14" table:formula="of:=IF(AND([.I114]=&quot;&quot;&quot;studio&quot;&quot;&quot;;[.J114]=&quot;&quot;&quot;america&quot;&quot;&quot;);&quot;x&quot;;&quot;&quot;)">
            <text:p/>
          </table:table-cell>
          <table:table-cell table:style-name="ce14" table:formula="of:=IF(AND([.I114]=&quot;&quot;&quot;studio&quot;&quot;&quot;;[.J114]=&quot;&quot;&quot;japan&quot;&quot;&quot;);&quot;x&quot;;&quot;&quot;)" office:value-type="string" office:string-value="x">
            <text:p>x</text:p>
          </table:table-cell>
          <table:table-cell table:style-name="ce14" table:formula="of:=IF(AND([.I114]=&quot;&quot;&quot;studio&quot;&quot;&quot;;[.J114]=&quot;&quot;&quot;world&quot;&quot;&quot;);&quot;x&quot;;&quot;&quot;)">
            <text:p/>
          </table:table-cell>
          <table:table-cell table:style-name="ce14" table:formula="of:=IF(AND([.I114]=&quot;&quot;&quot;studio&quot;&quot;&quot;;[.J114]=&quot;&quot;&quot;europe&quot;&quot;&quot;);&quot;x&quot;;&quot;&quot;)">
            <text:p/>
          </table:table-cell>
          <table:table-cell table:style-name="ce14" table:formula="of:=IF([.H114]=&quot;&quot;&quot;thirdparty&quot;&quot;&quot;;&quot;X&quot;;&quot;&quot;)" office:value-type="string" office:string-value="X">
            <text:p>X</text:p>
          </table:table-cell>
          <table:table-cell table:style-name="ce14" table:formula="of:=IF([.H114]=&quot;&quot;&quot;indie&quot;&quot;&quot;;&quot;X&quot;;&quot;&quot;)">
            <text:p/>
          </table:table-cell>
          <table:table-cell table:style-name="ce14" table:formula="of:=IF([.H114]=&quot;&quot;&quot;nintendo&quot;&quot;&quot;;&quot;X&quot;;&quot;&quot;)">
            <text:p/>
          </table:table-cell>
          <table:table-cell table:style-name="ce14" table:formula="of:=IF([.H114]=&quot;&quot;&quot;sony&quot;&quot;&quot;;&quot;X&quot;;&quot;&quot;)">
            <text:p/>
          </table:table-cell>
          <table:table-cell table:style-name="ce14" table:formula="of:=IF([.H114]=&quot;&quot;&quot;microsoft&quot;&quot;&quot;;&quot;X&quot;;&quot;&quot;)">
            <text:p/>
          </table:table-cell>
          <table:table-cell table:style-name="ce14" table:formula="of:=IF([.K114]=&quot;&quot;&quot;people&quot;&quot;&quot;;&quot;X&quot;;&quot;&quot;)">
            <text:p/>
          </table:table-cell>
          <table:table-cell table:style-name="ce14" table:formula="of:=IF([.H1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cc2.co.jp/blog_en/?feed=rss</text:p>
          </table:table-cell>
          <table:table-cell table:formula="of:=CONCATENATE([.G115];&quot;,&quot;;[.H115];&quot;,&quot;;[.I115];&quot;,&quot;;[.J115];&quot;,&quot;;[.K115];&quot;,&quot;;[.L115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News Feed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NEWS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5:.X115];&quot;X&quot;)" office:value-type="float" office:value="2">
            <text:p>2</text:p>
          </table:table-cell>
          <table:table-cell table:style-name="ce14" table:formula="of:=IF(AND([.I115]=&quot;&quot;&quot;studio&quot;&quot;&quot;;[.J115]=&quot;&quot;&quot;america&quot;&quot;&quot;);&quot;x&quot;;&quot;&quot;)">
            <text:p/>
          </table:table-cell>
          <table:table-cell table:style-name="ce14" table:formula="of:=IF(AND([.I115]=&quot;&quot;&quot;studio&quot;&quot;&quot;;[.J115]=&quot;&quot;&quot;japan&quot;&quot;&quot;);&quot;x&quot;;&quot;&quot;)" office:value-type="string" office:string-value="x">
            <text:p>x</text:p>
          </table:table-cell>
          <table:table-cell table:style-name="ce14" table:formula="of:=IF(AND([.I115]=&quot;&quot;&quot;studio&quot;&quot;&quot;;[.J115]=&quot;&quot;&quot;world&quot;&quot;&quot;);&quot;x&quot;;&quot;&quot;)">
            <text:p/>
          </table:table-cell>
          <table:table-cell table:style-name="ce14" table:formula="of:=IF(AND([.I115]=&quot;&quot;&quot;studio&quot;&quot;&quot;;[.J115]=&quot;&quot;&quot;europe&quot;&quot;&quot;);&quot;x&quot;;&quot;&quot;)">
            <text:p/>
          </table:table-cell>
          <table:table-cell table:style-name="ce14" table:formula="of:=IF([.H115]=&quot;&quot;&quot;thirdparty&quot;&quot;&quot;;&quot;X&quot;;&quot;&quot;)" office:value-type="string" office:string-value="X">
            <text:p>X</text:p>
          </table:table-cell>
          <table:table-cell table:style-name="ce14" table:formula="of:=IF([.H115]=&quot;&quot;&quot;indie&quot;&quot;&quot;;&quot;X&quot;;&quot;&quot;)">
            <text:p/>
          </table:table-cell>
          <table:table-cell table:style-name="ce14" table:formula="of:=IF([.H115]=&quot;&quot;&quot;nintendo&quot;&quot;&quot;;&quot;X&quot;;&quot;&quot;)">
            <text:p/>
          </table:table-cell>
          <table:table-cell table:style-name="ce14" table:formula="of:=IF([.H115]=&quot;&quot;&quot;sony&quot;&quot;&quot;;&quot;X&quot;;&quot;&quot;)">
            <text:p/>
          </table:table-cell>
          <table:table-cell table:style-name="ce14" table:formula="of:=IF([.H115]=&quot;&quot;&quot;microsoft&quot;&quot;&quot;;&quot;X&quot;;&quot;&quot;)">
            <text:p/>
          </table:table-cell>
          <table:table-cell table:style-name="ce14" table:formula="of:=IF([.K115]=&quot;&quot;&quot;people&quot;&quot;&quot;;&quot;X&quot;;&quot;&quot;)">
            <text:p/>
          </table:table-cell>
          <table:table-cell table:style-name="ce14" table:formula="of:=IF([.H1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c2information</text:p>
          </table:table-cell>
          <table:table-cell table:formula="of:=CONCATENATE([.G116];&quot;,&quot;;[.H116];&quot;,&quot;;[.I116];&quot;,&quot;;[.J116];&quot;,&quot;;[.K116];&quot;,&quot;;[.L116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Twitter Account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TWITTER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6:.X116];&quot;X&quot;)" office:value-type="float" office:value="2">
            <text:p>2</text:p>
          </table:table-cell>
          <table:table-cell table:style-name="ce14" table:formula="of:=IF(AND([.I116]=&quot;&quot;&quot;studio&quot;&quot;&quot;;[.J116]=&quot;&quot;&quot;america&quot;&quot;&quot;);&quot;x&quot;;&quot;&quot;)">
            <text:p/>
          </table:table-cell>
          <table:table-cell table:style-name="ce14" table:formula="of:=IF(AND([.I116]=&quot;&quot;&quot;studio&quot;&quot;&quot;;[.J116]=&quot;&quot;&quot;japan&quot;&quot;&quot;);&quot;x&quot;;&quot;&quot;)" office:value-type="string" office:string-value="x">
            <text:p>x</text:p>
          </table:table-cell>
          <table:table-cell table:style-name="ce14" table:formula="of:=IF(AND([.I116]=&quot;&quot;&quot;studio&quot;&quot;&quot;;[.J116]=&quot;&quot;&quot;world&quot;&quot;&quot;);&quot;x&quot;;&quot;&quot;)">
            <text:p/>
          </table:table-cell>
          <table:table-cell table:style-name="ce14" table:formula="of:=IF(AND([.I116]=&quot;&quot;&quot;studio&quot;&quot;&quot;;[.J116]=&quot;&quot;&quot;europe&quot;&quot;&quot;);&quot;x&quot;;&quot;&quot;)">
            <text:p/>
          </table:table-cell>
          <table:table-cell table:style-name="ce14" table:formula="of:=IF([.H116]=&quot;&quot;&quot;thirdparty&quot;&quot;&quot;;&quot;X&quot;;&quot;&quot;)" office:value-type="string" office:string-value="X">
            <text:p>X</text:p>
          </table:table-cell>
          <table:table-cell table:style-name="ce14" table:formula="of:=IF([.H116]=&quot;&quot;&quot;indie&quot;&quot;&quot;;&quot;X&quot;;&quot;&quot;)">
            <text:p/>
          </table:table-cell>
          <table:table-cell table:style-name="ce14" table:formula="of:=IF([.H116]=&quot;&quot;&quot;nintendo&quot;&quot;&quot;;&quot;X&quot;;&quot;&quot;)">
            <text:p/>
          </table:table-cell>
          <table:table-cell table:style-name="ce14" table:formula="of:=IF([.H116]=&quot;&quot;&quot;sony&quot;&quot;&quot;;&quot;X&quot;;&quot;&quot;)">
            <text:p/>
          </table:table-cell>
          <table:table-cell table:style-name="ce14" table:formula="of:=IF([.H116]=&quot;&quot;&quot;microsoft&quot;&quot;&quot;;&quot;X&quot;;&quot;&quot;)">
            <text:p/>
          </table:table-cell>
          <table:table-cell table:style-name="ce14" table:formula="of:=IF([.K116]=&quot;&quot;&quot;people&quot;&quot;&quot;;&quot;X&quot;;&quot;&quot;)">
            <text:p/>
          </table:table-cell>
          <table:table-cell table:style-name="ce14" table:formula="of:=IF([.H1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c2channel</text:p>
          </table:table-cell>
          <table:table-cell table:formula="of:=CONCATENATE([.G117];&quot;,&quot;;[.H117];&quot;,&quot;;[.I117];&quot;,&quot;;[.J117];&quot;,&quot;;[.K117];&quot;,&quot;;[.L117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Youtube Channel of CyberConnect 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YOUTUBE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7:.X117];&quot;X&quot;)" office:value-type="float" office:value="2">
            <text:p>2</text:p>
          </table:table-cell>
          <table:table-cell table:style-name="ce14" table:formula="of:=IF(AND([.I117]=&quot;&quot;&quot;studio&quot;&quot;&quot;;[.J117]=&quot;&quot;&quot;america&quot;&quot;&quot;);&quot;x&quot;;&quot;&quot;)">
            <text:p/>
          </table:table-cell>
          <table:table-cell table:style-name="ce14" table:formula="of:=IF(AND([.I117]=&quot;&quot;&quot;studio&quot;&quot;&quot;;[.J117]=&quot;&quot;&quot;japan&quot;&quot;&quot;);&quot;x&quot;;&quot;&quot;)" office:value-type="string" office:string-value="x">
            <text:p>x</text:p>
          </table:table-cell>
          <table:table-cell table:style-name="ce14" table:formula="of:=IF(AND([.I117]=&quot;&quot;&quot;studio&quot;&quot;&quot;;[.J117]=&quot;&quot;&quot;world&quot;&quot;&quot;);&quot;x&quot;;&quot;&quot;)">
            <text:p/>
          </table:table-cell>
          <table:table-cell table:style-name="ce14" table:formula="of:=IF(AND([.I117]=&quot;&quot;&quot;studio&quot;&quot;&quot;;[.J117]=&quot;&quot;&quot;europe&quot;&quot;&quot;);&quot;x&quot;;&quot;&quot;)">
            <text:p/>
          </table:table-cell>
          <table:table-cell table:style-name="ce14" table:formula="of:=IF([.H117]=&quot;&quot;&quot;thirdparty&quot;&quot;&quot;;&quot;X&quot;;&quot;&quot;)" office:value-type="string" office:string-value="X">
            <text:p>X</text:p>
          </table:table-cell>
          <table:table-cell table:style-name="ce14" table:formula="of:=IF([.H117]=&quot;&quot;&quot;indie&quot;&quot;&quot;;&quot;X&quot;;&quot;&quot;)">
            <text:p/>
          </table:table-cell>
          <table:table-cell table:style-name="ce14" table:formula="of:=IF([.H117]=&quot;&quot;&quot;nintendo&quot;&quot;&quot;;&quot;X&quot;;&quot;&quot;)">
            <text:p/>
          </table:table-cell>
          <table:table-cell table:style-name="ce14" table:formula="of:=IF([.H117]=&quot;&quot;&quot;sony&quot;&quot;&quot;;&quot;X&quot;;&quot;&quot;)">
            <text:p/>
          </table:table-cell>
          <table:table-cell table:style-name="ce14" table:formula="of:=IF([.H117]=&quot;&quot;&quot;microsoft&quot;&quot;&quot;;&quot;X&quot;;&quot;&quot;)">
            <text:p/>
          </table:table-cell>
          <table:table-cell table:style-name="ce14" table:formula="of:=IF([.K117]=&quot;&quot;&quot;people&quot;&quot;&quot;;&quot;X&quot;;&quot;&quot;)">
            <text:p/>
          </table:table-cell>
          <table:table-cell table:style-name="ce14" table:formula="of:=IF([.H1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3_PUBLISHER</text:p>
          </table:table-cell>
          <table:table-cell table:formula="of:=CONCATENATE([.G118];&quot;,&quot;;[.H118];&quot;,&quot;;[.I118];&quot;,&quot;;[.J118];&quot;,&quot;;[.K118];&quot;,&quot;;[.L118])" office:value-type="string" office:string-value="&quot;d3&quot;,&quot;thirdparty&quot;,&quot;distributor&quot;,&quot;worldwide&quot;,&quot;pr&quot;,&quot;generic&quot;">
            <text:p>"d3","thirdparty","distributor","worldwide","pr","generic"</text:p>
          </table:table-cell>
          <table:table-cell table:style-name="ce5" office:value-type="string">
            <text:p>Official Twitter Account of D3</text:p>
          </table:table-cell>
          <table:table-cell office:value-type="string">
            <text:p>http://d3publisher.us/Corporate.asp</text:p>
          </table:table-cell>
          <table:table-cell/>
          <table:table-cell office:value-type="string">
            <text:p>TWITTER</text:p>
          </table:table-cell>
          <table:table-cell office:value-type="string">
            <text:p>"d3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8:.X118];&quot;X&quot;)" office:value-type="float" office:value="1">
            <text:p>1</text:p>
          </table:table-cell>
          <table:table-cell table:style-name="ce14" table:formula="of:=IF(AND([.I118]=&quot;&quot;&quot;studio&quot;&quot;&quot;;[.J118]=&quot;&quot;&quot;america&quot;&quot;&quot;);&quot;x&quot;;&quot;&quot;)">
            <text:p/>
          </table:table-cell>
          <table:table-cell table:style-name="ce14" table:formula="of:=IF(AND([.I118]=&quot;&quot;&quot;studio&quot;&quot;&quot;;[.J118]=&quot;&quot;&quot;japan&quot;&quot;&quot;);&quot;x&quot;;&quot;&quot;)">
            <text:p/>
          </table:table-cell>
          <table:table-cell table:style-name="ce14" table:formula="of:=IF(AND([.I118]=&quot;&quot;&quot;studio&quot;&quot;&quot;;[.J118]=&quot;&quot;&quot;world&quot;&quot;&quot;);&quot;x&quot;;&quot;&quot;)">
            <text:p/>
          </table:table-cell>
          <table:table-cell table:style-name="ce14" table:formula="of:=IF(AND([.I118]=&quot;&quot;&quot;studio&quot;&quot;&quot;;[.J118]=&quot;&quot;&quot;europe&quot;&quot;&quot;);&quot;x&quot;;&quot;&quot;)">
            <text:p/>
          </table:table-cell>
          <table:table-cell table:style-name="ce14" table:formula="of:=IF([.H118]=&quot;&quot;&quot;thirdparty&quot;&quot;&quot;;&quot;X&quot;;&quot;&quot;)" office:value-type="string" office:string-value="X">
            <text:p>X</text:p>
          </table:table-cell>
          <table:table-cell table:style-name="ce14" table:formula="of:=IF([.H118]=&quot;&quot;&quot;indie&quot;&quot;&quot;;&quot;X&quot;;&quot;&quot;)">
            <text:p/>
          </table:table-cell>
          <table:table-cell table:style-name="ce14" table:formula="of:=IF([.H118]=&quot;&quot;&quot;nintendo&quot;&quot;&quot;;&quot;X&quot;;&quot;&quot;)">
            <text:p/>
          </table:table-cell>
          <table:table-cell table:style-name="ce14" table:formula="of:=IF([.H118]=&quot;&quot;&quot;sony&quot;&quot;&quot;;&quot;X&quot;;&quot;&quot;)">
            <text:p/>
          </table:table-cell>
          <table:table-cell table:style-name="ce14" table:formula="of:=IF([.H118]=&quot;&quot;&quot;microsoft&quot;&quot;&quot;;&quot;X&quot;;&quot;&quot;)">
            <text:p/>
          </table:table-cell>
          <table:table-cell table:style-name="ce14" table:formula="of:=IF([.K118]=&quot;&quot;&quot;people&quot;&quot;&quot;;&quot;X&quot;;&quot;&quot;)">
            <text:p/>
          </table:table-cell>
          <table:table-cell table:style-name="ce14" table:formula="of:=IF([.H1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3Publisher</text:p>
          </table:table-cell>
          <table:table-cell table:formula="of:=CONCATENATE([.G119];&quot;,&quot;;[.H119];&quot;,&quot;;[.I119];&quot;,&quot;;[.J119];&quot;,&quot;;[.K119];&quot;,&quot;;[.L119])" office:value-type="string" office:string-value="&quot;d3&quot;,&quot;thirdparty&quot;,&quot;distributor&quot;,&quot;worldwide&quot;,&quot;pr&quot;,&quot;generic&quot;">
            <text:p>"d3","thirdparty","distributor","worldwide","pr","generic"</text:p>
          </table:table-cell>
          <table:table-cell table:style-name="ce5" office:value-type="string">
            <text:p>Official Youtube Channel of D3</text:p>
          </table:table-cell>
          <table:table-cell office:value-type="string">
            <text:p>http://d3publisher.us/Corporate.asp</text:p>
          </table:table-cell>
          <table:table-cell/>
          <table:table-cell office:value-type="string">
            <text:p>YOUTUBE</text:p>
          </table:table-cell>
          <table:table-cell office:value-type="string">
            <text:p>"d3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9:.X119];&quot;X&quot;)" office:value-type="float" office:value="1">
            <text:p>1</text:p>
          </table:table-cell>
          <table:table-cell table:style-name="ce14" table:formula="of:=IF(AND([.I119]=&quot;&quot;&quot;studio&quot;&quot;&quot;;[.J119]=&quot;&quot;&quot;america&quot;&quot;&quot;);&quot;x&quot;;&quot;&quot;)">
            <text:p/>
          </table:table-cell>
          <table:table-cell table:style-name="ce14" table:formula="of:=IF(AND([.I119]=&quot;&quot;&quot;studio&quot;&quot;&quot;;[.J119]=&quot;&quot;&quot;japan&quot;&quot;&quot;);&quot;x&quot;;&quot;&quot;)">
            <text:p/>
          </table:table-cell>
          <table:table-cell table:style-name="ce14" table:formula="of:=IF(AND([.I119]=&quot;&quot;&quot;studio&quot;&quot;&quot;;[.J119]=&quot;&quot;&quot;world&quot;&quot;&quot;);&quot;x&quot;;&quot;&quot;)">
            <text:p/>
          </table:table-cell>
          <table:table-cell table:style-name="ce14" table:formula="of:=IF(AND([.I119]=&quot;&quot;&quot;studio&quot;&quot;&quot;;[.J119]=&quot;&quot;&quot;europe&quot;&quot;&quot;);&quot;x&quot;;&quot;&quot;)">
            <text:p/>
          </table:table-cell>
          <table:table-cell table:style-name="ce14" table:formula="of:=IF([.H119]=&quot;&quot;&quot;thirdparty&quot;&quot;&quot;;&quot;X&quot;;&quot;&quot;)" office:value-type="string" office:string-value="X">
            <text:p>X</text:p>
          </table:table-cell>
          <table:table-cell table:style-name="ce14" table:formula="of:=IF([.H119]=&quot;&quot;&quot;indie&quot;&quot;&quot;;&quot;X&quot;;&quot;&quot;)">
            <text:p/>
          </table:table-cell>
          <table:table-cell table:style-name="ce14" table:formula="of:=IF([.H119]=&quot;&quot;&quot;nintendo&quot;&quot;&quot;;&quot;X&quot;;&quot;&quot;)">
            <text:p/>
          </table:table-cell>
          <table:table-cell table:style-name="ce14" table:formula="of:=IF([.H119]=&quot;&quot;&quot;sony&quot;&quot;&quot;;&quot;X&quot;;&quot;&quot;)">
            <text:p/>
          </table:table-cell>
          <table:table-cell table:style-name="ce14" table:formula="of:=IF([.H119]=&quot;&quot;&quot;microsoft&quot;&quot;&quot;;&quot;X&quot;;&quot;&quot;)">
            <text:p/>
          </table:table-cell>
          <table:table-cell table:style-name="ce14" table:formula="of:=IF([.K119]=&quot;&quot;&quot;people&quot;&quot;&quot;;&quot;X&quot;;&quot;&quot;)">
            <text:p/>
          </table:table-cell>
          <table:table-cell table:style-name="ce14" table:formula="of:=IF([.H1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riminalcrackdown.blogspot.com/feeds/posts/default</text:p>
          </table:table-cell>
          <table:table-cell table:style-name="ce7" table:formula="of:=CONCATENATE([.G120];&quot;,&quot;;[.H120];&quot;,&quot;;[.I120];&quot;,&quot;;[.J120];&quot;,&quot;;[.K120];&quot;,&quot;;[.L12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David Scott Jaffe: Video Game Designer of Twisted Metal &amp; God of War</text:p>
          </table:table-cell>
          <table:table-cell/>
          <table:table-cell office:value-type="string">
            <text:p>God of W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20:.X120];&quot;X&quot;)" office:value-type="float" office:value="1">
            <text:p>1</text:p>
          </table:table-cell>
          <table:table-cell table:style-name="ce14" table:formula="of:=IF(AND([.I120]=&quot;&quot;&quot;studio&quot;&quot;&quot;;[.J120]=&quot;&quot;&quot;america&quot;&quot;&quot;);&quot;x&quot;;&quot;&quot;)">
            <text:p/>
          </table:table-cell>
          <table:table-cell table:style-name="ce14" table:formula="of:=IF(AND([.I120]=&quot;&quot;&quot;studio&quot;&quot;&quot;;[.J120]=&quot;&quot;&quot;japan&quot;&quot;&quot;);&quot;x&quot;;&quot;&quot;)">
            <text:p/>
          </table:table-cell>
          <table:table-cell table:style-name="ce14" table:formula="of:=IF(AND([.I120]=&quot;&quot;&quot;studio&quot;&quot;&quot;;[.J120]=&quot;&quot;&quot;world&quot;&quot;&quot;);&quot;x&quot;;&quot;&quot;)">
            <text:p/>
          </table:table-cell>
          <table:table-cell table:style-name="ce14" table:formula="of:=IF(AND([.I120]=&quot;&quot;&quot;studio&quot;&quot;&quot;;[.J120]=&quot;&quot;&quot;europe&quot;&quot;&quot;);&quot;x&quot;;&quot;&quot;)">
            <text:p/>
          </table:table-cell>
          <table:table-cell table:style-name="ce14" table:formula="of:=IF([.H120]=&quot;&quot;&quot;thirdparty&quot;&quot;&quot;;&quot;X&quot;;&quot;&quot;)">
            <text:p/>
          </table:table-cell>
          <table:table-cell table:style-name="ce14" table:formula="of:=IF([.H120]=&quot;&quot;&quot;indie&quot;&quot;&quot;;&quot;X&quot;;&quot;&quot;)">
            <text:p/>
          </table:table-cell>
          <table:table-cell table:style-name="ce14" table:formula="of:=IF([.H120]=&quot;&quot;&quot;nintendo&quot;&quot;&quot;;&quot;X&quot;;&quot;&quot;)">
            <text:p/>
          </table:table-cell>
          <table:table-cell table:style-name="ce14" table:formula="of:=IF([.H120]=&quot;&quot;&quot;sony&quot;&quot;&quot;;&quot;X&quot;;&quot;&quot;)">
            <text:p/>
          </table:table-cell>
          <table:table-cell table:style-name="ce14" table:formula="of:=IF([.H120]=&quot;&quot;&quot;microsoft&quot;&quot;&quot;;&quot;X&quot;;&quot;&quot;)">
            <text:p/>
          </table:table-cell>
          <table:table-cell table:style-name="ce14" table:formula="of:=IF([.K120]=&quot;&quot;&quot;people&quot;&quot;&quot;;&quot;X&quot;;&quot;&quot;)" office:value-type="string" office:string-value="X">
            <text:p>X</text:p>
          </table:table-cell>
          <table:table-cell table:style-name="ce14" table:formula="of:=IF([.H1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avidscottjaffe</text:p>
          </table:table-cell>
          <table:table-cell table:style-name="ce7" table:formula="of:=CONCATENATE([.G121];&quot;,&quot;;[.H121];&quot;,&quot;;[.I121];&quot;,&quot;;[.J121];&quot;,&quot;;[.K121];&quot;,&quot;;[.L12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David Scott Jaffe: Video Game Designer of Twisted Metal &amp; God of War</text:p>
          </table:table-cell>
          <table:table-cell/>
          <table:table-cell office:value-type="string">
            <text:p>God of W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21:.X121];&quot;X&quot;)" office:value-type="float" office:value="1">
            <text:p>1</text:p>
          </table:table-cell>
          <table:table-cell table:style-name="ce14" table:formula="of:=IF(AND([.I121]=&quot;&quot;&quot;studio&quot;&quot;&quot;;[.J121]=&quot;&quot;&quot;america&quot;&quot;&quot;);&quot;x&quot;;&quot;&quot;)">
            <text:p/>
          </table:table-cell>
          <table:table-cell table:style-name="ce14" table:formula="of:=IF(AND([.I121]=&quot;&quot;&quot;studio&quot;&quot;&quot;;[.J121]=&quot;&quot;&quot;japan&quot;&quot;&quot;);&quot;x&quot;;&quot;&quot;)">
            <text:p/>
          </table:table-cell>
          <table:table-cell table:style-name="ce14" table:formula="of:=IF(AND([.I121]=&quot;&quot;&quot;studio&quot;&quot;&quot;;[.J121]=&quot;&quot;&quot;world&quot;&quot;&quot;);&quot;x&quot;;&quot;&quot;)">
            <text:p/>
          </table:table-cell>
          <table:table-cell table:style-name="ce14" table:formula="of:=IF(AND([.I121]=&quot;&quot;&quot;studio&quot;&quot;&quot;;[.J121]=&quot;&quot;&quot;europe&quot;&quot;&quot;);&quot;x&quot;;&quot;&quot;)">
            <text:p/>
          </table:table-cell>
          <table:table-cell table:style-name="ce14" table:formula="of:=IF([.H121]=&quot;&quot;&quot;thirdparty&quot;&quot;&quot;;&quot;X&quot;;&quot;&quot;)">
            <text:p/>
          </table:table-cell>
          <table:table-cell table:style-name="ce14" table:formula="of:=IF([.H121]=&quot;&quot;&quot;indie&quot;&quot;&quot;;&quot;X&quot;;&quot;&quot;)">
            <text:p/>
          </table:table-cell>
          <table:table-cell table:style-name="ce14" table:formula="of:=IF([.H121]=&quot;&quot;&quot;nintendo&quot;&quot;&quot;;&quot;X&quot;;&quot;&quot;)">
            <text:p/>
          </table:table-cell>
          <table:table-cell table:style-name="ce14" table:formula="of:=IF([.H121]=&quot;&quot;&quot;sony&quot;&quot;&quot;;&quot;X&quot;;&quot;&quot;)">
            <text:p/>
          </table:table-cell>
          <table:table-cell table:style-name="ce14" table:formula="of:=IF([.H121]=&quot;&quot;&quot;microsoft&quot;&quot;&quot;;&quot;X&quot;;&quot;&quot;)">
            <text:p/>
          </table:table-cell>
          <table:table-cell table:style-name="ce14" table:formula="of:=IF([.K121]=&quot;&quot;&quot;people&quot;&quot;&quot;;&quot;X&quot;;&quot;&quot;)" office:value-type="string" office:string-value="X">
            <text:p>X</text:p>
          </table:table-cell>
          <table:table-cell table:style-name="ce14" table:formula="of:=IF([.H1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00756696602812</text:p>
          </table:table-cell>
          <table:table-cell table:formula="of:=CONCATENATE([.G122];&quot;,&quot;;[.H122];&quot;,&quot;;[.I122];&quot;,&quot;;[.J122];&quot;,&quot;;[.K122];&quot;,&quot;;[.L122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Facebook Page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FACEBOOK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2:.X122];&quot;X&quot;)" office:value-type="float" office:value="1">
            <text:p>1</text:p>
          </table:table-cell>
          <table:table-cell table:style-name="ce14" table:formula="of:=IF(AND([.I122]=&quot;&quot;&quot;studio&quot;&quot;&quot;;[.J122]=&quot;&quot;&quot;america&quot;&quot;&quot;);&quot;x&quot;;&quot;&quot;)">
            <text:p/>
          </table:table-cell>
          <table:table-cell table:style-name="ce14" table:formula="of:=IF(AND([.I122]=&quot;&quot;&quot;studio&quot;&quot;&quot;;[.J122]=&quot;&quot;&quot;japan&quot;&quot;&quot;);&quot;x&quot;;&quot;&quot;)">
            <text:p/>
          </table:table-cell>
          <table:table-cell table:style-name="ce14" table:formula="of:=IF(AND([.I122]=&quot;&quot;&quot;studio&quot;&quot;&quot;;[.J122]=&quot;&quot;&quot;world&quot;&quot;&quot;);&quot;x&quot;;&quot;&quot;)">
            <text:p/>
          </table:table-cell>
          <table:table-cell table:style-name="ce14" table:formula="of:=IF(AND([.I122]=&quot;&quot;&quot;studio&quot;&quot;&quot;;[.J122]=&quot;&quot;&quot;europe&quot;&quot;&quot;);&quot;x&quot;;&quot;&quot;)">
            <text:p/>
          </table:table-cell>
          <table:table-cell table:style-name="ce14" table:formula="of:=IF([.H122]=&quot;&quot;&quot;thirdparty&quot;&quot;&quot;;&quot;X&quot;;&quot;&quot;)" office:value-type="string" office:string-value="X">
            <text:p>X</text:p>
          </table:table-cell>
          <table:table-cell table:style-name="ce14" table:formula="of:=IF([.H122]=&quot;&quot;&quot;indie&quot;&quot;&quot;;&quot;X&quot;;&quot;&quot;)">
            <text:p/>
          </table:table-cell>
          <table:table-cell table:style-name="ce14" table:formula="of:=IF([.H122]=&quot;&quot;&quot;nintendo&quot;&quot;&quot;;&quot;X&quot;;&quot;&quot;)">
            <text:p/>
          </table:table-cell>
          <table:table-cell table:style-name="ce14" table:formula="of:=IF([.H122]=&quot;&quot;&quot;sony&quot;&quot;&quot;;&quot;X&quot;;&quot;&quot;)">
            <text:p/>
          </table:table-cell>
          <table:table-cell table:style-name="ce14" table:formula="of:=IF([.H122]=&quot;&quot;&quot;microsoft&quot;&quot;&quot;;&quot;X&quot;;&quot;&quot;)">
            <text:p/>
          </table:table-cell>
          <table:table-cell table:style-name="ce14" table:formula="of:=IF([.K122]=&quot;&quot;&quot;people&quot;&quot;&quot;;&quot;X&quot;;&quot;&quot;)">
            <text:p/>
          </table:table-cell>
          <table:table-cell table:style-name="ce14" table:formula="of:=IF([.H1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aedalic.de/rss/rss_en.php</text:p>
          </table:table-cell>
          <table:table-cell table:formula="of:=CONCATENATE([.G123];&quot;,&quot;;[.H123];&quot;,&quot;;[.I123];&quot;,&quot;;[.J123];&quot;,&quot;;[.K123];&quot;,&quot;;[.L123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News Feed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NEWS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3:.X123];&quot;X&quot;)" office:value-type="float" office:value="1">
            <text:p>1</text:p>
          </table:table-cell>
          <table:table-cell table:style-name="ce14" table:formula="of:=IF(AND([.I123]=&quot;&quot;&quot;studio&quot;&quot;&quot;;[.J123]=&quot;&quot;&quot;america&quot;&quot;&quot;);&quot;x&quot;;&quot;&quot;)">
            <text:p/>
          </table:table-cell>
          <table:table-cell table:style-name="ce14" table:formula="of:=IF(AND([.I123]=&quot;&quot;&quot;studio&quot;&quot;&quot;;[.J123]=&quot;&quot;&quot;japan&quot;&quot;&quot;);&quot;x&quot;;&quot;&quot;)">
            <text:p/>
          </table:table-cell>
          <table:table-cell table:style-name="ce14" table:formula="of:=IF(AND([.I123]=&quot;&quot;&quot;studio&quot;&quot;&quot;;[.J123]=&quot;&quot;&quot;world&quot;&quot;&quot;);&quot;x&quot;;&quot;&quot;)">
            <text:p/>
          </table:table-cell>
          <table:table-cell table:style-name="ce14" table:formula="of:=IF(AND([.I123]=&quot;&quot;&quot;studio&quot;&quot;&quot;;[.J123]=&quot;&quot;&quot;europe&quot;&quot;&quot;);&quot;x&quot;;&quot;&quot;)">
            <text:p/>
          </table:table-cell>
          <table:table-cell table:style-name="ce14" table:formula="of:=IF([.H123]=&quot;&quot;&quot;thirdparty&quot;&quot;&quot;;&quot;X&quot;;&quot;&quot;)" office:value-type="string" office:string-value="X">
            <text:p>X</text:p>
          </table:table-cell>
          <table:table-cell table:style-name="ce14" table:formula="of:=IF([.H123]=&quot;&quot;&quot;indie&quot;&quot;&quot;;&quot;X&quot;;&quot;&quot;)">
            <text:p/>
          </table:table-cell>
          <table:table-cell table:style-name="ce14" table:formula="of:=IF([.H123]=&quot;&quot;&quot;nintendo&quot;&quot;&quot;;&quot;X&quot;;&quot;&quot;)">
            <text:p/>
          </table:table-cell>
          <table:table-cell table:style-name="ce14" table:formula="of:=IF([.H123]=&quot;&quot;&quot;sony&quot;&quot;&quot;;&quot;X&quot;;&quot;&quot;)">
            <text:p/>
          </table:table-cell>
          <table:table-cell table:style-name="ce14" table:formula="of:=IF([.H123]=&quot;&quot;&quot;microsoft&quot;&quot;&quot;;&quot;X&quot;;&quot;&quot;)">
            <text:p/>
          </table:table-cell>
          <table:table-cell table:style-name="ce14" table:formula="of:=IF([.K123]=&quot;&quot;&quot;people&quot;&quot;&quot;;&quot;X&quot;;&quot;&quot;)">
            <text:p/>
          </table:table-cell>
          <table:table-cell table:style-name="ce14" table:formula="of:=IF([.H1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aedalic</text:p>
          </table:table-cell>
          <table:table-cell table:formula="of:=CONCATENATE([.G124];&quot;,&quot;;[.H124];&quot;,&quot;;[.I124];&quot;,&quot;;[.J124];&quot;,&quot;;[.K124];&quot;,&quot;;[.L124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Twitter Account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TWITTER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4:.X124];&quot;X&quot;)" office:value-type="float" office:value="1">
            <text:p>1</text:p>
          </table:table-cell>
          <table:table-cell table:style-name="ce14" table:formula="of:=IF(AND([.I124]=&quot;&quot;&quot;studio&quot;&quot;&quot;;[.J124]=&quot;&quot;&quot;america&quot;&quot;&quot;);&quot;x&quot;;&quot;&quot;)">
            <text:p/>
          </table:table-cell>
          <table:table-cell table:style-name="ce14" table:formula="of:=IF(AND([.I124]=&quot;&quot;&quot;studio&quot;&quot;&quot;;[.J124]=&quot;&quot;&quot;japan&quot;&quot;&quot;);&quot;x&quot;;&quot;&quot;)">
            <text:p/>
          </table:table-cell>
          <table:table-cell table:style-name="ce14" table:formula="of:=IF(AND([.I124]=&quot;&quot;&quot;studio&quot;&quot;&quot;;[.J124]=&quot;&quot;&quot;world&quot;&quot;&quot;);&quot;x&quot;;&quot;&quot;)">
            <text:p/>
          </table:table-cell>
          <table:table-cell table:style-name="ce14" table:formula="of:=IF(AND([.I124]=&quot;&quot;&quot;studio&quot;&quot;&quot;;[.J124]=&quot;&quot;&quot;europe&quot;&quot;&quot;);&quot;x&quot;;&quot;&quot;)">
            <text:p/>
          </table:table-cell>
          <table:table-cell table:style-name="ce14" table:formula="of:=IF([.H124]=&quot;&quot;&quot;thirdparty&quot;&quot;&quot;;&quot;X&quot;;&quot;&quot;)" office:value-type="string" office:string-value="X">
            <text:p>X</text:p>
          </table:table-cell>
          <table:table-cell table:style-name="ce14" table:formula="of:=IF([.H124]=&quot;&quot;&quot;indie&quot;&quot;&quot;;&quot;X&quot;;&quot;&quot;)">
            <text:p/>
          </table:table-cell>
          <table:table-cell table:style-name="ce14" table:formula="of:=IF([.H124]=&quot;&quot;&quot;nintendo&quot;&quot;&quot;;&quot;X&quot;;&quot;&quot;)">
            <text:p/>
          </table:table-cell>
          <table:table-cell table:style-name="ce14" table:formula="of:=IF([.H124]=&quot;&quot;&quot;sony&quot;&quot;&quot;;&quot;X&quot;;&quot;&quot;)">
            <text:p/>
          </table:table-cell>
          <table:table-cell table:style-name="ce14" table:formula="of:=IF([.H124]=&quot;&quot;&quot;microsoft&quot;&quot;&quot;;&quot;X&quot;;&quot;&quot;)">
            <text:p/>
          </table:table-cell>
          <table:table-cell table:style-name="ce14" table:formula="of:=IF([.K124]=&quot;&quot;&quot;people&quot;&quot;&quot;;&quot;X&quot;;&quot;&quot;)">
            <text:p/>
          </table:table-cell>
          <table:table-cell table:style-name="ce14" table:formula="of:=IF([.H1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aedalicEnt</text:p>
          </table:table-cell>
          <table:table-cell table:formula="of:=CONCATENATE([.G125];&quot;,&quot;;[.H125];&quot;,&quot;;[.I125];&quot;,&quot;;[.J125];&quot;,&quot;;[.K125];&quot;,&quot;;[.L125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Youtube Channel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YOUTUBE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5:.X125];&quot;X&quot;)" office:value-type="float" office:value="1">
            <text:p>1</text:p>
          </table:table-cell>
          <table:table-cell table:style-name="ce14" table:formula="of:=IF(AND([.I125]=&quot;&quot;&quot;studio&quot;&quot;&quot;;[.J125]=&quot;&quot;&quot;america&quot;&quot;&quot;);&quot;x&quot;;&quot;&quot;)">
            <text:p/>
          </table:table-cell>
          <table:table-cell table:style-name="ce14" table:formula="of:=IF(AND([.I125]=&quot;&quot;&quot;studio&quot;&quot;&quot;;[.J125]=&quot;&quot;&quot;japan&quot;&quot;&quot;);&quot;x&quot;;&quot;&quot;)">
            <text:p/>
          </table:table-cell>
          <table:table-cell table:style-name="ce14" table:formula="of:=IF(AND([.I125]=&quot;&quot;&quot;studio&quot;&quot;&quot;;[.J125]=&quot;&quot;&quot;world&quot;&quot;&quot;);&quot;x&quot;;&quot;&quot;)">
            <text:p/>
          </table:table-cell>
          <table:table-cell table:style-name="ce14" table:formula="of:=IF(AND([.I125]=&quot;&quot;&quot;studio&quot;&quot;&quot;;[.J125]=&quot;&quot;&quot;europe&quot;&quot;&quot;);&quot;x&quot;;&quot;&quot;)">
            <text:p/>
          </table:table-cell>
          <table:table-cell table:style-name="ce14" table:formula="of:=IF([.H125]=&quot;&quot;&quot;thirdparty&quot;&quot;&quot;;&quot;X&quot;;&quot;&quot;)" office:value-type="string" office:string-value="X">
            <text:p>X</text:p>
          </table:table-cell>
          <table:table-cell table:style-name="ce14" table:formula="of:=IF([.H125]=&quot;&quot;&quot;indie&quot;&quot;&quot;;&quot;X&quot;;&quot;&quot;)">
            <text:p/>
          </table:table-cell>
          <table:table-cell table:style-name="ce14" table:formula="of:=IF([.H125]=&quot;&quot;&quot;nintendo&quot;&quot;&quot;;&quot;X&quot;;&quot;&quot;)">
            <text:p/>
          </table:table-cell>
          <table:table-cell table:style-name="ce14" table:formula="of:=IF([.H125]=&quot;&quot;&quot;sony&quot;&quot;&quot;;&quot;X&quot;;&quot;&quot;)">
            <text:p/>
          </table:table-cell>
          <table:table-cell table:style-name="ce14" table:formula="of:=IF([.H125]=&quot;&quot;&quot;microsoft&quot;&quot;&quot;;&quot;X&quot;;&quot;&quot;)">
            <text:p/>
          </table:table-cell>
          <table:table-cell table:style-name="ce14" table:formula="of:=IF([.K125]=&quot;&quot;&quot;people&quot;&quot;&quot;;&quot;X&quot;;&quot;&quot;)">
            <text:p/>
          </table:table-cell>
          <table:table-cell table:style-name="ce14" table:formula="of:=IF([.H1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eepsilver</text:p>
          </table:table-cell>
          <table:table-cell table:formula="of:=CONCATENATE([.G126];&quot;,&quot;;[.H126];&quot;,&quot;;[.I126];&quot;,&quot;;[.J126];&quot;,&quot;;[.K126];&quot;,&quot;;[.L126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Twitter Account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TWITTER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6:.X126];&quot;X&quot;)" office:value-type="float" office:value="1">
            <text:p>1</text:p>
          </table:table-cell>
          <table:table-cell table:style-name="ce14" table:formula="of:=IF(AND([.I126]=&quot;&quot;&quot;studio&quot;&quot;&quot;;[.J126]=&quot;&quot;&quot;america&quot;&quot;&quot;);&quot;x&quot;;&quot;&quot;)">
            <text:p/>
          </table:table-cell>
          <table:table-cell table:style-name="ce14" table:formula="of:=IF(AND([.I126]=&quot;&quot;&quot;studio&quot;&quot;&quot;;[.J126]=&quot;&quot;&quot;japan&quot;&quot;&quot;);&quot;x&quot;;&quot;&quot;)">
            <text:p/>
          </table:table-cell>
          <table:table-cell table:style-name="ce14" table:formula="of:=IF(AND([.I126]=&quot;&quot;&quot;studio&quot;&quot;&quot;;[.J126]=&quot;&quot;&quot;world&quot;&quot;&quot;);&quot;x&quot;;&quot;&quot;)">
            <text:p/>
          </table:table-cell>
          <table:table-cell table:style-name="ce14" table:formula="of:=IF(AND([.I126]=&quot;&quot;&quot;studio&quot;&quot;&quot;;[.J126]=&quot;&quot;&quot;europe&quot;&quot;&quot;);&quot;x&quot;;&quot;&quot;)">
            <text:p/>
          </table:table-cell>
          <table:table-cell table:style-name="ce14" table:formula="of:=IF([.H126]=&quot;&quot;&quot;thirdparty&quot;&quot;&quot;;&quot;X&quot;;&quot;&quot;)" office:value-type="string" office:string-value="X">
            <text:p>X</text:p>
          </table:table-cell>
          <table:table-cell table:style-name="ce14" table:formula="of:=IF([.H126]=&quot;&quot;&quot;indie&quot;&quot;&quot;;&quot;X&quot;;&quot;&quot;)">
            <text:p/>
          </table:table-cell>
          <table:table-cell table:style-name="ce14" table:formula="of:=IF([.H126]=&quot;&quot;&quot;nintendo&quot;&quot;&quot;;&quot;X&quot;;&quot;&quot;)">
            <text:p/>
          </table:table-cell>
          <table:table-cell table:style-name="ce14" table:formula="of:=IF([.H126]=&quot;&quot;&quot;sony&quot;&quot;&quot;;&quot;X&quot;;&quot;&quot;)">
            <text:p/>
          </table:table-cell>
          <table:table-cell table:style-name="ce14" table:formula="of:=IF([.H126]=&quot;&quot;&quot;microsoft&quot;&quot;&quot;;&quot;X&quot;;&quot;&quot;)">
            <text:p/>
          </table:table-cell>
          <table:table-cell table:style-name="ce14" table:formula="of:=IF([.K126]=&quot;&quot;&quot;people&quot;&quot;&quot;;&quot;X&quot;;&quot;&quot;)">
            <text:p/>
          </table:table-cell>
          <table:table-cell table:style-name="ce14" table:formula="of:=IF([.H1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4">
          <table:table-cell table:style-name="ce3" office:value-type="string">
            <text:p>facebook://327980644135</text:p>
          </table:table-cell>
          <table:table-cell table:formula="of:=CONCATENATE([.G127];&quot;,&quot;;[.H127];&quot;,&quot;;[.I127];&quot;,&quot;;[.J127];&quot;,&quot;;[.K127];&quot;,&quot;;[.L127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Facebook Page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FACEBOOK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7:.X127];&quot;X&quot;)" office:value-type="float" office:value="1">
            <text:p>1</text:p>
          </table:table-cell>
          <table:table-cell table:style-name="ce14" table:formula="of:=IF(AND([.I127]=&quot;&quot;&quot;studio&quot;&quot;&quot;;[.J127]=&quot;&quot;&quot;america&quot;&quot;&quot;);&quot;x&quot;;&quot;&quot;)">
            <text:p/>
          </table:table-cell>
          <table:table-cell table:style-name="ce14" table:formula="of:=IF(AND([.I127]=&quot;&quot;&quot;studio&quot;&quot;&quot;;[.J127]=&quot;&quot;&quot;japan&quot;&quot;&quot;);&quot;x&quot;;&quot;&quot;)">
            <text:p/>
          </table:table-cell>
          <table:table-cell table:style-name="ce14" table:formula="of:=IF(AND([.I127]=&quot;&quot;&quot;studio&quot;&quot;&quot;;[.J127]=&quot;&quot;&quot;world&quot;&quot;&quot;);&quot;x&quot;;&quot;&quot;)">
            <text:p/>
          </table:table-cell>
          <table:table-cell table:style-name="ce14" table:formula="of:=IF(AND([.I127]=&quot;&quot;&quot;studio&quot;&quot;&quot;;[.J127]=&quot;&quot;&quot;europe&quot;&quot;&quot;);&quot;x&quot;;&quot;&quot;)">
            <text:p/>
          </table:table-cell>
          <table:table-cell table:style-name="ce14" table:formula="of:=IF([.H127]=&quot;&quot;&quot;thirdparty&quot;&quot;&quot;;&quot;X&quot;;&quot;&quot;)" office:value-type="string" office:string-value="X">
            <text:p>X</text:p>
          </table:table-cell>
          <table:table-cell table:style-name="ce14" table:formula="of:=IF([.H127]=&quot;&quot;&quot;indie&quot;&quot;&quot;;&quot;X&quot;;&quot;&quot;)">
            <text:p/>
          </table:table-cell>
          <table:table-cell table:style-name="ce14" table:formula="of:=IF([.H127]=&quot;&quot;&quot;nintendo&quot;&quot;&quot;;&quot;X&quot;;&quot;&quot;)">
            <text:p/>
          </table:table-cell>
          <table:table-cell table:style-name="ce14" table:formula="of:=IF([.H127]=&quot;&quot;&quot;sony&quot;&quot;&quot;;&quot;X&quot;;&quot;&quot;)">
            <text:p/>
          </table:table-cell>
          <table:table-cell table:style-name="ce14" table:formula="of:=IF([.H127]=&quot;&quot;&quot;microsoft&quot;&quot;&quot;;&quot;X&quot;;&quot;&quot;)">
            <text:p/>
          </table:table-cell>
          <table:table-cell table:style-name="ce14" table:formula="of:=IF([.K127]=&quot;&quot;&quot;people&quot;&quot;&quot;;&quot;X&quot;;&quot;&quot;)">
            <text:p/>
          </table:table-cell>
          <table:table-cell table:style-name="ce14" table:formula="of:=IF([.H1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eepsilverhq</text:p>
          </table:table-cell>
          <table:table-cell table:formula="of:=CONCATENATE([.G128];&quot;,&quot;;[.H128];&quot;,&quot;;[.I128];&quot;,&quot;;[.J128];&quot;,&quot;;[.K128];&quot;,&quot;;[.L128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Youtube Channel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YOUTUBE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8:.X128];&quot;X&quot;)" office:value-type="float" office:value="1">
            <text:p>1</text:p>
          </table:table-cell>
          <table:table-cell table:style-name="ce14" table:formula="of:=IF(AND([.I128]=&quot;&quot;&quot;studio&quot;&quot;&quot;;[.J128]=&quot;&quot;&quot;america&quot;&quot;&quot;);&quot;x&quot;;&quot;&quot;)">
            <text:p/>
          </table:table-cell>
          <table:table-cell table:style-name="ce14" table:formula="of:=IF(AND([.I128]=&quot;&quot;&quot;studio&quot;&quot;&quot;;[.J128]=&quot;&quot;&quot;japan&quot;&quot;&quot;);&quot;x&quot;;&quot;&quot;)">
            <text:p/>
          </table:table-cell>
          <table:table-cell table:style-name="ce14" table:formula="of:=IF(AND([.I128]=&quot;&quot;&quot;studio&quot;&quot;&quot;;[.J128]=&quot;&quot;&quot;world&quot;&quot;&quot;);&quot;x&quot;;&quot;&quot;)">
            <text:p/>
          </table:table-cell>
          <table:table-cell table:style-name="ce14" table:formula="of:=IF(AND([.I128]=&quot;&quot;&quot;studio&quot;&quot;&quot;;[.J128]=&quot;&quot;&quot;europe&quot;&quot;&quot;);&quot;x&quot;;&quot;&quot;)">
            <text:p/>
          </table:table-cell>
          <table:table-cell table:style-name="ce14" table:formula="of:=IF([.H128]=&quot;&quot;&quot;thirdparty&quot;&quot;&quot;;&quot;X&quot;;&quot;&quot;)" office:value-type="string" office:string-value="X">
            <text:p>X</text:p>
          </table:table-cell>
          <table:table-cell table:style-name="ce14" table:formula="of:=IF([.H128]=&quot;&quot;&quot;indie&quot;&quot;&quot;;&quot;X&quot;;&quot;&quot;)">
            <text:p/>
          </table:table-cell>
          <table:table-cell table:style-name="ce14" table:formula="of:=IF([.H128]=&quot;&quot;&quot;nintendo&quot;&quot;&quot;;&quot;X&quot;;&quot;&quot;)">
            <text:p/>
          </table:table-cell>
          <table:table-cell table:style-name="ce14" table:formula="of:=IF([.H128]=&quot;&quot;&quot;sony&quot;&quot;&quot;;&quot;X&quot;;&quot;&quot;)">
            <text:p/>
          </table:table-cell>
          <table:table-cell table:style-name="ce14" table:formula="of:=IF([.H128]=&quot;&quot;&quot;microsoft&quot;&quot;&quot;;&quot;X&quot;;&quot;&quot;)">
            <text:p/>
          </table:table-cell>
          <table:table-cell table:style-name="ce14" table:formula="of:=IF([.K128]=&quot;&quot;&quot;people&quot;&quot;&quot;;&quot;X&quot;;&quot;&quot;)">
            <text:p/>
          </table:table-cell>
          <table:table-cell table:style-name="ce14" table:formula="of:=IF([.H1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ice.se/publications/feed/</text:p>
          </table:table-cell>
          <table:table-cell table:formula="of:=CONCATENATE([.G129];&quot;,&quot;;[.H129];&quot;,&quot;;[.I129];&quot;,&quot;;[.J129];&quot;,&quot;;[.K129];&quot;,&quot;;[.L129])" office:value-type="string" office:string-value="&quot;dice&quot;,&quot;thirdparty&quot;,&quot;studio&quot;,&quot;europe&quot;,&quot;devblog&quot;,&quot;generic&quot;">
            <text:p>"dice","thirdparty","studio","europe","devblog","generic"</text:p>
          </table:table-cell>
          <table:table-cell office:value-type="string">
            <text:p>Official Publications Feed of DICE</text:p>
          </table:table-cell>
          <table:table-cell office:value-type="string">
            <text:p>http://dice.se/about/</text:p>
          </table:table-cell>
          <table:table-cell office:value-type="string">
            <text:p>Battlefield series</text:p>
          </table:table-cell>
          <table:table-cell office:value-type="string">
            <text:p>NEWS</text:p>
          </table:table-cell>
          <table:table-cell office:value-type="string">
            <text:p>"dic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29:.X129];&quot;X&quot;)" office:value-type="float" office:value="2">
            <text:p>2</text:p>
          </table:table-cell>
          <table:table-cell table:style-name="ce14" table:formula="of:=IF(AND([.I129]=&quot;&quot;&quot;studio&quot;&quot;&quot;;[.J129]=&quot;&quot;&quot;america&quot;&quot;&quot;);&quot;x&quot;;&quot;&quot;)">
            <text:p/>
          </table:table-cell>
          <table:table-cell table:style-name="ce14" table:formula="of:=IF(AND([.I129]=&quot;&quot;&quot;studio&quot;&quot;&quot;;[.J129]=&quot;&quot;&quot;japan&quot;&quot;&quot;);&quot;x&quot;;&quot;&quot;)">
            <text:p/>
          </table:table-cell>
          <table:table-cell table:style-name="ce14" table:formula="of:=IF(AND([.I129]=&quot;&quot;&quot;studio&quot;&quot;&quot;;[.J129]=&quot;&quot;&quot;world&quot;&quot;&quot;);&quot;x&quot;;&quot;&quot;)">
            <text:p/>
          </table:table-cell>
          <table:table-cell table:style-name="ce14" table:formula="of:=IF(AND([.I129]=&quot;&quot;&quot;studio&quot;&quot;&quot;;[.J129]=&quot;&quot;&quot;europe&quot;&quot;&quot;);&quot;x&quot;;&quot;&quot;)" office:value-type="string" office:string-value="x">
            <text:p>x</text:p>
          </table:table-cell>
          <table:table-cell table:style-name="ce14" table:formula="of:=IF([.H129]=&quot;&quot;&quot;thirdparty&quot;&quot;&quot;;&quot;X&quot;;&quot;&quot;)" office:value-type="string" office:string-value="X">
            <text:p>X</text:p>
          </table:table-cell>
          <table:table-cell table:style-name="ce14" table:formula="of:=IF([.H129]=&quot;&quot;&quot;indie&quot;&quot;&quot;;&quot;X&quot;;&quot;&quot;)">
            <text:p/>
          </table:table-cell>
          <table:table-cell table:style-name="ce14" table:formula="of:=IF([.H129]=&quot;&quot;&quot;nintendo&quot;&quot;&quot;;&quot;X&quot;;&quot;&quot;)">
            <text:p/>
          </table:table-cell>
          <table:table-cell table:style-name="ce14" table:formula="of:=IF([.H129]=&quot;&quot;&quot;sony&quot;&quot;&quot;;&quot;X&quot;;&quot;&quot;)">
            <text:p/>
          </table:table-cell>
          <table:table-cell table:style-name="ce14" table:formula="of:=IF([.H129]=&quot;&quot;&quot;microsoft&quot;&quot;&quot;;&quot;X&quot;;&quot;&quot;)">
            <text:p/>
          </table:table-cell>
          <table:table-cell table:style-name="ce14" table:formula="of:=IF([.K129]=&quot;&quot;&quot;people&quot;&quot;&quot;;&quot;X&quot;;&quot;&quot;)">
            <text:p/>
          </table:table-cell>
          <table:table-cell table:style-name="ce14" table:formula="of:=IF([.H1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_DICE</text:p>
          </table:table-cell>
          <table:table-cell table:formula="of:=CONCATENATE([.G130];&quot;,&quot;;[.H130];&quot;,&quot;;[.I130];&quot;,&quot;;[.J130];&quot;,&quot;;[.K130];&quot;,&quot;;[.L130])" office:value-type="string" office:string-value="&quot;dice&quot;,&quot;thirdparty&quot;,&quot;studio&quot;,&quot;europe&quot;,&quot;pr&quot;,&quot;generic&quot;">
            <text:p>"dice","thirdparty","studio","europe","pr","generic"</text:p>
          </table:table-cell>
          <table:table-cell office:value-type="string">
            <text:p>Official Twitter Account of DICE</text:p>
          </table:table-cell>
          <table:table-cell office:value-type="string">
            <text:p>http://dice.se/about/</text:p>
          </table:table-cell>
          <table:table-cell office:value-type="string">
            <text:p>Battlefield series</text:p>
          </table:table-cell>
          <table:table-cell office:value-type="string">
            <text:p>TWITTER</text:p>
          </table:table-cell>
          <table:table-cell office:value-type="string">
            <text:p>"dic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0:.X130];&quot;X&quot;)" office:value-type="float" office:value="2">
            <text:p>2</text:p>
          </table:table-cell>
          <table:table-cell table:style-name="ce14" table:formula="of:=IF(AND([.I130]=&quot;&quot;&quot;studio&quot;&quot;&quot;;[.J130]=&quot;&quot;&quot;america&quot;&quot;&quot;);&quot;x&quot;;&quot;&quot;)">
            <text:p/>
          </table:table-cell>
          <table:table-cell table:style-name="ce14" table:formula="of:=IF(AND([.I130]=&quot;&quot;&quot;studio&quot;&quot;&quot;;[.J130]=&quot;&quot;&quot;japan&quot;&quot;&quot;);&quot;x&quot;;&quot;&quot;)">
            <text:p/>
          </table:table-cell>
          <table:table-cell table:style-name="ce14" table:formula="of:=IF(AND([.I130]=&quot;&quot;&quot;studio&quot;&quot;&quot;;[.J130]=&quot;&quot;&quot;world&quot;&quot;&quot;);&quot;x&quot;;&quot;&quot;)">
            <text:p/>
          </table:table-cell>
          <table:table-cell table:style-name="ce14" table:formula="of:=IF(AND([.I130]=&quot;&quot;&quot;studio&quot;&quot;&quot;;[.J130]=&quot;&quot;&quot;europe&quot;&quot;&quot;);&quot;x&quot;;&quot;&quot;)" office:value-type="string" office:string-value="x">
            <text:p>x</text:p>
          </table:table-cell>
          <table:table-cell table:style-name="ce14" table:formula="of:=IF([.H130]=&quot;&quot;&quot;thirdparty&quot;&quot;&quot;;&quot;X&quot;;&quot;&quot;)" office:value-type="string" office:string-value="X">
            <text:p>X</text:p>
          </table:table-cell>
          <table:table-cell table:style-name="ce14" table:formula="of:=IF([.H130]=&quot;&quot;&quot;indie&quot;&quot;&quot;;&quot;X&quot;;&quot;&quot;)">
            <text:p/>
          </table:table-cell>
          <table:table-cell table:style-name="ce14" table:formula="of:=IF([.H130]=&quot;&quot;&quot;nintendo&quot;&quot;&quot;;&quot;X&quot;;&quot;&quot;)">
            <text:p/>
          </table:table-cell>
          <table:table-cell table:style-name="ce14" table:formula="of:=IF([.H130]=&quot;&quot;&quot;sony&quot;&quot;&quot;;&quot;X&quot;;&quot;&quot;)">
            <text:p/>
          </table:table-cell>
          <table:table-cell table:style-name="ce14" table:formula="of:=IF([.H130]=&quot;&quot;&quot;microsoft&quot;&quot;&quot;;&quot;X&quot;;&quot;&quot;)">
            <text:p/>
          </table:table-cell>
          <table:table-cell table:style-name="ce14" table:formula="of:=IF([.K130]=&quot;&quot;&quot;people&quot;&quot;&quot;;&quot;X&quot;;&quot;&quot;)">
            <text:p/>
          </table:table-cell>
          <table:table-cell table:style-name="ce14" table:formula="of:=IF([.H1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disneyinteractive</text:p>
          </table:table-cell>
          <table:table-cell table:formula="of:=CONCATENATE([.G131];&quot;,&quot;;[.H131];&quot;,&quot;;[.I131];&quot;,&quot;;[.J131];&quot;,&quot;;[.K131];&quot;,&quot;;[.L131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umblr Account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NEWS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1:.X131];&quot;X&quot;)" office:value-type="float" office:value="1">
            <text:p>1</text:p>
          </table:table-cell>
          <table:table-cell table:style-name="ce14" table:formula="of:=IF(AND([.I131]=&quot;&quot;&quot;studio&quot;&quot;&quot;;[.J131]=&quot;&quot;&quot;america&quot;&quot;&quot;);&quot;x&quot;;&quot;&quot;)">
            <text:p/>
          </table:table-cell>
          <table:table-cell table:style-name="ce14" table:formula="of:=IF(AND([.I131]=&quot;&quot;&quot;studio&quot;&quot;&quot;;[.J131]=&quot;&quot;&quot;japan&quot;&quot;&quot;);&quot;x&quot;;&quot;&quot;)">
            <text:p/>
          </table:table-cell>
          <table:table-cell table:style-name="ce14" table:formula="of:=IF(AND([.I131]=&quot;&quot;&quot;studio&quot;&quot;&quot;;[.J131]=&quot;&quot;&quot;world&quot;&quot;&quot;);&quot;x&quot;;&quot;&quot;)">
            <text:p/>
          </table:table-cell>
          <table:table-cell table:style-name="ce14" table:formula="of:=IF(AND([.I131]=&quot;&quot;&quot;studio&quot;&quot;&quot;;[.J131]=&quot;&quot;&quot;europe&quot;&quot;&quot;);&quot;x&quot;;&quot;&quot;)">
            <text:p/>
          </table:table-cell>
          <table:table-cell table:style-name="ce14" table:formula="of:=IF([.H131]=&quot;&quot;&quot;thirdparty&quot;&quot;&quot;;&quot;X&quot;;&quot;&quot;)" office:value-type="string" office:string-value="X">
            <text:p>X</text:p>
          </table:table-cell>
          <table:table-cell table:style-name="ce14" table:formula="of:=IF([.H131]=&quot;&quot;&quot;indie&quot;&quot;&quot;;&quot;X&quot;;&quot;&quot;)">
            <text:p/>
          </table:table-cell>
          <table:table-cell table:style-name="ce14" table:formula="of:=IF([.H131]=&quot;&quot;&quot;nintendo&quot;&quot;&quot;;&quot;X&quot;;&quot;&quot;)">
            <text:p/>
          </table:table-cell>
          <table:table-cell table:style-name="ce14" table:formula="of:=IF([.H131]=&quot;&quot;&quot;sony&quot;&quot;&quot;;&quot;X&quot;;&quot;&quot;)">
            <text:p/>
          </table:table-cell>
          <table:table-cell table:style-name="ce14" table:formula="of:=IF([.H131]=&quot;&quot;&quot;microsoft&quot;&quot;&quot;;&quot;X&quot;;&quot;&quot;)">
            <text:p/>
          </table:table-cell>
          <table:table-cell table:style-name="ce14" table:formula="of:=IF([.K131]=&quot;&quot;&quot;people&quot;&quot;&quot;;&quot;X&quot;;&quot;&quot;)">
            <text:p/>
          </table:table-cell>
          <table:table-cell table:style-name="ce14" table:formula="of:=IF([.H1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sneygames</text:p>
          </table:table-cell>
          <table:table-cell table:formula="of:=CONCATENATE([.G132];&quot;,&quot;;[.H132];&quot;,&quot;;[.I132];&quot;,&quot;;[.J132];&quot;,&quot;;[.K132];&quot;,&quot;;[.L132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witter Account of Disney Games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TWITTER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2:.X132];&quot;X&quot;)" office:value-type="float" office:value="1">
            <text:p>1</text:p>
          </table:table-cell>
          <table:table-cell table:style-name="ce14" table:formula="of:=IF(AND([.I132]=&quot;&quot;&quot;studio&quot;&quot;&quot;;[.J132]=&quot;&quot;&quot;america&quot;&quot;&quot;);&quot;x&quot;;&quot;&quot;)">
            <text:p/>
          </table:table-cell>
          <table:table-cell table:style-name="ce14" table:formula="of:=IF(AND([.I132]=&quot;&quot;&quot;studio&quot;&quot;&quot;;[.J132]=&quot;&quot;&quot;japan&quot;&quot;&quot;);&quot;x&quot;;&quot;&quot;)">
            <text:p/>
          </table:table-cell>
          <table:table-cell table:style-name="ce14" table:formula="of:=IF(AND([.I132]=&quot;&quot;&quot;studio&quot;&quot;&quot;;[.J132]=&quot;&quot;&quot;world&quot;&quot;&quot;);&quot;x&quot;;&quot;&quot;)">
            <text:p/>
          </table:table-cell>
          <table:table-cell table:style-name="ce14" table:formula="of:=IF(AND([.I132]=&quot;&quot;&quot;studio&quot;&quot;&quot;;[.J132]=&quot;&quot;&quot;europe&quot;&quot;&quot;);&quot;x&quot;;&quot;&quot;)">
            <text:p/>
          </table:table-cell>
          <table:table-cell table:style-name="ce14" table:formula="of:=IF([.H132]=&quot;&quot;&quot;thirdparty&quot;&quot;&quot;;&quot;X&quot;;&quot;&quot;)" office:value-type="string" office:string-value="X">
            <text:p>X</text:p>
          </table:table-cell>
          <table:table-cell table:style-name="ce14" table:formula="of:=IF([.H132]=&quot;&quot;&quot;indie&quot;&quot;&quot;;&quot;X&quot;;&quot;&quot;)">
            <text:p/>
          </table:table-cell>
          <table:table-cell table:style-name="ce14" table:formula="of:=IF([.H132]=&quot;&quot;&quot;nintendo&quot;&quot;&quot;;&quot;X&quot;;&quot;&quot;)">
            <text:p/>
          </table:table-cell>
          <table:table-cell table:style-name="ce14" table:formula="of:=IF([.H132]=&quot;&quot;&quot;sony&quot;&quot;&quot;;&quot;X&quot;;&quot;&quot;)">
            <text:p/>
          </table:table-cell>
          <table:table-cell table:style-name="ce14" table:formula="of:=IF([.H132]=&quot;&quot;&quot;microsoft&quot;&quot;&quot;;&quot;X&quot;;&quot;&quot;)">
            <text:p/>
          </table:table-cell>
          <table:table-cell table:style-name="ce14" table:formula="of:=IF([.K132]=&quot;&quot;&quot;people&quot;&quot;&quot;;&quot;X&quot;;&quot;&quot;)">
            <text:p/>
          </table:table-cell>
          <table:table-cell table:style-name="ce14" table:formula="of:=IF([.H1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sneyinteract</text:p>
          </table:table-cell>
          <table:table-cell table:formula="of:=CONCATENATE([.G133];&quot;,&quot;;[.H133];&quot;,&quot;;[.I133];&quot;,&quot;;[.J133];&quot;,&quot;;[.K133];&quot;,&quot;;[.L133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witter Account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TWITTER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3:.X133];&quot;X&quot;)" office:value-type="float" office:value="1">
            <text:p>1</text:p>
          </table:table-cell>
          <table:table-cell table:style-name="ce14" table:formula="of:=IF(AND([.I133]=&quot;&quot;&quot;studio&quot;&quot;&quot;;[.J133]=&quot;&quot;&quot;america&quot;&quot;&quot;);&quot;x&quot;;&quot;&quot;)">
            <text:p/>
          </table:table-cell>
          <table:table-cell table:style-name="ce14" table:formula="of:=IF(AND([.I133]=&quot;&quot;&quot;studio&quot;&quot;&quot;;[.J133]=&quot;&quot;&quot;japan&quot;&quot;&quot;);&quot;x&quot;;&quot;&quot;)">
            <text:p/>
          </table:table-cell>
          <table:table-cell table:style-name="ce14" table:formula="of:=IF(AND([.I133]=&quot;&quot;&quot;studio&quot;&quot;&quot;;[.J133]=&quot;&quot;&quot;world&quot;&quot;&quot;);&quot;x&quot;;&quot;&quot;)">
            <text:p/>
          </table:table-cell>
          <table:table-cell table:style-name="ce14" table:formula="of:=IF(AND([.I133]=&quot;&quot;&quot;studio&quot;&quot;&quot;;[.J133]=&quot;&quot;&quot;europe&quot;&quot;&quot;);&quot;x&quot;;&quot;&quot;)">
            <text:p/>
          </table:table-cell>
          <table:table-cell table:style-name="ce14" table:formula="of:=IF([.H133]=&quot;&quot;&quot;thirdparty&quot;&quot;&quot;;&quot;X&quot;;&quot;&quot;)" office:value-type="string" office:string-value="X">
            <text:p>X</text:p>
          </table:table-cell>
          <table:table-cell table:style-name="ce14" table:formula="of:=IF([.H133]=&quot;&quot;&quot;indie&quot;&quot;&quot;;&quot;X&quot;;&quot;&quot;)">
            <text:p/>
          </table:table-cell>
          <table:table-cell table:style-name="ce14" table:formula="of:=IF([.H133]=&quot;&quot;&quot;nintendo&quot;&quot;&quot;;&quot;X&quot;;&quot;&quot;)">
            <text:p/>
          </table:table-cell>
          <table:table-cell table:style-name="ce14" table:formula="of:=IF([.H133]=&quot;&quot;&quot;sony&quot;&quot;&quot;;&quot;X&quot;;&quot;&quot;)">
            <text:p/>
          </table:table-cell>
          <table:table-cell table:style-name="ce14" table:formula="of:=IF([.H133]=&quot;&quot;&quot;microsoft&quot;&quot;&quot;;&quot;X&quot;;&quot;&quot;)">
            <text:p/>
          </table:table-cell>
          <table:table-cell table:style-name="ce14" table:formula="of:=IF([.K133]=&quot;&quot;&quot;people&quot;&quot;&quot;;&quot;X&quot;;&quot;&quot;)">
            <text:p/>
          </table:table-cell>
          <table:table-cell table:style-name="ce14" table:formula="of:=IF([.H1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isneyVideoGames</text:p>
          </table:table-cell>
          <table:table-cell table:formula="of:=CONCATENATE([.G134];&quot;,&quot;;[.H134];&quot;,&quot;;[.I134];&quot;,&quot;;[.J134];&quot;,&quot;;[.K134];&quot;,&quot;;[.L134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Youtube Channel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YOUTUBE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4:.X134];&quot;X&quot;)" office:value-type="float" office:value="1">
            <text:p>1</text:p>
          </table:table-cell>
          <table:table-cell table:style-name="ce14" table:formula="of:=IF(AND([.I134]=&quot;&quot;&quot;studio&quot;&quot;&quot;;[.J134]=&quot;&quot;&quot;america&quot;&quot;&quot;);&quot;x&quot;;&quot;&quot;)">
            <text:p/>
          </table:table-cell>
          <table:table-cell table:style-name="ce14" table:formula="of:=IF(AND([.I134]=&quot;&quot;&quot;studio&quot;&quot;&quot;;[.J134]=&quot;&quot;&quot;japan&quot;&quot;&quot;);&quot;x&quot;;&quot;&quot;)">
            <text:p/>
          </table:table-cell>
          <table:table-cell table:style-name="ce14" table:formula="of:=IF(AND([.I134]=&quot;&quot;&quot;studio&quot;&quot;&quot;;[.J134]=&quot;&quot;&quot;world&quot;&quot;&quot;);&quot;x&quot;;&quot;&quot;)">
            <text:p/>
          </table:table-cell>
          <table:table-cell table:style-name="ce14" table:formula="of:=IF(AND([.I134]=&quot;&quot;&quot;studio&quot;&quot;&quot;;[.J134]=&quot;&quot;&quot;europe&quot;&quot;&quot;);&quot;x&quot;;&quot;&quot;)">
            <text:p/>
          </table:table-cell>
          <table:table-cell table:style-name="ce14" table:formula="of:=IF([.H134]=&quot;&quot;&quot;thirdparty&quot;&quot;&quot;;&quot;X&quot;;&quot;&quot;)" office:value-type="string" office:string-value="X">
            <text:p>X</text:p>
          </table:table-cell>
          <table:table-cell table:style-name="ce14" table:formula="of:=IF([.H134]=&quot;&quot;&quot;indie&quot;&quot;&quot;;&quot;X&quot;;&quot;&quot;)">
            <text:p/>
          </table:table-cell>
          <table:table-cell table:style-name="ce14" table:formula="of:=IF([.H134]=&quot;&quot;&quot;nintendo&quot;&quot;&quot;;&quot;X&quot;;&quot;&quot;)">
            <text:p/>
          </table:table-cell>
          <table:table-cell table:style-name="ce14" table:formula="of:=IF([.H134]=&quot;&quot;&quot;sony&quot;&quot;&quot;;&quot;X&quot;;&quot;&quot;)">
            <text:p/>
          </table:table-cell>
          <table:table-cell table:style-name="ce14" table:formula="of:=IF([.H134]=&quot;&quot;&quot;microsoft&quot;&quot;&quot;;&quot;X&quot;;&quot;&quot;)">
            <text:p/>
          </table:table-cell>
          <table:table-cell table:style-name="ce14" table:formula="of:=IF([.K134]=&quot;&quot;&quot;people&quot;&quot;&quot;;&quot;X&quot;;&quot;&quot;)">
            <text:p/>
          </table:table-cell>
          <table:table-cell table:style-name="ce14" table:formula="of:=IF([.H1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9764057287</text:p>
          </table:table-cell>
          <table:table-cell table:formula="of:=CONCATENATE([.G135];&quot;,&quot;;[.H135];&quot;,&quot;;[.I135];&quot;,&quot;;[.J135];&quot;,&quot;;[.K135];&quot;,&quot;;[.L135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Facebook Page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FACEBOOK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5:.X135];&quot;X&quot;)" office:value-type="float" office:value="2">
            <text:p>2</text:p>
          </table:table-cell>
          <table:table-cell table:style-name="ce14" table:formula="of:=IF(AND([.I135]=&quot;&quot;&quot;studio&quot;&quot;&quot;;[.J135]=&quot;&quot;&quot;america&quot;&quot;&quot;);&quot;x&quot;;&quot;&quot;)" office:value-type="string" office:string-value="x">
            <text:p>x</text:p>
          </table:table-cell>
          <table:table-cell table:style-name="ce14" table:formula="of:=IF(AND([.I135]=&quot;&quot;&quot;studio&quot;&quot;&quot;;[.J135]=&quot;&quot;&quot;japan&quot;&quot;&quot;);&quot;x&quot;;&quot;&quot;)">
            <text:p/>
          </table:table-cell>
          <table:table-cell table:style-name="ce14" table:formula="of:=IF(AND([.I135]=&quot;&quot;&quot;studio&quot;&quot;&quot;;[.J135]=&quot;&quot;&quot;world&quot;&quot;&quot;);&quot;x&quot;;&quot;&quot;)">
            <text:p/>
          </table:table-cell>
          <table:table-cell table:style-name="ce14" table:formula="of:=IF(AND([.I135]=&quot;&quot;&quot;studio&quot;&quot;&quot;;[.J135]=&quot;&quot;&quot;europe&quot;&quot;&quot;);&quot;x&quot;;&quot;&quot;)">
            <text:p/>
          </table:table-cell>
          <table:table-cell table:style-name="ce14" table:formula="of:=IF([.H135]=&quot;&quot;&quot;thirdparty&quot;&quot;&quot;;&quot;X&quot;;&quot;&quot;)">
            <text:p/>
          </table:table-cell>
          <table:table-cell table:style-name="ce14" table:formula="of:=IF([.H135]=&quot;&quot;&quot;indie&quot;&quot;&quot;;&quot;X&quot;;&quot;&quot;)">
            <text:p/>
          </table:table-cell>
          <table:table-cell table:style-name="ce14" table:formula="of:=IF([.H135]=&quot;&quot;&quot;nintendo&quot;&quot;&quot;;&quot;X&quot;;&quot;&quot;)">
            <text:p/>
          </table:table-cell>
          <table:table-cell table:style-name="ce14" table:formula="of:=IF([.H135]=&quot;&quot;&quot;sony&quot;&quot;&quot;;&quot;X&quot;;&quot;&quot;)">
            <text:p/>
          </table:table-cell>
          <table:table-cell table:style-name="ce14" table:formula="of:=IF([.H135]=&quot;&quot;&quot;microsoft&quot;&quot;&quot;;&quot;X&quot;;&quot;&quot;)">
            <text:p/>
          </table:table-cell>
          <table:table-cell table:style-name="ce14" table:formula="of:=IF([.K135]=&quot;&quot;&quot;people&quot;&quot;&quot;;&quot;X&quot;;&quot;&quot;)">
            <text:p/>
          </table:table-cell>
          <table:table-cell table:style-name="ce14" table:formula="of:=IF([.H13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doublefine</text:p>
          </table:table-cell>
          <table:table-cell table:formula="of:=CONCATENATE([.G136];&quot;,&quot;;[.H136];&quot;,&quot;;[.I136];&quot;,&quot;;[.J136];&quot;,&quot;;[.K136];&quot;,&quot;;[.L136])" office:value-type="string" office:string-value="&quot;doublefine&quot;,&quot;independent&quot;,&quot;studio&quot;,&quot;america&quot;,&quot;devblog&quot;,&quot;generic&quot;">
            <text:p>"doublefine","independent","studio","america","devblog","generic"</text:p>
          </table:table-cell>
          <table:table-cell office:value-type="string">
            <text:p>Official Tumblr Account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NEWS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36:.X136];&quot;X&quot;)" office:value-type="float" office:value="2">
            <text:p>2</text:p>
          </table:table-cell>
          <table:table-cell table:style-name="ce14" table:formula="of:=IF(AND([.I136]=&quot;&quot;&quot;studio&quot;&quot;&quot;;[.J136]=&quot;&quot;&quot;america&quot;&quot;&quot;);&quot;x&quot;;&quot;&quot;)" office:value-type="string" office:string-value="x">
            <text:p>x</text:p>
          </table:table-cell>
          <table:table-cell table:style-name="ce14" table:formula="of:=IF(AND([.I136]=&quot;&quot;&quot;studio&quot;&quot;&quot;;[.J136]=&quot;&quot;&quot;japan&quot;&quot;&quot;);&quot;x&quot;;&quot;&quot;)">
            <text:p/>
          </table:table-cell>
          <table:table-cell table:style-name="ce14" table:formula="of:=IF(AND([.I136]=&quot;&quot;&quot;studio&quot;&quot;&quot;;[.J136]=&quot;&quot;&quot;world&quot;&quot;&quot;);&quot;x&quot;;&quot;&quot;)">
            <text:p/>
          </table:table-cell>
          <table:table-cell table:style-name="ce14" table:formula="of:=IF(AND([.I136]=&quot;&quot;&quot;studio&quot;&quot;&quot;;[.J136]=&quot;&quot;&quot;europe&quot;&quot;&quot;);&quot;x&quot;;&quot;&quot;)">
            <text:p/>
          </table:table-cell>
          <table:table-cell table:style-name="ce14" table:formula="of:=IF([.H136]=&quot;&quot;&quot;thirdparty&quot;&quot;&quot;;&quot;X&quot;;&quot;&quot;)">
            <text:p/>
          </table:table-cell>
          <table:table-cell table:style-name="ce14" table:formula="of:=IF([.H136]=&quot;&quot;&quot;indie&quot;&quot;&quot;;&quot;X&quot;;&quot;&quot;)">
            <text:p/>
          </table:table-cell>
          <table:table-cell table:style-name="ce14" table:formula="of:=IF([.H136]=&quot;&quot;&quot;nintendo&quot;&quot;&quot;;&quot;X&quot;;&quot;&quot;)">
            <text:p/>
          </table:table-cell>
          <table:table-cell table:style-name="ce14" table:formula="of:=IF([.H136]=&quot;&quot;&quot;sony&quot;&quot;&quot;;&quot;X&quot;;&quot;&quot;)">
            <text:p/>
          </table:table-cell>
          <table:table-cell table:style-name="ce14" table:formula="of:=IF([.H136]=&quot;&quot;&quot;microsoft&quot;&quot;&quot;;&quot;X&quot;;&quot;&quot;)">
            <text:p/>
          </table:table-cell>
          <table:table-cell table:style-name="ce14" table:formula="of:=IF([.K136]=&quot;&quot;&quot;people&quot;&quot;&quot;;&quot;X&quot;;&quot;&quot;)">
            <text:p/>
          </table:table-cell>
          <table:table-cell table:style-name="ce14" table:formula="of:=IF([.H13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grumpygamer.com/rss2.0</text:p>
          </table:table-cell>
          <table:table-cell table:style-name="ce7" table:formula="of:=CONCATENATE([.G137];&quot;,&quot;;[.H137];&quot;,&quot;;[.I137];&quot;,&quot;;[.J137];&quot;,&quot;;[.K137];&quot;,&quot;;[.L13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Ron Gilbert: Game Designer at Double Fine Productions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37:.X137];&quot;X&quot;)" office:value-type="float" office:value="1">
            <text:p>1</text:p>
          </table:table-cell>
          <table:table-cell table:style-name="ce14" table:formula="of:=IF(AND([.I137]=&quot;&quot;&quot;studio&quot;&quot;&quot;;[.J137]=&quot;&quot;&quot;america&quot;&quot;&quot;);&quot;x&quot;;&quot;&quot;)">
            <text:p/>
          </table:table-cell>
          <table:table-cell table:style-name="ce14" table:formula="of:=IF(AND([.I137]=&quot;&quot;&quot;studio&quot;&quot;&quot;;[.J137]=&quot;&quot;&quot;japan&quot;&quot;&quot;);&quot;x&quot;;&quot;&quot;)">
            <text:p/>
          </table:table-cell>
          <table:table-cell table:style-name="ce14" table:formula="of:=IF(AND([.I137]=&quot;&quot;&quot;studio&quot;&quot;&quot;;[.J137]=&quot;&quot;&quot;world&quot;&quot;&quot;);&quot;x&quot;;&quot;&quot;)">
            <text:p/>
          </table:table-cell>
          <table:table-cell table:style-name="ce14" table:formula="of:=IF(AND([.I137]=&quot;&quot;&quot;studio&quot;&quot;&quot;;[.J137]=&quot;&quot;&quot;europe&quot;&quot;&quot;);&quot;x&quot;;&quot;&quot;)">
            <text:p/>
          </table:table-cell>
          <table:table-cell table:style-name="ce14" table:formula="of:=IF([.H137]=&quot;&quot;&quot;thirdparty&quot;&quot;&quot;;&quot;X&quot;;&quot;&quot;)">
            <text:p/>
          </table:table-cell>
          <table:table-cell table:style-name="ce14" table:formula="of:=IF([.H137]=&quot;&quot;&quot;indie&quot;&quot;&quot;;&quot;X&quot;;&quot;&quot;)">
            <text:p/>
          </table:table-cell>
          <table:table-cell table:style-name="ce14" table:formula="of:=IF([.H137]=&quot;&quot;&quot;nintendo&quot;&quot;&quot;;&quot;X&quot;;&quot;&quot;)">
            <text:p/>
          </table:table-cell>
          <table:table-cell table:style-name="ce14" table:formula="of:=IF([.H137]=&quot;&quot;&quot;sony&quot;&quot;&quot;;&quot;X&quot;;&quot;&quot;)">
            <text:p/>
          </table:table-cell>
          <table:table-cell table:style-name="ce14" table:formula="of:=IF([.H137]=&quot;&quot;&quot;microsoft&quot;&quot;&quot;;&quot;X&quot;;&quot;&quot;)">
            <text:p/>
          </table:table-cell>
          <table:table-cell table:style-name="ce14" table:formula="of:=IF([.K137]=&quot;&quot;&quot;people&quot;&quot;&quot;;&quot;X&quot;;&quot;&quot;)" office:value-type="string" office:string-value="X">
            <text:p>X</text:p>
          </table:table-cell>
          <table:table-cell table:style-name="ce14" table:formula="of:=IF([.H1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oublefine.com/rss/</text:p>
          </table:table-cell>
          <table:table-cell table:formula="of:=CONCATENATE([.G138];&quot;,&quot;;[.H138];&quot;,&quot;;[.I138];&quot;,&quot;;[.J138];&quot;,&quot;;[.K138];&quot;,&quot;;[.L138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News Feed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NEWS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8:.X138];&quot;X&quot;)" office:value-type="float" office:value="2">
            <text:p>2</text:p>
          </table:table-cell>
          <table:table-cell table:style-name="ce14" table:formula="of:=IF(AND([.I138]=&quot;&quot;&quot;studio&quot;&quot;&quot;;[.J138]=&quot;&quot;&quot;america&quot;&quot;&quot;);&quot;x&quot;;&quot;&quot;)" office:value-type="string" office:string-value="x">
            <text:p>x</text:p>
          </table:table-cell>
          <table:table-cell table:style-name="ce14" table:formula="of:=IF(AND([.I138]=&quot;&quot;&quot;studio&quot;&quot;&quot;;[.J138]=&quot;&quot;&quot;japan&quot;&quot;&quot;);&quot;x&quot;;&quot;&quot;)">
            <text:p/>
          </table:table-cell>
          <table:table-cell table:style-name="ce14" table:formula="of:=IF(AND([.I138]=&quot;&quot;&quot;studio&quot;&quot;&quot;;[.J138]=&quot;&quot;&quot;world&quot;&quot;&quot;);&quot;x&quot;;&quot;&quot;)">
            <text:p/>
          </table:table-cell>
          <table:table-cell table:style-name="ce14" table:formula="of:=IF(AND([.I138]=&quot;&quot;&quot;studio&quot;&quot;&quot;;[.J138]=&quot;&quot;&quot;europe&quot;&quot;&quot;);&quot;x&quot;;&quot;&quot;)">
            <text:p/>
          </table:table-cell>
          <table:table-cell table:style-name="ce14" table:formula="of:=IF([.H138]=&quot;&quot;&quot;thirdparty&quot;&quot;&quot;;&quot;X&quot;;&quot;&quot;)">
            <text:p/>
          </table:table-cell>
          <table:table-cell table:style-name="ce14" table:formula="of:=IF([.H138]=&quot;&quot;&quot;indie&quot;&quot;&quot;;&quot;X&quot;;&quot;&quot;)">
            <text:p/>
          </table:table-cell>
          <table:table-cell table:style-name="ce14" table:formula="of:=IF([.H138]=&quot;&quot;&quot;nintendo&quot;&quot;&quot;;&quot;X&quot;;&quot;&quot;)">
            <text:p/>
          </table:table-cell>
          <table:table-cell table:style-name="ce14" table:formula="of:=IF([.H138]=&quot;&quot;&quot;sony&quot;&quot;&quot;;&quot;X&quot;;&quot;&quot;)">
            <text:p/>
          </table:table-cell>
          <table:table-cell table:style-name="ce14" table:formula="of:=IF([.H138]=&quot;&quot;&quot;microsoft&quot;&quot;&quot;;&quot;X&quot;;&quot;&quot;)">
            <text:p/>
          </table:table-cell>
          <table:table-cell table:style-name="ce14" table:formula="of:=IF([.K138]=&quot;&quot;&quot;people&quot;&quot;&quot;;&quot;X&quot;;&quot;&quot;)">
            <text:p/>
          </table:table-cell>
          <table:table-cell table:style-name="ce14" table:formula="of:=IF([.H1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doublefine</text:p>
          </table:table-cell>
          <table:table-cell table:formula="of:=CONCATENATE([.G139];&quot;,&quot;;[.H139];&quot;,&quot;;[.I139];&quot;,&quot;;[.J139];&quot;,&quot;;[.K139];&quot;,&quot;;[.L139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Twitter Account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TWITTER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9:.X139];&quot;X&quot;)" office:value-type="float" office:value="2">
            <text:p>2</text:p>
          </table:table-cell>
          <table:table-cell table:style-name="ce14" table:formula="of:=IF(AND([.I139]=&quot;&quot;&quot;studio&quot;&quot;&quot;;[.J139]=&quot;&quot;&quot;america&quot;&quot;&quot;);&quot;x&quot;;&quot;&quot;)" office:value-type="string" office:string-value="x">
            <text:p>x</text:p>
          </table:table-cell>
          <table:table-cell table:style-name="ce14" table:formula="of:=IF(AND([.I139]=&quot;&quot;&quot;studio&quot;&quot;&quot;;[.J139]=&quot;&quot;&quot;japan&quot;&quot;&quot;);&quot;x&quot;;&quot;&quot;)">
            <text:p/>
          </table:table-cell>
          <table:table-cell table:style-name="ce14" table:formula="of:=IF(AND([.I139]=&quot;&quot;&quot;studio&quot;&quot;&quot;;[.J139]=&quot;&quot;&quot;world&quot;&quot;&quot;);&quot;x&quot;;&quot;&quot;)">
            <text:p/>
          </table:table-cell>
          <table:table-cell table:style-name="ce14" table:formula="of:=IF(AND([.I139]=&quot;&quot;&quot;studio&quot;&quot;&quot;;[.J139]=&quot;&quot;&quot;europe&quot;&quot;&quot;);&quot;x&quot;;&quot;&quot;)">
            <text:p/>
          </table:table-cell>
          <table:table-cell table:style-name="ce14" table:formula="of:=IF([.H139]=&quot;&quot;&quot;thirdparty&quot;&quot;&quot;;&quot;X&quot;;&quot;&quot;)">
            <text:p/>
          </table:table-cell>
          <table:table-cell table:style-name="ce14" table:formula="of:=IF([.H139]=&quot;&quot;&quot;indie&quot;&quot;&quot;;&quot;X&quot;;&quot;&quot;)">
            <text:p/>
          </table:table-cell>
          <table:table-cell table:style-name="ce14" table:formula="of:=IF([.H139]=&quot;&quot;&quot;nintendo&quot;&quot;&quot;;&quot;X&quot;;&quot;&quot;)">
            <text:p/>
          </table:table-cell>
          <table:table-cell table:style-name="ce14" table:formula="of:=IF([.H139]=&quot;&quot;&quot;sony&quot;&quot;&quot;;&quot;X&quot;;&quot;&quot;)">
            <text:p/>
          </table:table-cell>
          <table:table-cell table:style-name="ce14" table:formula="of:=IF([.H139]=&quot;&quot;&quot;microsoft&quot;&quot;&quot;;&quot;X&quot;;&quot;&quot;)">
            <text:p/>
          </table:table-cell>
          <table:table-cell table:style-name="ce14" table:formula="of:=IF([.K139]=&quot;&quot;&quot;people&quot;&quot;&quot;;&quot;X&quot;;&quot;&quot;)">
            <text:p/>
          </table:table-cell>
          <table:table-cell table:style-name="ce14" table:formula="of:=IF([.H1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rumpygamer</text:p>
          </table:table-cell>
          <table:table-cell table:style-name="ce7" table:formula="of:=CONCATENATE([.G140];&quot;,&quot;;[.H140];&quot;,&quot;;[.I140];&quot;,&quot;;[.J140];&quot;,&quot;;[.K140];&quot;,&quot;;[.L14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Ron Gilbert: Game Designer at Double Fine Productions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40:.X140];&quot;X&quot;)" office:value-type="float" office:value="1">
            <text:p>1</text:p>
          </table:table-cell>
          <table:table-cell table:style-name="ce14" table:formula="of:=IF(AND([.I140]=&quot;&quot;&quot;studio&quot;&quot;&quot;;[.J140]=&quot;&quot;&quot;america&quot;&quot;&quot;);&quot;x&quot;;&quot;&quot;)">
            <text:p/>
          </table:table-cell>
          <table:table-cell table:style-name="ce14" table:formula="of:=IF(AND([.I140]=&quot;&quot;&quot;studio&quot;&quot;&quot;;[.J140]=&quot;&quot;&quot;japan&quot;&quot;&quot;);&quot;x&quot;;&quot;&quot;)">
            <text:p/>
          </table:table-cell>
          <table:table-cell table:style-name="ce14" table:formula="of:=IF(AND([.I140]=&quot;&quot;&quot;studio&quot;&quot;&quot;;[.J140]=&quot;&quot;&quot;world&quot;&quot;&quot;);&quot;x&quot;;&quot;&quot;)">
            <text:p/>
          </table:table-cell>
          <table:table-cell table:style-name="ce14" table:formula="of:=IF(AND([.I140]=&quot;&quot;&quot;studio&quot;&quot;&quot;;[.J140]=&quot;&quot;&quot;europe&quot;&quot;&quot;);&quot;x&quot;;&quot;&quot;)">
            <text:p/>
          </table:table-cell>
          <table:table-cell table:style-name="ce14" table:formula="of:=IF([.H140]=&quot;&quot;&quot;thirdparty&quot;&quot;&quot;;&quot;X&quot;;&quot;&quot;)">
            <text:p/>
          </table:table-cell>
          <table:table-cell table:style-name="ce14" table:formula="of:=IF([.H140]=&quot;&quot;&quot;indie&quot;&quot;&quot;;&quot;X&quot;;&quot;&quot;)">
            <text:p/>
          </table:table-cell>
          <table:table-cell table:style-name="ce14" table:formula="of:=IF([.H140]=&quot;&quot;&quot;nintendo&quot;&quot;&quot;;&quot;X&quot;;&quot;&quot;)">
            <text:p/>
          </table:table-cell>
          <table:table-cell table:style-name="ce14" table:formula="of:=IF([.H140]=&quot;&quot;&quot;sony&quot;&quot;&quot;;&quot;X&quot;;&quot;&quot;)">
            <text:p/>
          </table:table-cell>
          <table:table-cell table:style-name="ce14" table:formula="of:=IF([.H140]=&quot;&quot;&quot;microsoft&quot;&quot;&quot;;&quot;X&quot;;&quot;&quot;)">
            <text:p/>
          </table:table-cell>
          <table:table-cell table:style-name="ce14" table:formula="of:=IF([.K140]=&quot;&quot;&quot;people&quot;&quot;&quot;;&quot;X&quot;;&quot;&quot;)" office:value-type="string" office:string-value="X">
            <text:p>X</text:p>
          </table:table-cell>
          <table:table-cell table:style-name="ce14" table:formula="of:=IF([.H1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timoflegend</text:p>
          </table:table-cell>
          <table:table-cell table:formula="of:=CONCATENATE([.G141];&quot;,&quot;;[.H141];&quot;,&quot;;[.I141];&quot;,&quot;;[.J141];&quot;,&quot;;[.K141];&quot;,&quot;;[.L14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Tim Shaffer: Founder of Double Fine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41:.X141];&quot;X&quot;)" office:value-type="float" office:value="1">
            <text:p>1</text:p>
          </table:table-cell>
          <table:table-cell table:style-name="ce14" table:formula="of:=IF(AND([.I141]=&quot;&quot;&quot;studio&quot;&quot;&quot;;[.J141]=&quot;&quot;&quot;america&quot;&quot;&quot;);&quot;x&quot;;&quot;&quot;)">
            <text:p/>
          </table:table-cell>
          <table:table-cell table:style-name="ce14" table:formula="of:=IF(AND([.I141]=&quot;&quot;&quot;studio&quot;&quot;&quot;;[.J141]=&quot;&quot;&quot;japan&quot;&quot;&quot;);&quot;x&quot;;&quot;&quot;)">
            <text:p/>
          </table:table-cell>
          <table:table-cell table:style-name="ce14" table:formula="of:=IF(AND([.I141]=&quot;&quot;&quot;studio&quot;&quot;&quot;;[.J141]=&quot;&quot;&quot;world&quot;&quot;&quot;);&quot;x&quot;;&quot;&quot;)">
            <text:p/>
          </table:table-cell>
          <table:table-cell table:style-name="ce14" table:formula="of:=IF(AND([.I141]=&quot;&quot;&quot;studio&quot;&quot;&quot;;[.J141]=&quot;&quot;&quot;europe&quot;&quot;&quot;);&quot;x&quot;;&quot;&quot;)">
            <text:p/>
          </table:table-cell>
          <table:table-cell table:style-name="ce14" table:formula="of:=IF([.H141]=&quot;&quot;&quot;thirdparty&quot;&quot;&quot;;&quot;X&quot;;&quot;&quot;)">
            <text:p/>
          </table:table-cell>
          <table:table-cell table:style-name="ce14" table:formula="of:=IF([.H141]=&quot;&quot;&quot;indie&quot;&quot;&quot;;&quot;X&quot;;&quot;&quot;)">
            <text:p/>
          </table:table-cell>
          <table:table-cell table:style-name="ce14" table:formula="of:=IF([.H141]=&quot;&quot;&quot;nintendo&quot;&quot;&quot;;&quot;X&quot;;&quot;&quot;)">
            <text:p/>
          </table:table-cell>
          <table:table-cell table:style-name="ce14" table:formula="of:=IF([.H141]=&quot;&quot;&quot;sony&quot;&quot;&quot;;&quot;X&quot;;&quot;&quot;)">
            <text:p/>
          </table:table-cell>
          <table:table-cell table:style-name="ce14" table:formula="of:=IF([.H141]=&quot;&quot;&quot;microsoft&quot;&quot;&quot;;&quot;X&quot;;&quot;&quot;)">
            <text:p/>
          </table:table-cell>
          <table:table-cell table:style-name="ce14" table:formula="of:=IF([.K141]=&quot;&quot;&quot;people&quot;&quot;&quot;;&quot;X&quot;;&quot;&quot;)" office:value-type="string" office:string-value="X">
            <text:p>X</text:p>
          </table:table-cell>
          <table:table-cell table:style-name="ce14" table:formula="of:=IF([.H1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oubleFineProd</text:p>
          </table:table-cell>
          <table:table-cell table:formula="of:=CONCATENATE([.G142];&quot;,&quot;;[.H142];&quot;,&quot;;[.I142];&quot;,&quot;;[.J142];&quot;,&quot;;[.K142];&quot;,&quot;;[.L142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Youtube Channel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YOUTUBE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2:.X142];&quot;X&quot;)" office:value-type="float" office:value="2">
            <text:p>2</text:p>
          </table:table-cell>
          <table:table-cell table:style-name="ce14" table:formula="of:=IF(AND([.I142]=&quot;&quot;&quot;studio&quot;&quot;&quot;;[.J142]=&quot;&quot;&quot;america&quot;&quot;&quot;);&quot;x&quot;;&quot;&quot;)" office:value-type="string" office:string-value="x">
            <text:p>x</text:p>
          </table:table-cell>
          <table:table-cell table:style-name="ce14" table:formula="of:=IF(AND([.I142]=&quot;&quot;&quot;studio&quot;&quot;&quot;;[.J142]=&quot;&quot;&quot;japan&quot;&quot;&quot;);&quot;x&quot;;&quot;&quot;)">
            <text:p/>
          </table:table-cell>
          <table:table-cell table:style-name="ce14" table:formula="of:=IF(AND([.I142]=&quot;&quot;&quot;studio&quot;&quot;&quot;;[.J142]=&quot;&quot;&quot;world&quot;&quot;&quot;);&quot;x&quot;;&quot;&quot;)">
            <text:p/>
          </table:table-cell>
          <table:table-cell table:style-name="ce14" table:formula="of:=IF(AND([.I142]=&quot;&quot;&quot;studio&quot;&quot;&quot;;[.J142]=&quot;&quot;&quot;europe&quot;&quot;&quot;);&quot;x&quot;;&quot;&quot;)">
            <text:p/>
          </table:table-cell>
          <table:table-cell table:style-name="ce14" table:formula="of:=IF([.H142]=&quot;&quot;&quot;thirdparty&quot;&quot;&quot;;&quot;X&quot;;&quot;&quot;)">
            <text:p/>
          </table:table-cell>
          <table:table-cell table:style-name="ce14" table:formula="of:=IF([.H142]=&quot;&quot;&quot;indie&quot;&quot;&quot;;&quot;X&quot;;&quot;&quot;)">
            <text:p/>
          </table:table-cell>
          <table:table-cell table:style-name="ce14" table:formula="of:=IF([.H142]=&quot;&quot;&quot;nintendo&quot;&quot;&quot;;&quot;X&quot;;&quot;&quot;)">
            <text:p/>
          </table:table-cell>
          <table:table-cell table:style-name="ce14" table:formula="of:=IF([.H142]=&quot;&quot;&quot;sony&quot;&quot;&quot;;&quot;X&quot;;&quot;&quot;)">
            <text:p/>
          </table:table-cell>
          <table:table-cell table:style-name="ce14" table:formula="of:=IF([.H142]=&quot;&quot;&quot;microsoft&quot;&quot;&quot;;&quot;X&quot;;&quot;&quot;)">
            <text:p/>
          </table:table-cell>
          <table:table-cell table:style-name="ce14" table:formula="of:=IF([.K142]=&quot;&quot;&quot;people&quot;&quot;&quot;;&quot;X&quot;;&quot;&quot;)">
            <text:p/>
          </table:table-cell>
          <table:table-cell table:style-name="ce14" table:formula="of:=IF([.H14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517541539878</text:p>
          </table:table-cell>
          <table:table-cell table:formula="of:=CONCATENATE([.G143];&quot;,&quot;;[.H143];&quot;,&quot;;[.I143];&quot;,&quot;;[.J143];&quot;,&quot;;[.K143];&quot;,&quot;;[.L143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Facebook Page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FACEBOOK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3:.X143];&quot;X&quot;)" office:value-type="float" office:value="2">
            <text:p>2</text:p>
          </table:table-cell>
          <table:table-cell table:style-name="ce14" table:formula="of:=IF(AND([.I143]=&quot;&quot;&quot;studio&quot;&quot;&quot;;[.J143]=&quot;&quot;&quot;america&quot;&quot;&quot;);&quot;x&quot;;&quot;&quot;)" office:value-type="string" office:string-value="x">
            <text:p>x</text:p>
          </table:table-cell>
          <table:table-cell table:style-name="ce14" table:formula="of:=IF(AND([.I143]=&quot;&quot;&quot;studio&quot;&quot;&quot;;[.J143]=&quot;&quot;&quot;japan&quot;&quot;&quot;);&quot;x&quot;;&quot;&quot;)">
            <text:p/>
          </table:table-cell>
          <table:table-cell table:style-name="ce14" table:formula="of:=IF(AND([.I143]=&quot;&quot;&quot;studio&quot;&quot;&quot;;[.J143]=&quot;&quot;&quot;world&quot;&quot;&quot;);&quot;x&quot;;&quot;&quot;)">
            <text:p/>
          </table:table-cell>
          <table:table-cell table:style-name="ce14" table:formula="of:=IF(AND([.I143]=&quot;&quot;&quot;studio&quot;&quot;&quot;;[.J143]=&quot;&quot;&quot;europe&quot;&quot;&quot;);&quot;x&quot;;&quot;&quot;)">
            <text:p/>
          </table:table-cell>
          <table:table-cell table:style-name="ce14" table:formula="of:=IF([.H143]=&quot;&quot;&quot;thirdparty&quot;&quot;&quot;;&quot;X&quot;;&quot;&quot;)">
            <text:p/>
          </table:table-cell>
          <table:table-cell table:style-name="ce14" table:formula="of:=IF([.H143]=&quot;&quot;&quot;indie&quot;&quot;&quot;;&quot;X&quot;;&quot;&quot;)" office:value-type="string" office:string-value="X">
            <text:p>X</text:p>
          </table:table-cell>
          <table:table-cell table:style-name="ce14" table:formula="of:=IF([.H143]=&quot;&quot;&quot;nintendo&quot;&quot;&quot;;&quot;X&quot;;&quot;&quot;)">
            <text:p/>
          </table:table-cell>
          <table:table-cell table:style-name="ce14" table:formula="of:=IF([.H143]=&quot;&quot;&quot;sony&quot;&quot;&quot;;&quot;X&quot;;&quot;&quot;)">
            <text:p/>
          </table:table-cell>
          <table:table-cell table:style-name="ce14" table:formula="of:=IF([.H143]=&quot;&quot;&quot;microsoft&quot;&quot;&quot;;&quot;X&quot;;&quot;&quot;)">
            <text:p/>
          </table:table-cell>
          <table:table-cell table:style-name="ce14" table:formula="of:=IF([.K143]=&quot;&quot;&quot;people&quot;&quot;&quot;;&quot;X&quot;;&quot;&quot;)">
            <text:p/>
          </table:table-cell>
          <table:table-cell table:style-name="ce14" table:formula="of:=IF([.H1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rinkboxstudios.com/blog/?feed=rss2</text:p>
          </table:table-cell>
          <table:table-cell table:formula="of:=CONCATENATE([.G144];&quot;,&quot;;[.H144];&quot;,&quot;;[.I144];&quot;,&quot;;[.J144];&quot;,&quot;;[.K144];&quot;,&quot;;[.L144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News Feed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NEWS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4:.X144];&quot;X&quot;)" office:value-type="float" office:value="2">
            <text:p>2</text:p>
          </table:table-cell>
          <table:table-cell table:style-name="ce14" table:formula="of:=IF(AND([.I144]=&quot;&quot;&quot;studio&quot;&quot;&quot;;[.J144]=&quot;&quot;&quot;america&quot;&quot;&quot;);&quot;x&quot;;&quot;&quot;)" office:value-type="string" office:string-value="x">
            <text:p>x</text:p>
          </table:table-cell>
          <table:table-cell table:style-name="ce14" table:formula="of:=IF(AND([.I144]=&quot;&quot;&quot;studio&quot;&quot;&quot;;[.J144]=&quot;&quot;&quot;japan&quot;&quot;&quot;);&quot;x&quot;;&quot;&quot;)">
            <text:p/>
          </table:table-cell>
          <table:table-cell table:style-name="ce14" table:formula="of:=IF(AND([.I144]=&quot;&quot;&quot;studio&quot;&quot;&quot;;[.J144]=&quot;&quot;&quot;world&quot;&quot;&quot;);&quot;x&quot;;&quot;&quot;)">
            <text:p/>
          </table:table-cell>
          <table:table-cell table:style-name="ce14" table:formula="of:=IF(AND([.I144]=&quot;&quot;&quot;studio&quot;&quot;&quot;;[.J144]=&quot;&quot;&quot;europe&quot;&quot;&quot;);&quot;x&quot;;&quot;&quot;)">
            <text:p/>
          </table:table-cell>
          <table:table-cell table:style-name="ce14" table:formula="of:=IF([.H144]=&quot;&quot;&quot;thirdparty&quot;&quot;&quot;;&quot;X&quot;;&quot;&quot;)">
            <text:p/>
          </table:table-cell>
          <table:table-cell table:style-name="ce14" table:formula="of:=IF([.H144]=&quot;&quot;&quot;indie&quot;&quot;&quot;;&quot;X&quot;;&quot;&quot;)" office:value-type="string" office:string-value="X">
            <text:p>X</text:p>
          </table:table-cell>
          <table:table-cell table:style-name="ce14" table:formula="of:=IF([.H144]=&quot;&quot;&quot;nintendo&quot;&quot;&quot;;&quot;X&quot;;&quot;&quot;)">
            <text:p/>
          </table:table-cell>
          <table:table-cell table:style-name="ce14" table:formula="of:=IF([.H144]=&quot;&quot;&quot;sony&quot;&quot;&quot;;&quot;X&quot;;&quot;&quot;)">
            <text:p/>
          </table:table-cell>
          <table:table-cell table:style-name="ce14" table:formula="of:=IF([.H144]=&quot;&quot;&quot;microsoft&quot;&quot;&quot;;&quot;X&quot;;&quot;&quot;)">
            <text:p/>
          </table:table-cell>
          <table:table-cell table:style-name="ce14" table:formula="of:=IF([.K144]=&quot;&quot;&quot;people&quot;&quot;&quot;;&quot;X&quot;;&quot;&quot;)">
            <text:p/>
          </table:table-cell>
          <table:table-cell table:style-name="ce14" table:formula="of:=IF([.H1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rinkboxstudios</text:p>
          </table:table-cell>
          <table:table-cell table:formula="of:=CONCATENATE([.G145];&quot;,&quot;;[.H145];&quot;,&quot;;[.I145];&quot;,&quot;;[.J145];&quot;,&quot;;[.K145];&quot;,&quot;;[.L145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Twitter Account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TWITTER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5:.X145];&quot;X&quot;)" office:value-type="float" office:value="2">
            <text:p>2</text:p>
          </table:table-cell>
          <table:table-cell table:style-name="ce14" table:formula="of:=IF(AND([.I145]=&quot;&quot;&quot;studio&quot;&quot;&quot;;[.J145]=&quot;&quot;&quot;america&quot;&quot;&quot;);&quot;x&quot;;&quot;&quot;)" office:value-type="string" office:string-value="x">
            <text:p>x</text:p>
          </table:table-cell>
          <table:table-cell table:style-name="ce14" table:formula="of:=IF(AND([.I145]=&quot;&quot;&quot;studio&quot;&quot;&quot;;[.J145]=&quot;&quot;&quot;japan&quot;&quot;&quot;);&quot;x&quot;;&quot;&quot;)">
            <text:p/>
          </table:table-cell>
          <table:table-cell table:style-name="ce14" table:formula="of:=IF(AND([.I145]=&quot;&quot;&quot;studio&quot;&quot;&quot;;[.J145]=&quot;&quot;&quot;world&quot;&quot;&quot;);&quot;x&quot;;&quot;&quot;)">
            <text:p/>
          </table:table-cell>
          <table:table-cell table:style-name="ce14" table:formula="of:=IF(AND([.I145]=&quot;&quot;&quot;studio&quot;&quot;&quot;;[.J145]=&quot;&quot;&quot;europe&quot;&quot;&quot;);&quot;x&quot;;&quot;&quot;)">
            <text:p/>
          </table:table-cell>
          <table:table-cell table:style-name="ce14" table:formula="of:=IF([.H145]=&quot;&quot;&quot;thirdparty&quot;&quot;&quot;;&quot;X&quot;;&quot;&quot;)">
            <text:p/>
          </table:table-cell>
          <table:table-cell table:style-name="ce14" table:formula="of:=IF([.H145]=&quot;&quot;&quot;indie&quot;&quot;&quot;;&quot;X&quot;;&quot;&quot;)" office:value-type="string" office:string-value="X">
            <text:p>X</text:p>
          </table:table-cell>
          <table:table-cell table:style-name="ce14" table:formula="of:=IF([.H145]=&quot;&quot;&quot;nintendo&quot;&quot;&quot;;&quot;X&quot;;&quot;&quot;)">
            <text:p/>
          </table:table-cell>
          <table:table-cell table:style-name="ce14" table:formula="of:=IF([.H145]=&quot;&quot;&quot;sony&quot;&quot;&quot;;&quot;X&quot;;&quot;&quot;)">
            <text:p/>
          </table:table-cell>
          <table:table-cell table:style-name="ce14" table:formula="of:=IF([.H145]=&quot;&quot;&quot;microsoft&quot;&quot;&quot;;&quot;X&quot;;&quot;&quot;)">
            <text:p/>
          </table:table-cell>
          <table:table-cell table:style-name="ce14" table:formula="of:=IF([.K145]=&quot;&quot;&quot;people&quot;&quot;&quot;;&quot;X&quot;;&quot;&quot;)">
            <text:p/>
          </table:table-cell>
          <table:table-cell table:style-name="ce14" table:formula="of:=IF([.H1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8678914189</text:p>
          </table:table-cell>
          <table:table-cell table:formula="of:=CONCATENATE([.G146];&quot;,&quot;;[.H146];&quot;,&quot;;[.I146];&quot;,&quot;;[.J146];&quot;,&quot;;[.K146];&quot;,&quot;;[.L146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Facebook Page of Electronic Arts</text:p>
          </table:table-cell>
          <table:table-cell office:value-type="string">
            <text:p>http://www.ea.com/about</text:p>
          </table:table-cell>
          <table:table-cell table:style-name="Default"/>
          <table:table-cell office:value-type="string">
            <text:p>FACEBOOK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6:.X146];&quot;X&quot;)" office:value-type="float" office:value="1">
            <text:p>1</text:p>
          </table:table-cell>
          <table:table-cell table:style-name="ce14" table:formula="of:=IF(AND([.I146]=&quot;&quot;&quot;studio&quot;&quot;&quot;;[.J146]=&quot;&quot;&quot;america&quot;&quot;&quot;);&quot;x&quot;;&quot;&quot;)">
            <text:p/>
          </table:table-cell>
          <table:table-cell table:style-name="ce14" table:formula="of:=IF(AND([.I146]=&quot;&quot;&quot;studio&quot;&quot;&quot;;[.J146]=&quot;&quot;&quot;japan&quot;&quot;&quot;);&quot;x&quot;;&quot;&quot;)">
            <text:p/>
          </table:table-cell>
          <table:table-cell table:style-name="ce14" table:formula="of:=IF(AND([.I146]=&quot;&quot;&quot;studio&quot;&quot;&quot;;[.J146]=&quot;&quot;&quot;world&quot;&quot;&quot;);&quot;x&quot;;&quot;&quot;)">
            <text:p/>
          </table:table-cell>
          <table:table-cell table:style-name="ce14" table:formula="of:=IF(AND([.I146]=&quot;&quot;&quot;studio&quot;&quot;&quot;;[.J146]=&quot;&quot;&quot;europe&quot;&quot;&quot;);&quot;x&quot;;&quot;&quot;)">
            <text:p/>
          </table:table-cell>
          <table:table-cell table:style-name="ce14" table:formula="of:=IF([.H146]=&quot;&quot;&quot;thirdparty&quot;&quot;&quot;;&quot;X&quot;;&quot;&quot;)" office:value-type="string" office:string-value="X">
            <text:p>X</text:p>
          </table:table-cell>
          <table:table-cell table:style-name="ce14" table:formula="of:=IF([.H146]=&quot;&quot;&quot;indie&quot;&quot;&quot;;&quot;X&quot;;&quot;&quot;)">
            <text:p/>
          </table:table-cell>
          <table:table-cell table:style-name="ce14" table:formula="of:=IF([.H146]=&quot;&quot;&quot;nintendo&quot;&quot;&quot;;&quot;X&quot;;&quot;&quot;)">
            <text:p/>
          </table:table-cell>
          <table:table-cell table:style-name="ce14" table:formula="of:=IF([.H146]=&quot;&quot;&quot;sony&quot;&quot;&quot;;&quot;X&quot;;&quot;&quot;)">
            <text:p/>
          </table:table-cell>
          <table:table-cell table:style-name="ce14" table:formula="of:=IF([.H146]=&quot;&quot;&quot;microsoft&quot;&quot;&quot;;&quot;X&quot;;&quot;&quot;)">
            <text:p/>
          </table:table-cell>
          <table:table-cell table:style-name="ce14" table:formula="of:=IF([.K146]=&quot;&quot;&quot;people&quot;&quot;&quot;;&quot;X&quot;;&quot;&quot;)">
            <text:p/>
          </table:table-cell>
          <table:table-cell table:style-name="ce14" table:formula="of:=IF([.H1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ea.com/rss/news</text:p>
          </table:table-cell>
          <table:table-cell table:formula="of:=CONCATENATE([.G147];&quot;,&quot;;[.H147];&quot;,&quot;;[.I147];&quot;,&quot;;[.J147];&quot;,&quot;;[.K147];&quot;,&quot;;[.L147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News Feed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NEWS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7:.X147];&quot;X&quot;)" office:value-type="float" office:value="1">
            <text:p>1</text:p>
          </table:table-cell>
          <table:table-cell table:style-name="ce14" table:formula="of:=IF(AND([.I147]=&quot;&quot;&quot;studio&quot;&quot;&quot;;[.J147]=&quot;&quot;&quot;america&quot;&quot;&quot;);&quot;x&quot;;&quot;&quot;)">
            <text:p/>
          </table:table-cell>
          <table:table-cell table:style-name="ce14" table:formula="of:=IF(AND([.I147]=&quot;&quot;&quot;studio&quot;&quot;&quot;;[.J147]=&quot;&quot;&quot;japan&quot;&quot;&quot;);&quot;x&quot;;&quot;&quot;)">
            <text:p/>
          </table:table-cell>
          <table:table-cell table:style-name="ce14" table:formula="of:=IF(AND([.I147]=&quot;&quot;&quot;studio&quot;&quot;&quot;;[.J147]=&quot;&quot;&quot;world&quot;&quot;&quot;);&quot;x&quot;;&quot;&quot;)">
            <text:p/>
          </table:table-cell>
          <table:table-cell table:style-name="ce14" table:formula="of:=IF(AND([.I147]=&quot;&quot;&quot;studio&quot;&quot;&quot;;[.J147]=&quot;&quot;&quot;europe&quot;&quot;&quot;);&quot;x&quot;;&quot;&quot;)">
            <text:p/>
          </table:table-cell>
          <table:table-cell table:style-name="ce14" table:formula="of:=IF([.H147]=&quot;&quot;&quot;thirdparty&quot;&quot;&quot;;&quot;X&quot;;&quot;&quot;)" office:value-type="string" office:string-value="X">
            <text:p>X</text:p>
          </table:table-cell>
          <table:table-cell table:style-name="ce14" table:formula="of:=IF([.H147]=&quot;&quot;&quot;indie&quot;&quot;&quot;;&quot;X&quot;;&quot;&quot;)">
            <text:p/>
          </table:table-cell>
          <table:table-cell table:style-name="ce14" table:formula="of:=IF([.H147]=&quot;&quot;&quot;nintendo&quot;&quot;&quot;;&quot;X&quot;;&quot;&quot;)">
            <text:p/>
          </table:table-cell>
          <table:table-cell table:style-name="ce14" table:formula="of:=IF([.H147]=&quot;&quot;&quot;sony&quot;&quot;&quot;;&quot;X&quot;;&quot;&quot;)">
            <text:p/>
          </table:table-cell>
          <table:table-cell table:style-name="ce14" table:formula="of:=IF([.H147]=&quot;&quot;&quot;microsoft&quot;&quot;&quot;;&quot;X&quot;;&quot;&quot;)">
            <text:p/>
          </table:table-cell>
          <table:table-cell table:style-name="ce14" table:formula="of:=IF([.K147]=&quot;&quot;&quot;people&quot;&quot;&quot;;&quot;X&quot;;&quot;&quot;)">
            <text:p/>
          </table:table-cell>
          <table:table-cell table:style-name="ce14" table:formula="of:=IF([.H1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EA</text:p>
          </table:table-cell>
          <table:table-cell table:formula="of:=CONCATENATE([.G148];&quot;,&quot;;[.H148];&quot;,&quot;;[.I148];&quot;,&quot;;[.J148];&quot;,&quot;;[.K148];&quot;,&quot;;[.L148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Twitter Account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8:.X148];&quot;X&quot;)" office:value-type="float" office:value="1">
            <text:p>1</text:p>
          </table:table-cell>
          <table:table-cell table:style-name="ce14" table:formula="of:=IF(AND([.I148]=&quot;&quot;&quot;studio&quot;&quot;&quot;;[.J148]=&quot;&quot;&quot;america&quot;&quot;&quot;);&quot;x&quot;;&quot;&quot;)">
            <text:p/>
          </table:table-cell>
          <table:table-cell table:style-name="ce14" table:formula="of:=IF(AND([.I148]=&quot;&quot;&quot;studio&quot;&quot;&quot;;[.J148]=&quot;&quot;&quot;japan&quot;&quot;&quot;);&quot;x&quot;;&quot;&quot;)">
            <text:p/>
          </table:table-cell>
          <table:table-cell table:style-name="ce14" table:formula="of:=IF(AND([.I148]=&quot;&quot;&quot;studio&quot;&quot;&quot;;[.J148]=&quot;&quot;&quot;world&quot;&quot;&quot;);&quot;x&quot;;&quot;&quot;)">
            <text:p/>
          </table:table-cell>
          <table:table-cell table:style-name="ce14" table:formula="of:=IF(AND([.I148]=&quot;&quot;&quot;studio&quot;&quot;&quot;;[.J148]=&quot;&quot;&quot;europe&quot;&quot;&quot;);&quot;x&quot;;&quot;&quot;)">
            <text:p/>
          </table:table-cell>
          <table:table-cell table:style-name="ce14" table:formula="of:=IF([.H148]=&quot;&quot;&quot;thirdparty&quot;&quot;&quot;;&quot;X&quot;;&quot;&quot;)" office:value-type="string" office:string-value="X">
            <text:p>X</text:p>
          </table:table-cell>
          <table:table-cell table:style-name="ce14" table:formula="of:=IF([.H148]=&quot;&quot;&quot;indie&quot;&quot;&quot;;&quot;X&quot;;&quot;&quot;)">
            <text:p/>
          </table:table-cell>
          <table:table-cell table:style-name="ce14" table:formula="of:=IF([.H148]=&quot;&quot;&quot;nintendo&quot;&quot;&quot;;&quot;X&quot;;&quot;&quot;)">
            <text:p/>
          </table:table-cell>
          <table:table-cell table:style-name="ce14" table:formula="of:=IF([.H148]=&quot;&quot;&quot;sony&quot;&quot;&quot;;&quot;X&quot;;&quot;&quot;)">
            <text:p/>
          </table:table-cell>
          <table:table-cell table:style-name="ce14" table:formula="of:=IF([.H148]=&quot;&quot;&quot;microsoft&quot;&quot;&quot;;&quot;X&quot;;&quot;&quot;)">
            <text:p/>
          </table:table-cell>
          <table:table-cell table:style-name="ce14" table:formula="of:=IF([.K148]=&quot;&quot;&quot;people&quot;&quot;&quot;;&quot;X&quot;;&quot;&quot;)">
            <text:p/>
          </table:table-cell>
          <table:table-cell table:style-name="ce14" table:formula="of:=IF([.H1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Mobile</text:p>
          </table:table-cell>
          <table:table-cell table:formula="of:=CONCATENATE([.G149];&quot;,&quot;;[.H149];&quot;,&quot;;[.I149];&quot;,&quot;;[.J149];&quot;,&quot;;[.K149];&quot;,&quot;;[.L149])" office:value-type="string" office:string-value="&quot;ea&quot;,&quot;thirdparty&quot;,&quot;publisher&quot;,&quot;worldwide&quot;,&quot;pr&quot;,&quot;mobile&quot;">
            <text:p>"ea","thirdparty","publisher","worldwide","pr","mobile"</text:p>
          </table:table-cell>
          <table:table-cell office:value-type="string">
            <text:p>Official Twitter Account of Electronic Games Mobile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49:.X149];&quot;X&quot;)" office:value-type="float" office:value="1">
            <text:p>1</text:p>
          </table:table-cell>
          <table:table-cell table:style-name="ce14" table:formula="of:=IF(AND([.I149]=&quot;&quot;&quot;studio&quot;&quot;&quot;;[.J149]=&quot;&quot;&quot;america&quot;&quot;&quot;);&quot;x&quot;;&quot;&quot;)">
            <text:p/>
          </table:table-cell>
          <table:table-cell table:style-name="ce14" table:formula="of:=IF(AND([.I149]=&quot;&quot;&quot;studio&quot;&quot;&quot;;[.J149]=&quot;&quot;&quot;japan&quot;&quot;&quot;);&quot;x&quot;;&quot;&quot;)">
            <text:p/>
          </table:table-cell>
          <table:table-cell table:style-name="ce14" table:formula="of:=IF(AND([.I149]=&quot;&quot;&quot;studio&quot;&quot;&quot;;[.J149]=&quot;&quot;&quot;world&quot;&quot;&quot;);&quot;x&quot;;&quot;&quot;)">
            <text:p/>
          </table:table-cell>
          <table:table-cell table:style-name="ce14" table:formula="of:=IF(AND([.I149]=&quot;&quot;&quot;studio&quot;&quot;&quot;;[.J149]=&quot;&quot;&quot;europe&quot;&quot;&quot;);&quot;x&quot;;&quot;&quot;)">
            <text:p/>
          </table:table-cell>
          <table:table-cell table:style-name="ce14" table:formula="of:=IF([.H149]=&quot;&quot;&quot;thirdparty&quot;&quot;&quot;;&quot;X&quot;;&quot;&quot;)" office:value-type="string" office:string-value="X">
            <text:p>X</text:p>
          </table:table-cell>
          <table:table-cell table:style-name="ce14" table:formula="of:=IF([.H149]=&quot;&quot;&quot;indie&quot;&quot;&quot;;&quot;X&quot;;&quot;&quot;)">
            <text:p/>
          </table:table-cell>
          <table:table-cell table:style-name="ce14" table:formula="of:=IF([.H149]=&quot;&quot;&quot;nintendo&quot;&quot;&quot;;&quot;X&quot;;&quot;&quot;)">
            <text:p/>
          </table:table-cell>
          <table:table-cell table:style-name="ce14" table:formula="of:=IF([.H149]=&quot;&quot;&quot;sony&quot;&quot;&quot;;&quot;X&quot;;&quot;&quot;)">
            <text:p/>
          </table:table-cell>
          <table:table-cell table:style-name="ce14" table:formula="of:=IF([.H149]=&quot;&quot;&quot;microsoft&quot;&quot;&quot;;&quot;X&quot;;&quot;&quot;)">
            <text:p/>
          </table:table-cell>
          <table:table-cell table:style-name="ce14" table:formula="of:=IF([.K149]=&quot;&quot;&quot;people&quot;&quot;&quot;;&quot;X&quot;;&quot;&quot;)">
            <text:p/>
          </table:table-cell>
          <table:table-cell table:style-name="ce14" table:formula="of:=IF([.H1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SPORTS</text:p>
          </table:table-cell>
          <table:table-cell table:formula="of:=CONCATENATE([.G150];&quot;,&quot;;[.H150];&quot;,&quot;;[.I150];&quot;,&quot;;[.J150];&quot;,&quot;;[.K150];&quot;,&quot;;[.L150])" office:value-type="string" office:string-value="&quot;ea&quot;,&quot;thirdparty&quot;,&quot;publisher&quot;,&quot;worldwide&quot;,&quot;pr&quot;,&quot;sport&quot;">
            <text:p>"ea","thirdparty","publisher","worldwide","pr","sport"</text:p>
          </table:table-cell>
          <table:table-cell office:value-type="string">
            <text:p>Official Twitter Account of EA Spo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sport"</text:p>
          </table:table-cell>
          <table:table-cell table:style-name="ce13" table:formula="of:=COUNTIF([.N150:.X150];&quot;X&quot;)" office:value-type="float" office:value="1">
            <text:p>1</text:p>
          </table:table-cell>
          <table:table-cell table:style-name="ce14" table:formula="of:=IF(AND([.I150]=&quot;&quot;&quot;studio&quot;&quot;&quot;;[.J150]=&quot;&quot;&quot;america&quot;&quot;&quot;);&quot;x&quot;;&quot;&quot;)">
            <text:p/>
          </table:table-cell>
          <table:table-cell table:style-name="ce14" table:formula="of:=IF(AND([.I150]=&quot;&quot;&quot;studio&quot;&quot;&quot;;[.J150]=&quot;&quot;&quot;japan&quot;&quot;&quot;);&quot;x&quot;;&quot;&quot;)">
            <text:p/>
          </table:table-cell>
          <table:table-cell table:style-name="ce14" table:formula="of:=IF(AND([.I150]=&quot;&quot;&quot;studio&quot;&quot;&quot;;[.J150]=&quot;&quot;&quot;world&quot;&quot;&quot;);&quot;x&quot;;&quot;&quot;)">
            <text:p/>
          </table:table-cell>
          <table:table-cell table:style-name="ce14" table:formula="of:=IF(AND([.I150]=&quot;&quot;&quot;studio&quot;&quot;&quot;;[.J150]=&quot;&quot;&quot;europe&quot;&quot;&quot;);&quot;x&quot;;&quot;&quot;)">
            <text:p/>
          </table:table-cell>
          <table:table-cell table:style-name="ce14" table:formula="of:=IF([.H150]=&quot;&quot;&quot;thirdparty&quot;&quot;&quot;;&quot;X&quot;;&quot;&quot;)" office:value-type="string" office:string-value="X">
            <text:p>X</text:p>
          </table:table-cell>
          <table:table-cell table:style-name="ce14" table:formula="of:=IF([.H150]=&quot;&quot;&quot;indie&quot;&quot;&quot;;&quot;X&quot;;&quot;&quot;)">
            <text:p/>
          </table:table-cell>
          <table:table-cell table:style-name="ce14" table:formula="of:=IF([.H150]=&quot;&quot;&quot;nintendo&quot;&quot;&quot;;&quot;X&quot;;&quot;&quot;)">
            <text:p/>
          </table:table-cell>
          <table:table-cell table:style-name="ce14" table:formula="of:=IF([.H150]=&quot;&quot;&quot;sony&quot;&quot;&quot;;&quot;X&quot;;&quot;&quot;)">
            <text:p/>
          </table:table-cell>
          <table:table-cell table:style-name="ce14" table:formula="of:=IF([.H150]=&quot;&quot;&quot;microsoft&quot;&quot;&quot;;&quot;X&quot;;&quot;&quot;)">
            <text:p/>
          </table:table-cell>
          <table:table-cell table:style-name="ce14" table:formula="of:=IF([.K150]=&quot;&quot;&quot;people&quot;&quot;&quot;;&quot;X&quot;;&quot;&quot;)">
            <text:p/>
          </table:table-cell>
          <table:table-cell table:style-name="ce14" table:formula="of:=IF([.H1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A</text:p>
          </table:table-cell>
          <table:table-cell table:formula="of:=CONCATENATE([.G151];&quot;,&quot;;[.H151];&quot;,&quot;;[.I151];&quot;,&quot;;[.J151];&quot;,&quot;;[.K151];&quot;,&quot;;[.L151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Youtube Channel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YOUTUBE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1:.X151];&quot;X&quot;)" office:value-type="float" office:value="1">
            <text:p>1</text:p>
          </table:table-cell>
          <table:table-cell table:style-name="ce14" table:formula="of:=IF(AND([.I151]=&quot;&quot;&quot;studio&quot;&quot;&quot;;[.J151]=&quot;&quot;&quot;america&quot;&quot;&quot;);&quot;x&quot;;&quot;&quot;)">
            <text:p/>
          </table:table-cell>
          <table:table-cell table:style-name="ce14" table:formula="of:=IF(AND([.I151]=&quot;&quot;&quot;studio&quot;&quot;&quot;;[.J151]=&quot;&quot;&quot;japan&quot;&quot;&quot;);&quot;x&quot;;&quot;&quot;)">
            <text:p/>
          </table:table-cell>
          <table:table-cell table:style-name="ce14" table:formula="of:=IF(AND([.I151]=&quot;&quot;&quot;studio&quot;&quot;&quot;;[.J151]=&quot;&quot;&quot;world&quot;&quot;&quot;);&quot;x&quot;;&quot;&quot;)">
            <text:p/>
          </table:table-cell>
          <table:table-cell table:style-name="ce14" table:formula="of:=IF(AND([.I151]=&quot;&quot;&quot;studio&quot;&quot;&quot;;[.J151]=&quot;&quot;&quot;europe&quot;&quot;&quot;);&quot;x&quot;;&quot;&quot;)">
            <text:p/>
          </table:table-cell>
          <table:table-cell table:style-name="ce14" table:formula="of:=IF([.H151]=&quot;&quot;&quot;thirdparty&quot;&quot;&quot;;&quot;X&quot;;&quot;&quot;)" office:value-type="string" office:string-value="X">
            <text:p>X</text:p>
          </table:table-cell>
          <table:table-cell table:style-name="ce14" table:formula="of:=IF([.H151]=&quot;&quot;&quot;indie&quot;&quot;&quot;;&quot;X&quot;;&quot;&quot;)">
            <text:p/>
          </table:table-cell>
          <table:table-cell table:style-name="ce14" table:formula="of:=IF([.H151]=&quot;&quot;&quot;nintendo&quot;&quot;&quot;;&quot;X&quot;;&quot;&quot;)">
            <text:p/>
          </table:table-cell>
          <table:table-cell table:style-name="ce14" table:formula="of:=IF([.H151]=&quot;&quot;&quot;sony&quot;&quot;&quot;;&quot;X&quot;;&quot;&quot;)">
            <text:p/>
          </table:table-cell>
          <table:table-cell table:style-name="ce14" table:formula="of:=IF([.H151]=&quot;&quot;&quot;microsoft&quot;&quot;&quot;;&quot;X&quot;;&quot;&quot;)">
            <text:p/>
          </table:table-cell>
          <table:table-cell table:style-name="ce14" table:formula="of:=IF([.K151]=&quot;&quot;&quot;people&quot;&quot;&quot;;&quot;X&quot;;&quot;&quot;)">
            <text:p/>
          </table:table-cell>
          <table:table-cell table:style-name="ce14" table:formula="of:=IF([.H1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ASPORTS </text:p>
          </table:table-cell>
          <table:table-cell table:formula="of:=CONCATENATE([.G152];&quot;,&quot;;[.H152];&quot;,&quot;;[.I152];&quot;,&quot;;[.J152];&quot;,&quot;;[.K152];&quot;,&quot;;[.L152])" office:value-type="string" office:string-value="&quot;ea&quot;,&quot;thirdparty&quot;,&quot;publisher&quot;,&quot;worldwide&quot;,&quot;pr&quot;,&quot;sport&quot;">
            <text:p>"ea","thirdparty","publisher","worldwide","pr","sport"</text:p>
          </table:table-cell>
          <table:table-cell office:value-type="string">
            <text:p>Official Youtube Channel of EA Spo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YOUTUBE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sport"</text:p>
          </table:table-cell>
          <table:table-cell table:style-name="ce13" table:formula="of:=COUNTIF([.N152:.X152];&quot;X&quot;)" office:value-type="float" office:value="1">
            <text:p>1</text:p>
          </table:table-cell>
          <table:table-cell table:style-name="ce14" table:formula="of:=IF(AND([.I152]=&quot;&quot;&quot;studio&quot;&quot;&quot;;[.J152]=&quot;&quot;&quot;america&quot;&quot;&quot;);&quot;x&quot;;&quot;&quot;)">
            <text:p/>
          </table:table-cell>
          <table:table-cell table:style-name="ce14" table:formula="of:=IF(AND([.I152]=&quot;&quot;&quot;studio&quot;&quot;&quot;;[.J152]=&quot;&quot;&quot;japan&quot;&quot;&quot;);&quot;x&quot;;&quot;&quot;)">
            <text:p/>
          </table:table-cell>
          <table:table-cell table:style-name="ce14" table:formula="of:=IF(AND([.I152]=&quot;&quot;&quot;studio&quot;&quot;&quot;;[.J152]=&quot;&quot;&quot;world&quot;&quot;&quot;);&quot;x&quot;;&quot;&quot;)">
            <text:p/>
          </table:table-cell>
          <table:table-cell table:style-name="ce14" table:formula="of:=IF(AND([.I152]=&quot;&quot;&quot;studio&quot;&quot;&quot;;[.J152]=&quot;&quot;&quot;europe&quot;&quot;&quot;);&quot;x&quot;;&quot;&quot;)">
            <text:p/>
          </table:table-cell>
          <table:table-cell table:style-name="ce14" table:formula="of:=IF([.H152]=&quot;&quot;&quot;thirdparty&quot;&quot;&quot;;&quot;X&quot;;&quot;&quot;)" office:value-type="string" office:string-value="X">
            <text:p>X</text:p>
          </table:table-cell>
          <table:table-cell table:style-name="ce14" table:formula="of:=IF([.H152]=&quot;&quot;&quot;indie&quot;&quot;&quot;;&quot;X&quot;;&quot;&quot;)">
            <text:p/>
          </table:table-cell>
          <table:table-cell table:style-name="ce14" table:formula="of:=IF([.H152]=&quot;&quot;&quot;nintendo&quot;&quot;&quot;;&quot;X&quot;;&quot;&quot;)">
            <text:p/>
          </table:table-cell>
          <table:table-cell table:style-name="ce14" table:formula="of:=IF([.H152]=&quot;&quot;&quot;sony&quot;&quot;&quot;;&quot;X&quot;;&quot;&quot;)">
            <text:p/>
          </table:table-cell>
          <table:table-cell table:style-name="ce14" table:formula="of:=IF([.H152]=&quot;&quot;&quot;microsoft&quot;&quot;&quot;;&quot;X&quot;;&quot;&quot;)">
            <text:p/>
          </table:table-cell>
          <table:table-cell table:style-name="ce14" table:formula="of:=IF([.K152]=&quot;&quot;&quot;people&quot;&quot;&quot;;&quot;X&quot;;&quot;&quot;)">
            <text:p/>
          </table:table-cell>
          <table:table-cell table:style-name="ce14" table:formula="of:=IF([.H1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edmundm.com/rss</text:p>
          </table:table-cell>
          <table:table-cell table:formula="of:=CONCATENATE([.G153];&quot;,&quot;;[.H153];&quot;,&quot;;[.I153];&quot;,&quot;;[.J153];&quot;,&quot;;[.K153];&quot;,&quot;;[.L153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News Feed of Edmund McMillen: Indie Game Developer</text:p>
          </table:table-cell>
          <table:table-cell/>
          <table:table-cell office:value-type="string">
            <text:p>Super Meat Boy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53:.X153];&quot;X&quot;)" office:value-type="float" office:value="2">
            <text:p>2</text:p>
          </table:table-cell>
          <table:table-cell table:style-name="ce14" table:formula="of:=IF(AND([.I153]=&quot;&quot;&quot;studio&quot;&quot;&quot;;[.J153]=&quot;&quot;&quot;america&quot;&quot;&quot;);&quot;x&quot;;&quot;&quot;)">
            <text:p/>
          </table:table-cell>
          <table:table-cell table:style-name="ce14" table:formula="of:=IF(AND([.I153]=&quot;&quot;&quot;studio&quot;&quot;&quot;;[.J153]=&quot;&quot;&quot;japan&quot;&quot;&quot;);&quot;x&quot;;&quot;&quot;)">
            <text:p/>
          </table:table-cell>
          <table:table-cell table:style-name="ce14" table:formula="of:=IF(AND([.I153]=&quot;&quot;&quot;studio&quot;&quot;&quot;;[.J153]=&quot;&quot;&quot;world&quot;&quot;&quot;);&quot;x&quot;;&quot;&quot;)">
            <text:p/>
          </table:table-cell>
          <table:table-cell table:style-name="ce14" table:formula="of:=IF(AND([.I153]=&quot;&quot;&quot;studio&quot;&quot;&quot;;[.J153]=&quot;&quot;&quot;europe&quot;&quot;&quot;);&quot;x&quot;;&quot;&quot;)">
            <text:p/>
          </table:table-cell>
          <table:table-cell table:style-name="ce14" table:formula="of:=IF([.H153]=&quot;&quot;&quot;thirdparty&quot;&quot;&quot;;&quot;X&quot;;&quot;&quot;)">
            <text:p/>
          </table:table-cell>
          <table:table-cell table:style-name="ce14" table:formula="of:=IF([.H153]=&quot;&quot;&quot;indie&quot;&quot;&quot;;&quot;X&quot;;&quot;&quot;)" office:value-type="string" office:string-value="X">
            <text:p>X</text:p>
          </table:table-cell>
          <table:table-cell table:style-name="ce14" table:formula="of:=IF([.H153]=&quot;&quot;&quot;nintendo&quot;&quot;&quot;;&quot;X&quot;;&quot;&quot;)">
            <text:p/>
          </table:table-cell>
          <table:table-cell table:style-name="ce14" table:formula="of:=IF([.H153]=&quot;&quot;&quot;sony&quot;&quot;&quot;;&quot;X&quot;;&quot;&quot;)">
            <text:p/>
          </table:table-cell>
          <table:table-cell table:style-name="ce14" table:formula="of:=IF([.H153]=&quot;&quot;&quot;microsoft&quot;&quot;&quot;;&quot;X&quot;;&quot;&quot;)">
            <text:p/>
          </table:table-cell>
          <table:table-cell table:style-name="ce14" table:formula="of:=IF([.K153]=&quot;&quot;&quot;people&quot;&quot;&quot;;&quot;X&quot;;&quot;&quot;)" office:value-type="string" office:string-value="X">
            <text:p>X</text:p>
          </table:table-cell>
          <table:table-cell table:style-name="ce14" table:formula="of:=IF([.H1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dmundMcMillenn</text:p>
          </table:table-cell>
          <table:table-cell table:formula="of:=CONCATENATE([.G154];&quot;,&quot;;[.H154];&quot;,&quot;;[.I154];&quot;,&quot;;[.J154];&quot;,&quot;;[.K154];&quot;,&quot;;[.L154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Edmund McMillen: Indie Game Developer</text:p>
          </table:table-cell>
          <table:table-cell/>
          <table:table-cell office:value-type="string">
            <text:p>Super Meat Boy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54:.X154];&quot;X&quot;)" office:value-type="float" office:value="2">
            <text:p>2</text:p>
          </table:table-cell>
          <table:table-cell table:style-name="ce14" table:formula="of:=IF(AND([.I154]=&quot;&quot;&quot;studio&quot;&quot;&quot;;[.J154]=&quot;&quot;&quot;america&quot;&quot;&quot;);&quot;x&quot;;&quot;&quot;)">
            <text:p/>
          </table:table-cell>
          <table:table-cell table:style-name="ce14" table:formula="of:=IF(AND([.I154]=&quot;&quot;&quot;studio&quot;&quot;&quot;;[.J154]=&quot;&quot;&quot;japan&quot;&quot;&quot;);&quot;x&quot;;&quot;&quot;)">
            <text:p/>
          </table:table-cell>
          <table:table-cell table:style-name="ce14" table:formula="of:=IF(AND([.I154]=&quot;&quot;&quot;studio&quot;&quot;&quot;;[.J154]=&quot;&quot;&quot;world&quot;&quot;&quot;);&quot;x&quot;;&quot;&quot;)">
            <text:p/>
          </table:table-cell>
          <table:table-cell table:style-name="ce14" table:formula="of:=IF(AND([.I154]=&quot;&quot;&quot;studio&quot;&quot;&quot;;[.J154]=&quot;&quot;&quot;europe&quot;&quot;&quot;);&quot;x&quot;;&quot;&quot;)">
            <text:p/>
          </table:table-cell>
          <table:table-cell table:style-name="ce14" table:formula="of:=IF([.H154]=&quot;&quot;&quot;thirdparty&quot;&quot;&quot;;&quot;X&quot;;&quot;&quot;)">
            <text:p/>
          </table:table-cell>
          <table:table-cell table:style-name="ce14" table:formula="of:=IF([.H154]=&quot;&quot;&quot;indie&quot;&quot;&quot;;&quot;X&quot;;&quot;&quot;)" office:value-type="string" office:string-value="X">
            <text:p>X</text:p>
          </table:table-cell>
          <table:table-cell table:style-name="ce14" table:formula="of:=IF([.H154]=&quot;&quot;&quot;nintendo&quot;&quot;&quot;;&quot;X&quot;;&quot;&quot;)">
            <text:p/>
          </table:table-cell>
          <table:table-cell table:style-name="ce14" table:formula="of:=IF([.H154]=&quot;&quot;&quot;sony&quot;&quot;&quot;;&quot;X&quot;;&quot;&quot;)">
            <text:p/>
          </table:table-cell>
          <table:table-cell table:style-name="ce14" table:formula="of:=IF([.H154]=&quot;&quot;&quot;microsoft&quot;&quot;&quot;;&quot;X&quot;;&quot;&quot;)">
            <text:p/>
          </table:table-cell>
          <table:table-cell table:style-name="ce14" table:formula="of:=IF([.K154]=&quot;&quot;&quot;people&quot;&quot;&quot;;&quot;X&quot;;&quot;&quot;)" office:value-type="string" office:string-value="X">
            <text:p>X</text:p>
          </table:table-cell>
          <table:table-cell table:style-name="ce14" table:formula="of:=IF([.H1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eidosmontreal.com/?func=rss-games&amp;locale=en_US</text:p>
          </table:table-cell>
          <table:table-cell table:formula="of:=CONCATENATE([.G155];&quot;,&quot;;[.H155];&quot;,&quot;;[.I155];&quot;,&quot;;[.J155];&quot;,&quot;;[.K155];&quot;,&quot;;[.L155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News Feed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NEWS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5:.X155];&quot;X&quot;)" office:value-type="float" office:value="1">
            <text:p>1</text:p>
          </table:table-cell>
          <table:table-cell table:style-name="ce14" table:formula="of:=IF(AND([.I155]=&quot;&quot;&quot;studio&quot;&quot;&quot;;[.J155]=&quot;&quot;&quot;america&quot;&quot;&quot;);&quot;x&quot;;&quot;&quot;)">
            <text:p/>
          </table:table-cell>
          <table:table-cell table:style-name="ce14" table:formula="of:=IF(AND([.I155]=&quot;&quot;&quot;studio&quot;&quot;&quot;;[.J155]=&quot;&quot;&quot;japan&quot;&quot;&quot;);&quot;x&quot;;&quot;&quot;)">
            <text:p/>
          </table:table-cell>
          <table:table-cell table:style-name="ce14" table:formula="of:=IF(AND([.I155]=&quot;&quot;&quot;studio&quot;&quot;&quot;;[.J155]=&quot;&quot;&quot;world&quot;&quot;&quot;);&quot;x&quot;;&quot;&quot;)">
            <text:p/>
          </table:table-cell>
          <table:table-cell table:style-name="ce14" table:formula="of:=IF(AND([.I155]=&quot;&quot;&quot;studio&quot;&quot;&quot;;[.J155]=&quot;&quot;&quot;europe&quot;&quot;&quot;);&quot;x&quot;;&quot;&quot;)">
            <text:p/>
          </table:table-cell>
          <table:table-cell table:style-name="ce14" table:formula="of:=IF([.H155]=&quot;&quot;&quot;thirdparty&quot;&quot;&quot;;&quot;X&quot;;&quot;&quot;)" office:value-type="string" office:string-value="X">
            <text:p>X</text:p>
          </table:table-cell>
          <table:table-cell table:style-name="ce14" table:formula="of:=IF([.H155]=&quot;&quot;&quot;indie&quot;&quot;&quot;;&quot;X&quot;;&quot;&quot;)">
            <text:p/>
          </table:table-cell>
          <table:table-cell table:style-name="ce14" table:formula="of:=IF([.H155]=&quot;&quot;&quot;nintendo&quot;&quot;&quot;;&quot;X&quot;;&quot;&quot;)">
            <text:p/>
          </table:table-cell>
          <table:table-cell table:style-name="ce14" table:formula="of:=IF([.H155]=&quot;&quot;&quot;sony&quot;&quot;&quot;;&quot;X&quot;;&quot;&quot;)">
            <text:p/>
          </table:table-cell>
          <table:table-cell table:style-name="ce14" table:formula="of:=IF([.H155]=&quot;&quot;&quot;microsoft&quot;&quot;&quot;;&quot;X&quot;;&quot;&quot;)">
            <text:p/>
          </table:table-cell>
          <table:table-cell table:style-name="ce14" table:formula="of:=IF([.K155]=&quot;&quot;&quot;people&quot;&quot;&quot;;&quot;X&quot;;&quot;&quot;)">
            <text:p/>
          </table:table-cell>
          <table:table-cell table:style-name="ce14" table:formula="of:=IF([.H1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eidosmontreal.com/?func=rss-studio&amp;locale=en_US</text:p>
          </table:table-cell>
          <table:table-cell table:formula="of:=CONCATENATE([.G156];&quot;,&quot;;[.H156];&quot;,&quot;;[.I156];&quot;,&quot;;[.J156];&quot;,&quot;;[.K156];&quot;,&quot;;[.L156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News Feed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NEWS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6:.X156];&quot;X&quot;)" office:value-type="float" office:value="1">
            <text:p>1</text:p>
          </table:table-cell>
          <table:table-cell table:style-name="ce14" table:formula="of:=IF(AND([.I156]=&quot;&quot;&quot;studio&quot;&quot;&quot;;[.J156]=&quot;&quot;&quot;america&quot;&quot;&quot;);&quot;x&quot;;&quot;&quot;)">
            <text:p/>
          </table:table-cell>
          <table:table-cell table:style-name="ce14" table:formula="of:=IF(AND([.I156]=&quot;&quot;&quot;studio&quot;&quot;&quot;;[.J156]=&quot;&quot;&quot;japan&quot;&quot;&quot;);&quot;x&quot;;&quot;&quot;)">
            <text:p/>
          </table:table-cell>
          <table:table-cell table:style-name="ce14" table:formula="of:=IF(AND([.I156]=&quot;&quot;&quot;studio&quot;&quot;&quot;;[.J156]=&quot;&quot;&quot;world&quot;&quot;&quot;);&quot;x&quot;;&quot;&quot;)">
            <text:p/>
          </table:table-cell>
          <table:table-cell table:style-name="ce14" table:formula="of:=IF(AND([.I156]=&quot;&quot;&quot;studio&quot;&quot;&quot;;[.J156]=&quot;&quot;&quot;europe&quot;&quot;&quot;);&quot;x&quot;;&quot;&quot;)">
            <text:p/>
          </table:table-cell>
          <table:table-cell table:style-name="ce14" table:formula="of:=IF([.H156]=&quot;&quot;&quot;thirdparty&quot;&quot;&quot;;&quot;X&quot;;&quot;&quot;)" office:value-type="string" office:string-value="X">
            <text:p>X</text:p>
          </table:table-cell>
          <table:table-cell table:style-name="ce14" table:formula="of:=IF([.H156]=&quot;&quot;&quot;indie&quot;&quot;&quot;;&quot;X&quot;;&quot;&quot;)">
            <text:p/>
          </table:table-cell>
          <table:table-cell table:style-name="ce14" table:formula="of:=IF([.H156]=&quot;&quot;&quot;nintendo&quot;&quot;&quot;;&quot;X&quot;;&quot;&quot;)">
            <text:p/>
          </table:table-cell>
          <table:table-cell table:style-name="ce14" table:formula="of:=IF([.H156]=&quot;&quot;&quot;sony&quot;&quot;&quot;;&quot;X&quot;;&quot;&quot;)">
            <text:p/>
          </table:table-cell>
          <table:table-cell table:style-name="ce14" table:formula="of:=IF([.H156]=&quot;&quot;&quot;microsoft&quot;&quot;&quot;;&quot;X&quot;;&quot;&quot;)">
            <text:p/>
          </table:table-cell>
          <table:table-cell table:style-name="ce14" table:formula="of:=IF([.K156]=&quot;&quot;&quot;people&quot;&quot;&quot;;&quot;X&quot;;&quot;&quot;)">
            <text:p/>
          </table:table-cell>
          <table:table-cell table:style-name="ce14" table:formula="of:=IF([.H1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idosmontreal</text:p>
          </table:table-cell>
          <table:table-cell table:formula="of:=CONCATENATE([.G157];&quot;,&quot;;[.H157];&quot;,&quot;;[.I157];&quot;,&quot;;[.J157];&quot;,&quot;;[.K157];&quot;,&quot;;[.L157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Twitter Account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TWITTER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7:.X157];&quot;X&quot;)" office:value-type="float" office:value="1">
            <text:p>1</text:p>
          </table:table-cell>
          <table:table-cell table:style-name="ce14" table:formula="of:=IF(AND([.I157]=&quot;&quot;&quot;studio&quot;&quot;&quot;;[.J157]=&quot;&quot;&quot;america&quot;&quot;&quot;);&quot;x&quot;;&quot;&quot;)">
            <text:p/>
          </table:table-cell>
          <table:table-cell table:style-name="ce14" table:formula="of:=IF(AND([.I157]=&quot;&quot;&quot;studio&quot;&quot;&quot;;[.J157]=&quot;&quot;&quot;japan&quot;&quot;&quot;);&quot;x&quot;;&quot;&quot;)">
            <text:p/>
          </table:table-cell>
          <table:table-cell table:style-name="ce14" table:formula="of:=IF(AND([.I157]=&quot;&quot;&quot;studio&quot;&quot;&quot;;[.J157]=&quot;&quot;&quot;world&quot;&quot;&quot;);&quot;x&quot;;&quot;&quot;)">
            <text:p/>
          </table:table-cell>
          <table:table-cell table:style-name="ce14" table:formula="of:=IF(AND([.I157]=&quot;&quot;&quot;studio&quot;&quot;&quot;;[.J157]=&quot;&quot;&quot;europe&quot;&quot;&quot;);&quot;x&quot;;&quot;&quot;)">
            <text:p/>
          </table:table-cell>
          <table:table-cell table:style-name="ce14" table:formula="of:=IF([.H157]=&quot;&quot;&quot;thirdparty&quot;&quot;&quot;;&quot;X&quot;;&quot;&quot;)" office:value-type="string" office:string-value="X">
            <text:p>X</text:p>
          </table:table-cell>
          <table:table-cell table:style-name="ce14" table:formula="of:=IF([.H157]=&quot;&quot;&quot;indie&quot;&quot;&quot;;&quot;X&quot;;&quot;&quot;)">
            <text:p/>
          </table:table-cell>
          <table:table-cell table:style-name="ce14" table:formula="of:=IF([.H157]=&quot;&quot;&quot;nintendo&quot;&quot;&quot;;&quot;X&quot;;&quot;&quot;)">
            <text:p/>
          </table:table-cell>
          <table:table-cell table:style-name="ce14" table:formula="of:=IF([.H157]=&quot;&quot;&quot;sony&quot;&quot;&quot;;&quot;X&quot;;&quot;&quot;)">
            <text:p/>
          </table:table-cell>
          <table:table-cell table:style-name="ce14" table:formula="of:=IF([.H157]=&quot;&quot;&quot;microsoft&quot;&quot;&quot;;&quot;X&quot;;&quot;&quot;)">
            <text:p/>
          </table:table-cell>
          <table:table-cell table:style-name="ce14" table:formula="of:=IF([.K157]=&quot;&quot;&quot;people&quot;&quot;&quot;;&quot;X&quot;;&quot;&quot;)">
            <text:p/>
          </table:table-cell>
          <table:table-cell table:style-name="ce14" table:formula="of:=IF([.H1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EidosMontreal</text:p>
          </table:table-cell>
          <table:table-cell table:formula="of:=CONCATENATE([.G158];&quot;,&quot;;[.H158];&quot;,&quot;;[.I158];&quot;,&quot;;[.J158];&quot;,&quot;;[.K158];&quot;,&quot;;[.L158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Youtube Channel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YOUTUBE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8:.X158];&quot;X&quot;)" office:value-type="float" office:value="1">
            <text:p>1</text:p>
          </table:table-cell>
          <table:table-cell table:style-name="ce14" table:formula="of:=IF(AND([.I158]=&quot;&quot;&quot;studio&quot;&quot;&quot;;[.J158]=&quot;&quot;&quot;america&quot;&quot;&quot;);&quot;x&quot;;&quot;&quot;)">
            <text:p/>
          </table:table-cell>
          <table:table-cell table:style-name="ce14" table:formula="of:=IF(AND([.I158]=&quot;&quot;&quot;studio&quot;&quot;&quot;;[.J158]=&quot;&quot;&quot;japan&quot;&quot;&quot;);&quot;x&quot;;&quot;&quot;)">
            <text:p/>
          </table:table-cell>
          <table:table-cell table:style-name="ce14" table:formula="of:=IF(AND([.I158]=&quot;&quot;&quot;studio&quot;&quot;&quot;;[.J158]=&quot;&quot;&quot;world&quot;&quot;&quot;);&quot;x&quot;;&quot;&quot;)">
            <text:p/>
          </table:table-cell>
          <table:table-cell table:style-name="ce14" table:formula="of:=IF(AND([.I158]=&quot;&quot;&quot;studio&quot;&quot;&quot;;[.J158]=&quot;&quot;&quot;europe&quot;&quot;&quot;);&quot;x&quot;;&quot;&quot;)">
            <text:p/>
          </table:table-cell>
          <table:table-cell table:style-name="ce14" table:formula="of:=IF([.H158]=&quot;&quot;&quot;thirdparty&quot;&quot;&quot;;&quot;X&quot;;&quot;&quot;)" office:value-type="string" office:string-value="X">
            <text:p>X</text:p>
          </table:table-cell>
          <table:table-cell table:style-name="ce14" table:formula="of:=IF([.H158]=&quot;&quot;&quot;indie&quot;&quot;&quot;;&quot;X&quot;;&quot;&quot;)">
            <text:p/>
          </table:table-cell>
          <table:table-cell table:style-name="ce14" table:formula="of:=IF([.H158]=&quot;&quot;&quot;nintendo&quot;&quot;&quot;;&quot;X&quot;;&quot;&quot;)">
            <text:p/>
          </table:table-cell>
          <table:table-cell table:style-name="ce14" table:formula="of:=IF([.H158]=&quot;&quot;&quot;sony&quot;&quot;&quot;;&quot;X&quot;;&quot;&quot;)">
            <text:p/>
          </table:table-cell>
          <table:table-cell table:style-name="ce14" table:formula="of:=IF([.H158]=&quot;&quot;&quot;microsoft&quot;&quot;&quot;;&quot;X&quot;;&quot;&quot;)">
            <text:p/>
          </table:table-cell>
          <table:table-cell table:style-name="ce14" table:formula="of:=IF([.K158]=&quot;&quot;&quot;people&quot;&quot;&quot;;&quot;X&quot;;&quot;&quot;)">
            <text:p/>
          </table:table-cell>
          <table:table-cell table:style-name="ce14" table:formula="of:=IF([.H1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9587019132162</text:p>
          </table:table-cell>
          <table:table-cell table:formula="of:=CONCATENATE([.G159];&quot;,&quot;;[.H159];&quot;,&quot;;[.I159];&quot;,&quot;;[.J159];&quot;,&quot;;[.K159];&quot;,&quot;;[.L159])" office:value-type="string" office:string-value="&quot;epicgames&quot;,&quot;thirdparty&quot;,&quot;studio&quot;,&quot;america&quot;,&quot;devblog&quot;,&quot;generic&quot;">
            <text:p>"epicgames","thirdparty","studio","america","devblog","generic"</text:p>
          </table:table-cell>
          <table:table-cell office:value-type="string">
            <text:p>Official Facebook Page of Unreal Engine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FACEBOOK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59:.X159];&quot;X&quot;)" office:value-type="float" office:value="2">
            <text:p>2</text:p>
          </table:table-cell>
          <table:table-cell table:style-name="ce14" table:formula="of:=IF(AND([.I159]=&quot;&quot;&quot;studio&quot;&quot;&quot;;[.J159]=&quot;&quot;&quot;america&quot;&quot;&quot;);&quot;x&quot;;&quot;&quot;)" office:value-type="string" office:string-value="x">
            <text:p>x</text:p>
          </table:table-cell>
          <table:table-cell table:style-name="ce14" table:formula="of:=IF(AND([.I159]=&quot;&quot;&quot;studio&quot;&quot;&quot;;[.J159]=&quot;&quot;&quot;japan&quot;&quot;&quot;);&quot;x&quot;;&quot;&quot;)">
            <text:p/>
          </table:table-cell>
          <table:table-cell table:style-name="ce14" table:formula="of:=IF(AND([.I159]=&quot;&quot;&quot;studio&quot;&quot;&quot;;[.J159]=&quot;&quot;&quot;world&quot;&quot;&quot;);&quot;x&quot;;&quot;&quot;)">
            <text:p/>
          </table:table-cell>
          <table:table-cell table:style-name="ce14" table:formula="of:=IF(AND([.I159]=&quot;&quot;&quot;studio&quot;&quot;&quot;;[.J159]=&quot;&quot;&quot;europe&quot;&quot;&quot;);&quot;x&quot;;&quot;&quot;)">
            <text:p/>
          </table:table-cell>
          <table:table-cell table:style-name="ce14" table:formula="of:=IF([.H159]=&quot;&quot;&quot;thirdparty&quot;&quot;&quot;;&quot;X&quot;;&quot;&quot;)" office:value-type="string" office:string-value="X">
            <text:p>X</text:p>
          </table:table-cell>
          <table:table-cell table:style-name="ce14" table:formula="of:=IF([.H159]=&quot;&quot;&quot;indie&quot;&quot;&quot;;&quot;X&quot;;&quot;&quot;)">
            <text:p/>
          </table:table-cell>
          <table:table-cell table:style-name="ce14" table:formula="of:=IF([.H159]=&quot;&quot;&quot;nintendo&quot;&quot;&quot;;&quot;X&quot;;&quot;&quot;)">
            <text:p/>
          </table:table-cell>
          <table:table-cell table:style-name="ce14" table:formula="of:=IF([.H159]=&quot;&quot;&quot;sony&quot;&quot;&quot;;&quot;X&quot;;&quot;&quot;)">
            <text:p/>
          </table:table-cell>
          <table:table-cell table:style-name="ce14" table:formula="of:=IF([.H159]=&quot;&quot;&quot;microsoft&quot;&quot;&quot;;&quot;X&quot;;&quot;&quot;)">
            <text:p/>
          </table:table-cell>
          <table:table-cell table:style-name="ce14" table:formula="of:=IF([.K159]=&quot;&quot;&quot;people&quot;&quot;&quot;;&quot;X&quot;;&quot;&quot;)">
            <text:p/>
          </table:table-cell>
          <table:table-cell table:style-name="ce14" table:formula="of:=IF([.H1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4457290139</text:p>
          </table:table-cell>
          <table:table-cell table:formula="of:=CONCATENATE([.G160];&quot;,&quot;;[.H160];&quot;,&quot;;[.I160];&quot;,&quot;;[.J160];&quot;,&quot;;[.K160];&quot;,&quot;;[.L160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Facebook Page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FACEBOOK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0:.X160];&quot;X&quot;)" office:value-type="float" office:value="2">
            <text:p>2</text:p>
          </table:table-cell>
          <table:table-cell table:style-name="ce14" table:formula="of:=IF(AND([.I160]=&quot;&quot;&quot;studio&quot;&quot;&quot;;[.J160]=&quot;&quot;&quot;america&quot;&quot;&quot;);&quot;x&quot;;&quot;&quot;)" office:value-type="string" office:string-value="x">
            <text:p>x</text:p>
          </table:table-cell>
          <table:table-cell table:style-name="ce14" table:formula="of:=IF(AND([.I160]=&quot;&quot;&quot;studio&quot;&quot;&quot;;[.J160]=&quot;&quot;&quot;japan&quot;&quot;&quot;);&quot;x&quot;;&quot;&quot;)">
            <text:p/>
          </table:table-cell>
          <table:table-cell table:style-name="ce14" table:formula="of:=IF(AND([.I160]=&quot;&quot;&quot;studio&quot;&quot;&quot;;[.J160]=&quot;&quot;&quot;world&quot;&quot;&quot;);&quot;x&quot;;&quot;&quot;)">
            <text:p/>
          </table:table-cell>
          <table:table-cell table:style-name="ce14" table:formula="of:=IF(AND([.I160]=&quot;&quot;&quot;studio&quot;&quot;&quot;;[.J160]=&quot;&quot;&quot;europe&quot;&quot;&quot;);&quot;x&quot;;&quot;&quot;)">
            <text:p/>
          </table:table-cell>
          <table:table-cell table:style-name="ce14" table:formula="of:=IF([.H160]=&quot;&quot;&quot;thirdparty&quot;&quot;&quot;;&quot;X&quot;;&quot;&quot;)" office:value-type="string" office:string-value="X">
            <text:p>X</text:p>
          </table:table-cell>
          <table:table-cell table:style-name="ce14" table:formula="of:=IF([.H160]=&quot;&quot;&quot;indie&quot;&quot;&quot;;&quot;X&quot;;&quot;&quot;)">
            <text:p/>
          </table:table-cell>
          <table:table-cell table:style-name="ce14" table:formula="of:=IF([.H160]=&quot;&quot;&quot;nintendo&quot;&quot;&quot;;&quot;X&quot;;&quot;&quot;)">
            <text:p/>
          </table:table-cell>
          <table:table-cell table:style-name="ce14" table:formula="of:=IF([.H160]=&quot;&quot;&quot;sony&quot;&quot;&quot;;&quot;X&quot;;&quot;&quot;)">
            <text:p/>
          </table:table-cell>
          <table:table-cell table:style-name="ce14" table:formula="of:=IF([.H160]=&quot;&quot;&quot;microsoft&quot;&quot;&quot;;&quot;X&quot;;&quot;&quot;)">
            <text:p/>
          </table:table-cell>
          <table:table-cell table:style-name="ce14" table:formula="of:=IF([.K160]=&quot;&quot;&quot;people&quot;&quot;&quot;;&quot;X&quot;;&quot;&quot;)">
            <text:p/>
          </table:table-cell>
          <table:table-cell table:style-name="ce14" table:formula="of:=IF([.H1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epicgames.com/events/rss</text:p>
          </table:table-cell>
          <table:table-cell table:formula="of:=CONCATENATE([.G161];&quot;,&quot;;[.H161];&quot;,&quot;;[.I161];&quot;,&quot;;[.J161];&quot;,&quot;;[.K161];&quot;,&quot;;[.L161])" office:value-type="string" office:string-value="&quot;epicgames&quot;,&quot;thirdparty&quot;,&quot;studio&quot;,&quot;america&quot;,&quot;events&quot;,&quot;generic&quot;">
            <text:p>"epicgames","thirdparty","studio","america","events","generic"</text:p>
          </table:table-cell>
          <table:table-cell office:value-type="string">
            <text:p>Official Epic Games Events News Feed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NEWS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events"</text:p>
          </table:table-cell>
          <table:table-cell office:value-type="string">
            <text:p>"generic"</text:p>
          </table:table-cell>
          <table:table-cell table:style-name="ce13" table:formula="of:=COUNTIF([.N161:.X161];&quot;X&quot;)" office:value-type="float" office:value="2">
            <text:p>2</text:p>
          </table:table-cell>
          <table:table-cell table:style-name="ce14" table:formula="of:=IF(AND([.I161]=&quot;&quot;&quot;studio&quot;&quot;&quot;;[.J161]=&quot;&quot;&quot;america&quot;&quot;&quot;);&quot;x&quot;;&quot;&quot;)" office:value-type="string" office:string-value="x">
            <text:p>x</text:p>
          </table:table-cell>
          <table:table-cell table:style-name="ce14" table:formula="of:=IF(AND([.I161]=&quot;&quot;&quot;studio&quot;&quot;&quot;;[.J161]=&quot;&quot;&quot;japan&quot;&quot;&quot;);&quot;x&quot;;&quot;&quot;)">
            <text:p/>
          </table:table-cell>
          <table:table-cell table:style-name="ce14" table:formula="of:=IF(AND([.I161]=&quot;&quot;&quot;studio&quot;&quot;&quot;;[.J161]=&quot;&quot;&quot;world&quot;&quot;&quot;);&quot;x&quot;;&quot;&quot;)">
            <text:p/>
          </table:table-cell>
          <table:table-cell table:style-name="ce14" table:formula="of:=IF(AND([.I161]=&quot;&quot;&quot;studio&quot;&quot;&quot;;[.J161]=&quot;&quot;&quot;europe&quot;&quot;&quot;);&quot;x&quot;;&quot;&quot;)">
            <text:p/>
          </table:table-cell>
          <table:table-cell table:style-name="ce14" table:formula="of:=IF([.H161]=&quot;&quot;&quot;thirdparty&quot;&quot;&quot;;&quot;X&quot;;&quot;&quot;)" office:value-type="string" office:string-value="X">
            <text:p>X</text:p>
          </table:table-cell>
          <table:table-cell table:style-name="ce14" table:formula="of:=IF([.H161]=&quot;&quot;&quot;indie&quot;&quot;&quot;;&quot;X&quot;;&quot;&quot;)">
            <text:p/>
          </table:table-cell>
          <table:table-cell table:style-name="ce14" table:formula="of:=IF([.H161]=&quot;&quot;&quot;nintendo&quot;&quot;&quot;;&quot;X&quot;;&quot;&quot;)">
            <text:p/>
          </table:table-cell>
          <table:table-cell table:style-name="ce14" table:formula="of:=IF([.H161]=&quot;&quot;&quot;sony&quot;&quot;&quot;;&quot;X&quot;;&quot;&quot;)">
            <text:p/>
          </table:table-cell>
          <table:table-cell table:style-name="ce14" table:formula="of:=IF([.H161]=&quot;&quot;&quot;microsoft&quot;&quot;&quot;;&quot;X&quot;;&quot;&quot;)">
            <text:p/>
          </table:table-cell>
          <table:table-cell table:style-name="ce14" table:formula="of:=IF([.K161]=&quot;&quot;&quot;people&quot;&quot;&quot;;&quot;X&quot;;&quot;&quot;)">
            <text:p/>
          </table:table-cell>
          <table:table-cell table:style-name="ce14" table:formula="of:=IF([.H1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EpicGames</text:p>
          </table:table-cell>
          <table:table-cell table:formula="of:=CONCATENATE([.G162];&quot;,&quot;;[.H162];&quot;,&quot;;[.I162];&quot;,&quot;;[.J162];&quot;,&quot;;[.K162];&quot;,&quot;;[.L162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Twitter Account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TWITTER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2:.X162];&quot;X&quot;)" office:value-type="float" office:value="2">
            <text:p>2</text:p>
          </table:table-cell>
          <table:table-cell table:style-name="ce14" table:formula="of:=IF(AND([.I162]=&quot;&quot;&quot;studio&quot;&quot;&quot;;[.J162]=&quot;&quot;&quot;america&quot;&quot;&quot;);&quot;x&quot;;&quot;&quot;)" office:value-type="string" office:string-value="x">
            <text:p>x</text:p>
          </table:table-cell>
          <table:table-cell table:style-name="ce14" table:formula="of:=IF(AND([.I162]=&quot;&quot;&quot;studio&quot;&quot;&quot;;[.J162]=&quot;&quot;&quot;japan&quot;&quot;&quot;);&quot;x&quot;;&quot;&quot;)">
            <text:p/>
          </table:table-cell>
          <table:table-cell table:style-name="ce14" table:formula="of:=IF(AND([.I162]=&quot;&quot;&quot;studio&quot;&quot;&quot;;[.J162]=&quot;&quot;&quot;world&quot;&quot;&quot;);&quot;x&quot;;&quot;&quot;)">
            <text:p/>
          </table:table-cell>
          <table:table-cell table:style-name="ce14" table:formula="of:=IF(AND([.I162]=&quot;&quot;&quot;studio&quot;&quot;&quot;;[.J162]=&quot;&quot;&quot;europe&quot;&quot;&quot;);&quot;x&quot;;&quot;&quot;)">
            <text:p/>
          </table:table-cell>
          <table:table-cell table:style-name="ce14" table:formula="of:=IF([.H162]=&quot;&quot;&quot;thirdparty&quot;&quot;&quot;;&quot;X&quot;;&quot;&quot;)" office:value-type="string" office:string-value="X">
            <text:p>X</text:p>
          </table:table-cell>
          <table:table-cell table:style-name="ce14" table:formula="of:=IF([.H162]=&quot;&quot;&quot;indie&quot;&quot;&quot;;&quot;X&quot;;&quot;&quot;)">
            <text:p/>
          </table:table-cell>
          <table:table-cell table:style-name="ce14" table:formula="of:=IF([.H162]=&quot;&quot;&quot;nintendo&quot;&quot;&quot;;&quot;X&quot;;&quot;&quot;)">
            <text:p/>
          </table:table-cell>
          <table:table-cell table:style-name="ce14" table:formula="of:=IF([.H162]=&quot;&quot;&quot;sony&quot;&quot;&quot;;&quot;X&quot;;&quot;&quot;)">
            <text:p/>
          </table:table-cell>
          <table:table-cell table:style-name="ce14" table:formula="of:=IF([.H162]=&quot;&quot;&quot;microsoft&quot;&quot;&quot;;&quot;X&quot;;&quot;&quot;)">
            <text:p/>
          </table:table-cell>
          <table:table-cell table:style-name="ce14" table:formula="of:=IF([.K162]=&quot;&quot;&quot;people&quot;&quot;&quot;;&quot;X&quot;;&quot;&quot;)">
            <text:p/>
          </table:table-cell>
          <table:table-cell table:style-name="ce14" table:formula="of:=IF([.H1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UnrealEngine</text:p>
          </table:table-cell>
          <table:table-cell table:formula="of:=CONCATENATE([.G163];&quot;,&quot;;[.H163];&quot;,&quot;;[.I163];&quot;,&quot;;[.J163];&quot;,&quot;;[.K163];&quot;,&quot;;[.L163])" office:value-type="string" office:string-value="&quot;epicgames&quot;,&quot;thirdparty&quot;,&quot;studio&quot;,&quot;america&quot;,&quot;devblog&quot;,&quot;generic&quot;">
            <text:p>"epicgames","thirdparty","studio","america","devblog","generic"</text:p>
          </table:table-cell>
          <table:table-cell office:value-type="string">
            <text:p>Official Twitter Account of Unreal Engine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TWITTER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63:.X163];&quot;X&quot;)" office:value-type="float" office:value="2">
            <text:p>2</text:p>
          </table:table-cell>
          <table:table-cell table:style-name="ce14" table:formula="of:=IF(AND([.I163]=&quot;&quot;&quot;studio&quot;&quot;&quot;;[.J163]=&quot;&quot;&quot;america&quot;&quot;&quot;);&quot;x&quot;;&quot;&quot;)" office:value-type="string" office:string-value="x">
            <text:p>x</text:p>
          </table:table-cell>
          <table:table-cell table:style-name="ce14" table:formula="of:=IF(AND([.I163]=&quot;&quot;&quot;studio&quot;&quot;&quot;;[.J163]=&quot;&quot;&quot;japan&quot;&quot;&quot;);&quot;x&quot;;&quot;&quot;)">
            <text:p/>
          </table:table-cell>
          <table:table-cell table:style-name="ce14" table:formula="of:=IF(AND([.I163]=&quot;&quot;&quot;studio&quot;&quot;&quot;;[.J163]=&quot;&quot;&quot;world&quot;&quot;&quot;);&quot;x&quot;;&quot;&quot;)">
            <text:p/>
          </table:table-cell>
          <table:table-cell table:style-name="ce14" table:formula="of:=IF(AND([.I163]=&quot;&quot;&quot;studio&quot;&quot;&quot;;[.J163]=&quot;&quot;&quot;europe&quot;&quot;&quot;);&quot;x&quot;;&quot;&quot;)">
            <text:p/>
          </table:table-cell>
          <table:table-cell table:style-name="ce14" table:formula="of:=IF([.H163]=&quot;&quot;&quot;thirdparty&quot;&quot;&quot;;&quot;X&quot;;&quot;&quot;)" office:value-type="string" office:string-value="X">
            <text:p>X</text:p>
          </table:table-cell>
          <table:table-cell table:style-name="ce14" table:formula="of:=IF([.H163]=&quot;&quot;&quot;indie&quot;&quot;&quot;;&quot;X&quot;;&quot;&quot;)">
            <text:p/>
          </table:table-cell>
          <table:table-cell table:style-name="ce14" table:formula="of:=IF([.H163]=&quot;&quot;&quot;nintendo&quot;&quot;&quot;;&quot;X&quot;;&quot;&quot;)">
            <text:p/>
          </table:table-cell>
          <table:table-cell table:style-name="ce14" table:formula="of:=IF([.H163]=&quot;&quot;&quot;sony&quot;&quot;&quot;;&quot;X&quot;;&quot;&quot;)">
            <text:p/>
          </table:table-cell>
          <table:table-cell table:style-name="ce14" table:formula="of:=IF([.H163]=&quot;&quot;&quot;microsoft&quot;&quot;&quot;;&quot;X&quot;;&quot;&quot;)">
            <text:p/>
          </table:table-cell>
          <table:table-cell table:style-name="ce14" table:formula="of:=IF([.K163]=&quot;&quot;&quot;people&quot;&quot;&quot;;&quot;X&quot;;&quot;&quot;)">
            <text:p/>
          </table:table-cell>
          <table:table-cell table:style-name="ce14" table:formula="of:=IF([.H1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picgamesinc</text:p>
          </table:table-cell>
          <table:table-cell table:formula="of:=CONCATENATE([.G164];&quot;,&quot;;[.H164];&quot;,&quot;;[.I164];&quot;,&quot;;[.J164];&quot;,&quot;;[.K164];&quot;,&quot;;[.L164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Youtube Channel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YOUTUBE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4:.X164];&quot;X&quot;)" office:value-type="float" office:value="2">
            <text:p>2</text:p>
          </table:table-cell>
          <table:table-cell table:style-name="ce14" table:formula="of:=IF(AND([.I164]=&quot;&quot;&quot;studio&quot;&quot;&quot;;[.J164]=&quot;&quot;&quot;america&quot;&quot;&quot;);&quot;x&quot;;&quot;&quot;)" office:value-type="string" office:string-value="x">
            <text:p>x</text:p>
          </table:table-cell>
          <table:table-cell table:style-name="ce14" table:formula="of:=IF(AND([.I164]=&quot;&quot;&quot;studio&quot;&quot;&quot;;[.J164]=&quot;&quot;&quot;japan&quot;&quot;&quot;);&quot;x&quot;;&quot;&quot;)">
            <text:p/>
          </table:table-cell>
          <table:table-cell table:style-name="ce14" table:formula="of:=IF(AND([.I164]=&quot;&quot;&quot;studio&quot;&quot;&quot;;[.J164]=&quot;&quot;&quot;world&quot;&quot;&quot;);&quot;x&quot;;&quot;&quot;)">
            <text:p/>
          </table:table-cell>
          <table:table-cell table:style-name="ce14" table:formula="of:=IF(AND([.I164]=&quot;&quot;&quot;studio&quot;&quot;&quot;;[.J164]=&quot;&quot;&quot;europe&quot;&quot;&quot;);&quot;x&quot;;&quot;&quot;)">
            <text:p/>
          </table:table-cell>
          <table:table-cell table:style-name="ce14" table:formula="of:=IF([.H164]=&quot;&quot;&quot;thirdparty&quot;&quot;&quot;;&quot;X&quot;;&quot;&quot;)" office:value-type="string" office:string-value="X">
            <text:p>X</text:p>
          </table:table-cell>
          <table:table-cell table:style-name="ce14" table:formula="of:=IF([.H164]=&quot;&quot;&quot;indie&quot;&quot;&quot;;&quot;X&quot;;&quot;&quot;)">
            <text:p/>
          </table:table-cell>
          <table:table-cell table:style-name="ce14" table:formula="of:=IF([.H164]=&quot;&quot;&quot;nintendo&quot;&quot;&quot;;&quot;X&quot;;&quot;&quot;)">
            <text:p/>
          </table:table-cell>
          <table:table-cell table:style-name="ce14" table:formula="of:=IF([.H164]=&quot;&quot;&quot;sony&quot;&quot;&quot;;&quot;X&quot;;&quot;&quot;)">
            <text:p/>
          </table:table-cell>
          <table:table-cell table:style-name="ce14" table:formula="of:=IF([.H164]=&quot;&quot;&quot;microsoft&quot;&quot;&quot;;&quot;X&quot;;&quot;&quot;)">
            <text:p/>
          </table:table-cell>
          <table:table-cell table:style-name="ce14" table:formula="of:=IF([.K164]=&quot;&quot;&quot;people&quot;&quot;&quot;;&quot;X&quot;;&quot;&quot;)">
            <text:p/>
          </table:table-cell>
          <table:table-cell table:style-name="ce14" table:formula="of:=IF([.H1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henomEvolution</text:p>
          </table:table-cell>
          <table:table-cell table:formula="of:=CONCATENATE([.G165];&quot;,&quot;;[.H165];&quot;,&quot;;[.I165];&quot;,&quot;;[.J165];&quot;,&quot;;[.K165];&quot;,&quot;;[.L165])" office:value-type="string" office:string-value="&quot;evolutionstudios&quot;,&quot;sony&quot;,&quot;studio&quot;,&quot;europe&quot;,&quot;pr&quot;,&quot;racing&quot;">
            <text:p>"evolutionstudios","sony","studio","europe","pr","racing"</text:p>
          </table:table-cell>
          <table:table-cell office:value-type="string">
            <text:p>Official Twitter Account of Evolution Studios</text:p>
          </table:table-cell>
          <table:table-cell office:value-type="string">
            <text:p>http://www.evos.net/games/</text:p>
          </table:table-cell>
          <table:table-cell office:value-type="string">
            <text:p>Motor Storm series</text:p>
          </table:table-cell>
          <table:table-cell office:value-type="string">
            <text:p>TWITTER</text:p>
          </table:table-cell>
          <table:table-cell office:value-type="string">
            <text:p>"evolutionstudio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65:.X165];&quot;X&quot;)" office:value-type="float" office:value="2">
            <text:p>2</text:p>
          </table:table-cell>
          <table:table-cell table:style-name="ce14" table:formula="of:=IF(AND([.I165]=&quot;&quot;&quot;studio&quot;&quot;&quot;;[.J165]=&quot;&quot;&quot;america&quot;&quot;&quot;);&quot;x&quot;;&quot;&quot;)">
            <text:p/>
          </table:table-cell>
          <table:table-cell table:style-name="ce14" table:formula="of:=IF(AND([.I165]=&quot;&quot;&quot;studio&quot;&quot;&quot;;[.J165]=&quot;&quot;&quot;japan&quot;&quot;&quot;);&quot;x&quot;;&quot;&quot;)">
            <text:p/>
          </table:table-cell>
          <table:table-cell table:style-name="ce14" table:formula="of:=IF(AND([.I165]=&quot;&quot;&quot;studio&quot;&quot;&quot;;[.J165]=&quot;&quot;&quot;world&quot;&quot;&quot;);&quot;x&quot;;&quot;&quot;)">
            <text:p/>
          </table:table-cell>
          <table:table-cell table:style-name="ce14" table:formula="of:=IF(AND([.I165]=&quot;&quot;&quot;studio&quot;&quot;&quot;;[.J165]=&quot;&quot;&quot;europe&quot;&quot;&quot;);&quot;x&quot;;&quot;&quot;)" office:value-type="string" office:string-value="x">
            <text:p>x</text:p>
          </table:table-cell>
          <table:table-cell table:style-name="ce14" table:formula="of:=IF([.H165]=&quot;&quot;&quot;thirdparty&quot;&quot;&quot;;&quot;X&quot;;&quot;&quot;)">
            <text:p/>
          </table:table-cell>
          <table:table-cell table:style-name="ce14" table:formula="of:=IF([.H165]=&quot;&quot;&quot;indie&quot;&quot;&quot;;&quot;X&quot;;&quot;&quot;)">
            <text:p/>
          </table:table-cell>
          <table:table-cell table:style-name="ce14" table:formula="of:=IF([.H165]=&quot;&quot;&quot;nintendo&quot;&quot;&quot;;&quot;X&quot;;&quot;&quot;)">
            <text:p/>
          </table:table-cell>
          <table:table-cell table:style-name="ce14" table:formula="of:=IF([.H165]=&quot;&quot;&quot;sony&quot;&quot;&quot;;&quot;X&quot;;&quot;&quot;)" office:value-type="string" office:string-value="X">
            <text:p>X</text:p>
          </table:table-cell>
          <table:table-cell table:style-name="ce14" table:formula="of:=IF([.H165]=&quot;&quot;&quot;microsoft&quot;&quot;&quot;;&quot;X&quot;;&quot;&quot;)">
            <text:p/>
          </table:table-cell>
          <table:table-cell table:style-name="ce14" table:formula="of:=IF([.K165]=&quot;&quot;&quot;people&quot;&quot;&quot;;&quot;X&quot;;&quot;&quot;)">
            <text:p/>
          </table:table-cell>
          <table:table-cell table:style-name="ce14" table:formula="of:=IF([.H1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http://2dboy.com/feed/</text:p>
          </table:table-cell>
          <table:table-cell table:formula="of:=CONCATENATE([.G166];&quot;,&quot;;[.H166];&quot;,&quot;;[.I166];&quot;,&quot;;[.J166];&quot;,&quot;;[.K166];&quot;,&quot;;[.L166])" office:value-type="string" office:string-value="&quot;2dboy&quot;,&quot;indie&quot;,&quot;studio&quot;,&quot;america&quot;,&quot;pr&quot;,&quot;experimental&quot;">
            <text:p>"2dboy","indie","studio","america","pr","experimental"</text:p>
          </table:table-cell>
          <table:table-cell office:value-type="string">
            <text:p>Official News Feed of 2D Boy</text:p>
          </table:table-cell>
          <table:table-cell table:style-name="Default" office:value-type="string">
            <text:p>http://2dboy.com/about.php</text:p>
          </table:table-cell>
          <table:table-cell office:value-type="string">
            <text:p>World of Goo</text:p>
          </table:table-cell>
          <table:table-cell office:value-type="string">
            <text:p>NEWS</text:p>
          </table:table-cell>
          <table:table-cell office:value-type="string">
            <text:p>"2dbo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66:.X166];&quot;X&quot;)" office:value-type="float" office:value="2">
            <text:p>2</text:p>
          </table:table-cell>
          <table:table-cell table:style-name="ce14" table:formula="of:=IF(AND([.I166]=&quot;&quot;&quot;studio&quot;&quot;&quot;;[.J166]=&quot;&quot;&quot;america&quot;&quot;&quot;);&quot;x&quot;;&quot;&quot;)" office:value-type="string" office:string-value="x">
            <text:p>x</text:p>
          </table:table-cell>
          <table:table-cell table:style-name="ce14" table:formula="of:=IF(AND([.I166]=&quot;&quot;&quot;studio&quot;&quot;&quot;;[.J166]=&quot;&quot;&quot;japan&quot;&quot;&quot;);&quot;x&quot;;&quot;&quot;)">
            <text:p/>
          </table:table-cell>
          <table:table-cell table:style-name="ce14" table:formula="of:=IF(AND([.I166]=&quot;&quot;&quot;studio&quot;&quot;&quot;;[.J166]=&quot;&quot;&quot;world&quot;&quot;&quot;);&quot;x&quot;;&quot;&quot;)">
            <text:p/>
          </table:table-cell>
          <table:table-cell table:style-name="ce14" table:formula="of:=IF(AND([.I166]=&quot;&quot;&quot;studio&quot;&quot;&quot;;[.J166]=&quot;&quot;&quot;europe&quot;&quot;&quot;);&quot;x&quot;;&quot;&quot;)">
            <text:p/>
          </table:table-cell>
          <table:table-cell table:style-name="ce14" table:formula="of:=IF([.H166]=&quot;&quot;&quot;thirdparty&quot;&quot;&quot;;&quot;X&quot;;&quot;&quot;)">
            <text:p/>
          </table:table-cell>
          <table:table-cell table:style-name="ce14" table:formula="of:=IF([.H166]=&quot;&quot;&quot;indie&quot;&quot;&quot;;&quot;X&quot;;&quot;&quot;)" office:value-type="string" office:string-value="X">
            <text:p>X</text:p>
          </table:table-cell>
          <table:table-cell table:style-name="ce14" table:formula="of:=IF([.H166]=&quot;&quot;&quot;nintendo&quot;&quot;&quot;;&quot;X&quot;;&quot;&quot;)">
            <text:p/>
          </table:table-cell>
          <table:table-cell table:style-name="ce14" table:formula="of:=IF([.H166]=&quot;&quot;&quot;sony&quot;&quot;&quot;;&quot;X&quot;;&quot;&quot;)">
            <text:p/>
          </table:table-cell>
          <table:table-cell table:style-name="ce14" table:formula="of:=IF([.H166]=&quot;&quot;&quot;microsoft&quot;&quot;&quot;;&quot;X&quot;;&quot;&quot;)">
            <text:p/>
          </table:table-cell>
          <table:table-cell table:style-name="ce14" table:formula="of:=IF([.K166]=&quot;&quot;&quot;people&quot;&quot;&quot;;&quot;X&quot;;&quot;&quot;)">
            <text:p/>
          </table:table-cell>
          <table:table-cell table:style-name="ce14" table:formula="of:=IF([.H1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5503416635</text:p>
          </table:table-cell>
          <table:table-cell table:formula="of:=CONCATENATE([.G167];&quot;,&quot;;[.H167];&quot;,&quot;;[.I167];&quot;,&quot;;[.J167];&quot;,&quot;;[.K167];&quot;,&quot;;[.L167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Facebook Page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FACEBOOK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7:.X167];&quot;X&quot;)" office:value-type="float" office:value="2">
            <text:p>2</text:p>
          </table:table-cell>
          <table:table-cell table:style-name="ce14" table:formula="of:=IF(AND([.I167]=&quot;&quot;&quot;studio&quot;&quot;&quot;;[.J167]=&quot;&quot;&quot;america&quot;&quot;&quot;);&quot;x&quot;;&quot;&quot;)">
            <text:p/>
          </table:table-cell>
          <table:table-cell table:style-name="ce14" table:formula="of:=IF(AND([.I167]=&quot;&quot;&quot;studio&quot;&quot;&quot;;[.J167]=&quot;&quot;&quot;japan&quot;&quot;&quot;);&quot;x&quot;;&quot;&quot;)">
            <text:p/>
          </table:table-cell>
          <table:table-cell table:style-name="ce14" table:formula="of:=IF(AND([.I167]=&quot;&quot;&quot;studio&quot;&quot;&quot;;[.J167]=&quot;&quot;&quot;world&quot;&quot;&quot;);&quot;x&quot;;&quot;&quot;)">
            <text:p/>
          </table:table-cell>
          <table:table-cell table:style-name="ce14" table:formula="of:=IF(AND([.I167]=&quot;&quot;&quot;studio&quot;&quot;&quot;;[.J167]=&quot;&quot;&quot;europe&quot;&quot;&quot;);&quot;x&quot;;&quot;&quot;)" office:value-type="string" office:string-value="x">
            <text:p>x</text:p>
          </table:table-cell>
          <table:table-cell table:style-name="ce14" table:formula="of:=IF([.H167]=&quot;&quot;&quot;thirdparty&quot;&quot;&quot;;&quot;X&quot;;&quot;&quot;)">
            <text:p/>
          </table:table-cell>
          <table:table-cell table:style-name="ce14" table:formula="of:=IF([.H167]=&quot;&quot;&quot;indie&quot;&quot;&quot;;&quot;X&quot;;&quot;&quot;)">
            <text:p/>
          </table:table-cell>
          <table:table-cell table:style-name="ce14" table:formula="of:=IF([.H167]=&quot;&quot;&quot;nintendo&quot;&quot;&quot;;&quot;X&quot;;&quot;&quot;)">
            <text:p/>
          </table:table-cell>
          <table:table-cell table:style-name="ce14" table:formula="of:=IF([.H167]=&quot;&quot;&quot;sony&quot;&quot;&quot;;&quot;X&quot;;&quot;&quot;)">
            <text:p/>
          </table:table-cell>
          <table:table-cell table:style-name="ce14" table:formula="of:=IF([.H167]=&quot;&quot;&quot;microsoft&quot;&quot;&quot;;&quot;X&quot;;&quot;&quot;)">
            <text:p/>
          </table:table-cell>
          <table:table-cell table:style-name="ce14" table:formula="of:=IF([.K167]=&quot;&quot;&quot;people&quot;&quot;&quot;;&quot;X&quot;;&quot;&quot;)">
            <text:p/>
          </table:table-cell>
          <table:table-cell table:style-name="ce14" table:formula="of:=IF([.H16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ireflyworlds</text:p>
          </table:table-cell>
          <table:table-cell table:formula="of:=CONCATENATE([.G168];&quot;,&quot;;[.H168];&quot;,&quot;;[.I168];&quot;,&quot;;[.J168];&quot;,&quot;;[.K168];&quot;,&quot;;[.L168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Twitter Account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TWITTER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8:.X168];&quot;X&quot;)" office:value-type="float" office:value="2">
            <text:p>2</text:p>
          </table:table-cell>
          <table:table-cell table:style-name="ce14" table:formula="of:=IF(AND([.I168]=&quot;&quot;&quot;studio&quot;&quot;&quot;;[.J168]=&quot;&quot;&quot;america&quot;&quot;&quot;);&quot;x&quot;;&quot;&quot;)">
            <text:p/>
          </table:table-cell>
          <table:table-cell table:style-name="ce14" table:formula="of:=IF(AND([.I168]=&quot;&quot;&quot;studio&quot;&quot;&quot;;[.J168]=&quot;&quot;&quot;japan&quot;&quot;&quot;);&quot;x&quot;;&quot;&quot;)">
            <text:p/>
          </table:table-cell>
          <table:table-cell table:style-name="ce14" table:formula="of:=IF(AND([.I168]=&quot;&quot;&quot;studio&quot;&quot;&quot;;[.J168]=&quot;&quot;&quot;world&quot;&quot;&quot;);&quot;x&quot;;&quot;&quot;)">
            <text:p/>
          </table:table-cell>
          <table:table-cell table:style-name="ce14" table:formula="of:=IF(AND([.I168]=&quot;&quot;&quot;studio&quot;&quot;&quot;;[.J168]=&quot;&quot;&quot;europe&quot;&quot;&quot;);&quot;x&quot;;&quot;&quot;)" office:value-type="string" office:string-value="x">
            <text:p>x</text:p>
          </table:table-cell>
          <table:table-cell table:style-name="ce14" table:formula="of:=IF([.H168]=&quot;&quot;&quot;thirdparty&quot;&quot;&quot;;&quot;X&quot;;&quot;&quot;)">
            <text:p/>
          </table:table-cell>
          <table:table-cell table:style-name="ce14" table:formula="of:=IF([.H168]=&quot;&quot;&quot;indie&quot;&quot;&quot;;&quot;X&quot;;&quot;&quot;)">
            <text:p/>
          </table:table-cell>
          <table:table-cell table:style-name="ce14" table:formula="of:=IF([.H168]=&quot;&quot;&quot;nintendo&quot;&quot;&quot;;&quot;X&quot;;&quot;&quot;)">
            <text:p/>
          </table:table-cell>
          <table:table-cell table:style-name="ce14" table:formula="of:=IF([.H168]=&quot;&quot;&quot;sony&quot;&quot;&quot;;&quot;X&quot;;&quot;&quot;)">
            <text:p/>
          </table:table-cell>
          <table:table-cell table:style-name="ce14" table:formula="of:=IF([.H168]=&quot;&quot;&quot;microsoft&quot;&quot;&quot;;&quot;X&quot;;&quot;&quot;)">
            <text:p/>
          </table:table-cell>
          <table:table-cell table:style-name="ce14" table:formula="of:=IF([.K168]=&quot;&quot;&quot;people&quot;&quot;&quot;;&quot;X&quot;;&quot;&quot;)">
            <text:p/>
          </table:table-cell>
          <table:table-cell table:style-name="ce14" table:formula="of:=IF([.H16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ireflyworlds</text:p>
          </table:table-cell>
          <table:table-cell table:formula="of:=CONCATENATE([.G169];&quot;,&quot;;[.H169];&quot;,&quot;;[.I169];&quot;,&quot;;[.J169];&quot;,&quot;;[.K169];&quot;,&quot;;[.L169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Youtube Channel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YOUTUBE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9:.X169];&quot;X&quot;)" office:value-type="float" office:value="2">
            <text:p>2</text:p>
          </table:table-cell>
          <table:table-cell table:style-name="ce14" table:formula="of:=IF(AND([.I169]=&quot;&quot;&quot;studio&quot;&quot;&quot;;[.J169]=&quot;&quot;&quot;america&quot;&quot;&quot;);&quot;x&quot;;&quot;&quot;)">
            <text:p/>
          </table:table-cell>
          <table:table-cell table:style-name="ce14" table:formula="of:=IF(AND([.I169]=&quot;&quot;&quot;studio&quot;&quot;&quot;;[.J169]=&quot;&quot;&quot;japan&quot;&quot;&quot;);&quot;x&quot;;&quot;&quot;)">
            <text:p/>
          </table:table-cell>
          <table:table-cell table:style-name="ce14" table:formula="of:=IF(AND([.I169]=&quot;&quot;&quot;studio&quot;&quot;&quot;;[.J169]=&quot;&quot;&quot;world&quot;&quot;&quot;);&quot;x&quot;;&quot;&quot;)">
            <text:p/>
          </table:table-cell>
          <table:table-cell table:style-name="ce14" table:formula="of:=IF(AND([.I169]=&quot;&quot;&quot;studio&quot;&quot;&quot;;[.J169]=&quot;&quot;&quot;europe&quot;&quot;&quot;);&quot;x&quot;;&quot;&quot;)" office:value-type="string" office:string-value="x">
            <text:p>x</text:p>
          </table:table-cell>
          <table:table-cell table:style-name="ce14" table:formula="of:=IF([.H169]=&quot;&quot;&quot;thirdparty&quot;&quot;&quot;;&quot;X&quot;;&quot;&quot;)">
            <text:p/>
          </table:table-cell>
          <table:table-cell table:style-name="ce14" table:formula="of:=IF([.H169]=&quot;&quot;&quot;indie&quot;&quot;&quot;;&quot;X&quot;;&quot;&quot;)">
            <text:p/>
          </table:table-cell>
          <table:table-cell table:style-name="ce14" table:formula="of:=IF([.H169]=&quot;&quot;&quot;nintendo&quot;&quot;&quot;;&quot;X&quot;;&quot;&quot;)">
            <text:p/>
          </table:table-cell>
          <table:table-cell table:style-name="ce14" table:formula="of:=IF([.H169]=&quot;&quot;&quot;sony&quot;&quot;&quot;;&quot;X&quot;;&quot;&quot;)">
            <text:p/>
          </table:table-cell>
          <table:table-cell table:style-name="ce14" table:formula="of:=IF([.H169]=&quot;&quot;&quot;microsoft&quot;&quot;&quot;;&quot;X&quot;;&quot;&quot;)">
            <text:p/>
          </table:table-cell>
          <table:table-cell table:style-name="ce14" table:formula="of:=IF([.K169]=&quot;&quot;&quot;people&quot;&quot;&quot;;&quot;X&quot;;&quot;&quot;)">
            <text:p/>
          </table:table-cell>
          <table:table-cell table:style-name="ce14" table:formula="of:=IF([.H16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7613620920942</text:p>
          </table:table-cell>
          <table:table-cell table:formula="of:=CONCATENATE([.G170];&quot;,&quot;;[.H170];&quot;,&quot;;[.I170];&quot;,&quot;;[.J170];&quot;,&quot;;[.K170];&quot;,&quot;;[.L170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Facebook Page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FACEBOOK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0:.X170];&quot;X&quot;)" office:value-type="float" office:value="2">
            <text:p>2</text:p>
          </table:table-cell>
          <table:table-cell table:style-name="ce14" table:formula="of:=IF(AND([.I170]=&quot;&quot;&quot;studio&quot;&quot;&quot;;[.J170]=&quot;&quot;&quot;america&quot;&quot;&quot;);&quot;x&quot;;&quot;&quot;)" office:value-type="string" office:string-value="x">
            <text:p>x</text:p>
          </table:table-cell>
          <table:table-cell table:style-name="ce14" table:formula="of:=IF(AND([.I170]=&quot;&quot;&quot;studio&quot;&quot;&quot;;[.J170]=&quot;&quot;&quot;japan&quot;&quot;&quot;);&quot;x&quot;;&quot;&quot;)">
            <text:p/>
          </table:table-cell>
          <table:table-cell table:style-name="ce14" table:formula="of:=IF(AND([.I170]=&quot;&quot;&quot;studio&quot;&quot;&quot;;[.J170]=&quot;&quot;&quot;world&quot;&quot;&quot;);&quot;x&quot;;&quot;&quot;)">
            <text:p/>
          </table:table-cell>
          <table:table-cell table:style-name="ce14" table:formula="of:=IF(AND([.I170]=&quot;&quot;&quot;studio&quot;&quot;&quot;;[.J170]=&quot;&quot;&quot;europe&quot;&quot;&quot;);&quot;x&quot;;&quot;&quot;)">
            <text:p/>
          </table:table-cell>
          <table:table-cell table:style-name="ce14" table:formula="of:=IF([.H170]=&quot;&quot;&quot;thirdparty&quot;&quot;&quot;;&quot;X&quot;;&quot;&quot;)">
            <text:p/>
          </table:table-cell>
          <table:table-cell table:style-name="ce14" table:formula="of:=IF([.H170]=&quot;&quot;&quot;indie&quot;&quot;&quot;;&quot;X&quot;;&quot;&quot;)" office:value-type="string" office:string-value="X">
            <text:p>X</text:p>
          </table:table-cell>
          <table:table-cell table:style-name="ce14" table:formula="of:=IF([.H170]=&quot;&quot;&quot;nintendo&quot;&quot;&quot;;&quot;X&quot;;&quot;&quot;)">
            <text:p/>
          </table:table-cell>
          <table:table-cell table:style-name="ce14" table:formula="of:=IF([.H170]=&quot;&quot;&quot;sony&quot;&quot;&quot;;&quot;X&quot;;&quot;&quot;)">
            <text:p/>
          </table:table-cell>
          <table:table-cell table:style-name="ce14" table:formula="of:=IF([.H170]=&quot;&quot;&quot;microsoft&quot;&quot;&quot;;&quot;X&quot;;&quot;&quot;)">
            <text:p/>
          </table:table-cell>
          <table:table-cell table:style-name="ce14" table:formula="of:=IF([.K170]=&quot;&quot;&quot;people&quot;&quot;&quot;;&quot;X&quot;;&quot;&quot;)">
            <text:p/>
          </table:table-cell>
          <table:table-cell table:style-name="ce14" table:formula="of:=IF([.H1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ives_Freebird</text:p>
          </table:table-cell>
          <table:table-cell table:formula="of:=CONCATENATE([.G171];&quot;,&quot;;[.H171];&quot;,&quot;;[.I171];&quot;,&quot;;[.J171];&quot;,&quot;;[.K171];&quot;,&quot;;[.L171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Kan Gao: Director &amp; Co-composer of To The Moon by Freebird Games</text:p>
          </table:table-cell>
          <table:table-cell/>
          <table:table-cell office:value-type="string">
            <text:p>To The Moon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71:.X171];&quot;X&quot;)" office:value-type="float" office:value="2">
            <text:p>2</text:p>
          </table:table-cell>
          <table:table-cell table:style-name="ce14" table:formula="of:=IF(AND([.I171]=&quot;&quot;&quot;studio&quot;&quot;&quot;;[.J171]=&quot;&quot;&quot;america&quot;&quot;&quot;);&quot;x&quot;;&quot;&quot;)">
            <text:p/>
          </table:table-cell>
          <table:table-cell table:style-name="ce14" table:formula="of:=IF(AND([.I171]=&quot;&quot;&quot;studio&quot;&quot;&quot;;[.J171]=&quot;&quot;&quot;japan&quot;&quot;&quot;);&quot;x&quot;;&quot;&quot;)">
            <text:p/>
          </table:table-cell>
          <table:table-cell table:style-name="ce14" table:formula="of:=IF(AND([.I171]=&quot;&quot;&quot;studio&quot;&quot;&quot;;[.J171]=&quot;&quot;&quot;world&quot;&quot;&quot;);&quot;x&quot;;&quot;&quot;)">
            <text:p/>
          </table:table-cell>
          <table:table-cell table:style-name="ce14" table:formula="of:=IF(AND([.I171]=&quot;&quot;&quot;studio&quot;&quot;&quot;;[.J171]=&quot;&quot;&quot;europe&quot;&quot;&quot;);&quot;x&quot;;&quot;&quot;)">
            <text:p/>
          </table:table-cell>
          <table:table-cell table:style-name="ce14" table:formula="of:=IF([.H171]=&quot;&quot;&quot;thirdparty&quot;&quot;&quot;;&quot;X&quot;;&quot;&quot;)">
            <text:p/>
          </table:table-cell>
          <table:table-cell table:style-name="ce14" table:formula="of:=IF([.H171]=&quot;&quot;&quot;indie&quot;&quot;&quot;;&quot;X&quot;;&quot;&quot;)" office:value-type="string" office:string-value="X">
            <text:p>X</text:p>
          </table:table-cell>
          <table:table-cell table:style-name="ce14" table:formula="of:=IF([.H171]=&quot;&quot;&quot;nintendo&quot;&quot;&quot;;&quot;X&quot;;&quot;&quot;)">
            <text:p/>
          </table:table-cell>
          <table:table-cell table:style-name="ce14" table:formula="of:=IF([.H171]=&quot;&quot;&quot;sony&quot;&quot;&quot;;&quot;X&quot;;&quot;&quot;)">
            <text:p/>
          </table:table-cell>
          <table:table-cell table:style-name="ce14" table:formula="of:=IF([.H171]=&quot;&quot;&quot;microsoft&quot;&quot;&quot;;&quot;X&quot;;&quot;&quot;)">
            <text:p/>
          </table:table-cell>
          <table:table-cell table:style-name="ce14" table:formula="of:=IF([.K171]=&quot;&quot;&quot;people&quot;&quot;&quot;;&quot;X&quot;;&quot;&quot;)" office:value-type="string" office:string-value="X">
            <text:p>X</text:p>
          </table:table-cell>
          <table:table-cell table:style-name="ce14" table:formula="of:=IF([.H1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eebirdgames.com/feed/</text:p>
          </table:table-cell>
          <table:table-cell table:formula="of:=CONCATENATE([.G172];&quot;,&quot;;[.H172];&quot;,&quot;;[.I172];&quot;,&quot;;[.J172];&quot;,&quot;;[.K172];&quot;,&quot;;[.L172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News Feed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NEWS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2:.X172];&quot;X&quot;)" office:value-type="float" office:value="2">
            <text:p>2</text:p>
          </table:table-cell>
          <table:table-cell table:style-name="ce14" table:formula="of:=IF(AND([.I172]=&quot;&quot;&quot;studio&quot;&quot;&quot;;[.J172]=&quot;&quot;&quot;america&quot;&quot;&quot;);&quot;x&quot;;&quot;&quot;)" office:value-type="string" office:string-value="x">
            <text:p>x</text:p>
          </table:table-cell>
          <table:table-cell table:style-name="ce14" table:formula="of:=IF(AND([.I172]=&quot;&quot;&quot;studio&quot;&quot;&quot;;[.J172]=&quot;&quot;&quot;japan&quot;&quot;&quot;);&quot;x&quot;;&quot;&quot;)">
            <text:p/>
          </table:table-cell>
          <table:table-cell table:style-name="ce14" table:formula="of:=IF(AND([.I172]=&quot;&quot;&quot;studio&quot;&quot;&quot;;[.J172]=&quot;&quot;&quot;world&quot;&quot;&quot;);&quot;x&quot;;&quot;&quot;)">
            <text:p/>
          </table:table-cell>
          <table:table-cell table:style-name="ce14" table:formula="of:=IF(AND([.I172]=&quot;&quot;&quot;studio&quot;&quot;&quot;;[.J172]=&quot;&quot;&quot;europe&quot;&quot;&quot;);&quot;x&quot;;&quot;&quot;)">
            <text:p/>
          </table:table-cell>
          <table:table-cell table:style-name="ce14" table:formula="of:=IF([.H172]=&quot;&quot;&quot;thirdparty&quot;&quot;&quot;;&quot;X&quot;;&quot;&quot;)">
            <text:p/>
          </table:table-cell>
          <table:table-cell table:style-name="ce14" table:formula="of:=IF([.H172]=&quot;&quot;&quot;indie&quot;&quot;&quot;;&quot;X&quot;;&quot;&quot;)" office:value-type="string" office:string-value="X">
            <text:p>X</text:p>
          </table:table-cell>
          <table:table-cell table:style-name="ce14" table:formula="of:=IF([.H172]=&quot;&quot;&quot;nintendo&quot;&quot;&quot;;&quot;X&quot;;&quot;&quot;)">
            <text:p/>
          </table:table-cell>
          <table:table-cell table:style-name="ce14" table:formula="of:=IF([.H172]=&quot;&quot;&quot;sony&quot;&quot;&quot;;&quot;X&quot;;&quot;&quot;)">
            <text:p/>
          </table:table-cell>
          <table:table-cell table:style-name="ce14" table:formula="of:=IF([.H172]=&quot;&quot;&quot;microsoft&quot;&quot;&quot;;&quot;X&quot;;&quot;&quot;)">
            <text:p/>
          </table:table-cell>
          <table:table-cell table:style-name="ce14" table:formula="of:=IF([.K172]=&quot;&quot;&quot;people&quot;&quot;&quot;;&quot;X&quot;;&quot;&quot;)">
            <text:p/>
          </table:table-cell>
          <table:table-cell table:style-name="ce14" table:formula="of:=IF([.H1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eivier</text:p>
          </table:table-cell>
          <table:table-cell table:formula="of:=CONCATENATE([.G173];&quot;,&quot;;[.H173];&quot;,&quot;;[.I173];&quot;,&quot;;[.J173];&quot;,&quot;;[.K173];&quot;,&quot;;[.L173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Youtube Channel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YOUTUBE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3:.X173];&quot;X&quot;)" office:value-type="float" office:value="2">
            <text:p>2</text:p>
          </table:table-cell>
          <table:table-cell table:style-name="ce14" table:formula="of:=IF(AND([.I173]=&quot;&quot;&quot;studio&quot;&quot;&quot;;[.J173]=&quot;&quot;&quot;america&quot;&quot;&quot;);&quot;x&quot;;&quot;&quot;)" office:value-type="string" office:string-value="x">
            <text:p>x</text:p>
          </table:table-cell>
          <table:table-cell table:style-name="ce14" table:formula="of:=IF(AND([.I173]=&quot;&quot;&quot;studio&quot;&quot;&quot;;[.J173]=&quot;&quot;&quot;japan&quot;&quot;&quot;);&quot;x&quot;;&quot;&quot;)">
            <text:p/>
          </table:table-cell>
          <table:table-cell table:style-name="ce14" table:formula="of:=IF(AND([.I173]=&quot;&quot;&quot;studio&quot;&quot;&quot;;[.J173]=&quot;&quot;&quot;world&quot;&quot;&quot;);&quot;x&quot;;&quot;&quot;)">
            <text:p/>
          </table:table-cell>
          <table:table-cell table:style-name="ce14" table:formula="of:=IF(AND([.I173]=&quot;&quot;&quot;studio&quot;&quot;&quot;;[.J173]=&quot;&quot;&quot;europe&quot;&quot;&quot;);&quot;x&quot;;&quot;&quot;)">
            <text:p/>
          </table:table-cell>
          <table:table-cell table:style-name="ce14" table:formula="of:=IF([.H173]=&quot;&quot;&quot;thirdparty&quot;&quot;&quot;;&quot;X&quot;;&quot;&quot;)">
            <text:p/>
          </table:table-cell>
          <table:table-cell table:style-name="ce14" table:formula="of:=IF([.H173]=&quot;&quot;&quot;indie&quot;&quot;&quot;;&quot;X&quot;;&quot;&quot;)" office:value-type="string" office:string-value="X">
            <text:p>X</text:p>
          </table:table-cell>
          <table:table-cell table:style-name="ce14" table:formula="of:=IF([.H173]=&quot;&quot;&quot;nintendo&quot;&quot;&quot;;&quot;X&quot;;&quot;&quot;)">
            <text:p/>
          </table:table-cell>
          <table:table-cell table:style-name="ce14" table:formula="of:=IF([.H173]=&quot;&quot;&quot;sony&quot;&quot;&quot;;&quot;X&quot;;&quot;&quot;)">
            <text:p/>
          </table:table-cell>
          <table:table-cell table:style-name="ce14" table:formula="of:=IF([.H173]=&quot;&quot;&quot;microsoft&quot;&quot;&quot;;&quot;X&quot;;&quot;&quot;)">
            <text:p/>
          </table:table-cell>
          <table:table-cell table:style-name="ce14" table:formula="of:=IF([.K173]=&quot;&quot;&quot;people&quot;&quot;&quot;;&quot;X&quot;;&quot;&quot;)">
            <text:p/>
          </table:table-cell>
          <table:table-cell table:style-name="ce14" table:formula="of:=IF([.H1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FSGStudio</text:p>
          </table:table-cell>
          <table:table-cell table:formula="of:=CONCATENATE([.G174];&quot;,&quot;;[.H174];&quot;,&quot;;[.I174];&quot;,&quot;;[.J174];&quot;,&quot;;[.K174];&quot;,&quot;;[.L174])" office:value-type="string" office:string-value="&quot;freestylegames&quot;,&quot;thirdparty&quot;,&quot;studio&quot;,&quot;europe&quot;,&quot;pr&quot;,&quot;music&quot;">
            <text:p>"freestylegames","thirdparty","studio","europe","pr","music"</text:p>
          </table:table-cell>
          <table:table-cell office:value-type="string">
            <text:p>Official Twitter Account of Freestylegames</text:p>
          </table:table-cell>
          <table:table-cell table:style-name="ce7" office:value-type="string">
            <text:p>http://www.freestylegames.com/about-freestylegames.php</text:p>
          </table:table-cell>
          <table:table-cell office:value-type="string">
            <text:p>Dj Hero series</text:p>
          </table:table-cell>
          <table:table-cell table:style-name="ce7" office:value-type="string">
            <text:p>TWITTER</text:p>
          </table:table-cell>
          <table:table-cell office:value-type="string">
            <text:p>"freestyle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174:.X174];&quot;X&quot;)" office:value-type="float" office:value="2">
            <text:p>2</text:p>
          </table:table-cell>
          <table:table-cell table:style-name="ce14" table:formula="of:=IF(AND([.I174]=&quot;&quot;&quot;studio&quot;&quot;&quot;;[.J174]=&quot;&quot;&quot;america&quot;&quot;&quot;);&quot;x&quot;;&quot;&quot;)">
            <text:p/>
          </table:table-cell>
          <table:table-cell table:style-name="ce14" table:formula="of:=IF(AND([.I174]=&quot;&quot;&quot;studio&quot;&quot;&quot;;[.J174]=&quot;&quot;&quot;japan&quot;&quot;&quot;);&quot;x&quot;;&quot;&quot;)">
            <text:p/>
          </table:table-cell>
          <table:table-cell table:style-name="ce14" table:formula="of:=IF(AND([.I174]=&quot;&quot;&quot;studio&quot;&quot;&quot;;[.J174]=&quot;&quot;&quot;world&quot;&quot;&quot;);&quot;x&quot;;&quot;&quot;)">
            <text:p/>
          </table:table-cell>
          <table:table-cell table:style-name="ce14" table:formula="of:=IF(AND([.I174]=&quot;&quot;&quot;studio&quot;&quot;&quot;;[.J174]=&quot;&quot;&quot;europe&quot;&quot;&quot;);&quot;x&quot;;&quot;&quot;)" office:value-type="string" office:string-value="x">
            <text:p>x</text:p>
          </table:table-cell>
          <table:table-cell table:style-name="ce14" table:formula="of:=IF([.H174]=&quot;&quot;&quot;thirdparty&quot;&quot;&quot;;&quot;X&quot;;&quot;&quot;)" office:value-type="string" office:string-value="X">
            <text:p>X</text:p>
          </table:table-cell>
          <table:table-cell table:style-name="ce14" table:formula="of:=IF([.H174]=&quot;&quot;&quot;indie&quot;&quot;&quot;;&quot;X&quot;;&quot;&quot;)">
            <text:p/>
          </table:table-cell>
          <table:table-cell table:style-name="ce14" table:formula="of:=IF([.H174]=&quot;&quot;&quot;nintendo&quot;&quot;&quot;;&quot;X&quot;;&quot;&quot;)">
            <text:p/>
          </table:table-cell>
          <table:table-cell table:style-name="ce14" table:formula="of:=IF([.H174]=&quot;&quot;&quot;sony&quot;&quot;&quot;;&quot;X&quot;;&quot;&quot;)">
            <text:p/>
          </table:table-cell>
          <table:table-cell table:style-name="ce14" table:formula="of:=IF([.H174]=&quot;&quot;&quot;microsoft&quot;&quot;&quot;;&quot;X&quot;;&quot;&quot;)">
            <text:p/>
          </table:table-cell>
          <table:table-cell table:style-name="ce14" table:formula="of:=IF([.K174]=&quot;&quot;&quot;people&quot;&quot;&quot;;&quot;X&quot;;&quot;&quot;)">
            <text:p/>
          </table:table-cell>
          <table:table-cell table:style-name="ce14" table:formula="of:=IF([.H174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57917794248664</text:p>
          </table:table-cell>
          <table:table-cell table:formula="of:=CONCATENATE([.G175];&quot;,&quot;;[.H175];&quot;,&quot;;[.I175];&quot;,&quot;;[.J175];&quot;,&quot;;[.K175];&quot;,&quot;;[.L175])" office:value-type="string" office:string-value="&quot;freestylegames&quot;,&quot;thirdparty&quot;,&quot;studio&quot;,&quot;europe&quot;,&quot;pr&quot;,&quot;music&quot;">
            <text:p>"freestylegames","thirdparty","studio","europe","pr","music"</text:p>
          </table:table-cell>
          <table:table-cell office:value-type="string">
            <text:p>Official Facebook Page of Freestylegames</text:p>
          </table:table-cell>
          <table:table-cell office:value-type="string">
            <text:p>http://www.freestylegames.com/about-freestylegames.php</text:p>
          </table:table-cell>
          <table:table-cell office:value-type="string">
            <text:p>Dj Hero series</text:p>
          </table:table-cell>
          <table:table-cell office:value-type="string">
            <text:p>FACEBOOK</text:p>
          </table:table-cell>
          <table:table-cell office:value-type="string">
            <text:p>"freestyle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175:.X175];&quot;X&quot;)" office:value-type="float" office:value="2">
            <text:p>2</text:p>
          </table:table-cell>
          <table:table-cell table:style-name="ce14" table:formula="of:=IF(AND([.I175]=&quot;&quot;&quot;studio&quot;&quot;&quot;;[.J175]=&quot;&quot;&quot;america&quot;&quot;&quot;);&quot;x&quot;;&quot;&quot;)">
            <text:p/>
          </table:table-cell>
          <table:table-cell table:style-name="ce14" table:formula="of:=IF(AND([.I175]=&quot;&quot;&quot;studio&quot;&quot;&quot;;[.J175]=&quot;&quot;&quot;japan&quot;&quot;&quot;);&quot;x&quot;;&quot;&quot;)">
            <text:p/>
          </table:table-cell>
          <table:table-cell table:style-name="ce14" table:formula="of:=IF(AND([.I175]=&quot;&quot;&quot;studio&quot;&quot;&quot;;[.J175]=&quot;&quot;&quot;world&quot;&quot;&quot;);&quot;x&quot;;&quot;&quot;)">
            <text:p/>
          </table:table-cell>
          <table:table-cell table:style-name="ce14" table:formula="of:=IF(AND([.I175]=&quot;&quot;&quot;studio&quot;&quot;&quot;;[.J175]=&quot;&quot;&quot;europe&quot;&quot;&quot;);&quot;x&quot;;&quot;&quot;)" office:value-type="string" office:string-value="x">
            <text:p>x</text:p>
          </table:table-cell>
          <table:table-cell table:style-name="ce14" table:formula="of:=IF([.H175]=&quot;&quot;&quot;thirdparty&quot;&quot;&quot;;&quot;X&quot;;&quot;&quot;)" office:value-type="string" office:string-value="X">
            <text:p>X</text:p>
          </table:table-cell>
          <table:table-cell table:style-name="ce14" table:formula="of:=IF([.H175]=&quot;&quot;&quot;indie&quot;&quot;&quot;;&quot;X&quot;;&quot;&quot;)">
            <text:p/>
          </table:table-cell>
          <table:table-cell table:style-name="ce14" table:formula="of:=IF([.H175]=&quot;&quot;&quot;nintendo&quot;&quot;&quot;;&quot;X&quot;;&quot;&quot;)">
            <text:p/>
          </table:table-cell>
          <table:table-cell table:style-name="ce14" table:formula="of:=IF([.H175]=&quot;&quot;&quot;sony&quot;&quot;&quot;;&quot;X&quot;;&quot;&quot;)">
            <text:p/>
          </table:table-cell>
          <table:table-cell table:style-name="ce14" table:formula="of:=IF([.H175]=&quot;&quot;&quot;microsoft&quot;&quot;&quot;;&quot;X&quot;;&quot;&quot;)">
            <text:p/>
          </table:table-cell>
          <table:table-cell table:style-name="ce14" table:formula="of:=IF([.K175]=&quot;&quot;&quot;people&quot;&quot;&quot;;&quot;X&quot;;&quot;&quot;)">
            <text:p/>
          </table:table-cell>
          <table:table-cell table:style-name="ce14" table:formula="of:=IF([.H1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ictionalgames.blogspot.com/feeds/posts/default</text:p>
          </table:table-cell>
          <table:table-cell table:formula="of:=CONCATENATE([.G176];&quot;,&quot;;[.H176];&quot;,&quot;;[.I176];&quot;,&quot;;[.J176];&quot;,&quot;;[.K176];&quot;,&quot;;[.L176])" office:value-type="string" office:string-value="&quot;frictionalgames&quot;,&quot;indie&quot;,&quot;studio&quot;,&quot;europe&quot;,&quot;devblog&quot;,&quot;adventure&quot;">
            <text:p>"frictionalgames","indie","studio","europe","devblog","adventure"</text:p>
          </table:table-cell>
          <table:table-cell office:value-type="string">
            <text:p>Official News Feed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NEWS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adventure"</text:p>
          </table:table-cell>
          <table:table-cell table:style-name="ce13" table:formula="of:=COUNTIF([.N176:.X176];&quot;X&quot;)" office:value-type="float" office:value="2">
            <text:p>2</text:p>
          </table:table-cell>
          <table:table-cell table:style-name="ce14" table:formula="of:=IF(AND([.I176]=&quot;&quot;&quot;studio&quot;&quot;&quot;;[.J176]=&quot;&quot;&quot;america&quot;&quot;&quot;);&quot;x&quot;;&quot;&quot;)">
            <text:p/>
          </table:table-cell>
          <table:table-cell table:style-name="ce14" table:formula="of:=IF(AND([.I176]=&quot;&quot;&quot;studio&quot;&quot;&quot;;[.J176]=&quot;&quot;&quot;japan&quot;&quot;&quot;);&quot;x&quot;;&quot;&quot;)">
            <text:p/>
          </table:table-cell>
          <table:table-cell table:style-name="ce14" table:formula="of:=IF(AND([.I176]=&quot;&quot;&quot;studio&quot;&quot;&quot;;[.J176]=&quot;&quot;&quot;world&quot;&quot;&quot;);&quot;x&quot;;&quot;&quot;)">
            <text:p/>
          </table:table-cell>
          <table:table-cell table:style-name="ce14" table:formula="of:=IF(AND([.I176]=&quot;&quot;&quot;studio&quot;&quot;&quot;;[.J176]=&quot;&quot;&quot;europe&quot;&quot;&quot;);&quot;x&quot;;&quot;&quot;)" office:value-type="string" office:string-value="x">
            <text:p>x</text:p>
          </table:table-cell>
          <table:table-cell table:style-name="ce14" table:formula="of:=IF([.H176]=&quot;&quot;&quot;thirdparty&quot;&quot;&quot;;&quot;X&quot;;&quot;&quot;)">
            <text:p/>
          </table:table-cell>
          <table:table-cell table:style-name="ce14" table:formula="of:=IF([.H176]=&quot;&quot;&quot;indie&quot;&quot;&quot;;&quot;X&quot;;&quot;&quot;)" office:value-type="string" office:string-value="X">
            <text:p>X</text:p>
          </table:table-cell>
          <table:table-cell table:style-name="ce14" table:formula="of:=IF([.H176]=&quot;&quot;&quot;nintendo&quot;&quot;&quot;;&quot;X&quot;;&quot;&quot;)">
            <text:p/>
          </table:table-cell>
          <table:table-cell table:style-name="ce14" table:formula="of:=IF([.H176]=&quot;&quot;&quot;sony&quot;&quot;&quot;;&quot;X&quot;;&quot;&quot;)">
            <text:p/>
          </table:table-cell>
          <table:table-cell table:style-name="ce14" table:formula="of:=IF([.H176]=&quot;&quot;&quot;microsoft&quot;&quot;&quot;;&quot;X&quot;;&quot;&quot;)">
            <text:p/>
          </table:table-cell>
          <table:table-cell table:style-name="ce14" table:formula="of:=IF([.K176]=&quot;&quot;&quot;people&quot;&quot;&quot;;&quot;X&quot;;&quot;&quot;)">
            <text:p/>
          </table:table-cell>
          <table:table-cell table:style-name="ce14" table:formula="of:=IF([.H1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ictionalgames</text:p>
          </table:table-cell>
          <table:table-cell table:formula="of:=CONCATENATE([.G177];&quot;,&quot;;[.H177];&quot;,&quot;;[.I177];&quot;,&quot;;[.J177];&quot;,&quot;;[.K177];&quot;,&quot;;[.L177])" office:value-type="string" office:string-value="&quot;frictionalgames&quot;,&quot;indie&quot;,&quot;studio&quot;,&quot;europe&quot;,&quot;pr&quot;,&quot;adventure&quot;">
            <text:p>"frictionalgames","indie","studio","europe","pr","adventure"</text:p>
          </table:table-cell>
          <table:table-cell office:value-type="string">
            <text:p>Official Twitter Account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TWITTER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77:.X177];&quot;X&quot;)" office:value-type="float" office:value="2">
            <text:p>2</text:p>
          </table:table-cell>
          <table:table-cell table:style-name="ce14" table:formula="of:=IF(AND([.I177]=&quot;&quot;&quot;studio&quot;&quot;&quot;;[.J177]=&quot;&quot;&quot;america&quot;&quot;&quot;);&quot;x&quot;;&quot;&quot;)">
            <text:p/>
          </table:table-cell>
          <table:table-cell table:style-name="ce14" table:formula="of:=IF(AND([.I177]=&quot;&quot;&quot;studio&quot;&quot;&quot;;[.J177]=&quot;&quot;&quot;japan&quot;&quot;&quot;);&quot;x&quot;;&quot;&quot;)">
            <text:p/>
          </table:table-cell>
          <table:table-cell table:style-name="ce14" table:formula="of:=IF(AND([.I177]=&quot;&quot;&quot;studio&quot;&quot;&quot;;[.J177]=&quot;&quot;&quot;world&quot;&quot;&quot;);&quot;x&quot;;&quot;&quot;)">
            <text:p/>
          </table:table-cell>
          <table:table-cell table:style-name="ce14" table:formula="of:=IF(AND([.I177]=&quot;&quot;&quot;studio&quot;&quot;&quot;;[.J177]=&quot;&quot;&quot;europe&quot;&quot;&quot;);&quot;x&quot;;&quot;&quot;)" office:value-type="string" office:string-value="x">
            <text:p>x</text:p>
          </table:table-cell>
          <table:table-cell table:style-name="ce14" table:formula="of:=IF([.H177]=&quot;&quot;&quot;thirdparty&quot;&quot;&quot;;&quot;X&quot;;&quot;&quot;)">
            <text:p/>
          </table:table-cell>
          <table:table-cell table:style-name="ce14" table:formula="of:=IF([.H177]=&quot;&quot;&quot;indie&quot;&quot;&quot;;&quot;X&quot;;&quot;&quot;)" office:value-type="string" office:string-value="X">
            <text:p>X</text:p>
          </table:table-cell>
          <table:table-cell table:style-name="ce14" table:formula="of:=IF([.H177]=&quot;&quot;&quot;nintendo&quot;&quot;&quot;;&quot;X&quot;;&quot;&quot;)">
            <text:p/>
          </table:table-cell>
          <table:table-cell table:style-name="ce14" table:formula="of:=IF([.H177]=&quot;&quot;&quot;sony&quot;&quot;&quot;;&quot;X&quot;;&quot;&quot;)">
            <text:p/>
          </table:table-cell>
          <table:table-cell table:style-name="ce14" table:formula="of:=IF([.H177]=&quot;&quot;&quot;microsoft&quot;&quot;&quot;;&quot;X&quot;;&quot;&quot;)">
            <text:p/>
          </table:table-cell>
          <table:table-cell table:style-name="ce14" table:formula="of:=IF([.K177]=&quot;&quot;&quot;people&quot;&quot;&quot;;&quot;X&quot;;&quot;&quot;)">
            <text:p/>
          </table:table-cell>
          <table:table-cell table:style-name="ce14" table:formula="of:=IF([.H1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ictionalgames</text:p>
          </table:table-cell>
          <table:table-cell table:formula="of:=CONCATENATE([.G178];&quot;,&quot;;[.H178];&quot;,&quot;;[.I178];&quot;,&quot;;[.J178];&quot;,&quot;;[.K178];&quot;,&quot;;[.L178])" office:value-type="string" office:string-value="&quot;frictionalgames&quot;,&quot;indie&quot;,&quot;studio&quot;,&quot;europe&quot;,&quot;pr&quot;,&quot;adventure&quot;">
            <text:p>"frictionalgames","indie","studio","europe","pr","adventure"</text:p>
          </table:table-cell>
          <table:table-cell office:value-type="string">
            <text:p>Official Youtube Channel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YOUTUBE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78:.X178];&quot;X&quot;)" office:value-type="float" office:value="2">
            <text:p>2</text:p>
          </table:table-cell>
          <table:table-cell table:style-name="ce14" table:formula="of:=IF(AND([.I178]=&quot;&quot;&quot;studio&quot;&quot;&quot;;[.J178]=&quot;&quot;&quot;america&quot;&quot;&quot;);&quot;x&quot;;&quot;&quot;)">
            <text:p/>
          </table:table-cell>
          <table:table-cell table:style-name="ce14" table:formula="of:=IF(AND([.I178]=&quot;&quot;&quot;studio&quot;&quot;&quot;;[.J178]=&quot;&quot;&quot;japan&quot;&quot;&quot;);&quot;x&quot;;&quot;&quot;)">
            <text:p/>
          </table:table-cell>
          <table:table-cell table:style-name="ce14" table:formula="of:=IF(AND([.I178]=&quot;&quot;&quot;studio&quot;&quot;&quot;;[.J178]=&quot;&quot;&quot;world&quot;&quot;&quot;);&quot;x&quot;;&quot;&quot;)">
            <text:p/>
          </table:table-cell>
          <table:table-cell table:style-name="ce14" table:formula="of:=IF(AND([.I178]=&quot;&quot;&quot;studio&quot;&quot;&quot;;[.J178]=&quot;&quot;&quot;europe&quot;&quot;&quot;);&quot;x&quot;;&quot;&quot;)" office:value-type="string" office:string-value="x">
            <text:p>x</text:p>
          </table:table-cell>
          <table:table-cell table:style-name="ce14" table:formula="of:=IF([.H178]=&quot;&quot;&quot;thirdparty&quot;&quot;&quot;;&quot;X&quot;;&quot;&quot;)">
            <text:p/>
          </table:table-cell>
          <table:table-cell table:style-name="ce14" table:formula="of:=IF([.H178]=&quot;&quot;&quot;indie&quot;&quot;&quot;;&quot;X&quot;;&quot;&quot;)" office:value-type="string" office:string-value="X">
            <text:p>X</text:p>
          </table:table-cell>
          <table:table-cell table:style-name="ce14" table:formula="of:=IF([.H178]=&quot;&quot;&quot;nintendo&quot;&quot;&quot;;&quot;X&quot;;&quot;&quot;)">
            <text:p/>
          </table:table-cell>
          <table:table-cell table:style-name="ce14" table:formula="of:=IF([.H178]=&quot;&quot;&quot;sony&quot;&quot;&quot;;&quot;X&quot;;&quot;&quot;)">
            <text:p/>
          </table:table-cell>
          <table:table-cell table:style-name="ce14" table:formula="of:=IF([.H178]=&quot;&quot;&quot;microsoft&quot;&quot;&quot;;&quot;X&quot;;&quot;&quot;)">
            <text:p/>
          </table:table-cell>
          <table:table-cell table:style-name="ce14" table:formula="of:=IF([.K178]=&quot;&quot;&quot;people&quot;&quot;&quot;;&quot;X&quot;;&quot;&quot;)">
            <text:p/>
          </table:table-cell>
          <table:table-cell table:style-name="ce14" table:formula="of:=IF([.H1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enden_ogu</text:p>
          </table:table-cell>
          <table:table-cell table:formula="of:=CONCATENATE([.G179];&quot;,&quot;;[.H179];&quot;,&quot;;[.I179];&quot;,&quot;;[.J179];&quot;,&quot;;[.K179];&quot;,&quot;;[.L179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Twitter Account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TWITTER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79:.X179];&quot;X&quot;)" office:value-type="float" office:value="1">
            <text:p>1</text:p>
          </table:table-cell>
          <table:table-cell table:style-name="ce14" table:formula="of:=IF(AND([.I179]=&quot;&quot;&quot;studio&quot;&quot;&quot;;[.J179]=&quot;&quot;&quot;america&quot;&quot;&quot;);&quot;x&quot;;&quot;&quot;)">
            <text:p/>
          </table:table-cell>
          <table:table-cell table:style-name="ce14" table:formula="of:=IF(AND([.I179]=&quot;&quot;&quot;studio&quot;&quot;&quot;;[.J179]=&quot;&quot;&quot;japan&quot;&quot;&quot;);&quot;x&quot;;&quot;&quot;)">
            <text:p/>
          </table:table-cell>
          <table:table-cell table:style-name="ce14" table:formula="of:=IF(AND([.I179]=&quot;&quot;&quot;studio&quot;&quot;&quot;;[.J179]=&quot;&quot;&quot;world&quot;&quot;&quot;);&quot;x&quot;;&quot;&quot;)">
            <text:p/>
          </table:table-cell>
          <table:table-cell table:style-name="ce14" table:formula="of:=IF(AND([.I179]=&quot;&quot;&quot;studio&quot;&quot;&quot;;[.J179]=&quot;&quot;&quot;europe&quot;&quot;&quot;);&quot;x&quot;;&quot;&quot;)">
            <text:p/>
          </table:table-cell>
          <table:table-cell table:style-name="ce14" table:formula="of:=IF([.H179]=&quot;&quot;&quot;thirdparty&quot;&quot;&quot;;&quot;X&quot;;&quot;&quot;)" office:value-type="string" office:string-value="X">
            <text:p>X</text:p>
          </table:table-cell>
          <table:table-cell table:style-name="ce14" table:formula="of:=IF([.H179]=&quot;&quot;&quot;indie&quot;&quot;&quot;;&quot;X&quot;;&quot;&quot;)">
            <text:p/>
          </table:table-cell>
          <table:table-cell table:style-name="ce14" table:formula="of:=IF([.H179]=&quot;&quot;&quot;nintendo&quot;&quot;&quot;;&quot;X&quot;;&quot;&quot;)">
            <text:p/>
          </table:table-cell>
          <table:table-cell table:style-name="ce14" table:formula="of:=IF([.H179]=&quot;&quot;&quot;sony&quot;&quot;&quot;;&quot;X&quot;;&quot;&quot;)">
            <text:p/>
          </table:table-cell>
          <table:table-cell table:style-name="ce14" table:formula="of:=IF([.H179]=&quot;&quot;&quot;microsoft&quot;&quot;&quot;;&quot;X&quot;;&quot;&quot;)">
            <text:p/>
          </table:table-cell>
          <table:table-cell table:style-name="ce14" table:formula="of:=IF([.K179]=&quot;&quot;&quot;people&quot;&quot;&quot;;&quot;X&quot;;&quot;&quot;)">
            <text:p/>
          </table:table-cell>
          <table:table-cell table:style-name="ce14" table:formula="of:=IF([.H1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fromsoftware.jp/rss.php</text:p>
          </table:table-cell>
          <table:table-cell table:formula="of:=CONCATENATE([.G180];&quot;,&quot;;[.H180];&quot;,&quot;;[.I180];&quot;,&quot;;[.J180];&quot;,&quot;;[.K180];&quot;,&quot;;[.L180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News Feed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NEWS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0:.X180];&quot;X&quot;)" office:value-type="float" office:value="1">
            <text:p>1</text:p>
          </table:table-cell>
          <table:table-cell table:style-name="ce14" table:formula="of:=IF(AND([.I180]=&quot;&quot;&quot;studio&quot;&quot;&quot;;[.J180]=&quot;&quot;&quot;america&quot;&quot;&quot;);&quot;x&quot;;&quot;&quot;)">
            <text:p/>
          </table:table-cell>
          <table:table-cell table:style-name="ce14" table:formula="of:=IF(AND([.I180]=&quot;&quot;&quot;studio&quot;&quot;&quot;;[.J180]=&quot;&quot;&quot;japan&quot;&quot;&quot;);&quot;x&quot;;&quot;&quot;)">
            <text:p/>
          </table:table-cell>
          <table:table-cell table:style-name="ce14" table:formula="of:=IF(AND([.I180]=&quot;&quot;&quot;studio&quot;&quot;&quot;;[.J180]=&quot;&quot;&quot;world&quot;&quot;&quot;);&quot;x&quot;;&quot;&quot;)">
            <text:p/>
          </table:table-cell>
          <table:table-cell table:style-name="ce14" table:formula="of:=IF(AND([.I180]=&quot;&quot;&quot;studio&quot;&quot;&quot;;[.J180]=&quot;&quot;&quot;europe&quot;&quot;&quot;);&quot;x&quot;;&quot;&quot;)">
            <text:p/>
          </table:table-cell>
          <table:table-cell table:style-name="ce14" table:formula="of:=IF([.H180]=&quot;&quot;&quot;thirdparty&quot;&quot;&quot;;&quot;X&quot;;&quot;&quot;)" office:value-type="string" office:string-value="X">
            <text:p>X</text:p>
          </table:table-cell>
          <table:table-cell table:style-name="ce14" table:formula="of:=IF([.H180]=&quot;&quot;&quot;indie&quot;&quot;&quot;;&quot;X&quot;;&quot;&quot;)">
            <text:p/>
          </table:table-cell>
          <table:table-cell table:style-name="ce14" table:formula="of:=IF([.H180]=&quot;&quot;&quot;nintendo&quot;&quot;&quot;;&quot;X&quot;;&quot;&quot;)">
            <text:p/>
          </table:table-cell>
          <table:table-cell table:style-name="ce14" table:formula="of:=IF([.H180]=&quot;&quot;&quot;sony&quot;&quot;&quot;;&quot;X&quot;;&quot;&quot;)">
            <text:p/>
          </table:table-cell>
          <table:table-cell table:style-name="ce14" table:formula="of:=IF([.H180]=&quot;&quot;&quot;microsoft&quot;&quot;&quot;;&quot;X&quot;;&quot;&quot;)">
            <text:p/>
          </table:table-cell>
          <table:table-cell table:style-name="ce14" table:formula="of:=IF([.K180]=&quot;&quot;&quot;people&quot;&quot;&quot;;&quot;X&quot;;&quot;&quot;)">
            <text:p/>
          </table:table-cell>
          <table:table-cell table:style-name="ce14" table:formula="of:=IF([.H1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mSoftwareInc</text:p>
          </table:table-cell>
          <table:table-cell table:formula="of:=CONCATENATE([.G181];&quot;,&quot;;[.H181];&quot;,&quot;;[.I181];&quot;,&quot;;[.J181];&quot;,&quot;;[.K181];&quot;,&quot;;[.L181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Youtube Channel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YOUTUBE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1:.X181];&quot;X&quot;)" office:value-type="float" office:value="1">
            <text:p>1</text:p>
          </table:table-cell>
          <table:table-cell table:style-name="ce14" table:formula="of:=IF(AND([.I181]=&quot;&quot;&quot;studio&quot;&quot;&quot;;[.J181]=&quot;&quot;&quot;america&quot;&quot;&quot;);&quot;x&quot;;&quot;&quot;)">
            <text:p/>
          </table:table-cell>
          <table:table-cell table:style-name="ce14" table:formula="of:=IF(AND([.I181]=&quot;&quot;&quot;studio&quot;&quot;&quot;;[.J181]=&quot;&quot;&quot;japan&quot;&quot;&quot;);&quot;x&quot;;&quot;&quot;)">
            <text:p/>
          </table:table-cell>
          <table:table-cell table:style-name="ce14" table:formula="of:=IF(AND([.I181]=&quot;&quot;&quot;studio&quot;&quot;&quot;;[.J181]=&quot;&quot;&quot;world&quot;&quot;&quot;);&quot;x&quot;;&quot;&quot;)">
            <text:p/>
          </table:table-cell>
          <table:table-cell table:style-name="ce14" table:formula="of:=IF(AND([.I181]=&quot;&quot;&quot;studio&quot;&quot;&quot;;[.J181]=&quot;&quot;&quot;europe&quot;&quot;&quot;);&quot;x&quot;;&quot;&quot;)">
            <text:p/>
          </table:table-cell>
          <table:table-cell table:style-name="ce14" table:formula="of:=IF([.H181]=&quot;&quot;&quot;thirdparty&quot;&quot;&quot;;&quot;X&quot;;&quot;&quot;)" office:value-type="string" office:string-value="X">
            <text:p>X</text:p>
          </table:table-cell>
          <table:table-cell table:style-name="ce14" table:formula="of:=IF([.H181]=&quot;&quot;&quot;indie&quot;&quot;&quot;;&quot;X&quot;;&quot;&quot;)">
            <text:p/>
          </table:table-cell>
          <table:table-cell table:style-name="ce14" table:formula="of:=IF([.H181]=&quot;&quot;&quot;nintendo&quot;&quot;&quot;;&quot;X&quot;;&quot;&quot;)">
            <text:p/>
          </table:table-cell>
          <table:table-cell table:style-name="ce14" table:formula="of:=IF([.H181]=&quot;&quot;&quot;sony&quot;&quot;&quot;;&quot;X&quot;;&quot;&quot;)">
            <text:p/>
          </table:table-cell>
          <table:table-cell table:style-name="ce14" table:formula="of:=IF([.H181]=&quot;&quot;&quot;microsoft&quot;&quot;&quot;;&quot;X&quot;;&quot;&quot;)">
            <text:p/>
          </table:table-cell>
          <table:table-cell table:style-name="ce14" table:formula="of:=IF([.K181]=&quot;&quot;&quot;people&quot;&quot;&quot;;&quot;X&quot;;&quot;&quot;)">
            <text:p/>
          </table:table-cell>
          <table:table-cell table:style-name="ce14" table:formula="of:=IF([.H1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ontierdev</text:p>
          </table:table-cell>
          <table:table-cell table:formula="of:=CONCATENATE([.G182];&quot;,&quot;;[.H182];&quot;,&quot;;[.I182];&quot;,&quot;;[.J182];&quot;,&quot;;[.K182];&quot;,&quot;;[.L182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Twitter Account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TWITTER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2:.X182];&quot;X&quot;)" office:value-type="float" office:value="1">
            <text:p>1</text:p>
          </table:table-cell>
          <table:table-cell table:style-name="ce14" table:formula="of:=IF(AND([.I182]=&quot;&quot;&quot;studio&quot;&quot;&quot;;[.J182]=&quot;&quot;&quot;america&quot;&quot;&quot;);&quot;x&quot;;&quot;&quot;)">
            <text:p/>
          </table:table-cell>
          <table:table-cell table:style-name="ce14" table:formula="of:=IF(AND([.I182]=&quot;&quot;&quot;studio&quot;&quot;&quot;;[.J182]=&quot;&quot;&quot;japan&quot;&quot;&quot;);&quot;x&quot;;&quot;&quot;)">
            <text:p/>
          </table:table-cell>
          <table:table-cell table:style-name="ce14" table:formula="of:=IF(AND([.I182]=&quot;&quot;&quot;studio&quot;&quot;&quot;;[.J182]=&quot;&quot;&quot;world&quot;&quot;&quot;);&quot;x&quot;;&quot;&quot;)">
            <text:p/>
          </table:table-cell>
          <table:table-cell table:style-name="ce14" table:formula="of:=IF(AND([.I182]=&quot;&quot;&quot;studio&quot;&quot;&quot;;[.J182]=&quot;&quot;&quot;europe&quot;&quot;&quot;);&quot;x&quot;;&quot;&quot;)">
            <text:p/>
          </table:table-cell>
          <table:table-cell table:style-name="ce14" table:formula="of:=IF([.H182]=&quot;&quot;&quot;thirdparty&quot;&quot;&quot;;&quot;X&quot;;&quot;&quot;)">
            <text:p/>
          </table:table-cell>
          <table:table-cell table:style-name="ce14" table:formula="of:=IF([.H182]=&quot;&quot;&quot;indie&quot;&quot;&quot;;&quot;X&quot;;&quot;&quot;)">
            <text:p/>
          </table:table-cell>
          <table:table-cell table:style-name="ce14" table:formula="of:=IF([.H182]=&quot;&quot;&quot;nintendo&quot;&quot;&quot;;&quot;X&quot;;&quot;&quot;)">
            <text:p/>
          </table:table-cell>
          <table:table-cell table:style-name="ce14" table:formula="of:=IF([.H182]=&quot;&quot;&quot;sony&quot;&quot;&quot;;&quot;X&quot;;&quot;&quot;)">
            <text:p/>
          </table:table-cell>
          <table:table-cell table:style-name="ce14" table:formula="of:=IF([.H182]=&quot;&quot;&quot;microsoft&quot;&quot;&quot;;&quot;X&quot;;&quot;&quot;)">
            <text:p/>
          </table:table-cell>
          <table:table-cell table:style-name="ce14" table:formula="of:=IF([.K182]=&quot;&quot;&quot;people&quot;&quot;&quot;;&quot;X&quot;;&quot;&quot;)">
            <text:p/>
          </table:table-cell>
          <table:table-cell table:style-name="ce14" table:formula="of:=IF([.H18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40745889282372</text:p>
          </table:table-cell>
          <table:table-cell table:formula="of:=CONCATENATE([.G183];&quot;,&quot;;[.H183];&quot;,&quot;;[.I183];&quot;,&quot;;[.J183];&quot;,&quot;;[.K183];&quot;,&quot;;[.L183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Facebook Page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FACEBOOK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3:.X183];&quot;X&quot;)" office:value-type="float" office:value="1">
            <text:p>1</text:p>
          </table:table-cell>
          <table:table-cell table:style-name="ce14" table:formula="of:=IF(AND([.I183]=&quot;&quot;&quot;studio&quot;&quot;&quot;;[.J183]=&quot;&quot;&quot;america&quot;&quot;&quot;);&quot;x&quot;;&quot;&quot;)">
            <text:p/>
          </table:table-cell>
          <table:table-cell table:style-name="ce14" table:formula="of:=IF(AND([.I183]=&quot;&quot;&quot;studio&quot;&quot;&quot;;[.J183]=&quot;&quot;&quot;japan&quot;&quot;&quot;);&quot;x&quot;;&quot;&quot;)">
            <text:p/>
          </table:table-cell>
          <table:table-cell table:style-name="ce14" table:formula="of:=IF(AND([.I183]=&quot;&quot;&quot;studio&quot;&quot;&quot;;[.J183]=&quot;&quot;&quot;world&quot;&quot;&quot;);&quot;x&quot;;&quot;&quot;)">
            <text:p/>
          </table:table-cell>
          <table:table-cell table:style-name="ce14" table:formula="of:=IF(AND([.I183]=&quot;&quot;&quot;studio&quot;&quot;&quot;;[.J183]=&quot;&quot;&quot;europe&quot;&quot;&quot;);&quot;x&quot;;&quot;&quot;)">
            <text:p/>
          </table:table-cell>
          <table:table-cell table:style-name="ce14" table:formula="of:=IF([.H183]=&quot;&quot;&quot;thirdparty&quot;&quot;&quot;;&quot;X&quot;;&quot;&quot;)">
            <text:p/>
          </table:table-cell>
          <table:table-cell table:style-name="ce14" table:formula="of:=IF([.H183]=&quot;&quot;&quot;indie&quot;&quot;&quot;;&quot;X&quot;;&quot;&quot;)">
            <text:p/>
          </table:table-cell>
          <table:table-cell table:style-name="ce14" table:formula="of:=IF([.H183]=&quot;&quot;&quot;nintendo&quot;&quot;&quot;;&quot;X&quot;;&quot;&quot;)">
            <text:p/>
          </table:table-cell>
          <table:table-cell table:style-name="ce14" table:formula="of:=IF([.H183]=&quot;&quot;&quot;sony&quot;&quot;&quot;;&quot;X&quot;;&quot;&quot;)">
            <text:p/>
          </table:table-cell>
          <table:table-cell table:style-name="ce14" table:formula="of:=IF([.H183]=&quot;&quot;&quot;microsoft&quot;&quot;&quot;;&quot;X&quot;;&quot;&quot;)">
            <text:p/>
          </table:table-cell>
          <table:table-cell table:style-name="ce14" table:formula="of:=IF([.K183]=&quot;&quot;&quot;people&quot;&quot;&quot;;&quot;X&quot;;&quot;&quot;)">
            <text:p/>
          </table:table-cell>
          <table:table-cell table:style-name="ce14" table:formula="of:=IF([.H18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ntierDevelopments</text:p>
          </table:table-cell>
          <table:table-cell table:formula="of:=CONCATENATE([.G184];&quot;,&quot;;[.H184];&quot;,&quot;;[.I184];&quot;,&quot;;[.J184];&quot;,&quot;;[.K184];&quot;,&quot;;[.L184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Youtube Channel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YOUTUBE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4:.X184];&quot;X&quot;)" office:value-type="float" office:value="1">
            <text:p>1</text:p>
          </table:table-cell>
          <table:table-cell table:style-name="ce14" table:formula="of:=IF(AND([.I184]=&quot;&quot;&quot;studio&quot;&quot;&quot;;[.J184]=&quot;&quot;&quot;america&quot;&quot;&quot;);&quot;x&quot;;&quot;&quot;)">
            <text:p/>
          </table:table-cell>
          <table:table-cell table:style-name="ce14" table:formula="of:=IF(AND([.I184]=&quot;&quot;&quot;studio&quot;&quot;&quot;;[.J184]=&quot;&quot;&quot;japan&quot;&quot;&quot;);&quot;x&quot;;&quot;&quot;)">
            <text:p/>
          </table:table-cell>
          <table:table-cell table:style-name="ce14" table:formula="of:=IF(AND([.I184]=&quot;&quot;&quot;studio&quot;&quot;&quot;;[.J184]=&quot;&quot;&quot;world&quot;&quot;&quot;);&quot;x&quot;;&quot;&quot;)">
            <text:p/>
          </table:table-cell>
          <table:table-cell table:style-name="ce14" table:formula="of:=IF(AND([.I184]=&quot;&quot;&quot;studio&quot;&quot;&quot;;[.J184]=&quot;&quot;&quot;europe&quot;&quot;&quot;);&quot;x&quot;;&quot;&quot;)">
            <text:p/>
          </table:table-cell>
          <table:table-cell table:style-name="ce14" table:formula="of:=IF([.H184]=&quot;&quot;&quot;thirdparty&quot;&quot;&quot;;&quot;X&quot;;&quot;&quot;)">
            <text:p/>
          </table:table-cell>
          <table:table-cell table:style-name="ce14" table:formula="of:=IF([.H184]=&quot;&quot;&quot;indie&quot;&quot;&quot;;&quot;X&quot;;&quot;&quot;)">
            <text:p/>
          </table:table-cell>
          <table:table-cell table:style-name="ce14" table:formula="of:=IF([.H184]=&quot;&quot;&quot;nintendo&quot;&quot;&quot;;&quot;X&quot;;&quot;&quot;)">
            <text:p/>
          </table:table-cell>
          <table:table-cell table:style-name="ce14" table:formula="of:=IF([.H184]=&quot;&quot;&quot;sony&quot;&quot;&quot;;&quot;X&quot;;&quot;&quot;)">
            <text:p/>
          </table:table-cell>
          <table:table-cell table:style-name="ce14" table:formula="of:=IF([.H184]=&quot;&quot;&quot;microsoft&quot;&quot;&quot;;&quot;X&quot;;&quot;&quot;)">
            <text:p/>
          </table:table-cell>
          <table:table-cell table:style-name="ce14" table:formula="of:=IF([.K184]=&quot;&quot;&quot;people&quot;&quot;&quot;;&quot;X&quot;;&quot;&quot;)">
            <text:p/>
          </table:table-cell>
          <table:table-cell table:style-name="ce14" table:formula="of:=IF([.H18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3535054305</text:p>
          </table:table-cell>
          <table:table-cell table:formula="of:=CONCATENATE([.G185];&quot;,&quot;;[.H185];&quot;,&quot;;[.I185];&quot;,&quot;;[.J185];&quot;,&quot;;[.K185];&quot;,&quot;;[.L185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Facebook Page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FACEBOOK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5:.X185];&quot;X&quot;)" office:value-type="float" office:value="2">
            <text:p>2</text:p>
          </table:table-cell>
          <table:table-cell table:style-name="ce14" table:formula="of:=IF(AND([.I185]=&quot;&quot;&quot;studio&quot;&quot;&quot;;[.J185]=&quot;&quot;&quot;america&quot;&quot;&quot;);&quot;x&quot;;&quot;&quot;)">
            <text:p/>
          </table:table-cell>
          <table:table-cell table:style-name="ce14" table:formula="of:=IF(AND([.I185]=&quot;&quot;&quot;studio&quot;&quot;&quot;;[.J185]=&quot;&quot;&quot;japan&quot;&quot;&quot;);&quot;x&quot;;&quot;&quot;)">
            <text:p/>
          </table:table-cell>
          <table:table-cell table:style-name="ce14" table:formula="of:=IF(AND([.I185]=&quot;&quot;&quot;studio&quot;&quot;&quot;;[.J185]=&quot;&quot;&quot;world&quot;&quot;&quot;);&quot;x&quot;;&quot;&quot;)">
            <text:p/>
          </table:table-cell>
          <table:table-cell table:style-name="ce14" table:formula="of:=IF(AND([.I185]=&quot;&quot;&quot;studio&quot;&quot;&quot;;[.J185]=&quot;&quot;&quot;europe&quot;&quot;&quot;);&quot;x&quot;;&quot;&quot;)" office:value-type="string" office:string-value="x">
            <text:p>x</text:p>
          </table:table-cell>
          <table:table-cell table:style-name="ce14" table:formula="of:=IF([.H185]=&quot;&quot;&quot;thirdparty&quot;&quot;&quot;;&quot;X&quot;;&quot;&quot;)">
            <text:p/>
          </table:table-cell>
          <table:table-cell table:style-name="ce14" table:formula="of:=IF([.H185]=&quot;&quot;&quot;indie&quot;&quot;&quot;;&quot;X&quot;;&quot;&quot;)">
            <text:p/>
          </table:table-cell>
          <table:table-cell table:style-name="ce14" table:formula="of:=IF([.H185]=&quot;&quot;&quot;nintendo&quot;&quot;&quot;;&quot;X&quot;;&quot;&quot;)">
            <text:p/>
          </table:table-cell>
          <table:table-cell table:style-name="ce14" table:formula="of:=IF([.H185]=&quot;&quot;&quot;sony&quot;&quot;&quot;;&quot;X&quot;;&quot;&quot;)">
            <text:p/>
          </table:table-cell>
          <table:table-cell table:style-name="ce14" table:formula="of:=IF([.H185]=&quot;&quot;&quot;microsoft&quot;&quot;&quot;;&quot;X&quot;;&quot;&quot;)">
            <text:p/>
          </table:table-cell>
          <table:table-cell table:style-name="ce14" table:formula="of:=IF([.K185]=&quot;&quot;&quot;people&quot;&quot;&quot;;&quot;X&quot;;&quot;&quot;)">
            <text:p/>
          </table:table-cell>
          <table:table-cell table:style-name="ce14" table:formula="of:=IF([.H18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ozenbyte.com/blog/?feed=rss </text:p>
          </table:table-cell>
          <table:table-cell table:formula="of:=CONCATENATE([.G186];&quot;,&quot;;[.H186];&quot;,&quot;;[.I186];&quot;,&quot;;[.J186];&quot;,&quot;;[.K186];&quot;,&quot;;[.L186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News Feed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NEWS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6:.X186];&quot;X&quot;)" office:value-type="float" office:value="2">
            <text:p>2</text:p>
          </table:table-cell>
          <table:table-cell table:style-name="ce14" table:formula="of:=IF(AND([.I186]=&quot;&quot;&quot;studio&quot;&quot;&quot;;[.J186]=&quot;&quot;&quot;america&quot;&quot;&quot;);&quot;x&quot;;&quot;&quot;)">
            <text:p/>
          </table:table-cell>
          <table:table-cell table:style-name="ce14" table:formula="of:=IF(AND([.I186]=&quot;&quot;&quot;studio&quot;&quot;&quot;;[.J186]=&quot;&quot;&quot;japan&quot;&quot;&quot;);&quot;x&quot;;&quot;&quot;)">
            <text:p/>
          </table:table-cell>
          <table:table-cell table:style-name="ce14" table:formula="of:=IF(AND([.I186]=&quot;&quot;&quot;studio&quot;&quot;&quot;;[.J186]=&quot;&quot;&quot;world&quot;&quot;&quot;);&quot;x&quot;;&quot;&quot;)">
            <text:p/>
          </table:table-cell>
          <table:table-cell table:style-name="ce14" table:formula="of:=IF(AND([.I186]=&quot;&quot;&quot;studio&quot;&quot;&quot;;[.J186]=&quot;&quot;&quot;europe&quot;&quot;&quot;);&quot;x&quot;;&quot;&quot;)" office:value-type="string" office:string-value="x">
            <text:p>x</text:p>
          </table:table-cell>
          <table:table-cell table:style-name="ce14" table:formula="of:=IF([.H186]=&quot;&quot;&quot;thirdparty&quot;&quot;&quot;;&quot;X&quot;;&quot;&quot;)">
            <text:p/>
          </table:table-cell>
          <table:table-cell table:style-name="ce14" table:formula="of:=IF([.H186]=&quot;&quot;&quot;indie&quot;&quot;&quot;;&quot;X&quot;;&quot;&quot;)">
            <text:p/>
          </table:table-cell>
          <table:table-cell table:style-name="ce14" table:formula="of:=IF([.H186]=&quot;&quot;&quot;nintendo&quot;&quot;&quot;;&quot;X&quot;;&quot;&quot;)">
            <text:p/>
          </table:table-cell>
          <table:table-cell table:style-name="ce14" table:formula="of:=IF([.H186]=&quot;&quot;&quot;sony&quot;&quot;&quot;;&quot;X&quot;;&quot;&quot;)">
            <text:p/>
          </table:table-cell>
          <table:table-cell table:style-name="ce14" table:formula="of:=IF([.H186]=&quot;&quot;&quot;microsoft&quot;&quot;&quot;;&quot;X&quot;;&quot;&quot;)">
            <text:p/>
          </table:table-cell>
          <table:table-cell table:style-name="ce14" table:formula="of:=IF([.K186]=&quot;&quot;&quot;people&quot;&quot;&quot;;&quot;X&quot;;&quot;&quot;)">
            <text:p/>
          </table:table-cell>
          <table:table-cell table:style-name="ce14" table:formula="of:=IF([.H18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zenbyteGames</text:p>
          </table:table-cell>
          <table:table-cell table:formula="of:=CONCATENATE([.G187];&quot;,&quot;;[.H187];&quot;,&quot;;[.I187];&quot;,&quot;;[.J187];&quot;,&quot;;[.K187];&quot;,&quot;;[.L187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Youtube Channel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YOUTUBE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7:.X187];&quot;X&quot;)" office:value-type="float" office:value="2">
            <text:p>2</text:p>
          </table:table-cell>
          <table:table-cell table:style-name="ce14" table:formula="of:=IF(AND([.I187]=&quot;&quot;&quot;studio&quot;&quot;&quot;;[.J187]=&quot;&quot;&quot;america&quot;&quot;&quot;);&quot;x&quot;;&quot;&quot;)">
            <text:p/>
          </table:table-cell>
          <table:table-cell table:style-name="ce14" table:formula="of:=IF(AND([.I187]=&quot;&quot;&quot;studio&quot;&quot;&quot;;[.J187]=&quot;&quot;&quot;japan&quot;&quot;&quot;);&quot;x&quot;;&quot;&quot;)">
            <text:p/>
          </table:table-cell>
          <table:table-cell table:style-name="ce14" table:formula="of:=IF(AND([.I187]=&quot;&quot;&quot;studio&quot;&quot;&quot;;[.J187]=&quot;&quot;&quot;world&quot;&quot;&quot;);&quot;x&quot;;&quot;&quot;)">
            <text:p/>
          </table:table-cell>
          <table:table-cell table:style-name="ce14" table:formula="of:=IF(AND([.I187]=&quot;&quot;&quot;studio&quot;&quot;&quot;;[.J187]=&quot;&quot;&quot;europe&quot;&quot;&quot;);&quot;x&quot;;&quot;&quot;)" office:value-type="string" office:string-value="x">
            <text:p>x</text:p>
          </table:table-cell>
          <table:table-cell table:style-name="ce14" table:formula="of:=IF([.H187]=&quot;&quot;&quot;thirdparty&quot;&quot;&quot;;&quot;X&quot;;&quot;&quot;)">
            <text:p/>
          </table:table-cell>
          <table:table-cell table:style-name="ce14" table:formula="of:=IF([.H187]=&quot;&quot;&quot;indie&quot;&quot;&quot;;&quot;X&quot;;&quot;&quot;)">
            <text:p/>
          </table:table-cell>
          <table:table-cell table:style-name="ce14" table:formula="of:=IF([.H187]=&quot;&quot;&quot;nintendo&quot;&quot;&quot;;&quot;X&quot;;&quot;&quot;)">
            <text:p/>
          </table:table-cell>
          <table:table-cell table:style-name="ce14" table:formula="of:=IF([.H187]=&quot;&quot;&quot;sony&quot;&quot;&quot;;&quot;X&quot;;&quot;&quot;)">
            <text:p/>
          </table:table-cell>
          <table:table-cell table:style-name="ce14" table:formula="of:=IF([.H187]=&quot;&quot;&quot;microsoft&quot;&quot;&quot;;&quot;X&quot;;&quot;&quot;)">
            <text:p/>
          </table:table-cell>
          <table:table-cell table:style-name="ce14" table:formula="of:=IF([.K187]=&quot;&quot;&quot;people&quot;&quot;&quot;;&quot;X&quot;;&quot;&quot;)">
            <text:p/>
          </table:table-cell>
          <table:table-cell table:style-name="ce14" table:formula="of:=IF([.H18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ozenbyte</text:p>
          </table:table-cell>
          <table:table-cell table:formula="of:=CONCATENATE([.G188];&quot;,&quot;;[.H188];&quot;,&quot;;[.I188];&quot;,&quot;;[.J188];&quot;,&quot;;[.K188];&quot;,&quot;;[.L188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Twitter Account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TWITTER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8:.X188];&quot;X&quot;)" office:value-type="float" office:value="2">
            <text:p>2</text:p>
          </table:table-cell>
          <table:table-cell table:style-name="ce14" table:formula="of:=IF(AND([.I188]=&quot;&quot;&quot;studio&quot;&quot;&quot;;[.J188]=&quot;&quot;&quot;america&quot;&quot;&quot;);&quot;x&quot;;&quot;&quot;)">
            <text:p/>
          </table:table-cell>
          <table:table-cell table:style-name="ce14" table:formula="of:=IF(AND([.I188]=&quot;&quot;&quot;studio&quot;&quot;&quot;;[.J188]=&quot;&quot;&quot;japan&quot;&quot;&quot;);&quot;x&quot;;&quot;&quot;)">
            <text:p/>
          </table:table-cell>
          <table:table-cell table:style-name="ce14" table:formula="of:=IF(AND([.I188]=&quot;&quot;&quot;studio&quot;&quot;&quot;;[.J188]=&quot;&quot;&quot;world&quot;&quot;&quot;);&quot;x&quot;;&quot;&quot;)">
            <text:p/>
          </table:table-cell>
          <table:table-cell table:style-name="ce14" table:formula="of:=IF(AND([.I188]=&quot;&quot;&quot;studio&quot;&quot;&quot;;[.J188]=&quot;&quot;&quot;europe&quot;&quot;&quot;);&quot;x&quot;;&quot;&quot;)" office:value-type="string" office:string-value="x">
            <text:p>x</text:p>
          </table:table-cell>
          <table:table-cell table:style-name="ce14" table:formula="of:=IF([.H188]=&quot;&quot;&quot;thirdparty&quot;&quot;&quot;;&quot;X&quot;;&quot;&quot;)">
            <text:p/>
          </table:table-cell>
          <table:table-cell table:style-name="ce14" table:formula="of:=IF([.H188]=&quot;&quot;&quot;indie&quot;&quot;&quot;;&quot;X&quot;;&quot;&quot;)">
            <text:p/>
          </table:table-cell>
          <table:table-cell table:style-name="ce14" table:formula="of:=IF([.H188]=&quot;&quot;&quot;nintendo&quot;&quot;&quot;;&quot;X&quot;;&quot;&quot;)">
            <text:p/>
          </table:table-cell>
          <table:table-cell table:style-name="ce14" table:formula="of:=IF([.H188]=&quot;&quot;&quot;sony&quot;&quot;&quot;;&quot;X&quot;;&quot;&quot;)">
            <text:p/>
          </table:table-cell>
          <table:table-cell table:style-name="ce14" table:formula="of:=IF([.H188]=&quot;&quot;&quot;microsoft&quot;&quot;&quot;;&quot;X&quot;;&quot;&quot;)">
            <text:p/>
          </table:table-cell>
          <table:table-cell table:style-name="ce14" table:formula="of:=IF([.K188]=&quot;&quot;&quot;people&quot;&quot;&quot;;&quot;X&quot;;&quot;&quot;)">
            <text:p/>
          </table:table-cell>
          <table:table-cell table:style-name="ce14" table:formula="of:=IF([.H18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umito_ueda</text:p>
          </table:table-cell>
          <table:table-cell table:style-name="ce7" table:formula="of:=CONCATENATE([.G189];&quot;,&quot;;[.H189];&quot;,&quot;;[.I189];&quot;,&quot;;[.J189];&quot;,&quot;;[.K189];&quot;,&quot;;[.L189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Fumito Ueda: Director &amp; Lead designer of Ico and Shadow of the Colossus</text:p>
          </table:table-cell>
          <table:table-cell/>
          <table:table-cell office:value-type="string">
            <text:p>Shadow of The Colossu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89:.X189];&quot;X&quot;)" office:value-type="float" office:value="1">
            <text:p>1</text:p>
          </table:table-cell>
          <table:table-cell table:style-name="ce14" table:formula="of:=IF(AND([.I189]=&quot;&quot;&quot;studio&quot;&quot;&quot;;[.J189]=&quot;&quot;&quot;america&quot;&quot;&quot;);&quot;x&quot;;&quot;&quot;)">
            <text:p/>
          </table:table-cell>
          <table:table-cell table:style-name="ce14" table:formula="of:=IF(AND([.I189]=&quot;&quot;&quot;studio&quot;&quot;&quot;;[.J189]=&quot;&quot;&quot;japan&quot;&quot;&quot;);&quot;x&quot;;&quot;&quot;)">
            <text:p/>
          </table:table-cell>
          <table:table-cell table:style-name="ce14" table:formula="of:=IF(AND([.I189]=&quot;&quot;&quot;studio&quot;&quot;&quot;;[.J189]=&quot;&quot;&quot;world&quot;&quot;&quot;);&quot;x&quot;;&quot;&quot;)">
            <text:p/>
          </table:table-cell>
          <table:table-cell table:style-name="ce14" table:formula="of:=IF(AND([.I189]=&quot;&quot;&quot;studio&quot;&quot;&quot;;[.J189]=&quot;&quot;&quot;europe&quot;&quot;&quot;);&quot;x&quot;;&quot;&quot;)">
            <text:p/>
          </table:table-cell>
          <table:table-cell table:style-name="ce14" table:formula="of:=IF([.H189]=&quot;&quot;&quot;thirdparty&quot;&quot;&quot;;&quot;X&quot;;&quot;&quot;)">
            <text:p/>
          </table:table-cell>
          <table:table-cell table:style-name="ce14" table:formula="of:=IF([.H189]=&quot;&quot;&quot;indie&quot;&quot;&quot;;&quot;X&quot;;&quot;&quot;)">
            <text:p/>
          </table:table-cell>
          <table:table-cell table:style-name="ce14" table:formula="of:=IF([.H189]=&quot;&quot;&quot;nintendo&quot;&quot;&quot;;&quot;X&quot;;&quot;&quot;)">
            <text:p/>
          </table:table-cell>
          <table:table-cell table:style-name="ce14" table:formula="of:=IF([.H189]=&quot;&quot;&quot;sony&quot;&quot;&quot;;&quot;X&quot;;&quot;&quot;)">
            <text:p/>
          </table:table-cell>
          <table:table-cell table:style-name="ce14" table:formula="of:=IF([.H189]=&quot;&quot;&quot;microsoft&quot;&quot;&quot;;&quot;X&quot;;&quot;&quot;)">
            <text:p/>
          </table:table-cell>
          <table:table-cell table:style-name="ce14" table:formula="of:=IF([.K189]=&quot;&quot;&quot;people&quot;&quot;&quot;;&quot;X&quot;;&quot;&quot;)" office:value-type="string" office:string-value="X">
            <text:p>X</text:p>
          </table:table-cell>
          <table:table-cell table:style-name="ce14" table:formula="of:=IF([.H1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2762114248</text:p>
          </table:table-cell>
          <table:table-cell table:formula="of:=CONCATENATE([.G190];&quot;,&quot;;[.H190];&quot;,&quot;;[.I190];&quot;,&quot;;[.J190];&quot;,&quot;;[.K190];&quot;,&quot;;[.L190])" office:value-type="string" office:string-value="&quot;gamefreak&quot;,&quot;nintendo&quot;,&quot;studio&quot;,&quot;japan&quot;,&quot;pr&quot;,&quot;generic&quot;">
            <text:p>"gamefreak","nintendo","studio","japan","pr","generic"</text:p>
          </table:table-cell>
          <table:table-cell office:value-type="string">
            <text:p>Official Facebook Page of GameFreak</text:p>
          </table:table-cell>
          <table:table-cell office:value-type="string">
            <text:p>http://www.gamefreak.co.jp/</text:p>
          </table:table-cell>
          <table:table-cell office:value-type="string">
            <text:p>Pokemon</text:p>
          </table:table-cell>
          <table:table-cell office:value-type="string">
            <text:p>FACEBOOK</text:p>
          </table:table-cell>
          <table:table-cell office:value-type="string">
            <text:p>"gamefreak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0:.X190];&quot;X&quot;)" office:value-type="float" office:value="2">
            <text:p>2</text:p>
          </table:table-cell>
          <table:table-cell table:style-name="ce14" table:formula="of:=IF(AND([.I190]=&quot;&quot;&quot;studio&quot;&quot;&quot;;[.J190]=&quot;&quot;&quot;america&quot;&quot;&quot;);&quot;x&quot;;&quot;&quot;)">
            <text:p/>
          </table:table-cell>
          <table:table-cell table:style-name="ce14" table:formula="of:=IF(AND([.I190]=&quot;&quot;&quot;studio&quot;&quot;&quot;;[.J190]=&quot;&quot;&quot;japan&quot;&quot;&quot;);&quot;x&quot;;&quot;&quot;)" office:value-type="string" office:string-value="x">
            <text:p>x</text:p>
          </table:table-cell>
          <table:table-cell table:style-name="ce14" table:formula="of:=IF(AND([.I190]=&quot;&quot;&quot;studio&quot;&quot;&quot;;[.J190]=&quot;&quot;&quot;world&quot;&quot;&quot;);&quot;x&quot;;&quot;&quot;)">
            <text:p/>
          </table:table-cell>
          <table:table-cell table:style-name="ce14" table:formula="of:=IF(AND([.I190]=&quot;&quot;&quot;studio&quot;&quot;&quot;;[.J190]=&quot;&quot;&quot;europe&quot;&quot;&quot;);&quot;x&quot;;&quot;&quot;)">
            <text:p/>
          </table:table-cell>
          <table:table-cell table:style-name="ce14" table:formula="of:=IF([.H190]=&quot;&quot;&quot;thirdparty&quot;&quot;&quot;;&quot;X&quot;;&quot;&quot;)">
            <text:p/>
          </table:table-cell>
          <table:table-cell table:style-name="ce14" table:formula="of:=IF([.H190]=&quot;&quot;&quot;indie&quot;&quot;&quot;;&quot;X&quot;;&quot;&quot;)">
            <text:p/>
          </table:table-cell>
          <table:table-cell table:style-name="ce14" table:formula="of:=IF([.H190]=&quot;&quot;&quot;nintendo&quot;&quot;&quot;;&quot;X&quot;;&quot;&quot;)" office:value-type="string" office:string-value="X">
            <text:p>X</text:p>
          </table:table-cell>
          <table:table-cell table:style-name="ce14" table:formula="of:=IF([.H190]=&quot;&quot;&quot;sony&quot;&quot;&quot;;&quot;X&quot;;&quot;&quot;)">
            <text:p/>
          </table:table-cell>
          <table:table-cell table:style-name="ce14" table:formula="of:=IF([.H190]=&quot;&quot;&quot;microsoft&quot;&quot;&quot;;&quot;X&quot;;&quot;&quot;)">
            <text:p/>
          </table:table-cell>
          <table:table-cell table:style-name="ce14" table:formula="of:=IF([.K190]=&quot;&quot;&quot;people&quot;&quot;&quot;;&quot;X&quot;;&quot;&quot;)">
            <text:p/>
          </table:table-cell>
          <table:table-cell table:style-name="ce14" table:formula="of:=IF([.H1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gamearts.com/rss/news.xml</text:p>
          </table:table-cell>
          <table:table-cell table:formula="of:=CONCATENATE([.G191];&quot;,&quot;;[.H191];&quot;,&quot;;[.I191];&quot;,&quot;;[.J191];&quot;,&quot;;[.K191];&quot;,&quot;;[.L191])" office:value-type="string" office:string-value="&quot;gamearts&quot;,&quot;thirdparty&quot;,&quot;studio&quot;,&quot;japan&quot;,&quot;pr&quot;,&quot;generic&quot;">
            <text:p>"gamearts","thirdparty","studio","japan","pr","generic"</text:p>
          </table:table-cell>
          <table:table-cell office:value-type="string">
            <text:p>Official News Feed of Game Arts</text:p>
          </table:table-cell>
          <table:table-cell office:value-type="string">
            <text:p>http://www.gamearts.com/company/greeting.html</text:p>
          </table:table-cell>
          <table:table-cell office:value-type="string">
            <text:p>Grandia</text:p>
          </table:table-cell>
          <table:table-cell office:value-type="string">
            <text:p>NEWS</text:p>
          </table:table-cell>
          <table:table-cell office:value-type="string">
            <text:p>"gamear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1:.X191];&quot;X&quot;)" office:value-type="float" office:value="2">
            <text:p>2</text:p>
          </table:table-cell>
          <table:table-cell table:style-name="ce14" table:formula="of:=IF(AND([.I191]=&quot;&quot;&quot;studio&quot;&quot;&quot;;[.J191]=&quot;&quot;&quot;america&quot;&quot;&quot;);&quot;x&quot;;&quot;&quot;)">
            <text:p/>
          </table:table-cell>
          <table:table-cell table:style-name="ce14" table:formula="of:=IF(AND([.I191]=&quot;&quot;&quot;studio&quot;&quot;&quot;;[.J191]=&quot;&quot;&quot;japan&quot;&quot;&quot;);&quot;x&quot;;&quot;&quot;)" office:value-type="string" office:string-value="x">
            <text:p>x</text:p>
          </table:table-cell>
          <table:table-cell table:style-name="ce14" table:formula="of:=IF(AND([.I191]=&quot;&quot;&quot;studio&quot;&quot;&quot;;[.J191]=&quot;&quot;&quot;world&quot;&quot;&quot;);&quot;x&quot;;&quot;&quot;)">
            <text:p/>
          </table:table-cell>
          <table:table-cell table:style-name="ce14" table:formula="of:=IF(AND([.I191]=&quot;&quot;&quot;studio&quot;&quot;&quot;;[.J191]=&quot;&quot;&quot;europe&quot;&quot;&quot;);&quot;x&quot;;&quot;&quot;)">
            <text:p/>
          </table:table-cell>
          <table:table-cell table:style-name="ce14" table:formula="of:=IF([.H191]=&quot;&quot;&quot;thirdparty&quot;&quot;&quot;;&quot;X&quot;;&quot;&quot;)" office:value-type="string" office:string-value="X">
            <text:p>X</text:p>
          </table:table-cell>
          <table:table-cell table:style-name="ce14" table:formula="of:=IF([.H191]=&quot;&quot;&quot;indie&quot;&quot;&quot;;&quot;X&quot;;&quot;&quot;)">
            <text:p/>
          </table:table-cell>
          <table:table-cell table:style-name="ce14" table:formula="of:=IF([.H191]=&quot;&quot;&quot;nintendo&quot;&quot;&quot;;&quot;X&quot;;&quot;&quot;)">
            <text:p/>
          </table:table-cell>
          <table:table-cell table:style-name="ce14" table:formula="of:=IF([.H191]=&quot;&quot;&quot;sony&quot;&quot;&quot;;&quot;X&quot;;&quot;&quot;)">
            <text:p/>
          </table:table-cell>
          <table:table-cell table:style-name="ce14" table:formula="of:=IF([.H191]=&quot;&quot;&quot;microsoft&quot;&quot;&quot;;&quot;X&quot;;&quot;&quot;)">
            <text:p/>
          </table:table-cell>
          <table:table-cell table:style-name="ce14" table:formula="of:=IF([.K191]=&quot;&quot;&quot;people&quot;&quot;&quot;;&quot;X&quot;;&quot;&quot;)">
            <text:p/>
          </table:table-cell>
          <table:table-cell table:style-name="ce14" table:formula="of:=IF([.H1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gameloft.com/index.php/feed/</text:p>
          </table:table-cell>
          <table:table-cell table:formula="of:=CONCATENATE([.G192];&quot;,&quot;;[.H192];&quot;,&quot;;[.I192];&quot;,&quot;;[.J192];&quot;,&quot;;[.K192];&quot;,&quot;;[.L192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News Feed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NEWS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2:.X192];&quot;X&quot;)" office:value-type="float" office:value="1">
            <text:p>1</text:p>
          </table:table-cell>
          <table:table-cell table:style-name="ce14" table:formula="of:=IF(AND([.I192]=&quot;&quot;&quot;studio&quot;&quot;&quot;;[.J192]=&quot;&quot;&quot;america&quot;&quot;&quot;);&quot;x&quot;;&quot;&quot;)">
            <text:p/>
          </table:table-cell>
          <table:table-cell table:style-name="ce14" table:formula="of:=IF(AND([.I192]=&quot;&quot;&quot;studio&quot;&quot;&quot;;[.J192]=&quot;&quot;&quot;japan&quot;&quot;&quot;);&quot;x&quot;;&quot;&quot;)">
            <text:p/>
          </table:table-cell>
          <table:table-cell table:style-name="ce14" table:formula="of:=IF(AND([.I192]=&quot;&quot;&quot;studio&quot;&quot;&quot;;[.J192]=&quot;&quot;&quot;world&quot;&quot;&quot;);&quot;x&quot;;&quot;&quot;)">
            <text:p/>
          </table:table-cell>
          <table:table-cell table:style-name="ce14" table:formula="of:=IF(AND([.I192]=&quot;&quot;&quot;studio&quot;&quot;&quot;;[.J192]=&quot;&quot;&quot;europe&quot;&quot;&quot;);&quot;x&quot;;&quot;&quot;)">
            <text:p/>
          </table:table-cell>
          <table:table-cell table:style-name="ce14" table:formula="of:=IF([.H192]=&quot;&quot;&quot;thirdparty&quot;&quot;&quot;;&quot;X&quot;;&quot;&quot;)" office:value-type="string" office:string-value="X">
            <text:p>X</text:p>
          </table:table-cell>
          <table:table-cell table:style-name="ce14" table:formula="of:=IF([.H192]=&quot;&quot;&quot;indie&quot;&quot;&quot;;&quot;X&quot;;&quot;&quot;)">
            <text:p/>
          </table:table-cell>
          <table:table-cell table:style-name="ce14" table:formula="of:=IF([.H192]=&quot;&quot;&quot;nintendo&quot;&quot;&quot;;&quot;X&quot;;&quot;&quot;)">
            <text:p/>
          </table:table-cell>
          <table:table-cell table:style-name="ce14" table:formula="of:=IF([.H192]=&quot;&quot;&quot;sony&quot;&quot;&quot;;&quot;X&quot;;&quot;&quot;)">
            <text:p/>
          </table:table-cell>
          <table:table-cell table:style-name="ce14" table:formula="of:=IF([.H192]=&quot;&quot;&quot;microsoft&quot;&quot;&quot;;&quot;X&quot;;&quot;&quot;)">
            <text:p/>
          </table:table-cell>
          <table:table-cell table:style-name="ce14" table:formula="of:=IF([.K192]=&quot;&quot;&quot;people&quot;&quot;&quot;;&quot;X&quot;;&quot;&quot;)">
            <text:p/>
          </table:table-cell>
          <table:table-cell table:style-name="ce14" table:formula="of:=IF([.H1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ameloft</text:p>
          </table:table-cell>
          <table:table-cell table:formula="of:=CONCATENATE([.G193];&quot;,&quot;;[.H193];&quot;,&quot;;[.I193];&quot;,&quot;;[.J193];&quot;,&quot;;[.K193];&quot;,&quot;;[.L193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Twitter Account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TWITTER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3:.X193];&quot;X&quot;)" office:value-type="float" office:value="1">
            <text:p>1</text:p>
          </table:table-cell>
          <table:table-cell table:style-name="ce14" table:formula="of:=IF(AND([.I193]=&quot;&quot;&quot;studio&quot;&quot;&quot;;[.J193]=&quot;&quot;&quot;america&quot;&quot;&quot;);&quot;x&quot;;&quot;&quot;)">
            <text:p/>
          </table:table-cell>
          <table:table-cell table:style-name="ce14" table:formula="of:=IF(AND([.I193]=&quot;&quot;&quot;studio&quot;&quot;&quot;;[.J193]=&quot;&quot;&quot;japan&quot;&quot;&quot;);&quot;x&quot;;&quot;&quot;)">
            <text:p/>
          </table:table-cell>
          <table:table-cell table:style-name="ce14" table:formula="of:=IF(AND([.I193]=&quot;&quot;&quot;studio&quot;&quot;&quot;;[.J193]=&quot;&quot;&quot;world&quot;&quot;&quot;);&quot;x&quot;;&quot;&quot;)">
            <text:p/>
          </table:table-cell>
          <table:table-cell table:style-name="ce14" table:formula="of:=IF(AND([.I193]=&quot;&quot;&quot;studio&quot;&quot;&quot;;[.J193]=&quot;&quot;&quot;europe&quot;&quot;&quot;);&quot;x&quot;;&quot;&quot;)">
            <text:p/>
          </table:table-cell>
          <table:table-cell table:style-name="ce14" table:formula="of:=IF([.H193]=&quot;&quot;&quot;thirdparty&quot;&quot;&quot;;&quot;X&quot;;&quot;&quot;)" office:value-type="string" office:string-value="X">
            <text:p>X</text:p>
          </table:table-cell>
          <table:table-cell table:style-name="ce14" table:formula="of:=IF([.H193]=&quot;&quot;&quot;indie&quot;&quot;&quot;;&quot;X&quot;;&quot;&quot;)">
            <text:p/>
          </table:table-cell>
          <table:table-cell table:style-name="ce14" table:formula="of:=IF([.H193]=&quot;&quot;&quot;nintendo&quot;&quot;&quot;;&quot;X&quot;;&quot;&quot;)">
            <text:p/>
          </table:table-cell>
          <table:table-cell table:style-name="ce14" table:formula="of:=IF([.H193]=&quot;&quot;&quot;sony&quot;&quot;&quot;;&quot;X&quot;;&quot;&quot;)">
            <text:p/>
          </table:table-cell>
          <table:table-cell table:style-name="ce14" table:formula="of:=IF([.H193]=&quot;&quot;&quot;microsoft&quot;&quot;&quot;;&quot;X&quot;;&quot;&quot;)">
            <text:p/>
          </table:table-cell>
          <table:table-cell table:style-name="ce14" table:formula="of:=IF([.K193]=&quot;&quot;&quot;people&quot;&quot;&quot;;&quot;X&quot;;&quot;&quot;)">
            <text:p/>
          </table:table-cell>
          <table:table-cell table:style-name="ce14" table:formula="of:=IF([.H1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gameloft</text:p>
          </table:table-cell>
          <table:table-cell table:formula="of:=CONCATENATE([.G194];&quot;,&quot;;[.H194];&quot;,&quot;;[.I194];&quot;,&quot;;[.J194];&quot;,&quot;;[.K194];&quot;,&quot;;[.L194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Facebook Page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FACEBOOK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4:.X194];&quot;X&quot;)" office:value-type="float" office:value="1">
            <text:p>1</text:p>
          </table:table-cell>
          <table:table-cell table:style-name="ce14" table:formula="of:=IF(AND([.I194]=&quot;&quot;&quot;studio&quot;&quot;&quot;;[.J194]=&quot;&quot;&quot;america&quot;&quot;&quot;);&quot;x&quot;;&quot;&quot;)">
            <text:p/>
          </table:table-cell>
          <table:table-cell table:style-name="ce14" table:formula="of:=IF(AND([.I194]=&quot;&quot;&quot;studio&quot;&quot;&quot;;[.J194]=&quot;&quot;&quot;japan&quot;&quot;&quot;);&quot;x&quot;;&quot;&quot;)">
            <text:p/>
          </table:table-cell>
          <table:table-cell table:style-name="ce14" table:formula="of:=IF(AND([.I194]=&quot;&quot;&quot;studio&quot;&quot;&quot;;[.J194]=&quot;&quot;&quot;world&quot;&quot;&quot;);&quot;x&quot;;&quot;&quot;)">
            <text:p/>
          </table:table-cell>
          <table:table-cell table:style-name="ce14" table:formula="of:=IF(AND([.I194]=&quot;&quot;&quot;studio&quot;&quot;&quot;;[.J194]=&quot;&quot;&quot;europe&quot;&quot;&quot;);&quot;x&quot;;&quot;&quot;)">
            <text:p/>
          </table:table-cell>
          <table:table-cell table:style-name="ce14" table:formula="of:=IF([.H194]=&quot;&quot;&quot;thirdparty&quot;&quot;&quot;;&quot;X&quot;;&quot;&quot;)" office:value-type="string" office:string-value="X">
            <text:p>X</text:p>
          </table:table-cell>
          <table:table-cell table:style-name="ce14" table:formula="of:=IF([.H194]=&quot;&quot;&quot;indie&quot;&quot;&quot;;&quot;X&quot;;&quot;&quot;)">
            <text:p/>
          </table:table-cell>
          <table:table-cell table:style-name="ce14" table:formula="of:=IF([.H194]=&quot;&quot;&quot;nintendo&quot;&quot;&quot;;&quot;X&quot;;&quot;&quot;)">
            <text:p/>
          </table:table-cell>
          <table:table-cell table:style-name="ce14" table:formula="of:=IF([.H194]=&quot;&quot;&quot;sony&quot;&quot;&quot;;&quot;X&quot;;&quot;&quot;)">
            <text:p/>
          </table:table-cell>
          <table:table-cell table:style-name="ce14" table:formula="of:=IF([.H194]=&quot;&quot;&quot;microsoft&quot;&quot;&quot;;&quot;X&quot;;&quot;&quot;)">
            <text:p/>
          </table:table-cell>
          <table:table-cell table:style-name="ce14" table:formula="of:=IF([.K194]=&quot;&quot;&quot;people&quot;&quot;&quot;;&quot;X&quot;;&quot;&quot;)">
            <text:p/>
          </table:table-cell>
          <table:table-cell table:style-name="ce14" table:formula="of:=IF([.H1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6754005013600</text:p>
          </table:table-cell>
          <table:table-cell table:formula="of:=CONCATENATE([.G195];&quot;,&quot;;[.H195];&quot;,&quot;;[.I195];&quot;,&quot;;[.J195];&quot;,&quot;;[.K195];&quot;,&quot;;[.L195])" office:value-type="string" office:string-value="&quot;gaspoweredgames&quot;,&quot;thirdparty&quot;,&quot;studio&quot;,&quot;america&quot;,&quot;pr&quot;,&quot;rpg&quot;">
            <text:p>"gaspoweredgames","thirdparty","studio","america","pr","rpg"</text:p>
          </table:table-cell>
          <table:table-cell office:value-type="string">
            <text:p>Official Facebook Page of Gas Powered Games</text:p>
          </table:table-cell>
          <table:table-cell office:value-type="string">
            <text:p>http://www.gaspowered.com/team.php</text:p>
          </table:table-cell>
          <table:table-cell office:value-type="string">
            <text:p>Dungeon Siege</text:p>
          </table:table-cell>
          <table:table-cell office:value-type="string">
            <text:p>FACEBOOK</text:p>
          </table:table-cell>
          <table:table-cell office:value-type="string">
            <text:p>"gaspowered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195:.X195];&quot;X&quot;)" office:value-type="float" office:value="2">
            <text:p>2</text:p>
          </table:table-cell>
          <table:table-cell table:style-name="ce14" table:formula="of:=IF(AND([.I195]=&quot;&quot;&quot;studio&quot;&quot;&quot;;[.J195]=&quot;&quot;&quot;america&quot;&quot;&quot;);&quot;x&quot;;&quot;&quot;)" office:value-type="string" office:string-value="x">
            <text:p>x</text:p>
          </table:table-cell>
          <table:table-cell table:style-name="ce14" table:formula="of:=IF(AND([.I195]=&quot;&quot;&quot;studio&quot;&quot;&quot;;[.J195]=&quot;&quot;&quot;japan&quot;&quot;&quot;);&quot;x&quot;;&quot;&quot;)">
            <text:p/>
          </table:table-cell>
          <table:table-cell table:style-name="ce14" table:formula="of:=IF(AND([.I195]=&quot;&quot;&quot;studio&quot;&quot;&quot;;[.J195]=&quot;&quot;&quot;world&quot;&quot;&quot;);&quot;x&quot;;&quot;&quot;)">
            <text:p/>
          </table:table-cell>
          <table:table-cell table:style-name="ce14" table:formula="of:=IF(AND([.I195]=&quot;&quot;&quot;studio&quot;&quot;&quot;;[.J195]=&quot;&quot;&quot;europe&quot;&quot;&quot;);&quot;x&quot;;&quot;&quot;)">
            <text:p/>
          </table:table-cell>
          <table:table-cell table:style-name="ce14" table:formula="of:=IF([.H195]=&quot;&quot;&quot;thirdparty&quot;&quot;&quot;;&quot;X&quot;;&quot;&quot;)" office:value-type="string" office:string-value="X">
            <text:p>X</text:p>
          </table:table-cell>
          <table:table-cell table:style-name="ce14" table:formula="of:=IF([.H195]=&quot;&quot;&quot;indie&quot;&quot;&quot;;&quot;X&quot;;&quot;&quot;)">
            <text:p/>
          </table:table-cell>
          <table:table-cell table:style-name="ce14" table:formula="of:=IF([.H195]=&quot;&quot;&quot;nintendo&quot;&quot;&quot;;&quot;X&quot;;&quot;&quot;)">
            <text:p/>
          </table:table-cell>
          <table:table-cell table:style-name="ce14" table:formula="of:=IF([.H195]=&quot;&quot;&quot;sony&quot;&quot;&quot;;&quot;X&quot;;&quot;&quot;)">
            <text:p/>
          </table:table-cell>
          <table:table-cell table:style-name="ce14" table:formula="of:=IF([.H195]=&quot;&quot;&quot;microsoft&quot;&quot;&quot;;&quot;X&quot;;&quot;&quot;)">
            <text:p/>
          </table:table-cell>
          <table:table-cell table:style-name="ce14" table:formula="of:=IF([.K195]=&quot;&quot;&quot;people&quot;&quot;&quot;;&quot;X&quot;;&quot;&quot;)">
            <text:p/>
          </table:table-cell>
          <table:table-cell table:style-name="ce14" table:formula="of:=IF([.H1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asPoweredGames</text:p>
          </table:table-cell>
          <table:table-cell table:formula="of:=CONCATENATE([.G196];&quot;,&quot;;[.H196];&quot;,&quot;;[.I196];&quot;,&quot;;[.J196];&quot;,&quot;;[.K196];&quot;,&quot;;[.L196])" office:value-type="string" office:string-value="&quot;gaspoweredgames&quot;,&quot;thirdparty&quot;,&quot;studio&quot;,&quot;america&quot;,&quot;pr&quot;,&quot;rpg&quot;">
            <text:p>"gaspoweredgames","thirdparty","studio","america","pr","rpg"</text:p>
          </table:table-cell>
          <table:table-cell office:value-type="string">
            <text:p>Official Twitter Account of Gas Powered Games</text:p>
          </table:table-cell>
          <table:table-cell office:value-type="string">
            <text:p>http://www.gaspowered.com/team.php</text:p>
          </table:table-cell>
          <table:table-cell office:value-type="string">
            <text:p>Dungeon Siege</text:p>
          </table:table-cell>
          <table:table-cell office:value-type="string">
            <text:p>TWITTER</text:p>
          </table:table-cell>
          <table:table-cell office:value-type="string">
            <text:p>"gaspowered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196:.X196];&quot;X&quot;)" office:value-type="float" office:value="2">
            <text:p>2</text:p>
          </table:table-cell>
          <table:table-cell table:style-name="ce14" table:formula="of:=IF(AND([.I196]=&quot;&quot;&quot;studio&quot;&quot;&quot;;[.J196]=&quot;&quot;&quot;america&quot;&quot;&quot;);&quot;x&quot;;&quot;&quot;)" office:value-type="string" office:string-value="x">
            <text:p>x</text:p>
          </table:table-cell>
          <table:table-cell table:style-name="ce14" table:formula="of:=IF(AND([.I196]=&quot;&quot;&quot;studio&quot;&quot;&quot;;[.J196]=&quot;&quot;&quot;japan&quot;&quot;&quot;);&quot;x&quot;;&quot;&quot;)">
            <text:p/>
          </table:table-cell>
          <table:table-cell table:style-name="ce14" table:formula="of:=IF(AND([.I196]=&quot;&quot;&quot;studio&quot;&quot;&quot;;[.J196]=&quot;&quot;&quot;world&quot;&quot;&quot;);&quot;x&quot;;&quot;&quot;)">
            <text:p/>
          </table:table-cell>
          <table:table-cell table:style-name="ce14" table:formula="of:=IF(AND([.I196]=&quot;&quot;&quot;studio&quot;&quot;&quot;;[.J196]=&quot;&quot;&quot;europe&quot;&quot;&quot;);&quot;x&quot;;&quot;&quot;)">
            <text:p/>
          </table:table-cell>
          <table:table-cell table:style-name="ce14" table:formula="of:=IF([.H196]=&quot;&quot;&quot;thirdparty&quot;&quot;&quot;;&quot;X&quot;;&quot;&quot;)" office:value-type="string" office:string-value="X">
            <text:p>X</text:p>
          </table:table-cell>
          <table:table-cell table:style-name="ce14" table:formula="of:=IF([.H196]=&quot;&quot;&quot;indie&quot;&quot;&quot;;&quot;X&quot;;&quot;&quot;)">
            <text:p/>
          </table:table-cell>
          <table:table-cell table:style-name="ce14" table:formula="of:=IF([.H196]=&quot;&quot;&quot;nintendo&quot;&quot;&quot;;&quot;X&quot;;&quot;&quot;)">
            <text:p/>
          </table:table-cell>
          <table:table-cell table:style-name="ce14" table:formula="of:=IF([.H196]=&quot;&quot;&quot;sony&quot;&quot;&quot;;&quot;X&quot;;&quot;&quot;)">
            <text:p/>
          </table:table-cell>
          <table:table-cell table:style-name="ce14" table:formula="of:=IF([.H196]=&quot;&quot;&quot;microsoft&quot;&quot;&quot;;&quot;X&quot;;&quot;&quot;)">
            <text:p/>
          </table:table-cell>
          <table:table-cell table:style-name="ce14" table:formula="of:=IF([.K196]=&quot;&quot;&quot;people&quot;&quot;&quot;;&quot;X&quot;;&quot;&quot;)">
            <text:p/>
          </table:table-cell>
          <table:table-cell table:style-name="ce14" table:formula="of:=IF([.H1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98652701947</text:p>
          </table:table-cell>
          <table:table-cell table:formula="of:=CONCATENATE([.G197];&quot;,&quot;;[.H197];&quot;,&quot;;[.I197];&quot;,&quot;;[.J197];&quot;,&quot;;[.K197];&quot;,&quot;;[.L197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Facebook Page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FACEBOOK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7:.X197];&quot;X&quot;)" office:value-type="float" office:value="2">
            <text:p>2</text:p>
          </table:table-cell>
          <table:table-cell table:style-name="ce14" table:formula="of:=IF(AND([.I197]=&quot;&quot;&quot;studio&quot;&quot;&quot;;[.J197]=&quot;&quot;&quot;america&quot;&quot;&quot;);&quot;x&quot;;&quot;&quot;)" office:value-type="string" office:string-value="x">
            <text:p>x</text:p>
          </table:table-cell>
          <table:table-cell table:style-name="ce14" table:formula="of:=IF(AND([.I197]=&quot;&quot;&quot;studio&quot;&quot;&quot;;[.J197]=&quot;&quot;&quot;japan&quot;&quot;&quot;);&quot;x&quot;;&quot;&quot;)">
            <text:p/>
          </table:table-cell>
          <table:table-cell table:style-name="ce14" table:formula="of:=IF(AND([.I197]=&quot;&quot;&quot;studio&quot;&quot;&quot;;[.J197]=&quot;&quot;&quot;world&quot;&quot;&quot;);&quot;x&quot;;&quot;&quot;)">
            <text:p/>
          </table:table-cell>
          <table:table-cell table:style-name="ce14" table:formula="of:=IF(AND([.I197]=&quot;&quot;&quot;studio&quot;&quot;&quot;;[.J197]=&quot;&quot;&quot;europe&quot;&quot;&quot;);&quot;x&quot;;&quot;&quot;)">
            <text:p/>
          </table:table-cell>
          <table:table-cell table:style-name="ce14" table:formula="of:=IF([.H197]=&quot;&quot;&quot;thirdparty&quot;&quot;&quot;;&quot;X&quot;;&quot;&quot;)">
            <text:p/>
          </table:table-cell>
          <table:table-cell table:style-name="ce14" table:formula="of:=IF([.H197]=&quot;&quot;&quot;indie&quot;&quot;&quot;;&quot;X&quot;;&quot;&quot;)">
            <text:p/>
          </table:table-cell>
          <table:table-cell table:style-name="ce14" table:formula="of:=IF([.H197]=&quot;&quot;&quot;nintendo&quot;&quot;&quot;;&quot;X&quot;;&quot;&quot;)">
            <text:p/>
          </table:table-cell>
          <table:table-cell table:style-name="ce14" table:formula="of:=IF([.H197]=&quot;&quot;&quot;sony&quot;&quot;&quot;;&quot;X&quot;;&quot;&quot;)">
            <text:p/>
          </table:table-cell>
          <table:table-cell table:style-name="ce14" table:formula="of:=IF([.H197]=&quot;&quot;&quot;microsoft&quot;&quot;&quot;;&quot;X&quot;;&quot;&quot;)">
            <text:p/>
          </table:table-cell>
          <table:table-cell table:style-name="ce14" table:formula="of:=IF([.K197]=&quot;&quot;&quot;people&quot;&quot;&quot;;&quot;X&quot;;&quot;&quot;)">
            <text:p/>
          </table:table-cell>
          <table:table-cell table:style-name="ce14" table:formula="of:=IF([.H19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gearboxsoftware.com/rss</text:p>
          </table:table-cell>
          <table:table-cell table:formula="of:=CONCATENATE([.G198];&quot;,&quot;;[.H198];&quot;,&quot;;[.I198];&quot;,&quot;;[.J198];&quot;,&quot;;[.K198];&quot;,&quot;;[.L198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News Feed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NEWS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8:.X198];&quot;X&quot;)" office:value-type="float" office:value="2">
            <text:p>2</text:p>
          </table:table-cell>
          <table:table-cell table:style-name="ce14" table:formula="of:=IF(AND([.I198]=&quot;&quot;&quot;studio&quot;&quot;&quot;;[.J198]=&quot;&quot;&quot;america&quot;&quot;&quot;);&quot;x&quot;;&quot;&quot;)" office:value-type="string" office:string-value="x">
            <text:p>x</text:p>
          </table:table-cell>
          <table:table-cell table:style-name="ce14" table:formula="of:=IF(AND([.I198]=&quot;&quot;&quot;studio&quot;&quot;&quot;;[.J198]=&quot;&quot;&quot;japan&quot;&quot;&quot;);&quot;x&quot;;&quot;&quot;)">
            <text:p/>
          </table:table-cell>
          <table:table-cell table:style-name="ce14" table:formula="of:=IF(AND([.I198]=&quot;&quot;&quot;studio&quot;&quot;&quot;;[.J198]=&quot;&quot;&quot;world&quot;&quot;&quot;);&quot;x&quot;;&quot;&quot;)">
            <text:p/>
          </table:table-cell>
          <table:table-cell table:style-name="ce14" table:formula="of:=IF(AND([.I198]=&quot;&quot;&quot;studio&quot;&quot;&quot;;[.J198]=&quot;&quot;&quot;europe&quot;&quot;&quot;);&quot;x&quot;;&quot;&quot;)">
            <text:p/>
          </table:table-cell>
          <table:table-cell table:style-name="ce14" table:formula="of:=IF([.H198]=&quot;&quot;&quot;thirdparty&quot;&quot;&quot;;&quot;X&quot;;&quot;&quot;)">
            <text:p/>
          </table:table-cell>
          <table:table-cell table:style-name="ce14" table:formula="of:=IF([.H198]=&quot;&quot;&quot;indie&quot;&quot;&quot;;&quot;X&quot;;&quot;&quot;)">
            <text:p/>
          </table:table-cell>
          <table:table-cell table:style-name="ce14" table:formula="of:=IF([.H198]=&quot;&quot;&quot;nintendo&quot;&quot;&quot;;&quot;X&quot;;&quot;&quot;)">
            <text:p/>
          </table:table-cell>
          <table:table-cell table:style-name="ce14" table:formula="of:=IF([.H198]=&quot;&quot;&quot;sony&quot;&quot;&quot;;&quot;X&quot;;&quot;&quot;)">
            <text:p/>
          </table:table-cell>
          <table:table-cell table:style-name="ce14" table:formula="of:=IF([.H198]=&quot;&quot;&quot;microsoft&quot;&quot;&quot;;&quot;X&quot;;&quot;&quot;)">
            <text:p/>
          </table:table-cell>
          <table:table-cell table:style-name="ce14" table:formula="of:=IF([.K198]=&quot;&quot;&quot;people&quot;&quot;&quot;;&quot;X&quot;;&quot;&quot;)">
            <text:p/>
          </table:table-cell>
          <table:table-cell table:style-name="ce14" table:formula="of:=IF([.H19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gearboxsoftware</text:p>
          </table:table-cell>
          <table:table-cell table:formula="of:=CONCATENATE([.G199];&quot;,&quot;;[.H199];&quot;,&quot;;[.I199];&quot;,&quot;;[.J199];&quot;,&quot;;[.K199];&quot;,&quot;;[.L199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Twitter Account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TWITTER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9:.X199];&quot;X&quot;)" office:value-type="float" office:value="2">
            <text:p>2</text:p>
          </table:table-cell>
          <table:table-cell table:style-name="ce14" table:formula="of:=IF(AND([.I199]=&quot;&quot;&quot;studio&quot;&quot;&quot;;[.J199]=&quot;&quot;&quot;america&quot;&quot;&quot;);&quot;x&quot;;&quot;&quot;)" office:value-type="string" office:string-value="x">
            <text:p>x</text:p>
          </table:table-cell>
          <table:table-cell table:style-name="ce14" table:formula="of:=IF(AND([.I199]=&quot;&quot;&quot;studio&quot;&quot;&quot;;[.J199]=&quot;&quot;&quot;japan&quot;&quot;&quot;);&quot;x&quot;;&quot;&quot;)">
            <text:p/>
          </table:table-cell>
          <table:table-cell table:style-name="ce14" table:formula="of:=IF(AND([.I199]=&quot;&quot;&quot;studio&quot;&quot;&quot;;[.J199]=&quot;&quot;&quot;world&quot;&quot;&quot;);&quot;x&quot;;&quot;&quot;)">
            <text:p/>
          </table:table-cell>
          <table:table-cell table:style-name="ce14" table:formula="of:=IF(AND([.I199]=&quot;&quot;&quot;studio&quot;&quot;&quot;;[.J199]=&quot;&quot;&quot;europe&quot;&quot;&quot;);&quot;x&quot;;&quot;&quot;)">
            <text:p/>
          </table:table-cell>
          <table:table-cell table:style-name="ce14" table:formula="of:=IF([.H199]=&quot;&quot;&quot;thirdparty&quot;&quot;&quot;;&quot;X&quot;;&quot;&quot;)">
            <text:p/>
          </table:table-cell>
          <table:table-cell table:style-name="ce14" table:formula="of:=IF([.H199]=&quot;&quot;&quot;indie&quot;&quot;&quot;;&quot;X&quot;;&quot;&quot;)">
            <text:p/>
          </table:table-cell>
          <table:table-cell table:style-name="ce14" table:formula="of:=IF([.H199]=&quot;&quot;&quot;nintendo&quot;&quot;&quot;;&quot;X&quot;;&quot;&quot;)">
            <text:p/>
          </table:table-cell>
          <table:table-cell table:style-name="ce14" table:formula="of:=IF([.H199]=&quot;&quot;&quot;sony&quot;&quot;&quot;;&quot;X&quot;;&quot;&quot;)">
            <text:p/>
          </table:table-cell>
          <table:table-cell table:style-name="ce14" table:formula="of:=IF([.H199]=&quot;&quot;&quot;microsoft&quot;&quot;&quot;;&quot;X&quot;;&quot;&quot;)">
            <text:p/>
          </table:table-cell>
          <table:table-cell table:style-name="ce14" table:formula="of:=IF([.K199]=&quot;&quot;&quot;people&quot;&quot;&quot;;&quot;X&quot;;&quot;&quot;)">
            <text:p/>
          </table:table-cell>
          <table:table-cell table:style-name="ce14" table:formula="of:=IF([.H19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gearboxsoftware</text:p>
          </table:table-cell>
          <table:table-cell table:formula="of:=CONCATENATE([.G200];&quot;,&quot;;[.H200];&quot;,&quot;;[.I200];&quot;,&quot;;[.J200];&quot;,&quot;;[.K200];&quot;,&quot;;[.L200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Youtube Channel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YOUTUBE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0:.X200];&quot;X&quot;)" office:value-type="float" office:value="2">
            <text:p>2</text:p>
          </table:table-cell>
          <table:table-cell table:style-name="ce14" table:formula="of:=IF(AND([.I200]=&quot;&quot;&quot;studio&quot;&quot;&quot;;[.J200]=&quot;&quot;&quot;america&quot;&quot;&quot;);&quot;x&quot;;&quot;&quot;)" office:value-type="string" office:string-value="x">
            <text:p>x</text:p>
          </table:table-cell>
          <table:table-cell table:style-name="ce14" table:formula="of:=IF(AND([.I200]=&quot;&quot;&quot;studio&quot;&quot;&quot;;[.J200]=&quot;&quot;&quot;japan&quot;&quot;&quot;);&quot;x&quot;;&quot;&quot;)">
            <text:p/>
          </table:table-cell>
          <table:table-cell table:style-name="ce14" table:formula="of:=IF(AND([.I200]=&quot;&quot;&quot;studio&quot;&quot;&quot;;[.J200]=&quot;&quot;&quot;world&quot;&quot;&quot;);&quot;x&quot;;&quot;&quot;)">
            <text:p/>
          </table:table-cell>
          <table:table-cell table:style-name="ce14" table:formula="of:=IF(AND([.I200]=&quot;&quot;&quot;studio&quot;&quot;&quot;;[.J200]=&quot;&quot;&quot;europe&quot;&quot;&quot;);&quot;x&quot;;&quot;&quot;)">
            <text:p/>
          </table:table-cell>
          <table:table-cell table:style-name="ce14" table:formula="of:=IF([.H200]=&quot;&quot;&quot;thirdparty&quot;&quot;&quot;;&quot;X&quot;;&quot;&quot;)">
            <text:p/>
          </table:table-cell>
          <table:table-cell table:style-name="ce14" table:formula="of:=IF([.H200]=&quot;&quot;&quot;indie&quot;&quot;&quot;;&quot;X&quot;;&quot;&quot;)">
            <text:p/>
          </table:table-cell>
          <table:table-cell table:style-name="ce14" table:formula="of:=IF([.H200]=&quot;&quot;&quot;nintendo&quot;&quot;&quot;;&quot;X&quot;;&quot;&quot;)">
            <text:p/>
          </table:table-cell>
          <table:table-cell table:style-name="ce14" table:formula="of:=IF([.H200]=&quot;&quot;&quot;sony&quot;&quot;&quot;;&quot;X&quot;;&quot;&quot;)">
            <text:p/>
          </table:table-cell>
          <table:table-cell table:style-name="ce14" table:formula="of:=IF([.H200]=&quot;&quot;&quot;microsoft&quot;&quot;&quot;;&quot;X&quot;;&quot;&quot;)">
            <text:p/>
          </table:table-cell>
          <table:table-cell table:style-name="ce14" table:formula="of:=IF([.K200]=&quot;&quot;&quot;people&quot;&quot;&quot;;&quot;X&quot;;&quot;&quot;)">
            <text:p/>
          </table:table-cell>
          <table:table-cell table:style-name="ce14" table:formula="of:=IF([.H20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8889785816901</text:p>
          </table:table-cell>
          <table:table-cell table:formula="of:=CONCATENATE([.G201];&quot;,&quot;;[.H201];&quot;,&quot;;[.I201];&quot;,&quot;;[.J201];&quot;,&quot;;[.K201];&quot;,&quot;;[.L201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Facebook Page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FACEBOOK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1:.X201];&quot;X&quot;)" office:value-type="float" office:value="2">
            <text:p>2</text:p>
          </table:table-cell>
          <table:table-cell table:style-name="ce14" table:formula="of:=IF(AND([.I201]=&quot;&quot;&quot;studio&quot;&quot;&quot;;[.J201]=&quot;&quot;&quot;america&quot;&quot;&quot;);&quot;x&quot;;&quot;&quot;)">
            <text:p/>
          </table:table-cell>
          <table:table-cell table:style-name="ce14" table:formula="of:=IF(AND([.I201]=&quot;&quot;&quot;studio&quot;&quot;&quot;;[.J201]=&quot;&quot;&quot;japan&quot;&quot;&quot;);&quot;x&quot;;&quot;&quot;)" office:value-type="string" office:string-value="x">
            <text:p>x</text:p>
          </table:table-cell>
          <table:table-cell table:style-name="ce14" table:formula="of:=IF(AND([.I201]=&quot;&quot;&quot;studio&quot;&quot;&quot;;[.J201]=&quot;&quot;&quot;world&quot;&quot;&quot;);&quot;x&quot;;&quot;&quot;)">
            <text:p/>
          </table:table-cell>
          <table:table-cell table:style-name="ce14" table:formula="of:=IF(AND([.I201]=&quot;&quot;&quot;studio&quot;&quot;&quot;;[.J201]=&quot;&quot;&quot;europe&quot;&quot;&quot;);&quot;x&quot;;&quot;&quot;)">
            <text:p/>
          </table:table-cell>
          <table:table-cell table:style-name="ce14" table:formula="of:=IF([.H201]=&quot;&quot;&quot;thirdparty&quot;&quot;&quot;;&quot;X&quot;;&quot;&quot;)" office:value-type="string" office:string-value="X">
            <text:p>X</text:p>
          </table:table-cell>
          <table:table-cell table:style-name="ce14" table:formula="of:=IF([.H201]=&quot;&quot;&quot;indie&quot;&quot;&quot;;&quot;X&quot;;&quot;&quot;)">
            <text:p/>
          </table:table-cell>
          <table:table-cell table:style-name="ce14" table:formula="of:=IF([.H201]=&quot;&quot;&quot;nintendo&quot;&quot;&quot;;&quot;X&quot;;&quot;&quot;)">
            <text:p/>
          </table:table-cell>
          <table:table-cell table:style-name="ce14" table:formula="of:=IF([.H201]=&quot;&quot;&quot;sony&quot;&quot;&quot;;&quot;X&quot;;&quot;&quot;)">
            <text:p/>
          </table:table-cell>
          <table:table-cell table:style-name="ce14" table:formula="of:=IF([.H201]=&quot;&quot;&quot;microsoft&quot;&quot;&quot;;&quot;X&quot;;&quot;&quot;)">
            <text:p/>
          </table:table-cell>
          <table:table-cell table:style-name="ce14" table:formula="of:=IF([.K201]=&quot;&quot;&quot;people&quot;&quot;&quot;;&quot;X&quot;;&quot;&quot;)">
            <text:p/>
          </table:table-cell>
          <table:table-cell table:style-name="ce14" table:formula="of:=IF([.H2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53678041@N02</text:p>
          </table:table-cell>
          <table:table-cell table:formula="of:=CONCATENATE([.G202];&quot;,&quot;;[.H202];&quot;,&quot;;[.I202];&quot;,&quot;;[.J202];&quot;,&quot;;[.K202];&quot;,&quot;;[.L202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Flickr Album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FLICKR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2:.X202];&quot;X&quot;)" office:value-type="float" office:value="2">
            <text:p>2</text:p>
          </table:table-cell>
          <table:table-cell table:style-name="ce14" table:formula="of:=IF(AND([.I202]=&quot;&quot;&quot;studio&quot;&quot;&quot;;[.J202]=&quot;&quot;&quot;america&quot;&quot;&quot;);&quot;x&quot;;&quot;&quot;)">
            <text:p/>
          </table:table-cell>
          <table:table-cell table:style-name="ce14" table:formula="of:=IF(AND([.I202]=&quot;&quot;&quot;studio&quot;&quot;&quot;;[.J202]=&quot;&quot;&quot;japan&quot;&quot;&quot;);&quot;x&quot;;&quot;&quot;)" office:value-type="string" office:string-value="x">
            <text:p>x</text:p>
          </table:table-cell>
          <table:table-cell table:style-name="ce14" table:formula="of:=IF(AND([.I202]=&quot;&quot;&quot;studio&quot;&quot;&quot;;[.J202]=&quot;&quot;&quot;world&quot;&quot;&quot;);&quot;x&quot;;&quot;&quot;)">
            <text:p/>
          </table:table-cell>
          <table:table-cell table:style-name="ce14" table:formula="of:=IF(AND([.I202]=&quot;&quot;&quot;studio&quot;&quot;&quot;;[.J202]=&quot;&quot;&quot;europe&quot;&quot;&quot;);&quot;x&quot;;&quot;&quot;)">
            <text:p/>
          </table:table-cell>
          <table:table-cell table:style-name="ce14" table:formula="of:=IF([.H202]=&quot;&quot;&quot;thirdparty&quot;&quot;&quot;;&quot;X&quot;;&quot;&quot;)" office:value-type="string" office:string-value="X">
            <text:p>X</text:p>
          </table:table-cell>
          <table:table-cell table:style-name="ce14" table:formula="of:=IF([.H202]=&quot;&quot;&quot;indie&quot;&quot;&quot;;&quot;X&quot;;&quot;&quot;)">
            <text:p/>
          </table:table-cell>
          <table:table-cell table:style-name="ce14" table:formula="of:=IF([.H202]=&quot;&quot;&quot;nintendo&quot;&quot;&quot;;&quot;X&quot;;&quot;&quot;)">
            <text:p/>
          </table:table-cell>
          <table:table-cell table:style-name="ce14" table:formula="of:=IF([.H202]=&quot;&quot;&quot;sony&quot;&quot;&quot;;&quot;X&quot;;&quot;&quot;)">
            <text:p/>
          </table:table-cell>
          <table:table-cell table:style-name="ce14" table:formula="of:=IF([.H202]=&quot;&quot;&quot;microsoft&quot;&quot;&quot;;&quot;X&quot;;&quot;&quot;)">
            <text:p/>
          </table:table-cell>
          <table:table-cell table:style-name="ce14" table:formula="of:=IF([.K202]=&quot;&quot;&quot;people&quot;&quot;&quot;;&quot;X&quot;;&quot;&quot;)">
            <text:p/>
          </table:table-cell>
          <table:table-cell table:style-name="ce14" table:formula="of:=IF([.H2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grasshoppermanufacture.com/en/news/news.xml</text:p>
          </table:table-cell>
          <table:table-cell table:formula="of:=CONCATENATE([.G203];&quot;,&quot;;[.H203];&quot;,&quot;;[.I203];&quot;,&quot;;[.J203];&quot;,&quot;;[.K203];&quot;,&quot;;[.L203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News Feed of Grasshopper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NEWS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3:.X203];&quot;X&quot;)" office:value-type="float" office:value="2">
            <text:p>2</text:p>
          </table:table-cell>
          <table:table-cell table:style-name="ce14" table:formula="of:=IF(AND([.I203]=&quot;&quot;&quot;studio&quot;&quot;&quot;;[.J203]=&quot;&quot;&quot;america&quot;&quot;&quot;);&quot;x&quot;;&quot;&quot;)">
            <text:p/>
          </table:table-cell>
          <table:table-cell table:style-name="ce14" table:formula="of:=IF(AND([.I203]=&quot;&quot;&quot;studio&quot;&quot;&quot;;[.J203]=&quot;&quot;&quot;japan&quot;&quot;&quot;);&quot;x&quot;;&quot;&quot;)" office:value-type="string" office:string-value="x">
            <text:p>x</text:p>
          </table:table-cell>
          <table:table-cell table:style-name="ce14" table:formula="of:=IF(AND([.I203]=&quot;&quot;&quot;studio&quot;&quot;&quot;;[.J203]=&quot;&quot;&quot;world&quot;&quot;&quot;);&quot;x&quot;;&quot;&quot;)">
            <text:p/>
          </table:table-cell>
          <table:table-cell table:style-name="ce14" table:formula="of:=IF(AND([.I203]=&quot;&quot;&quot;studio&quot;&quot;&quot;;[.J203]=&quot;&quot;&quot;europe&quot;&quot;&quot;);&quot;x&quot;;&quot;&quot;)">
            <text:p/>
          </table:table-cell>
          <table:table-cell table:style-name="ce14" table:formula="of:=IF([.H203]=&quot;&quot;&quot;thirdparty&quot;&quot;&quot;;&quot;X&quot;;&quot;&quot;)" office:value-type="string" office:string-value="X">
            <text:p>X</text:p>
          </table:table-cell>
          <table:table-cell table:style-name="ce14" table:formula="of:=IF([.H203]=&quot;&quot;&quot;indie&quot;&quot;&quot;;&quot;X&quot;;&quot;&quot;)">
            <text:p/>
          </table:table-cell>
          <table:table-cell table:style-name="ce14" table:formula="of:=IF([.H203]=&quot;&quot;&quot;nintendo&quot;&quot;&quot;;&quot;X&quot;;&quot;&quot;)">
            <text:p/>
          </table:table-cell>
          <table:table-cell table:style-name="ce14" table:formula="of:=IF([.H203]=&quot;&quot;&quot;sony&quot;&quot;&quot;;&quot;X&quot;;&quot;&quot;)">
            <text:p/>
          </table:table-cell>
          <table:table-cell table:style-name="ce14" table:formula="of:=IF([.H203]=&quot;&quot;&quot;microsoft&quot;&quot;&quot;;&quot;X&quot;;&quot;&quot;)">
            <text:p/>
          </table:table-cell>
          <table:table-cell table:style-name="ce14" table:formula="of:=IF([.K203]=&quot;&quot;&quot;people&quot;&quot;&quot;;&quot;X&quot;;&quot;&quot;)">
            <text:p/>
          </table:table-cell>
          <table:table-cell table:style-name="ce14" table:formula="of:=IF([.H2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Grasshopper_EN</text:p>
          </table:table-cell>
          <table:table-cell table:formula="of:=CONCATENATE([.G204];&quot;,&quot;;[.H204];&quot;,&quot;;[.I204];&quot;,&quot;;[.J204];&quot;,&quot;;[.K204];&quot;,&quot;;[.L204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Twitter Account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TWITTER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4:.X204];&quot;X&quot;)" office:value-type="float" office:value="2">
            <text:p>2</text:p>
          </table:table-cell>
          <table:table-cell table:style-name="ce14" table:formula="of:=IF(AND([.I204]=&quot;&quot;&quot;studio&quot;&quot;&quot;;[.J204]=&quot;&quot;&quot;america&quot;&quot;&quot;);&quot;x&quot;;&quot;&quot;)">
            <text:p/>
          </table:table-cell>
          <table:table-cell table:style-name="ce14" table:formula="of:=IF(AND([.I204]=&quot;&quot;&quot;studio&quot;&quot;&quot;;[.J204]=&quot;&quot;&quot;japan&quot;&quot;&quot;);&quot;x&quot;;&quot;&quot;)" office:value-type="string" office:string-value="x">
            <text:p>x</text:p>
          </table:table-cell>
          <table:table-cell table:style-name="ce14" table:formula="of:=IF(AND([.I204]=&quot;&quot;&quot;studio&quot;&quot;&quot;;[.J204]=&quot;&quot;&quot;world&quot;&quot;&quot;);&quot;x&quot;;&quot;&quot;)">
            <text:p/>
          </table:table-cell>
          <table:table-cell table:style-name="ce14" table:formula="of:=IF(AND([.I204]=&quot;&quot;&quot;studio&quot;&quot;&quot;;[.J204]=&quot;&quot;&quot;europe&quot;&quot;&quot;);&quot;x&quot;;&quot;&quot;)">
            <text:p/>
          </table:table-cell>
          <table:table-cell table:style-name="ce14" table:formula="of:=IF([.H204]=&quot;&quot;&quot;thirdparty&quot;&quot;&quot;;&quot;X&quot;;&quot;&quot;)" office:value-type="string" office:string-value="X">
            <text:p>X</text:p>
          </table:table-cell>
          <table:table-cell table:style-name="ce14" table:formula="of:=IF([.H204]=&quot;&quot;&quot;indie&quot;&quot;&quot;;&quot;X&quot;;&quot;&quot;)">
            <text:p/>
          </table:table-cell>
          <table:table-cell table:style-name="ce14" table:formula="of:=IF([.H204]=&quot;&quot;&quot;nintendo&quot;&quot;&quot;;&quot;X&quot;;&quot;&quot;)">
            <text:p/>
          </table:table-cell>
          <table:table-cell table:style-name="ce14" table:formula="of:=IF([.H204]=&quot;&quot;&quot;sony&quot;&quot;&quot;;&quot;X&quot;;&quot;&quot;)">
            <text:p/>
          </table:table-cell>
          <table:table-cell table:style-name="ce14" table:formula="of:=IF([.H204]=&quot;&quot;&quot;microsoft&quot;&quot;&quot;;&quot;X&quot;;&quot;&quot;)">
            <text:p/>
          </table:table-cell>
          <table:table-cell table:style-name="ce14" table:formula="of:=IF([.K204]=&quot;&quot;&quot;people&quot;&quot;&quot;;&quot;X&quot;;&quot;&quot;)">
            <text:p/>
          </table:table-cell>
          <table:table-cell table:style-name="ce14" table:formula="of:=IF([.H2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suda_51</text:p>
          </table:table-cell>
          <table:table-cell table:formula="of:=CONCATENATE([.G205];&quot;,&quot;;[.H205];&quot;,&quot;;[.I205];&quot;,&quot;;[.J205];&quot;,&quot;;[.K205];&quot;,&quot;;[.L205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uda 51: Grasshopper Manufacture CEO</text:p>
          </table:table-cell>
          <table:table-cell/>
          <table:table-cell office:value-type="string">
            <text:p>Killer7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05:.X205];&quot;X&quot;)" office:value-type="float" office:value="1">
            <text:p>1</text:p>
          </table:table-cell>
          <table:table-cell table:style-name="ce14" table:formula="of:=IF(AND([.I205]=&quot;&quot;&quot;studio&quot;&quot;&quot;;[.J205]=&quot;&quot;&quot;america&quot;&quot;&quot;);&quot;x&quot;;&quot;&quot;)">
            <text:p/>
          </table:table-cell>
          <table:table-cell table:style-name="ce14" table:formula="of:=IF(AND([.I205]=&quot;&quot;&quot;studio&quot;&quot;&quot;;[.J205]=&quot;&quot;&quot;japan&quot;&quot;&quot;);&quot;x&quot;;&quot;&quot;)">
            <text:p/>
          </table:table-cell>
          <table:table-cell table:style-name="ce14" table:formula="of:=IF(AND([.I205]=&quot;&quot;&quot;studio&quot;&quot;&quot;;[.J205]=&quot;&quot;&quot;world&quot;&quot;&quot;);&quot;x&quot;;&quot;&quot;)">
            <text:p/>
          </table:table-cell>
          <table:table-cell table:style-name="ce14" table:formula="of:=IF(AND([.I205]=&quot;&quot;&quot;studio&quot;&quot;&quot;;[.J205]=&quot;&quot;&quot;europe&quot;&quot;&quot;);&quot;x&quot;;&quot;&quot;)">
            <text:p/>
          </table:table-cell>
          <table:table-cell table:style-name="ce14" table:formula="of:=IF([.H205]=&quot;&quot;&quot;thirdparty&quot;&quot;&quot;;&quot;X&quot;;&quot;&quot;)">
            <text:p/>
          </table:table-cell>
          <table:table-cell table:style-name="ce14" table:formula="of:=IF([.H205]=&quot;&quot;&quot;indie&quot;&quot;&quot;;&quot;X&quot;;&quot;&quot;)">
            <text:p/>
          </table:table-cell>
          <table:table-cell table:style-name="ce14" table:formula="of:=IF([.H205]=&quot;&quot;&quot;nintendo&quot;&quot;&quot;;&quot;X&quot;;&quot;&quot;)">
            <text:p/>
          </table:table-cell>
          <table:table-cell table:style-name="ce14" table:formula="of:=IF([.H205]=&quot;&quot;&quot;sony&quot;&quot;&quot;;&quot;X&quot;;&quot;&quot;)">
            <text:p/>
          </table:table-cell>
          <table:table-cell table:style-name="ce14" table:formula="of:=IF([.H205]=&quot;&quot;&quot;microsoft&quot;&quot;&quot;;&quot;X&quot;;&quot;&quot;)">
            <text:p/>
          </table:table-cell>
          <table:table-cell table:style-name="ce14" table:formula="of:=IF([.K205]=&quot;&quot;&quot;people&quot;&quot;&quot;;&quot;X&quot;;&quot;&quot;)" office:value-type="string" office:string-value="X">
            <text:p>X</text:p>
          </table:table-cell>
          <table:table-cell table:style-name="ce14" table:formula="of:=IF([.H2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GrasshopperOffline</text:p>
          </table:table-cell>
          <table:table-cell table:formula="of:=CONCATENATE([.G206];&quot;,&quot;;[.H206];&quot;,&quot;;[.I206];&quot;,&quot;;[.J206];&quot;,&quot;;[.K206];&quot;,&quot;;[.L206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Youtube Channel of Grasshopper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YOUTUBE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6:.X206];&quot;X&quot;)" office:value-type="float" office:value="2">
            <text:p>2</text:p>
          </table:table-cell>
          <table:table-cell table:style-name="ce14" table:formula="of:=IF(AND([.I206]=&quot;&quot;&quot;studio&quot;&quot;&quot;;[.J206]=&quot;&quot;&quot;america&quot;&quot;&quot;);&quot;x&quot;;&quot;&quot;)">
            <text:p/>
          </table:table-cell>
          <table:table-cell table:style-name="ce14" table:formula="of:=IF(AND([.I206]=&quot;&quot;&quot;studio&quot;&quot;&quot;;[.J206]=&quot;&quot;&quot;japan&quot;&quot;&quot;);&quot;x&quot;;&quot;&quot;)" office:value-type="string" office:string-value="x">
            <text:p>x</text:p>
          </table:table-cell>
          <table:table-cell table:style-name="ce14" table:formula="of:=IF(AND([.I206]=&quot;&quot;&quot;studio&quot;&quot;&quot;;[.J206]=&quot;&quot;&quot;world&quot;&quot;&quot;);&quot;x&quot;;&quot;&quot;)">
            <text:p/>
          </table:table-cell>
          <table:table-cell table:style-name="ce14" table:formula="of:=IF(AND([.I206]=&quot;&quot;&quot;studio&quot;&quot;&quot;;[.J206]=&quot;&quot;&quot;europe&quot;&quot;&quot;);&quot;x&quot;;&quot;&quot;)">
            <text:p/>
          </table:table-cell>
          <table:table-cell table:style-name="ce14" table:formula="of:=IF([.H206]=&quot;&quot;&quot;thirdparty&quot;&quot;&quot;;&quot;X&quot;;&quot;&quot;)" office:value-type="string" office:string-value="X">
            <text:p>X</text:p>
          </table:table-cell>
          <table:table-cell table:style-name="ce14" table:formula="of:=IF([.H206]=&quot;&quot;&quot;indie&quot;&quot;&quot;;&quot;X&quot;;&quot;&quot;)">
            <text:p/>
          </table:table-cell>
          <table:table-cell table:style-name="ce14" table:formula="of:=IF([.H206]=&quot;&quot;&quot;nintendo&quot;&quot;&quot;;&quot;X&quot;;&quot;&quot;)">
            <text:p/>
          </table:table-cell>
          <table:table-cell table:style-name="ce14" table:formula="of:=IF([.H206]=&quot;&quot;&quot;sony&quot;&quot;&quot;;&quot;X&quot;;&quot;&quot;)">
            <text:p/>
          </table:table-cell>
          <table:table-cell table:style-name="ce14" table:formula="of:=IF([.H206]=&quot;&quot;&quot;microsoft&quot;&quot;&quot;;&quot;X&quot;;&quot;&quot;)">
            <text:p/>
          </table:table-cell>
          <table:table-cell table:style-name="ce14" table:formula="of:=IF([.K206]=&quot;&quot;&quot;people&quot;&quot;&quot;;&quot;X&quot;;&quot;&quot;)">
            <text:p/>
          </table:table-cell>
          <table:table-cell table:style-name="ce14" table:formula="of:=IF([.H2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9751088724627</text:p>
          </table:table-cell>
          <table:table-cell table:formula="of:=CONCATENATE([.G207];&quot;,&quot;;[.H207];&quot;,&quot;;[.I207];&quot;,&quot;;[.J207];&quot;,&quot;;[.K207];&quot;,&quot;;[.L207])" office:value-type="string" office:string-value="&quot;guerilla&quot;,&quot;sony&quot;,&quot;studio&quot;,&quot;europe&quot;,&quot;pr&quot;,&quot;generic&quot;">
            <text:p>"guerilla","sony","studio","europe","pr","generic"</text:p>
          </table:table-cell>
          <table:table-cell office:value-type="string">
            <text:p>Official Facebook Page of Guerrila Games</text:p>
          </table:table-cell>
          <table:table-cell office:value-type="string">
            <text:p>http://www.guerrilla-games.com/</text:p>
          </table:table-cell>
          <table:table-cell office:value-type="string">
            <text:p>Killzone series</text:p>
          </table:table-cell>
          <table:table-cell office:value-type="string">
            <text:p>FACEBOOK</text:p>
          </table:table-cell>
          <table:table-cell office:value-type="string">
            <text:p>"guerilla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7:.X207];&quot;X&quot;)" office:value-type="float" office:value="2">
            <text:p>2</text:p>
          </table:table-cell>
          <table:table-cell table:style-name="ce14" table:formula="of:=IF(AND([.I207]=&quot;&quot;&quot;studio&quot;&quot;&quot;;[.J207]=&quot;&quot;&quot;america&quot;&quot;&quot;);&quot;x&quot;;&quot;&quot;)">
            <text:p/>
          </table:table-cell>
          <table:table-cell table:style-name="ce14" table:formula="of:=IF(AND([.I207]=&quot;&quot;&quot;studio&quot;&quot;&quot;;[.J207]=&quot;&quot;&quot;japan&quot;&quot;&quot;);&quot;x&quot;;&quot;&quot;)">
            <text:p/>
          </table:table-cell>
          <table:table-cell table:style-name="ce14" table:formula="of:=IF(AND([.I207]=&quot;&quot;&quot;studio&quot;&quot;&quot;;[.J207]=&quot;&quot;&quot;world&quot;&quot;&quot;);&quot;x&quot;;&quot;&quot;)">
            <text:p/>
          </table:table-cell>
          <table:table-cell table:style-name="ce14" table:formula="of:=IF(AND([.I207]=&quot;&quot;&quot;studio&quot;&quot;&quot;;[.J207]=&quot;&quot;&quot;europe&quot;&quot;&quot;);&quot;x&quot;;&quot;&quot;)" office:value-type="string" office:string-value="x">
            <text:p>x</text:p>
          </table:table-cell>
          <table:table-cell table:style-name="ce14" table:formula="of:=IF([.H207]=&quot;&quot;&quot;thirdparty&quot;&quot;&quot;;&quot;X&quot;;&quot;&quot;)">
            <text:p/>
          </table:table-cell>
          <table:table-cell table:style-name="ce14" table:formula="of:=IF([.H207]=&quot;&quot;&quot;indie&quot;&quot;&quot;;&quot;X&quot;;&quot;&quot;)">
            <text:p/>
          </table:table-cell>
          <table:table-cell table:style-name="ce14" table:formula="of:=IF([.H207]=&quot;&quot;&quot;nintendo&quot;&quot;&quot;;&quot;X&quot;;&quot;&quot;)">
            <text:p/>
          </table:table-cell>
          <table:table-cell table:style-name="ce14" table:formula="of:=IF([.H207]=&quot;&quot;&quot;sony&quot;&quot;&quot;;&quot;X&quot;;&quot;&quot;)" office:value-type="string" office:string-value="X">
            <text:p>X</text:p>
          </table:table-cell>
          <table:table-cell table:style-name="ce14" table:formula="of:=IF([.H207]=&quot;&quot;&quot;microsoft&quot;&quot;&quot;;&quot;X&quot;;&quot;&quot;)">
            <text:p/>
          </table:table-cell>
          <table:table-cell table:style-name="ce14" table:formula="of:=IF([.K207]=&quot;&quot;&quot;people&quot;&quot;&quot;;&quot;X&quot;;&quot;&quot;)">
            <text:p/>
          </table:table-cell>
          <table:table-cell table:style-name="ce14" table:formula="of:=IF([.H2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uerrilla_jobs</text:p>
          </table:table-cell>
          <table:table-cell table:formula="of:=CONCATENATE([.G208];&quot;,&quot;;[.H208];&quot;,&quot;;[.I208];&quot;,&quot;;[.J208];&quot;,&quot;;[.K208];&quot;,&quot;;[.L208])" office:value-type="string" office:string-value="&quot;guerilla&quot;,&quot;sony&quot;,&quot;studio&quot;,&quot;europe&quot;,&quot;pr&quot;,&quot;generic&quot;">
            <text:p>"guerilla","sony","studio","europe","pr","generic"</text:p>
          </table:table-cell>
          <table:table-cell office:value-type="string">
            <text:p>Official Twitter Account of Guerilla Games</text:p>
          </table:table-cell>
          <table:table-cell office:value-type="string">
            <text:p>http://www.guerrilla-games.com/</text:p>
          </table:table-cell>
          <table:table-cell office:value-type="string">
            <text:p>Killzone series</text:p>
          </table:table-cell>
          <table:table-cell office:value-type="string">
            <text:p>TWITTER</text:p>
          </table:table-cell>
          <table:table-cell office:value-type="string">
            <text:p>"guerilla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8:.X208];&quot;X&quot;)" office:value-type="float" office:value="2">
            <text:p>2</text:p>
          </table:table-cell>
          <table:table-cell table:style-name="ce14" table:formula="of:=IF(AND([.I208]=&quot;&quot;&quot;studio&quot;&quot;&quot;;[.J208]=&quot;&quot;&quot;america&quot;&quot;&quot;);&quot;x&quot;;&quot;&quot;)">
            <text:p/>
          </table:table-cell>
          <table:table-cell table:style-name="ce14" table:formula="of:=IF(AND([.I208]=&quot;&quot;&quot;studio&quot;&quot;&quot;;[.J208]=&quot;&quot;&quot;japan&quot;&quot;&quot;);&quot;x&quot;;&quot;&quot;)">
            <text:p/>
          </table:table-cell>
          <table:table-cell table:style-name="ce14" table:formula="of:=IF(AND([.I208]=&quot;&quot;&quot;studio&quot;&quot;&quot;;[.J208]=&quot;&quot;&quot;world&quot;&quot;&quot;);&quot;x&quot;;&quot;&quot;)">
            <text:p/>
          </table:table-cell>
          <table:table-cell table:style-name="ce14" table:formula="of:=IF(AND([.I208]=&quot;&quot;&quot;studio&quot;&quot;&quot;;[.J208]=&quot;&quot;&quot;europe&quot;&quot;&quot;);&quot;x&quot;;&quot;&quot;)" office:value-type="string" office:string-value="x">
            <text:p>x</text:p>
          </table:table-cell>
          <table:table-cell table:style-name="ce14" table:formula="of:=IF([.H208]=&quot;&quot;&quot;thirdparty&quot;&quot;&quot;;&quot;X&quot;;&quot;&quot;)">
            <text:p/>
          </table:table-cell>
          <table:table-cell table:style-name="ce14" table:formula="of:=IF([.H208]=&quot;&quot;&quot;indie&quot;&quot;&quot;;&quot;X&quot;;&quot;&quot;)">
            <text:p/>
          </table:table-cell>
          <table:table-cell table:style-name="ce14" table:formula="of:=IF([.H208]=&quot;&quot;&quot;nintendo&quot;&quot;&quot;;&quot;X&quot;;&quot;&quot;)">
            <text:p/>
          </table:table-cell>
          <table:table-cell table:style-name="ce14" table:formula="of:=IF([.H208]=&quot;&quot;&quot;sony&quot;&quot;&quot;;&quot;X&quot;;&quot;&quot;)" office:value-type="string" office:string-value="X">
            <text:p>X</text:p>
          </table:table-cell>
          <table:table-cell table:style-name="ce14" table:formula="of:=IF([.H208]=&quot;&quot;&quot;microsoft&quot;&quot;&quot;;&quot;X&quot;;&quot;&quot;)">
            <text:p/>
          </table:table-cell>
          <table:table-cell table:style-name="ce14" table:formula="of:=IF([.K208]=&quot;&quot;&quot;people&quot;&quot;&quot;;&quot;X&quot;;&quot;&quot;)">
            <text:p/>
          </table:table-cell>
          <table:table-cell table:style-name="ce14" table:formula="of:=IF([.H2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4137436960644</text:p>
          </table:table-cell>
          <table:table-cell table:formula="of:=CONCATENATE([.G209];&quot;,&quot;;[.H209];&quot;,&quot;;[.I209];&quot;,&quot;;[.J209];&quot;,&quot;;[.K209];&quot;,&quot;;[.L209])" office:value-type="string" office:string-value="&quot;haemimontgames&quot;,&quot;thirdparty&quot;,&quot;studio&quot;,&quot;europe&quot;,&quot;pr&quot;,&quot;strategy&quot;">
            <text:p>"haemimontgames","thirdparty","studio","europe","pr","strategy"</text:p>
          </table:table-cell>
          <table:table-cell office:value-type="string">
            <text:p>Official Facebook Page of Haemimont Games</text:p>
          </table:table-cell>
          <table:table-cell office:value-type="string">
            <text:p>http://www.haemimontgames.com/company/index.html</text:p>
          </table:table-cell>
          <table:table-cell office:value-type="string">
            <text:p>Tropico series</text:p>
          </table:table-cell>
          <table:table-cell office:value-type="string">
            <text:p>FACEBOOK</text:p>
          </table:table-cell>
          <table:table-cell office:value-type="string">
            <text:p>"haemimont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strategy"</text:p>
          </table:table-cell>
          <table:table-cell table:style-name="ce13" table:formula="of:=COUNTIF([.N209:.X209];&quot;X&quot;)" office:value-type="float" office:value="2">
            <text:p>2</text:p>
          </table:table-cell>
          <table:table-cell table:style-name="ce14" table:formula="of:=IF(AND([.I209]=&quot;&quot;&quot;studio&quot;&quot;&quot;;[.J209]=&quot;&quot;&quot;america&quot;&quot;&quot;);&quot;x&quot;;&quot;&quot;)">
            <text:p/>
          </table:table-cell>
          <table:table-cell table:style-name="ce14" table:formula="of:=IF(AND([.I209]=&quot;&quot;&quot;studio&quot;&quot;&quot;;[.J209]=&quot;&quot;&quot;japan&quot;&quot;&quot;);&quot;x&quot;;&quot;&quot;)">
            <text:p/>
          </table:table-cell>
          <table:table-cell table:style-name="ce14" table:formula="of:=IF(AND([.I209]=&quot;&quot;&quot;studio&quot;&quot;&quot;;[.J209]=&quot;&quot;&quot;world&quot;&quot;&quot;);&quot;x&quot;;&quot;&quot;)">
            <text:p/>
          </table:table-cell>
          <table:table-cell table:style-name="ce14" table:formula="of:=IF(AND([.I209]=&quot;&quot;&quot;studio&quot;&quot;&quot;;[.J209]=&quot;&quot;&quot;europe&quot;&quot;&quot;);&quot;x&quot;;&quot;&quot;)" office:value-type="string" office:string-value="x">
            <text:p>x</text:p>
          </table:table-cell>
          <table:table-cell table:style-name="ce14" table:formula="of:=IF([.H209]=&quot;&quot;&quot;thirdparty&quot;&quot;&quot;;&quot;X&quot;;&quot;&quot;)" office:value-type="string" office:string-value="X">
            <text:p>X</text:p>
          </table:table-cell>
          <table:table-cell table:style-name="ce14" table:formula="of:=IF([.H209]=&quot;&quot;&quot;indie&quot;&quot;&quot;;&quot;X&quot;;&quot;&quot;)">
            <text:p/>
          </table:table-cell>
          <table:table-cell table:style-name="ce14" table:formula="of:=IF([.H209]=&quot;&quot;&quot;nintendo&quot;&quot;&quot;;&quot;X&quot;;&quot;&quot;)">
            <text:p/>
          </table:table-cell>
          <table:table-cell table:style-name="ce14" table:formula="of:=IF([.H209]=&quot;&quot;&quot;sony&quot;&quot;&quot;;&quot;X&quot;;&quot;&quot;)">
            <text:p/>
          </table:table-cell>
          <table:table-cell table:style-name="ce14" table:formula="of:=IF([.H209]=&quot;&quot;&quot;microsoft&quot;&quot;&quot;;&quot;X&quot;;&quot;&quot;)">
            <text:p/>
          </table:table-cell>
          <table:table-cell table:style-name="ce14" table:formula="of:=IF([.K209]=&quot;&quot;&quot;people&quot;&quot;&quot;;&quot;X&quot;;&quot;&quot;)">
            <text:p/>
          </table:table-cell>
          <table:table-cell table:style-name="ce14" table:formula="of:=IF([.H2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1597338747</text:p>
          </table:table-cell>
          <table:table-cell table:formula="of:=CONCATENATE([.G210];&quot;,&quot;;[.H210];&quot;,&quot;;[.I210];&quot;,&quot;;[.J210];&quot;,&quot;;[.K210];&quot;,&quot;;[.L210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Facebook Page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FACEBOOK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0:.X210];&quot;X&quot;)" office:value-type="float" office:value="2">
            <text:p>2</text:p>
          </table:table-cell>
          <table:table-cell table:style-name="ce14" table:formula="of:=IF(AND([.I210]=&quot;&quot;&quot;studio&quot;&quot;&quot;;[.J210]=&quot;&quot;&quot;america&quot;&quot;&quot;);&quot;x&quot;;&quot;&quot;)">
            <text:p/>
          </table:table-cell>
          <table:table-cell table:style-name="ce14" table:formula="of:=IF(AND([.I210]=&quot;&quot;&quot;studio&quot;&quot;&quot;;[.J210]=&quot;&quot;&quot;japan&quot;&quot;&quot;);&quot;x&quot;;&quot;&quot;)">
            <text:p/>
          </table:table-cell>
          <table:table-cell table:style-name="ce14" table:formula="of:=IF(AND([.I210]=&quot;&quot;&quot;studio&quot;&quot;&quot;;[.J210]=&quot;&quot;&quot;world&quot;&quot;&quot;);&quot;x&quot;;&quot;&quot;)" office:value-type="string" office:string-value="x">
            <text:p>x</text:p>
          </table:table-cell>
          <table:table-cell table:style-name="ce14" table:formula="of:=IF(AND([.I210]=&quot;&quot;&quot;studio&quot;&quot;&quot;;[.J210]=&quot;&quot;&quot;europe&quot;&quot;&quot;);&quot;x&quot;;&quot;&quot;)">
            <text:p/>
          </table:table-cell>
          <table:table-cell table:style-name="ce14" table:formula="of:=IF([.H210]=&quot;&quot;&quot;thirdparty&quot;&quot;&quot;;&quot;X&quot;;&quot;&quot;)">
            <text:p/>
          </table:table-cell>
          <table:table-cell table:style-name="ce14" table:formula="of:=IF([.H210]=&quot;&quot;&quot;indie&quot;&quot;&quot;;&quot;X&quot;;&quot;&quot;)">
            <text:p/>
          </table:table-cell>
          <table:table-cell table:style-name="ce14" table:formula="of:=IF([.H210]=&quot;&quot;&quot;nintendo&quot;&quot;&quot;;&quot;X&quot;;&quot;&quot;)">
            <text:p/>
          </table:table-cell>
          <table:table-cell table:style-name="ce14" table:formula="of:=IF([.H210]=&quot;&quot;&quot;sony&quot;&quot;&quot;;&quot;X&quot;;&quot;&quot;)">
            <text:p/>
          </table:table-cell>
          <table:table-cell table:style-name="ce14" table:formula="of:=IF([.H210]=&quot;&quot;&quot;microsoft&quot;&quot;&quot;;&quot;X&quot;;&quot;&quot;)">
            <text:p/>
          </table:table-cell>
          <table:table-cell table:style-name="ce14" table:formula="of:=IF([.K210]=&quot;&quot;&quot;people&quot;&quot;&quot;;&quot;X&quot;;&quot;&quot;)">
            <text:p/>
          </table:table-cell>
          <table:table-cell table:style-name="ce14" table:formula="of:=IF([.H21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halfbrick.com/feed/</text:p>
          </table:table-cell>
          <table:table-cell table:formula="of:=CONCATENATE([.G211];&quot;,&quot;;[.H211];&quot;,&quot;;[.I211];&quot;,&quot;;[.J211];&quot;,&quot;;[.K211];&quot;,&quot;;[.L211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News Feed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NEWS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1:.X211];&quot;X&quot;)" office:value-type="float" office:value="2">
            <text:p>2</text:p>
          </table:table-cell>
          <table:table-cell table:style-name="ce14" table:formula="of:=IF(AND([.I211]=&quot;&quot;&quot;studio&quot;&quot;&quot;;[.J211]=&quot;&quot;&quot;america&quot;&quot;&quot;);&quot;x&quot;;&quot;&quot;)">
            <text:p/>
          </table:table-cell>
          <table:table-cell table:style-name="ce14" table:formula="of:=IF(AND([.I211]=&quot;&quot;&quot;studio&quot;&quot;&quot;;[.J211]=&quot;&quot;&quot;japan&quot;&quot;&quot;);&quot;x&quot;;&quot;&quot;)">
            <text:p/>
          </table:table-cell>
          <table:table-cell table:style-name="ce14" table:formula="of:=IF(AND([.I211]=&quot;&quot;&quot;studio&quot;&quot;&quot;;[.J211]=&quot;&quot;&quot;world&quot;&quot;&quot;);&quot;x&quot;;&quot;&quot;)" office:value-type="string" office:string-value="x">
            <text:p>x</text:p>
          </table:table-cell>
          <table:table-cell table:style-name="ce14" table:formula="of:=IF(AND([.I211]=&quot;&quot;&quot;studio&quot;&quot;&quot;;[.J211]=&quot;&quot;&quot;europe&quot;&quot;&quot;);&quot;x&quot;;&quot;&quot;)">
            <text:p/>
          </table:table-cell>
          <table:table-cell table:style-name="ce14" table:formula="of:=IF([.H211]=&quot;&quot;&quot;thirdparty&quot;&quot;&quot;;&quot;X&quot;;&quot;&quot;)">
            <text:p/>
          </table:table-cell>
          <table:table-cell table:style-name="ce14" table:formula="of:=IF([.H211]=&quot;&quot;&quot;indie&quot;&quot;&quot;;&quot;X&quot;;&quot;&quot;)">
            <text:p/>
          </table:table-cell>
          <table:table-cell table:style-name="ce14" table:formula="of:=IF([.H211]=&quot;&quot;&quot;nintendo&quot;&quot;&quot;;&quot;X&quot;;&quot;&quot;)">
            <text:p/>
          </table:table-cell>
          <table:table-cell table:style-name="ce14" table:formula="of:=IF([.H211]=&quot;&quot;&quot;sony&quot;&quot;&quot;;&quot;X&quot;;&quot;&quot;)">
            <text:p/>
          </table:table-cell>
          <table:table-cell table:style-name="ce14" table:formula="of:=IF([.H211]=&quot;&quot;&quot;microsoft&quot;&quot;&quot;;&quot;X&quot;;&quot;&quot;)">
            <text:p/>
          </table:table-cell>
          <table:table-cell table:style-name="ce14" table:formula="of:=IF([.K211]=&quot;&quot;&quot;people&quot;&quot;&quot;;&quot;X&quot;;&quot;&quot;)">
            <text:p/>
          </table:table-cell>
          <table:table-cell table:style-name="ce14" table:formula="of:=IF([.H2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alfbrick</text:p>
          </table:table-cell>
          <table:table-cell table:formula="of:=CONCATENATE([.G212];&quot;,&quot;;[.H212];&quot;,&quot;;[.I212];&quot;,&quot;;[.J212];&quot;,&quot;;[.K212];&quot;,&quot;;[.L212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Twitter Account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TWITTER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2:.X212];&quot;X&quot;)" office:value-type="float" office:value="2">
            <text:p>2</text:p>
          </table:table-cell>
          <table:table-cell table:style-name="ce14" table:formula="of:=IF(AND([.I212]=&quot;&quot;&quot;studio&quot;&quot;&quot;;[.J212]=&quot;&quot;&quot;america&quot;&quot;&quot;);&quot;x&quot;;&quot;&quot;)">
            <text:p/>
          </table:table-cell>
          <table:table-cell table:style-name="ce14" table:formula="of:=IF(AND([.I212]=&quot;&quot;&quot;studio&quot;&quot;&quot;;[.J212]=&quot;&quot;&quot;japan&quot;&quot;&quot;);&quot;x&quot;;&quot;&quot;)">
            <text:p/>
          </table:table-cell>
          <table:table-cell table:style-name="ce14" table:formula="of:=IF(AND([.I212]=&quot;&quot;&quot;studio&quot;&quot;&quot;;[.J212]=&quot;&quot;&quot;world&quot;&quot;&quot;);&quot;x&quot;;&quot;&quot;)" office:value-type="string" office:string-value="x">
            <text:p>x</text:p>
          </table:table-cell>
          <table:table-cell table:style-name="ce14" table:formula="of:=IF(AND([.I212]=&quot;&quot;&quot;studio&quot;&quot;&quot;;[.J212]=&quot;&quot;&quot;europe&quot;&quot;&quot;);&quot;x&quot;;&quot;&quot;)">
            <text:p/>
          </table:table-cell>
          <table:table-cell table:style-name="ce14" table:formula="of:=IF([.H212]=&quot;&quot;&quot;thirdparty&quot;&quot;&quot;;&quot;X&quot;;&quot;&quot;)">
            <text:p/>
          </table:table-cell>
          <table:table-cell table:style-name="ce14" table:formula="of:=IF([.H212]=&quot;&quot;&quot;indie&quot;&quot;&quot;;&quot;X&quot;;&quot;&quot;)">
            <text:p/>
          </table:table-cell>
          <table:table-cell table:style-name="ce14" table:formula="of:=IF([.H212]=&quot;&quot;&quot;nintendo&quot;&quot;&quot;;&quot;X&quot;;&quot;&quot;)">
            <text:p/>
          </table:table-cell>
          <table:table-cell table:style-name="ce14" table:formula="of:=IF([.H212]=&quot;&quot;&quot;sony&quot;&quot;&quot;;&quot;X&quot;;&quot;&quot;)">
            <text:p/>
          </table:table-cell>
          <table:table-cell table:style-name="ce14" table:formula="of:=IF([.H212]=&quot;&quot;&quot;microsoft&quot;&quot;&quot;;&quot;X&quot;;&quot;&quot;)">
            <text:p/>
          </table:table-cell>
          <table:table-cell table:style-name="ce14" table:formula="of:=IF([.K212]=&quot;&quot;&quot;people&quot;&quot;&quot;;&quot;X&quot;;&quot;&quot;)">
            <text:p/>
          </table:table-cell>
          <table:table-cell table:style-name="ce14" table:formula="of:=IF([.H2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alfbrickStudios </text:p>
          </table:table-cell>
          <table:table-cell table:formula="of:=CONCATENATE([.G213];&quot;,&quot;;[.H213];&quot;,&quot;;[.I213];&quot;,&quot;;[.J213];&quot;,&quot;;[.K213];&quot;,&quot;;[.L213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Youtube Channel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YOUTUBE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3:.X213];&quot;X&quot;)" office:value-type="float" office:value="2">
            <text:p>2</text:p>
          </table:table-cell>
          <table:table-cell table:style-name="ce14" table:formula="of:=IF(AND([.I213]=&quot;&quot;&quot;studio&quot;&quot;&quot;;[.J213]=&quot;&quot;&quot;america&quot;&quot;&quot;);&quot;x&quot;;&quot;&quot;)">
            <text:p/>
          </table:table-cell>
          <table:table-cell table:style-name="ce14" table:formula="of:=IF(AND([.I213]=&quot;&quot;&quot;studio&quot;&quot;&quot;;[.J213]=&quot;&quot;&quot;japan&quot;&quot;&quot;);&quot;x&quot;;&quot;&quot;)">
            <text:p/>
          </table:table-cell>
          <table:table-cell table:style-name="ce14" table:formula="of:=IF(AND([.I213]=&quot;&quot;&quot;studio&quot;&quot;&quot;;[.J213]=&quot;&quot;&quot;world&quot;&quot;&quot;);&quot;x&quot;;&quot;&quot;)" office:value-type="string" office:string-value="x">
            <text:p>x</text:p>
          </table:table-cell>
          <table:table-cell table:style-name="ce14" table:formula="of:=IF(AND([.I213]=&quot;&quot;&quot;studio&quot;&quot;&quot;;[.J213]=&quot;&quot;&quot;europe&quot;&quot;&quot;);&quot;x&quot;;&quot;&quot;)">
            <text:p/>
          </table:table-cell>
          <table:table-cell table:style-name="ce14" table:formula="of:=IF([.H213]=&quot;&quot;&quot;thirdparty&quot;&quot;&quot;;&quot;X&quot;;&quot;&quot;)">
            <text:p/>
          </table:table-cell>
          <table:table-cell table:style-name="ce14" table:formula="of:=IF([.H213]=&quot;&quot;&quot;indie&quot;&quot;&quot;;&quot;X&quot;;&quot;&quot;)">
            <text:p/>
          </table:table-cell>
          <table:table-cell table:style-name="ce14" table:formula="of:=IF([.H213]=&quot;&quot;&quot;nintendo&quot;&quot;&quot;;&quot;X&quot;;&quot;&quot;)">
            <text:p/>
          </table:table-cell>
          <table:table-cell table:style-name="ce14" table:formula="of:=IF([.H213]=&quot;&quot;&quot;sony&quot;&quot;&quot;;&quot;X&quot;;&quot;&quot;)">
            <text:p/>
          </table:table-cell>
          <table:table-cell table:style-name="ce14" table:formula="of:=IF([.H213]=&quot;&quot;&quot;microsoft&quot;&quot;&quot;;&quot;X&quot;;&quot;&quot;)">
            <text:p/>
          </table:table-cell>
          <table:table-cell table:style-name="ce14" table:formula="of:=IF([.K213]=&quot;&quot;&quot;people&quot;&quot;&quot;;&quot;X&quot;;&quot;&quot;)">
            <text:p/>
          </table:table-cell>
          <table:table-cell table:style-name="ce14" table:formula="of:=IF([.H2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0419348133</text:p>
          </table:table-cell>
          <table:table-cell table:formula="of:=CONCATENATE([.G214];&quot;,&quot;;[.H214];&quot;,&quot;;[.I214];&quot;,&quot;;[.J214];&quot;,&quot;;[.K214];&quot;,&quot;;[.L214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Facebook Page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FACEBOOK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4:.X214];&quot;X&quot;)" office:value-type="float" office:value="2">
            <text:p>2</text:p>
          </table:table-cell>
          <table:table-cell table:style-name="ce14" table:formula="of:=IF(AND([.I214]=&quot;&quot;&quot;studio&quot;&quot;&quot;;[.J214]=&quot;&quot;&quot;america&quot;&quot;&quot;);&quot;x&quot;;&quot;&quot;)" office:value-type="string" office:string-value="x">
            <text:p>x</text:p>
          </table:table-cell>
          <table:table-cell table:style-name="ce14" table:formula="of:=IF(AND([.I214]=&quot;&quot;&quot;studio&quot;&quot;&quot;;[.J214]=&quot;&quot;&quot;japan&quot;&quot;&quot;);&quot;x&quot;;&quot;&quot;)">
            <text:p/>
          </table:table-cell>
          <table:table-cell table:style-name="ce14" table:formula="of:=IF(AND([.I214]=&quot;&quot;&quot;studio&quot;&quot;&quot;;[.J214]=&quot;&quot;&quot;world&quot;&quot;&quot;);&quot;x&quot;;&quot;&quot;)">
            <text:p/>
          </table:table-cell>
          <table:table-cell table:style-name="ce14" table:formula="of:=IF(AND([.I214]=&quot;&quot;&quot;studio&quot;&quot;&quot;;[.J214]=&quot;&quot;&quot;europe&quot;&quot;&quot;);&quot;x&quot;;&quot;&quot;)">
            <text:p/>
          </table:table-cell>
          <table:table-cell table:style-name="ce14" table:formula="of:=IF([.H214]=&quot;&quot;&quot;thirdparty&quot;&quot;&quot;;&quot;X&quot;;&quot;&quot;)">
            <text:p/>
          </table:table-cell>
          <table:table-cell table:style-name="ce14" table:formula="of:=IF([.H214]=&quot;&quot;&quot;indie&quot;&quot;&quot;;&quot;X&quot;;&quot;&quot;)">
            <text:p/>
          </table:table-cell>
          <table:table-cell table:style-name="ce14" table:formula="of:=IF([.H214]=&quot;&quot;&quot;nintendo&quot;&quot;&quot;;&quot;X&quot;;&quot;&quot;)">
            <text:p/>
          </table:table-cell>
          <table:table-cell table:style-name="ce14" table:formula="of:=IF([.H214]=&quot;&quot;&quot;sony&quot;&quot;&quot;;&quot;X&quot;;&quot;&quot;)">
            <text:p/>
          </table:table-cell>
          <table:table-cell table:style-name="ce14" table:formula="of:=IF([.H214]=&quot;&quot;&quot;microsoft&quot;&quot;&quot;;&quot;X&quot;;&quot;&quot;)">
            <text:p/>
          </table:table-cell>
          <table:table-cell table:style-name="ce14" table:formula="of:=IF([.K214]=&quot;&quot;&quot;people&quot;&quot;&quot;;&quot;X&quot;;&quot;&quot;)">
            <text:p/>
          </table:table-cell>
          <table:table-cell table:style-name="ce14" table:formula="of:=IF([.H21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armonix</text:p>
          </table:table-cell>
          <table:table-cell table:formula="of:=CONCATENATE([.G215];&quot;,&quot;;[.H215];&quot;,&quot;;[.I215];&quot;,&quot;;[.J215];&quot;,&quot;;[.K215];&quot;,&quot;;[.L215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Twitter Account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TWITTER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5:.X215];&quot;X&quot;)" office:value-type="float" office:value="2">
            <text:p>2</text:p>
          </table:table-cell>
          <table:table-cell table:style-name="ce14" table:formula="of:=IF(AND([.I215]=&quot;&quot;&quot;studio&quot;&quot;&quot;;[.J215]=&quot;&quot;&quot;america&quot;&quot;&quot;);&quot;x&quot;;&quot;&quot;)" office:value-type="string" office:string-value="x">
            <text:p>x</text:p>
          </table:table-cell>
          <table:table-cell table:style-name="ce14" table:formula="of:=IF(AND([.I215]=&quot;&quot;&quot;studio&quot;&quot;&quot;;[.J215]=&quot;&quot;&quot;japan&quot;&quot;&quot;);&quot;x&quot;;&quot;&quot;)">
            <text:p/>
          </table:table-cell>
          <table:table-cell table:style-name="ce14" table:formula="of:=IF(AND([.I215]=&quot;&quot;&quot;studio&quot;&quot;&quot;;[.J215]=&quot;&quot;&quot;world&quot;&quot;&quot;);&quot;x&quot;;&quot;&quot;)">
            <text:p/>
          </table:table-cell>
          <table:table-cell table:style-name="ce14" table:formula="of:=IF(AND([.I215]=&quot;&quot;&quot;studio&quot;&quot;&quot;;[.J215]=&quot;&quot;&quot;europe&quot;&quot;&quot;);&quot;x&quot;;&quot;&quot;)">
            <text:p/>
          </table:table-cell>
          <table:table-cell table:style-name="ce14" table:formula="of:=IF([.H215]=&quot;&quot;&quot;thirdparty&quot;&quot;&quot;;&quot;X&quot;;&quot;&quot;)">
            <text:p/>
          </table:table-cell>
          <table:table-cell table:style-name="ce14" table:formula="of:=IF([.H215]=&quot;&quot;&quot;indie&quot;&quot;&quot;;&quot;X&quot;;&quot;&quot;)">
            <text:p/>
          </table:table-cell>
          <table:table-cell table:style-name="ce14" table:formula="of:=IF([.H215]=&quot;&quot;&quot;nintendo&quot;&quot;&quot;;&quot;X&quot;;&quot;&quot;)">
            <text:p/>
          </table:table-cell>
          <table:table-cell table:style-name="ce14" table:formula="of:=IF([.H215]=&quot;&quot;&quot;sony&quot;&quot;&quot;;&quot;X&quot;;&quot;&quot;)">
            <text:p/>
          </table:table-cell>
          <table:table-cell table:style-name="ce14" table:formula="of:=IF([.H215]=&quot;&quot;&quot;microsoft&quot;&quot;&quot;;&quot;X&quot;;&quot;&quot;)">
            <text:p/>
          </table:table-cell>
          <table:table-cell table:style-name="ce14" table:formula="of:=IF([.K215]=&quot;&quot;&quot;people&quot;&quot;&quot;;&quot;X&quot;;&quot;&quot;)">
            <text:p/>
          </table:table-cell>
          <table:table-cell table:style-name="ce14" table:formula="of:=IF([.H21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armonixMusic</text:p>
          </table:table-cell>
          <table:table-cell table:formula="of:=CONCATENATE([.G216];&quot;,&quot;;[.H216];&quot;,&quot;;[.I216];&quot;,&quot;;[.J216];&quot;,&quot;;[.K216];&quot;,&quot;;[.L216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Youtube Channel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YOUTUBE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6:.X216];&quot;X&quot;)" office:value-type="float" office:value="2">
            <text:p>2</text:p>
          </table:table-cell>
          <table:table-cell table:style-name="ce14" table:formula="of:=IF(AND([.I216]=&quot;&quot;&quot;studio&quot;&quot;&quot;;[.J216]=&quot;&quot;&quot;america&quot;&quot;&quot;);&quot;x&quot;;&quot;&quot;)" office:value-type="string" office:string-value="x">
            <text:p>x</text:p>
          </table:table-cell>
          <table:table-cell table:style-name="ce14" table:formula="of:=IF(AND([.I216]=&quot;&quot;&quot;studio&quot;&quot;&quot;;[.J216]=&quot;&quot;&quot;japan&quot;&quot;&quot;);&quot;x&quot;;&quot;&quot;)">
            <text:p/>
          </table:table-cell>
          <table:table-cell table:style-name="ce14" table:formula="of:=IF(AND([.I216]=&quot;&quot;&quot;studio&quot;&quot;&quot;;[.J216]=&quot;&quot;&quot;world&quot;&quot;&quot;);&quot;x&quot;;&quot;&quot;)">
            <text:p/>
          </table:table-cell>
          <table:table-cell table:style-name="ce14" table:formula="of:=IF(AND([.I216]=&quot;&quot;&quot;studio&quot;&quot;&quot;;[.J216]=&quot;&quot;&quot;europe&quot;&quot;&quot;);&quot;x&quot;;&quot;&quot;)">
            <text:p/>
          </table:table-cell>
          <table:table-cell table:style-name="ce14" table:formula="of:=IF([.H216]=&quot;&quot;&quot;thirdparty&quot;&quot;&quot;;&quot;X&quot;;&quot;&quot;)">
            <text:p/>
          </table:table-cell>
          <table:table-cell table:style-name="ce14" table:formula="of:=IF([.H216]=&quot;&quot;&quot;indie&quot;&quot;&quot;;&quot;X&quot;;&quot;&quot;)">
            <text:p/>
          </table:table-cell>
          <table:table-cell table:style-name="ce14" table:formula="of:=IF([.H216]=&quot;&quot;&quot;nintendo&quot;&quot;&quot;;&quot;X&quot;;&quot;&quot;)">
            <text:p/>
          </table:table-cell>
          <table:table-cell table:style-name="ce14" table:formula="of:=IF([.H216]=&quot;&quot;&quot;sony&quot;&quot;&quot;;&quot;X&quot;;&quot;&quot;)">
            <text:p/>
          </table:table-cell>
          <table:table-cell table:style-name="ce14" table:formula="of:=IF([.H216]=&quot;&quot;&quot;microsoft&quot;&quot;&quot;;&quot;X&quot;;&quot;&quot;)">
            <text:p/>
          </table:table-cell>
          <table:table-cell table:style-name="ce14" table:formula="of:=IF([.K216]=&quot;&quot;&quot;people&quot;&quot;&quot;;&quot;X&quot;;&quot;&quot;)">
            <text:p/>
          </table:table-cell>
          <table:table-cell table:style-name="ce14" table:formula="of:=IF([.H21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2819309811616</text:p>
          </table:table-cell>
          <table:table-cell table:formula="of:=CONCATENATE([.G217];&quot;,&quot;;[.H217];&quot;,&quot;;[.I217];&quot;,&quot;;[.J217];&quot;,&quot;;[.K217];&quot;,&quot;;[.L217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Facebook Page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FACEBOOK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7:.X217];&quot;X&quot;)" office:value-type="float" office:value="2">
            <text:p>2</text:p>
          </table:table-cell>
          <table:table-cell table:style-name="ce14" table:formula="of:=IF(AND([.I217]=&quot;&quot;&quot;studio&quot;&quot;&quot;;[.J217]=&quot;&quot;&quot;america&quot;&quot;&quot;);&quot;x&quot;;&quot;&quot;)" office:value-type="string" office:string-value="x">
            <text:p>x</text:p>
          </table:table-cell>
          <table:table-cell table:style-name="ce14" table:formula="of:=IF(AND([.I217]=&quot;&quot;&quot;studio&quot;&quot;&quot;;[.J217]=&quot;&quot;&quot;japan&quot;&quot;&quot;);&quot;x&quot;;&quot;&quot;)">
            <text:p/>
          </table:table-cell>
          <table:table-cell table:style-name="ce14" table:formula="of:=IF(AND([.I217]=&quot;&quot;&quot;studio&quot;&quot;&quot;;[.J217]=&quot;&quot;&quot;world&quot;&quot;&quot;);&quot;x&quot;;&quot;&quot;)">
            <text:p/>
          </table:table-cell>
          <table:table-cell table:style-name="ce14" table:formula="of:=IF(AND([.I217]=&quot;&quot;&quot;studio&quot;&quot;&quot;;[.J217]=&quot;&quot;&quot;europe&quot;&quot;&quot;);&quot;x&quot;;&quot;&quot;)">
            <text:p/>
          </table:table-cell>
          <table:table-cell table:style-name="ce14" table:formula="of:=IF([.H217]=&quot;&quot;&quot;thirdparty&quot;&quot;&quot;;&quot;X&quot;;&quot;&quot;)" office:value-type="string" office:string-value="X">
            <text:p>X</text:p>
          </table:table-cell>
          <table:table-cell table:style-name="ce14" table:formula="of:=IF([.H217]=&quot;&quot;&quot;indie&quot;&quot;&quot;;&quot;X&quot;;&quot;&quot;)">
            <text:p/>
          </table:table-cell>
          <table:table-cell table:style-name="ce14" table:formula="of:=IF([.H217]=&quot;&quot;&quot;nintendo&quot;&quot;&quot;;&quot;X&quot;;&quot;&quot;)">
            <text:p/>
          </table:table-cell>
          <table:table-cell table:style-name="ce14" table:formula="of:=IF([.H217]=&quot;&quot;&quot;sony&quot;&quot;&quot;;&quot;X&quot;;&quot;&quot;)">
            <text:p/>
          </table:table-cell>
          <table:table-cell table:style-name="ce14" table:formula="of:=IF([.H217]=&quot;&quot;&quot;microsoft&quot;&quot;&quot;;&quot;X&quot;;&quot;&quot;)">
            <text:p/>
          </table:table-cell>
          <table:table-cell table:style-name="ce14" table:formula="of:=IF([.K217]=&quot;&quot;&quot;people&quot;&quot;&quot;;&quot;X&quot;;&quot;&quot;)">
            <text:p/>
          </table:table-cell>
          <table:table-cell table:style-name="ce14" table:formula="of:=IF([.H2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BStudiosDeveloper</text:p>
          </table:table-cell>
          <table:table-cell table:formula="of:=CONCATENATE([.G218];&quot;,&quot;;[.H218];&quot;,&quot;;[.I218];&quot;,&quot;;[.J218];&quot;,&quot;;[.K218];&quot;,&quot;;[.L218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Youtube Channel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YOUTUBE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8:.X218];&quot;X&quot;)" office:value-type="float" office:value="2">
            <text:p>2</text:p>
          </table:table-cell>
          <table:table-cell table:style-name="ce14" table:formula="of:=IF(AND([.I218]=&quot;&quot;&quot;studio&quot;&quot;&quot;;[.J218]=&quot;&quot;&quot;america&quot;&quot;&quot;);&quot;x&quot;;&quot;&quot;)" office:value-type="string" office:string-value="x">
            <text:p>x</text:p>
          </table:table-cell>
          <table:table-cell table:style-name="ce14" table:formula="of:=IF(AND([.I218]=&quot;&quot;&quot;studio&quot;&quot;&quot;;[.J218]=&quot;&quot;&quot;japan&quot;&quot;&quot;);&quot;x&quot;;&quot;&quot;)">
            <text:p/>
          </table:table-cell>
          <table:table-cell table:style-name="ce14" table:formula="of:=IF(AND([.I218]=&quot;&quot;&quot;studio&quot;&quot;&quot;;[.J218]=&quot;&quot;&quot;world&quot;&quot;&quot;);&quot;x&quot;;&quot;&quot;)">
            <text:p/>
          </table:table-cell>
          <table:table-cell table:style-name="ce14" table:formula="of:=IF(AND([.I218]=&quot;&quot;&quot;studio&quot;&quot;&quot;;[.J218]=&quot;&quot;&quot;europe&quot;&quot;&quot;);&quot;x&quot;;&quot;&quot;)">
            <text:p/>
          </table:table-cell>
          <table:table-cell table:style-name="ce14" table:formula="of:=IF([.H218]=&quot;&quot;&quot;thirdparty&quot;&quot;&quot;;&quot;X&quot;;&quot;&quot;)" office:value-type="string" office:string-value="X">
            <text:p>X</text:p>
          </table:table-cell>
          <table:table-cell table:style-name="ce14" table:formula="of:=IF([.H218]=&quot;&quot;&quot;indie&quot;&quot;&quot;;&quot;X&quot;;&quot;&quot;)">
            <text:p/>
          </table:table-cell>
          <table:table-cell table:style-name="ce14" table:formula="of:=IF([.H218]=&quot;&quot;&quot;nintendo&quot;&quot;&quot;;&quot;X&quot;;&quot;&quot;)">
            <text:p/>
          </table:table-cell>
          <table:table-cell table:style-name="ce14" table:formula="of:=IF([.H218]=&quot;&quot;&quot;sony&quot;&quot;&quot;;&quot;X&quot;;&quot;&quot;)">
            <text:p/>
          </table:table-cell>
          <table:table-cell table:style-name="ce14" table:formula="of:=IF([.H218]=&quot;&quot;&quot;microsoft&quot;&quot;&quot;;&quot;X&quot;;&quot;&quot;)">
            <text:p/>
          </table:table-cell>
          <table:table-cell table:style-name="ce14" table:formula="of:=IF([.K218]=&quot;&quot;&quot;people&quot;&quot;&quot;;&quot;X&quot;;&quot;&quot;)">
            <text:p/>
          </table:table-cell>
          <table:table-cell table:style-name="ce14" table:formula="of:=IF([.H2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b_studios</text:p>
          </table:table-cell>
          <table:table-cell table:formula="of:=CONCATENATE([.G219];&quot;,&quot;;[.H219];&quot;,&quot;;[.I219];&quot;,&quot;;[.J219];&quot;,&quot;;[.K219];&quot;,&quot;;[.L219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Twitter Account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TWITTER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9:.X219];&quot;X&quot;)" office:value-type="float" office:value="2">
            <text:p>2</text:p>
          </table:table-cell>
          <table:table-cell table:style-name="ce14" table:formula="of:=IF(AND([.I219]=&quot;&quot;&quot;studio&quot;&quot;&quot;;[.J219]=&quot;&quot;&quot;america&quot;&quot;&quot;);&quot;x&quot;;&quot;&quot;)" office:value-type="string" office:string-value="x">
            <text:p>x</text:p>
          </table:table-cell>
          <table:table-cell table:style-name="ce14" table:formula="of:=IF(AND([.I219]=&quot;&quot;&quot;studio&quot;&quot;&quot;;[.J219]=&quot;&quot;&quot;japan&quot;&quot;&quot;);&quot;x&quot;;&quot;&quot;)">
            <text:p/>
          </table:table-cell>
          <table:table-cell table:style-name="ce14" table:formula="of:=IF(AND([.I219]=&quot;&quot;&quot;studio&quot;&quot;&quot;;[.J219]=&quot;&quot;&quot;world&quot;&quot;&quot;);&quot;x&quot;;&quot;&quot;)">
            <text:p/>
          </table:table-cell>
          <table:table-cell table:style-name="ce14" table:formula="of:=IF(AND([.I219]=&quot;&quot;&quot;studio&quot;&quot;&quot;;[.J219]=&quot;&quot;&quot;europe&quot;&quot;&quot;);&quot;x&quot;;&quot;&quot;)">
            <text:p/>
          </table:table-cell>
          <table:table-cell table:style-name="ce14" table:formula="of:=IF([.H219]=&quot;&quot;&quot;thirdparty&quot;&quot;&quot;;&quot;X&quot;;&quot;&quot;)" office:value-type="string" office:string-value="X">
            <text:p>X</text:p>
          </table:table-cell>
          <table:table-cell table:style-name="ce14" table:formula="of:=IF([.H219]=&quot;&quot;&quot;indie&quot;&quot;&quot;;&quot;X&quot;;&quot;&quot;)">
            <text:p/>
          </table:table-cell>
          <table:table-cell table:style-name="ce14" table:formula="of:=IF([.H219]=&quot;&quot;&quot;nintendo&quot;&quot;&quot;;&quot;X&quot;;&quot;&quot;)">
            <text:p/>
          </table:table-cell>
          <table:table-cell table:style-name="ce14" table:formula="of:=IF([.H219]=&quot;&quot;&quot;sony&quot;&quot;&quot;;&quot;X&quot;;&quot;&quot;)">
            <text:p/>
          </table:table-cell>
          <table:table-cell table:style-name="ce14" table:formula="of:=IF([.H219]=&quot;&quot;&quot;microsoft&quot;&quot;&quot;;&quot;X&quot;;&quot;&quot;)">
            <text:p/>
          </table:table-cell>
          <table:table-cell table:style-name="ce14" table:formula="of:=IF([.K219]=&quot;&quot;&quot;people&quot;&quot;&quot;;&quot;X&quot;;&quot;&quot;)">
            <text:p/>
          </table:table-cell>
          <table:table-cell table:style-name="ce14" table:formula="of:=IF([.H2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7258892982163</text:p>
          </table:table-cell>
          <table:table-cell table:formula="of:=CONCATENATE([.G220];&quot;,&quot;;[.H220];&quot;,&quot;;[.I220];&quot;,&quot;;[.J220];&quot;,&quot;;[.K220];&quot;,&quot;;[.L220])" office:value-type="string" office:string-value="&quot;headstronggames &quot;,&quot;independent&quot;,&quot;studio&quot;,&quot;europe&quot;,&quot;pr&quot;,&quot;generic&quot;">
            <text:p>"headstronggames ","independent","studio","europe","pr","generic"</text:p>
          </table:table-cell>
          <table:table-cell office:value-type="string">
            <text:p>Official Facebook Page Headstrong Games</text:p>
          </table:table-cell>
          <table:table-cell office:value-type="string">
            <text:p>http://www.headstrong-games.com/main.html</text:p>
          </table:table-cell>
          <table:table-cell office:value-type="string">
            <text:p>The House of The Dead</text:p>
          </table:table-cell>
          <table:table-cell office:value-type="string">
            <text:p>FACEBOOK</text:p>
          </table:table-cell>
          <table:table-cell office:value-type="string">
            <text:p>"headstronggames 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0:.X220];&quot;X&quot;)" office:value-type="float" office:value="2">
            <text:p>2</text:p>
          </table:table-cell>
          <table:table-cell table:style-name="ce14" table:formula="of:=IF(AND([.I220]=&quot;&quot;&quot;studio&quot;&quot;&quot;;[.J220]=&quot;&quot;&quot;america&quot;&quot;&quot;);&quot;x&quot;;&quot;&quot;)">
            <text:p/>
          </table:table-cell>
          <table:table-cell table:style-name="ce14" table:formula="of:=IF(AND([.I220]=&quot;&quot;&quot;studio&quot;&quot;&quot;;[.J220]=&quot;&quot;&quot;japan&quot;&quot;&quot;);&quot;x&quot;;&quot;&quot;)">
            <text:p/>
          </table:table-cell>
          <table:table-cell table:style-name="ce14" table:formula="of:=IF(AND([.I220]=&quot;&quot;&quot;studio&quot;&quot;&quot;;[.J220]=&quot;&quot;&quot;world&quot;&quot;&quot;);&quot;x&quot;;&quot;&quot;)">
            <text:p/>
          </table:table-cell>
          <table:table-cell table:style-name="ce14" table:formula="of:=IF(AND([.I220]=&quot;&quot;&quot;studio&quot;&quot;&quot;;[.J220]=&quot;&quot;&quot;europe&quot;&quot;&quot;);&quot;x&quot;;&quot;&quot;)" office:value-type="string" office:string-value="x">
            <text:p>x</text:p>
          </table:table-cell>
          <table:table-cell table:style-name="ce14" table:formula="of:=IF([.H220]=&quot;&quot;&quot;thirdparty&quot;&quot;&quot;;&quot;X&quot;;&quot;&quot;)">
            <text:p/>
          </table:table-cell>
          <table:table-cell table:style-name="ce14" table:formula="of:=IF([.H220]=&quot;&quot;&quot;indie&quot;&quot;&quot;;&quot;X&quot;;&quot;&quot;)">
            <text:p/>
          </table:table-cell>
          <table:table-cell table:style-name="ce14" table:formula="of:=IF([.H220]=&quot;&quot;&quot;nintendo&quot;&quot;&quot;;&quot;X&quot;;&quot;&quot;)">
            <text:p/>
          </table:table-cell>
          <table:table-cell table:style-name="ce14" table:formula="of:=IF([.H220]=&quot;&quot;&quot;sony&quot;&quot;&quot;;&quot;X&quot;;&quot;&quot;)">
            <text:p/>
          </table:table-cell>
          <table:table-cell table:style-name="ce14" table:formula="of:=IF([.H220]=&quot;&quot;&quot;microsoft&quot;&quot;&quot;;&quot;X&quot;;&quot;&quot;)">
            <text:p/>
          </table:table-cell>
          <table:table-cell table:style-name="ce14" table:formula="of:=IF([.K220]=&quot;&quot;&quot;people&quot;&quot;&quot;;&quot;X&quot;;&quot;&quot;)">
            <text:p/>
          </table:table-cell>
          <table:table-cell table:style-name="ce14" table:formula="of:=IF([.H22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adstrongGames</text:p>
          </table:table-cell>
          <table:table-cell table:formula="of:=CONCATENATE([.G221];&quot;,&quot;;[.H221];&quot;,&quot;;[.I221];&quot;,&quot;;[.J221];&quot;,&quot;;[.K221];&quot;,&quot;;[.L221])" office:value-type="string" office:string-value="&quot;headstronggames &quot;,&quot;independent&quot;,&quot;studio&quot;,&quot;europe&quot;,&quot;pr&quot;,&quot;generic&quot;">
            <text:p>"headstronggames ","independent","studio","europe","pr","generic"</text:p>
          </table:table-cell>
          <table:table-cell office:value-type="string">
            <text:p>Official Twitter Account Headstrong Games</text:p>
          </table:table-cell>
          <table:table-cell office:value-type="string">
            <text:p>http://www.headstrong-games.com/main.html</text:p>
          </table:table-cell>
          <table:table-cell office:value-type="string">
            <text:p>The House of The Dead</text:p>
          </table:table-cell>
          <table:table-cell office:value-type="string">
            <text:p>TWITTER</text:p>
          </table:table-cell>
          <table:table-cell office:value-type="string">
            <text:p>"headstronggames 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1:.X221];&quot;X&quot;)" office:value-type="float" office:value="2">
            <text:p>2</text:p>
          </table:table-cell>
          <table:table-cell table:style-name="ce14" table:formula="of:=IF(AND([.I221]=&quot;&quot;&quot;studio&quot;&quot;&quot;;[.J221]=&quot;&quot;&quot;america&quot;&quot;&quot;);&quot;x&quot;;&quot;&quot;)">
            <text:p/>
          </table:table-cell>
          <table:table-cell table:style-name="ce14" table:formula="of:=IF(AND([.I221]=&quot;&quot;&quot;studio&quot;&quot;&quot;;[.J221]=&quot;&quot;&quot;japan&quot;&quot;&quot;);&quot;x&quot;;&quot;&quot;)">
            <text:p/>
          </table:table-cell>
          <table:table-cell table:style-name="ce14" table:formula="of:=IF(AND([.I221]=&quot;&quot;&quot;studio&quot;&quot;&quot;;[.J221]=&quot;&quot;&quot;world&quot;&quot;&quot;);&quot;x&quot;;&quot;&quot;)">
            <text:p/>
          </table:table-cell>
          <table:table-cell table:style-name="ce14" table:formula="of:=IF(AND([.I221]=&quot;&quot;&quot;studio&quot;&quot;&quot;;[.J221]=&quot;&quot;&quot;europe&quot;&quot;&quot;);&quot;x&quot;;&quot;&quot;)" office:value-type="string" office:string-value="x">
            <text:p>x</text:p>
          </table:table-cell>
          <table:table-cell table:style-name="ce14" table:formula="of:=IF([.H221]=&quot;&quot;&quot;thirdparty&quot;&quot;&quot;;&quot;X&quot;;&quot;&quot;)">
            <text:p/>
          </table:table-cell>
          <table:table-cell table:style-name="ce14" table:formula="of:=IF([.H221]=&quot;&quot;&quot;indie&quot;&quot;&quot;;&quot;X&quot;;&quot;&quot;)">
            <text:p/>
          </table:table-cell>
          <table:table-cell table:style-name="ce14" table:formula="of:=IF([.H221]=&quot;&quot;&quot;nintendo&quot;&quot;&quot;;&quot;X&quot;;&quot;&quot;)">
            <text:p/>
          </table:table-cell>
          <table:table-cell table:style-name="ce14" table:formula="of:=IF([.H221]=&quot;&quot;&quot;sony&quot;&quot;&quot;;&quot;X&quot;;&quot;&quot;)">
            <text:p/>
          </table:table-cell>
          <table:table-cell table:style-name="ce14" table:formula="of:=IF([.H221]=&quot;&quot;&quot;microsoft&quot;&quot;&quot;;&quot;X&quot;;&quot;&quot;)">
            <text:p/>
          </table:table-cell>
          <table:table-cell table:style-name="ce14" table:formula="of:=IF([.K221]=&quot;&quot;&quot;people&quot;&quot;&quot;;&quot;X&quot;;&quot;&quot;)">
            <text:p/>
          </table:table-cell>
          <table:table-cell table:style-name="ce14" table:formula="of:=IF([.H22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1587242449</text:p>
          </table:table-cell>
          <table:table-cell table:formula="of:=CONCATENATE([.G222];&quot;,&quot;;[.H222];&quot;,&quot;;[.I222];&quot;,&quot;;[.J222];&quot;,&quot;;[.K222];&quot;,&quot;;[.L222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Facebook Page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FACEBOOK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2:.X222];&quot;X&quot;)" office:value-type="float" office:value="2">
            <text:p>2</text:p>
          </table:table-cell>
          <table:table-cell table:style-name="ce14" table:formula="of:=IF(AND([.I222]=&quot;&quot;&quot;studio&quot;&quot;&quot;;[.J222]=&quot;&quot;&quot;america&quot;&quot;&quot;);&quot;x&quot;;&quot;&quot;)">
            <text:p/>
          </table:table-cell>
          <table:table-cell table:style-name="ce14" table:formula="of:=IF(AND([.I222]=&quot;&quot;&quot;studio&quot;&quot;&quot;;[.J222]=&quot;&quot;&quot;japan&quot;&quot;&quot;);&quot;x&quot;;&quot;&quot;)">
            <text:p/>
          </table:table-cell>
          <table:table-cell table:style-name="ce14" table:formula="of:=IF(AND([.I222]=&quot;&quot;&quot;studio&quot;&quot;&quot;;[.J222]=&quot;&quot;&quot;world&quot;&quot;&quot;);&quot;x&quot;;&quot;&quot;)">
            <text:p/>
          </table:table-cell>
          <table:table-cell table:style-name="ce14" table:formula="of:=IF(AND([.I222]=&quot;&quot;&quot;studio&quot;&quot;&quot;;[.J222]=&quot;&quot;&quot;europe&quot;&quot;&quot;);&quot;x&quot;;&quot;&quot;)" office:value-type="string" office:string-value="x">
            <text:p>x</text:p>
          </table:table-cell>
          <table:table-cell table:style-name="ce14" table:formula="of:=IF([.H222]=&quot;&quot;&quot;thirdparty&quot;&quot;&quot;;&quot;X&quot;;&quot;&quot;)">
            <text:p/>
          </table:table-cell>
          <table:table-cell table:style-name="ce14" table:formula="of:=IF([.H222]=&quot;&quot;&quot;indie&quot;&quot;&quot;;&quot;X&quot;;&quot;&quot;)" office:value-type="string" office:string-value="X">
            <text:p>X</text:p>
          </table:table-cell>
          <table:table-cell table:style-name="ce14" table:formula="of:=IF([.H222]=&quot;&quot;&quot;nintendo&quot;&quot;&quot;;&quot;X&quot;;&quot;&quot;)">
            <text:p/>
          </table:table-cell>
          <table:table-cell table:style-name="ce14" table:formula="of:=IF([.H222]=&quot;&quot;&quot;sony&quot;&quot;&quot;;&quot;X&quot;;&quot;&quot;)">
            <text:p/>
          </table:table-cell>
          <table:table-cell table:style-name="ce14" table:formula="of:=IF([.H222]=&quot;&quot;&quot;microsoft&quot;&quot;&quot;;&quot;X&quot;;&quot;&quot;)">
            <text:p/>
          </table:table-cell>
          <table:table-cell table:style-name="ce14" table:formula="of:=IF([.K222]=&quot;&quot;&quot;people&quot;&quot;&quot;;&quot;X&quot;;&quot;&quot;)">
            <text:p/>
          </table:table-cell>
          <table:table-cell table:style-name="ce14" table:formula="of:=IF([.H2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2847534@N04</text:p>
          </table:table-cell>
          <table:table-cell table:formula="of:=CONCATENATE([.G223];&quot;,&quot;;[.H223];&quot;,&quot;;[.I223];&quot;,&quot;;[.J223];&quot;,&quot;;[.K223];&quot;,&quot;;[.L223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Flickr Account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FLICKR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3:.X223];&quot;X&quot;)" office:value-type="float" office:value="2">
            <text:p>2</text:p>
          </table:table-cell>
          <table:table-cell table:style-name="ce14" table:formula="of:=IF(AND([.I223]=&quot;&quot;&quot;studio&quot;&quot;&quot;;[.J223]=&quot;&quot;&quot;america&quot;&quot;&quot;);&quot;x&quot;;&quot;&quot;)">
            <text:p/>
          </table:table-cell>
          <table:table-cell table:style-name="ce14" table:formula="of:=IF(AND([.I223]=&quot;&quot;&quot;studio&quot;&quot;&quot;;[.J223]=&quot;&quot;&quot;japan&quot;&quot;&quot;);&quot;x&quot;;&quot;&quot;)">
            <text:p/>
          </table:table-cell>
          <table:table-cell table:style-name="ce14" table:formula="of:=IF(AND([.I223]=&quot;&quot;&quot;studio&quot;&quot;&quot;;[.J223]=&quot;&quot;&quot;world&quot;&quot;&quot;);&quot;x&quot;;&quot;&quot;)">
            <text:p/>
          </table:table-cell>
          <table:table-cell table:style-name="ce14" table:formula="of:=IF(AND([.I223]=&quot;&quot;&quot;studio&quot;&quot;&quot;;[.J223]=&quot;&quot;&quot;europe&quot;&quot;&quot;);&quot;x&quot;;&quot;&quot;)" office:value-type="string" office:string-value="x">
            <text:p>x</text:p>
          </table:table-cell>
          <table:table-cell table:style-name="ce14" table:formula="of:=IF([.H223]=&quot;&quot;&quot;thirdparty&quot;&quot;&quot;;&quot;X&quot;;&quot;&quot;)">
            <text:p/>
          </table:table-cell>
          <table:table-cell table:style-name="ce14" table:formula="of:=IF([.H223]=&quot;&quot;&quot;indie&quot;&quot;&quot;;&quot;X&quot;;&quot;&quot;)" office:value-type="string" office:string-value="X">
            <text:p>X</text:p>
          </table:table-cell>
          <table:table-cell table:style-name="ce14" table:formula="of:=IF([.H223]=&quot;&quot;&quot;nintendo&quot;&quot;&quot;;&quot;X&quot;;&quot;&quot;)">
            <text:p/>
          </table:table-cell>
          <table:table-cell table:style-name="ce14" table:formula="of:=IF([.H223]=&quot;&quot;&quot;sony&quot;&quot;&quot;;&quot;X&quot;;&quot;&quot;)">
            <text:p/>
          </table:table-cell>
          <table:table-cell table:style-name="ce14" table:formula="of:=IF([.H223]=&quot;&quot;&quot;microsoft&quot;&quot;&quot;;&quot;X&quot;;&quot;&quot;)">
            <text:p/>
          </table:table-cell>
          <table:table-cell table:style-name="ce14" table:formula="of:=IF([.K223]=&quot;&quot;&quot;people&quot;&quot;&quot;;&quot;X&quot;;&quot;&quot;)">
            <text:p/>
          </table:table-cell>
          <table:table-cell table:style-name="ce14" table:formula="of:=IF([.H2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HelloGames</text:p>
          </table:table-cell>
          <table:table-cell table:formula="of:=CONCATENATE([.G224];&quot;,&quot;;[.H224];&quot;,&quot;;[.I224];&quot;,&quot;;[.J224];&quot;,&quot;;[.K224];&quot;,&quot;;[.L224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News Feed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NEWS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4:.X224];&quot;X&quot;)" office:value-type="float" office:value="2">
            <text:p>2</text:p>
          </table:table-cell>
          <table:table-cell table:style-name="ce14" table:formula="of:=IF(AND([.I224]=&quot;&quot;&quot;studio&quot;&quot;&quot;;[.J224]=&quot;&quot;&quot;america&quot;&quot;&quot;);&quot;x&quot;;&quot;&quot;)">
            <text:p/>
          </table:table-cell>
          <table:table-cell table:style-name="ce14" table:formula="of:=IF(AND([.I224]=&quot;&quot;&quot;studio&quot;&quot;&quot;;[.J224]=&quot;&quot;&quot;japan&quot;&quot;&quot;);&quot;x&quot;;&quot;&quot;)">
            <text:p/>
          </table:table-cell>
          <table:table-cell table:style-name="ce14" table:formula="of:=IF(AND([.I224]=&quot;&quot;&quot;studio&quot;&quot;&quot;;[.J224]=&quot;&quot;&quot;world&quot;&quot;&quot;);&quot;x&quot;;&quot;&quot;)">
            <text:p/>
          </table:table-cell>
          <table:table-cell table:style-name="ce14" table:formula="of:=IF(AND([.I224]=&quot;&quot;&quot;studio&quot;&quot;&quot;;[.J224]=&quot;&quot;&quot;europe&quot;&quot;&quot;);&quot;x&quot;;&quot;&quot;)" office:value-type="string" office:string-value="x">
            <text:p>x</text:p>
          </table:table-cell>
          <table:table-cell table:style-name="ce14" table:formula="of:=IF([.H224]=&quot;&quot;&quot;thirdparty&quot;&quot;&quot;;&quot;X&quot;;&quot;&quot;)">
            <text:p/>
          </table:table-cell>
          <table:table-cell table:style-name="ce14" table:formula="of:=IF([.H224]=&quot;&quot;&quot;indie&quot;&quot;&quot;;&quot;X&quot;;&quot;&quot;)" office:value-type="string" office:string-value="X">
            <text:p>X</text:p>
          </table:table-cell>
          <table:table-cell table:style-name="ce14" table:formula="of:=IF([.H224]=&quot;&quot;&quot;nintendo&quot;&quot;&quot;;&quot;X&quot;;&quot;&quot;)">
            <text:p/>
          </table:table-cell>
          <table:table-cell table:style-name="ce14" table:formula="of:=IF([.H224]=&quot;&quot;&quot;sony&quot;&quot;&quot;;&quot;X&quot;;&quot;&quot;)">
            <text:p/>
          </table:table-cell>
          <table:table-cell table:style-name="ce14" table:formula="of:=IF([.H224]=&quot;&quot;&quot;microsoft&quot;&quot;&quot;;&quot;X&quot;;&quot;&quot;)">
            <text:p/>
          </table:table-cell>
          <table:table-cell table:style-name="ce14" table:formula="of:=IF([.K224]=&quot;&quot;&quot;people&quot;&quot;&quot;;&quot;X&quot;;&quot;&quot;)">
            <text:p/>
          </table:table-cell>
          <table:table-cell table:style-name="ce14" table:formula="of:=IF([.H2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llogames</text:p>
          </table:table-cell>
          <table:table-cell table:formula="of:=CONCATENATE([.G225];&quot;,&quot;;[.H225];&quot;,&quot;;[.I225];&quot;,&quot;;[.J225];&quot;,&quot;;[.K225];&quot;,&quot;;[.L225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Twitter Account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TWITTER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5:.X225];&quot;X&quot;)" office:value-type="float" office:value="2">
            <text:p>2</text:p>
          </table:table-cell>
          <table:table-cell table:style-name="ce14" table:formula="of:=IF(AND([.I225]=&quot;&quot;&quot;studio&quot;&quot;&quot;;[.J225]=&quot;&quot;&quot;america&quot;&quot;&quot;);&quot;x&quot;;&quot;&quot;)">
            <text:p/>
          </table:table-cell>
          <table:table-cell table:style-name="ce14" table:formula="of:=IF(AND([.I225]=&quot;&quot;&quot;studio&quot;&quot;&quot;;[.J225]=&quot;&quot;&quot;japan&quot;&quot;&quot;);&quot;x&quot;;&quot;&quot;)">
            <text:p/>
          </table:table-cell>
          <table:table-cell table:style-name="ce14" table:formula="of:=IF(AND([.I225]=&quot;&quot;&quot;studio&quot;&quot;&quot;;[.J225]=&quot;&quot;&quot;world&quot;&quot;&quot;);&quot;x&quot;;&quot;&quot;)">
            <text:p/>
          </table:table-cell>
          <table:table-cell table:style-name="ce14" table:formula="of:=IF(AND([.I225]=&quot;&quot;&quot;studio&quot;&quot;&quot;;[.J225]=&quot;&quot;&quot;europe&quot;&quot;&quot;);&quot;x&quot;;&quot;&quot;)" office:value-type="string" office:string-value="x">
            <text:p>x</text:p>
          </table:table-cell>
          <table:table-cell table:style-name="ce14" table:formula="of:=IF([.H225]=&quot;&quot;&quot;thirdparty&quot;&quot;&quot;;&quot;X&quot;;&quot;&quot;)">
            <text:p/>
          </table:table-cell>
          <table:table-cell table:style-name="ce14" table:formula="of:=IF([.H225]=&quot;&quot;&quot;indie&quot;&quot;&quot;;&quot;X&quot;;&quot;&quot;)" office:value-type="string" office:string-value="X">
            <text:p>X</text:p>
          </table:table-cell>
          <table:table-cell table:style-name="ce14" table:formula="of:=IF([.H225]=&quot;&quot;&quot;nintendo&quot;&quot;&quot;;&quot;X&quot;;&quot;&quot;)">
            <text:p/>
          </table:table-cell>
          <table:table-cell table:style-name="ce14" table:formula="of:=IF([.H225]=&quot;&quot;&quot;sony&quot;&quot;&quot;;&quot;X&quot;;&quot;&quot;)">
            <text:p/>
          </table:table-cell>
          <table:table-cell table:style-name="ce14" table:formula="of:=IF([.H225]=&quot;&quot;&quot;microsoft&quot;&quot;&quot;;&quot;X&quot;;&quot;&quot;)">
            <text:p/>
          </table:table-cell>
          <table:table-cell table:style-name="ce14" table:formula="of:=IF([.K225]=&quot;&quot;&quot;people&quot;&quot;&quot;;&quot;X&quot;;&quot;&quot;)">
            <text:p/>
          </table:table-cell>
          <table:table-cell table:style-name="ce14" table:formula="of:=IF([.H2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elloGamesTube</text:p>
          </table:table-cell>
          <table:table-cell table:formula="of:=CONCATENATE([.G226];&quot;,&quot;;[.H226];&quot;,&quot;;[.I226];&quot;,&quot;;[.J226];&quot;,&quot;;[.K226];&quot;,&quot;;[.L226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Youtube Channel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YOUTUBE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6:.X226];&quot;X&quot;)" office:value-type="float" office:value="2">
            <text:p>2</text:p>
          </table:table-cell>
          <table:table-cell table:style-name="ce14" table:formula="of:=IF(AND([.I226]=&quot;&quot;&quot;studio&quot;&quot;&quot;;[.J226]=&quot;&quot;&quot;america&quot;&quot;&quot;);&quot;x&quot;;&quot;&quot;)">
            <text:p/>
          </table:table-cell>
          <table:table-cell table:style-name="ce14" table:formula="of:=IF(AND([.I226]=&quot;&quot;&quot;studio&quot;&quot;&quot;;[.J226]=&quot;&quot;&quot;japan&quot;&quot;&quot;);&quot;x&quot;;&quot;&quot;)">
            <text:p/>
          </table:table-cell>
          <table:table-cell table:style-name="ce14" table:formula="of:=IF(AND([.I226]=&quot;&quot;&quot;studio&quot;&quot;&quot;;[.J226]=&quot;&quot;&quot;world&quot;&quot;&quot;);&quot;x&quot;;&quot;&quot;)">
            <text:p/>
          </table:table-cell>
          <table:table-cell table:style-name="ce14" table:formula="of:=IF(AND([.I226]=&quot;&quot;&quot;studio&quot;&quot;&quot;;[.J226]=&quot;&quot;&quot;europe&quot;&quot;&quot;);&quot;x&quot;;&quot;&quot;)" office:value-type="string" office:string-value="x">
            <text:p>x</text:p>
          </table:table-cell>
          <table:table-cell table:style-name="ce14" table:formula="of:=IF([.H226]=&quot;&quot;&quot;thirdparty&quot;&quot;&quot;;&quot;X&quot;;&quot;&quot;)">
            <text:p/>
          </table:table-cell>
          <table:table-cell table:style-name="ce14" table:formula="of:=IF([.H226]=&quot;&quot;&quot;indie&quot;&quot;&quot;;&quot;X&quot;;&quot;&quot;)" office:value-type="string" office:string-value="X">
            <text:p>X</text:p>
          </table:table-cell>
          <table:table-cell table:style-name="ce14" table:formula="of:=IF([.H226]=&quot;&quot;&quot;nintendo&quot;&quot;&quot;;&quot;X&quot;;&quot;&quot;)">
            <text:p/>
          </table:table-cell>
          <table:table-cell table:style-name="ce14" table:formula="of:=IF([.H226]=&quot;&quot;&quot;sony&quot;&quot;&quot;;&quot;X&quot;;&quot;&quot;)">
            <text:p/>
          </table:table-cell>
          <table:table-cell table:style-name="ce14" table:formula="of:=IF([.H226]=&quot;&quot;&quot;microsoft&quot;&quot;&quot;;&quot;X&quot;;&quot;&quot;)">
            <text:p/>
          </table:table-cell>
          <table:table-cell table:style-name="ce14" table:formula="of:=IF([.K226]=&quot;&quot;&quot;people&quot;&quot;&quot;;&quot;X&quot;;&quot;&quot;)">
            <text:p/>
          </table:table-cell>
          <table:table-cell table:style-name="ce14" table:formula="of:=IF([.H2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6944394659980</text:p>
          </table:table-cell>
          <table:table-cell table:formula="of:=CONCATENATE([.G227];&quot;,&quot;;[.H227];&quot;,&quot;;[.I227];&quot;,&quot;;[.J227];&quot;,&quot;;[.K227];&quot;,&quot;;[.L227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Facebook Page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FACEBOOK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7:.X227];&quot;X&quot;)" office:value-type="float" office:value="2">
            <text:p>2</text:p>
          </table:table-cell>
          <table:table-cell table:style-name="ce14" table:formula="of:=IF(AND([.I227]=&quot;&quot;&quot;studio&quot;&quot;&quot;;[.J227]=&quot;&quot;&quot;america&quot;&quot;&quot;);&quot;x&quot;;&quot;&quot;)" office:value-type="string" office:string-value="x">
            <text:p>x</text:p>
          </table:table-cell>
          <table:table-cell table:style-name="ce14" table:formula="of:=IF(AND([.I227]=&quot;&quot;&quot;studio&quot;&quot;&quot;;[.J227]=&quot;&quot;&quot;japan&quot;&quot;&quot;);&quot;x&quot;;&quot;&quot;)">
            <text:p/>
          </table:table-cell>
          <table:table-cell table:style-name="ce14" table:formula="of:=IF(AND([.I227]=&quot;&quot;&quot;studio&quot;&quot;&quot;;[.J227]=&quot;&quot;&quot;world&quot;&quot;&quot;);&quot;x&quot;;&quot;&quot;)">
            <text:p/>
          </table:table-cell>
          <table:table-cell table:style-name="ce14" table:formula="of:=IF(AND([.I227]=&quot;&quot;&quot;studio&quot;&quot;&quot;;[.J227]=&quot;&quot;&quot;europe&quot;&quot;&quot;);&quot;x&quot;;&quot;&quot;)">
            <text:p/>
          </table:table-cell>
          <table:table-cell table:style-name="ce14" table:formula="of:=IF([.H227]=&quot;&quot;&quot;thirdparty&quot;&quot;&quot;;&quot;X&quot;;&quot;&quot;)">
            <text:p/>
          </table:table-cell>
          <table:table-cell table:style-name="ce14" table:formula="of:=IF([.H227]=&quot;&quot;&quot;indie&quot;&quot;&quot;;&quot;X&quot;;&quot;&quot;)">
            <text:p/>
          </table:table-cell>
          <table:table-cell table:style-name="ce14" table:formula="of:=IF([.H227]=&quot;&quot;&quot;nintendo&quot;&quot;&quot;;&quot;X&quot;;&quot;&quot;)">
            <text:p/>
          </table:table-cell>
          <table:table-cell table:style-name="ce14" table:formula="of:=IF([.H227]=&quot;&quot;&quot;sony&quot;&quot;&quot;;&quot;X&quot;;&quot;&quot;)">
            <text:p/>
          </table:table-cell>
          <table:table-cell table:style-name="ce14" table:formula="of:=IF([.H227]=&quot;&quot;&quot;microsoft&quot;&quot;&quot;;&quot;X&quot;;&quot;&quot;)">
            <text:p/>
          </table:table-cell>
          <table:table-cell table:style-name="ce14" table:formula="of:=IF([.K227]=&quot;&quot;&quot;people&quot;&quot;&quot;;&quot;X&quot;;&quot;&quot;)">
            <text:p/>
          </table:table-cell>
          <table:table-cell table:style-name="ce14" table:formula="of:=IF([.H22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VSGames</text:p>
          </table:table-cell>
          <table:table-cell table:formula="of:=CONCATENATE([.G228];&quot;,&quot;;[.H228];&quot;,&quot;;[.I228];&quot;,&quot;;[.J228];&quot;,&quot;;[.K228];&quot;,&quot;;[.L228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Twitter Account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TWITTER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8:.X228];&quot;X&quot;)" office:value-type="float" office:value="2">
            <text:p>2</text:p>
          </table:table-cell>
          <table:table-cell table:style-name="ce14" table:formula="of:=IF(AND([.I228]=&quot;&quot;&quot;studio&quot;&quot;&quot;;[.J228]=&quot;&quot;&quot;america&quot;&quot;&quot;);&quot;x&quot;;&quot;&quot;)" office:value-type="string" office:string-value="x">
            <text:p>x</text:p>
          </table:table-cell>
          <table:table-cell table:style-name="ce14" table:formula="of:=IF(AND([.I228]=&quot;&quot;&quot;studio&quot;&quot;&quot;;[.J228]=&quot;&quot;&quot;japan&quot;&quot;&quot;);&quot;x&quot;;&quot;&quot;)">
            <text:p/>
          </table:table-cell>
          <table:table-cell table:style-name="ce14" table:formula="of:=IF(AND([.I228]=&quot;&quot;&quot;studio&quot;&quot;&quot;;[.J228]=&quot;&quot;&quot;world&quot;&quot;&quot;);&quot;x&quot;;&quot;&quot;)">
            <text:p/>
          </table:table-cell>
          <table:table-cell table:style-name="ce14" table:formula="of:=IF(AND([.I228]=&quot;&quot;&quot;studio&quot;&quot;&quot;;[.J228]=&quot;&quot;&quot;europe&quot;&quot;&quot;);&quot;x&quot;;&quot;&quot;)">
            <text:p/>
          </table:table-cell>
          <table:table-cell table:style-name="ce14" table:formula="of:=IF([.H228]=&quot;&quot;&quot;thirdparty&quot;&quot;&quot;;&quot;X&quot;;&quot;&quot;)">
            <text:p/>
          </table:table-cell>
          <table:table-cell table:style-name="ce14" table:formula="of:=IF([.H228]=&quot;&quot;&quot;indie&quot;&quot;&quot;;&quot;X&quot;;&quot;&quot;)">
            <text:p/>
          </table:table-cell>
          <table:table-cell table:style-name="ce14" table:formula="of:=IF([.H228]=&quot;&quot;&quot;nintendo&quot;&quot;&quot;;&quot;X&quot;;&quot;&quot;)">
            <text:p/>
          </table:table-cell>
          <table:table-cell table:style-name="ce14" table:formula="of:=IF([.H228]=&quot;&quot;&quot;sony&quot;&quot;&quot;;&quot;X&quot;;&quot;&quot;)">
            <text:p/>
          </table:table-cell>
          <table:table-cell table:style-name="ce14" table:formula="of:=IF([.H228]=&quot;&quot;&quot;microsoft&quot;&quot;&quot;;&quot;X&quot;;&quot;&quot;)">
            <text:p/>
          </table:table-cell>
          <table:table-cell table:style-name="ce14" table:formula="of:=IF([.K228]=&quot;&quot;&quot;people&quot;&quot;&quot;;&quot;X&quot;;&quot;&quot;)">
            <text:p/>
          </table:table-cell>
          <table:table-cell table:style-name="ce14" table:formula="of:=IF([.H22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ighVoltageSoftware</text:p>
          </table:table-cell>
          <table:table-cell table:formula="of:=CONCATENATE([.G229];&quot;,&quot;;[.H229];&quot;,&quot;;[.I229];&quot;,&quot;;[.J229];&quot;,&quot;;[.K229];&quot;,&quot;;[.L229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Youtube Channel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YOUTUBE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9:.X229];&quot;X&quot;)" office:value-type="float" office:value="2">
            <text:p>2</text:p>
          </table:table-cell>
          <table:table-cell table:style-name="ce14" table:formula="of:=IF(AND([.I229]=&quot;&quot;&quot;studio&quot;&quot;&quot;;[.J229]=&quot;&quot;&quot;america&quot;&quot;&quot;);&quot;x&quot;;&quot;&quot;)" office:value-type="string" office:string-value="x">
            <text:p>x</text:p>
          </table:table-cell>
          <table:table-cell table:style-name="ce14" table:formula="of:=IF(AND([.I229]=&quot;&quot;&quot;studio&quot;&quot;&quot;;[.J229]=&quot;&quot;&quot;japan&quot;&quot;&quot;);&quot;x&quot;;&quot;&quot;)">
            <text:p/>
          </table:table-cell>
          <table:table-cell table:style-name="ce14" table:formula="of:=IF(AND([.I229]=&quot;&quot;&quot;studio&quot;&quot;&quot;;[.J229]=&quot;&quot;&quot;world&quot;&quot;&quot;);&quot;x&quot;;&quot;&quot;)">
            <text:p/>
          </table:table-cell>
          <table:table-cell table:style-name="ce14" table:formula="of:=IF(AND([.I229]=&quot;&quot;&quot;studio&quot;&quot;&quot;;[.J229]=&quot;&quot;&quot;europe&quot;&quot;&quot;);&quot;x&quot;;&quot;&quot;)">
            <text:p/>
          </table:table-cell>
          <table:table-cell table:style-name="ce14" table:formula="of:=IF([.H229]=&quot;&quot;&quot;thirdparty&quot;&quot;&quot;;&quot;X&quot;;&quot;&quot;)">
            <text:p/>
          </table:table-cell>
          <table:table-cell table:style-name="ce14" table:formula="of:=IF([.H229]=&quot;&quot;&quot;indie&quot;&quot;&quot;;&quot;X&quot;;&quot;&quot;)">
            <text:p/>
          </table:table-cell>
          <table:table-cell table:style-name="ce14" table:formula="of:=IF([.H229]=&quot;&quot;&quot;nintendo&quot;&quot;&quot;;&quot;X&quot;;&quot;&quot;)">
            <text:p/>
          </table:table-cell>
          <table:table-cell table:style-name="ce14" table:formula="of:=IF([.H229]=&quot;&quot;&quot;sony&quot;&quot;&quot;;&quot;X&quot;;&quot;&quot;)">
            <text:p/>
          </table:table-cell>
          <table:table-cell table:style-name="ce14" table:formula="of:=IF([.H229]=&quot;&quot;&quot;microsoft&quot;&quot;&quot;;&quot;X&quot;;&quot;&quot;)">
            <text:p/>
          </table:table-cell>
          <table:table-cell table:style-name="ce14" table:formula="of:=IF([.K229]=&quot;&quot;&quot;people&quot;&quot;&quot;;&quot;X&quot;;&quot;&quot;)">
            <text:p/>
          </table:table-cell>
          <table:table-cell table:style-name="ce14" table:formula="of:=IF([.H22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2082566210</text:p>
          </table:table-cell>
          <table:table-cell table:formula="of:=CONCATENATE([.G230];&quot;,&quot;;[.H230];&quot;,&quot;;[.I230];&quot;,&quot;;[.J230];&quot;,&quot;;[.K230];&quot;,&quot;;[.L230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Facebook Page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FACEBOOK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0:.X230];&quot;X&quot;)" office:value-type="float" office:value="2">
            <text:p>2</text:p>
          </table:table-cell>
          <table:table-cell table:style-name="ce14" table:formula="of:=IF(AND([.I230]=&quot;&quot;&quot;studio&quot;&quot;&quot;;[.J230]=&quot;&quot;&quot;america&quot;&quot;&quot;);&quot;x&quot;;&quot;&quot;)">
            <text:p/>
          </table:table-cell>
          <table:table-cell table:style-name="ce14" table:formula="of:=IF(AND([.I230]=&quot;&quot;&quot;studio&quot;&quot;&quot;;[.J230]=&quot;&quot;&quot;japan&quot;&quot;&quot;);&quot;x&quot;;&quot;&quot;)">
            <text:p/>
          </table:table-cell>
          <table:table-cell table:style-name="ce14" table:formula="of:=IF(AND([.I230]=&quot;&quot;&quot;studio&quot;&quot;&quot;;[.J230]=&quot;&quot;&quot;world&quot;&quot;&quot;);&quot;x&quot;;&quot;&quot;)">
            <text:p/>
          </table:table-cell>
          <table:table-cell table:style-name="ce14" table:formula="of:=IF(AND([.I230]=&quot;&quot;&quot;studio&quot;&quot;&quot;;[.J230]=&quot;&quot;&quot;europe&quot;&quot;&quot;);&quot;x&quot;;&quot;&quot;)" office:value-type="string" office:string-value="x">
            <text:p>x</text:p>
          </table:table-cell>
          <table:table-cell table:style-name="ce14" table:formula="of:=IF([.H230]=&quot;&quot;&quot;thirdparty&quot;&quot;&quot;;&quot;X&quot;;&quot;&quot;)">
            <text:p/>
          </table:table-cell>
          <table:table-cell table:style-name="ce14" table:formula="of:=IF([.H230]=&quot;&quot;&quot;indie&quot;&quot;&quot;;&quot;X&quot;;&quot;&quot;)">
            <text:p/>
          </table:table-cell>
          <table:table-cell table:style-name="ce14" table:formula="of:=IF([.H230]=&quot;&quot;&quot;nintendo&quot;&quot;&quot;;&quot;X&quot;;&quot;&quot;)">
            <text:p/>
          </table:table-cell>
          <table:table-cell table:style-name="ce14" table:formula="of:=IF([.H230]=&quot;&quot;&quot;sony&quot;&quot;&quot;;&quot;X&quot;;&quot;&quot;)">
            <text:p/>
          </table:table-cell>
          <table:table-cell table:style-name="ce14" table:formula="of:=IF([.H230]=&quot;&quot;&quot;microsoft&quot;&quot;&quot;;&quot;X&quot;;&quot;&quot;)">
            <text:p/>
          </table:table-cell>
          <table:table-cell table:style-name="ce14" table:formula="of:=IF([.K230]=&quot;&quot;&quot;people&quot;&quot;&quot;;&quot;X&quot;;&quot;&quot;)">
            <text:p/>
          </table:table-cell>
          <table:table-cell table:style-name="ce14" table:formula="of:=IF([.H23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housemarque</text:p>
          </table:table-cell>
          <table:table-cell table:formula="of:=CONCATENATE([.G231];&quot;,&quot;;[.H231];&quot;,&quot;;[.I231];&quot;,&quot;;[.J231];&quot;,&quot;;[.K231];&quot;,&quot;;[.L231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News Feed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NEWS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1:.X231];&quot;X&quot;)" office:value-type="float" office:value="2">
            <text:p>2</text:p>
          </table:table-cell>
          <table:table-cell table:style-name="ce14" table:formula="of:=IF(AND([.I231]=&quot;&quot;&quot;studio&quot;&quot;&quot;;[.J231]=&quot;&quot;&quot;america&quot;&quot;&quot;);&quot;x&quot;;&quot;&quot;)">
            <text:p/>
          </table:table-cell>
          <table:table-cell table:style-name="ce14" table:formula="of:=IF(AND([.I231]=&quot;&quot;&quot;studio&quot;&quot;&quot;;[.J231]=&quot;&quot;&quot;japan&quot;&quot;&quot;);&quot;x&quot;;&quot;&quot;)">
            <text:p/>
          </table:table-cell>
          <table:table-cell table:style-name="ce14" table:formula="of:=IF(AND([.I231]=&quot;&quot;&quot;studio&quot;&quot;&quot;;[.J231]=&quot;&quot;&quot;world&quot;&quot;&quot;);&quot;x&quot;;&quot;&quot;)">
            <text:p/>
          </table:table-cell>
          <table:table-cell table:style-name="ce14" table:formula="of:=IF(AND([.I231]=&quot;&quot;&quot;studio&quot;&quot;&quot;;[.J231]=&quot;&quot;&quot;europe&quot;&quot;&quot;);&quot;x&quot;;&quot;&quot;)" office:value-type="string" office:string-value="x">
            <text:p>x</text:p>
          </table:table-cell>
          <table:table-cell table:style-name="ce14" table:formula="of:=IF([.H231]=&quot;&quot;&quot;thirdparty&quot;&quot;&quot;;&quot;X&quot;;&quot;&quot;)">
            <text:p/>
          </table:table-cell>
          <table:table-cell table:style-name="ce14" table:formula="of:=IF([.H231]=&quot;&quot;&quot;indie&quot;&quot;&quot;;&quot;X&quot;;&quot;&quot;)">
            <text:p/>
          </table:table-cell>
          <table:table-cell table:style-name="ce14" table:formula="of:=IF([.H231]=&quot;&quot;&quot;nintendo&quot;&quot;&quot;;&quot;X&quot;;&quot;&quot;)">
            <text:p/>
          </table:table-cell>
          <table:table-cell table:style-name="ce14" table:formula="of:=IF([.H231]=&quot;&quot;&quot;sony&quot;&quot;&quot;;&quot;X&quot;;&quot;&quot;)">
            <text:p/>
          </table:table-cell>
          <table:table-cell table:style-name="ce14" table:formula="of:=IF([.H231]=&quot;&quot;&quot;microsoft&quot;&quot;&quot;;&quot;X&quot;;&quot;&quot;)">
            <text:p/>
          </table:table-cell>
          <table:table-cell table:style-name="ce14" table:formula="of:=IF([.K231]=&quot;&quot;&quot;people&quot;&quot;&quot;;&quot;X&quot;;&quot;&quot;)">
            <text:p/>
          </table:table-cell>
          <table:table-cell table:style-name="ce14" table:formula="of:=IF([.H23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ousemarque</text:p>
          </table:table-cell>
          <table:table-cell table:formula="of:=CONCATENATE([.G232];&quot;,&quot;;[.H232];&quot;,&quot;;[.I232];&quot;,&quot;;[.J232];&quot;,&quot;;[.K232];&quot;,&quot;;[.L232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Twitter Account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TWITTER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2:.X232];&quot;X&quot;)" office:value-type="float" office:value="2">
            <text:p>2</text:p>
          </table:table-cell>
          <table:table-cell table:style-name="ce14" table:formula="of:=IF(AND([.I232]=&quot;&quot;&quot;studio&quot;&quot;&quot;;[.J232]=&quot;&quot;&quot;america&quot;&quot;&quot;);&quot;x&quot;;&quot;&quot;)">
            <text:p/>
          </table:table-cell>
          <table:table-cell table:style-name="ce14" table:formula="of:=IF(AND([.I232]=&quot;&quot;&quot;studio&quot;&quot;&quot;;[.J232]=&quot;&quot;&quot;japan&quot;&quot;&quot;);&quot;x&quot;;&quot;&quot;)">
            <text:p/>
          </table:table-cell>
          <table:table-cell table:style-name="ce14" table:formula="of:=IF(AND([.I232]=&quot;&quot;&quot;studio&quot;&quot;&quot;;[.J232]=&quot;&quot;&quot;world&quot;&quot;&quot;);&quot;x&quot;;&quot;&quot;)">
            <text:p/>
          </table:table-cell>
          <table:table-cell table:style-name="ce14" table:formula="of:=IF(AND([.I232]=&quot;&quot;&quot;studio&quot;&quot;&quot;;[.J232]=&quot;&quot;&quot;europe&quot;&quot;&quot;);&quot;x&quot;;&quot;&quot;)" office:value-type="string" office:string-value="x">
            <text:p>x</text:p>
          </table:table-cell>
          <table:table-cell table:style-name="ce14" table:formula="of:=IF([.H232]=&quot;&quot;&quot;thirdparty&quot;&quot;&quot;;&quot;X&quot;;&quot;&quot;)">
            <text:p/>
          </table:table-cell>
          <table:table-cell table:style-name="ce14" table:formula="of:=IF([.H232]=&quot;&quot;&quot;indie&quot;&quot;&quot;;&quot;X&quot;;&quot;&quot;)">
            <text:p/>
          </table:table-cell>
          <table:table-cell table:style-name="ce14" table:formula="of:=IF([.H232]=&quot;&quot;&quot;nintendo&quot;&quot;&quot;;&quot;X&quot;;&quot;&quot;)">
            <text:p/>
          </table:table-cell>
          <table:table-cell table:style-name="ce14" table:formula="of:=IF([.H232]=&quot;&quot;&quot;sony&quot;&quot;&quot;;&quot;X&quot;;&quot;&quot;)">
            <text:p/>
          </table:table-cell>
          <table:table-cell table:style-name="ce14" table:formula="of:=IF([.H232]=&quot;&quot;&quot;microsoft&quot;&quot;&quot;;&quot;X&quot;;&quot;&quot;)">
            <text:p/>
          </table:table-cell>
          <table:table-cell table:style-name="ce14" table:formula="of:=IF([.K232]=&quot;&quot;&quot;people&quot;&quot;&quot;;&quot;X&quot;;&quot;&quot;)">
            <text:p/>
          </table:table-cell>
          <table:table-cell table:style-name="ce14" table:formula="of:=IF([.H23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ousemarquegames</text:p>
          </table:table-cell>
          <table:table-cell table:formula="of:=CONCATENATE([.G233];&quot;,&quot;;[.H233];&quot;,&quot;;[.I233];&quot;,&quot;;[.J233];&quot;,&quot;;[.K233];&quot;,&quot;;[.L233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Youtube Channel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YOUTUBE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3:.X233];&quot;X&quot;)" office:value-type="float" office:value="2">
            <text:p>2</text:p>
          </table:table-cell>
          <table:table-cell table:style-name="ce14" table:formula="of:=IF(AND([.I233]=&quot;&quot;&quot;studio&quot;&quot;&quot;;[.J233]=&quot;&quot;&quot;america&quot;&quot;&quot;);&quot;x&quot;;&quot;&quot;)">
            <text:p/>
          </table:table-cell>
          <table:table-cell table:style-name="ce14" table:formula="of:=IF(AND([.I233]=&quot;&quot;&quot;studio&quot;&quot;&quot;;[.J233]=&quot;&quot;&quot;japan&quot;&quot;&quot;);&quot;x&quot;;&quot;&quot;)">
            <text:p/>
          </table:table-cell>
          <table:table-cell table:style-name="ce14" table:formula="of:=IF(AND([.I233]=&quot;&quot;&quot;studio&quot;&quot;&quot;;[.J233]=&quot;&quot;&quot;world&quot;&quot;&quot;);&quot;x&quot;;&quot;&quot;)">
            <text:p/>
          </table:table-cell>
          <table:table-cell table:style-name="ce14" table:formula="of:=IF(AND([.I233]=&quot;&quot;&quot;studio&quot;&quot;&quot;;[.J233]=&quot;&quot;&quot;europe&quot;&quot;&quot;);&quot;x&quot;;&quot;&quot;)" office:value-type="string" office:string-value="x">
            <text:p>x</text:p>
          </table:table-cell>
          <table:table-cell table:style-name="ce14" table:formula="of:=IF([.H233]=&quot;&quot;&quot;thirdparty&quot;&quot;&quot;;&quot;X&quot;;&quot;&quot;)">
            <text:p/>
          </table:table-cell>
          <table:table-cell table:style-name="ce14" table:formula="of:=IF([.H233]=&quot;&quot;&quot;indie&quot;&quot;&quot;;&quot;X&quot;;&quot;&quot;)">
            <text:p/>
          </table:table-cell>
          <table:table-cell table:style-name="ce14" table:formula="of:=IF([.H233]=&quot;&quot;&quot;nintendo&quot;&quot;&quot;;&quot;X&quot;;&quot;&quot;)">
            <text:p/>
          </table:table-cell>
          <table:table-cell table:style-name="ce14" table:formula="of:=IF([.H233]=&quot;&quot;&quot;sony&quot;&quot;&quot;;&quot;X&quot;;&quot;&quot;)">
            <text:p/>
          </table:table-cell>
          <table:table-cell table:style-name="ce14" table:formula="of:=IF([.H233]=&quot;&quot;&quot;microsoft&quot;&quot;&quot;;&quot;X&quot;;&quot;&quot;)">
            <text:p/>
          </table:table-cell>
          <table:table-cell table:style-name="ce14" table:formula="of:=IF([.K233]=&quot;&quot;&quot;people&quot;&quot;&quot;;&quot;X&quot;;&quot;&quot;)">
            <text:p/>
          </table:table-cell>
          <table:table-cell table:style-name="ce14" table:formula="of:=IF([.H23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6072430180</text:p>
          </table:table-cell>
          <table:table-cell table:formula="of:=CONCATENATE([.G234];&quot;,&quot;;[.H234];&quot;,&quot;;[.I234];&quot;,&quot;;[.J234];&quot;,&quot;;[.K234];&quot;,&quot;;[.L234])" office:value-type="string" office:string-value="&quot;humanhead&quot;,&quot;independent&quot;,&quot;studio&quot;,&quot;america&quot;,&quot;pr&quot;,&quot;generic&quot;">
            <text:p>"humanhead","independent","studio","america","pr","generic"</text:p>
          </table:table-cell>
          <table:table-cell office:value-type="string">
            <text:p>Official Facebook Page of Human Head Studios</text:p>
          </table:table-cell>
          <table:table-cell office:value-type="string">
            <text:p>http://www.humanhead.com/company.html#about</text:p>
          </table:table-cell>
          <table:table-cell office:value-type="string">
            <text:p>Prey</text:p>
          </table:table-cell>
          <table:table-cell office:value-type="string">
            <text:p>FACEBOOK</text:p>
          </table:table-cell>
          <table:table-cell office:value-type="string">
            <text:p>"humanhead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4:.X234];&quot;X&quot;)" office:value-type="float" office:value="2">
            <text:p>2</text:p>
          </table:table-cell>
          <table:table-cell table:style-name="ce14" table:formula="of:=IF(AND([.I234]=&quot;&quot;&quot;studio&quot;&quot;&quot;;[.J234]=&quot;&quot;&quot;america&quot;&quot;&quot;);&quot;x&quot;;&quot;&quot;)" office:value-type="string" office:string-value="x">
            <text:p>x</text:p>
          </table:table-cell>
          <table:table-cell table:style-name="ce14" table:formula="of:=IF(AND([.I234]=&quot;&quot;&quot;studio&quot;&quot;&quot;;[.J234]=&quot;&quot;&quot;japan&quot;&quot;&quot;);&quot;x&quot;;&quot;&quot;)">
            <text:p/>
          </table:table-cell>
          <table:table-cell table:style-name="ce14" table:formula="of:=IF(AND([.I234]=&quot;&quot;&quot;studio&quot;&quot;&quot;;[.J234]=&quot;&quot;&quot;world&quot;&quot;&quot;);&quot;x&quot;;&quot;&quot;)">
            <text:p/>
          </table:table-cell>
          <table:table-cell table:style-name="ce14" table:formula="of:=IF(AND([.I234]=&quot;&quot;&quot;studio&quot;&quot;&quot;;[.J234]=&quot;&quot;&quot;europe&quot;&quot;&quot;);&quot;x&quot;;&quot;&quot;)">
            <text:p/>
          </table:table-cell>
          <table:table-cell table:style-name="ce14" table:formula="of:=IF([.H234]=&quot;&quot;&quot;thirdparty&quot;&quot;&quot;;&quot;X&quot;;&quot;&quot;)">
            <text:p/>
          </table:table-cell>
          <table:table-cell table:style-name="ce14" table:formula="of:=IF([.H234]=&quot;&quot;&quot;indie&quot;&quot;&quot;;&quot;X&quot;;&quot;&quot;)">
            <text:p/>
          </table:table-cell>
          <table:table-cell table:style-name="ce14" table:formula="of:=IF([.H234]=&quot;&quot;&quot;nintendo&quot;&quot;&quot;;&quot;X&quot;;&quot;&quot;)">
            <text:p/>
          </table:table-cell>
          <table:table-cell table:style-name="ce14" table:formula="of:=IF([.H234]=&quot;&quot;&quot;sony&quot;&quot;&quot;;&quot;X&quot;;&quot;&quot;)">
            <text:p/>
          </table:table-cell>
          <table:table-cell table:style-name="ce14" table:formula="of:=IF([.H234]=&quot;&quot;&quot;microsoft&quot;&quot;&quot;;&quot;X&quot;;&quot;&quot;)">
            <text:p/>
          </table:table-cell>
          <table:table-cell table:style-name="ce14" table:formula="of:=IF([.K234]=&quot;&quot;&quot;people&quot;&quot;&quot;;&quot;X&quot;;&quot;&quot;)">
            <text:p/>
          </table:table-cell>
          <table:table-cell table:style-name="ce14" table:formula="of:=IF([.H23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umanheadgames</text:p>
          </table:table-cell>
          <table:table-cell table:formula="of:=CONCATENATE([.G235];&quot;,&quot;;[.H235];&quot;,&quot;;[.I235];&quot;,&quot;;[.J235];&quot;,&quot;;[.K235];&quot;,&quot;;[.L235])" office:value-type="string" office:string-value="&quot;humanhead&quot;,&quot;independent&quot;,&quot;studio&quot;,&quot;america&quot;,&quot;pr&quot;,&quot;generic&quot;">
            <text:p>"humanhead","independent","studio","america","pr","generic"</text:p>
          </table:table-cell>
          <table:table-cell office:value-type="string">
            <text:p>Official Twitter Account of Human Head Studios</text:p>
          </table:table-cell>
          <table:table-cell office:value-type="string">
            <text:p>http://www.humanhead.com/company.html#about</text:p>
          </table:table-cell>
          <table:table-cell office:value-type="string">
            <text:p>Prey</text:p>
          </table:table-cell>
          <table:table-cell office:value-type="string">
            <text:p>TWITTER</text:p>
          </table:table-cell>
          <table:table-cell office:value-type="string">
            <text:p>"humanhead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5:.X235];&quot;X&quot;)" office:value-type="float" office:value="2">
            <text:p>2</text:p>
          </table:table-cell>
          <table:table-cell table:style-name="ce14" table:formula="of:=IF(AND([.I235]=&quot;&quot;&quot;studio&quot;&quot;&quot;;[.J235]=&quot;&quot;&quot;america&quot;&quot;&quot;);&quot;x&quot;;&quot;&quot;)" office:value-type="string" office:string-value="x">
            <text:p>x</text:p>
          </table:table-cell>
          <table:table-cell table:style-name="ce14" table:formula="of:=IF(AND([.I235]=&quot;&quot;&quot;studio&quot;&quot;&quot;;[.J235]=&quot;&quot;&quot;japan&quot;&quot;&quot;);&quot;x&quot;;&quot;&quot;)">
            <text:p/>
          </table:table-cell>
          <table:table-cell table:style-name="ce14" table:formula="of:=IF(AND([.I235]=&quot;&quot;&quot;studio&quot;&quot;&quot;;[.J235]=&quot;&quot;&quot;world&quot;&quot;&quot;);&quot;x&quot;;&quot;&quot;)">
            <text:p/>
          </table:table-cell>
          <table:table-cell table:style-name="ce14" table:formula="of:=IF(AND([.I235]=&quot;&quot;&quot;studio&quot;&quot;&quot;;[.J235]=&quot;&quot;&quot;europe&quot;&quot;&quot;);&quot;x&quot;;&quot;&quot;)">
            <text:p/>
          </table:table-cell>
          <table:table-cell table:style-name="ce14" table:formula="of:=IF([.H235]=&quot;&quot;&quot;thirdparty&quot;&quot;&quot;;&quot;X&quot;;&quot;&quot;)">
            <text:p/>
          </table:table-cell>
          <table:table-cell table:style-name="ce14" table:formula="of:=IF([.H235]=&quot;&quot;&quot;indie&quot;&quot;&quot;;&quot;X&quot;;&quot;&quot;)">
            <text:p/>
          </table:table-cell>
          <table:table-cell table:style-name="ce14" table:formula="of:=IF([.H235]=&quot;&quot;&quot;nintendo&quot;&quot;&quot;;&quot;X&quot;;&quot;&quot;)">
            <text:p/>
          </table:table-cell>
          <table:table-cell table:style-name="ce14" table:formula="of:=IF([.H235]=&quot;&quot;&quot;sony&quot;&quot;&quot;;&quot;X&quot;;&quot;&quot;)">
            <text:p/>
          </table:table-cell>
          <table:table-cell table:style-name="ce14" table:formula="of:=IF([.H235]=&quot;&quot;&quot;microsoft&quot;&quot;&quot;;&quot;X&quot;;&quot;&quot;)">
            <text:p/>
          </table:table-cell>
          <table:table-cell table:style-name="ce14" table:formula="of:=IF([.K235]=&quot;&quot;&quot;people&quot;&quot;&quot;;&quot;X&quot;;&quot;&quot;)">
            <text:p/>
          </table:table-cell>
          <table:table-cell table:style-name="ce14" table:formula="of:=IF([.H23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oogyTweet</text:p>
          </table:table-cell>
          <table:table-cell table:formula="of:=CONCATENATE([.G236];&quot;,&quot;;[.H236];&quot;,&quot;;[.I236];&quot;,&quot;;[.J236];&quot;,&quot;;[.K236];&quot;,&quot;;[.L236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Dean Dodrill: Independent Animator &amp; Game Developer.</text:p>
          </table:table-cell>
          <table:table-cell/>
          <table:table-cell office:value-type="string">
            <text:p>Dust: An Elysian Tal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6:.X236];&quot;X&quot;)" office:value-type="float" office:value="2">
            <text:p>2</text:p>
          </table:table-cell>
          <table:table-cell table:style-name="ce14" table:formula="of:=IF(AND([.I236]=&quot;&quot;&quot;studio&quot;&quot;&quot;;[.J236]=&quot;&quot;&quot;america&quot;&quot;&quot;);&quot;x&quot;;&quot;&quot;)">
            <text:p/>
          </table:table-cell>
          <table:table-cell table:style-name="ce14" table:formula="of:=IF(AND([.I236]=&quot;&quot;&quot;studio&quot;&quot;&quot;;[.J236]=&quot;&quot;&quot;japan&quot;&quot;&quot;);&quot;x&quot;;&quot;&quot;)">
            <text:p/>
          </table:table-cell>
          <table:table-cell table:style-name="ce14" table:formula="of:=IF(AND([.I236]=&quot;&quot;&quot;studio&quot;&quot;&quot;;[.J236]=&quot;&quot;&quot;world&quot;&quot;&quot;);&quot;x&quot;;&quot;&quot;)">
            <text:p/>
          </table:table-cell>
          <table:table-cell table:style-name="ce14" table:formula="of:=IF(AND([.I236]=&quot;&quot;&quot;studio&quot;&quot;&quot;;[.J236]=&quot;&quot;&quot;europe&quot;&quot;&quot;);&quot;x&quot;;&quot;&quot;)">
            <text:p/>
          </table:table-cell>
          <table:table-cell table:style-name="ce14" table:formula="of:=IF([.H236]=&quot;&quot;&quot;thirdparty&quot;&quot;&quot;;&quot;X&quot;;&quot;&quot;)">
            <text:p/>
          </table:table-cell>
          <table:table-cell table:style-name="ce14" table:formula="of:=IF([.H236]=&quot;&quot;&quot;indie&quot;&quot;&quot;;&quot;X&quot;;&quot;&quot;)" office:value-type="string" office:string-value="X">
            <text:p>X</text:p>
          </table:table-cell>
          <table:table-cell table:style-name="ce14" table:formula="of:=IF([.H236]=&quot;&quot;&quot;nintendo&quot;&quot;&quot;;&quot;X&quot;;&quot;&quot;)">
            <text:p/>
          </table:table-cell>
          <table:table-cell table:style-name="ce14" table:formula="of:=IF([.H236]=&quot;&quot;&quot;sony&quot;&quot;&quot;;&quot;X&quot;;&quot;&quot;)">
            <text:p/>
          </table:table-cell>
          <table:table-cell table:style-name="ce14" table:formula="of:=IF([.H236]=&quot;&quot;&quot;microsoft&quot;&quot;&quot;;&quot;X&quot;;&quot;&quot;)">
            <text:p/>
          </table:table-cell>
          <table:table-cell table:style-name="ce14" table:formula="of:=IF([.K236]=&quot;&quot;&quot;people&quot;&quot;&quot;;&quot;X&quot;;&quot;&quot;)" office:value-type="string" office:string-value="X">
            <text:p>X</text:p>
          </table:table-cell>
          <table:table-cell table:style-name="ce14" table:formula="of:=IF([.H2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D_AA_Carmack</text:p>
          </table:table-cell>
          <table:table-cell table:formula="of:=CONCATENATE([.G237];&quot;,&quot;;[.H237];&quot;,&quot;;[.I237];&quot;,&quot;;[.J237];&quot;,&quot;;[.K237];&quot;,&quot;;[.L23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Carmack: Founder &amp; Technical director of Id Softwar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7:.X237];&quot;X&quot;)" office:value-type="float" office:value="1">
            <text:p>1</text:p>
          </table:table-cell>
          <table:table-cell table:style-name="ce14" table:formula="of:=IF(AND([.I237]=&quot;&quot;&quot;studio&quot;&quot;&quot;;[.J237]=&quot;&quot;&quot;america&quot;&quot;&quot;);&quot;x&quot;;&quot;&quot;)">
            <text:p/>
          </table:table-cell>
          <table:table-cell table:style-name="ce14" table:formula="of:=IF(AND([.I237]=&quot;&quot;&quot;studio&quot;&quot;&quot;;[.J237]=&quot;&quot;&quot;japan&quot;&quot;&quot;);&quot;x&quot;;&quot;&quot;)">
            <text:p/>
          </table:table-cell>
          <table:table-cell table:style-name="ce14" table:formula="of:=IF(AND([.I237]=&quot;&quot;&quot;studio&quot;&quot;&quot;;[.J237]=&quot;&quot;&quot;world&quot;&quot;&quot;);&quot;x&quot;;&quot;&quot;)">
            <text:p/>
          </table:table-cell>
          <table:table-cell table:style-name="ce14" table:formula="of:=IF(AND([.I237]=&quot;&quot;&quot;studio&quot;&quot;&quot;;[.J237]=&quot;&quot;&quot;europe&quot;&quot;&quot;);&quot;x&quot;;&quot;&quot;)">
            <text:p/>
          </table:table-cell>
          <table:table-cell table:style-name="ce14" table:formula="of:=IF([.H237]=&quot;&quot;&quot;thirdparty&quot;&quot;&quot;;&quot;X&quot;;&quot;&quot;)">
            <text:p/>
          </table:table-cell>
          <table:table-cell table:style-name="ce14" table:formula="of:=IF([.H237]=&quot;&quot;&quot;indie&quot;&quot;&quot;;&quot;X&quot;;&quot;&quot;)">
            <text:p/>
          </table:table-cell>
          <table:table-cell table:style-name="ce14" table:formula="of:=IF([.H237]=&quot;&quot;&quot;nintendo&quot;&quot;&quot;;&quot;X&quot;;&quot;&quot;)">
            <text:p/>
          </table:table-cell>
          <table:table-cell table:style-name="ce14" table:formula="of:=IF([.H237]=&quot;&quot;&quot;sony&quot;&quot;&quot;;&quot;X&quot;;&quot;&quot;)">
            <text:p/>
          </table:table-cell>
          <table:table-cell table:style-name="ce14" table:formula="of:=IF([.H237]=&quot;&quot;&quot;microsoft&quot;&quot;&quot;;&quot;X&quot;;&quot;&quot;)">
            <text:p/>
          </table:table-cell>
          <table:table-cell table:style-name="ce14" table:formula="of:=IF([.K237]=&quot;&quot;&quot;people&quot;&quot;&quot;;&quot;X&quot;;&quot;&quot;)" office:value-type="string" office:string-value="X">
            <text:p>X</text:p>
          </table:table-cell>
          <table:table-cell table:style-name="ce14" table:formula="of:=IF([.H2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dSoftware</text:p>
          </table:table-cell>
          <table:table-cell table:formula="of:=CONCATENATE([.G238];&quot;,&quot;;[.H238];&quot;,&quot;;[.I238];&quot;,&quot;;[.J238];&quot;,&quot;;[.K238];&quot;,&quot;;[.L238])" office:value-type="string" office:string-value="&quot;idsoftware&quot;,&quot;thirdparty&quot;,&quot;studio&quot;,&quot;america&quot;,&quot;pr&quot;,&quot;generic&quot;">
            <text:p>"idsoftware","thirdparty","studio","america","pr","generic"</text:p>
          </table:table-cell>
          <table:table-cell office:value-type="string">
            <text:p>Official Twitter Account of id Softwar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 office:value-type="string">
            <text:p>"id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8:.X238];&quot;X&quot;)" office:value-type="float" office:value="2">
            <text:p>2</text:p>
          </table:table-cell>
          <table:table-cell table:style-name="ce14" table:formula="of:=IF(AND([.I238]=&quot;&quot;&quot;studio&quot;&quot;&quot;;[.J238]=&quot;&quot;&quot;america&quot;&quot;&quot;);&quot;x&quot;;&quot;&quot;)" office:value-type="string" office:string-value="x">
            <text:p>x</text:p>
          </table:table-cell>
          <table:table-cell table:style-name="ce14" table:formula="of:=IF(AND([.I238]=&quot;&quot;&quot;studio&quot;&quot;&quot;;[.J238]=&quot;&quot;&quot;japan&quot;&quot;&quot;);&quot;x&quot;;&quot;&quot;)">
            <text:p/>
          </table:table-cell>
          <table:table-cell table:style-name="ce14" table:formula="of:=IF(AND([.I238]=&quot;&quot;&quot;studio&quot;&quot;&quot;;[.J238]=&quot;&quot;&quot;world&quot;&quot;&quot;);&quot;x&quot;;&quot;&quot;)">
            <text:p/>
          </table:table-cell>
          <table:table-cell table:style-name="ce14" table:formula="of:=IF(AND([.I238]=&quot;&quot;&quot;studio&quot;&quot;&quot;;[.J238]=&quot;&quot;&quot;europe&quot;&quot;&quot;);&quot;x&quot;;&quot;&quot;)">
            <text:p/>
          </table:table-cell>
          <table:table-cell table:style-name="ce14" table:formula="of:=IF([.H238]=&quot;&quot;&quot;thirdparty&quot;&quot;&quot;;&quot;X&quot;;&quot;&quot;)" office:value-type="string" office:string-value="X">
            <text:p>X</text:p>
          </table:table-cell>
          <table:table-cell table:style-name="ce14" table:formula="of:=IF([.H238]=&quot;&quot;&quot;indie&quot;&quot;&quot;;&quot;X&quot;;&quot;&quot;)">
            <text:p/>
          </table:table-cell>
          <table:table-cell table:style-name="ce14" table:formula="of:=IF([.H238]=&quot;&quot;&quot;nintendo&quot;&quot;&quot;;&quot;X&quot;;&quot;&quot;)">
            <text:p/>
          </table:table-cell>
          <table:table-cell table:style-name="ce14" table:formula="of:=IF([.H238]=&quot;&quot;&quot;sony&quot;&quot;&quot;;&quot;X&quot;;&quot;&quot;)">
            <text:p/>
          </table:table-cell>
          <table:table-cell table:style-name="ce14" table:formula="of:=IF([.H238]=&quot;&quot;&quot;microsoft&quot;&quot;&quot;;&quot;X&quot;;&quot;&quot;)">
            <text:p/>
          </table:table-cell>
          <table:table-cell table:style-name="ce14" table:formula="of:=IF([.K238]=&quot;&quot;&quot;people&quot;&quot;&quot;;&quot;X&quot;;&quot;&quot;)">
            <text:p/>
          </table:table-cell>
          <table:table-cell table:style-name="ce14" table:formula="of:=IF([.H23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mero</text:p>
          </table:table-cell>
          <table:table-cell table:style-name="ce7" table:formula="of:=CONCATENATE([.G239];&quot;,&quot;;[.H239];&quot;,&quot;;[.I239];&quot;,&quot;;[.J239];&quot;,&quot;;[.K239];&quot;,&quot;;[.L239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Romero: Game designer of Wolfenstein 3D, Doom and Quak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9:.X239];&quot;X&quot;)" office:value-type="float" office:value="1">
            <text:p>1</text:p>
          </table:table-cell>
          <table:table-cell table:style-name="ce14" table:formula="of:=IF(AND([.I239]=&quot;&quot;&quot;studio&quot;&quot;&quot;;[.J239]=&quot;&quot;&quot;america&quot;&quot;&quot;);&quot;x&quot;;&quot;&quot;)">
            <text:p/>
          </table:table-cell>
          <table:table-cell table:style-name="ce14" table:formula="of:=IF(AND([.I239]=&quot;&quot;&quot;studio&quot;&quot;&quot;;[.J239]=&quot;&quot;&quot;japan&quot;&quot;&quot;);&quot;x&quot;;&quot;&quot;)">
            <text:p/>
          </table:table-cell>
          <table:table-cell table:style-name="ce14" table:formula="of:=IF(AND([.I239]=&quot;&quot;&quot;studio&quot;&quot;&quot;;[.J239]=&quot;&quot;&quot;world&quot;&quot;&quot;);&quot;x&quot;;&quot;&quot;)">
            <text:p/>
          </table:table-cell>
          <table:table-cell table:style-name="ce14" table:formula="of:=IF(AND([.I239]=&quot;&quot;&quot;studio&quot;&quot;&quot;;[.J239]=&quot;&quot;&quot;europe&quot;&quot;&quot;);&quot;x&quot;;&quot;&quot;)">
            <text:p/>
          </table:table-cell>
          <table:table-cell table:style-name="ce14" table:formula="of:=IF([.H239]=&quot;&quot;&quot;thirdparty&quot;&quot;&quot;;&quot;X&quot;;&quot;&quot;)">
            <text:p/>
          </table:table-cell>
          <table:table-cell table:style-name="ce14" table:formula="of:=IF([.H239]=&quot;&quot;&quot;indie&quot;&quot;&quot;;&quot;X&quot;;&quot;&quot;)">
            <text:p/>
          </table:table-cell>
          <table:table-cell table:style-name="ce14" table:formula="of:=IF([.H239]=&quot;&quot;&quot;nintendo&quot;&quot;&quot;;&quot;X&quot;;&quot;&quot;)">
            <text:p/>
          </table:table-cell>
          <table:table-cell table:style-name="ce14" table:formula="of:=IF([.H239]=&quot;&quot;&quot;sony&quot;&quot;&quot;;&quot;X&quot;;&quot;&quot;)">
            <text:p/>
          </table:table-cell>
          <table:table-cell table:style-name="ce14" table:formula="of:=IF([.H239]=&quot;&quot;&quot;microsoft&quot;&quot;&quot;;&quot;X&quot;;&quot;&quot;)">
            <text:p/>
          </table:table-cell>
          <table:table-cell table:style-name="ce14" table:formula="of:=IF([.K239]=&quot;&quot;&quot;people&quot;&quot;&quot;;&quot;X&quot;;&quot;&quot;)" office:value-type="string" office:string-value="X">
            <text:p>X</text:p>
          </table:table-cell>
          <table:table-cell table:style-name="ce14" table:formula="of:=IF([.H2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finite_ammo</text:p>
          </table:table-cell>
          <table:table-cell table:formula="of:=CONCATENATE([.G240];&quot;,&quot;;[.H240];&quot;,&quot;;[.I240];&quot;,&quot;;[.J240];&quot;,&quot;;[.K240];&quot;,&quot;;[.L240])" office:value-type="string" office:string-value="&quot;infiniteammo&quot;,&quot;indie&quot;,&quot;studio&quot;,&quot;america&quot;,&quot;pr&quot;,&quot;experimental&quot;">
            <text:p>"infiniteammo","indie","studio","america","pr","experimental"</text:p>
          </table:table-cell>
          <table:table-cell office:value-type="string">
            <text:p>Official Twitter Account of Infinite Ammo</text:p>
          </table:table-cell>
          <table:table-cell office:value-type="string">
            <text:p>http://infiniteammo.ca/about-2/</text:p>
          </table:table-cell>
          <table:table-cell office:value-type="string">
            <text:p>Aquaria</text:p>
          </table:table-cell>
          <table:table-cell office:value-type="string">
            <text:p>TWITTER</text:p>
          </table:table-cell>
          <table:table-cell office:value-type="string">
            <text:p>"infiniteammo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40:.X240];&quot;X&quot;)" office:value-type="float" office:value="2">
            <text:p>2</text:p>
          </table:table-cell>
          <table:table-cell table:style-name="ce14" table:formula="of:=IF(AND([.I240]=&quot;&quot;&quot;studio&quot;&quot;&quot;;[.J240]=&quot;&quot;&quot;america&quot;&quot;&quot;);&quot;x&quot;;&quot;&quot;)" office:value-type="string" office:string-value="x">
            <text:p>x</text:p>
          </table:table-cell>
          <table:table-cell table:style-name="ce14" table:formula="of:=IF(AND([.I240]=&quot;&quot;&quot;studio&quot;&quot;&quot;;[.J240]=&quot;&quot;&quot;japan&quot;&quot;&quot;);&quot;x&quot;;&quot;&quot;)">
            <text:p/>
          </table:table-cell>
          <table:table-cell table:style-name="ce14" table:formula="of:=IF(AND([.I240]=&quot;&quot;&quot;studio&quot;&quot;&quot;;[.J240]=&quot;&quot;&quot;world&quot;&quot;&quot;);&quot;x&quot;;&quot;&quot;)">
            <text:p/>
          </table:table-cell>
          <table:table-cell table:style-name="ce14" table:formula="of:=IF(AND([.I240]=&quot;&quot;&quot;studio&quot;&quot;&quot;;[.J240]=&quot;&quot;&quot;europe&quot;&quot;&quot;);&quot;x&quot;;&quot;&quot;)">
            <text:p/>
          </table:table-cell>
          <table:table-cell table:style-name="ce14" table:formula="of:=IF([.H240]=&quot;&quot;&quot;thirdparty&quot;&quot;&quot;;&quot;X&quot;;&quot;&quot;)">
            <text:p/>
          </table:table-cell>
          <table:table-cell table:style-name="ce14" table:formula="of:=IF([.H240]=&quot;&quot;&quot;indie&quot;&quot;&quot;;&quot;X&quot;;&quot;&quot;)" office:value-type="string" office:string-value="X">
            <text:p>X</text:p>
          </table:table-cell>
          <table:table-cell table:style-name="ce14" table:formula="of:=IF([.H240]=&quot;&quot;&quot;nintendo&quot;&quot;&quot;;&quot;X&quot;;&quot;&quot;)">
            <text:p/>
          </table:table-cell>
          <table:table-cell table:style-name="ce14" table:formula="of:=IF([.H240]=&quot;&quot;&quot;sony&quot;&quot;&quot;;&quot;X&quot;;&quot;&quot;)">
            <text:p/>
          </table:table-cell>
          <table:table-cell table:style-name="ce14" table:formula="of:=IF([.H240]=&quot;&quot;&quot;microsoft&quot;&quot;&quot;;&quot;X&quot;;&quot;&quot;)">
            <text:p/>
          </table:table-cell>
          <table:table-cell table:style-name="ce14" table:formula="of:=IF([.K240]=&quot;&quot;&quot;people&quot;&quot;&quot;;&quot;X&quot;;&quot;&quot;)">
            <text:p/>
          </table:table-cell>
          <table:table-cell table:style-name="ce14" table:formula="of:=IF([.H2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2819932488</text:p>
          </table:table-cell>
          <table:table-cell table:formula="of:=CONCATENATE([.G241];&quot;,&quot;;[.H241];&quot;,&quot;;[.I241];&quot;,&quot;;[.J241];&quot;,&quot;;[.K241];&quot;,&quot;;[.L241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Facebook Page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FACEBOOK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1:.X241];&quot;X&quot;)" office:value-type="float" office:value="2">
            <text:p>2</text:p>
          </table:table-cell>
          <table:table-cell table:style-name="ce14" table:formula="of:=IF(AND([.I241]=&quot;&quot;&quot;studio&quot;&quot;&quot;;[.J241]=&quot;&quot;&quot;america&quot;&quot;&quot;);&quot;x&quot;;&quot;&quot;)" office:value-type="string" office:string-value="x">
            <text:p>x</text:p>
          </table:table-cell>
          <table:table-cell table:style-name="ce14" table:formula="of:=IF(AND([.I241]=&quot;&quot;&quot;studio&quot;&quot;&quot;;[.J241]=&quot;&quot;&quot;japan&quot;&quot;&quot;);&quot;x&quot;;&quot;&quot;)">
            <text:p/>
          </table:table-cell>
          <table:table-cell table:style-name="ce14" table:formula="of:=IF(AND([.I241]=&quot;&quot;&quot;studio&quot;&quot;&quot;;[.J241]=&quot;&quot;&quot;world&quot;&quot;&quot;);&quot;x&quot;;&quot;&quot;)">
            <text:p/>
          </table:table-cell>
          <table:table-cell table:style-name="ce14" table:formula="of:=IF(AND([.I241]=&quot;&quot;&quot;studio&quot;&quot;&quot;;[.J241]=&quot;&quot;&quot;europe&quot;&quot;&quot;);&quot;x&quot;;&quot;&quot;)">
            <text:p/>
          </table:table-cell>
          <table:table-cell table:style-name="ce14" table:formula="of:=IF([.H241]=&quot;&quot;&quot;thirdparty&quot;&quot;&quot;;&quot;X&quot;;&quot;&quot;)" office:value-type="string" office:string-value="X">
            <text:p>X</text:p>
          </table:table-cell>
          <table:table-cell table:style-name="ce14" table:formula="of:=IF([.H241]=&quot;&quot;&quot;indie&quot;&quot;&quot;;&quot;X&quot;;&quot;&quot;)">
            <text:p/>
          </table:table-cell>
          <table:table-cell table:style-name="ce14" table:formula="of:=IF([.H241]=&quot;&quot;&quot;nintendo&quot;&quot;&quot;;&quot;X&quot;;&quot;&quot;)">
            <text:p/>
          </table:table-cell>
          <table:table-cell table:style-name="ce14" table:formula="of:=IF([.H241]=&quot;&quot;&quot;sony&quot;&quot;&quot;;&quot;X&quot;;&quot;&quot;)">
            <text:p/>
          </table:table-cell>
          <table:table-cell table:style-name="ce14" table:formula="of:=IF([.H241]=&quot;&quot;&quot;microsoft&quot;&quot;&quot;;&quot;X&quot;;&quot;&quot;)">
            <text:p/>
          </table:table-cell>
          <table:table-cell table:style-name="ce14" table:formula="of:=IF([.K241]=&quot;&quot;&quot;people&quot;&quot;&quot;;&quot;X&quot;;&quot;&quot;)">
            <text:p/>
          </table:table-cell>
          <table:table-cell table:style-name="ce14" table:formula="of:=IF([.H2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infinityward</text:p>
          </table:table-cell>
          <table:table-cell table:formula="of:=CONCATENATE([.G242];&quot;,&quot;;[.H242];&quot;,&quot;;[.I242];&quot;,&quot;;[.J242];&quot;,&quot;;[.K242];&quot;,&quot;;[.L242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Twitter Account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TWITTER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2:.X242];&quot;X&quot;)" office:value-type="float" office:value="2">
            <text:p>2</text:p>
          </table:table-cell>
          <table:table-cell table:style-name="ce14" table:formula="of:=IF(AND([.I242]=&quot;&quot;&quot;studio&quot;&quot;&quot;;[.J242]=&quot;&quot;&quot;america&quot;&quot;&quot;);&quot;x&quot;;&quot;&quot;)" office:value-type="string" office:string-value="x">
            <text:p>x</text:p>
          </table:table-cell>
          <table:table-cell table:style-name="ce14" table:formula="of:=IF(AND([.I242]=&quot;&quot;&quot;studio&quot;&quot;&quot;;[.J242]=&quot;&quot;&quot;japan&quot;&quot;&quot;);&quot;x&quot;;&quot;&quot;)">
            <text:p/>
          </table:table-cell>
          <table:table-cell table:style-name="ce14" table:formula="of:=IF(AND([.I242]=&quot;&quot;&quot;studio&quot;&quot;&quot;;[.J242]=&quot;&quot;&quot;world&quot;&quot;&quot;);&quot;x&quot;;&quot;&quot;)">
            <text:p/>
          </table:table-cell>
          <table:table-cell table:style-name="ce14" table:formula="of:=IF(AND([.I242]=&quot;&quot;&quot;studio&quot;&quot;&quot;;[.J242]=&quot;&quot;&quot;europe&quot;&quot;&quot;);&quot;x&quot;;&quot;&quot;)">
            <text:p/>
          </table:table-cell>
          <table:table-cell table:style-name="ce14" table:formula="of:=IF([.H242]=&quot;&quot;&quot;thirdparty&quot;&quot;&quot;;&quot;X&quot;;&quot;&quot;)" office:value-type="string" office:string-value="X">
            <text:p>X</text:p>
          </table:table-cell>
          <table:table-cell table:style-name="ce14" table:formula="of:=IF([.H242]=&quot;&quot;&quot;indie&quot;&quot;&quot;;&quot;X&quot;;&quot;&quot;)">
            <text:p/>
          </table:table-cell>
          <table:table-cell table:style-name="ce14" table:formula="of:=IF([.H242]=&quot;&quot;&quot;nintendo&quot;&quot;&quot;;&quot;X&quot;;&quot;&quot;)">
            <text:p/>
          </table:table-cell>
          <table:table-cell table:style-name="ce14" table:formula="of:=IF([.H242]=&quot;&quot;&quot;sony&quot;&quot;&quot;;&quot;X&quot;;&quot;&quot;)">
            <text:p/>
          </table:table-cell>
          <table:table-cell table:style-name="ce14" table:formula="of:=IF([.H242]=&quot;&quot;&quot;microsoft&quot;&quot;&quot;;&quot;X&quot;;&quot;&quot;)">
            <text:p/>
          </table:table-cell>
          <table:table-cell table:style-name="ce14" table:formula="of:=IF([.K242]=&quot;&quot;&quot;people&quot;&quot;&quot;;&quot;X&quot;;&quot;&quot;)">
            <text:p/>
          </table:table-cell>
          <table:table-cell table:style-name="ce14" table:formula="of:=IF([.H2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WMarkRubin</text:p>
          </table:table-cell>
          <table:table-cell table:formula="of:=CONCATENATE([.G243];&quot;,&quot;;[.H243];&quot;,&quot;;[.I243];&quot;,&quot;;[.J243];&quot;,&quot;;[.K243];&quot;,&quot;;[.L243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Mark Rubin: Executive Producer of Infinity Ward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43:.X243];&quot;X&quot;)" office:value-type="float" office:value="1">
            <text:p>1</text:p>
          </table:table-cell>
          <table:table-cell table:style-name="ce14" table:formula="of:=IF(AND([.I243]=&quot;&quot;&quot;studio&quot;&quot;&quot;;[.J243]=&quot;&quot;&quot;america&quot;&quot;&quot;);&quot;x&quot;;&quot;&quot;)">
            <text:p/>
          </table:table-cell>
          <table:table-cell table:style-name="ce14" table:formula="of:=IF(AND([.I243]=&quot;&quot;&quot;studio&quot;&quot;&quot;;[.J243]=&quot;&quot;&quot;japan&quot;&quot;&quot;);&quot;x&quot;;&quot;&quot;)">
            <text:p/>
          </table:table-cell>
          <table:table-cell table:style-name="ce14" table:formula="of:=IF(AND([.I243]=&quot;&quot;&quot;studio&quot;&quot;&quot;;[.J243]=&quot;&quot;&quot;world&quot;&quot;&quot;);&quot;x&quot;;&quot;&quot;)">
            <text:p/>
          </table:table-cell>
          <table:table-cell table:style-name="ce14" table:formula="of:=IF(AND([.I243]=&quot;&quot;&quot;studio&quot;&quot;&quot;;[.J243]=&quot;&quot;&quot;europe&quot;&quot;&quot;);&quot;x&quot;;&quot;&quot;)">
            <text:p/>
          </table:table-cell>
          <table:table-cell table:style-name="ce14" table:formula="of:=IF([.H243]=&quot;&quot;&quot;thirdparty&quot;&quot;&quot;;&quot;X&quot;;&quot;&quot;)">
            <text:p/>
          </table:table-cell>
          <table:table-cell table:style-name="ce14" table:formula="of:=IF([.H243]=&quot;&quot;&quot;indie&quot;&quot;&quot;;&quot;X&quot;;&quot;&quot;)">
            <text:p/>
          </table:table-cell>
          <table:table-cell table:style-name="ce14" table:formula="of:=IF([.H243]=&quot;&quot;&quot;nintendo&quot;&quot;&quot;;&quot;X&quot;;&quot;&quot;)">
            <text:p/>
          </table:table-cell>
          <table:table-cell table:style-name="ce14" table:formula="of:=IF([.H243]=&quot;&quot;&quot;sony&quot;&quot;&quot;;&quot;X&quot;;&quot;&quot;)">
            <text:p/>
          </table:table-cell>
          <table:table-cell table:style-name="ce14" table:formula="of:=IF([.H243]=&quot;&quot;&quot;microsoft&quot;&quot;&quot;;&quot;X&quot;;&quot;&quot;)">
            <text:p/>
          </table:table-cell>
          <table:table-cell table:style-name="ce14" table:formula="of:=IF([.K243]=&quot;&quot;&quot;people&quot;&quot;&quot;;&quot;X&quot;;&quot;&quot;)" office:value-type="string" office:string-value="X">
            <text:p>X</text:p>
          </table:table-cell>
          <table:table-cell table:style-name="ce14" table:formula="of:=IF([.H2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InfinityWard</text:p>
          </table:table-cell>
          <table:table-cell table:formula="of:=CONCATENATE([.G244];&quot;,&quot;;[.H244];&quot;,&quot;;[.I244];&quot;,&quot;;[.J244];&quot;,&quot;;[.K244];&quot;,&quot;;[.L244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Youtube Channel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YOUTUBE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4:.X244];&quot;X&quot;)" office:value-type="float" office:value="2">
            <text:p>2</text:p>
          </table:table-cell>
          <table:table-cell table:style-name="ce14" table:formula="of:=IF(AND([.I244]=&quot;&quot;&quot;studio&quot;&quot;&quot;;[.J244]=&quot;&quot;&quot;america&quot;&quot;&quot;);&quot;x&quot;;&quot;&quot;)" office:value-type="string" office:string-value="x">
            <text:p>x</text:p>
          </table:table-cell>
          <table:table-cell table:style-name="ce14" table:formula="of:=IF(AND([.I244]=&quot;&quot;&quot;studio&quot;&quot;&quot;;[.J244]=&quot;&quot;&quot;japan&quot;&quot;&quot;);&quot;x&quot;;&quot;&quot;)">
            <text:p/>
          </table:table-cell>
          <table:table-cell table:style-name="ce14" table:formula="of:=IF(AND([.I244]=&quot;&quot;&quot;studio&quot;&quot;&quot;;[.J244]=&quot;&quot;&quot;world&quot;&quot;&quot;);&quot;x&quot;;&quot;&quot;)">
            <text:p/>
          </table:table-cell>
          <table:table-cell table:style-name="ce14" table:formula="of:=IF(AND([.I244]=&quot;&quot;&quot;studio&quot;&quot;&quot;;[.J244]=&quot;&quot;&quot;europe&quot;&quot;&quot;);&quot;x&quot;;&quot;&quot;)">
            <text:p/>
          </table:table-cell>
          <table:table-cell table:style-name="ce14" table:formula="of:=IF([.H244]=&quot;&quot;&quot;thirdparty&quot;&quot;&quot;;&quot;X&quot;;&quot;&quot;)" office:value-type="string" office:string-value="X">
            <text:p>X</text:p>
          </table:table-cell>
          <table:table-cell table:style-name="ce14" table:formula="of:=IF([.H244]=&quot;&quot;&quot;indie&quot;&quot;&quot;;&quot;X&quot;;&quot;&quot;)">
            <text:p/>
          </table:table-cell>
          <table:table-cell table:style-name="ce14" table:formula="of:=IF([.H244]=&quot;&quot;&quot;nintendo&quot;&quot;&quot;;&quot;X&quot;;&quot;&quot;)">
            <text:p/>
          </table:table-cell>
          <table:table-cell table:style-name="ce14" table:formula="of:=IF([.H244]=&quot;&quot;&quot;sony&quot;&quot;&quot;;&quot;X&quot;;&quot;&quot;)">
            <text:p/>
          </table:table-cell>
          <table:table-cell table:style-name="ce14" table:formula="of:=IF([.H244]=&quot;&quot;&quot;microsoft&quot;&quot;&quot;;&quot;X&quot;;&quot;&quot;)">
            <text:p/>
          </table:table-cell>
          <table:table-cell table:style-name="ce14" table:formula="of:=IF([.K244]=&quot;&quot;&quot;people&quot;&quot;&quot;;&quot;X&quot;;&quot;&quot;)">
            <text:p/>
          </table:table-cell>
          <table:table-cell table:style-name="ce14" table:formula="of:=IF([.H2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1127584852</text:p>
          </table:table-cell>
          <table:table-cell table:formula="of:=CONCATENATE([.G245];&quot;,&quot;;[.H245];&quot;,&quot;;[.I245];&quot;,&quot;;[.J245];&quot;,&quot;;[.K245];&quot;,&quot;;[.L245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Facebook Page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FACEBOOK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5:.X245];&quot;X&quot;)" office:value-type="float" office:value="2">
            <text:p>2</text:p>
          </table:table-cell>
          <table:table-cell table:style-name="ce14" table:formula="of:=IF(AND([.I245]=&quot;&quot;&quot;studio&quot;&quot;&quot;;[.J245]=&quot;&quot;&quot;america&quot;&quot;&quot;);&quot;x&quot;;&quot;&quot;)" office:value-type="string" office:string-value="x">
            <text:p>x</text:p>
          </table:table-cell>
          <table:table-cell table:style-name="ce14" table:formula="of:=IF(AND([.I245]=&quot;&quot;&quot;studio&quot;&quot;&quot;;[.J245]=&quot;&quot;&quot;japan&quot;&quot;&quot;);&quot;x&quot;;&quot;&quot;)">
            <text:p/>
          </table:table-cell>
          <table:table-cell table:style-name="ce14" table:formula="of:=IF(AND([.I245]=&quot;&quot;&quot;studio&quot;&quot;&quot;;[.J245]=&quot;&quot;&quot;world&quot;&quot;&quot;);&quot;x&quot;;&quot;&quot;)">
            <text:p/>
          </table:table-cell>
          <table:table-cell table:style-name="ce14" table:formula="of:=IF(AND([.I245]=&quot;&quot;&quot;studio&quot;&quot;&quot;;[.J245]=&quot;&quot;&quot;europe&quot;&quot;&quot;);&quot;x&quot;;&quot;&quot;)">
            <text:p/>
          </table:table-cell>
          <table:table-cell table:style-name="ce14" table:formula="of:=IF([.H245]=&quot;&quot;&quot;thirdparty&quot;&quot;&quot;;&quot;X&quot;;&quot;&quot;)">
            <text:p/>
          </table:table-cell>
          <table:table-cell table:style-name="ce14" table:formula="of:=IF([.H245]=&quot;&quot;&quot;indie&quot;&quot;&quot;;&quot;X&quot;;&quot;&quot;)">
            <text:p/>
          </table:table-cell>
          <table:table-cell table:style-name="ce14" table:formula="of:=IF([.H245]=&quot;&quot;&quot;nintendo&quot;&quot;&quot;;&quot;X&quot;;&quot;&quot;)">
            <text:p/>
          </table:table-cell>
          <table:table-cell table:style-name="ce14" table:formula="of:=IF([.H245]=&quot;&quot;&quot;sony&quot;&quot;&quot;;&quot;X&quot;;&quot;&quot;)" office:value-type="string" office:string-value="X">
            <text:p>X</text:p>
          </table:table-cell>
          <table:table-cell table:style-name="ce14" table:formula="of:=IF([.H245]=&quot;&quot;&quot;microsoft&quot;&quot;&quot;;&quot;X&quot;;&quot;&quot;)">
            <text:p/>
          </table:table-cell>
          <table:table-cell table:style-name="ce14" table:formula="of:=IF([.K245]=&quot;&quot;&quot;people&quot;&quot;&quot;;&quot;X&quot;;&quot;&quot;)">
            <text:p/>
          </table:table-cell>
          <table:table-cell table:style-name="ce14" table:formula="of:=IF([.H2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somniacgames.com/category/research-development/feed/ </text:p>
          </table:table-cell>
          <table:table-cell table:formula="of:=CONCATENATE([.G246];&quot;,&quot;;[.H246];&quot;,&quot;;[.I246];&quot;,&quot;;[.J246];&quot;,&quot;;[.K246];&quot;,&quot;;[.L246])" office:value-type="string" office:string-value="&quot;insomniacgames&quot;,&quot;sony&quot;,&quot;studio&quot;,&quot;america&quot;,&quot;devblog&quot;,&quot;generic&quot;">
            <text:p>"insomniacgames","sony","studio","america","devblog","generic"</text:p>
          </table:table-cell>
          <table:table-cell office:value-type="string">
            <text:p>Official News Feed of Insomniac Research &amp; Development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NEWS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246:.X246];&quot;X&quot;)" office:value-type="float" office:value="2">
            <text:p>2</text:p>
          </table:table-cell>
          <table:table-cell table:style-name="ce14" table:formula="of:=IF(AND([.I246]=&quot;&quot;&quot;studio&quot;&quot;&quot;;[.J246]=&quot;&quot;&quot;america&quot;&quot;&quot;);&quot;x&quot;;&quot;&quot;)" office:value-type="string" office:string-value="x">
            <text:p>x</text:p>
          </table:table-cell>
          <table:table-cell table:style-name="ce14" table:formula="of:=IF(AND([.I246]=&quot;&quot;&quot;studio&quot;&quot;&quot;;[.J246]=&quot;&quot;&quot;japan&quot;&quot;&quot;);&quot;x&quot;;&quot;&quot;)">
            <text:p/>
          </table:table-cell>
          <table:table-cell table:style-name="ce14" table:formula="of:=IF(AND([.I246]=&quot;&quot;&quot;studio&quot;&quot;&quot;;[.J246]=&quot;&quot;&quot;world&quot;&quot;&quot;);&quot;x&quot;;&quot;&quot;)">
            <text:p/>
          </table:table-cell>
          <table:table-cell table:style-name="ce14" table:formula="of:=IF(AND([.I246]=&quot;&quot;&quot;studio&quot;&quot;&quot;;[.J246]=&quot;&quot;&quot;europe&quot;&quot;&quot;);&quot;x&quot;;&quot;&quot;)">
            <text:p/>
          </table:table-cell>
          <table:table-cell table:style-name="ce14" table:formula="of:=IF([.H246]=&quot;&quot;&quot;thirdparty&quot;&quot;&quot;;&quot;X&quot;;&quot;&quot;)">
            <text:p/>
          </table:table-cell>
          <table:table-cell table:style-name="ce14" table:formula="of:=IF([.H246]=&quot;&quot;&quot;indie&quot;&quot;&quot;;&quot;X&quot;;&quot;&quot;)">
            <text:p/>
          </table:table-cell>
          <table:table-cell table:style-name="ce14" table:formula="of:=IF([.H246]=&quot;&quot;&quot;nintendo&quot;&quot;&quot;;&quot;X&quot;;&quot;&quot;)">
            <text:p/>
          </table:table-cell>
          <table:table-cell table:style-name="ce14" table:formula="of:=IF([.H246]=&quot;&quot;&quot;sony&quot;&quot;&quot;;&quot;X&quot;;&quot;&quot;)" office:value-type="string" office:string-value="X">
            <text:p>X</text:p>
          </table:table-cell>
          <table:table-cell table:style-name="ce14" table:formula="of:=IF([.H246]=&quot;&quot;&quot;microsoft&quot;&quot;&quot;;&quot;X&quot;;&quot;&quot;)">
            <text:p/>
          </table:table-cell>
          <table:table-cell table:style-name="ce14" table:formula="of:=IF([.K246]=&quot;&quot;&quot;people&quot;&quot;&quot;;&quot;X&quot;;&quot;&quot;)">
            <text:p/>
          </table:table-cell>
          <table:table-cell table:style-name="ce14" table:formula="of:=IF([.H2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somniacgames.com/feed/ </text:p>
          </table:table-cell>
          <table:table-cell table:formula="of:=CONCATENATE([.G247];&quot;,&quot;;[.H247];&quot;,&quot;;[.I247];&quot;,&quot;;[.J247];&quot;,&quot;;[.K247];&quot;,&quot;;[.L247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News Feed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NEWS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7:.X247];&quot;X&quot;)" office:value-type="float" office:value="2">
            <text:p>2</text:p>
          </table:table-cell>
          <table:table-cell table:style-name="ce14" table:formula="of:=IF(AND([.I247]=&quot;&quot;&quot;studio&quot;&quot;&quot;;[.J247]=&quot;&quot;&quot;america&quot;&quot;&quot;);&quot;x&quot;;&quot;&quot;)" office:value-type="string" office:string-value="x">
            <text:p>x</text:p>
          </table:table-cell>
          <table:table-cell table:style-name="ce14" table:formula="of:=IF(AND([.I247]=&quot;&quot;&quot;studio&quot;&quot;&quot;;[.J247]=&quot;&quot;&quot;japan&quot;&quot;&quot;);&quot;x&quot;;&quot;&quot;)">
            <text:p/>
          </table:table-cell>
          <table:table-cell table:style-name="ce14" table:formula="of:=IF(AND([.I247]=&quot;&quot;&quot;studio&quot;&quot;&quot;;[.J247]=&quot;&quot;&quot;world&quot;&quot;&quot;);&quot;x&quot;;&quot;&quot;)">
            <text:p/>
          </table:table-cell>
          <table:table-cell table:style-name="ce14" table:formula="of:=IF(AND([.I247]=&quot;&quot;&quot;studio&quot;&quot;&quot;;[.J247]=&quot;&quot;&quot;europe&quot;&quot;&quot;);&quot;x&quot;;&quot;&quot;)">
            <text:p/>
          </table:table-cell>
          <table:table-cell table:style-name="ce14" table:formula="of:=IF([.H247]=&quot;&quot;&quot;thirdparty&quot;&quot;&quot;;&quot;X&quot;;&quot;&quot;)">
            <text:p/>
          </table:table-cell>
          <table:table-cell table:style-name="ce14" table:formula="of:=IF([.H247]=&quot;&quot;&quot;indie&quot;&quot;&quot;;&quot;X&quot;;&quot;&quot;)">
            <text:p/>
          </table:table-cell>
          <table:table-cell table:style-name="ce14" table:formula="of:=IF([.H247]=&quot;&quot;&quot;nintendo&quot;&quot;&quot;;&quot;X&quot;;&quot;&quot;)">
            <text:p/>
          </table:table-cell>
          <table:table-cell table:style-name="ce14" table:formula="of:=IF([.H247]=&quot;&quot;&quot;sony&quot;&quot;&quot;;&quot;X&quot;;&quot;&quot;)" office:value-type="string" office:string-value="X">
            <text:p>X</text:p>
          </table:table-cell>
          <table:table-cell table:style-name="ce14" table:formula="of:=IF([.H247]=&quot;&quot;&quot;microsoft&quot;&quot;&quot;;&quot;X&quot;;&quot;&quot;)">
            <text:p/>
          </table:table-cell>
          <table:table-cell table:style-name="ce14" table:formula="of:=IF([.K247]=&quot;&quot;&quot;people&quot;&quot;&quot;;&quot;X&quot;;&quot;&quot;)">
            <text:p/>
          </table:table-cell>
          <table:table-cell table:style-name="ce14" table:formula="of:=IF([.H2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somniacgames</text:p>
          </table:table-cell>
          <table:table-cell table:formula="of:=CONCATENATE([.G248];&quot;,&quot;;[.H248];&quot;,&quot;;[.I248];&quot;,&quot;;[.J248];&quot;,&quot;;[.K248];&quot;,&quot;;[.L248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Twitter Account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TWITTER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8:.X248];&quot;X&quot;)" office:value-type="float" office:value="2">
            <text:p>2</text:p>
          </table:table-cell>
          <table:table-cell table:style-name="ce14" table:formula="of:=IF(AND([.I248]=&quot;&quot;&quot;studio&quot;&quot;&quot;;[.J248]=&quot;&quot;&quot;america&quot;&quot;&quot;);&quot;x&quot;;&quot;&quot;)" office:value-type="string" office:string-value="x">
            <text:p>x</text:p>
          </table:table-cell>
          <table:table-cell table:style-name="ce14" table:formula="of:=IF(AND([.I248]=&quot;&quot;&quot;studio&quot;&quot;&quot;;[.J248]=&quot;&quot;&quot;japan&quot;&quot;&quot;);&quot;x&quot;;&quot;&quot;)">
            <text:p/>
          </table:table-cell>
          <table:table-cell table:style-name="ce14" table:formula="of:=IF(AND([.I248]=&quot;&quot;&quot;studio&quot;&quot;&quot;;[.J248]=&quot;&quot;&quot;world&quot;&quot;&quot;);&quot;x&quot;;&quot;&quot;)">
            <text:p/>
          </table:table-cell>
          <table:table-cell table:style-name="ce14" table:formula="of:=IF(AND([.I248]=&quot;&quot;&quot;studio&quot;&quot;&quot;;[.J248]=&quot;&quot;&quot;europe&quot;&quot;&quot;);&quot;x&quot;;&quot;&quot;)">
            <text:p/>
          </table:table-cell>
          <table:table-cell table:style-name="ce14" table:formula="of:=IF([.H248]=&quot;&quot;&quot;thirdparty&quot;&quot;&quot;;&quot;X&quot;;&quot;&quot;)">
            <text:p/>
          </table:table-cell>
          <table:table-cell table:style-name="ce14" table:formula="of:=IF([.H248]=&quot;&quot;&quot;indie&quot;&quot;&quot;;&quot;X&quot;;&quot;&quot;)">
            <text:p/>
          </table:table-cell>
          <table:table-cell table:style-name="ce14" table:formula="of:=IF([.H248]=&quot;&quot;&quot;nintendo&quot;&quot;&quot;;&quot;X&quot;;&quot;&quot;)">
            <text:p/>
          </table:table-cell>
          <table:table-cell table:style-name="ce14" table:formula="of:=IF([.H248]=&quot;&quot;&quot;sony&quot;&quot;&quot;;&quot;X&quot;;&quot;&quot;)" office:value-type="string" office:string-value="X">
            <text:p>X</text:p>
          </table:table-cell>
          <table:table-cell table:style-name="ce14" table:formula="of:=IF([.H248]=&quot;&quot;&quot;microsoft&quot;&quot;&quot;;&quot;X&quot;;&quot;&quot;)">
            <text:p/>
          </table:table-cell>
          <table:table-cell table:style-name="ce14" table:formula="of:=IF([.K248]=&quot;&quot;&quot;people&quot;&quot;&quot;;&quot;X&quot;;&quot;&quot;)">
            <text:p/>
          </table:table-cell>
          <table:table-cell table:style-name="ce14" table:formula="of:=IF([.H2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nsomgames</text:p>
          </table:table-cell>
          <table:table-cell table:formula="of:=CONCATENATE([.G249];&quot;,&quot;;[.H249];&quot;,&quot;;[.I249];&quot;,&quot;;[.J249];&quot;,&quot;;[.K249];&quot;,&quot;;[.L249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Youtube Channel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YOUTUBE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9:.X249];&quot;X&quot;)" office:value-type="float" office:value="2">
            <text:p>2</text:p>
          </table:table-cell>
          <table:table-cell table:style-name="ce14" table:formula="of:=IF(AND([.I249]=&quot;&quot;&quot;studio&quot;&quot;&quot;;[.J249]=&quot;&quot;&quot;america&quot;&quot;&quot;);&quot;x&quot;;&quot;&quot;)" office:value-type="string" office:string-value="x">
            <text:p>x</text:p>
          </table:table-cell>
          <table:table-cell table:style-name="ce14" table:formula="of:=IF(AND([.I249]=&quot;&quot;&quot;studio&quot;&quot;&quot;;[.J249]=&quot;&quot;&quot;japan&quot;&quot;&quot;);&quot;x&quot;;&quot;&quot;)">
            <text:p/>
          </table:table-cell>
          <table:table-cell table:style-name="ce14" table:formula="of:=IF(AND([.I249]=&quot;&quot;&quot;studio&quot;&quot;&quot;;[.J249]=&quot;&quot;&quot;world&quot;&quot;&quot;);&quot;x&quot;;&quot;&quot;)">
            <text:p/>
          </table:table-cell>
          <table:table-cell table:style-name="ce14" table:formula="of:=IF(AND([.I249]=&quot;&quot;&quot;studio&quot;&quot;&quot;;[.J249]=&quot;&quot;&quot;europe&quot;&quot;&quot;);&quot;x&quot;;&quot;&quot;)">
            <text:p/>
          </table:table-cell>
          <table:table-cell table:style-name="ce14" table:formula="of:=IF([.H249]=&quot;&quot;&quot;thirdparty&quot;&quot;&quot;;&quot;X&quot;;&quot;&quot;)">
            <text:p/>
          </table:table-cell>
          <table:table-cell table:style-name="ce14" table:formula="of:=IF([.H249]=&quot;&quot;&quot;indie&quot;&quot;&quot;;&quot;X&quot;;&quot;&quot;)">
            <text:p/>
          </table:table-cell>
          <table:table-cell table:style-name="ce14" table:formula="of:=IF([.H249]=&quot;&quot;&quot;nintendo&quot;&quot;&quot;;&quot;X&quot;;&quot;&quot;)">
            <text:p/>
          </table:table-cell>
          <table:table-cell table:style-name="ce14" table:formula="of:=IF([.H249]=&quot;&quot;&quot;sony&quot;&quot;&quot;;&quot;X&quot;;&quot;&quot;)" office:value-type="string" office:string-value="X">
            <text:p>X</text:p>
          </table:table-cell>
          <table:table-cell table:style-name="ce14" table:formula="of:=IF([.H249]=&quot;&quot;&quot;microsoft&quot;&quot;&quot;;&quot;X&quot;;&quot;&quot;)">
            <text:p/>
          </table:table-cell>
          <table:table-cell table:style-name="ce14" table:formula="of:=IF([.K249]=&quot;&quot;&quot;people&quot;&quot;&quot;;&quot;X&quot;;&quot;&quot;)">
            <text:p/>
          </table:table-cell>
          <table:table-cell table:style-name="ce14" table:formula="of:=IF([.H2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terplayGames</text:p>
          </table:table-cell>
          <table:table-cell table:formula="of:=CONCATENATE([.G250];&quot;,&quot;;[.H250];&quot;,&quot;;[.I250];&quot;,&quot;;[.J250];&quot;,&quot;;[.K250];&quot;,&quot;;[.L250])" office:value-type="string" office:string-value="&quot;interplaygames&quot;,&quot;thirdparty&quot;,&quot;publisher&quot;,&quot;worldwide&quot;,&quot;pr&quot;,&quot;generic&quot;">
            <text:p>"interplaygames","thirdparty","publisher","worldwide","pr","generic"</text:p>
          </table:table-cell>
          <table:table-cell office:value-type="string">
            <text:p>Official Twitter Account of Interplay Games</text:p>
          </table:table-cell>
          <table:table-cell office:value-type="string">
            <text:p>http://www.interplay.com/about/index.php</text:p>
          </table:table-cell>
          <table:table-cell office:value-type="string">
            <text:p>MDK</text:p>
          </table:table-cell>
          <table:table-cell office:value-type="string">
            <text:p>TWITTER</text:p>
          </table:table-cell>
          <table:table-cell office:value-type="string">
            <text:p>"interplay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0:.X250];&quot;X&quot;)" office:value-type="float" office:value="1">
            <text:p>1</text:p>
          </table:table-cell>
          <table:table-cell table:style-name="ce14" table:formula="of:=IF(AND([.I250]=&quot;&quot;&quot;studio&quot;&quot;&quot;;[.J250]=&quot;&quot;&quot;america&quot;&quot;&quot;);&quot;x&quot;;&quot;&quot;)">
            <text:p/>
          </table:table-cell>
          <table:table-cell table:style-name="ce14" table:formula="of:=IF(AND([.I250]=&quot;&quot;&quot;studio&quot;&quot;&quot;;[.J250]=&quot;&quot;&quot;japan&quot;&quot;&quot;);&quot;x&quot;;&quot;&quot;)">
            <text:p/>
          </table:table-cell>
          <table:table-cell table:style-name="ce14" table:formula="of:=IF(AND([.I250]=&quot;&quot;&quot;studio&quot;&quot;&quot;;[.J250]=&quot;&quot;&quot;world&quot;&quot;&quot;);&quot;x&quot;;&quot;&quot;)">
            <text:p/>
          </table:table-cell>
          <table:table-cell table:style-name="ce14" table:formula="of:=IF(AND([.I250]=&quot;&quot;&quot;studio&quot;&quot;&quot;;[.J250]=&quot;&quot;&quot;europe&quot;&quot;&quot;);&quot;x&quot;;&quot;&quot;)">
            <text:p/>
          </table:table-cell>
          <table:table-cell table:style-name="ce14" table:formula="of:=IF([.H250]=&quot;&quot;&quot;thirdparty&quot;&quot;&quot;;&quot;X&quot;;&quot;&quot;)" office:value-type="string" office:string-value="X">
            <text:p>X</text:p>
          </table:table-cell>
          <table:table-cell table:style-name="ce14" table:formula="of:=IF([.H250]=&quot;&quot;&quot;indie&quot;&quot;&quot;;&quot;X&quot;;&quot;&quot;)">
            <text:p/>
          </table:table-cell>
          <table:table-cell table:style-name="ce14" table:formula="of:=IF([.H250]=&quot;&quot;&quot;nintendo&quot;&quot;&quot;;&quot;X&quot;;&quot;&quot;)">
            <text:p/>
          </table:table-cell>
          <table:table-cell table:style-name="ce14" table:formula="of:=IF([.H250]=&quot;&quot;&quot;sony&quot;&quot;&quot;;&quot;X&quot;;&quot;&quot;)">
            <text:p/>
          </table:table-cell>
          <table:table-cell table:style-name="ce14" table:formula="of:=IF([.H250]=&quot;&quot;&quot;microsoft&quot;&quot;&quot;;&quot;X&quot;;&quot;&quot;)">
            <text:p/>
          </table:table-cell>
          <table:table-cell table:style-name="ce14" table:formula="of:=IF([.K250]=&quot;&quot;&quot;people&quot;&quot;&quot;;&quot;X&quot;;&quot;&quot;)">
            <text:p/>
          </table:table-cell>
          <table:table-cell table:style-name="ce14" table:formula="of:=IF([.H2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introversion_blog</text:p>
          </table:table-cell>
          <table:table-cell table:formula="of:=CONCATENATE([.G251];&quot;,&quot;;[.H251];&quot;,&quot;;[.I251];&quot;,&quot;;[.J251];&quot;,&quot;;[.K251];&quot;,&quot;;[.L251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News Feed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NEWS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1:.X251];&quot;X&quot;)" office:value-type="float" office:value="2">
            <text:p>2</text:p>
          </table:table-cell>
          <table:table-cell table:style-name="ce14" table:formula="of:=IF(AND([.I251]=&quot;&quot;&quot;studio&quot;&quot;&quot;;[.J251]=&quot;&quot;&quot;america&quot;&quot;&quot;);&quot;x&quot;;&quot;&quot;)">
            <text:p/>
          </table:table-cell>
          <table:table-cell table:style-name="ce14" table:formula="of:=IF(AND([.I251]=&quot;&quot;&quot;studio&quot;&quot;&quot;;[.J251]=&quot;&quot;&quot;japan&quot;&quot;&quot;);&quot;x&quot;;&quot;&quot;)">
            <text:p/>
          </table:table-cell>
          <table:table-cell table:style-name="ce14" table:formula="of:=IF(AND([.I251]=&quot;&quot;&quot;studio&quot;&quot;&quot;;[.J251]=&quot;&quot;&quot;world&quot;&quot;&quot;);&quot;x&quot;;&quot;&quot;)">
            <text:p/>
          </table:table-cell>
          <table:table-cell table:style-name="ce14" table:formula="of:=IF(AND([.I251]=&quot;&quot;&quot;studio&quot;&quot;&quot;;[.J251]=&quot;&quot;&quot;europe&quot;&quot;&quot;);&quot;x&quot;;&quot;&quot;)" office:value-type="string" office:string-value="x">
            <text:p>x</text:p>
          </table:table-cell>
          <table:table-cell table:style-name="ce14" table:formula="of:=IF([.H251]=&quot;&quot;&quot;thirdparty&quot;&quot;&quot;;&quot;X&quot;;&quot;&quot;)">
            <text:p/>
          </table:table-cell>
          <table:table-cell table:style-name="ce14" table:formula="of:=IF([.H251]=&quot;&quot;&quot;indie&quot;&quot;&quot;;&quot;X&quot;;&quot;&quot;)" office:value-type="string" office:string-value="X">
            <text:p>X</text:p>
          </table:table-cell>
          <table:table-cell table:style-name="ce14" table:formula="of:=IF([.H251]=&quot;&quot;&quot;nintendo&quot;&quot;&quot;;&quot;X&quot;;&quot;&quot;)">
            <text:p/>
          </table:table-cell>
          <table:table-cell table:style-name="ce14" table:formula="of:=IF([.H251]=&quot;&quot;&quot;sony&quot;&quot;&quot;;&quot;X&quot;;&quot;&quot;)">
            <text:p/>
          </table:table-cell>
          <table:table-cell table:style-name="ce14" table:formula="of:=IF([.H251]=&quot;&quot;&quot;microsoft&quot;&quot;&quot;;&quot;X&quot;;&quot;&quot;)">
            <text:p/>
          </table:table-cell>
          <table:table-cell table:style-name="ce14" table:formula="of:=IF([.K251]=&quot;&quot;&quot;people&quot;&quot;&quot;;&quot;X&quot;;&quot;&quot;)">
            <text:p/>
          </table:table-cell>
          <table:table-cell table:style-name="ce14" table:formula="of:=IF([.H2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VSoftware</text:p>
          </table:table-cell>
          <table:table-cell table:formula="of:=CONCATENATE([.G252];&quot;,&quot;;[.H252];&quot;,&quot;;[.I252];&quot;,&quot;;[.J252];&quot;,&quot;;[.K252];&quot;,&quot;;[.L252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Twitter Account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TWITTER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2:.X252];&quot;X&quot;)" office:value-type="float" office:value="2">
            <text:p>2</text:p>
          </table:table-cell>
          <table:table-cell table:style-name="ce14" table:formula="of:=IF(AND([.I252]=&quot;&quot;&quot;studio&quot;&quot;&quot;;[.J252]=&quot;&quot;&quot;america&quot;&quot;&quot;);&quot;x&quot;;&quot;&quot;)">
            <text:p/>
          </table:table-cell>
          <table:table-cell table:style-name="ce14" table:formula="of:=IF(AND([.I252]=&quot;&quot;&quot;studio&quot;&quot;&quot;;[.J252]=&quot;&quot;&quot;japan&quot;&quot;&quot;);&quot;x&quot;;&quot;&quot;)">
            <text:p/>
          </table:table-cell>
          <table:table-cell table:style-name="ce14" table:formula="of:=IF(AND([.I252]=&quot;&quot;&quot;studio&quot;&quot;&quot;;[.J252]=&quot;&quot;&quot;world&quot;&quot;&quot;);&quot;x&quot;;&quot;&quot;)">
            <text:p/>
          </table:table-cell>
          <table:table-cell table:style-name="ce14" table:formula="of:=IF(AND([.I252]=&quot;&quot;&quot;studio&quot;&quot;&quot;;[.J252]=&quot;&quot;&quot;europe&quot;&quot;&quot;);&quot;x&quot;;&quot;&quot;)" office:value-type="string" office:string-value="x">
            <text:p>x</text:p>
          </table:table-cell>
          <table:table-cell table:style-name="ce14" table:formula="of:=IF([.H252]=&quot;&quot;&quot;thirdparty&quot;&quot;&quot;;&quot;X&quot;;&quot;&quot;)">
            <text:p/>
          </table:table-cell>
          <table:table-cell table:style-name="ce14" table:formula="of:=IF([.H252]=&quot;&quot;&quot;indie&quot;&quot;&quot;;&quot;X&quot;;&quot;&quot;)" office:value-type="string" office:string-value="X">
            <text:p>X</text:p>
          </table:table-cell>
          <table:table-cell table:style-name="ce14" table:formula="of:=IF([.H252]=&quot;&quot;&quot;nintendo&quot;&quot;&quot;;&quot;X&quot;;&quot;&quot;)">
            <text:p/>
          </table:table-cell>
          <table:table-cell table:style-name="ce14" table:formula="of:=IF([.H252]=&quot;&quot;&quot;sony&quot;&quot;&quot;;&quot;X&quot;;&quot;&quot;)">
            <text:p/>
          </table:table-cell>
          <table:table-cell table:style-name="ce14" table:formula="of:=IF([.H252]=&quot;&quot;&quot;microsoft&quot;&quot;&quot;;&quot;X&quot;;&quot;&quot;)">
            <text:p/>
          </table:table-cell>
          <table:table-cell table:style-name="ce14" table:formula="of:=IF([.K252]=&quot;&quot;&quot;people&quot;&quot;&quot;;&quot;X&quot;;&quot;&quot;)">
            <text:p/>
          </table:table-cell>
          <table:table-cell table:style-name="ce14" table:formula="of:=IF([.H2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VSoftware</text:p>
          </table:table-cell>
          <table:table-cell table:formula="of:=CONCATENATE([.G253];&quot;,&quot;;[.H253];&quot;,&quot;;[.I253];&quot;,&quot;;[.J253];&quot;,&quot;;[.K253];&quot;,&quot;;[.L253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Youtube Channel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YOUTUBE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3:.X253];&quot;X&quot;)" office:value-type="float" office:value="2">
            <text:p>2</text:p>
          </table:table-cell>
          <table:table-cell table:style-name="ce14" table:formula="of:=IF(AND([.I253]=&quot;&quot;&quot;studio&quot;&quot;&quot;;[.J253]=&quot;&quot;&quot;america&quot;&quot;&quot;);&quot;x&quot;;&quot;&quot;)">
            <text:p/>
          </table:table-cell>
          <table:table-cell table:style-name="ce14" table:formula="of:=IF(AND([.I253]=&quot;&quot;&quot;studio&quot;&quot;&quot;;[.J253]=&quot;&quot;&quot;japan&quot;&quot;&quot;);&quot;x&quot;;&quot;&quot;)">
            <text:p/>
          </table:table-cell>
          <table:table-cell table:style-name="ce14" table:formula="of:=IF(AND([.I253]=&quot;&quot;&quot;studio&quot;&quot;&quot;;[.J253]=&quot;&quot;&quot;world&quot;&quot;&quot;);&quot;x&quot;;&quot;&quot;)">
            <text:p/>
          </table:table-cell>
          <table:table-cell table:style-name="ce14" table:formula="of:=IF(AND([.I253]=&quot;&quot;&quot;studio&quot;&quot;&quot;;[.J253]=&quot;&quot;&quot;europe&quot;&quot;&quot;);&quot;x&quot;;&quot;&quot;)" office:value-type="string" office:string-value="x">
            <text:p>x</text:p>
          </table:table-cell>
          <table:table-cell table:style-name="ce14" table:formula="of:=IF([.H253]=&quot;&quot;&quot;thirdparty&quot;&quot;&quot;;&quot;X&quot;;&quot;&quot;)">
            <text:p/>
          </table:table-cell>
          <table:table-cell table:style-name="ce14" table:formula="of:=IF([.H253]=&quot;&quot;&quot;indie&quot;&quot;&quot;;&quot;X&quot;;&quot;&quot;)" office:value-type="string" office:string-value="X">
            <text:p>X</text:p>
          </table:table-cell>
          <table:table-cell table:style-name="ce14" table:formula="of:=IF([.H253]=&quot;&quot;&quot;nintendo&quot;&quot;&quot;;&quot;X&quot;;&quot;&quot;)">
            <text:p/>
          </table:table-cell>
          <table:table-cell table:style-name="ce14" table:formula="of:=IF([.H253]=&quot;&quot;&quot;sony&quot;&quot;&quot;;&quot;X&quot;;&quot;&quot;)">
            <text:p/>
          </table:table-cell>
          <table:table-cell table:style-name="ce14" table:formula="of:=IF([.H253]=&quot;&quot;&quot;microsoft&quot;&quot;&quot;;&quot;X&quot;;&quot;&quot;)">
            <text:p/>
          </table:table-cell>
          <table:table-cell table:style-name="ce14" table:formula="of:=IF([.K253]=&quot;&quot;&quot;people&quot;&quot;&quot;;&quot;X&quot;;&quot;&quot;)">
            <text:p/>
          </table:table-cell>
          <table:table-cell table:style-name="ce14" table:formula="of:=IF([.H2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oi.dk/?feed=rss2</text:p>
          </table:table-cell>
          <table:table-cell table:formula="of:=CONCATENATE([.G254];&quot;,&quot;;[.H254];&quot;,&quot;;[.I254];&quot;,&quot;;[.J254];&quot;,&quot;;[.K254];&quot;,&quot;;[.L254])" office:value-type="string" office:string-value="&quot;iointeractive&quot;,&quot;thirdparty&quot;,&quot;studio&quot;,&quot;europe&quot;,&quot;pr&quot;,&quot;generic&quot;">
            <text:p>"iointeractive","thirdparty","studio","europe","pr","generic"</text:p>
          </table:table-cell>
          <table:table-cell office:value-type="string">
            <text:p>Official News Feed of IO interactive</text:p>
          </table:table-cell>
          <table:table-cell office:value-type="string">
            <text:p>http://www.ioi.dk/?page_id=81</text:p>
          </table:table-cell>
          <table:table-cell office:value-type="string">
            <text:p>Hitman series</text:p>
          </table:table-cell>
          <table:table-cell office:value-type="string">
            <text:p>NEWS</text:p>
          </table:table-cell>
          <table:table-cell office:value-type="string">
            <text:p>"io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4:.X254];&quot;X&quot;)" office:value-type="float" office:value="2">
            <text:p>2</text:p>
          </table:table-cell>
          <table:table-cell table:style-name="ce14" table:formula="of:=IF(AND([.I254]=&quot;&quot;&quot;studio&quot;&quot;&quot;;[.J254]=&quot;&quot;&quot;america&quot;&quot;&quot;);&quot;x&quot;;&quot;&quot;)">
            <text:p/>
          </table:table-cell>
          <table:table-cell table:style-name="ce14" table:formula="of:=IF(AND([.I254]=&quot;&quot;&quot;studio&quot;&quot;&quot;;[.J254]=&quot;&quot;&quot;japan&quot;&quot;&quot;);&quot;x&quot;;&quot;&quot;)">
            <text:p/>
          </table:table-cell>
          <table:table-cell table:style-name="ce14" table:formula="of:=IF(AND([.I254]=&quot;&quot;&quot;studio&quot;&quot;&quot;;[.J254]=&quot;&quot;&quot;world&quot;&quot;&quot;);&quot;x&quot;;&quot;&quot;)">
            <text:p/>
          </table:table-cell>
          <table:table-cell table:style-name="ce14" table:formula="of:=IF(AND([.I254]=&quot;&quot;&quot;studio&quot;&quot;&quot;;[.J254]=&quot;&quot;&quot;europe&quot;&quot;&quot;);&quot;x&quot;;&quot;&quot;)" office:value-type="string" office:string-value="x">
            <text:p>x</text:p>
          </table:table-cell>
          <table:table-cell table:style-name="ce14" table:formula="of:=IF([.H254]=&quot;&quot;&quot;thirdparty&quot;&quot;&quot;;&quot;X&quot;;&quot;&quot;)" office:value-type="string" office:string-value="X">
            <text:p>X</text:p>
          </table:table-cell>
          <table:table-cell table:style-name="ce14" table:formula="of:=IF([.H254]=&quot;&quot;&quot;indie&quot;&quot;&quot;;&quot;X&quot;;&quot;&quot;)">
            <text:p/>
          </table:table-cell>
          <table:table-cell table:style-name="ce14" table:formula="of:=IF([.H254]=&quot;&quot;&quot;nintendo&quot;&quot;&quot;;&quot;X&quot;;&quot;&quot;)">
            <text:p/>
          </table:table-cell>
          <table:table-cell table:style-name="ce14" table:formula="of:=IF([.H254]=&quot;&quot;&quot;sony&quot;&quot;&quot;;&quot;X&quot;;&quot;&quot;)">
            <text:p/>
          </table:table-cell>
          <table:table-cell table:style-name="ce14" table:formula="of:=IF([.H254]=&quot;&quot;&quot;microsoft&quot;&quot;&quot;;&quot;X&quot;;&quot;&quot;)">
            <text:p/>
          </table:table-cell>
          <table:table-cell table:style-name="ce14" table:formula="of:=IF([.K254]=&quot;&quot;&quot;people&quot;&quot;&quot;;&quot;X&quot;;&quot;&quot;)">
            <text:p/>
          </table:table-cell>
          <table:table-cell table:style-name="ce14" table:formula="of:=IF([.H2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OInteractive</text:p>
          </table:table-cell>
          <table:table-cell table:formula="of:=CONCATENATE([.G255];&quot;,&quot;;[.H255];&quot;,&quot;;[.I255];&quot;,&quot;;[.J255];&quot;,&quot;;[.K255];&quot;,&quot;;[.L255])" office:value-type="string" office:string-value="&quot;iointeractive&quot;,&quot;thirdparty&quot;,&quot;studio&quot;,&quot;europe&quot;,&quot;pr&quot;,&quot;generic&quot;">
            <text:p>"iointeractive","thirdparty","studio","europe","pr","generic"</text:p>
          </table:table-cell>
          <table:table-cell office:value-type="string">
            <text:p>Official Twitter Account of IO interactive</text:p>
          </table:table-cell>
          <table:table-cell office:value-type="string">
            <text:p>http://www.ioi.dk/?page_id=81</text:p>
          </table:table-cell>
          <table:table-cell office:value-type="string">
            <text:p>Hitman series</text:p>
          </table:table-cell>
          <table:table-cell office:value-type="string">
            <text:p>TWITTER</text:p>
          </table:table-cell>
          <table:table-cell office:value-type="string">
            <text:p>"io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5:.X255];&quot;X&quot;)" office:value-type="float" office:value="2">
            <text:p>2</text:p>
          </table:table-cell>
          <table:table-cell table:style-name="ce14" table:formula="of:=IF(AND([.I255]=&quot;&quot;&quot;studio&quot;&quot;&quot;;[.J255]=&quot;&quot;&quot;america&quot;&quot;&quot;);&quot;x&quot;;&quot;&quot;)">
            <text:p/>
          </table:table-cell>
          <table:table-cell table:style-name="ce14" table:formula="of:=IF(AND([.I255]=&quot;&quot;&quot;studio&quot;&quot;&quot;;[.J255]=&quot;&quot;&quot;japan&quot;&quot;&quot;);&quot;x&quot;;&quot;&quot;)">
            <text:p/>
          </table:table-cell>
          <table:table-cell table:style-name="ce14" table:formula="of:=IF(AND([.I255]=&quot;&quot;&quot;studio&quot;&quot;&quot;;[.J255]=&quot;&quot;&quot;world&quot;&quot;&quot;);&quot;x&quot;;&quot;&quot;)">
            <text:p/>
          </table:table-cell>
          <table:table-cell table:style-name="ce14" table:formula="of:=IF(AND([.I255]=&quot;&quot;&quot;studio&quot;&quot;&quot;;[.J255]=&quot;&quot;&quot;europe&quot;&quot;&quot;);&quot;x&quot;;&quot;&quot;)" office:value-type="string" office:string-value="x">
            <text:p>x</text:p>
          </table:table-cell>
          <table:table-cell table:style-name="ce14" table:formula="of:=IF([.H255]=&quot;&quot;&quot;thirdparty&quot;&quot;&quot;;&quot;X&quot;;&quot;&quot;)" office:value-type="string" office:string-value="X">
            <text:p>X</text:p>
          </table:table-cell>
          <table:table-cell table:style-name="ce14" table:formula="of:=IF([.H255]=&quot;&quot;&quot;indie&quot;&quot;&quot;;&quot;X&quot;;&quot;&quot;)">
            <text:p/>
          </table:table-cell>
          <table:table-cell table:style-name="ce14" table:formula="of:=IF([.H255]=&quot;&quot;&quot;nintendo&quot;&quot;&quot;;&quot;X&quot;;&quot;&quot;)">
            <text:p/>
          </table:table-cell>
          <table:table-cell table:style-name="ce14" table:formula="of:=IF([.H255]=&quot;&quot;&quot;sony&quot;&quot;&quot;;&quot;X&quot;;&quot;&quot;)">
            <text:p/>
          </table:table-cell>
          <table:table-cell table:style-name="ce14" table:formula="of:=IF([.H255]=&quot;&quot;&quot;microsoft&quot;&quot;&quot;;&quot;X&quot;;&quot;&quot;)">
            <text:p/>
          </table:table-cell>
          <table:table-cell table:style-name="ce14" table:formula="of:=IF([.K255]=&quot;&quot;&quot;people&quot;&quot;&quot;;&quot;X&quot;;&quot;&quot;)">
            <text:p/>
          </table:table-cell>
          <table:table-cell table:style-name="ce14" table:formula="of:=IF([.H2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irem_web</text:p>
          </table:table-cell>
          <table:table-cell table:formula="of:=CONCATENATE([.G256];&quot;,&quot;;[.H256];&quot;,&quot;;[.I256];&quot;,&quot;;[.J256];&quot;,&quot;;[.K256];&quot;,&quot;;[.L256])" office:value-type="string" office:string-value="&quot;iremsoftware&quot;,&quot;thirdparty&quot;,&quot;studio&quot;,&quot;japan&quot;,&quot;pr&quot;,&quot;japanese only&quot;">
            <text:p>"iremsoftware","thirdparty","studio","japan","pr","japanese only"</text:p>
          </table:table-cell>
          <table:table-cell office:value-type="string">
            <text:p>Official News Feed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NEWS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256:.X256];&quot;X&quot;)" office:value-type="float" office:value="2">
            <text:p>2</text:p>
          </table:table-cell>
          <table:table-cell table:style-name="ce14" table:formula="of:=IF(AND([.I256]=&quot;&quot;&quot;studio&quot;&quot;&quot;;[.J256]=&quot;&quot;&quot;america&quot;&quot;&quot;);&quot;x&quot;;&quot;&quot;)">
            <text:p/>
          </table:table-cell>
          <table:table-cell table:style-name="ce14" table:formula="of:=IF(AND([.I256]=&quot;&quot;&quot;studio&quot;&quot;&quot;;[.J256]=&quot;&quot;&quot;japan&quot;&quot;&quot;);&quot;x&quot;;&quot;&quot;)" office:value-type="string" office:string-value="x">
            <text:p>x</text:p>
          </table:table-cell>
          <table:table-cell table:style-name="ce14" table:formula="of:=IF(AND([.I256]=&quot;&quot;&quot;studio&quot;&quot;&quot;;[.J256]=&quot;&quot;&quot;world&quot;&quot;&quot;);&quot;x&quot;;&quot;&quot;)">
            <text:p/>
          </table:table-cell>
          <table:table-cell table:style-name="ce14" table:formula="of:=IF(AND([.I256]=&quot;&quot;&quot;studio&quot;&quot;&quot;;[.J256]=&quot;&quot;&quot;europe&quot;&quot;&quot;);&quot;x&quot;;&quot;&quot;)">
            <text:p/>
          </table:table-cell>
          <table:table-cell table:style-name="ce14" table:formula="of:=IF([.H256]=&quot;&quot;&quot;thirdparty&quot;&quot;&quot;;&quot;X&quot;;&quot;&quot;)" office:value-type="string" office:string-value="X">
            <text:p>X</text:p>
          </table:table-cell>
          <table:table-cell table:style-name="ce14" table:formula="of:=IF([.H256]=&quot;&quot;&quot;indie&quot;&quot;&quot;;&quot;X&quot;;&quot;&quot;)">
            <text:p/>
          </table:table-cell>
          <table:table-cell table:style-name="ce14" table:formula="of:=IF([.H256]=&quot;&quot;&quot;nintendo&quot;&quot;&quot;;&quot;X&quot;;&quot;&quot;)">
            <text:p/>
          </table:table-cell>
          <table:table-cell table:style-name="ce14" table:formula="of:=IF([.H256]=&quot;&quot;&quot;sony&quot;&quot;&quot;;&quot;X&quot;;&quot;&quot;)">
            <text:p/>
          </table:table-cell>
          <table:table-cell table:style-name="ce14" table:formula="of:=IF([.H256]=&quot;&quot;&quot;microsoft&quot;&quot;&quot;;&quot;X&quot;;&quot;&quot;)">
            <text:p/>
          </table:table-cell>
          <table:table-cell table:style-name="ce14" table:formula="of:=IF([.K256]=&quot;&quot;&quot;people&quot;&quot;&quot;;&quot;X&quot;;&quot;&quot;)">
            <text:p/>
          </table:table-cell>
          <table:table-cell table:style-name="ce14" table:formula="of:=IF([.H2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91346860973212</text:p>
          </table:table-cell>
          <table:table-cell table:formula="of:=CONCATENATE([.G257];&quot;,&quot;;[.H257];&quot;,&quot;;[.I257];&quot;,&quot;;[.J257];&quot;,&quot;;[.K257];&quot;,&quot;;[.L257])" office:value-type="string" office:string-value="&quot;iremsoftware&quot;,&quot;thirdparty&quot;,&quot;studio&quot;,&quot;japan&quot;,&quot;pr&quot;,&quot;japanese only&quot;">
            <text:p>"iremsoftware","thirdparty","studio","japan","pr","japanese only"</text:p>
          </table:table-cell>
          <table:table-cell office:value-type="string">
            <text:p>Official Facebook Page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FACEBOOK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257:.X257];&quot;X&quot;)" office:value-type="float" office:value="2">
            <text:p>2</text:p>
          </table:table-cell>
          <table:table-cell table:style-name="ce14" table:formula="of:=IF(AND([.I257]=&quot;&quot;&quot;studio&quot;&quot;&quot;;[.J257]=&quot;&quot;&quot;america&quot;&quot;&quot;);&quot;x&quot;;&quot;&quot;)">
            <text:p/>
          </table:table-cell>
          <table:table-cell table:style-name="ce14" table:formula="of:=IF(AND([.I257]=&quot;&quot;&quot;studio&quot;&quot;&quot;;[.J257]=&quot;&quot;&quot;japan&quot;&quot;&quot;);&quot;x&quot;;&quot;&quot;)" office:value-type="string" office:string-value="x">
            <text:p>x</text:p>
          </table:table-cell>
          <table:table-cell table:style-name="ce14" table:formula="of:=IF(AND([.I257]=&quot;&quot;&quot;studio&quot;&quot;&quot;;[.J257]=&quot;&quot;&quot;world&quot;&quot;&quot;);&quot;x&quot;;&quot;&quot;)">
            <text:p/>
          </table:table-cell>
          <table:table-cell table:style-name="ce14" table:formula="of:=IF(AND([.I257]=&quot;&quot;&quot;studio&quot;&quot;&quot;;[.J257]=&quot;&quot;&quot;europe&quot;&quot;&quot;);&quot;x&quot;;&quot;&quot;)">
            <text:p/>
          </table:table-cell>
          <table:table-cell table:style-name="ce14" table:formula="of:=IF([.H257]=&quot;&quot;&quot;thirdparty&quot;&quot;&quot;;&quot;X&quot;;&quot;&quot;)" office:value-type="string" office:string-value="X">
            <text:p>X</text:p>
          </table:table-cell>
          <table:table-cell table:style-name="ce14" table:formula="of:=IF([.H257]=&quot;&quot;&quot;indie&quot;&quot;&quot;;&quot;X&quot;;&quot;&quot;)">
            <text:p/>
          </table:table-cell>
          <table:table-cell table:style-name="ce14" table:formula="of:=IF([.H257]=&quot;&quot;&quot;nintendo&quot;&quot;&quot;;&quot;X&quot;;&quot;&quot;)">
            <text:p/>
          </table:table-cell>
          <table:table-cell table:style-name="ce14" table:formula="of:=IF([.H257]=&quot;&quot;&quot;sony&quot;&quot;&quot;;&quot;X&quot;;&quot;&quot;)">
            <text:p/>
          </table:table-cell>
          <table:table-cell table:style-name="ce14" table:formula="of:=IF([.H257]=&quot;&quot;&quot;microsoft&quot;&quot;&quot;;&quot;X&quot;;&quot;&quot;)">
            <text:p/>
          </table:table-cell>
          <table:table-cell table:style-name="ce14" table:formula="of:=IF([.K257]=&quot;&quot;&quot;people&quot;&quot;&quot;;&quot;X&quot;;&quot;&quot;)">
            <text:p/>
          </table:table-cell>
          <table:table-cell table:style-name="ce14" table:formula="of:=IF([.H2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REMSOFTWARE</text:p>
          </table:table-cell>
          <table:table-cell table:formula="of:=CONCATENATE([.G258];&quot;,&quot;;[.H258];&quot;,&quot;;[.I258];&quot;,&quot;;[.J258];&quot;,&quot;;[.K258];&quot;,&quot;;[.L258])" office:value-type="string" office:string-value="&quot;iremsoftware&quot;,&quot;thirdparty&quot;,&quot;studio&quot;,&quot;japan&quot;,&quot;pr&quot;,&quot;generic&quot;">
            <text:p>"iremsoftware","thirdparty","studio","japan","pr","generic"</text:p>
          </table:table-cell>
          <table:table-cell office:value-type="string">
            <text:p>Official Youtube Channel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YOUTUBE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8:.X258];&quot;X&quot;)" office:value-type="float" office:value="2">
            <text:p>2</text:p>
          </table:table-cell>
          <table:table-cell table:style-name="ce14" table:formula="of:=IF(AND([.I258]=&quot;&quot;&quot;studio&quot;&quot;&quot;;[.J258]=&quot;&quot;&quot;america&quot;&quot;&quot;);&quot;x&quot;;&quot;&quot;)">
            <text:p/>
          </table:table-cell>
          <table:table-cell table:style-name="ce14" table:formula="of:=IF(AND([.I258]=&quot;&quot;&quot;studio&quot;&quot;&quot;;[.J258]=&quot;&quot;&quot;japan&quot;&quot;&quot;);&quot;x&quot;;&quot;&quot;)" office:value-type="string" office:string-value="x">
            <text:p>x</text:p>
          </table:table-cell>
          <table:table-cell table:style-name="ce14" table:formula="of:=IF(AND([.I258]=&quot;&quot;&quot;studio&quot;&quot;&quot;;[.J258]=&quot;&quot;&quot;world&quot;&quot;&quot;);&quot;x&quot;;&quot;&quot;)">
            <text:p/>
          </table:table-cell>
          <table:table-cell table:style-name="ce14" table:formula="of:=IF(AND([.I258]=&quot;&quot;&quot;studio&quot;&quot;&quot;;[.J258]=&quot;&quot;&quot;europe&quot;&quot;&quot;);&quot;x&quot;;&quot;&quot;)">
            <text:p/>
          </table:table-cell>
          <table:table-cell table:style-name="ce14" table:formula="of:=IF([.H258]=&quot;&quot;&quot;thirdparty&quot;&quot;&quot;;&quot;X&quot;;&quot;&quot;)" office:value-type="string" office:string-value="X">
            <text:p>X</text:p>
          </table:table-cell>
          <table:table-cell table:style-name="ce14" table:formula="of:=IF([.H258]=&quot;&quot;&quot;indie&quot;&quot;&quot;;&quot;X&quot;;&quot;&quot;)">
            <text:p/>
          </table:table-cell>
          <table:table-cell table:style-name="ce14" table:formula="of:=IF([.H258]=&quot;&quot;&quot;nintendo&quot;&quot;&quot;;&quot;X&quot;;&quot;&quot;)">
            <text:p/>
          </table:table-cell>
          <table:table-cell table:style-name="ce14" table:formula="of:=IF([.H258]=&quot;&quot;&quot;sony&quot;&quot;&quot;;&quot;X&quot;;&quot;&quot;)">
            <text:p/>
          </table:table-cell>
          <table:table-cell table:style-name="ce14" table:formula="of:=IF([.H258]=&quot;&quot;&quot;microsoft&quot;&quot;&quot;;&quot;X&quot;;&quot;&quot;)">
            <text:p/>
          </table:table-cell>
          <table:table-cell table:style-name="ce14" table:formula="of:=IF([.K258]=&quot;&quot;&quot;people&quot;&quot;&quot;;&quot;X&quot;;&quot;&quot;)">
            <text:p/>
          </table:table-cell>
          <table:table-cell table:style-name="ce14" table:formula="of:=IF([.H2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4791089@N03</text:p>
          </table:table-cell>
          <table:table-cell table:formula="of:=CONCATENATE([.G259];&quot;,&quot;;[.H259];&quot;,&quot;;[.I259];&quot;,&quot;;[.J259];&quot;,&quot;;[.K259];&quot;,&quot;;[.L259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Flickr Account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FLICKR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9:.X259];&quot;X&quot;)" office:value-type="float" office:value="2">
            <text:p>2</text:p>
          </table:table-cell>
          <table:table-cell table:style-name="ce14" table:formula="of:=IF(AND([.I259]=&quot;&quot;&quot;studio&quot;&quot;&quot;;[.J259]=&quot;&quot;&quot;america&quot;&quot;&quot;);&quot;x&quot;;&quot;&quot;)" office:value-type="string" office:string-value="x">
            <text:p>x</text:p>
          </table:table-cell>
          <table:table-cell table:style-name="ce14" table:formula="of:=IF(AND([.I259]=&quot;&quot;&quot;studio&quot;&quot;&quot;;[.J259]=&quot;&quot;&quot;japan&quot;&quot;&quot;);&quot;x&quot;;&quot;&quot;)">
            <text:p/>
          </table:table-cell>
          <table:table-cell table:style-name="ce14" table:formula="of:=IF(AND([.I259]=&quot;&quot;&quot;studio&quot;&quot;&quot;;[.J259]=&quot;&quot;&quot;world&quot;&quot;&quot;);&quot;x&quot;;&quot;&quot;)">
            <text:p/>
          </table:table-cell>
          <table:table-cell table:style-name="ce14" table:formula="of:=IF(AND([.I259]=&quot;&quot;&quot;studio&quot;&quot;&quot;;[.J259]=&quot;&quot;&quot;europe&quot;&quot;&quot;);&quot;x&quot;;&quot;&quot;)">
            <text:p/>
          </table:table-cell>
          <table:table-cell table:style-name="ce14" table:formula="of:=IF([.H259]=&quot;&quot;&quot;thirdparty&quot;&quot;&quot;;&quot;X&quot;;&quot;&quot;)" office:value-type="string" office:string-value="X">
            <text:p>X</text:p>
          </table:table-cell>
          <table:table-cell table:style-name="ce14" table:formula="of:=IF([.H259]=&quot;&quot;&quot;indie&quot;&quot;&quot;;&quot;X&quot;;&quot;&quot;)">
            <text:p/>
          </table:table-cell>
          <table:table-cell table:style-name="ce14" table:formula="of:=IF([.H259]=&quot;&quot;&quot;nintendo&quot;&quot;&quot;;&quot;X&quot;;&quot;&quot;)">
            <text:p/>
          </table:table-cell>
          <table:table-cell table:style-name="ce14" table:formula="of:=IF([.H259]=&quot;&quot;&quot;sony&quot;&quot;&quot;;&quot;X&quot;;&quot;&quot;)">
            <text:p/>
          </table:table-cell>
          <table:table-cell table:style-name="ce14" table:formula="of:=IF([.H259]=&quot;&quot;&quot;microsoft&quot;&quot;&quot;;&quot;X&quot;;&quot;&quot;)">
            <text:p/>
          </table:table-cell>
          <table:table-cell table:style-name="ce14" table:formula="of:=IF([.K259]=&quot;&quot;&quot;people&quot;&quot;&quot;;&quot;X&quot;;&quot;&quot;)">
            <text:p/>
          </table:table-cell>
          <table:table-cell table:style-name="ce14" table:formula="of:=IF([.H2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irrationalgames.com/feed/</text:p>
          </table:table-cell>
          <table:table-cell table:formula="of:=CONCATENATE([.G260];&quot;,&quot;;[.H260];&quot;,&quot;;[.I260];&quot;,&quot;;[.J260];&quot;,&quot;;[.K260];&quot;,&quot;;[.L260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News Feed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NEWS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0:.X260];&quot;X&quot;)" office:value-type="float" office:value="2">
            <text:p>2</text:p>
          </table:table-cell>
          <table:table-cell table:style-name="ce14" table:formula="of:=IF(AND([.I260]=&quot;&quot;&quot;studio&quot;&quot;&quot;;[.J260]=&quot;&quot;&quot;america&quot;&quot;&quot;);&quot;x&quot;;&quot;&quot;)" office:value-type="string" office:string-value="x">
            <text:p>x</text:p>
          </table:table-cell>
          <table:table-cell table:style-name="ce14" table:formula="of:=IF(AND([.I260]=&quot;&quot;&quot;studio&quot;&quot;&quot;;[.J260]=&quot;&quot;&quot;japan&quot;&quot;&quot;);&quot;x&quot;;&quot;&quot;)">
            <text:p/>
          </table:table-cell>
          <table:table-cell table:style-name="ce14" table:formula="of:=IF(AND([.I260]=&quot;&quot;&quot;studio&quot;&quot;&quot;;[.J260]=&quot;&quot;&quot;world&quot;&quot;&quot;);&quot;x&quot;;&quot;&quot;)">
            <text:p/>
          </table:table-cell>
          <table:table-cell table:style-name="ce14" table:formula="of:=IF(AND([.I260]=&quot;&quot;&quot;studio&quot;&quot;&quot;;[.J260]=&quot;&quot;&quot;europe&quot;&quot;&quot;);&quot;x&quot;;&quot;&quot;)">
            <text:p/>
          </table:table-cell>
          <table:table-cell table:style-name="ce14" table:formula="of:=IF([.H260]=&quot;&quot;&quot;thirdparty&quot;&quot;&quot;;&quot;X&quot;;&quot;&quot;)" office:value-type="string" office:string-value="X">
            <text:p>X</text:p>
          </table:table-cell>
          <table:table-cell table:style-name="ce14" table:formula="of:=IF([.H260]=&quot;&quot;&quot;indie&quot;&quot;&quot;;&quot;X&quot;;&quot;&quot;)">
            <text:p/>
          </table:table-cell>
          <table:table-cell table:style-name="ce14" table:formula="of:=IF([.H260]=&quot;&quot;&quot;nintendo&quot;&quot;&quot;;&quot;X&quot;;&quot;&quot;)">
            <text:p/>
          </table:table-cell>
          <table:table-cell table:style-name="ce14" table:formula="of:=IF([.H260]=&quot;&quot;&quot;sony&quot;&quot;&quot;;&quot;X&quot;;&quot;&quot;)">
            <text:p/>
          </table:table-cell>
          <table:table-cell table:style-name="ce14" table:formula="of:=IF([.H260]=&quot;&quot;&quot;microsoft&quot;&quot;&quot;;&quot;X&quot;;&quot;&quot;)">
            <text:p/>
          </table:table-cell>
          <table:table-cell table:style-name="ce14" table:formula="of:=IF([.K260]=&quot;&quot;&quot;people&quot;&quot;&quot;;&quot;X&quot;;&quot;&quot;)">
            <text:p/>
          </table:table-cell>
          <table:table-cell table:style-name="ce14" table:formula="of:=IF([.H2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glevine</text:p>
          </table:table-cell>
          <table:table-cell table:formula="of:=CONCATENATE([.G261];&quot;,&quot;;[.H261];&quot;,&quot;;[.I261];&quot;,&quot;;[.J261];&quot;,&quot;;[.K261];&quot;,&quot;;[.L26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Ken Levine: Creative Director of Irrational Games</text:p>
          </table:table-cell>
          <table:table-cell/>
          <table:table-cell office:value-type="string">
            <text:p>Bioshock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1:.X261];&quot;X&quot;)" office:value-type="float" office:value="1">
            <text:p>1</text:p>
          </table:table-cell>
          <table:table-cell table:style-name="ce14" table:formula="of:=IF(AND([.I261]=&quot;&quot;&quot;studio&quot;&quot;&quot;;[.J261]=&quot;&quot;&quot;america&quot;&quot;&quot;);&quot;x&quot;;&quot;&quot;)">
            <text:p/>
          </table:table-cell>
          <table:table-cell table:style-name="ce14" table:formula="of:=IF(AND([.I261]=&quot;&quot;&quot;studio&quot;&quot;&quot;;[.J261]=&quot;&quot;&quot;japan&quot;&quot;&quot;);&quot;x&quot;;&quot;&quot;)">
            <text:p/>
          </table:table-cell>
          <table:table-cell table:style-name="ce14" table:formula="of:=IF(AND([.I261]=&quot;&quot;&quot;studio&quot;&quot;&quot;;[.J261]=&quot;&quot;&quot;world&quot;&quot;&quot;);&quot;x&quot;;&quot;&quot;)">
            <text:p/>
          </table:table-cell>
          <table:table-cell table:style-name="ce14" table:formula="of:=IF(AND([.I261]=&quot;&quot;&quot;studio&quot;&quot;&quot;;[.J261]=&quot;&quot;&quot;europe&quot;&quot;&quot;);&quot;x&quot;;&quot;&quot;)">
            <text:p/>
          </table:table-cell>
          <table:table-cell table:style-name="ce14" table:formula="of:=IF([.H261]=&quot;&quot;&quot;thirdparty&quot;&quot;&quot;;&quot;X&quot;;&quot;&quot;)">
            <text:p/>
          </table:table-cell>
          <table:table-cell table:style-name="ce14" table:formula="of:=IF([.H261]=&quot;&quot;&quot;indie&quot;&quot;&quot;;&quot;X&quot;;&quot;&quot;)">
            <text:p/>
          </table:table-cell>
          <table:table-cell table:style-name="ce14" table:formula="of:=IF([.H261]=&quot;&quot;&quot;nintendo&quot;&quot;&quot;;&quot;X&quot;;&quot;&quot;)">
            <text:p/>
          </table:table-cell>
          <table:table-cell table:style-name="ce14" table:formula="of:=IF([.H261]=&quot;&quot;&quot;sony&quot;&quot;&quot;;&quot;X&quot;;&quot;&quot;)">
            <text:p/>
          </table:table-cell>
          <table:table-cell table:style-name="ce14" table:formula="of:=IF([.H261]=&quot;&quot;&quot;microsoft&quot;&quot;&quot;;&quot;X&quot;;&quot;&quot;)">
            <text:p/>
          </table:table-cell>
          <table:table-cell table:style-name="ce14" table:formula="of:=IF([.K261]=&quot;&quot;&quot;people&quot;&quot;&quot;;&quot;X&quot;;&quot;&quot;)" office:value-type="string" office:string-value="X">
            <text:p>X</text:p>
          </table:table-cell>
          <table:table-cell table:style-name="ce14" table:formula="of:=IF([.H2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93112665458</text:p>
          </table:table-cell>
          <table:table-cell table:formula="of:=CONCATENATE([.G262];&quot;,&quot;;[.H262];&quot;,&quot;;[.I262];&quot;,&quot;;[.J262];&quot;,&quot;;[.K262];&quot;,&quot;;[.L262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Facebook Page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FACEBOOK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2:.X262];&quot;X&quot;)" office:value-type="float" office:value="2">
            <text:p>2</text:p>
          </table:table-cell>
          <table:table-cell table:style-name="ce14" table:formula="of:=IF(AND([.I262]=&quot;&quot;&quot;studio&quot;&quot;&quot;;[.J262]=&quot;&quot;&quot;america&quot;&quot;&quot;);&quot;x&quot;;&quot;&quot;)" office:value-type="string" office:string-value="x">
            <text:p>x</text:p>
          </table:table-cell>
          <table:table-cell table:style-name="ce14" table:formula="of:=IF(AND([.I262]=&quot;&quot;&quot;studio&quot;&quot;&quot;;[.J262]=&quot;&quot;&quot;japan&quot;&quot;&quot;);&quot;x&quot;;&quot;&quot;)">
            <text:p/>
          </table:table-cell>
          <table:table-cell table:style-name="ce14" table:formula="of:=IF(AND([.I262]=&quot;&quot;&quot;studio&quot;&quot;&quot;;[.J262]=&quot;&quot;&quot;world&quot;&quot;&quot;);&quot;x&quot;;&quot;&quot;)">
            <text:p/>
          </table:table-cell>
          <table:table-cell table:style-name="ce14" table:formula="of:=IF(AND([.I262]=&quot;&quot;&quot;studio&quot;&quot;&quot;;[.J262]=&quot;&quot;&quot;europe&quot;&quot;&quot;);&quot;x&quot;;&quot;&quot;)">
            <text:p/>
          </table:table-cell>
          <table:table-cell table:style-name="ce14" table:formula="of:=IF([.H262]=&quot;&quot;&quot;thirdparty&quot;&quot;&quot;;&quot;X&quot;;&quot;&quot;)" office:value-type="string" office:string-value="X">
            <text:p>X</text:p>
          </table:table-cell>
          <table:table-cell table:style-name="ce14" table:formula="of:=IF([.H262]=&quot;&quot;&quot;indie&quot;&quot;&quot;;&quot;X&quot;;&quot;&quot;)">
            <text:p/>
          </table:table-cell>
          <table:table-cell table:style-name="ce14" table:formula="of:=IF([.H262]=&quot;&quot;&quot;nintendo&quot;&quot;&quot;;&quot;X&quot;;&quot;&quot;)">
            <text:p/>
          </table:table-cell>
          <table:table-cell table:style-name="ce14" table:formula="of:=IF([.H262]=&quot;&quot;&quot;sony&quot;&quot;&quot;;&quot;X&quot;;&quot;&quot;)">
            <text:p/>
          </table:table-cell>
          <table:table-cell table:style-name="ce14" table:formula="of:=IF([.H262]=&quot;&quot;&quot;microsoft&quot;&quot;&quot;;&quot;X&quot;;&quot;&quot;)">
            <text:p/>
          </table:table-cell>
          <table:table-cell table:style-name="ce14" table:formula="of:=IF([.K262]=&quot;&quot;&quot;people&quot;&quot;&quot;;&quot;X&quot;;&quot;&quot;)">
            <text:p/>
          </table:table-cell>
          <table:table-cell table:style-name="ce14" table:formula="of:=IF([.H2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rrationalgames</text:p>
          </table:table-cell>
          <table:table-cell table:formula="of:=CONCATENATE([.G263];&quot;,&quot;;[.H263];&quot;,&quot;;[.I263];&quot;,&quot;;[.J263];&quot;,&quot;;[.K263];&quot;,&quot;;[.L263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Twitter Account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TWITTER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3:.X263];&quot;X&quot;)" office:value-type="float" office:value="2">
            <text:p>2</text:p>
          </table:table-cell>
          <table:table-cell table:style-name="ce14" table:formula="of:=IF(AND([.I263]=&quot;&quot;&quot;studio&quot;&quot;&quot;;[.J263]=&quot;&quot;&quot;america&quot;&quot;&quot;);&quot;x&quot;;&quot;&quot;)" office:value-type="string" office:string-value="x">
            <text:p>x</text:p>
          </table:table-cell>
          <table:table-cell table:style-name="ce14" table:formula="of:=IF(AND([.I263]=&quot;&quot;&quot;studio&quot;&quot;&quot;;[.J263]=&quot;&quot;&quot;japan&quot;&quot;&quot;);&quot;x&quot;;&quot;&quot;)">
            <text:p/>
          </table:table-cell>
          <table:table-cell table:style-name="ce14" table:formula="of:=IF(AND([.I263]=&quot;&quot;&quot;studio&quot;&quot;&quot;;[.J263]=&quot;&quot;&quot;world&quot;&quot;&quot;);&quot;x&quot;;&quot;&quot;)">
            <text:p/>
          </table:table-cell>
          <table:table-cell table:style-name="ce14" table:formula="of:=IF(AND([.I263]=&quot;&quot;&quot;studio&quot;&quot;&quot;;[.J263]=&quot;&quot;&quot;europe&quot;&quot;&quot;);&quot;x&quot;;&quot;&quot;)">
            <text:p/>
          </table:table-cell>
          <table:table-cell table:style-name="ce14" table:formula="of:=IF([.H263]=&quot;&quot;&quot;thirdparty&quot;&quot;&quot;;&quot;X&quot;;&quot;&quot;)" office:value-type="string" office:string-value="X">
            <text:p>X</text:p>
          </table:table-cell>
          <table:table-cell table:style-name="ce14" table:formula="of:=IF([.H263]=&quot;&quot;&quot;indie&quot;&quot;&quot;;&quot;X&quot;;&quot;&quot;)">
            <text:p/>
          </table:table-cell>
          <table:table-cell table:style-name="ce14" table:formula="of:=IF([.H263]=&quot;&quot;&quot;nintendo&quot;&quot;&quot;;&quot;X&quot;;&quot;&quot;)">
            <text:p/>
          </table:table-cell>
          <table:table-cell table:style-name="ce14" table:formula="of:=IF([.H263]=&quot;&quot;&quot;sony&quot;&quot;&quot;;&quot;X&quot;;&quot;&quot;)">
            <text:p/>
          </table:table-cell>
          <table:table-cell table:style-name="ce14" table:formula="of:=IF([.H263]=&quot;&quot;&quot;microsoft&quot;&quot;&quot;;&quot;X&quot;;&quot;&quot;)">
            <text:p/>
          </table:table-cell>
          <table:table-cell table:style-name="ce14" table:formula="of:=IF([.K263]=&quot;&quot;&quot;people&quot;&quot;&quot;;&quot;X&quot;;&quot;&quot;)">
            <text:p/>
          </table:table-cell>
          <table:table-cell table:style-name="ce14" table:formula="of:=IF([.H2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realsaibot</text:p>
          </table:table-cell>
          <table:table-cell table:style-name="ce7" table:formula="of:=CONCATENATE([.G264];&quot;,&quot;;[.H264];&quot;,&quot;;[.I264];&quot;,&quot;;[.J264];&quot;,&quot;;[.K264];&quot;,&quot;;[.L264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Tobias: Co-Creator of Mortal Kombat</text:p>
          </table:table-cell>
          <table:table-cell/>
          <table:table-cell office:value-type="string">
            <text:p>Mortal Kombat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4:.X264];&quot;X&quot;)" office:value-type="float" office:value="1">
            <text:p>1</text:p>
          </table:table-cell>
          <table:table-cell table:style-name="ce14" table:formula="of:=IF(AND([.I264]=&quot;&quot;&quot;studio&quot;&quot;&quot;;[.J264]=&quot;&quot;&quot;america&quot;&quot;&quot;);&quot;x&quot;;&quot;&quot;)">
            <text:p/>
          </table:table-cell>
          <table:table-cell table:style-name="ce14" table:formula="of:=IF(AND([.I264]=&quot;&quot;&quot;studio&quot;&quot;&quot;;[.J264]=&quot;&quot;&quot;japan&quot;&quot;&quot;);&quot;x&quot;;&quot;&quot;)">
            <text:p/>
          </table:table-cell>
          <table:table-cell table:style-name="ce14" table:formula="of:=IF(AND([.I264]=&quot;&quot;&quot;studio&quot;&quot;&quot;;[.J264]=&quot;&quot;&quot;world&quot;&quot;&quot;);&quot;x&quot;;&quot;&quot;)">
            <text:p/>
          </table:table-cell>
          <table:table-cell table:style-name="ce14" table:formula="of:=IF(AND([.I264]=&quot;&quot;&quot;studio&quot;&quot;&quot;;[.J264]=&quot;&quot;&quot;europe&quot;&quot;&quot;);&quot;x&quot;;&quot;&quot;)">
            <text:p/>
          </table:table-cell>
          <table:table-cell table:style-name="ce14" table:formula="of:=IF([.H264]=&quot;&quot;&quot;thirdparty&quot;&quot;&quot;;&quot;X&quot;;&quot;&quot;)">
            <text:p/>
          </table:table-cell>
          <table:table-cell table:style-name="ce14" table:formula="of:=IF([.H264]=&quot;&quot;&quot;indie&quot;&quot;&quot;;&quot;X&quot;;&quot;&quot;)">
            <text:p/>
          </table:table-cell>
          <table:table-cell table:style-name="ce14" table:formula="of:=IF([.H264]=&quot;&quot;&quot;nintendo&quot;&quot;&quot;;&quot;X&quot;;&quot;&quot;)">
            <text:p/>
          </table:table-cell>
          <table:table-cell table:style-name="ce14" table:formula="of:=IF([.H264]=&quot;&quot;&quot;sony&quot;&quot;&quot;;&quot;X&quot;;&quot;&quot;)">
            <text:p/>
          </table:table-cell>
          <table:table-cell table:style-name="ce14" table:formula="of:=IF([.H264]=&quot;&quot;&quot;microsoft&quot;&quot;&quot;;&quot;X&quot;;&quot;&quot;)">
            <text:p/>
          </table:table-cell>
          <table:table-cell table:style-name="ce14" table:formula="of:=IF([.K264]=&quot;&quot;&quot;people&quot;&quot;&quot;;&quot;X&quot;;&quot;&quot;)" office:value-type="string" office:string-value="X">
            <text:p>X</text:p>
          </table:table-cell>
          <table:table-cell table:style-name="ce14" table:formula="of:=IF([.H2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nathan_Blow</text:p>
          </table:table-cell>
          <table:table-cell table:formula="of:=CONCATENATE([.G265];&quot;,&quot;;[.H265];&quot;,&quot;;[.I265];&quot;,&quot;;[.J265];&quot;,&quot;;[.K265];&quot;,&quot;;[.L265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nathan Blow</text:p>
          </table:table-cell>
          <table:table-cell/>
          <table:table-cell office:value-type="string">
            <text:p>Braid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5:.X265];&quot;X&quot;)" office:value-type="float" office:value="2">
            <text:p>2</text:p>
          </table:table-cell>
          <table:table-cell table:style-name="ce14" table:formula="of:=IF(AND([.I265]=&quot;&quot;&quot;studio&quot;&quot;&quot;;[.J265]=&quot;&quot;&quot;america&quot;&quot;&quot;);&quot;x&quot;;&quot;&quot;)">
            <text:p/>
          </table:table-cell>
          <table:table-cell table:style-name="ce14" table:formula="of:=IF(AND([.I265]=&quot;&quot;&quot;studio&quot;&quot;&quot;;[.J265]=&quot;&quot;&quot;japan&quot;&quot;&quot;);&quot;x&quot;;&quot;&quot;)">
            <text:p/>
          </table:table-cell>
          <table:table-cell table:style-name="ce14" table:formula="of:=IF(AND([.I265]=&quot;&quot;&quot;studio&quot;&quot;&quot;;[.J265]=&quot;&quot;&quot;world&quot;&quot;&quot;);&quot;x&quot;;&quot;&quot;)">
            <text:p/>
          </table:table-cell>
          <table:table-cell table:style-name="ce14" table:formula="of:=IF(AND([.I265]=&quot;&quot;&quot;studio&quot;&quot;&quot;;[.J265]=&quot;&quot;&quot;europe&quot;&quot;&quot;);&quot;x&quot;;&quot;&quot;)">
            <text:p/>
          </table:table-cell>
          <table:table-cell table:style-name="ce14" table:formula="of:=IF([.H265]=&quot;&quot;&quot;thirdparty&quot;&quot;&quot;;&quot;X&quot;;&quot;&quot;)">
            <text:p/>
          </table:table-cell>
          <table:table-cell table:style-name="ce14" table:formula="of:=IF([.H265]=&quot;&quot;&quot;indie&quot;&quot;&quot;;&quot;X&quot;;&quot;&quot;)" office:value-type="string" office:string-value="X">
            <text:p>X</text:p>
          </table:table-cell>
          <table:table-cell table:style-name="ce14" table:formula="of:=IF([.H265]=&quot;&quot;&quot;nintendo&quot;&quot;&quot;;&quot;X&quot;;&quot;&quot;)">
            <text:p/>
          </table:table-cell>
          <table:table-cell table:style-name="ce14" table:formula="of:=IF([.H265]=&quot;&quot;&quot;sony&quot;&quot;&quot;;&quot;X&quot;;&quot;&quot;)">
            <text:p/>
          </table:table-cell>
          <table:table-cell table:style-name="ce14" table:formula="of:=IF([.H265]=&quot;&quot;&quot;microsoft&quot;&quot;&quot;;&quot;X&quot;;&quot;&quot;)">
            <text:p/>
          </table:table-cell>
          <table:table-cell table:style-name="ce14" table:formula="of:=IF([.K265]=&quot;&quot;&quot;people&quot;&quot;&quot;;&quot;X&quot;;&quot;&quot;)" office:value-type="string" office:string-value="X">
            <text:p>X</text:p>
          </table:table-cell>
          <table:table-cell table:style-name="ce14" table:formula="of:=IF([.H2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rdanmechner.com/feed/</text:p>
          </table:table-cell>
          <table:table-cell table:style-name="ce7" table:formula="of:=CONCATENATE([.G266];&quot;,&quot;;[.H266];&quot;,&quot;;[.I266];&quot;,&quot;;[.J266];&quot;,&quot;;[.K266];&quot;,&quot;;[.L26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Jordan Mechner: Screenwriter and creator of Prince of Persia </text:p>
          </table:table-cell>
          <table:table-cell/>
          <table:table-cell office:value-type="string">
            <text:p>Prince of Persia series</text:p>
          </table:table-cell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6:.X266];&quot;X&quot;)" office:value-type="float" office:value="1">
            <text:p>1</text:p>
          </table:table-cell>
          <table:table-cell table:style-name="ce14" table:formula="of:=IF(AND([.I266]=&quot;&quot;&quot;studio&quot;&quot;&quot;;[.J266]=&quot;&quot;&quot;america&quot;&quot;&quot;);&quot;x&quot;;&quot;&quot;)">
            <text:p/>
          </table:table-cell>
          <table:table-cell table:style-name="ce14" table:formula="of:=IF(AND([.I266]=&quot;&quot;&quot;studio&quot;&quot;&quot;;[.J266]=&quot;&quot;&quot;japan&quot;&quot;&quot;);&quot;x&quot;;&quot;&quot;)">
            <text:p/>
          </table:table-cell>
          <table:table-cell table:style-name="ce14" table:formula="of:=IF(AND([.I266]=&quot;&quot;&quot;studio&quot;&quot;&quot;;[.J266]=&quot;&quot;&quot;world&quot;&quot;&quot;);&quot;x&quot;;&quot;&quot;)">
            <text:p/>
          </table:table-cell>
          <table:table-cell table:style-name="ce14" table:formula="of:=IF(AND([.I266]=&quot;&quot;&quot;studio&quot;&quot;&quot;;[.J266]=&quot;&quot;&quot;europe&quot;&quot;&quot;);&quot;x&quot;;&quot;&quot;)">
            <text:p/>
          </table:table-cell>
          <table:table-cell table:style-name="ce14" table:formula="of:=IF([.H266]=&quot;&quot;&quot;thirdparty&quot;&quot;&quot;;&quot;X&quot;;&quot;&quot;)">
            <text:p/>
          </table:table-cell>
          <table:table-cell table:style-name="ce14" table:formula="of:=IF([.H266]=&quot;&quot;&quot;indie&quot;&quot;&quot;;&quot;X&quot;;&quot;&quot;)">
            <text:p/>
          </table:table-cell>
          <table:table-cell table:style-name="ce14" table:formula="of:=IF([.H266]=&quot;&quot;&quot;nintendo&quot;&quot;&quot;;&quot;X&quot;;&quot;&quot;)">
            <text:p/>
          </table:table-cell>
          <table:table-cell table:style-name="ce14" table:formula="of:=IF([.H266]=&quot;&quot;&quot;sony&quot;&quot;&quot;;&quot;X&quot;;&quot;&quot;)">
            <text:p/>
          </table:table-cell>
          <table:table-cell table:style-name="ce14" table:formula="of:=IF([.H266]=&quot;&quot;&quot;microsoft&quot;&quot;&quot;;&quot;X&quot;;&quot;&quot;)">
            <text:p/>
          </table:table-cell>
          <table:table-cell table:style-name="ce14" table:formula="of:=IF([.K266]=&quot;&quot;&quot;people&quot;&quot;&quot;;&quot;X&quot;;&quot;&quot;)" office:value-type="string" office:string-value="X">
            <text:p>X</text:p>
          </table:table-cell>
          <table:table-cell table:style-name="ce14" table:formula="of:=IF([.H2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mechner</text:p>
          </table:table-cell>
          <table:table-cell table:style-name="ce7" table:formula="of:=CONCATENATE([.G267];&quot;,&quot;;[.H267];&quot;,&quot;;[.I267];&quot;,&quot;;[.J267];&quot;,&quot;;[.K267];&quot;,&quot;;[.L26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rdan Mechner: Screenwriter and creator of Prince of Persia </text:p>
          </table:table-cell>
          <table:table-cell/>
          <table:table-cell office:value-type="string">
            <text:p>Prince of Persia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7:.X267];&quot;X&quot;)" office:value-type="float" office:value="1">
            <text:p>1</text:p>
          </table:table-cell>
          <table:table-cell table:style-name="ce14" table:formula="of:=IF(AND([.I267]=&quot;&quot;&quot;studio&quot;&quot;&quot;;[.J267]=&quot;&quot;&quot;america&quot;&quot;&quot;);&quot;x&quot;;&quot;&quot;)">
            <text:p/>
          </table:table-cell>
          <table:table-cell table:style-name="ce14" table:formula="of:=IF(AND([.I267]=&quot;&quot;&quot;studio&quot;&quot;&quot;;[.J267]=&quot;&quot;&quot;japan&quot;&quot;&quot;);&quot;x&quot;;&quot;&quot;)">
            <text:p/>
          </table:table-cell>
          <table:table-cell table:style-name="ce14" table:formula="of:=IF(AND([.I267]=&quot;&quot;&quot;studio&quot;&quot;&quot;;[.J267]=&quot;&quot;&quot;world&quot;&quot;&quot;);&quot;x&quot;;&quot;&quot;)">
            <text:p/>
          </table:table-cell>
          <table:table-cell table:style-name="ce14" table:formula="of:=IF(AND([.I267]=&quot;&quot;&quot;studio&quot;&quot;&quot;;[.J267]=&quot;&quot;&quot;europe&quot;&quot;&quot;);&quot;x&quot;;&quot;&quot;)">
            <text:p/>
          </table:table-cell>
          <table:table-cell table:style-name="ce14" table:formula="of:=IF([.H267]=&quot;&quot;&quot;thirdparty&quot;&quot;&quot;;&quot;X&quot;;&quot;&quot;)">
            <text:p/>
          </table:table-cell>
          <table:table-cell table:style-name="ce14" table:formula="of:=IF([.H267]=&quot;&quot;&quot;indie&quot;&quot;&quot;;&quot;X&quot;;&quot;&quot;)">
            <text:p/>
          </table:table-cell>
          <table:table-cell table:style-name="ce14" table:formula="of:=IF([.H267]=&quot;&quot;&quot;nintendo&quot;&quot;&quot;;&quot;X&quot;;&quot;&quot;)">
            <text:p/>
          </table:table-cell>
          <table:table-cell table:style-name="ce14" table:formula="of:=IF([.H267]=&quot;&quot;&quot;sony&quot;&quot;&quot;;&quot;X&quot;;&quot;&quot;)">
            <text:p/>
          </table:table-cell>
          <table:table-cell table:style-name="ce14" table:formula="of:=IF([.H267]=&quot;&quot;&quot;microsoft&quot;&quot;&quot;;&quot;X&quot;;&quot;&quot;)">
            <text:p/>
          </table:table-cell>
          <table:table-cell table:style-name="ce14" table:formula="of:=IF([.K267]=&quot;&quot;&quot;people&quot;&quot;&quot;;&quot;X&quot;;&quot;&quot;)" office:value-type="string" office:string-value="X">
            <text:p>X</text:p>
          </table:table-cell>
          <table:table-cell table:style-name="ce14" table:formula="of:=IF([.H2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leient</text:p>
          </table:table-cell>
          <table:table-cell table:formula="of:=CONCATENATE([.G268];&quot;,&quot;;[.H268];&quot;,&quot;;[.I268];&quot;,&quot;;[.J268];&quot;,&quot;;[.K268];&quot;,&quot;;[.L268])" office:value-type="string" office:string-value="&quot;kleientertainment&quot;,&quot;indie&quot;,&quot;studio&quot;,&quot;america&quot;,&quot;pr&quot;,&quot;generic&quot;">
            <text:p>"kleientertainment","indie","studio","america","pr","generic"</text:p>
          </table:table-cell>
          <table:table-cell office:value-type="string">
            <text:p>Official Youtube Channel Account of Klei Entertainment</text:p>
          </table:table-cell>
          <table:table-cell office:value-type="string">
            <text:p>http://kleientertainment.com/about/</text:p>
          </table:table-cell>
          <table:table-cell office:value-type="string">
            <text:p>Shank</text:p>
          </table:table-cell>
          <table:table-cell office:value-type="string">
            <text:p>YOUTUBE</text:p>
          </table:table-cell>
          <table:table-cell office:value-type="string">
            <text:p>"kleientertainme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8:.X268];&quot;X&quot;)" office:value-type="float" office:value="2">
            <text:p>2</text:p>
          </table:table-cell>
          <table:table-cell table:style-name="ce14" table:formula="of:=IF(AND([.I268]=&quot;&quot;&quot;studio&quot;&quot;&quot;;[.J268]=&quot;&quot;&quot;america&quot;&quot;&quot;);&quot;x&quot;;&quot;&quot;)" office:value-type="string" office:string-value="x">
            <text:p>x</text:p>
          </table:table-cell>
          <table:table-cell table:style-name="ce14" table:formula="of:=IF(AND([.I268]=&quot;&quot;&quot;studio&quot;&quot;&quot;;[.J268]=&quot;&quot;&quot;japan&quot;&quot;&quot;);&quot;x&quot;;&quot;&quot;)">
            <text:p/>
          </table:table-cell>
          <table:table-cell table:style-name="ce14" table:formula="of:=IF(AND([.I268]=&quot;&quot;&quot;studio&quot;&quot;&quot;;[.J268]=&quot;&quot;&quot;world&quot;&quot;&quot;);&quot;x&quot;;&quot;&quot;)">
            <text:p/>
          </table:table-cell>
          <table:table-cell table:style-name="ce14" table:formula="of:=IF(AND([.I268]=&quot;&quot;&quot;studio&quot;&quot;&quot;;[.J268]=&quot;&quot;&quot;europe&quot;&quot;&quot;);&quot;x&quot;;&quot;&quot;)">
            <text:p/>
          </table:table-cell>
          <table:table-cell table:style-name="ce14" table:formula="of:=IF([.H268]=&quot;&quot;&quot;thirdparty&quot;&quot;&quot;;&quot;X&quot;;&quot;&quot;)">
            <text:p/>
          </table:table-cell>
          <table:table-cell table:style-name="ce14" table:formula="of:=IF([.H268]=&quot;&quot;&quot;indie&quot;&quot;&quot;;&quot;X&quot;;&quot;&quot;)" office:value-type="string" office:string-value="X">
            <text:p>X</text:p>
          </table:table-cell>
          <table:table-cell table:style-name="ce14" table:formula="of:=IF([.H268]=&quot;&quot;&quot;nintendo&quot;&quot;&quot;;&quot;X&quot;;&quot;&quot;)">
            <text:p/>
          </table:table-cell>
          <table:table-cell table:style-name="ce14" table:formula="of:=IF([.H268]=&quot;&quot;&quot;sony&quot;&quot;&quot;;&quot;X&quot;;&quot;&quot;)">
            <text:p/>
          </table:table-cell>
          <table:table-cell table:style-name="ce14" table:formula="of:=IF([.H268]=&quot;&quot;&quot;microsoft&quot;&quot;&quot;;&quot;X&quot;;&quot;&quot;)">
            <text:p/>
          </table:table-cell>
          <table:table-cell table:style-name="ce14" table:formula="of:=IF([.K268]=&quot;&quot;&quot;people&quot;&quot;&quot;;&quot;X&quot;;&quot;&quot;)">
            <text:p/>
          </table:table-cell>
          <table:table-cell table:style-name="ce14" table:formula="of:=IF([.H2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lei</text:p>
          </table:table-cell>
          <table:table-cell table:formula="of:=CONCATENATE([.G269];&quot;,&quot;;[.H269];&quot;,&quot;;[.I269];&quot;,&quot;;[.J269];&quot;,&quot;;[.K269];&quot;,&quot;;[.L269])" office:value-type="string" office:string-value="&quot;kleientertainment&quot;,&quot;indie&quot;,&quot;studio&quot;,&quot;america&quot;,&quot;pr&quot;,&quot;generic&quot;">
            <text:p>"kleientertainment","indie","studio","america","pr","generic"</text:p>
          </table:table-cell>
          <table:table-cell office:value-type="string">
            <text:p>Official Twitter Account of Klei Entertainment</text:p>
          </table:table-cell>
          <table:table-cell office:value-type="string">
            <text:p>http://kleientertainment.com/about/</text:p>
          </table:table-cell>
          <table:table-cell office:value-type="string">
            <text:p>Shank</text:p>
          </table:table-cell>
          <table:table-cell office:value-type="string">
            <text:p>TWITTER</text:p>
          </table:table-cell>
          <table:table-cell office:value-type="string">
            <text:p>"kleientertainme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9:.X269];&quot;X&quot;)" office:value-type="float" office:value="2">
            <text:p>2</text:p>
          </table:table-cell>
          <table:table-cell table:style-name="ce14" table:formula="of:=IF(AND([.I269]=&quot;&quot;&quot;studio&quot;&quot;&quot;;[.J269]=&quot;&quot;&quot;america&quot;&quot;&quot;);&quot;x&quot;;&quot;&quot;)" office:value-type="string" office:string-value="x">
            <text:p>x</text:p>
          </table:table-cell>
          <table:table-cell table:style-name="ce14" table:formula="of:=IF(AND([.I269]=&quot;&quot;&quot;studio&quot;&quot;&quot;;[.J269]=&quot;&quot;&quot;japan&quot;&quot;&quot;);&quot;x&quot;;&quot;&quot;)">
            <text:p/>
          </table:table-cell>
          <table:table-cell table:style-name="ce14" table:formula="of:=IF(AND([.I269]=&quot;&quot;&quot;studio&quot;&quot;&quot;;[.J269]=&quot;&quot;&quot;world&quot;&quot;&quot;);&quot;x&quot;;&quot;&quot;)">
            <text:p/>
          </table:table-cell>
          <table:table-cell table:style-name="ce14" table:formula="of:=IF(AND([.I269]=&quot;&quot;&quot;studio&quot;&quot;&quot;;[.J269]=&quot;&quot;&quot;europe&quot;&quot;&quot;);&quot;x&quot;;&quot;&quot;)">
            <text:p/>
          </table:table-cell>
          <table:table-cell table:style-name="ce14" table:formula="of:=IF([.H269]=&quot;&quot;&quot;thirdparty&quot;&quot;&quot;;&quot;X&quot;;&quot;&quot;)">
            <text:p/>
          </table:table-cell>
          <table:table-cell table:style-name="ce14" table:formula="of:=IF([.H269]=&quot;&quot;&quot;indie&quot;&quot;&quot;;&quot;X&quot;;&quot;&quot;)" office:value-type="string" office:string-value="X">
            <text:p>X</text:p>
          </table:table-cell>
          <table:table-cell table:style-name="ce14" table:formula="of:=IF([.H269]=&quot;&quot;&quot;nintendo&quot;&quot;&quot;;&quot;X&quot;;&quot;&quot;)">
            <text:p/>
          </table:table-cell>
          <table:table-cell table:style-name="ce14" table:formula="of:=IF([.H269]=&quot;&quot;&quot;sony&quot;&quot;&quot;;&quot;X&quot;;&quot;&quot;)">
            <text:p/>
          </table:table-cell>
          <table:table-cell table:style-name="ce14" table:formula="of:=IF([.H269]=&quot;&quot;&quot;microsoft&quot;&quot;&quot;;&quot;X&quot;;&quot;&quot;)">
            <text:p/>
          </table:table-cell>
          <table:table-cell table:style-name="ce14" table:formula="of:=IF([.K269]=&quot;&quot;&quot;people&quot;&quot;&quot;;&quot;X&quot;;&quot;&quot;)">
            <text:p/>
          </table:table-cell>
          <table:table-cell table:style-name="ce14" table:formula="of:=IF([.H2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ideo_kojima_en</text:p>
          </table:table-cell>
          <table:table-cell table:formula="of:=CONCATENATE([.G270];&quot;,&quot;;[.H270];&quot;,&quot;;[.I270];&quot;,&quot;;[.J270];&quot;,&quot;;[.K270];&quot;,&quot;;[.L27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Hideo Kojima: Director of Kojima Productions</text:p>
          </table:table-cell>
          <table:table-cell/>
          <table:table-cell office:value-type="string">
            <text:p>Metal Ge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0:.X270];&quot;X&quot;)" office:value-type="float" office:value="1">
            <text:p>1</text:p>
          </table:table-cell>
          <table:table-cell table:style-name="ce14" table:formula="of:=IF(AND([.I270]=&quot;&quot;&quot;studio&quot;&quot;&quot;;[.J270]=&quot;&quot;&quot;america&quot;&quot;&quot;);&quot;x&quot;;&quot;&quot;)">
            <text:p/>
          </table:table-cell>
          <table:table-cell table:style-name="ce14" table:formula="of:=IF(AND([.I270]=&quot;&quot;&quot;studio&quot;&quot;&quot;;[.J270]=&quot;&quot;&quot;japan&quot;&quot;&quot;);&quot;x&quot;;&quot;&quot;)">
            <text:p/>
          </table:table-cell>
          <table:table-cell table:style-name="ce14" table:formula="of:=IF(AND([.I270]=&quot;&quot;&quot;studio&quot;&quot;&quot;;[.J270]=&quot;&quot;&quot;world&quot;&quot;&quot;);&quot;x&quot;;&quot;&quot;)">
            <text:p/>
          </table:table-cell>
          <table:table-cell table:style-name="ce14" table:formula="of:=IF(AND([.I270]=&quot;&quot;&quot;studio&quot;&quot;&quot;;[.J270]=&quot;&quot;&quot;europe&quot;&quot;&quot;);&quot;x&quot;;&quot;&quot;)">
            <text:p/>
          </table:table-cell>
          <table:table-cell table:style-name="ce14" table:formula="of:=IF([.H270]=&quot;&quot;&quot;thirdparty&quot;&quot;&quot;;&quot;X&quot;;&quot;&quot;)">
            <text:p/>
          </table:table-cell>
          <table:table-cell table:style-name="ce14" table:formula="of:=IF([.H270]=&quot;&quot;&quot;indie&quot;&quot;&quot;;&quot;X&quot;;&quot;&quot;)">
            <text:p/>
          </table:table-cell>
          <table:table-cell table:style-name="ce14" table:formula="of:=IF([.H270]=&quot;&quot;&quot;nintendo&quot;&quot;&quot;;&quot;X&quot;;&quot;&quot;)">
            <text:p/>
          </table:table-cell>
          <table:table-cell table:style-name="ce14" table:formula="of:=IF([.H270]=&quot;&quot;&quot;sony&quot;&quot;&quot;;&quot;X&quot;;&quot;&quot;)">
            <text:p/>
          </table:table-cell>
          <table:table-cell table:style-name="ce14" table:formula="of:=IF([.H270]=&quot;&quot;&quot;microsoft&quot;&quot;&quot;;&quot;X&quot;;&quot;&quot;)">
            <text:p/>
          </table:table-cell>
          <table:table-cell table:style-name="ce14" table:formula="of:=IF([.K270]=&quot;&quot;&quot;people&quot;&quot;&quot;;&quot;X&quot;;&quot;&quot;)" office:value-type="string" office:string-value="X">
            <text:p>X</text:p>
          </table:table-cell>
          <table:table-cell table:style-name="ce14" table:formula="of:=IF([.H2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ojima_pro_live</text:p>
          </table:table-cell>
          <table:table-cell table:formula="of:=CONCATENATE([.G271];&quot;,&quot;;[.H271];&quot;,&quot;;[.I271];&quot;,&quot;;[.J271];&quot;,&quot;;[.K271];&quot;,&quot;;[.L271])" office:value-type="string" office:string-value="&quot;kojimaproductions&quot;,&quot;thirdparty&quot;,&quot;studio&quot;,&quot;japan&quot;,&quot;pr&quot;,&quot;generic&quot;">
            <text:p>"kojimaproductions","thirdparty","studio","japan","pr","generic"</text:p>
          </table:table-cell>
          <table:table-cell office:value-type="string">
            <text:p>Official Twitter Account of Kojima Productions</text:p>
          </table:table-cell>
          <table:table-cell office:value-type="string">
            <text:p>http://www.konami.jp/kojima_pro/english/</text:p>
          </table:table-cell>
          <table:table-cell office:value-type="string">
            <text:p>Metal Gear series</text:p>
          </table:table-cell>
          <table:table-cell office:value-type="string">
            <text:p>TWITTER</text:p>
          </table:table-cell>
          <table:table-cell office:value-type="string">
            <text:p>"kojima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1:.X271];&quot;X&quot;)" office:value-type="float" office:value="2">
            <text:p>2</text:p>
          </table:table-cell>
          <table:table-cell table:style-name="ce14" table:formula="of:=IF(AND([.I271]=&quot;&quot;&quot;studio&quot;&quot;&quot;;[.J271]=&quot;&quot;&quot;america&quot;&quot;&quot;);&quot;x&quot;;&quot;&quot;)">
            <text:p/>
          </table:table-cell>
          <table:table-cell table:style-name="ce14" table:formula="of:=IF(AND([.I271]=&quot;&quot;&quot;studio&quot;&quot;&quot;;[.J271]=&quot;&quot;&quot;japan&quot;&quot;&quot;);&quot;x&quot;;&quot;&quot;)" office:value-type="string" office:string-value="x">
            <text:p>x</text:p>
          </table:table-cell>
          <table:table-cell table:style-name="ce14" table:formula="of:=IF(AND([.I271]=&quot;&quot;&quot;studio&quot;&quot;&quot;;[.J271]=&quot;&quot;&quot;world&quot;&quot;&quot;);&quot;x&quot;;&quot;&quot;)">
            <text:p/>
          </table:table-cell>
          <table:table-cell table:style-name="ce14" table:formula="of:=IF(AND([.I271]=&quot;&quot;&quot;studio&quot;&quot;&quot;;[.J271]=&quot;&quot;&quot;europe&quot;&quot;&quot;);&quot;x&quot;;&quot;&quot;)">
            <text:p/>
          </table:table-cell>
          <table:table-cell table:style-name="ce14" table:formula="of:=IF([.H271]=&quot;&quot;&quot;thirdparty&quot;&quot;&quot;;&quot;X&quot;;&quot;&quot;)" office:value-type="string" office:string-value="X">
            <text:p>X</text:p>
          </table:table-cell>
          <table:table-cell table:style-name="ce14" table:formula="of:=IF([.H271]=&quot;&quot;&quot;indie&quot;&quot;&quot;;&quot;X&quot;;&quot;&quot;)">
            <text:p/>
          </table:table-cell>
          <table:table-cell table:style-name="ce14" table:formula="of:=IF([.H271]=&quot;&quot;&quot;nintendo&quot;&quot;&quot;;&quot;X&quot;;&quot;&quot;)">
            <text:p/>
          </table:table-cell>
          <table:table-cell table:style-name="ce14" table:formula="of:=IF([.H271]=&quot;&quot;&quot;sony&quot;&quot;&quot;;&quot;X&quot;;&quot;&quot;)">
            <text:p/>
          </table:table-cell>
          <table:table-cell table:style-name="ce14" table:formula="of:=IF([.H271]=&quot;&quot;&quot;microsoft&quot;&quot;&quot;;&quot;X&quot;;&quot;&quot;)">
            <text:p/>
          </table:table-cell>
          <table:table-cell table:style-name="ce14" table:formula="of:=IF([.K271]=&quot;&quot;&quot;people&quot;&quot;&quot;;&quot;X&quot;;&quot;&quot;)">
            <text:p/>
          </table:table-cell>
          <table:table-cell table:style-name="ce14" table:formula="of:=IF([.H2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3404976120</text:p>
          </table:table-cell>
          <table:table-cell table:formula="of:=CONCATENATE([.G272];&quot;,&quot;;[.H272];&quot;,&quot;;[.I272];&quot;,&quot;;[.J272];&quot;,&quot;;[.K272];&quot;,&quot;;[.L272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Facebook Page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FACEBOOK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2:.X272];&quot;X&quot;)" office:value-type="float" office:value="1">
            <text:p>1</text:p>
          </table:table-cell>
          <table:table-cell table:style-name="ce14" table:formula="of:=IF(AND([.I272]=&quot;&quot;&quot;studio&quot;&quot;&quot;;[.J272]=&quot;&quot;&quot;america&quot;&quot;&quot;);&quot;x&quot;;&quot;&quot;)">
            <text:p/>
          </table:table-cell>
          <table:table-cell table:style-name="ce14" table:formula="of:=IF(AND([.I272]=&quot;&quot;&quot;studio&quot;&quot;&quot;;[.J272]=&quot;&quot;&quot;japan&quot;&quot;&quot;);&quot;x&quot;;&quot;&quot;)">
            <text:p/>
          </table:table-cell>
          <table:table-cell table:style-name="ce14" table:formula="of:=IF(AND([.I272]=&quot;&quot;&quot;studio&quot;&quot;&quot;;[.J272]=&quot;&quot;&quot;world&quot;&quot;&quot;);&quot;x&quot;;&quot;&quot;)">
            <text:p/>
          </table:table-cell>
          <table:table-cell table:style-name="ce14" table:formula="of:=IF(AND([.I272]=&quot;&quot;&quot;studio&quot;&quot;&quot;;[.J272]=&quot;&quot;&quot;europe&quot;&quot;&quot;);&quot;x&quot;;&quot;&quot;)">
            <text:p/>
          </table:table-cell>
          <table:table-cell table:style-name="ce14" table:formula="of:=IF([.H272]=&quot;&quot;&quot;thirdparty&quot;&quot;&quot;;&quot;X&quot;;&quot;&quot;)" office:value-type="string" office:string-value="X">
            <text:p>X</text:p>
          </table:table-cell>
          <table:table-cell table:style-name="ce14" table:formula="of:=IF([.H272]=&quot;&quot;&quot;indie&quot;&quot;&quot;;&quot;X&quot;;&quot;&quot;)">
            <text:p/>
          </table:table-cell>
          <table:table-cell table:style-name="ce14" table:formula="of:=IF([.H272]=&quot;&quot;&quot;nintendo&quot;&quot;&quot;;&quot;X&quot;;&quot;&quot;)">
            <text:p/>
          </table:table-cell>
          <table:table-cell table:style-name="ce14" table:formula="of:=IF([.H272]=&quot;&quot;&quot;sony&quot;&quot;&quot;;&quot;X&quot;;&quot;&quot;)">
            <text:p/>
          </table:table-cell>
          <table:table-cell table:style-name="ce14" table:formula="of:=IF([.H272]=&quot;&quot;&quot;microsoft&quot;&quot;&quot;;&quot;X&quot;;&quot;&quot;)">
            <text:p/>
          </table:table-cell>
          <table:table-cell table:style-name="ce14" table:formula="of:=IF([.K272]=&quot;&quot;&quot;people&quot;&quot;&quot;;&quot;X&quot;;&quot;&quot;)">
            <text:p/>
          </table:table-cell>
          <table:table-cell table:style-name="ce14" table:formula="of:=IF([.H2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konami</text:p>
          </table:table-cell>
          <table:table-cell table:formula="of:=CONCATENATE([.G273];&quot;,&quot;;[.H273];&quot;,&quot;;[.I273];&quot;,&quot;;[.J273];&quot;,&quot;;[.K273];&quot;,&quot;;[.L273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Twitter Account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TWITTER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3:.X273];&quot;X&quot;)" office:value-type="float" office:value="1">
            <text:p>1</text:p>
          </table:table-cell>
          <table:table-cell table:style-name="ce14" table:formula="of:=IF(AND([.I273]=&quot;&quot;&quot;studio&quot;&quot;&quot;;[.J273]=&quot;&quot;&quot;america&quot;&quot;&quot;);&quot;x&quot;;&quot;&quot;)">
            <text:p/>
          </table:table-cell>
          <table:table-cell table:style-name="ce14" table:formula="of:=IF(AND([.I273]=&quot;&quot;&quot;studio&quot;&quot;&quot;;[.J273]=&quot;&quot;&quot;japan&quot;&quot;&quot;);&quot;x&quot;;&quot;&quot;)">
            <text:p/>
          </table:table-cell>
          <table:table-cell table:style-name="ce14" table:formula="of:=IF(AND([.I273]=&quot;&quot;&quot;studio&quot;&quot;&quot;;[.J273]=&quot;&quot;&quot;world&quot;&quot;&quot;);&quot;x&quot;;&quot;&quot;)">
            <text:p/>
          </table:table-cell>
          <table:table-cell table:style-name="ce14" table:formula="of:=IF(AND([.I273]=&quot;&quot;&quot;studio&quot;&quot;&quot;;[.J273]=&quot;&quot;&quot;europe&quot;&quot;&quot;);&quot;x&quot;;&quot;&quot;)">
            <text:p/>
          </table:table-cell>
          <table:table-cell table:style-name="ce14" table:formula="of:=IF([.H273]=&quot;&quot;&quot;thirdparty&quot;&quot;&quot;;&quot;X&quot;;&quot;&quot;)" office:value-type="string" office:string-value="X">
            <text:p>X</text:p>
          </table:table-cell>
          <table:table-cell table:style-name="ce14" table:formula="of:=IF([.H273]=&quot;&quot;&quot;indie&quot;&quot;&quot;;&quot;X&quot;;&quot;&quot;)">
            <text:p/>
          </table:table-cell>
          <table:table-cell table:style-name="ce14" table:formula="of:=IF([.H273]=&quot;&quot;&quot;nintendo&quot;&quot;&quot;;&quot;X&quot;;&quot;&quot;)">
            <text:p/>
          </table:table-cell>
          <table:table-cell table:style-name="ce14" table:formula="of:=IF([.H273]=&quot;&quot;&quot;sony&quot;&quot;&quot;;&quot;X&quot;;&quot;&quot;)">
            <text:p/>
          </table:table-cell>
          <table:table-cell table:style-name="ce14" table:formula="of:=IF([.H273]=&quot;&quot;&quot;microsoft&quot;&quot;&quot;;&quot;X&quot;;&quot;&quot;)">
            <text:p/>
          </table:table-cell>
          <table:table-cell table:style-name="ce14" table:formula="of:=IF([.K273]=&quot;&quot;&quot;people&quot;&quot;&quot;;&quot;X&quot;;&quot;&quot;)">
            <text:p/>
          </table:table-cell>
          <table:table-cell table:style-name="ce14" table:formula="of:=IF([.H2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konami</text:p>
          </table:table-cell>
          <table:table-cell table:formula="of:=CONCATENATE([.G274];&quot;,&quot;;[.H274];&quot;,&quot;;[.I274];&quot;,&quot;;[.J274];&quot;,&quot;;[.K274];&quot;,&quot;;[.L274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Youtube Channel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YOUTUBE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4:.X274];&quot;X&quot;)" office:value-type="float" office:value="1">
            <text:p>1</text:p>
          </table:table-cell>
          <table:table-cell table:style-name="ce14" table:formula="of:=IF(AND([.I274]=&quot;&quot;&quot;studio&quot;&quot;&quot;;[.J274]=&quot;&quot;&quot;america&quot;&quot;&quot;);&quot;x&quot;;&quot;&quot;)">
            <text:p/>
          </table:table-cell>
          <table:table-cell table:style-name="ce14" table:formula="of:=IF(AND([.I274]=&quot;&quot;&quot;studio&quot;&quot;&quot;;[.J274]=&quot;&quot;&quot;japan&quot;&quot;&quot;);&quot;x&quot;;&quot;&quot;)">
            <text:p/>
          </table:table-cell>
          <table:table-cell table:style-name="ce14" table:formula="of:=IF(AND([.I274]=&quot;&quot;&quot;studio&quot;&quot;&quot;;[.J274]=&quot;&quot;&quot;world&quot;&quot;&quot;);&quot;x&quot;;&quot;&quot;)">
            <text:p/>
          </table:table-cell>
          <table:table-cell table:style-name="ce14" table:formula="of:=IF(AND([.I274]=&quot;&quot;&quot;studio&quot;&quot;&quot;;[.J274]=&quot;&quot;&quot;europe&quot;&quot;&quot;);&quot;x&quot;;&quot;&quot;)">
            <text:p/>
          </table:table-cell>
          <table:table-cell table:style-name="ce14" table:formula="of:=IF([.H274]=&quot;&quot;&quot;thirdparty&quot;&quot;&quot;;&quot;X&quot;;&quot;&quot;)" office:value-type="string" office:string-value="X">
            <text:p>X</text:p>
          </table:table-cell>
          <table:table-cell table:style-name="ce14" table:formula="of:=IF([.H274]=&quot;&quot;&quot;indie&quot;&quot;&quot;;&quot;X&quot;;&quot;&quot;)">
            <text:p/>
          </table:table-cell>
          <table:table-cell table:style-name="ce14" table:formula="of:=IF([.H274]=&quot;&quot;&quot;nintendo&quot;&quot;&quot;;&quot;X&quot;;&quot;&quot;)">
            <text:p/>
          </table:table-cell>
          <table:table-cell table:style-name="ce14" table:formula="of:=IF([.H274]=&quot;&quot;&quot;sony&quot;&quot;&quot;;&quot;X&quot;;&quot;&quot;)">
            <text:p/>
          </table:table-cell>
          <table:table-cell table:style-name="ce14" table:formula="of:=IF([.H274]=&quot;&quot;&quot;microsoft&quot;&quot;&quot;;&quot;X&quot;;&quot;&quot;)">
            <text:p/>
          </table:table-cell>
          <table:table-cell table:style-name="ce14" table:formula="of:=IF([.K274]=&quot;&quot;&quot;people&quot;&quot;&quot;;&quot;X&quot;;&quot;&quot;)">
            <text:p/>
          </table:table-cell>
          <table:table-cell table:style-name="ce14" table:formula="of:=IF([.H2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7449482995423</text:p>
          </table:table-cell>
          <table:table-cell table:formula="of:=CONCATENATE([.G275];&quot;,&quot;;[.H275];&quot;,&quot;;[.I275];&quot;,&quot;;[.J275];&quot;,&quot;;[.K275];&quot;,&quot;;[.L275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Facebook Page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FACEBOOK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5:.X275];&quot;X&quot;)" office:value-type="float" office:value="2">
            <text:p>2</text:p>
          </table:table-cell>
          <table:table-cell table:style-name="ce14" table:formula="of:=IF(AND([.I275]=&quot;&quot;&quot;studio&quot;&quot;&quot;;[.J275]=&quot;&quot;&quot;america&quot;&quot;&quot;);&quot;x&quot;;&quot;&quot;)">
            <text:p/>
          </table:table-cell>
          <table:table-cell table:style-name="ce14" table:formula="of:=IF(AND([.I275]=&quot;&quot;&quot;studio&quot;&quot;&quot;;[.J275]=&quot;&quot;&quot;japan&quot;&quot;&quot;);&quot;x&quot;;&quot;&quot;)">
            <text:p/>
          </table:table-cell>
          <table:table-cell table:style-name="ce14" table:formula="of:=IF(AND([.I275]=&quot;&quot;&quot;studio&quot;&quot;&quot;;[.J275]=&quot;&quot;&quot;world&quot;&quot;&quot;);&quot;x&quot;;&quot;&quot;)">
            <text:p/>
          </table:table-cell>
          <table:table-cell table:style-name="ce14" table:formula="of:=IF(AND([.I275]=&quot;&quot;&quot;studio&quot;&quot;&quot;;[.J275]=&quot;&quot;&quot;europe&quot;&quot;&quot;);&quot;x&quot;;&quot;&quot;)">
            <text:p/>
          </table:table-cell>
          <table:table-cell table:style-name="ce14" table:formula="of:=IF([.H275]=&quot;&quot;&quot;thirdparty&quot;&quot;&quot;;&quot;X&quot;;&quot;&quot;)">
            <text:p/>
          </table:table-cell>
          <table:table-cell table:style-name="ce14" table:formula="of:=IF([.H275]=&quot;&quot;&quot;indie&quot;&quot;&quot;;&quot;X&quot;;&quot;&quot;)" office:value-type="string" office:string-value="X">
            <text:p>X</text:p>
          </table:table-cell>
          <table:table-cell table:style-name="ce14" table:formula="of:=IF([.H275]=&quot;&quot;&quot;nintendo&quot;&quot;&quot;;&quot;X&quot;;&quot;&quot;)">
            <text:p/>
          </table:table-cell>
          <table:table-cell table:style-name="ce14" table:formula="of:=IF([.H275]=&quot;&quot;&quot;sony&quot;&quot;&quot;;&quot;X&quot;;&quot;&quot;)">
            <text:p/>
          </table:table-cell>
          <table:table-cell table:style-name="ce14" table:formula="of:=IF([.H275]=&quot;&quot;&quot;microsoft&quot;&quot;&quot;;&quot;X&quot;;&quot;&quot;)">
            <text:p/>
          </table:table-cell>
          <table:table-cell table:style-name="ce14" table:formula="of:=IF([.K275]=&quot;&quot;&quot;people&quot;&quot;&quot;;&quot;X&quot;;&quot;&quot;)" office:value-type="string" office:string-value="X">
            <text:p>X</text:p>
          </table:table-cell>
          <table:table-cell table:style-name="ce14" table:formula="of:=IF([.H2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onjakonjak</text:p>
          </table:table-cell>
          <table:table-cell table:formula="of:=CONCATENATE([.G276];&quot;,&quot;;[.H276];&quot;,&quot;;[.I276];&quot;,&quot;;[.J276];&quot;,&quot;;[.K276];&quot;,&quot;;[.L276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Youtube Channel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YOUTUBE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6:.X276];&quot;X&quot;)" office:value-type="float" office:value="2">
            <text:p>2</text:p>
          </table:table-cell>
          <table:table-cell table:style-name="ce14" table:formula="of:=IF(AND([.I276]=&quot;&quot;&quot;studio&quot;&quot;&quot;;[.J276]=&quot;&quot;&quot;america&quot;&quot;&quot;);&quot;x&quot;;&quot;&quot;)">
            <text:p/>
          </table:table-cell>
          <table:table-cell table:style-name="ce14" table:formula="of:=IF(AND([.I276]=&quot;&quot;&quot;studio&quot;&quot;&quot;;[.J276]=&quot;&quot;&quot;japan&quot;&quot;&quot;);&quot;x&quot;;&quot;&quot;)">
            <text:p/>
          </table:table-cell>
          <table:table-cell table:style-name="ce14" table:formula="of:=IF(AND([.I276]=&quot;&quot;&quot;studio&quot;&quot;&quot;;[.J276]=&quot;&quot;&quot;world&quot;&quot;&quot;);&quot;x&quot;;&quot;&quot;)">
            <text:p/>
          </table:table-cell>
          <table:table-cell table:style-name="ce14" table:formula="of:=IF(AND([.I276]=&quot;&quot;&quot;studio&quot;&quot;&quot;;[.J276]=&quot;&quot;&quot;europe&quot;&quot;&quot;);&quot;x&quot;;&quot;&quot;)">
            <text:p/>
          </table:table-cell>
          <table:table-cell table:style-name="ce14" table:formula="of:=IF([.H276]=&quot;&quot;&quot;thirdparty&quot;&quot;&quot;;&quot;X&quot;;&quot;&quot;)">
            <text:p/>
          </table:table-cell>
          <table:table-cell table:style-name="ce14" table:formula="of:=IF([.H276]=&quot;&quot;&quot;indie&quot;&quot;&quot;;&quot;X&quot;;&quot;&quot;)" office:value-type="string" office:string-value="X">
            <text:p>X</text:p>
          </table:table-cell>
          <table:table-cell table:style-name="ce14" table:formula="of:=IF([.H276]=&quot;&quot;&quot;nintendo&quot;&quot;&quot;;&quot;X&quot;;&quot;&quot;)">
            <text:p/>
          </table:table-cell>
          <table:table-cell table:style-name="ce14" table:formula="of:=IF([.H276]=&quot;&quot;&quot;sony&quot;&quot;&quot;;&quot;X&quot;;&quot;&quot;)">
            <text:p/>
          </table:table-cell>
          <table:table-cell table:style-name="ce14" table:formula="of:=IF([.H276]=&quot;&quot;&quot;microsoft&quot;&quot;&quot;;&quot;X&quot;;&quot;&quot;)">
            <text:p/>
          </table:table-cell>
          <table:table-cell table:style-name="ce14" table:formula="of:=IF([.K276]=&quot;&quot;&quot;people&quot;&quot;&quot;;&quot;X&quot;;&quot;&quot;)" office:value-type="string" office:string-value="X">
            <text:p>X</text:p>
          </table:table-cell>
          <table:table-cell table:style-name="ce14" table:formula="of:=IF([.H2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konjak.org/rss.xml</text:p>
          </table:table-cell>
          <table:table-cell table:formula="of:=CONCATENATE([.G277];&quot;,&quot;;[.H277];&quot;,&quot;;[.I277];&quot;,&quot;;[.J277];&quot;,&quot;;[.K277];&quot;,&quot;;[.L277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News Feed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7:.X277];&quot;X&quot;)" office:value-type="float" office:value="2">
            <text:p>2</text:p>
          </table:table-cell>
          <table:table-cell table:style-name="ce14" table:formula="of:=IF(AND([.I277]=&quot;&quot;&quot;studio&quot;&quot;&quot;;[.J277]=&quot;&quot;&quot;america&quot;&quot;&quot;);&quot;x&quot;;&quot;&quot;)">
            <text:p/>
          </table:table-cell>
          <table:table-cell table:style-name="ce14" table:formula="of:=IF(AND([.I277]=&quot;&quot;&quot;studio&quot;&quot;&quot;;[.J277]=&quot;&quot;&quot;japan&quot;&quot;&quot;);&quot;x&quot;;&quot;&quot;)">
            <text:p/>
          </table:table-cell>
          <table:table-cell table:style-name="ce14" table:formula="of:=IF(AND([.I277]=&quot;&quot;&quot;studio&quot;&quot;&quot;;[.J277]=&quot;&quot;&quot;world&quot;&quot;&quot;);&quot;x&quot;;&quot;&quot;)">
            <text:p/>
          </table:table-cell>
          <table:table-cell table:style-name="ce14" table:formula="of:=IF(AND([.I277]=&quot;&quot;&quot;studio&quot;&quot;&quot;;[.J277]=&quot;&quot;&quot;europe&quot;&quot;&quot;);&quot;x&quot;;&quot;&quot;)">
            <text:p/>
          </table:table-cell>
          <table:table-cell table:style-name="ce14" table:formula="of:=IF([.H277]=&quot;&quot;&quot;thirdparty&quot;&quot;&quot;;&quot;X&quot;;&quot;&quot;)">
            <text:p/>
          </table:table-cell>
          <table:table-cell table:style-name="ce14" table:formula="of:=IF([.H277]=&quot;&quot;&quot;indie&quot;&quot;&quot;;&quot;X&quot;;&quot;&quot;)" office:value-type="string" office:string-value="X">
            <text:p>X</text:p>
          </table:table-cell>
          <table:table-cell table:style-name="ce14" table:formula="of:=IF([.H277]=&quot;&quot;&quot;nintendo&quot;&quot;&quot;;&quot;X&quot;;&quot;&quot;)">
            <text:p/>
          </table:table-cell>
          <table:table-cell table:style-name="ce14" table:formula="of:=IF([.H277]=&quot;&quot;&quot;sony&quot;&quot;&quot;;&quot;X&quot;;&quot;&quot;)">
            <text:p/>
          </table:table-cell>
          <table:table-cell table:style-name="ce14" table:formula="of:=IF([.H277]=&quot;&quot;&quot;microsoft&quot;&quot;&quot;;&quot;X&quot;;&quot;&quot;)">
            <text:p/>
          </table:table-cell>
          <table:table-cell table:style-name="ce14" table:formula="of:=IF([.K277]=&quot;&quot;&quot;people&quot;&quot;&quot;;&quot;X&quot;;&quot;&quot;)" office:value-type="string" office:string-value="X">
            <text:p>X</text:p>
          </table:table-cell>
          <table:table-cell table:style-name="ce14" table:formula="of:=IF([.H2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onjak</text:p>
          </table:table-cell>
          <table:table-cell table:formula="of:=CONCATENATE([.G278];&quot;,&quot;;[.H278];&quot;,&quot;;[.I278];&quot;,&quot;;[.J278];&quot;,&quot;;[.K278];&quot;,&quot;;[.L278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Twitter Account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8:.X278];&quot;X&quot;)" office:value-type="float" office:value="2">
            <text:p>2</text:p>
          </table:table-cell>
          <table:table-cell table:style-name="ce14" table:formula="of:=IF(AND([.I278]=&quot;&quot;&quot;studio&quot;&quot;&quot;;[.J278]=&quot;&quot;&quot;america&quot;&quot;&quot;);&quot;x&quot;;&quot;&quot;)">
            <text:p/>
          </table:table-cell>
          <table:table-cell table:style-name="ce14" table:formula="of:=IF(AND([.I278]=&quot;&quot;&quot;studio&quot;&quot;&quot;;[.J278]=&quot;&quot;&quot;japan&quot;&quot;&quot;);&quot;x&quot;;&quot;&quot;)">
            <text:p/>
          </table:table-cell>
          <table:table-cell table:style-name="ce14" table:formula="of:=IF(AND([.I278]=&quot;&quot;&quot;studio&quot;&quot;&quot;;[.J278]=&quot;&quot;&quot;world&quot;&quot;&quot;);&quot;x&quot;;&quot;&quot;)">
            <text:p/>
          </table:table-cell>
          <table:table-cell table:style-name="ce14" table:formula="of:=IF(AND([.I278]=&quot;&quot;&quot;studio&quot;&quot;&quot;;[.J278]=&quot;&quot;&quot;europe&quot;&quot;&quot;);&quot;x&quot;;&quot;&quot;)">
            <text:p/>
          </table:table-cell>
          <table:table-cell table:style-name="ce14" table:formula="of:=IF([.H278]=&quot;&quot;&quot;thirdparty&quot;&quot;&quot;;&quot;X&quot;;&quot;&quot;)">
            <text:p/>
          </table:table-cell>
          <table:table-cell table:style-name="ce14" table:formula="of:=IF([.H278]=&quot;&quot;&quot;indie&quot;&quot;&quot;;&quot;X&quot;;&quot;&quot;)" office:value-type="string" office:string-value="X">
            <text:p>X</text:p>
          </table:table-cell>
          <table:table-cell table:style-name="ce14" table:formula="of:=IF([.H278]=&quot;&quot;&quot;nintendo&quot;&quot;&quot;;&quot;X&quot;;&quot;&quot;)">
            <text:p/>
          </table:table-cell>
          <table:table-cell table:style-name="ce14" table:formula="of:=IF([.H278]=&quot;&quot;&quot;sony&quot;&quot;&quot;;&quot;X&quot;;&quot;&quot;)">
            <text:p/>
          </table:table-cell>
          <table:table-cell table:style-name="ce14" table:formula="of:=IF([.H278]=&quot;&quot;&quot;microsoft&quot;&quot;&quot;;&quot;X&quot;;&quot;&quot;)">
            <text:p/>
          </table:table-cell>
          <table:table-cell table:style-name="ce14" table:formula="of:=IF([.K278]=&quot;&quot;&quot;people&quot;&quot;&quot;;&quot;X&quot;;&quot;&quot;)" office:value-type="string" office:string-value="X">
            <text:p>X</text:p>
          </table:table-cell>
          <table:table-cell table:style-name="ce14" table:formula="of:=IF([.H2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4072634652943</text:p>
          </table:table-cell>
          <table:table-cell table:formula="of:=CONCATENATE([.G279];&quot;,&quot;;[.H279];&quot;,&quot;;[.I279];&quot;,&quot;;[.J279];&quot;,&quot;;[.K279];&quot;,&quot;;[.L279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Facebook Page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FACEBOOK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9:.X279];&quot;X&quot;)" office:value-type="float" office:value="2">
            <text:p>2</text:p>
          </table:table-cell>
          <table:table-cell table:style-name="ce14" table:formula="of:=IF(AND([.I279]=&quot;&quot;&quot;studio&quot;&quot;&quot;;[.J279]=&quot;&quot;&quot;america&quot;&quot;&quot;);&quot;x&quot;;&quot;&quot;)">
            <text:p/>
          </table:table-cell>
          <table:table-cell table:style-name="ce14" table:formula="of:=IF(AND([.I279]=&quot;&quot;&quot;studio&quot;&quot;&quot;;[.J279]=&quot;&quot;&quot;japan&quot;&quot;&quot;);&quot;x&quot;;&quot;&quot;)">
            <text:p/>
          </table:table-cell>
          <table:table-cell table:style-name="ce14" table:formula="of:=IF(AND([.I279]=&quot;&quot;&quot;studio&quot;&quot;&quot;;[.J279]=&quot;&quot;&quot;world&quot;&quot;&quot;);&quot;x&quot;;&quot;&quot;)">
            <text:p/>
          </table:table-cell>
          <table:table-cell table:style-name="ce14" table:formula="of:=IF(AND([.I279]=&quot;&quot;&quot;studio&quot;&quot;&quot;;[.J279]=&quot;&quot;&quot;europe&quot;&quot;&quot;);&quot;x&quot;;&quot;&quot;)" office:value-type="string" office:string-value="x">
            <text:p>x</text:p>
          </table:table-cell>
          <table:table-cell table:style-name="ce14" table:formula="of:=IF([.H279]=&quot;&quot;&quot;thirdparty&quot;&quot;&quot;;&quot;X&quot;;&quot;&quot;)">
            <text:p/>
          </table:table-cell>
          <table:table-cell table:style-name="ce14" table:formula="of:=IF([.H279]=&quot;&quot;&quot;indie&quot;&quot;&quot;;&quot;X&quot;;&quot;&quot;)">
            <text:p/>
          </table:table-cell>
          <table:table-cell table:style-name="ce14" table:formula="of:=IF([.H279]=&quot;&quot;&quot;nintendo&quot;&quot;&quot;;&quot;X&quot;;&quot;&quot;)">
            <text:p/>
          </table:table-cell>
          <table:table-cell table:style-name="ce14" table:formula="of:=IF([.H279]=&quot;&quot;&quot;sony&quot;&quot;&quot;;&quot;X&quot;;&quot;&quot;)">
            <text:p/>
          </table:table-cell>
          <table:table-cell table:style-name="ce14" table:formula="of:=IF([.H279]=&quot;&quot;&quot;microsoft&quot;&quot;&quot;;&quot;X&quot;;&quot;&quot;)">
            <text:p/>
          </table:table-cell>
          <table:table-cell table:style-name="ce14" table:formula="of:=IF([.K279]=&quot;&quot;&quot;people&quot;&quot;&quot;;&quot;X&quot;;&quot;&quot;)">
            <text:p/>
          </table:table-cell>
          <table:table-cell table:style-name="ce14" table:formula="of:=IF([.H2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arianstudios</text:p>
          </table:table-cell>
          <table:table-cell table:formula="of:=CONCATENATE([.G280];&quot;,&quot;;[.H280];&quot;,&quot;;[.I280];&quot;,&quot;;[.J280];&quot;,&quot;;[.K280];&quot;,&quot;;[.L280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Twitter Account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TWITTER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0:.X280];&quot;X&quot;)" office:value-type="float" office:value="2">
            <text:p>2</text:p>
          </table:table-cell>
          <table:table-cell table:style-name="ce14" table:formula="of:=IF(AND([.I280]=&quot;&quot;&quot;studio&quot;&quot;&quot;;[.J280]=&quot;&quot;&quot;america&quot;&quot;&quot;);&quot;x&quot;;&quot;&quot;)">
            <text:p/>
          </table:table-cell>
          <table:table-cell table:style-name="ce14" table:formula="of:=IF(AND([.I280]=&quot;&quot;&quot;studio&quot;&quot;&quot;;[.J280]=&quot;&quot;&quot;japan&quot;&quot;&quot;);&quot;x&quot;;&quot;&quot;)">
            <text:p/>
          </table:table-cell>
          <table:table-cell table:style-name="ce14" table:formula="of:=IF(AND([.I280]=&quot;&quot;&quot;studio&quot;&quot;&quot;;[.J280]=&quot;&quot;&quot;world&quot;&quot;&quot;);&quot;x&quot;;&quot;&quot;)">
            <text:p/>
          </table:table-cell>
          <table:table-cell table:style-name="ce14" table:formula="of:=IF(AND([.I280]=&quot;&quot;&quot;studio&quot;&quot;&quot;;[.J280]=&quot;&quot;&quot;europe&quot;&quot;&quot;);&quot;x&quot;;&quot;&quot;)" office:value-type="string" office:string-value="x">
            <text:p>x</text:p>
          </table:table-cell>
          <table:table-cell table:style-name="ce14" table:formula="of:=IF([.H280]=&quot;&quot;&quot;thirdparty&quot;&quot;&quot;;&quot;X&quot;;&quot;&quot;)">
            <text:p/>
          </table:table-cell>
          <table:table-cell table:style-name="ce14" table:formula="of:=IF([.H280]=&quot;&quot;&quot;indie&quot;&quot;&quot;;&quot;X&quot;;&quot;&quot;)">
            <text:p/>
          </table:table-cell>
          <table:table-cell table:style-name="ce14" table:formula="of:=IF([.H280]=&quot;&quot;&quot;nintendo&quot;&quot;&quot;;&quot;X&quot;;&quot;&quot;)">
            <text:p/>
          </table:table-cell>
          <table:table-cell table:style-name="ce14" table:formula="of:=IF([.H280]=&quot;&quot;&quot;sony&quot;&quot;&quot;;&quot;X&quot;;&quot;&quot;)">
            <text:p/>
          </table:table-cell>
          <table:table-cell table:style-name="ce14" table:formula="of:=IF([.H280]=&quot;&quot;&quot;microsoft&quot;&quot;&quot;;&quot;X&quot;;&quot;&quot;)">
            <text:p/>
          </table:table-cell>
          <table:table-cell table:style-name="ce14" table:formula="of:=IF([.K280]=&quot;&quot;&quot;people&quot;&quot;&quot;;&quot;X&quot;;&quot;&quot;)">
            <text:p/>
          </table:table-cell>
          <table:table-cell table:style-name="ce14" table:formula="of:=IF([.H2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LarianStudios</text:p>
          </table:table-cell>
          <table:table-cell table:formula="of:=CONCATENATE([.G281];&quot;,&quot;;[.H281];&quot;,&quot;;[.I281];&quot;,&quot;;[.J281];&quot;,&quot;;[.K281];&quot;,&quot;;[.L281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Youtube Channel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YOUTUBE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1:.X281];&quot;X&quot;)" office:value-type="float" office:value="2">
            <text:p>2</text:p>
          </table:table-cell>
          <table:table-cell table:style-name="ce14" table:formula="of:=IF(AND([.I281]=&quot;&quot;&quot;studio&quot;&quot;&quot;;[.J281]=&quot;&quot;&quot;america&quot;&quot;&quot;);&quot;x&quot;;&quot;&quot;)">
            <text:p/>
          </table:table-cell>
          <table:table-cell table:style-name="ce14" table:formula="of:=IF(AND([.I281]=&quot;&quot;&quot;studio&quot;&quot;&quot;;[.J281]=&quot;&quot;&quot;japan&quot;&quot;&quot;);&quot;x&quot;;&quot;&quot;)">
            <text:p/>
          </table:table-cell>
          <table:table-cell table:style-name="ce14" table:formula="of:=IF(AND([.I281]=&quot;&quot;&quot;studio&quot;&quot;&quot;;[.J281]=&quot;&quot;&quot;world&quot;&quot;&quot;);&quot;x&quot;;&quot;&quot;)">
            <text:p/>
          </table:table-cell>
          <table:table-cell table:style-name="ce14" table:formula="of:=IF(AND([.I281]=&quot;&quot;&quot;studio&quot;&quot;&quot;;[.J281]=&quot;&quot;&quot;europe&quot;&quot;&quot;);&quot;x&quot;;&quot;&quot;)" office:value-type="string" office:string-value="x">
            <text:p>x</text:p>
          </table:table-cell>
          <table:table-cell table:style-name="ce14" table:formula="of:=IF([.H281]=&quot;&quot;&quot;thirdparty&quot;&quot;&quot;;&quot;X&quot;;&quot;&quot;)">
            <text:p/>
          </table:table-cell>
          <table:table-cell table:style-name="ce14" table:formula="of:=IF([.H281]=&quot;&quot;&quot;indie&quot;&quot;&quot;;&quot;X&quot;;&quot;&quot;)">
            <text:p/>
          </table:table-cell>
          <table:table-cell table:style-name="ce14" table:formula="of:=IF([.H281]=&quot;&quot;&quot;nintendo&quot;&quot;&quot;;&quot;X&quot;;&quot;&quot;)">
            <text:p/>
          </table:table-cell>
          <table:table-cell table:style-name="ce14" table:formula="of:=IF([.H281]=&quot;&quot;&quot;sony&quot;&quot;&quot;;&quot;X&quot;;&quot;&quot;)">
            <text:p/>
          </table:table-cell>
          <table:table-cell table:style-name="ce14" table:formula="of:=IF([.H281]=&quot;&quot;&quot;microsoft&quot;&quot;&quot;;&quot;X&quot;;&quot;&quot;)">
            <text:p/>
          </table:table-cell>
          <table:table-cell table:style-name="ce14" table:formula="of:=IF([.K281]=&quot;&quot;&quot;people&quot;&quot;&quot;;&quot;X&quot;;&quot;&quot;)">
            <text:p/>
          </table:table-cell>
          <table:table-cell table:style-name="ce14" table:formula="of:=IF([.H28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0741978014469</text:p>
          </table:table-cell>
          <table:table-cell table:formula="of:=CONCATENATE([.G282];&quot;,&quot;;[.H282];&quot;,&quot;;[.I282];&quot;,&quot;;[.J282];&quot;,&quot;;[.K282];&quot;,&quot;;[.L282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Facebook Page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FACEBOOK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2:.X282];&quot;X&quot;)" office:value-type="float" office:value="1">
            <text:p>1</text:p>
          </table:table-cell>
          <table:table-cell table:style-name="ce14" table:formula="of:=IF(AND([.I282]=&quot;&quot;&quot;studio&quot;&quot;&quot;;[.J282]=&quot;&quot;&quot;america&quot;&quot;&quot;);&quot;x&quot;;&quot;&quot;)">
            <text:p/>
          </table:table-cell>
          <table:table-cell table:style-name="ce14" table:formula="of:=IF(AND([.I282]=&quot;&quot;&quot;studio&quot;&quot;&quot;;[.J282]=&quot;&quot;&quot;japan&quot;&quot;&quot;);&quot;x&quot;;&quot;&quot;)">
            <text:p/>
          </table:table-cell>
          <table:table-cell table:style-name="ce14" table:formula="of:=IF(AND([.I282]=&quot;&quot;&quot;studio&quot;&quot;&quot;;[.J282]=&quot;&quot;&quot;world&quot;&quot;&quot;);&quot;x&quot;;&quot;&quot;)">
            <text:p/>
          </table:table-cell>
          <table:table-cell table:style-name="ce14" table:formula="of:=IF(AND([.I282]=&quot;&quot;&quot;studio&quot;&quot;&quot;;[.J282]=&quot;&quot;&quot;europe&quot;&quot;&quot;);&quot;x&quot;;&quot;&quot;)">
            <text:p/>
          </table:table-cell>
          <table:table-cell table:style-name="ce14" table:formula="of:=IF([.H282]=&quot;&quot;&quot;thirdparty&quot;&quot;&quot;;&quot;X&quot;;&quot;&quot;)" office:value-type="string" office:string-value="X">
            <text:p>X</text:p>
          </table:table-cell>
          <table:table-cell table:style-name="ce14" table:formula="of:=IF([.H282]=&quot;&quot;&quot;indie&quot;&quot;&quot;;&quot;X&quot;;&quot;&quot;)">
            <text:p/>
          </table:table-cell>
          <table:table-cell table:style-name="ce14" table:formula="of:=IF([.H282]=&quot;&quot;&quot;nintendo&quot;&quot;&quot;;&quot;X&quot;;&quot;&quot;)">
            <text:p/>
          </table:table-cell>
          <table:table-cell table:style-name="ce14" table:formula="of:=IF([.H282]=&quot;&quot;&quot;sony&quot;&quot;&quot;;&quot;X&quot;;&quot;&quot;)">
            <text:p/>
          </table:table-cell>
          <table:table-cell table:style-name="ce14" table:formula="of:=IF([.H282]=&quot;&quot;&quot;microsoft&quot;&quot;&quot;;&quot;X&quot;;&quot;&quot;)">
            <text:p/>
          </table:table-cell>
          <table:table-cell table:style-name="ce14" table:formula="of:=IF([.K282]=&quot;&quot;&quot;people&quot;&quot;&quot;;&quot;X&quot;;&quot;&quot;)">
            <text:p/>
          </table:table-cell>
          <table:table-cell table:style-name="ce14" table:formula="of:=IF([.H2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LEVEL5_IA</text:p>
          </table:table-cell>
          <table:table-cell table:formula="of:=CONCATENATE([.G283];&quot;,&quot;;[.H283];&quot;,&quot;;[.I283];&quot;,&quot;;[.J283];&quot;,&quot;;[.K283];&quot;,&quot;;[.L283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Twitter Account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TWITTER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3:.X283];&quot;X&quot;)" office:value-type="float" office:value="1">
            <text:p>1</text:p>
          </table:table-cell>
          <table:table-cell table:style-name="ce14" table:formula="of:=IF(AND([.I283]=&quot;&quot;&quot;studio&quot;&quot;&quot;;[.J283]=&quot;&quot;&quot;america&quot;&quot;&quot;);&quot;x&quot;;&quot;&quot;)">
            <text:p/>
          </table:table-cell>
          <table:table-cell table:style-name="ce14" table:formula="of:=IF(AND([.I283]=&quot;&quot;&quot;studio&quot;&quot;&quot;;[.J283]=&quot;&quot;&quot;japan&quot;&quot;&quot;);&quot;x&quot;;&quot;&quot;)">
            <text:p/>
          </table:table-cell>
          <table:table-cell table:style-name="ce14" table:formula="of:=IF(AND([.I283]=&quot;&quot;&quot;studio&quot;&quot;&quot;;[.J283]=&quot;&quot;&quot;world&quot;&quot;&quot;);&quot;x&quot;;&quot;&quot;)">
            <text:p/>
          </table:table-cell>
          <table:table-cell table:style-name="ce14" table:formula="of:=IF(AND([.I283]=&quot;&quot;&quot;studio&quot;&quot;&quot;;[.J283]=&quot;&quot;&quot;europe&quot;&quot;&quot;);&quot;x&quot;;&quot;&quot;)">
            <text:p/>
          </table:table-cell>
          <table:table-cell table:style-name="ce14" table:formula="of:=IF([.H283]=&quot;&quot;&quot;thirdparty&quot;&quot;&quot;;&quot;X&quot;;&quot;&quot;)" office:value-type="string" office:string-value="X">
            <text:p>X</text:p>
          </table:table-cell>
          <table:table-cell table:style-name="ce14" table:formula="of:=IF([.H283]=&quot;&quot;&quot;indie&quot;&quot;&quot;;&quot;X&quot;;&quot;&quot;)">
            <text:p/>
          </table:table-cell>
          <table:table-cell table:style-name="ce14" table:formula="of:=IF([.H283]=&quot;&quot;&quot;nintendo&quot;&quot;&quot;;&quot;X&quot;;&quot;&quot;)">
            <text:p/>
          </table:table-cell>
          <table:table-cell table:style-name="ce14" table:formula="of:=IF([.H283]=&quot;&quot;&quot;sony&quot;&quot;&quot;;&quot;X&quot;;&quot;&quot;)">
            <text:p/>
          </table:table-cell>
          <table:table-cell table:style-name="ce14" table:formula="of:=IF([.H283]=&quot;&quot;&quot;microsoft&quot;&quot;&quot;;&quot;X&quot;;&quot;&quot;)">
            <text:p/>
          </table:table-cell>
          <table:table-cell table:style-name="ce14" table:formula="of:=IF([.K283]=&quot;&quot;&quot;people&quot;&quot;&quot;;&quot;X&quot;;&quot;&quot;)">
            <text:p/>
          </table:table-cell>
          <table:table-cell table:style-name="ce14" table:formula="of:=IF([.H2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Level5ch</text:p>
          </table:table-cell>
          <table:table-cell table:formula="of:=CONCATENATE([.G284];&quot;,&quot;;[.H284];&quot;,&quot;;[.I284];&quot;,&quot;;[.J284];&quot;,&quot;;[.K284];&quot;,&quot;;[.L284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Youtube Channel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YOUTUBE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4:.X284];&quot;X&quot;)" office:value-type="float" office:value="1">
            <text:p>1</text:p>
          </table:table-cell>
          <table:table-cell table:style-name="ce14" table:formula="of:=IF(AND([.I284]=&quot;&quot;&quot;studio&quot;&quot;&quot;;[.J284]=&quot;&quot;&quot;america&quot;&quot;&quot;);&quot;x&quot;;&quot;&quot;)">
            <text:p/>
          </table:table-cell>
          <table:table-cell table:style-name="ce14" table:formula="of:=IF(AND([.I284]=&quot;&quot;&quot;studio&quot;&quot;&quot;;[.J284]=&quot;&quot;&quot;japan&quot;&quot;&quot;);&quot;x&quot;;&quot;&quot;)">
            <text:p/>
          </table:table-cell>
          <table:table-cell table:style-name="ce14" table:formula="of:=IF(AND([.I284]=&quot;&quot;&quot;studio&quot;&quot;&quot;;[.J284]=&quot;&quot;&quot;world&quot;&quot;&quot;);&quot;x&quot;;&quot;&quot;)">
            <text:p/>
          </table:table-cell>
          <table:table-cell table:style-name="ce14" table:formula="of:=IF(AND([.I284]=&quot;&quot;&quot;studio&quot;&quot;&quot;;[.J284]=&quot;&quot;&quot;europe&quot;&quot;&quot;);&quot;x&quot;;&quot;&quot;)">
            <text:p/>
          </table:table-cell>
          <table:table-cell table:style-name="ce14" table:formula="of:=IF([.H284]=&quot;&quot;&quot;thirdparty&quot;&quot;&quot;;&quot;X&quot;;&quot;&quot;)" office:value-type="string" office:string-value="X">
            <text:p>X</text:p>
          </table:table-cell>
          <table:table-cell table:style-name="ce14" table:formula="of:=IF([.H284]=&quot;&quot;&quot;indie&quot;&quot;&quot;;&quot;X&quot;;&quot;&quot;)">
            <text:p/>
          </table:table-cell>
          <table:table-cell table:style-name="ce14" table:formula="of:=IF([.H284]=&quot;&quot;&quot;nintendo&quot;&quot;&quot;;&quot;X&quot;;&quot;&quot;)">
            <text:p/>
          </table:table-cell>
          <table:table-cell table:style-name="ce14" table:formula="of:=IF([.H284]=&quot;&quot;&quot;sony&quot;&quot;&quot;;&quot;X&quot;;&quot;&quot;)">
            <text:p/>
          </table:table-cell>
          <table:table-cell table:style-name="ce14" table:formula="of:=IF([.H284]=&quot;&quot;&quot;microsoft&quot;&quot;&quot;;&quot;X&quot;;&quot;&quot;)">
            <text:p/>
          </table:table-cell>
          <table:table-cell table:style-name="ce14" table:formula="of:=IF([.K284]=&quot;&quot;&quot;people&quot;&quot;&quot;;&quot;X&quot;;&quot;&quot;)">
            <text:p/>
          </table:table-cell>
          <table:table-cell table:style-name="ce14" table:formula="of:=IF([.H2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81613441114</text:p>
          </table:table-cell>
          <table:table-cell table:formula="of:=CONCATENATE([.G285];&quot;,&quot;;[.H285];&quot;,&quot;;[.I285];&quot;,&quot;;[.J285];&quot;,&quot;;[.K285];&quot;,&quot;;[.L285])" office:value-type="string" office:string-value="&quot;lexisnumerique&quot;,&quot;independent&quot;,&quot;publisher&quot;,&quot;worldwide&quot;,&quot;pr&quot;,&quot;generic&quot;">
            <text:p>"lexisnumerique","independent","publisher","worldwide","pr","generic"</text:p>
          </table:table-cell>
          <table:table-cell office:value-type="string">
            <text:p>Official Facebook Page of Lexis Numerique</text:p>
          </table:table-cell>
          <table:table-cell office:value-type="string">
            <text:p>http://www.facebook.com/lexis.numerique/info</text:p>
          </table:table-cell>
          <table:table-cell office:value-type="string">
            <text:p>In Memoriam</text:p>
          </table:table-cell>
          <table:table-cell office:value-type="string">
            <text:p>FACEBOOK</text:p>
          </table:table-cell>
          <table:table-cell office:value-type="string">
            <text:p>"lexisnumerique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5:.X285];&quot;X&quot;)" office:value-type="float" office:value="1">
            <text:p>1</text:p>
          </table:table-cell>
          <table:table-cell table:style-name="ce14" table:formula="of:=IF(AND([.I285]=&quot;&quot;&quot;studio&quot;&quot;&quot;;[.J285]=&quot;&quot;&quot;america&quot;&quot;&quot;);&quot;x&quot;;&quot;&quot;)">
            <text:p/>
          </table:table-cell>
          <table:table-cell table:style-name="ce14" table:formula="of:=IF(AND([.I285]=&quot;&quot;&quot;studio&quot;&quot;&quot;;[.J285]=&quot;&quot;&quot;japan&quot;&quot;&quot;);&quot;x&quot;;&quot;&quot;)">
            <text:p/>
          </table:table-cell>
          <table:table-cell table:style-name="ce14" table:formula="of:=IF(AND([.I285]=&quot;&quot;&quot;studio&quot;&quot;&quot;;[.J285]=&quot;&quot;&quot;world&quot;&quot;&quot;);&quot;x&quot;;&quot;&quot;)">
            <text:p/>
          </table:table-cell>
          <table:table-cell table:style-name="ce14" table:formula="of:=IF(AND([.I285]=&quot;&quot;&quot;studio&quot;&quot;&quot;;[.J285]=&quot;&quot;&quot;europe&quot;&quot;&quot;);&quot;x&quot;;&quot;&quot;)">
            <text:p/>
          </table:table-cell>
          <table:table-cell table:style-name="ce14" table:formula="of:=IF([.H285]=&quot;&quot;&quot;thirdparty&quot;&quot;&quot;;&quot;X&quot;;&quot;&quot;)">
            <text:p/>
          </table:table-cell>
          <table:table-cell table:style-name="ce14" table:formula="of:=IF([.H285]=&quot;&quot;&quot;indie&quot;&quot;&quot;;&quot;X&quot;;&quot;&quot;)">
            <text:p/>
          </table:table-cell>
          <table:table-cell table:style-name="ce14" table:formula="of:=IF([.H285]=&quot;&quot;&quot;nintendo&quot;&quot;&quot;;&quot;X&quot;;&quot;&quot;)">
            <text:p/>
          </table:table-cell>
          <table:table-cell table:style-name="ce14" table:formula="of:=IF([.H285]=&quot;&quot;&quot;sony&quot;&quot;&quot;;&quot;X&quot;;&quot;&quot;)">
            <text:p/>
          </table:table-cell>
          <table:table-cell table:style-name="ce14" table:formula="of:=IF([.H285]=&quot;&quot;&quot;microsoft&quot;&quot;&quot;;&quot;X&quot;;&quot;&quot;)">
            <text:p/>
          </table:table-cell>
          <table:table-cell table:style-name="ce14" table:formula="of:=IF([.K285]=&quot;&quot;&quot;people&quot;&quot;&quot;;&quot;X&quot;;&quot;&quot;)">
            <text:p/>
          </table:table-cell>
          <table:table-cell table:style-name="ce14" table:formula="of:=IF([.H28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exisNumerique</text:p>
          </table:table-cell>
          <table:table-cell table:formula="of:=CONCATENATE([.G286];&quot;,&quot;;[.H286];&quot;,&quot;;[.I286];&quot;,&quot;;[.J286];&quot;,&quot;;[.K286];&quot;,&quot;;[.L286])" office:value-type="string" office:string-value="&quot;lexisnumerique&quot;,&quot;independent&quot;,&quot;publisher&quot;,&quot;worldwide&quot;,&quot;pr&quot;,&quot;generic&quot;">
            <text:p>"lexisnumerique","independent","publisher","worldwide","pr","generic"</text:p>
          </table:table-cell>
          <table:table-cell office:value-type="string">
            <text:p>Official Twitter Account of Lexis Numerique</text:p>
          </table:table-cell>
          <table:table-cell office:value-type="string">
            <text:p>http://www.facebook.com/lexis.numerique/info</text:p>
          </table:table-cell>
          <table:table-cell office:value-type="string">
            <text:p>In Memoriam</text:p>
          </table:table-cell>
          <table:table-cell office:value-type="string">
            <text:p>TWITTER</text:p>
          </table:table-cell>
          <table:table-cell office:value-type="string">
            <text:p>"lexisnumerique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6:.X286];&quot;X&quot;)" office:value-type="float" office:value="1">
            <text:p>1</text:p>
          </table:table-cell>
          <table:table-cell table:style-name="ce14" table:formula="of:=IF(AND([.I286]=&quot;&quot;&quot;studio&quot;&quot;&quot;;[.J286]=&quot;&quot;&quot;america&quot;&quot;&quot;);&quot;x&quot;;&quot;&quot;)">
            <text:p/>
          </table:table-cell>
          <table:table-cell table:style-name="ce14" table:formula="of:=IF(AND([.I286]=&quot;&quot;&quot;studio&quot;&quot;&quot;;[.J286]=&quot;&quot;&quot;japan&quot;&quot;&quot;);&quot;x&quot;;&quot;&quot;)">
            <text:p/>
          </table:table-cell>
          <table:table-cell table:style-name="ce14" table:formula="of:=IF(AND([.I286]=&quot;&quot;&quot;studio&quot;&quot;&quot;;[.J286]=&quot;&quot;&quot;world&quot;&quot;&quot;);&quot;x&quot;;&quot;&quot;)">
            <text:p/>
          </table:table-cell>
          <table:table-cell table:style-name="ce14" table:formula="of:=IF(AND([.I286]=&quot;&quot;&quot;studio&quot;&quot;&quot;;[.J286]=&quot;&quot;&quot;europe&quot;&quot;&quot;);&quot;x&quot;;&quot;&quot;)">
            <text:p/>
          </table:table-cell>
          <table:table-cell table:style-name="ce14" table:formula="of:=IF([.H286]=&quot;&quot;&quot;thirdparty&quot;&quot;&quot;;&quot;X&quot;;&quot;&quot;)">
            <text:p/>
          </table:table-cell>
          <table:table-cell table:style-name="ce14" table:formula="of:=IF([.H286]=&quot;&quot;&quot;indie&quot;&quot;&quot;;&quot;X&quot;;&quot;&quot;)">
            <text:p/>
          </table:table-cell>
          <table:table-cell table:style-name="ce14" table:formula="of:=IF([.H286]=&quot;&quot;&quot;nintendo&quot;&quot;&quot;;&quot;X&quot;;&quot;&quot;)">
            <text:p/>
          </table:table-cell>
          <table:table-cell table:style-name="ce14" table:formula="of:=IF([.H286]=&quot;&quot;&quot;sony&quot;&quot;&quot;;&quot;X&quot;;&quot;&quot;)">
            <text:p/>
          </table:table-cell>
          <table:table-cell table:style-name="ce14" table:formula="of:=IF([.H286]=&quot;&quot;&quot;microsoft&quot;&quot;&quot;;&quot;X&quot;;&quot;&quot;)">
            <text:p/>
          </table:table-cell>
          <table:table-cell table:style-name="ce14" table:formula="of:=IF([.K286]=&quot;&quot;&quot;people&quot;&quot;&quot;;&quot;X&quot;;&quot;&quot;)">
            <text:p/>
          </table:table-cell>
          <table:table-cell table:style-name="ce14" table:formula="of:=IF([.H28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LionheadStudios</text:p>
          </table:table-cell>
          <table:table-cell table:formula="of:=CONCATENATE([.G287];&quot;,&quot;;[.H287];&quot;,&quot;;[.I287];&quot;,&quot;;[.J287];&quot;,&quot;;[.K287];&quot;,&quot;;[.L287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News Feed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NEWS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7:.X287];&quot;X&quot;)" office:value-type="float" office:value="2">
            <text:p>2</text:p>
          </table:table-cell>
          <table:table-cell table:style-name="ce14" table:formula="of:=IF(AND([.I287]=&quot;&quot;&quot;studio&quot;&quot;&quot;;[.J287]=&quot;&quot;&quot;america&quot;&quot;&quot;);&quot;x&quot;;&quot;&quot;)">
            <text:p/>
          </table:table-cell>
          <table:table-cell table:style-name="ce14" table:formula="of:=IF(AND([.I287]=&quot;&quot;&quot;studio&quot;&quot;&quot;;[.J287]=&quot;&quot;&quot;japan&quot;&quot;&quot;);&quot;x&quot;;&quot;&quot;)">
            <text:p/>
          </table:table-cell>
          <table:table-cell table:style-name="ce14" table:formula="of:=IF(AND([.I287]=&quot;&quot;&quot;studio&quot;&quot;&quot;;[.J287]=&quot;&quot;&quot;world&quot;&quot;&quot;);&quot;x&quot;;&quot;&quot;)">
            <text:p/>
          </table:table-cell>
          <table:table-cell table:style-name="ce14" table:formula="of:=IF(AND([.I287]=&quot;&quot;&quot;studio&quot;&quot;&quot;;[.J287]=&quot;&quot;&quot;europe&quot;&quot;&quot;);&quot;x&quot;;&quot;&quot;)" office:value-type="string" office:string-value="x">
            <text:p>x</text:p>
          </table:table-cell>
          <table:table-cell table:style-name="ce14" table:formula="of:=IF([.H287]=&quot;&quot;&quot;thirdparty&quot;&quot;&quot;;&quot;X&quot;;&quot;&quot;)">
            <text:p/>
          </table:table-cell>
          <table:table-cell table:style-name="ce14" table:formula="of:=IF([.H287]=&quot;&quot;&quot;indie&quot;&quot;&quot;;&quot;X&quot;;&quot;&quot;)">
            <text:p/>
          </table:table-cell>
          <table:table-cell table:style-name="ce14" table:formula="of:=IF([.H287]=&quot;&quot;&quot;nintendo&quot;&quot;&quot;;&quot;X&quot;;&quot;&quot;)">
            <text:p/>
          </table:table-cell>
          <table:table-cell table:style-name="ce14" table:formula="of:=IF([.H287]=&quot;&quot;&quot;sony&quot;&quot;&quot;;&quot;X&quot;;&quot;&quot;)">
            <text:p/>
          </table:table-cell>
          <table:table-cell table:style-name="ce14" table:formula="of:=IF([.H287]=&quot;&quot;&quot;microsoft&quot;&quot;&quot;;&quot;X&quot;;&quot;&quot;)" office:value-type="string" office:string-value="X">
            <text:p>X</text:p>
          </table:table-cell>
          <table:table-cell table:style-name="ce14" table:formula="of:=IF([.K287]=&quot;&quot;&quot;people&quot;&quot;&quot;;&quot;X&quot;;&quot;&quot;)">
            <text:p/>
          </table:table-cell>
          <table:table-cell table:style-name="ce14" table:formula="of:=IF([.H2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ionheadstudios</text:p>
          </table:table-cell>
          <table:table-cell table:formula="of:=CONCATENATE([.G288];&quot;,&quot;;[.H288];&quot;,&quot;;[.I288];&quot;,&quot;;[.J288];&quot;,&quot;;[.K288];&quot;,&quot;;[.L288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Twitter Account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TWITTER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8:.X288];&quot;X&quot;)" office:value-type="float" office:value="2">
            <text:p>2</text:p>
          </table:table-cell>
          <table:table-cell table:style-name="ce14" table:formula="of:=IF(AND([.I288]=&quot;&quot;&quot;studio&quot;&quot;&quot;;[.J288]=&quot;&quot;&quot;america&quot;&quot;&quot;);&quot;x&quot;;&quot;&quot;)">
            <text:p/>
          </table:table-cell>
          <table:table-cell table:style-name="ce14" table:formula="of:=IF(AND([.I288]=&quot;&quot;&quot;studio&quot;&quot;&quot;;[.J288]=&quot;&quot;&quot;japan&quot;&quot;&quot;);&quot;x&quot;;&quot;&quot;)">
            <text:p/>
          </table:table-cell>
          <table:table-cell table:style-name="ce14" table:formula="of:=IF(AND([.I288]=&quot;&quot;&quot;studio&quot;&quot;&quot;;[.J288]=&quot;&quot;&quot;world&quot;&quot;&quot;);&quot;x&quot;;&quot;&quot;)">
            <text:p/>
          </table:table-cell>
          <table:table-cell table:style-name="ce14" table:formula="of:=IF(AND([.I288]=&quot;&quot;&quot;studio&quot;&quot;&quot;;[.J288]=&quot;&quot;&quot;europe&quot;&quot;&quot;);&quot;x&quot;;&quot;&quot;)" office:value-type="string" office:string-value="x">
            <text:p>x</text:p>
          </table:table-cell>
          <table:table-cell table:style-name="ce14" table:formula="of:=IF([.H288]=&quot;&quot;&quot;thirdparty&quot;&quot;&quot;;&quot;X&quot;;&quot;&quot;)">
            <text:p/>
          </table:table-cell>
          <table:table-cell table:style-name="ce14" table:formula="of:=IF([.H288]=&quot;&quot;&quot;indie&quot;&quot;&quot;;&quot;X&quot;;&quot;&quot;)">
            <text:p/>
          </table:table-cell>
          <table:table-cell table:style-name="ce14" table:formula="of:=IF([.H288]=&quot;&quot;&quot;nintendo&quot;&quot;&quot;;&quot;X&quot;;&quot;&quot;)">
            <text:p/>
          </table:table-cell>
          <table:table-cell table:style-name="ce14" table:formula="of:=IF([.H288]=&quot;&quot;&quot;sony&quot;&quot;&quot;;&quot;X&quot;;&quot;&quot;)">
            <text:p/>
          </table:table-cell>
          <table:table-cell table:style-name="ce14" table:formula="of:=IF([.H288]=&quot;&quot;&quot;microsoft&quot;&quot;&quot;;&quot;X&quot;;&quot;&quot;)" office:value-type="string" office:string-value="X">
            <text:p>X</text:p>
          </table:table-cell>
          <table:table-cell table:style-name="ce14" table:formula="of:=IF([.K288]=&quot;&quot;&quot;people&quot;&quot;&quot;;&quot;X&quot;;&quot;&quot;)">
            <text:p/>
          </table:table-cell>
          <table:table-cell table:style-name="ce14" table:formula="of:=IF([.H2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LionheadStudios </text:p>
          </table:table-cell>
          <table:table-cell table:formula="of:=CONCATENATE([.G289];&quot;,&quot;;[.H289];&quot;,&quot;;[.I289];&quot;,&quot;;[.J289];&quot;,&quot;;[.K289];&quot;,&quot;;[.L289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Youtube Channel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YOUTUBE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9:.X289];&quot;X&quot;)" office:value-type="float" office:value="2">
            <text:p>2</text:p>
          </table:table-cell>
          <table:table-cell table:style-name="ce14" table:formula="of:=IF(AND([.I289]=&quot;&quot;&quot;studio&quot;&quot;&quot;;[.J289]=&quot;&quot;&quot;america&quot;&quot;&quot;);&quot;x&quot;;&quot;&quot;)">
            <text:p/>
          </table:table-cell>
          <table:table-cell table:style-name="ce14" table:formula="of:=IF(AND([.I289]=&quot;&quot;&quot;studio&quot;&quot;&quot;;[.J289]=&quot;&quot;&quot;japan&quot;&quot;&quot;);&quot;x&quot;;&quot;&quot;)">
            <text:p/>
          </table:table-cell>
          <table:table-cell table:style-name="ce14" table:formula="of:=IF(AND([.I289]=&quot;&quot;&quot;studio&quot;&quot;&quot;;[.J289]=&quot;&quot;&quot;world&quot;&quot;&quot;);&quot;x&quot;;&quot;&quot;)">
            <text:p/>
          </table:table-cell>
          <table:table-cell table:style-name="ce14" table:formula="of:=IF(AND([.I289]=&quot;&quot;&quot;studio&quot;&quot;&quot;;[.J289]=&quot;&quot;&quot;europe&quot;&quot;&quot;);&quot;x&quot;;&quot;&quot;)" office:value-type="string" office:string-value="x">
            <text:p>x</text:p>
          </table:table-cell>
          <table:table-cell table:style-name="ce14" table:formula="of:=IF([.H289]=&quot;&quot;&quot;thirdparty&quot;&quot;&quot;;&quot;X&quot;;&quot;&quot;)">
            <text:p/>
          </table:table-cell>
          <table:table-cell table:style-name="ce14" table:formula="of:=IF([.H289]=&quot;&quot;&quot;indie&quot;&quot;&quot;;&quot;X&quot;;&quot;&quot;)">
            <text:p/>
          </table:table-cell>
          <table:table-cell table:style-name="ce14" table:formula="of:=IF([.H289]=&quot;&quot;&quot;nintendo&quot;&quot;&quot;;&quot;X&quot;;&quot;&quot;)">
            <text:p/>
          </table:table-cell>
          <table:table-cell table:style-name="ce14" table:formula="of:=IF([.H289]=&quot;&quot;&quot;sony&quot;&quot;&quot;;&quot;X&quot;;&quot;&quot;)">
            <text:p/>
          </table:table-cell>
          <table:table-cell table:style-name="ce14" table:formula="of:=IF([.H289]=&quot;&quot;&quot;microsoft&quot;&quot;&quot;;&quot;X&quot;;&quot;&quot;)" office:value-type="string" office:string-value="X">
            <text:p>X</text:p>
          </table:table-cell>
          <table:table-cell table:style-name="ce14" table:formula="of:=IF([.K289]=&quot;&quot;&quot;people&quot;&quot;&quot;;&quot;X&quot;;&quot;&quot;)">
            <text:p/>
          </table:table-cell>
          <table:table-cell table:style-name="ce14" table:formula="of:=IF([.H2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minotaurproject.co.uk/blog/?feed=rss2</text:p>
          </table:table-cell>
          <table:table-cell table:formula="of:=CONCATENATE([.G290];&quot;,&quot;;[.H290];&quot;,&quot;;[.I290];&quot;,&quot;;[.J290];&quot;,&quot;;[.K290];&quot;,&quot;;[.L290])" office:value-type="string" office:string-value="&quot;llamasoft&quot;,&quot;indie&quot;,&quot;studio&quot;,&quot;europe&quot;,&quot;pr&quot;,&quot;generic&quot;">
            <text:p>"llamasoft","indie","studio","europe","pr","generic"</text:p>
          </table:table-cell>
          <table:table-cell office:value-type="string">
            <text:p>Official News Feed of Llamasoft</text:p>
          </table:table-cell>
          <table:table-cell table:style-name="ce7" office:value-type="string">
            <text:p>http://minotaurproject.co.uk/about.php</text:p>
          </table:table-cell>
          <table:table-cell table:style-name="Default" office:value-type="string">
            <text:p>Attack of the Mutant Camels  </text:p>
          </table:table-cell>
          <table:table-cell office:value-type="string">
            <text:p>NEWS</text:p>
          </table:table-cell>
          <table:table-cell office:value-type="string">
            <text:p>"llamasof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0:.X290];&quot;X&quot;)" office:value-type="float" office:value="2">
            <text:p>2</text:p>
          </table:table-cell>
          <table:table-cell table:style-name="ce14" table:formula="of:=IF(AND([.I290]=&quot;&quot;&quot;studio&quot;&quot;&quot;;[.J290]=&quot;&quot;&quot;america&quot;&quot;&quot;);&quot;x&quot;;&quot;&quot;)">
            <text:p/>
          </table:table-cell>
          <table:table-cell table:style-name="ce14" table:formula="of:=IF(AND([.I290]=&quot;&quot;&quot;studio&quot;&quot;&quot;;[.J290]=&quot;&quot;&quot;japan&quot;&quot;&quot;);&quot;x&quot;;&quot;&quot;)">
            <text:p/>
          </table:table-cell>
          <table:table-cell table:style-name="ce14" table:formula="of:=IF(AND([.I290]=&quot;&quot;&quot;studio&quot;&quot;&quot;;[.J290]=&quot;&quot;&quot;world&quot;&quot;&quot;);&quot;x&quot;;&quot;&quot;)">
            <text:p/>
          </table:table-cell>
          <table:table-cell table:style-name="ce14" table:formula="of:=IF(AND([.I290]=&quot;&quot;&quot;studio&quot;&quot;&quot;;[.J290]=&quot;&quot;&quot;europe&quot;&quot;&quot;);&quot;x&quot;;&quot;&quot;)" office:value-type="string" office:string-value="x">
            <text:p>x</text:p>
          </table:table-cell>
          <table:table-cell table:style-name="ce14" table:formula="of:=IF([.H290]=&quot;&quot;&quot;thirdparty&quot;&quot;&quot;;&quot;X&quot;;&quot;&quot;)">
            <text:p/>
          </table:table-cell>
          <table:table-cell table:style-name="ce14" table:formula="of:=IF([.H290]=&quot;&quot;&quot;indie&quot;&quot;&quot;;&quot;X&quot;;&quot;&quot;)" office:value-type="string" office:string-value="X">
            <text:p>X</text:p>
          </table:table-cell>
          <table:table-cell table:style-name="ce14" table:formula="of:=IF([.H290]=&quot;&quot;&quot;nintendo&quot;&quot;&quot;;&quot;X&quot;;&quot;&quot;)">
            <text:p/>
          </table:table-cell>
          <table:table-cell table:style-name="ce14" table:formula="of:=IF([.H290]=&quot;&quot;&quot;sony&quot;&quot;&quot;;&quot;X&quot;;&quot;&quot;)">
            <text:p/>
          </table:table-cell>
          <table:table-cell table:style-name="ce14" table:formula="of:=IF([.H290]=&quot;&quot;&quot;microsoft&quot;&quot;&quot;;&quot;X&quot;;&quot;&quot;)">
            <text:p/>
          </table:table-cell>
          <table:table-cell table:style-name="ce14" table:formula="of:=IF([.K290]=&quot;&quot;&quot;people&quot;&quot;&quot;;&quot;X&quot;;&quot;&quot;)">
            <text:p/>
          </table:table-cell>
          <table:table-cell table:style-name="ce14" table:formula="of:=IF([.H2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lucasarts.com/data/headlines.xml</text:p>
          </table:table-cell>
          <table:table-cell table:formula="of:=CONCATENATE([.G291];&quot;,&quot;;[.H291];&quot;,&quot;;[.I291];&quot;,&quot;;[.J291];&quot;,&quot;;[.K291];&quot;,&quot;;[.L291])" office:value-type="string" office:string-value="&quot;lucasarts&quot;,&quot;thirdparty&quot;,&quot;publisher&quot;,&quot;worldwide&quot;,&quot;pr&quot;,&quot;generic&quot;">
            <text:p>"lucasarts","thirdparty","publisher","worldwide","pr","generic"</text:p>
          </table:table-cell>
          <table:table-cell office:value-type="string">
            <text:p>Official News Feed of Lucasarts</text:p>
          </table:table-cell>
          <table:table-cell office:value-type="string">
            <text:p>http://www.lucasarts.com/company/about/page1.html</text:p>
          </table:table-cell>
          <table:table-cell office:value-type="string">
            <text:p>Monkey Island series</text:p>
          </table:table-cell>
          <table:table-cell office:value-type="string">
            <text:p>NEWS</text:p>
          </table:table-cell>
          <table:table-cell office:value-type="string">
            <text:p>"lucasart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1:.X291];&quot;X&quot;)" office:value-type="float" office:value="1">
            <text:p>1</text:p>
          </table:table-cell>
          <table:table-cell table:style-name="ce14" table:formula="of:=IF(AND([.I291]=&quot;&quot;&quot;studio&quot;&quot;&quot;;[.J291]=&quot;&quot;&quot;america&quot;&quot;&quot;);&quot;x&quot;;&quot;&quot;)">
            <text:p/>
          </table:table-cell>
          <table:table-cell table:style-name="ce14" table:formula="of:=IF(AND([.I291]=&quot;&quot;&quot;studio&quot;&quot;&quot;;[.J291]=&quot;&quot;&quot;japan&quot;&quot;&quot;);&quot;x&quot;;&quot;&quot;)">
            <text:p/>
          </table:table-cell>
          <table:table-cell table:style-name="ce14" table:formula="of:=IF(AND([.I291]=&quot;&quot;&quot;studio&quot;&quot;&quot;;[.J291]=&quot;&quot;&quot;world&quot;&quot;&quot;);&quot;x&quot;;&quot;&quot;)">
            <text:p/>
          </table:table-cell>
          <table:table-cell table:style-name="ce14" table:formula="of:=IF(AND([.I291]=&quot;&quot;&quot;studio&quot;&quot;&quot;;[.J291]=&quot;&quot;&quot;europe&quot;&quot;&quot;);&quot;x&quot;;&quot;&quot;)">
            <text:p/>
          </table:table-cell>
          <table:table-cell table:style-name="ce14" table:formula="of:=IF([.H291]=&quot;&quot;&quot;thirdparty&quot;&quot;&quot;;&quot;X&quot;;&quot;&quot;)" office:value-type="string" office:string-value="X">
            <text:p>X</text:p>
          </table:table-cell>
          <table:table-cell table:style-name="ce14" table:formula="of:=IF([.H291]=&quot;&quot;&quot;indie&quot;&quot;&quot;;&quot;X&quot;;&quot;&quot;)">
            <text:p/>
          </table:table-cell>
          <table:table-cell table:style-name="ce14" table:formula="of:=IF([.H291]=&quot;&quot;&quot;nintendo&quot;&quot;&quot;;&quot;X&quot;;&quot;&quot;)">
            <text:p/>
          </table:table-cell>
          <table:table-cell table:style-name="ce14" table:formula="of:=IF([.H291]=&quot;&quot;&quot;sony&quot;&quot;&quot;;&quot;X&quot;;&quot;&quot;)">
            <text:p/>
          </table:table-cell>
          <table:table-cell table:style-name="ce14" table:formula="of:=IF([.H291]=&quot;&quot;&quot;microsoft&quot;&quot;&quot;;&quot;X&quot;;&quot;&quot;)">
            <text:p/>
          </table:table-cell>
          <table:table-cell table:style-name="ce14" table:formula="of:=IF([.K291]=&quot;&quot;&quot;people&quot;&quot;&quot;;&quot;X&quot;;&quot;&quot;)">
            <text:p/>
          </table:table-cell>
          <table:table-cell table:style-name="ce14" table:formula="of:=IF([.H2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270363641</text:p>
          </table:table-cell>
          <table:table-cell table:formula="of:=CONCATENATE([.G292];&quot;,&quot;;[.H292];&quot;,&quot;;[.I292];&quot;,&quot;;[.J292];&quot;,&quot;;[.K292];&quot;,&quot;;[.L292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Facebook Page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FACEBOOK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2:.X292];&quot;X&quot;)" office:value-type="float" office:value="1">
            <text:p>1</text:p>
          </table:table-cell>
          <table:table-cell table:style-name="ce14" table:formula="of:=IF(AND([.I292]=&quot;&quot;&quot;studio&quot;&quot;&quot;;[.J292]=&quot;&quot;&quot;america&quot;&quot;&quot;);&quot;x&quot;;&quot;&quot;)">
            <text:p/>
          </table:table-cell>
          <table:table-cell table:style-name="ce14" table:formula="of:=IF(AND([.I292]=&quot;&quot;&quot;studio&quot;&quot;&quot;;[.J292]=&quot;&quot;&quot;japan&quot;&quot;&quot;);&quot;x&quot;;&quot;&quot;)">
            <text:p/>
          </table:table-cell>
          <table:table-cell table:style-name="ce14" table:formula="of:=IF(AND([.I292]=&quot;&quot;&quot;studio&quot;&quot;&quot;;[.J292]=&quot;&quot;&quot;world&quot;&quot;&quot;);&quot;x&quot;;&quot;&quot;)">
            <text:p/>
          </table:table-cell>
          <table:table-cell table:style-name="ce14" table:formula="of:=IF(AND([.I292]=&quot;&quot;&quot;studio&quot;&quot;&quot;;[.J292]=&quot;&quot;&quot;europe&quot;&quot;&quot;);&quot;x&quot;;&quot;&quot;)">
            <text:p/>
          </table:table-cell>
          <table:table-cell table:style-name="ce14" table:formula="of:=IF([.H292]=&quot;&quot;&quot;thirdparty&quot;&quot;&quot;;&quot;X&quot;;&quot;&quot;)" office:value-type="string" office:string-value="X">
            <text:p>X</text:p>
          </table:table-cell>
          <table:table-cell table:style-name="ce14" table:formula="of:=IF([.H292]=&quot;&quot;&quot;indie&quot;&quot;&quot;;&quot;X&quot;;&quot;&quot;)">
            <text:p/>
          </table:table-cell>
          <table:table-cell table:style-name="ce14" table:formula="of:=IF([.H292]=&quot;&quot;&quot;nintendo&quot;&quot;&quot;;&quot;X&quot;;&quot;&quot;)">
            <text:p/>
          </table:table-cell>
          <table:table-cell table:style-name="ce14" table:formula="of:=IF([.H292]=&quot;&quot;&quot;sony&quot;&quot;&quot;;&quot;X&quot;;&quot;&quot;)">
            <text:p/>
          </table:table-cell>
          <table:table-cell table:style-name="ce14" table:formula="of:=IF([.H292]=&quot;&quot;&quot;microsoft&quot;&quot;&quot;;&quot;X&quot;;&quot;&quot;)">
            <text:p/>
          </table:table-cell>
          <table:table-cell table:style-name="ce14" table:formula="of:=IF([.K292]=&quot;&quot;&quot;people&quot;&quot;&quot;;&quot;X&quot;;&quot;&quot;)">
            <text:p/>
          </table:table-cell>
          <table:table-cell table:style-name="ce14" table:formula="of:=IF([.H2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5" office:value-type="string">
            <text:p>twitter://Majesco</text:p>
          </table:table-cell>
          <table:table-cell table:formula="of:=CONCATENATE([.G293];&quot;,&quot;;[.H293];&quot;,&quot;;[.I293];&quot;,&quot;;[.J293];&quot;,&quot;;[.K293];&quot;,&quot;;[.L293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Twitter Account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TWITTER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3:.X293];&quot;X&quot;)" office:value-type="float" office:value="1">
            <text:p>1</text:p>
          </table:table-cell>
          <table:table-cell table:style-name="ce14" table:formula="of:=IF(AND([.I293]=&quot;&quot;&quot;studio&quot;&quot;&quot;;[.J293]=&quot;&quot;&quot;america&quot;&quot;&quot;);&quot;x&quot;;&quot;&quot;)">
            <text:p/>
          </table:table-cell>
          <table:table-cell table:style-name="ce14" table:formula="of:=IF(AND([.I293]=&quot;&quot;&quot;studio&quot;&quot;&quot;;[.J293]=&quot;&quot;&quot;japan&quot;&quot;&quot;);&quot;x&quot;;&quot;&quot;)">
            <text:p/>
          </table:table-cell>
          <table:table-cell table:style-name="ce14" table:formula="of:=IF(AND([.I293]=&quot;&quot;&quot;studio&quot;&quot;&quot;;[.J293]=&quot;&quot;&quot;world&quot;&quot;&quot;);&quot;x&quot;;&quot;&quot;)">
            <text:p/>
          </table:table-cell>
          <table:table-cell table:style-name="ce14" table:formula="of:=IF(AND([.I293]=&quot;&quot;&quot;studio&quot;&quot;&quot;;[.J293]=&quot;&quot;&quot;europe&quot;&quot;&quot;);&quot;x&quot;;&quot;&quot;)">
            <text:p/>
          </table:table-cell>
          <table:table-cell table:style-name="ce14" table:formula="of:=IF([.H293]=&quot;&quot;&quot;thirdparty&quot;&quot;&quot;;&quot;X&quot;;&quot;&quot;)" office:value-type="string" office:string-value="X">
            <text:p>X</text:p>
          </table:table-cell>
          <table:table-cell table:style-name="ce14" table:formula="of:=IF([.H293]=&quot;&quot;&quot;indie&quot;&quot;&quot;;&quot;X&quot;;&quot;&quot;)">
            <text:p/>
          </table:table-cell>
          <table:table-cell table:style-name="ce14" table:formula="of:=IF([.H293]=&quot;&quot;&quot;nintendo&quot;&quot;&quot;;&quot;X&quot;;&quot;&quot;)">
            <text:p/>
          </table:table-cell>
          <table:table-cell table:style-name="ce14" table:formula="of:=IF([.H293]=&quot;&quot;&quot;sony&quot;&quot;&quot;;&quot;X&quot;;&quot;&quot;)">
            <text:p/>
          </table:table-cell>
          <table:table-cell table:style-name="ce14" table:formula="of:=IF([.H293]=&quot;&quot;&quot;microsoft&quot;&quot;&quot;;&quot;X&quot;;&quot;&quot;)">
            <text:p/>
          </table:table-cell>
          <table:table-cell table:style-name="ce14" table:formula="of:=IF([.K293]=&quot;&quot;&quot;people&quot;&quot;&quot;;&quot;X&quot;;&quot;&quot;)">
            <text:p/>
          </table:table-cell>
          <table:table-cell table:style-name="ce14" table:formula="of:=IF([.H2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ajescoGames</text:p>
          </table:table-cell>
          <table:table-cell table:formula="of:=CONCATENATE([.G294];&quot;,&quot;;[.H294];&quot;,&quot;;[.I294];&quot;,&quot;;[.J294];&quot;,&quot;;[.K294];&quot;,&quot;;[.L294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Youtube Channel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YOUTUBE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4:.X294];&quot;X&quot;)" office:value-type="float" office:value="1">
            <text:p>1</text:p>
          </table:table-cell>
          <table:table-cell table:style-name="ce14" table:formula="of:=IF(AND([.I294]=&quot;&quot;&quot;studio&quot;&quot;&quot;;[.J294]=&quot;&quot;&quot;america&quot;&quot;&quot;);&quot;x&quot;;&quot;&quot;)">
            <text:p/>
          </table:table-cell>
          <table:table-cell table:style-name="ce14" table:formula="of:=IF(AND([.I294]=&quot;&quot;&quot;studio&quot;&quot;&quot;;[.J294]=&quot;&quot;&quot;japan&quot;&quot;&quot;);&quot;x&quot;;&quot;&quot;)">
            <text:p/>
          </table:table-cell>
          <table:table-cell table:style-name="ce14" table:formula="of:=IF(AND([.I294]=&quot;&quot;&quot;studio&quot;&quot;&quot;;[.J294]=&quot;&quot;&quot;world&quot;&quot;&quot;);&quot;x&quot;;&quot;&quot;)">
            <text:p/>
          </table:table-cell>
          <table:table-cell table:style-name="ce14" table:formula="of:=IF(AND([.I294]=&quot;&quot;&quot;studio&quot;&quot;&quot;;[.J294]=&quot;&quot;&quot;europe&quot;&quot;&quot;);&quot;x&quot;;&quot;&quot;)">
            <text:p/>
          </table:table-cell>
          <table:table-cell table:style-name="ce14" table:formula="of:=IF([.H294]=&quot;&quot;&quot;thirdparty&quot;&quot;&quot;;&quot;X&quot;;&quot;&quot;)" office:value-type="string" office:string-value="X">
            <text:p>X</text:p>
          </table:table-cell>
          <table:table-cell table:style-name="ce14" table:formula="of:=IF([.H294]=&quot;&quot;&quot;indie&quot;&quot;&quot;;&quot;X&quot;;&quot;&quot;)">
            <text:p/>
          </table:table-cell>
          <table:table-cell table:style-name="ce14" table:formula="of:=IF([.H294]=&quot;&quot;&quot;nintendo&quot;&quot;&quot;;&quot;X&quot;;&quot;&quot;)">
            <text:p/>
          </table:table-cell>
          <table:table-cell table:style-name="ce14" table:formula="of:=IF([.H294]=&quot;&quot;&quot;sony&quot;&quot;&quot;;&quot;X&quot;;&quot;&quot;)">
            <text:p/>
          </table:table-cell>
          <table:table-cell table:style-name="ce14" table:formula="of:=IF([.H294]=&quot;&quot;&quot;microsoft&quot;&quot;&quot;;&quot;X&quot;;&quot;&quot;)">
            <text:p/>
          </table:table-cell>
          <table:table-cell table:style-name="ce14" table:formula="of:=IF([.K294]=&quot;&quot;&quot;people&quot;&quot;&quot;;&quot;X&quot;;&quot;&quot;)">
            <text:p/>
          </table:table-cell>
          <table:table-cell table:style-name="ce14" table:formula="of:=IF([.H2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0826968327</text:p>
          </table:table-cell>
          <table:table-cell table:formula="of:=CONCATENATE([.G295];&quot;,&quot;;[.H295];&quot;,&quot;;[.I295];&quot;,&quot;;[.J295];&quot;,&quot;;[.K295];&quot;,&quot;;[.L295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Facebook Page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FACEBOOK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5:.X295];&quot;X&quot;)" office:value-type="float" office:value="2">
            <text:p>2</text:p>
          </table:table-cell>
          <table:table-cell table:style-name="ce14" table:formula="of:=IF(AND([.I295]=&quot;&quot;&quot;studio&quot;&quot;&quot;;[.J295]=&quot;&quot;&quot;america&quot;&quot;&quot;);&quot;x&quot;;&quot;&quot;)">
            <text:p/>
          </table:table-cell>
          <table:table-cell table:style-name="ce14" table:formula="of:=IF(AND([.I295]=&quot;&quot;&quot;studio&quot;&quot;&quot;;[.J295]=&quot;&quot;&quot;japan&quot;&quot;&quot;);&quot;x&quot;;&quot;&quot;)">
            <text:p/>
          </table:table-cell>
          <table:table-cell table:style-name="ce14" table:formula="of:=IF(AND([.I295]=&quot;&quot;&quot;studio&quot;&quot;&quot;;[.J295]=&quot;&quot;&quot;world&quot;&quot;&quot;);&quot;x&quot;;&quot;&quot;)">
            <text:p/>
          </table:table-cell>
          <table:table-cell table:style-name="ce14" table:formula="of:=IF(AND([.I295]=&quot;&quot;&quot;studio&quot;&quot;&quot;;[.J295]=&quot;&quot;&quot;europe&quot;&quot;&quot;);&quot;x&quot;;&quot;&quot;)" office:value-type="string" office:string-value="x">
            <text:p>x</text:p>
          </table:table-cell>
          <table:table-cell table:style-name="ce14" table:formula="of:=IF([.H295]=&quot;&quot;&quot;thirdparty&quot;&quot;&quot;;&quot;X&quot;;&quot;&quot;)">
            <text:p/>
          </table:table-cell>
          <table:table-cell table:style-name="ce14" table:formula="of:=IF([.H295]=&quot;&quot;&quot;indie&quot;&quot;&quot;;&quot;X&quot;;&quot;&quot;)">
            <text:p/>
          </table:table-cell>
          <table:table-cell table:style-name="ce14" table:formula="of:=IF([.H295]=&quot;&quot;&quot;nintendo&quot;&quot;&quot;;&quot;X&quot;;&quot;&quot;)">
            <text:p/>
          </table:table-cell>
          <table:table-cell table:style-name="ce14" table:formula="of:=IF([.H295]=&quot;&quot;&quot;sony&quot;&quot;&quot;;&quot;X&quot;;&quot;&quot;)" office:value-type="string" office:string-value="X">
            <text:p>X</text:p>
          </table:table-cell>
          <table:table-cell table:style-name="ce14" table:formula="of:=IF([.H295]=&quot;&quot;&quot;microsoft&quot;&quot;&quot;;&quot;X&quot;;&quot;&quot;)">
            <text:p/>
          </table:table-cell>
          <table:table-cell table:style-name="ce14" table:formula="of:=IF([.K295]=&quot;&quot;&quot;people&quot;&quot;&quot;;&quot;X&quot;;&quot;&quot;)">
            <text:p/>
          </table:table-cell>
          <table:table-cell table:style-name="ce14" table:formula="of:=IF([.H2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ediaMoleculeBlog</text:p>
          </table:table-cell>
          <table:table-cell table:formula="of:=CONCATENATE([.G296];&quot;,&quot;;[.H296];&quot;,&quot;;[.I296];&quot;,&quot;;[.J296];&quot;,&quot;;[.K296];&quot;,&quot;;[.L296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News Feed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NEWS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6:.X296];&quot;X&quot;)" office:value-type="float" office:value="2">
            <text:p>2</text:p>
          </table:table-cell>
          <table:table-cell table:style-name="ce14" table:formula="of:=IF(AND([.I296]=&quot;&quot;&quot;studio&quot;&quot;&quot;;[.J296]=&quot;&quot;&quot;america&quot;&quot;&quot;);&quot;x&quot;;&quot;&quot;)">
            <text:p/>
          </table:table-cell>
          <table:table-cell table:style-name="ce14" table:formula="of:=IF(AND([.I296]=&quot;&quot;&quot;studio&quot;&quot;&quot;;[.J296]=&quot;&quot;&quot;japan&quot;&quot;&quot;);&quot;x&quot;;&quot;&quot;)">
            <text:p/>
          </table:table-cell>
          <table:table-cell table:style-name="ce14" table:formula="of:=IF(AND([.I296]=&quot;&quot;&quot;studio&quot;&quot;&quot;;[.J296]=&quot;&quot;&quot;world&quot;&quot;&quot;);&quot;x&quot;;&quot;&quot;)">
            <text:p/>
          </table:table-cell>
          <table:table-cell table:style-name="ce14" table:formula="of:=IF(AND([.I296]=&quot;&quot;&quot;studio&quot;&quot;&quot;;[.J296]=&quot;&quot;&quot;europe&quot;&quot;&quot;);&quot;x&quot;;&quot;&quot;)" office:value-type="string" office:string-value="x">
            <text:p>x</text:p>
          </table:table-cell>
          <table:table-cell table:style-name="ce14" table:formula="of:=IF([.H296]=&quot;&quot;&quot;thirdparty&quot;&quot;&quot;;&quot;X&quot;;&quot;&quot;)">
            <text:p/>
          </table:table-cell>
          <table:table-cell table:style-name="ce14" table:formula="of:=IF([.H296]=&quot;&quot;&quot;indie&quot;&quot;&quot;;&quot;X&quot;;&quot;&quot;)">
            <text:p/>
          </table:table-cell>
          <table:table-cell table:style-name="ce14" table:formula="of:=IF([.H296]=&quot;&quot;&quot;nintendo&quot;&quot;&quot;;&quot;X&quot;;&quot;&quot;)">
            <text:p/>
          </table:table-cell>
          <table:table-cell table:style-name="ce14" table:formula="of:=IF([.H296]=&quot;&quot;&quot;sony&quot;&quot;&quot;;&quot;X&quot;;&quot;&quot;)" office:value-type="string" office:string-value="X">
            <text:p>X</text:p>
          </table:table-cell>
          <table:table-cell table:style-name="ce14" table:formula="of:=IF([.H296]=&quot;&quot;&quot;microsoft&quot;&quot;&quot;;&quot;X&quot;;&quot;&quot;)">
            <text:p/>
          </table:table-cell>
          <table:table-cell table:style-name="ce14" table:formula="of:=IF([.K296]=&quot;&quot;&quot;people&quot;&quot;&quot;;&quot;X&quot;;&quot;&quot;)">
            <text:p/>
          </table:table-cell>
          <table:table-cell table:style-name="ce14" table:formula="of:=IF([.H2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mLab</text:p>
          </table:table-cell>
          <table:table-cell table:formula="of:=CONCATENATE([.G297];&quot;,&quot;;[.H297];&quot;,&quot;;[.I297];&quot;,&quot;;[.J297];&quot;,&quot;;[.K297];&quot;,&quot;;[.L297])" office:value-type="string" office:string-value="&quot;mediamolecule&quot;,&quot;sony&quot;,&quot;studio&quot;,&quot;europe&quot;,&quot;devblog&quot;,&quot;generic&quot;">
            <text:p>"mediamolecule","sony","studio","europe","devblog","generic"</text:p>
          </table:table-cell>
          <table:table-cell office:value-type="string">
            <text:p>Official Media Molecule Dev News Feed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NEWS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297:.X297];&quot;X&quot;)" office:value-type="float" office:value="2">
            <text:p>2</text:p>
          </table:table-cell>
          <table:table-cell table:style-name="ce14" table:formula="of:=IF(AND([.I297]=&quot;&quot;&quot;studio&quot;&quot;&quot;;[.J297]=&quot;&quot;&quot;america&quot;&quot;&quot;);&quot;x&quot;;&quot;&quot;)">
            <text:p/>
          </table:table-cell>
          <table:table-cell table:style-name="ce14" table:formula="of:=IF(AND([.I297]=&quot;&quot;&quot;studio&quot;&quot;&quot;;[.J297]=&quot;&quot;&quot;japan&quot;&quot;&quot;);&quot;x&quot;;&quot;&quot;)">
            <text:p/>
          </table:table-cell>
          <table:table-cell table:style-name="ce14" table:formula="of:=IF(AND([.I297]=&quot;&quot;&quot;studio&quot;&quot;&quot;;[.J297]=&quot;&quot;&quot;world&quot;&quot;&quot;);&quot;x&quot;;&quot;&quot;)">
            <text:p/>
          </table:table-cell>
          <table:table-cell table:style-name="ce14" table:formula="of:=IF(AND([.I297]=&quot;&quot;&quot;studio&quot;&quot;&quot;;[.J297]=&quot;&quot;&quot;europe&quot;&quot;&quot;);&quot;x&quot;;&quot;&quot;)" office:value-type="string" office:string-value="x">
            <text:p>x</text:p>
          </table:table-cell>
          <table:table-cell table:style-name="ce14" table:formula="of:=IF([.H297]=&quot;&quot;&quot;thirdparty&quot;&quot;&quot;;&quot;X&quot;;&quot;&quot;)">
            <text:p/>
          </table:table-cell>
          <table:table-cell table:style-name="ce14" table:formula="of:=IF([.H297]=&quot;&quot;&quot;indie&quot;&quot;&quot;;&quot;X&quot;;&quot;&quot;)">
            <text:p/>
          </table:table-cell>
          <table:table-cell table:style-name="ce14" table:formula="of:=IF([.H297]=&quot;&quot;&quot;nintendo&quot;&quot;&quot;;&quot;X&quot;;&quot;&quot;)">
            <text:p/>
          </table:table-cell>
          <table:table-cell table:style-name="ce14" table:formula="of:=IF([.H297]=&quot;&quot;&quot;sony&quot;&quot;&quot;;&quot;X&quot;;&quot;&quot;)" office:value-type="string" office:string-value="X">
            <text:p>X</text:p>
          </table:table-cell>
          <table:table-cell table:style-name="ce14" table:formula="of:=IF([.H297]=&quot;&quot;&quot;microsoft&quot;&quot;&quot;;&quot;X&quot;;&quot;&quot;)">
            <text:p/>
          </table:table-cell>
          <table:table-cell table:style-name="ce14" table:formula="of:=IF([.K297]=&quot;&quot;&quot;people&quot;&quot;&quot;;&quot;X&quot;;&quot;&quot;)">
            <text:p/>
          </table:table-cell>
          <table:table-cell table:style-name="ce14" table:formula="of:=IF([.H2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diamolecule</text:p>
          </table:table-cell>
          <table:table-cell table:formula="of:=CONCATENATE([.G298];&quot;,&quot;;[.H298];&quot;,&quot;;[.I298];&quot;,&quot;;[.J298];&quot;,&quot;;[.K298];&quot;,&quot;;[.L298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Twitter Account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TWITTER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8:.X298];&quot;X&quot;)" office:value-type="float" office:value="2">
            <text:p>2</text:p>
          </table:table-cell>
          <table:table-cell table:style-name="ce14" table:formula="of:=IF(AND([.I298]=&quot;&quot;&quot;studio&quot;&quot;&quot;;[.J298]=&quot;&quot;&quot;america&quot;&quot;&quot;);&quot;x&quot;;&quot;&quot;)">
            <text:p/>
          </table:table-cell>
          <table:table-cell table:style-name="ce14" table:formula="of:=IF(AND([.I298]=&quot;&quot;&quot;studio&quot;&quot;&quot;;[.J298]=&quot;&quot;&quot;japan&quot;&quot;&quot;);&quot;x&quot;;&quot;&quot;)">
            <text:p/>
          </table:table-cell>
          <table:table-cell table:style-name="ce14" table:formula="of:=IF(AND([.I298]=&quot;&quot;&quot;studio&quot;&quot;&quot;;[.J298]=&quot;&quot;&quot;world&quot;&quot;&quot;);&quot;x&quot;;&quot;&quot;)">
            <text:p/>
          </table:table-cell>
          <table:table-cell table:style-name="ce14" table:formula="of:=IF(AND([.I298]=&quot;&quot;&quot;studio&quot;&quot;&quot;;[.J298]=&quot;&quot;&quot;europe&quot;&quot;&quot;);&quot;x&quot;;&quot;&quot;)" office:value-type="string" office:string-value="x">
            <text:p>x</text:p>
          </table:table-cell>
          <table:table-cell table:style-name="ce14" table:formula="of:=IF([.H298]=&quot;&quot;&quot;thirdparty&quot;&quot;&quot;;&quot;X&quot;;&quot;&quot;)">
            <text:p/>
          </table:table-cell>
          <table:table-cell table:style-name="ce14" table:formula="of:=IF([.H298]=&quot;&quot;&quot;indie&quot;&quot;&quot;;&quot;X&quot;;&quot;&quot;)">
            <text:p/>
          </table:table-cell>
          <table:table-cell table:style-name="ce14" table:formula="of:=IF([.H298]=&quot;&quot;&quot;nintendo&quot;&quot;&quot;;&quot;X&quot;;&quot;&quot;)">
            <text:p/>
          </table:table-cell>
          <table:table-cell table:style-name="ce14" table:formula="of:=IF([.H298]=&quot;&quot;&quot;sony&quot;&quot;&quot;;&quot;X&quot;;&quot;&quot;)" office:value-type="string" office:string-value="X">
            <text:p>X</text:p>
          </table:table-cell>
          <table:table-cell table:style-name="ce14" table:formula="of:=IF([.H298]=&quot;&quot;&quot;microsoft&quot;&quot;&quot;;&quot;X&quot;;&quot;&quot;)">
            <text:p/>
          </table:table-cell>
          <table:table-cell table:style-name="ce14" table:formula="of:=IF([.K298]=&quot;&quot;&quot;people&quot;&quot;&quot;;&quot;X&quot;;&quot;&quot;)">
            <text:p/>
          </table:table-cell>
          <table:table-cell table:style-name="ce14" table:formula="of:=IF([.H2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ediaMolecule </text:p>
          </table:table-cell>
          <table:table-cell table:formula="of:=CONCATENATE([.G299];&quot;,&quot;;[.H299];&quot;,&quot;;[.I299];&quot;,&quot;;[.J299];&quot;,&quot;;[.K299];&quot;,&quot;;[.L299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Youtube Channel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YOUTUBE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9:.X299];&quot;X&quot;)" office:value-type="float" office:value="2">
            <text:p>2</text:p>
          </table:table-cell>
          <table:table-cell table:style-name="ce14" table:formula="of:=IF(AND([.I299]=&quot;&quot;&quot;studio&quot;&quot;&quot;;[.J299]=&quot;&quot;&quot;america&quot;&quot;&quot;);&quot;x&quot;;&quot;&quot;)">
            <text:p/>
          </table:table-cell>
          <table:table-cell table:style-name="ce14" table:formula="of:=IF(AND([.I299]=&quot;&quot;&quot;studio&quot;&quot;&quot;;[.J299]=&quot;&quot;&quot;japan&quot;&quot;&quot;);&quot;x&quot;;&quot;&quot;)">
            <text:p/>
          </table:table-cell>
          <table:table-cell table:style-name="ce14" table:formula="of:=IF(AND([.I299]=&quot;&quot;&quot;studio&quot;&quot;&quot;;[.J299]=&quot;&quot;&quot;world&quot;&quot;&quot;);&quot;x&quot;;&quot;&quot;)">
            <text:p/>
          </table:table-cell>
          <table:table-cell table:style-name="ce14" table:formula="of:=IF(AND([.I299]=&quot;&quot;&quot;studio&quot;&quot;&quot;;[.J299]=&quot;&quot;&quot;europe&quot;&quot;&quot;);&quot;x&quot;;&quot;&quot;)" office:value-type="string" office:string-value="x">
            <text:p>x</text:p>
          </table:table-cell>
          <table:table-cell table:style-name="ce14" table:formula="of:=IF([.H299]=&quot;&quot;&quot;thirdparty&quot;&quot;&quot;;&quot;X&quot;;&quot;&quot;)">
            <text:p/>
          </table:table-cell>
          <table:table-cell table:style-name="ce14" table:formula="of:=IF([.H299]=&quot;&quot;&quot;indie&quot;&quot;&quot;;&quot;X&quot;;&quot;&quot;)">
            <text:p/>
          </table:table-cell>
          <table:table-cell table:style-name="ce14" table:formula="of:=IF([.H299]=&quot;&quot;&quot;nintendo&quot;&quot;&quot;;&quot;X&quot;;&quot;&quot;)">
            <text:p/>
          </table:table-cell>
          <table:table-cell table:style-name="ce14" table:formula="of:=IF([.H299]=&quot;&quot;&quot;sony&quot;&quot;&quot;;&quot;X&quot;;&quot;&quot;)" office:value-type="string" office:string-value="X">
            <text:p>X</text:p>
          </table:table-cell>
          <table:table-cell table:style-name="ce14" table:formula="of:=IF([.H299]=&quot;&quot;&quot;microsoft&quot;&quot;&quot;;&quot;X&quot;;&quot;&quot;)">
            <text:p/>
          </table:table-cell>
          <table:table-cell table:style-name="ce14" table:formula="of:=IF([.K299]=&quot;&quot;&quot;people&quot;&quot;&quot;;&quot;X&quot;;&quot;&quot;)">
            <text:p/>
          </table:table-cell>
          <table:table-cell table:style-name="ce14" table:formula="of:=IF([.H2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rcurysteam</text:p>
          </table:table-cell>
          <table:table-cell table:formula="of:=CONCATENATE([.G300];&quot;,&quot;;[.H300];&quot;,&quot;;[.I300];&quot;,&quot;;[.J300];&quot;,&quot;;[.K300];&quot;,&quot;;[.L300])" office:value-type="string" office:string-value="&quot;mercurysteam&quot;,&quot;thirdparty&quot;,&quot;studio&quot;,&quot;europe&quot;,&quot;pr&quot;,&quot;generic&quot;">
            <text:p>"mercurysteam","thirdparty","studio","europe","pr","generic"</text:p>
          </table:table-cell>
          <table:table-cell office:value-type="string">
            <text:p>Official Twitter Account of Mercury Steam</text:p>
          </table:table-cell>
          <table:table-cell office:value-type="string">
            <text:p>http://company.mercurysteam.com/html/?language_code=en</text:p>
          </table:table-cell>
          <table:table-cell office:value-type="string">
            <text:p>Castlevania: Lords of Shadow</text:p>
          </table:table-cell>
          <table:table-cell office:value-type="string">
            <text:p>TWITTER</text:p>
          </table:table-cell>
          <table:table-cell office:value-type="string">
            <text:p>"mercurystea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00:.X300];&quot;X&quot;)" office:value-type="float" office:value="2">
            <text:p>2</text:p>
          </table:table-cell>
          <table:table-cell table:style-name="ce14" table:formula="of:=IF(AND([.I300]=&quot;&quot;&quot;studio&quot;&quot;&quot;;[.J300]=&quot;&quot;&quot;america&quot;&quot;&quot;);&quot;x&quot;;&quot;&quot;)">
            <text:p/>
          </table:table-cell>
          <table:table-cell table:style-name="ce14" table:formula="of:=IF(AND([.I300]=&quot;&quot;&quot;studio&quot;&quot;&quot;;[.J300]=&quot;&quot;&quot;japan&quot;&quot;&quot;);&quot;x&quot;;&quot;&quot;)">
            <text:p/>
          </table:table-cell>
          <table:table-cell table:style-name="ce14" table:formula="of:=IF(AND([.I300]=&quot;&quot;&quot;studio&quot;&quot;&quot;;[.J300]=&quot;&quot;&quot;world&quot;&quot;&quot;);&quot;x&quot;;&quot;&quot;)">
            <text:p/>
          </table:table-cell>
          <table:table-cell table:style-name="ce14" table:formula="of:=IF(AND([.I300]=&quot;&quot;&quot;studio&quot;&quot;&quot;;[.J300]=&quot;&quot;&quot;europe&quot;&quot;&quot;);&quot;x&quot;;&quot;&quot;)" office:value-type="string" office:string-value="x">
            <text:p>x</text:p>
          </table:table-cell>
          <table:table-cell table:style-name="ce14" table:formula="of:=IF([.H300]=&quot;&quot;&quot;thirdparty&quot;&quot;&quot;;&quot;X&quot;;&quot;&quot;)" office:value-type="string" office:string-value="X">
            <text:p>X</text:p>
          </table:table-cell>
          <table:table-cell table:style-name="ce14" table:formula="of:=IF([.H300]=&quot;&quot;&quot;indie&quot;&quot;&quot;;&quot;X&quot;;&quot;&quot;)">
            <text:p/>
          </table:table-cell>
          <table:table-cell table:style-name="ce14" table:formula="of:=IF([.H300]=&quot;&quot;&quot;nintendo&quot;&quot;&quot;;&quot;X&quot;;&quot;&quot;)">
            <text:p/>
          </table:table-cell>
          <table:table-cell table:style-name="ce14" table:formula="of:=IF([.H300]=&quot;&quot;&quot;sony&quot;&quot;&quot;;&quot;X&quot;;&quot;&quot;)">
            <text:p/>
          </table:table-cell>
          <table:table-cell table:style-name="ce14" table:formula="of:=IF([.H300]=&quot;&quot;&quot;microsoft&quot;&quot;&quot;;&quot;X&quot;;&quot;&quot;)">
            <text:p/>
          </table:table-cell>
          <table:table-cell table:style-name="ce14" table:formula="of:=IF([.K300]=&quot;&quot;&quot;people&quot;&quot;&quot;;&quot;X&quot;;&quot;&quot;)">
            <text:p/>
          </table:table-cell>
          <table:table-cell table:style-name="ce14" table:formula="of:=IF([.H3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facebook://367502717404</text:p>
          </table:table-cell>
          <table:table-cell table:formula="of:=CONCATENATE([.G301];&quot;,&quot;;[.H301];&quot;,&quot;;[.I301];&quot;,&quot;;[.J301];&quot;,&quot;;[.K301];&quot;,&quot;;[.L301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Facebook Page of Microïds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FACEBOOK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1:.X301];&quot;X&quot;)" office:value-type="float" office:value="1">
            <text:p>1</text:p>
          </table:table-cell>
          <table:table-cell table:style-name="ce14" table:formula="of:=IF(AND([.I301]=&quot;&quot;&quot;studio&quot;&quot;&quot;;[.J301]=&quot;&quot;&quot;america&quot;&quot;&quot;);&quot;x&quot;;&quot;&quot;)">
            <text:p/>
          </table:table-cell>
          <table:table-cell table:style-name="ce14" table:formula="of:=IF(AND([.I301]=&quot;&quot;&quot;studio&quot;&quot;&quot;;[.J301]=&quot;&quot;&quot;japan&quot;&quot;&quot;);&quot;x&quot;;&quot;&quot;)">
            <text:p/>
          </table:table-cell>
          <table:table-cell table:style-name="ce14" table:formula="of:=IF(AND([.I301]=&quot;&quot;&quot;studio&quot;&quot;&quot;;[.J301]=&quot;&quot;&quot;world&quot;&quot;&quot;);&quot;x&quot;;&quot;&quot;)">
            <text:p/>
          </table:table-cell>
          <table:table-cell table:style-name="ce14" table:formula="of:=IF(AND([.I301]=&quot;&quot;&quot;studio&quot;&quot;&quot;;[.J301]=&quot;&quot;&quot;europe&quot;&quot;&quot;);&quot;x&quot;;&quot;&quot;)">
            <text:p/>
          </table:table-cell>
          <table:table-cell table:style-name="ce14" table:formula="of:=IF([.H301]=&quot;&quot;&quot;thirdparty&quot;&quot;&quot;;&quot;X&quot;;&quot;&quot;)" office:value-type="string" office:string-value="X">
            <text:p>X</text:p>
          </table:table-cell>
          <table:table-cell table:style-name="ce14" table:formula="of:=IF([.H301]=&quot;&quot;&quot;indie&quot;&quot;&quot;;&quot;X&quot;;&quot;&quot;)">
            <text:p/>
          </table:table-cell>
          <table:table-cell table:style-name="ce14" table:formula="of:=IF([.H301]=&quot;&quot;&quot;nintendo&quot;&quot;&quot;;&quot;X&quot;;&quot;&quot;)">
            <text:p/>
          </table:table-cell>
          <table:table-cell table:style-name="ce14" table:formula="of:=IF([.H301]=&quot;&quot;&quot;sony&quot;&quot;&quot;;&quot;X&quot;;&quot;&quot;)">
            <text:p/>
          </table:table-cell>
          <table:table-cell table:style-name="ce14" table:formula="of:=IF([.H301]=&quot;&quot;&quot;microsoft&quot;&quot;&quot;;&quot;X&quot;;&quot;&quot;)">
            <text:p/>
          </table:table-cell>
          <table:table-cell table:style-name="ce14" table:formula="of:=IF([.K301]=&quot;&quot;&quot;people&quot;&quot;&quot;;&quot;X&quot;;&quot;&quot;)">
            <text:p/>
          </table:table-cell>
          <table:table-cell table:style-name="ce14" table:formula="of:=IF([.H3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microids_off</text:p>
          </table:table-cell>
          <table:table-cell table:formula="of:=CONCATENATE([.G302];&quot;,&quot;;[.H302];&quot;,&quot;;[.I302];&quot;,&quot;;[.J302];&quot;,&quot;;[.K302];&quot;,&quot;;[.L302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Twitter Account of <text:span text:style-name="T1">Micro</text:span><text:span text:style-name="T2">ï</text:span><text:span text:style-name="T1">ds</text:span>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TWITTER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2:.X302];&quot;X&quot;)" office:value-type="float" office:value="1">
            <text:p>1</text:p>
          </table:table-cell>
          <table:table-cell table:style-name="ce14" table:formula="of:=IF(AND([.I302]=&quot;&quot;&quot;studio&quot;&quot;&quot;;[.J302]=&quot;&quot;&quot;america&quot;&quot;&quot;);&quot;x&quot;;&quot;&quot;)">
            <text:p/>
          </table:table-cell>
          <table:table-cell table:style-name="ce14" table:formula="of:=IF(AND([.I302]=&quot;&quot;&quot;studio&quot;&quot;&quot;;[.J302]=&quot;&quot;&quot;japan&quot;&quot;&quot;);&quot;x&quot;;&quot;&quot;)">
            <text:p/>
          </table:table-cell>
          <table:table-cell table:style-name="ce14" table:formula="of:=IF(AND([.I302]=&quot;&quot;&quot;studio&quot;&quot;&quot;;[.J302]=&quot;&quot;&quot;world&quot;&quot;&quot;);&quot;x&quot;;&quot;&quot;)">
            <text:p/>
          </table:table-cell>
          <table:table-cell table:style-name="ce14" table:formula="of:=IF(AND([.I302]=&quot;&quot;&quot;studio&quot;&quot;&quot;;[.J302]=&quot;&quot;&quot;europe&quot;&quot;&quot;);&quot;x&quot;;&quot;&quot;)">
            <text:p/>
          </table:table-cell>
          <table:table-cell table:style-name="ce14" table:formula="of:=IF([.H302]=&quot;&quot;&quot;thirdparty&quot;&quot;&quot;;&quot;X&quot;;&quot;&quot;)" office:value-type="string" office:string-value="X">
            <text:p>X</text:p>
          </table:table-cell>
          <table:table-cell table:style-name="ce14" table:formula="of:=IF([.H302]=&quot;&quot;&quot;indie&quot;&quot;&quot;;&quot;X&quot;;&quot;&quot;)">
            <text:p/>
          </table:table-cell>
          <table:table-cell table:style-name="ce14" table:formula="of:=IF([.H302]=&quot;&quot;&quot;nintendo&quot;&quot;&quot;;&quot;X&quot;;&quot;&quot;)">
            <text:p/>
          </table:table-cell>
          <table:table-cell table:style-name="ce14" table:formula="of:=IF([.H302]=&quot;&quot;&quot;sony&quot;&quot;&quot;;&quot;X&quot;;&quot;&quot;)">
            <text:p/>
          </table:table-cell>
          <table:table-cell table:style-name="ce14" table:formula="of:=IF([.H302]=&quot;&quot;&quot;microsoft&quot;&quot;&quot;;&quot;X&quot;;&quot;&quot;)">
            <text:p/>
          </table:table-cell>
          <table:table-cell table:style-name="ce14" table:formula="of:=IF([.K302]=&quot;&quot;&quot;people&quot;&quot;&quot;;&quot;X&quot;;&quot;&quot;)">
            <text:p/>
          </table:table-cell>
          <table:table-cell table:style-name="ce14" table:formula="of:=IF([.H3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numaninteractive</text:p>
          </table:table-cell>
          <table:table-cell table:formula="of:=CONCATENATE([.G303];&quot;,&quot;;[.H303];&quot;,&quot;;[.I303];&quot;,&quot;;[.J303];&quot;,&quot;;[.K303];&quot;,&quot;;[.L303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Youtube Channel of <text:span text:style-name="T1">Micro</text:span><text:span text:style-name="T2">ï</text:span><text:span text:style-name="T1">ds</text:span>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YOUTUBE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3:.X303];&quot;X&quot;)" office:value-type="float" office:value="1">
            <text:p>1</text:p>
          </table:table-cell>
          <table:table-cell table:style-name="ce14" table:formula="of:=IF(AND([.I303]=&quot;&quot;&quot;studio&quot;&quot;&quot;;[.J303]=&quot;&quot;&quot;america&quot;&quot;&quot;);&quot;x&quot;;&quot;&quot;)">
            <text:p/>
          </table:table-cell>
          <table:table-cell table:style-name="ce14" table:formula="of:=IF(AND([.I303]=&quot;&quot;&quot;studio&quot;&quot;&quot;;[.J303]=&quot;&quot;&quot;japan&quot;&quot;&quot;);&quot;x&quot;;&quot;&quot;)">
            <text:p/>
          </table:table-cell>
          <table:table-cell table:style-name="ce14" table:formula="of:=IF(AND([.I303]=&quot;&quot;&quot;studio&quot;&quot;&quot;;[.J303]=&quot;&quot;&quot;world&quot;&quot;&quot;);&quot;x&quot;;&quot;&quot;)">
            <text:p/>
          </table:table-cell>
          <table:table-cell table:style-name="ce14" table:formula="of:=IF(AND([.I303]=&quot;&quot;&quot;studio&quot;&quot;&quot;;[.J303]=&quot;&quot;&quot;europe&quot;&quot;&quot;);&quot;x&quot;;&quot;&quot;)">
            <text:p/>
          </table:table-cell>
          <table:table-cell table:style-name="ce14" table:formula="of:=IF([.H303]=&quot;&quot;&quot;thirdparty&quot;&quot;&quot;;&quot;X&quot;;&quot;&quot;)" office:value-type="string" office:string-value="X">
            <text:p>X</text:p>
          </table:table-cell>
          <table:table-cell table:style-name="ce14" table:formula="of:=IF([.H303]=&quot;&quot;&quot;indie&quot;&quot;&quot;;&quot;X&quot;;&quot;&quot;)">
            <text:p/>
          </table:table-cell>
          <table:table-cell table:style-name="ce14" table:formula="of:=IF([.H303]=&quot;&quot;&quot;nintendo&quot;&quot;&quot;;&quot;X&quot;;&quot;&quot;)">
            <text:p/>
          </table:table-cell>
          <table:table-cell table:style-name="ce14" table:formula="of:=IF([.H303]=&quot;&quot;&quot;sony&quot;&quot;&quot;;&quot;X&quot;;&quot;&quot;)">
            <text:p/>
          </table:table-cell>
          <table:table-cell table:style-name="ce14" table:formula="of:=IF([.H303]=&quot;&quot;&quot;microsoft&quot;&quot;&quot;;&quot;X&quot;;&quot;&quot;)">
            <text:p/>
          </table:table-cell>
          <table:table-cell table:style-name="ce14" table:formula="of:=IF([.K303]=&quot;&quot;&quot;people&quot;&quot;&quot;;&quot;X&quot;;&quot;&quot;)">
            <text:p/>
          </table:table-cell>
          <table:table-cell table:style-name="ce14" table:formula="of:=IF([.H3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547831022</text:p>
          </table:table-cell>
          <table:table-cell table:formula="of:=CONCATENATE([.G304];&quot;,&quot;;[.H304];&quot;,&quot;;[.I304];&quot;,&quot;;[.J304];&quot;,&quot;;[.K304];&quot;,&quot;;[.L304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Facebook Page of Microsoft XBOX</text:p>
          </table:table-cell>
          <table:table-cell table:number-columns-repeated="2"/>
          <table:table-cell office:value-type="string">
            <text:p>FACEBOOK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4:.X304];&quot;X&quot;)" office:value-type="float" office:value="1">
            <text:p>1</text:p>
          </table:table-cell>
          <table:table-cell table:style-name="ce14" table:formula="of:=IF(AND([.I304]=&quot;&quot;&quot;studio&quot;&quot;&quot;;[.J304]=&quot;&quot;&quot;america&quot;&quot;&quot;);&quot;x&quot;;&quot;&quot;)">
            <text:p/>
          </table:table-cell>
          <table:table-cell table:style-name="ce14" table:formula="of:=IF(AND([.I304]=&quot;&quot;&quot;studio&quot;&quot;&quot;;[.J304]=&quot;&quot;&quot;japan&quot;&quot;&quot;);&quot;x&quot;;&quot;&quot;)">
            <text:p/>
          </table:table-cell>
          <table:table-cell table:style-name="ce14" table:formula="of:=IF(AND([.I304]=&quot;&quot;&quot;studio&quot;&quot;&quot;;[.J304]=&quot;&quot;&quot;world&quot;&quot;&quot;);&quot;x&quot;;&quot;&quot;)">
            <text:p/>
          </table:table-cell>
          <table:table-cell table:style-name="ce14" table:formula="of:=IF(AND([.I304]=&quot;&quot;&quot;studio&quot;&quot;&quot;;[.J304]=&quot;&quot;&quot;europe&quot;&quot;&quot;);&quot;x&quot;;&quot;&quot;)">
            <text:p/>
          </table:table-cell>
          <table:table-cell table:style-name="ce14" table:formula="of:=IF([.H304]=&quot;&quot;&quot;thirdparty&quot;&quot;&quot;;&quot;X&quot;;&quot;&quot;)">
            <text:p/>
          </table:table-cell>
          <table:table-cell table:style-name="ce14" table:formula="of:=IF([.H304]=&quot;&quot;&quot;indie&quot;&quot;&quot;;&quot;X&quot;;&quot;&quot;)">
            <text:p/>
          </table:table-cell>
          <table:table-cell table:style-name="ce14" table:formula="of:=IF([.H304]=&quot;&quot;&quot;nintendo&quot;&quot;&quot;;&quot;X&quot;;&quot;&quot;)">
            <text:p/>
          </table:table-cell>
          <table:table-cell table:style-name="ce14" table:formula="of:=IF([.H304]=&quot;&quot;&quot;sony&quot;&quot;&quot;;&quot;X&quot;;&quot;&quot;)">
            <text:p/>
          </table:table-cell>
          <table:table-cell table:style-name="ce14" table:formula="of:=IF([.H304]=&quot;&quot;&quot;microsoft&quot;&quot;&quot;;&quot;X&quot;;&quot;&quot;)" office:value-type="string" office:string-value="X">
            <text:p>X</text:p>
          </table:table-cell>
          <table:table-cell table:style-name="ce14" table:formula="of:=IF([.K304]=&quot;&quot;&quot;people&quot;&quot;&quot;;&quot;X&quot;;&quot;&quot;)">
            <text:p/>
          </table:table-cell>
          <table:table-cell table:style-name="ce14" table:formula="of:=IF([.H3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ajorNelson</text:p>
          </table:table-cell>
          <table:table-cell table:formula="of:=CONCATENATE([.G305];&quot;,&quot;;[.H305];&quot;,&quot;;[.I305];&quot;,&quot;;[.J305];&quot;,&quot;;[.K305];&quot;,&quot;;[.L30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Larry Hryb: <text:s/>Director of Programming for XBOX Live</text:p>
          </table:table-cell>
          <table:table-cell table:number-columns-repeated="2"/>
          <table:table-cell office:value-type="string">
            <text:p>NEWS</text:p>
          </table:table-cell>
          <table:table-cell table:number-columns-repeated="2"/>
          <table:table-cell table:style-name="ce5"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05:.X305];&quot;X&quot;)" office:value-type="float" office:value="1">
            <text:p>1</text:p>
          </table:table-cell>
          <table:table-cell table:style-name="ce14" table:formula="of:=IF(AND([.I305]=&quot;&quot;&quot;studio&quot;&quot;&quot;;[.J305]=&quot;&quot;&quot;america&quot;&quot;&quot;);&quot;x&quot;;&quot;&quot;)">
            <text:p/>
          </table:table-cell>
          <table:table-cell table:style-name="ce14" table:formula="of:=IF(AND([.I305]=&quot;&quot;&quot;studio&quot;&quot;&quot;;[.J305]=&quot;&quot;&quot;japan&quot;&quot;&quot;);&quot;x&quot;;&quot;&quot;)">
            <text:p/>
          </table:table-cell>
          <table:table-cell table:style-name="ce14" table:formula="of:=IF(AND([.I305]=&quot;&quot;&quot;studio&quot;&quot;&quot;;[.J305]=&quot;&quot;&quot;world&quot;&quot;&quot;);&quot;x&quot;;&quot;&quot;)">
            <text:p/>
          </table:table-cell>
          <table:table-cell table:style-name="ce14" table:formula="of:=IF(AND([.I305]=&quot;&quot;&quot;studio&quot;&quot;&quot;;[.J305]=&quot;&quot;&quot;europe&quot;&quot;&quot;);&quot;x&quot;;&quot;&quot;)">
            <text:p/>
          </table:table-cell>
          <table:table-cell table:style-name="ce14" table:formula="of:=IF([.H305]=&quot;&quot;&quot;thirdparty&quot;&quot;&quot;;&quot;X&quot;;&quot;&quot;)">
            <text:p/>
          </table:table-cell>
          <table:table-cell table:style-name="ce14" table:formula="of:=IF([.H305]=&quot;&quot;&quot;indie&quot;&quot;&quot;;&quot;X&quot;;&quot;&quot;)">
            <text:p/>
          </table:table-cell>
          <table:table-cell table:style-name="ce14" table:formula="of:=IF([.H305]=&quot;&quot;&quot;nintendo&quot;&quot;&quot;;&quot;X&quot;;&quot;&quot;)">
            <text:p/>
          </table:table-cell>
          <table:table-cell table:style-name="ce14" table:formula="of:=IF([.H305]=&quot;&quot;&quot;sony&quot;&quot;&quot;;&quot;X&quot;;&quot;&quot;)">
            <text:p/>
          </table:table-cell>
          <table:table-cell table:style-name="ce14" table:formula="of:=IF([.H305]=&quot;&quot;&quot;microsoft&quot;&quot;&quot;;&quot;X&quot;;&quot;&quot;)">
            <text:p/>
          </table:table-cell>
          <table:table-cell table:style-name="ce14" table:formula="of:=IF([.K305]=&quot;&quot;&quot;people&quot;&quot;&quot;;&quot;X&quot;;&quot;&quot;)" office:value-type="string" office:string-value="X">
            <text:p>X</text:p>
          </table:table-cell>
          <table:table-cell table:style-name="ce14" table:formula="of:=IF([.H3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ajornelson</text:p>
          </table:table-cell>
          <table:table-cell table:formula="of:=CONCATENATE([.G306];&quot;,&quot;;[.H306];&quot;,&quot;;[.I306];&quot;,&quot;;[.J306];&quot;,&quot;;[.K306];&quot;,&quot;;[.L30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Larry Hryb: Director of Programming for XBOX Live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2"/>
          <table:table-cell table:style-name="ce5"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06:.X306];&quot;X&quot;)" office:value-type="float" office:value="1">
            <text:p>1</text:p>
          </table:table-cell>
          <table:table-cell table:style-name="ce14" table:formula="of:=IF(AND([.I306]=&quot;&quot;&quot;studio&quot;&quot;&quot;;[.J306]=&quot;&quot;&quot;america&quot;&quot;&quot;);&quot;x&quot;;&quot;&quot;)">
            <text:p/>
          </table:table-cell>
          <table:table-cell table:style-name="ce14" table:formula="of:=IF(AND([.I306]=&quot;&quot;&quot;studio&quot;&quot;&quot;;[.J306]=&quot;&quot;&quot;japan&quot;&quot;&quot;);&quot;x&quot;;&quot;&quot;)">
            <text:p/>
          </table:table-cell>
          <table:table-cell table:style-name="ce14" table:formula="of:=IF(AND([.I306]=&quot;&quot;&quot;studio&quot;&quot;&quot;;[.J306]=&quot;&quot;&quot;world&quot;&quot;&quot;);&quot;x&quot;;&quot;&quot;)">
            <text:p/>
          </table:table-cell>
          <table:table-cell table:style-name="ce14" table:formula="of:=IF(AND([.I306]=&quot;&quot;&quot;studio&quot;&quot;&quot;;[.J306]=&quot;&quot;&quot;europe&quot;&quot;&quot;);&quot;x&quot;;&quot;&quot;)">
            <text:p/>
          </table:table-cell>
          <table:table-cell table:style-name="ce14" table:formula="of:=IF([.H306]=&quot;&quot;&quot;thirdparty&quot;&quot;&quot;;&quot;X&quot;;&quot;&quot;)">
            <text:p/>
          </table:table-cell>
          <table:table-cell table:style-name="ce14" table:formula="of:=IF([.H306]=&quot;&quot;&quot;indie&quot;&quot;&quot;;&quot;X&quot;;&quot;&quot;)">
            <text:p/>
          </table:table-cell>
          <table:table-cell table:style-name="ce14" table:formula="of:=IF([.H306]=&quot;&quot;&quot;nintendo&quot;&quot;&quot;;&quot;X&quot;;&quot;&quot;)">
            <text:p/>
          </table:table-cell>
          <table:table-cell table:style-name="ce14" table:formula="of:=IF([.H306]=&quot;&quot;&quot;sony&quot;&quot;&quot;;&quot;X&quot;;&quot;&quot;)">
            <text:p/>
          </table:table-cell>
          <table:table-cell table:style-name="ce14" table:formula="of:=IF([.H306]=&quot;&quot;&quot;microsoft&quot;&quot;&quot;;&quot;X&quot;;&quot;&quot;)">
            <text:p/>
          </table:table-cell>
          <table:table-cell table:style-name="ce14" table:formula="of:=IF([.K306]=&quot;&quot;&quot;people&quot;&quot;&quot;;&quot;X&quot;;&quot;&quot;)" office:value-type="string" office:string-value="X">
            <text:p>X</text:p>
          </table:table-cell>
          <table:table-cell table:style-name="ce14" table:formula="of:=IF([.H3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XBOX</text:p>
          </table:table-cell>
          <table:table-cell table:formula="of:=CONCATENATE([.G307];&quot;,&quot;;[.H307];&quot;,&quot;;[.I307];&quot;,&quot;;[.J307];&quot;,&quot;;[.K307];&quot;,&quot;;[.L307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Twitter Account of Microsoft XBOX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7:.X307];&quot;X&quot;)" office:value-type="float" office:value="1">
            <text:p>1</text:p>
          </table:table-cell>
          <table:table-cell table:style-name="ce14" table:formula="of:=IF(AND([.I307]=&quot;&quot;&quot;studio&quot;&quot;&quot;;[.J307]=&quot;&quot;&quot;america&quot;&quot;&quot;);&quot;x&quot;;&quot;&quot;)">
            <text:p/>
          </table:table-cell>
          <table:table-cell table:style-name="ce14" table:formula="of:=IF(AND([.I307]=&quot;&quot;&quot;studio&quot;&quot;&quot;;[.J307]=&quot;&quot;&quot;japan&quot;&quot;&quot;);&quot;x&quot;;&quot;&quot;)">
            <text:p/>
          </table:table-cell>
          <table:table-cell table:style-name="ce14" table:formula="of:=IF(AND([.I307]=&quot;&quot;&quot;studio&quot;&quot;&quot;;[.J307]=&quot;&quot;&quot;world&quot;&quot;&quot;);&quot;x&quot;;&quot;&quot;)">
            <text:p/>
          </table:table-cell>
          <table:table-cell table:style-name="ce14" table:formula="of:=IF(AND([.I307]=&quot;&quot;&quot;studio&quot;&quot;&quot;;[.J307]=&quot;&quot;&quot;europe&quot;&quot;&quot;);&quot;x&quot;;&quot;&quot;)">
            <text:p/>
          </table:table-cell>
          <table:table-cell table:style-name="ce14" table:formula="of:=IF([.H307]=&quot;&quot;&quot;thirdparty&quot;&quot;&quot;;&quot;X&quot;;&quot;&quot;)">
            <text:p/>
          </table:table-cell>
          <table:table-cell table:style-name="ce14" table:formula="of:=IF([.H307]=&quot;&quot;&quot;indie&quot;&quot;&quot;;&quot;X&quot;;&quot;&quot;)">
            <text:p/>
          </table:table-cell>
          <table:table-cell table:style-name="ce14" table:formula="of:=IF([.H307]=&quot;&quot;&quot;nintendo&quot;&quot;&quot;;&quot;X&quot;;&quot;&quot;)">
            <text:p/>
          </table:table-cell>
          <table:table-cell table:style-name="ce14" table:formula="of:=IF([.H307]=&quot;&quot;&quot;sony&quot;&quot;&quot;;&quot;X&quot;;&quot;&quot;)">
            <text:p/>
          </table:table-cell>
          <table:table-cell table:style-name="ce14" table:formula="of:=IF([.H307]=&quot;&quot;&quot;microsoft&quot;&quot;&quot;;&quot;X&quot;;&quot;&quot;)" office:value-type="string" office:string-value="X">
            <text:p>X</text:p>
          </table:table-cell>
          <table:table-cell table:style-name="ce14" table:formula="of:=IF([.K307]=&quot;&quot;&quot;people&quot;&quot;&quot;;&quot;X&quot;;&quot;&quot;)">
            <text:p/>
          </table:table-cell>
          <table:table-cell table:style-name="ce14" table:formula="of:=IF([.H3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xbox</text:p>
          </table:table-cell>
          <table:table-cell table:formula="of:=CONCATENATE([.G308];&quot;,&quot;;[.H308];&quot;,&quot;;[.I308];&quot;,&quot;;[.J308];&quot;,&quot;;[.K308];&quot;,&quot;;[.L308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Youtube Channel of Microsoft XBOX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8:.X308];&quot;X&quot;)" office:value-type="float" office:value="1">
            <text:p>1</text:p>
          </table:table-cell>
          <table:table-cell table:style-name="ce14" table:formula="of:=IF(AND([.I308]=&quot;&quot;&quot;studio&quot;&quot;&quot;;[.J308]=&quot;&quot;&quot;america&quot;&quot;&quot;);&quot;x&quot;;&quot;&quot;)">
            <text:p/>
          </table:table-cell>
          <table:table-cell table:style-name="ce14" table:formula="of:=IF(AND([.I308]=&quot;&quot;&quot;studio&quot;&quot;&quot;;[.J308]=&quot;&quot;&quot;japan&quot;&quot;&quot;);&quot;x&quot;;&quot;&quot;)">
            <text:p/>
          </table:table-cell>
          <table:table-cell table:style-name="ce14" table:formula="of:=IF(AND([.I308]=&quot;&quot;&quot;studio&quot;&quot;&quot;;[.J308]=&quot;&quot;&quot;world&quot;&quot;&quot;);&quot;x&quot;;&quot;&quot;)">
            <text:p/>
          </table:table-cell>
          <table:table-cell table:style-name="ce14" table:formula="of:=IF(AND([.I308]=&quot;&quot;&quot;studio&quot;&quot;&quot;;[.J308]=&quot;&quot;&quot;europe&quot;&quot;&quot;);&quot;x&quot;;&quot;&quot;)">
            <text:p/>
          </table:table-cell>
          <table:table-cell table:style-name="ce14" table:formula="of:=IF([.H308]=&quot;&quot;&quot;thirdparty&quot;&quot;&quot;;&quot;X&quot;;&quot;&quot;)">
            <text:p/>
          </table:table-cell>
          <table:table-cell table:style-name="ce14" table:formula="of:=IF([.H308]=&quot;&quot;&quot;indie&quot;&quot;&quot;;&quot;X&quot;;&quot;&quot;)">
            <text:p/>
          </table:table-cell>
          <table:table-cell table:style-name="ce14" table:formula="of:=IF([.H308]=&quot;&quot;&quot;nintendo&quot;&quot;&quot;;&quot;X&quot;;&quot;&quot;)">
            <text:p/>
          </table:table-cell>
          <table:table-cell table:style-name="ce14" table:formula="of:=IF([.H308]=&quot;&quot;&quot;sony&quot;&quot;&quot;;&quot;X&quot;;&quot;&quot;)">
            <text:p/>
          </table:table-cell>
          <table:table-cell table:style-name="ce14" table:formula="of:=IF([.H308]=&quot;&quot;&quot;microsoft&quot;&quot;&quot;;&quot;X&quot;;&quot;&quot;)" office:value-type="string" office:string-value="X">
            <text:p>X</text:p>
          </table:table-cell>
          <table:table-cell table:style-name="ce14" table:formula="of:=IF([.K308]=&quot;&quot;&quot;people&quot;&quot;&quot;;&quot;X&quot;;&quot;&quot;)">
            <text:p/>
          </table:table-cell>
          <table:table-cell table:style-name="ce14" table:formula="of:=IF([.H3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lestoneItaly</text:p>
          </table:table-cell>
          <table:table-cell table:formula="of:=CONCATENATE([.G309];&quot;,&quot;;[.H309];&quot;,&quot;;[.I309];&quot;,&quot;;[.J309];&quot;,&quot;;[.K309];&quot;,&quot;;[.L309])" office:value-type="string" office:string-value="&quot;milestone&quot;,&quot;independent&quot;,&quot;studio&quot;,&quot;europe&quot;,&quot;pr&quot;,&quot;racing&quot;">
            <text:p>"milestone","independent","studio","europe","pr","racing"</text:p>
          </table:table-cell>
          <table:table-cell office:value-type="string">
            <text:p>Official Twitter Account of Milestone</text:p>
          </table:table-cell>
          <table:table-cell office:value-type="string">
            <text:p>http://www.milestone.it/EN-us/company.htm</text:p>
          </table:table-cell>
          <table:table-cell table:style-name="ce3" office:value-type="string">
            <text:p>World Rally Championship  </text:p>
          </table:table-cell>
          <table:table-cell office:value-type="string">
            <text:p>TWITTER</text:p>
          </table:table-cell>
          <table:table-cell office:value-type="string">
            <text:p>"milesto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09:.X309];&quot;X&quot;)" office:value-type="float" office:value="2">
            <text:p>2</text:p>
          </table:table-cell>
          <table:table-cell table:style-name="ce14" table:formula="of:=IF(AND([.I309]=&quot;&quot;&quot;studio&quot;&quot;&quot;;[.J309]=&quot;&quot;&quot;america&quot;&quot;&quot;);&quot;x&quot;;&quot;&quot;)">
            <text:p/>
          </table:table-cell>
          <table:table-cell table:style-name="ce14" table:formula="of:=IF(AND([.I309]=&quot;&quot;&quot;studio&quot;&quot;&quot;;[.J309]=&quot;&quot;&quot;japan&quot;&quot;&quot;);&quot;x&quot;;&quot;&quot;)">
            <text:p/>
          </table:table-cell>
          <table:table-cell table:style-name="ce14" table:formula="of:=IF(AND([.I309]=&quot;&quot;&quot;studio&quot;&quot;&quot;;[.J309]=&quot;&quot;&quot;world&quot;&quot;&quot;);&quot;x&quot;;&quot;&quot;)">
            <text:p/>
          </table:table-cell>
          <table:table-cell table:style-name="ce14" table:formula="of:=IF(AND([.I309]=&quot;&quot;&quot;studio&quot;&quot;&quot;;[.J309]=&quot;&quot;&quot;europe&quot;&quot;&quot;);&quot;x&quot;;&quot;&quot;)" office:value-type="string" office:string-value="x">
            <text:p>x</text:p>
          </table:table-cell>
          <table:table-cell table:style-name="ce14" table:formula="of:=IF([.H309]=&quot;&quot;&quot;thirdparty&quot;&quot;&quot;;&quot;X&quot;;&quot;&quot;)">
            <text:p/>
          </table:table-cell>
          <table:table-cell table:style-name="ce14" table:formula="of:=IF([.H309]=&quot;&quot;&quot;indie&quot;&quot;&quot;;&quot;X&quot;;&quot;&quot;)">
            <text:p/>
          </table:table-cell>
          <table:table-cell table:style-name="ce14" table:formula="of:=IF([.H309]=&quot;&quot;&quot;nintendo&quot;&quot;&quot;;&quot;X&quot;;&quot;&quot;)">
            <text:p/>
          </table:table-cell>
          <table:table-cell table:style-name="ce14" table:formula="of:=IF([.H309]=&quot;&quot;&quot;sony&quot;&quot;&quot;;&quot;X&quot;;&quot;&quot;)">
            <text:p/>
          </table:table-cell>
          <table:table-cell table:style-name="ce14" table:formula="of:=IF([.H309]=&quot;&quot;&quot;microsoft&quot;&quot;&quot;;&quot;X&quot;;&quot;&quot;)">
            <text:p/>
          </table:table-cell>
          <table:table-cell table:style-name="ce14" table:formula="of:=IF([.K309]=&quot;&quot;&quot;people&quot;&quot;&quot;;&quot;X&quot;;&quot;&quot;)">
            <text:p/>
          </table:table-cell>
          <table:table-cell table:style-name="ce14" table:formula="of:=IF([.H30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69086230</text:p>
          </table:table-cell>
          <table:table-cell table:formula="of:=CONCATENATE([.G310];&quot;,&quot;;[.H310];&quot;,&quot;;[.I310];&quot;,&quot;;[.J310];&quot;,&quot;;[.K310];&quot;,&quot;;[.L31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Facebook Page of Hironobu Sakaguchi: Game Designer &amp; Creator of the Final Fantasy Series</text:p>
          </table:table-cell>
          <table:table-cell/>
          <table:table-cell office:value-type="string">
            <text:p>Final Fantasy series</text:p>
          </table:table-cell>
          <table:table-cell office:value-type="string">
            <text:p>FACEBOOK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10:.X310];&quot;X&quot;)" office:value-type="float" office:value="1">
            <text:p>1</text:p>
          </table:table-cell>
          <table:table-cell table:style-name="ce14" table:formula="of:=IF(AND([.I310]=&quot;&quot;&quot;studio&quot;&quot;&quot;;[.J310]=&quot;&quot;&quot;america&quot;&quot;&quot;);&quot;x&quot;;&quot;&quot;)">
            <text:p/>
          </table:table-cell>
          <table:table-cell table:style-name="ce14" table:formula="of:=IF(AND([.I310]=&quot;&quot;&quot;studio&quot;&quot;&quot;;[.J310]=&quot;&quot;&quot;japan&quot;&quot;&quot;);&quot;x&quot;;&quot;&quot;)">
            <text:p/>
          </table:table-cell>
          <table:table-cell table:style-name="ce14" table:formula="of:=IF(AND([.I310]=&quot;&quot;&quot;studio&quot;&quot;&quot;;[.J310]=&quot;&quot;&quot;world&quot;&quot;&quot;);&quot;x&quot;;&quot;&quot;)">
            <text:p/>
          </table:table-cell>
          <table:table-cell table:style-name="ce14" table:formula="of:=IF(AND([.I310]=&quot;&quot;&quot;studio&quot;&quot;&quot;;[.J310]=&quot;&quot;&quot;europe&quot;&quot;&quot;);&quot;x&quot;;&quot;&quot;)">
            <text:p/>
          </table:table-cell>
          <table:table-cell table:style-name="ce14" table:formula="of:=IF([.H310]=&quot;&quot;&quot;thirdparty&quot;&quot;&quot;;&quot;X&quot;;&quot;&quot;)">
            <text:p/>
          </table:table-cell>
          <table:table-cell table:style-name="ce14" table:formula="of:=IF([.H310]=&quot;&quot;&quot;indie&quot;&quot;&quot;;&quot;X&quot;;&quot;&quot;)">
            <text:p/>
          </table:table-cell>
          <table:table-cell table:style-name="ce14" table:formula="of:=IF([.H310]=&quot;&quot;&quot;nintendo&quot;&quot;&quot;;&quot;X&quot;;&quot;&quot;)">
            <text:p/>
          </table:table-cell>
          <table:table-cell table:style-name="ce14" table:formula="of:=IF([.H310]=&quot;&quot;&quot;sony&quot;&quot;&quot;;&quot;X&quot;;&quot;&quot;)">
            <text:p/>
          </table:table-cell>
          <table:table-cell table:style-name="ce14" table:formula="of:=IF([.H310]=&quot;&quot;&quot;microsoft&quot;&quot;&quot;;&quot;X&quot;;&quot;&quot;)">
            <text:p/>
          </table:table-cell>
          <table:table-cell table:style-name="ce14" table:formula="of:=IF([.K310]=&quot;&quot;&quot;people&quot;&quot;&quot;;&quot;X&quot;;&quot;&quot;)" office:value-type="string" office:string-value="X">
            <text:p>X</text:p>
          </table:table-cell>
          <table:table-cell table:style-name="ce14" table:formula="of:=IF([.H3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04006412960321</text:p>
          </table:table-cell>
          <table:table-cell table:formula="of:=CONCATENATE([.G311];&quot;,&quot;;[.H311];&quot;,&quot;;[.I311];&quot;,&quot;;[.J311];&quot;,&quot;;[.K311];&quot;,&quot;;[.L311])" office:value-type="string" office:string-value="&quot;mistwalker&quot;,&quot;thirdparty&quot;,&quot;studio&quot;,&quot;japan&quot;,&quot;pr&quot;,&quot;generic&quot;">
            <text:p>"mistwalker","thirdparty","studio","japan","pr","generic"</text:p>
          </table:table-cell>
          <table:table-cell office:value-type="string">
            <text:p>Official Facebook Page of Mistwalker</text:p>
          </table:table-cell>
          <table:table-cell office:value-type="string">
            <text:p>http://www.mistwalkercorp.com/index.html</text:p>
          </table:table-cell>
          <table:table-cell office:value-type="string">
            <text:p>The Last Story</text:p>
          </table:table-cell>
          <table:table-cell office:value-type="string">
            <text:p>FACEBOOK</text:p>
          </table:table-cell>
          <table:table-cell office:value-type="string">
            <text:p>"mistwalk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1:.X311];&quot;X&quot;)" office:value-type="float" office:value="2">
            <text:p>2</text:p>
          </table:table-cell>
          <table:table-cell table:style-name="ce14" table:formula="of:=IF(AND([.I311]=&quot;&quot;&quot;studio&quot;&quot;&quot;;[.J311]=&quot;&quot;&quot;america&quot;&quot;&quot;);&quot;x&quot;;&quot;&quot;)">
            <text:p/>
          </table:table-cell>
          <table:table-cell table:style-name="ce14" table:formula="of:=IF(AND([.I311]=&quot;&quot;&quot;studio&quot;&quot;&quot;;[.J311]=&quot;&quot;&quot;japan&quot;&quot;&quot;);&quot;x&quot;;&quot;&quot;)" office:value-type="string" office:string-value="x">
            <text:p>x</text:p>
          </table:table-cell>
          <table:table-cell table:style-name="ce14" table:formula="of:=IF(AND([.I311]=&quot;&quot;&quot;studio&quot;&quot;&quot;;[.J311]=&quot;&quot;&quot;world&quot;&quot;&quot;);&quot;x&quot;;&quot;&quot;)">
            <text:p/>
          </table:table-cell>
          <table:table-cell table:style-name="ce14" table:formula="of:=IF(AND([.I311]=&quot;&quot;&quot;studio&quot;&quot;&quot;;[.J311]=&quot;&quot;&quot;europe&quot;&quot;&quot;);&quot;x&quot;;&quot;&quot;)">
            <text:p/>
          </table:table-cell>
          <table:table-cell table:style-name="ce14" table:formula="of:=IF([.H311]=&quot;&quot;&quot;thirdparty&quot;&quot;&quot;;&quot;X&quot;;&quot;&quot;)" office:value-type="string" office:string-value="X">
            <text:p>X</text:p>
          </table:table-cell>
          <table:table-cell table:style-name="ce14" table:formula="of:=IF([.H311]=&quot;&quot;&quot;indie&quot;&quot;&quot;;&quot;X&quot;;&quot;&quot;)">
            <text:p/>
          </table:table-cell>
          <table:table-cell table:style-name="ce14" table:formula="of:=IF([.H311]=&quot;&quot;&quot;nintendo&quot;&quot;&quot;;&quot;X&quot;;&quot;&quot;)">
            <text:p/>
          </table:table-cell>
          <table:table-cell table:style-name="ce14" table:formula="of:=IF([.H311]=&quot;&quot;&quot;sony&quot;&quot;&quot;;&quot;X&quot;;&quot;&quot;)">
            <text:p/>
          </table:table-cell>
          <table:table-cell table:style-name="ce14" table:formula="of:=IF([.H311]=&quot;&quot;&quot;microsoft&quot;&quot;&quot;;&quot;X&quot;;&quot;&quot;)">
            <text:p/>
          </table:table-cell>
          <table:table-cell table:style-name="ce14" table:formula="of:=IF([.K311]=&quot;&quot;&quot;people&quot;&quot;&quot;;&quot;X&quot;;&quot;&quot;)">
            <text:p/>
          </table:table-cell>
          <table:table-cell table:style-name="ce14" table:formula="of:=IF([.H3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uuo</text:p>
          </table:table-cell>
          <table:table-cell table:style-name="ce7" table:formula="of:=CONCATENATE([.G312];&quot;,&quot;;[.H312];&quot;,&quot;;[.I312];&quot;,&quot;;[.J312];&quot;,&quot;;[.K312];&quot;,&quot;;[.L312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Hironobu Sakaguchi: Game Designer &amp; Creator of the Final Fantasy Series</text:p>
          </table:table-cell>
          <table:table-cell/>
          <table:table-cell office:value-type="string">
            <text:p>Final Fantasy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12:.X312];&quot;X&quot;)" office:value-type="float" office:value="1">
            <text:p>1</text:p>
          </table:table-cell>
          <table:table-cell table:style-name="ce14" table:formula="of:=IF(AND([.I312]=&quot;&quot;&quot;studio&quot;&quot;&quot;;[.J312]=&quot;&quot;&quot;america&quot;&quot;&quot;);&quot;x&quot;;&quot;&quot;)">
            <text:p/>
          </table:table-cell>
          <table:table-cell table:style-name="ce14" table:formula="of:=IF(AND([.I312]=&quot;&quot;&quot;studio&quot;&quot;&quot;;[.J312]=&quot;&quot;&quot;japan&quot;&quot;&quot;);&quot;x&quot;;&quot;&quot;)">
            <text:p/>
          </table:table-cell>
          <table:table-cell table:style-name="ce14" table:formula="of:=IF(AND([.I312]=&quot;&quot;&quot;studio&quot;&quot;&quot;;[.J312]=&quot;&quot;&quot;world&quot;&quot;&quot;);&quot;x&quot;;&quot;&quot;)">
            <text:p/>
          </table:table-cell>
          <table:table-cell table:style-name="ce14" table:formula="of:=IF(AND([.I312]=&quot;&quot;&quot;studio&quot;&quot;&quot;;[.J312]=&quot;&quot;&quot;europe&quot;&quot;&quot;);&quot;x&quot;;&quot;&quot;)">
            <text:p/>
          </table:table-cell>
          <table:table-cell table:style-name="ce14" table:formula="of:=IF([.H312]=&quot;&quot;&quot;thirdparty&quot;&quot;&quot;;&quot;X&quot;;&quot;&quot;)">
            <text:p/>
          </table:table-cell>
          <table:table-cell table:style-name="ce14" table:formula="of:=IF([.H312]=&quot;&quot;&quot;indie&quot;&quot;&quot;;&quot;X&quot;;&quot;&quot;)">
            <text:p/>
          </table:table-cell>
          <table:table-cell table:style-name="ce14" table:formula="of:=IF([.H312]=&quot;&quot;&quot;nintendo&quot;&quot;&quot;;&quot;X&quot;;&quot;&quot;)">
            <text:p/>
          </table:table-cell>
          <table:table-cell table:style-name="ce14" table:formula="of:=IF([.H312]=&quot;&quot;&quot;sony&quot;&quot;&quot;;&quot;X&quot;;&quot;&quot;)">
            <text:p/>
          </table:table-cell>
          <table:table-cell table:style-name="ce14" table:formula="of:=IF([.H312]=&quot;&quot;&quot;microsoft&quot;&quot;&quot;;&quot;X&quot;;&quot;&quot;)">
            <text:p/>
          </table:table-cell>
          <table:table-cell table:style-name="ce14" table:formula="of:=IF([.K312]=&quot;&quot;&quot;people&quot;&quot;&quot;;&quot;X&quot;;&quot;&quot;)" office:value-type="string" office:string-value="X">
            <text:p>X</text:p>
          </table:table-cell>
          <table:table-cell table:style-name="ce14" table:formula="of:=IF([.H3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stwalker</text:p>
          </table:table-cell>
          <table:table-cell table:formula="of:=CONCATENATE([.G313];&quot;,&quot;;[.H313];&quot;,&quot;;[.I313];&quot;,&quot;;[.J313];&quot;,&quot;;[.K313];&quot;,&quot;;[.L313])" office:value-type="string" office:string-value="&quot;mistwalker&quot;,&quot;thirdparty&quot;,&quot;studio&quot;,&quot;japan&quot;,&quot;pr&quot;,&quot;generic&quot;">
            <text:p>"mistwalker","thirdparty","studio","japan","pr","generic"</text:p>
          </table:table-cell>
          <table:table-cell office:value-type="string">
            <text:p>Official Twitter Account of Mistwalker</text:p>
          </table:table-cell>
          <table:table-cell office:value-type="string">
            <text:p>http://www.mistwalkercorp.com/index.html</text:p>
          </table:table-cell>
          <table:table-cell office:value-type="string">
            <text:p>The Last Story</text:p>
          </table:table-cell>
          <table:table-cell office:value-type="string">
            <text:p>TWITTER</text:p>
          </table:table-cell>
          <table:table-cell office:value-type="string">
            <text:p>"mistwalk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3:.X313];&quot;X&quot;)" office:value-type="float" office:value="2">
            <text:p>2</text:p>
          </table:table-cell>
          <table:table-cell table:style-name="ce14" table:formula="of:=IF(AND([.I313]=&quot;&quot;&quot;studio&quot;&quot;&quot;;[.J313]=&quot;&quot;&quot;america&quot;&quot;&quot;);&quot;x&quot;;&quot;&quot;)">
            <text:p/>
          </table:table-cell>
          <table:table-cell table:style-name="ce14" table:formula="of:=IF(AND([.I313]=&quot;&quot;&quot;studio&quot;&quot;&quot;;[.J313]=&quot;&quot;&quot;japan&quot;&quot;&quot;);&quot;x&quot;;&quot;&quot;)" office:value-type="string" office:string-value="x">
            <text:p>x</text:p>
          </table:table-cell>
          <table:table-cell table:style-name="ce14" table:formula="of:=IF(AND([.I313]=&quot;&quot;&quot;studio&quot;&quot;&quot;;[.J313]=&quot;&quot;&quot;world&quot;&quot;&quot;);&quot;x&quot;;&quot;&quot;)">
            <text:p/>
          </table:table-cell>
          <table:table-cell table:style-name="ce14" table:formula="of:=IF(AND([.I313]=&quot;&quot;&quot;studio&quot;&quot;&quot;;[.J313]=&quot;&quot;&quot;europe&quot;&quot;&quot;);&quot;x&quot;;&quot;&quot;)">
            <text:p/>
          </table:table-cell>
          <table:table-cell table:style-name="ce14" table:formula="of:=IF([.H313]=&quot;&quot;&quot;thirdparty&quot;&quot;&quot;;&quot;X&quot;;&quot;&quot;)" office:value-type="string" office:string-value="X">
            <text:p>X</text:p>
          </table:table-cell>
          <table:table-cell table:style-name="ce14" table:formula="of:=IF([.H313]=&quot;&quot;&quot;indie&quot;&quot;&quot;;&quot;X&quot;;&quot;&quot;)">
            <text:p/>
          </table:table-cell>
          <table:table-cell table:style-name="ce14" table:formula="of:=IF([.H313]=&quot;&quot;&quot;nintendo&quot;&quot;&quot;;&quot;X&quot;;&quot;&quot;)">
            <text:p/>
          </table:table-cell>
          <table:table-cell table:style-name="ce14" table:formula="of:=IF([.H313]=&quot;&quot;&quot;sony&quot;&quot;&quot;;&quot;X&quot;;&quot;&quot;)">
            <text:p/>
          </table:table-cell>
          <table:table-cell table:style-name="ce14" table:formula="of:=IF([.H313]=&quot;&quot;&quot;microsoft&quot;&quot;&quot;;&quot;X&quot;;&quot;&quot;)">
            <text:p/>
          </table:table-cell>
          <table:table-cell table:style-name="ce14" table:formula="of:=IF([.K313]=&quot;&quot;&quot;people&quot;&quot;&quot;;&quot;X&quot;;&quot;&quot;)">
            <text:p/>
          </table:table-cell>
          <table:table-cell table:style-name="ce14" table:formula="of:=IF([.H3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mojang.com/feed/</text:p>
          </table:table-cell>
          <table:table-cell table:formula="of:=CONCATENATE([.G314];&quot;,&quot;;[.H314];&quot;,&quot;;[.I314];&quot;,&quot;;[.J314];&quot;,&quot;;[.K314];&quot;,&quot;;[.L314])" office:value-type="string" office:string-value="&quot;mojang&quot;,&quot;independent&quot;,&quot;studio&quot;,&quot;europe&quot;,&quot;pr&quot;,&quot;generic&quot;">
            <text:p>"mojang","independent","studio","europe","pr","generic"</text:p>
          </table:table-cell>
          <table:table-cell office:value-type="string">
            <text:p>Official News Feed of Mojang</text:p>
          </table:table-cell>
          <table:table-cell office:value-type="string">
            <text:p>http://mojang.com/about/</text:p>
          </table:table-cell>
          <table:table-cell office:value-type="string">
            <text:p>Minecraft</text:p>
          </table:table-cell>
          <table:table-cell office:value-type="string">
            <text:p>NEWS</text:p>
          </table:table-cell>
          <table:table-cell office:value-type="string">
            <text:p>"mojang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4:.X314];&quot;X&quot;)" office:value-type="float" office:value="2">
            <text:p>2</text:p>
          </table:table-cell>
          <table:table-cell table:style-name="ce14" table:formula="of:=IF(AND([.I314]=&quot;&quot;&quot;studio&quot;&quot;&quot;;[.J314]=&quot;&quot;&quot;america&quot;&quot;&quot;);&quot;x&quot;;&quot;&quot;)">
            <text:p/>
          </table:table-cell>
          <table:table-cell table:style-name="ce14" table:formula="of:=IF(AND([.I314]=&quot;&quot;&quot;studio&quot;&quot;&quot;;[.J314]=&quot;&quot;&quot;japan&quot;&quot;&quot;);&quot;x&quot;;&quot;&quot;)">
            <text:p/>
          </table:table-cell>
          <table:table-cell table:style-name="ce14" table:formula="of:=IF(AND([.I314]=&quot;&quot;&quot;studio&quot;&quot;&quot;;[.J314]=&quot;&quot;&quot;world&quot;&quot;&quot;);&quot;x&quot;;&quot;&quot;)">
            <text:p/>
          </table:table-cell>
          <table:table-cell table:style-name="ce14" table:formula="of:=IF(AND([.I314]=&quot;&quot;&quot;studio&quot;&quot;&quot;;[.J314]=&quot;&quot;&quot;europe&quot;&quot;&quot;);&quot;x&quot;;&quot;&quot;)" office:value-type="string" office:string-value="x">
            <text:p>x</text:p>
          </table:table-cell>
          <table:table-cell table:style-name="ce14" table:formula="of:=IF([.H314]=&quot;&quot;&quot;thirdparty&quot;&quot;&quot;;&quot;X&quot;;&quot;&quot;)">
            <text:p/>
          </table:table-cell>
          <table:table-cell table:style-name="ce14" table:formula="of:=IF([.H314]=&quot;&quot;&quot;indie&quot;&quot;&quot;;&quot;X&quot;;&quot;&quot;)">
            <text:p/>
          </table:table-cell>
          <table:table-cell table:style-name="ce14" table:formula="of:=IF([.H314]=&quot;&quot;&quot;nintendo&quot;&quot;&quot;;&quot;X&quot;;&quot;&quot;)">
            <text:p/>
          </table:table-cell>
          <table:table-cell table:style-name="ce14" table:formula="of:=IF([.H314]=&quot;&quot;&quot;sony&quot;&quot;&quot;;&quot;X&quot;;&quot;&quot;)">
            <text:p/>
          </table:table-cell>
          <table:table-cell table:style-name="ce14" table:formula="of:=IF([.H314]=&quot;&quot;&quot;microsoft&quot;&quot;&quot;;&quot;X&quot;;&quot;&quot;)">
            <text:p/>
          </table:table-cell>
          <table:table-cell table:style-name="ce14" table:formula="of:=IF([.K314]=&quot;&quot;&quot;people&quot;&quot;&quot;;&quot;X&quot;;&quot;&quot;)">
            <text:p/>
          </table:table-cell>
          <table:table-cell table:style-name="ce14" table:formula="of:=IF([.H31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607723841</text:p>
          </table:table-cell>
          <table:table-cell table:formula="of:=CONCATENATE([.G315];&quot;,&quot;;[.H315];&quot;,&quot;;[.I315];&quot;,&quot;;[.J315];&quot;,&quot;;[.K315];&quot;,&quot;;[.L315])" office:value-type="string" office:string-value="&quot;monolithproductions&quot;,&quot;thirdparty&quot;,&quot;studio&quot;,&quot;america&quot;,&quot;pr&quot;,&quot;generic&quot;">
            <text:p>"monolithproductions","thirdparty","studio","america","pr","generic"</text:p>
          </table:table-cell>
          <table:table-cell office:value-type="string">
            <text:p>Official Facebook Page of Monolith Productions</text:p>
          </table:table-cell>
          <table:table-cell office:value-type="string">
            <text:p>http://www.lith.com/Studio/</text:p>
          </table:table-cell>
          <table:table-cell table:style-name="ce3" office:value-type="string">
            <text:p>F.E.A.R. 2: Project Origin </text:p>
          </table:table-cell>
          <table:table-cell office:value-type="string">
            <text:p>FACEBOOK</text:p>
          </table:table-cell>
          <table:table-cell office:value-type="string">
            <text:p>"monolith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5:.X315];&quot;X&quot;)" office:value-type="float" office:value="2">
            <text:p>2</text:p>
          </table:table-cell>
          <table:table-cell table:style-name="ce14" table:formula="of:=IF(AND([.I315]=&quot;&quot;&quot;studio&quot;&quot;&quot;;[.J315]=&quot;&quot;&quot;america&quot;&quot;&quot;);&quot;x&quot;;&quot;&quot;)" office:value-type="string" office:string-value="x">
            <text:p>x</text:p>
          </table:table-cell>
          <table:table-cell table:style-name="ce14" table:formula="of:=IF(AND([.I315]=&quot;&quot;&quot;studio&quot;&quot;&quot;;[.J315]=&quot;&quot;&quot;japan&quot;&quot;&quot;);&quot;x&quot;;&quot;&quot;)">
            <text:p/>
          </table:table-cell>
          <table:table-cell table:style-name="ce14" table:formula="of:=IF(AND([.I315]=&quot;&quot;&quot;studio&quot;&quot;&quot;;[.J315]=&quot;&quot;&quot;world&quot;&quot;&quot;);&quot;x&quot;;&quot;&quot;)">
            <text:p/>
          </table:table-cell>
          <table:table-cell table:style-name="ce14" table:formula="of:=IF(AND([.I315]=&quot;&quot;&quot;studio&quot;&quot;&quot;;[.J315]=&quot;&quot;&quot;europe&quot;&quot;&quot;);&quot;x&quot;;&quot;&quot;)">
            <text:p/>
          </table:table-cell>
          <table:table-cell table:style-name="ce14" table:formula="of:=IF([.H315]=&quot;&quot;&quot;thirdparty&quot;&quot;&quot;;&quot;X&quot;;&quot;&quot;)" office:value-type="string" office:string-value="X">
            <text:p>X</text:p>
          </table:table-cell>
          <table:table-cell table:style-name="ce14" table:formula="of:=IF([.H315]=&quot;&quot;&quot;indie&quot;&quot;&quot;;&quot;X&quot;;&quot;&quot;)">
            <text:p/>
          </table:table-cell>
          <table:table-cell table:style-name="ce14" table:formula="of:=IF([.H315]=&quot;&quot;&quot;nintendo&quot;&quot;&quot;;&quot;X&quot;;&quot;&quot;)">
            <text:p/>
          </table:table-cell>
          <table:table-cell table:style-name="ce14" table:formula="of:=IF([.H315]=&quot;&quot;&quot;sony&quot;&quot;&quot;;&quot;X&quot;;&quot;&quot;)">
            <text:p/>
          </table:table-cell>
          <table:table-cell table:style-name="ce14" table:formula="of:=IF([.H315]=&quot;&quot;&quot;microsoft&quot;&quot;&quot;;&quot;X&quot;;&quot;&quot;)">
            <text:p/>
          </table:table-cell>
          <table:table-cell table:style-name="ce14" table:formula="of:=IF([.K315]=&quot;&quot;&quot;people&quot;&quot;&quot;;&quot;X&quot;;&quot;&quot;)">
            <text:p/>
          </table:table-cell>
          <table:table-cell table:style-name="ce14" table:formula="of:=IF([.H3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nolithDev</text:p>
          </table:table-cell>
          <table:table-cell table:formula="of:=CONCATENATE([.G316];&quot;,&quot;;[.H316];&quot;,&quot;;[.I316];&quot;,&quot;;[.J316];&quot;,&quot;;[.K316];&quot;,&quot;;[.L316])" office:value-type="string" office:string-value="&quot;monolithproductions&quot;,&quot;thirdparty&quot;,&quot;studio&quot;,&quot;america&quot;,&quot;pr&quot;,&quot;generic&quot;">
            <text:p>"monolithproductions","thirdparty","studio","america","pr","generic"</text:p>
          </table:table-cell>
          <table:table-cell office:value-type="string">
            <text:p>Official Twitter Account of Monolith Productions</text:p>
          </table:table-cell>
          <table:table-cell office:value-type="string">
            <text:p>http://www.lith.com/Studio/</text:p>
          </table:table-cell>
          <table:table-cell table:style-name="ce3" office:value-type="string">
            <text:p>F.E.A.R. 2: Project Origin </text:p>
          </table:table-cell>
          <table:table-cell office:value-type="string">
            <text:p>TWITTER</text:p>
          </table:table-cell>
          <table:table-cell office:value-type="string">
            <text:p>"monolith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6:.X316];&quot;X&quot;)" office:value-type="float" office:value="2">
            <text:p>2</text:p>
          </table:table-cell>
          <table:table-cell table:style-name="ce14" table:formula="of:=IF(AND([.I316]=&quot;&quot;&quot;studio&quot;&quot;&quot;;[.J316]=&quot;&quot;&quot;america&quot;&quot;&quot;);&quot;x&quot;;&quot;&quot;)" office:value-type="string" office:string-value="x">
            <text:p>x</text:p>
          </table:table-cell>
          <table:table-cell table:style-name="ce14" table:formula="of:=IF(AND([.I316]=&quot;&quot;&quot;studio&quot;&quot;&quot;;[.J316]=&quot;&quot;&quot;japan&quot;&quot;&quot;);&quot;x&quot;;&quot;&quot;)">
            <text:p/>
          </table:table-cell>
          <table:table-cell table:style-name="ce14" table:formula="of:=IF(AND([.I316]=&quot;&quot;&quot;studio&quot;&quot;&quot;;[.J316]=&quot;&quot;&quot;world&quot;&quot;&quot;);&quot;x&quot;;&quot;&quot;)">
            <text:p/>
          </table:table-cell>
          <table:table-cell table:style-name="ce14" table:formula="of:=IF(AND([.I316]=&quot;&quot;&quot;studio&quot;&quot;&quot;;[.J316]=&quot;&quot;&quot;europe&quot;&quot;&quot;);&quot;x&quot;;&quot;&quot;)">
            <text:p/>
          </table:table-cell>
          <table:table-cell table:style-name="ce14" table:formula="of:=IF([.H316]=&quot;&quot;&quot;thirdparty&quot;&quot;&quot;;&quot;X&quot;;&quot;&quot;)" office:value-type="string" office:string-value="X">
            <text:p>X</text:p>
          </table:table-cell>
          <table:table-cell table:style-name="ce14" table:formula="of:=IF([.H316]=&quot;&quot;&quot;indie&quot;&quot;&quot;;&quot;X&quot;;&quot;&quot;)">
            <text:p/>
          </table:table-cell>
          <table:table-cell table:style-name="ce14" table:formula="of:=IF([.H316]=&quot;&quot;&quot;nintendo&quot;&quot;&quot;;&quot;X&quot;;&quot;&quot;)">
            <text:p/>
          </table:table-cell>
          <table:table-cell table:style-name="ce14" table:formula="of:=IF([.H316]=&quot;&quot;&quot;sony&quot;&quot;&quot;;&quot;X&quot;;&quot;&quot;)">
            <text:p/>
          </table:table-cell>
          <table:table-cell table:style-name="ce14" table:formula="of:=IF([.H316]=&quot;&quot;&quot;microsoft&quot;&quot;&quot;;&quot;X&quot;;&quot;&quot;)">
            <text:p/>
          </table:table-cell>
          <table:table-cell table:style-name="ce14" table:formula="of:=IF([.K316]=&quot;&quot;&quot;people&quot;&quot;&quot;;&quot;X&quot;;&quot;&quot;)">
            <text:p/>
          </table:table-cell>
          <table:table-cell table:style-name="ce14" table:formula="of:=IF([.H3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NOLITHSOFT</text:p>
          </table:table-cell>
          <table:table-cell table:formula="of:=CONCATENATE([.G317];&quot;,&quot;;[.H317];&quot;,&quot;;[.I317];&quot;,&quot;;[.J317];&quot;,&quot;;[.K317];&quot;,&quot;;[.L317])" office:value-type="string" office:string-value="&quot;monolithsoft&quot;,&quot;thirdparty&quot;,&quot;studio&quot;,&quot;japan&quot;,&quot;pr&quot;,&quot;japanese only&quot;">
            <text:p>"monolithsoft","thirdparty","studio","japan","pr","japanese only"</text:p>
          </table:table-cell>
          <table:table-cell office:value-type="string">
            <text:p>Official Twitter Account of Monolith Soft</text:p>
          </table:table-cell>
          <table:table-cell/>
          <table:table-cell table:style-name="ce3" office:value-type="string">
            <text:p>Xenoblade Chronicles</text:p>
          </table:table-cell>
          <table:table-cell office:value-type="string">
            <text:p>TWITTER</text:p>
          </table:table-cell>
          <table:table-cell office:value-type="string">
            <text:p>"monolithsof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17:.X317];&quot;X&quot;)" office:value-type="float" office:value="2">
            <text:p>2</text:p>
          </table:table-cell>
          <table:table-cell table:style-name="ce14" table:formula="of:=IF(AND([.I317]=&quot;&quot;&quot;studio&quot;&quot;&quot;;[.J317]=&quot;&quot;&quot;america&quot;&quot;&quot;);&quot;x&quot;;&quot;&quot;)">
            <text:p/>
          </table:table-cell>
          <table:table-cell table:style-name="ce14" table:formula="of:=IF(AND([.I317]=&quot;&quot;&quot;studio&quot;&quot;&quot;;[.J317]=&quot;&quot;&quot;japan&quot;&quot;&quot;);&quot;x&quot;;&quot;&quot;)" office:value-type="string" office:string-value="x">
            <text:p>x</text:p>
          </table:table-cell>
          <table:table-cell table:style-name="ce14" table:formula="of:=IF(AND([.I317]=&quot;&quot;&quot;studio&quot;&quot;&quot;;[.J317]=&quot;&quot;&quot;world&quot;&quot;&quot;);&quot;x&quot;;&quot;&quot;)">
            <text:p/>
          </table:table-cell>
          <table:table-cell table:style-name="ce14" table:formula="of:=IF(AND([.I317]=&quot;&quot;&quot;studio&quot;&quot;&quot;;[.J317]=&quot;&quot;&quot;europe&quot;&quot;&quot;);&quot;x&quot;;&quot;&quot;)">
            <text:p/>
          </table:table-cell>
          <table:table-cell table:style-name="ce14" table:formula="of:=IF([.H317]=&quot;&quot;&quot;thirdparty&quot;&quot;&quot;;&quot;X&quot;;&quot;&quot;)" office:value-type="string" office:string-value="X">
            <text:p>X</text:p>
          </table:table-cell>
          <table:table-cell table:style-name="ce14" table:formula="of:=IF([.H317]=&quot;&quot;&quot;indie&quot;&quot;&quot;;&quot;X&quot;;&quot;&quot;)">
            <text:p/>
          </table:table-cell>
          <table:table-cell table:style-name="ce14" table:formula="of:=IF([.H317]=&quot;&quot;&quot;nintendo&quot;&quot;&quot;;&quot;X&quot;;&quot;&quot;)">
            <text:p/>
          </table:table-cell>
          <table:table-cell table:style-name="ce14" table:formula="of:=IF([.H317]=&quot;&quot;&quot;sony&quot;&quot;&quot;;&quot;X&quot;;&quot;&quot;)">
            <text:p/>
          </table:table-cell>
          <table:table-cell table:style-name="ce14" table:formula="of:=IF([.H317]=&quot;&quot;&quot;microsoft&quot;&quot;&quot;;&quot;X&quot;;&quot;&quot;)">
            <text:p/>
          </table:table-cell>
          <table:table-cell table:style-name="ce14" table:formula="of:=IF([.K317]=&quot;&quot;&quot;people&quot;&quot;&quot;;&quot;X&quot;;&quot;&quot;)">
            <text:p/>
          </table:table-cell>
          <table:table-cell table:style-name="ce14" table:formula="of:=IF([.H3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20077224721514</text:p>
          </table:table-cell>
          <table:table-cell table:formula="of:=CONCATENATE([.G318];&quot;,&quot;;[.H318];&quot;,&quot;;[.I318];&quot;,&quot;;[.J318];&quot;,&quot;;[.K318];&quot;,&quot;;[.L318])" office:value-type="string" office:string-value="&quot;monolithsoft&quot;,&quot;thirdparty&quot;,&quot;studio&quot;,&quot;japan&quot;,&quot;pr&quot;,&quot;japanese only&quot;">
            <text:p>"monolithsoft","thirdparty","studio","japan","pr","japanese only"</text:p>
          </table:table-cell>
          <table:table-cell office:value-type="string">
            <text:p>Official Facebook Page of Monolith Soft</text:p>
          </table:table-cell>
          <table:table-cell/>
          <table:table-cell table:style-name="ce3" office:value-type="string">
            <text:p>Xenoblade Chronicles</text:p>
          </table:table-cell>
          <table:table-cell office:value-type="string">
            <text:p>FACEBOOK</text:p>
          </table:table-cell>
          <table:table-cell office:value-type="string">
            <text:p>"monolithsof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18:.X318];&quot;X&quot;)" office:value-type="float" office:value="2">
            <text:p>2</text:p>
          </table:table-cell>
          <table:table-cell table:style-name="ce14" table:formula="of:=IF(AND([.I318]=&quot;&quot;&quot;studio&quot;&quot;&quot;;[.J318]=&quot;&quot;&quot;america&quot;&quot;&quot;);&quot;x&quot;;&quot;&quot;)">
            <text:p/>
          </table:table-cell>
          <table:table-cell table:style-name="ce14" table:formula="of:=IF(AND([.I318]=&quot;&quot;&quot;studio&quot;&quot;&quot;;[.J318]=&quot;&quot;&quot;japan&quot;&quot;&quot;);&quot;x&quot;;&quot;&quot;)" office:value-type="string" office:string-value="x">
            <text:p>x</text:p>
          </table:table-cell>
          <table:table-cell table:style-name="ce14" table:formula="of:=IF(AND([.I318]=&quot;&quot;&quot;studio&quot;&quot;&quot;;[.J318]=&quot;&quot;&quot;world&quot;&quot;&quot;);&quot;x&quot;;&quot;&quot;)">
            <text:p/>
          </table:table-cell>
          <table:table-cell table:style-name="ce14" table:formula="of:=IF(AND([.I318]=&quot;&quot;&quot;studio&quot;&quot;&quot;;[.J318]=&quot;&quot;&quot;europe&quot;&quot;&quot;);&quot;x&quot;;&quot;&quot;)">
            <text:p/>
          </table:table-cell>
          <table:table-cell table:style-name="ce14" table:formula="of:=IF([.H318]=&quot;&quot;&quot;thirdparty&quot;&quot;&quot;;&quot;X&quot;;&quot;&quot;)" office:value-type="string" office:string-value="X">
            <text:p>X</text:p>
          </table:table-cell>
          <table:table-cell table:style-name="ce14" table:formula="of:=IF([.H318]=&quot;&quot;&quot;indie&quot;&quot;&quot;;&quot;X&quot;;&quot;&quot;)">
            <text:p/>
          </table:table-cell>
          <table:table-cell table:style-name="ce14" table:formula="of:=IF([.H318]=&quot;&quot;&quot;nintendo&quot;&quot;&quot;;&quot;X&quot;;&quot;&quot;)">
            <text:p/>
          </table:table-cell>
          <table:table-cell table:style-name="ce14" table:formula="of:=IF([.H318]=&quot;&quot;&quot;sony&quot;&quot;&quot;;&quot;X&quot;;&quot;&quot;)">
            <text:p/>
          </table:table-cell>
          <table:table-cell table:style-name="ce14" table:formula="of:=IF([.H318]=&quot;&quot;&quot;microsoft&quot;&quot;&quot;;&quot;X&quot;;&quot;&quot;)">
            <text:p/>
          </table:table-cell>
          <table:table-cell table:style-name="ce14" table:formula="of:=IF([.K318]=&quot;&quot;&quot;people&quot;&quot;&quot;;&quot;X&quot;;&quot;&quot;)">
            <text:p/>
          </table:table-cell>
          <table:table-cell table:style-name="ce14" table:formula="of:=IF([.H3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mossmouth</text:p>
          </table:table-cell>
          <table:table-cell table:formula="of:=CONCATENATE([.G319];&quot;,&quot;;[.H319];&quot;,&quot;;[.I319];&quot;,&quot;;[.J319];&quot;,&quot;;[.K319];&quot;,&quot;;[.L319])" office:value-type="string" office:string-value="&quot;mossmouth&quot;,&quot;indie&quot;,&quot;studio&quot;,&quot;america&quot;,&quot;pr&quot;,&quot;generic&quot;">
            <text:p>"mossmouth","indie","studio","america","pr","generic"</text:p>
          </table:table-cell>
          <table:table-cell office:value-type="string">
            <text:p>Official Tumblr Account of Mossmouth</text:p>
          </table:table-cell>
          <table:table-cell office:value-type="string">
            <text:p>http://www.mossmouth.com/</text:p>
          </table:table-cell>
          <table:table-cell office:value-type="string">
            <text:p>Spelunky</text:p>
          </table:table-cell>
          <table:table-cell office:value-type="string">
            <text:p>NEWS</text:p>
          </table:table-cell>
          <table:table-cell office:value-type="string">
            <text:p>"mossmou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9:.X319];&quot;X&quot;)" office:value-type="float" office:value="2">
            <text:p>2</text:p>
          </table:table-cell>
          <table:table-cell table:style-name="ce14" table:formula="of:=IF(AND([.I319]=&quot;&quot;&quot;studio&quot;&quot;&quot;;[.J319]=&quot;&quot;&quot;america&quot;&quot;&quot;);&quot;x&quot;;&quot;&quot;)" office:value-type="string" office:string-value="x">
            <text:p>x</text:p>
          </table:table-cell>
          <table:table-cell table:style-name="ce14" table:formula="of:=IF(AND([.I319]=&quot;&quot;&quot;studio&quot;&quot;&quot;;[.J319]=&quot;&quot;&quot;japan&quot;&quot;&quot;);&quot;x&quot;;&quot;&quot;)">
            <text:p/>
          </table:table-cell>
          <table:table-cell table:style-name="ce14" table:formula="of:=IF(AND([.I319]=&quot;&quot;&quot;studio&quot;&quot;&quot;;[.J319]=&quot;&quot;&quot;world&quot;&quot;&quot;);&quot;x&quot;;&quot;&quot;)">
            <text:p/>
          </table:table-cell>
          <table:table-cell table:style-name="ce14" table:formula="of:=IF(AND([.I319]=&quot;&quot;&quot;studio&quot;&quot;&quot;;[.J319]=&quot;&quot;&quot;europe&quot;&quot;&quot;);&quot;x&quot;;&quot;&quot;)">
            <text:p/>
          </table:table-cell>
          <table:table-cell table:style-name="ce14" table:formula="of:=IF([.H319]=&quot;&quot;&quot;thirdparty&quot;&quot;&quot;;&quot;X&quot;;&quot;&quot;)">
            <text:p/>
          </table:table-cell>
          <table:table-cell table:style-name="ce14" table:formula="of:=IF([.H319]=&quot;&quot;&quot;indie&quot;&quot;&quot;;&quot;X&quot;;&quot;&quot;)" office:value-type="string" office:string-value="X">
            <text:p>X</text:p>
          </table:table-cell>
          <table:table-cell table:style-name="ce14" table:formula="of:=IF([.H319]=&quot;&quot;&quot;nintendo&quot;&quot;&quot;;&quot;X&quot;;&quot;&quot;)">
            <text:p/>
          </table:table-cell>
          <table:table-cell table:style-name="ce14" table:formula="of:=IF([.H319]=&quot;&quot;&quot;sony&quot;&quot;&quot;;&quot;X&quot;;&quot;&quot;)">
            <text:p/>
          </table:table-cell>
          <table:table-cell table:style-name="ce14" table:formula="of:=IF([.H319]=&quot;&quot;&quot;microsoft&quot;&quot;&quot;;&quot;X&quot;;&quot;&quot;)">
            <text:p/>
          </table:table-cell>
          <table:table-cell table:style-name="ce14" table:formula="of:=IF([.K319]=&quot;&quot;&quot;people&quot;&quot;&quot;;&quot;X&quot;;&quot;&quot;)">
            <text:p/>
          </table:table-cell>
          <table:table-cell table:style-name="ce14" table:formula="of:=IF([.H3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ssmouth</text:p>
          </table:table-cell>
          <table:table-cell table:formula="of:=CONCATENATE([.G320];&quot;,&quot;;[.H320];&quot;,&quot;;[.I320];&quot;,&quot;;[.J320];&quot;,&quot;;[.K320];&quot;,&quot;;[.L320])" office:value-type="string" office:string-value="&quot;mossmouth&quot;,&quot;indie&quot;,&quot;studio&quot;,&quot;america&quot;,&quot;pr&quot;,&quot;generic&quot;">
            <text:p>"mossmouth","indie","studio","america","pr","generic"</text:p>
          </table:table-cell>
          <table:table-cell office:value-type="string">
            <text:p>Official Twitter Account of Mossmouth</text:p>
          </table:table-cell>
          <table:table-cell office:value-type="string">
            <text:p>http://www.mossmouth.com/</text:p>
          </table:table-cell>
          <table:table-cell office:value-type="string">
            <text:p>Spelunky</text:p>
          </table:table-cell>
          <table:table-cell office:value-type="string">
            <text:p>TWITTER</text:p>
          </table:table-cell>
          <table:table-cell office:value-type="string">
            <text:p>"mossmou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0:.X320];&quot;X&quot;)" office:value-type="float" office:value="2">
            <text:p>2</text:p>
          </table:table-cell>
          <table:table-cell table:style-name="ce14" table:formula="of:=IF(AND([.I320]=&quot;&quot;&quot;studio&quot;&quot;&quot;;[.J320]=&quot;&quot;&quot;america&quot;&quot;&quot;);&quot;x&quot;;&quot;&quot;)" office:value-type="string" office:string-value="x">
            <text:p>x</text:p>
          </table:table-cell>
          <table:table-cell table:style-name="ce14" table:formula="of:=IF(AND([.I320]=&quot;&quot;&quot;studio&quot;&quot;&quot;;[.J320]=&quot;&quot;&quot;japan&quot;&quot;&quot;);&quot;x&quot;;&quot;&quot;)">
            <text:p/>
          </table:table-cell>
          <table:table-cell table:style-name="ce14" table:formula="of:=IF(AND([.I320]=&quot;&quot;&quot;studio&quot;&quot;&quot;;[.J320]=&quot;&quot;&quot;world&quot;&quot;&quot;);&quot;x&quot;;&quot;&quot;)">
            <text:p/>
          </table:table-cell>
          <table:table-cell table:style-name="ce14" table:formula="of:=IF(AND([.I320]=&quot;&quot;&quot;studio&quot;&quot;&quot;;[.J320]=&quot;&quot;&quot;europe&quot;&quot;&quot;);&quot;x&quot;;&quot;&quot;)">
            <text:p/>
          </table:table-cell>
          <table:table-cell table:style-name="ce14" table:formula="of:=IF([.H320]=&quot;&quot;&quot;thirdparty&quot;&quot;&quot;;&quot;X&quot;;&quot;&quot;)">
            <text:p/>
          </table:table-cell>
          <table:table-cell table:style-name="ce14" table:formula="of:=IF([.H320]=&quot;&quot;&quot;indie&quot;&quot;&quot;;&quot;X&quot;;&quot;&quot;)" office:value-type="string" office:string-value="X">
            <text:p>X</text:p>
          </table:table-cell>
          <table:table-cell table:style-name="ce14" table:formula="of:=IF([.H320]=&quot;&quot;&quot;nintendo&quot;&quot;&quot;;&quot;X&quot;;&quot;&quot;)">
            <text:p/>
          </table:table-cell>
          <table:table-cell table:style-name="ce14" table:formula="of:=IF([.H320]=&quot;&quot;&quot;sony&quot;&quot;&quot;;&quot;X&quot;;&quot;&quot;)">
            <text:p/>
          </table:table-cell>
          <table:table-cell table:style-name="ce14" table:formula="of:=IF([.H320]=&quot;&quot;&quot;microsoft&quot;&quot;&quot;;&quot;X&quot;;&quot;&quot;)">
            <text:p/>
          </table:table-cell>
          <table:table-cell table:style-name="ce14" table:formula="of:=IF([.K320]=&quot;&quot;&quot;people&quot;&quot;&quot;;&quot;X&quot;;&quot;&quot;)">
            <text:p/>
          </table:table-cell>
          <table:table-cell table:style-name="ce14" table:formula="of:=IF([.H3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9054165628</text:p>
          </table:table-cell>
          <table:table-cell table:formula="of:=CONCATENATE([.G321];&quot;,&quot;;[.H321];&quot;,&quot;;[.I321];&quot;,&quot;;[.J321];&quot;,&quot;;[.K321];&quot;,&quot;;[.L321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Facebook Page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FACEBOOK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1:.X321];&quot;X&quot;)" office:value-type="float" office:value="1">
            <text:p>1</text:p>
          </table:table-cell>
          <table:table-cell table:style-name="ce14" table:formula="of:=IF(AND([.I321]=&quot;&quot;&quot;studio&quot;&quot;&quot;;[.J321]=&quot;&quot;&quot;america&quot;&quot;&quot;);&quot;x&quot;;&quot;&quot;)">
            <text:p/>
          </table:table-cell>
          <table:table-cell table:style-name="ce14" table:formula="of:=IF(AND([.I321]=&quot;&quot;&quot;studio&quot;&quot;&quot;;[.J321]=&quot;&quot;&quot;japan&quot;&quot;&quot;);&quot;x&quot;;&quot;&quot;)">
            <text:p/>
          </table:table-cell>
          <table:table-cell table:style-name="ce14" table:formula="of:=IF(AND([.I321]=&quot;&quot;&quot;studio&quot;&quot;&quot;;[.J321]=&quot;&quot;&quot;world&quot;&quot;&quot;);&quot;x&quot;;&quot;&quot;)">
            <text:p/>
          </table:table-cell>
          <table:table-cell table:style-name="ce14" table:formula="of:=IF(AND([.I321]=&quot;&quot;&quot;studio&quot;&quot;&quot;;[.J321]=&quot;&quot;&quot;europe&quot;&quot;&quot;);&quot;x&quot;;&quot;&quot;)">
            <text:p/>
          </table:table-cell>
          <table:table-cell table:style-name="ce14" table:formula="of:=IF([.H321]=&quot;&quot;&quot;thirdparty&quot;&quot;&quot;;&quot;X&quot;;&quot;&quot;)" office:value-type="string" office:string-value="X">
            <text:p>X</text:p>
          </table:table-cell>
          <table:table-cell table:style-name="ce14" table:formula="of:=IF([.H321]=&quot;&quot;&quot;indie&quot;&quot;&quot;;&quot;X&quot;;&quot;&quot;)">
            <text:p/>
          </table:table-cell>
          <table:table-cell table:style-name="ce14" table:formula="of:=IF([.H321]=&quot;&quot;&quot;nintendo&quot;&quot;&quot;;&quot;X&quot;;&quot;&quot;)">
            <text:p/>
          </table:table-cell>
          <table:table-cell table:style-name="ce14" table:formula="of:=IF([.H321]=&quot;&quot;&quot;sony&quot;&quot;&quot;;&quot;X&quot;;&quot;&quot;)">
            <text:p/>
          </table:table-cell>
          <table:table-cell table:style-name="ce14" table:formula="of:=IF([.H321]=&quot;&quot;&quot;microsoft&quot;&quot;&quot;;&quot;X&quot;;&quot;&quot;)">
            <text:p/>
          </table:table-cell>
          <table:table-cell table:style-name="ce14" table:formula="of:=IF([.K321]=&quot;&quot;&quot;people&quot;&quot;&quot;;&quot;X&quot;;&quot;&quot;)">
            <text:p/>
          </table:table-cell>
          <table:table-cell table:style-name="ce14" table:formula="of:=IF([.H3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uk.namcobandaigames.eu/feed/news</text:p>
          </table:table-cell>
          <table:table-cell table:formula="of:=CONCATENATE([.G322];&quot;,&quot;;[.H322];&quot;,&quot;;[.I322];&quot;,&quot;;[.J322];&quot;,&quot;;[.K322];&quot;,&quot;;[.L322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News Feed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NEWS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2:.X322];&quot;X&quot;)" office:value-type="float" office:value="1">
            <text:p>1</text:p>
          </table:table-cell>
          <table:table-cell table:style-name="ce14" table:formula="of:=IF(AND([.I322]=&quot;&quot;&quot;studio&quot;&quot;&quot;;[.J322]=&quot;&quot;&quot;america&quot;&quot;&quot;);&quot;x&quot;;&quot;&quot;)">
            <text:p/>
          </table:table-cell>
          <table:table-cell table:style-name="ce14" table:formula="of:=IF(AND([.I322]=&quot;&quot;&quot;studio&quot;&quot;&quot;;[.J322]=&quot;&quot;&quot;japan&quot;&quot;&quot;);&quot;x&quot;;&quot;&quot;)">
            <text:p/>
          </table:table-cell>
          <table:table-cell table:style-name="ce14" table:formula="of:=IF(AND([.I322]=&quot;&quot;&quot;studio&quot;&quot;&quot;;[.J322]=&quot;&quot;&quot;world&quot;&quot;&quot;);&quot;x&quot;;&quot;&quot;)">
            <text:p/>
          </table:table-cell>
          <table:table-cell table:style-name="ce14" table:formula="of:=IF(AND([.I322]=&quot;&quot;&quot;studio&quot;&quot;&quot;;[.J322]=&quot;&quot;&quot;europe&quot;&quot;&quot;);&quot;x&quot;;&quot;&quot;)">
            <text:p/>
          </table:table-cell>
          <table:table-cell table:style-name="ce14" table:formula="of:=IF([.H322]=&quot;&quot;&quot;thirdparty&quot;&quot;&quot;;&quot;X&quot;;&quot;&quot;)" office:value-type="string" office:string-value="X">
            <text:p>X</text:p>
          </table:table-cell>
          <table:table-cell table:style-name="ce14" table:formula="of:=IF([.H322]=&quot;&quot;&quot;indie&quot;&quot;&quot;;&quot;X&quot;;&quot;&quot;)">
            <text:p/>
          </table:table-cell>
          <table:table-cell table:style-name="ce14" table:formula="of:=IF([.H322]=&quot;&quot;&quot;nintendo&quot;&quot;&quot;;&quot;X&quot;;&quot;&quot;)">
            <text:p/>
          </table:table-cell>
          <table:table-cell table:style-name="ce14" table:formula="of:=IF([.H322]=&quot;&quot;&quot;sony&quot;&quot;&quot;;&quot;X&quot;;&quot;&quot;)">
            <text:p/>
          </table:table-cell>
          <table:table-cell table:style-name="ce14" table:formula="of:=IF([.H322]=&quot;&quot;&quot;microsoft&quot;&quot;&quot;;&quot;X&quot;;&quot;&quot;)">
            <text:p/>
          </table:table-cell>
          <table:table-cell table:style-name="ce14" table:formula="of:=IF([.K322]=&quot;&quot;&quot;people&quot;&quot;&quot;;&quot;X&quot;;&quot;&quot;)">
            <text:p/>
          </table:table-cell>
          <table:table-cell table:style-name="ce14" table:formula="of:=IF([.H3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amcogames</text:p>
          </table:table-cell>
          <table:table-cell table:formula="of:=CONCATENATE([.G323];&quot;,&quot;;[.H323];&quot;,&quot;;[.I323];&quot;,&quot;;[.J323];&quot;,&quot;;[.K323];&quot;,&quot;;[.L323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Twitter Account of Namco Bandai Games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TWITTER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3:.X323];&quot;X&quot;)" office:value-type="float" office:value="1">
            <text:p>1</text:p>
          </table:table-cell>
          <table:table-cell table:style-name="ce14" table:formula="of:=IF(AND([.I323]=&quot;&quot;&quot;studio&quot;&quot;&quot;;[.J323]=&quot;&quot;&quot;america&quot;&quot;&quot;);&quot;x&quot;;&quot;&quot;)">
            <text:p/>
          </table:table-cell>
          <table:table-cell table:style-name="ce14" table:formula="of:=IF(AND([.I323]=&quot;&quot;&quot;studio&quot;&quot;&quot;;[.J323]=&quot;&quot;&quot;japan&quot;&quot;&quot;);&quot;x&quot;;&quot;&quot;)">
            <text:p/>
          </table:table-cell>
          <table:table-cell table:style-name="ce14" table:formula="of:=IF(AND([.I323]=&quot;&quot;&quot;studio&quot;&quot;&quot;;[.J323]=&quot;&quot;&quot;world&quot;&quot;&quot;);&quot;x&quot;;&quot;&quot;)">
            <text:p/>
          </table:table-cell>
          <table:table-cell table:style-name="ce14" table:formula="of:=IF(AND([.I323]=&quot;&quot;&quot;studio&quot;&quot;&quot;;[.J323]=&quot;&quot;&quot;europe&quot;&quot;&quot;);&quot;x&quot;;&quot;&quot;)">
            <text:p/>
          </table:table-cell>
          <table:table-cell table:style-name="ce14" table:formula="of:=IF([.H323]=&quot;&quot;&quot;thirdparty&quot;&quot;&quot;;&quot;X&quot;;&quot;&quot;)" office:value-type="string" office:string-value="X">
            <text:p>X</text:p>
          </table:table-cell>
          <table:table-cell table:style-name="ce14" table:formula="of:=IF([.H323]=&quot;&quot;&quot;indie&quot;&quot;&quot;;&quot;X&quot;;&quot;&quot;)">
            <text:p/>
          </table:table-cell>
          <table:table-cell table:style-name="ce14" table:formula="of:=IF([.H323]=&quot;&quot;&quot;nintendo&quot;&quot;&quot;;&quot;X&quot;;&quot;&quot;)">
            <text:p/>
          </table:table-cell>
          <table:table-cell table:style-name="ce14" table:formula="of:=IF([.H323]=&quot;&quot;&quot;sony&quot;&quot;&quot;;&quot;X&quot;;&quot;&quot;)">
            <text:p/>
          </table:table-cell>
          <table:table-cell table:style-name="ce14" table:formula="of:=IF([.H323]=&quot;&quot;&quot;microsoft&quot;&quot;&quot;;&quot;X&quot;;&quot;&quot;)">
            <text:p/>
          </table:table-cell>
          <table:table-cell table:style-name="ce14" table:formula="of:=IF([.K323]=&quot;&quot;&quot;people&quot;&quot;&quot;;&quot;X&quot;;&quot;&quot;)">
            <text:p/>
          </table:table-cell>
          <table:table-cell table:style-name="ce14" table:formula="of:=IF([.H3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mcoBandaiGames</text:p>
          </table:table-cell>
          <table:table-cell table:formula="of:=CONCATENATE([.G324];&quot;,&quot;;[.H324];&quot;,&quot;;[.I324];&quot;,&quot;;[.J324];&quot;,&quot;;[.K324];&quot;,&quot;;[.L324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Youtube Channel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YOUTUBE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4:.X324];&quot;X&quot;)" office:value-type="float" office:value="1">
            <text:p>1</text:p>
          </table:table-cell>
          <table:table-cell table:style-name="ce14" table:formula="of:=IF(AND([.I324]=&quot;&quot;&quot;studio&quot;&quot;&quot;;[.J324]=&quot;&quot;&quot;america&quot;&quot;&quot;);&quot;x&quot;;&quot;&quot;)">
            <text:p/>
          </table:table-cell>
          <table:table-cell table:style-name="ce14" table:formula="of:=IF(AND([.I324]=&quot;&quot;&quot;studio&quot;&quot;&quot;;[.J324]=&quot;&quot;&quot;japan&quot;&quot;&quot;);&quot;x&quot;;&quot;&quot;)">
            <text:p/>
          </table:table-cell>
          <table:table-cell table:style-name="ce14" table:formula="of:=IF(AND([.I324]=&quot;&quot;&quot;studio&quot;&quot;&quot;;[.J324]=&quot;&quot;&quot;world&quot;&quot;&quot;);&quot;x&quot;;&quot;&quot;)">
            <text:p/>
          </table:table-cell>
          <table:table-cell table:style-name="ce14" table:formula="of:=IF(AND([.I324]=&quot;&quot;&quot;studio&quot;&quot;&quot;;[.J324]=&quot;&quot;&quot;europe&quot;&quot;&quot;);&quot;x&quot;;&quot;&quot;)">
            <text:p/>
          </table:table-cell>
          <table:table-cell table:style-name="ce14" table:formula="of:=IF([.H324]=&quot;&quot;&quot;thirdparty&quot;&quot;&quot;;&quot;X&quot;;&quot;&quot;)" office:value-type="string" office:string-value="X">
            <text:p>X</text:p>
          </table:table-cell>
          <table:table-cell table:style-name="ce14" table:formula="of:=IF([.H324]=&quot;&quot;&quot;indie&quot;&quot;&quot;;&quot;X&quot;;&quot;&quot;)">
            <text:p/>
          </table:table-cell>
          <table:table-cell table:style-name="ce14" table:formula="of:=IF([.H324]=&quot;&quot;&quot;nintendo&quot;&quot;&quot;;&quot;X&quot;;&quot;&quot;)">
            <text:p/>
          </table:table-cell>
          <table:table-cell table:style-name="ce14" table:formula="of:=IF([.H324]=&quot;&quot;&quot;sony&quot;&quot;&quot;;&quot;X&quot;;&quot;&quot;)">
            <text:p/>
          </table:table-cell>
          <table:table-cell table:style-name="ce14" table:formula="of:=IF([.H324]=&quot;&quot;&quot;microsoft&quot;&quot;&quot;;&quot;X&quot;;&quot;&quot;)">
            <text:p/>
          </table:table-cell>
          <table:table-cell table:style-name="ce14" table:formula="of:=IF([.K324]=&quot;&quot;&quot;people&quot;&quot;&quot;;&quot;X&quot;;&quot;&quot;)">
            <text:p/>
          </table:table-cell>
          <table:table-cell table:style-name="ce14" table:formula="of:=IF([.H3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mcoBandaiGamesEU</text:p>
          </table:table-cell>
          <table:table-cell table:formula="of:=CONCATENATE([.G325];&quot;,&quot;;[.H325];&quot;,&quot;;[.I325];&quot;,&quot;;[.J325];&quot;,&quot;;[.K325];&quot;,&quot;;[.L325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Youtube Channel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YOUTUBE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5:.X325];&quot;X&quot;)" office:value-type="float" office:value="1">
            <text:p>1</text:p>
          </table:table-cell>
          <table:table-cell table:style-name="ce14" table:formula="of:=IF(AND([.I325]=&quot;&quot;&quot;studio&quot;&quot;&quot;;[.J325]=&quot;&quot;&quot;america&quot;&quot;&quot;);&quot;x&quot;;&quot;&quot;)">
            <text:p/>
          </table:table-cell>
          <table:table-cell table:style-name="ce14" table:formula="of:=IF(AND([.I325]=&quot;&quot;&quot;studio&quot;&quot;&quot;;[.J325]=&quot;&quot;&quot;japan&quot;&quot;&quot;);&quot;x&quot;;&quot;&quot;)">
            <text:p/>
          </table:table-cell>
          <table:table-cell table:style-name="ce14" table:formula="of:=IF(AND([.I325]=&quot;&quot;&quot;studio&quot;&quot;&quot;;[.J325]=&quot;&quot;&quot;world&quot;&quot;&quot;);&quot;x&quot;;&quot;&quot;)">
            <text:p/>
          </table:table-cell>
          <table:table-cell table:style-name="ce14" table:formula="of:=IF(AND([.I325]=&quot;&quot;&quot;studio&quot;&quot;&quot;;[.J325]=&quot;&quot;&quot;europe&quot;&quot;&quot;);&quot;x&quot;;&quot;&quot;)">
            <text:p/>
          </table:table-cell>
          <table:table-cell table:style-name="ce14" table:formula="of:=IF([.H325]=&quot;&quot;&quot;thirdparty&quot;&quot;&quot;;&quot;X&quot;;&quot;&quot;)" office:value-type="string" office:string-value="X">
            <text:p>X</text:p>
          </table:table-cell>
          <table:table-cell table:style-name="ce14" table:formula="of:=IF([.H325]=&quot;&quot;&quot;indie&quot;&quot;&quot;;&quot;X&quot;;&quot;&quot;)">
            <text:p/>
          </table:table-cell>
          <table:table-cell table:style-name="ce14" table:formula="of:=IF([.H325]=&quot;&quot;&quot;nintendo&quot;&quot;&quot;;&quot;X&quot;;&quot;&quot;)">
            <text:p/>
          </table:table-cell>
          <table:table-cell table:style-name="ce14" table:formula="of:=IF([.H325]=&quot;&quot;&quot;sony&quot;&quot;&quot;;&quot;X&quot;;&quot;&quot;)">
            <text:p/>
          </table:table-cell>
          <table:table-cell table:style-name="ce14" table:formula="of:=IF([.H325]=&quot;&quot;&quot;microsoft&quot;&quot;&quot;;&quot;X&quot;;&quot;&quot;)">
            <text:p/>
          </table:table-cell>
          <table:table-cell table:style-name="ce14" table:formula="of:=IF([.K325]=&quot;&quot;&quot;people&quot;&quot;&quot;;&quot;X&quot;;&quot;&quot;)">
            <text:p/>
          </table:table-cell>
          <table:table-cell table:style-name="ce14" table:formula="of:=IF([.H3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03301973024964</text:p>
          </table:table-cell>
          <table:table-cell table:formula="of:=CONCATENATE([.G326];&quot;,&quot;;[.H326];&quot;,&quot;;[.I326];&quot;,&quot;;[.J326];&quot;,&quot;;[.K326];&quot;,&quot;;[.L326])" office:value-type="string" office:string-value="&quot;nanaonsha&quot;,&quot;thirdparty&quot;,&quot;studio&quot;,&quot;japan&quot;,&quot;pr&quot;,&quot;generic&quot;">
            <text:p>"nanaonsha","thirdparty","studio","japan","pr","generic"</text:p>
          </table:table-cell>
          <table:table-cell table:style-name="Default" office:value-type="string">
            <text:p>Official Facebook Page of Nanaon-Sha Co</text:p>
          </table:table-cell>
          <table:table-cell office:value-type="string">
            <text:p>http://www.nanaon-sha.com/eng.html</text:p>
          </table:table-cell>
          <table:table-cell table:style-name="ce3" office:value-type="string">
            <text:p>PaRappa the Rapper</text:p>
          </table:table-cell>
          <table:table-cell office:value-type="string">
            <text:p>FACEBOOK</text:p>
          </table:table-cell>
          <table:table-cell office:value-type="string">
            <text:p>"nanaonsh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6:.X326];&quot;X&quot;)" office:value-type="float" office:value="2">
            <text:p>2</text:p>
          </table:table-cell>
          <table:table-cell table:style-name="ce14" table:formula="of:=IF(AND([.I326]=&quot;&quot;&quot;studio&quot;&quot;&quot;;[.J326]=&quot;&quot;&quot;america&quot;&quot;&quot;);&quot;x&quot;;&quot;&quot;)">
            <text:p/>
          </table:table-cell>
          <table:table-cell table:style-name="ce14" table:formula="of:=IF(AND([.I326]=&quot;&quot;&quot;studio&quot;&quot;&quot;;[.J326]=&quot;&quot;&quot;japan&quot;&quot;&quot;);&quot;x&quot;;&quot;&quot;)" office:value-type="string" office:string-value="x">
            <text:p>x</text:p>
          </table:table-cell>
          <table:table-cell table:style-name="ce14" table:formula="of:=IF(AND([.I326]=&quot;&quot;&quot;studio&quot;&quot;&quot;;[.J326]=&quot;&quot;&quot;world&quot;&quot;&quot;);&quot;x&quot;;&quot;&quot;)">
            <text:p/>
          </table:table-cell>
          <table:table-cell table:style-name="ce14" table:formula="of:=IF(AND([.I326]=&quot;&quot;&quot;studio&quot;&quot;&quot;;[.J326]=&quot;&quot;&quot;europe&quot;&quot;&quot;);&quot;x&quot;;&quot;&quot;)">
            <text:p/>
          </table:table-cell>
          <table:table-cell table:style-name="ce14" table:formula="of:=IF([.H326]=&quot;&quot;&quot;thirdparty&quot;&quot;&quot;;&quot;X&quot;;&quot;&quot;)" office:value-type="string" office:string-value="X">
            <text:p>X</text:p>
          </table:table-cell>
          <table:table-cell table:style-name="ce14" table:formula="of:=IF([.H326]=&quot;&quot;&quot;indie&quot;&quot;&quot;;&quot;X&quot;;&quot;&quot;)">
            <text:p/>
          </table:table-cell>
          <table:table-cell table:style-name="ce14" table:formula="of:=IF([.H326]=&quot;&quot;&quot;nintendo&quot;&quot;&quot;;&quot;X&quot;;&quot;&quot;)">
            <text:p/>
          </table:table-cell>
          <table:table-cell table:style-name="ce14" table:formula="of:=IF([.H326]=&quot;&quot;&quot;sony&quot;&quot;&quot;;&quot;X&quot;;&quot;&quot;)">
            <text:p/>
          </table:table-cell>
          <table:table-cell table:style-name="ce14" table:formula="of:=IF([.H326]=&quot;&quot;&quot;microsoft&quot;&quot;&quot;;&quot;X&quot;;&quot;&quot;)">
            <text:p/>
          </table:table-cell>
          <table:table-cell table:style-name="ce14" table:formula="of:=IF([.K326]=&quot;&quot;&quot;people&quot;&quot;&quot;;&quot;X&quot;;&quot;&quot;)">
            <text:p/>
          </table:table-cell>
          <table:table-cell table:style-name="ce14" table:formula="of:=IF([.H3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atsume_inc</text:p>
          </table:table-cell>
          <table:table-cell table:formula="of:=CONCATENATE([.G327];&quot;,&quot;;[.H327];&quot;,&quot;;[.I327];&quot;,&quot;;[.J327];&quot;,&quot;;[.K327];&quot;,&quot;;[.L327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Twitter Account of Natsume</text:p>
          </table:table-cell>
          <table:table-cell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TWITTER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7:.X327];&quot;X&quot;)" office:value-type="float" office:value="1">
            <text:p>1</text:p>
          </table:table-cell>
          <table:table-cell table:style-name="ce14" table:formula="of:=IF(AND([.I327]=&quot;&quot;&quot;studio&quot;&quot;&quot;;[.J327]=&quot;&quot;&quot;america&quot;&quot;&quot;);&quot;x&quot;;&quot;&quot;)">
            <text:p/>
          </table:table-cell>
          <table:table-cell table:style-name="ce14" table:formula="of:=IF(AND([.I327]=&quot;&quot;&quot;studio&quot;&quot;&quot;;[.J327]=&quot;&quot;&quot;japan&quot;&quot;&quot;);&quot;x&quot;;&quot;&quot;)">
            <text:p/>
          </table:table-cell>
          <table:table-cell table:style-name="ce14" table:formula="of:=IF(AND([.I327]=&quot;&quot;&quot;studio&quot;&quot;&quot;;[.J327]=&quot;&quot;&quot;world&quot;&quot;&quot;);&quot;x&quot;;&quot;&quot;)">
            <text:p/>
          </table:table-cell>
          <table:table-cell table:style-name="ce14" table:formula="of:=IF(AND([.I327]=&quot;&quot;&quot;studio&quot;&quot;&quot;;[.J327]=&quot;&quot;&quot;europe&quot;&quot;&quot;);&quot;x&quot;;&quot;&quot;)">
            <text:p/>
          </table:table-cell>
          <table:table-cell table:style-name="ce14" table:formula="of:=IF([.H327]=&quot;&quot;&quot;thirdparty&quot;&quot;&quot;;&quot;X&quot;;&quot;&quot;)" office:value-type="string" office:string-value="X">
            <text:p>X</text:p>
          </table:table-cell>
          <table:table-cell table:style-name="ce14" table:formula="of:=IF([.H327]=&quot;&quot;&quot;indie&quot;&quot;&quot;;&quot;X&quot;;&quot;&quot;)">
            <text:p/>
          </table:table-cell>
          <table:table-cell table:style-name="ce14" table:formula="of:=IF([.H327]=&quot;&quot;&quot;nintendo&quot;&quot;&quot;;&quot;X&quot;;&quot;&quot;)">
            <text:p/>
          </table:table-cell>
          <table:table-cell table:style-name="ce14" table:formula="of:=IF([.H327]=&quot;&quot;&quot;sony&quot;&quot;&quot;;&quot;X&quot;;&quot;&quot;)">
            <text:p/>
          </table:table-cell>
          <table:table-cell table:style-name="ce14" table:formula="of:=IF([.H327]=&quot;&quot;&quot;microsoft&quot;&quot;&quot;;&quot;X&quot;;&quot;&quot;)">
            <text:p/>
          </table:table-cell>
          <table:table-cell table:style-name="ce14" table:formula="of:=IF([.K327]=&quot;&quot;&quot;people&quot;&quot;&quot;;&quot;X&quot;;&quot;&quot;)">
            <text:p/>
          </table:table-cell>
          <table:table-cell table:style-name="ce14" table:formula="of:=IF([.H3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facebook://94338588396</text:p>
          </table:table-cell>
          <table:table-cell table:formula="of:=CONCATENATE([.G328];&quot;,&quot;;[.H328];&quot;,&quot;;[.I328];&quot;,&quot;;[.J328];&quot;,&quot;;[.K328];&quot;,&quot;;[.L328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Facebook Page of Natsume</text:p>
          </table:table-cell>
          <table:table-cell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FACEBOOK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8:.X328];&quot;X&quot;)" office:value-type="float" office:value="1">
            <text:p>1</text:p>
          </table:table-cell>
          <table:table-cell table:style-name="ce14" table:formula="of:=IF(AND([.I328]=&quot;&quot;&quot;studio&quot;&quot;&quot;;[.J328]=&quot;&quot;&quot;america&quot;&quot;&quot;);&quot;x&quot;;&quot;&quot;)">
            <text:p/>
          </table:table-cell>
          <table:table-cell table:style-name="ce14" table:formula="of:=IF(AND([.I328]=&quot;&quot;&quot;studio&quot;&quot;&quot;;[.J328]=&quot;&quot;&quot;japan&quot;&quot;&quot;);&quot;x&quot;;&quot;&quot;)">
            <text:p/>
          </table:table-cell>
          <table:table-cell table:style-name="ce14" table:formula="of:=IF(AND([.I328]=&quot;&quot;&quot;studio&quot;&quot;&quot;;[.J328]=&quot;&quot;&quot;world&quot;&quot;&quot;);&quot;x&quot;;&quot;&quot;)">
            <text:p/>
          </table:table-cell>
          <table:table-cell table:style-name="ce14" table:formula="of:=IF(AND([.I328]=&quot;&quot;&quot;studio&quot;&quot;&quot;;[.J328]=&quot;&quot;&quot;europe&quot;&quot;&quot;);&quot;x&quot;;&quot;&quot;)">
            <text:p/>
          </table:table-cell>
          <table:table-cell table:style-name="ce14" table:formula="of:=IF([.H328]=&quot;&quot;&quot;thirdparty&quot;&quot;&quot;;&quot;X&quot;;&quot;&quot;)" office:value-type="string" office:string-value="X">
            <text:p>X</text:p>
          </table:table-cell>
          <table:table-cell table:style-name="ce14" table:formula="of:=IF([.H328]=&quot;&quot;&quot;indie&quot;&quot;&quot;;&quot;X&quot;;&quot;&quot;)">
            <text:p/>
          </table:table-cell>
          <table:table-cell table:style-name="ce14" table:formula="of:=IF([.H328]=&quot;&quot;&quot;nintendo&quot;&quot;&quot;;&quot;X&quot;;&quot;&quot;)">
            <text:p/>
          </table:table-cell>
          <table:table-cell table:style-name="ce14" table:formula="of:=IF([.H328]=&quot;&quot;&quot;sony&quot;&quot;&quot;;&quot;X&quot;;&quot;&quot;)">
            <text:p/>
          </table:table-cell>
          <table:table-cell table:style-name="ce14" table:formula="of:=IF([.H328]=&quot;&quot;&quot;microsoft&quot;&quot;&quot;;&quot;X&quot;;&quot;&quot;)">
            <text:p/>
          </table:table-cell>
          <table:table-cell table:style-name="ce14" table:formula="of:=IF([.K328]=&quot;&quot;&quot;people&quot;&quot;&quot;;&quot;X&quot;;&quot;&quot;)">
            <text:p/>
          </table:table-cell>
          <table:table-cell table:style-name="ce14" table:formula="of:=IF([.H3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atsumeUSA</text:p>
          </table:table-cell>
          <table:table-cell table:formula="of:=CONCATENATE([.G329];&quot;,&quot;;[.H329];&quot;,&quot;;[.I329];&quot;,&quot;;[.J329];&quot;,&quot;;[.K329];&quot;,&quot;;[.L329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Facebook Page of Natsume</text:p>
          </table:table-cell>
          <table:table-cell table:style-name="Default"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YOUTUBE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9:.X329];&quot;X&quot;)" office:value-type="float" office:value="1">
            <text:p>1</text:p>
          </table:table-cell>
          <table:table-cell table:style-name="ce14" table:formula="of:=IF(AND([.I329]=&quot;&quot;&quot;studio&quot;&quot;&quot;;[.J329]=&quot;&quot;&quot;america&quot;&quot;&quot;);&quot;x&quot;;&quot;&quot;)">
            <text:p/>
          </table:table-cell>
          <table:table-cell table:style-name="ce14" table:formula="of:=IF(AND([.I329]=&quot;&quot;&quot;studio&quot;&quot;&quot;;[.J329]=&quot;&quot;&quot;japan&quot;&quot;&quot;);&quot;x&quot;;&quot;&quot;)">
            <text:p/>
          </table:table-cell>
          <table:table-cell table:style-name="ce14" table:formula="of:=IF(AND([.I329]=&quot;&quot;&quot;studio&quot;&quot;&quot;;[.J329]=&quot;&quot;&quot;world&quot;&quot;&quot;);&quot;x&quot;;&quot;&quot;)">
            <text:p/>
          </table:table-cell>
          <table:table-cell table:style-name="ce14" table:formula="of:=IF(AND([.I329]=&quot;&quot;&quot;studio&quot;&quot;&quot;;[.J329]=&quot;&quot;&quot;europe&quot;&quot;&quot;);&quot;x&quot;;&quot;&quot;)">
            <text:p/>
          </table:table-cell>
          <table:table-cell table:style-name="ce14" table:formula="of:=IF([.H329]=&quot;&quot;&quot;thirdparty&quot;&quot;&quot;;&quot;X&quot;;&quot;&quot;)" office:value-type="string" office:string-value="X">
            <text:p>X</text:p>
          </table:table-cell>
          <table:table-cell table:style-name="ce14" table:formula="of:=IF([.H329]=&quot;&quot;&quot;indie&quot;&quot;&quot;;&quot;X&quot;;&quot;&quot;)">
            <text:p/>
          </table:table-cell>
          <table:table-cell table:style-name="ce14" table:formula="of:=IF([.H329]=&quot;&quot;&quot;nintendo&quot;&quot;&quot;;&quot;X&quot;;&quot;&quot;)">
            <text:p/>
          </table:table-cell>
          <table:table-cell table:style-name="ce14" table:formula="of:=IF([.H329]=&quot;&quot;&quot;sony&quot;&quot;&quot;;&quot;X&quot;;&quot;&quot;)">
            <text:p/>
          </table:table-cell>
          <table:table-cell table:style-name="ce14" table:formula="of:=IF([.H329]=&quot;&quot;&quot;microsoft&quot;&quot;&quot;;&quot;X&quot;;&quot;&quot;)">
            <text:p/>
          </table:table-cell>
          <table:table-cell table:style-name="ce14" table:formula="of:=IF([.K329]=&quot;&quot;&quot;people&quot;&quot;&quot;;&quot;X&quot;;&quot;&quot;)">
            <text:p/>
          </table:table-cell>
          <table:table-cell table:style-name="ce14" table:formula="of:=IF([.H3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7327290245</text:p>
          </table:table-cell>
          <table:table-cell table:formula="of:=CONCATENATE([.G330];&quot;,&quot;;[.H330];&quot;,&quot;;[.I330];&quot;,&quot;;[.J330];&quot;,&quot;;[.K330];&quot;,&quot;;[.L330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Facebook Page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FACEBOOK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0:.X330];&quot;X&quot;)" office:value-type="float" office:value="2">
            <text:p>2</text:p>
          </table:table-cell>
          <table:table-cell table:style-name="ce14" table:formula="of:=IF(AND([.I330]=&quot;&quot;&quot;studio&quot;&quot;&quot;;[.J330]=&quot;&quot;&quot;america&quot;&quot;&quot;);&quot;x&quot;;&quot;&quot;)" office:value-type="string" office:string-value="x">
            <text:p>x</text:p>
          </table:table-cell>
          <table:table-cell table:style-name="ce14" table:formula="of:=IF(AND([.I330]=&quot;&quot;&quot;studio&quot;&quot;&quot;;[.J330]=&quot;&quot;&quot;japan&quot;&quot;&quot;);&quot;x&quot;;&quot;&quot;)">
            <text:p/>
          </table:table-cell>
          <table:table-cell table:style-name="ce14" table:formula="of:=IF(AND([.I330]=&quot;&quot;&quot;studio&quot;&quot;&quot;;[.J330]=&quot;&quot;&quot;world&quot;&quot;&quot;);&quot;x&quot;;&quot;&quot;)">
            <text:p/>
          </table:table-cell>
          <table:table-cell table:style-name="ce14" table:formula="of:=IF(AND([.I330]=&quot;&quot;&quot;studio&quot;&quot;&quot;;[.J330]=&quot;&quot;&quot;europe&quot;&quot;&quot;);&quot;x&quot;;&quot;&quot;)">
            <text:p/>
          </table:table-cell>
          <table:table-cell table:style-name="ce14" table:formula="of:=IF([.H330]=&quot;&quot;&quot;thirdparty&quot;&quot;&quot;;&quot;X&quot;;&quot;&quot;)">
            <text:p/>
          </table:table-cell>
          <table:table-cell table:style-name="ce14" table:formula="of:=IF([.H330]=&quot;&quot;&quot;indie&quot;&quot;&quot;;&quot;X&quot;;&quot;&quot;)">
            <text:p/>
          </table:table-cell>
          <table:table-cell table:style-name="ce14" table:formula="of:=IF([.H330]=&quot;&quot;&quot;nintendo&quot;&quot;&quot;;&quot;X&quot;;&quot;&quot;)">
            <text:p/>
          </table:table-cell>
          <table:table-cell table:style-name="ce14" table:formula="of:=IF([.H330]=&quot;&quot;&quot;sony&quot;&quot;&quot;;&quot;X&quot;;&quot;&quot;)" office:value-type="string" office:string-value="X">
            <text:p>X</text:p>
          </table:table-cell>
          <table:table-cell table:style-name="ce14" table:formula="of:=IF([.H330]=&quot;&quot;&quot;microsoft&quot;&quot;&quot;;&quot;X&quot;;&quot;&quot;)">
            <text:p/>
          </table:table-cell>
          <table:table-cell table:style-name="ce14" table:formula="of:=IF([.K330]=&quot;&quot;&quot;people&quot;&quot;&quot;;&quot;X&quot;;&quot;&quot;)">
            <text:p/>
          </table:table-cell>
          <table:table-cell table:style-name="ce14" table:formula="of:=IF([.H3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28423600@N02</text:p>
          </table:table-cell>
          <table:table-cell table:formula="of:=CONCATENATE([.G331];&quot;,&quot;;[.H331];&quot;,&quot;;[.I331];&quot;,&quot;;[.J331];&quot;,&quot;;[.K331];&quot;,&quot;;[.L331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Flickr Album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FACEBOOK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1:.X331];&quot;X&quot;)" office:value-type="float" office:value="2">
            <text:p>2</text:p>
          </table:table-cell>
          <table:table-cell table:style-name="ce14" table:formula="of:=IF(AND([.I331]=&quot;&quot;&quot;studio&quot;&quot;&quot;;[.J331]=&quot;&quot;&quot;america&quot;&quot;&quot;);&quot;x&quot;;&quot;&quot;)" office:value-type="string" office:string-value="x">
            <text:p>x</text:p>
          </table:table-cell>
          <table:table-cell table:style-name="ce14" table:formula="of:=IF(AND([.I331]=&quot;&quot;&quot;studio&quot;&quot;&quot;;[.J331]=&quot;&quot;&quot;japan&quot;&quot;&quot;);&quot;x&quot;;&quot;&quot;)">
            <text:p/>
          </table:table-cell>
          <table:table-cell table:style-name="ce14" table:formula="of:=IF(AND([.I331]=&quot;&quot;&quot;studio&quot;&quot;&quot;;[.J331]=&quot;&quot;&quot;world&quot;&quot;&quot;);&quot;x&quot;;&quot;&quot;)">
            <text:p/>
          </table:table-cell>
          <table:table-cell table:style-name="ce14" table:formula="of:=IF(AND([.I331]=&quot;&quot;&quot;studio&quot;&quot;&quot;;[.J331]=&quot;&quot;&quot;europe&quot;&quot;&quot;);&quot;x&quot;;&quot;&quot;)">
            <text:p/>
          </table:table-cell>
          <table:table-cell table:style-name="ce14" table:formula="of:=IF([.H331]=&quot;&quot;&quot;thirdparty&quot;&quot;&quot;;&quot;X&quot;;&quot;&quot;)">
            <text:p/>
          </table:table-cell>
          <table:table-cell table:style-name="ce14" table:formula="of:=IF([.H331]=&quot;&quot;&quot;indie&quot;&quot;&quot;;&quot;X&quot;;&quot;&quot;)">
            <text:p/>
          </table:table-cell>
          <table:table-cell table:style-name="ce14" table:formula="of:=IF([.H331]=&quot;&quot;&quot;nintendo&quot;&quot;&quot;;&quot;X&quot;;&quot;&quot;)">
            <text:p/>
          </table:table-cell>
          <table:table-cell table:style-name="ce14" table:formula="of:=IF([.H331]=&quot;&quot;&quot;sony&quot;&quot;&quot;;&quot;X&quot;;&quot;&quot;)" office:value-type="string" office:string-value="X">
            <text:p>X</text:p>
          </table:table-cell>
          <table:table-cell table:style-name="ce14" table:formula="of:=IF([.H331]=&quot;&quot;&quot;microsoft&quot;&quot;&quot;;&quot;X&quot;;&quot;&quot;)">
            <text:p/>
          </table:table-cell>
          <table:table-cell table:style-name="ce14" table:formula="of:=IF([.K331]=&quot;&quot;&quot;people&quot;&quot;&quot;;&quot;X&quot;;&quot;&quot;)">
            <text:p/>
          </table:table-cell>
          <table:table-cell table:style-name="ce14" table:formula="of:=IF([.H3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NaughtyDog</text:p>
          </table:table-cell>
          <table:table-cell table:formula="of:=CONCATENATE([.G332];&quot;,&quot;;[.H332];&quot;,&quot;;[.I332];&quot;,&quot;;[.J332];&quot;,&quot;;[.K332];&quot;,&quot;;[.L332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News Feed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NEWS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2:.X332];&quot;X&quot;)" office:value-type="float" office:value="2">
            <text:p>2</text:p>
          </table:table-cell>
          <table:table-cell table:style-name="ce14" table:formula="of:=IF(AND([.I332]=&quot;&quot;&quot;studio&quot;&quot;&quot;;[.J332]=&quot;&quot;&quot;america&quot;&quot;&quot;);&quot;x&quot;;&quot;&quot;)" office:value-type="string" office:string-value="x">
            <text:p>x</text:p>
          </table:table-cell>
          <table:table-cell table:style-name="ce14" table:formula="of:=IF(AND([.I332]=&quot;&quot;&quot;studio&quot;&quot;&quot;;[.J332]=&quot;&quot;&quot;japan&quot;&quot;&quot;);&quot;x&quot;;&quot;&quot;)">
            <text:p/>
          </table:table-cell>
          <table:table-cell table:style-name="ce14" table:formula="of:=IF(AND([.I332]=&quot;&quot;&quot;studio&quot;&quot;&quot;;[.J332]=&quot;&quot;&quot;world&quot;&quot;&quot;);&quot;x&quot;;&quot;&quot;)">
            <text:p/>
          </table:table-cell>
          <table:table-cell table:style-name="ce14" table:formula="of:=IF(AND([.I332]=&quot;&quot;&quot;studio&quot;&quot;&quot;;[.J332]=&quot;&quot;&quot;europe&quot;&quot;&quot;);&quot;x&quot;;&quot;&quot;)">
            <text:p/>
          </table:table-cell>
          <table:table-cell table:style-name="ce14" table:formula="of:=IF([.H332]=&quot;&quot;&quot;thirdparty&quot;&quot;&quot;;&quot;X&quot;;&quot;&quot;)">
            <text:p/>
          </table:table-cell>
          <table:table-cell table:style-name="ce14" table:formula="of:=IF([.H332]=&quot;&quot;&quot;indie&quot;&quot;&quot;;&quot;X&quot;;&quot;&quot;)">
            <text:p/>
          </table:table-cell>
          <table:table-cell table:style-name="ce14" table:formula="of:=IF([.H332]=&quot;&quot;&quot;nintendo&quot;&quot;&quot;;&quot;X&quot;;&quot;&quot;)">
            <text:p/>
          </table:table-cell>
          <table:table-cell table:style-name="ce14" table:formula="of:=IF([.H332]=&quot;&quot;&quot;sony&quot;&quot;&quot;;&quot;X&quot;;&quot;&quot;)" office:value-type="string" office:string-value="X">
            <text:p>X</text:p>
          </table:table-cell>
          <table:table-cell table:style-name="ce14" table:formula="of:=IF([.H332]=&quot;&quot;&quot;microsoft&quot;&quot;&quot;;&quot;X&quot;;&quot;&quot;)">
            <text:p/>
          </table:table-cell>
          <table:table-cell table:style-name="ce14" table:formula="of:=IF([.K332]=&quot;&quot;&quot;people&quot;&quot;&quot;;&quot;X&quot;;&quot;&quot;)">
            <text:p/>
          </table:table-cell>
          <table:table-cell table:style-name="ce14" table:formula="of:=IF([.H3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aughty_Dog</text:p>
          </table:table-cell>
          <table:table-cell table:formula="of:=CONCATENATE([.G333];&quot;,&quot;;[.H333];&quot;,&quot;;[.I333];&quot;,&quot;;[.J333];&quot;,&quot;;[.K333];&quot;,&quot;;[.L333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Twitter Account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TWITTER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3:.X333];&quot;X&quot;)" office:value-type="float" office:value="2">
            <text:p>2</text:p>
          </table:table-cell>
          <table:table-cell table:style-name="ce14" table:formula="of:=IF(AND([.I333]=&quot;&quot;&quot;studio&quot;&quot;&quot;;[.J333]=&quot;&quot;&quot;america&quot;&quot;&quot;);&quot;x&quot;;&quot;&quot;)" office:value-type="string" office:string-value="x">
            <text:p>x</text:p>
          </table:table-cell>
          <table:table-cell table:style-name="ce14" table:formula="of:=IF(AND([.I333]=&quot;&quot;&quot;studio&quot;&quot;&quot;;[.J333]=&quot;&quot;&quot;japan&quot;&quot;&quot;);&quot;x&quot;;&quot;&quot;)">
            <text:p/>
          </table:table-cell>
          <table:table-cell table:style-name="ce14" table:formula="of:=IF(AND([.I333]=&quot;&quot;&quot;studio&quot;&quot;&quot;;[.J333]=&quot;&quot;&quot;world&quot;&quot;&quot;);&quot;x&quot;;&quot;&quot;)">
            <text:p/>
          </table:table-cell>
          <table:table-cell table:style-name="ce14" table:formula="of:=IF(AND([.I333]=&quot;&quot;&quot;studio&quot;&quot;&quot;;[.J333]=&quot;&quot;&quot;europe&quot;&quot;&quot;);&quot;x&quot;;&quot;&quot;)">
            <text:p/>
          </table:table-cell>
          <table:table-cell table:style-name="ce14" table:formula="of:=IF([.H333]=&quot;&quot;&quot;thirdparty&quot;&quot;&quot;;&quot;X&quot;;&quot;&quot;)">
            <text:p/>
          </table:table-cell>
          <table:table-cell table:style-name="ce14" table:formula="of:=IF([.H333]=&quot;&quot;&quot;indie&quot;&quot;&quot;;&quot;X&quot;;&quot;&quot;)">
            <text:p/>
          </table:table-cell>
          <table:table-cell table:style-name="ce14" table:formula="of:=IF([.H333]=&quot;&quot;&quot;nintendo&quot;&quot;&quot;;&quot;X&quot;;&quot;&quot;)">
            <text:p/>
          </table:table-cell>
          <table:table-cell table:style-name="ce14" table:formula="of:=IF([.H333]=&quot;&quot;&quot;sony&quot;&quot;&quot;;&quot;X&quot;;&quot;&quot;)" office:value-type="string" office:string-value="X">
            <text:p>X</text:p>
          </table:table-cell>
          <table:table-cell table:style-name="ce14" table:formula="of:=IF([.H333]=&quot;&quot;&quot;microsoft&quot;&quot;&quot;;&quot;X&quot;;&quot;&quot;)">
            <text:p/>
          </table:table-cell>
          <table:table-cell table:style-name="ce14" table:formula="of:=IF([.K333]=&quot;&quot;&quot;people&quot;&quot;&quot;;&quot;X&quot;;&quot;&quot;)">
            <text:p/>
          </table:table-cell>
          <table:table-cell table:style-name="ce14" table:formula="of:=IF([.H3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ughtyDog</text:p>
          </table:table-cell>
          <table:table-cell table:formula="of:=CONCATENATE([.G334];&quot;,&quot;;[.H334];&quot;,&quot;;[.I334];&quot;,&quot;;[.J334];&quot;,&quot;;[.K334];&quot;,&quot;;[.L334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Youtube Channel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YOUTUBE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4:.X334];&quot;X&quot;)" office:value-type="float" office:value="2">
            <text:p>2</text:p>
          </table:table-cell>
          <table:table-cell table:style-name="ce14" table:formula="of:=IF(AND([.I334]=&quot;&quot;&quot;studio&quot;&quot;&quot;;[.J334]=&quot;&quot;&quot;america&quot;&quot;&quot;);&quot;x&quot;;&quot;&quot;)" office:value-type="string" office:string-value="x">
            <text:p>x</text:p>
          </table:table-cell>
          <table:table-cell table:style-name="ce14" table:formula="of:=IF(AND([.I334]=&quot;&quot;&quot;studio&quot;&quot;&quot;;[.J334]=&quot;&quot;&quot;japan&quot;&quot;&quot;);&quot;x&quot;;&quot;&quot;)">
            <text:p/>
          </table:table-cell>
          <table:table-cell table:style-name="ce14" table:formula="of:=IF(AND([.I334]=&quot;&quot;&quot;studio&quot;&quot;&quot;;[.J334]=&quot;&quot;&quot;world&quot;&quot;&quot;);&quot;x&quot;;&quot;&quot;)">
            <text:p/>
          </table:table-cell>
          <table:table-cell table:style-name="ce14" table:formula="of:=IF(AND([.I334]=&quot;&quot;&quot;studio&quot;&quot;&quot;;[.J334]=&quot;&quot;&quot;europe&quot;&quot;&quot;);&quot;x&quot;;&quot;&quot;)">
            <text:p/>
          </table:table-cell>
          <table:table-cell table:style-name="ce14" table:formula="of:=IF([.H334]=&quot;&quot;&quot;thirdparty&quot;&quot;&quot;;&quot;X&quot;;&quot;&quot;)">
            <text:p/>
          </table:table-cell>
          <table:table-cell table:style-name="ce14" table:formula="of:=IF([.H334]=&quot;&quot;&quot;indie&quot;&quot;&quot;;&quot;X&quot;;&quot;&quot;)">
            <text:p/>
          </table:table-cell>
          <table:table-cell table:style-name="ce14" table:formula="of:=IF([.H334]=&quot;&quot;&quot;nintendo&quot;&quot;&quot;;&quot;X&quot;;&quot;&quot;)">
            <text:p/>
          </table:table-cell>
          <table:table-cell table:style-name="ce14" table:formula="of:=IF([.H334]=&quot;&quot;&quot;sony&quot;&quot;&quot;;&quot;X&quot;;&quot;&quot;)" office:value-type="string" office:string-value="X">
            <text:p>X</text:p>
          </table:table-cell>
          <table:table-cell table:style-name="ce14" table:formula="of:=IF([.H334]=&quot;&quot;&quot;microsoft&quot;&quot;&quot;;&quot;X&quot;;&quot;&quot;)">
            <text:p/>
          </table:table-cell>
          <table:table-cell table:style-name="ce14" table:formula="of:=IF([.K334]=&quot;&quot;&quot;people&quot;&quot;&quot;;&quot;X&quot;;&quot;&quot;)">
            <text:p/>
          </table:table-cell>
          <table:table-cell table:style-name="ce14" table:formula="of:=IF([.H3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oobde</text:p>
          </table:table-cell>
          <table:table-cell table:formula="of:=CONCATENATE([.G335];&quot;,&quot;;[.H335];&quot;,&quot;;[.I335];&quot;,&quot;;[.J335];&quot;,&quot;;[.K335];&quot;,&quot;;[.L33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Ed Boon: Creative Director at NetherRealm Studios </text:p>
          </table:table-cell>
          <table:table-cell/>
          <table:table-cell table:style-name="ce3" office:value-type="string">
            <text:p>Injustice: Gods Among u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35:.X335];&quot;X&quot;)" office:value-type="float" office:value="1">
            <text:p>1</text:p>
          </table:table-cell>
          <table:table-cell table:style-name="ce14" table:formula="of:=IF(AND([.I335]=&quot;&quot;&quot;studio&quot;&quot;&quot;;[.J335]=&quot;&quot;&quot;america&quot;&quot;&quot;);&quot;x&quot;;&quot;&quot;)">
            <text:p/>
          </table:table-cell>
          <table:table-cell table:style-name="ce14" table:formula="of:=IF(AND([.I335]=&quot;&quot;&quot;studio&quot;&quot;&quot;;[.J335]=&quot;&quot;&quot;japan&quot;&quot;&quot;);&quot;x&quot;;&quot;&quot;)">
            <text:p/>
          </table:table-cell>
          <table:table-cell table:style-name="ce14" table:formula="of:=IF(AND([.I335]=&quot;&quot;&quot;studio&quot;&quot;&quot;;[.J335]=&quot;&quot;&quot;world&quot;&quot;&quot;);&quot;x&quot;;&quot;&quot;)">
            <text:p/>
          </table:table-cell>
          <table:table-cell table:style-name="ce14" table:formula="of:=IF(AND([.I335]=&quot;&quot;&quot;studio&quot;&quot;&quot;;[.J335]=&quot;&quot;&quot;europe&quot;&quot;&quot;);&quot;x&quot;;&quot;&quot;)">
            <text:p/>
          </table:table-cell>
          <table:table-cell table:style-name="ce14" table:formula="of:=IF([.H335]=&quot;&quot;&quot;thirdparty&quot;&quot;&quot;;&quot;X&quot;;&quot;&quot;)">
            <text:p/>
          </table:table-cell>
          <table:table-cell table:style-name="ce14" table:formula="of:=IF([.H335]=&quot;&quot;&quot;indie&quot;&quot;&quot;;&quot;X&quot;;&quot;&quot;)">
            <text:p/>
          </table:table-cell>
          <table:table-cell table:style-name="ce14" table:formula="of:=IF([.H335]=&quot;&quot;&quot;nintendo&quot;&quot;&quot;;&quot;X&quot;;&quot;&quot;)">
            <text:p/>
          </table:table-cell>
          <table:table-cell table:style-name="ce14" table:formula="of:=IF([.H335]=&quot;&quot;&quot;sony&quot;&quot;&quot;;&quot;X&quot;;&quot;&quot;)">
            <text:p/>
          </table:table-cell>
          <table:table-cell table:style-name="ce14" table:formula="of:=IF([.H335]=&quot;&quot;&quot;microsoft&quot;&quot;&quot;;&quot;X&quot;;&quot;&quot;)">
            <text:p/>
          </table:table-cell>
          <table:table-cell table:style-name="ce14" table:formula="of:=IF([.K335]=&quot;&quot;&quot;people&quot;&quot;&quot;;&quot;X&quot;;&quot;&quot;)" office:value-type="string" office:string-value="X">
            <text:p>X</text:p>
          </table:table-cell>
          <table:table-cell table:style-name="ce14" table:formula="of:=IF([.H3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9902304857335</text:p>
          </table:table-cell>
          <table:table-cell table:formula="of:=CONCATENATE([.G336];&quot;,&quot;;[.H336];&quot;,&quot;;[.I336];&quot;,&quot;;[.J336];&quot;,&quot;;[.K336];&quot;,&quot;;[.L336])" office:value-type="string" office:string-value="&quot;nextlevelgames&quot;,&quot;independent&quot;,&quot;studio&quot;,&quot;america&quot;,&quot;pr&quot;,&quot;generic&quot;">
            <text:p>"nextlevelgames","independent","studio","america","pr","generic"</text:p>
          </table:table-cell>
          <table:table-cell office:value-type="string">
            <text:p>Official Facebook Page of Next Level Games</text:p>
          </table:table-cell>
          <table:table-cell office:value-type="string">
            <text:p>http://www.nextlevelgames.com/index.php</text:p>
          </table:table-cell>
          <table:table-cell office:value-type="string">
            <text:p>Luigi's Mansion: Dark moon</text:p>
          </table:table-cell>
          <table:table-cell office:value-type="string">
            <text:p>FACEBOOK</text:p>
          </table:table-cell>
          <table:table-cell office:value-type="string">
            <text:p>"nextlevel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6:.X336];&quot;X&quot;)" office:value-type="float" office:value="2">
            <text:p>2</text:p>
          </table:table-cell>
          <table:table-cell table:style-name="ce14" table:formula="of:=IF(AND([.I336]=&quot;&quot;&quot;studio&quot;&quot;&quot;;[.J336]=&quot;&quot;&quot;america&quot;&quot;&quot;);&quot;x&quot;;&quot;&quot;)" office:value-type="string" office:string-value="x">
            <text:p>x</text:p>
          </table:table-cell>
          <table:table-cell table:style-name="ce14" table:formula="of:=IF(AND([.I336]=&quot;&quot;&quot;studio&quot;&quot;&quot;;[.J336]=&quot;&quot;&quot;japan&quot;&quot;&quot;);&quot;x&quot;;&quot;&quot;)">
            <text:p/>
          </table:table-cell>
          <table:table-cell table:style-name="ce14" table:formula="of:=IF(AND([.I336]=&quot;&quot;&quot;studio&quot;&quot;&quot;;[.J336]=&quot;&quot;&quot;world&quot;&quot;&quot;);&quot;x&quot;;&quot;&quot;)">
            <text:p/>
          </table:table-cell>
          <table:table-cell table:style-name="ce14" table:formula="of:=IF(AND([.I336]=&quot;&quot;&quot;studio&quot;&quot;&quot;;[.J336]=&quot;&quot;&quot;europe&quot;&quot;&quot;);&quot;x&quot;;&quot;&quot;)">
            <text:p/>
          </table:table-cell>
          <table:table-cell table:style-name="ce14" table:formula="of:=IF([.H336]=&quot;&quot;&quot;thirdparty&quot;&quot;&quot;;&quot;X&quot;;&quot;&quot;)">
            <text:p/>
          </table:table-cell>
          <table:table-cell table:style-name="ce14" table:formula="of:=IF([.H336]=&quot;&quot;&quot;indie&quot;&quot;&quot;;&quot;X&quot;;&quot;&quot;)">
            <text:p/>
          </table:table-cell>
          <table:table-cell table:style-name="ce14" table:formula="of:=IF([.H336]=&quot;&quot;&quot;nintendo&quot;&quot;&quot;;&quot;X&quot;;&quot;&quot;)">
            <text:p/>
          </table:table-cell>
          <table:table-cell table:style-name="ce14" table:formula="of:=IF([.H336]=&quot;&quot;&quot;sony&quot;&quot;&quot;;&quot;X&quot;;&quot;&quot;)">
            <text:p/>
          </table:table-cell>
          <table:table-cell table:style-name="ce14" table:formula="of:=IF([.H336]=&quot;&quot;&quot;microsoft&quot;&quot;&quot;;&quot;X&quot;;&quot;&quot;)">
            <text:p/>
          </table:table-cell>
          <table:table-cell table:style-name="ce14" table:formula="of:=IF([.K336]=&quot;&quot;&quot;people&quot;&quot;&quot;;&quot;X&quot;;&quot;&quot;)">
            <text:p/>
          </table:table-cell>
          <table:table-cell table:style-name="ce14" table:formula="of:=IF([.H33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9413065963</text:p>
          </table:table-cell>
          <table:table-cell table:formula="of:=CONCATENATE([.G337];&quot;,&quot;;[.H337];&quot;,&quot;;[.I337];&quot;,&quot;;[.J337];&quot;,&quot;;[.K337];&quot;,&quot;;[.L337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Facebook Page of Nicalis</text:p>
          </table:table-cell>
          <table:table-cell table:style-name="ce6"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FACEBOOK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7:.X337];&quot;X&quot;)" office:value-type="float" office:value="2">
            <text:p>2</text:p>
          </table:table-cell>
          <table:table-cell table:style-name="ce14" table:formula="of:=IF(AND([.I337]=&quot;&quot;&quot;studio&quot;&quot;&quot;;[.J337]=&quot;&quot;&quot;america&quot;&quot;&quot;);&quot;x&quot;;&quot;&quot;)" office:value-type="string" office:string-value="x">
            <text:p>x</text:p>
          </table:table-cell>
          <table:table-cell table:style-name="ce14" table:formula="of:=IF(AND([.I337]=&quot;&quot;&quot;studio&quot;&quot;&quot;;[.J337]=&quot;&quot;&quot;japan&quot;&quot;&quot;);&quot;x&quot;;&quot;&quot;)">
            <text:p/>
          </table:table-cell>
          <table:table-cell table:style-name="ce14" table:formula="of:=IF(AND([.I337]=&quot;&quot;&quot;studio&quot;&quot;&quot;;[.J337]=&quot;&quot;&quot;world&quot;&quot;&quot;);&quot;x&quot;;&quot;&quot;)">
            <text:p/>
          </table:table-cell>
          <table:table-cell table:style-name="ce14" table:formula="of:=IF(AND([.I337]=&quot;&quot;&quot;studio&quot;&quot;&quot;;[.J337]=&quot;&quot;&quot;europe&quot;&quot;&quot;);&quot;x&quot;;&quot;&quot;)">
            <text:p/>
          </table:table-cell>
          <table:table-cell table:style-name="ce14" table:formula="of:=IF([.H337]=&quot;&quot;&quot;thirdparty&quot;&quot;&quot;;&quot;X&quot;;&quot;&quot;)">
            <text:p/>
          </table:table-cell>
          <table:table-cell table:style-name="ce14" table:formula="of:=IF([.H337]=&quot;&quot;&quot;indie&quot;&quot;&quot;;&quot;X&quot;;&quot;&quot;)">
            <text:p/>
          </table:table-cell>
          <table:table-cell table:style-name="ce14" table:formula="of:=IF([.H337]=&quot;&quot;&quot;nintendo&quot;&quot;&quot;;&quot;X&quot;;&quot;&quot;)">
            <text:p/>
          </table:table-cell>
          <table:table-cell table:style-name="ce14" table:formula="of:=IF([.H337]=&quot;&quot;&quot;sony&quot;&quot;&quot;;&quot;X&quot;;&quot;&quot;)">
            <text:p/>
          </table:table-cell>
          <table:table-cell table:style-name="ce14" table:formula="of:=IF([.H337]=&quot;&quot;&quot;microsoft&quot;&quot;&quot;;&quot;X&quot;;&quot;&quot;)">
            <text:p/>
          </table:table-cell>
          <table:table-cell table:style-name="ce14" table:formula="of:=IF([.K337]=&quot;&quot;&quot;people&quot;&quot;&quot;;&quot;X&quot;;&quot;&quot;)">
            <text:p/>
          </table:table-cell>
          <table:table-cell table:style-name="ce14" table:formula="of:=IF([.H33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nicalis.com/feed/ </text:p>
          </table:table-cell>
          <table:table-cell table:formula="of:=CONCATENATE([.G338];&quot;,&quot;;[.H338];&quot;,&quot;;[.I338];&quot;,&quot;;[.J338];&quot;,&quot;;[.K338];&quot;,&quot;;[.L338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News Feed of Nicalis</text:p>
          </table:table-cell>
          <table:table-cell table:style-name="ce6"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NEWS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8:.X338];&quot;X&quot;)" office:value-type="float" office:value="2">
            <text:p>2</text:p>
          </table:table-cell>
          <table:table-cell table:style-name="ce14" table:formula="of:=IF(AND([.I338]=&quot;&quot;&quot;studio&quot;&quot;&quot;;[.J338]=&quot;&quot;&quot;america&quot;&quot;&quot;);&quot;x&quot;;&quot;&quot;)" office:value-type="string" office:string-value="x">
            <text:p>x</text:p>
          </table:table-cell>
          <table:table-cell table:style-name="ce14" table:formula="of:=IF(AND([.I338]=&quot;&quot;&quot;studio&quot;&quot;&quot;;[.J338]=&quot;&quot;&quot;japan&quot;&quot;&quot;);&quot;x&quot;;&quot;&quot;)">
            <text:p/>
          </table:table-cell>
          <table:table-cell table:style-name="ce14" table:formula="of:=IF(AND([.I338]=&quot;&quot;&quot;studio&quot;&quot;&quot;;[.J338]=&quot;&quot;&quot;world&quot;&quot;&quot;);&quot;x&quot;;&quot;&quot;)">
            <text:p/>
          </table:table-cell>
          <table:table-cell table:style-name="ce14" table:formula="of:=IF(AND([.I338]=&quot;&quot;&quot;studio&quot;&quot;&quot;;[.J338]=&quot;&quot;&quot;europe&quot;&quot;&quot;);&quot;x&quot;;&quot;&quot;)">
            <text:p/>
          </table:table-cell>
          <table:table-cell table:style-name="ce14" table:formula="of:=IF([.H338]=&quot;&quot;&quot;thirdparty&quot;&quot;&quot;;&quot;X&quot;;&quot;&quot;)">
            <text:p/>
          </table:table-cell>
          <table:table-cell table:style-name="ce14" table:formula="of:=IF([.H338]=&quot;&quot;&quot;indie&quot;&quot;&quot;;&quot;X&quot;;&quot;&quot;)">
            <text:p/>
          </table:table-cell>
          <table:table-cell table:style-name="ce14" table:formula="of:=IF([.H338]=&quot;&quot;&quot;nintendo&quot;&quot;&quot;;&quot;X&quot;;&quot;&quot;)">
            <text:p/>
          </table:table-cell>
          <table:table-cell table:style-name="ce14" table:formula="of:=IF([.H338]=&quot;&quot;&quot;sony&quot;&quot;&quot;;&quot;X&quot;;&quot;&quot;)">
            <text:p/>
          </table:table-cell>
          <table:table-cell table:style-name="ce14" table:formula="of:=IF([.H338]=&quot;&quot;&quot;microsoft&quot;&quot;&quot;;&quot;X&quot;;&quot;&quot;)">
            <text:p/>
          </table:table-cell>
          <table:table-cell table:style-name="ce14" table:formula="of:=IF([.K338]=&quot;&quot;&quot;people&quot;&quot;&quot;;&quot;X&quot;;&quot;&quot;)">
            <text:p/>
          </table:table-cell>
          <table:table-cell table:style-name="ce14" table:formula="of:=IF([.H3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calis</text:p>
          </table:table-cell>
          <table:table-cell table:formula="of:=CONCATENATE([.G339];&quot;,&quot;;[.H339];&quot;,&quot;;[.I339];&quot;,&quot;;[.J339];&quot;,&quot;;[.K339];&quot;,&quot;;[.L339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Twitter Account of Nicalis</text:p>
          </table:table-cell>
          <table:table-cell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TWITTER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9:.X339];&quot;X&quot;)" office:value-type="float" office:value="2">
            <text:p>2</text:p>
          </table:table-cell>
          <table:table-cell table:style-name="ce14" table:formula="of:=IF(AND([.I339]=&quot;&quot;&quot;studio&quot;&quot;&quot;;[.J339]=&quot;&quot;&quot;america&quot;&quot;&quot;);&quot;x&quot;;&quot;&quot;)" office:value-type="string" office:string-value="x">
            <text:p>x</text:p>
          </table:table-cell>
          <table:table-cell table:style-name="ce14" table:formula="of:=IF(AND([.I339]=&quot;&quot;&quot;studio&quot;&quot;&quot;;[.J339]=&quot;&quot;&quot;japan&quot;&quot;&quot;);&quot;x&quot;;&quot;&quot;)">
            <text:p/>
          </table:table-cell>
          <table:table-cell table:style-name="ce14" table:formula="of:=IF(AND([.I339]=&quot;&quot;&quot;studio&quot;&quot;&quot;;[.J339]=&quot;&quot;&quot;world&quot;&quot;&quot;);&quot;x&quot;;&quot;&quot;)">
            <text:p/>
          </table:table-cell>
          <table:table-cell table:style-name="ce14" table:formula="of:=IF(AND([.I339]=&quot;&quot;&quot;studio&quot;&quot;&quot;;[.J339]=&quot;&quot;&quot;europe&quot;&quot;&quot;);&quot;x&quot;;&quot;&quot;)">
            <text:p/>
          </table:table-cell>
          <table:table-cell table:style-name="ce14" table:formula="of:=IF([.H339]=&quot;&quot;&quot;thirdparty&quot;&quot;&quot;;&quot;X&quot;;&quot;&quot;)">
            <text:p/>
          </table:table-cell>
          <table:table-cell table:style-name="ce14" table:formula="of:=IF([.H339]=&quot;&quot;&quot;indie&quot;&quot;&quot;;&quot;X&quot;;&quot;&quot;)">
            <text:p/>
          </table:table-cell>
          <table:table-cell table:style-name="ce14" table:formula="of:=IF([.H339]=&quot;&quot;&quot;nintendo&quot;&quot;&quot;;&quot;X&quot;;&quot;&quot;)">
            <text:p/>
          </table:table-cell>
          <table:table-cell table:style-name="ce14" table:formula="of:=IF([.H339]=&quot;&quot;&quot;sony&quot;&quot;&quot;;&quot;X&quot;;&quot;&quot;)">
            <text:p/>
          </table:table-cell>
          <table:table-cell table:style-name="ce14" table:formula="of:=IF([.H339]=&quot;&quot;&quot;microsoft&quot;&quot;&quot;;&quot;X&quot;;&quot;&quot;)">
            <text:p/>
          </table:table-cell>
          <table:table-cell table:style-name="ce14" table:formula="of:=IF([.K339]=&quot;&quot;&quot;people&quot;&quot;&quot;;&quot;X&quot;;&quot;&quot;)">
            <text:p/>
          </table:table-cell>
          <table:table-cell table:style-name="ce14" table:formula="of:=IF([.H3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calisinc</text:p>
          </table:table-cell>
          <table:table-cell table:formula="of:=CONCATENATE([.G340];&quot;,&quot;;[.H340];&quot;,&quot;;[.I340];&quot;,&quot;;[.J340];&quot;,&quot;;[.K340];&quot;,&quot;;[.L340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office:value-type="string">
            <text:p>Official Youtube Channel of Nicalis</text:p>
          </table:table-cell>
          <table:table-cell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YOUTUBE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0:.X340];&quot;X&quot;)" office:value-type="float" office:value="2">
            <text:p>2</text:p>
          </table:table-cell>
          <table:table-cell table:style-name="ce14" table:formula="of:=IF(AND([.I340]=&quot;&quot;&quot;studio&quot;&quot;&quot;;[.J340]=&quot;&quot;&quot;america&quot;&quot;&quot;);&quot;x&quot;;&quot;&quot;)" office:value-type="string" office:string-value="x">
            <text:p>x</text:p>
          </table:table-cell>
          <table:table-cell table:style-name="ce14" table:formula="of:=IF(AND([.I340]=&quot;&quot;&quot;studio&quot;&quot;&quot;;[.J340]=&quot;&quot;&quot;japan&quot;&quot;&quot;);&quot;x&quot;;&quot;&quot;)">
            <text:p/>
          </table:table-cell>
          <table:table-cell table:style-name="ce14" table:formula="of:=IF(AND([.I340]=&quot;&quot;&quot;studio&quot;&quot;&quot;;[.J340]=&quot;&quot;&quot;world&quot;&quot;&quot;);&quot;x&quot;;&quot;&quot;)">
            <text:p/>
          </table:table-cell>
          <table:table-cell table:style-name="ce14" table:formula="of:=IF(AND([.I340]=&quot;&quot;&quot;studio&quot;&quot;&quot;;[.J340]=&quot;&quot;&quot;europe&quot;&quot;&quot;);&quot;x&quot;;&quot;&quot;)">
            <text:p/>
          </table:table-cell>
          <table:table-cell table:style-name="ce14" table:formula="of:=IF([.H340]=&quot;&quot;&quot;thirdparty&quot;&quot;&quot;;&quot;X&quot;;&quot;&quot;)">
            <text:p/>
          </table:table-cell>
          <table:table-cell table:style-name="ce14" table:formula="of:=IF([.H340]=&quot;&quot;&quot;indie&quot;&quot;&quot;;&quot;X&quot;;&quot;&quot;)">
            <text:p/>
          </table:table-cell>
          <table:table-cell table:style-name="ce14" table:formula="of:=IF([.H340]=&quot;&quot;&quot;nintendo&quot;&quot;&quot;;&quot;X&quot;;&quot;&quot;)">
            <text:p/>
          </table:table-cell>
          <table:table-cell table:style-name="ce14" table:formula="of:=IF([.H340]=&quot;&quot;&quot;sony&quot;&quot;&quot;;&quot;X&quot;;&quot;&quot;)">
            <text:p/>
          </table:table-cell>
          <table:table-cell table:style-name="ce14" table:formula="of:=IF([.H340]=&quot;&quot;&quot;microsoft&quot;&quot;&quot;;&quot;X&quot;;&quot;&quot;)">
            <text:p/>
          </table:table-cell>
          <table:table-cell table:style-name="ce14" table:formula="of:=IF([.K340]=&quot;&quot;&quot;people&quot;&quot;&quot;;&quot;X&quot;;&quot;&quot;)">
            <text:p/>
          </table:table-cell>
          <table:table-cell table:style-name="ce14" table:formula="of:=IF([.H34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3034448093973</text:p>
          </table:table-cell>
          <table:table-cell table:formula="of:=CONCATENATE([.G341];&quot;,&quot;;[.H341];&quot;,&quot;;[.I341];&quot;,&quot;;[.J341];&quot;,&quot;;[.K341];&quot;,&quot;;[.L341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Facebook Page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FACEBOOK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1:.X341];&quot;X&quot;)" office:value-type="float" office:value="2">
            <text:p>2</text:p>
          </table:table-cell>
          <table:table-cell table:style-name="ce14" table:formula="of:=IF(AND([.I341]=&quot;&quot;&quot;studio&quot;&quot;&quot;;[.J341]=&quot;&quot;&quot;america&quot;&quot;&quot;);&quot;x&quot;;&quot;&quot;)">
            <text:p/>
          </table:table-cell>
          <table:table-cell table:style-name="ce14" table:formula="of:=IF(AND([.I341]=&quot;&quot;&quot;studio&quot;&quot;&quot;;[.J341]=&quot;&quot;&quot;japan&quot;&quot;&quot;);&quot;x&quot;;&quot;&quot;)" office:value-type="string" office:string-value="x">
            <text:p>x</text:p>
          </table:table-cell>
          <table:table-cell table:style-name="ce14" table:formula="of:=IF(AND([.I341]=&quot;&quot;&quot;studio&quot;&quot;&quot;;[.J341]=&quot;&quot;&quot;world&quot;&quot;&quot;);&quot;x&quot;;&quot;&quot;)">
            <text:p/>
          </table:table-cell>
          <table:table-cell table:style-name="ce14" table:formula="of:=IF(AND([.I341]=&quot;&quot;&quot;studio&quot;&quot;&quot;;[.J341]=&quot;&quot;&quot;europe&quot;&quot;&quot;);&quot;x&quot;;&quot;&quot;)">
            <text:p/>
          </table:table-cell>
          <table:table-cell table:style-name="ce14" table:formula="of:=IF([.H341]=&quot;&quot;&quot;thirdparty&quot;&quot;&quot;;&quot;X&quot;;&quot;&quot;)" office:value-type="string" office:string-value="X">
            <text:p>X</text:p>
          </table:table-cell>
          <table:table-cell table:style-name="ce14" table:formula="of:=IF([.H341]=&quot;&quot;&quot;indie&quot;&quot;&quot;;&quot;X&quot;;&quot;&quot;)">
            <text:p/>
          </table:table-cell>
          <table:table-cell table:style-name="ce14" table:formula="of:=IF([.H341]=&quot;&quot;&quot;nintendo&quot;&quot;&quot;;&quot;X&quot;;&quot;&quot;)">
            <text:p/>
          </table:table-cell>
          <table:table-cell table:style-name="ce14" table:formula="of:=IF([.H341]=&quot;&quot;&quot;sony&quot;&quot;&quot;;&quot;X&quot;;&quot;&quot;)">
            <text:p/>
          </table:table-cell>
          <table:table-cell table:style-name="ce14" table:formula="of:=IF([.H341]=&quot;&quot;&quot;microsoft&quot;&quot;&quot;;&quot;X&quot;;&quot;&quot;)">
            <text:p/>
          </table:table-cell>
          <table:table-cell table:style-name="ce14" table:formula="of:=IF([.K341]=&quot;&quot;&quot;people&quot;&quot;&quot;;&quot;X&quot;;&quot;&quot;)">
            <text:p/>
          </table:table-cell>
          <table:table-cell table:style-name="ce14" table:formula="of:=IF([.H3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falcom.com/new.xml</text:p>
          </table:table-cell>
          <table:table-cell table:formula="of:=CONCATENATE([.G342];&quot;,&quot;;[.H342];&quot;,&quot;;[.I342];&quot;,&quot;;[.J342];&quot;,&quot;;[.K342];&quot;,&quot;;[.L342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News Feed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NEWS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2:.X342];&quot;X&quot;)" office:value-type="float" office:value="2">
            <text:p>2</text:p>
          </table:table-cell>
          <table:table-cell table:style-name="ce14" table:formula="of:=IF(AND([.I342]=&quot;&quot;&quot;studio&quot;&quot;&quot;;[.J342]=&quot;&quot;&quot;america&quot;&quot;&quot;);&quot;x&quot;;&quot;&quot;)">
            <text:p/>
          </table:table-cell>
          <table:table-cell table:style-name="ce14" table:formula="of:=IF(AND([.I342]=&quot;&quot;&quot;studio&quot;&quot;&quot;;[.J342]=&quot;&quot;&quot;japan&quot;&quot;&quot;);&quot;x&quot;;&quot;&quot;)" office:value-type="string" office:string-value="x">
            <text:p>x</text:p>
          </table:table-cell>
          <table:table-cell table:style-name="ce14" table:formula="of:=IF(AND([.I342]=&quot;&quot;&quot;studio&quot;&quot;&quot;;[.J342]=&quot;&quot;&quot;world&quot;&quot;&quot;);&quot;x&quot;;&quot;&quot;)">
            <text:p/>
          </table:table-cell>
          <table:table-cell table:style-name="ce14" table:formula="of:=IF(AND([.I342]=&quot;&quot;&quot;studio&quot;&quot;&quot;;[.J342]=&quot;&quot;&quot;europe&quot;&quot;&quot;);&quot;x&quot;;&quot;&quot;)">
            <text:p/>
          </table:table-cell>
          <table:table-cell table:style-name="ce14" table:formula="of:=IF([.H342]=&quot;&quot;&quot;thirdparty&quot;&quot;&quot;;&quot;X&quot;;&quot;&quot;)" office:value-type="string" office:string-value="X">
            <text:p>X</text:p>
          </table:table-cell>
          <table:table-cell table:style-name="ce14" table:formula="of:=IF([.H342]=&quot;&quot;&quot;indie&quot;&quot;&quot;;&quot;X&quot;;&quot;&quot;)">
            <text:p/>
          </table:table-cell>
          <table:table-cell table:style-name="ce14" table:formula="of:=IF([.H342]=&quot;&quot;&quot;nintendo&quot;&quot;&quot;;&quot;X&quot;;&quot;&quot;)">
            <text:p/>
          </table:table-cell>
          <table:table-cell table:style-name="ce14" table:formula="of:=IF([.H342]=&quot;&quot;&quot;sony&quot;&quot;&quot;;&quot;X&quot;;&quot;&quot;)">
            <text:p/>
          </table:table-cell>
          <table:table-cell table:style-name="ce14" table:formula="of:=IF([.H342]=&quot;&quot;&quot;microsoft&quot;&quot;&quot;;&quot;X&quot;;&quot;&quot;)">
            <text:p/>
          </table:table-cell>
          <table:table-cell table:style-name="ce14" table:formula="of:=IF([.K342]=&quot;&quot;&quot;people&quot;&quot;&quot;;&quot;X&quot;;&quot;&quot;)">
            <text:p/>
          </table:table-cell>
          <table:table-cell table:style-name="ce14" table:formula="of:=IF([.H3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honFalcom</text:p>
          </table:table-cell>
          <table:table-cell table:formula="of:=CONCATENATE([.G343];&quot;,&quot;;[.H343];&quot;,&quot;;[.I343];&quot;,&quot;;[.J343];&quot;,&quot;;[.K343];&quot;,&quot;;[.L343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Twitter Account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TWITTER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3:.X343];&quot;X&quot;)" office:value-type="float" office:value="2">
            <text:p>2</text:p>
          </table:table-cell>
          <table:table-cell table:style-name="ce14" table:formula="of:=IF(AND([.I343]=&quot;&quot;&quot;studio&quot;&quot;&quot;;[.J343]=&quot;&quot;&quot;america&quot;&quot;&quot;);&quot;x&quot;;&quot;&quot;)">
            <text:p/>
          </table:table-cell>
          <table:table-cell table:style-name="ce14" table:formula="of:=IF(AND([.I343]=&quot;&quot;&quot;studio&quot;&quot;&quot;;[.J343]=&quot;&quot;&quot;japan&quot;&quot;&quot;);&quot;x&quot;;&quot;&quot;)" office:value-type="string" office:string-value="x">
            <text:p>x</text:p>
          </table:table-cell>
          <table:table-cell table:style-name="ce14" table:formula="of:=IF(AND([.I343]=&quot;&quot;&quot;studio&quot;&quot;&quot;;[.J343]=&quot;&quot;&quot;world&quot;&quot;&quot;);&quot;x&quot;;&quot;&quot;)">
            <text:p/>
          </table:table-cell>
          <table:table-cell table:style-name="ce14" table:formula="of:=IF(AND([.I343]=&quot;&quot;&quot;studio&quot;&quot;&quot;;[.J343]=&quot;&quot;&quot;europe&quot;&quot;&quot;);&quot;x&quot;;&quot;&quot;)">
            <text:p/>
          </table:table-cell>
          <table:table-cell table:style-name="ce14" table:formula="of:=IF([.H343]=&quot;&quot;&quot;thirdparty&quot;&quot;&quot;;&quot;X&quot;;&quot;&quot;)" office:value-type="string" office:string-value="X">
            <text:p>X</text:p>
          </table:table-cell>
          <table:table-cell table:style-name="ce14" table:formula="of:=IF([.H343]=&quot;&quot;&quot;indie&quot;&quot;&quot;;&quot;X&quot;;&quot;&quot;)">
            <text:p/>
          </table:table-cell>
          <table:table-cell table:style-name="ce14" table:formula="of:=IF([.H343]=&quot;&quot;&quot;nintendo&quot;&quot;&quot;;&quot;X&quot;;&quot;&quot;)">
            <text:p/>
          </table:table-cell>
          <table:table-cell table:style-name="ce14" table:formula="of:=IF([.H343]=&quot;&quot;&quot;sony&quot;&quot;&quot;;&quot;X&quot;;&quot;&quot;)">
            <text:p/>
          </table:table-cell>
          <table:table-cell table:style-name="ce14" table:formula="of:=IF([.H343]=&quot;&quot;&quot;microsoft&quot;&quot;&quot;;&quot;X&quot;;&quot;&quot;)">
            <text:p/>
          </table:table-cell>
          <table:table-cell table:style-name="ce14" table:formula="of:=IF([.K343]=&quot;&quot;&quot;people&quot;&quot;&quot;;&quot;X&quot;;&quot;&quot;)">
            <text:p/>
          </table:table-cell>
          <table:table-cell table:style-name="ce14" table:formula="of:=IF([.H3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honFalcomSince1981</text:p>
          </table:table-cell>
          <table:table-cell table:formula="of:=CONCATENATE([.G344];&quot;,&quot;;[.H344];&quot;,&quot;;[.I344];&quot;,&quot;;[.J344];&quot;,&quot;;[.K344];&quot;,&quot;;[.L344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Youtube Channel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YOUTUBE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4:.X344];&quot;X&quot;)" office:value-type="float" office:value="2">
            <text:p>2</text:p>
          </table:table-cell>
          <table:table-cell table:style-name="ce14" table:formula="of:=IF(AND([.I344]=&quot;&quot;&quot;studio&quot;&quot;&quot;;[.J344]=&quot;&quot;&quot;america&quot;&quot;&quot;);&quot;x&quot;;&quot;&quot;)">
            <text:p/>
          </table:table-cell>
          <table:table-cell table:style-name="ce14" table:formula="of:=IF(AND([.I344]=&quot;&quot;&quot;studio&quot;&quot;&quot;;[.J344]=&quot;&quot;&quot;japan&quot;&quot;&quot;);&quot;x&quot;;&quot;&quot;)" office:value-type="string" office:string-value="x">
            <text:p>x</text:p>
          </table:table-cell>
          <table:table-cell table:style-name="ce14" table:formula="of:=IF(AND([.I344]=&quot;&quot;&quot;studio&quot;&quot;&quot;;[.J344]=&quot;&quot;&quot;world&quot;&quot;&quot;);&quot;x&quot;;&quot;&quot;)">
            <text:p/>
          </table:table-cell>
          <table:table-cell table:style-name="ce14" table:formula="of:=IF(AND([.I344]=&quot;&quot;&quot;studio&quot;&quot;&quot;;[.J344]=&quot;&quot;&quot;europe&quot;&quot;&quot;);&quot;x&quot;;&quot;&quot;)">
            <text:p/>
          </table:table-cell>
          <table:table-cell table:style-name="ce14" table:formula="of:=IF([.H344]=&quot;&quot;&quot;thirdparty&quot;&quot;&quot;;&quot;X&quot;;&quot;&quot;)" office:value-type="string" office:string-value="X">
            <text:p>X</text:p>
          </table:table-cell>
          <table:table-cell table:style-name="ce14" table:formula="of:=IF([.H344]=&quot;&quot;&quot;indie&quot;&quot;&quot;;&quot;X&quot;;&quot;&quot;)">
            <text:p/>
          </table:table-cell>
          <table:table-cell table:style-name="ce14" table:formula="of:=IF([.H344]=&quot;&quot;&quot;nintendo&quot;&quot;&quot;;&quot;X&quot;;&quot;&quot;)">
            <text:p/>
          </table:table-cell>
          <table:table-cell table:style-name="ce14" table:formula="of:=IF([.H344]=&quot;&quot;&quot;sony&quot;&quot;&quot;;&quot;X&quot;;&quot;&quot;)">
            <text:p/>
          </table:table-cell>
          <table:table-cell table:style-name="ce14" table:formula="of:=IF([.H344]=&quot;&quot;&quot;microsoft&quot;&quot;&quot;;&quot;X&quot;;&quot;&quot;)">
            <text:p/>
          </table:table-cell>
          <table:table-cell table:style-name="ce14" table:formula="of:=IF([.K344]=&quot;&quot;&quot;people&quot;&quot;&quot;;&quot;X&quot;;&quot;&quot;)">
            <text:p/>
          </table:table-cell>
          <table:table-cell table:style-name="ce14" table:formula="of:=IF([.H3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njaTheory</text:p>
          </table:table-cell>
          <table:table-cell table:formula="of:=CONCATENATE([.G345];&quot;,&quot;;[.H345];&quot;,&quot;;[.I345];&quot;,&quot;;[.J345];&quot;,&quot;;[.K345];&quot;,&quot;;[.L345])" office:value-type="string" office:string-value="&quot;ninjatheory&quot;,&quot;thirdparty&quot;,&quot;studio&quot;,&quot;europe&quot;,&quot;pr&quot;,&quot;generic&quot;">
            <text:p>"ninjatheory","thirdparty","studio","europe","pr","generic"</text:p>
          </table:table-cell>
          <table:table-cell office:value-type="string">
            <text:p>Official Youtube Page of Ninja Theory</text:p>
          </table:table-cell>
          <table:table-cell office:value-type="string">
            <text:p>http://www.ninjatheory.com/about.php</text:p>
          </table:table-cell>
          <table:table-cell office:value-type="string">
            <text:p>Enslaved: Odissey to the West</text:p>
          </table:table-cell>
          <table:table-cell office:value-type="string">
            <text:p>TWITTER</text:p>
          </table:table-cell>
          <table:table-cell office:value-type="string">
            <text:p>"ninjatheor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5:.X345];&quot;X&quot;)" office:value-type="float" office:value="2">
            <text:p>2</text:p>
          </table:table-cell>
          <table:table-cell table:style-name="ce14" table:formula="of:=IF(AND([.I345]=&quot;&quot;&quot;studio&quot;&quot;&quot;;[.J345]=&quot;&quot;&quot;america&quot;&quot;&quot;);&quot;x&quot;;&quot;&quot;)">
            <text:p/>
          </table:table-cell>
          <table:table-cell table:style-name="ce14" table:formula="of:=IF(AND([.I345]=&quot;&quot;&quot;studio&quot;&quot;&quot;;[.J345]=&quot;&quot;&quot;japan&quot;&quot;&quot;);&quot;x&quot;;&quot;&quot;)">
            <text:p/>
          </table:table-cell>
          <table:table-cell table:style-name="ce14" table:formula="of:=IF(AND([.I345]=&quot;&quot;&quot;studio&quot;&quot;&quot;;[.J345]=&quot;&quot;&quot;world&quot;&quot;&quot;);&quot;x&quot;;&quot;&quot;)">
            <text:p/>
          </table:table-cell>
          <table:table-cell table:style-name="ce14" table:formula="of:=IF(AND([.I345]=&quot;&quot;&quot;studio&quot;&quot;&quot;;[.J345]=&quot;&quot;&quot;europe&quot;&quot;&quot;);&quot;x&quot;;&quot;&quot;)" office:value-type="string" office:string-value="x">
            <text:p>x</text:p>
          </table:table-cell>
          <table:table-cell table:style-name="ce14" table:formula="of:=IF([.H345]=&quot;&quot;&quot;thirdparty&quot;&quot;&quot;;&quot;X&quot;;&quot;&quot;)" office:value-type="string" office:string-value="X">
            <text:p>X</text:p>
          </table:table-cell>
          <table:table-cell table:style-name="ce14" table:formula="of:=IF([.H345]=&quot;&quot;&quot;indie&quot;&quot;&quot;;&quot;X&quot;;&quot;&quot;)">
            <text:p/>
          </table:table-cell>
          <table:table-cell table:style-name="ce14" table:formula="of:=IF([.H345]=&quot;&quot;&quot;nintendo&quot;&quot;&quot;;&quot;X&quot;;&quot;&quot;)">
            <text:p/>
          </table:table-cell>
          <table:table-cell table:style-name="ce14" table:formula="of:=IF([.H345]=&quot;&quot;&quot;sony&quot;&quot;&quot;;&quot;X&quot;;&quot;&quot;)">
            <text:p/>
          </table:table-cell>
          <table:table-cell table:style-name="ce14" table:formula="of:=IF([.H345]=&quot;&quot;&quot;microsoft&quot;&quot;&quot;;&quot;X&quot;;&quot;&quot;)">
            <text:p/>
          </table:table-cell>
          <table:table-cell table:style-name="ce14" table:formula="of:=IF([.K345]=&quot;&quot;&quot;people&quot;&quot;&quot;;&quot;X&quot;;&quot;&quot;)">
            <text:p/>
          </table:table-cell>
          <table:table-cell table:style-name="ce14" table:formula="of:=IF([.H3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fficialNinjaTheory</text:p>
          </table:table-cell>
          <table:table-cell table:formula="of:=CONCATENATE([.G346];&quot;,&quot;;[.H346];&quot;,&quot;;[.I346];&quot;,&quot;;[.J346];&quot;,&quot;;[.K346];&quot;,&quot;;[.L346])" office:value-type="string" office:string-value="&quot;ninjatheory&quot;,&quot;thirdparty&quot;,&quot;studio&quot;,&quot;europe&quot;,&quot;pr&quot;,&quot;generic&quot;">
            <text:p>"ninjatheory","thirdparty","studio","europe","pr","generic"</text:p>
          </table:table-cell>
          <table:table-cell office:value-type="string">
            <text:p>Official Twitter Account of Ninja Theory</text:p>
          </table:table-cell>
          <table:table-cell office:value-type="string">
            <text:p>http://www.ninjatheory.com/about.php</text:p>
          </table:table-cell>
          <table:table-cell office:value-type="string">
            <text:p>Enslaved: Odissey to the West</text:p>
          </table:table-cell>
          <table:table-cell office:value-type="string">
            <text:p>YOUTUBE</text:p>
          </table:table-cell>
          <table:table-cell office:value-type="string">
            <text:p>"ninjatheor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6:.X346];&quot;X&quot;)" office:value-type="float" office:value="2">
            <text:p>2</text:p>
          </table:table-cell>
          <table:table-cell table:style-name="ce14" table:formula="of:=IF(AND([.I346]=&quot;&quot;&quot;studio&quot;&quot;&quot;;[.J346]=&quot;&quot;&quot;america&quot;&quot;&quot;);&quot;x&quot;;&quot;&quot;)">
            <text:p/>
          </table:table-cell>
          <table:table-cell table:style-name="ce14" table:formula="of:=IF(AND([.I346]=&quot;&quot;&quot;studio&quot;&quot;&quot;;[.J346]=&quot;&quot;&quot;japan&quot;&quot;&quot;);&quot;x&quot;;&quot;&quot;)">
            <text:p/>
          </table:table-cell>
          <table:table-cell table:style-name="ce14" table:formula="of:=IF(AND([.I346]=&quot;&quot;&quot;studio&quot;&quot;&quot;;[.J346]=&quot;&quot;&quot;world&quot;&quot;&quot;);&quot;x&quot;;&quot;&quot;)">
            <text:p/>
          </table:table-cell>
          <table:table-cell table:style-name="ce14" table:formula="of:=IF(AND([.I346]=&quot;&quot;&quot;studio&quot;&quot;&quot;;[.J346]=&quot;&quot;&quot;europe&quot;&quot;&quot;);&quot;x&quot;;&quot;&quot;)" office:value-type="string" office:string-value="x">
            <text:p>x</text:p>
          </table:table-cell>
          <table:table-cell table:style-name="ce14" table:formula="of:=IF([.H346]=&quot;&quot;&quot;thirdparty&quot;&quot;&quot;;&quot;X&quot;;&quot;&quot;)" office:value-type="string" office:string-value="X">
            <text:p>X</text:p>
          </table:table-cell>
          <table:table-cell table:style-name="ce14" table:formula="of:=IF([.H346]=&quot;&quot;&quot;indie&quot;&quot;&quot;;&quot;X&quot;;&quot;&quot;)">
            <text:p/>
          </table:table-cell>
          <table:table-cell table:style-name="ce14" table:formula="of:=IF([.H346]=&quot;&quot;&quot;nintendo&quot;&quot;&quot;;&quot;X&quot;;&quot;&quot;)">
            <text:p/>
          </table:table-cell>
          <table:table-cell table:style-name="ce14" table:formula="of:=IF([.H346]=&quot;&quot;&quot;sony&quot;&quot;&quot;;&quot;X&quot;;&quot;&quot;)">
            <text:p/>
          </table:table-cell>
          <table:table-cell table:style-name="ce14" table:formula="of:=IF([.H346]=&quot;&quot;&quot;microsoft&quot;&quot;&quot;;&quot;X&quot;;&quot;&quot;)">
            <text:p/>
          </table:table-cell>
          <table:table-cell table:style-name="ce14" table:formula="of:=IF([.K346]=&quot;&quot;&quot;people&quot;&quot;&quot;;&quot;X&quot;;&quot;&quot;)">
            <text:p/>
          </table:table-cell>
          <table:table-cell table:style-name="ce14" table:formula="of:=IF([.H3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9240841493711</text:p>
          </table:table-cell>
          <table:table-cell table:formula="of:=CONCATENATE([.G347];&quot;,&quot;;[.H347];&quot;,&quot;;[.I347];&quot;,&quot;;[.J347];&quot;,&quot;;[.K347];&quot;,&quot;;[.L347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Facebook Page of Nintendo</text:p>
          </table:table-cell>
          <table:table-cell table:number-columns-repeated="2"/>
          <table:table-cell office:value-type="string">
            <text:p>FACEBOOK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7:.X347];&quot;X&quot;)" office:value-type="float" office:value="1">
            <text:p>1</text:p>
          </table:table-cell>
          <table:table-cell table:style-name="ce14" table:formula="of:=IF(AND([.I347]=&quot;&quot;&quot;studio&quot;&quot;&quot;;[.J347]=&quot;&quot;&quot;america&quot;&quot;&quot;);&quot;x&quot;;&quot;&quot;)">
            <text:p/>
          </table:table-cell>
          <table:table-cell table:style-name="ce14" table:formula="of:=IF(AND([.I347]=&quot;&quot;&quot;studio&quot;&quot;&quot;;[.J347]=&quot;&quot;&quot;japan&quot;&quot;&quot;);&quot;x&quot;;&quot;&quot;)">
            <text:p/>
          </table:table-cell>
          <table:table-cell table:style-name="ce14" table:formula="of:=IF(AND([.I347]=&quot;&quot;&quot;studio&quot;&quot;&quot;;[.J347]=&quot;&quot;&quot;world&quot;&quot;&quot;);&quot;x&quot;;&quot;&quot;)">
            <text:p/>
          </table:table-cell>
          <table:table-cell table:style-name="ce14" table:formula="of:=IF(AND([.I347]=&quot;&quot;&quot;studio&quot;&quot;&quot;;[.J347]=&quot;&quot;&quot;europe&quot;&quot;&quot;);&quot;x&quot;;&quot;&quot;)">
            <text:p/>
          </table:table-cell>
          <table:table-cell table:style-name="ce14" table:formula="of:=IF([.H347]=&quot;&quot;&quot;thirdparty&quot;&quot;&quot;;&quot;X&quot;;&quot;&quot;)">
            <text:p/>
          </table:table-cell>
          <table:table-cell table:style-name="ce14" table:formula="of:=IF([.H347]=&quot;&quot;&quot;indie&quot;&quot;&quot;;&quot;X&quot;;&quot;&quot;)">
            <text:p/>
          </table:table-cell>
          <table:table-cell table:style-name="ce14" table:formula="of:=IF([.H347]=&quot;&quot;&quot;nintendo&quot;&quot;&quot;;&quot;X&quot;;&quot;&quot;)" office:value-type="string" office:string-value="X">
            <text:p>X</text:p>
          </table:table-cell>
          <table:table-cell table:style-name="ce14" table:formula="of:=IF([.H347]=&quot;&quot;&quot;sony&quot;&quot;&quot;;&quot;X&quot;;&quot;&quot;)">
            <text:p/>
          </table:table-cell>
          <table:table-cell table:style-name="ce14" table:formula="of:=IF([.H347]=&quot;&quot;&quot;microsoft&quot;&quot;&quot;;&quot;X&quot;;&quot;&quot;)">
            <text:p/>
          </table:table-cell>
          <table:table-cell table:style-name="ce14" table:formula="of:=IF([.K347]=&quot;&quot;&quot;people&quot;&quot;&quot;;&quot;X&quot;;&quot;&quot;)">
            <text:p/>
          </table:table-cell>
          <table:table-cell table:style-name="ce14" table:formula="of:=IF([.H3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nintendo.com/feed</text:p>
          </table:table-cell>
          <table:table-cell table:formula="of:=CONCATENATE([.G348];&quot;,&quot;;[.H348];&quot;,&quot;;[.I348];&quot;,&quot;;[.J348];&quot;,&quot;;[.K348];&quot;,&quot;;[.L348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News Feed of Nintendo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8:.X348];&quot;X&quot;)" office:value-type="float" office:value="1">
            <text:p>1</text:p>
          </table:table-cell>
          <table:table-cell table:style-name="ce14" table:formula="of:=IF(AND([.I348]=&quot;&quot;&quot;studio&quot;&quot;&quot;;[.J348]=&quot;&quot;&quot;america&quot;&quot;&quot;);&quot;x&quot;;&quot;&quot;)">
            <text:p/>
          </table:table-cell>
          <table:table-cell table:style-name="ce14" table:formula="of:=IF(AND([.I348]=&quot;&quot;&quot;studio&quot;&quot;&quot;;[.J348]=&quot;&quot;&quot;japan&quot;&quot;&quot;);&quot;x&quot;;&quot;&quot;)">
            <text:p/>
          </table:table-cell>
          <table:table-cell table:style-name="ce14" table:formula="of:=IF(AND([.I348]=&quot;&quot;&quot;studio&quot;&quot;&quot;;[.J348]=&quot;&quot;&quot;world&quot;&quot;&quot;);&quot;x&quot;;&quot;&quot;)">
            <text:p/>
          </table:table-cell>
          <table:table-cell table:style-name="ce14" table:formula="of:=IF(AND([.I348]=&quot;&quot;&quot;studio&quot;&quot;&quot;;[.J348]=&quot;&quot;&quot;europe&quot;&quot;&quot;);&quot;x&quot;;&quot;&quot;)">
            <text:p/>
          </table:table-cell>
          <table:table-cell table:style-name="ce14" table:formula="of:=IF([.H348]=&quot;&quot;&quot;thirdparty&quot;&quot;&quot;;&quot;X&quot;;&quot;&quot;)">
            <text:p/>
          </table:table-cell>
          <table:table-cell table:style-name="ce14" table:formula="of:=IF([.H348]=&quot;&quot;&quot;indie&quot;&quot;&quot;;&quot;X&quot;;&quot;&quot;)">
            <text:p/>
          </table:table-cell>
          <table:table-cell table:style-name="ce14" table:formula="of:=IF([.H348]=&quot;&quot;&quot;nintendo&quot;&quot;&quot;;&quot;X&quot;;&quot;&quot;)" office:value-type="string" office:string-value="X">
            <text:p>X</text:p>
          </table:table-cell>
          <table:table-cell table:style-name="ce14" table:formula="of:=IF([.H348]=&quot;&quot;&quot;sony&quot;&quot;&quot;;&quot;X&quot;;&quot;&quot;)">
            <text:p/>
          </table:table-cell>
          <table:table-cell table:style-name="ce14" table:formula="of:=IF([.H348]=&quot;&quot;&quot;microsoft&quot;&quot;&quot;;&quot;X&quot;;&quot;&quot;)">
            <text:p/>
          </table:table-cell>
          <table:table-cell table:style-name="ce14" table:formula="of:=IF([.K348]=&quot;&quot;&quot;people&quot;&quot;&quot;;&quot;X&quot;;&quot;&quot;)">
            <text:p/>
          </table:table-cell>
          <table:table-cell table:style-name="ce14" table:formula="of:=IF([.H3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nintendo.com/gamefeed</text:p>
          </table:table-cell>
          <table:table-cell table:formula="of:=CONCATENATE([.G349];&quot;,&quot;;[.H349];&quot;,&quot;;[.I349];&quot;,&quot;;[.J349];&quot;,&quot;;[.K349];&quot;,&quot;;[.L349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Nintendo Games News Feed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9:.X349];&quot;X&quot;)" office:value-type="float" office:value="1">
            <text:p>1</text:p>
          </table:table-cell>
          <table:table-cell table:style-name="ce14" table:formula="of:=IF(AND([.I349]=&quot;&quot;&quot;studio&quot;&quot;&quot;;[.J349]=&quot;&quot;&quot;america&quot;&quot;&quot;);&quot;x&quot;;&quot;&quot;)">
            <text:p/>
          </table:table-cell>
          <table:table-cell table:style-name="ce14" table:formula="of:=IF(AND([.I349]=&quot;&quot;&quot;studio&quot;&quot;&quot;;[.J349]=&quot;&quot;&quot;japan&quot;&quot;&quot;);&quot;x&quot;;&quot;&quot;)">
            <text:p/>
          </table:table-cell>
          <table:table-cell table:style-name="ce14" table:formula="of:=IF(AND([.I349]=&quot;&quot;&quot;studio&quot;&quot;&quot;;[.J349]=&quot;&quot;&quot;world&quot;&quot;&quot;);&quot;x&quot;;&quot;&quot;)">
            <text:p/>
          </table:table-cell>
          <table:table-cell table:style-name="ce14" table:formula="of:=IF(AND([.I349]=&quot;&quot;&quot;studio&quot;&quot;&quot;;[.J349]=&quot;&quot;&quot;europe&quot;&quot;&quot;);&quot;x&quot;;&quot;&quot;)">
            <text:p/>
          </table:table-cell>
          <table:table-cell table:style-name="ce14" table:formula="of:=IF([.H349]=&quot;&quot;&quot;thirdparty&quot;&quot;&quot;;&quot;X&quot;;&quot;&quot;)">
            <text:p/>
          </table:table-cell>
          <table:table-cell table:style-name="ce14" table:formula="of:=IF([.H349]=&quot;&quot;&quot;indie&quot;&quot;&quot;;&quot;X&quot;;&quot;&quot;)">
            <text:p/>
          </table:table-cell>
          <table:table-cell table:style-name="ce14" table:formula="of:=IF([.H349]=&quot;&quot;&quot;nintendo&quot;&quot;&quot;;&quot;X&quot;;&quot;&quot;)" office:value-type="string" office:string-value="X">
            <text:p>X</text:p>
          </table:table-cell>
          <table:table-cell table:style-name="ce14" table:formula="of:=IF([.H349]=&quot;&quot;&quot;sony&quot;&quot;&quot;;&quot;X&quot;;&quot;&quot;)">
            <text:p/>
          </table:table-cell>
          <table:table-cell table:style-name="ce14" table:formula="of:=IF([.H349]=&quot;&quot;&quot;microsoft&quot;&quot;&quot;;&quot;X&quot;;&quot;&quot;)">
            <text:p/>
          </table:table-cell>
          <table:table-cell table:style-name="ce14" table:formula="of:=IF([.K349]=&quot;&quot;&quot;people&quot;&quot;&quot;;&quot;X&quot;;&quot;&quot;)">
            <text:p/>
          </table:table-cell>
          <table:table-cell table:style-name="ce14" table:formula="of:=IF([.H3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intendoAmerica</text:p>
          </table:table-cell>
          <table:table-cell table:formula="of:=CONCATENATE([.G350];&quot;,&quot;;[.H350];&quot;,&quot;;[.I350];&quot;,&quot;;[.J350];&quot;,&quot;;[.K350];&quot;,&quot;;[.L350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Twitter Account of Nintendo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0:.X350];&quot;X&quot;)" office:value-type="float" office:value="1">
            <text:p>1</text:p>
          </table:table-cell>
          <table:table-cell table:style-name="ce14" table:formula="of:=IF(AND([.I350]=&quot;&quot;&quot;studio&quot;&quot;&quot;;[.J350]=&quot;&quot;&quot;america&quot;&quot;&quot;);&quot;x&quot;;&quot;&quot;)">
            <text:p/>
          </table:table-cell>
          <table:table-cell table:style-name="ce14" table:formula="of:=IF(AND([.I350]=&quot;&quot;&quot;studio&quot;&quot;&quot;;[.J350]=&quot;&quot;&quot;japan&quot;&quot;&quot;);&quot;x&quot;;&quot;&quot;)">
            <text:p/>
          </table:table-cell>
          <table:table-cell table:style-name="ce14" table:formula="of:=IF(AND([.I350]=&quot;&quot;&quot;studio&quot;&quot;&quot;;[.J350]=&quot;&quot;&quot;world&quot;&quot;&quot;);&quot;x&quot;;&quot;&quot;)">
            <text:p/>
          </table:table-cell>
          <table:table-cell table:style-name="ce14" table:formula="of:=IF(AND([.I350]=&quot;&quot;&quot;studio&quot;&quot;&quot;;[.J350]=&quot;&quot;&quot;europe&quot;&quot;&quot;);&quot;x&quot;;&quot;&quot;)">
            <text:p/>
          </table:table-cell>
          <table:table-cell table:style-name="ce14" table:formula="of:=IF([.H350]=&quot;&quot;&quot;thirdparty&quot;&quot;&quot;;&quot;X&quot;;&quot;&quot;)">
            <text:p/>
          </table:table-cell>
          <table:table-cell table:style-name="ce14" table:formula="of:=IF([.H350]=&quot;&quot;&quot;indie&quot;&quot;&quot;;&quot;X&quot;;&quot;&quot;)">
            <text:p/>
          </table:table-cell>
          <table:table-cell table:style-name="ce14" table:formula="of:=IF([.H350]=&quot;&quot;&quot;nintendo&quot;&quot;&quot;;&quot;X&quot;;&quot;&quot;)" office:value-type="string" office:string-value="X">
            <text:p>X</text:p>
          </table:table-cell>
          <table:table-cell table:style-name="ce14" table:formula="of:=IF([.H350]=&quot;&quot;&quot;sony&quot;&quot;&quot;;&quot;X&quot;;&quot;&quot;)">
            <text:p/>
          </table:table-cell>
          <table:table-cell table:style-name="ce14" table:formula="of:=IF([.H350]=&quot;&quot;&quot;microsoft&quot;&quot;&quot;;&quot;X&quot;;&quot;&quot;)">
            <text:p/>
          </table:table-cell>
          <table:table-cell table:style-name="ce14" table:formula="of:=IF([.K350]=&quot;&quot;&quot;people&quot;&quot;&quot;;&quot;X&quot;;&quot;&quot;)">
            <text:p/>
          </table:table-cell>
          <table:table-cell table:style-name="ce14" table:formula="of:=IF([.H3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3DSNintendo</text:p>
          </table:table-cell>
          <table:table-cell table:formula="of:=CONCATENATE([.G351];&quot;,&quot;;[.H351];&quot;,&quot;;[.I351];&quot;,&quot;;[.J351];&quot;,&quot;;[.K351];&quot;,&quot;;[.L351])" office:value-type="string" office:string-value=",&quot;nintendo&quot;,&quot;publisher&quot;,&quot;worldwide&quot;,&quot;pr&quot;,&quot;3ds&quot;">
            <text:p>,"nintendo","publisher","worldwide","pr","3ds"</text:p>
          </table:table-cell>
          <table:table-cell office:value-type="string">
            <text:p>Official Youtube Channel of Nintendo 3DS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3ds"</text:p>
          </table:table-cell>
          <table:table-cell table:style-name="ce13" table:formula="of:=COUNTIF([.N351:.X351];&quot;X&quot;)" office:value-type="float" office:value="1">
            <text:p>1</text:p>
          </table:table-cell>
          <table:table-cell table:style-name="ce14" table:formula="of:=IF(AND([.I351]=&quot;&quot;&quot;studio&quot;&quot;&quot;;[.J351]=&quot;&quot;&quot;america&quot;&quot;&quot;);&quot;x&quot;;&quot;&quot;)">
            <text:p/>
          </table:table-cell>
          <table:table-cell table:style-name="ce14" table:formula="of:=IF(AND([.I351]=&quot;&quot;&quot;studio&quot;&quot;&quot;;[.J351]=&quot;&quot;&quot;japan&quot;&quot;&quot;);&quot;x&quot;;&quot;&quot;)">
            <text:p/>
          </table:table-cell>
          <table:table-cell table:style-name="ce14" table:formula="of:=IF(AND([.I351]=&quot;&quot;&quot;studio&quot;&quot;&quot;;[.J351]=&quot;&quot;&quot;world&quot;&quot;&quot;);&quot;x&quot;;&quot;&quot;)">
            <text:p/>
          </table:table-cell>
          <table:table-cell table:style-name="ce14" table:formula="of:=IF(AND([.I351]=&quot;&quot;&quot;studio&quot;&quot;&quot;;[.J351]=&quot;&quot;&quot;europe&quot;&quot;&quot;);&quot;x&quot;;&quot;&quot;)">
            <text:p/>
          </table:table-cell>
          <table:table-cell table:style-name="ce14" table:formula="of:=IF([.H351]=&quot;&quot;&quot;thirdparty&quot;&quot;&quot;;&quot;X&quot;;&quot;&quot;)">
            <text:p/>
          </table:table-cell>
          <table:table-cell table:style-name="ce14" table:formula="of:=IF([.H351]=&quot;&quot;&quot;indie&quot;&quot;&quot;;&quot;X&quot;;&quot;&quot;)">
            <text:p/>
          </table:table-cell>
          <table:table-cell table:style-name="ce14" table:formula="of:=IF([.H351]=&quot;&quot;&quot;nintendo&quot;&quot;&quot;;&quot;X&quot;;&quot;&quot;)" office:value-type="string" office:string-value="X">
            <text:p>X</text:p>
          </table:table-cell>
          <table:table-cell table:style-name="ce14" table:formula="of:=IF([.H351]=&quot;&quot;&quot;sony&quot;&quot;&quot;;&quot;X&quot;;&quot;&quot;)">
            <text:p/>
          </table:table-cell>
          <table:table-cell table:style-name="ce14" table:formula="of:=IF([.H351]=&quot;&quot;&quot;microsoft&quot;&quot;&quot;;&quot;X&quot;;&quot;&quot;)">
            <text:p/>
          </table:table-cell>
          <table:table-cell table:style-name="ce14" table:formula="of:=IF([.K351]=&quot;&quot;&quot;people&quot;&quot;&quot;;&quot;X&quot;;&quot;&quot;)">
            <text:p/>
          </table:table-cell>
          <table:table-cell table:style-name="ce14" table:formula="of:=IF([.H3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intendo</text:p>
          </table:table-cell>
          <table:table-cell table:formula="of:=CONCATENATE([.G352];&quot;,&quot;;[.H352];&quot;,&quot;;[.I352];&quot;,&quot;;[.J352];&quot;,&quot;;[.K352];&quot;,&quot;;[.L352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Youtube Channel of Nintendo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2:.X352];&quot;X&quot;)" office:value-type="float" office:value="1">
            <text:p>1</text:p>
          </table:table-cell>
          <table:table-cell table:style-name="ce14" table:formula="of:=IF(AND([.I352]=&quot;&quot;&quot;studio&quot;&quot;&quot;;[.J352]=&quot;&quot;&quot;america&quot;&quot;&quot;);&quot;x&quot;;&quot;&quot;)">
            <text:p/>
          </table:table-cell>
          <table:table-cell table:style-name="ce14" table:formula="of:=IF(AND([.I352]=&quot;&quot;&quot;studio&quot;&quot;&quot;;[.J352]=&quot;&quot;&quot;japan&quot;&quot;&quot;);&quot;x&quot;;&quot;&quot;)">
            <text:p/>
          </table:table-cell>
          <table:table-cell table:style-name="ce14" table:formula="of:=IF(AND([.I352]=&quot;&quot;&quot;studio&quot;&quot;&quot;;[.J352]=&quot;&quot;&quot;world&quot;&quot;&quot;);&quot;x&quot;;&quot;&quot;)">
            <text:p/>
          </table:table-cell>
          <table:table-cell table:style-name="ce14" table:formula="of:=IF(AND([.I352]=&quot;&quot;&quot;studio&quot;&quot;&quot;;[.J352]=&quot;&quot;&quot;europe&quot;&quot;&quot;);&quot;x&quot;;&quot;&quot;)">
            <text:p/>
          </table:table-cell>
          <table:table-cell table:style-name="ce14" table:formula="of:=IF([.H352]=&quot;&quot;&quot;thirdparty&quot;&quot;&quot;;&quot;X&quot;;&quot;&quot;)">
            <text:p/>
          </table:table-cell>
          <table:table-cell table:style-name="ce14" table:formula="of:=IF([.H352]=&quot;&quot;&quot;indie&quot;&quot;&quot;;&quot;X&quot;;&quot;&quot;)">
            <text:p/>
          </table:table-cell>
          <table:table-cell table:style-name="ce14" table:formula="of:=IF([.H352]=&quot;&quot;&quot;nintendo&quot;&quot;&quot;;&quot;X&quot;;&quot;&quot;)" office:value-type="string" office:string-value="X">
            <text:p>X</text:p>
          </table:table-cell>
          <table:table-cell table:style-name="ce14" table:formula="of:=IF([.H352]=&quot;&quot;&quot;sony&quot;&quot;&quot;;&quot;X&quot;;&quot;&quot;)">
            <text:p/>
          </table:table-cell>
          <table:table-cell table:style-name="ce14" table:formula="of:=IF([.H352]=&quot;&quot;&quot;microsoft&quot;&quot;&quot;;&quot;X&quot;;&quot;&quot;)">
            <text:p/>
          </table:table-cell>
          <table:table-cell table:style-name="ce14" table:formula="of:=IF([.K352]=&quot;&quot;&quot;people&quot;&quot;&quot;;&quot;X&quot;;&quot;&quot;)">
            <text:p/>
          </table:table-cell>
          <table:table-cell table:style-name="ce14" table:formula="of:=IF([.H3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wiiu</text:p>
          </table:table-cell>
          <table:table-cell table:formula="of:=CONCATENATE([.G353];&quot;,&quot;;[.H353];&quot;,&quot;;[.I353];&quot;,&quot;;[.J353];&quot;,&quot;;[.K353];&quot;,&quot;;[.L353])" office:value-type="string" office:string-value=",&quot;nintendo&quot;,&quot;publisher&quot;,&quot;worldwide&quot;,&quot;pr&quot;,&quot;wiiu&quot;">
            <text:p>,"nintendo","publisher","worldwide","pr","wiiu"</text:p>
          </table:table-cell>
          <table:table-cell office:value-type="string">
            <text:p>Official Youtube Channel of Nintendo Wii U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wiiu"</text:p>
          </table:table-cell>
          <table:table-cell table:style-name="ce13" table:formula="of:=COUNTIF([.N353:.X353];&quot;X&quot;)" office:value-type="float" office:value="1">
            <text:p>1</text:p>
          </table:table-cell>
          <table:table-cell table:style-name="ce14" table:formula="of:=IF(AND([.I353]=&quot;&quot;&quot;studio&quot;&quot;&quot;;[.J353]=&quot;&quot;&quot;america&quot;&quot;&quot;);&quot;x&quot;;&quot;&quot;)">
            <text:p/>
          </table:table-cell>
          <table:table-cell table:style-name="ce14" table:formula="of:=IF(AND([.I353]=&quot;&quot;&quot;studio&quot;&quot;&quot;;[.J353]=&quot;&quot;&quot;japan&quot;&quot;&quot;);&quot;x&quot;;&quot;&quot;)">
            <text:p/>
          </table:table-cell>
          <table:table-cell table:style-name="ce14" table:formula="of:=IF(AND([.I353]=&quot;&quot;&quot;studio&quot;&quot;&quot;;[.J353]=&quot;&quot;&quot;world&quot;&quot;&quot;);&quot;x&quot;;&quot;&quot;)">
            <text:p/>
          </table:table-cell>
          <table:table-cell table:style-name="ce14" table:formula="of:=IF(AND([.I353]=&quot;&quot;&quot;studio&quot;&quot;&quot;;[.J353]=&quot;&quot;&quot;europe&quot;&quot;&quot;);&quot;x&quot;;&quot;&quot;)">
            <text:p/>
          </table:table-cell>
          <table:table-cell table:style-name="ce14" table:formula="of:=IF([.H353]=&quot;&quot;&quot;thirdparty&quot;&quot;&quot;;&quot;X&quot;;&quot;&quot;)">
            <text:p/>
          </table:table-cell>
          <table:table-cell table:style-name="ce14" table:formula="of:=IF([.H353]=&quot;&quot;&quot;indie&quot;&quot;&quot;;&quot;X&quot;;&quot;&quot;)">
            <text:p/>
          </table:table-cell>
          <table:table-cell table:style-name="ce14" table:formula="of:=IF([.H353]=&quot;&quot;&quot;nintendo&quot;&quot;&quot;;&quot;X&quot;;&quot;&quot;)" office:value-type="string" office:string-value="X">
            <text:p>X</text:p>
          </table:table-cell>
          <table:table-cell table:style-name="ce14" table:formula="of:=IF([.H353]=&quot;&quot;&quot;sony&quot;&quot;&quot;;&quot;X&quot;;&quot;&quot;)">
            <text:p/>
          </table:table-cell>
          <table:table-cell table:style-name="ce14" table:formula="of:=IF([.H353]=&quot;&quot;&quot;microsoft&quot;&quot;&quot;;&quot;X&quot;;&quot;&quot;)">
            <text:p/>
          </table:table-cell>
          <table:table-cell table:style-name="ce14" table:formula="of:=IF([.K353]=&quot;&quot;&quot;people&quot;&quot;&quot;;&quot;X&quot;;&quot;&quot;)">
            <text:p/>
          </table:table-cell>
          <table:table-cell table:style-name="ce14" table:formula="of:=IF([.H3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SAmerica</text:p>
          </table:table-cell>
          <table:table-cell table:formula="of:=CONCATENATE([.G354];&quot;,&quot;;[.H354];&quot;,&quot;;[.I354];&quot;,&quot;;[.J354];&quot;,&quot;;[.K354];&quot;,&quot;;[.L354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Twitter Account of NIS America</text:p>
          </table:table-cell>
          <table:table-cell table:style-name="ce6" office:value-type="string">
            <text:p>http://nisamerica.com/index.php?nav=c</text:p>
          </table:table-cell>
          <table:table-cell/>
          <table:table-cell office:value-type="string">
            <text:p>TWITTER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4:.X354];&quot;X&quot;)" office:value-type="float" office:value="1">
            <text:p>1</text:p>
          </table:table-cell>
          <table:table-cell table:style-name="ce14" table:formula="of:=IF(AND([.I354]=&quot;&quot;&quot;studio&quot;&quot;&quot;;[.J354]=&quot;&quot;&quot;america&quot;&quot;&quot;);&quot;x&quot;;&quot;&quot;)">
            <text:p/>
          </table:table-cell>
          <table:table-cell table:style-name="ce14" table:formula="of:=IF(AND([.I354]=&quot;&quot;&quot;studio&quot;&quot;&quot;;[.J354]=&quot;&quot;&quot;japan&quot;&quot;&quot;);&quot;x&quot;;&quot;&quot;)">
            <text:p/>
          </table:table-cell>
          <table:table-cell table:style-name="ce14" table:formula="of:=IF(AND([.I354]=&quot;&quot;&quot;studio&quot;&quot;&quot;;[.J354]=&quot;&quot;&quot;world&quot;&quot;&quot;);&quot;x&quot;;&quot;&quot;)">
            <text:p/>
          </table:table-cell>
          <table:table-cell table:style-name="ce14" table:formula="of:=IF(AND([.I354]=&quot;&quot;&quot;studio&quot;&quot;&quot;;[.J354]=&quot;&quot;&quot;europe&quot;&quot;&quot;);&quot;x&quot;;&quot;&quot;)">
            <text:p/>
          </table:table-cell>
          <table:table-cell table:style-name="ce14" table:formula="of:=IF([.H354]=&quot;&quot;&quot;thirdparty&quot;&quot;&quot;;&quot;X&quot;;&quot;&quot;)" office:value-type="string" office:string-value="X">
            <text:p>X</text:p>
          </table:table-cell>
          <table:table-cell table:style-name="ce14" table:formula="of:=IF([.H354]=&quot;&quot;&quot;indie&quot;&quot;&quot;;&quot;X&quot;;&quot;&quot;)">
            <text:p/>
          </table:table-cell>
          <table:table-cell table:style-name="ce14" table:formula="of:=IF([.H354]=&quot;&quot;&quot;nintendo&quot;&quot;&quot;;&quot;X&quot;;&quot;&quot;)">
            <text:p/>
          </table:table-cell>
          <table:table-cell table:style-name="ce14" table:formula="of:=IF([.H354]=&quot;&quot;&quot;sony&quot;&quot;&quot;;&quot;X&quot;;&quot;&quot;)">
            <text:p/>
          </table:table-cell>
          <table:table-cell table:style-name="ce14" table:formula="of:=IF([.H354]=&quot;&quot;&quot;microsoft&quot;&quot;&quot;;&quot;X&quot;;&quot;&quot;)">
            <text:p/>
          </table:table-cell>
          <table:table-cell table:style-name="ce14" table:formula="of:=IF([.K354]=&quot;&quot;&quot;people&quot;&quot;&quot;;&quot;X&quot;;&quot;&quot;)">
            <text:p/>
          </table:table-cell>
          <table:table-cell table:style-name="ce14" table:formula="of:=IF([.H3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SAinEurope</text:p>
          </table:table-cell>
          <table:table-cell table:formula="of:=CONCATENATE([.G355];&quot;,&quot;;[.H355];&quot;,&quot;;[.I355];&quot;,&quot;;[.J355];&quot;,&quot;;[.K355];&quot;,&quot;;[.L355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Twitter Account of NIS America in Europe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TWITTER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5:.X355];&quot;X&quot;)" office:value-type="float" office:value="1">
            <text:p>1</text:p>
          </table:table-cell>
          <table:table-cell table:style-name="ce14" table:formula="of:=IF(AND([.I355]=&quot;&quot;&quot;studio&quot;&quot;&quot;;[.J355]=&quot;&quot;&quot;america&quot;&quot;&quot;);&quot;x&quot;;&quot;&quot;)">
            <text:p/>
          </table:table-cell>
          <table:table-cell table:style-name="ce14" table:formula="of:=IF(AND([.I355]=&quot;&quot;&quot;studio&quot;&quot;&quot;;[.J355]=&quot;&quot;&quot;japan&quot;&quot;&quot;);&quot;x&quot;;&quot;&quot;)">
            <text:p/>
          </table:table-cell>
          <table:table-cell table:style-name="ce14" table:formula="of:=IF(AND([.I355]=&quot;&quot;&quot;studio&quot;&quot;&quot;;[.J355]=&quot;&quot;&quot;world&quot;&quot;&quot;);&quot;x&quot;;&quot;&quot;)">
            <text:p/>
          </table:table-cell>
          <table:table-cell table:style-name="ce14" table:formula="of:=IF(AND([.I355]=&quot;&quot;&quot;studio&quot;&quot;&quot;;[.J355]=&quot;&quot;&quot;europe&quot;&quot;&quot;);&quot;x&quot;;&quot;&quot;)">
            <text:p/>
          </table:table-cell>
          <table:table-cell table:style-name="ce14" table:formula="of:=IF([.H355]=&quot;&quot;&quot;thirdparty&quot;&quot;&quot;;&quot;X&quot;;&quot;&quot;)" office:value-type="string" office:string-value="X">
            <text:p>X</text:p>
          </table:table-cell>
          <table:table-cell table:style-name="ce14" table:formula="of:=IF([.H355]=&quot;&quot;&quot;indie&quot;&quot;&quot;;&quot;X&quot;;&quot;&quot;)">
            <text:p/>
          </table:table-cell>
          <table:table-cell table:style-name="ce14" table:formula="of:=IF([.H355]=&quot;&quot;&quot;nintendo&quot;&quot;&quot;;&quot;X&quot;;&quot;&quot;)">
            <text:p/>
          </table:table-cell>
          <table:table-cell table:style-name="ce14" table:formula="of:=IF([.H355]=&quot;&quot;&quot;sony&quot;&quot;&quot;;&quot;X&quot;;&quot;&quot;)">
            <text:p/>
          </table:table-cell>
          <table:table-cell table:style-name="ce14" table:formula="of:=IF([.H355]=&quot;&quot;&quot;microsoft&quot;&quot;&quot;;&quot;X&quot;;&quot;&quot;)">
            <text:p/>
          </table:table-cell>
          <table:table-cell table:style-name="ce14" table:formula="of:=IF([.K355]=&quot;&quot;&quot;people&quot;&quot;&quot;;&quot;X&quot;;&quot;&quot;)">
            <text:p/>
          </table:table-cell>
          <table:table-cell table:style-name="ce14" table:formula="of:=IF([.H3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facebook://256055541894</text:p>
          </table:table-cell>
          <table:table-cell table:formula="of:=CONCATENATE([.G356];&quot;,&quot;;[.H356];&quot;,&quot;;[.I356];&quot;,&quot;;[.J356];&quot;,&quot;;[.K356];&quot;,&quot;;[.L356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Facebook Account of NIS America in Europe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FACEBOOK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6:.X356];&quot;X&quot;)" office:value-type="float" office:value="1">
            <text:p>1</text:p>
          </table:table-cell>
          <table:table-cell table:style-name="ce14" table:formula="of:=IF(AND([.I356]=&quot;&quot;&quot;studio&quot;&quot;&quot;;[.J356]=&quot;&quot;&quot;america&quot;&quot;&quot;);&quot;x&quot;;&quot;&quot;)">
            <text:p/>
          </table:table-cell>
          <table:table-cell table:style-name="ce14" table:formula="of:=IF(AND([.I356]=&quot;&quot;&quot;studio&quot;&quot;&quot;;[.J356]=&quot;&quot;&quot;japan&quot;&quot;&quot;);&quot;x&quot;;&quot;&quot;)">
            <text:p/>
          </table:table-cell>
          <table:table-cell table:style-name="ce14" table:formula="of:=IF(AND([.I356]=&quot;&quot;&quot;studio&quot;&quot;&quot;;[.J356]=&quot;&quot;&quot;world&quot;&quot;&quot;);&quot;x&quot;;&quot;&quot;)">
            <text:p/>
          </table:table-cell>
          <table:table-cell table:style-name="ce14" table:formula="of:=IF(AND([.I356]=&quot;&quot;&quot;studio&quot;&quot;&quot;;[.J356]=&quot;&quot;&quot;europe&quot;&quot;&quot;);&quot;x&quot;;&quot;&quot;)">
            <text:p/>
          </table:table-cell>
          <table:table-cell table:style-name="ce14" table:formula="of:=IF([.H356]=&quot;&quot;&quot;thirdparty&quot;&quot;&quot;;&quot;X&quot;;&quot;&quot;)" office:value-type="string" office:string-value="X">
            <text:p>X</text:p>
          </table:table-cell>
          <table:table-cell table:style-name="ce14" table:formula="of:=IF([.H356]=&quot;&quot;&quot;indie&quot;&quot;&quot;;&quot;X&quot;;&quot;&quot;)">
            <text:p/>
          </table:table-cell>
          <table:table-cell table:style-name="ce14" table:formula="of:=IF([.H356]=&quot;&quot;&quot;nintendo&quot;&quot;&quot;;&quot;X&quot;;&quot;&quot;)">
            <text:p/>
          </table:table-cell>
          <table:table-cell table:style-name="ce14" table:formula="of:=IF([.H356]=&quot;&quot;&quot;sony&quot;&quot;&quot;;&quot;X&quot;;&quot;&quot;)">
            <text:p/>
          </table:table-cell>
          <table:table-cell table:style-name="ce14" table:formula="of:=IF([.H356]=&quot;&quot;&quot;microsoft&quot;&quot;&quot;;&quot;X&quot;;&quot;&quot;)">
            <text:p/>
          </table:table-cell>
          <table:table-cell table:style-name="ce14" table:formula="of:=IF([.K356]=&quot;&quot;&quot;people&quot;&quot;&quot;;&quot;X&quot;;&quot;&quot;)">
            <text:p/>
          </table:table-cell>
          <table:table-cell table:style-name="ce14" table:formula="of:=IF([.H3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SAmerica</text:p>
          </table:table-cell>
          <table:table-cell table:formula="of:=CONCATENATE([.G357];&quot;,&quot;;[.H357];&quot;,&quot;;[.I357];&quot;,&quot;;[.J357];&quot;,&quot;;[.K357];&quot;,&quot;;[.L357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Youtube Channel of NIS America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YOUTUBE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7:.X357];&quot;X&quot;)" office:value-type="float" office:value="1">
            <text:p>1</text:p>
          </table:table-cell>
          <table:table-cell table:style-name="ce14" table:formula="of:=IF(AND([.I357]=&quot;&quot;&quot;studio&quot;&quot;&quot;;[.J357]=&quot;&quot;&quot;america&quot;&quot;&quot;);&quot;x&quot;;&quot;&quot;)">
            <text:p/>
          </table:table-cell>
          <table:table-cell table:style-name="ce14" table:formula="of:=IF(AND([.I357]=&quot;&quot;&quot;studio&quot;&quot;&quot;;[.J357]=&quot;&quot;&quot;japan&quot;&quot;&quot;);&quot;x&quot;;&quot;&quot;)">
            <text:p/>
          </table:table-cell>
          <table:table-cell table:style-name="ce14" table:formula="of:=IF(AND([.I357]=&quot;&quot;&quot;studio&quot;&quot;&quot;;[.J357]=&quot;&quot;&quot;world&quot;&quot;&quot;);&quot;x&quot;;&quot;&quot;)">
            <text:p/>
          </table:table-cell>
          <table:table-cell table:style-name="ce14" table:formula="of:=IF(AND([.I357]=&quot;&quot;&quot;studio&quot;&quot;&quot;;[.J357]=&quot;&quot;&quot;europe&quot;&quot;&quot;);&quot;x&quot;;&quot;&quot;)">
            <text:p/>
          </table:table-cell>
          <table:table-cell table:style-name="ce14" table:formula="of:=IF([.H357]=&quot;&quot;&quot;thirdparty&quot;&quot;&quot;;&quot;X&quot;;&quot;&quot;)" office:value-type="string" office:string-value="X">
            <text:p>X</text:p>
          </table:table-cell>
          <table:table-cell table:style-name="ce14" table:formula="of:=IF([.H357]=&quot;&quot;&quot;indie&quot;&quot;&quot;;&quot;X&quot;;&quot;&quot;)">
            <text:p/>
          </table:table-cell>
          <table:table-cell table:style-name="ce14" table:formula="of:=IF([.H357]=&quot;&quot;&quot;nintendo&quot;&quot;&quot;;&quot;X&quot;;&quot;&quot;)">
            <text:p/>
          </table:table-cell>
          <table:table-cell table:style-name="ce14" table:formula="of:=IF([.H357]=&quot;&quot;&quot;sony&quot;&quot;&quot;;&quot;X&quot;;&quot;&quot;)">
            <text:p/>
          </table:table-cell>
          <table:table-cell table:style-name="ce14" table:formula="of:=IF([.H357]=&quot;&quot;&quot;microsoft&quot;&quot;&quot;;&quot;X&quot;;&quot;&quot;)">
            <text:p/>
          </table:table-cell>
          <table:table-cell table:style-name="ce14" table:formula="of:=IF([.K357]=&quot;&quot;&quot;people&quot;&quot;&quot;;&quot;X&quot;;&quot;&quot;)">
            <text:p/>
          </table:table-cell>
          <table:table-cell table:style-name="ce14" table:formula="of:=IF([.H3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3196759098</text:p>
          </table:table-cell>
          <table:table-cell table:formula="of:=CONCATENATE([.G358];&quot;,&quot;;[.H358];&quot;,&quot;;[.I358];&quot;,&quot;;[.J358];&quot;,&quot;;[.K358];&quot;,&quot;;[.L358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Facebook Page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FACEBOOK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8:.X358];&quot;X&quot;)" office:value-type="float" office:value="2">
            <text:p>2</text:p>
          </table:table-cell>
          <table:table-cell table:style-name="ce14" table:formula="of:=IF(AND([.I358]=&quot;&quot;&quot;studio&quot;&quot;&quot;;[.J358]=&quot;&quot;&quot;america&quot;&quot;&quot;);&quot;x&quot;;&quot;&quot;)" office:value-type="string" office:string-value="x">
            <text:p>x</text:p>
          </table:table-cell>
          <table:table-cell table:style-name="ce14" table:formula="of:=IF(AND([.I358]=&quot;&quot;&quot;studio&quot;&quot;&quot;;[.J358]=&quot;&quot;&quot;japan&quot;&quot;&quot;);&quot;x&quot;;&quot;&quot;)">
            <text:p/>
          </table:table-cell>
          <table:table-cell table:style-name="ce14" table:formula="of:=IF(AND([.I358]=&quot;&quot;&quot;studio&quot;&quot;&quot;;[.J358]=&quot;&quot;&quot;world&quot;&quot;&quot;);&quot;x&quot;;&quot;&quot;)">
            <text:p/>
          </table:table-cell>
          <table:table-cell table:style-name="ce14" table:formula="of:=IF(AND([.I358]=&quot;&quot;&quot;studio&quot;&quot;&quot;;[.J358]=&quot;&quot;&quot;europe&quot;&quot;&quot;);&quot;x&quot;;&quot;&quot;)">
            <text:p/>
          </table:table-cell>
          <table:table-cell table:style-name="ce14" table:formula="of:=IF([.H358]=&quot;&quot;&quot;thirdparty&quot;&quot;&quot;;&quot;X&quot;;&quot;&quot;)">
            <text:p/>
          </table:table-cell>
          <table:table-cell table:style-name="ce14" table:formula="of:=IF([.H358]=&quot;&quot;&quot;indie&quot;&quot;&quot;;&quot;X&quot;;&quot;&quot;)">
            <text:p/>
          </table:table-cell>
          <table:table-cell table:style-name="ce14" table:formula="of:=IF([.H358]=&quot;&quot;&quot;nintendo&quot;&quot;&quot;;&quot;X&quot;;&quot;&quot;)">
            <text:p/>
          </table:table-cell>
          <table:table-cell table:style-name="ce14" table:formula="of:=IF([.H358]=&quot;&quot;&quot;sony&quot;&quot;&quot;;&quot;X&quot;;&quot;&quot;)">
            <text:p/>
          </table:table-cell>
          <table:table-cell table:style-name="ce14" table:formula="of:=IF([.H358]=&quot;&quot;&quot;microsoft&quot;&quot;&quot;;&quot;X&quot;;&quot;&quot;)">
            <text:p/>
          </table:table-cell>
          <table:table-cell table:style-name="ce14" table:formula="of:=IF([.K358]=&quot;&quot;&quot;people&quot;&quot;&quot;;&quot;X&quot;;&quot;&quot;)">
            <text:p/>
          </table:table-cell>
          <table:table-cell table:style-name="ce14" table:formula="of:=IF([.H35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nspaceinc.wordpress.com/feed/</text:p>
          </table:table-cell>
          <table:table-cell table:formula="of:=CONCATENATE([.G359];&quot;,&quot;;[.H359];&quot;,&quot;;[.I359];&quot;,&quot;;[.J359];&quot;,&quot;;[.K359];&quot;,&quot;;[.L359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News Feed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NEWS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9:.X359];&quot;X&quot;)" office:value-type="float" office:value="2">
            <text:p>2</text:p>
          </table:table-cell>
          <table:table-cell table:style-name="ce14" table:formula="of:=IF(AND([.I359]=&quot;&quot;&quot;studio&quot;&quot;&quot;;[.J359]=&quot;&quot;&quot;america&quot;&quot;&quot;);&quot;x&quot;;&quot;&quot;)" office:value-type="string" office:string-value="x">
            <text:p>x</text:p>
          </table:table-cell>
          <table:table-cell table:style-name="ce14" table:formula="of:=IF(AND([.I359]=&quot;&quot;&quot;studio&quot;&quot;&quot;;[.J359]=&quot;&quot;&quot;japan&quot;&quot;&quot;);&quot;x&quot;;&quot;&quot;)">
            <text:p/>
          </table:table-cell>
          <table:table-cell table:style-name="ce14" table:formula="of:=IF(AND([.I359]=&quot;&quot;&quot;studio&quot;&quot;&quot;;[.J359]=&quot;&quot;&quot;world&quot;&quot;&quot;);&quot;x&quot;;&quot;&quot;)">
            <text:p/>
          </table:table-cell>
          <table:table-cell table:style-name="ce14" table:formula="of:=IF(AND([.I359]=&quot;&quot;&quot;studio&quot;&quot;&quot;;[.J359]=&quot;&quot;&quot;europe&quot;&quot;&quot;);&quot;x&quot;;&quot;&quot;)">
            <text:p/>
          </table:table-cell>
          <table:table-cell table:style-name="ce14" table:formula="of:=IF([.H359]=&quot;&quot;&quot;thirdparty&quot;&quot;&quot;;&quot;X&quot;;&quot;&quot;)">
            <text:p/>
          </table:table-cell>
          <table:table-cell table:style-name="ce14" table:formula="of:=IF([.H359]=&quot;&quot;&quot;indie&quot;&quot;&quot;;&quot;X&quot;;&quot;&quot;)">
            <text:p/>
          </table:table-cell>
          <table:table-cell table:style-name="ce14" table:formula="of:=IF([.H359]=&quot;&quot;&quot;nintendo&quot;&quot;&quot;;&quot;X&quot;;&quot;&quot;)">
            <text:p/>
          </table:table-cell>
          <table:table-cell table:style-name="ce14" table:formula="of:=IF([.H359]=&quot;&quot;&quot;sony&quot;&quot;&quot;;&quot;X&quot;;&quot;&quot;)">
            <text:p/>
          </table:table-cell>
          <table:table-cell table:style-name="ce14" table:formula="of:=IF([.H359]=&quot;&quot;&quot;microsoft&quot;&quot;&quot;;&quot;X&quot;;&quot;&quot;)">
            <text:p/>
          </table:table-cell>
          <table:table-cell table:style-name="ce14" table:formula="of:=IF([.K359]=&quot;&quot;&quot;people&quot;&quot;&quot;;&quot;X&quot;;&quot;&quot;)">
            <text:p/>
          </table:table-cell>
          <table:table-cell table:style-name="ce14" table:formula="of:=IF([.H35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_Space</text:p>
          </table:table-cell>
          <table:table-cell table:formula="of:=CONCATENATE([.G360];&quot;,&quot;;[.H360];&quot;,&quot;;[.I360];&quot;,&quot;;[.J360];&quot;,&quot;;[.K360];&quot;,&quot;;[.L360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Twitter Account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TWITTER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0:.X360];&quot;X&quot;)" office:value-type="float" office:value="2">
            <text:p>2</text:p>
          </table:table-cell>
          <table:table-cell table:style-name="ce14" table:formula="of:=IF(AND([.I360]=&quot;&quot;&quot;studio&quot;&quot;&quot;;[.J360]=&quot;&quot;&quot;america&quot;&quot;&quot;);&quot;x&quot;;&quot;&quot;)" office:value-type="string" office:string-value="x">
            <text:p>x</text:p>
          </table:table-cell>
          <table:table-cell table:style-name="ce14" table:formula="of:=IF(AND([.I360]=&quot;&quot;&quot;studio&quot;&quot;&quot;;[.J360]=&quot;&quot;&quot;japan&quot;&quot;&quot;);&quot;x&quot;;&quot;&quot;)">
            <text:p/>
          </table:table-cell>
          <table:table-cell table:style-name="ce14" table:formula="of:=IF(AND([.I360]=&quot;&quot;&quot;studio&quot;&quot;&quot;;[.J360]=&quot;&quot;&quot;world&quot;&quot;&quot;);&quot;x&quot;;&quot;&quot;)">
            <text:p/>
          </table:table-cell>
          <table:table-cell table:style-name="ce14" table:formula="of:=IF(AND([.I360]=&quot;&quot;&quot;studio&quot;&quot;&quot;;[.J360]=&quot;&quot;&quot;europe&quot;&quot;&quot;);&quot;x&quot;;&quot;&quot;)">
            <text:p/>
          </table:table-cell>
          <table:table-cell table:style-name="ce14" table:formula="of:=IF([.H360]=&quot;&quot;&quot;thirdparty&quot;&quot;&quot;;&quot;X&quot;;&quot;&quot;)">
            <text:p/>
          </table:table-cell>
          <table:table-cell table:style-name="ce14" table:formula="of:=IF([.H360]=&quot;&quot;&quot;indie&quot;&quot;&quot;;&quot;X&quot;;&quot;&quot;)">
            <text:p/>
          </table:table-cell>
          <table:table-cell table:style-name="ce14" table:formula="of:=IF([.H360]=&quot;&quot;&quot;nintendo&quot;&quot;&quot;;&quot;X&quot;;&quot;&quot;)">
            <text:p/>
          </table:table-cell>
          <table:table-cell table:style-name="ce14" table:formula="of:=IF([.H360]=&quot;&quot;&quot;sony&quot;&quot;&quot;;&quot;X&quot;;&quot;&quot;)">
            <text:p/>
          </table:table-cell>
          <table:table-cell table:style-name="ce14" table:formula="of:=IF([.H360]=&quot;&quot;&quot;microsoft&quot;&quot;&quot;;&quot;X&quot;;&quot;&quot;)">
            <text:p/>
          </table:table-cell>
          <table:table-cell table:style-name="ce14" table:formula="of:=IF([.K360]=&quot;&quot;&quot;people&quot;&quot;&quot;;&quot;X&quot;;&quot;&quot;)">
            <text:p/>
          </table:table-cell>
          <table:table-cell table:style-name="ce14" table:formula="of:=IF([.H36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2956101592</text:p>
          </table:table-cell>
          <table:table-cell table:formula="of:=CONCATENATE([.G361];&quot;,&quot;;[.H361];&quot;,&quot;;[.I361];&quot;,&quot;;[.J361];&quot;,&quot;;[.K361];&quot;,&quot;;[.L361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table:style-name="Default" office:value-type="string">
            <text:p>Official Facebook Page of 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FACEBOOK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1:.X361];&quot;X&quot;)" office:value-type="float" office:value="2">
            <text:p>2</text:p>
          </table:table-cell>
          <table:table-cell table:style-name="ce14" table:formula="of:=IF(AND([.I361]=&quot;&quot;&quot;studio&quot;&quot;&quot;;[.J361]=&quot;&quot;&quot;america&quot;&quot;&quot;);&quot;x&quot;;&quot;&quot;)" office:value-type="string" office:string-value="x">
            <text:p>x</text:p>
          </table:table-cell>
          <table:table-cell table:style-name="ce14" table:formula="of:=IF(AND([.I361]=&quot;&quot;&quot;studio&quot;&quot;&quot;;[.J361]=&quot;&quot;&quot;japan&quot;&quot;&quot;);&quot;x&quot;;&quot;&quot;)">
            <text:p/>
          </table:table-cell>
          <table:table-cell table:style-name="ce14" table:formula="of:=IF(AND([.I361]=&quot;&quot;&quot;studio&quot;&quot;&quot;;[.J361]=&quot;&quot;&quot;world&quot;&quot;&quot;);&quot;x&quot;;&quot;&quot;)">
            <text:p/>
          </table:table-cell>
          <table:table-cell table:style-name="ce14" table:formula="of:=IF(AND([.I361]=&quot;&quot;&quot;studio&quot;&quot;&quot;;[.J361]=&quot;&quot;&quot;europe&quot;&quot;&quot;);&quot;x&quot;;&quot;&quot;)">
            <text:p/>
          </table:table-cell>
          <table:table-cell table:style-name="ce14" table:formula="of:=IF([.H361]=&quot;&quot;&quot;thirdparty&quot;&quot;&quot;;&quot;X&quot;;&quot;&quot;)" office:value-type="string" office:string-value="X">
            <text:p>X</text:p>
          </table:table-cell>
          <table:table-cell table:style-name="ce14" table:formula="of:=IF([.H361]=&quot;&quot;&quot;indie&quot;&quot;&quot;;&quot;X&quot;;&quot;&quot;)">
            <text:p/>
          </table:table-cell>
          <table:table-cell table:style-name="ce14" table:formula="of:=IF([.H361]=&quot;&quot;&quot;nintendo&quot;&quot;&quot;;&quot;X&quot;;&quot;&quot;)">
            <text:p/>
          </table:table-cell>
          <table:table-cell table:style-name="ce14" table:formula="of:=IF([.H361]=&quot;&quot;&quot;sony&quot;&quot;&quot;;&quot;X&quot;;&quot;&quot;)">
            <text:p/>
          </table:table-cell>
          <table:table-cell table:style-name="ce14" table:formula="of:=IF([.H361]=&quot;&quot;&quot;microsoft&quot;&quot;&quot;;&quot;X&quot;;&quot;&quot;)">
            <text:p/>
          </table:table-cell>
          <table:table-cell table:style-name="ce14" table:formula="of:=IF([.K361]=&quot;&quot;&quot;people&quot;&quot;&quot;;&quot;X&quot;;&quot;&quot;)">
            <text:p/>
          </table:table-cell>
          <table:table-cell table:style-name="ce14" table:formula="of:=IF([.H3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obsidian</text:p>
          </table:table-cell>
          <table:table-cell table:formula="of:=CONCATENATE([.G362];&quot;,&quot;;[.H362];&quot;,&quot;;[.I362];&quot;,&quot;;[.J362];&quot;,&quot;;[.K362];&quot;,&quot;;[.L362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office:value-type="string">
            <text:p>Official Twitter Account of 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TWITTER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2:.X362];&quot;X&quot;)" office:value-type="float" office:value="2">
            <text:p>2</text:p>
          </table:table-cell>
          <table:table-cell table:style-name="ce14" table:formula="of:=IF(AND([.I362]=&quot;&quot;&quot;studio&quot;&quot;&quot;;[.J362]=&quot;&quot;&quot;america&quot;&quot;&quot;);&quot;x&quot;;&quot;&quot;)" office:value-type="string" office:string-value="x">
            <text:p>x</text:p>
          </table:table-cell>
          <table:table-cell table:style-name="ce14" table:formula="of:=IF(AND([.I362]=&quot;&quot;&quot;studio&quot;&quot;&quot;;[.J362]=&quot;&quot;&quot;japan&quot;&quot;&quot;);&quot;x&quot;;&quot;&quot;)">
            <text:p/>
          </table:table-cell>
          <table:table-cell table:style-name="ce14" table:formula="of:=IF(AND([.I362]=&quot;&quot;&quot;studio&quot;&quot;&quot;;[.J362]=&quot;&quot;&quot;world&quot;&quot;&quot;);&quot;x&quot;;&quot;&quot;)">
            <text:p/>
          </table:table-cell>
          <table:table-cell table:style-name="ce14" table:formula="of:=IF(AND([.I362]=&quot;&quot;&quot;studio&quot;&quot;&quot;;[.J362]=&quot;&quot;&quot;europe&quot;&quot;&quot;);&quot;x&quot;;&quot;&quot;)">
            <text:p/>
          </table:table-cell>
          <table:table-cell table:style-name="ce14" table:formula="of:=IF([.H362]=&quot;&quot;&quot;thirdparty&quot;&quot;&quot;;&quot;X&quot;;&quot;&quot;)" office:value-type="string" office:string-value="X">
            <text:p>X</text:p>
          </table:table-cell>
          <table:table-cell table:style-name="ce14" table:formula="of:=IF([.H362]=&quot;&quot;&quot;indie&quot;&quot;&quot;;&quot;X&quot;;&quot;&quot;)">
            <text:p/>
          </table:table-cell>
          <table:table-cell table:style-name="ce14" table:formula="of:=IF([.H362]=&quot;&quot;&quot;nintendo&quot;&quot;&quot;;&quot;X&quot;;&quot;&quot;)">
            <text:p/>
          </table:table-cell>
          <table:table-cell table:style-name="ce14" table:formula="of:=IF([.H362]=&quot;&quot;&quot;sony&quot;&quot;&quot;;&quot;X&quot;;&quot;&quot;)">
            <text:p/>
          </table:table-cell>
          <table:table-cell table:style-name="ce14" table:formula="of:=IF([.H362]=&quot;&quot;&quot;microsoft&quot;&quot;&quot;;&quot;X&quot;;&quot;&quot;)">
            <text:p/>
          </table:table-cell>
          <table:table-cell table:style-name="ce14" table:formula="of:=IF([.K362]=&quot;&quot;&quot;people&quot;&quot;&quot;;&quot;X&quot;;&quot;&quot;)">
            <text:p/>
          </table:table-cell>
          <table:table-cell table:style-name="ce14" table:formula="of:=IF([.H3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bsidianEnt</text:p>
          </table:table-cell>
          <table:table-cell table:formula="of:=CONCATENATE([.G363];&quot;,&quot;;[.H363];&quot;,&quot;;[.I363];&quot;,&quot;;[.J363];&quot;,&quot;;[.K363];&quot;,&quot;;[.L363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office:value-type="string">
            <text:p>Official Youtube Channel of <text:s/>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YOUTUBE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3:.X363];&quot;X&quot;)" office:value-type="float" office:value="2">
            <text:p>2</text:p>
          </table:table-cell>
          <table:table-cell table:style-name="ce14" table:formula="of:=IF(AND([.I363]=&quot;&quot;&quot;studio&quot;&quot;&quot;;[.J363]=&quot;&quot;&quot;america&quot;&quot;&quot;);&quot;x&quot;;&quot;&quot;)" office:value-type="string" office:string-value="x">
            <text:p>x</text:p>
          </table:table-cell>
          <table:table-cell table:style-name="ce14" table:formula="of:=IF(AND([.I363]=&quot;&quot;&quot;studio&quot;&quot;&quot;;[.J363]=&quot;&quot;&quot;japan&quot;&quot;&quot;);&quot;x&quot;;&quot;&quot;)">
            <text:p/>
          </table:table-cell>
          <table:table-cell table:style-name="ce14" table:formula="of:=IF(AND([.I363]=&quot;&quot;&quot;studio&quot;&quot;&quot;;[.J363]=&quot;&quot;&quot;world&quot;&quot;&quot;);&quot;x&quot;;&quot;&quot;)">
            <text:p/>
          </table:table-cell>
          <table:table-cell table:style-name="ce14" table:formula="of:=IF(AND([.I363]=&quot;&quot;&quot;studio&quot;&quot;&quot;;[.J363]=&quot;&quot;&quot;europe&quot;&quot;&quot;);&quot;x&quot;;&quot;&quot;)">
            <text:p/>
          </table:table-cell>
          <table:table-cell table:style-name="ce14" table:formula="of:=IF([.H363]=&quot;&quot;&quot;thirdparty&quot;&quot;&quot;;&quot;X&quot;;&quot;&quot;)" office:value-type="string" office:string-value="X">
            <text:p>X</text:p>
          </table:table-cell>
          <table:table-cell table:style-name="ce14" table:formula="of:=IF([.H363]=&quot;&quot;&quot;indie&quot;&quot;&quot;;&quot;X&quot;;&quot;&quot;)">
            <text:p/>
          </table:table-cell>
          <table:table-cell table:style-name="ce14" table:formula="of:=IF([.H363]=&quot;&quot;&quot;nintendo&quot;&quot;&quot;;&quot;X&quot;;&quot;&quot;)">
            <text:p/>
          </table:table-cell>
          <table:table-cell table:style-name="ce14" table:formula="of:=IF([.H363]=&quot;&quot;&quot;sony&quot;&quot;&quot;;&quot;X&quot;;&quot;&quot;)">
            <text:p/>
          </table:table-cell>
          <table:table-cell table:style-name="ce14" table:formula="of:=IF([.H363]=&quot;&quot;&quot;microsoft&quot;&quot;&quot;;&quot;X&quot;;&quot;&quot;)">
            <text:p/>
          </table:table-cell>
          <table:table-cell table:style-name="ce14" table:formula="of:=IF([.K363]=&quot;&quot;&quot;people&quot;&quot;&quot;;&quot;X&quot;;&quot;&quot;)">
            <text:p/>
          </table:table-cell>
          <table:table-cell table:style-name="ce14" table:formula="of:=IF([.H3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5852613451752</text:p>
          </table:table-cell>
          <table:table-cell table:formula="of:=CONCATENATE([.G364];&quot;,&quot;;[.H364];&quot;,&quot;;[.I364];&quot;,&quot;;[.J364];&quot;,&quot;;[.K364];&quot;,&quot;;[.L364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Facebook Page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FACEBOOK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4:.X364];&quot;X&quot;)" office:value-type="float" office:value="2">
            <text:p>2</text:p>
          </table:table-cell>
          <table:table-cell table:style-name="ce14" table:formula="of:=IF(AND([.I364]=&quot;&quot;&quot;studio&quot;&quot;&quot;;[.J364]=&quot;&quot;&quot;america&quot;&quot;&quot;);&quot;x&quot;;&quot;&quot;)" office:value-type="string" office:string-value="x">
            <text:p>x</text:p>
          </table:table-cell>
          <table:table-cell table:style-name="ce14" table:formula="of:=IF(AND([.I364]=&quot;&quot;&quot;studio&quot;&quot;&quot;;[.J364]=&quot;&quot;&quot;japan&quot;&quot;&quot;);&quot;x&quot;;&quot;&quot;)">
            <text:p/>
          </table:table-cell>
          <table:table-cell table:style-name="ce14" table:formula="of:=IF(AND([.I364]=&quot;&quot;&quot;studio&quot;&quot;&quot;;[.J364]=&quot;&quot;&quot;world&quot;&quot;&quot;);&quot;x&quot;;&quot;&quot;)">
            <text:p/>
          </table:table-cell>
          <table:table-cell table:style-name="ce14" table:formula="of:=IF(AND([.I364]=&quot;&quot;&quot;studio&quot;&quot;&quot;;[.J364]=&quot;&quot;&quot;europe&quot;&quot;&quot;);&quot;x&quot;;&quot;&quot;)">
            <text:p/>
          </table:table-cell>
          <table:table-cell table:style-name="ce14" table:formula="of:=IF([.H364]=&quot;&quot;&quot;thirdparty&quot;&quot;&quot;;&quot;X&quot;;&quot;&quot;)" office:value-type="string" office:string-value="X">
            <text:p>X</text:p>
          </table:table-cell>
          <table:table-cell table:style-name="ce14" table:formula="of:=IF([.H364]=&quot;&quot;&quot;indie&quot;&quot;&quot;;&quot;X&quot;;&quot;&quot;)">
            <text:p/>
          </table:table-cell>
          <table:table-cell table:style-name="ce14" table:formula="of:=IF([.H364]=&quot;&quot;&quot;nintendo&quot;&quot;&quot;;&quot;X&quot;;&quot;&quot;)">
            <text:p/>
          </table:table-cell>
          <table:table-cell table:style-name="ce14" table:formula="of:=IF([.H364]=&quot;&quot;&quot;sony&quot;&quot;&quot;;&quot;X&quot;;&quot;&quot;)">
            <text:p/>
          </table:table-cell>
          <table:table-cell table:style-name="ce14" table:formula="of:=IF([.H364]=&quot;&quot;&quot;microsoft&quot;&quot;&quot;;&quot;X&quot;;&quot;&quot;)">
            <text:p/>
          </table:table-cell>
          <table:table-cell table:style-name="ce14" table:formula="of:=IF([.K364]=&quot;&quot;&quot;people&quot;&quot;&quot;;&quot;X&quot;;&quot;&quot;)">
            <text:p/>
          </table:table-cell>
          <table:table-cell table:style-name="ce14" table:formula="of:=IF([.H3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oddworld.com/feed/</text:p>
          </table:table-cell>
          <table:table-cell table:formula="of:=CONCATENATE([.G365];&quot;,&quot;;[.H365];&quot;,&quot;;[.I365];&quot;,&quot;;[.J365];&quot;,&quot;;[.K365];&quot;,&quot;;[.L365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News Feed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NEWS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5:.X365];&quot;X&quot;)" office:value-type="float" office:value="2">
            <text:p>2</text:p>
          </table:table-cell>
          <table:table-cell table:style-name="ce14" table:formula="of:=IF(AND([.I365]=&quot;&quot;&quot;studio&quot;&quot;&quot;;[.J365]=&quot;&quot;&quot;america&quot;&quot;&quot;);&quot;x&quot;;&quot;&quot;)" office:value-type="string" office:string-value="x">
            <text:p>x</text:p>
          </table:table-cell>
          <table:table-cell table:style-name="ce14" table:formula="of:=IF(AND([.I365]=&quot;&quot;&quot;studio&quot;&quot;&quot;;[.J365]=&quot;&quot;&quot;japan&quot;&quot;&quot;);&quot;x&quot;;&quot;&quot;)">
            <text:p/>
          </table:table-cell>
          <table:table-cell table:style-name="ce14" table:formula="of:=IF(AND([.I365]=&quot;&quot;&quot;studio&quot;&quot;&quot;;[.J365]=&quot;&quot;&quot;world&quot;&quot;&quot;);&quot;x&quot;;&quot;&quot;)">
            <text:p/>
          </table:table-cell>
          <table:table-cell table:style-name="ce14" table:formula="of:=IF(AND([.I365]=&quot;&quot;&quot;studio&quot;&quot;&quot;;[.J365]=&quot;&quot;&quot;europe&quot;&quot;&quot;);&quot;x&quot;;&quot;&quot;)">
            <text:p/>
          </table:table-cell>
          <table:table-cell table:style-name="ce14" table:formula="of:=IF([.H365]=&quot;&quot;&quot;thirdparty&quot;&quot;&quot;;&quot;X&quot;;&quot;&quot;)" office:value-type="string" office:string-value="X">
            <text:p>X</text:p>
          </table:table-cell>
          <table:table-cell table:style-name="ce14" table:formula="of:=IF([.H365]=&quot;&quot;&quot;indie&quot;&quot;&quot;;&quot;X&quot;;&quot;&quot;)">
            <text:p/>
          </table:table-cell>
          <table:table-cell table:style-name="ce14" table:formula="of:=IF([.H365]=&quot;&quot;&quot;nintendo&quot;&quot;&quot;;&quot;X&quot;;&quot;&quot;)">
            <text:p/>
          </table:table-cell>
          <table:table-cell table:style-name="ce14" table:formula="of:=IF([.H365]=&quot;&quot;&quot;sony&quot;&quot;&quot;;&quot;X&quot;;&quot;&quot;)">
            <text:p/>
          </table:table-cell>
          <table:table-cell table:style-name="ce14" table:formula="of:=IF([.H365]=&quot;&quot;&quot;microsoft&quot;&quot;&quot;;&quot;X&quot;;&quot;&quot;)">
            <text:p/>
          </table:table-cell>
          <table:table-cell table:style-name="ce14" table:formula="of:=IF([.K365]=&quot;&quot;&quot;people&quot;&quot;&quot;;&quot;X&quot;;&quot;&quot;)">
            <text:p/>
          </table:table-cell>
          <table:table-cell table:style-name="ce14" table:formula="of:=IF([.H3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oddworldinc</text:p>
          </table:table-cell>
          <table:table-cell table:formula="of:=CONCATENATE([.G366];&quot;,&quot;;[.H366];&quot;,&quot;;[.I366];&quot;,&quot;;[.J366];&quot;,&quot;;[.K366];&quot;,&quot;;[.L366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Twitter Account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TWITTER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6:.X366];&quot;X&quot;)" office:value-type="float" office:value="2">
            <text:p>2</text:p>
          </table:table-cell>
          <table:table-cell table:style-name="ce14" table:formula="of:=IF(AND([.I366]=&quot;&quot;&quot;studio&quot;&quot;&quot;;[.J366]=&quot;&quot;&quot;america&quot;&quot;&quot;);&quot;x&quot;;&quot;&quot;)" office:value-type="string" office:string-value="x">
            <text:p>x</text:p>
          </table:table-cell>
          <table:table-cell table:style-name="ce14" table:formula="of:=IF(AND([.I366]=&quot;&quot;&quot;studio&quot;&quot;&quot;;[.J366]=&quot;&quot;&quot;japan&quot;&quot;&quot;);&quot;x&quot;;&quot;&quot;)">
            <text:p/>
          </table:table-cell>
          <table:table-cell table:style-name="ce14" table:formula="of:=IF(AND([.I366]=&quot;&quot;&quot;studio&quot;&quot;&quot;;[.J366]=&quot;&quot;&quot;world&quot;&quot;&quot;);&quot;x&quot;;&quot;&quot;)">
            <text:p/>
          </table:table-cell>
          <table:table-cell table:style-name="ce14" table:formula="of:=IF(AND([.I366]=&quot;&quot;&quot;studio&quot;&quot;&quot;;[.J366]=&quot;&quot;&quot;europe&quot;&quot;&quot;);&quot;x&quot;;&quot;&quot;)">
            <text:p/>
          </table:table-cell>
          <table:table-cell table:style-name="ce14" table:formula="of:=IF([.H366]=&quot;&quot;&quot;thirdparty&quot;&quot;&quot;;&quot;X&quot;;&quot;&quot;)" office:value-type="string" office:string-value="X">
            <text:p>X</text:p>
          </table:table-cell>
          <table:table-cell table:style-name="ce14" table:formula="of:=IF([.H366]=&quot;&quot;&quot;indie&quot;&quot;&quot;;&quot;X&quot;;&quot;&quot;)">
            <text:p/>
          </table:table-cell>
          <table:table-cell table:style-name="ce14" table:formula="of:=IF([.H366]=&quot;&quot;&quot;nintendo&quot;&quot;&quot;;&quot;X&quot;;&quot;&quot;)">
            <text:p/>
          </table:table-cell>
          <table:table-cell table:style-name="ce14" table:formula="of:=IF([.H366]=&quot;&quot;&quot;sony&quot;&quot;&quot;;&quot;X&quot;;&quot;&quot;)">
            <text:p/>
          </table:table-cell>
          <table:table-cell table:style-name="ce14" table:formula="of:=IF([.H366]=&quot;&quot;&quot;microsoft&quot;&quot;&quot;;&quot;X&quot;;&quot;&quot;)">
            <text:p/>
          </table:table-cell>
          <table:table-cell table:style-name="ce14" table:formula="of:=IF([.K366]=&quot;&quot;&quot;people&quot;&quot;&quot;;&quot;X&quot;;&quot;&quot;)">
            <text:p/>
          </table:table-cell>
          <table:table-cell table:style-name="ce14" table:formula="of:=IF([.H3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ddworldinhabitants</text:p>
          </table:table-cell>
          <table:table-cell table:formula="of:=CONCATENATE([.G367];&quot;,&quot;;[.H367];&quot;,&quot;;[.I367];&quot;,&quot;;[.J367];&quot;,&quot;;[.K367];&quot;,&quot;;[.L367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Youtube Channel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YOUTUBE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7:.X367];&quot;X&quot;)" office:value-type="float" office:value="2">
            <text:p>2</text:p>
          </table:table-cell>
          <table:table-cell table:style-name="ce14" table:formula="of:=IF(AND([.I367]=&quot;&quot;&quot;studio&quot;&quot;&quot;;[.J367]=&quot;&quot;&quot;america&quot;&quot;&quot;);&quot;x&quot;;&quot;&quot;)" office:value-type="string" office:string-value="x">
            <text:p>x</text:p>
          </table:table-cell>
          <table:table-cell table:style-name="ce14" table:formula="of:=IF(AND([.I367]=&quot;&quot;&quot;studio&quot;&quot;&quot;;[.J367]=&quot;&quot;&quot;japan&quot;&quot;&quot;);&quot;x&quot;;&quot;&quot;)">
            <text:p/>
          </table:table-cell>
          <table:table-cell table:style-name="ce14" table:formula="of:=IF(AND([.I367]=&quot;&quot;&quot;studio&quot;&quot;&quot;;[.J367]=&quot;&quot;&quot;world&quot;&quot;&quot;);&quot;x&quot;;&quot;&quot;)">
            <text:p/>
          </table:table-cell>
          <table:table-cell table:style-name="ce14" table:formula="of:=IF(AND([.I367]=&quot;&quot;&quot;studio&quot;&quot;&quot;;[.J367]=&quot;&quot;&quot;europe&quot;&quot;&quot;);&quot;x&quot;;&quot;&quot;)">
            <text:p/>
          </table:table-cell>
          <table:table-cell table:style-name="ce14" table:formula="of:=IF([.H367]=&quot;&quot;&quot;thirdparty&quot;&quot;&quot;;&quot;X&quot;;&quot;&quot;)" office:value-type="string" office:string-value="X">
            <text:p>X</text:p>
          </table:table-cell>
          <table:table-cell table:style-name="ce14" table:formula="of:=IF([.H367]=&quot;&quot;&quot;indie&quot;&quot;&quot;;&quot;X&quot;;&quot;&quot;)">
            <text:p/>
          </table:table-cell>
          <table:table-cell table:style-name="ce14" table:formula="of:=IF([.H367]=&quot;&quot;&quot;nintendo&quot;&quot;&quot;;&quot;X&quot;;&quot;&quot;)">
            <text:p/>
          </table:table-cell>
          <table:table-cell table:style-name="ce14" table:formula="of:=IF([.H367]=&quot;&quot;&quot;sony&quot;&quot;&quot;;&quot;X&quot;;&quot;&quot;)">
            <text:p/>
          </table:table-cell>
          <table:table-cell table:style-name="ce14" table:formula="of:=IF([.H367]=&quot;&quot;&quot;microsoft&quot;&quot;&quot;;&quot;X&quot;;&quot;&quot;)">
            <text:p/>
          </table:table-cell>
          <table:table-cell table:style-name="ce14" table:formula="of:=IF([.K367]=&quot;&quot;&quot;people&quot;&quot;&quot;;&quot;X&quot;;&quot;&quot;)">
            <text:p/>
          </table:table-cell>
          <table:table-cell table:style-name="ce14" table:formula="of:=IF([.H3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9874216386</text:p>
          </table:table-cell>
          <table:table-cell table:formula="of:=CONCATENATE([.G368];&quot;,&quot;;[.H368];&quot;,&quot;;[.I368];&quot;,&quot;;[.J368];&quot;,&quot;;[.K368];&quot;,&quot;;[.L368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Facebook Page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FACEBOOK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68:.X368];&quot;X&quot;)" office:value-type="float" office:value="2">
            <text:p>2</text:p>
          </table:table-cell>
          <table:table-cell table:style-name="ce14" table:formula="of:=IF(AND([.I368]=&quot;&quot;&quot;studio&quot;&quot;&quot;;[.J368]=&quot;&quot;&quot;america&quot;&quot;&quot;);&quot;x&quot;;&quot;&quot;)">
            <text:p/>
          </table:table-cell>
          <table:table-cell table:style-name="ce14" table:formula="of:=IF(AND([.I368]=&quot;&quot;&quot;studio&quot;&quot;&quot;;[.J368]=&quot;&quot;&quot;japan&quot;&quot;&quot;);&quot;x&quot;;&quot;&quot;)">
            <text:p/>
          </table:table-cell>
          <table:table-cell table:style-name="ce14" table:formula="of:=IF(AND([.I368]=&quot;&quot;&quot;studio&quot;&quot;&quot;;[.J368]=&quot;&quot;&quot;world&quot;&quot;&quot;);&quot;x&quot;;&quot;&quot;)">
            <text:p/>
          </table:table-cell>
          <table:table-cell table:style-name="ce14" table:formula="of:=IF(AND([.I368]=&quot;&quot;&quot;studio&quot;&quot;&quot;;[.J368]=&quot;&quot;&quot;europe&quot;&quot;&quot;);&quot;x&quot;;&quot;&quot;)" office:value-type="string" office:string-value="x">
            <text:p>x</text:p>
          </table:table-cell>
          <table:table-cell table:style-name="ce14" table:formula="of:=IF([.H368]=&quot;&quot;&quot;thirdparty&quot;&quot;&quot;;&quot;X&quot;;&quot;&quot;)" office:value-type="string" office:string-value="X">
            <text:p>X</text:p>
          </table:table-cell>
          <table:table-cell table:style-name="ce14" table:formula="of:=IF([.H368]=&quot;&quot;&quot;indie&quot;&quot;&quot;;&quot;X&quot;;&quot;&quot;)">
            <text:p/>
          </table:table-cell>
          <table:table-cell table:style-name="ce14" table:formula="of:=IF([.H368]=&quot;&quot;&quot;nintendo&quot;&quot;&quot;;&quot;X&quot;;&quot;&quot;)">
            <text:p/>
          </table:table-cell>
          <table:table-cell table:style-name="ce14" table:formula="of:=IF([.H368]=&quot;&quot;&quot;sony&quot;&quot;&quot;;&quot;X&quot;;&quot;&quot;)">
            <text:p/>
          </table:table-cell>
          <table:table-cell table:style-name="ce14" table:formula="of:=IF([.H368]=&quot;&quot;&quot;microsoft&quot;&quot;&quot;;&quot;X&quot;;&quot;&quot;)">
            <text:p/>
          </table:table-cell>
          <table:table-cell table:style-name="ce14" table:formula="of:=IF([.K368]=&quot;&quot;&quot;people&quot;&quot;&quot;;&quot;X&quot;;&quot;&quot;)">
            <text:p/>
          </table:table-cell>
          <table:table-cell table:style-name="ce14" table:formula="of:=IF([.H3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endulostudios</text:p>
          </table:table-cell>
          <table:table-cell table:formula="of:=CONCATENATE([.G369];&quot;,&quot;;[.H369];&quot;,&quot;;[.I369];&quot;,&quot;;[.J369];&quot;,&quot;;[.K369];&quot;,&quot;;[.L369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Twitter Account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TWITTER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69:.X369];&quot;X&quot;)" office:value-type="float" office:value="2">
            <text:p>2</text:p>
          </table:table-cell>
          <table:table-cell table:style-name="ce14" table:formula="of:=IF(AND([.I369]=&quot;&quot;&quot;studio&quot;&quot;&quot;;[.J369]=&quot;&quot;&quot;america&quot;&quot;&quot;);&quot;x&quot;;&quot;&quot;)">
            <text:p/>
          </table:table-cell>
          <table:table-cell table:style-name="ce14" table:formula="of:=IF(AND([.I369]=&quot;&quot;&quot;studio&quot;&quot;&quot;;[.J369]=&quot;&quot;&quot;japan&quot;&quot;&quot;);&quot;x&quot;;&quot;&quot;)">
            <text:p/>
          </table:table-cell>
          <table:table-cell table:style-name="ce14" table:formula="of:=IF(AND([.I369]=&quot;&quot;&quot;studio&quot;&quot;&quot;;[.J369]=&quot;&quot;&quot;world&quot;&quot;&quot;);&quot;x&quot;;&quot;&quot;)">
            <text:p/>
          </table:table-cell>
          <table:table-cell table:style-name="ce14" table:formula="of:=IF(AND([.I369]=&quot;&quot;&quot;studio&quot;&quot;&quot;;[.J369]=&quot;&quot;&quot;europe&quot;&quot;&quot;);&quot;x&quot;;&quot;&quot;)" office:value-type="string" office:string-value="x">
            <text:p>x</text:p>
          </table:table-cell>
          <table:table-cell table:style-name="ce14" table:formula="of:=IF([.H369]=&quot;&quot;&quot;thirdparty&quot;&quot;&quot;;&quot;X&quot;;&quot;&quot;)" office:value-type="string" office:string-value="X">
            <text:p>X</text:p>
          </table:table-cell>
          <table:table-cell table:style-name="ce14" table:formula="of:=IF([.H369]=&quot;&quot;&quot;indie&quot;&quot;&quot;;&quot;X&quot;;&quot;&quot;)">
            <text:p/>
          </table:table-cell>
          <table:table-cell table:style-name="ce14" table:formula="of:=IF([.H369]=&quot;&quot;&quot;nintendo&quot;&quot;&quot;;&quot;X&quot;;&quot;&quot;)">
            <text:p/>
          </table:table-cell>
          <table:table-cell table:style-name="ce14" table:formula="of:=IF([.H369]=&quot;&quot;&quot;sony&quot;&quot;&quot;;&quot;X&quot;;&quot;&quot;)">
            <text:p/>
          </table:table-cell>
          <table:table-cell table:style-name="ce14" table:formula="of:=IF([.H369]=&quot;&quot;&quot;microsoft&quot;&quot;&quot;;&quot;X&quot;;&quot;&quot;)">
            <text:p/>
          </table:table-cell>
          <table:table-cell table:style-name="ce14" table:formula="of:=IF([.K369]=&quot;&quot;&quot;people&quot;&quot;&quot;;&quot;X&quot;;&quot;&quot;)">
            <text:p/>
          </table:table-cell>
          <table:table-cell table:style-name="ce14" table:formula="of:=IF([.H3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enduloStudios</text:p>
          </table:table-cell>
          <table:table-cell table:formula="of:=CONCATENATE([.G370];&quot;,&quot;;[.H370];&quot;,&quot;;[.I370];&quot;,&quot;;[.J370];&quot;,&quot;;[.K370];&quot;,&quot;;[.L370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Youtube Channel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YOUTUBE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70:.X370];&quot;X&quot;)" office:value-type="float" office:value="2">
            <text:p>2</text:p>
          </table:table-cell>
          <table:table-cell table:style-name="ce14" table:formula="of:=IF(AND([.I370]=&quot;&quot;&quot;studio&quot;&quot;&quot;;[.J370]=&quot;&quot;&quot;america&quot;&quot;&quot;);&quot;x&quot;;&quot;&quot;)">
            <text:p/>
          </table:table-cell>
          <table:table-cell table:style-name="ce14" table:formula="of:=IF(AND([.I370]=&quot;&quot;&quot;studio&quot;&quot;&quot;;[.J370]=&quot;&quot;&quot;japan&quot;&quot;&quot;);&quot;x&quot;;&quot;&quot;)">
            <text:p/>
          </table:table-cell>
          <table:table-cell table:style-name="ce14" table:formula="of:=IF(AND([.I370]=&quot;&quot;&quot;studio&quot;&quot;&quot;;[.J370]=&quot;&quot;&quot;world&quot;&quot;&quot;);&quot;x&quot;;&quot;&quot;)">
            <text:p/>
          </table:table-cell>
          <table:table-cell table:style-name="ce14" table:formula="of:=IF(AND([.I370]=&quot;&quot;&quot;studio&quot;&quot;&quot;;[.J370]=&quot;&quot;&quot;europe&quot;&quot;&quot;);&quot;x&quot;;&quot;&quot;)" office:value-type="string" office:string-value="x">
            <text:p>x</text:p>
          </table:table-cell>
          <table:table-cell table:style-name="ce14" table:formula="of:=IF([.H370]=&quot;&quot;&quot;thirdparty&quot;&quot;&quot;;&quot;X&quot;;&quot;&quot;)" office:value-type="string" office:string-value="X">
            <text:p>X</text:p>
          </table:table-cell>
          <table:table-cell table:style-name="ce14" table:formula="of:=IF([.H370]=&quot;&quot;&quot;indie&quot;&quot;&quot;;&quot;X&quot;;&quot;&quot;)">
            <text:p/>
          </table:table-cell>
          <table:table-cell table:style-name="ce14" table:formula="of:=IF([.H370]=&quot;&quot;&quot;nintendo&quot;&quot;&quot;;&quot;X&quot;;&quot;&quot;)">
            <text:p/>
          </table:table-cell>
          <table:table-cell table:style-name="ce14" table:formula="of:=IF([.H370]=&quot;&quot;&quot;sony&quot;&quot;&quot;;&quot;X&quot;;&quot;&quot;)">
            <text:p/>
          </table:table-cell>
          <table:table-cell table:style-name="ce14" table:formula="of:=IF([.H370]=&quot;&quot;&quot;microsoft&quot;&quot;&quot;;&quot;X&quot;;&quot;&quot;)">
            <text:p/>
          </table:table-cell>
          <table:table-cell table:style-name="ce14" table:formula="of:=IF([.K370]=&quot;&quot;&quot;people&quot;&quot;&quot;;&quot;X&quot;;&quot;&quot;)">
            <text:p/>
          </table:table-cell>
          <table:table-cell table:style-name="ce14" table:formula="of:=IF([.H3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peoplecanfly.com/blog/feed/</text:p>
          </table:table-cell>
          <table:table-cell table:formula="of:=CONCATENATE([.G371];&quot;,&quot;;[.H371];&quot;,&quot;;[.I371];&quot;,&quot;;[.J371];&quot;,&quot;;[.K371];&quot;,&quot;;[.L371])" office:value-type="string" office:string-value="&quot;peoplecanfly&quot;,&quot;thirdparty&quot;,&quot;studio&quot;,&quot;europe&quot;,&quot;pr&quot;,&quot;generic&quot;">
            <text:p>"peoplecanfly","thirdparty","studio","europe","pr","generic"</text:p>
          </table:table-cell>
          <table:table-cell office:value-type="string">
            <text:p>Official News Feed of People Can Fly</text:p>
          </table:table-cell>
          <table:table-cell office:value-type="string">
            <text:p>http://www.peoplecanfly.com/blog/</text:p>
          </table:table-cell>
          <table:table-cell office:value-type="string">
            <text:p>Bulletstorm </text:p>
          </table:table-cell>
          <table:table-cell office:value-type="string">
            <text:p>NEWS</text:p>
          </table:table-cell>
          <table:table-cell office:value-type="string">
            <text:p>"peoplecanfl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1:.X371];&quot;X&quot;)" office:value-type="float" office:value="2">
            <text:p>2</text:p>
          </table:table-cell>
          <table:table-cell table:style-name="ce14" table:formula="of:=IF(AND([.I371]=&quot;&quot;&quot;studio&quot;&quot;&quot;;[.J371]=&quot;&quot;&quot;america&quot;&quot;&quot;);&quot;x&quot;;&quot;&quot;)">
            <text:p/>
          </table:table-cell>
          <table:table-cell table:style-name="ce14" table:formula="of:=IF(AND([.I371]=&quot;&quot;&quot;studio&quot;&quot;&quot;;[.J371]=&quot;&quot;&quot;japan&quot;&quot;&quot;);&quot;x&quot;;&quot;&quot;)">
            <text:p/>
          </table:table-cell>
          <table:table-cell table:style-name="ce14" table:formula="of:=IF(AND([.I371]=&quot;&quot;&quot;studio&quot;&quot;&quot;;[.J371]=&quot;&quot;&quot;world&quot;&quot;&quot;);&quot;x&quot;;&quot;&quot;)">
            <text:p/>
          </table:table-cell>
          <table:table-cell table:style-name="ce14" table:formula="of:=IF(AND([.I371]=&quot;&quot;&quot;studio&quot;&quot;&quot;;[.J371]=&quot;&quot;&quot;europe&quot;&quot;&quot;);&quot;x&quot;;&quot;&quot;)" office:value-type="string" office:string-value="x">
            <text:p>x</text:p>
          </table:table-cell>
          <table:table-cell table:style-name="ce14" table:formula="of:=IF([.H371]=&quot;&quot;&quot;thirdparty&quot;&quot;&quot;;&quot;X&quot;;&quot;&quot;)" office:value-type="string" office:string-value="X">
            <text:p>X</text:p>
          </table:table-cell>
          <table:table-cell table:style-name="ce14" table:formula="of:=IF([.H371]=&quot;&quot;&quot;indie&quot;&quot;&quot;;&quot;X&quot;;&quot;&quot;)">
            <text:p/>
          </table:table-cell>
          <table:table-cell table:style-name="ce14" table:formula="of:=IF([.H371]=&quot;&quot;&quot;nintendo&quot;&quot;&quot;;&quot;X&quot;;&quot;&quot;)">
            <text:p/>
          </table:table-cell>
          <table:table-cell table:style-name="ce14" table:formula="of:=IF([.H371]=&quot;&quot;&quot;sony&quot;&quot;&quot;;&quot;X&quot;;&quot;&quot;)">
            <text:p/>
          </table:table-cell>
          <table:table-cell table:style-name="ce14" table:formula="of:=IF([.H371]=&quot;&quot;&quot;microsoft&quot;&quot;&quot;;&quot;X&quot;;&quot;&quot;)">
            <text:p/>
          </table:table-cell>
          <table:table-cell table:style-name="ce14" table:formula="of:=IF([.K371]=&quot;&quot;&quot;people&quot;&quot;&quot;;&quot;X&quot;;&quot;&quot;)">
            <text:p/>
          </table:table-cell>
          <table:table-cell table:style-name="ce14" table:formula="of:=IF([.H3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eopleCanFlyEpic</text:p>
          </table:table-cell>
          <table:table-cell table:formula="of:=CONCATENATE([.G372];&quot;,&quot;;[.H372];&quot;,&quot;;[.I372];&quot;,&quot;;[.J372];&quot;,&quot;;[.K372];&quot;,&quot;;[.L372])" office:value-type="string" office:string-value="&quot;peoplecanfly&quot;,&quot;thirdparty&quot;,&quot;studio&quot;,&quot;europe&quot;,&quot;pr&quot;,&quot;generic&quot;">
            <text:p>"peoplecanfly","thirdparty","studio","europe","pr","generic"</text:p>
          </table:table-cell>
          <table:table-cell office:value-type="string">
            <text:p>Official Youtube Channel of People Can Fly</text:p>
          </table:table-cell>
          <table:table-cell office:value-type="string">
            <text:p>http://www.peoplecanfly.com/blog/</text:p>
          </table:table-cell>
          <table:table-cell office:value-type="string">
            <text:p>Bulletstorm </text:p>
          </table:table-cell>
          <table:table-cell office:value-type="string">
            <text:p>YOUTUBE</text:p>
          </table:table-cell>
          <table:table-cell office:value-type="string">
            <text:p>"peoplecanfl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2:.X372];&quot;X&quot;)" office:value-type="float" office:value="2">
            <text:p>2</text:p>
          </table:table-cell>
          <table:table-cell table:style-name="ce14" table:formula="of:=IF(AND([.I372]=&quot;&quot;&quot;studio&quot;&quot;&quot;;[.J372]=&quot;&quot;&quot;america&quot;&quot;&quot;);&quot;x&quot;;&quot;&quot;)">
            <text:p/>
          </table:table-cell>
          <table:table-cell table:style-name="ce14" table:formula="of:=IF(AND([.I372]=&quot;&quot;&quot;studio&quot;&quot;&quot;;[.J372]=&quot;&quot;&quot;japan&quot;&quot;&quot;);&quot;x&quot;;&quot;&quot;)">
            <text:p/>
          </table:table-cell>
          <table:table-cell table:style-name="ce14" table:formula="of:=IF(AND([.I372]=&quot;&quot;&quot;studio&quot;&quot;&quot;;[.J372]=&quot;&quot;&quot;world&quot;&quot;&quot;);&quot;x&quot;;&quot;&quot;)">
            <text:p/>
          </table:table-cell>
          <table:table-cell table:style-name="ce14" table:formula="of:=IF(AND([.I372]=&quot;&quot;&quot;studio&quot;&quot;&quot;;[.J372]=&quot;&quot;&quot;europe&quot;&quot;&quot;);&quot;x&quot;;&quot;&quot;)" office:value-type="string" office:string-value="x">
            <text:p>x</text:p>
          </table:table-cell>
          <table:table-cell table:style-name="ce14" table:formula="of:=IF([.H372]=&quot;&quot;&quot;thirdparty&quot;&quot;&quot;;&quot;X&quot;;&quot;&quot;)" office:value-type="string" office:string-value="X">
            <text:p>X</text:p>
          </table:table-cell>
          <table:table-cell table:style-name="ce14" table:formula="of:=IF([.H372]=&quot;&quot;&quot;indie&quot;&quot;&quot;;&quot;X&quot;;&quot;&quot;)">
            <text:p/>
          </table:table-cell>
          <table:table-cell table:style-name="ce14" table:formula="of:=IF([.H372]=&quot;&quot;&quot;nintendo&quot;&quot;&quot;;&quot;X&quot;;&quot;&quot;)">
            <text:p/>
          </table:table-cell>
          <table:table-cell table:style-name="ce14" table:formula="of:=IF([.H372]=&quot;&quot;&quot;sony&quot;&quot;&quot;;&quot;X&quot;;&quot;&quot;)">
            <text:p/>
          </table:table-cell>
          <table:table-cell table:style-name="ce14" table:formula="of:=IF([.H372]=&quot;&quot;&quot;microsoft&quot;&quot;&quot;;&quot;X&quot;;&quot;&quot;)">
            <text:p/>
          </table:table-cell>
          <table:table-cell table:style-name="ce14" table:formula="of:=IF([.K372]=&quot;&quot;&quot;people&quot;&quot;&quot;;&quot;X&quot;;&quot;&quot;)">
            <text:p/>
          </table:table-cell>
          <table:table-cell table:style-name="ce14" table:formula="of:=IF([.H3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736333788</text:p>
          </table:table-cell>
          <table:table-cell table:formula="of:=CONCATENATE([.G373];&quot;,&quot;;[.H373];&quot;,&quot;;[.I373];&quot;,&quot;;[.J373];&quot;,&quot;;[.K373];&quot;,&quot;;[.L373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Facebook Page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FACEBOOK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3:.X373];&quot;X&quot;)" office:value-type="float" office:value="2">
            <text:p>2</text:p>
          </table:table-cell>
          <table:table-cell table:style-name="ce14" table:formula="of:=IF(AND([.I373]=&quot;&quot;&quot;studio&quot;&quot;&quot;;[.J373]=&quot;&quot;&quot;america&quot;&quot;&quot;);&quot;x&quot;;&quot;&quot;)" office:value-type="string" office:string-value="x">
            <text:p>x</text:p>
          </table:table-cell>
          <table:table-cell table:style-name="ce14" table:formula="of:=IF(AND([.I373]=&quot;&quot;&quot;studio&quot;&quot;&quot;;[.J373]=&quot;&quot;&quot;japan&quot;&quot;&quot;);&quot;x&quot;;&quot;&quot;)">
            <text:p/>
          </table:table-cell>
          <table:table-cell table:style-name="ce14" table:formula="of:=IF(AND([.I373]=&quot;&quot;&quot;studio&quot;&quot;&quot;;[.J373]=&quot;&quot;&quot;world&quot;&quot;&quot;);&quot;x&quot;;&quot;&quot;)">
            <text:p/>
          </table:table-cell>
          <table:table-cell table:style-name="ce14" table:formula="of:=IF(AND([.I373]=&quot;&quot;&quot;studio&quot;&quot;&quot;;[.J373]=&quot;&quot;&quot;europe&quot;&quot;&quot;);&quot;x&quot;;&quot;&quot;)">
            <text:p/>
          </table:table-cell>
          <table:table-cell table:style-name="ce14" table:formula="of:=IF([.H373]=&quot;&quot;&quot;thirdparty&quot;&quot;&quot;;&quot;X&quot;;&quot;&quot;)">
            <text:p/>
          </table:table-cell>
          <table:table-cell table:style-name="ce14" table:formula="of:=IF([.H373]=&quot;&quot;&quot;indie&quot;&quot;&quot;;&quot;X&quot;;&quot;&quot;)">
            <text:p/>
          </table:table-cell>
          <table:table-cell table:style-name="ce14" table:formula="of:=IF([.H373]=&quot;&quot;&quot;nintendo&quot;&quot;&quot;;&quot;X&quot;;&quot;&quot;)">
            <text:p/>
          </table:table-cell>
          <table:table-cell table:style-name="ce14" table:formula="of:=IF([.H373]=&quot;&quot;&quot;sony&quot;&quot;&quot;;&quot;X&quot;;&quot;&quot;)">
            <text:p/>
          </table:table-cell>
          <table:table-cell table:style-name="ce14" table:formula="of:=IF([.H373]=&quot;&quot;&quot;microsoft&quot;&quot;&quot;;&quot;X&quot;;&quot;&quot;)">
            <text:p/>
          </table:table-cell>
          <table:table-cell table:style-name="ce14" table:formula="of:=IF([.K373]=&quot;&quot;&quot;people&quot;&quot;&quot;;&quot;X&quot;;&quot;&quot;)">
            <text:p/>
          </table:table-cell>
          <table:table-cell table:style-name="ce14" table:formula="of:=IF([.H37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etroglyphgames</text:p>
          </table:table-cell>
          <table:table-cell table:formula="of:=CONCATENATE([.G374];&quot;,&quot;;[.H374];&quot;,&quot;;[.I374];&quot;,&quot;;[.J374];&quot;,&quot;;[.K374];&quot;,&quot;;[.L374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Twitter Account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TWITTER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4:.X374];&quot;X&quot;)" office:value-type="float" office:value="2">
            <text:p>2</text:p>
          </table:table-cell>
          <table:table-cell table:style-name="ce14" table:formula="of:=IF(AND([.I374]=&quot;&quot;&quot;studio&quot;&quot;&quot;;[.J374]=&quot;&quot;&quot;america&quot;&quot;&quot;);&quot;x&quot;;&quot;&quot;)" office:value-type="string" office:string-value="x">
            <text:p>x</text:p>
          </table:table-cell>
          <table:table-cell table:style-name="ce14" table:formula="of:=IF(AND([.I374]=&quot;&quot;&quot;studio&quot;&quot;&quot;;[.J374]=&quot;&quot;&quot;japan&quot;&quot;&quot;);&quot;x&quot;;&quot;&quot;)">
            <text:p/>
          </table:table-cell>
          <table:table-cell table:style-name="ce14" table:formula="of:=IF(AND([.I374]=&quot;&quot;&quot;studio&quot;&quot;&quot;;[.J374]=&quot;&quot;&quot;world&quot;&quot;&quot;);&quot;x&quot;;&quot;&quot;)">
            <text:p/>
          </table:table-cell>
          <table:table-cell table:style-name="ce14" table:formula="of:=IF(AND([.I374]=&quot;&quot;&quot;studio&quot;&quot;&quot;;[.J374]=&quot;&quot;&quot;europe&quot;&quot;&quot;);&quot;x&quot;;&quot;&quot;)">
            <text:p/>
          </table:table-cell>
          <table:table-cell table:style-name="ce14" table:formula="of:=IF([.H374]=&quot;&quot;&quot;thirdparty&quot;&quot;&quot;;&quot;X&quot;;&quot;&quot;)">
            <text:p/>
          </table:table-cell>
          <table:table-cell table:style-name="ce14" table:formula="of:=IF([.H374]=&quot;&quot;&quot;indie&quot;&quot;&quot;;&quot;X&quot;;&quot;&quot;)">
            <text:p/>
          </table:table-cell>
          <table:table-cell table:style-name="ce14" table:formula="of:=IF([.H374]=&quot;&quot;&quot;nintendo&quot;&quot;&quot;;&quot;X&quot;;&quot;&quot;)">
            <text:p/>
          </table:table-cell>
          <table:table-cell table:style-name="ce14" table:formula="of:=IF([.H374]=&quot;&quot;&quot;sony&quot;&quot;&quot;;&quot;X&quot;;&quot;&quot;)">
            <text:p/>
          </table:table-cell>
          <table:table-cell table:style-name="ce14" table:formula="of:=IF([.H374]=&quot;&quot;&quot;microsoft&quot;&quot;&quot;;&quot;X&quot;;&quot;&quot;)">
            <text:p/>
          </table:table-cell>
          <table:table-cell table:style-name="ce14" table:formula="of:=IF([.K374]=&quot;&quot;&quot;people&quot;&quot;&quot;;&quot;X&quot;;&quot;&quot;)">
            <text:p/>
          </table:table-cell>
          <table:table-cell table:style-name="ce14" table:formula="of:=IF([.H37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etroglyphgames</text:p>
          </table:table-cell>
          <table:table-cell table:formula="of:=CONCATENATE([.G375];&quot;,&quot;;[.H375];&quot;,&quot;;[.I375];&quot;,&quot;;[.J375];&quot;,&quot;;[.K375];&quot;,&quot;;[.L375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Youtube Channel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YOUTUBE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5:.X375];&quot;X&quot;)" office:value-type="float" office:value="2">
            <text:p>2</text:p>
          </table:table-cell>
          <table:table-cell table:style-name="ce14" table:formula="of:=IF(AND([.I375]=&quot;&quot;&quot;studio&quot;&quot;&quot;;[.J375]=&quot;&quot;&quot;america&quot;&quot;&quot;);&quot;x&quot;;&quot;&quot;)" office:value-type="string" office:string-value="x">
            <text:p>x</text:p>
          </table:table-cell>
          <table:table-cell table:style-name="ce14" table:formula="of:=IF(AND([.I375]=&quot;&quot;&quot;studio&quot;&quot;&quot;;[.J375]=&quot;&quot;&quot;japan&quot;&quot;&quot;);&quot;x&quot;;&quot;&quot;)">
            <text:p/>
          </table:table-cell>
          <table:table-cell table:style-name="ce14" table:formula="of:=IF(AND([.I375]=&quot;&quot;&quot;studio&quot;&quot;&quot;;[.J375]=&quot;&quot;&quot;world&quot;&quot;&quot;);&quot;x&quot;;&quot;&quot;)">
            <text:p/>
          </table:table-cell>
          <table:table-cell table:style-name="ce14" table:formula="of:=IF(AND([.I375]=&quot;&quot;&quot;studio&quot;&quot;&quot;;[.J375]=&quot;&quot;&quot;europe&quot;&quot;&quot;);&quot;x&quot;;&quot;&quot;)">
            <text:p/>
          </table:table-cell>
          <table:table-cell table:style-name="ce14" table:formula="of:=IF([.H375]=&quot;&quot;&quot;thirdparty&quot;&quot;&quot;;&quot;X&quot;;&quot;&quot;)">
            <text:p/>
          </table:table-cell>
          <table:table-cell table:style-name="ce14" table:formula="of:=IF([.H375]=&quot;&quot;&quot;indie&quot;&quot;&quot;;&quot;X&quot;;&quot;&quot;)">
            <text:p/>
          </table:table-cell>
          <table:table-cell table:style-name="ce14" table:formula="of:=IF([.H375]=&quot;&quot;&quot;nintendo&quot;&quot;&quot;;&quot;X&quot;;&quot;&quot;)">
            <text:p/>
          </table:table-cell>
          <table:table-cell table:style-name="ce14" table:formula="of:=IF([.H375]=&quot;&quot;&quot;sony&quot;&quot;&quot;;&quot;X&quot;;&quot;&quot;)">
            <text:p/>
          </table:table-cell>
          <table:table-cell table:style-name="ce14" table:formula="of:=IF([.H375]=&quot;&quot;&quot;microsoft&quot;&quot;&quot;;&quot;X&quot;;&quot;&quot;)">
            <text:p/>
          </table:table-cell>
          <table:table-cell table:style-name="ce14" table:formula="of:=IF([.K375]=&quot;&quot;&quot;people&quot;&quot;&quot;;&quot;X&quot;;&quot;&quot;)">
            <text:p/>
          </table:table-cell>
          <table:table-cell table:style-name="ce14" table:formula="of:=IF([.H37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maya_pixel</text:p>
          </table:table-cell>
          <table:table-cell table:formula="of:=CONCATENATE([.G376];&quot;,&quot;;[.H376];&quot;,&quot;;[.I376];&quot;,&quot;;[.J376];&quot;,&quot;;[.K376];&quot;,&quot;;[.L376])" office:value-type="string" office:string-value=",&quot;indie&quot;,,&quot;japan&quot;,&quot;people&quot;,&quot;generic&quot;">
            <text:p>,"indie",,"japan","people","generic"</text:p>
          </table:table-cell>
          <table:table-cell office:value-type="string">
            <text:p>Official Twitter Account of Daisuke Amaya aka Pixel: Creator of Cave Story</text:p>
          </table:table-cell>
          <table:table-cell/>
          <table:table-cell office:value-type="string">
            <text:p>Cave Story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76:.X376];&quot;X&quot;)" office:value-type="float" office:value="2">
            <text:p>2</text:p>
          </table:table-cell>
          <table:table-cell table:style-name="ce14" table:formula="of:=IF(AND([.I376]=&quot;&quot;&quot;studio&quot;&quot;&quot;;[.J376]=&quot;&quot;&quot;america&quot;&quot;&quot;);&quot;x&quot;;&quot;&quot;)">
            <text:p/>
          </table:table-cell>
          <table:table-cell table:style-name="ce14" table:formula="of:=IF(AND([.I376]=&quot;&quot;&quot;studio&quot;&quot;&quot;;[.J376]=&quot;&quot;&quot;japan&quot;&quot;&quot;);&quot;x&quot;;&quot;&quot;)">
            <text:p/>
          </table:table-cell>
          <table:table-cell table:style-name="ce14" table:formula="of:=IF(AND([.I376]=&quot;&quot;&quot;studio&quot;&quot;&quot;;[.J376]=&quot;&quot;&quot;world&quot;&quot;&quot;);&quot;x&quot;;&quot;&quot;)">
            <text:p/>
          </table:table-cell>
          <table:table-cell table:style-name="ce14" table:formula="of:=IF(AND([.I376]=&quot;&quot;&quot;studio&quot;&quot;&quot;;[.J376]=&quot;&quot;&quot;europe&quot;&quot;&quot;);&quot;x&quot;;&quot;&quot;)">
            <text:p/>
          </table:table-cell>
          <table:table-cell table:style-name="ce14" table:formula="of:=IF([.H376]=&quot;&quot;&quot;thirdparty&quot;&quot;&quot;;&quot;X&quot;;&quot;&quot;)">
            <text:p/>
          </table:table-cell>
          <table:table-cell table:style-name="ce14" table:formula="of:=IF([.H376]=&quot;&quot;&quot;indie&quot;&quot;&quot;;&quot;X&quot;;&quot;&quot;)" office:value-type="string" office:string-value="X">
            <text:p>X</text:p>
          </table:table-cell>
          <table:table-cell table:style-name="ce14" table:formula="of:=IF([.H376]=&quot;&quot;&quot;nintendo&quot;&quot;&quot;;&quot;X&quot;;&quot;&quot;)">
            <text:p/>
          </table:table-cell>
          <table:table-cell table:style-name="ce14" table:formula="of:=IF([.H376]=&quot;&quot;&quot;sony&quot;&quot;&quot;;&quot;X&quot;;&quot;&quot;)">
            <text:p/>
          </table:table-cell>
          <table:table-cell table:style-name="ce14" table:formula="of:=IF([.H376]=&quot;&quot;&quot;microsoft&quot;&quot;&quot;;&quot;X&quot;;&quot;&quot;)">
            <text:p/>
          </table:table-cell>
          <table:table-cell table:style-name="ce14" table:formula="of:=IF([.K376]=&quot;&quot;&quot;people&quot;&quot;&quot;;&quot;X&quot;;&quot;&quot;)" office:value-type="string" office:string-value="X">
            <text:p>X</text:p>
          </table:table-cell>
          <table:table-cell table:style-name="ce14" table:formula="of:=IF([.H3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840559024</text:p>
          </table:table-cell>
          <table:table-cell table:formula="of:=CONCATENATE([.G377];&quot;,&quot;;[.H377];&quot;,&quot;;[.I377];&quot;,&quot;;[.J377];&quot;,&quot;;[.K377];&quot;,&quot;;[.L377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Facebook Page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FACEBOOK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7:.X377];&quot;X&quot;)" office:value-type="float" office:value="2">
            <text:p>2</text:p>
          </table:table-cell>
          <table:table-cell table:style-name="ce14" table:formula="of:=IF(AND([.I377]=&quot;&quot;&quot;studio&quot;&quot;&quot;;[.J377]=&quot;&quot;&quot;america&quot;&quot;&quot;);&quot;x&quot;;&quot;&quot;)">
            <text:p/>
          </table:table-cell>
          <table:table-cell table:style-name="ce14" table:formula="of:=IF(AND([.I377]=&quot;&quot;&quot;studio&quot;&quot;&quot;;[.J377]=&quot;&quot;&quot;japan&quot;&quot;&quot;);&quot;x&quot;;&quot;&quot;)" office:value-type="string" office:string-value="x">
            <text:p>x</text:p>
          </table:table-cell>
          <table:table-cell table:style-name="ce14" table:formula="of:=IF(AND([.I377]=&quot;&quot;&quot;studio&quot;&quot;&quot;;[.J377]=&quot;&quot;&quot;world&quot;&quot;&quot;);&quot;x&quot;;&quot;&quot;)">
            <text:p/>
          </table:table-cell>
          <table:table-cell table:style-name="ce14" table:formula="of:=IF(AND([.I377]=&quot;&quot;&quot;studio&quot;&quot;&quot;;[.J377]=&quot;&quot;&quot;europe&quot;&quot;&quot;);&quot;x&quot;;&quot;&quot;)">
            <text:p/>
          </table:table-cell>
          <table:table-cell table:style-name="ce14" table:formula="of:=IF([.H377]=&quot;&quot;&quot;thirdparty&quot;&quot;&quot;;&quot;X&quot;;&quot;&quot;)">
            <text:p/>
          </table:table-cell>
          <table:table-cell table:style-name="ce14" table:formula="of:=IF([.H377]=&quot;&quot;&quot;indie&quot;&quot;&quot;;&quot;X&quot;;&quot;&quot;)">
            <text:p/>
          </table:table-cell>
          <table:table-cell table:style-name="ce14" table:formula="of:=IF([.H377]=&quot;&quot;&quot;nintendo&quot;&quot;&quot;;&quot;X&quot;;&quot;&quot;)">
            <text:p/>
          </table:table-cell>
          <table:table-cell table:style-name="ce14" table:formula="of:=IF([.H377]=&quot;&quot;&quot;sony&quot;&quot;&quot;;&quot;X&quot;;&quot;&quot;)">
            <text:p/>
          </table:table-cell>
          <table:table-cell table:style-name="ce14" table:formula="of:=IF([.H377]=&quot;&quot;&quot;microsoft&quot;&quot;&quot;;&quot;X&quot;;&quot;&quot;)">
            <text:p/>
          </table:table-cell>
          <table:table-cell table:style-name="ce14" table:formula="of:=IF([.K377]=&quot;&quot;&quot;people&quot;&quot;&quot;;&quot;X&quot;;&quot;&quot;)">
            <text:p/>
          </table:table-cell>
          <table:table-cell table:style-name="ce14" table:formula="of:=IF([.H37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PlatinumGames</text:p>
          </table:table-cell>
          <table:table-cell table:formula="of:=CONCATENATE([.G378];&quot;,&quot;;[.H378];&quot;,&quot;;[.I378];&quot;,&quot;;[.J378];&quot;,&quot;;[.K378];&quot;,&quot;;[.L378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Platinum Games News Feed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NEWS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8:.X378];&quot;X&quot;)" office:value-type="float" office:value="2">
            <text:p>2</text:p>
          </table:table-cell>
          <table:table-cell table:style-name="ce14" table:formula="of:=IF(AND([.I378]=&quot;&quot;&quot;studio&quot;&quot;&quot;;[.J378]=&quot;&quot;&quot;america&quot;&quot;&quot;);&quot;x&quot;;&quot;&quot;)">
            <text:p/>
          </table:table-cell>
          <table:table-cell table:style-name="ce14" table:formula="of:=IF(AND([.I378]=&quot;&quot;&quot;studio&quot;&quot;&quot;;[.J378]=&quot;&quot;&quot;japan&quot;&quot;&quot;);&quot;x&quot;;&quot;&quot;)" office:value-type="string" office:string-value="x">
            <text:p>x</text:p>
          </table:table-cell>
          <table:table-cell table:style-name="ce14" table:formula="of:=IF(AND([.I378]=&quot;&quot;&quot;studio&quot;&quot;&quot;;[.J378]=&quot;&quot;&quot;world&quot;&quot;&quot;);&quot;x&quot;;&quot;&quot;)">
            <text:p/>
          </table:table-cell>
          <table:table-cell table:style-name="ce14" table:formula="of:=IF(AND([.I378]=&quot;&quot;&quot;studio&quot;&quot;&quot;;[.J378]=&quot;&quot;&quot;europe&quot;&quot;&quot;);&quot;x&quot;;&quot;&quot;)">
            <text:p/>
          </table:table-cell>
          <table:table-cell table:style-name="ce14" table:formula="of:=IF([.H378]=&quot;&quot;&quot;thirdparty&quot;&quot;&quot;;&quot;X&quot;;&quot;&quot;)">
            <text:p/>
          </table:table-cell>
          <table:table-cell table:style-name="ce14" table:formula="of:=IF([.H378]=&quot;&quot;&quot;indie&quot;&quot;&quot;;&quot;X&quot;;&quot;&quot;)">
            <text:p/>
          </table:table-cell>
          <table:table-cell table:style-name="ce14" table:formula="of:=IF([.H378]=&quot;&quot;&quot;nintendo&quot;&quot;&quot;;&quot;X&quot;;&quot;&quot;)">
            <text:p/>
          </table:table-cell>
          <table:table-cell table:style-name="ce14" table:formula="of:=IF([.H378]=&quot;&quot;&quot;sony&quot;&quot;&quot;;&quot;X&quot;;&quot;&quot;)">
            <text:p/>
          </table:table-cell>
          <table:table-cell table:style-name="ce14" table:formula="of:=IF([.H378]=&quot;&quot;&quot;microsoft&quot;&quot;&quot;;&quot;X&quot;;&quot;&quot;)">
            <text:p/>
          </table:table-cell>
          <table:table-cell table:style-name="ce14" table:formula="of:=IF([.K378]=&quot;&quot;&quot;people&quot;&quot;&quot;;&quot;X&quot;;&quot;&quot;)">
            <text:p/>
          </table:table-cell>
          <table:table-cell table:style-name="ce14" table:formula="of:=IF([.H37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latinumgames</text:p>
          </table:table-cell>
          <table:table-cell table:formula="of:=CONCATENATE([.G379];&quot;,&quot;;[.H379];&quot;,&quot;;[.I379];&quot;,&quot;;[.J379];&quot;,&quot;;[.K379];&quot;,&quot;;[.L379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Twitter Account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TWITTER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9:.X379];&quot;X&quot;)" office:value-type="float" office:value="2">
            <text:p>2</text:p>
          </table:table-cell>
          <table:table-cell table:style-name="ce14" table:formula="of:=IF(AND([.I379]=&quot;&quot;&quot;studio&quot;&quot;&quot;;[.J379]=&quot;&quot;&quot;america&quot;&quot;&quot;);&quot;x&quot;;&quot;&quot;)">
            <text:p/>
          </table:table-cell>
          <table:table-cell table:style-name="ce14" table:formula="of:=IF(AND([.I379]=&quot;&quot;&quot;studio&quot;&quot;&quot;;[.J379]=&quot;&quot;&quot;japan&quot;&quot;&quot;);&quot;x&quot;;&quot;&quot;)" office:value-type="string" office:string-value="x">
            <text:p>x</text:p>
          </table:table-cell>
          <table:table-cell table:style-name="ce14" table:formula="of:=IF(AND([.I379]=&quot;&quot;&quot;studio&quot;&quot;&quot;;[.J379]=&quot;&quot;&quot;world&quot;&quot;&quot;);&quot;x&quot;;&quot;&quot;)">
            <text:p/>
          </table:table-cell>
          <table:table-cell table:style-name="ce14" table:formula="of:=IF(AND([.I379]=&quot;&quot;&quot;studio&quot;&quot;&quot;;[.J379]=&quot;&quot;&quot;europe&quot;&quot;&quot;);&quot;x&quot;;&quot;&quot;)">
            <text:p/>
          </table:table-cell>
          <table:table-cell table:style-name="ce14" table:formula="of:=IF([.H379]=&quot;&quot;&quot;thirdparty&quot;&quot;&quot;;&quot;X&quot;;&quot;&quot;)">
            <text:p/>
          </table:table-cell>
          <table:table-cell table:style-name="ce14" table:formula="of:=IF([.H379]=&quot;&quot;&quot;indie&quot;&quot;&quot;;&quot;X&quot;;&quot;&quot;)">
            <text:p/>
          </table:table-cell>
          <table:table-cell table:style-name="ce14" table:formula="of:=IF([.H379]=&quot;&quot;&quot;nintendo&quot;&quot;&quot;;&quot;X&quot;;&quot;&quot;)">
            <text:p/>
          </table:table-cell>
          <table:table-cell table:style-name="ce14" table:formula="of:=IF([.H379]=&quot;&quot;&quot;sony&quot;&quot;&quot;;&quot;X&quot;;&quot;&quot;)">
            <text:p/>
          </table:table-cell>
          <table:table-cell table:style-name="ce14" table:formula="of:=IF([.H379]=&quot;&quot;&quot;microsoft&quot;&quot;&quot;;&quot;X&quot;;&quot;&quot;)">
            <text:p/>
          </table:table-cell>
          <table:table-cell table:style-name="ce14" table:formula="of:=IF([.K379]=&quot;&quot;&quot;people&quot;&quot;&quot;;&quot;X&quot;;&quot;&quot;)">
            <text:p/>
          </table:table-cell>
          <table:table-cell table:style-name="ce14" table:formula="of:=IF([.H3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tinumgames</text:p>
          </table:table-cell>
          <table:table-cell table:formula="of:=CONCATENATE([.G380];&quot;,&quot;;[.H380];&quot;,&quot;;[.I380];&quot;,&quot;;[.J380];&quot;,&quot;;[.K380];&quot;,&quot;;[.L380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Youtube Channel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YOUTUBE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0:.X380];&quot;X&quot;)" office:value-type="float" office:value="2">
            <text:p>2</text:p>
          </table:table-cell>
          <table:table-cell table:style-name="ce14" table:formula="of:=IF(AND([.I380]=&quot;&quot;&quot;studio&quot;&quot;&quot;;[.J380]=&quot;&quot;&quot;america&quot;&quot;&quot;);&quot;x&quot;;&quot;&quot;)">
            <text:p/>
          </table:table-cell>
          <table:table-cell table:style-name="ce14" table:formula="of:=IF(AND([.I380]=&quot;&quot;&quot;studio&quot;&quot;&quot;;[.J380]=&quot;&quot;&quot;japan&quot;&quot;&quot;);&quot;x&quot;;&quot;&quot;)" office:value-type="string" office:string-value="x">
            <text:p>x</text:p>
          </table:table-cell>
          <table:table-cell table:style-name="ce14" table:formula="of:=IF(AND([.I380]=&quot;&quot;&quot;studio&quot;&quot;&quot;;[.J380]=&quot;&quot;&quot;world&quot;&quot;&quot;);&quot;x&quot;;&quot;&quot;)">
            <text:p/>
          </table:table-cell>
          <table:table-cell table:style-name="ce14" table:formula="of:=IF(AND([.I380]=&quot;&quot;&quot;studio&quot;&quot;&quot;;[.J380]=&quot;&quot;&quot;europe&quot;&quot;&quot;);&quot;x&quot;;&quot;&quot;)">
            <text:p/>
          </table:table-cell>
          <table:table-cell table:style-name="ce14" table:formula="of:=IF([.H380]=&quot;&quot;&quot;thirdparty&quot;&quot;&quot;;&quot;X&quot;;&quot;&quot;)">
            <text:p/>
          </table:table-cell>
          <table:table-cell table:style-name="ce14" table:formula="of:=IF([.H380]=&quot;&quot;&quot;indie&quot;&quot;&quot;;&quot;X&quot;;&quot;&quot;)">
            <text:p/>
          </table:table-cell>
          <table:table-cell table:style-name="ce14" table:formula="of:=IF([.H380]=&quot;&quot;&quot;nintendo&quot;&quot;&quot;;&quot;X&quot;;&quot;&quot;)">
            <text:p/>
          </table:table-cell>
          <table:table-cell table:style-name="ce14" table:formula="of:=IF([.H380]=&quot;&quot;&quot;sony&quot;&quot;&quot;;&quot;X&quot;;&quot;&quot;)">
            <text:p/>
          </table:table-cell>
          <table:table-cell table:style-name="ce14" table:formula="of:=IF([.H380]=&quot;&quot;&quot;microsoft&quot;&quot;&quot;;&quot;X&quot;;&quot;&quot;)">
            <text:p/>
          </table:table-cell>
          <table:table-cell table:style-name="ce14" table:formula="of:=IF([.K380]=&quot;&quot;&quot;people&quot;&quot;&quot;;&quot;X&quot;;&quot;&quot;)">
            <text:p/>
          </table:table-cell>
          <table:table-cell table:style-name="ce14" table:formula="of:=IF([.H3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noPatti</text:p>
          </table:table-cell>
          <table:table-cell table:formula="of:=CONCATENATE([.G381];&quot;,&quot;;[.H381];&quot;,&quot;;[.I381];&quot;,&quot;;[.J381];&quot;,&quot;;[.K381];&quot;,&quot;;[.L381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la Twitter Account of Dino Patti: Ceo of PlayDead</text:p>
          </table:table-cell>
          <table:table-cell office:value-type="string">
            <text:p>http://limbogame.org/company/</text:p>
          </table:table-cell>
          <table:table-cell office:value-type="string">
            <text:p>Limbo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381:.X381];&quot;X&quot;)" office:value-type="float" office:value="2">
            <text:p>2</text:p>
          </table:table-cell>
          <table:table-cell table:style-name="ce14" table:formula="of:=IF(AND([.I381]=&quot;&quot;&quot;studio&quot;&quot;&quot;;[.J381]=&quot;&quot;&quot;america&quot;&quot;&quot;);&quot;x&quot;;&quot;&quot;)">
            <text:p/>
          </table:table-cell>
          <table:table-cell table:style-name="ce14" table:formula="of:=IF(AND([.I381]=&quot;&quot;&quot;studio&quot;&quot;&quot;;[.J381]=&quot;&quot;&quot;japan&quot;&quot;&quot;);&quot;x&quot;;&quot;&quot;)">
            <text:p/>
          </table:table-cell>
          <table:table-cell table:style-name="ce14" table:formula="of:=IF(AND([.I381]=&quot;&quot;&quot;studio&quot;&quot;&quot;;[.J381]=&quot;&quot;&quot;world&quot;&quot;&quot;);&quot;x&quot;;&quot;&quot;)">
            <text:p/>
          </table:table-cell>
          <table:table-cell table:style-name="ce14" table:formula="of:=IF(AND([.I381]=&quot;&quot;&quot;studio&quot;&quot;&quot;;[.J381]=&quot;&quot;&quot;europe&quot;&quot;&quot;);&quot;x&quot;;&quot;&quot;)">
            <text:p/>
          </table:table-cell>
          <table:table-cell table:style-name="ce14" table:formula="of:=IF([.H381]=&quot;&quot;&quot;thirdparty&quot;&quot;&quot;;&quot;X&quot;;&quot;&quot;)">
            <text:p/>
          </table:table-cell>
          <table:table-cell table:style-name="ce14" table:formula="of:=IF([.H381]=&quot;&quot;&quot;indie&quot;&quot;&quot;;&quot;X&quot;;&quot;&quot;)" office:value-type="string" office:string-value="X">
            <text:p>X</text:p>
          </table:table-cell>
          <table:table-cell table:style-name="ce14" table:formula="of:=IF([.H381]=&quot;&quot;&quot;nintendo&quot;&quot;&quot;;&quot;X&quot;;&quot;&quot;)">
            <text:p/>
          </table:table-cell>
          <table:table-cell table:style-name="ce14" table:formula="of:=IF([.H381]=&quot;&quot;&quot;sony&quot;&quot;&quot;;&quot;X&quot;;&quot;&quot;)">
            <text:p/>
          </table:table-cell>
          <table:table-cell table:style-name="ce14" table:formula="of:=IF([.H381]=&quot;&quot;&quot;microsoft&quot;&quot;&quot;;&quot;X&quot;;&quot;&quot;)">
            <text:p/>
          </table:table-cell>
          <table:table-cell table:style-name="ce14" table:formula="of:=IF([.K381]=&quot;&quot;&quot;people&quot;&quot;&quot;;&quot;X&quot;;&quot;&quot;)" office:value-type="string" office:string-value="X">
            <text:p>X</text:p>
          </table:table-cell>
          <table:table-cell table:style-name="ce14" table:formula="of:=IF([.H3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eu.gran-turismo.com/gb/rss/1.0/news.xml</text:p>
          </table:table-cell>
          <table:table-cell table:formula="of:=CONCATENATE([.G382];&quot;,&quot;;[.H382];&quot;,&quot;;[.I382];&quot;,&quot;;[.J382];&quot;,&quot;;[.K382];&quot;,&quot;;[.L382])" office:value-type="string" office:string-value="&quot;polyphonydigital&quot;,&quot;sony&quot;,&quot;studio&quot;,&quot;japan&quot;,&quot;pr&quot;,&quot;racing&quot;">
            <text:p>"polyphonydigital","sony","studio","japan","pr","racing"</text:p>
          </table:table-cell>
          <table:table-cell office:value-type="string">
            <text:p>Official News Feed of Polyphony Digital</text:p>
          </table:table-cell>
          <table:table-cell office:value-type="string">
            <text:p>http://www.polyphony.co.jp/english/</text:p>
          </table:table-cell>
          <table:table-cell office:value-type="string">
            <text:p>Gran Turismo series</text:p>
          </table:table-cell>
          <table:table-cell office:value-type="string">
            <text:p>NEWS</text:p>
          </table:table-cell>
          <table:table-cell office:value-type="string">
            <text:p>"polyphonydigital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82:.X382];&quot;X&quot;)" office:value-type="float" office:value="2">
            <text:p>2</text:p>
          </table:table-cell>
          <table:table-cell table:style-name="ce14" table:formula="of:=IF(AND([.I382]=&quot;&quot;&quot;studio&quot;&quot;&quot;;[.J382]=&quot;&quot;&quot;america&quot;&quot;&quot;);&quot;x&quot;;&quot;&quot;)">
            <text:p/>
          </table:table-cell>
          <table:table-cell table:style-name="ce14" table:formula="of:=IF(AND([.I382]=&quot;&quot;&quot;studio&quot;&quot;&quot;;[.J382]=&quot;&quot;&quot;japan&quot;&quot;&quot;);&quot;x&quot;;&quot;&quot;)" office:value-type="string" office:string-value="x">
            <text:p>x</text:p>
          </table:table-cell>
          <table:table-cell table:style-name="ce14" table:formula="of:=IF(AND([.I382]=&quot;&quot;&quot;studio&quot;&quot;&quot;;[.J382]=&quot;&quot;&quot;world&quot;&quot;&quot;);&quot;x&quot;;&quot;&quot;)">
            <text:p/>
          </table:table-cell>
          <table:table-cell table:style-name="ce14" table:formula="of:=IF(AND([.I382]=&quot;&quot;&quot;studio&quot;&quot;&quot;;[.J382]=&quot;&quot;&quot;europe&quot;&quot;&quot;);&quot;x&quot;;&quot;&quot;)">
            <text:p/>
          </table:table-cell>
          <table:table-cell table:style-name="ce14" table:formula="of:=IF([.H382]=&quot;&quot;&quot;thirdparty&quot;&quot;&quot;;&quot;X&quot;;&quot;&quot;)">
            <text:p/>
          </table:table-cell>
          <table:table-cell table:style-name="ce14" table:formula="of:=IF([.H382]=&quot;&quot;&quot;indie&quot;&quot;&quot;;&quot;X&quot;;&quot;&quot;)">
            <text:p/>
          </table:table-cell>
          <table:table-cell table:style-name="ce14" table:formula="of:=IF([.H382]=&quot;&quot;&quot;nintendo&quot;&quot;&quot;;&quot;X&quot;;&quot;&quot;)">
            <text:p/>
          </table:table-cell>
          <table:table-cell table:style-name="ce14" table:formula="of:=IF([.H382]=&quot;&quot;&quot;sony&quot;&quot;&quot;;&quot;X&quot;;&quot;&quot;)" office:value-type="string" office:string-value="X">
            <text:p>X</text:p>
          </table:table-cell>
          <table:table-cell table:style-name="ce14" table:formula="of:=IF([.H382]=&quot;&quot;&quot;microsoft&quot;&quot;&quot;;&quot;X&quot;;&quot;&quot;)">
            <text:p/>
          </table:table-cell>
          <table:table-cell table:style-name="ce14" table:formula="of:=IF([.K382]=&quot;&quot;&quot;people&quot;&quot;&quot;;&quot;X&quot;;&quot;&quot;)">
            <text:p/>
          </table:table-cell>
          <table:table-cell table:style-name="ce14" table:formula="of:=IF([.H3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olyphonyDigitalGT5</text:p>
          </table:table-cell>
          <table:table-cell table:formula="of:=CONCATENATE([.G383];&quot;,&quot;;[.H383];&quot;,&quot;;[.I383];&quot;,&quot;;[.J383];&quot;,&quot;;[.K383];&quot;,&quot;;[.L383])" office:value-type="string" office:string-value="&quot;polyphonydigital&quot;,&quot;sony&quot;,&quot;studio&quot;,&quot;japan&quot;,&quot;pr&quot;,&quot;racing&quot;">
            <text:p>"polyphonydigital","sony","studio","japan","pr","racing"</text:p>
          </table:table-cell>
          <table:table-cell office:value-type="string">
            <text:p>Official Youtube Channel of Polyphony Digital</text:p>
          </table:table-cell>
          <table:table-cell office:value-type="string">
            <text:p>http://www.polyphony.co.jp/english/</text:p>
          </table:table-cell>
          <table:table-cell office:value-type="string">
            <text:p>Gran Turismo series</text:p>
          </table:table-cell>
          <table:table-cell office:value-type="string">
            <text:p>YOUTUBE</text:p>
          </table:table-cell>
          <table:table-cell office:value-type="string">
            <text:p>"polyphonydigital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83:.X383];&quot;X&quot;)" office:value-type="float" office:value="2">
            <text:p>2</text:p>
          </table:table-cell>
          <table:table-cell table:style-name="ce14" table:formula="of:=IF(AND([.I383]=&quot;&quot;&quot;studio&quot;&quot;&quot;;[.J383]=&quot;&quot;&quot;america&quot;&quot;&quot;);&quot;x&quot;;&quot;&quot;)">
            <text:p/>
          </table:table-cell>
          <table:table-cell table:style-name="ce14" table:formula="of:=IF(AND([.I383]=&quot;&quot;&quot;studio&quot;&quot;&quot;;[.J383]=&quot;&quot;&quot;japan&quot;&quot;&quot;);&quot;x&quot;;&quot;&quot;)" office:value-type="string" office:string-value="x">
            <text:p>x</text:p>
          </table:table-cell>
          <table:table-cell table:style-name="ce14" table:formula="of:=IF(AND([.I383]=&quot;&quot;&quot;studio&quot;&quot;&quot;;[.J383]=&quot;&quot;&quot;world&quot;&quot;&quot;);&quot;x&quot;;&quot;&quot;)">
            <text:p/>
          </table:table-cell>
          <table:table-cell table:style-name="ce14" table:formula="of:=IF(AND([.I383]=&quot;&quot;&quot;studio&quot;&quot;&quot;;[.J383]=&quot;&quot;&quot;europe&quot;&quot;&quot;);&quot;x&quot;;&quot;&quot;)">
            <text:p/>
          </table:table-cell>
          <table:table-cell table:style-name="ce14" table:formula="of:=IF([.H383]=&quot;&quot;&quot;thirdparty&quot;&quot;&quot;;&quot;X&quot;;&quot;&quot;)">
            <text:p/>
          </table:table-cell>
          <table:table-cell table:style-name="ce14" table:formula="of:=IF([.H383]=&quot;&quot;&quot;indie&quot;&quot;&quot;;&quot;X&quot;;&quot;&quot;)">
            <text:p/>
          </table:table-cell>
          <table:table-cell table:style-name="ce14" table:formula="of:=IF([.H383]=&quot;&quot;&quot;nintendo&quot;&quot;&quot;;&quot;X&quot;;&quot;&quot;)">
            <text:p/>
          </table:table-cell>
          <table:table-cell table:style-name="ce14" table:formula="of:=IF([.H383]=&quot;&quot;&quot;sony&quot;&quot;&quot;;&quot;X&quot;;&quot;&quot;)" office:value-type="string" office:string-value="X">
            <text:p>X</text:p>
          </table:table-cell>
          <table:table-cell table:style-name="ce14" table:formula="of:=IF([.H383]=&quot;&quot;&quot;microsoft&quot;&quot;&quot;;&quot;X&quot;;&quot;&quot;)">
            <text:p/>
          </table:table-cell>
          <table:table-cell table:style-name="ce14" table:formula="of:=IF([.K383]=&quot;&quot;&quot;people&quot;&quot;&quot;;&quot;X&quot;;&quot;&quot;)">
            <text:p/>
          </table:table-cell>
          <table:table-cell table:style-name="ce14" table:formula="of:=IF([.H3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polytroncorporation.com/feed</text:p>
          </table:table-cell>
          <table:table-cell table:formula="of:=CONCATENATE([.G384];&quot;,&quot;;[.H384];&quot;,&quot;;[.I384];&quot;,&quot;;[.J384];&quot;,&quot;;[.K384];&quot;,&quot;;[.L384])" office:value-type="string" office:string-value="&quot;polytron&quot;,&quot;indie&quot;,&quot;studio&quot;,&quot;america&quot;,&quot;pr&quot;,&quot;generic&quot;">
            <text:p>"polytron","indie","studio","america","pr","generic"</text:p>
          </table:table-cell>
          <table:table-cell office:value-type="string">
            <text:p>Official News Feed of Polytron</text:p>
          </table:table-cell>
          <table:table-cell office:value-type="string">
            <text:p>http://polytroncorporation.com/about</text:p>
          </table:table-cell>
          <table:table-cell office:value-type="string">
            <text:p>Fez</text:p>
          </table:table-cell>
          <table:table-cell office:value-type="string">
            <text:p>NEWS</text:p>
          </table:table-cell>
          <table:table-cell office:value-type="string">
            <text:p>"polytr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4:.X384];&quot;X&quot;)" office:value-type="float" office:value="2">
            <text:p>2</text:p>
          </table:table-cell>
          <table:table-cell table:style-name="ce14" table:formula="of:=IF(AND([.I384]=&quot;&quot;&quot;studio&quot;&quot;&quot;;[.J384]=&quot;&quot;&quot;america&quot;&quot;&quot;);&quot;x&quot;;&quot;&quot;)" office:value-type="string" office:string-value="x">
            <text:p>x</text:p>
          </table:table-cell>
          <table:table-cell table:style-name="ce14" table:formula="of:=IF(AND([.I384]=&quot;&quot;&quot;studio&quot;&quot;&quot;;[.J384]=&quot;&quot;&quot;japan&quot;&quot;&quot;);&quot;x&quot;;&quot;&quot;)">
            <text:p/>
          </table:table-cell>
          <table:table-cell table:style-name="ce14" table:formula="of:=IF(AND([.I384]=&quot;&quot;&quot;studio&quot;&quot;&quot;;[.J384]=&quot;&quot;&quot;world&quot;&quot;&quot;);&quot;x&quot;;&quot;&quot;)">
            <text:p/>
          </table:table-cell>
          <table:table-cell table:style-name="ce14" table:formula="of:=IF(AND([.I384]=&quot;&quot;&quot;studio&quot;&quot;&quot;;[.J384]=&quot;&quot;&quot;europe&quot;&quot;&quot;);&quot;x&quot;;&quot;&quot;)">
            <text:p/>
          </table:table-cell>
          <table:table-cell table:style-name="ce14" table:formula="of:=IF([.H384]=&quot;&quot;&quot;thirdparty&quot;&quot;&quot;;&quot;X&quot;;&quot;&quot;)">
            <text:p/>
          </table:table-cell>
          <table:table-cell table:style-name="ce14" table:formula="of:=IF([.H384]=&quot;&quot;&quot;indie&quot;&quot;&quot;;&quot;X&quot;;&quot;&quot;)" office:value-type="string" office:string-value="X">
            <text:p>X</text:p>
          </table:table-cell>
          <table:table-cell table:style-name="ce14" table:formula="of:=IF([.H384]=&quot;&quot;&quot;nintendo&quot;&quot;&quot;;&quot;X&quot;;&quot;&quot;)">
            <text:p/>
          </table:table-cell>
          <table:table-cell table:style-name="ce14" table:formula="of:=IF([.H384]=&quot;&quot;&quot;sony&quot;&quot;&quot;;&quot;X&quot;;&quot;&quot;)">
            <text:p/>
          </table:table-cell>
          <table:table-cell table:style-name="ce14" table:formula="of:=IF([.H384]=&quot;&quot;&quot;microsoft&quot;&quot;&quot;;&quot;X&quot;;&quot;&quot;)">
            <text:p/>
          </table:table-cell>
          <table:table-cell table:style-name="ce14" table:formula="of:=IF([.K384]=&quot;&quot;&quot;people&quot;&quot;&quot;;&quot;X&quot;;&quot;&quot;)">
            <text:p/>
          </table:table-cell>
          <table:table-cell table:style-name="ce14" table:formula="of:=IF([.H3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olytron</text:p>
          </table:table-cell>
          <table:table-cell table:formula="of:=CONCATENATE([.G385];&quot;,&quot;;[.H385];&quot;,&quot;;[.I385];&quot;,&quot;;[.J385];&quot;,&quot;;[.K385];&quot;,&quot;;[.L385])" office:value-type="string" office:string-value="&quot;polytron&quot;,&quot;indie&quot;,&quot;studio&quot;,&quot;america&quot;,&quot;pr&quot;,&quot;generic&quot;">
            <text:p>"polytron","indie","studio","america","pr","generic"</text:p>
          </table:table-cell>
          <table:table-cell office:value-type="string">
            <text:p>Official Twitter Account of Polytron</text:p>
          </table:table-cell>
          <table:table-cell office:value-type="string">
            <text:p>http://polytroncorporation.com/about</text:p>
          </table:table-cell>
          <table:table-cell office:value-type="string">
            <text:p>Fez</text:p>
          </table:table-cell>
          <table:table-cell office:value-type="string">
            <text:p>TWITTER</text:p>
          </table:table-cell>
          <table:table-cell office:value-type="string">
            <text:p>"polytr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5:.X385];&quot;X&quot;)" office:value-type="float" office:value="2">
            <text:p>2</text:p>
          </table:table-cell>
          <table:table-cell table:style-name="ce14" table:formula="of:=IF(AND([.I385]=&quot;&quot;&quot;studio&quot;&quot;&quot;;[.J385]=&quot;&quot;&quot;america&quot;&quot;&quot;);&quot;x&quot;;&quot;&quot;)" office:value-type="string" office:string-value="x">
            <text:p>x</text:p>
          </table:table-cell>
          <table:table-cell table:style-name="ce14" table:formula="of:=IF(AND([.I385]=&quot;&quot;&quot;studio&quot;&quot;&quot;;[.J385]=&quot;&quot;&quot;japan&quot;&quot;&quot;);&quot;x&quot;;&quot;&quot;)">
            <text:p/>
          </table:table-cell>
          <table:table-cell table:style-name="ce14" table:formula="of:=IF(AND([.I385]=&quot;&quot;&quot;studio&quot;&quot;&quot;;[.J385]=&quot;&quot;&quot;world&quot;&quot;&quot;);&quot;x&quot;;&quot;&quot;)">
            <text:p/>
          </table:table-cell>
          <table:table-cell table:style-name="ce14" table:formula="of:=IF(AND([.I385]=&quot;&quot;&quot;studio&quot;&quot;&quot;;[.J385]=&quot;&quot;&quot;europe&quot;&quot;&quot;);&quot;x&quot;;&quot;&quot;)">
            <text:p/>
          </table:table-cell>
          <table:table-cell table:style-name="ce14" table:formula="of:=IF([.H385]=&quot;&quot;&quot;thirdparty&quot;&quot;&quot;;&quot;X&quot;;&quot;&quot;)">
            <text:p/>
          </table:table-cell>
          <table:table-cell table:style-name="ce14" table:formula="of:=IF([.H385]=&quot;&quot;&quot;indie&quot;&quot;&quot;;&quot;X&quot;;&quot;&quot;)" office:value-type="string" office:string-value="X">
            <text:p>X</text:p>
          </table:table-cell>
          <table:table-cell table:style-name="ce14" table:formula="of:=IF([.H385]=&quot;&quot;&quot;nintendo&quot;&quot;&quot;;&quot;X&quot;;&quot;&quot;)">
            <text:p/>
          </table:table-cell>
          <table:table-cell table:style-name="ce14" table:formula="of:=IF([.H385]=&quot;&quot;&quot;sony&quot;&quot;&quot;;&quot;X&quot;;&quot;&quot;)">
            <text:p/>
          </table:table-cell>
          <table:table-cell table:style-name="ce14" table:formula="of:=IF([.H385]=&quot;&quot;&quot;microsoft&quot;&quot;&quot;;&quot;X&quot;;&quot;&quot;)">
            <text:p/>
          </table:table-cell>
          <table:table-cell table:style-name="ce14" table:formula="of:=IF([.K385]=&quot;&quot;&quot;people&quot;&quot;&quot;;&quot;X&quot;;&quot;&quot;)">
            <text:p/>
          </table:table-cell>
          <table:table-cell table:style-name="ce14" table:formula="of:=IF([.H3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54539995</text:p>
          </table:table-cell>
          <table:table-cell table:formula="of:=CONCATENATE([.G386];&quot;,&quot;;[.H386];&quot;,&quot;;[.I386];&quot;,&quot;;[.J386];&quot;,&quot;;[.K386];&quot;,&quot;;[.L386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Facebook Page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FACEBOOK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6:.X386];&quot;X&quot;)" office:value-type="float" office:value="2">
            <text:p>2</text:p>
          </table:table-cell>
          <table:table-cell table:style-name="ce14" table:formula="of:=IF(AND([.I386]=&quot;&quot;&quot;studio&quot;&quot;&quot;;[.J386]=&quot;&quot;&quot;america&quot;&quot;&quot;);&quot;x&quot;;&quot;&quot;)" office:value-type="string" office:string-value="x">
            <text:p>x</text:p>
          </table:table-cell>
          <table:table-cell table:style-name="ce14" table:formula="of:=IF(AND([.I386]=&quot;&quot;&quot;studio&quot;&quot;&quot;;[.J386]=&quot;&quot;&quot;japan&quot;&quot;&quot;);&quot;x&quot;;&quot;&quot;)">
            <text:p/>
          </table:table-cell>
          <table:table-cell table:style-name="ce14" table:formula="of:=IF(AND([.I386]=&quot;&quot;&quot;studio&quot;&quot;&quot;;[.J386]=&quot;&quot;&quot;world&quot;&quot;&quot;);&quot;x&quot;;&quot;&quot;)">
            <text:p/>
          </table:table-cell>
          <table:table-cell table:style-name="ce14" table:formula="of:=IF(AND([.I386]=&quot;&quot;&quot;studio&quot;&quot;&quot;;[.J386]=&quot;&quot;&quot;europe&quot;&quot;&quot;);&quot;x&quot;;&quot;&quot;)">
            <text:p/>
          </table:table-cell>
          <table:table-cell table:style-name="ce14" table:formula="of:=IF([.H386]=&quot;&quot;&quot;thirdparty&quot;&quot;&quot;;&quot;X&quot;;&quot;&quot;)" office:value-type="string" office:string-value="X">
            <text:p>X</text:p>
          </table:table-cell>
          <table:table-cell table:style-name="ce14" table:formula="of:=IF([.H386]=&quot;&quot;&quot;indie&quot;&quot;&quot;;&quot;X&quot;;&quot;&quot;)">
            <text:p/>
          </table:table-cell>
          <table:table-cell table:style-name="ce14" table:formula="of:=IF([.H386]=&quot;&quot;&quot;nintendo&quot;&quot;&quot;;&quot;X&quot;;&quot;&quot;)">
            <text:p/>
          </table:table-cell>
          <table:table-cell table:style-name="ce14" table:formula="of:=IF([.H386]=&quot;&quot;&quot;sony&quot;&quot;&quot;;&quot;X&quot;;&quot;&quot;)">
            <text:p/>
          </table:table-cell>
          <table:table-cell table:style-name="ce14" table:formula="of:=IF([.H386]=&quot;&quot;&quot;microsoft&quot;&quot;&quot;;&quot;X&quot;;&quot;&quot;)">
            <text:p/>
          </table:table-cell>
          <table:table-cell table:style-name="ce14" table:formula="of:=IF([.K386]=&quot;&quot;&quot;people&quot;&quot;&quot;;&quot;X&quot;;&quot;&quot;)">
            <text:p/>
          </table:table-cell>
          <table:table-cell table:style-name="ce14" table:formula="of:=IF([.H3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opCapChannel</text:p>
          </table:table-cell>
          <table:table-cell table:formula="of:=CONCATENATE([.G387];&quot;,&quot;;[.H387];&quot;,&quot;;[.I387];&quot;,&quot;;[.J387];&quot;,&quot;;[.K387];&quot;,&quot;;[.L387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Youtube Channel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YOUTUBE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7:.X387];&quot;X&quot;)" office:value-type="float" office:value="2">
            <text:p>2</text:p>
          </table:table-cell>
          <table:table-cell table:style-name="ce14" table:formula="of:=IF(AND([.I387]=&quot;&quot;&quot;studio&quot;&quot;&quot;;[.J387]=&quot;&quot;&quot;america&quot;&quot;&quot;);&quot;x&quot;;&quot;&quot;)" office:value-type="string" office:string-value="x">
            <text:p>x</text:p>
          </table:table-cell>
          <table:table-cell table:style-name="ce14" table:formula="of:=IF(AND([.I387]=&quot;&quot;&quot;studio&quot;&quot;&quot;;[.J387]=&quot;&quot;&quot;japan&quot;&quot;&quot;);&quot;x&quot;;&quot;&quot;)">
            <text:p/>
          </table:table-cell>
          <table:table-cell table:style-name="ce14" table:formula="of:=IF(AND([.I387]=&quot;&quot;&quot;studio&quot;&quot;&quot;;[.J387]=&quot;&quot;&quot;world&quot;&quot;&quot;);&quot;x&quot;;&quot;&quot;)">
            <text:p/>
          </table:table-cell>
          <table:table-cell table:style-name="ce14" table:formula="of:=IF(AND([.I387]=&quot;&quot;&quot;studio&quot;&quot;&quot;;[.J387]=&quot;&quot;&quot;europe&quot;&quot;&quot;);&quot;x&quot;;&quot;&quot;)">
            <text:p/>
          </table:table-cell>
          <table:table-cell table:style-name="ce14" table:formula="of:=IF([.H387]=&quot;&quot;&quot;thirdparty&quot;&quot;&quot;;&quot;X&quot;;&quot;&quot;)" office:value-type="string" office:string-value="X">
            <text:p>X</text:p>
          </table:table-cell>
          <table:table-cell table:style-name="ce14" table:formula="of:=IF([.H387]=&quot;&quot;&quot;indie&quot;&quot;&quot;;&quot;X&quot;;&quot;&quot;)">
            <text:p/>
          </table:table-cell>
          <table:table-cell table:style-name="ce14" table:formula="of:=IF([.H387]=&quot;&quot;&quot;nintendo&quot;&quot;&quot;;&quot;X&quot;;&quot;&quot;)">
            <text:p/>
          </table:table-cell>
          <table:table-cell table:style-name="ce14" table:formula="of:=IF([.H387]=&quot;&quot;&quot;sony&quot;&quot;&quot;;&quot;X&quot;;&quot;&quot;)">
            <text:p/>
          </table:table-cell>
          <table:table-cell table:style-name="ce14" table:formula="of:=IF([.H387]=&quot;&quot;&quot;microsoft&quot;&quot;&quot;;&quot;X&quot;;&quot;&quot;)">
            <text:p/>
          </table:table-cell>
          <table:table-cell table:style-name="ce14" table:formula="of:=IF([.K387]=&quot;&quot;&quot;people&quot;&quot;&quot;;&quot;X&quot;;&quot;&quot;)">
            <text:p/>
          </table:table-cell>
          <table:table-cell table:style-name="ce14" table:formula="of:=IF([.H3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popcap.com/feed/</text:p>
          </table:table-cell>
          <table:table-cell table:formula="of:=CONCATENATE([.G388];&quot;,&quot;;[.H388];&quot;,&quot;;[.I388];&quot;,&quot;;[.J388];&quot;,&quot;;[.K388];&quot;,&quot;;[.L388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News Feed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NEWS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8:.X388];&quot;X&quot;)" office:value-type="float" office:value="2">
            <text:p>2</text:p>
          </table:table-cell>
          <table:table-cell table:style-name="ce14" table:formula="of:=IF(AND([.I388]=&quot;&quot;&quot;studio&quot;&quot;&quot;;[.J388]=&quot;&quot;&quot;america&quot;&quot;&quot;);&quot;x&quot;;&quot;&quot;)" office:value-type="string" office:string-value="x">
            <text:p>x</text:p>
          </table:table-cell>
          <table:table-cell table:style-name="ce14" table:formula="of:=IF(AND([.I388]=&quot;&quot;&quot;studio&quot;&quot;&quot;;[.J388]=&quot;&quot;&quot;japan&quot;&quot;&quot;);&quot;x&quot;;&quot;&quot;)">
            <text:p/>
          </table:table-cell>
          <table:table-cell table:style-name="ce14" table:formula="of:=IF(AND([.I388]=&quot;&quot;&quot;studio&quot;&quot;&quot;;[.J388]=&quot;&quot;&quot;world&quot;&quot;&quot;);&quot;x&quot;;&quot;&quot;)">
            <text:p/>
          </table:table-cell>
          <table:table-cell table:style-name="ce14" table:formula="of:=IF(AND([.I388]=&quot;&quot;&quot;studio&quot;&quot;&quot;;[.J388]=&quot;&quot;&quot;europe&quot;&quot;&quot;);&quot;x&quot;;&quot;&quot;)">
            <text:p/>
          </table:table-cell>
          <table:table-cell table:style-name="ce14" table:formula="of:=IF([.H388]=&quot;&quot;&quot;thirdparty&quot;&quot;&quot;;&quot;X&quot;;&quot;&quot;)" office:value-type="string" office:string-value="X">
            <text:p>X</text:p>
          </table:table-cell>
          <table:table-cell table:style-name="ce14" table:formula="of:=IF([.H388]=&quot;&quot;&quot;indie&quot;&quot;&quot;;&quot;X&quot;;&quot;&quot;)">
            <text:p/>
          </table:table-cell>
          <table:table-cell table:style-name="ce14" table:formula="of:=IF([.H388]=&quot;&quot;&quot;nintendo&quot;&quot;&quot;;&quot;X&quot;;&quot;&quot;)">
            <text:p/>
          </table:table-cell>
          <table:table-cell table:style-name="ce14" table:formula="of:=IF([.H388]=&quot;&quot;&quot;sony&quot;&quot;&quot;;&quot;X&quot;;&quot;&quot;)">
            <text:p/>
          </table:table-cell>
          <table:table-cell table:style-name="ce14" table:formula="of:=IF([.H388]=&quot;&quot;&quot;microsoft&quot;&quot;&quot;;&quot;X&quot;;&quot;&quot;)">
            <text:p/>
          </table:table-cell>
          <table:table-cell table:style-name="ce14" table:formula="of:=IF([.K388]=&quot;&quot;&quot;people&quot;&quot;&quot;;&quot;X&quot;;&quot;&quot;)">
            <text:p/>
          </table:table-cell>
          <table:table-cell table:style-name="ce14" table:formula="of:=IF([.H3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opCap</text:p>
          </table:table-cell>
          <table:table-cell table:formula="of:=CONCATENATE([.G389];&quot;,&quot;;[.H389];&quot;,&quot;;[.I389];&quot;,&quot;;[.J389];&quot;,&quot;;[.K389];&quot;,&quot;;[.L389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office:value-type="string">
            <text:p>Official Twitter Account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TWITTER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9:.X389];&quot;X&quot;)" office:value-type="float" office:value="2">
            <text:p>2</text:p>
          </table:table-cell>
          <table:table-cell table:style-name="ce14" table:formula="of:=IF(AND([.I389]=&quot;&quot;&quot;studio&quot;&quot;&quot;;[.J389]=&quot;&quot;&quot;america&quot;&quot;&quot;);&quot;x&quot;;&quot;&quot;)" office:value-type="string" office:string-value="x">
            <text:p>x</text:p>
          </table:table-cell>
          <table:table-cell table:style-name="ce14" table:formula="of:=IF(AND([.I389]=&quot;&quot;&quot;studio&quot;&quot;&quot;;[.J389]=&quot;&quot;&quot;japan&quot;&quot;&quot;);&quot;x&quot;;&quot;&quot;)">
            <text:p/>
          </table:table-cell>
          <table:table-cell table:style-name="ce14" table:formula="of:=IF(AND([.I389]=&quot;&quot;&quot;studio&quot;&quot;&quot;;[.J389]=&quot;&quot;&quot;world&quot;&quot;&quot;);&quot;x&quot;;&quot;&quot;)">
            <text:p/>
          </table:table-cell>
          <table:table-cell table:style-name="ce14" table:formula="of:=IF(AND([.I389]=&quot;&quot;&quot;studio&quot;&quot;&quot;;[.J389]=&quot;&quot;&quot;europe&quot;&quot;&quot;);&quot;x&quot;;&quot;&quot;)">
            <text:p/>
          </table:table-cell>
          <table:table-cell table:style-name="ce14" table:formula="of:=IF([.H389]=&quot;&quot;&quot;thirdparty&quot;&quot;&quot;;&quot;X&quot;;&quot;&quot;)" office:value-type="string" office:string-value="X">
            <text:p>X</text:p>
          </table:table-cell>
          <table:table-cell table:style-name="ce14" table:formula="of:=IF([.H389]=&quot;&quot;&quot;indie&quot;&quot;&quot;;&quot;X&quot;;&quot;&quot;)">
            <text:p/>
          </table:table-cell>
          <table:table-cell table:style-name="ce14" table:formula="of:=IF([.H389]=&quot;&quot;&quot;nintendo&quot;&quot;&quot;;&quot;X&quot;;&quot;&quot;)">
            <text:p/>
          </table:table-cell>
          <table:table-cell table:style-name="ce14" table:formula="of:=IF([.H389]=&quot;&quot;&quot;sony&quot;&quot;&quot;;&quot;X&quot;;&quot;&quot;)">
            <text:p/>
          </table:table-cell>
          <table:table-cell table:style-name="ce14" table:formula="of:=IF([.H389]=&quot;&quot;&quot;microsoft&quot;&quot;&quot;;&quot;X&quot;;&quot;&quot;)">
            <text:p/>
          </table:table-cell>
          <table:table-cell table:style-name="ce14" table:formula="of:=IF([.K389]=&quot;&quot;&quot;people&quot;&quot;&quot;;&quot;X&quot;;&quot;&quot;)">
            <text:p/>
          </table:table-cell>
          <table:table-cell table:style-name="ce14" table:formula="of:=IF([.H3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akayuji</text:p>
          </table:table-cell>
          <table:table-cell table:style-name="ce7" table:formula="of:=CONCATENATE([.G390];&quot;,&quot;;[.H390];&quot;,&quot;;[.I390];&quot;,&quot;;[.J390];&quot;,&quot;;[.K390];&quot;,&quot;;[.L39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Yuji Naka: Founder of Prope &amp; Lead Programmer of Sonic The Hedgedog</text:p>
          </table:table-cell>
          <table:table-cell/>
          <table:table-cell office:value-type="string">
            <text:p>Sonic The Hedgedog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0:.X390];&quot;X&quot;)" office:value-type="float" office:value="1">
            <text:p>1</text:p>
          </table:table-cell>
          <table:table-cell table:style-name="ce14" table:formula="of:=IF(AND([.I390]=&quot;&quot;&quot;studio&quot;&quot;&quot;;[.J390]=&quot;&quot;&quot;america&quot;&quot;&quot;);&quot;x&quot;;&quot;&quot;)">
            <text:p/>
          </table:table-cell>
          <table:table-cell table:style-name="ce14" table:formula="of:=IF(AND([.I390]=&quot;&quot;&quot;studio&quot;&quot;&quot;;[.J390]=&quot;&quot;&quot;japan&quot;&quot;&quot;);&quot;x&quot;;&quot;&quot;)">
            <text:p/>
          </table:table-cell>
          <table:table-cell table:style-name="ce14" table:formula="of:=IF(AND([.I390]=&quot;&quot;&quot;studio&quot;&quot;&quot;;[.J390]=&quot;&quot;&quot;world&quot;&quot;&quot;);&quot;x&quot;;&quot;&quot;)">
            <text:p/>
          </table:table-cell>
          <table:table-cell table:style-name="ce14" table:formula="of:=IF(AND([.I390]=&quot;&quot;&quot;studio&quot;&quot;&quot;;[.J390]=&quot;&quot;&quot;europe&quot;&quot;&quot;);&quot;x&quot;;&quot;&quot;)">
            <text:p/>
          </table:table-cell>
          <table:table-cell table:style-name="ce14" table:formula="of:=IF([.H390]=&quot;&quot;&quot;thirdparty&quot;&quot;&quot;;&quot;X&quot;;&quot;&quot;)">
            <text:p/>
          </table:table-cell>
          <table:table-cell table:style-name="ce14" table:formula="of:=IF([.H390]=&quot;&quot;&quot;indie&quot;&quot;&quot;;&quot;X&quot;;&quot;&quot;)">
            <text:p/>
          </table:table-cell>
          <table:table-cell table:style-name="ce14" table:formula="of:=IF([.H390]=&quot;&quot;&quot;nintendo&quot;&quot;&quot;;&quot;X&quot;;&quot;&quot;)">
            <text:p/>
          </table:table-cell>
          <table:table-cell table:style-name="ce14" table:formula="of:=IF([.H390]=&quot;&quot;&quot;sony&quot;&quot;&quot;;&quot;X&quot;;&quot;&quot;)">
            <text:p/>
          </table:table-cell>
          <table:table-cell table:style-name="ce14" table:formula="of:=IF([.H390]=&quot;&quot;&quot;microsoft&quot;&quot;&quot;;&quot;X&quot;;&quot;&quot;)">
            <text:p/>
          </table:table-cell>
          <table:table-cell table:style-name="ce14" table:formula="of:=IF([.K390]=&quot;&quot;&quot;people&quot;&quot;&quot;;&quot;X&quot;;&quot;&quot;)" office:value-type="string" office:string-value="X">
            <text:p>X</text:p>
          </table:table-cell>
          <table:table-cell table:style-name="ce14" table:formula="of:=IF([.H3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ixelJunkNews</text:p>
          </table:table-cell>
          <table:table-cell table:formula="of:=CONCATENATE([.G391];&quot;,&quot;;[.H391];&quot;,&quot;;[.I391];&quot;,&quot;;[.J391];&quot;,&quot;;[.K391];&quot;,&quot;;[.L391])" office:value-type="string" office:string-value="&quot;q-games&quot;,&quot;thirdparty&quot;,&quot;studio&quot;,&quot;japan&quot;,&quot;pr&quot;,&quot;generic&quot;">
            <text:p>"q-games","thirdparty","studio","japan","pr","generic"</text:p>
          </table:table-cell>
          <table:table-cell table:style-name="ce5" office:value-type="string">
            <text:p>Official Twitter Account of Q-Games</text:p>
          </table:table-cell>
          <table:table-cell office:value-type="string">
            <text:p>http://www.q-games.com/profile.php</text:p>
          </table:table-cell>
          <table:table-cell office:value-type="string">
            <text:p>Starfox64 3D</text:p>
          </table:table-cell>
          <table:table-cell office:value-type="string">
            <text:p>TWITTER</text:p>
          </table:table-cell>
          <table:table-cell office:value-type="string">
            <text:p>"q-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1:.X391];&quot;X&quot;)" office:value-type="float" office:value="2">
            <text:p>2</text:p>
          </table:table-cell>
          <table:table-cell table:style-name="ce14" table:formula="of:=IF(AND([.I391]=&quot;&quot;&quot;studio&quot;&quot;&quot;;[.J391]=&quot;&quot;&quot;america&quot;&quot;&quot;);&quot;x&quot;;&quot;&quot;)">
            <text:p/>
          </table:table-cell>
          <table:table-cell table:style-name="ce14" table:formula="of:=IF(AND([.I391]=&quot;&quot;&quot;studio&quot;&quot;&quot;;[.J391]=&quot;&quot;&quot;japan&quot;&quot;&quot;);&quot;x&quot;;&quot;&quot;)" office:value-type="string" office:string-value="x">
            <text:p>x</text:p>
          </table:table-cell>
          <table:table-cell table:style-name="ce14" table:formula="of:=IF(AND([.I391]=&quot;&quot;&quot;studio&quot;&quot;&quot;;[.J391]=&quot;&quot;&quot;world&quot;&quot;&quot;);&quot;x&quot;;&quot;&quot;)">
            <text:p/>
          </table:table-cell>
          <table:table-cell table:style-name="ce14" table:formula="of:=IF(AND([.I391]=&quot;&quot;&quot;studio&quot;&quot;&quot;;[.J391]=&quot;&quot;&quot;europe&quot;&quot;&quot;);&quot;x&quot;;&quot;&quot;)">
            <text:p/>
          </table:table-cell>
          <table:table-cell table:style-name="ce14" table:formula="of:=IF([.H391]=&quot;&quot;&quot;thirdparty&quot;&quot;&quot;;&quot;X&quot;;&quot;&quot;)" office:value-type="string" office:string-value="X">
            <text:p>X</text:p>
          </table:table-cell>
          <table:table-cell table:style-name="ce14" table:formula="of:=IF([.H391]=&quot;&quot;&quot;indie&quot;&quot;&quot;;&quot;X&quot;;&quot;&quot;)">
            <text:p/>
          </table:table-cell>
          <table:table-cell table:style-name="ce14" table:formula="of:=IF([.H391]=&quot;&quot;&quot;nintendo&quot;&quot;&quot;;&quot;X&quot;;&quot;&quot;)">
            <text:p/>
          </table:table-cell>
          <table:table-cell table:style-name="ce14" table:formula="of:=IF([.H391]=&quot;&quot;&quot;sony&quot;&quot;&quot;;&quot;X&quot;;&quot;&quot;)">
            <text:p/>
          </table:table-cell>
          <table:table-cell table:style-name="ce14" table:formula="of:=IF([.H391]=&quot;&quot;&quot;microsoft&quot;&quot;&quot;;&quot;X&quot;;&quot;&quot;)">
            <text:p/>
          </table:table-cell>
          <table:table-cell table:style-name="ce14" table:formula="of:=IF([.K391]=&quot;&quot;&quot;people&quot;&quot;&quot;;&quot;X&quot;;&quot;&quot;)">
            <text:p/>
          </table:table-cell>
          <table:table-cell table:style-name="ce14" table:formula="of:=IF([.H3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qentertainment.com/eng/index.xml</text:p>
          </table:table-cell>
          <table:table-cell table:formula="of:=CONCATENATE([.G392];&quot;,&quot;;[.H392];&quot;,&quot;;[.I392];&quot;,&quot;;[.J392];&quot;,&quot;;[.K392];&quot;,&quot;;[.L392])" office:value-type="string" office:string-value="&quot;qentertainment&quot;,&quot;thirdparty&quot;,&quot;studio&quot;,&quot;japan&quot;,&quot;pr&quot;,&quot;generic&quot;">
            <text:p>"qentertainment","thirdparty","studio","japan","pr","generic"</text:p>
          </table:table-cell>
          <table:table-cell office:value-type="string">
            <text:p>Official News Feed of Q Entertainment</text:p>
          </table:table-cell>
          <table:table-cell office:value-type="string">
            <text:p>http://www.qentertainment.com/eng/ee0000/ee1000/</text:p>
          </table:table-cell>
          <table:table-cell office:value-type="string">
            <text:p>Rez</text:p>
          </table:table-cell>
          <table:table-cell office:value-type="string">
            <text:p>NEWS</text:p>
          </table:table-cell>
          <table:table-cell office:value-type="string">
            <text:p>"q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2:.X392];&quot;X&quot;)" office:value-type="float" office:value="2">
            <text:p>2</text:p>
          </table:table-cell>
          <table:table-cell table:style-name="ce14" table:formula="of:=IF(AND([.I392]=&quot;&quot;&quot;studio&quot;&quot;&quot;;[.J392]=&quot;&quot;&quot;america&quot;&quot;&quot;);&quot;x&quot;;&quot;&quot;)">
            <text:p/>
          </table:table-cell>
          <table:table-cell table:style-name="ce14" table:formula="of:=IF(AND([.I392]=&quot;&quot;&quot;studio&quot;&quot;&quot;;[.J392]=&quot;&quot;&quot;japan&quot;&quot;&quot;);&quot;x&quot;;&quot;&quot;)" office:value-type="string" office:string-value="x">
            <text:p>x</text:p>
          </table:table-cell>
          <table:table-cell table:style-name="ce14" table:formula="of:=IF(AND([.I392]=&quot;&quot;&quot;studio&quot;&quot;&quot;;[.J392]=&quot;&quot;&quot;world&quot;&quot;&quot;);&quot;x&quot;;&quot;&quot;)">
            <text:p/>
          </table:table-cell>
          <table:table-cell table:style-name="ce14" table:formula="of:=IF(AND([.I392]=&quot;&quot;&quot;studio&quot;&quot;&quot;;[.J392]=&quot;&quot;&quot;europe&quot;&quot;&quot;);&quot;x&quot;;&quot;&quot;)">
            <text:p/>
          </table:table-cell>
          <table:table-cell table:style-name="ce14" table:formula="of:=IF([.H392]=&quot;&quot;&quot;thirdparty&quot;&quot;&quot;;&quot;X&quot;;&quot;&quot;)" office:value-type="string" office:string-value="X">
            <text:p>X</text:p>
          </table:table-cell>
          <table:table-cell table:style-name="ce14" table:formula="of:=IF([.H392]=&quot;&quot;&quot;indie&quot;&quot;&quot;;&quot;X&quot;;&quot;&quot;)">
            <text:p/>
          </table:table-cell>
          <table:table-cell table:style-name="ce14" table:formula="of:=IF([.H392]=&quot;&quot;&quot;nintendo&quot;&quot;&quot;;&quot;X&quot;;&quot;&quot;)">
            <text:p/>
          </table:table-cell>
          <table:table-cell table:style-name="ce14" table:formula="of:=IF([.H392]=&quot;&quot;&quot;sony&quot;&quot;&quot;;&quot;X&quot;;&quot;&quot;)">
            <text:p/>
          </table:table-cell>
          <table:table-cell table:style-name="ce14" table:formula="of:=IF([.H392]=&quot;&quot;&quot;microsoft&quot;&quot;&quot;;&quot;X&quot;;&quot;&quot;)">
            <text:p/>
          </table:table-cell>
          <table:table-cell table:style-name="ce14" table:formula="of:=IF([.K392]=&quot;&quot;&quot;people&quot;&quot;&quot;;&quot;X&quot;;&quot;&quot;)">
            <text:p/>
          </table:table-cell>
          <table:table-cell table:style-name="ce14" table:formula="of:=IF([.H3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zuguchitter</text:p>
          </table:table-cell>
          <table:table-cell table:style-name="ce7" table:formula="of:=CONCATENATE([.G393];&quot;,&quot;;[.H393];&quot;,&quot;;[.I393];&quot;,&quot;;[.J393];&quot;,&quot;;[.K393];&quot;,&quot;;[.L393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Tetsuya Mizuguchi: Chief Officer of Q Entertainment and Game Designer of Rez</text:p>
          </table:table-cell>
          <table:table-cell/>
          <table:table-cell office:value-type="string">
            <text:p>Rez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3:.X393];&quot;X&quot;)" office:value-type="float" office:value="1">
            <text:p>1</text:p>
          </table:table-cell>
          <table:table-cell table:style-name="ce14" table:formula="of:=IF(AND([.I393]=&quot;&quot;&quot;studio&quot;&quot;&quot;;[.J393]=&quot;&quot;&quot;america&quot;&quot;&quot;);&quot;x&quot;;&quot;&quot;)">
            <text:p/>
          </table:table-cell>
          <table:table-cell table:style-name="ce14" table:formula="of:=IF(AND([.I393]=&quot;&quot;&quot;studio&quot;&quot;&quot;;[.J393]=&quot;&quot;&quot;japan&quot;&quot;&quot;);&quot;x&quot;;&quot;&quot;)">
            <text:p/>
          </table:table-cell>
          <table:table-cell table:style-name="ce14" table:formula="of:=IF(AND([.I393]=&quot;&quot;&quot;studio&quot;&quot;&quot;;[.J393]=&quot;&quot;&quot;world&quot;&quot;&quot;);&quot;x&quot;;&quot;&quot;)">
            <text:p/>
          </table:table-cell>
          <table:table-cell table:style-name="ce14" table:formula="of:=IF(AND([.I393]=&quot;&quot;&quot;studio&quot;&quot;&quot;;[.J393]=&quot;&quot;&quot;europe&quot;&quot;&quot;);&quot;x&quot;;&quot;&quot;)">
            <text:p/>
          </table:table-cell>
          <table:table-cell table:style-name="ce14" table:formula="of:=IF([.H393]=&quot;&quot;&quot;thirdparty&quot;&quot;&quot;;&quot;X&quot;;&quot;&quot;)">
            <text:p/>
          </table:table-cell>
          <table:table-cell table:style-name="ce14" table:formula="of:=IF([.H393]=&quot;&quot;&quot;indie&quot;&quot;&quot;;&quot;X&quot;;&quot;&quot;)">
            <text:p/>
          </table:table-cell>
          <table:table-cell table:style-name="ce14" table:formula="of:=IF([.H393]=&quot;&quot;&quot;nintendo&quot;&quot;&quot;;&quot;X&quot;;&quot;&quot;)">
            <text:p/>
          </table:table-cell>
          <table:table-cell table:style-name="ce14" table:formula="of:=IF([.H393]=&quot;&quot;&quot;sony&quot;&quot;&quot;;&quot;X&quot;;&quot;&quot;)">
            <text:p/>
          </table:table-cell>
          <table:table-cell table:style-name="ce14" table:formula="of:=IF([.H393]=&quot;&quot;&quot;microsoft&quot;&quot;&quot;;&quot;X&quot;;&quot;&quot;)">
            <text:p/>
          </table:table-cell>
          <table:table-cell table:style-name="ce14" table:formula="of:=IF([.K393]=&quot;&quot;&quot;people&quot;&quot;&quot;;&quot;X&quot;;&quot;&quot;)" office:value-type="string" office:string-value="X">
            <text:p>X</text:p>
          </table:table-cell>
          <table:table-cell table:style-name="ce14" table:formula="of:=IF([.H3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Q_Entertainment</text:p>
          </table:table-cell>
          <table:table-cell table:formula="of:=CONCATENATE([.G394];&quot;,&quot;;[.H394];&quot;,&quot;;[.I394];&quot;,&quot;;[.J394];&quot;,&quot;;[.K394];&quot;,&quot;;[.L394])" office:value-type="string" office:string-value="&quot;qentertainment&quot;,&quot;thirdparty&quot;,&quot;studio&quot;,&quot;japan&quot;,&quot;pr&quot;,&quot;generic&quot;">
            <text:p>"qentertainment","thirdparty","studio","japan","pr","generic"</text:p>
          </table:table-cell>
          <table:table-cell office:value-type="string">
            <text:p>Official Twitter Account of Q Entertainment</text:p>
          </table:table-cell>
          <table:table-cell office:value-type="string">
            <text:p>http://www.qentertainment.com/eng/ee0000/ee1000/</text:p>
          </table:table-cell>
          <table:table-cell office:value-type="string">
            <text:p>Rez</text:p>
          </table:table-cell>
          <table:table-cell office:value-type="string">
            <text:p>TWITTER</text:p>
          </table:table-cell>
          <table:table-cell office:value-type="string">
            <text:p>"q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4:.X394];&quot;X&quot;)" office:value-type="float" office:value="2">
            <text:p>2</text:p>
          </table:table-cell>
          <table:table-cell table:style-name="ce14" table:formula="of:=IF(AND([.I394]=&quot;&quot;&quot;studio&quot;&quot;&quot;;[.J394]=&quot;&quot;&quot;america&quot;&quot;&quot;);&quot;x&quot;;&quot;&quot;)">
            <text:p/>
          </table:table-cell>
          <table:table-cell table:style-name="ce14" table:formula="of:=IF(AND([.I394]=&quot;&quot;&quot;studio&quot;&quot;&quot;;[.J394]=&quot;&quot;&quot;japan&quot;&quot;&quot;);&quot;x&quot;;&quot;&quot;)" office:value-type="string" office:string-value="x">
            <text:p>x</text:p>
          </table:table-cell>
          <table:table-cell table:style-name="ce14" table:formula="of:=IF(AND([.I394]=&quot;&quot;&quot;studio&quot;&quot;&quot;;[.J394]=&quot;&quot;&quot;world&quot;&quot;&quot;);&quot;x&quot;;&quot;&quot;)">
            <text:p/>
          </table:table-cell>
          <table:table-cell table:style-name="ce14" table:formula="of:=IF(AND([.I394]=&quot;&quot;&quot;studio&quot;&quot;&quot;;[.J394]=&quot;&quot;&quot;europe&quot;&quot;&quot;);&quot;x&quot;;&quot;&quot;)">
            <text:p/>
          </table:table-cell>
          <table:table-cell table:style-name="ce14" table:formula="of:=IF([.H394]=&quot;&quot;&quot;thirdparty&quot;&quot;&quot;;&quot;X&quot;;&quot;&quot;)" office:value-type="string" office:string-value="X">
            <text:p>X</text:p>
          </table:table-cell>
          <table:table-cell table:style-name="ce14" table:formula="of:=IF([.H394]=&quot;&quot;&quot;indie&quot;&quot;&quot;;&quot;X&quot;;&quot;&quot;)">
            <text:p/>
          </table:table-cell>
          <table:table-cell table:style-name="ce14" table:formula="of:=IF([.H394]=&quot;&quot;&quot;nintendo&quot;&quot;&quot;;&quot;X&quot;;&quot;&quot;)">
            <text:p/>
          </table:table-cell>
          <table:table-cell table:style-name="ce14" table:formula="of:=IF([.H394]=&quot;&quot;&quot;sony&quot;&quot;&quot;;&quot;X&quot;;&quot;&quot;)">
            <text:p/>
          </table:table-cell>
          <table:table-cell table:style-name="ce14" table:formula="of:=IF([.H394]=&quot;&quot;&quot;microsoft&quot;&quot;&quot;;&quot;X&quot;;&quot;&quot;)">
            <text:p/>
          </table:table-cell>
          <table:table-cell table:style-name="ce14" table:formula="of:=IF([.K394]=&quot;&quot;&quot;people&quot;&quot;&quot;;&quot;X&quot;;&quot;&quot;)">
            <text:p/>
          </table:table-cell>
          <table:table-cell table:style-name="ce14" table:formula="of:=IF([.H3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quanticdream.com/en/rss</text:p>
          </table:table-cell>
          <table:table-cell table:formula="of:=CONCATENATE([.G395];&quot;,&quot;;[.H395];&quot;,&quot;;[.I395];&quot;,&quot;;[.J395];&quot;,&quot;;[.K395];&quot;,&quot;;[.L395])" office:value-type="string" office:string-value="&quot;quanticdreams&quot;,&quot;sony&quot;,&quot;studio&quot;,&quot;europe&quot;,&quot;pr&quot;,&quot;generic&quot;">
            <text:p>"quanticdreams","sony","studio","europe","pr","generic"</text:p>
          </table:table-cell>
          <table:table-cell office:value-type="string">
            <text:p>Official News Feed of Quantic Dreams</text:p>
          </table:table-cell>
          <table:table-cell/>
          <table:table-cell office:value-type="string">
            <text:p>Heavy Rain</text:p>
          </table:table-cell>
          <table:table-cell office:value-type="string">
            <text:p>NEWS</text:p>
          </table:table-cell>
          <table:table-cell office:value-type="string">
            <text:p>"quanticdream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5:.X395];&quot;X&quot;)" office:value-type="float" office:value="2">
            <text:p>2</text:p>
          </table:table-cell>
          <table:table-cell table:style-name="ce14" table:formula="of:=IF(AND([.I395]=&quot;&quot;&quot;studio&quot;&quot;&quot;;[.J395]=&quot;&quot;&quot;america&quot;&quot;&quot;);&quot;x&quot;;&quot;&quot;)">
            <text:p/>
          </table:table-cell>
          <table:table-cell table:style-name="ce14" table:formula="of:=IF(AND([.I395]=&quot;&quot;&quot;studio&quot;&quot;&quot;;[.J395]=&quot;&quot;&quot;japan&quot;&quot;&quot;);&quot;x&quot;;&quot;&quot;)">
            <text:p/>
          </table:table-cell>
          <table:table-cell table:style-name="ce14" table:formula="of:=IF(AND([.I395]=&quot;&quot;&quot;studio&quot;&quot;&quot;;[.J395]=&quot;&quot;&quot;world&quot;&quot;&quot;);&quot;x&quot;;&quot;&quot;)">
            <text:p/>
          </table:table-cell>
          <table:table-cell table:style-name="ce14" table:formula="of:=IF(AND([.I395]=&quot;&quot;&quot;studio&quot;&quot;&quot;;[.J395]=&quot;&quot;&quot;europe&quot;&quot;&quot;);&quot;x&quot;;&quot;&quot;)" office:value-type="string" office:string-value="x">
            <text:p>x</text:p>
          </table:table-cell>
          <table:table-cell table:style-name="ce14" table:formula="of:=IF([.H395]=&quot;&quot;&quot;thirdparty&quot;&quot;&quot;;&quot;X&quot;;&quot;&quot;)">
            <text:p/>
          </table:table-cell>
          <table:table-cell table:style-name="ce14" table:formula="of:=IF([.H395]=&quot;&quot;&quot;indie&quot;&quot;&quot;;&quot;X&quot;;&quot;&quot;)">
            <text:p/>
          </table:table-cell>
          <table:table-cell table:style-name="ce14" table:formula="of:=IF([.H395]=&quot;&quot;&quot;nintendo&quot;&quot;&quot;;&quot;X&quot;;&quot;&quot;)">
            <text:p/>
          </table:table-cell>
          <table:table-cell table:style-name="ce14" table:formula="of:=IF([.H395]=&quot;&quot;&quot;sony&quot;&quot;&quot;;&quot;X&quot;;&quot;&quot;)" office:value-type="string" office:string-value="X">
            <text:p>X</text:p>
          </table:table-cell>
          <table:table-cell table:style-name="ce14" table:formula="of:=IF([.H395]=&quot;&quot;&quot;microsoft&quot;&quot;&quot;;&quot;X&quot;;&quot;&quot;)">
            <text:p/>
          </table:table-cell>
          <table:table-cell table:style-name="ce14" table:formula="of:=IF([.K395]=&quot;&quot;&quot;people&quot;&quot;&quot;;&quot;X&quot;;&quot;&quot;)">
            <text:p/>
          </table:table-cell>
          <table:table-cell table:style-name="ce14" table:formula="of:=IF([.H3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geDavid</text:p>
          </table:table-cell>
          <table:table-cell table:formula="of:=CONCATENATE([.G396];&quot;,&quot;;[.H396];&quot;,&quot;;[.I396];&quot;,&quot;;[.J396];&quot;,&quot;;[.K396];&quot;,&quot;;[.L396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David Cage: Founder &amp; CEO of Quantic Dream</text:p>
          </table:table-cell>
          <table:table-cell/>
          <table:table-cell office:value-type="string">
            <text:p>Heavy Rai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6:.X396];&quot;X&quot;)" office:value-type="float" office:value="1">
            <text:p>1</text:p>
          </table:table-cell>
          <table:table-cell table:style-name="ce14" table:formula="of:=IF(AND([.I396]=&quot;&quot;&quot;studio&quot;&quot;&quot;;[.J396]=&quot;&quot;&quot;america&quot;&quot;&quot;);&quot;x&quot;;&quot;&quot;)">
            <text:p/>
          </table:table-cell>
          <table:table-cell table:style-name="ce14" table:formula="of:=IF(AND([.I396]=&quot;&quot;&quot;studio&quot;&quot;&quot;;[.J396]=&quot;&quot;&quot;japan&quot;&quot;&quot;);&quot;x&quot;;&quot;&quot;)">
            <text:p/>
          </table:table-cell>
          <table:table-cell table:style-name="ce14" table:formula="of:=IF(AND([.I396]=&quot;&quot;&quot;studio&quot;&quot;&quot;;[.J396]=&quot;&quot;&quot;world&quot;&quot;&quot;);&quot;x&quot;;&quot;&quot;)">
            <text:p/>
          </table:table-cell>
          <table:table-cell table:style-name="ce14" table:formula="of:=IF(AND([.I396]=&quot;&quot;&quot;studio&quot;&quot;&quot;;[.J396]=&quot;&quot;&quot;europe&quot;&quot;&quot;);&quot;x&quot;;&quot;&quot;)">
            <text:p/>
          </table:table-cell>
          <table:table-cell table:style-name="ce14" table:formula="of:=IF([.H396]=&quot;&quot;&quot;thirdparty&quot;&quot;&quot;;&quot;X&quot;;&quot;&quot;)">
            <text:p/>
          </table:table-cell>
          <table:table-cell table:style-name="ce14" table:formula="of:=IF([.H396]=&quot;&quot;&quot;indie&quot;&quot;&quot;;&quot;X&quot;;&quot;&quot;)">
            <text:p/>
          </table:table-cell>
          <table:table-cell table:style-name="ce14" table:formula="of:=IF([.H396]=&quot;&quot;&quot;nintendo&quot;&quot;&quot;;&quot;X&quot;;&quot;&quot;)">
            <text:p/>
          </table:table-cell>
          <table:table-cell table:style-name="ce14" table:formula="of:=IF([.H396]=&quot;&quot;&quot;sony&quot;&quot;&quot;;&quot;X&quot;;&quot;&quot;)">
            <text:p/>
          </table:table-cell>
          <table:table-cell table:style-name="ce14" table:formula="of:=IF([.H396]=&quot;&quot;&quot;microsoft&quot;&quot;&quot;;&quot;X&quot;;&quot;&quot;)">
            <text:p/>
          </table:table-cell>
          <table:table-cell table:style-name="ce14" table:formula="of:=IF([.K396]=&quot;&quot;&quot;people&quot;&quot;&quot;;&quot;X&quot;;&quot;&quot;)" office:value-type="string" office:string-value="X">
            <text:p>X</text:p>
          </table:table-cell>
          <table:table-cell table:style-name="ce14" table:formula="of:=IF([.H3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QuanticDreamGames </text:p>
          </table:table-cell>
          <table:table-cell table:formula="of:=CONCATENATE([.G397];&quot;,&quot;;[.H397];&quot;,&quot;;[.I397];&quot;,&quot;;[.J397];&quot;,&quot;;[.K397];&quot;,&quot;;[.L397])" office:value-type="string" office:string-value="&quot;quanticdreams&quot;,&quot;sony&quot;,&quot;studio&quot;,&quot;europe&quot;,&quot;pr&quot;,&quot;generic&quot;">
            <text:p>"quanticdreams","sony","studio","europe","pr","generic"</text:p>
          </table:table-cell>
          <table:table-cell office:value-type="string">
            <text:p>Official Youtube Channel of Quantic Dreams</text:p>
          </table:table-cell>
          <table:table-cell/>
          <table:table-cell office:value-type="string">
            <text:p>Heavy Rain</text:p>
          </table:table-cell>
          <table:table-cell office:value-type="string">
            <text:p>YOUTUBE</text:p>
          </table:table-cell>
          <table:table-cell office:value-type="string">
            <text:p>"quanticdream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7:.X397];&quot;X&quot;)" office:value-type="float" office:value="2">
            <text:p>2</text:p>
          </table:table-cell>
          <table:table-cell table:style-name="ce14" table:formula="of:=IF(AND([.I397]=&quot;&quot;&quot;studio&quot;&quot;&quot;;[.J397]=&quot;&quot;&quot;america&quot;&quot;&quot;);&quot;x&quot;;&quot;&quot;)">
            <text:p/>
          </table:table-cell>
          <table:table-cell table:style-name="ce14" table:formula="of:=IF(AND([.I397]=&quot;&quot;&quot;studio&quot;&quot;&quot;;[.J397]=&quot;&quot;&quot;japan&quot;&quot;&quot;);&quot;x&quot;;&quot;&quot;)">
            <text:p/>
          </table:table-cell>
          <table:table-cell table:style-name="ce14" table:formula="of:=IF(AND([.I397]=&quot;&quot;&quot;studio&quot;&quot;&quot;;[.J397]=&quot;&quot;&quot;world&quot;&quot;&quot;);&quot;x&quot;;&quot;&quot;)">
            <text:p/>
          </table:table-cell>
          <table:table-cell table:style-name="ce14" table:formula="of:=IF(AND([.I397]=&quot;&quot;&quot;studio&quot;&quot;&quot;;[.J397]=&quot;&quot;&quot;europe&quot;&quot;&quot;);&quot;x&quot;;&quot;&quot;)" office:value-type="string" office:string-value="x">
            <text:p>x</text:p>
          </table:table-cell>
          <table:table-cell table:style-name="ce14" table:formula="of:=IF([.H397]=&quot;&quot;&quot;thirdparty&quot;&quot;&quot;;&quot;X&quot;;&quot;&quot;)">
            <text:p/>
          </table:table-cell>
          <table:table-cell table:style-name="ce14" table:formula="of:=IF([.H397]=&quot;&quot;&quot;indie&quot;&quot;&quot;;&quot;X&quot;;&quot;&quot;)">
            <text:p/>
          </table:table-cell>
          <table:table-cell table:style-name="ce14" table:formula="of:=IF([.H397]=&quot;&quot;&quot;nintendo&quot;&quot;&quot;;&quot;X&quot;;&quot;&quot;)">
            <text:p/>
          </table:table-cell>
          <table:table-cell table:style-name="ce14" table:formula="of:=IF([.H397]=&quot;&quot;&quot;sony&quot;&quot;&quot;;&quot;X&quot;;&quot;&quot;)" office:value-type="string" office:string-value="X">
            <text:p>X</text:p>
          </table:table-cell>
          <table:table-cell table:style-name="ce14" table:formula="of:=IF([.H397]=&quot;&quot;&quot;microsoft&quot;&quot;&quot;;&quot;X&quot;;&quot;&quot;)">
            <text:p/>
          </table:table-cell>
          <table:table-cell table:style-name="ce14" table:formula="of:=IF([.K397]=&quot;&quot;&quot;people&quot;&quot;&quot;;&quot;X&quot;;&quot;&quot;)">
            <text:p/>
          </table:table-cell>
          <table:table-cell table:style-name="ce14" table:formula="of:=IF([.H3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queasy00</text:p>
          </table:table-cell>
          <table:table-cell table:formula="of:=CONCATENATE([.G398];&quot;,&quot;;[.H398];&quot;,&quot;;[.I398];&quot;,&quot;;[.J398];&quot;,&quot;;[.K398];&quot;,&quot;;[.L398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nathan Mak: Founder of Queasy Games</text:p>
          </table:table-cell>
          <table:table-cell table:style-name="Default" office:value-type="string">
            <text:p>http://www.queasygames.com/</text:p>
          </table:table-cell>
          <table:table-cell table:style-name="Default" office:value-type="string">
            <text:p>Everyday Shooter  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8:.X398];&quot;X&quot;)" office:value-type="float" office:value="2">
            <text:p>2</text:p>
          </table:table-cell>
          <table:table-cell table:style-name="ce14" table:formula="of:=IF(AND([.I398]=&quot;&quot;&quot;studio&quot;&quot;&quot;;[.J398]=&quot;&quot;&quot;america&quot;&quot;&quot;);&quot;x&quot;;&quot;&quot;)">
            <text:p/>
          </table:table-cell>
          <table:table-cell table:style-name="ce14" table:formula="of:=IF(AND([.I398]=&quot;&quot;&quot;studio&quot;&quot;&quot;;[.J398]=&quot;&quot;&quot;japan&quot;&quot;&quot;);&quot;x&quot;;&quot;&quot;)">
            <text:p/>
          </table:table-cell>
          <table:table-cell table:style-name="ce14" table:formula="of:=IF(AND([.I398]=&quot;&quot;&quot;studio&quot;&quot;&quot;;[.J398]=&quot;&quot;&quot;world&quot;&quot;&quot;);&quot;x&quot;;&quot;&quot;)">
            <text:p/>
          </table:table-cell>
          <table:table-cell table:style-name="ce14" table:formula="of:=IF(AND([.I398]=&quot;&quot;&quot;studio&quot;&quot;&quot;;[.J398]=&quot;&quot;&quot;europe&quot;&quot;&quot;);&quot;x&quot;;&quot;&quot;)">
            <text:p/>
          </table:table-cell>
          <table:table-cell table:style-name="ce14" table:formula="of:=IF([.H398]=&quot;&quot;&quot;thirdparty&quot;&quot;&quot;;&quot;X&quot;;&quot;&quot;)">
            <text:p/>
          </table:table-cell>
          <table:table-cell table:style-name="ce14" table:formula="of:=IF([.H398]=&quot;&quot;&quot;indie&quot;&quot;&quot;;&quot;X&quot;;&quot;&quot;)" office:value-type="string" office:string-value="X">
            <text:p>X</text:p>
          </table:table-cell>
          <table:table-cell table:style-name="ce14" table:formula="of:=IF([.H398]=&quot;&quot;&quot;nintendo&quot;&quot;&quot;;&quot;X&quot;;&quot;&quot;)">
            <text:p/>
          </table:table-cell>
          <table:table-cell table:style-name="ce14" table:formula="of:=IF([.H398]=&quot;&quot;&quot;sony&quot;&quot;&quot;;&quot;X&quot;;&quot;&quot;)">
            <text:p/>
          </table:table-cell>
          <table:table-cell table:style-name="ce14" table:formula="of:=IF([.H398]=&quot;&quot;&quot;microsoft&quot;&quot;&quot;;&quot;X&quot;;&quot;&quot;)">
            <text:p/>
          </table:table-cell>
          <table:table-cell table:style-name="ce14" table:formula="of:=IF([.K398]=&quot;&quot;&quot;people&quot;&quot;&quot;;&quot;X&quot;;&quot;&quot;)" office:value-type="string" office:string-value="X">
            <text:p>X</text:p>
          </table:table-cell>
          <table:table-cell table:style-name="ce14" table:formula="of:=IF([.H3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6128606405154</text:p>
          </table:table-cell>
          <table:table-cell table:formula="of:=CONCATENATE([.G399];&quot;,&quot;;[.H399];&quot;,&quot;;[.I399];&quot;,&quot;;[.J399];&quot;,&quot;;[.K399];&quot;,&quot;;[.L399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Facebook Page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FACEBOOK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9:.X399];&quot;X&quot;)" office:value-type="float" office:value="2">
            <text:p>2</text:p>
          </table:table-cell>
          <table:table-cell table:style-name="ce14" table:formula="of:=IF(AND([.I399]=&quot;&quot;&quot;studio&quot;&quot;&quot;;[.J399]=&quot;&quot;&quot;america&quot;&quot;&quot;);&quot;x&quot;;&quot;&quot;)">
            <text:p/>
          </table:table-cell>
          <table:table-cell table:style-name="ce14" table:formula="of:=IF(AND([.I399]=&quot;&quot;&quot;studio&quot;&quot;&quot;;[.J399]=&quot;&quot;&quot;japan&quot;&quot;&quot;);&quot;x&quot;;&quot;&quot;)">
            <text:p/>
          </table:table-cell>
          <table:table-cell table:style-name="ce14" table:formula="of:=IF(AND([.I399]=&quot;&quot;&quot;studio&quot;&quot;&quot;;[.J399]=&quot;&quot;&quot;world&quot;&quot;&quot;);&quot;x&quot;;&quot;&quot;)">
            <text:p/>
          </table:table-cell>
          <table:table-cell table:style-name="ce14" table:formula="of:=IF(AND([.I399]=&quot;&quot;&quot;studio&quot;&quot;&quot;;[.J399]=&quot;&quot;&quot;europe&quot;&quot;&quot;);&quot;x&quot;;&quot;&quot;)" office:value-type="string" office:string-value="x">
            <text:p>x</text:p>
          </table:table-cell>
          <table:table-cell table:style-name="ce14" table:formula="of:=IF([.H399]=&quot;&quot;&quot;thirdparty&quot;&quot;&quot;;&quot;X&quot;;&quot;&quot;)">
            <text:p/>
          </table:table-cell>
          <table:table-cell table:style-name="ce14" table:formula="of:=IF([.H399]=&quot;&quot;&quot;indie&quot;&quot;&quot;;&quot;X&quot;;&quot;&quot;)">
            <text:p/>
          </table:table-cell>
          <table:table-cell table:style-name="ce14" table:formula="of:=IF([.H399]=&quot;&quot;&quot;nintendo&quot;&quot;&quot;;&quot;X&quot;;&quot;&quot;)">
            <text:p/>
          </table:table-cell>
          <table:table-cell table:style-name="ce14" table:formula="of:=IF([.H399]=&quot;&quot;&quot;sony&quot;&quot;&quot;;&quot;X&quot;;&quot;&quot;)">
            <text:p/>
          </table:table-cell>
          <table:table-cell table:style-name="ce14" table:formula="of:=IF([.H399]=&quot;&quot;&quot;microsoft&quot;&quot;&quot;;&quot;X&quot;;&quot;&quot;)" office:value-type="string" office:string-value="X">
            <text:p>X</text:p>
          </table:table-cell>
          <table:table-cell table:style-name="ce14" table:formula="of:=IF([.K399]=&quot;&quot;&quot;people&quot;&quot;&quot;;&quot;X&quot;;&quot;&quot;)">
            <text:p/>
          </table:table-cell>
          <table:table-cell table:style-name="ce14" table:formula="of:=IF([.H3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are.co.uk/blog/feed/ </text:p>
          </table:table-cell>
          <table:table-cell table:formula="of:=CONCATENATE([.G400];&quot;,&quot;;[.H400];&quot;,&quot;;[.I400];&quot;,&quot;;[.J400];&quot;,&quot;;[.K400];&quot;,&quot;;[.L400])" office:value-type="string" office:string-value="&quot;rare&quot;,&quot;microsoft&quot;,&quot;studio&quot;,&quot;europe&quot;,&quot;devblog&quot;,&quot;generic&quot;">
            <text:p>"rare","microsoft","studio","europe","devblog","generic"</text:p>
          </table:table-cell>
          <table:table-cell office:value-type="string">
            <text:p>Official News Feed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NEWS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00:.X400];&quot;X&quot;)" office:value-type="float" office:value="2">
            <text:p>2</text:p>
          </table:table-cell>
          <table:table-cell table:style-name="ce14" table:formula="of:=IF(AND([.I400]=&quot;&quot;&quot;studio&quot;&quot;&quot;;[.J400]=&quot;&quot;&quot;america&quot;&quot;&quot;);&quot;x&quot;;&quot;&quot;)">
            <text:p/>
          </table:table-cell>
          <table:table-cell table:style-name="ce14" table:formula="of:=IF(AND([.I400]=&quot;&quot;&quot;studio&quot;&quot;&quot;;[.J400]=&quot;&quot;&quot;japan&quot;&quot;&quot;);&quot;x&quot;;&quot;&quot;)">
            <text:p/>
          </table:table-cell>
          <table:table-cell table:style-name="ce14" table:formula="of:=IF(AND([.I400]=&quot;&quot;&quot;studio&quot;&quot;&quot;;[.J400]=&quot;&quot;&quot;world&quot;&quot;&quot;);&quot;x&quot;;&quot;&quot;)">
            <text:p/>
          </table:table-cell>
          <table:table-cell table:style-name="ce14" table:formula="of:=IF(AND([.I400]=&quot;&quot;&quot;studio&quot;&quot;&quot;;[.J400]=&quot;&quot;&quot;europe&quot;&quot;&quot;);&quot;x&quot;;&quot;&quot;)" office:value-type="string" office:string-value="x">
            <text:p>x</text:p>
          </table:table-cell>
          <table:table-cell table:style-name="ce14" table:formula="of:=IF([.H400]=&quot;&quot;&quot;thirdparty&quot;&quot;&quot;;&quot;X&quot;;&quot;&quot;)">
            <text:p/>
          </table:table-cell>
          <table:table-cell table:style-name="ce14" table:formula="of:=IF([.H400]=&quot;&quot;&quot;indie&quot;&quot;&quot;;&quot;X&quot;;&quot;&quot;)">
            <text:p/>
          </table:table-cell>
          <table:table-cell table:style-name="ce14" table:formula="of:=IF([.H400]=&quot;&quot;&quot;nintendo&quot;&quot;&quot;;&quot;X&quot;;&quot;&quot;)">
            <text:p/>
          </table:table-cell>
          <table:table-cell table:style-name="ce14" table:formula="of:=IF([.H400]=&quot;&quot;&quot;sony&quot;&quot;&quot;;&quot;X&quot;;&quot;&quot;)">
            <text:p/>
          </table:table-cell>
          <table:table-cell table:style-name="ce14" table:formula="of:=IF([.H400]=&quot;&quot;&quot;microsoft&quot;&quot;&quot;;&quot;X&quot;;&quot;&quot;)" office:value-type="string" office:string-value="X">
            <text:p>X</text:p>
          </table:table-cell>
          <table:table-cell table:style-name="ce14" table:formula="of:=IF([.K400]=&quot;&quot;&quot;people&quot;&quot;&quot;;&quot;X&quot;;&quot;&quot;)">
            <text:p/>
          </table:table-cell>
          <table:table-cell table:style-name="ce14" table:formula="of:=IF([.H4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RareLtd</text:p>
          </table:table-cell>
          <table:table-cell table:formula="of:=CONCATENATE([.G401];&quot;,&quot;;[.H401];&quot;,&quot;;[.I401];&quot;,&quot;;[.J401];&quot;,&quot;;[.K401];&quot;,&quot;;[.L401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Twitter Account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TWITTER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1:.X401];&quot;X&quot;)" office:value-type="float" office:value="2">
            <text:p>2</text:p>
          </table:table-cell>
          <table:table-cell table:style-name="ce14" table:formula="of:=IF(AND([.I401]=&quot;&quot;&quot;studio&quot;&quot;&quot;;[.J401]=&quot;&quot;&quot;america&quot;&quot;&quot;);&quot;x&quot;;&quot;&quot;)">
            <text:p/>
          </table:table-cell>
          <table:table-cell table:style-name="ce14" table:formula="of:=IF(AND([.I401]=&quot;&quot;&quot;studio&quot;&quot;&quot;;[.J401]=&quot;&quot;&quot;japan&quot;&quot;&quot;);&quot;x&quot;;&quot;&quot;)">
            <text:p/>
          </table:table-cell>
          <table:table-cell table:style-name="ce14" table:formula="of:=IF(AND([.I401]=&quot;&quot;&quot;studio&quot;&quot;&quot;;[.J401]=&quot;&quot;&quot;world&quot;&quot;&quot;);&quot;x&quot;;&quot;&quot;)">
            <text:p/>
          </table:table-cell>
          <table:table-cell table:style-name="ce14" table:formula="of:=IF(AND([.I401]=&quot;&quot;&quot;studio&quot;&quot;&quot;;[.J401]=&quot;&quot;&quot;europe&quot;&quot;&quot;);&quot;x&quot;;&quot;&quot;)" office:value-type="string" office:string-value="x">
            <text:p>x</text:p>
          </table:table-cell>
          <table:table-cell table:style-name="ce14" table:formula="of:=IF([.H401]=&quot;&quot;&quot;thirdparty&quot;&quot;&quot;;&quot;X&quot;;&quot;&quot;)">
            <text:p/>
          </table:table-cell>
          <table:table-cell table:style-name="ce14" table:formula="of:=IF([.H401]=&quot;&quot;&quot;indie&quot;&quot;&quot;;&quot;X&quot;;&quot;&quot;)">
            <text:p/>
          </table:table-cell>
          <table:table-cell table:style-name="ce14" table:formula="of:=IF([.H401]=&quot;&quot;&quot;nintendo&quot;&quot;&quot;;&quot;X&quot;;&quot;&quot;)">
            <text:p/>
          </table:table-cell>
          <table:table-cell table:style-name="ce14" table:formula="of:=IF([.H401]=&quot;&quot;&quot;sony&quot;&quot;&quot;;&quot;X&quot;;&quot;&quot;)">
            <text:p/>
          </table:table-cell>
          <table:table-cell table:style-name="ce14" table:formula="of:=IF([.H401]=&quot;&quot;&quot;microsoft&quot;&quot;&quot;;&quot;X&quot;;&quot;&quot;)" office:value-type="string" office:string-value="X">
            <text:p>X</text:p>
          </table:table-cell>
          <table:table-cell table:style-name="ce14" table:formula="of:=IF([.K401]=&quot;&quot;&quot;people&quot;&quot;&quot;;&quot;X&quot;;&quot;&quot;)">
            <text:p/>
          </table:table-cell>
          <table:table-cell table:style-name="ce14" table:formula="of:=IF([.H4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areLimited </text:p>
          </table:table-cell>
          <table:table-cell table:formula="of:=CONCATENATE([.G402];&quot;,&quot;;[.H402];&quot;,&quot;;[.I402];&quot;,&quot;;[.J402];&quot;,&quot;;[.K402];&quot;,&quot;;[.L402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Youtube Channel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YOUTUBE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2:.X402];&quot;X&quot;)" office:value-type="float" office:value="2">
            <text:p>2</text:p>
          </table:table-cell>
          <table:table-cell table:style-name="ce14" table:formula="of:=IF(AND([.I402]=&quot;&quot;&quot;studio&quot;&quot;&quot;;[.J402]=&quot;&quot;&quot;america&quot;&quot;&quot;);&quot;x&quot;;&quot;&quot;)">
            <text:p/>
          </table:table-cell>
          <table:table-cell table:style-name="ce14" table:formula="of:=IF(AND([.I402]=&quot;&quot;&quot;studio&quot;&quot;&quot;;[.J402]=&quot;&quot;&quot;japan&quot;&quot;&quot;);&quot;x&quot;;&quot;&quot;)">
            <text:p/>
          </table:table-cell>
          <table:table-cell table:style-name="ce14" table:formula="of:=IF(AND([.I402]=&quot;&quot;&quot;studio&quot;&quot;&quot;;[.J402]=&quot;&quot;&quot;world&quot;&quot;&quot;);&quot;x&quot;;&quot;&quot;)">
            <text:p/>
          </table:table-cell>
          <table:table-cell table:style-name="ce14" table:formula="of:=IF(AND([.I402]=&quot;&quot;&quot;studio&quot;&quot;&quot;;[.J402]=&quot;&quot;&quot;europe&quot;&quot;&quot;);&quot;x&quot;;&quot;&quot;)" office:value-type="string" office:string-value="x">
            <text:p>x</text:p>
          </table:table-cell>
          <table:table-cell table:style-name="ce14" table:formula="of:=IF([.H402]=&quot;&quot;&quot;thirdparty&quot;&quot;&quot;;&quot;X&quot;;&quot;&quot;)">
            <text:p/>
          </table:table-cell>
          <table:table-cell table:style-name="ce14" table:formula="of:=IF([.H402]=&quot;&quot;&quot;indie&quot;&quot;&quot;;&quot;X&quot;;&quot;&quot;)">
            <text:p/>
          </table:table-cell>
          <table:table-cell table:style-name="ce14" table:formula="of:=IF([.H402]=&quot;&quot;&quot;nintendo&quot;&quot;&quot;;&quot;X&quot;;&quot;&quot;)">
            <text:p/>
          </table:table-cell>
          <table:table-cell table:style-name="ce14" table:formula="of:=IF([.H402]=&quot;&quot;&quot;sony&quot;&quot;&quot;;&quot;X&quot;;&quot;&quot;)">
            <text:p/>
          </table:table-cell>
          <table:table-cell table:style-name="ce14" table:formula="of:=IF([.H402]=&quot;&quot;&quot;microsoft&quot;&quot;&quot;;&quot;X&quot;;&quot;&quot;)" office:value-type="string" office:string-value="X">
            <text:p>X</text:p>
          </table:table-cell>
          <table:table-cell table:style-name="ce14" table:formula="of:=IF([.K402]=&quot;&quot;&quot;people&quot;&quot;&quot;;&quot;X&quot;;&quot;&quot;)">
            <text:p/>
          </table:table-cell>
          <table:table-cell table:style-name="ce14" table:formula="of:=IF([.H4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3210400043895</text:p>
          </table:table-cell>
          <table:table-cell table:formula="of:=CONCATENATE([.G403];&quot;,&quot;;[.H403];&quot;,&quot;;[.I403];&quot;,&quot;;[.J403];&quot;,&quot;;[.K403];&quot;,&quot;;[.L403])" office:value-type="string" office:string-value="&quot;realitypump&quot;,&quot;thirdparty&quot;,&quot;studio&quot;,&quot;europe&quot;,&quot;pr&quot;,&quot;generic&quot;">
            <text:p>"realitypump","thirdparty","studio","europe","pr","generic"</text:p>
          </table:table-cell>
          <table:table-cell table:style-name="ce5" office:value-type="string">
            <text:p>Official Facebook Page of Reality Pump</text:p>
          </table:table-cell>
          <table:table-cell office:value-type="string">
            <text:p>http://www.realitypump.com/en/company.html</text:p>
          </table:table-cell>
          <table:table-cell office:value-type="string">
            <text:p>Two Worlds</text:p>
          </table:table-cell>
          <table:table-cell office:value-type="string">
            <text:p>FACEBOOK</text:p>
          </table:table-cell>
          <table:table-cell office:value-type="string">
            <text:p>"realitypum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3:.X403];&quot;X&quot;)" office:value-type="float" office:value="2">
            <text:p>2</text:p>
          </table:table-cell>
          <table:table-cell table:style-name="ce14" table:formula="of:=IF(AND([.I403]=&quot;&quot;&quot;studio&quot;&quot;&quot;;[.J403]=&quot;&quot;&quot;america&quot;&quot;&quot;);&quot;x&quot;;&quot;&quot;)">
            <text:p/>
          </table:table-cell>
          <table:table-cell table:style-name="ce14" table:formula="of:=IF(AND([.I403]=&quot;&quot;&quot;studio&quot;&quot;&quot;;[.J403]=&quot;&quot;&quot;japan&quot;&quot;&quot;);&quot;x&quot;;&quot;&quot;)">
            <text:p/>
          </table:table-cell>
          <table:table-cell table:style-name="ce14" table:formula="of:=IF(AND([.I403]=&quot;&quot;&quot;studio&quot;&quot;&quot;;[.J403]=&quot;&quot;&quot;world&quot;&quot;&quot;);&quot;x&quot;;&quot;&quot;)">
            <text:p/>
          </table:table-cell>
          <table:table-cell table:style-name="ce14" table:formula="of:=IF(AND([.I403]=&quot;&quot;&quot;studio&quot;&quot;&quot;;[.J403]=&quot;&quot;&quot;europe&quot;&quot;&quot;);&quot;x&quot;;&quot;&quot;)" office:value-type="string" office:string-value="x">
            <text:p>x</text:p>
          </table:table-cell>
          <table:table-cell table:style-name="ce14" table:formula="of:=IF([.H403]=&quot;&quot;&quot;thirdparty&quot;&quot;&quot;;&quot;X&quot;;&quot;&quot;)" office:value-type="string" office:string-value="X">
            <text:p>X</text:p>
          </table:table-cell>
          <table:table-cell table:style-name="ce14" table:formula="of:=IF([.H403]=&quot;&quot;&quot;indie&quot;&quot;&quot;;&quot;X&quot;;&quot;&quot;)">
            <text:p/>
          </table:table-cell>
          <table:table-cell table:style-name="ce14" table:formula="of:=IF([.H403]=&quot;&quot;&quot;nintendo&quot;&quot;&quot;;&quot;X&quot;;&quot;&quot;)">
            <text:p/>
          </table:table-cell>
          <table:table-cell table:style-name="ce14" table:formula="of:=IF([.H403]=&quot;&quot;&quot;sony&quot;&quot;&quot;;&quot;X&quot;;&quot;&quot;)">
            <text:p/>
          </table:table-cell>
          <table:table-cell table:style-name="ce14" table:formula="of:=IF([.H403]=&quot;&quot;&quot;microsoft&quot;&quot;&quot;;&quot;X&quot;;&quot;&quot;)">
            <text:p/>
          </table:table-cell>
          <table:table-cell table:style-name="ce14" table:formula="of:=IF([.K403]=&quot;&quot;&quot;people&quot;&quot;&quot;;&quot;X&quot;;&quot;&quot;)">
            <text:p/>
          </table:table-cell>
          <table:table-cell table:style-name="ce14" table:formula="of:=IF([.H4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ality_Pump</text:p>
          </table:table-cell>
          <table:table-cell table:formula="of:=CONCATENATE([.G404];&quot;,&quot;;[.H404];&quot;,&quot;;[.I404];&quot;,&quot;;[.J404];&quot;,&quot;;[.K404];&quot;,&quot;;[.L404])" office:value-type="string" office:string-value="&quot;realitypump&quot;,&quot;thirdparty&quot;,&quot;studio&quot;,&quot;europe&quot;,&quot;pr&quot;,&quot;generic&quot;">
            <text:p>"realitypump","thirdparty","studio","europe","pr","generic"</text:p>
          </table:table-cell>
          <table:table-cell table:style-name="ce5" office:value-type="string">
            <text:p>Official Twitter Account of Reality Pump</text:p>
          </table:table-cell>
          <table:table-cell office:value-type="string">
            <text:p>http://www.realitypump.com/en/company.html</text:p>
          </table:table-cell>
          <table:table-cell office:value-type="string">
            <text:p>Two Worlds</text:p>
          </table:table-cell>
          <table:table-cell office:value-type="string">
            <text:p>TWITTER</text:p>
          </table:table-cell>
          <table:table-cell office:value-type="string">
            <text:p>"realitypum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4:.X404];&quot;X&quot;)" office:value-type="float" office:value="2">
            <text:p>2</text:p>
          </table:table-cell>
          <table:table-cell table:style-name="ce14" table:formula="of:=IF(AND([.I404]=&quot;&quot;&quot;studio&quot;&quot;&quot;;[.J404]=&quot;&quot;&quot;america&quot;&quot;&quot;);&quot;x&quot;;&quot;&quot;)">
            <text:p/>
          </table:table-cell>
          <table:table-cell table:style-name="ce14" table:formula="of:=IF(AND([.I404]=&quot;&quot;&quot;studio&quot;&quot;&quot;;[.J404]=&quot;&quot;&quot;japan&quot;&quot;&quot;);&quot;x&quot;;&quot;&quot;)">
            <text:p/>
          </table:table-cell>
          <table:table-cell table:style-name="ce14" table:formula="of:=IF(AND([.I404]=&quot;&quot;&quot;studio&quot;&quot;&quot;;[.J404]=&quot;&quot;&quot;world&quot;&quot;&quot;);&quot;x&quot;;&quot;&quot;)">
            <text:p/>
          </table:table-cell>
          <table:table-cell table:style-name="ce14" table:formula="of:=IF(AND([.I404]=&quot;&quot;&quot;studio&quot;&quot;&quot;;[.J404]=&quot;&quot;&quot;europe&quot;&quot;&quot;);&quot;x&quot;;&quot;&quot;)" office:value-type="string" office:string-value="x">
            <text:p>x</text:p>
          </table:table-cell>
          <table:table-cell table:style-name="ce14" table:formula="of:=IF([.H404]=&quot;&quot;&quot;thirdparty&quot;&quot;&quot;;&quot;X&quot;;&quot;&quot;)" office:value-type="string" office:string-value="X">
            <text:p>X</text:p>
          </table:table-cell>
          <table:table-cell table:style-name="ce14" table:formula="of:=IF([.H404]=&quot;&quot;&quot;indie&quot;&quot;&quot;;&quot;X&quot;;&quot;&quot;)">
            <text:p/>
          </table:table-cell>
          <table:table-cell table:style-name="ce14" table:formula="of:=IF([.H404]=&quot;&quot;&quot;nintendo&quot;&quot;&quot;;&quot;X&quot;;&quot;&quot;)">
            <text:p/>
          </table:table-cell>
          <table:table-cell table:style-name="ce14" table:formula="of:=IF([.H404]=&quot;&quot;&quot;sony&quot;&quot;&quot;;&quot;X&quot;;&quot;&quot;)">
            <text:p/>
          </table:table-cell>
          <table:table-cell table:style-name="ce14" table:formula="of:=IF([.H404]=&quot;&quot;&quot;microsoft&quot;&quot;&quot;;&quot;X&quot;;&quot;&quot;)">
            <text:p/>
          </table:table-cell>
          <table:table-cell table:style-name="ce14" table:formula="of:=IF([.K404]=&quot;&quot;&quot;people&quot;&quot;&quot;;&quot;X&quot;;&quot;&quot;)">
            <text:p/>
          </table:table-cell>
          <table:table-cell table:style-name="ce14" table:formula="of:=IF([.H4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licgames</text:p>
          </table:table-cell>
          <table:table-cell table:formula="of:=CONCATENATE([.G405];&quot;,&quot;;[.H405];&quot;,&quot;;[.I405];&quot;,&quot;;[.J405];&quot;,&quot;;[.K405];&quot;,&quot;;[.L405])" office:value-type="string" office:string-value="&quot;relicgames&quot;,&quot;thirdparty&quot;,&quot;studio&quot;,&quot;america&quot;,&quot;pr&quot;,&quot;rts&quot;">
            <text:p>"relicgames","thirdparty","studio","america","pr","rts"</text:p>
          </table:table-cell>
          <table:table-cell table:style-name="ce5" office:value-type="string">
            <text:p>Official Twitter Account of Relic Games</text:p>
          </table:table-cell>
          <table:table-cell office:value-type="string">
            <text:p>http://www.relic.com/about/</text:p>
          </table:table-cell>
          <table:table-cell table:style-name="ce3" office:value-type="string">
            <text:p>Warhammer 40,000</text:p>
          </table:table-cell>
          <table:table-cell office:value-type="string">
            <text:p>TWITTER</text:p>
          </table:table-cell>
          <table:table-cell office:value-type="string">
            <text:p>"rel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405:.X405];&quot;X&quot;)" office:value-type="float" office:value="2">
            <text:p>2</text:p>
          </table:table-cell>
          <table:table-cell table:style-name="ce14" table:formula="of:=IF(AND([.I405]=&quot;&quot;&quot;studio&quot;&quot;&quot;;[.J405]=&quot;&quot;&quot;america&quot;&quot;&quot;);&quot;x&quot;;&quot;&quot;)" office:value-type="string" office:string-value="x">
            <text:p>x</text:p>
          </table:table-cell>
          <table:table-cell table:style-name="ce14" table:formula="of:=IF(AND([.I405]=&quot;&quot;&quot;studio&quot;&quot;&quot;;[.J405]=&quot;&quot;&quot;japan&quot;&quot;&quot;);&quot;x&quot;;&quot;&quot;)">
            <text:p/>
          </table:table-cell>
          <table:table-cell table:style-name="ce14" table:formula="of:=IF(AND([.I405]=&quot;&quot;&quot;studio&quot;&quot;&quot;;[.J405]=&quot;&quot;&quot;world&quot;&quot;&quot;);&quot;x&quot;;&quot;&quot;)">
            <text:p/>
          </table:table-cell>
          <table:table-cell table:style-name="ce14" table:formula="of:=IF(AND([.I405]=&quot;&quot;&quot;studio&quot;&quot;&quot;;[.J405]=&quot;&quot;&quot;europe&quot;&quot;&quot;);&quot;x&quot;;&quot;&quot;)">
            <text:p/>
          </table:table-cell>
          <table:table-cell table:style-name="ce14" table:formula="of:=IF([.H405]=&quot;&quot;&quot;thirdparty&quot;&quot;&quot;;&quot;X&quot;;&quot;&quot;)" office:value-type="string" office:string-value="X">
            <text:p>X</text:p>
          </table:table-cell>
          <table:table-cell table:style-name="ce14" table:formula="of:=IF([.H405]=&quot;&quot;&quot;indie&quot;&quot;&quot;;&quot;X&quot;;&quot;&quot;)">
            <text:p/>
          </table:table-cell>
          <table:table-cell table:style-name="ce14" table:formula="of:=IF([.H405]=&quot;&quot;&quot;nintendo&quot;&quot;&quot;;&quot;X&quot;;&quot;&quot;)">
            <text:p/>
          </table:table-cell>
          <table:table-cell table:style-name="ce14" table:formula="of:=IF([.H405]=&quot;&quot;&quot;sony&quot;&quot;&quot;;&quot;X&quot;;&quot;&quot;)">
            <text:p/>
          </table:table-cell>
          <table:table-cell table:style-name="ce14" table:formula="of:=IF([.H405]=&quot;&quot;&quot;microsoft&quot;&quot;&quot;;&quot;X&quot;;&quot;&quot;)">
            <text:p/>
          </table:table-cell>
          <table:table-cell table:style-name="ce14" table:formula="of:=IF([.K405]=&quot;&quot;&quot;people&quot;&quot;&quot;;&quot;X&quot;;&quot;&quot;)">
            <text:p/>
          </table:table-cell>
          <table:table-cell table:style-name="ce14" table:formula="of:=IF([.H4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4252906165</text:p>
          </table:table-cell>
          <table:table-cell table:formula="of:=CONCATENATE([.G406];&quot;,&quot;;[.H406];&quot;,&quot;;[.I406];&quot;,&quot;;[.J406];&quot;,&quot;;[.K406];&quot;,&quot;;[.L406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Facebook Page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FACEBOOK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6:.X406];&quot;X&quot;)" office:value-type="float" office:value="2">
            <text:p>2</text:p>
          </table:table-cell>
          <table:table-cell table:style-name="ce14" table:formula="of:=IF(AND([.I406]=&quot;&quot;&quot;studio&quot;&quot;&quot;;[.J406]=&quot;&quot;&quot;america&quot;&quot;&quot;);&quot;x&quot;;&quot;&quot;)">
            <text:p/>
          </table:table-cell>
          <table:table-cell table:style-name="ce14" table:formula="of:=IF(AND([.I406]=&quot;&quot;&quot;studio&quot;&quot;&quot;;[.J406]=&quot;&quot;&quot;japan&quot;&quot;&quot;);&quot;x&quot;;&quot;&quot;)">
            <text:p/>
          </table:table-cell>
          <table:table-cell table:style-name="ce14" table:formula="of:=IF(AND([.I406]=&quot;&quot;&quot;studio&quot;&quot;&quot;;[.J406]=&quot;&quot;&quot;world&quot;&quot;&quot;);&quot;x&quot;;&quot;&quot;)">
            <text:p/>
          </table:table-cell>
          <table:table-cell table:style-name="ce14" table:formula="of:=IF(AND([.I406]=&quot;&quot;&quot;studio&quot;&quot;&quot;;[.J406]=&quot;&quot;&quot;europe&quot;&quot;&quot;);&quot;x&quot;;&quot;&quot;)" office:value-type="string" office:string-value="x">
            <text:p>x</text:p>
          </table:table-cell>
          <table:table-cell table:style-name="ce14" table:formula="of:=IF([.H406]=&quot;&quot;&quot;thirdparty&quot;&quot;&quot;;&quot;X&quot;;&quot;&quot;)" office:value-type="string" office:string-value="X">
            <text:p>X</text:p>
          </table:table-cell>
          <table:table-cell table:style-name="ce14" table:formula="of:=IF([.H406]=&quot;&quot;&quot;indie&quot;&quot;&quot;;&quot;X&quot;;&quot;&quot;)">
            <text:p/>
          </table:table-cell>
          <table:table-cell table:style-name="ce14" table:formula="of:=IF([.H406]=&quot;&quot;&quot;nintendo&quot;&quot;&quot;;&quot;X&quot;;&quot;&quot;)">
            <text:p/>
          </table:table-cell>
          <table:table-cell table:style-name="ce14" table:formula="of:=IF([.H406]=&quot;&quot;&quot;sony&quot;&quot;&quot;;&quot;X&quot;;&quot;&quot;)">
            <text:p/>
          </table:table-cell>
          <table:table-cell table:style-name="ce14" table:formula="of:=IF([.H406]=&quot;&quot;&quot;microsoft&quot;&quot;&quot;;&quot;X&quot;;&quot;&quot;)">
            <text:p/>
          </table:table-cell>
          <table:table-cell table:style-name="ce14" table:formula="of:=IF([.K406]=&quot;&quot;&quot;people&quot;&quot;&quot;;&quot;X&quot;;&quot;&quot;)">
            <text:p/>
          </table:table-cell>
          <table:table-cell table:style-name="ce14" table:formula="of:=IF([.H4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emedygames.com/feed/</text:p>
          </table:table-cell>
          <table:table-cell table:formula="of:=CONCATENATE([.G407];&quot;,&quot;;[.H407];&quot;,&quot;;[.I407];&quot;,&quot;;[.J407];&quot;,&quot;;[.K407];&quot;,&quot;;[.L407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News Feed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NEWS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7:.X407];&quot;X&quot;)" office:value-type="float" office:value="2">
            <text:p>2</text:p>
          </table:table-cell>
          <table:table-cell table:style-name="ce14" table:formula="of:=IF(AND([.I407]=&quot;&quot;&quot;studio&quot;&quot;&quot;;[.J407]=&quot;&quot;&quot;america&quot;&quot;&quot;);&quot;x&quot;;&quot;&quot;)">
            <text:p/>
          </table:table-cell>
          <table:table-cell table:style-name="ce14" table:formula="of:=IF(AND([.I407]=&quot;&quot;&quot;studio&quot;&quot;&quot;;[.J407]=&quot;&quot;&quot;japan&quot;&quot;&quot;);&quot;x&quot;;&quot;&quot;)">
            <text:p/>
          </table:table-cell>
          <table:table-cell table:style-name="ce14" table:formula="of:=IF(AND([.I407]=&quot;&quot;&quot;studio&quot;&quot;&quot;;[.J407]=&quot;&quot;&quot;world&quot;&quot;&quot;);&quot;x&quot;;&quot;&quot;)">
            <text:p/>
          </table:table-cell>
          <table:table-cell table:style-name="ce14" table:formula="of:=IF(AND([.I407]=&quot;&quot;&quot;studio&quot;&quot;&quot;;[.J407]=&quot;&quot;&quot;europe&quot;&quot;&quot;);&quot;x&quot;;&quot;&quot;)" office:value-type="string" office:string-value="x">
            <text:p>x</text:p>
          </table:table-cell>
          <table:table-cell table:style-name="ce14" table:formula="of:=IF([.H407]=&quot;&quot;&quot;thirdparty&quot;&quot;&quot;;&quot;X&quot;;&quot;&quot;)" office:value-type="string" office:string-value="X">
            <text:p>X</text:p>
          </table:table-cell>
          <table:table-cell table:style-name="ce14" table:formula="of:=IF([.H407]=&quot;&quot;&quot;indie&quot;&quot;&quot;;&quot;X&quot;;&quot;&quot;)">
            <text:p/>
          </table:table-cell>
          <table:table-cell table:style-name="ce14" table:formula="of:=IF([.H407]=&quot;&quot;&quot;nintendo&quot;&quot;&quot;;&quot;X&quot;;&quot;&quot;)">
            <text:p/>
          </table:table-cell>
          <table:table-cell table:style-name="ce14" table:formula="of:=IF([.H407]=&quot;&quot;&quot;sony&quot;&quot;&quot;;&quot;X&quot;;&quot;&quot;)">
            <text:p/>
          </table:table-cell>
          <table:table-cell table:style-name="ce14" table:formula="of:=IF([.H407]=&quot;&quot;&quot;microsoft&quot;&quot;&quot;;&quot;X&quot;;&quot;&quot;)">
            <text:p/>
          </table:table-cell>
          <table:table-cell table:style-name="ce14" table:formula="of:=IF([.K407]=&quot;&quot;&quot;people&quot;&quot;&quot;;&quot;X&quot;;&quot;&quot;)">
            <text:p/>
          </table:table-cell>
          <table:table-cell table:style-name="ce14" table:formula="of:=IF([.H4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medygames</text:p>
          </table:table-cell>
          <table:table-cell table:formula="of:=CONCATENATE([.G408];&quot;,&quot;;[.H408];&quot;,&quot;;[.I408];&quot;,&quot;;[.J408];&quot;,&quot;;[.K408];&quot;,&quot;;[.L408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Twitter Account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TWITTER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8:.X408];&quot;X&quot;)" office:value-type="float" office:value="2">
            <text:p>2</text:p>
          </table:table-cell>
          <table:table-cell table:style-name="ce14" table:formula="of:=IF(AND([.I408]=&quot;&quot;&quot;studio&quot;&quot;&quot;;[.J408]=&quot;&quot;&quot;america&quot;&quot;&quot;);&quot;x&quot;;&quot;&quot;)">
            <text:p/>
          </table:table-cell>
          <table:table-cell table:style-name="ce14" table:formula="of:=IF(AND([.I408]=&quot;&quot;&quot;studio&quot;&quot;&quot;;[.J408]=&quot;&quot;&quot;japan&quot;&quot;&quot;);&quot;x&quot;;&quot;&quot;)">
            <text:p/>
          </table:table-cell>
          <table:table-cell table:style-name="ce14" table:formula="of:=IF(AND([.I408]=&quot;&quot;&quot;studio&quot;&quot;&quot;;[.J408]=&quot;&quot;&quot;world&quot;&quot;&quot;);&quot;x&quot;;&quot;&quot;)">
            <text:p/>
          </table:table-cell>
          <table:table-cell table:style-name="ce14" table:formula="of:=IF(AND([.I408]=&quot;&quot;&quot;studio&quot;&quot;&quot;;[.J408]=&quot;&quot;&quot;europe&quot;&quot;&quot;);&quot;x&quot;;&quot;&quot;)" office:value-type="string" office:string-value="x">
            <text:p>x</text:p>
          </table:table-cell>
          <table:table-cell table:style-name="ce14" table:formula="of:=IF([.H408]=&quot;&quot;&quot;thirdparty&quot;&quot;&quot;;&quot;X&quot;;&quot;&quot;)" office:value-type="string" office:string-value="X">
            <text:p>X</text:p>
          </table:table-cell>
          <table:table-cell table:style-name="ce14" table:formula="of:=IF([.H408]=&quot;&quot;&quot;indie&quot;&quot;&quot;;&quot;X&quot;;&quot;&quot;)">
            <text:p/>
          </table:table-cell>
          <table:table-cell table:style-name="ce14" table:formula="of:=IF([.H408]=&quot;&quot;&quot;nintendo&quot;&quot;&quot;;&quot;X&quot;;&quot;&quot;)">
            <text:p/>
          </table:table-cell>
          <table:table-cell table:style-name="ce14" table:formula="of:=IF([.H408]=&quot;&quot;&quot;sony&quot;&quot;&quot;;&quot;X&quot;;&quot;&quot;)">
            <text:p/>
          </table:table-cell>
          <table:table-cell table:style-name="ce14" table:formula="of:=IF([.H408]=&quot;&quot;&quot;microsoft&quot;&quot;&quot;;&quot;X&quot;;&quot;&quot;)">
            <text:p/>
          </table:table-cell>
          <table:table-cell table:style-name="ce14" table:formula="of:=IF([.K408]=&quot;&quot;&quot;people&quot;&quot;&quot;;&quot;X&quot;;&quot;&quot;)">
            <text:p/>
          </table:table-cell>
          <table:table-cell table:style-name="ce14" table:formula="of:=IF([.H4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emedyGames</text:p>
          </table:table-cell>
          <table:table-cell table:formula="of:=CONCATENATE([.G409];&quot;,&quot;;[.H409];&quot;,&quot;;[.I409];&quot;,&quot;;[.J409];&quot;,&quot;;[.K409];&quot;,&quot;;[.L409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Youtube Channel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YOUTUBE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9:.X409];&quot;X&quot;)" office:value-type="float" office:value="2">
            <text:p>2</text:p>
          </table:table-cell>
          <table:table-cell table:style-name="ce14" table:formula="of:=IF(AND([.I409]=&quot;&quot;&quot;studio&quot;&quot;&quot;;[.J409]=&quot;&quot;&quot;america&quot;&quot;&quot;);&quot;x&quot;;&quot;&quot;)">
            <text:p/>
          </table:table-cell>
          <table:table-cell table:style-name="ce14" table:formula="of:=IF(AND([.I409]=&quot;&quot;&quot;studio&quot;&quot;&quot;;[.J409]=&quot;&quot;&quot;japan&quot;&quot;&quot;);&quot;x&quot;;&quot;&quot;)">
            <text:p/>
          </table:table-cell>
          <table:table-cell table:style-name="ce14" table:formula="of:=IF(AND([.I409]=&quot;&quot;&quot;studio&quot;&quot;&quot;;[.J409]=&quot;&quot;&quot;world&quot;&quot;&quot;);&quot;x&quot;;&quot;&quot;)">
            <text:p/>
          </table:table-cell>
          <table:table-cell table:style-name="ce14" table:formula="of:=IF(AND([.I409]=&quot;&quot;&quot;studio&quot;&quot;&quot;;[.J409]=&quot;&quot;&quot;europe&quot;&quot;&quot;);&quot;x&quot;;&quot;&quot;)" office:value-type="string" office:string-value="x">
            <text:p>x</text:p>
          </table:table-cell>
          <table:table-cell table:style-name="ce14" table:formula="of:=IF([.H409]=&quot;&quot;&quot;thirdparty&quot;&quot;&quot;;&quot;X&quot;;&quot;&quot;)" office:value-type="string" office:string-value="X">
            <text:p>X</text:p>
          </table:table-cell>
          <table:table-cell table:style-name="ce14" table:formula="of:=IF([.H409]=&quot;&quot;&quot;indie&quot;&quot;&quot;;&quot;X&quot;;&quot;&quot;)">
            <text:p/>
          </table:table-cell>
          <table:table-cell table:style-name="ce14" table:formula="of:=IF([.H409]=&quot;&quot;&quot;nintendo&quot;&quot;&quot;;&quot;X&quot;;&quot;&quot;)">
            <text:p/>
          </table:table-cell>
          <table:table-cell table:style-name="ce14" table:formula="of:=IF([.H409]=&quot;&quot;&quot;sony&quot;&quot;&quot;;&quot;X&quot;;&quot;&quot;)">
            <text:p/>
          </table:table-cell>
          <table:table-cell table:style-name="ce14" table:formula="of:=IF([.H409]=&quot;&quot;&quot;microsoft&quot;&quot;&quot;;&quot;X&quot;;&quot;&quot;)">
            <text:p/>
          </table:table-cell>
          <table:table-cell table:style-name="ce14" table:formula="of:=IF([.K409]=&quot;&quot;&quot;people&quot;&quot;&quot;;&quot;X&quot;;&quot;&quot;)">
            <text:p/>
          </table:table-cell>
          <table:table-cell table:style-name="ce14" table:formula="of:=IF([.H4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olswatsham.blogspot.com/feeds/posts/default</text:p>
          </table:table-cell>
          <table:table-cell table:formula="of:=CONCATENATE([.G410];&quot;,&quot;;[.H410];&quot;,&quot;;[.I410];&quot;,&quot;;[.J410];&quot;,&quot;;[.K410];&quot;,&quot;;[.L410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News Feed of Jools Watsham: Founder of Renegade Kid</text:p>
          </table:table-cell>
          <table:table-cell office:value-type="string">
            <text:p>http://www.renegadekid.com/company.htm</text:p>
          </table:table-cell>
          <table:table-cell office:value-type="string">
            <text:p>Dementium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10:.X410];&quot;X&quot;)" office:value-type="float" office:value="2">
            <text:p>2</text:p>
          </table:table-cell>
          <table:table-cell table:style-name="ce14" table:formula="of:=IF(AND([.I410]=&quot;&quot;&quot;studio&quot;&quot;&quot;;[.J410]=&quot;&quot;&quot;america&quot;&quot;&quot;);&quot;x&quot;;&quot;&quot;)">
            <text:p/>
          </table:table-cell>
          <table:table-cell table:style-name="ce14" table:formula="of:=IF(AND([.I410]=&quot;&quot;&quot;studio&quot;&quot;&quot;;[.J410]=&quot;&quot;&quot;japan&quot;&quot;&quot;);&quot;x&quot;;&quot;&quot;)">
            <text:p/>
          </table:table-cell>
          <table:table-cell table:style-name="ce14" table:formula="of:=IF(AND([.I410]=&quot;&quot;&quot;studio&quot;&quot;&quot;;[.J410]=&quot;&quot;&quot;world&quot;&quot;&quot;);&quot;x&quot;;&quot;&quot;)">
            <text:p/>
          </table:table-cell>
          <table:table-cell table:style-name="ce14" table:formula="of:=IF(AND([.I410]=&quot;&quot;&quot;studio&quot;&quot;&quot;;[.J410]=&quot;&quot;&quot;europe&quot;&quot;&quot;);&quot;x&quot;;&quot;&quot;)">
            <text:p/>
          </table:table-cell>
          <table:table-cell table:style-name="ce14" table:formula="of:=IF([.H410]=&quot;&quot;&quot;thirdparty&quot;&quot;&quot;;&quot;X&quot;;&quot;&quot;)">
            <text:p/>
          </table:table-cell>
          <table:table-cell table:style-name="ce14" table:formula="of:=IF([.H410]=&quot;&quot;&quot;indie&quot;&quot;&quot;;&quot;X&quot;;&quot;&quot;)" office:value-type="string" office:string-value="X">
            <text:p>X</text:p>
          </table:table-cell>
          <table:table-cell table:style-name="ce14" table:formula="of:=IF([.H410]=&quot;&quot;&quot;nintendo&quot;&quot;&quot;;&quot;X&quot;;&quot;&quot;)">
            <text:p/>
          </table:table-cell>
          <table:table-cell table:style-name="ce14" table:formula="of:=IF([.H410]=&quot;&quot;&quot;sony&quot;&quot;&quot;;&quot;X&quot;;&quot;&quot;)">
            <text:p/>
          </table:table-cell>
          <table:table-cell table:style-name="ce14" table:formula="of:=IF([.H410]=&quot;&quot;&quot;microsoft&quot;&quot;&quot;;&quot;X&quot;;&quot;&quot;)">
            <text:p/>
          </table:table-cell>
          <table:table-cell table:style-name="ce14" table:formula="of:=IF([.K410]=&quot;&quot;&quot;people&quot;&quot;&quot;;&quot;X&quot;;&quot;&quot;)" office:value-type="string" office:string-value="X">
            <text:p>X</text:p>
          </table:table-cell>
          <table:table-cell table:style-name="ce14" table:formula="of:=IF([.H4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olsWatsham</text:p>
          </table:table-cell>
          <table:table-cell table:formula="of:=CONCATENATE([.G411];&quot;,&quot;;[.H411];&quot;,&quot;;[.I411];&quot;,&quot;;[.J411];&quot;,&quot;;[.K411];&quot;,&quot;;[.L411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ols Watsham: Founder of Renegade Kid</text:p>
          </table:table-cell>
          <table:table-cell office:value-type="string">
            <text:p>http://www.renegadekid.com/company.htm</text:p>
          </table:table-cell>
          <table:table-cell office:value-type="string">
            <text:p>Dementium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11:.X411];&quot;X&quot;)" office:value-type="float" office:value="2">
            <text:p>2</text:p>
          </table:table-cell>
          <table:table-cell table:style-name="ce14" table:formula="of:=IF(AND([.I411]=&quot;&quot;&quot;studio&quot;&quot;&quot;;[.J411]=&quot;&quot;&quot;america&quot;&quot;&quot;);&quot;x&quot;;&quot;&quot;)">
            <text:p/>
          </table:table-cell>
          <table:table-cell table:style-name="ce14" table:formula="of:=IF(AND([.I411]=&quot;&quot;&quot;studio&quot;&quot;&quot;;[.J411]=&quot;&quot;&quot;japan&quot;&quot;&quot;);&quot;x&quot;;&quot;&quot;)">
            <text:p/>
          </table:table-cell>
          <table:table-cell table:style-name="ce14" table:formula="of:=IF(AND([.I411]=&quot;&quot;&quot;studio&quot;&quot;&quot;;[.J411]=&quot;&quot;&quot;world&quot;&quot;&quot;);&quot;x&quot;;&quot;&quot;)">
            <text:p/>
          </table:table-cell>
          <table:table-cell table:style-name="ce14" table:formula="of:=IF(AND([.I411]=&quot;&quot;&quot;studio&quot;&quot;&quot;;[.J411]=&quot;&quot;&quot;europe&quot;&quot;&quot;);&quot;x&quot;;&quot;&quot;)">
            <text:p/>
          </table:table-cell>
          <table:table-cell table:style-name="ce14" table:formula="of:=IF([.H411]=&quot;&quot;&quot;thirdparty&quot;&quot;&quot;;&quot;X&quot;;&quot;&quot;)">
            <text:p/>
          </table:table-cell>
          <table:table-cell table:style-name="ce14" table:formula="of:=IF([.H411]=&quot;&quot;&quot;indie&quot;&quot;&quot;;&quot;X&quot;;&quot;&quot;)" office:value-type="string" office:string-value="X">
            <text:p>X</text:p>
          </table:table-cell>
          <table:table-cell table:style-name="ce14" table:formula="of:=IF([.H411]=&quot;&quot;&quot;nintendo&quot;&quot;&quot;;&quot;X&quot;;&quot;&quot;)">
            <text:p/>
          </table:table-cell>
          <table:table-cell table:style-name="ce14" table:formula="of:=IF([.H411]=&quot;&quot;&quot;sony&quot;&quot;&quot;;&quot;X&quot;;&quot;&quot;)">
            <text:p/>
          </table:table-cell>
          <table:table-cell table:style-name="ce14" table:formula="of:=IF([.H411]=&quot;&quot;&quot;microsoft&quot;&quot;&quot;;&quot;X&quot;;&quot;&quot;)">
            <text:p/>
          </table:table-cell>
          <table:table-cell table:style-name="ce14" table:formula="of:=IF([.K411]=&quot;&quot;&quot;people&quot;&quot;&quot;;&quot;X&quot;;&quot;&quot;)" office:value-type="string" office:string-value="X">
            <text:p>X</text:p>
          </table:table-cell>
          <table:table-cell table:style-name="ce14" table:formula="of:=IF([.H4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26841837428797</text:p>
          </table:table-cell>
          <table:table-cell table:formula="of:=CONCATENATE([.G412];&quot;,&quot;;[.H412];&quot;,&quot;;[.I412];&quot;,&quot;;[.J412];&quot;,&quot;;[.K412];&quot;,&quot;;[.L412])" office:value-type="string" office:string-value="&quot;retrostudios&quot;,&quot;nintendo&quot;,&quot;studio&quot;,&quot;america&quot;,&quot;pr&quot;,&quot;generic&quot;">
            <text:p>"retrostudios","nintendo","studio","america","pr","generic"</text:p>
          </table:table-cell>
          <table:table-cell table:style-name="ce5" office:value-type="string">
            <text:p>Official Facebook Page of Retro Studios</text:p>
          </table:table-cell>
          <table:table-cell office:value-type="string">
            <text:p>http://www.retrostudios.com/retro.asp</text:p>
          </table:table-cell>
          <table:table-cell office:value-type="string">
            <text:p>Metroid Prime series</text:p>
          </table:table-cell>
          <table:table-cell office:value-type="string">
            <text:p>FACEBOOK</text:p>
          </table:table-cell>
          <table:table-cell office:value-type="string">
            <text:p>"retrostudios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2:.X412];&quot;X&quot;)" office:value-type="float" office:value="2">
            <text:p>2</text:p>
          </table:table-cell>
          <table:table-cell table:style-name="ce14" table:formula="of:=IF(AND([.I412]=&quot;&quot;&quot;studio&quot;&quot;&quot;;[.J412]=&quot;&quot;&quot;america&quot;&quot;&quot;);&quot;x&quot;;&quot;&quot;)" office:value-type="string" office:string-value="x">
            <text:p>x</text:p>
          </table:table-cell>
          <table:table-cell table:style-name="ce14" table:formula="of:=IF(AND([.I412]=&quot;&quot;&quot;studio&quot;&quot;&quot;;[.J412]=&quot;&quot;&quot;japan&quot;&quot;&quot;);&quot;x&quot;;&quot;&quot;)">
            <text:p/>
          </table:table-cell>
          <table:table-cell table:style-name="ce14" table:formula="of:=IF(AND([.I412]=&quot;&quot;&quot;studio&quot;&quot;&quot;;[.J412]=&quot;&quot;&quot;world&quot;&quot;&quot;);&quot;x&quot;;&quot;&quot;)">
            <text:p/>
          </table:table-cell>
          <table:table-cell table:style-name="ce14" table:formula="of:=IF(AND([.I412]=&quot;&quot;&quot;studio&quot;&quot;&quot;;[.J412]=&quot;&quot;&quot;europe&quot;&quot;&quot;);&quot;x&quot;;&quot;&quot;)">
            <text:p/>
          </table:table-cell>
          <table:table-cell table:style-name="ce14" table:formula="of:=IF([.H412]=&quot;&quot;&quot;thirdparty&quot;&quot;&quot;;&quot;X&quot;;&quot;&quot;)">
            <text:p/>
          </table:table-cell>
          <table:table-cell table:style-name="ce14" table:formula="of:=IF([.H412]=&quot;&quot;&quot;indie&quot;&quot;&quot;;&quot;X&quot;;&quot;&quot;)">
            <text:p/>
          </table:table-cell>
          <table:table-cell table:style-name="ce14" table:formula="of:=IF([.H412]=&quot;&quot;&quot;nintendo&quot;&quot;&quot;;&quot;X&quot;;&quot;&quot;)" office:value-type="string" office:string-value="X">
            <text:p>X</text:p>
          </table:table-cell>
          <table:table-cell table:style-name="ce14" table:formula="of:=IF([.H412]=&quot;&quot;&quot;sony&quot;&quot;&quot;;&quot;X&quot;;&quot;&quot;)">
            <text:p/>
          </table:table-cell>
          <table:table-cell table:style-name="ce14" table:formula="of:=IF([.H412]=&quot;&quot;&quot;microsoft&quot;&quot;&quot;;&quot;X&quot;;&quot;&quot;)">
            <text:p/>
          </table:table-cell>
          <table:table-cell table:style-name="ce14" table:formula="of:=IF([.K412]=&quot;&quot;&quot;people&quot;&quot;&quot;;&quot;X&quot;;&quot;&quot;)">
            <text:p/>
          </table:table-cell>
          <table:table-cell table:style-name="ce14" table:formula="of:=IF([.H4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vonkoz</text:p>
          </table:table-cell>
          <table:table-cell table:formula="of:=CONCATENATE([.G413];&quot;,&quot;;[.H413];&quot;,&quot;;[.I413];&quot;,&quot;;[.J413];&quot;,&quot;;[.K413];&quot;,&quot;;[.L413])" office:value-type="string" office:string-value="&quot;retrostudios&quot;,&quot;nintendo&quot;,&quot;studio&quot;,&quot;america&quot;,&quot;pr&quot;,&quot;generic&quot;">
            <text:p>"retrostudios","nintendo","studio","america","pr","generic"</text:p>
          </table:table-cell>
          <table:table-cell table:style-name="ce5" office:value-type="string">
            <text:p>Official Twitter Account of Erik Kozlowsky: Artist for Retro Studios</text:p>
          </table:table-cell>
          <table:table-cell office:value-type="string">
            <text:p>http://www.retrostudios.com/retro.asp</text:p>
          </table:table-cell>
          <table:table-cell office:value-type="string">
            <text:p>Metroid Prime series</text:p>
          </table:table-cell>
          <table:table-cell office:value-type="string">
            <text:p>TWITTER</text:p>
          </table:table-cell>
          <table:table-cell office:value-type="string">
            <text:p>"retrostudios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3:.X413];&quot;X&quot;)" office:value-type="float" office:value="2">
            <text:p>2</text:p>
          </table:table-cell>
          <table:table-cell table:style-name="ce14" table:formula="of:=IF(AND([.I413]=&quot;&quot;&quot;studio&quot;&quot;&quot;;[.J413]=&quot;&quot;&quot;america&quot;&quot;&quot;);&quot;x&quot;;&quot;&quot;)" office:value-type="string" office:string-value="x">
            <text:p>x</text:p>
          </table:table-cell>
          <table:table-cell table:style-name="ce14" table:formula="of:=IF(AND([.I413]=&quot;&quot;&quot;studio&quot;&quot;&quot;;[.J413]=&quot;&quot;&quot;japan&quot;&quot;&quot;);&quot;x&quot;;&quot;&quot;)">
            <text:p/>
          </table:table-cell>
          <table:table-cell table:style-name="ce14" table:formula="of:=IF(AND([.I413]=&quot;&quot;&quot;studio&quot;&quot;&quot;;[.J413]=&quot;&quot;&quot;world&quot;&quot;&quot;);&quot;x&quot;;&quot;&quot;)">
            <text:p/>
          </table:table-cell>
          <table:table-cell table:style-name="ce14" table:formula="of:=IF(AND([.I413]=&quot;&quot;&quot;studio&quot;&quot;&quot;;[.J413]=&quot;&quot;&quot;europe&quot;&quot;&quot;);&quot;x&quot;;&quot;&quot;)">
            <text:p/>
          </table:table-cell>
          <table:table-cell table:style-name="ce14" table:formula="of:=IF([.H413]=&quot;&quot;&quot;thirdparty&quot;&quot;&quot;;&quot;X&quot;;&quot;&quot;)">
            <text:p/>
          </table:table-cell>
          <table:table-cell table:style-name="ce14" table:formula="of:=IF([.H413]=&quot;&quot;&quot;indie&quot;&quot;&quot;;&quot;X&quot;;&quot;&quot;)">
            <text:p/>
          </table:table-cell>
          <table:table-cell table:style-name="ce14" table:formula="of:=IF([.H413]=&quot;&quot;&quot;nintendo&quot;&quot;&quot;;&quot;X&quot;;&quot;&quot;)" office:value-type="string" office:string-value="X">
            <text:p>X</text:p>
          </table:table-cell>
          <table:table-cell table:style-name="ce14" table:formula="of:=IF([.H413]=&quot;&quot;&quot;sony&quot;&quot;&quot;;&quot;X&quot;;&quot;&quot;)">
            <text:p/>
          </table:table-cell>
          <table:table-cell table:style-name="ce14" table:formula="of:=IF([.H413]=&quot;&quot;&quot;microsoft&quot;&quot;&quot;;&quot;X&quot;;&quot;&quot;)">
            <text:p/>
          </table:table-cell>
          <table:table-cell table:style-name="ce14" table:formula="of:=IF([.K413]=&quot;&quot;&quot;people&quot;&quot;&quot;;&quot;X&quot;;&quot;&quot;)">
            <text:p/>
          </table:table-cell>
          <table:table-cell table:style-name="ce14" table:formula="of:=IF([.H4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7239338857</text:p>
          </table:table-cell>
          <table:table-cell table:formula="of:=CONCATENATE([.G414];&quot;,&quot;;[.H414];&quot;,&quot;;[.I414];&quot;,&quot;;[.J414];&quot;,&quot;;[.K414];&quot;,&quot;;[.L414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Facebook Page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FACEBOOK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4:.X414];&quot;X&quot;)" office:value-type="float" office:value="2">
            <text:p>2</text:p>
          </table:table-cell>
          <table:table-cell table:style-name="ce14" table:formula="of:=IF(AND([.I414]=&quot;&quot;&quot;studio&quot;&quot;&quot;;[.J414]=&quot;&quot;&quot;america&quot;&quot;&quot;);&quot;x&quot;;&quot;&quot;)">
            <text:p/>
          </table:table-cell>
          <table:table-cell table:style-name="ce14" table:formula="of:=IF(AND([.I414]=&quot;&quot;&quot;studio&quot;&quot;&quot;;[.J414]=&quot;&quot;&quot;japan&quot;&quot;&quot;);&quot;x&quot;;&quot;&quot;)">
            <text:p/>
          </table:table-cell>
          <table:table-cell table:style-name="ce14" table:formula="of:=IF(AND([.I414]=&quot;&quot;&quot;studio&quot;&quot;&quot;;[.J414]=&quot;&quot;&quot;world&quot;&quot;&quot;);&quot;x&quot;;&quot;&quot;)">
            <text:p/>
          </table:table-cell>
          <table:table-cell table:style-name="ce14" table:formula="of:=IF(AND([.I414]=&quot;&quot;&quot;studio&quot;&quot;&quot;;[.J414]=&quot;&quot;&quot;europe&quot;&quot;&quot;);&quot;x&quot;;&quot;&quot;)" office:value-type="string" office:string-value="x">
            <text:p>x</text:p>
          </table:table-cell>
          <table:table-cell table:style-name="ce14" table:formula="of:=IF([.H414]=&quot;&quot;&quot;thirdparty&quot;&quot;&quot;;&quot;X&quot;;&quot;&quot;)" office:value-type="string" office:string-value="X">
            <text:p>X</text:p>
          </table:table-cell>
          <table:table-cell table:style-name="ce14" table:formula="of:=IF([.H414]=&quot;&quot;&quot;indie&quot;&quot;&quot;;&quot;X&quot;;&quot;&quot;)">
            <text:p/>
          </table:table-cell>
          <table:table-cell table:style-name="ce14" table:formula="of:=IF([.H414]=&quot;&quot;&quot;nintendo&quot;&quot;&quot;;&quot;X&quot;;&quot;&quot;)">
            <text:p/>
          </table:table-cell>
          <table:table-cell table:style-name="ce14" table:formula="of:=IF([.H414]=&quot;&quot;&quot;sony&quot;&quot;&quot;;&quot;X&quot;;&quot;&quot;)">
            <text:p/>
          </table:table-cell>
          <table:table-cell table:style-name="ce14" table:formula="of:=IF([.H414]=&quot;&quot;&quot;microsoft&quot;&quot;&quot;;&quot;X&quot;;&quot;&quot;)">
            <text:p/>
          </table:table-cell>
          <table:table-cell table:style-name="ce14" table:formula="of:=IF([.K414]=&quot;&quot;&quot;people&quot;&quot;&quot;;&quot;X&quot;;&quot;&quot;)">
            <text:p/>
          </table:table-cell>
          <table:table-cell table:style-name="ce14" table:formula="of:=IF([.H4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evolution.co.uk/news/feeds/latest/</text:p>
          </table:table-cell>
          <table:table-cell table:formula="of:=CONCATENATE([.G415];&quot;,&quot;;[.H415];&quot;,&quot;;[.I415];&quot;,&quot;;[.J415];&quot;,&quot;;[.K415];&quot;,&quot;;[.L415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News Feed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NEWS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5:.X415];&quot;X&quot;)" office:value-type="float" office:value="2">
            <text:p>2</text:p>
          </table:table-cell>
          <table:table-cell table:style-name="ce14" table:formula="of:=IF(AND([.I415]=&quot;&quot;&quot;studio&quot;&quot;&quot;;[.J415]=&quot;&quot;&quot;america&quot;&quot;&quot;);&quot;x&quot;;&quot;&quot;)">
            <text:p/>
          </table:table-cell>
          <table:table-cell table:style-name="ce14" table:formula="of:=IF(AND([.I415]=&quot;&quot;&quot;studio&quot;&quot;&quot;;[.J415]=&quot;&quot;&quot;japan&quot;&quot;&quot;);&quot;x&quot;;&quot;&quot;)">
            <text:p/>
          </table:table-cell>
          <table:table-cell table:style-name="ce14" table:formula="of:=IF(AND([.I415]=&quot;&quot;&quot;studio&quot;&quot;&quot;;[.J415]=&quot;&quot;&quot;world&quot;&quot;&quot;);&quot;x&quot;;&quot;&quot;)">
            <text:p/>
          </table:table-cell>
          <table:table-cell table:style-name="ce14" table:formula="of:=IF(AND([.I415]=&quot;&quot;&quot;studio&quot;&quot;&quot;;[.J415]=&quot;&quot;&quot;europe&quot;&quot;&quot;);&quot;x&quot;;&quot;&quot;)" office:value-type="string" office:string-value="x">
            <text:p>x</text:p>
          </table:table-cell>
          <table:table-cell table:style-name="ce14" table:formula="of:=IF([.H415]=&quot;&quot;&quot;thirdparty&quot;&quot;&quot;;&quot;X&quot;;&quot;&quot;)" office:value-type="string" office:string-value="X">
            <text:p>X</text:p>
          </table:table-cell>
          <table:table-cell table:style-name="ce14" table:formula="of:=IF([.H415]=&quot;&quot;&quot;indie&quot;&quot;&quot;;&quot;X&quot;;&quot;&quot;)">
            <text:p/>
          </table:table-cell>
          <table:table-cell table:style-name="ce14" table:formula="of:=IF([.H415]=&quot;&quot;&quot;nintendo&quot;&quot;&quot;;&quot;X&quot;;&quot;&quot;)">
            <text:p/>
          </table:table-cell>
          <table:table-cell table:style-name="ce14" table:formula="of:=IF([.H415]=&quot;&quot;&quot;sony&quot;&quot;&quot;;&quot;X&quot;;&quot;&quot;)">
            <text:p/>
          </table:table-cell>
          <table:table-cell table:style-name="ce14" table:formula="of:=IF([.H415]=&quot;&quot;&quot;microsoft&quot;&quot;&quot;;&quot;X&quot;;&quot;&quot;)">
            <text:p/>
          </table:table-cell>
          <table:table-cell table:style-name="ce14" table:formula="of:=IF([.K415]=&quot;&quot;&quot;people&quot;&quot;&quot;;&quot;X&quot;;&quot;&quot;)">
            <text:p/>
          </table:table-cell>
          <table:table-cell table:style-name="ce14" table:formula="of:=IF([.H4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vbot</text:p>
          </table:table-cell>
          <table:table-cell table:formula="of:=CONCATENATE([.G416];&quot;,&quot;;[.H416];&quot;,&quot;;[.I416];&quot;,&quot;;[.J416];&quot;,&quot;;[.K416];&quot;,&quot;;[.L416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Twitter Account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TWITTER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6:.X416];&quot;X&quot;)" office:value-type="float" office:value="2">
            <text:p>2</text:p>
          </table:table-cell>
          <table:table-cell table:style-name="ce14" table:formula="of:=IF(AND([.I416]=&quot;&quot;&quot;studio&quot;&quot;&quot;;[.J416]=&quot;&quot;&quot;america&quot;&quot;&quot;);&quot;x&quot;;&quot;&quot;)">
            <text:p/>
          </table:table-cell>
          <table:table-cell table:style-name="ce14" table:formula="of:=IF(AND([.I416]=&quot;&quot;&quot;studio&quot;&quot;&quot;;[.J416]=&quot;&quot;&quot;japan&quot;&quot;&quot;);&quot;x&quot;;&quot;&quot;)">
            <text:p/>
          </table:table-cell>
          <table:table-cell table:style-name="ce14" table:formula="of:=IF(AND([.I416]=&quot;&quot;&quot;studio&quot;&quot;&quot;;[.J416]=&quot;&quot;&quot;world&quot;&quot;&quot;);&quot;x&quot;;&quot;&quot;)">
            <text:p/>
          </table:table-cell>
          <table:table-cell table:style-name="ce14" table:formula="of:=IF(AND([.I416]=&quot;&quot;&quot;studio&quot;&quot;&quot;;[.J416]=&quot;&quot;&quot;europe&quot;&quot;&quot;);&quot;x&quot;;&quot;&quot;)" office:value-type="string" office:string-value="x">
            <text:p>x</text:p>
          </table:table-cell>
          <table:table-cell table:style-name="ce14" table:formula="of:=IF([.H416]=&quot;&quot;&quot;thirdparty&quot;&quot;&quot;;&quot;X&quot;;&quot;&quot;)" office:value-type="string" office:string-value="X">
            <text:p>X</text:p>
          </table:table-cell>
          <table:table-cell table:style-name="ce14" table:formula="of:=IF([.H416]=&quot;&quot;&quot;indie&quot;&quot;&quot;;&quot;X&quot;;&quot;&quot;)">
            <text:p/>
          </table:table-cell>
          <table:table-cell table:style-name="ce14" table:formula="of:=IF([.H416]=&quot;&quot;&quot;nintendo&quot;&quot;&quot;;&quot;X&quot;;&quot;&quot;)">
            <text:p/>
          </table:table-cell>
          <table:table-cell table:style-name="ce14" table:formula="of:=IF([.H416]=&quot;&quot;&quot;sony&quot;&quot;&quot;;&quot;X&quot;;&quot;&quot;)">
            <text:p/>
          </table:table-cell>
          <table:table-cell table:style-name="ce14" table:formula="of:=IF([.H416]=&quot;&quot;&quot;microsoft&quot;&quot;&quot;;&quot;X&quot;;&quot;&quot;)">
            <text:p/>
          </table:table-cell>
          <table:table-cell table:style-name="ce14" table:formula="of:=IF([.K416]=&quot;&quot;&quot;people&quot;&quot;&quot;;&quot;X&quot;;&quot;&quot;)">
            <text:p/>
          </table:table-cell>
          <table:table-cell table:style-name="ce14" table:formula="of:=IF([.H4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7998471601271</text:p>
          </table:table-cell>
          <table:table-cell table:formula="of:=CONCATENATE([.G417];&quot;,&quot;;[.H417];&quot;,&quot;;[.I417];&quot;,&quot;;[.J417];&quot;,&quot;;[.K417];&quot;,&quot;;[.L417])" office:value-type="string" office:string-value="&quot;ripstone&quot;,&quot;thirdparty&quot;,&quot;distributor&quot;,&quot;worldwide&quot;,&quot;pr&quot;,&quot;generic&quot;">
            <text:p>"ripstone","thirdparty","distributor","worldwide","pr","generic"</text:p>
          </table:table-cell>
          <table:table-cell office:value-type="string">
            <text:p>Official Facebook Page of Ripstone</text:p>
          </table:table-cell>
          <table:table-cell office:value-type="string">
            <text:p>http://www.ripstone.com/#work</text:p>
          </table:table-cell>
          <table:table-cell/>
          <table:table-cell office:value-type="string">
            <text:p>FACEBOOK</text:p>
          </table:table-cell>
          <table:table-cell office:value-type="string">
            <text:p>"ripstone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7:.X417];&quot;X&quot;)" office:value-type="float" office:value="1">
            <text:p>1</text:p>
          </table:table-cell>
          <table:table-cell table:style-name="ce14" table:formula="of:=IF(AND([.I417]=&quot;&quot;&quot;studio&quot;&quot;&quot;;[.J417]=&quot;&quot;&quot;america&quot;&quot;&quot;);&quot;x&quot;;&quot;&quot;)">
            <text:p/>
          </table:table-cell>
          <table:table-cell table:style-name="ce14" table:formula="of:=IF(AND([.I417]=&quot;&quot;&quot;studio&quot;&quot;&quot;;[.J417]=&quot;&quot;&quot;japan&quot;&quot;&quot;);&quot;x&quot;;&quot;&quot;)">
            <text:p/>
          </table:table-cell>
          <table:table-cell table:style-name="ce14" table:formula="of:=IF(AND([.I417]=&quot;&quot;&quot;studio&quot;&quot;&quot;;[.J417]=&quot;&quot;&quot;world&quot;&quot;&quot;);&quot;x&quot;;&quot;&quot;)">
            <text:p/>
          </table:table-cell>
          <table:table-cell table:style-name="ce14" table:formula="of:=IF(AND([.I417]=&quot;&quot;&quot;studio&quot;&quot;&quot;;[.J417]=&quot;&quot;&quot;europe&quot;&quot;&quot;);&quot;x&quot;;&quot;&quot;)">
            <text:p/>
          </table:table-cell>
          <table:table-cell table:style-name="ce14" table:formula="of:=IF([.H417]=&quot;&quot;&quot;thirdparty&quot;&quot;&quot;;&quot;X&quot;;&quot;&quot;)" office:value-type="string" office:string-value="X">
            <text:p>X</text:p>
          </table:table-cell>
          <table:table-cell table:style-name="ce14" table:formula="of:=IF([.H417]=&quot;&quot;&quot;indie&quot;&quot;&quot;;&quot;X&quot;;&quot;&quot;)">
            <text:p/>
          </table:table-cell>
          <table:table-cell table:style-name="ce14" table:formula="of:=IF([.H417]=&quot;&quot;&quot;nintendo&quot;&quot;&quot;;&quot;X&quot;;&quot;&quot;)">
            <text:p/>
          </table:table-cell>
          <table:table-cell table:style-name="ce14" table:formula="of:=IF([.H417]=&quot;&quot;&quot;sony&quot;&quot;&quot;;&quot;X&quot;;&quot;&quot;)">
            <text:p/>
          </table:table-cell>
          <table:table-cell table:style-name="ce14" table:formula="of:=IF([.H417]=&quot;&quot;&quot;microsoft&quot;&quot;&quot;;&quot;X&quot;;&quot;&quot;)">
            <text:p/>
          </table:table-cell>
          <table:table-cell table:style-name="ce14" table:formula="of:=IF([.K417]=&quot;&quot;&quot;people&quot;&quot;&quot;;&quot;X&quot;;&quot;&quot;)">
            <text:p/>
          </table:table-cell>
          <table:table-cell table:style-name="ce14" table:formula="of:=IF([.H4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ipstonegames</text:p>
          </table:table-cell>
          <table:table-cell table:formula="of:=CONCATENATE([.G418];&quot;,&quot;;[.H418];&quot;,&quot;;[.I418];&quot;,&quot;;[.J418];&quot;,&quot;;[.K418];&quot;,&quot;;[.L418])" office:value-type="string" office:string-value="&quot;ripstone&quot;,&quot;thirdparty&quot;,&quot;distributor&quot;,&quot;worldwide&quot;,&quot;pr&quot;,&quot;generic&quot;">
            <text:p>"ripstone","thirdparty","distributor","worldwide","pr","generic"</text:p>
          </table:table-cell>
          <table:table-cell office:value-type="string">
            <text:p>Official Twitter Account of Ripstone</text:p>
          </table:table-cell>
          <table:table-cell office:value-type="string">
            <text:p>http://www.ripstone.com/#work</text:p>
          </table:table-cell>
          <table:table-cell/>
          <table:table-cell office:value-type="string">
            <text:p>TWITTER</text:p>
          </table:table-cell>
          <table:table-cell office:value-type="string">
            <text:p>"ripstone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8:.X418];&quot;X&quot;)" office:value-type="float" office:value="1">
            <text:p>1</text:p>
          </table:table-cell>
          <table:table-cell table:style-name="ce14" table:formula="of:=IF(AND([.I418]=&quot;&quot;&quot;studio&quot;&quot;&quot;;[.J418]=&quot;&quot;&quot;america&quot;&quot;&quot;);&quot;x&quot;;&quot;&quot;)">
            <text:p/>
          </table:table-cell>
          <table:table-cell table:style-name="ce14" table:formula="of:=IF(AND([.I418]=&quot;&quot;&quot;studio&quot;&quot;&quot;;[.J418]=&quot;&quot;&quot;japan&quot;&quot;&quot;);&quot;x&quot;;&quot;&quot;)">
            <text:p/>
          </table:table-cell>
          <table:table-cell table:style-name="ce14" table:formula="of:=IF(AND([.I418]=&quot;&quot;&quot;studio&quot;&quot;&quot;;[.J418]=&quot;&quot;&quot;world&quot;&quot;&quot;);&quot;x&quot;;&quot;&quot;)">
            <text:p/>
          </table:table-cell>
          <table:table-cell table:style-name="ce14" table:formula="of:=IF(AND([.I418]=&quot;&quot;&quot;studio&quot;&quot;&quot;;[.J418]=&quot;&quot;&quot;europe&quot;&quot;&quot;);&quot;x&quot;;&quot;&quot;)">
            <text:p/>
          </table:table-cell>
          <table:table-cell table:style-name="ce14" table:formula="of:=IF([.H418]=&quot;&quot;&quot;thirdparty&quot;&quot;&quot;;&quot;X&quot;;&quot;&quot;)" office:value-type="string" office:string-value="X">
            <text:p>X</text:p>
          </table:table-cell>
          <table:table-cell table:style-name="ce14" table:formula="of:=IF([.H418]=&quot;&quot;&quot;indie&quot;&quot;&quot;;&quot;X&quot;;&quot;&quot;)">
            <text:p/>
          </table:table-cell>
          <table:table-cell table:style-name="ce14" table:formula="of:=IF([.H418]=&quot;&quot;&quot;nintendo&quot;&quot;&quot;;&quot;X&quot;;&quot;&quot;)">
            <text:p/>
          </table:table-cell>
          <table:table-cell table:style-name="ce14" table:formula="of:=IF([.H418]=&quot;&quot;&quot;sony&quot;&quot;&quot;;&quot;X&quot;;&quot;&quot;)">
            <text:p/>
          </table:table-cell>
          <table:table-cell table:style-name="ce14" table:formula="of:=IF([.H418]=&quot;&quot;&quot;microsoft&quot;&quot;&quot;;&quot;X&quot;;&quot;&quot;)">
            <text:p/>
          </table:table-cell>
          <table:table-cell table:style-name="ce14" table:formula="of:=IF([.K418]=&quot;&quot;&quot;people&quot;&quot;&quot;;&quot;X&quot;;&quot;&quot;)">
            <text:p/>
          </table:table-cell>
          <table:table-cell table:style-name="ce14" table:formula="of:=IF([.H4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2125238635</text:p>
          </table:table-cell>
          <table:table-cell table:formula="of:=CONCATENATE([.G419];&quot;,&quot;;[.H419];&quot;,&quot;;[.I419];&quot;,&quot;;[.J419];&quot;,&quot;;[.K419];&quot;,&quot;;[.L419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Facebook Page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FACEBOOK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9:.X419];&quot;X&quot;)" office:value-type="float" office:value="1">
            <text:p>1</text:p>
          </table:table-cell>
          <table:table-cell table:style-name="ce14" table:formula="of:=IF(AND([.I419]=&quot;&quot;&quot;studio&quot;&quot;&quot;;[.J419]=&quot;&quot;&quot;america&quot;&quot;&quot;);&quot;x&quot;;&quot;&quot;)">
            <text:p/>
          </table:table-cell>
          <table:table-cell table:style-name="ce14" table:formula="of:=IF(AND([.I419]=&quot;&quot;&quot;studio&quot;&quot;&quot;;[.J419]=&quot;&quot;&quot;japan&quot;&quot;&quot;);&quot;x&quot;;&quot;&quot;)">
            <text:p/>
          </table:table-cell>
          <table:table-cell table:style-name="ce14" table:formula="of:=IF(AND([.I419]=&quot;&quot;&quot;studio&quot;&quot;&quot;;[.J419]=&quot;&quot;&quot;world&quot;&quot;&quot;);&quot;x&quot;;&quot;&quot;)">
            <text:p/>
          </table:table-cell>
          <table:table-cell table:style-name="ce14" table:formula="of:=IF(AND([.I419]=&quot;&quot;&quot;studio&quot;&quot;&quot;;[.J419]=&quot;&quot;&quot;europe&quot;&quot;&quot;);&quot;x&quot;;&quot;&quot;)">
            <text:p/>
          </table:table-cell>
          <table:table-cell table:style-name="ce14" table:formula="of:=IF([.H419]=&quot;&quot;&quot;thirdparty&quot;&quot;&quot;;&quot;X&quot;;&quot;&quot;)" office:value-type="string" office:string-value="X">
            <text:p>X</text:p>
          </table:table-cell>
          <table:table-cell table:style-name="ce14" table:formula="of:=IF([.H419]=&quot;&quot;&quot;indie&quot;&quot;&quot;;&quot;X&quot;;&quot;&quot;)">
            <text:p/>
          </table:table-cell>
          <table:table-cell table:style-name="ce14" table:formula="of:=IF([.H419]=&quot;&quot;&quot;nintendo&quot;&quot;&quot;;&quot;X&quot;;&quot;&quot;)">
            <text:p/>
          </table:table-cell>
          <table:table-cell table:style-name="ce14" table:formula="of:=IF([.H419]=&quot;&quot;&quot;sony&quot;&quot;&quot;;&quot;X&quot;;&quot;&quot;)">
            <text:p/>
          </table:table-cell>
          <table:table-cell table:style-name="ce14" table:formula="of:=IF([.H419]=&quot;&quot;&quot;microsoft&quot;&quot;&quot;;&quot;X&quot;;&quot;&quot;)">
            <text:p/>
          </table:table-cell>
          <table:table-cell table:style-name="ce14" table:formula="of:=IF([.K419]=&quot;&quot;&quot;people&quot;&quot;&quot;;&quot;X&quot;;&quot;&quot;)">
            <text:p/>
          </table:table-cell>
          <table:table-cell table:style-name="ce14" table:formula="of:=IF([.H4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72431563@N06</text:p>
          </table:table-cell>
          <table:table-cell table:formula="of:=CONCATENATE([.G420];&quot;,&quot;;[.H420];&quot;,&quot;;[.I420];&quot;,&quot;;[.J420];&quot;,&quot;;[.K420];&quot;,&quot;;[.L420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Flick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FLICKR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0:.X420];&quot;X&quot;)" office:value-type="float" office:value="1">
            <text:p>1</text:p>
          </table:table-cell>
          <table:table-cell table:style-name="ce14" table:formula="of:=IF(AND([.I420]=&quot;&quot;&quot;studio&quot;&quot;&quot;;[.J420]=&quot;&quot;&quot;america&quot;&quot;&quot;);&quot;x&quot;;&quot;&quot;)">
            <text:p/>
          </table:table-cell>
          <table:table-cell table:style-name="ce14" table:formula="of:=IF(AND([.I420]=&quot;&quot;&quot;studio&quot;&quot;&quot;;[.J420]=&quot;&quot;&quot;japan&quot;&quot;&quot;);&quot;x&quot;;&quot;&quot;)">
            <text:p/>
          </table:table-cell>
          <table:table-cell table:style-name="ce14" table:formula="of:=IF(AND([.I420]=&quot;&quot;&quot;studio&quot;&quot;&quot;;[.J420]=&quot;&quot;&quot;world&quot;&quot;&quot;);&quot;x&quot;;&quot;&quot;)">
            <text:p/>
          </table:table-cell>
          <table:table-cell table:style-name="ce14" table:formula="of:=IF(AND([.I420]=&quot;&quot;&quot;studio&quot;&quot;&quot;;[.J420]=&quot;&quot;&quot;europe&quot;&quot;&quot;);&quot;x&quot;;&quot;&quot;)">
            <text:p/>
          </table:table-cell>
          <table:table-cell table:style-name="ce14" table:formula="of:=IF([.H420]=&quot;&quot;&quot;thirdparty&quot;&quot;&quot;;&quot;X&quot;;&quot;&quot;)" office:value-type="string" office:string-value="X">
            <text:p>X</text:p>
          </table:table-cell>
          <table:table-cell table:style-name="ce14" table:formula="of:=IF([.H420]=&quot;&quot;&quot;indie&quot;&quot;&quot;;&quot;X&quot;;&quot;&quot;)">
            <text:p/>
          </table:table-cell>
          <table:table-cell table:style-name="ce14" table:formula="of:=IF([.H420]=&quot;&quot;&quot;nintendo&quot;&quot;&quot;;&quot;X&quot;;&quot;&quot;)">
            <text:p/>
          </table:table-cell>
          <table:table-cell table:style-name="ce14" table:formula="of:=IF([.H420]=&quot;&quot;&quot;sony&quot;&quot;&quot;;&quot;X&quot;;&quot;&quot;)">
            <text:p/>
          </table:table-cell>
          <table:table-cell table:style-name="ce14" table:formula="of:=IF([.H420]=&quot;&quot;&quot;microsoft&quot;&quot;&quot;;&quot;X&quot;;&quot;&quot;)">
            <text:p/>
          </table:table-cell>
          <table:table-cell table:style-name="ce14" table:formula="of:=IF([.K420]=&quot;&quot;&quot;people&quot;&quot;&quot;;&quot;X&quot;;&quot;&quot;)">
            <text:p/>
          </table:table-cell>
          <table:table-cell table:style-name="ce14" table:formula="of:=IF([.H4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risingstargames</text:p>
          </table:table-cell>
          <table:table-cell table:formula="of:=CONCATENATE([.G421];&quot;,&quot;;[.H421];&quot;,&quot;;[.I421];&quot;,&quot;;[.J421];&quot;,&quot;;[.K421];&quot;,&quot;;[.L421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Tumbl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NEWS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1:.X421];&quot;X&quot;)" office:value-type="float" office:value="1">
            <text:p>1</text:p>
          </table:table-cell>
          <table:table-cell table:style-name="ce14" table:formula="of:=IF(AND([.I421]=&quot;&quot;&quot;studio&quot;&quot;&quot;;[.J421]=&quot;&quot;&quot;america&quot;&quot;&quot;);&quot;x&quot;;&quot;&quot;)">
            <text:p/>
          </table:table-cell>
          <table:table-cell table:style-name="ce14" table:formula="of:=IF(AND([.I421]=&quot;&quot;&quot;studio&quot;&quot;&quot;;[.J421]=&quot;&quot;&quot;japan&quot;&quot;&quot;);&quot;x&quot;;&quot;&quot;)">
            <text:p/>
          </table:table-cell>
          <table:table-cell table:style-name="ce14" table:formula="of:=IF(AND([.I421]=&quot;&quot;&quot;studio&quot;&quot;&quot;;[.J421]=&quot;&quot;&quot;world&quot;&quot;&quot;);&quot;x&quot;;&quot;&quot;)">
            <text:p/>
          </table:table-cell>
          <table:table-cell table:style-name="ce14" table:formula="of:=IF(AND([.I421]=&quot;&quot;&quot;studio&quot;&quot;&quot;;[.J421]=&quot;&quot;&quot;europe&quot;&quot;&quot;);&quot;x&quot;;&quot;&quot;)">
            <text:p/>
          </table:table-cell>
          <table:table-cell table:style-name="ce14" table:formula="of:=IF([.H421]=&quot;&quot;&quot;thirdparty&quot;&quot;&quot;;&quot;X&quot;;&quot;&quot;)" office:value-type="string" office:string-value="X">
            <text:p>X</text:p>
          </table:table-cell>
          <table:table-cell table:style-name="ce14" table:formula="of:=IF([.H421]=&quot;&quot;&quot;indie&quot;&quot;&quot;;&quot;X&quot;;&quot;&quot;)">
            <text:p/>
          </table:table-cell>
          <table:table-cell table:style-name="ce14" table:formula="of:=IF([.H421]=&quot;&quot;&quot;nintendo&quot;&quot;&quot;;&quot;X&quot;;&quot;&quot;)">
            <text:p/>
          </table:table-cell>
          <table:table-cell table:style-name="ce14" table:formula="of:=IF([.H421]=&quot;&quot;&quot;sony&quot;&quot;&quot;;&quot;X&quot;;&quot;&quot;)">
            <text:p/>
          </table:table-cell>
          <table:table-cell table:style-name="ce14" table:formula="of:=IF([.H421]=&quot;&quot;&quot;microsoft&quot;&quot;&quot;;&quot;X&quot;;&quot;&quot;)">
            <text:p/>
          </table:table-cell>
          <table:table-cell table:style-name="ce14" table:formula="of:=IF([.K421]=&quot;&quot;&quot;people&quot;&quot;&quot;;&quot;X&quot;;&quot;&quot;)">
            <text:p/>
          </table:table-cell>
          <table:table-cell table:style-name="ce14" table:formula="of:=IF([.H4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isingstargames</text:p>
          </table:table-cell>
          <table:table-cell table:formula="of:=CONCATENATE([.G422];&quot;,&quot;;[.H422];&quot;,&quot;;[.I422];&quot;,&quot;;[.J422];&quot;,&quot;;[.K422];&quot;,&quot;;[.L422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Twitte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TWITTER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2:.X422];&quot;X&quot;)" office:value-type="float" office:value="1">
            <text:p>1</text:p>
          </table:table-cell>
          <table:table-cell table:style-name="ce14" table:formula="of:=IF(AND([.I422]=&quot;&quot;&quot;studio&quot;&quot;&quot;;[.J422]=&quot;&quot;&quot;america&quot;&quot;&quot;);&quot;x&quot;;&quot;&quot;)">
            <text:p/>
          </table:table-cell>
          <table:table-cell table:style-name="ce14" table:formula="of:=IF(AND([.I422]=&quot;&quot;&quot;studio&quot;&quot;&quot;;[.J422]=&quot;&quot;&quot;japan&quot;&quot;&quot;);&quot;x&quot;;&quot;&quot;)">
            <text:p/>
          </table:table-cell>
          <table:table-cell table:style-name="ce14" table:formula="of:=IF(AND([.I422]=&quot;&quot;&quot;studio&quot;&quot;&quot;;[.J422]=&quot;&quot;&quot;world&quot;&quot;&quot;);&quot;x&quot;;&quot;&quot;)">
            <text:p/>
          </table:table-cell>
          <table:table-cell table:style-name="ce14" table:formula="of:=IF(AND([.I422]=&quot;&quot;&quot;studio&quot;&quot;&quot;;[.J422]=&quot;&quot;&quot;europe&quot;&quot;&quot;);&quot;x&quot;;&quot;&quot;)">
            <text:p/>
          </table:table-cell>
          <table:table-cell table:style-name="ce14" table:formula="of:=IF([.H422]=&quot;&quot;&quot;thirdparty&quot;&quot;&quot;;&quot;X&quot;;&quot;&quot;)" office:value-type="string" office:string-value="X">
            <text:p>X</text:p>
          </table:table-cell>
          <table:table-cell table:style-name="ce14" table:formula="of:=IF([.H422]=&quot;&quot;&quot;indie&quot;&quot;&quot;;&quot;X&quot;;&quot;&quot;)">
            <text:p/>
          </table:table-cell>
          <table:table-cell table:style-name="ce14" table:formula="of:=IF([.H422]=&quot;&quot;&quot;nintendo&quot;&quot;&quot;;&quot;X&quot;;&quot;&quot;)">
            <text:p/>
          </table:table-cell>
          <table:table-cell table:style-name="ce14" table:formula="of:=IF([.H422]=&quot;&quot;&quot;sony&quot;&quot;&quot;;&quot;X&quot;;&quot;&quot;)">
            <text:p/>
          </table:table-cell>
          <table:table-cell table:style-name="ce14" table:formula="of:=IF([.H422]=&quot;&quot;&quot;microsoft&quot;&quot;&quot;;&quot;X&quot;;&quot;&quot;)">
            <text:p/>
          </table:table-cell>
          <table:table-cell table:style-name="ce14" table:formula="of:=IF([.K422]=&quot;&quot;&quot;people&quot;&quot;&quot;;&quot;X&quot;;&quot;&quot;)">
            <text:p/>
          </table:table-cell>
          <table:table-cell table:style-name="ce14" table:formula="of:=IF([.H4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isingStarGames</text:p>
          </table:table-cell>
          <table:table-cell table:formula="of:=CONCATENATE([.G423];&quot;,&quot;;[.H423];&quot;,&quot;;[.I423];&quot;,&quot;;[.J423];&quot;,&quot;;[.K423];&quot;,&quot;;[.L423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Youtube Channel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YOUTUBE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3:.X423];&quot;X&quot;)" office:value-type="float" office:value="1">
            <text:p>1</text:p>
          </table:table-cell>
          <table:table-cell table:style-name="ce14" table:formula="of:=IF(AND([.I423]=&quot;&quot;&quot;studio&quot;&quot;&quot;;[.J423]=&quot;&quot;&quot;america&quot;&quot;&quot;);&quot;x&quot;;&quot;&quot;)">
            <text:p/>
          </table:table-cell>
          <table:table-cell table:style-name="ce14" table:formula="of:=IF(AND([.I423]=&quot;&quot;&quot;studio&quot;&quot;&quot;;[.J423]=&quot;&quot;&quot;japan&quot;&quot;&quot;);&quot;x&quot;;&quot;&quot;)">
            <text:p/>
          </table:table-cell>
          <table:table-cell table:style-name="ce14" table:formula="of:=IF(AND([.I423]=&quot;&quot;&quot;studio&quot;&quot;&quot;;[.J423]=&quot;&quot;&quot;world&quot;&quot;&quot;);&quot;x&quot;;&quot;&quot;)">
            <text:p/>
          </table:table-cell>
          <table:table-cell table:style-name="ce14" table:formula="of:=IF(AND([.I423]=&quot;&quot;&quot;studio&quot;&quot;&quot;;[.J423]=&quot;&quot;&quot;europe&quot;&quot;&quot;);&quot;x&quot;;&quot;&quot;)">
            <text:p/>
          </table:table-cell>
          <table:table-cell table:style-name="ce14" table:formula="of:=IF([.H423]=&quot;&quot;&quot;thirdparty&quot;&quot;&quot;;&quot;X&quot;;&quot;&quot;)" office:value-type="string" office:string-value="X">
            <text:p>X</text:p>
          </table:table-cell>
          <table:table-cell table:style-name="ce14" table:formula="of:=IF([.H423]=&quot;&quot;&quot;indie&quot;&quot;&quot;;&quot;X&quot;;&quot;&quot;)">
            <text:p/>
          </table:table-cell>
          <table:table-cell table:style-name="ce14" table:formula="of:=IF([.H423]=&quot;&quot;&quot;nintendo&quot;&quot;&quot;;&quot;X&quot;;&quot;&quot;)">
            <text:p/>
          </table:table-cell>
          <table:table-cell table:style-name="ce14" table:formula="of:=IF([.H423]=&quot;&quot;&quot;sony&quot;&quot;&quot;;&quot;X&quot;;&quot;&quot;)">
            <text:p/>
          </table:table-cell>
          <table:table-cell table:style-name="ce14" table:formula="of:=IF([.H423]=&quot;&quot;&quot;microsoft&quot;&quot;&quot;;&quot;X&quot;;&quot;&quot;)">
            <text:p/>
          </table:table-cell>
          <table:table-cell table:style-name="ce14" table:formula="of:=IF([.K423]=&quot;&quot;&quot;people&quot;&quot;&quot;;&quot;X&quot;;&quot;&quot;)">
            <text:p/>
          </table:table-cell>
          <table:table-cell table:style-name="ce14" table:formula="of:=IF([.H4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rockstargames.com/newswire.rss</text:p>
          </table:table-cell>
          <table:table-cell table:formula="of:=CONCATENATE([.G424];&quot;,&quot;;[.H424];&quot;,&quot;;[.I424];&quot;,&quot;;[.J424];&quot;,&quot;;[.K424];&quot;,&quot;;[.L424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News Feed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NEWS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4:.X424];&quot;X&quot;)" office:value-type="float" office:value="1">
            <text:p>1</text:p>
          </table:table-cell>
          <table:table-cell table:style-name="ce14" table:formula="of:=IF(AND([.I424]=&quot;&quot;&quot;studio&quot;&quot;&quot;;[.J424]=&quot;&quot;&quot;america&quot;&quot;&quot;);&quot;x&quot;;&quot;&quot;)">
            <text:p/>
          </table:table-cell>
          <table:table-cell table:style-name="ce14" table:formula="of:=IF(AND([.I424]=&quot;&quot;&quot;studio&quot;&quot;&quot;;[.J424]=&quot;&quot;&quot;japan&quot;&quot;&quot;);&quot;x&quot;;&quot;&quot;)">
            <text:p/>
          </table:table-cell>
          <table:table-cell table:style-name="ce14" table:formula="of:=IF(AND([.I424]=&quot;&quot;&quot;studio&quot;&quot;&quot;;[.J424]=&quot;&quot;&quot;world&quot;&quot;&quot;);&quot;x&quot;;&quot;&quot;)">
            <text:p/>
          </table:table-cell>
          <table:table-cell table:style-name="ce14" table:formula="of:=IF(AND([.I424]=&quot;&quot;&quot;studio&quot;&quot;&quot;;[.J424]=&quot;&quot;&quot;europe&quot;&quot;&quot;);&quot;x&quot;;&quot;&quot;)">
            <text:p/>
          </table:table-cell>
          <table:table-cell table:style-name="ce14" table:formula="of:=IF([.H424]=&quot;&quot;&quot;thirdparty&quot;&quot;&quot;;&quot;X&quot;;&quot;&quot;)" office:value-type="string" office:string-value="X">
            <text:p>X</text:p>
          </table:table-cell>
          <table:table-cell table:style-name="ce14" table:formula="of:=IF([.H424]=&quot;&quot;&quot;indie&quot;&quot;&quot;;&quot;X&quot;;&quot;&quot;)">
            <text:p/>
          </table:table-cell>
          <table:table-cell table:style-name="ce14" table:formula="of:=IF([.H424]=&quot;&quot;&quot;nintendo&quot;&quot;&quot;;&quot;X&quot;;&quot;&quot;)">
            <text:p/>
          </table:table-cell>
          <table:table-cell table:style-name="ce14" table:formula="of:=IF([.H424]=&quot;&quot;&quot;sony&quot;&quot;&quot;;&quot;X&quot;;&quot;&quot;)">
            <text:p/>
          </table:table-cell>
          <table:table-cell table:style-name="ce14" table:formula="of:=IF([.H424]=&quot;&quot;&quot;microsoft&quot;&quot;&quot;;&quot;X&quot;;&quot;&quot;)">
            <text:p/>
          </table:table-cell>
          <table:table-cell table:style-name="ce14" table:formula="of:=IF([.K424]=&quot;&quot;&quot;people&quot;&quot;&quot;;&quot;X&quot;;&quot;&quot;)">
            <text:p/>
          </table:table-cell>
          <table:table-cell table:style-name="ce14" table:formula="of:=IF([.H4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ckstarGames</text:p>
          </table:table-cell>
          <table:table-cell table:formula="of:=CONCATENATE([.G425];&quot;,&quot;;[.H425];&quot;,&quot;;[.I425];&quot;,&quot;;[.J425];&quot;,&quot;;[.K425];&quot;,&quot;;[.L425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Twitter Account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TWITTER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5:.X425];&quot;X&quot;)" office:value-type="float" office:value="1">
            <text:p>1</text:p>
          </table:table-cell>
          <table:table-cell table:style-name="ce14" table:formula="of:=IF(AND([.I425]=&quot;&quot;&quot;studio&quot;&quot;&quot;;[.J425]=&quot;&quot;&quot;america&quot;&quot;&quot;);&quot;x&quot;;&quot;&quot;)">
            <text:p/>
          </table:table-cell>
          <table:table-cell table:style-name="ce14" table:formula="of:=IF(AND([.I425]=&quot;&quot;&quot;studio&quot;&quot;&quot;;[.J425]=&quot;&quot;&quot;japan&quot;&quot;&quot;);&quot;x&quot;;&quot;&quot;)">
            <text:p/>
          </table:table-cell>
          <table:table-cell table:style-name="ce14" table:formula="of:=IF(AND([.I425]=&quot;&quot;&quot;studio&quot;&quot;&quot;;[.J425]=&quot;&quot;&quot;world&quot;&quot;&quot;);&quot;x&quot;;&quot;&quot;)">
            <text:p/>
          </table:table-cell>
          <table:table-cell table:style-name="ce14" table:formula="of:=IF(AND([.I425]=&quot;&quot;&quot;studio&quot;&quot;&quot;;[.J425]=&quot;&quot;&quot;europe&quot;&quot;&quot;);&quot;x&quot;;&quot;&quot;)">
            <text:p/>
          </table:table-cell>
          <table:table-cell table:style-name="ce14" table:formula="of:=IF([.H425]=&quot;&quot;&quot;thirdparty&quot;&quot;&quot;;&quot;X&quot;;&quot;&quot;)" office:value-type="string" office:string-value="X">
            <text:p>X</text:p>
          </table:table-cell>
          <table:table-cell table:style-name="ce14" table:formula="of:=IF([.H425]=&quot;&quot;&quot;indie&quot;&quot;&quot;;&quot;X&quot;;&quot;&quot;)">
            <text:p/>
          </table:table-cell>
          <table:table-cell table:style-name="ce14" table:formula="of:=IF([.H425]=&quot;&quot;&quot;nintendo&quot;&quot;&quot;;&quot;X&quot;;&quot;&quot;)">
            <text:p/>
          </table:table-cell>
          <table:table-cell table:style-name="ce14" table:formula="of:=IF([.H425]=&quot;&quot;&quot;sony&quot;&quot;&quot;;&quot;X&quot;;&quot;&quot;)">
            <text:p/>
          </table:table-cell>
          <table:table-cell table:style-name="ce14" table:formula="of:=IF([.H425]=&quot;&quot;&quot;microsoft&quot;&quot;&quot;;&quot;X&quot;;&quot;&quot;)">
            <text:p/>
          </table:table-cell>
          <table:table-cell table:style-name="ce14" table:formula="of:=IF([.K425]=&quot;&quot;&quot;people&quot;&quot;&quot;;&quot;X&quot;;&quot;&quot;)">
            <text:p/>
          </table:table-cell>
          <table:table-cell table:style-name="ce14" table:formula="of:=IF([.H4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ockstargames</text:p>
          </table:table-cell>
          <table:table-cell table:formula="of:=CONCATENATE([.G426];&quot;,&quot;;[.H426];&quot;,&quot;;[.I426];&quot;,&quot;;[.J426];&quot;,&quot;;[.K426];&quot;,&quot;;[.L426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Youtube Channel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YOUTUBE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6:.X426];&quot;X&quot;)" office:value-type="float" office:value="1">
            <text:p>1</text:p>
          </table:table-cell>
          <table:table-cell table:style-name="ce14" table:formula="of:=IF(AND([.I426]=&quot;&quot;&quot;studio&quot;&quot;&quot;;[.J426]=&quot;&quot;&quot;america&quot;&quot;&quot;);&quot;x&quot;;&quot;&quot;)">
            <text:p/>
          </table:table-cell>
          <table:table-cell table:style-name="ce14" table:formula="of:=IF(AND([.I426]=&quot;&quot;&quot;studio&quot;&quot;&quot;;[.J426]=&quot;&quot;&quot;japan&quot;&quot;&quot;);&quot;x&quot;;&quot;&quot;)">
            <text:p/>
          </table:table-cell>
          <table:table-cell table:style-name="ce14" table:formula="of:=IF(AND([.I426]=&quot;&quot;&quot;studio&quot;&quot;&quot;;[.J426]=&quot;&quot;&quot;world&quot;&quot;&quot;);&quot;x&quot;;&quot;&quot;)">
            <text:p/>
          </table:table-cell>
          <table:table-cell table:style-name="ce14" table:formula="of:=IF(AND([.I426]=&quot;&quot;&quot;studio&quot;&quot;&quot;;[.J426]=&quot;&quot;&quot;europe&quot;&quot;&quot;);&quot;x&quot;;&quot;&quot;)">
            <text:p/>
          </table:table-cell>
          <table:table-cell table:style-name="ce14" table:formula="of:=IF([.H426]=&quot;&quot;&quot;thirdparty&quot;&quot;&quot;;&quot;X&quot;;&quot;&quot;)" office:value-type="string" office:string-value="X">
            <text:p>X</text:p>
          </table:table-cell>
          <table:table-cell table:style-name="ce14" table:formula="of:=IF([.H426]=&quot;&quot;&quot;indie&quot;&quot;&quot;;&quot;X&quot;;&quot;&quot;)">
            <text:p/>
          </table:table-cell>
          <table:table-cell table:style-name="ce14" table:formula="of:=IF([.H426]=&quot;&quot;&quot;nintendo&quot;&quot;&quot;;&quot;X&quot;;&quot;&quot;)">
            <text:p/>
          </table:table-cell>
          <table:table-cell table:style-name="ce14" table:formula="of:=IF([.H426]=&quot;&quot;&quot;sony&quot;&quot;&quot;;&quot;X&quot;;&quot;&quot;)">
            <text:p/>
          </table:table-cell>
          <table:table-cell table:style-name="ce14" table:formula="of:=IF([.H426]=&quot;&quot;&quot;microsoft&quot;&quot;&quot;;&quot;X&quot;;&quot;&quot;)">
            <text:p/>
          </table:table-cell>
          <table:table-cell table:style-name="ce14" table:formula="of:=IF([.K426]=&quot;&quot;&quot;people&quot;&quot;&quot;;&quot;X&quot;;&quot;&quot;)">
            <text:p/>
          </table:table-cell>
          <table:table-cell table:style-name="ce14" table:formula="of:=IF([.H4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cksteadyGames</text:p>
          </table:table-cell>
          <table:table-cell table:formula="of:=CONCATENATE([.G427];&quot;,&quot;;[.H427];&quot;,&quot;;[.I427];&quot;,&quot;;[.J427];&quot;,&quot;;[.K427];&quot;,&quot;;[.L427])" office:value-type="string" office:string-value="&quot;rocksteadystudios&quot;,&quot;thirdparty&quot;,&quot;studio&quot;,&quot;europe&quot;,&quot;pr&quot;,&quot;generic&quot;">
            <text:p>"rocksteadystudios","thirdparty","studio","europe","pr","generic"</text:p>
          </table:table-cell>
          <table:table-cell office:value-type="string">
            <text:p>Official Twitter Account of Rocksteady Studios</text:p>
          </table:table-cell>
          <table:table-cell office:value-type="string">
            <text:p>http://www.rocksteadyltd.com/company.html</text:p>
          </table:table-cell>
          <table:table-cell office:value-type="string">
            <text:p>Batman Arkham series</text:p>
          </table:table-cell>
          <table:table-cell office:value-type="string">
            <text:p>TWITTER</text:p>
          </table:table-cell>
          <table:table-cell office:value-type="string">
            <text:p>"rocksteady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7:.X427];&quot;X&quot;)" office:value-type="float" office:value="2">
            <text:p>2</text:p>
          </table:table-cell>
          <table:table-cell table:style-name="ce14" table:formula="of:=IF(AND([.I427]=&quot;&quot;&quot;studio&quot;&quot;&quot;;[.J427]=&quot;&quot;&quot;america&quot;&quot;&quot;);&quot;x&quot;;&quot;&quot;)">
            <text:p/>
          </table:table-cell>
          <table:table-cell table:style-name="ce14" table:formula="of:=IF(AND([.I427]=&quot;&quot;&quot;studio&quot;&quot;&quot;;[.J427]=&quot;&quot;&quot;japan&quot;&quot;&quot;);&quot;x&quot;;&quot;&quot;)">
            <text:p/>
          </table:table-cell>
          <table:table-cell table:style-name="ce14" table:formula="of:=IF(AND([.I427]=&quot;&quot;&quot;studio&quot;&quot;&quot;;[.J427]=&quot;&quot;&quot;world&quot;&quot;&quot;);&quot;x&quot;;&quot;&quot;)">
            <text:p/>
          </table:table-cell>
          <table:table-cell table:style-name="ce14" table:formula="of:=IF(AND([.I427]=&quot;&quot;&quot;studio&quot;&quot;&quot;;[.J427]=&quot;&quot;&quot;europe&quot;&quot;&quot;);&quot;x&quot;;&quot;&quot;)" office:value-type="string" office:string-value="x">
            <text:p>x</text:p>
          </table:table-cell>
          <table:table-cell table:style-name="ce14" table:formula="of:=IF([.H427]=&quot;&quot;&quot;thirdparty&quot;&quot;&quot;;&quot;X&quot;;&quot;&quot;)" office:value-type="string" office:string-value="X">
            <text:p>X</text:p>
          </table:table-cell>
          <table:table-cell table:style-name="ce14" table:formula="of:=IF([.H427]=&quot;&quot;&quot;indie&quot;&quot;&quot;;&quot;X&quot;;&quot;&quot;)">
            <text:p/>
          </table:table-cell>
          <table:table-cell table:style-name="ce14" table:formula="of:=IF([.H427]=&quot;&quot;&quot;nintendo&quot;&quot;&quot;;&quot;X&quot;;&quot;&quot;)">
            <text:p/>
          </table:table-cell>
          <table:table-cell table:style-name="ce14" table:formula="of:=IF([.H427]=&quot;&quot;&quot;sony&quot;&quot;&quot;;&quot;X&quot;;&quot;&quot;)">
            <text:p/>
          </table:table-cell>
          <table:table-cell table:style-name="ce14" table:formula="of:=IF([.H427]=&quot;&quot;&quot;microsoft&quot;&quot;&quot;;&quot;X&quot;;&quot;&quot;)">
            <text:p/>
          </table:table-cell>
          <table:table-cell table:style-name="ce14" table:formula="of:=IF([.K427]=&quot;&quot;&quot;people&quot;&quot;&quot;;&quot;X&quot;;&quot;&quot;)">
            <text:p/>
          </table:table-cell>
          <table:table-cell table:style-name="ce14" table:formula="of:=IF([.H4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onimogames</text:p>
          </table:table-cell>
          <table:table-cell table:formula="of:=CONCATENATE([.G428];&quot;,&quot;;[.H428];&quot;,&quot;;[.I428];&quot;,&quot;;[.J428];&quot;,&quot;;[.K428];&quot;,&quot;;[.L428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Youtube Channel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YOUTUBE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8:.X428];&quot;X&quot;)" office:value-type="float" office:value="2">
            <text:p>2</text:p>
          </table:table-cell>
          <table:table-cell table:style-name="ce14" table:formula="of:=IF(AND([.I428]=&quot;&quot;&quot;studio&quot;&quot;&quot;;[.J428]=&quot;&quot;&quot;america&quot;&quot;&quot;);&quot;x&quot;;&quot;&quot;)">
            <text:p/>
          </table:table-cell>
          <table:table-cell table:style-name="ce14" table:formula="of:=IF(AND([.I428]=&quot;&quot;&quot;studio&quot;&quot;&quot;;[.J428]=&quot;&quot;&quot;japan&quot;&quot;&quot;);&quot;x&quot;;&quot;&quot;)">
            <text:p/>
          </table:table-cell>
          <table:table-cell table:style-name="ce14" table:formula="of:=IF(AND([.I428]=&quot;&quot;&quot;studio&quot;&quot;&quot;;[.J428]=&quot;&quot;&quot;world&quot;&quot;&quot;);&quot;x&quot;;&quot;&quot;)">
            <text:p/>
          </table:table-cell>
          <table:table-cell table:style-name="ce14" table:formula="of:=IF(AND([.I428]=&quot;&quot;&quot;studio&quot;&quot;&quot;;[.J428]=&quot;&quot;&quot;europe&quot;&quot;&quot;);&quot;x&quot;;&quot;&quot;)" office:value-type="string" office:string-value="x">
            <text:p>x</text:p>
          </table:table-cell>
          <table:table-cell table:style-name="ce14" table:formula="of:=IF([.H428]=&quot;&quot;&quot;thirdparty&quot;&quot;&quot;;&quot;X&quot;;&quot;&quot;)" office:value-type="string" office:string-value="X">
            <text:p>X</text:p>
          </table:table-cell>
          <table:table-cell table:style-name="ce14" table:formula="of:=IF([.H428]=&quot;&quot;&quot;indie&quot;&quot;&quot;;&quot;X&quot;;&quot;&quot;)">
            <text:p/>
          </table:table-cell>
          <table:table-cell table:style-name="ce14" table:formula="of:=IF([.H428]=&quot;&quot;&quot;nintendo&quot;&quot;&quot;;&quot;X&quot;;&quot;&quot;)">
            <text:p/>
          </table:table-cell>
          <table:table-cell table:style-name="ce14" table:formula="of:=IF([.H428]=&quot;&quot;&quot;sony&quot;&quot;&quot;;&quot;X&quot;;&quot;&quot;)">
            <text:p/>
          </table:table-cell>
          <table:table-cell table:style-name="ce14" table:formula="of:=IF([.H428]=&quot;&quot;&quot;microsoft&quot;&quot;&quot;;&quot;X&quot;;&quot;&quot;)">
            <text:p/>
          </table:table-cell>
          <table:table-cell table:style-name="ce14" table:formula="of:=IF([.K428]=&quot;&quot;&quot;people&quot;&quot;&quot;;&quot;X&quot;;&quot;&quot;)">
            <text:p/>
          </table:table-cell>
          <table:table-cell table:style-name="ce14" table:formula="of:=IF([.H4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nimoGames</text:p>
          </table:table-cell>
          <table:table-cell table:formula="of:=CONCATENATE([.G429];&quot;,&quot;;[.H429];&quot;,&quot;;[.I429];&quot;,&quot;;[.J429];&quot;,&quot;;[.K429];&quot;,&quot;;[.L429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Twitter Account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TWITTER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9:.X429];&quot;X&quot;)" office:value-type="float" office:value="2">
            <text:p>2</text:p>
          </table:table-cell>
          <table:table-cell table:style-name="ce14" table:formula="of:=IF(AND([.I429]=&quot;&quot;&quot;studio&quot;&quot;&quot;;[.J429]=&quot;&quot;&quot;america&quot;&quot;&quot;);&quot;x&quot;;&quot;&quot;)">
            <text:p/>
          </table:table-cell>
          <table:table-cell table:style-name="ce14" table:formula="of:=IF(AND([.I429]=&quot;&quot;&quot;studio&quot;&quot;&quot;;[.J429]=&quot;&quot;&quot;japan&quot;&quot;&quot;);&quot;x&quot;;&quot;&quot;)">
            <text:p/>
          </table:table-cell>
          <table:table-cell table:style-name="ce14" table:formula="of:=IF(AND([.I429]=&quot;&quot;&quot;studio&quot;&quot;&quot;;[.J429]=&quot;&quot;&quot;world&quot;&quot;&quot;);&quot;x&quot;;&quot;&quot;)">
            <text:p/>
          </table:table-cell>
          <table:table-cell table:style-name="ce14" table:formula="of:=IF(AND([.I429]=&quot;&quot;&quot;studio&quot;&quot;&quot;;[.J429]=&quot;&quot;&quot;europe&quot;&quot;&quot;);&quot;x&quot;;&quot;&quot;)" office:value-type="string" office:string-value="x">
            <text:p>x</text:p>
          </table:table-cell>
          <table:table-cell table:style-name="ce14" table:formula="of:=IF([.H429]=&quot;&quot;&quot;thirdparty&quot;&quot;&quot;;&quot;X&quot;;&quot;&quot;)" office:value-type="string" office:string-value="X">
            <text:p>X</text:p>
          </table:table-cell>
          <table:table-cell table:style-name="ce14" table:formula="of:=IF([.H429]=&quot;&quot;&quot;indie&quot;&quot;&quot;;&quot;X&quot;;&quot;&quot;)">
            <text:p/>
          </table:table-cell>
          <table:table-cell table:style-name="ce14" table:formula="of:=IF([.H429]=&quot;&quot;&quot;nintendo&quot;&quot;&quot;;&quot;X&quot;;&quot;&quot;)">
            <text:p/>
          </table:table-cell>
          <table:table-cell table:style-name="ce14" table:formula="of:=IF([.H429]=&quot;&quot;&quot;sony&quot;&quot;&quot;;&quot;X&quot;;&quot;&quot;)">
            <text:p/>
          </table:table-cell>
          <table:table-cell table:style-name="ce14" table:formula="of:=IF([.H429]=&quot;&quot;&quot;microsoft&quot;&quot;&quot;;&quot;X&quot;;&quot;&quot;)">
            <text:p/>
          </table:table-cell>
          <table:table-cell table:style-name="ce14" table:formula="of:=IF([.K429]=&quot;&quot;&quot;people&quot;&quot;&quot;;&quot;X&quot;;&quot;&quot;)">
            <text:p/>
          </table:table-cell>
          <table:table-cell table:style-name="ce14" table:formula="of:=IF([.H4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7854561890</text:p>
          </table:table-cell>
          <table:table-cell table:formula="of:=CONCATENATE([.G430];&quot;,&quot;;[.H430];&quot;,&quot;;[.I430];&quot;,&quot;;[.J430];&quot;,&quot;;[.K430];&quot;,&quot;;[.L430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Facebook Page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FACEBOOK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0:.X430];&quot;X&quot;)" office:value-type="float" office:value="2">
            <text:p>2</text:p>
          </table:table-cell>
          <table:table-cell table:style-name="ce14" table:formula="of:=IF(AND([.I430]=&quot;&quot;&quot;studio&quot;&quot;&quot;;[.J430]=&quot;&quot;&quot;america&quot;&quot;&quot;);&quot;x&quot;;&quot;&quot;)">
            <text:p/>
          </table:table-cell>
          <table:table-cell table:style-name="ce14" table:formula="of:=IF(AND([.I430]=&quot;&quot;&quot;studio&quot;&quot;&quot;;[.J430]=&quot;&quot;&quot;japan&quot;&quot;&quot;);&quot;x&quot;;&quot;&quot;)">
            <text:p/>
          </table:table-cell>
          <table:table-cell table:style-name="ce14" table:formula="of:=IF(AND([.I430]=&quot;&quot;&quot;studio&quot;&quot;&quot;;[.J430]=&quot;&quot;&quot;world&quot;&quot;&quot;);&quot;x&quot;;&quot;&quot;)">
            <text:p/>
          </table:table-cell>
          <table:table-cell table:style-name="ce14" table:formula="of:=IF(AND([.I430]=&quot;&quot;&quot;studio&quot;&quot;&quot;;[.J430]=&quot;&quot;&quot;europe&quot;&quot;&quot;);&quot;x&quot;;&quot;&quot;)" office:value-type="string" office:string-value="x">
            <text:p>x</text:p>
          </table:table-cell>
          <table:table-cell table:style-name="ce14" table:formula="of:=IF([.H430]=&quot;&quot;&quot;thirdparty&quot;&quot;&quot;;&quot;X&quot;;&quot;&quot;)" office:value-type="string" office:string-value="X">
            <text:p>X</text:p>
          </table:table-cell>
          <table:table-cell table:style-name="ce14" table:formula="of:=IF([.H430]=&quot;&quot;&quot;indie&quot;&quot;&quot;;&quot;X&quot;;&quot;&quot;)">
            <text:p/>
          </table:table-cell>
          <table:table-cell table:style-name="ce14" table:formula="of:=IF([.H430]=&quot;&quot;&quot;nintendo&quot;&quot;&quot;;&quot;X&quot;;&quot;&quot;)">
            <text:p/>
          </table:table-cell>
          <table:table-cell table:style-name="ce14" table:formula="of:=IF([.H430]=&quot;&quot;&quot;sony&quot;&quot;&quot;;&quot;X&quot;;&quot;&quot;)">
            <text:p/>
          </table:table-cell>
          <table:table-cell table:style-name="ce14" table:formula="of:=IF([.H430]=&quot;&quot;&quot;microsoft&quot;&quot;&quot;;&quot;X&quot;;&quot;&quot;)">
            <text:p/>
          </table:table-cell>
          <table:table-cell table:style-name="ce14" table:formula="of:=IF([.K430]=&quot;&quot;&quot;people&quot;&quot;&quot;;&quot;X&quot;;&quot;&quot;)">
            <text:p/>
          </table:table-cell>
          <table:table-cell table:style-name="ce14" table:formula="of:=IF([.H4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ostdevblog.blogspot.com/feeds/posts/default</text:p>
          </table:table-cell>
          <table:table-cell table:formula="of:=CONCATENATE([.G431];&quot;,&quot;;[.H431];&quot;,&quot;;[.I431];&quot;,&quot;;[.J431];&quot;,&quot;;[.K431];&quot;,&quot;;[.L431])" office:value-type="string" office:string-value="&quot;ronimogames&quot;,&quot;thirdparty&quot;,&quot;studio&quot;,&quot;europe&quot;,&quot;devblog&quot;,&quot;generic&quot;">
            <text:p>"ronimogames","thirdparty","studio","europe","devblog","generic"</text:p>
          </table:table-cell>
          <table:table-cell office:value-type="string">
            <text:p>Official Devblog of Joost Van Dongen: Lead Programmer &amp; Co-founder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NEWS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31:.X431];&quot;X&quot;)" office:value-type="float" office:value="2">
            <text:p>2</text:p>
          </table:table-cell>
          <table:table-cell table:style-name="ce14" table:formula="of:=IF(AND([.I431]=&quot;&quot;&quot;studio&quot;&quot;&quot;;[.J431]=&quot;&quot;&quot;america&quot;&quot;&quot;);&quot;x&quot;;&quot;&quot;)">
            <text:p/>
          </table:table-cell>
          <table:table-cell table:style-name="ce14" table:formula="of:=IF(AND([.I431]=&quot;&quot;&quot;studio&quot;&quot;&quot;;[.J431]=&quot;&quot;&quot;japan&quot;&quot;&quot;);&quot;x&quot;;&quot;&quot;)">
            <text:p/>
          </table:table-cell>
          <table:table-cell table:style-name="ce14" table:formula="of:=IF(AND([.I431]=&quot;&quot;&quot;studio&quot;&quot;&quot;;[.J431]=&quot;&quot;&quot;world&quot;&quot;&quot;);&quot;x&quot;;&quot;&quot;)">
            <text:p/>
          </table:table-cell>
          <table:table-cell table:style-name="ce14" table:formula="of:=IF(AND([.I431]=&quot;&quot;&quot;studio&quot;&quot;&quot;;[.J431]=&quot;&quot;&quot;europe&quot;&quot;&quot;);&quot;x&quot;;&quot;&quot;)" office:value-type="string" office:string-value="x">
            <text:p>x</text:p>
          </table:table-cell>
          <table:table-cell table:style-name="ce14" table:formula="of:=IF([.H431]=&quot;&quot;&quot;thirdparty&quot;&quot;&quot;;&quot;X&quot;;&quot;&quot;)" office:value-type="string" office:string-value="X">
            <text:p>X</text:p>
          </table:table-cell>
          <table:table-cell table:style-name="ce14" table:formula="of:=IF([.H431]=&quot;&quot;&quot;indie&quot;&quot;&quot;;&quot;X&quot;;&quot;&quot;)">
            <text:p/>
          </table:table-cell>
          <table:table-cell table:style-name="ce14" table:formula="of:=IF([.H431]=&quot;&quot;&quot;nintendo&quot;&quot;&quot;;&quot;X&quot;;&quot;&quot;)">
            <text:p/>
          </table:table-cell>
          <table:table-cell table:style-name="ce14" table:formula="of:=IF([.H431]=&quot;&quot;&quot;sony&quot;&quot;&quot;;&quot;X&quot;;&quot;&quot;)">
            <text:p/>
          </table:table-cell>
          <table:table-cell table:style-name="ce14" table:formula="of:=IF([.H431]=&quot;&quot;&quot;microsoft&quot;&quot;&quot;;&quot;X&quot;;&quot;&quot;)">
            <text:p/>
          </table:table-cell>
          <table:table-cell table:style-name="ce14" table:formula="of:=IF([.K431]=&quot;&quot;&quot;people&quot;&quot;&quot;;&quot;X&quot;;&quot;&quot;)">
            <text:p/>
          </table:table-cell>
          <table:table-cell table:style-name="ce14" table:formula="of:=IF([.H4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ostDevBlog</text:p>
          </table:table-cell>
          <table:table-cell table:formula="of:=CONCATENATE([.G432];&quot;,&quot;;[.H432];&quot;,&quot;;[.I432];&quot;,&quot;;[.J432];&quot;,&quot;;[.K432];&quot;,&quot;;[.L432])" office:value-type="string" office:string-value="&quot;ronimogames&quot;,&quot;thirdparty&quot;,&quot;studio&quot;,&quot;europe&quot;,&quot;devblog&quot;,&quot;generic&quot;">
            <text:p>"ronimogames","thirdparty","studio","europe","devblog","generic"</text:p>
          </table:table-cell>
          <table:table-cell office:value-type="string">
            <text:p>Official Twitter Account of Joost Van Dongen: Lead Programmer &amp; Co-founder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TWITTER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32:.X432];&quot;X&quot;)" office:value-type="float" office:value="2">
            <text:p>2</text:p>
          </table:table-cell>
          <table:table-cell table:style-name="ce14" table:formula="of:=IF(AND([.I432]=&quot;&quot;&quot;studio&quot;&quot;&quot;;[.J432]=&quot;&quot;&quot;america&quot;&quot;&quot;);&quot;x&quot;;&quot;&quot;)">
            <text:p/>
          </table:table-cell>
          <table:table-cell table:style-name="ce14" table:formula="of:=IF(AND([.I432]=&quot;&quot;&quot;studio&quot;&quot;&quot;;[.J432]=&quot;&quot;&quot;japan&quot;&quot;&quot;);&quot;x&quot;;&quot;&quot;)">
            <text:p/>
          </table:table-cell>
          <table:table-cell table:style-name="ce14" table:formula="of:=IF(AND([.I432]=&quot;&quot;&quot;studio&quot;&quot;&quot;;[.J432]=&quot;&quot;&quot;world&quot;&quot;&quot;);&quot;x&quot;;&quot;&quot;)">
            <text:p/>
          </table:table-cell>
          <table:table-cell table:style-name="ce14" table:formula="of:=IF(AND([.I432]=&quot;&quot;&quot;studio&quot;&quot;&quot;;[.J432]=&quot;&quot;&quot;europe&quot;&quot;&quot;);&quot;x&quot;;&quot;&quot;)" office:value-type="string" office:string-value="x">
            <text:p>x</text:p>
          </table:table-cell>
          <table:table-cell table:style-name="ce14" table:formula="of:=IF([.H432]=&quot;&quot;&quot;thirdparty&quot;&quot;&quot;;&quot;X&quot;;&quot;&quot;)" office:value-type="string" office:string-value="X">
            <text:p>X</text:p>
          </table:table-cell>
          <table:table-cell table:style-name="ce14" table:formula="of:=IF([.H432]=&quot;&quot;&quot;indie&quot;&quot;&quot;;&quot;X&quot;;&quot;&quot;)">
            <text:p/>
          </table:table-cell>
          <table:table-cell table:style-name="ce14" table:formula="of:=IF([.H432]=&quot;&quot;&quot;nintendo&quot;&quot;&quot;;&quot;X&quot;;&quot;&quot;)">
            <text:p/>
          </table:table-cell>
          <table:table-cell table:style-name="ce14" table:formula="of:=IF([.H432]=&quot;&quot;&quot;sony&quot;&quot;&quot;;&quot;X&quot;;&quot;&quot;)">
            <text:p/>
          </table:table-cell>
          <table:table-cell table:style-name="ce14" table:formula="of:=IF([.H432]=&quot;&quot;&quot;microsoft&quot;&quot;&quot;;&quot;X&quot;;&quot;&quot;)">
            <text:p/>
          </table:table-cell>
          <table:table-cell table:style-name="ce14" table:formula="of:=IF([.K432]=&quot;&quot;&quot;people&quot;&quot;&quot;;&quot;X&quot;;&quot;&quot;)">
            <text:p/>
          </table:table-cell>
          <table:table-cell table:style-name="ce14" table:formula="of:=IF([.H4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4094657327</text:p>
          </table:table-cell>
          <table:table-cell table:formula="of:=CONCATENATE([.G433];&quot;,&quot;;[.H433];&quot;,&quot;;[.I433];&quot;,&quot;;[.J433];&quot;,&quot;;[.K433];&quot;,&quot;;[.L433])" office:value-type="string" office:string-value="&quot;ruffiangames&quot;,&quot;independent&quot;,&quot;studio&quot;,&quot;europe&quot;,&quot;pr&quot;,&quot;generic&quot;">
            <text:p>"ruffiangames","independent","studio","europe","pr","generic"</text:p>
          </table:table-cell>
          <table:table-cell table:style-name="ce5" office:value-type="string">
            <text:p>Official Facebook Page of Ruffian Games</text:p>
          </table:table-cell>
          <table:table-cell table:style-name="ce7" office:value-type="string">
            <text:p>http://www.ruffiangames.com/</text:p>
          </table:table-cell>
          <table:table-cell office:value-type="string">
            <text:p>Crackdown 2</text:p>
          </table:table-cell>
          <table:table-cell office:value-type="string">
            <text:p>FACEBOOK</text:p>
          </table:table-cell>
          <table:table-cell office:value-type="string">
            <text:p>"ruffian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3:.X433];&quot;X&quot;)" office:value-type="float" office:value="2">
            <text:p>2</text:p>
          </table:table-cell>
          <table:table-cell table:style-name="ce14" table:formula="of:=IF(AND([.I433]=&quot;&quot;&quot;studio&quot;&quot;&quot;;[.J433]=&quot;&quot;&quot;america&quot;&quot;&quot;);&quot;x&quot;;&quot;&quot;)">
            <text:p/>
          </table:table-cell>
          <table:table-cell table:style-name="ce14" table:formula="of:=IF(AND([.I433]=&quot;&quot;&quot;studio&quot;&quot;&quot;;[.J433]=&quot;&quot;&quot;japan&quot;&quot;&quot;);&quot;x&quot;;&quot;&quot;)">
            <text:p/>
          </table:table-cell>
          <table:table-cell table:style-name="ce14" table:formula="of:=IF(AND([.I433]=&quot;&quot;&quot;studio&quot;&quot;&quot;;[.J433]=&quot;&quot;&quot;world&quot;&quot;&quot;);&quot;x&quot;;&quot;&quot;)">
            <text:p/>
          </table:table-cell>
          <table:table-cell table:style-name="ce14" table:formula="of:=IF(AND([.I433]=&quot;&quot;&quot;studio&quot;&quot;&quot;;[.J433]=&quot;&quot;&quot;europe&quot;&quot;&quot;);&quot;x&quot;;&quot;&quot;)" office:value-type="string" office:string-value="x">
            <text:p>x</text:p>
          </table:table-cell>
          <table:table-cell table:style-name="ce14" table:formula="of:=IF([.H433]=&quot;&quot;&quot;thirdparty&quot;&quot;&quot;;&quot;X&quot;;&quot;&quot;)">
            <text:p/>
          </table:table-cell>
          <table:table-cell table:style-name="ce14" table:formula="of:=IF([.H433]=&quot;&quot;&quot;indie&quot;&quot;&quot;;&quot;X&quot;;&quot;&quot;)">
            <text:p/>
          </table:table-cell>
          <table:table-cell table:style-name="ce14" table:formula="of:=IF([.H433]=&quot;&quot;&quot;nintendo&quot;&quot;&quot;;&quot;X&quot;;&quot;&quot;)">
            <text:p/>
          </table:table-cell>
          <table:table-cell table:style-name="ce14" table:formula="of:=IF([.H433]=&quot;&quot;&quot;sony&quot;&quot;&quot;;&quot;X&quot;;&quot;&quot;)">
            <text:p/>
          </table:table-cell>
          <table:table-cell table:style-name="ce14" table:formula="of:=IF([.H433]=&quot;&quot;&quot;microsoft&quot;&quot;&quot;;&quot;X&quot;;&quot;&quot;)">
            <text:p/>
          </table:table-cell>
          <table:table-cell table:style-name="ce14" table:formula="of:=IF([.K433]=&quot;&quot;&quot;people&quot;&quot;&quot;;&quot;X&quot;;&quot;&quot;)">
            <text:p/>
          </table:table-cell>
          <table:table-cell table:style-name="ce14" table:formula="of:=IF([.H43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uffiangames</text:p>
          </table:table-cell>
          <table:table-cell table:formula="of:=CONCATENATE([.G434];&quot;,&quot;;[.H434];&quot;,&quot;;[.I434];&quot;,&quot;;[.J434];&quot;,&quot;;[.K434];&quot;,&quot;;[.L434])" office:value-type="string" office:string-value="&quot;ruffiangames&quot;,&quot;independent&quot;,&quot;studio&quot;,&quot;europe&quot;,&quot;pr&quot;,&quot;generic&quot;">
            <text:p>"ruffiangames","independent","studio","europe","pr","generic"</text:p>
          </table:table-cell>
          <table:table-cell table:style-name="ce5" office:value-type="string">
            <text:p>Official Twitter Account of Ruffian Games</text:p>
          </table:table-cell>
          <table:table-cell table:style-name="ce7" office:value-type="string">
            <text:p>http://www.ruffiangames.com/</text:p>
          </table:table-cell>
          <table:table-cell office:value-type="string">
            <text:p>Crackdown 2</text:p>
          </table:table-cell>
          <table:table-cell office:value-type="string">
            <text:p>TWITTER</text:p>
          </table:table-cell>
          <table:table-cell office:value-type="string">
            <text:p>"ruffian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4:.X434];&quot;X&quot;)" office:value-type="float" office:value="2">
            <text:p>2</text:p>
          </table:table-cell>
          <table:table-cell table:style-name="ce14" table:formula="of:=IF(AND([.I434]=&quot;&quot;&quot;studio&quot;&quot;&quot;;[.J434]=&quot;&quot;&quot;america&quot;&quot;&quot;);&quot;x&quot;;&quot;&quot;)">
            <text:p/>
          </table:table-cell>
          <table:table-cell table:style-name="ce14" table:formula="of:=IF(AND([.I434]=&quot;&quot;&quot;studio&quot;&quot;&quot;;[.J434]=&quot;&quot;&quot;japan&quot;&quot;&quot;);&quot;x&quot;;&quot;&quot;)">
            <text:p/>
          </table:table-cell>
          <table:table-cell table:style-name="ce14" table:formula="of:=IF(AND([.I434]=&quot;&quot;&quot;studio&quot;&quot;&quot;;[.J434]=&quot;&quot;&quot;world&quot;&quot;&quot;);&quot;x&quot;;&quot;&quot;)">
            <text:p/>
          </table:table-cell>
          <table:table-cell table:style-name="ce14" table:formula="of:=IF(AND([.I434]=&quot;&quot;&quot;studio&quot;&quot;&quot;;[.J434]=&quot;&quot;&quot;europe&quot;&quot;&quot;);&quot;x&quot;;&quot;&quot;)" office:value-type="string" office:string-value="x">
            <text:p>x</text:p>
          </table:table-cell>
          <table:table-cell table:style-name="ce14" table:formula="of:=IF([.H434]=&quot;&quot;&quot;thirdparty&quot;&quot;&quot;;&quot;X&quot;;&quot;&quot;)">
            <text:p/>
          </table:table-cell>
          <table:table-cell table:style-name="ce14" table:formula="of:=IF([.H434]=&quot;&quot;&quot;indie&quot;&quot;&quot;;&quot;X&quot;;&quot;&quot;)">
            <text:p/>
          </table:table-cell>
          <table:table-cell table:style-name="ce14" table:formula="of:=IF([.H434]=&quot;&quot;&quot;nintendo&quot;&quot;&quot;;&quot;X&quot;;&quot;&quot;)">
            <text:p/>
          </table:table-cell>
          <table:table-cell table:style-name="ce14" table:formula="of:=IF([.H434]=&quot;&quot;&quot;sony&quot;&quot;&quot;;&quot;X&quot;;&quot;&quot;)">
            <text:p/>
          </table:table-cell>
          <table:table-cell table:style-name="ce14" table:formula="of:=IF([.H434]=&quot;&quot;&quot;microsoft&quot;&quot;&quot;;&quot;X&quot;;&quot;&quot;)">
            <text:p/>
          </table:table-cell>
          <table:table-cell table:style-name="ce14" table:formula="of:=IF([.K434]=&quot;&quot;&quot;people&quot;&quot;&quot;;&quot;X&quot;;&quot;&quot;)">
            <text:p/>
          </table:table-cell>
          <table:table-cell table:style-name="ce14" table:formula="of:=IF([.H43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unicgames</text:p>
          </table:table-cell>
          <table:table-cell table:formula="of:=CONCATENATE([.G435];&quot;,&quot;;[.H435];&quot;,&quot;;[.I435];&quot;,&quot;;[.J435];&quot;,&quot;;[.K435];&quot;,&quot;;[.L435])" office:value-type="string" office:string-value="&quot;runicgames&quot;,&quot;thirdparty&quot;,&quot;studio&quot;,&quot;america&quot;,&quot;pr&quot;,&quot;rpg&quot;">
            <text:p>"runicgames","thirdparty","studio","america","pr","rpg"</text:p>
          </table:table-cell>
          <table:table-cell table:style-name="ce5" office:value-type="string">
            <text:p>Official Twitter Account of Runic Games</text:p>
          </table:table-cell>
          <table:table-cell office:value-type="string">
            <text:p>http://www.runicgames.com/about</text:p>
          </table:table-cell>
          <table:table-cell office:value-type="string">
            <text:p>Torchlight series</text:p>
          </table:table-cell>
          <table:table-cell office:value-type="string">
            <text:p>TWITTER</text:p>
          </table:table-cell>
          <table:table-cell office:value-type="string">
            <text:p>"run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435:.X435];&quot;X&quot;)" office:value-type="float" office:value="2">
            <text:p>2</text:p>
          </table:table-cell>
          <table:table-cell table:style-name="ce14" table:formula="of:=IF(AND([.I435]=&quot;&quot;&quot;studio&quot;&quot;&quot;;[.J435]=&quot;&quot;&quot;america&quot;&quot;&quot;);&quot;x&quot;;&quot;&quot;)" office:value-type="string" office:string-value="x">
            <text:p>x</text:p>
          </table:table-cell>
          <table:table-cell table:style-name="ce14" table:formula="of:=IF(AND([.I435]=&quot;&quot;&quot;studio&quot;&quot;&quot;;[.J435]=&quot;&quot;&quot;japan&quot;&quot;&quot;);&quot;x&quot;;&quot;&quot;)">
            <text:p/>
          </table:table-cell>
          <table:table-cell table:style-name="ce14" table:formula="of:=IF(AND([.I435]=&quot;&quot;&quot;studio&quot;&quot;&quot;;[.J435]=&quot;&quot;&quot;world&quot;&quot;&quot;);&quot;x&quot;;&quot;&quot;)">
            <text:p/>
          </table:table-cell>
          <table:table-cell table:style-name="ce14" table:formula="of:=IF(AND([.I435]=&quot;&quot;&quot;studio&quot;&quot;&quot;;[.J435]=&quot;&quot;&quot;europe&quot;&quot;&quot;);&quot;x&quot;;&quot;&quot;)">
            <text:p/>
          </table:table-cell>
          <table:table-cell table:style-name="ce14" table:formula="of:=IF([.H435]=&quot;&quot;&quot;thirdparty&quot;&quot;&quot;;&quot;X&quot;;&quot;&quot;)" office:value-type="string" office:string-value="X">
            <text:p>X</text:p>
          </table:table-cell>
          <table:table-cell table:style-name="ce14" table:formula="of:=IF([.H435]=&quot;&quot;&quot;indie&quot;&quot;&quot;;&quot;X&quot;;&quot;&quot;)">
            <text:p/>
          </table:table-cell>
          <table:table-cell table:style-name="ce14" table:formula="of:=IF([.H435]=&quot;&quot;&quot;nintendo&quot;&quot;&quot;;&quot;X&quot;;&quot;&quot;)">
            <text:p/>
          </table:table-cell>
          <table:table-cell table:style-name="ce14" table:formula="of:=IF([.H435]=&quot;&quot;&quot;sony&quot;&quot;&quot;;&quot;X&quot;;&quot;&quot;)">
            <text:p/>
          </table:table-cell>
          <table:table-cell table:style-name="ce14" table:formula="of:=IF([.H435]=&quot;&quot;&quot;microsoft&quot;&quot;&quot;;&quot;X&quot;;&quot;&quot;)">
            <text:p/>
          </table:table-cell>
          <table:table-cell table:style-name="ce14" table:formula="of:=IF([.K435]=&quot;&quot;&quot;people&quot;&quot;&quot;;&quot;X&quot;;&quot;&quot;)">
            <text:p/>
          </table:table-cell>
          <table:table-cell table:style-name="ce14" table:formula="of:=IF([.H4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unicgames</text:p>
          </table:table-cell>
          <table:table-cell table:formula="of:=CONCATENATE([.G436];&quot;,&quot;;[.H436];&quot;,&quot;;[.I436];&quot;,&quot;;[.J436];&quot;,&quot;;[.K436];&quot;,&quot;;[.L436])" office:value-type="string" office:string-value="&quot;runicgames&quot;,&quot;thirdparty&quot;,&quot;studio&quot;,&quot;america&quot;,&quot;pr&quot;,&quot;rpg&quot;">
            <text:p>"runicgames","thirdparty","studio","america","pr","rpg"</text:p>
          </table:table-cell>
          <table:table-cell table:style-name="ce5" office:value-type="string">
            <text:p>Official Youtube Channel of Runic Games</text:p>
          </table:table-cell>
          <table:table-cell office:value-type="string">
            <text:p>http://www.runicgames.com/about</text:p>
          </table:table-cell>
          <table:table-cell office:value-type="string">
            <text:p>Torchlight series</text:p>
          </table:table-cell>
          <table:table-cell office:value-type="string">
            <text:p>YOUTUBE</text:p>
          </table:table-cell>
          <table:table-cell office:value-type="string">
            <text:p>"run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436:.X436];&quot;X&quot;)" office:value-type="float" office:value="2">
            <text:p>2</text:p>
          </table:table-cell>
          <table:table-cell table:style-name="ce14" table:formula="of:=IF(AND([.I436]=&quot;&quot;&quot;studio&quot;&quot;&quot;;[.J436]=&quot;&quot;&quot;america&quot;&quot;&quot;);&quot;x&quot;;&quot;&quot;)" office:value-type="string" office:string-value="x">
            <text:p>x</text:p>
          </table:table-cell>
          <table:table-cell table:style-name="ce14" table:formula="of:=IF(AND([.I436]=&quot;&quot;&quot;studio&quot;&quot;&quot;;[.J436]=&quot;&quot;&quot;japan&quot;&quot;&quot;);&quot;x&quot;;&quot;&quot;)">
            <text:p/>
          </table:table-cell>
          <table:table-cell table:style-name="ce14" table:formula="of:=IF(AND([.I436]=&quot;&quot;&quot;studio&quot;&quot;&quot;;[.J436]=&quot;&quot;&quot;world&quot;&quot;&quot;);&quot;x&quot;;&quot;&quot;)">
            <text:p/>
          </table:table-cell>
          <table:table-cell table:style-name="ce14" table:formula="of:=IF(AND([.I436]=&quot;&quot;&quot;studio&quot;&quot;&quot;;[.J436]=&quot;&quot;&quot;europe&quot;&quot;&quot;);&quot;x&quot;;&quot;&quot;)">
            <text:p/>
          </table:table-cell>
          <table:table-cell table:style-name="ce14" table:formula="of:=IF([.H436]=&quot;&quot;&quot;thirdparty&quot;&quot;&quot;;&quot;X&quot;;&quot;&quot;)" office:value-type="string" office:string-value="X">
            <text:p>X</text:p>
          </table:table-cell>
          <table:table-cell table:style-name="ce14" table:formula="of:=IF([.H436]=&quot;&quot;&quot;indie&quot;&quot;&quot;;&quot;X&quot;;&quot;&quot;)">
            <text:p/>
          </table:table-cell>
          <table:table-cell table:style-name="ce14" table:formula="of:=IF([.H436]=&quot;&quot;&quot;nintendo&quot;&quot;&quot;;&quot;X&quot;;&quot;&quot;)">
            <text:p/>
          </table:table-cell>
          <table:table-cell table:style-name="ce14" table:formula="of:=IF([.H436]=&quot;&quot;&quot;sony&quot;&quot;&quot;;&quot;X&quot;;&quot;&quot;)">
            <text:p/>
          </table:table-cell>
          <table:table-cell table:style-name="ce14" table:formula="of:=IF([.H436]=&quot;&quot;&quot;microsoft&quot;&quot;&quot;;&quot;X&quot;;&quot;&quot;)">
            <text:p/>
          </table:table-cell>
          <table:table-cell table:style-name="ce14" table:formula="of:=IF([.K436]=&quot;&quot;&quot;people&quot;&quot;&quot;;&quot;X&quot;;&quot;&quot;)">
            <text:p/>
          </table:table-cell>
          <table:table-cell table:style-name="ce14" table:formula="of:=IF([.H4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1680968918229</text:p>
          </table:table-cell>
          <table:table-cell table:formula="of:=CONCATENATE([.G437];&quot;,&quot;;[.H437];&quot;,&quot;;[.I437];&quot;,&quot;;[.J437];&quot;,&quot;;[.K437];&quot;,&quot;;[.L437])" office:value-type="string" office:string-value="&quot;saberinteractive&quot;,&quot;independent&quot;,&quot;studio&quot;,&quot;europe&quot;,&quot;pr&quot;,&quot;generic&quot;">
            <text:p>"saberinteractive","independent","studio","europe","pr","generic"</text:p>
          </table:table-cell>
          <table:table-cell office:value-type="string">
            <text:p>Official Facebook Page of Saber Interactive</text:p>
          </table:table-cell>
          <table:table-cell office:value-type="string">
            <text:p>http://www.saber3d.com/en/studio/</text:p>
          </table:table-cell>
          <table:table-cell office:value-type="string">
            <text:p>Inversion</text:p>
          </table:table-cell>
          <table:table-cell office:value-type="string">
            <text:p>FACEBOOK</text:p>
          </table:table-cell>
          <table:table-cell office:value-type="string">
            <text:p>"sabe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7:.X437];&quot;X&quot;)" office:value-type="float" office:value="2">
            <text:p>2</text:p>
          </table:table-cell>
          <table:table-cell table:style-name="ce14" table:formula="of:=IF(AND([.I437]=&quot;&quot;&quot;studio&quot;&quot;&quot;;[.J437]=&quot;&quot;&quot;america&quot;&quot;&quot;);&quot;x&quot;;&quot;&quot;)">
            <text:p/>
          </table:table-cell>
          <table:table-cell table:style-name="ce14" table:formula="of:=IF(AND([.I437]=&quot;&quot;&quot;studio&quot;&quot;&quot;;[.J437]=&quot;&quot;&quot;japan&quot;&quot;&quot;);&quot;x&quot;;&quot;&quot;)">
            <text:p/>
          </table:table-cell>
          <table:table-cell table:style-name="ce14" table:formula="of:=IF(AND([.I437]=&quot;&quot;&quot;studio&quot;&quot;&quot;;[.J437]=&quot;&quot;&quot;world&quot;&quot;&quot;);&quot;x&quot;;&quot;&quot;)">
            <text:p/>
          </table:table-cell>
          <table:table-cell table:style-name="ce14" table:formula="of:=IF(AND([.I437]=&quot;&quot;&quot;studio&quot;&quot;&quot;;[.J437]=&quot;&quot;&quot;europe&quot;&quot;&quot;);&quot;x&quot;;&quot;&quot;)" office:value-type="string" office:string-value="x">
            <text:p>x</text:p>
          </table:table-cell>
          <table:table-cell table:style-name="ce14" table:formula="of:=IF([.H437]=&quot;&quot;&quot;thirdparty&quot;&quot;&quot;;&quot;X&quot;;&quot;&quot;)">
            <text:p/>
          </table:table-cell>
          <table:table-cell table:style-name="ce14" table:formula="of:=IF([.H437]=&quot;&quot;&quot;indie&quot;&quot;&quot;;&quot;X&quot;;&quot;&quot;)">
            <text:p/>
          </table:table-cell>
          <table:table-cell table:style-name="ce14" table:formula="of:=IF([.H437]=&quot;&quot;&quot;nintendo&quot;&quot;&quot;;&quot;X&quot;;&quot;&quot;)">
            <text:p/>
          </table:table-cell>
          <table:table-cell table:style-name="ce14" table:formula="of:=IF([.H437]=&quot;&quot;&quot;sony&quot;&quot;&quot;;&quot;X&quot;;&quot;&quot;)">
            <text:p/>
          </table:table-cell>
          <table:table-cell table:style-name="ce14" table:formula="of:=IF([.H437]=&quot;&quot;&quot;microsoft&quot;&quot;&quot;;&quot;X&quot;;&quot;&quot;)">
            <text:p/>
          </table:table-cell>
          <table:table-cell table:style-name="ce14" table:formula="of:=IF([.K437]=&quot;&quot;&quot;people&quot;&quot;&quot;;&quot;X&quot;;&quot;&quot;)">
            <text:p/>
          </table:table-cell>
          <table:table-cell table:style-name="ce14" table:formula="of:=IF([.H43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eetsSaber</text:p>
          </table:table-cell>
          <table:table-cell table:formula="of:=CONCATENATE([.G438];&quot;,&quot;;[.H438];&quot;,&quot;;[.I438];&quot;,&quot;;[.J438];&quot;,&quot;;[.K438];&quot;,&quot;;[.L438])" office:value-type="string" office:string-value="&quot;saberinteractive&quot;,&quot;independent&quot;,&quot;studio&quot;,&quot;europe&quot;,&quot;pr&quot;,&quot;generic&quot;">
            <text:p>"saberinteractive","independent","studio","europe","pr","generic"</text:p>
          </table:table-cell>
          <table:table-cell office:value-type="string">
            <text:p>Official Twitter Account of Saber Interactive</text:p>
          </table:table-cell>
          <table:table-cell office:value-type="string">
            <text:p>http://www.saber3d.com/en/studio/</text:p>
          </table:table-cell>
          <table:table-cell office:value-type="string">
            <text:p>Inversion</text:p>
          </table:table-cell>
          <table:table-cell office:value-type="string">
            <text:p>TWITTER</text:p>
          </table:table-cell>
          <table:table-cell office:value-type="string">
            <text:p>"sabe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8:.X438];&quot;X&quot;)" office:value-type="float" office:value="2">
            <text:p>2</text:p>
          </table:table-cell>
          <table:table-cell table:style-name="ce14" table:formula="of:=IF(AND([.I438]=&quot;&quot;&quot;studio&quot;&quot;&quot;;[.J438]=&quot;&quot;&quot;america&quot;&quot;&quot;);&quot;x&quot;;&quot;&quot;)">
            <text:p/>
          </table:table-cell>
          <table:table-cell table:style-name="ce14" table:formula="of:=IF(AND([.I438]=&quot;&quot;&quot;studio&quot;&quot;&quot;;[.J438]=&quot;&quot;&quot;japan&quot;&quot;&quot;);&quot;x&quot;;&quot;&quot;)">
            <text:p/>
          </table:table-cell>
          <table:table-cell table:style-name="ce14" table:formula="of:=IF(AND([.I438]=&quot;&quot;&quot;studio&quot;&quot;&quot;;[.J438]=&quot;&quot;&quot;world&quot;&quot;&quot;);&quot;x&quot;;&quot;&quot;)">
            <text:p/>
          </table:table-cell>
          <table:table-cell table:style-name="ce14" table:formula="of:=IF(AND([.I438]=&quot;&quot;&quot;studio&quot;&quot;&quot;;[.J438]=&quot;&quot;&quot;europe&quot;&quot;&quot;);&quot;x&quot;;&quot;&quot;)" office:value-type="string" office:string-value="x">
            <text:p>x</text:p>
          </table:table-cell>
          <table:table-cell table:style-name="ce14" table:formula="of:=IF([.H438]=&quot;&quot;&quot;thirdparty&quot;&quot;&quot;;&quot;X&quot;;&quot;&quot;)">
            <text:p/>
          </table:table-cell>
          <table:table-cell table:style-name="ce14" table:formula="of:=IF([.H438]=&quot;&quot;&quot;indie&quot;&quot;&quot;;&quot;X&quot;;&quot;&quot;)">
            <text:p/>
          </table:table-cell>
          <table:table-cell table:style-name="ce14" table:formula="of:=IF([.H438]=&quot;&quot;&quot;nintendo&quot;&quot;&quot;;&quot;X&quot;;&quot;&quot;)">
            <text:p/>
          </table:table-cell>
          <table:table-cell table:style-name="ce14" table:formula="of:=IF([.H438]=&quot;&quot;&quot;sony&quot;&quot;&quot;;&quot;X&quot;;&quot;&quot;)">
            <text:p/>
          </table:table-cell>
          <table:table-cell table:style-name="ce14" table:formula="of:=IF([.H438]=&quot;&quot;&quot;microsoft&quot;&quot;&quot;;&quot;X&quot;;&quot;&quot;)">
            <text:p/>
          </table:table-cell>
          <table:table-cell table:style-name="ce14" table:formula="of:=IF([.K438]=&quot;&quot;&quot;people&quot;&quot;&quot;;&quot;X&quot;;&quot;&quot;)">
            <text:p/>
          </table:table-cell>
          <table:table-cell table:style-name="ce14" table:formula="of:=IF([.H4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248536795</text:p>
          </table:table-cell>
          <table:table-cell table:formula="of:=CONCATENATE([.G439];&quot;,&quot;;[.H439];&quot;,&quot;;[.I439];&quot;,&quot;;[.J439];&quot;,&quot;;[.K439];&quot;,&quot;;[.L439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Facebook Page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FACEBOOK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9:.X439];&quot;X&quot;)" office:value-type="float" office:value="1">
            <text:p>1</text:p>
          </table:table-cell>
          <table:table-cell table:style-name="ce14" table:formula="of:=IF(AND([.I439]=&quot;&quot;&quot;studio&quot;&quot;&quot;;[.J439]=&quot;&quot;&quot;america&quot;&quot;&quot;);&quot;x&quot;;&quot;&quot;)">
            <text:p/>
          </table:table-cell>
          <table:table-cell table:style-name="ce14" table:formula="of:=IF(AND([.I439]=&quot;&quot;&quot;studio&quot;&quot;&quot;;[.J439]=&quot;&quot;&quot;japan&quot;&quot;&quot;);&quot;x&quot;;&quot;&quot;)">
            <text:p/>
          </table:table-cell>
          <table:table-cell table:style-name="ce14" table:formula="of:=IF(AND([.I439]=&quot;&quot;&quot;studio&quot;&quot;&quot;;[.J439]=&quot;&quot;&quot;world&quot;&quot;&quot;);&quot;x&quot;;&quot;&quot;)">
            <text:p/>
          </table:table-cell>
          <table:table-cell table:style-name="ce14" table:formula="of:=IF(AND([.I439]=&quot;&quot;&quot;studio&quot;&quot;&quot;;[.J439]=&quot;&quot;&quot;europe&quot;&quot;&quot;);&quot;x&quot;;&quot;&quot;)">
            <text:p/>
          </table:table-cell>
          <table:table-cell table:style-name="ce14" table:formula="of:=IF([.H439]=&quot;&quot;&quot;thirdparty&quot;&quot;&quot;;&quot;X&quot;;&quot;&quot;)" office:value-type="string" office:string-value="X">
            <text:p>X</text:p>
          </table:table-cell>
          <table:table-cell table:style-name="ce14" table:formula="of:=IF([.H439]=&quot;&quot;&quot;indie&quot;&quot;&quot;;&quot;X&quot;;&quot;&quot;)">
            <text:p/>
          </table:table-cell>
          <table:table-cell table:style-name="ce14" table:formula="of:=IF([.H439]=&quot;&quot;&quot;nintendo&quot;&quot;&quot;;&quot;X&quot;;&quot;&quot;)">
            <text:p/>
          </table:table-cell>
          <table:table-cell table:style-name="ce14" table:formula="of:=IF([.H439]=&quot;&quot;&quot;sony&quot;&quot;&quot;;&quot;X&quot;;&quot;&quot;)">
            <text:p/>
          </table:table-cell>
          <table:table-cell table:style-name="ce14" table:formula="of:=IF([.H439]=&quot;&quot;&quot;microsoft&quot;&quot;&quot;;&quot;X&quot;;&quot;&quot;)">
            <text:p/>
          </table:table-cell>
          <table:table-cell table:style-name="ce14" table:formula="of:=IF([.K439]=&quot;&quot;&quot;people&quot;&quot;&quot;;&quot;X&quot;;&quot;&quot;)">
            <text:p/>
          </table:table-cell>
          <table:table-cell table:style-name="ce14" table:formula="of:=IF([.H4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23380910@N04</text:p>
          </table:table-cell>
          <table:table-cell table:formula="of:=CONCATENATE([.G440];&quot;,&quot;;[.H440];&quot;,&quot;;[.I440];&quot;,&quot;;[.J440];&quot;,&quot;;[.K440];&quot;,&quot;;[.L440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Flickr Account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FLICKR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0:.X440];&quot;X&quot;)" office:value-type="float" office:value="1">
            <text:p>1</text:p>
          </table:table-cell>
          <table:table-cell table:style-name="ce14" table:formula="of:=IF(AND([.I440]=&quot;&quot;&quot;studio&quot;&quot;&quot;;[.J440]=&quot;&quot;&quot;america&quot;&quot;&quot;);&quot;x&quot;;&quot;&quot;)">
            <text:p/>
          </table:table-cell>
          <table:table-cell table:style-name="ce14" table:formula="of:=IF(AND([.I440]=&quot;&quot;&quot;studio&quot;&quot;&quot;;[.J440]=&quot;&quot;&quot;japan&quot;&quot;&quot;);&quot;x&quot;;&quot;&quot;)">
            <text:p/>
          </table:table-cell>
          <table:table-cell table:style-name="ce14" table:formula="of:=IF(AND([.I440]=&quot;&quot;&quot;studio&quot;&quot;&quot;;[.J440]=&quot;&quot;&quot;world&quot;&quot;&quot;);&quot;x&quot;;&quot;&quot;)">
            <text:p/>
          </table:table-cell>
          <table:table-cell table:style-name="ce14" table:formula="of:=IF(AND([.I440]=&quot;&quot;&quot;studio&quot;&quot;&quot;;[.J440]=&quot;&quot;&quot;europe&quot;&quot;&quot;);&quot;x&quot;;&quot;&quot;)">
            <text:p/>
          </table:table-cell>
          <table:table-cell table:style-name="ce14" table:formula="of:=IF([.H440]=&quot;&quot;&quot;thirdparty&quot;&quot;&quot;;&quot;X&quot;;&quot;&quot;)" office:value-type="string" office:string-value="X">
            <text:p>X</text:p>
          </table:table-cell>
          <table:table-cell table:style-name="ce14" table:formula="of:=IF([.H440]=&quot;&quot;&quot;indie&quot;&quot;&quot;;&quot;X&quot;;&quot;&quot;)">
            <text:p/>
          </table:table-cell>
          <table:table-cell table:style-name="ce14" table:formula="of:=IF([.H440]=&quot;&quot;&quot;nintendo&quot;&quot;&quot;;&quot;X&quot;;&quot;&quot;)">
            <text:p/>
          </table:table-cell>
          <table:table-cell table:style-name="ce14" table:formula="of:=IF([.H440]=&quot;&quot;&quot;sony&quot;&quot;&quot;;&quot;X&quot;;&quot;&quot;)">
            <text:p/>
          </table:table-cell>
          <table:table-cell table:style-name="ce14" table:formula="of:=IF([.H440]=&quot;&quot;&quot;microsoft&quot;&quot;&quot;;&quot;X&quot;;&quot;&quot;)">
            <text:p/>
          </table:table-cell>
          <table:table-cell table:style-name="ce14" table:formula="of:=IF([.K440]=&quot;&quot;&quot;people&quot;&quot;&quot;;&quot;X&quot;;&quot;&quot;)">
            <text:p/>
          </table:table-cell>
          <table:table-cell table:style-name="ce14" table:formula="of:=IF([.H4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sega.com/feed</text:p>
          </table:table-cell>
          <table:table-cell table:formula="of:=CONCATENATE([.G441];&quot;,&quot;;[.H441];&quot;,&quot;;[.I441];&quot;,&quot;;[.J441];&quot;,&quot;;[.K441];&quot;,&quot;;[.L441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Sega Games News Feed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NEWS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1:.X441];&quot;X&quot;)" office:value-type="float" office:value="1">
            <text:p>1</text:p>
          </table:table-cell>
          <table:table-cell table:style-name="ce14" table:formula="of:=IF(AND([.I441]=&quot;&quot;&quot;studio&quot;&quot;&quot;;[.J441]=&quot;&quot;&quot;america&quot;&quot;&quot;);&quot;x&quot;;&quot;&quot;)">
            <text:p/>
          </table:table-cell>
          <table:table-cell table:style-name="ce14" table:formula="of:=IF(AND([.I441]=&quot;&quot;&quot;studio&quot;&quot;&quot;;[.J441]=&quot;&quot;&quot;japan&quot;&quot;&quot;);&quot;x&quot;;&quot;&quot;)">
            <text:p/>
          </table:table-cell>
          <table:table-cell table:style-name="ce14" table:formula="of:=IF(AND([.I441]=&quot;&quot;&quot;studio&quot;&quot;&quot;;[.J441]=&quot;&quot;&quot;world&quot;&quot;&quot;);&quot;x&quot;;&quot;&quot;)">
            <text:p/>
          </table:table-cell>
          <table:table-cell table:style-name="ce14" table:formula="of:=IF(AND([.I441]=&quot;&quot;&quot;studio&quot;&quot;&quot;;[.J441]=&quot;&quot;&quot;europe&quot;&quot;&quot;);&quot;x&quot;;&quot;&quot;)">
            <text:p/>
          </table:table-cell>
          <table:table-cell table:style-name="ce14" table:formula="of:=IF([.H441]=&quot;&quot;&quot;thirdparty&quot;&quot;&quot;;&quot;X&quot;;&quot;&quot;)" office:value-type="string" office:string-value="X">
            <text:p>X</text:p>
          </table:table-cell>
          <table:table-cell table:style-name="ce14" table:formula="of:=IF([.H441]=&quot;&quot;&quot;indie&quot;&quot;&quot;;&quot;X&quot;;&quot;&quot;)">
            <text:p/>
          </table:table-cell>
          <table:table-cell table:style-name="ce14" table:formula="of:=IF([.H441]=&quot;&quot;&quot;nintendo&quot;&quot;&quot;;&quot;X&quot;;&quot;&quot;)">
            <text:p/>
          </table:table-cell>
          <table:table-cell table:style-name="ce14" table:formula="of:=IF([.H441]=&quot;&quot;&quot;sony&quot;&quot;&quot;;&quot;X&quot;;&quot;&quot;)">
            <text:p/>
          </table:table-cell>
          <table:table-cell table:style-name="ce14" table:formula="of:=IF([.H441]=&quot;&quot;&quot;microsoft&quot;&quot;&quot;;&quot;X&quot;;&quot;&quot;)">
            <text:p/>
          </table:table-cell>
          <table:table-cell table:style-name="ce14" table:formula="of:=IF([.K441]=&quot;&quot;&quot;people&quot;&quot;&quot;;&quot;X&quot;;&quot;&quot;)">
            <text:p/>
          </table:table-cell>
          <table:table-cell table:style-name="ce14" table:formula="of:=IF([.H4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sega</text:p>
          </table:table-cell>
          <table:table-cell table:formula="of:=CONCATENATE([.G442];&quot;,&quot;;[.H442];&quot;,&quot;;[.I442];&quot;,&quot;;[.J442];&quot;,&quot;;[.K442];&quot;,&quot;;[.L442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Twitter Account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TWITTER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2:.X442];&quot;X&quot;)" office:value-type="float" office:value="1">
            <text:p>1</text:p>
          </table:table-cell>
          <table:table-cell table:style-name="ce14" table:formula="of:=IF(AND([.I442]=&quot;&quot;&quot;studio&quot;&quot;&quot;;[.J442]=&quot;&quot;&quot;america&quot;&quot;&quot;);&quot;x&quot;;&quot;&quot;)">
            <text:p/>
          </table:table-cell>
          <table:table-cell table:style-name="ce14" table:formula="of:=IF(AND([.I442]=&quot;&quot;&quot;studio&quot;&quot;&quot;;[.J442]=&quot;&quot;&quot;japan&quot;&quot;&quot;);&quot;x&quot;;&quot;&quot;)">
            <text:p/>
          </table:table-cell>
          <table:table-cell table:style-name="ce14" table:formula="of:=IF(AND([.I442]=&quot;&quot;&quot;studio&quot;&quot;&quot;;[.J442]=&quot;&quot;&quot;world&quot;&quot;&quot;);&quot;x&quot;;&quot;&quot;)">
            <text:p/>
          </table:table-cell>
          <table:table-cell table:style-name="ce14" table:formula="of:=IF(AND([.I442]=&quot;&quot;&quot;studio&quot;&quot;&quot;;[.J442]=&quot;&quot;&quot;europe&quot;&quot;&quot;);&quot;x&quot;;&quot;&quot;)">
            <text:p/>
          </table:table-cell>
          <table:table-cell table:style-name="ce14" table:formula="of:=IF([.H442]=&quot;&quot;&quot;thirdparty&quot;&quot;&quot;;&quot;X&quot;;&quot;&quot;)" office:value-type="string" office:string-value="X">
            <text:p>X</text:p>
          </table:table-cell>
          <table:table-cell table:style-name="ce14" table:formula="of:=IF([.H442]=&quot;&quot;&quot;indie&quot;&quot;&quot;;&quot;X&quot;;&quot;&quot;)">
            <text:p/>
          </table:table-cell>
          <table:table-cell table:style-name="ce14" table:formula="of:=IF([.H442]=&quot;&quot;&quot;nintendo&quot;&quot;&quot;;&quot;X&quot;;&quot;&quot;)">
            <text:p/>
          </table:table-cell>
          <table:table-cell table:style-name="ce14" table:formula="of:=IF([.H442]=&quot;&quot;&quot;sony&quot;&quot;&quot;;&quot;X&quot;;&quot;&quot;)">
            <text:p/>
          </table:table-cell>
          <table:table-cell table:style-name="ce14" table:formula="of:=IF([.H442]=&quot;&quot;&quot;microsoft&quot;&quot;&quot;;&quot;X&quot;;&quot;&quot;)">
            <text:p/>
          </table:table-cell>
          <table:table-cell table:style-name="ce14" table:formula="of:=IF([.K442]=&quot;&quot;&quot;people&quot;&quot;&quot;;&quot;X&quot;;&quot;&quot;)">
            <text:p/>
          </table:table-cell>
          <table:table-cell table:style-name="ce14" table:formula="of:=IF([.H4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SegaAmerica</text:p>
          </table:table-cell>
          <table:table-cell table:formula="of:=CONCATENATE([.G443];&quot;,&quot;;[.H443];&quot;,&quot;;[.I443];&quot;,&quot;;[.J443];&quot;,&quot;;[.K443];&quot;,&quot;;[.L443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Youtube Channel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YOUTUBE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3:.X443];&quot;X&quot;)" office:value-type="float" office:value="1">
            <text:p>1</text:p>
          </table:table-cell>
          <table:table-cell table:style-name="ce14" table:formula="of:=IF(AND([.I443]=&quot;&quot;&quot;studio&quot;&quot;&quot;;[.J443]=&quot;&quot;&quot;america&quot;&quot;&quot;);&quot;x&quot;;&quot;&quot;)">
            <text:p/>
          </table:table-cell>
          <table:table-cell table:style-name="ce14" table:formula="of:=IF(AND([.I443]=&quot;&quot;&quot;studio&quot;&quot;&quot;;[.J443]=&quot;&quot;&quot;japan&quot;&quot;&quot;);&quot;x&quot;;&quot;&quot;)">
            <text:p/>
          </table:table-cell>
          <table:table-cell table:style-name="ce14" table:formula="of:=IF(AND([.I443]=&quot;&quot;&quot;studio&quot;&quot;&quot;;[.J443]=&quot;&quot;&quot;world&quot;&quot;&quot;);&quot;x&quot;;&quot;&quot;)">
            <text:p/>
          </table:table-cell>
          <table:table-cell table:style-name="ce14" table:formula="of:=IF(AND([.I443]=&quot;&quot;&quot;studio&quot;&quot;&quot;;[.J443]=&quot;&quot;&quot;europe&quot;&quot;&quot;);&quot;x&quot;;&quot;&quot;)">
            <text:p/>
          </table:table-cell>
          <table:table-cell table:style-name="ce14" table:formula="of:=IF([.H443]=&quot;&quot;&quot;thirdparty&quot;&quot;&quot;;&quot;X&quot;;&quot;&quot;)" office:value-type="string" office:string-value="X">
            <text:p>X</text:p>
          </table:table-cell>
          <table:table-cell table:style-name="ce14" table:formula="of:=IF([.H443]=&quot;&quot;&quot;indie&quot;&quot;&quot;;&quot;X&quot;;&quot;&quot;)">
            <text:p/>
          </table:table-cell>
          <table:table-cell table:style-name="ce14" table:formula="of:=IF([.H443]=&quot;&quot;&quot;nintendo&quot;&quot;&quot;;&quot;X&quot;;&quot;&quot;)">
            <text:p/>
          </table:table-cell>
          <table:table-cell table:style-name="ce14" table:formula="of:=IF([.H443]=&quot;&quot;&quot;sony&quot;&quot;&quot;;&quot;X&quot;;&quot;&quot;)">
            <text:p/>
          </table:table-cell>
          <table:table-cell table:style-name="ce14" table:formula="of:=IF([.H443]=&quot;&quot;&quot;microsoft&quot;&quot;&quot;;&quot;X&quot;;&quot;&quot;)">
            <text:p/>
          </table:table-cell>
          <table:table-cell table:style-name="ce14" table:formula="of:=IF([.K443]=&quot;&quot;&quot;people&quot;&quot;&quot;;&quot;X&quot;;&quot;&quot;)">
            <text:p/>
          </table:table-cell>
          <table:table-cell table:style-name="ce14" table:formula="of:=IF([.H4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9115778144754</text:p>
          </table:table-cell>
          <table:table-cell table:formula="of:=CONCATENATE([.G444];&quot;,&quot;;[.H444];&quot;,&quot;;[.I444];&quot;,&quot;;[.J444];&quot;,&quot;;[.K444];&quot;,&quot;;[.L444])" office:value-type="string" office:string-value="&quot;serellan&quot;,&quot;indie&quot;,&quot;studio&quot;,&quot;america&quot;,&quot;pr&quot;,&quot;generic&quot;">
            <text:p>"serellan","indie","studio","america","pr","generic"</text:p>
          </table:table-cell>
          <table:table-cell office:value-type="string">
            <text:p>Official Facebook Page of Serellan</text:p>
          </table:table-cell>
          <table:table-cell office:value-type="string">
            <text:p>http://serellan.com/sample-page/</text:p>
          </table:table-cell>
          <table:table-cell office:value-type="string">
            <text:p>Takedown project</text:p>
          </table:table-cell>
          <table:table-cell office:value-type="string">
            <text:p>FACEBOOK</text:p>
          </table:table-cell>
          <table:table-cell office:value-type="string">
            <text:p>"serella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4:.X444];&quot;X&quot;)" office:value-type="float" office:value="2">
            <text:p>2</text:p>
          </table:table-cell>
          <table:table-cell table:style-name="ce14" table:formula="of:=IF(AND([.I444]=&quot;&quot;&quot;studio&quot;&quot;&quot;;[.J444]=&quot;&quot;&quot;america&quot;&quot;&quot;);&quot;x&quot;;&quot;&quot;)" office:value-type="string" office:string-value="x">
            <text:p>x</text:p>
          </table:table-cell>
          <table:table-cell table:style-name="ce14" table:formula="of:=IF(AND([.I444]=&quot;&quot;&quot;studio&quot;&quot;&quot;;[.J444]=&quot;&quot;&quot;japan&quot;&quot;&quot;);&quot;x&quot;;&quot;&quot;)">
            <text:p/>
          </table:table-cell>
          <table:table-cell table:style-name="ce14" table:formula="of:=IF(AND([.I444]=&quot;&quot;&quot;studio&quot;&quot;&quot;;[.J444]=&quot;&quot;&quot;world&quot;&quot;&quot;);&quot;x&quot;;&quot;&quot;)">
            <text:p/>
          </table:table-cell>
          <table:table-cell table:style-name="ce14" table:formula="of:=IF(AND([.I444]=&quot;&quot;&quot;studio&quot;&quot;&quot;;[.J444]=&quot;&quot;&quot;europe&quot;&quot;&quot;);&quot;x&quot;;&quot;&quot;)">
            <text:p/>
          </table:table-cell>
          <table:table-cell table:style-name="ce14" table:formula="of:=IF([.H444]=&quot;&quot;&quot;thirdparty&quot;&quot;&quot;;&quot;X&quot;;&quot;&quot;)">
            <text:p/>
          </table:table-cell>
          <table:table-cell table:style-name="ce14" table:formula="of:=IF([.H444]=&quot;&quot;&quot;indie&quot;&quot;&quot;;&quot;X&quot;;&quot;&quot;)" office:value-type="string" office:string-value="X">
            <text:p>X</text:p>
          </table:table-cell>
          <table:table-cell table:style-name="ce14" table:formula="of:=IF([.H444]=&quot;&quot;&quot;nintendo&quot;&quot;&quot;;&quot;X&quot;;&quot;&quot;)">
            <text:p/>
          </table:table-cell>
          <table:table-cell table:style-name="ce14" table:formula="of:=IF([.H444]=&quot;&quot;&quot;sony&quot;&quot;&quot;;&quot;X&quot;;&quot;&quot;)">
            <text:p/>
          </table:table-cell>
          <table:table-cell table:style-name="ce14" table:formula="of:=IF([.H444]=&quot;&quot;&quot;microsoft&quot;&quot;&quot;;&quot;X&quot;;&quot;&quot;)">
            <text:p/>
          </table:table-cell>
          <table:table-cell table:style-name="ce14" table:formula="of:=IF([.K444]=&quot;&quot;&quot;people&quot;&quot;&quot;;&quot;X&quot;;&quot;&quot;)">
            <text:p/>
          </table:table-cell>
          <table:table-cell table:style-name="ce14" table:formula="of:=IF([.H4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77756297@N07</text:p>
          </table:table-cell>
          <table:table-cell table:formula="of:=CONCATENATE([.G445];&quot;,&quot;;[.H445];&quot;,&quot;;[.I445];&quot;,&quot;;[.J445];&quot;,&quot;;[.K445];&quot;,&quot;;[.L445])" office:value-type="string" office:string-value="&quot;serellan&quot;,&quot;indie&quot;,&quot;studio&quot;,&quot;america&quot;,&quot;pr&quot;,&quot;generic&quot;">
            <text:p>"serellan","indie","studio","america","pr","generic"</text:p>
          </table:table-cell>
          <table:table-cell office:value-type="string">
            <text:p>Official Flickr Account of Serellan</text:p>
          </table:table-cell>
          <table:table-cell office:value-type="string">
            <text:p>http://serellan.com/sample-page/</text:p>
          </table:table-cell>
          <table:table-cell office:value-type="string">
            <text:p>Takedown project</text:p>
          </table:table-cell>
          <table:table-cell office:value-type="string">
            <text:p>FLICKR</text:p>
          </table:table-cell>
          <table:table-cell office:value-type="string">
            <text:p>"serella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5:.X445];&quot;X&quot;)" office:value-type="float" office:value="2">
            <text:p>2</text:p>
          </table:table-cell>
          <table:table-cell table:style-name="ce14" table:formula="of:=IF(AND([.I445]=&quot;&quot;&quot;studio&quot;&quot;&quot;;[.J445]=&quot;&quot;&quot;america&quot;&quot;&quot;);&quot;x&quot;;&quot;&quot;)" office:value-type="string" office:string-value="x">
            <text:p>x</text:p>
          </table:table-cell>
          <table:table-cell table:style-name="ce14" table:formula="of:=IF(AND([.I445]=&quot;&quot;&quot;studio&quot;&quot;&quot;;[.J445]=&quot;&quot;&quot;japan&quot;&quot;&quot;);&quot;x&quot;;&quot;&quot;)">
            <text:p/>
          </table:table-cell>
          <table:table-cell table:style-name="ce14" table:formula="of:=IF(AND([.I445]=&quot;&quot;&quot;studio&quot;&quot;&quot;;[.J445]=&quot;&quot;&quot;world&quot;&quot;&quot;);&quot;x&quot;;&quot;&quot;)">
            <text:p/>
          </table:table-cell>
          <table:table-cell table:style-name="ce14" table:formula="of:=IF(AND([.I445]=&quot;&quot;&quot;studio&quot;&quot;&quot;;[.J445]=&quot;&quot;&quot;europe&quot;&quot;&quot;);&quot;x&quot;;&quot;&quot;)">
            <text:p/>
          </table:table-cell>
          <table:table-cell table:style-name="ce14" table:formula="of:=IF([.H445]=&quot;&quot;&quot;thirdparty&quot;&quot;&quot;;&quot;X&quot;;&quot;&quot;)">
            <text:p/>
          </table:table-cell>
          <table:table-cell table:style-name="ce14" table:formula="of:=IF([.H445]=&quot;&quot;&quot;indie&quot;&quot;&quot;;&quot;X&quot;;&quot;&quot;)" office:value-type="string" office:string-value="X">
            <text:p>X</text:p>
          </table:table-cell>
          <table:table-cell table:style-name="ce14" table:formula="of:=IF([.H445]=&quot;&quot;&quot;nintendo&quot;&quot;&quot;;&quot;X&quot;;&quot;&quot;)">
            <text:p/>
          </table:table-cell>
          <table:table-cell table:style-name="ce14" table:formula="of:=IF([.H445]=&quot;&quot;&quot;sony&quot;&quot;&quot;;&quot;X&quot;;&quot;&quot;)">
            <text:p/>
          </table:table-cell>
          <table:table-cell table:style-name="ce14" table:formula="of:=IF([.H445]=&quot;&quot;&quot;microsoft&quot;&quot;&quot;;&quot;X&quot;;&quot;&quot;)">
            <text:p/>
          </table:table-cell>
          <table:table-cell table:style-name="ce14" table:formula="of:=IF([.K445]=&quot;&quot;&quot;people&quot;&quot;&quot;;&quot;X&quot;;&quot;&quot;)">
            <text:p/>
          </table:table-cell>
          <table:table-cell table:style-name="ce14" table:formula="of:=IF([.H4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erellan</text:p>
          </table:table-cell>
          <table:table-cell table:formula="of:=CONCATENATE([.G446];&quot;,&quot;;[.H446];&quot;,&quot;;[.I446];&quot;,&quot;;[.J446];&quot;,&quot;;[.K446];&quot;,&quot;;[.L44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hristian Allen: <text:s/>Game Designer </text:p>
          </table:table-cell>
          <table:table-cell office:value-type="string">
            <text:p>http://serellan.com/sample-page/</text:p>
          </table:table-cell>
          <table:table-cell office:value-type="string">
            <text:p>Tom Clancy’s Ghost Recon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46:.X446];&quot;X&quot;)" office:value-type="float" office:value="1">
            <text:p>1</text:p>
          </table:table-cell>
          <table:table-cell table:style-name="ce14" table:formula="of:=IF(AND([.I446]=&quot;&quot;&quot;studio&quot;&quot;&quot;;[.J446]=&quot;&quot;&quot;america&quot;&quot;&quot;);&quot;x&quot;;&quot;&quot;)">
            <text:p/>
          </table:table-cell>
          <table:table-cell table:style-name="ce14" table:formula="of:=IF(AND([.I446]=&quot;&quot;&quot;studio&quot;&quot;&quot;;[.J446]=&quot;&quot;&quot;japan&quot;&quot;&quot;);&quot;x&quot;;&quot;&quot;)">
            <text:p/>
          </table:table-cell>
          <table:table-cell table:style-name="ce14" table:formula="of:=IF(AND([.I446]=&quot;&quot;&quot;studio&quot;&quot;&quot;;[.J446]=&quot;&quot;&quot;world&quot;&quot;&quot;);&quot;x&quot;;&quot;&quot;)">
            <text:p/>
          </table:table-cell>
          <table:table-cell table:style-name="ce14" table:formula="of:=IF(AND([.I446]=&quot;&quot;&quot;studio&quot;&quot;&quot;;[.J446]=&quot;&quot;&quot;europe&quot;&quot;&quot;);&quot;x&quot;;&quot;&quot;)">
            <text:p/>
          </table:table-cell>
          <table:table-cell table:style-name="ce14" table:formula="of:=IF([.H446]=&quot;&quot;&quot;thirdparty&quot;&quot;&quot;;&quot;X&quot;;&quot;&quot;)">
            <text:p/>
          </table:table-cell>
          <table:table-cell table:style-name="ce14" table:formula="of:=IF([.H446]=&quot;&quot;&quot;indie&quot;&quot;&quot;;&quot;X&quot;;&quot;&quot;)">
            <text:p/>
          </table:table-cell>
          <table:table-cell table:style-name="ce14" table:formula="of:=IF([.H446]=&quot;&quot;&quot;nintendo&quot;&quot;&quot;;&quot;X&quot;;&quot;&quot;)">
            <text:p/>
          </table:table-cell>
          <table:table-cell table:style-name="ce14" table:formula="of:=IF([.H446]=&quot;&quot;&quot;sony&quot;&quot;&quot;;&quot;X&quot;;&quot;&quot;)">
            <text:p/>
          </table:table-cell>
          <table:table-cell table:style-name="ce14" table:formula="of:=IF([.H446]=&quot;&quot;&quot;microsoft&quot;&quot;&quot;;&quot;X&quot;;&quot;&quot;)">
            <text:p/>
          </table:table-cell>
          <table:table-cell table:style-name="ce14" table:formula="of:=IF([.K446]=&quot;&quot;&quot;people&quot;&quot;&quot;;&quot;X&quot;;&quot;&quot;)" office:value-type="string" office:string-value="X">
            <text:p>X</text:p>
          </table:table-cell>
          <table:table-cell table:style-name="ce14" table:formula="of:=IF([.H4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inenGames</text:p>
          </table:table-cell>
          <table:table-cell table:formula="of:=CONCATENATE([.G447];&quot;,&quot;;[.H447];&quot;,&quot;;[.I447];&quot;,&quot;;[.J447];&quot;,&quot;;[.K447];&quot;,&quot;;[.L447])" office:value-type="string" office:string-value="&quot;shinenmultimedia&quot;,&quot;nintendo&quot;,&quot;studio&quot;,&quot;europe&quot;,&quot;pr&quot;,&quot;generic&quot;">
            <text:p>"shinenmultimedia","nintendo","studio","europe","pr","generic"</text:p>
          </table:table-cell>
          <table:table-cell office:value-type="string">
            <text:p>Official Twitter Account of Shin'en Multimedia</text:p>
          </table:table-cell>
          <table:table-cell office:value-type="string">
            <text:p>http://www.shinen.com/company/</text:p>
          </table:table-cell>
          <table:table-cell table:style-name="Default" office:value-type="string">
            <text:p>Nano Assault NEO </text:p>
          </table:table-cell>
          <table:table-cell office:value-type="string">
            <text:p>TWITTER</text:p>
          </table:table-cell>
          <table:table-cell office:value-type="string">
            <text:p>"shinenmultimedia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7:.X447];&quot;X&quot;)" office:value-type="float" office:value="2">
            <text:p>2</text:p>
          </table:table-cell>
          <table:table-cell table:style-name="ce14" table:formula="of:=IF(AND([.I447]=&quot;&quot;&quot;studio&quot;&quot;&quot;;[.J447]=&quot;&quot;&quot;america&quot;&quot;&quot;);&quot;x&quot;;&quot;&quot;)">
            <text:p/>
          </table:table-cell>
          <table:table-cell table:style-name="ce14" table:formula="of:=IF(AND([.I447]=&quot;&quot;&quot;studio&quot;&quot;&quot;;[.J447]=&quot;&quot;&quot;japan&quot;&quot;&quot;);&quot;x&quot;;&quot;&quot;)">
            <text:p/>
          </table:table-cell>
          <table:table-cell table:style-name="ce14" table:formula="of:=IF(AND([.I447]=&quot;&quot;&quot;studio&quot;&quot;&quot;;[.J447]=&quot;&quot;&quot;world&quot;&quot;&quot;);&quot;x&quot;;&quot;&quot;)">
            <text:p/>
          </table:table-cell>
          <table:table-cell table:style-name="ce14" table:formula="of:=IF(AND([.I447]=&quot;&quot;&quot;studio&quot;&quot;&quot;;[.J447]=&quot;&quot;&quot;europe&quot;&quot;&quot;);&quot;x&quot;;&quot;&quot;)" office:value-type="string" office:string-value="x">
            <text:p>x</text:p>
          </table:table-cell>
          <table:table-cell table:style-name="ce14" table:formula="of:=IF([.H447]=&quot;&quot;&quot;thirdparty&quot;&quot;&quot;;&quot;X&quot;;&quot;&quot;)">
            <text:p/>
          </table:table-cell>
          <table:table-cell table:style-name="ce14" table:formula="of:=IF([.H447]=&quot;&quot;&quot;indie&quot;&quot;&quot;;&quot;X&quot;;&quot;&quot;)">
            <text:p/>
          </table:table-cell>
          <table:table-cell table:style-name="ce14" table:formula="of:=IF([.H447]=&quot;&quot;&quot;nintendo&quot;&quot;&quot;;&quot;X&quot;;&quot;&quot;)" office:value-type="string" office:string-value="X">
            <text:p>X</text:p>
          </table:table-cell>
          <table:table-cell table:style-name="ce14" table:formula="of:=IF([.H447]=&quot;&quot;&quot;sony&quot;&quot;&quot;;&quot;X&quot;;&quot;&quot;)">
            <text:p/>
          </table:table-cell>
          <table:table-cell table:style-name="ce14" table:formula="of:=IF([.H447]=&quot;&quot;&quot;microsoft&quot;&quot;&quot;;&quot;X&quot;;&quot;&quot;)">
            <text:p/>
          </table:table-cell>
          <table:table-cell table:style-name="ce14" table:formula="of:=IF([.K447]=&quot;&quot;&quot;people&quot;&quot;&quot;;&quot;X&quot;;&quot;&quot;)">
            <text:p/>
          </table:table-cell>
          <table:table-cell table:style-name="ce14" table:formula="of:=IF([.H4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hinenGames </text:p>
          </table:table-cell>
          <table:table-cell table:formula="of:=CONCATENATE([.G448];&quot;,&quot;;[.H448];&quot;,&quot;;[.I448];&quot;,&quot;;[.J448];&quot;,&quot;;[.K448];&quot;,&quot;;[.L448])" office:value-type="string" office:string-value="&quot;shinenmultimedia&quot;,&quot;nintendo&quot;,&quot;studio&quot;,&quot;europe&quot;,&quot;pr&quot;,&quot;generic&quot;">
            <text:p>"shinenmultimedia","nintendo","studio","europe","pr","generic"</text:p>
          </table:table-cell>
          <table:table-cell office:value-type="string">
            <text:p>Official Youtube Channel of Shin'en Multimedia</text:p>
          </table:table-cell>
          <table:table-cell office:value-type="string">
            <text:p>http://www.shinen.com/company/</text:p>
          </table:table-cell>
          <table:table-cell table:style-name="Default" office:value-type="string">
            <text:p>Nano Assault NEO </text:p>
          </table:table-cell>
          <table:table-cell office:value-type="string">
            <text:p>YOUTUBE</text:p>
          </table:table-cell>
          <table:table-cell office:value-type="string">
            <text:p>"shinenmultimedia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8:.X448];&quot;X&quot;)" office:value-type="float" office:value="2">
            <text:p>2</text:p>
          </table:table-cell>
          <table:table-cell table:style-name="ce14" table:formula="of:=IF(AND([.I448]=&quot;&quot;&quot;studio&quot;&quot;&quot;;[.J448]=&quot;&quot;&quot;america&quot;&quot;&quot;);&quot;x&quot;;&quot;&quot;)">
            <text:p/>
          </table:table-cell>
          <table:table-cell table:style-name="ce14" table:formula="of:=IF(AND([.I448]=&quot;&quot;&quot;studio&quot;&quot;&quot;;[.J448]=&quot;&quot;&quot;japan&quot;&quot;&quot;);&quot;x&quot;;&quot;&quot;)">
            <text:p/>
          </table:table-cell>
          <table:table-cell table:style-name="ce14" table:formula="of:=IF(AND([.I448]=&quot;&quot;&quot;studio&quot;&quot;&quot;;[.J448]=&quot;&quot;&quot;world&quot;&quot;&quot;);&quot;x&quot;;&quot;&quot;)">
            <text:p/>
          </table:table-cell>
          <table:table-cell table:style-name="ce14" table:formula="of:=IF(AND([.I448]=&quot;&quot;&quot;studio&quot;&quot;&quot;;[.J448]=&quot;&quot;&quot;europe&quot;&quot;&quot;);&quot;x&quot;;&quot;&quot;)" office:value-type="string" office:string-value="x">
            <text:p>x</text:p>
          </table:table-cell>
          <table:table-cell table:style-name="ce14" table:formula="of:=IF([.H448]=&quot;&quot;&quot;thirdparty&quot;&quot;&quot;;&quot;X&quot;;&quot;&quot;)">
            <text:p/>
          </table:table-cell>
          <table:table-cell table:style-name="ce14" table:formula="of:=IF([.H448]=&quot;&quot;&quot;indie&quot;&quot;&quot;;&quot;X&quot;;&quot;&quot;)">
            <text:p/>
          </table:table-cell>
          <table:table-cell table:style-name="ce14" table:formula="of:=IF([.H448]=&quot;&quot;&quot;nintendo&quot;&quot;&quot;;&quot;X&quot;;&quot;&quot;)" office:value-type="string" office:string-value="X">
            <text:p>X</text:p>
          </table:table-cell>
          <table:table-cell table:style-name="ce14" table:formula="of:=IF([.H448]=&quot;&quot;&quot;sony&quot;&quot;&quot;;&quot;X&quot;;&quot;&quot;)">
            <text:p/>
          </table:table-cell>
          <table:table-cell table:style-name="ce14" table:formula="of:=IF([.H448]=&quot;&quot;&quot;microsoft&quot;&quot;&quot;;&quot;X&quot;;&quot;&quot;)">
            <text:p/>
          </table:table-cell>
          <table:table-cell table:style-name="ce14" table:formula="of:=IF([.K448]=&quot;&quot;&quot;people&quot;&quot;&quot;;&quot;X&quot;;&quot;&quot;)">
            <text:p/>
          </table:table-cell>
          <table:table-cell table:style-name="ce14" table:formula="of:=IF([.H4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0688947320</text:p>
          </table:table-cell>
          <table:table-cell table:formula="of:=CONCATENATE([.G449];&quot;,&quot;;[.H449];&quot;,&quot;;[.I449];&quot;,&quot;;[.J449];&quot;,&quot;;[.K449];&quot;,&quot;;[.L449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Facebook Page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FACEBOOK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9:.X449];&quot;X&quot;)" office:value-type="float" office:value="2">
            <text:p>2</text:p>
          </table:table-cell>
          <table:table-cell table:style-name="ce14" table:formula="of:=IF(AND([.I449]=&quot;&quot;&quot;studio&quot;&quot;&quot;;[.J449]=&quot;&quot;&quot;america&quot;&quot;&quot;);&quot;x&quot;;&quot;&quot;)" office:value-type="string" office:string-value="x">
            <text:p>x</text:p>
          </table:table-cell>
          <table:table-cell table:style-name="ce14" table:formula="of:=IF(AND([.I449]=&quot;&quot;&quot;studio&quot;&quot;&quot;;[.J449]=&quot;&quot;&quot;japan&quot;&quot;&quot;);&quot;x&quot;;&quot;&quot;)">
            <text:p/>
          </table:table-cell>
          <table:table-cell table:style-name="ce14" table:formula="of:=IF(AND([.I449]=&quot;&quot;&quot;studio&quot;&quot;&quot;;[.J449]=&quot;&quot;&quot;world&quot;&quot;&quot;);&quot;x&quot;;&quot;&quot;)">
            <text:p/>
          </table:table-cell>
          <table:table-cell table:style-name="ce14" table:formula="of:=IF(AND([.I449]=&quot;&quot;&quot;studio&quot;&quot;&quot;;[.J449]=&quot;&quot;&quot;europe&quot;&quot;&quot;);&quot;x&quot;;&quot;&quot;)">
            <text:p/>
          </table:table-cell>
          <table:table-cell table:style-name="ce14" table:formula="of:=IF([.H449]=&quot;&quot;&quot;thirdparty&quot;&quot;&quot;;&quot;X&quot;;&quot;&quot;)">
            <text:p/>
          </table:table-cell>
          <table:table-cell table:style-name="ce14" table:formula="of:=IF([.H449]=&quot;&quot;&quot;indie&quot;&quot;&quot;;&quot;X&quot;;&quot;&quot;)" office:value-type="string" office:string-value="X">
            <text:p>X</text:p>
          </table:table-cell>
          <table:table-cell table:style-name="ce14" table:formula="of:=IF([.H449]=&quot;&quot;&quot;nintendo&quot;&quot;&quot;;&quot;X&quot;;&quot;&quot;)">
            <text:p/>
          </table:table-cell>
          <table:table-cell table:style-name="ce14" table:formula="of:=IF([.H449]=&quot;&quot;&quot;sony&quot;&quot;&quot;;&quot;X&quot;;&quot;&quot;)">
            <text:p/>
          </table:table-cell>
          <table:table-cell table:style-name="ce14" table:formula="of:=IF([.H449]=&quot;&quot;&quot;microsoft&quot;&quot;&quot;;&quot;X&quot;;&quot;&quot;)">
            <text:p/>
          </table:table-cell>
          <table:table-cell table:style-name="ce14" table:formula="of:=IF([.K449]=&quot;&quot;&quot;people&quot;&quot;&quot;;&quot;X&quot;;&quot;&quot;)">
            <text:p/>
          </table:table-cell>
          <table:table-cell table:style-name="ce14" table:formula="of:=IF([.H4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ka-studios.com/feed/</text:p>
          </table:table-cell>
          <table:table-cell table:formula="of:=CONCATENATE([.G450];&quot;,&quot;;[.H450];&quot;,&quot;;[.I450];&quot;,&quot;;[.J450];&quot;,&quot;;[.K450];&quot;,&quot;;[.L450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News Feed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NEWS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0:.X450];&quot;X&quot;)" office:value-type="float" office:value="2">
            <text:p>2</text:p>
          </table:table-cell>
          <table:table-cell table:style-name="ce14" table:formula="of:=IF(AND([.I450]=&quot;&quot;&quot;studio&quot;&quot;&quot;;[.J450]=&quot;&quot;&quot;america&quot;&quot;&quot;);&quot;x&quot;;&quot;&quot;)" office:value-type="string" office:string-value="x">
            <text:p>x</text:p>
          </table:table-cell>
          <table:table-cell table:style-name="ce14" table:formula="of:=IF(AND([.I450]=&quot;&quot;&quot;studio&quot;&quot;&quot;;[.J450]=&quot;&quot;&quot;japan&quot;&quot;&quot;);&quot;x&quot;;&quot;&quot;)">
            <text:p/>
          </table:table-cell>
          <table:table-cell table:style-name="ce14" table:formula="of:=IF(AND([.I450]=&quot;&quot;&quot;studio&quot;&quot;&quot;;[.J450]=&quot;&quot;&quot;world&quot;&quot;&quot;);&quot;x&quot;;&quot;&quot;)">
            <text:p/>
          </table:table-cell>
          <table:table-cell table:style-name="ce14" table:formula="of:=IF(AND([.I450]=&quot;&quot;&quot;studio&quot;&quot;&quot;;[.J450]=&quot;&quot;&quot;europe&quot;&quot;&quot;);&quot;x&quot;;&quot;&quot;)">
            <text:p/>
          </table:table-cell>
          <table:table-cell table:style-name="ce14" table:formula="of:=IF([.H450]=&quot;&quot;&quot;thirdparty&quot;&quot;&quot;;&quot;X&quot;;&quot;&quot;)">
            <text:p/>
          </table:table-cell>
          <table:table-cell table:style-name="ce14" table:formula="of:=IF([.H450]=&quot;&quot;&quot;indie&quot;&quot;&quot;;&quot;X&quot;;&quot;&quot;)" office:value-type="string" office:string-value="X">
            <text:p>X</text:p>
          </table:table-cell>
          <table:table-cell table:style-name="ce14" table:formula="of:=IF([.H450]=&quot;&quot;&quot;nintendo&quot;&quot;&quot;;&quot;X&quot;;&quot;&quot;)">
            <text:p/>
          </table:table-cell>
          <table:table-cell table:style-name="ce14" table:formula="of:=IF([.H450]=&quot;&quot;&quot;sony&quot;&quot;&quot;;&quot;X&quot;;&quot;&quot;)">
            <text:p/>
          </table:table-cell>
          <table:table-cell table:style-name="ce14" table:formula="of:=IF([.H450]=&quot;&quot;&quot;microsoft&quot;&quot;&quot;;&quot;X&quot;;&quot;&quot;)">
            <text:p/>
          </table:table-cell>
          <table:table-cell table:style-name="ce14" table:formula="of:=IF([.K450]=&quot;&quot;&quot;people&quot;&quot;&quot;;&quot;X&quot;;&quot;&quot;)">
            <text:p/>
          </table:table-cell>
          <table:table-cell table:style-name="ce14" table:formula="of:=IF([.H4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kastudios</text:p>
          </table:table-cell>
          <table:table-cell table:formula="of:=CONCATENATE([.G451];&quot;,&quot;;[.H451];&quot;,&quot;;[.I451];&quot;,&quot;;[.J451];&quot;,&quot;;[.K451];&quot;,&quot;;[.L451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Twitter Account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TWITTER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1:.X451];&quot;X&quot;)" office:value-type="float" office:value="2">
            <text:p>2</text:p>
          </table:table-cell>
          <table:table-cell table:style-name="ce14" table:formula="of:=IF(AND([.I451]=&quot;&quot;&quot;studio&quot;&quot;&quot;;[.J451]=&quot;&quot;&quot;america&quot;&quot;&quot;);&quot;x&quot;;&quot;&quot;)" office:value-type="string" office:string-value="x">
            <text:p>x</text:p>
          </table:table-cell>
          <table:table-cell table:style-name="ce14" table:formula="of:=IF(AND([.I451]=&quot;&quot;&quot;studio&quot;&quot;&quot;;[.J451]=&quot;&quot;&quot;japan&quot;&quot;&quot;);&quot;x&quot;;&quot;&quot;)">
            <text:p/>
          </table:table-cell>
          <table:table-cell table:style-name="ce14" table:formula="of:=IF(AND([.I451]=&quot;&quot;&quot;studio&quot;&quot;&quot;;[.J451]=&quot;&quot;&quot;world&quot;&quot;&quot;);&quot;x&quot;;&quot;&quot;)">
            <text:p/>
          </table:table-cell>
          <table:table-cell table:style-name="ce14" table:formula="of:=IF(AND([.I451]=&quot;&quot;&quot;studio&quot;&quot;&quot;;[.J451]=&quot;&quot;&quot;europe&quot;&quot;&quot;);&quot;x&quot;;&quot;&quot;)">
            <text:p/>
          </table:table-cell>
          <table:table-cell table:style-name="ce14" table:formula="of:=IF([.H451]=&quot;&quot;&quot;thirdparty&quot;&quot;&quot;;&quot;X&quot;;&quot;&quot;)">
            <text:p/>
          </table:table-cell>
          <table:table-cell table:style-name="ce14" table:formula="of:=IF([.H451]=&quot;&quot;&quot;indie&quot;&quot;&quot;;&quot;X&quot;;&quot;&quot;)" office:value-type="string" office:string-value="X">
            <text:p>X</text:p>
          </table:table-cell>
          <table:table-cell table:style-name="ce14" table:formula="of:=IF([.H451]=&quot;&quot;&quot;nintendo&quot;&quot;&quot;;&quot;X&quot;;&quot;&quot;)">
            <text:p/>
          </table:table-cell>
          <table:table-cell table:style-name="ce14" table:formula="of:=IF([.H451]=&quot;&quot;&quot;sony&quot;&quot;&quot;;&quot;X&quot;;&quot;&quot;)">
            <text:p/>
          </table:table-cell>
          <table:table-cell table:style-name="ce14" table:formula="of:=IF([.H451]=&quot;&quot;&quot;microsoft&quot;&quot;&quot;;&quot;X&quot;;&quot;&quot;)">
            <text:p/>
          </table:table-cell>
          <table:table-cell table:style-name="ce14" table:formula="of:=IF([.K451]=&quot;&quot;&quot;people&quot;&quot;&quot;;&quot;X&quot;;&quot;&quot;)">
            <text:p/>
          </table:table-cell>
          <table:table-cell table:style-name="ce14" table:formula="of:=IF([.H4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kastudiosvids</text:p>
          </table:table-cell>
          <table:table-cell table:formula="of:=CONCATENATE([.G452];&quot;,&quot;;[.H452];&quot;,&quot;;[.I452];&quot;,&quot;;[.J452];&quot;,&quot;;[.K452];&quot;,&quot;;[.L452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Youtube Channel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YOUTUBE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2:.X452];&quot;X&quot;)" office:value-type="float" office:value="2">
            <text:p>2</text:p>
          </table:table-cell>
          <table:table-cell table:style-name="ce14" table:formula="of:=IF(AND([.I452]=&quot;&quot;&quot;studio&quot;&quot;&quot;;[.J452]=&quot;&quot;&quot;america&quot;&quot;&quot;);&quot;x&quot;;&quot;&quot;)" office:value-type="string" office:string-value="x">
            <text:p>x</text:p>
          </table:table-cell>
          <table:table-cell table:style-name="ce14" table:formula="of:=IF(AND([.I452]=&quot;&quot;&quot;studio&quot;&quot;&quot;;[.J452]=&quot;&quot;&quot;japan&quot;&quot;&quot;);&quot;x&quot;;&quot;&quot;)">
            <text:p/>
          </table:table-cell>
          <table:table-cell table:style-name="ce14" table:formula="of:=IF(AND([.I452]=&quot;&quot;&quot;studio&quot;&quot;&quot;;[.J452]=&quot;&quot;&quot;world&quot;&quot;&quot;);&quot;x&quot;;&quot;&quot;)">
            <text:p/>
          </table:table-cell>
          <table:table-cell table:style-name="ce14" table:formula="of:=IF(AND([.I452]=&quot;&quot;&quot;studio&quot;&quot;&quot;;[.J452]=&quot;&quot;&quot;europe&quot;&quot;&quot;);&quot;x&quot;;&quot;&quot;)">
            <text:p/>
          </table:table-cell>
          <table:table-cell table:style-name="ce14" table:formula="of:=IF([.H452]=&quot;&quot;&quot;thirdparty&quot;&quot;&quot;;&quot;X&quot;;&quot;&quot;)">
            <text:p/>
          </table:table-cell>
          <table:table-cell table:style-name="ce14" table:formula="of:=IF([.H452]=&quot;&quot;&quot;indie&quot;&quot;&quot;;&quot;X&quot;;&quot;&quot;)" office:value-type="string" office:string-value="X">
            <text:p>X</text:p>
          </table:table-cell>
          <table:table-cell table:style-name="ce14" table:formula="of:=IF([.H452]=&quot;&quot;&quot;nintendo&quot;&quot;&quot;;&quot;X&quot;;&quot;&quot;)">
            <text:p/>
          </table:table-cell>
          <table:table-cell table:style-name="ce14" table:formula="of:=IF([.H452]=&quot;&quot;&quot;sony&quot;&quot;&quot;;&quot;X&quot;;&quot;&quot;)">
            <text:p/>
          </table:table-cell>
          <table:table-cell table:style-name="ce14" table:formula="of:=IF([.H452]=&quot;&quot;&quot;microsoft&quot;&quot;&quot;;&quot;X&quot;;&quot;&quot;)">
            <text:p/>
          </table:table-cell>
          <table:table-cell table:style-name="ce14" table:formula="of:=IF([.K452]=&quot;&quot;&quot;people&quot;&quot;&quot;;&quot;X&quot;;&quot;&quot;)">
            <text:p/>
          </table:table-cell>
          <table:table-cell table:style-name="ce14" table:formula="of:=IF([.H4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ledgehammergames.com/rss/blog.rss</text:p>
          </table:table-cell>
          <table:table-cell table:formula="of:=CONCATENATE([.G453];&quot;,&quot;;[.H453];&quot;,&quot;;[.I453];&quot;,&quot;;[.J453];&quot;,&quot;;[.K453];&quot;,&quot;;[.L453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office:value-type="string">
            <text:p>Official News Feed of Sledgehammer Games</text:p>
          </table:table-cell>
          <table:table-cell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office:value-type="string">
            <text:p>NEWS</text:p>
          </table:table-cell>
          <table:table-cell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3:.X453];&quot;X&quot;)" office:value-type="float" office:value="2">
            <text:p>2</text:p>
          </table:table-cell>
          <table:table-cell table:style-name="ce14" table:formula="of:=IF(AND([.I453]=&quot;&quot;&quot;studio&quot;&quot;&quot;;[.J453]=&quot;&quot;&quot;america&quot;&quot;&quot;);&quot;x&quot;;&quot;&quot;)" office:value-type="string" office:string-value="x">
            <text:p>x</text:p>
          </table:table-cell>
          <table:table-cell table:style-name="ce14" table:formula="of:=IF(AND([.I453]=&quot;&quot;&quot;studio&quot;&quot;&quot;;[.J453]=&quot;&quot;&quot;japan&quot;&quot;&quot;);&quot;x&quot;;&quot;&quot;)">
            <text:p/>
          </table:table-cell>
          <table:table-cell table:style-name="ce14" table:formula="of:=IF(AND([.I453]=&quot;&quot;&quot;studio&quot;&quot;&quot;;[.J453]=&quot;&quot;&quot;world&quot;&quot;&quot;);&quot;x&quot;;&quot;&quot;)">
            <text:p/>
          </table:table-cell>
          <table:table-cell table:style-name="ce14" table:formula="of:=IF(AND([.I453]=&quot;&quot;&quot;studio&quot;&quot;&quot;;[.J453]=&quot;&quot;&quot;europe&quot;&quot;&quot;);&quot;x&quot;;&quot;&quot;)">
            <text:p/>
          </table:table-cell>
          <table:table-cell table:style-name="ce14" table:formula="of:=IF([.H453]=&quot;&quot;&quot;thirdparty&quot;&quot;&quot;;&quot;X&quot;;&quot;&quot;)" office:value-type="string" office:string-value="X">
            <text:p>X</text:p>
          </table:table-cell>
          <table:table-cell table:style-name="ce14" table:formula="of:=IF([.H453]=&quot;&quot;&quot;indie&quot;&quot;&quot;;&quot;X&quot;;&quot;&quot;)">
            <text:p/>
          </table:table-cell>
          <table:table-cell table:style-name="ce14" table:formula="of:=IF([.H453]=&quot;&quot;&quot;nintendo&quot;&quot;&quot;;&quot;X&quot;;&quot;&quot;)">
            <text:p/>
          </table:table-cell>
          <table:table-cell table:style-name="ce14" table:formula="of:=IF([.H453]=&quot;&quot;&quot;sony&quot;&quot;&quot;;&quot;X&quot;;&quot;&quot;)">
            <text:p/>
          </table:table-cell>
          <table:table-cell table:style-name="ce14" table:formula="of:=IF([.H453]=&quot;&quot;&quot;microsoft&quot;&quot;&quot;;&quot;X&quot;;&quot;&quot;)">
            <text:p/>
          </table:table-cell>
          <table:table-cell table:style-name="ce14" table:formula="of:=IF([.K453]=&quot;&quot;&quot;people&quot;&quot;&quot;;&quot;X&quot;;&quot;&quot;)">
            <text:p/>
          </table:table-cell>
          <table:table-cell table:style-name="ce14" table:formula="of:=IF([.H4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chaelCondrey</text:p>
          </table:table-cell>
          <table:table-cell table:formula="of:=CONCATENATE([.G454];&quot;,&quot;;[.H454];&quot;,&quot;;[.I454];&quot;,&quot;;[.J454];&quot;,&quot;;[.K454];&quot;,&quot;;[.L454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Michael Condrey: Co-founder &amp; Chief Development Officer of Sledgehammer Game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54:.X454];&quot;X&quot;)" office:value-type="float" office:value="1">
            <text:p>1</text:p>
          </table:table-cell>
          <table:table-cell table:style-name="ce14" table:formula="of:=IF(AND([.I454]=&quot;&quot;&quot;studio&quot;&quot;&quot;;[.J454]=&quot;&quot;&quot;america&quot;&quot;&quot;);&quot;x&quot;;&quot;&quot;)">
            <text:p/>
          </table:table-cell>
          <table:table-cell table:style-name="ce14" table:formula="of:=IF(AND([.I454]=&quot;&quot;&quot;studio&quot;&quot;&quot;;[.J454]=&quot;&quot;&quot;japan&quot;&quot;&quot;);&quot;x&quot;;&quot;&quot;)">
            <text:p/>
          </table:table-cell>
          <table:table-cell table:style-name="ce14" table:formula="of:=IF(AND([.I454]=&quot;&quot;&quot;studio&quot;&quot;&quot;;[.J454]=&quot;&quot;&quot;world&quot;&quot;&quot;);&quot;x&quot;;&quot;&quot;)">
            <text:p/>
          </table:table-cell>
          <table:table-cell table:style-name="ce14" table:formula="of:=IF(AND([.I454]=&quot;&quot;&quot;studio&quot;&quot;&quot;;[.J454]=&quot;&quot;&quot;europe&quot;&quot;&quot;);&quot;x&quot;;&quot;&quot;)">
            <text:p/>
          </table:table-cell>
          <table:table-cell table:style-name="ce14" table:formula="of:=IF([.H454]=&quot;&quot;&quot;thirdparty&quot;&quot;&quot;;&quot;X&quot;;&quot;&quot;)">
            <text:p/>
          </table:table-cell>
          <table:table-cell table:style-name="ce14" table:formula="of:=IF([.H454]=&quot;&quot;&quot;indie&quot;&quot;&quot;;&quot;X&quot;;&quot;&quot;)">
            <text:p/>
          </table:table-cell>
          <table:table-cell table:style-name="ce14" table:formula="of:=IF([.H454]=&quot;&quot;&quot;nintendo&quot;&quot;&quot;;&quot;X&quot;;&quot;&quot;)">
            <text:p/>
          </table:table-cell>
          <table:table-cell table:style-name="ce14" table:formula="of:=IF([.H454]=&quot;&quot;&quot;sony&quot;&quot;&quot;;&quot;X&quot;;&quot;&quot;)">
            <text:p/>
          </table:table-cell>
          <table:table-cell table:style-name="ce14" table:formula="of:=IF([.H454]=&quot;&quot;&quot;microsoft&quot;&quot;&quot;;&quot;X&quot;;&quot;&quot;)">
            <text:p/>
          </table:table-cell>
          <table:table-cell table:style-name="ce14" table:formula="of:=IF([.K454]=&quot;&quot;&quot;people&quot;&quot;&quot;;&quot;X&quot;;&quot;&quot;)" office:value-type="string" office:string-value="X">
            <text:p>X</text:p>
          </table:table-cell>
          <table:table-cell table:style-name="ce14" table:formula="of:=IF([.H4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Games</text:p>
          </table:table-cell>
          <table:table-cell table:style-name="ce7" table:formula="of:=CONCATENATE([.G455];&quot;,&quot;;[.H455];&quot;,&quot;;[.I455];&quot;,&quot;;[.J455];&quot;,&quot;;[.K455];&quot;,&quot;;[.L455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table:style-name="ce8" office:value-type="string">
            <text:p>Official Twitter Account of Sledgehammer Game</text:p>
          </table:table-cell>
          <table:table-cell table:style-name="ce7"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table:style-name="ce7" office:value-type="string">
            <text:p>TWITTER</text:p>
          </table:table-cell>
          <table:table-cell table:style-name="ce7"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table:style-name="ce11" office:value-type="string">
            <text:p>"studio"</text:p>
          </table:table-cell>
          <table:table-cell table:style-name="ce11" office:value-type="string">
            <text:p>"america"</text:p>
          </table:table-cell>
          <table:table-cell table:style-name="ce7" office:value-type="string">
            <text:p>"pr"</text:p>
          </table:table-cell>
          <table:table-cell table:style-name="ce7" office:value-type="string">
            <text:p>"generic"</text:p>
          </table:table-cell>
          <table:table-cell table:style-name="ce13" table:formula="of:=COUNTIF([.N455:.X455];&quot;X&quot;)" office:value-type="float" office:value="2">
            <text:p>2</text:p>
          </table:table-cell>
          <table:table-cell table:style-name="ce14" table:formula="of:=IF(AND([.I455]=&quot;&quot;&quot;studio&quot;&quot;&quot;;[.J455]=&quot;&quot;&quot;america&quot;&quot;&quot;);&quot;x&quot;;&quot;&quot;)" office:value-type="string" office:string-value="x">
            <text:p>x</text:p>
          </table:table-cell>
          <table:table-cell table:style-name="ce14" table:formula="of:=IF(AND([.I455]=&quot;&quot;&quot;studio&quot;&quot;&quot;;[.J455]=&quot;&quot;&quot;japan&quot;&quot;&quot;);&quot;x&quot;;&quot;&quot;)">
            <text:p/>
          </table:table-cell>
          <table:table-cell table:style-name="ce14" table:formula="of:=IF(AND([.I455]=&quot;&quot;&quot;studio&quot;&quot;&quot;;[.J455]=&quot;&quot;&quot;world&quot;&quot;&quot;);&quot;x&quot;;&quot;&quot;)">
            <text:p/>
          </table:table-cell>
          <table:table-cell table:style-name="ce14" table:formula="of:=IF(AND([.I455]=&quot;&quot;&quot;studio&quot;&quot;&quot;;[.J455]=&quot;&quot;&quot;europe&quot;&quot;&quot;);&quot;x&quot;;&quot;&quot;)">
            <text:p/>
          </table:table-cell>
          <table:table-cell table:style-name="ce14" table:formula="of:=IF([.H455]=&quot;&quot;&quot;thirdparty&quot;&quot;&quot;;&quot;X&quot;;&quot;&quot;)" office:value-type="string" office:string-value="X">
            <text:p>X</text:p>
          </table:table-cell>
          <table:table-cell table:style-name="ce14" table:formula="of:=IF([.H455]=&quot;&quot;&quot;indie&quot;&quot;&quot;;&quot;X&quot;;&quot;&quot;)">
            <text:p/>
          </table:table-cell>
          <table:table-cell table:style-name="ce14" table:formula="of:=IF([.H455]=&quot;&quot;&quot;nintendo&quot;&quot;&quot;;&quot;X&quot;;&quot;&quot;)">
            <text:p/>
          </table:table-cell>
          <table:table-cell table:style-name="ce14" table:formula="of:=IF([.H455]=&quot;&quot;&quot;sony&quot;&quot;&quot;;&quot;X&quot;;&quot;&quot;)">
            <text:p/>
          </table:table-cell>
          <table:table-cell table:style-name="ce14" table:formula="of:=IF([.H455]=&quot;&quot;&quot;microsoft&quot;&quot;&quot;;&quot;X&quot;;&quot;&quot;)">
            <text:p/>
          </table:table-cell>
          <table:table-cell table:style-name="ce14" table:formula="of:=IF([.K455]=&quot;&quot;&quot;people&quot;&quot;&quot;;&quot;X&quot;;&quot;&quot;)">
            <text:p/>
          </table:table-cell>
          <table:table-cell table:style-name="ce14" table:formula="of:=IF([.H4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ledgehammerGames</text:p>
          </table:table-cell>
          <table:table-cell table:formula="of:=CONCATENATE([.G456];&quot;,&quot;;[.H456];&quot;,&quot;;[.I456];&quot;,&quot;;[.J456];&quot;,&quot;;[.K456];&quot;,&quot;;[.L456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office:value-type="string">
            <text:p>Official Youtube Channel of Sledgehammer Games</text:p>
          </table:table-cell>
          <table:table-cell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office:value-type="string">
            <text:p>YOUTUBE</text:p>
          </table:table-cell>
          <table:table-cell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6:.X456];&quot;X&quot;)" office:value-type="float" office:value="2">
            <text:p>2</text:p>
          </table:table-cell>
          <table:table-cell table:style-name="ce14" table:formula="of:=IF(AND([.I456]=&quot;&quot;&quot;studio&quot;&quot;&quot;;[.J456]=&quot;&quot;&quot;america&quot;&quot;&quot;);&quot;x&quot;;&quot;&quot;)" office:value-type="string" office:string-value="x">
            <text:p>x</text:p>
          </table:table-cell>
          <table:table-cell table:style-name="ce14" table:formula="of:=IF(AND([.I456]=&quot;&quot;&quot;studio&quot;&quot;&quot;;[.J456]=&quot;&quot;&quot;japan&quot;&quot;&quot;);&quot;x&quot;;&quot;&quot;)">
            <text:p/>
          </table:table-cell>
          <table:table-cell table:style-name="ce14" table:formula="of:=IF(AND([.I456]=&quot;&quot;&quot;studio&quot;&quot;&quot;;[.J456]=&quot;&quot;&quot;world&quot;&quot;&quot;);&quot;x&quot;;&quot;&quot;)">
            <text:p/>
          </table:table-cell>
          <table:table-cell table:style-name="ce14" table:formula="of:=IF(AND([.I456]=&quot;&quot;&quot;studio&quot;&quot;&quot;;[.J456]=&quot;&quot;&quot;europe&quot;&quot;&quot;);&quot;x&quot;;&quot;&quot;)">
            <text:p/>
          </table:table-cell>
          <table:table-cell table:style-name="ce14" table:formula="of:=IF([.H456]=&quot;&quot;&quot;thirdparty&quot;&quot;&quot;;&quot;X&quot;;&quot;&quot;)" office:value-type="string" office:string-value="X">
            <text:p>X</text:p>
          </table:table-cell>
          <table:table-cell table:style-name="ce14" table:formula="of:=IF([.H456]=&quot;&quot;&quot;indie&quot;&quot;&quot;;&quot;X&quot;;&quot;&quot;)">
            <text:p/>
          </table:table-cell>
          <table:table-cell table:style-name="ce14" table:formula="of:=IF([.H456]=&quot;&quot;&quot;nintendo&quot;&quot;&quot;;&quot;X&quot;;&quot;&quot;)">
            <text:p/>
          </table:table-cell>
          <table:table-cell table:style-name="ce14" table:formula="of:=IF([.H456]=&quot;&quot;&quot;sony&quot;&quot;&quot;;&quot;X&quot;;&quot;&quot;)">
            <text:p/>
          </table:table-cell>
          <table:table-cell table:style-name="ce14" table:formula="of:=IF([.H456]=&quot;&quot;&quot;microsoft&quot;&quot;&quot;;&quot;X&quot;;&quot;&quot;)">
            <text:p/>
          </table:table-cell>
          <table:table-cell table:style-name="ce14" table:formula="of:=IF([.K456]=&quot;&quot;&quot;people&quot;&quot;&quot;;&quot;X&quot;;&quot;&quot;)">
            <text:p/>
          </table:table-cell>
          <table:table-cell table:style-name="ce14" table:formula="of:=IF([.H4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065061620151</text:p>
          </table:table-cell>
          <table:table-cell table:formula="of:=CONCATENATE([.G457];&quot;,&quot;;[.H457];&quot;,&quot;;[.I457];&quot;,&quot;;[.J457];&quot;,&quot;;[.K457];&quot;,&quot;;[.L457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Facebook Page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FACEBOOK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7:.X457];&quot;X&quot;)" office:value-type="float" office:value="2">
            <text:p>2</text:p>
          </table:table-cell>
          <table:table-cell table:style-name="ce14" table:formula="of:=IF(AND([.I457]=&quot;&quot;&quot;studio&quot;&quot;&quot;;[.J457]=&quot;&quot;&quot;america&quot;&quot;&quot;);&quot;x&quot;;&quot;&quot;)">
            <text:p/>
          </table:table-cell>
          <table:table-cell table:style-name="ce14" table:formula="of:=IF(AND([.I457]=&quot;&quot;&quot;studio&quot;&quot;&quot;;[.J457]=&quot;&quot;&quot;japan&quot;&quot;&quot;);&quot;x&quot;;&quot;&quot;)">
            <text:p/>
          </table:table-cell>
          <table:table-cell table:style-name="ce14" table:formula="of:=IF(AND([.I457]=&quot;&quot;&quot;studio&quot;&quot;&quot;;[.J457]=&quot;&quot;&quot;world&quot;&quot;&quot;);&quot;x&quot;;&quot;&quot;)">
            <text:p/>
          </table:table-cell>
          <table:table-cell table:style-name="ce14" table:formula="of:=IF(AND([.I457]=&quot;&quot;&quot;studio&quot;&quot;&quot;;[.J457]=&quot;&quot;&quot;europe&quot;&quot;&quot;);&quot;x&quot;;&quot;&quot;)" office:value-type="string" office:string-value="x">
            <text:p>x</text:p>
          </table:table-cell>
          <table:table-cell table:style-name="ce14" table:formula="of:=IF([.H457]=&quot;&quot;&quot;thirdparty&quot;&quot;&quot;;&quot;X&quot;;&quot;&quot;)" office:value-type="string" office:string-value="X">
            <text:p>X</text:p>
          </table:table-cell>
          <table:table-cell table:style-name="ce14" table:formula="of:=IF([.H457]=&quot;&quot;&quot;indie&quot;&quot;&quot;;&quot;X&quot;;&quot;&quot;)">
            <text:p/>
          </table:table-cell>
          <table:table-cell table:style-name="ce14" table:formula="of:=IF([.H457]=&quot;&quot;&quot;nintendo&quot;&quot;&quot;;&quot;X&quot;;&quot;&quot;)">
            <text:p/>
          </table:table-cell>
          <table:table-cell table:style-name="ce14" table:formula="of:=IF([.H457]=&quot;&quot;&quot;sony&quot;&quot;&quot;;&quot;X&quot;;&quot;&quot;)">
            <text:p/>
          </table:table-cell>
          <table:table-cell table:style-name="ce14" table:formula="of:=IF([.H457]=&quot;&quot;&quot;microsoft&quot;&quot;&quot;;&quot;X&quot;;&quot;&quot;)">
            <text:p/>
          </table:table-cell>
          <table:table-cell table:style-name="ce14" table:formula="of:=IF([.K457]=&quot;&quot;&quot;people&quot;&quot;&quot;;&quot;X&quot;;&quot;&quot;)">
            <text:p/>
          </table:table-cell>
          <table:table-cell table:style-name="ce14" table:formula="of:=IF([.H4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lightlymadstudios.com/feed/</text:p>
          </table:table-cell>
          <table:table-cell table:formula="of:=CONCATENATE([.G458];&quot;,&quot;;[.H458];&quot;,&quot;;[.I458];&quot;,&quot;;[.J458];&quot;,&quot;;[.K458];&quot;,&quot;;[.L458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News Feed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NEWS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8:.X458];&quot;X&quot;)" office:value-type="float" office:value="2">
            <text:p>2</text:p>
          </table:table-cell>
          <table:table-cell table:style-name="ce14" table:formula="of:=IF(AND([.I458]=&quot;&quot;&quot;studio&quot;&quot;&quot;;[.J458]=&quot;&quot;&quot;america&quot;&quot;&quot;);&quot;x&quot;;&quot;&quot;)">
            <text:p/>
          </table:table-cell>
          <table:table-cell table:style-name="ce14" table:formula="of:=IF(AND([.I458]=&quot;&quot;&quot;studio&quot;&quot;&quot;;[.J458]=&quot;&quot;&quot;japan&quot;&quot;&quot;);&quot;x&quot;;&quot;&quot;)">
            <text:p/>
          </table:table-cell>
          <table:table-cell table:style-name="ce14" table:formula="of:=IF(AND([.I458]=&quot;&quot;&quot;studio&quot;&quot;&quot;;[.J458]=&quot;&quot;&quot;world&quot;&quot;&quot;);&quot;x&quot;;&quot;&quot;)">
            <text:p/>
          </table:table-cell>
          <table:table-cell table:style-name="ce14" table:formula="of:=IF(AND([.I458]=&quot;&quot;&quot;studio&quot;&quot;&quot;;[.J458]=&quot;&quot;&quot;europe&quot;&quot;&quot;);&quot;x&quot;;&quot;&quot;)" office:value-type="string" office:string-value="x">
            <text:p>x</text:p>
          </table:table-cell>
          <table:table-cell table:style-name="ce14" table:formula="of:=IF([.H458]=&quot;&quot;&quot;thirdparty&quot;&quot;&quot;;&quot;X&quot;;&quot;&quot;)" office:value-type="string" office:string-value="X">
            <text:p>X</text:p>
          </table:table-cell>
          <table:table-cell table:style-name="ce14" table:formula="of:=IF([.H458]=&quot;&quot;&quot;indie&quot;&quot;&quot;;&quot;X&quot;;&quot;&quot;)">
            <text:p/>
          </table:table-cell>
          <table:table-cell table:style-name="ce14" table:formula="of:=IF([.H458]=&quot;&quot;&quot;nintendo&quot;&quot;&quot;;&quot;X&quot;;&quot;&quot;)">
            <text:p/>
          </table:table-cell>
          <table:table-cell table:style-name="ce14" table:formula="of:=IF([.H458]=&quot;&quot;&quot;sony&quot;&quot;&quot;;&quot;X&quot;;&quot;&quot;)">
            <text:p/>
          </table:table-cell>
          <table:table-cell table:style-name="ce14" table:formula="of:=IF([.H458]=&quot;&quot;&quot;microsoft&quot;&quot;&quot;;&quot;X&quot;;&quot;&quot;)">
            <text:p/>
          </table:table-cell>
          <table:table-cell table:style-name="ce14" table:formula="of:=IF([.K458]=&quot;&quot;&quot;people&quot;&quot;&quot;;&quot;X&quot;;&quot;&quot;)">
            <text:p/>
          </table:table-cell>
          <table:table-cell table:style-name="ce14" table:formula="of:=IF([.H4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lightlymadteam</text:p>
          </table:table-cell>
          <table:table-cell table:formula="of:=CONCATENATE([.G459];&quot;,&quot;;[.H459];&quot;,&quot;;[.I459];&quot;,&quot;;[.J459];&quot;,&quot;;[.K459];&quot;,&quot;;[.L459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Twitter Account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TWITTER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9:.X459];&quot;X&quot;)" office:value-type="float" office:value="2">
            <text:p>2</text:p>
          </table:table-cell>
          <table:table-cell table:style-name="ce14" table:formula="of:=IF(AND([.I459]=&quot;&quot;&quot;studio&quot;&quot;&quot;;[.J459]=&quot;&quot;&quot;america&quot;&quot;&quot;);&quot;x&quot;;&quot;&quot;)">
            <text:p/>
          </table:table-cell>
          <table:table-cell table:style-name="ce14" table:formula="of:=IF(AND([.I459]=&quot;&quot;&quot;studio&quot;&quot;&quot;;[.J459]=&quot;&quot;&quot;japan&quot;&quot;&quot;);&quot;x&quot;;&quot;&quot;)">
            <text:p/>
          </table:table-cell>
          <table:table-cell table:style-name="ce14" table:formula="of:=IF(AND([.I459]=&quot;&quot;&quot;studio&quot;&quot;&quot;;[.J459]=&quot;&quot;&quot;world&quot;&quot;&quot;);&quot;x&quot;;&quot;&quot;)">
            <text:p/>
          </table:table-cell>
          <table:table-cell table:style-name="ce14" table:formula="of:=IF(AND([.I459]=&quot;&quot;&quot;studio&quot;&quot;&quot;;[.J459]=&quot;&quot;&quot;europe&quot;&quot;&quot;);&quot;x&quot;;&quot;&quot;)" office:value-type="string" office:string-value="x">
            <text:p>x</text:p>
          </table:table-cell>
          <table:table-cell table:style-name="ce14" table:formula="of:=IF([.H459]=&quot;&quot;&quot;thirdparty&quot;&quot;&quot;;&quot;X&quot;;&quot;&quot;)" office:value-type="string" office:string-value="X">
            <text:p>X</text:p>
          </table:table-cell>
          <table:table-cell table:style-name="ce14" table:formula="of:=IF([.H459]=&quot;&quot;&quot;indie&quot;&quot;&quot;;&quot;X&quot;;&quot;&quot;)">
            <text:p/>
          </table:table-cell>
          <table:table-cell table:style-name="ce14" table:formula="of:=IF([.H459]=&quot;&quot;&quot;nintendo&quot;&quot;&quot;;&quot;X&quot;;&quot;&quot;)">
            <text:p/>
          </table:table-cell>
          <table:table-cell table:style-name="ce14" table:formula="of:=IF([.H459]=&quot;&quot;&quot;sony&quot;&quot;&quot;;&quot;X&quot;;&quot;&quot;)">
            <text:p/>
          </table:table-cell>
          <table:table-cell table:style-name="ce14" table:formula="of:=IF([.H459]=&quot;&quot;&quot;microsoft&quot;&quot;&quot;;&quot;X&quot;;&quot;&quot;)">
            <text:p/>
          </table:table-cell>
          <table:table-cell table:style-name="ce14" table:formula="of:=IF([.K459]=&quot;&quot;&quot;people&quot;&quot;&quot;;&quot;X&quot;;&quot;&quot;)">
            <text:p/>
          </table:table-cell>
          <table:table-cell table:style-name="ce14" table:formula="of:=IF([.H4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381791848274</text:p>
          </table:table-cell>
          <table:table-cell table:formula="of:=CONCATENATE([.G460];&quot;,&quot;;[.H460];&quot;,&quot;;[.I460];&quot;,&quot;;[.J460];&quot;,&quot;;[.K460];&quot;,&quot;;[.L460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Facebook Page of SNK Playmore for XBOX Liv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FACEBOOK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0:.X460];&quot;X&quot;)" office:value-type="float" office:value="1">
            <text:p>1</text:p>
          </table:table-cell>
          <table:table-cell table:style-name="ce14" table:formula="of:=IF(AND([.I460]=&quot;&quot;&quot;studio&quot;&quot;&quot;;[.J460]=&quot;&quot;&quot;america&quot;&quot;&quot;);&quot;x&quot;;&quot;&quot;)">
            <text:p/>
          </table:table-cell>
          <table:table-cell table:style-name="ce14" table:formula="of:=IF(AND([.I460]=&quot;&quot;&quot;studio&quot;&quot;&quot;;[.J460]=&quot;&quot;&quot;japan&quot;&quot;&quot;);&quot;x&quot;;&quot;&quot;)">
            <text:p/>
          </table:table-cell>
          <table:table-cell table:style-name="ce14" table:formula="of:=IF(AND([.I460]=&quot;&quot;&quot;studio&quot;&quot;&quot;;[.J460]=&quot;&quot;&quot;world&quot;&quot;&quot;);&quot;x&quot;;&quot;&quot;)">
            <text:p/>
          </table:table-cell>
          <table:table-cell table:style-name="ce14" table:formula="of:=IF(AND([.I460]=&quot;&quot;&quot;studio&quot;&quot;&quot;;[.J460]=&quot;&quot;&quot;europe&quot;&quot;&quot;);&quot;x&quot;;&quot;&quot;)">
            <text:p/>
          </table:table-cell>
          <table:table-cell table:style-name="ce14" table:formula="of:=IF([.H460]=&quot;&quot;&quot;thirdparty&quot;&quot;&quot;;&quot;X&quot;;&quot;&quot;)" office:value-type="string" office:string-value="X">
            <text:p>X</text:p>
          </table:table-cell>
          <table:table-cell table:style-name="ce14" table:formula="of:=IF([.H460]=&quot;&quot;&quot;indie&quot;&quot;&quot;;&quot;X&quot;;&quot;&quot;)">
            <text:p/>
          </table:table-cell>
          <table:table-cell table:style-name="ce14" table:formula="of:=IF([.H460]=&quot;&quot;&quot;nintendo&quot;&quot;&quot;;&quot;X&quot;;&quot;&quot;)">
            <text:p/>
          </table:table-cell>
          <table:table-cell table:style-name="ce14" table:formula="of:=IF([.H460]=&quot;&quot;&quot;sony&quot;&quot;&quot;;&quot;X&quot;;&quot;&quot;)">
            <text:p/>
          </table:table-cell>
          <table:table-cell table:style-name="ce14" table:formula="of:=IF([.H460]=&quot;&quot;&quot;microsoft&quot;&quot;&quot;;&quot;X&quot;;&quot;&quot;)">
            <text:p/>
          </table:table-cell>
          <table:table-cell table:style-name="ce14" table:formula="of:=IF([.K460]=&quot;&quot;&quot;people&quot;&quot;&quot;;&quot;X&quot;;&quot;&quot;)">
            <text:p/>
          </table:table-cell>
          <table:table-cell table:style-name="ce14" table:formula="of:=IF([.H4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9231106430956</text:p>
          </table:table-cell>
          <table:table-cell table:formula="of:=CONCATENATE([.G461];&quot;,&quot;;[.H461];&quot;,&quot;;[.I461];&quot;,&quot;;[.J461];&quot;,&quot;;[.K461];&quot;,&quot;;[.L461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Facebook Page of SNK Playmore NeoGeo Station</text:p>
          </table:table-cell>
          <table:table-cell office:value-type="string">
            <text:p>http://www.snkplaymoreusa.com/company-information</text:p>
          </table:table-cell>
          <table:table-cell table:style-name="Default"/>
          <table:table-cell office:value-type="string">
            <text:p>FACEBOOK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1:.X461];&quot;X&quot;)" office:value-type="float" office:value="1">
            <text:p>1</text:p>
          </table:table-cell>
          <table:table-cell table:style-name="ce14" table:formula="of:=IF(AND([.I461]=&quot;&quot;&quot;studio&quot;&quot;&quot;;[.J461]=&quot;&quot;&quot;america&quot;&quot;&quot;);&quot;x&quot;;&quot;&quot;)">
            <text:p/>
          </table:table-cell>
          <table:table-cell table:style-name="ce14" table:formula="of:=IF(AND([.I461]=&quot;&quot;&quot;studio&quot;&quot;&quot;;[.J461]=&quot;&quot;&quot;japan&quot;&quot;&quot;);&quot;x&quot;;&quot;&quot;)">
            <text:p/>
          </table:table-cell>
          <table:table-cell table:style-name="ce14" table:formula="of:=IF(AND([.I461]=&quot;&quot;&quot;studio&quot;&quot;&quot;;[.J461]=&quot;&quot;&quot;world&quot;&quot;&quot;);&quot;x&quot;;&quot;&quot;)">
            <text:p/>
          </table:table-cell>
          <table:table-cell table:style-name="ce14" table:formula="of:=IF(AND([.I461]=&quot;&quot;&quot;studio&quot;&quot;&quot;;[.J461]=&quot;&quot;&quot;europe&quot;&quot;&quot;);&quot;x&quot;;&quot;&quot;)">
            <text:p/>
          </table:table-cell>
          <table:table-cell table:style-name="ce14" table:formula="of:=IF([.H461]=&quot;&quot;&quot;thirdparty&quot;&quot;&quot;;&quot;X&quot;;&quot;&quot;)" office:value-type="string" office:string-value="X">
            <text:p>X</text:p>
          </table:table-cell>
          <table:table-cell table:style-name="ce14" table:formula="of:=IF([.H461]=&quot;&quot;&quot;indie&quot;&quot;&quot;;&quot;X&quot;;&quot;&quot;)">
            <text:p/>
          </table:table-cell>
          <table:table-cell table:style-name="ce14" table:formula="of:=IF([.H461]=&quot;&quot;&quot;nintendo&quot;&quot;&quot;;&quot;X&quot;;&quot;&quot;)">
            <text:p/>
          </table:table-cell>
          <table:table-cell table:style-name="ce14" table:formula="of:=IF([.H461]=&quot;&quot;&quot;sony&quot;&quot;&quot;;&quot;X&quot;;&quot;&quot;)">
            <text:p/>
          </table:table-cell>
          <table:table-cell table:style-name="ce14" table:formula="of:=IF([.H461]=&quot;&quot;&quot;microsoft&quot;&quot;&quot;;&quot;X&quot;;&quot;&quot;)">
            <text:p/>
          </table:table-cell>
          <table:table-cell table:style-name="ce14" table:formula="of:=IF([.K461]=&quot;&quot;&quot;people&quot;&quot;&quot;;&quot;X&quot;;&quot;&quot;)">
            <text:p/>
          </table:table-cell>
          <table:table-cell table:style-name="ce14" table:formula="of:=IF([.H461]=&quot;&quot;&quot;independent&quot;&quot;&quot;;&quot;X&quot;;&quot;&quot;)">
            <text:p/>
          </table:table-cell>
          <table:table-cell table:style-name="Default" table:number-columns-repeated="999"/>
          <table:table-cell/>
        </table:table-row>
        <table:table-row table:style-name="ro2">
          <table:table-cell table:style-name="Default" office:value-type="string">
            <text:p>http://www.snkplaymoreusa.com/Rss.aspx?ContentID=974414</text:p>
          </table:table-cell>
          <table:table-cell table:formula="of:=CONCATENATE([.G462];&quot;,&quot;;[.H462];&quot;,&quot;;[.I462];&quot;,&quot;;[.J462];&quot;,&quot;;[.K462];&quot;,&quot;;[.L462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News Feed of SNK Playmore USA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NEWS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2:.X462];&quot;X&quot;)" office:value-type="float" office:value="1">
            <text:p>1</text:p>
          </table:table-cell>
          <table:table-cell table:style-name="ce14" table:formula="of:=IF(AND([.I462]=&quot;&quot;&quot;studio&quot;&quot;&quot;;[.J462]=&quot;&quot;&quot;america&quot;&quot;&quot;);&quot;x&quot;;&quot;&quot;)">
            <text:p/>
          </table:table-cell>
          <table:table-cell table:style-name="ce14" table:formula="of:=IF(AND([.I462]=&quot;&quot;&quot;studio&quot;&quot;&quot;;[.J462]=&quot;&quot;&quot;japan&quot;&quot;&quot;);&quot;x&quot;;&quot;&quot;)">
            <text:p/>
          </table:table-cell>
          <table:table-cell table:style-name="ce14" table:formula="of:=IF(AND([.I462]=&quot;&quot;&quot;studio&quot;&quot;&quot;;[.J462]=&quot;&quot;&quot;world&quot;&quot;&quot;);&quot;x&quot;;&quot;&quot;)">
            <text:p/>
          </table:table-cell>
          <table:table-cell table:style-name="ce14" table:formula="of:=IF(AND([.I462]=&quot;&quot;&quot;studio&quot;&quot;&quot;;[.J462]=&quot;&quot;&quot;europe&quot;&quot;&quot;);&quot;x&quot;;&quot;&quot;)">
            <text:p/>
          </table:table-cell>
          <table:table-cell table:style-name="ce14" table:formula="of:=IF([.H462]=&quot;&quot;&quot;thirdparty&quot;&quot;&quot;;&quot;X&quot;;&quot;&quot;)" office:value-type="string" office:string-value="X">
            <text:p>X</text:p>
          </table:table-cell>
          <table:table-cell table:style-name="ce14" table:formula="of:=IF([.H462]=&quot;&quot;&quot;indie&quot;&quot;&quot;;&quot;X&quot;;&quot;&quot;)">
            <text:p/>
          </table:table-cell>
          <table:table-cell table:style-name="ce14" table:formula="of:=IF([.H462]=&quot;&quot;&quot;nintendo&quot;&quot;&quot;;&quot;X&quot;;&quot;&quot;)">
            <text:p/>
          </table:table-cell>
          <table:table-cell table:style-name="ce14" table:formula="of:=IF([.H462]=&quot;&quot;&quot;sony&quot;&quot;&quot;;&quot;X&quot;;&quot;&quot;)">
            <text:p/>
          </table:table-cell>
          <table:table-cell table:style-name="ce14" table:formula="of:=IF([.H462]=&quot;&quot;&quot;microsoft&quot;&quot;&quot;;&quot;X&quot;;&quot;&quot;)">
            <text:p/>
          </table:table-cell>
          <table:table-cell table:style-name="ce14" table:formula="of:=IF([.K462]=&quot;&quot;&quot;people&quot;&quot;&quot;;&quot;X&quot;;&quot;&quot;)">
            <text:p/>
          </table:table-cell>
          <table:table-cell table:style-name="ce14" table:formula="of:=IF([.H4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nkplaymore.co.jp/rss.xml</text:p>
          </table:table-cell>
          <table:table-cell table:formula="of:=CONCATENATE([.G463];&quot;,&quot;;[.H463];&quot;,&quot;;[.I463];&quot;,&quot;;[.J463];&quot;,&quot;;[.K463];&quot;,&quot;;[.L463])" office:value-type="string" office:string-value="&quot;snkplaymore&quot;,&quot;thirdparty&quot;,&quot;publisher&quot;,&quot;worldwide&quot;,&quot;pr&quot;,&quot;japanese only&quot;">
            <text:p>"snkplaymore","thirdparty","publisher","worldwide","pr","japanese only"</text:p>
          </table:table-cell>
          <table:table-cell office:value-type="string">
            <text:p>Official News Feed of SNK Playmor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NEWS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63:.X463];&quot;X&quot;)" office:value-type="float" office:value="1">
            <text:p>1</text:p>
          </table:table-cell>
          <table:table-cell table:style-name="ce14" table:formula="of:=IF(AND([.I463]=&quot;&quot;&quot;studio&quot;&quot;&quot;;[.J463]=&quot;&quot;&quot;america&quot;&quot;&quot;);&quot;x&quot;;&quot;&quot;)">
            <text:p/>
          </table:table-cell>
          <table:table-cell table:style-name="ce14" table:formula="of:=IF(AND([.I463]=&quot;&quot;&quot;studio&quot;&quot;&quot;;[.J463]=&quot;&quot;&quot;japan&quot;&quot;&quot;);&quot;x&quot;;&quot;&quot;)">
            <text:p/>
          </table:table-cell>
          <table:table-cell table:style-name="ce14" table:formula="of:=IF(AND([.I463]=&quot;&quot;&quot;studio&quot;&quot;&quot;;[.J463]=&quot;&quot;&quot;world&quot;&quot;&quot;);&quot;x&quot;;&quot;&quot;)">
            <text:p/>
          </table:table-cell>
          <table:table-cell table:style-name="ce14" table:formula="of:=IF(AND([.I463]=&quot;&quot;&quot;studio&quot;&quot;&quot;;[.J463]=&quot;&quot;&quot;europe&quot;&quot;&quot;);&quot;x&quot;;&quot;&quot;)">
            <text:p/>
          </table:table-cell>
          <table:table-cell table:style-name="ce14" table:formula="of:=IF([.H463]=&quot;&quot;&quot;thirdparty&quot;&quot;&quot;;&quot;X&quot;;&quot;&quot;)" office:value-type="string" office:string-value="X">
            <text:p>X</text:p>
          </table:table-cell>
          <table:table-cell table:style-name="ce14" table:formula="of:=IF([.H463]=&quot;&quot;&quot;indie&quot;&quot;&quot;;&quot;X&quot;;&quot;&quot;)">
            <text:p/>
          </table:table-cell>
          <table:table-cell table:style-name="ce14" table:formula="of:=IF([.H463]=&quot;&quot;&quot;nintendo&quot;&quot;&quot;;&quot;X&quot;;&quot;&quot;)">
            <text:p/>
          </table:table-cell>
          <table:table-cell table:style-name="ce14" table:formula="of:=IF([.H463]=&quot;&quot;&quot;sony&quot;&quot;&quot;;&quot;X&quot;;&quot;&quot;)">
            <text:p/>
          </table:table-cell>
          <table:table-cell table:style-name="ce14" table:formula="of:=IF([.H463]=&quot;&quot;&quot;microsoft&quot;&quot;&quot;;&quot;X&quot;;&quot;&quot;)">
            <text:p/>
          </table:table-cell>
          <table:table-cell table:style-name="ce14" table:formula="of:=IF([.K463]=&quot;&quot;&quot;people&quot;&quot;&quot;;&quot;X&quot;;&quot;&quot;)">
            <text:p/>
          </table:table-cell>
          <table:table-cell table:style-name="ce14" table:formula="of:=IF([.H4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nkplaymoreGame</text:p>
          </table:table-cell>
          <table:table-cell table:formula="of:=CONCATENATE([.G464];&quot;,&quot;;[.H464];&quot;,&quot;;[.I464];&quot;,&quot;;[.J464];&quot;,&quot;;[.K464];&quot;,&quot;;[.L464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Youtube Channel of SNK Playmor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YOUTUBE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4:.X464];&quot;X&quot;)" office:value-type="float" office:value="1">
            <text:p>1</text:p>
          </table:table-cell>
          <table:table-cell table:style-name="ce14" table:formula="of:=IF(AND([.I464]=&quot;&quot;&quot;studio&quot;&quot;&quot;;[.J464]=&quot;&quot;&quot;america&quot;&quot;&quot;);&quot;x&quot;;&quot;&quot;)">
            <text:p/>
          </table:table-cell>
          <table:table-cell table:style-name="ce14" table:formula="of:=IF(AND([.I464]=&quot;&quot;&quot;studio&quot;&quot;&quot;;[.J464]=&quot;&quot;&quot;japan&quot;&quot;&quot;);&quot;x&quot;;&quot;&quot;)">
            <text:p/>
          </table:table-cell>
          <table:table-cell table:style-name="ce14" table:formula="of:=IF(AND([.I464]=&quot;&quot;&quot;studio&quot;&quot;&quot;;[.J464]=&quot;&quot;&quot;world&quot;&quot;&quot;);&quot;x&quot;;&quot;&quot;)">
            <text:p/>
          </table:table-cell>
          <table:table-cell table:style-name="ce14" table:formula="of:=IF(AND([.I464]=&quot;&quot;&quot;studio&quot;&quot;&quot;;[.J464]=&quot;&quot;&quot;europe&quot;&quot;&quot;);&quot;x&quot;;&quot;&quot;)">
            <text:p/>
          </table:table-cell>
          <table:table-cell table:style-name="ce14" table:formula="of:=IF([.H464]=&quot;&quot;&quot;thirdparty&quot;&quot;&quot;;&quot;X&quot;;&quot;&quot;)" office:value-type="string" office:string-value="X">
            <text:p>X</text:p>
          </table:table-cell>
          <table:table-cell table:style-name="ce14" table:formula="of:=IF([.H464]=&quot;&quot;&quot;indie&quot;&quot;&quot;;&quot;X&quot;;&quot;&quot;)">
            <text:p/>
          </table:table-cell>
          <table:table-cell table:style-name="ce14" table:formula="of:=IF([.H464]=&quot;&quot;&quot;nintendo&quot;&quot;&quot;;&quot;X&quot;;&quot;&quot;)">
            <text:p/>
          </table:table-cell>
          <table:table-cell table:style-name="ce14" table:formula="of:=IF([.H464]=&quot;&quot;&quot;sony&quot;&quot;&quot;;&quot;X&quot;;&quot;&quot;)">
            <text:p/>
          </table:table-cell>
          <table:table-cell table:style-name="ce14" table:formula="of:=IF([.H464]=&quot;&quot;&quot;microsoft&quot;&quot;&quot;;&quot;X&quot;;&quot;&quot;)">
            <text:p/>
          </table:table-cell>
          <table:table-cell table:style-name="ce14" table:formula="of:=IF([.K464]=&quot;&quot;&quot;people&quot;&quot;&quot;;&quot;X&quot;;&quot;&quot;)">
            <text:p/>
          </table:table-cell>
          <table:table-cell table:style-name="ce14" table:formula="of:=IF([.H4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104316802</text:p>
          </table:table-cell>
          <table:table-cell table:formula="of:=CONCATENATE([.G465];&quot;,&quot;;[.H465];&quot;,&quot;;[.I465];&quot;,&quot;;[.J465];&quot;,&quot;;[.K465];&quot;,&quot;;[.L465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Facebook Page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FACEBOOK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5:.X465];&quot;X&quot;)" office:value-type="float" office:value="1">
            <text:p>1</text:p>
          </table:table-cell>
          <table:table-cell table:style-name="ce14" table:formula="of:=IF(AND([.I465]=&quot;&quot;&quot;studio&quot;&quot;&quot;;[.J465]=&quot;&quot;&quot;america&quot;&quot;&quot;);&quot;x&quot;;&quot;&quot;)">
            <text:p/>
          </table:table-cell>
          <table:table-cell table:style-name="ce14" table:formula="of:=IF(AND([.I465]=&quot;&quot;&quot;studio&quot;&quot;&quot;;[.J465]=&quot;&quot;&quot;japan&quot;&quot;&quot;);&quot;x&quot;;&quot;&quot;)">
            <text:p/>
          </table:table-cell>
          <table:table-cell table:style-name="ce14" table:formula="of:=IF(AND([.I465]=&quot;&quot;&quot;studio&quot;&quot;&quot;;[.J465]=&quot;&quot;&quot;world&quot;&quot;&quot;);&quot;x&quot;;&quot;&quot;)">
            <text:p/>
          </table:table-cell>
          <table:table-cell table:style-name="ce14" table:formula="of:=IF(AND([.I465]=&quot;&quot;&quot;studio&quot;&quot;&quot;;[.J465]=&quot;&quot;&quot;europe&quot;&quot;&quot;);&quot;x&quot;;&quot;&quot;)">
            <text:p/>
          </table:table-cell>
          <table:table-cell table:style-name="ce14" table:formula="of:=IF([.H465]=&quot;&quot;&quot;thirdparty&quot;&quot;&quot;;&quot;X&quot;;&quot;&quot;)">
            <text:p/>
          </table:table-cell>
          <table:table-cell table:style-name="ce14" table:formula="of:=IF([.H465]=&quot;&quot;&quot;indie&quot;&quot;&quot;;&quot;X&quot;;&quot;&quot;)">
            <text:p/>
          </table:table-cell>
          <table:table-cell table:style-name="ce14" table:formula="of:=IF([.H465]=&quot;&quot;&quot;nintendo&quot;&quot;&quot;;&quot;X&quot;;&quot;&quot;)">
            <text:p/>
          </table:table-cell>
          <table:table-cell table:style-name="ce14" table:formula="of:=IF([.H465]=&quot;&quot;&quot;sony&quot;&quot;&quot;;&quot;X&quot;;&quot;&quot;)" office:value-type="string" office:string-value="X">
            <text:p>X</text:p>
          </table:table-cell>
          <table:table-cell table:style-name="ce14" table:formula="of:=IF([.H465]=&quot;&quot;&quot;microsoft&quot;&quot;&quot;;&quot;X&quot;;&quot;&quot;)">
            <text:p/>
          </table:table-cell>
          <table:table-cell table:style-name="ce14" table:formula="of:=IF([.K465]=&quot;&quot;&quot;people&quot;&quot;&quot;;&quot;X&quot;;&quot;&quot;)">
            <text:p/>
          </table:table-cell>
          <table:table-cell table:style-name="ce14" table:formula="of:=IF([.H4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8309149@N08</text:p>
          </table:table-cell>
          <table:table-cell table:formula="of:=CONCATENATE([.G466];&quot;,&quot;;[.H466];&quot;,&quot;;[.I466];&quot;,&quot;;[.J466];&quot;,&quot;;[.K466];&quot;,&quot;;[.L466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Flickr Album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FLICK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6:.X466];&quot;X&quot;)" office:value-type="float" office:value="1">
            <text:p>1</text:p>
          </table:table-cell>
          <table:table-cell table:style-name="ce14" table:formula="of:=IF(AND([.I466]=&quot;&quot;&quot;studio&quot;&quot;&quot;;[.J466]=&quot;&quot;&quot;america&quot;&quot;&quot;);&quot;x&quot;;&quot;&quot;)">
            <text:p/>
          </table:table-cell>
          <table:table-cell table:style-name="ce14" table:formula="of:=IF(AND([.I466]=&quot;&quot;&quot;studio&quot;&quot;&quot;;[.J466]=&quot;&quot;&quot;japan&quot;&quot;&quot;);&quot;x&quot;;&quot;&quot;)">
            <text:p/>
          </table:table-cell>
          <table:table-cell table:style-name="ce14" table:formula="of:=IF(AND([.I466]=&quot;&quot;&quot;studio&quot;&quot;&quot;;[.J466]=&quot;&quot;&quot;world&quot;&quot;&quot;);&quot;x&quot;;&quot;&quot;)">
            <text:p/>
          </table:table-cell>
          <table:table-cell table:style-name="ce14" table:formula="of:=IF(AND([.I466]=&quot;&quot;&quot;studio&quot;&quot;&quot;;[.J466]=&quot;&quot;&quot;europe&quot;&quot;&quot;);&quot;x&quot;;&quot;&quot;)">
            <text:p/>
          </table:table-cell>
          <table:table-cell table:style-name="ce14" table:formula="of:=IF([.H466]=&quot;&quot;&quot;thirdparty&quot;&quot;&quot;;&quot;X&quot;;&quot;&quot;)">
            <text:p/>
          </table:table-cell>
          <table:table-cell table:style-name="ce14" table:formula="of:=IF([.H466]=&quot;&quot;&quot;indie&quot;&quot;&quot;;&quot;X&quot;;&quot;&quot;)">
            <text:p/>
          </table:table-cell>
          <table:table-cell table:style-name="ce14" table:formula="of:=IF([.H466]=&quot;&quot;&quot;nintendo&quot;&quot;&quot;;&quot;X&quot;;&quot;&quot;)">
            <text:p/>
          </table:table-cell>
          <table:table-cell table:style-name="ce14" table:formula="of:=IF([.H466]=&quot;&quot;&quot;sony&quot;&quot;&quot;;&quot;X&quot;;&quot;&quot;)" office:value-type="string" office:string-value="X">
            <text:p>X</text:p>
          </table:table-cell>
          <table:table-cell table:style-name="ce14" table:formula="of:=IF([.H466]=&quot;&quot;&quot;microsoft&quot;&quot;&quot;;&quot;X&quot;;&quot;&quot;)">
            <text:p/>
          </table:table-cell>
          <table:table-cell table:style-name="ce14" table:formula="of:=IF([.K466]=&quot;&quot;&quot;people&quot;&quot;&quot;;&quot;X&quot;;&quot;&quot;)">
            <text:p/>
          </table:table-cell>
          <table:table-cell table:style-name="ce14" table:formula="of:=IF([.H4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psblog</text:p>
          </table:table-cell>
          <table:table-cell table:formula="of:=CONCATENATE([.G467];&quot;,&quot;;[.H467];&quot;,&quot;;[.I467];&quot;,&quot;;[.J467];&quot;,&quot;;[.K467];&quot;,&quot;;[.L467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News Feed of Sony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NEWS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7:.X467];&quot;X&quot;)" office:value-type="float" office:value="1">
            <text:p>1</text:p>
          </table:table-cell>
          <table:table-cell table:style-name="ce14" table:formula="of:=IF(AND([.I467]=&quot;&quot;&quot;studio&quot;&quot;&quot;;[.J467]=&quot;&quot;&quot;america&quot;&quot;&quot;);&quot;x&quot;;&quot;&quot;)">
            <text:p/>
          </table:table-cell>
          <table:table-cell table:style-name="ce14" table:formula="of:=IF(AND([.I467]=&quot;&quot;&quot;studio&quot;&quot;&quot;;[.J467]=&quot;&quot;&quot;japan&quot;&quot;&quot;);&quot;x&quot;;&quot;&quot;)">
            <text:p/>
          </table:table-cell>
          <table:table-cell table:style-name="ce14" table:formula="of:=IF(AND([.I467]=&quot;&quot;&quot;studio&quot;&quot;&quot;;[.J467]=&quot;&quot;&quot;world&quot;&quot;&quot;);&quot;x&quot;;&quot;&quot;)">
            <text:p/>
          </table:table-cell>
          <table:table-cell table:style-name="ce14" table:formula="of:=IF(AND([.I467]=&quot;&quot;&quot;studio&quot;&quot;&quot;;[.J467]=&quot;&quot;&quot;europe&quot;&quot;&quot;);&quot;x&quot;;&quot;&quot;)">
            <text:p/>
          </table:table-cell>
          <table:table-cell table:style-name="ce14" table:formula="of:=IF([.H467]=&quot;&quot;&quot;thirdparty&quot;&quot;&quot;;&quot;X&quot;;&quot;&quot;)">
            <text:p/>
          </table:table-cell>
          <table:table-cell table:style-name="ce14" table:formula="of:=IF([.H467]=&quot;&quot;&quot;indie&quot;&quot;&quot;;&quot;X&quot;;&quot;&quot;)">
            <text:p/>
          </table:table-cell>
          <table:table-cell table:style-name="ce14" table:formula="of:=IF([.H467]=&quot;&quot;&quot;nintendo&quot;&quot;&quot;;&quot;X&quot;;&quot;&quot;)">
            <text:p/>
          </table:table-cell>
          <table:table-cell table:style-name="ce14" table:formula="of:=IF([.H467]=&quot;&quot;&quot;sony&quot;&quot;&quot;;&quot;X&quot;;&quot;&quot;)" office:value-type="string" office:string-value="X">
            <text:p>X</text:p>
          </table:table-cell>
          <table:table-cell table:style-name="ce14" table:formula="of:=IF([.H467]=&quot;&quot;&quot;microsoft&quot;&quot;&quot;;&quot;X&quot;;&quot;&quot;)">
            <text:p/>
          </table:table-cell>
          <table:table-cell table:style-name="ce14" table:formula="of:=IF([.K467]=&quot;&quot;&quot;people&quot;&quot;&quot;;&quot;X&quot;;&quot;&quot;)">
            <text:p/>
          </table:table-cell>
          <table:table-cell table:style-name="ce14" table:formula="of:=IF([.H4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yPlayStation</text:p>
          </table:table-cell>
          <table:table-cell table:formula="of:=CONCATENATE([.G468];&quot;,&quot;;[.H468];&quot;,&quot;;[.I468];&quot;,&quot;;[.J468];&quot;,&quot;;[.K468];&quot;,&quot;;[.L468])" office:value-type="string" office:string-value=",&quot;sony&quot;,&quot;publisher&quot;,&quot;worldwide&quot;,&quot;events&quot;,&quot;generic&quot;">
            <text:p>,"sony","publisher","worldwide","events","generic"</text:p>
          </table:table-cell>
          <table:table-cell office:value-type="string">
            <text:p>Official Twitter Account of Playstation Events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TWITTE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events"</text:p>
          </table:table-cell>
          <table:table-cell office:value-type="string">
            <text:p>"generic"</text:p>
          </table:table-cell>
          <table:table-cell table:style-name="ce13" table:formula="of:=COUNTIF([.N468:.X468];&quot;X&quot;)" office:value-type="float" office:value="1">
            <text:p>1</text:p>
          </table:table-cell>
          <table:table-cell table:style-name="ce14" table:formula="of:=IF(AND([.I468]=&quot;&quot;&quot;studio&quot;&quot;&quot;;[.J468]=&quot;&quot;&quot;america&quot;&quot;&quot;);&quot;x&quot;;&quot;&quot;)">
            <text:p/>
          </table:table-cell>
          <table:table-cell table:style-name="ce14" table:formula="of:=IF(AND([.I468]=&quot;&quot;&quot;studio&quot;&quot;&quot;;[.J468]=&quot;&quot;&quot;japan&quot;&quot;&quot;);&quot;x&quot;;&quot;&quot;)">
            <text:p/>
          </table:table-cell>
          <table:table-cell table:style-name="ce14" table:formula="of:=IF(AND([.I468]=&quot;&quot;&quot;studio&quot;&quot;&quot;;[.J468]=&quot;&quot;&quot;world&quot;&quot;&quot;);&quot;x&quot;;&quot;&quot;)">
            <text:p/>
          </table:table-cell>
          <table:table-cell table:style-name="ce14" table:formula="of:=IF(AND([.I468]=&quot;&quot;&quot;studio&quot;&quot;&quot;;[.J468]=&quot;&quot;&quot;europe&quot;&quot;&quot;);&quot;x&quot;;&quot;&quot;)">
            <text:p/>
          </table:table-cell>
          <table:table-cell table:style-name="ce14" table:formula="of:=IF([.H468]=&quot;&quot;&quot;thirdparty&quot;&quot;&quot;;&quot;X&quot;;&quot;&quot;)">
            <text:p/>
          </table:table-cell>
          <table:table-cell table:style-name="ce14" table:formula="of:=IF([.H468]=&quot;&quot;&quot;indie&quot;&quot;&quot;;&quot;X&quot;;&quot;&quot;)">
            <text:p/>
          </table:table-cell>
          <table:table-cell table:style-name="ce14" table:formula="of:=IF([.H468]=&quot;&quot;&quot;nintendo&quot;&quot;&quot;;&quot;X&quot;;&quot;&quot;)">
            <text:p/>
          </table:table-cell>
          <table:table-cell table:style-name="ce14" table:formula="of:=IF([.H468]=&quot;&quot;&quot;sony&quot;&quot;&quot;;&quot;X&quot;;&quot;&quot;)" office:value-type="string" office:string-value="X">
            <text:p>X</text:p>
          </table:table-cell>
          <table:table-cell table:style-name="ce14" table:formula="of:=IF([.H468]=&quot;&quot;&quot;microsoft&quot;&quot;&quot;;&quot;X&quot;;&quot;&quot;)">
            <text:p/>
          </table:table-cell>
          <table:table-cell table:style-name="ce14" table:formula="of:=IF([.K468]=&quot;&quot;&quot;people&quot;&quot;&quot;;&quot;X&quot;;&quot;&quot;)">
            <text:p/>
          </table:table-cell>
          <table:table-cell table:style-name="ce14" table:formula="of:=IF([.H4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layStation</text:p>
          </table:table-cell>
          <table:table-cell table:formula="of:=CONCATENATE([.G469];&quot;,&quot;;[.H469];&quot;,&quot;;[.I469];&quot;,&quot;;[.J469];&quot;,&quot;;[.K469];&quot;,&quot;;[.L469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Twitter Account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TWITTE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9:.X469];&quot;X&quot;)" office:value-type="float" office:value="1">
            <text:p>1</text:p>
          </table:table-cell>
          <table:table-cell table:style-name="ce14" table:formula="of:=IF(AND([.I469]=&quot;&quot;&quot;studio&quot;&quot;&quot;;[.J469]=&quot;&quot;&quot;america&quot;&quot;&quot;);&quot;x&quot;;&quot;&quot;)">
            <text:p/>
          </table:table-cell>
          <table:table-cell table:style-name="ce14" table:formula="of:=IF(AND([.I469]=&quot;&quot;&quot;studio&quot;&quot;&quot;;[.J469]=&quot;&quot;&quot;japan&quot;&quot;&quot;);&quot;x&quot;;&quot;&quot;)">
            <text:p/>
          </table:table-cell>
          <table:table-cell table:style-name="ce14" table:formula="of:=IF(AND([.I469]=&quot;&quot;&quot;studio&quot;&quot;&quot;;[.J469]=&quot;&quot;&quot;world&quot;&quot;&quot;);&quot;x&quot;;&quot;&quot;)">
            <text:p/>
          </table:table-cell>
          <table:table-cell table:style-name="ce14" table:formula="of:=IF(AND([.I469]=&quot;&quot;&quot;studio&quot;&quot;&quot;;[.J469]=&quot;&quot;&quot;europe&quot;&quot;&quot;);&quot;x&quot;;&quot;&quot;)">
            <text:p/>
          </table:table-cell>
          <table:table-cell table:style-name="ce14" table:formula="of:=IF([.H469]=&quot;&quot;&quot;thirdparty&quot;&quot;&quot;;&quot;X&quot;;&quot;&quot;)">
            <text:p/>
          </table:table-cell>
          <table:table-cell table:style-name="ce14" table:formula="of:=IF([.H469]=&quot;&quot;&quot;indie&quot;&quot;&quot;;&quot;X&quot;;&quot;&quot;)">
            <text:p/>
          </table:table-cell>
          <table:table-cell table:style-name="ce14" table:formula="of:=IF([.H469]=&quot;&quot;&quot;nintendo&quot;&quot;&quot;;&quot;X&quot;;&quot;&quot;)">
            <text:p/>
          </table:table-cell>
          <table:table-cell table:style-name="ce14" table:formula="of:=IF([.H469]=&quot;&quot;&quot;sony&quot;&quot;&quot;;&quot;X&quot;;&quot;&quot;)" office:value-type="string" office:string-value="X">
            <text:p>X</text:p>
          </table:table-cell>
          <table:table-cell table:style-name="ce14" table:formula="of:=IF([.H469]=&quot;&quot;&quot;microsoft&quot;&quot;&quot;;&quot;X&quot;;&quot;&quot;)">
            <text:p/>
          </table:table-cell>
          <table:table-cell table:style-name="ce14" table:formula="of:=IF([.K469]=&quot;&quot;&quot;people&quot;&quot;&quot;;&quot;X&quot;;&quot;&quot;)">
            <text:p/>
          </table:table-cell>
          <table:table-cell table:style-name="ce14" table:formula="of:=IF([.H4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yosp</text:p>
          </table:table-cell>
          <table:table-cell table:formula="of:=CONCATENATE([.G470];&quot;,&quot;;[.H470];&quot;,&quot;;[.I470];&quot;,&quot;;[.J470];&quot;,&quot;;[.K470];&quot;,&quot;;[.L47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huhei Yoshida - President of Sony's Worldwide Studios for Sony Computer Entertainment Inc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70:.X470];&quot;X&quot;)" office:value-type="float" office:value="1">
            <text:p>1</text:p>
          </table:table-cell>
          <table:table-cell table:style-name="ce14" table:formula="of:=IF(AND([.I470]=&quot;&quot;&quot;studio&quot;&quot;&quot;;[.J470]=&quot;&quot;&quot;america&quot;&quot;&quot;);&quot;x&quot;;&quot;&quot;)">
            <text:p/>
          </table:table-cell>
          <table:table-cell table:style-name="ce14" table:formula="of:=IF(AND([.I470]=&quot;&quot;&quot;studio&quot;&quot;&quot;;[.J470]=&quot;&quot;&quot;japan&quot;&quot;&quot;);&quot;x&quot;;&quot;&quot;)">
            <text:p/>
          </table:table-cell>
          <table:table-cell table:style-name="ce14" table:formula="of:=IF(AND([.I470]=&quot;&quot;&quot;studio&quot;&quot;&quot;;[.J470]=&quot;&quot;&quot;world&quot;&quot;&quot;);&quot;x&quot;;&quot;&quot;)">
            <text:p/>
          </table:table-cell>
          <table:table-cell table:style-name="ce14" table:formula="of:=IF(AND([.I470]=&quot;&quot;&quot;studio&quot;&quot;&quot;;[.J470]=&quot;&quot;&quot;europe&quot;&quot;&quot;);&quot;x&quot;;&quot;&quot;)">
            <text:p/>
          </table:table-cell>
          <table:table-cell table:style-name="ce14" table:formula="of:=IF([.H470]=&quot;&quot;&quot;thirdparty&quot;&quot;&quot;;&quot;X&quot;;&quot;&quot;)">
            <text:p/>
          </table:table-cell>
          <table:table-cell table:style-name="ce14" table:formula="of:=IF([.H470]=&quot;&quot;&quot;indie&quot;&quot;&quot;;&quot;X&quot;;&quot;&quot;)">
            <text:p/>
          </table:table-cell>
          <table:table-cell table:style-name="ce14" table:formula="of:=IF([.H470]=&quot;&quot;&quot;nintendo&quot;&quot;&quot;;&quot;X&quot;;&quot;&quot;)">
            <text:p/>
          </table:table-cell>
          <table:table-cell table:style-name="ce14" table:formula="of:=IF([.H470]=&quot;&quot;&quot;sony&quot;&quot;&quot;;&quot;X&quot;;&quot;&quot;)">
            <text:p/>
          </table:table-cell>
          <table:table-cell table:style-name="ce14" table:formula="of:=IF([.H470]=&quot;&quot;&quot;microsoft&quot;&quot;&quot;;&quot;X&quot;;&quot;&quot;)">
            <text:p/>
          </table:table-cell>
          <table:table-cell table:style-name="ce14" table:formula="of:=IF([.K470]=&quot;&quot;&quot;people&quot;&quot;&quot;;&quot;X&quot;;&quot;&quot;)" office:value-type="string" office:string-value="X">
            <text:p>X</text:p>
          </table:table-cell>
          <table:table-cell table:style-name="ce14" table:formula="of:=IF([.H4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yStation</text:p>
          </table:table-cell>
          <table:table-cell table:formula="of:=CONCATENATE([.G471];&quot;,&quot;;[.H471];&quot;,&quot;;[.I471];&quot;,&quot;;[.J471];&quot;,&quot;;[.K471];&quot;,&quot;;[.L471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Youtube Channel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1:.X471];&quot;X&quot;)" office:value-type="float" office:value="1">
            <text:p>1</text:p>
          </table:table-cell>
          <table:table-cell table:style-name="ce14" table:formula="of:=IF(AND([.I471]=&quot;&quot;&quot;studio&quot;&quot;&quot;;[.J471]=&quot;&quot;&quot;america&quot;&quot;&quot;);&quot;x&quot;;&quot;&quot;)">
            <text:p/>
          </table:table-cell>
          <table:table-cell table:style-name="ce14" table:formula="of:=IF(AND([.I471]=&quot;&quot;&quot;studio&quot;&quot;&quot;;[.J471]=&quot;&quot;&quot;japan&quot;&quot;&quot;);&quot;x&quot;;&quot;&quot;)">
            <text:p/>
          </table:table-cell>
          <table:table-cell table:style-name="ce14" table:formula="of:=IF(AND([.I471]=&quot;&quot;&quot;studio&quot;&quot;&quot;;[.J471]=&quot;&quot;&quot;world&quot;&quot;&quot;);&quot;x&quot;;&quot;&quot;)">
            <text:p/>
          </table:table-cell>
          <table:table-cell table:style-name="ce14" table:formula="of:=IF(AND([.I471]=&quot;&quot;&quot;studio&quot;&quot;&quot;;[.J471]=&quot;&quot;&quot;europe&quot;&quot;&quot;);&quot;x&quot;;&quot;&quot;)">
            <text:p/>
          </table:table-cell>
          <table:table-cell table:style-name="ce14" table:formula="of:=IF([.H471]=&quot;&quot;&quot;thirdparty&quot;&quot;&quot;;&quot;X&quot;;&quot;&quot;)">
            <text:p/>
          </table:table-cell>
          <table:table-cell table:style-name="ce14" table:formula="of:=IF([.H471]=&quot;&quot;&quot;indie&quot;&quot;&quot;;&quot;X&quot;;&quot;&quot;)">
            <text:p/>
          </table:table-cell>
          <table:table-cell table:style-name="ce14" table:formula="of:=IF([.H471]=&quot;&quot;&quot;nintendo&quot;&quot;&quot;;&quot;X&quot;;&quot;&quot;)">
            <text:p/>
          </table:table-cell>
          <table:table-cell table:style-name="ce14" table:formula="of:=IF([.H471]=&quot;&quot;&quot;sony&quot;&quot;&quot;;&quot;X&quot;;&quot;&quot;)" office:value-type="string" office:string-value="X">
            <text:p>X</text:p>
          </table:table-cell>
          <table:table-cell table:style-name="ce14" table:formula="of:=IF([.H471]=&quot;&quot;&quot;microsoft&quot;&quot;&quot;;&quot;X&quot;;&quot;&quot;)">
            <text:p/>
          </table:table-cell>
          <table:table-cell table:style-name="ce14" table:formula="of:=IF([.K471]=&quot;&quot;&quot;people&quot;&quot;&quot;;&quot;X&quot;;&quot;&quot;)">
            <text:p/>
          </table:table-cell>
          <table:table-cell table:style-name="ce14" table:formula="of:=IF([.H4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yStation3</text:p>
          </table:table-cell>
          <table:table-cell table:formula="of:=CONCATENATE([.G472];&quot;,&quot;;[.H472];&quot;,&quot;;[.I472];&quot;,&quot;;[.J472];&quot;,&quot;;[.K472];&quot;,&quot;;[.L472])" office:value-type="string" office:string-value=",&quot;sony&quot;,&quot;publisher&quot;,&quot;worldwide&quot;,&quot;pr&quot;,&quot;ps3&quot;">
            <text:p>,"sony","publisher","worldwide","pr","ps3"</text:p>
          </table:table-cell>
          <table:table-cell office:value-type="string">
            <text:p>Official Youtube Channel of Sony PS3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ps3"</text:p>
          </table:table-cell>
          <table:table-cell table:style-name="ce13" table:formula="of:=COUNTIF([.N472:.X472];&quot;X&quot;)" office:value-type="float" office:value="1">
            <text:p>1</text:p>
          </table:table-cell>
          <table:table-cell table:style-name="ce14" table:formula="of:=IF(AND([.I472]=&quot;&quot;&quot;studio&quot;&quot;&quot;;[.J472]=&quot;&quot;&quot;america&quot;&quot;&quot;);&quot;x&quot;;&quot;&quot;)">
            <text:p/>
          </table:table-cell>
          <table:table-cell table:style-name="ce14" table:formula="of:=IF(AND([.I472]=&quot;&quot;&quot;studio&quot;&quot;&quot;;[.J472]=&quot;&quot;&quot;japan&quot;&quot;&quot;);&quot;x&quot;;&quot;&quot;)">
            <text:p/>
          </table:table-cell>
          <table:table-cell table:style-name="ce14" table:formula="of:=IF(AND([.I472]=&quot;&quot;&quot;studio&quot;&quot;&quot;;[.J472]=&quot;&quot;&quot;world&quot;&quot;&quot;);&quot;x&quot;;&quot;&quot;)">
            <text:p/>
          </table:table-cell>
          <table:table-cell table:style-name="ce14" table:formula="of:=IF(AND([.I472]=&quot;&quot;&quot;studio&quot;&quot;&quot;;[.J472]=&quot;&quot;&quot;europe&quot;&quot;&quot;);&quot;x&quot;;&quot;&quot;)">
            <text:p/>
          </table:table-cell>
          <table:table-cell table:style-name="ce14" table:formula="of:=IF([.H472]=&quot;&quot;&quot;thirdparty&quot;&quot;&quot;;&quot;X&quot;;&quot;&quot;)">
            <text:p/>
          </table:table-cell>
          <table:table-cell table:style-name="ce14" table:formula="of:=IF([.H472]=&quot;&quot;&quot;indie&quot;&quot;&quot;;&quot;X&quot;;&quot;&quot;)">
            <text:p/>
          </table:table-cell>
          <table:table-cell table:style-name="ce14" table:formula="of:=IF([.H472]=&quot;&quot;&quot;nintendo&quot;&quot;&quot;;&quot;X&quot;;&quot;&quot;)">
            <text:p/>
          </table:table-cell>
          <table:table-cell table:style-name="ce14" table:formula="of:=IF([.H472]=&quot;&quot;&quot;sony&quot;&quot;&quot;;&quot;X&quot;;&quot;&quot;)" office:value-type="string" office:string-value="X">
            <text:p>X</text:p>
          </table:table-cell>
          <table:table-cell table:style-name="ce14" table:formula="of:=IF([.H472]=&quot;&quot;&quot;microsoft&quot;&quot;&quot;;&quot;X&quot;;&quot;&quot;)">
            <text:p/>
          </table:table-cell>
          <table:table-cell table:style-name="ce14" table:formula="of:=IF([.K472]=&quot;&quot;&quot;people&quot;&quot;&quot;;&quot;X&quot;;&quot;&quot;)">
            <text:p/>
          </table:table-cell>
          <table:table-cell table:style-name="ce14" table:formula="of:=IF([.H4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svita</text:p>
          </table:table-cell>
          <table:table-cell table:formula="of:=CONCATENATE([.G473];&quot;,&quot;;[.H473];&quot;,&quot;;[.I473];&quot;,&quot;;[.J473];&quot;,&quot;;[.K473];&quot;,&quot;;[.L473])" office:value-type="string" office:string-value=",&quot;sony&quot;,&quot;publisher&quot;,&quot;worldwide&quot;,&quot;pr&quot;,&quot;psvita&quot;">
            <text:p>,"sony","publisher","worldwide","pr","psvita"</text:p>
          </table:table-cell>
          <table:table-cell office:value-type="string">
            <text:p>Official Youtube Channel of Sony PSVita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psvita"</text:p>
          </table:table-cell>
          <table:table-cell table:style-name="ce13" table:formula="of:=COUNTIF([.N473:.X473];&quot;X&quot;)" office:value-type="float" office:value="1">
            <text:p>1</text:p>
          </table:table-cell>
          <table:table-cell table:style-name="ce14" table:formula="of:=IF(AND([.I473]=&quot;&quot;&quot;studio&quot;&quot;&quot;;[.J473]=&quot;&quot;&quot;america&quot;&quot;&quot;);&quot;x&quot;;&quot;&quot;)">
            <text:p/>
          </table:table-cell>
          <table:table-cell table:style-name="ce14" table:formula="of:=IF(AND([.I473]=&quot;&quot;&quot;studio&quot;&quot;&quot;;[.J473]=&quot;&quot;&quot;japan&quot;&quot;&quot;);&quot;x&quot;;&quot;&quot;)">
            <text:p/>
          </table:table-cell>
          <table:table-cell table:style-name="ce14" table:formula="of:=IF(AND([.I473]=&quot;&quot;&quot;studio&quot;&quot;&quot;;[.J473]=&quot;&quot;&quot;world&quot;&quot;&quot;);&quot;x&quot;;&quot;&quot;)">
            <text:p/>
          </table:table-cell>
          <table:table-cell table:style-name="ce14" table:formula="of:=IF(AND([.I473]=&quot;&quot;&quot;studio&quot;&quot;&quot;;[.J473]=&quot;&quot;&quot;europe&quot;&quot;&quot;);&quot;x&quot;;&quot;&quot;)">
            <text:p/>
          </table:table-cell>
          <table:table-cell table:style-name="ce14" table:formula="of:=IF([.H473]=&quot;&quot;&quot;thirdparty&quot;&quot;&quot;;&quot;X&quot;;&quot;&quot;)">
            <text:p/>
          </table:table-cell>
          <table:table-cell table:style-name="ce14" table:formula="of:=IF([.H473]=&quot;&quot;&quot;indie&quot;&quot;&quot;;&quot;X&quot;;&quot;&quot;)">
            <text:p/>
          </table:table-cell>
          <table:table-cell table:style-name="ce14" table:formula="of:=IF([.H473]=&quot;&quot;&quot;nintendo&quot;&quot;&quot;;&quot;X&quot;;&quot;&quot;)">
            <text:p/>
          </table:table-cell>
          <table:table-cell table:style-name="ce14" table:formula="of:=IF([.H473]=&quot;&quot;&quot;sony&quot;&quot;&quot;;&quot;X&quot;;&quot;&quot;)" office:value-type="string" office:string-value="X">
            <text:p>X</text:p>
          </table:table-cell>
          <table:table-cell table:style-name="ce14" table:formula="of:=IF([.H473]=&quot;&quot;&quot;microsoft&quot;&quot;&quot;;&quot;X&quot;;&quot;&quot;)">
            <text:p/>
          </table:table-cell>
          <table:table-cell table:style-name="ce14" table:formula="of:=IF([.K473]=&quot;&quot;&quot;people&quot;&quot;&quot;;&quot;X&quot;;&quot;&quot;)">
            <text:p/>
          </table:table-cell>
          <table:table-cell table:style-name="ce14" table:formula="of:=IF([.H4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sceablog</text:p>
          </table:table-cell>
          <table:table-cell table:formula="of:=CONCATENATE([.G474];&quot;,&quot;;[.H474];&quot;,&quot;;[.I474];&quot;,&quot;;[.J474];&quot;,&quot;;[.K474];&quot;,&quot;;[.L474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Youtube Channel of Sony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4:.X474];&quot;X&quot;)" office:value-type="float" office:value="1">
            <text:p>1</text:p>
          </table:table-cell>
          <table:table-cell table:style-name="ce14" table:formula="of:=IF(AND([.I474]=&quot;&quot;&quot;studio&quot;&quot;&quot;;[.J474]=&quot;&quot;&quot;america&quot;&quot;&quot;);&quot;x&quot;;&quot;&quot;)">
            <text:p/>
          </table:table-cell>
          <table:table-cell table:style-name="ce14" table:formula="of:=IF(AND([.I474]=&quot;&quot;&quot;studio&quot;&quot;&quot;;[.J474]=&quot;&quot;&quot;japan&quot;&quot;&quot;);&quot;x&quot;;&quot;&quot;)">
            <text:p/>
          </table:table-cell>
          <table:table-cell table:style-name="ce14" table:formula="of:=IF(AND([.I474]=&quot;&quot;&quot;studio&quot;&quot;&quot;;[.J474]=&quot;&quot;&quot;world&quot;&quot;&quot;);&quot;x&quot;;&quot;&quot;)">
            <text:p/>
          </table:table-cell>
          <table:table-cell table:style-name="ce14" table:formula="of:=IF(AND([.I474]=&quot;&quot;&quot;studio&quot;&quot;&quot;;[.J474]=&quot;&quot;&quot;europe&quot;&quot;&quot;);&quot;x&quot;;&quot;&quot;)">
            <text:p/>
          </table:table-cell>
          <table:table-cell table:style-name="ce14" table:formula="of:=IF([.H474]=&quot;&quot;&quot;thirdparty&quot;&quot;&quot;;&quot;X&quot;;&quot;&quot;)">
            <text:p/>
          </table:table-cell>
          <table:table-cell table:style-name="ce14" table:formula="of:=IF([.H474]=&quot;&quot;&quot;indie&quot;&quot;&quot;;&quot;X&quot;;&quot;&quot;)">
            <text:p/>
          </table:table-cell>
          <table:table-cell table:style-name="ce14" table:formula="of:=IF([.H474]=&quot;&quot;&quot;nintendo&quot;&quot;&quot;;&quot;X&quot;;&quot;&quot;)">
            <text:p/>
          </table:table-cell>
          <table:table-cell table:style-name="ce14" table:formula="of:=IF([.H474]=&quot;&quot;&quot;sony&quot;&quot;&quot;;&quot;X&quot;;&quot;&quot;)" office:value-type="string" office:string-value="X">
            <text:p>X</text:p>
          </table:table-cell>
          <table:table-cell table:style-name="ce14" table:formula="of:=IF([.H474]=&quot;&quot;&quot;microsoft&quot;&quot;&quot;;&quot;X&quot;;&quot;&quot;)">
            <text:p/>
          </table:table-cell>
          <table:table-cell table:style-name="ce14" table:formula="of:=IF([.K474]=&quot;&quot;&quot;people&quot;&quot;&quot;;&quot;X&quot;;&quot;&quot;)">
            <text:p/>
          </table:table-cell>
          <table:table-cell table:style-name="ce14" table:formula="of:=IF([.H4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ora_Sakurai</text:p>
          </table:table-cell>
          <table:table-cell table:formula="of:=CONCATENATE([.G475];&quot;,&quot;;[.H475];&quot;,&quot;;[.I475];&quot;,&quot;;[.J475];&quot;,&quot;;[.K475];&quot;,&quot;;[.L475])" office:value-type="string" office:string-value=",,,&quot;japan&quot;,&quot;people&quot;,&quot;generic&quot;">
            <text:p>,,,"japan","people","generic"</text:p>
          </table:table-cell>
          <table:table-cell table:style-name="ce5" office:value-type="string">
            <text:p>Official Twitter Account of Masahiro Sakurai: Director of Software Development of Sora</text:p>
          </table:table-cell>
          <table:table-cell/>
          <table:table-cell office:value-type="string">
            <text:p>Kid Icarus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75:.X475];&quot;X&quot;)" office:value-type="float" office:value="1">
            <text:p>1</text:p>
          </table:table-cell>
          <table:table-cell table:style-name="ce14" table:formula="of:=IF(AND([.I475]=&quot;&quot;&quot;studio&quot;&quot;&quot;;[.J475]=&quot;&quot;&quot;america&quot;&quot;&quot;);&quot;x&quot;;&quot;&quot;)">
            <text:p/>
          </table:table-cell>
          <table:table-cell table:style-name="ce14" table:formula="of:=IF(AND([.I475]=&quot;&quot;&quot;studio&quot;&quot;&quot;;[.J475]=&quot;&quot;&quot;japan&quot;&quot;&quot;);&quot;x&quot;;&quot;&quot;)">
            <text:p/>
          </table:table-cell>
          <table:table-cell table:style-name="ce14" table:formula="of:=IF(AND([.I475]=&quot;&quot;&quot;studio&quot;&quot;&quot;;[.J475]=&quot;&quot;&quot;world&quot;&quot;&quot;);&quot;x&quot;;&quot;&quot;)">
            <text:p/>
          </table:table-cell>
          <table:table-cell table:style-name="ce14" table:formula="of:=IF(AND([.I475]=&quot;&quot;&quot;studio&quot;&quot;&quot;;[.J475]=&quot;&quot;&quot;europe&quot;&quot;&quot;);&quot;x&quot;;&quot;&quot;)">
            <text:p/>
          </table:table-cell>
          <table:table-cell table:style-name="ce14" table:formula="of:=IF([.H475]=&quot;&quot;&quot;thirdparty&quot;&quot;&quot;;&quot;X&quot;;&quot;&quot;)">
            <text:p/>
          </table:table-cell>
          <table:table-cell table:style-name="ce14" table:formula="of:=IF([.H475]=&quot;&quot;&quot;indie&quot;&quot;&quot;;&quot;X&quot;;&quot;&quot;)">
            <text:p/>
          </table:table-cell>
          <table:table-cell table:style-name="ce14" table:formula="of:=IF([.H475]=&quot;&quot;&quot;nintendo&quot;&quot;&quot;;&quot;X&quot;;&quot;&quot;)">
            <text:p/>
          </table:table-cell>
          <table:table-cell table:style-name="ce14" table:formula="of:=IF([.H475]=&quot;&quot;&quot;sony&quot;&quot;&quot;;&quot;X&quot;;&quot;&quot;)">
            <text:p/>
          </table:table-cell>
          <table:table-cell table:style-name="ce14" table:formula="of:=IF([.H475]=&quot;&quot;&quot;microsoft&quot;&quot;&quot;;&quot;X&quot;;&quot;&quot;)">
            <text:p/>
          </table:table-cell>
          <table:table-cell table:style-name="ce14" table:formula="of:=IF([.K475]=&quot;&quot;&quot;people&quot;&quot;&quot;;&quot;X&quot;;&quot;&quot;)" office:value-type="string" office:string-value="X">
            <text:p>X</text:p>
          </table:table-cell>
          <table:table-cell table:style-name="ce14" table:formula="of:=IF([.H4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pike-chunsoft.co.jp/news/productrss</text:p>
          </table:table-cell>
          <table:table-cell table:formula="of:=CONCATENATE([.G476];&quot;,&quot;;[.H476];&quot;,&quot;;[.I476];&quot;,&quot;;[.J476];&quot;,&quot;;[.K476];&quot;,&quot;;[.L476])" office:value-type="string" office:string-value="&quot;spikechunsoft&quot;,&quot;thirdparty&quot;,&quot;publisher&quot;,&quot;worldwide&quot;,&quot;pr&quot;,&quot;japanese only&quot;">
            <text:p>"spikechunsoft","thirdparty","publisher","worldwide","pr","japanese only"</text:p>
          </table:table-cell>
          <table:table-cell office:value-type="string">
            <text:p>Official News Feed of Spike Chunsoft Products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NEWS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6:.X476];&quot;X&quot;)" office:value-type="float" office:value="1">
            <text:p>1</text:p>
          </table:table-cell>
          <table:table-cell table:style-name="ce14" table:formula="of:=IF(AND([.I476]=&quot;&quot;&quot;studio&quot;&quot;&quot;;[.J476]=&quot;&quot;&quot;america&quot;&quot;&quot;);&quot;x&quot;;&quot;&quot;)">
            <text:p/>
          </table:table-cell>
          <table:table-cell table:style-name="ce14" table:formula="of:=IF(AND([.I476]=&quot;&quot;&quot;studio&quot;&quot;&quot;;[.J476]=&quot;&quot;&quot;japan&quot;&quot;&quot;);&quot;x&quot;;&quot;&quot;)">
            <text:p/>
          </table:table-cell>
          <table:table-cell table:style-name="ce14" table:formula="of:=IF(AND([.I476]=&quot;&quot;&quot;studio&quot;&quot;&quot;;[.J476]=&quot;&quot;&quot;world&quot;&quot;&quot;);&quot;x&quot;;&quot;&quot;)">
            <text:p/>
          </table:table-cell>
          <table:table-cell table:style-name="ce14" table:formula="of:=IF(AND([.I476]=&quot;&quot;&quot;studio&quot;&quot;&quot;;[.J476]=&quot;&quot;&quot;europe&quot;&quot;&quot;);&quot;x&quot;;&quot;&quot;)">
            <text:p/>
          </table:table-cell>
          <table:table-cell table:style-name="ce14" table:formula="of:=IF([.H476]=&quot;&quot;&quot;thirdparty&quot;&quot;&quot;;&quot;X&quot;;&quot;&quot;)" office:value-type="string" office:string-value="X">
            <text:p>X</text:p>
          </table:table-cell>
          <table:table-cell table:style-name="ce14" table:formula="of:=IF([.H476]=&quot;&quot;&quot;indie&quot;&quot;&quot;;&quot;X&quot;;&quot;&quot;)">
            <text:p/>
          </table:table-cell>
          <table:table-cell table:style-name="ce14" table:formula="of:=IF([.H476]=&quot;&quot;&quot;nintendo&quot;&quot;&quot;;&quot;X&quot;;&quot;&quot;)">
            <text:p/>
          </table:table-cell>
          <table:table-cell table:style-name="ce14" table:formula="of:=IF([.H476]=&quot;&quot;&quot;sony&quot;&quot;&quot;;&quot;X&quot;;&quot;&quot;)">
            <text:p/>
          </table:table-cell>
          <table:table-cell table:style-name="ce14" table:formula="of:=IF([.H476]=&quot;&quot;&quot;microsoft&quot;&quot;&quot;;&quot;X&quot;;&quot;&quot;)">
            <text:p/>
          </table:table-cell>
          <table:table-cell table:style-name="ce14" table:formula="of:=IF([.K476]=&quot;&quot;&quot;people&quot;&quot;&quot;;&quot;X&quot;;&quot;&quot;)">
            <text:p/>
          </table:table-cell>
          <table:table-cell table:style-name="ce14" table:formula="of:=IF([.H4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pike-chunsoft.co.jp/news/corporaterss</text:p>
          </table:table-cell>
          <table:table-cell table:formula="of:=CONCATENATE([.G477];&quot;,&quot;;[.H477];&quot;,&quot;;[.I477];&quot;,&quot;;[.J477];&quot;,&quot;;[.K477];&quot;,&quot;;[.L477])" office:value-type="string" office:string-value="&quot;spikechunsoft&quot;,&quot;thirdparty&quot;,&quot;publisher&quot;,&quot;worldwide&quot;,&quot;pr&quot;,&quot;japanese only&quot;">
            <text:p>"spikechunsoft","thirdparty","publisher","worldwide","pr","japanese only"</text:p>
          </table:table-cell>
          <table:table-cell office:value-type="string">
            <text:p>Official News Feed of Spike Chunsoft Corporate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NEWS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7:.X477];&quot;X&quot;)" office:value-type="float" office:value="1">
            <text:p>1</text:p>
          </table:table-cell>
          <table:table-cell table:style-name="ce14" table:formula="of:=IF(AND([.I477]=&quot;&quot;&quot;studio&quot;&quot;&quot;;[.J477]=&quot;&quot;&quot;america&quot;&quot;&quot;);&quot;x&quot;;&quot;&quot;)">
            <text:p/>
          </table:table-cell>
          <table:table-cell table:style-name="ce14" table:formula="of:=IF(AND([.I477]=&quot;&quot;&quot;studio&quot;&quot;&quot;;[.J477]=&quot;&quot;&quot;japan&quot;&quot;&quot;);&quot;x&quot;;&quot;&quot;)">
            <text:p/>
          </table:table-cell>
          <table:table-cell table:style-name="ce14" table:formula="of:=IF(AND([.I477]=&quot;&quot;&quot;studio&quot;&quot;&quot;;[.J477]=&quot;&quot;&quot;world&quot;&quot;&quot;);&quot;x&quot;;&quot;&quot;)">
            <text:p/>
          </table:table-cell>
          <table:table-cell table:style-name="ce14" table:formula="of:=IF(AND([.I477]=&quot;&quot;&quot;studio&quot;&quot;&quot;;[.J477]=&quot;&quot;&quot;europe&quot;&quot;&quot;);&quot;x&quot;;&quot;&quot;)">
            <text:p/>
          </table:table-cell>
          <table:table-cell table:style-name="ce14" table:formula="of:=IF([.H477]=&quot;&quot;&quot;thirdparty&quot;&quot;&quot;;&quot;X&quot;;&quot;&quot;)" office:value-type="string" office:string-value="X">
            <text:p>X</text:p>
          </table:table-cell>
          <table:table-cell table:style-name="ce14" table:formula="of:=IF([.H477]=&quot;&quot;&quot;indie&quot;&quot;&quot;;&quot;X&quot;;&quot;&quot;)">
            <text:p/>
          </table:table-cell>
          <table:table-cell table:style-name="ce14" table:formula="of:=IF([.H477]=&quot;&quot;&quot;nintendo&quot;&quot;&quot;;&quot;X&quot;;&quot;&quot;)">
            <text:p/>
          </table:table-cell>
          <table:table-cell table:style-name="ce14" table:formula="of:=IF([.H477]=&quot;&quot;&quot;sony&quot;&quot;&quot;;&quot;X&quot;;&quot;&quot;)">
            <text:p/>
          </table:table-cell>
          <table:table-cell table:style-name="ce14" table:formula="of:=IF([.H477]=&quot;&quot;&quot;microsoft&quot;&quot;&quot;;&quot;X&quot;;&quot;&quot;)">
            <text:p/>
          </table:table-cell>
          <table:table-cell table:style-name="ce14" table:formula="of:=IF([.K477]=&quot;&quot;&quot;people&quot;&quot;&quot;;&quot;X&quot;;&quot;&quot;)">
            <text:p/>
          </table:table-cell>
          <table:table-cell table:style-name="ce14" table:formula="of:=IF([.H4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pikechunsoft</text:p>
          </table:table-cell>
          <table:table-cell table:formula="of:=CONCATENATE([.G478];&quot;,&quot;;[.H478];&quot;,&quot;;[.I478];&quot;,&quot;;[.J478];&quot;,&quot;;[.K478];&quot;,&quot;;[.L478])" office:value-type="string" office:string-value="&quot;spikechunsoft&quot;,&quot;thirdparty&quot;,&quot;publisher&quot;,&quot;worldwide&quot;,&quot;pr&quot;,&quot;generic&quot;">
            <text:p>"spikechunsoft","thirdparty","publisher","worldwide","pr","generic"</text:p>
          </table:table-cell>
          <table:table-cell office:value-type="string">
            <text:p>Official Youtube Channel of Spike Chunsoft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YOUTUBE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8:.X478];&quot;X&quot;)" office:value-type="float" office:value="1">
            <text:p>1</text:p>
          </table:table-cell>
          <table:table-cell table:style-name="ce14" table:formula="of:=IF(AND([.I478]=&quot;&quot;&quot;studio&quot;&quot;&quot;;[.J478]=&quot;&quot;&quot;america&quot;&quot;&quot;);&quot;x&quot;;&quot;&quot;)">
            <text:p/>
          </table:table-cell>
          <table:table-cell table:style-name="ce14" table:formula="of:=IF(AND([.I478]=&quot;&quot;&quot;studio&quot;&quot;&quot;;[.J478]=&quot;&quot;&quot;japan&quot;&quot;&quot;);&quot;x&quot;;&quot;&quot;)">
            <text:p/>
          </table:table-cell>
          <table:table-cell table:style-name="ce14" table:formula="of:=IF(AND([.I478]=&quot;&quot;&quot;studio&quot;&quot;&quot;;[.J478]=&quot;&quot;&quot;world&quot;&quot;&quot;);&quot;x&quot;;&quot;&quot;)">
            <text:p/>
          </table:table-cell>
          <table:table-cell table:style-name="ce14" table:formula="of:=IF(AND([.I478]=&quot;&quot;&quot;studio&quot;&quot;&quot;;[.J478]=&quot;&quot;&quot;europe&quot;&quot;&quot;);&quot;x&quot;;&quot;&quot;)">
            <text:p/>
          </table:table-cell>
          <table:table-cell table:style-name="ce14" table:formula="of:=IF([.H478]=&quot;&quot;&quot;thirdparty&quot;&quot;&quot;;&quot;X&quot;;&quot;&quot;)" office:value-type="string" office:string-value="X">
            <text:p>X</text:p>
          </table:table-cell>
          <table:table-cell table:style-name="ce14" table:formula="of:=IF([.H478]=&quot;&quot;&quot;indie&quot;&quot;&quot;;&quot;X&quot;;&quot;&quot;)">
            <text:p/>
          </table:table-cell>
          <table:table-cell table:style-name="ce14" table:formula="of:=IF([.H478]=&quot;&quot;&quot;nintendo&quot;&quot;&quot;;&quot;X&quot;;&quot;&quot;)">
            <text:p/>
          </table:table-cell>
          <table:table-cell table:style-name="ce14" table:formula="of:=IF([.H478]=&quot;&quot;&quot;sony&quot;&quot;&quot;;&quot;X&quot;;&quot;&quot;)">
            <text:p/>
          </table:table-cell>
          <table:table-cell table:style-name="ce14" table:formula="of:=IF([.H478]=&quot;&quot;&quot;microsoft&quot;&quot;&quot;;&quot;X&quot;;&quot;&quot;)">
            <text:p/>
          </table:table-cell>
          <table:table-cell table:style-name="ce14" table:formula="of:=IF([.K478]=&quot;&quot;&quot;people&quot;&quot;&quot;;&quot;X&quot;;&quot;&quot;)">
            <text:p/>
          </table:table-cell>
          <table:table-cell table:style-name="ce14" table:formula="of:=IF([.H4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158486126</text:p>
          </table:table-cell>
          <table:table-cell table:formula="of:=CONCATENATE([.G479];&quot;,&quot;;[.H479];&quot;,&quot;;[.I479];&quot;,&quot;;[.J479];&quot;,&quot;;[.K479];&quot;,&quot;;[.L479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Facebook Page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FACEBOOK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9:.X479];&quot;X&quot;)" office:value-type="float" office:value="2">
            <text:p>2</text:p>
          </table:table-cell>
          <table:table-cell table:style-name="ce14" table:formula="of:=IF(AND([.I479]=&quot;&quot;&quot;studio&quot;&quot;&quot;;[.J479]=&quot;&quot;&quot;america&quot;&quot;&quot;);&quot;x&quot;;&quot;&quot;)">
            <text:p/>
          </table:table-cell>
          <table:table-cell table:style-name="ce14" table:formula="of:=IF(AND([.I479]=&quot;&quot;&quot;studio&quot;&quot;&quot;;[.J479]=&quot;&quot;&quot;japan&quot;&quot;&quot;);&quot;x&quot;;&quot;&quot;)">
            <text:p/>
          </table:table-cell>
          <table:table-cell table:style-name="ce14" table:formula="of:=IF(AND([.I479]=&quot;&quot;&quot;studio&quot;&quot;&quot;;[.J479]=&quot;&quot;&quot;world&quot;&quot;&quot;);&quot;x&quot;;&quot;&quot;)">
            <text:p/>
          </table:table-cell>
          <table:table-cell table:style-name="ce14" table:formula="of:=IF(AND([.I479]=&quot;&quot;&quot;studio&quot;&quot;&quot;;[.J479]=&quot;&quot;&quot;europe&quot;&quot;&quot;);&quot;x&quot;;&quot;&quot;)" office:value-type="string" office:string-value="x">
            <text:p>x</text:p>
          </table:table-cell>
          <table:table-cell table:style-name="ce14" table:formula="of:=IF([.H479]=&quot;&quot;&quot;thirdparty&quot;&quot;&quot;;&quot;X&quot;;&quot;&quot;)">
            <text:p/>
          </table:table-cell>
          <table:table-cell table:style-name="ce14" table:formula="of:=IF([.H479]=&quot;&quot;&quot;indie&quot;&quot;&quot;;&quot;X&quot;;&quot;&quot;)">
            <text:p/>
          </table:table-cell>
          <table:table-cell table:style-name="ce14" table:formula="of:=IF([.H479]=&quot;&quot;&quot;nintendo&quot;&quot;&quot;;&quot;X&quot;;&quot;&quot;)">
            <text:p/>
          </table:table-cell>
          <table:table-cell table:style-name="ce14" table:formula="of:=IF([.H479]=&quot;&quot;&quot;sony&quot;&quot;&quot;;&quot;X&quot;;&quot;&quot;)">
            <text:p/>
          </table:table-cell>
          <table:table-cell table:style-name="ce14" table:formula="of:=IF([.H479]=&quot;&quot;&quot;microsoft&quot;&quot;&quot;;&quot;X&quot;;&quot;&quot;)">
            <text:p/>
          </table:table-cell>
          <table:table-cell table:style-name="ce14" table:formula="of:=IF([.K479]=&quot;&quot;&quot;people&quot;&quot;&quot;;&quot;X&quot;;&quot;&quot;)">
            <text:p/>
          </table:table-cell>
          <table:table-cell table:style-name="ce14" table:formula="of:=IF([.H4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8456608@N00</text:p>
          </table:table-cell>
          <table:table-cell table:formula="of:=CONCATENATE([.G480];&quot;,&quot;;[.H480];&quot;,&quot;;[.I480];&quot;,&quot;;[.J480];&quot;,&quot;;[.K480];&quot;,&quot;;[.L480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Flickr Account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FLICKR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0:.X480];&quot;X&quot;)" office:value-type="float" office:value="2">
            <text:p>2</text:p>
          </table:table-cell>
          <table:table-cell table:style-name="ce14" table:formula="of:=IF(AND([.I480]=&quot;&quot;&quot;studio&quot;&quot;&quot;;[.J480]=&quot;&quot;&quot;america&quot;&quot;&quot;);&quot;x&quot;;&quot;&quot;)">
            <text:p/>
          </table:table-cell>
          <table:table-cell table:style-name="ce14" table:formula="of:=IF(AND([.I480]=&quot;&quot;&quot;studio&quot;&quot;&quot;;[.J480]=&quot;&quot;&quot;japan&quot;&quot;&quot;);&quot;x&quot;;&quot;&quot;)">
            <text:p/>
          </table:table-cell>
          <table:table-cell table:style-name="ce14" table:formula="of:=IF(AND([.I480]=&quot;&quot;&quot;studio&quot;&quot;&quot;;[.J480]=&quot;&quot;&quot;world&quot;&quot;&quot;);&quot;x&quot;;&quot;&quot;)">
            <text:p/>
          </table:table-cell>
          <table:table-cell table:style-name="ce14" table:formula="of:=IF(AND([.I480]=&quot;&quot;&quot;studio&quot;&quot;&quot;;[.J480]=&quot;&quot;&quot;europe&quot;&quot;&quot;);&quot;x&quot;;&quot;&quot;)" office:value-type="string" office:string-value="x">
            <text:p>x</text:p>
          </table:table-cell>
          <table:table-cell table:style-name="ce14" table:formula="of:=IF([.H480]=&quot;&quot;&quot;thirdparty&quot;&quot;&quot;;&quot;X&quot;;&quot;&quot;)">
            <text:p/>
          </table:table-cell>
          <table:table-cell table:style-name="ce14" table:formula="of:=IF([.H480]=&quot;&quot;&quot;indie&quot;&quot;&quot;;&quot;X&quot;;&quot;&quot;)">
            <text:p/>
          </table:table-cell>
          <table:table-cell table:style-name="ce14" table:formula="of:=IF([.H480]=&quot;&quot;&quot;nintendo&quot;&quot;&quot;;&quot;X&quot;;&quot;&quot;)">
            <text:p/>
          </table:table-cell>
          <table:table-cell table:style-name="ce14" table:formula="of:=IF([.H480]=&quot;&quot;&quot;sony&quot;&quot;&quot;;&quot;X&quot;;&quot;&quot;)">
            <text:p/>
          </table:table-cell>
          <table:table-cell table:style-name="ce14" table:formula="of:=IF([.H480]=&quot;&quot;&quot;microsoft&quot;&quot;&quot;;&quot;X&quot;;&quot;&quot;)">
            <text:p/>
          </table:table-cell>
          <table:table-cell table:style-name="ce14" table:formula="of:=IF([.K480]=&quot;&quot;&quot;people&quot;&quot;&quot;;&quot;X&quot;;&quot;&quot;)">
            <text:p/>
          </table:table-cell>
          <table:table-cell table:style-name="ce14" table:formula="of:=IF([.H4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plashdamage</text:p>
          </table:table-cell>
          <table:table-cell table:formula="of:=CONCATENATE([.G481];&quot;,&quot;;[.H481];&quot;,&quot;;[.I481];&quot;,&quot;;[.J481];&quot;,&quot;;[.K481];&quot;,&quot;;[.L481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News Feed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NEWS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1:.X481];&quot;X&quot;)" office:value-type="float" office:value="2">
            <text:p>2</text:p>
          </table:table-cell>
          <table:table-cell table:style-name="ce14" table:formula="of:=IF(AND([.I481]=&quot;&quot;&quot;studio&quot;&quot;&quot;;[.J481]=&quot;&quot;&quot;america&quot;&quot;&quot;);&quot;x&quot;;&quot;&quot;)">
            <text:p/>
          </table:table-cell>
          <table:table-cell table:style-name="ce14" table:formula="of:=IF(AND([.I481]=&quot;&quot;&quot;studio&quot;&quot;&quot;;[.J481]=&quot;&quot;&quot;japan&quot;&quot;&quot;);&quot;x&quot;;&quot;&quot;)">
            <text:p/>
          </table:table-cell>
          <table:table-cell table:style-name="ce14" table:formula="of:=IF(AND([.I481]=&quot;&quot;&quot;studio&quot;&quot;&quot;;[.J481]=&quot;&quot;&quot;world&quot;&quot;&quot;);&quot;x&quot;;&quot;&quot;)">
            <text:p/>
          </table:table-cell>
          <table:table-cell table:style-name="ce14" table:formula="of:=IF(AND([.I481]=&quot;&quot;&quot;studio&quot;&quot;&quot;;[.J481]=&quot;&quot;&quot;europe&quot;&quot;&quot;);&quot;x&quot;;&quot;&quot;)" office:value-type="string" office:string-value="x">
            <text:p>x</text:p>
          </table:table-cell>
          <table:table-cell table:style-name="ce14" table:formula="of:=IF([.H481]=&quot;&quot;&quot;thirdparty&quot;&quot;&quot;;&quot;X&quot;;&quot;&quot;)">
            <text:p/>
          </table:table-cell>
          <table:table-cell table:style-name="ce14" table:formula="of:=IF([.H481]=&quot;&quot;&quot;indie&quot;&quot;&quot;;&quot;X&quot;;&quot;&quot;)">
            <text:p/>
          </table:table-cell>
          <table:table-cell table:style-name="ce14" table:formula="of:=IF([.H481]=&quot;&quot;&quot;nintendo&quot;&quot;&quot;;&quot;X&quot;;&quot;&quot;)">
            <text:p/>
          </table:table-cell>
          <table:table-cell table:style-name="ce14" table:formula="of:=IF([.H481]=&quot;&quot;&quot;sony&quot;&quot;&quot;;&quot;X&quot;;&quot;&quot;)">
            <text:p/>
          </table:table-cell>
          <table:table-cell table:style-name="ce14" table:formula="of:=IF([.H481]=&quot;&quot;&quot;microsoft&quot;&quot;&quot;;&quot;X&quot;;&quot;&quot;)">
            <text:p/>
          </table:table-cell>
          <table:table-cell table:style-name="ce14" table:formula="of:=IF([.K481]=&quot;&quot;&quot;people&quot;&quot;&quot;;&quot;X&quot;;&quot;&quot;)">
            <text:p/>
          </table:table-cell>
          <table:table-cell table:style-name="ce14" table:formula="of:=IF([.H48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plashdamage</text:p>
          </table:table-cell>
          <table:table-cell table:formula="of:=CONCATENATE([.G482];&quot;,&quot;;[.H482];&quot;,&quot;;[.I482];&quot;,&quot;;[.J482];&quot;,&quot;;[.K482];&quot;,&quot;;[.L482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Twitter Account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TWITTER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2:.X482];&quot;X&quot;)" office:value-type="float" office:value="2">
            <text:p>2</text:p>
          </table:table-cell>
          <table:table-cell table:style-name="ce14" table:formula="of:=IF(AND([.I482]=&quot;&quot;&quot;studio&quot;&quot;&quot;;[.J482]=&quot;&quot;&quot;america&quot;&quot;&quot;);&quot;x&quot;;&quot;&quot;)">
            <text:p/>
          </table:table-cell>
          <table:table-cell table:style-name="ce14" table:formula="of:=IF(AND([.I482]=&quot;&quot;&quot;studio&quot;&quot;&quot;;[.J482]=&quot;&quot;&quot;japan&quot;&quot;&quot;);&quot;x&quot;;&quot;&quot;)">
            <text:p/>
          </table:table-cell>
          <table:table-cell table:style-name="ce14" table:formula="of:=IF(AND([.I482]=&quot;&quot;&quot;studio&quot;&quot;&quot;;[.J482]=&quot;&quot;&quot;world&quot;&quot;&quot;);&quot;x&quot;;&quot;&quot;)">
            <text:p/>
          </table:table-cell>
          <table:table-cell table:style-name="ce14" table:formula="of:=IF(AND([.I482]=&quot;&quot;&quot;studio&quot;&quot;&quot;;[.J482]=&quot;&quot;&quot;europe&quot;&quot;&quot;);&quot;x&quot;;&quot;&quot;)" office:value-type="string" office:string-value="x">
            <text:p>x</text:p>
          </table:table-cell>
          <table:table-cell table:style-name="ce14" table:formula="of:=IF([.H482]=&quot;&quot;&quot;thirdparty&quot;&quot;&quot;;&quot;X&quot;;&quot;&quot;)">
            <text:p/>
          </table:table-cell>
          <table:table-cell table:style-name="ce14" table:formula="of:=IF([.H482]=&quot;&quot;&quot;indie&quot;&quot;&quot;;&quot;X&quot;;&quot;&quot;)">
            <text:p/>
          </table:table-cell>
          <table:table-cell table:style-name="ce14" table:formula="of:=IF([.H482]=&quot;&quot;&quot;nintendo&quot;&quot;&quot;;&quot;X&quot;;&quot;&quot;)">
            <text:p/>
          </table:table-cell>
          <table:table-cell table:style-name="ce14" table:formula="of:=IF([.H482]=&quot;&quot;&quot;sony&quot;&quot;&quot;;&quot;X&quot;;&quot;&quot;)">
            <text:p/>
          </table:table-cell>
          <table:table-cell table:style-name="ce14" table:formula="of:=IF([.H482]=&quot;&quot;&quot;microsoft&quot;&quot;&quot;;&quot;X&quot;;&quot;&quot;)">
            <text:p/>
          </table:table-cell>
          <table:table-cell table:style-name="ce14" table:formula="of:=IF([.K482]=&quot;&quot;&quot;people&quot;&quot;&quot;;&quot;X&quot;;&quot;&quot;)">
            <text:p/>
          </table:table-cell>
          <table:table-cell table:style-name="ce14" table:formula="of:=IF([.H48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plashdamageltd</text:p>
          </table:table-cell>
          <table:table-cell table:formula="of:=CONCATENATE([.G483];&quot;,&quot;;[.H483];&quot;,&quot;;[.I483];&quot;,&quot;;[.J483];&quot;,&quot;;[.K483];&quot;,&quot;;[.L483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Youtube Channel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YOUTUBE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3:.X483];&quot;X&quot;)" office:value-type="float" office:value="2">
            <text:p>2</text:p>
          </table:table-cell>
          <table:table-cell table:style-name="ce14" table:formula="of:=IF(AND([.I483]=&quot;&quot;&quot;studio&quot;&quot;&quot;;[.J483]=&quot;&quot;&quot;america&quot;&quot;&quot;);&quot;x&quot;;&quot;&quot;)">
            <text:p/>
          </table:table-cell>
          <table:table-cell table:style-name="ce14" table:formula="of:=IF(AND([.I483]=&quot;&quot;&quot;studio&quot;&quot;&quot;;[.J483]=&quot;&quot;&quot;japan&quot;&quot;&quot;);&quot;x&quot;;&quot;&quot;)">
            <text:p/>
          </table:table-cell>
          <table:table-cell table:style-name="ce14" table:formula="of:=IF(AND([.I483]=&quot;&quot;&quot;studio&quot;&quot;&quot;;[.J483]=&quot;&quot;&quot;world&quot;&quot;&quot;);&quot;x&quot;;&quot;&quot;)">
            <text:p/>
          </table:table-cell>
          <table:table-cell table:style-name="ce14" table:formula="of:=IF(AND([.I483]=&quot;&quot;&quot;studio&quot;&quot;&quot;;[.J483]=&quot;&quot;&quot;europe&quot;&quot;&quot;);&quot;x&quot;;&quot;&quot;)" office:value-type="string" office:string-value="x">
            <text:p>x</text:p>
          </table:table-cell>
          <table:table-cell table:style-name="ce14" table:formula="of:=IF([.H483]=&quot;&quot;&quot;thirdparty&quot;&quot;&quot;;&quot;X&quot;;&quot;&quot;)">
            <text:p/>
          </table:table-cell>
          <table:table-cell table:style-name="ce14" table:formula="of:=IF([.H483]=&quot;&quot;&quot;indie&quot;&quot;&quot;;&quot;X&quot;;&quot;&quot;)">
            <text:p/>
          </table:table-cell>
          <table:table-cell table:style-name="ce14" table:formula="of:=IF([.H483]=&quot;&quot;&quot;nintendo&quot;&quot;&quot;;&quot;X&quot;;&quot;&quot;)">
            <text:p/>
          </table:table-cell>
          <table:table-cell table:style-name="ce14" table:formula="of:=IF([.H483]=&quot;&quot;&quot;sony&quot;&quot;&quot;;&quot;X&quot;;&quot;&quot;)">
            <text:p/>
          </table:table-cell>
          <table:table-cell table:style-name="ce14" table:formula="of:=IF([.H483]=&quot;&quot;&quot;microsoft&quot;&quot;&quot;;&quot;X&quot;;&quot;&quot;)">
            <text:p/>
          </table:table-cell>
          <table:table-cell table:style-name="ce14" table:formula="of:=IF([.K483]=&quot;&quot;&quot;people&quot;&quot;&quot;;&quot;X&quot;;&quot;&quot;)">
            <text:p/>
          </table:table-cell>
          <table:table-cell table:style-name="ce14" table:formula="of:=IF([.H48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9916854460</text:p>
          </table:table-cell>
          <table:table-cell table:formula="of:=CONCATENATE([.G484];&quot;,&quot;;[.H484];&quot;,&quot;;[.I484];&quot;,&quot;;[.J484];&quot;,&quot;;[.K484];&quot;,&quot;;[.L484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Facebook Page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FACEBOOK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4:.X484];&quot;X&quot;)" office:value-type="float" office:value="1">
            <text:p>1</text:p>
          </table:table-cell>
          <table:table-cell table:style-name="ce14" table:formula="of:=IF(AND([.I484]=&quot;&quot;&quot;studio&quot;&quot;&quot;;[.J484]=&quot;&quot;&quot;america&quot;&quot;&quot;);&quot;x&quot;;&quot;&quot;)">
            <text:p/>
          </table:table-cell>
          <table:table-cell table:style-name="ce14" table:formula="of:=IF(AND([.I484]=&quot;&quot;&quot;studio&quot;&quot;&quot;;[.J484]=&quot;&quot;&quot;japan&quot;&quot;&quot;);&quot;x&quot;;&quot;&quot;)">
            <text:p/>
          </table:table-cell>
          <table:table-cell table:style-name="ce14" table:formula="of:=IF(AND([.I484]=&quot;&quot;&quot;studio&quot;&quot;&quot;;[.J484]=&quot;&quot;&quot;world&quot;&quot;&quot;);&quot;x&quot;;&quot;&quot;)">
            <text:p/>
          </table:table-cell>
          <table:table-cell table:style-name="ce14" table:formula="of:=IF(AND([.I484]=&quot;&quot;&quot;studio&quot;&quot;&quot;;[.J484]=&quot;&quot;&quot;europe&quot;&quot;&quot;);&quot;x&quot;;&quot;&quot;)">
            <text:p/>
          </table:table-cell>
          <table:table-cell table:style-name="ce14" table:formula="of:=IF([.H484]=&quot;&quot;&quot;thirdparty&quot;&quot;&quot;;&quot;X&quot;;&quot;&quot;)" office:value-type="string" office:string-value="X">
            <text:p>X</text:p>
          </table:table-cell>
          <table:table-cell table:style-name="ce14" table:formula="of:=IF([.H484]=&quot;&quot;&quot;indie&quot;&quot;&quot;;&quot;X&quot;;&quot;&quot;)">
            <text:p/>
          </table:table-cell>
          <table:table-cell table:style-name="ce14" table:formula="of:=IF([.H484]=&quot;&quot;&quot;nintendo&quot;&quot;&quot;;&quot;X&quot;;&quot;&quot;)">
            <text:p/>
          </table:table-cell>
          <table:table-cell table:style-name="ce14" table:formula="of:=IF([.H484]=&quot;&quot;&quot;sony&quot;&quot;&quot;;&quot;X&quot;;&quot;&quot;)">
            <text:p/>
          </table:table-cell>
          <table:table-cell table:style-name="ce14" table:formula="of:=IF([.H484]=&quot;&quot;&quot;microsoft&quot;&quot;&quot;;&quot;X&quot;;&quot;&quot;)">
            <text:p/>
          </table:table-cell>
          <table:table-cell table:style-name="ce14" table:formula="of:=IF([.K484]=&quot;&quot;&quot;people&quot;&quot;&quot;;&quot;X&quot;;&quot;&quot;)">
            <text:p/>
          </table:table-cell>
          <table:table-cell table:style-name="ce14" table:formula="of:=IF([.H4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quare-enix/en </text:p>
          </table:table-cell>
          <table:table-cell table:formula="of:=CONCATENATE([.G485];&quot;,&quot;;[.H485];&quot;,&quot;;[.I485];&quot;,&quot;;[.J485];&quot;,&quot;;[.K485];&quot;,&quot;;[.L485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News Feed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NEWS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5:.X485];&quot;X&quot;)" office:value-type="float" office:value="1">
            <text:p>1</text:p>
          </table:table-cell>
          <table:table-cell table:style-name="ce14" table:formula="of:=IF(AND([.I485]=&quot;&quot;&quot;studio&quot;&quot;&quot;;[.J485]=&quot;&quot;&quot;america&quot;&quot;&quot;);&quot;x&quot;;&quot;&quot;)">
            <text:p/>
          </table:table-cell>
          <table:table-cell table:style-name="ce14" table:formula="of:=IF(AND([.I485]=&quot;&quot;&quot;studio&quot;&quot;&quot;;[.J485]=&quot;&quot;&quot;japan&quot;&quot;&quot;);&quot;x&quot;;&quot;&quot;)">
            <text:p/>
          </table:table-cell>
          <table:table-cell table:style-name="ce14" table:formula="of:=IF(AND([.I485]=&quot;&quot;&quot;studio&quot;&quot;&quot;;[.J485]=&quot;&quot;&quot;world&quot;&quot;&quot;);&quot;x&quot;;&quot;&quot;)">
            <text:p/>
          </table:table-cell>
          <table:table-cell table:style-name="ce14" table:formula="of:=IF(AND([.I485]=&quot;&quot;&quot;studio&quot;&quot;&quot;;[.J485]=&quot;&quot;&quot;europe&quot;&quot;&quot;);&quot;x&quot;;&quot;&quot;)">
            <text:p/>
          </table:table-cell>
          <table:table-cell table:style-name="ce14" table:formula="of:=IF([.H485]=&quot;&quot;&quot;thirdparty&quot;&quot;&quot;;&quot;X&quot;;&quot;&quot;)" office:value-type="string" office:string-value="X">
            <text:p>X</text:p>
          </table:table-cell>
          <table:table-cell table:style-name="ce14" table:formula="of:=IF([.H485]=&quot;&quot;&quot;indie&quot;&quot;&quot;;&quot;X&quot;;&quot;&quot;)">
            <text:p/>
          </table:table-cell>
          <table:table-cell table:style-name="ce14" table:formula="of:=IF([.H485]=&quot;&quot;&quot;nintendo&quot;&quot;&quot;;&quot;X&quot;;&quot;&quot;)">
            <text:p/>
          </table:table-cell>
          <table:table-cell table:style-name="ce14" table:formula="of:=IF([.H485]=&quot;&quot;&quot;sony&quot;&quot;&quot;;&quot;X&quot;;&quot;&quot;)">
            <text:p/>
          </table:table-cell>
          <table:table-cell table:style-name="ce14" table:formula="of:=IF([.H485]=&quot;&quot;&quot;microsoft&quot;&quot;&quot;;&quot;X&quot;;&quot;&quot;)">
            <text:p/>
          </table:table-cell>
          <table:table-cell table:style-name="ce14" table:formula="of:=IF([.K485]=&quot;&quot;&quot;people&quot;&quot;&quot;;&quot;X&quot;;&quot;&quot;)">
            <text:p/>
          </table:table-cell>
          <table:table-cell table:style-name="ce14" table:formula="of:=IF([.H4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jp.square-enix.com/whatsnew/whatsnew.rdf</text:p>
          </table:table-cell>
          <table:table-cell table:formula="of:=CONCATENATE([.G486];&quot;,&quot;;[.H486];&quot;,&quot;;[.I486];&quot;,&quot;;[.J486];&quot;,&quot;;[.K486];&quot;,&quot;;[.L486])" office:value-type="string" office:string-value="&quot;squareenix&quot;,&quot;thirdparty&quot;,&quot;publisher&quot;,&quot;worldwide&quot;,&quot;pr&quot;,&quot;japanese only&quot;">
            <text:p>"squareenix","thirdparty","publisher","worldwide","pr","japanese only"</text:p>
          </table:table-cell>
          <table:table-cell office:value-type="string">
            <text:p>Official News Feed of Square Enix JP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NEWS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86:.X486];&quot;X&quot;)" office:value-type="float" office:value="1">
            <text:p>1</text:p>
          </table:table-cell>
          <table:table-cell table:style-name="ce14" table:formula="of:=IF(AND([.I486]=&quot;&quot;&quot;studio&quot;&quot;&quot;;[.J486]=&quot;&quot;&quot;america&quot;&quot;&quot;);&quot;x&quot;;&quot;&quot;)">
            <text:p/>
          </table:table-cell>
          <table:table-cell table:style-name="ce14" table:formula="of:=IF(AND([.I486]=&quot;&quot;&quot;studio&quot;&quot;&quot;;[.J486]=&quot;&quot;&quot;japan&quot;&quot;&quot;);&quot;x&quot;;&quot;&quot;)">
            <text:p/>
          </table:table-cell>
          <table:table-cell table:style-name="ce14" table:formula="of:=IF(AND([.I486]=&quot;&quot;&quot;studio&quot;&quot;&quot;;[.J486]=&quot;&quot;&quot;world&quot;&quot;&quot;);&quot;x&quot;;&quot;&quot;)">
            <text:p/>
          </table:table-cell>
          <table:table-cell table:style-name="ce14" table:formula="of:=IF(AND([.I486]=&quot;&quot;&quot;studio&quot;&quot;&quot;;[.J486]=&quot;&quot;&quot;europe&quot;&quot;&quot;);&quot;x&quot;;&quot;&quot;)">
            <text:p/>
          </table:table-cell>
          <table:table-cell table:style-name="ce14" table:formula="of:=IF([.H486]=&quot;&quot;&quot;thirdparty&quot;&quot;&quot;;&quot;X&quot;;&quot;&quot;)" office:value-type="string" office:string-value="X">
            <text:p>X</text:p>
          </table:table-cell>
          <table:table-cell table:style-name="ce14" table:formula="of:=IF([.H486]=&quot;&quot;&quot;indie&quot;&quot;&quot;;&quot;X&quot;;&quot;&quot;)">
            <text:p/>
          </table:table-cell>
          <table:table-cell table:style-name="ce14" table:formula="of:=IF([.H486]=&quot;&quot;&quot;nintendo&quot;&quot;&quot;;&quot;X&quot;;&quot;&quot;)">
            <text:p/>
          </table:table-cell>
          <table:table-cell table:style-name="ce14" table:formula="of:=IF([.H486]=&quot;&quot;&quot;sony&quot;&quot;&quot;;&quot;X&quot;;&quot;&quot;)">
            <text:p/>
          </table:table-cell>
          <table:table-cell table:style-name="ce14" table:formula="of:=IF([.H486]=&quot;&quot;&quot;microsoft&quot;&quot;&quot;;&quot;X&quot;;&quot;&quot;)">
            <text:p/>
          </table:table-cell>
          <table:table-cell table:style-name="ce14" table:formula="of:=IF([.K486]=&quot;&quot;&quot;people&quot;&quot;&quot;;&quot;X&quot;;&quot;&quot;)">
            <text:p/>
          </table:table-cell>
          <table:table-cell table:style-name="ce14" table:formula="of:=IF([.H4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quare_Enix_EU</text:p>
          </table:table-cell>
          <table:table-cell table:formula="of:=CONCATENATE([.G487];&quot;,&quot;;[.H487];&quot;,&quot;;[.I487];&quot;,&quot;;[.J487];&quot;,&quot;;[.K487];&quot;,&quot;;[.L487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Twitter Account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TWITTER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7:.X487];&quot;X&quot;)" office:value-type="float" office:value="1">
            <text:p>1</text:p>
          </table:table-cell>
          <table:table-cell table:style-name="ce14" table:formula="of:=IF(AND([.I487]=&quot;&quot;&quot;studio&quot;&quot;&quot;;[.J487]=&quot;&quot;&quot;america&quot;&quot;&quot;);&quot;x&quot;;&quot;&quot;)">
            <text:p/>
          </table:table-cell>
          <table:table-cell table:style-name="ce14" table:formula="of:=IF(AND([.I487]=&quot;&quot;&quot;studio&quot;&quot;&quot;;[.J487]=&quot;&quot;&quot;japan&quot;&quot;&quot;);&quot;x&quot;;&quot;&quot;)">
            <text:p/>
          </table:table-cell>
          <table:table-cell table:style-name="ce14" table:formula="of:=IF(AND([.I487]=&quot;&quot;&quot;studio&quot;&quot;&quot;;[.J487]=&quot;&quot;&quot;world&quot;&quot;&quot;);&quot;x&quot;;&quot;&quot;)">
            <text:p/>
          </table:table-cell>
          <table:table-cell table:style-name="ce14" table:formula="of:=IF(AND([.I487]=&quot;&quot;&quot;studio&quot;&quot;&quot;;[.J487]=&quot;&quot;&quot;europe&quot;&quot;&quot;);&quot;x&quot;;&quot;&quot;)">
            <text:p/>
          </table:table-cell>
          <table:table-cell table:style-name="ce14" table:formula="of:=IF([.H487]=&quot;&quot;&quot;thirdparty&quot;&quot;&quot;;&quot;X&quot;;&quot;&quot;)" office:value-type="string" office:string-value="X">
            <text:p>X</text:p>
          </table:table-cell>
          <table:table-cell table:style-name="ce14" table:formula="of:=IF([.H487]=&quot;&quot;&quot;indie&quot;&quot;&quot;;&quot;X&quot;;&quot;&quot;)">
            <text:p/>
          </table:table-cell>
          <table:table-cell table:style-name="ce14" table:formula="of:=IF([.H487]=&quot;&quot;&quot;nintendo&quot;&quot;&quot;;&quot;X&quot;;&quot;&quot;)">
            <text:p/>
          </table:table-cell>
          <table:table-cell table:style-name="ce14" table:formula="of:=IF([.H487]=&quot;&quot;&quot;sony&quot;&quot;&quot;;&quot;X&quot;;&quot;&quot;)">
            <text:p/>
          </table:table-cell>
          <table:table-cell table:style-name="ce14" table:formula="of:=IF([.H487]=&quot;&quot;&quot;microsoft&quot;&quot;&quot;;&quot;X&quot;;&quot;&quot;)">
            <text:p/>
          </table:table-cell>
          <table:table-cell table:style-name="ce14" table:formula="of:=IF([.K487]=&quot;&quot;&quot;people&quot;&quot;&quot;;&quot;X&quot;;&quot;&quot;)">
            <text:p/>
          </table:table-cell>
          <table:table-cell table:style-name="ce14" table:formula="of:=IF([.H4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UKSquareEnix </text:p>
          </table:table-cell>
          <table:table-cell table:formula="of:=CONCATENATE([.G488];&quot;,&quot;;[.H488];&quot;,&quot;;[.I488];&quot;,&quot;;[.J488];&quot;,&quot;;[.K488];&quot;,&quot;;[.L488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Youtube Channel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YOUTUBE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8:.X488];&quot;X&quot;)" office:value-type="float" office:value="1">
            <text:p>1</text:p>
          </table:table-cell>
          <table:table-cell table:style-name="ce14" table:formula="of:=IF(AND([.I488]=&quot;&quot;&quot;studio&quot;&quot;&quot;;[.J488]=&quot;&quot;&quot;america&quot;&quot;&quot;);&quot;x&quot;;&quot;&quot;)">
            <text:p/>
          </table:table-cell>
          <table:table-cell table:style-name="ce14" table:formula="of:=IF(AND([.I488]=&quot;&quot;&quot;studio&quot;&quot;&quot;;[.J488]=&quot;&quot;&quot;japan&quot;&quot;&quot;);&quot;x&quot;;&quot;&quot;)">
            <text:p/>
          </table:table-cell>
          <table:table-cell table:style-name="ce14" table:formula="of:=IF(AND([.I488]=&quot;&quot;&quot;studio&quot;&quot;&quot;;[.J488]=&quot;&quot;&quot;world&quot;&quot;&quot;);&quot;x&quot;;&quot;&quot;)">
            <text:p/>
          </table:table-cell>
          <table:table-cell table:style-name="ce14" table:formula="of:=IF(AND([.I488]=&quot;&quot;&quot;studio&quot;&quot;&quot;;[.J488]=&quot;&quot;&quot;europe&quot;&quot;&quot;);&quot;x&quot;;&quot;&quot;)">
            <text:p/>
          </table:table-cell>
          <table:table-cell table:style-name="ce14" table:formula="of:=IF([.H488]=&quot;&quot;&quot;thirdparty&quot;&quot;&quot;;&quot;X&quot;;&quot;&quot;)" office:value-type="string" office:string-value="X">
            <text:p>X</text:p>
          </table:table-cell>
          <table:table-cell table:style-name="ce14" table:formula="of:=IF([.H488]=&quot;&quot;&quot;indie&quot;&quot;&quot;;&quot;X&quot;;&quot;&quot;)">
            <text:p/>
          </table:table-cell>
          <table:table-cell table:style-name="ce14" table:formula="of:=IF([.H488]=&quot;&quot;&quot;nintendo&quot;&quot;&quot;;&quot;X&quot;;&quot;&quot;)">
            <text:p/>
          </table:table-cell>
          <table:table-cell table:style-name="ce14" table:formula="of:=IF([.H488]=&quot;&quot;&quot;sony&quot;&quot;&quot;;&quot;X&quot;;&quot;&quot;)">
            <text:p/>
          </table:table-cell>
          <table:table-cell table:style-name="ce14" table:formula="of:=IF([.H488]=&quot;&quot;&quot;microsoft&quot;&quot;&quot;;&quot;X&quot;;&quot;&quot;)">
            <text:p/>
          </table:table-cell>
          <table:table-cell table:style-name="ce14" table:formula="of:=IF([.K488]=&quot;&quot;&quot;people&quot;&quot;&quot;;&quot;X&quot;;&quot;&quot;)">
            <text:p/>
          </table:table-cell>
          <table:table-cell table:style-name="ce14" table:formula="of:=IF([.H4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877163537</text:p>
          </table:table-cell>
          <table:table-cell table:formula="of:=CONCATENATE([.G489];&quot;,&quot;;[.H489];&quot;,&quot;;[.I489];&quot;,&quot;;[.J489];&quot;,&quot;;[.K489];&quot;,&quot;;[.L489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Facebook Page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FACEBOOK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9:.X489];&quot;X&quot;)" office:value-type="float" office:value="2">
            <text:p>2</text:p>
          </table:table-cell>
          <table:table-cell table:style-name="ce14" table:formula="of:=IF(AND([.I489]=&quot;&quot;&quot;studio&quot;&quot;&quot;;[.J489]=&quot;&quot;&quot;america&quot;&quot;&quot;);&quot;x&quot;;&quot;&quot;)">
            <text:p/>
          </table:table-cell>
          <table:table-cell table:style-name="ce14" table:formula="of:=IF(AND([.I489]=&quot;&quot;&quot;studio&quot;&quot;&quot;;[.J489]=&quot;&quot;&quot;japan&quot;&quot;&quot;);&quot;x&quot;;&quot;&quot;)">
            <text:p/>
          </table:table-cell>
          <table:table-cell table:style-name="ce14" table:formula="of:=IF(AND([.I489]=&quot;&quot;&quot;studio&quot;&quot;&quot;;[.J489]=&quot;&quot;&quot;world&quot;&quot;&quot;);&quot;x&quot;;&quot;&quot;)">
            <text:p/>
          </table:table-cell>
          <table:table-cell table:style-name="ce14" table:formula="of:=IF(AND([.I489]=&quot;&quot;&quot;studio&quot;&quot;&quot;;[.J489]=&quot;&quot;&quot;europe&quot;&quot;&quot;);&quot;x&quot;;&quot;&quot;)" office:value-type="string" office:string-value="x">
            <text:p>x</text:p>
          </table:table-cell>
          <table:table-cell table:style-name="ce14" table:formula="of:=IF([.H489]=&quot;&quot;&quot;thirdparty&quot;&quot;&quot;;&quot;X&quot;;&quot;&quot;)">
            <text:p/>
          </table:table-cell>
          <table:table-cell table:style-name="ce14" table:formula="of:=IF([.H489]=&quot;&quot;&quot;indie&quot;&quot;&quot;;&quot;X&quot;;&quot;&quot;)">
            <text:p/>
          </table:table-cell>
          <table:table-cell table:style-name="ce14" table:formula="of:=IF([.H489]=&quot;&quot;&quot;nintendo&quot;&quot;&quot;;&quot;X&quot;;&quot;&quot;)">
            <text:p/>
          </table:table-cell>
          <table:table-cell table:style-name="ce14" table:formula="of:=IF([.H489]=&quot;&quot;&quot;sony&quot;&quot;&quot;;&quot;X&quot;;&quot;&quot;)">
            <text:p/>
          </table:table-cell>
          <table:table-cell table:style-name="ce14" table:formula="of:=IF([.H489]=&quot;&quot;&quot;microsoft&quot;&quot;&quot;;&quot;X&quot;;&quot;&quot;)">
            <text:p/>
          </table:table-cell>
          <table:table-cell table:style-name="ce14" table:formula="of:=IF([.K489]=&quot;&quot;&quot;people&quot;&quot;&quot;;&quot;X&quot;;&quot;&quot;)">
            <text:p/>
          </table:table-cell>
          <table:table-cell table:style-name="ce14" table:formula="of:=IF([.H48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tarbreeze.com/feed/</text:p>
          </table:table-cell>
          <table:table-cell table:formula="of:=CONCATENATE([.G490];&quot;,&quot;;[.H490];&quot;,&quot;;[.I490];&quot;,&quot;;[.J490];&quot;,&quot;;[.K490];&quot;,&quot;;[.L490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News Feed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NEWS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0:.X490];&quot;X&quot;)" office:value-type="float" office:value="2">
            <text:p>2</text:p>
          </table:table-cell>
          <table:table-cell table:style-name="ce14" table:formula="of:=IF(AND([.I490]=&quot;&quot;&quot;studio&quot;&quot;&quot;;[.J490]=&quot;&quot;&quot;america&quot;&quot;&quot;);&quot;x&quot;;&quot;&quot;)">
            <text:p/>
          </table:table-cell>
          <table:table-cell table:style-name="ce14" table:formula="of:=IF(AND([.I490]=&quot;&quot;&quot;studio&quot;&quot;&quot;;[.J490]=&quot;&quot;&quot;japan&quot;&quot;&quot;);&quot;x&quot;;&quot;&quot;)">
            <text:p/>
          </table:table-cell>
          <table:table-cell table:style-name="ce14" table:formula="of:=IF(AND([.I490]=&quot;&quot;&quot;studio&quot;&quot;&quot;;[.J490]=&quot;&quot;&quot;world&quot;&quot;&quot;);&quot;x&quot;;&quot;&quot;)">
            <text:p/>
          </table:table-cell>
          <table:table-cell table:style-name="ce14" table:formula="of:=IF(AND([.I490]=&quot;&quot;&quot;studio&quot;&quot;&quot;;[.J490]=&quot;&quot;&quot;europe&quot;&quot;&quot;);&quot;x&quot;;&quot;&quot;)" office:value-type="string" office:string-value="x">
            <text:p>x</text:p>
          </table:table-cell>
          <table:table-cell table:style-name="ce14" table:formula="of:=IF([.H490]=&quot;&quot;&quot;thirdparty&quot;&quot;&quot;;&quot;X&quot;;&quot;&quot;)">
            <text:p/>
          </table:table-cell>
          <table:table-cell table:style-name="ce14" table:formula="of:=IF([.H490]=&quot;&quot;&quot;indie&quot;&quot;&quot;;&quot;X&quot;;&quot;&quot;)">
            <text:p/>
          </table:table-cell>
          <table:table-cell table:style-name="ce14" table:formula="of:=IF([.H490]=&quot;&quot;&quot;nintendo&quot;&quot;&quot;;&quot;X&quot;;&quot;&quot;)">
            <text:p/>
          </table:table-cell>
          <table:table-cell table:style-name="ce14" table:formula="of:=IF([.H490]=&quot;&quot;&quot;sony&quot;&quot;&quot;;&quot;X&quot;;&quot;&quot;)">
            <text:p/>
          </table:table-cell>
          <table:table-cell table:style-name="ce14" table:formula="of:=IF([.H490]=&quot;&quot;&quot;microsoft&quot;&quot;&quot;;&quot;X&quot;;&quot;&quot;)">
            <text:p/>
          </table:table-cell>
          <table:table-cell table:style-name="ce14" table:formula="of:=IF([.K490]=&quot;&quot;&quot;people&quot;&quot;&quot;;&quot;X&quot;;&quot;&quot;)">
            <text:p/>
          </table:table-cell>
          <table:table-cell table:style-name="ce14" table:formula="of:=IF([.H49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tarbreezeAB</text:p>
          </table:table-cell>
          <table:table-cell table:formula="of:=CONCATENATE([.G491];&quot;,&quot;;[.H491];&quot;,&quot;;[.I491];&quot;,&quot;;[.J491];&quot;,&quot;;[.K491];&quot;,&quot;;[.L491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Twitter Account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TWITTER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1:.X491];&quot;X&quot;)" office:value-type="float" office:value="2">
            <text:p>2</text:p>
          </table:table-cell>
          <table:table-cell table:style-name="ce14" table:formula="of:=IF(AND([.I491]=&quot;&quot;&quot;studio&quot;&quot;&quot;;[.J491]=&quot;&quot;&quot;america&quot;&quot;&quot;);&quot;x&quot;;&quot;&quot;)">
            <text:p/>
          </table:table-cell>
          <table:table-cell table:style-name="ce14" table:formula="of:=IF(AND([.I491]=&quot;&quot;&quot;studio&quot;&quot;&quot;;[.J491]=&quot;&quot;&quot;japan&quot;&quot;&quot;);&quot;x&quot;;&quot;&quot;)">
            <text:p/>
          </table:table-cell>
          <table:table-cell table:style-name="ce14" table:formula="of:=IF(AND([.I491]=&quot;&quot;&quot;studio&quot;&quot;&quot;;[.J491]=&quot;&quot;&quot;world&quot;&quot;&quot;);&quot;x&quot;;&quot;&quot;)">
            <text:p/>
          </table:table-cell>
          <table:table-cell table:style-name="ce14" table:formula="of:=IF(AND([.I491]=&quot;&quot;&quot;studio&quot;&quot;&quot;;[.J491]=&quot;&quot;&quot;europe&quot;&quot;&quot;);&quot;x&quot;;&quot;&quot;)" office:value-type="string" office:string-value="x">
            <text:p>x</text:p>
          </table:table-cell>
          <table:table-cell table:style-name="ce14" table:formula="of:=IF([.H491]=&quot;&quot;&quot;thirdparty&quot;&quot;&quot;;&quot;X&quot;;&quot;&quot;)">
            <text:p/>
          </table:table-cell>
          <table:table-cell table:style-name="ce14" table:formula="of:=IF([.H491]=&quot;&quot;&quot;indie&quot;&quot;&quot;;&quot;X&quot;;&quot;&quot;)">
            <text:p/>
          </table:table-cell>
          <table:table-cell table:style-name="ce14" table:formula="of:=IF([.H491]=&quot;&quot;&quot;nintendo&quot;&quot;&quot;;&quot;X&quot;;&quot;&quot;)">
            <text:p/>
          </table:table-cell>
          <table:table-cell table:style-name="ce14" table:formula="of:=IF([.H491]=&quot;&quot;&quot;sony&quot;&quot;&quot;;&quot;X&quot;;&quot;&quot;)">
            <text:p/>
          </table:table-cell>
          <table:table-cell table:style-name="ce14" table:formula="of:=IF([.H491]=&quot;&quot;&quot;microsoft&quot;&quot;&quot;;&quot;X&quot;;&quot;&quot;)">
            <text:p/>
          </table:table-cell>
          <table:table-cell table:style-name="ce14" table:formula="of:=IF([.K491]=&quot;&quot;&quot;people&quot;&quot;&quot;;&quot;X&quot;;&quot;&quot;)">
            <text:p/>
          </table:table-cell>
          <table:table-cell table:style-name="ce14" table:formula="of:=IF([.H49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6320256391932</text:p>
          </table:table-cell>
          <table:table-cell table:formula="of:=CONCATENATE([.G492];&quot;,&quot;;[.H492];&quot;,&quot;;[.I492];&quot;,&quot;;[.J492];&quot;,&quot;;[.K492];&quot;,&quot;;[.L492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Facebook Page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FACEBOOK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2:.X492];&quot;X&quot;)" office:value-type="float" office:value="2">
            <text:p>2</text:p>
          </table:table-cell>
          <table:table-cell table:style-name="ce14" table:formula="of:=IF(AND([.I492]=&quot;&quot;&quot;studio&quot;&quot;&quot;;[.J492]=&quot;&quot;&quot;america&quot;&quot;&quot;);&quot;x&quot;;&quot;&quot;)" office:value-type="string" office:string-value="x">
            <text:p>x</text:p>
          </table:table-cell>
          <table:table-cell table:style-name="ce14" table:formula="of:=IF(AND([.I492]=&quot;&quot;&quot;studio&quot;&quot;&quot;;[.J492]=&quot;&quot;&quot;japan&quot;&quot;&quot;);&quot;x&quot;;&quot;&quot;)">
            <text:p/>
          </table:table-cell>
          <table:table-cell table:style-name="ce14" table:formula="of:=IF(AND([.I492]=&quot;&quot;&quot;studio&quot;&quot;&quot;;[.J492]=&quot;&quot;&quot;world&quot;&quot;&quot;);&quot;x&quot;;&quot;&quot;)">
            <text:p/>
          </table:table-cell>
          <table:table-cell table:style-name="ce14" table:formula="of:=IF(AND([.I492]=&quot;&quot;&quot;studio&quot;&quot;&quot;;[.J492]=&quot;&quot;&quot;europe&quot;&quot;&quot;);&quot;x&quot;;&quot;&quot;)">
            <text:p/>
          </table:table-cell>
          <table:table-cell table:style-name="ce14" table:formula="of:=IF([.H492]=&quot;&quot;&quot;thirdparty&quot;&quot;&quot;;&quot;X&quot;;&quot;&quot;)">
            <text:p/>
          </table:table-cell>
          <table:table-cell table:style-name="ce14" table:formula="of:=IF([.H492]=&quot;&quot;&quot;indie&quot;&quot;&quot;;&quot;X&quot;;&quot;&quot;)">
            <text:p/>
          </table:table-cell>
          <table:table-cell table:style-name="ce14" table:formula="of:=IF([.H492]=&quot;&quot;&quot;nintendo&quot;&quot;&quot;;&quot;X&quot;;&quot;&quot;)">
            <text:p/>
          </table:table-cell>
          <table:table-cell table:style-name="ce14" table:formula="of:=IF([.H492]=&quot;&quot;&quot;sony&quot;&quot;&quot;;&quot;X&quot;;&quot;&quot;)" office:value-type="string" office:string-value="X">
            <text:p>X</text:p>
          </table:table-cell>
          <table:table-cell table:style-name="ce14" table:formula="of:=IF([.H492]=&quot;&quot;&quot;microsoft&quot;&quot;&quot;;&quot;X&quot;;&quot;&quot;)">
            <text:p/>
          </table:table-cell>
          <table:table-cell table:style-name="ce14" table:formula="of:=IF([.K492]=&quot;&quot;&quot;people&quot;&quot;&quot;;&quot;X&quot;;&quot;&quot;)">
            <text:p/>
          </table:table-cell>
          <table:table-cell table:style-name="ce14" table:formula="of:=IF([.H4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uckerPunchProductions</text:p>
          </table:table-cell>
          <table:table-cell table:formula="of:=CONCATENATE([.G493];&quot;,&quot;;[.H493];&quot;,&quot;;[.I493];&quot;,&quot;;[.J493];&quot;,&quot;;[.K493];&quot;,&quot;;[.L493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News Feed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NEWS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3:.X493];&quot;X&quot;)" office:value-type="float" office:value="2">
            <text:p>2</text:p>
          </table:table-cell>
          <table:table-cell table:style-name="ce14" table:formula="of:=IF(AND([.I493]=&quot;&quot;&quot;studio&quot;&quot;&quot;;[.J493]=&quot;&quot;&quot;america&quot;&quot;&quot;);&quot;x&quot;;&quot;&quot;)" office:value-type="string" office:string-value="x">
            <text:p>x</text:p>
          </table:table-cell>
          <table:table-cell table:style-name="ce14" table:formula="of:=IF(AND([.I493]=&quot;&quot;&quot;studio&quot;&quot;&quot;;[.J493]=&quot;&quot;&quot;japan&quot;&quot;&quot;);&quot;x&quot;;&quot;&quot;)">
            <text:p/>
          </table:table-cell>
          <table:table-cell table:style-name="ce14" table:formula="of:=IF(AND([.I493]=&quot;&quot;&quot;studio&quot;&quot;&quot;;[.J493]=&quot;&quot;&quot;world&quot;&quot;&quot;);&quot;x&quot;;&quot;&quot;)">
            <text:p/>
          </table:table-cell>
          <table:table-cell table:style-name="ce14" table:formula="of:=IF(AND([.I493]=&quot;&quot;&quot;studio&quot;&quot;&quot;;[.J493]=&quot;&quot;&quot;europe&quot;&quot;&quot;);&quot;x&quot;;&quot;&quot;)">
            <text:p/>
          </table:table-cell>
          <table:table-cell table:style-name="ce14" table:formula="of:=IF([.H493]=&quot;&quot;&quot;thirdparty&quot;&quot;&quot;;&quot;X&quot;;&quot;&quot;)">
            <text:p/>
          </table:table-cell>
          <table:table-cell table:style-name="ce14" table:formula="of:=IF([.H493]=&quot;&quot;&quot;indie&quot;&quot;&quot;;&quot;X&quot;;&quot;&quot;)">
            <text:p/>
          </table:table-cell>
          <table:table-cell table:style-name="ce14" table:formula="of:=IF([.H493]=&quot;&quot;&quot;nintendo&quot;&quot;&quot;;&quot;X&quot;;&quot;&quot;)">
            <text:p/>
          </table:table-cell>
          <table:table-cell table:style-name="ce14" table:formula="of:=IF([.H493]=&quot;&quot;&quot;sony&quot;&quot;&quot;;&quot;X&quot;;&quot;&quot;)" office:value-type="string" office:string-value="X">
            <text:p>X</text:p>
          </table:table-cell>
          <table:table-cell table:style-name="ce14" table:formula="of:=IF([.H493]=&quot;&quot;&quot;microsoft&quot;&quot;&quot;;&quot;X&quot;;&quot;&quot;)">
            <text:p/>
          </table:table-cell>
          <table:table-cell table:style-name="ce14" table:formula="of:=IF([.K493]=&quot;&quot;&quot;people&quot;&quot;&quot;;&quot;X&quot;;&quot;&quot;)">
            <text:p/>
          </table:table-cell>
          <table:table-cell table:style-name="ce14" table:formula="of:=IF([.H4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uckerPunchProd</text:p>
          </table:table-cell>
          <table:table-cell table:formula="of:=CONCATENATE([.G494];&quot;,&quot;;[.H494];&quot;,&quot;;[.I494];&quot;,&quot;;[.J494];&quot;,&quot;;[.K494];&quot;,&quot;;[.L494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Twitter Account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TWITTER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4:.X494];&quot;X&quot;)" office:value-type="float" office:value="2">
            <text:p>2</text:p>
          </table:table-cell>
          <table:table-cell table:style-name="ce14" table:formula="of:=IF(AND([.I494]=&quot;&quot;&quot;studio&quot;&quot;&quot;;[.J494]=&quot;&quot;&quot;america&quot;&quot;&quot;);&quot;x&quot;;&quot;&quot;)" office:value-type="string" office:string-value="x">
            <text:p>x</text:p>
          </table:table-cell>
          <table:table-cell table:style-name="ce14" table:formula="of:=IF(AND([.I494]=&quot;&quot;&quot;studio&quot;&quot;&quot;;[.J494]=&quot;&quot;&quot;japan&quot;&quot;&quot;);&quot;x&quot;;&quot;&quot;)">
            <text:p/>
          </table:table-cell>
          <table:table-cell table:style-name="ce14" table:formula="of:=IF(AND([.I494]=&quot;&quot;&quot;studio&quot;&quot;&quot;;[.J494]=&quot;&quot;&quot;world&quot;&quot;&quot;);&quot;x&quot;;&quot;&quot;)">
            <text:p/>
          </table:table-cell>
          <table:table-cell table:style-name="ce14" table:formula="of:=IF(AND([.I494]=&quot;&quot;&quot;studio&quot;&quot;&quot;;[.J494]=&quot;&quot;&quot;europe&quot;&quot;&quot;);&quot;x&quot;;&quot;&quot;)">
            <text:p/>
          </table:table-cell>
          <table:table-cell table:style-name="ce14" table:formula="of:=IF([.H494]=&quot;&quot;&quot;thirdparty&quot;&quot;&quot;;&quot;X&quot;;&quot;&quot;)">
            <text:p/>
          </table:table-cell>
          <table:table-cell table:style-name="ce14" table:formula="of:=IF([.H494]=&quot;&quot;&quot;indie&quot;&quot;&quot;;&quot;X&quot;;&quot;&quot;)">
            <text:p/>
          </table:table-cell>
          <table:table-cell table:style-name="ce14" table:formula="of:=IF([.H494]=&quot;&quot;&quot;nintendo&quot;&quot;&quot;;&quot;X&quot;;&quot;&quot;)">
            <text:p/>
          </table:table-cell>
          <table:table-cell table:style-name="ce14" table:formula="of:=IF([.H494]=&quot;&quot;&quot;sony&quot;&quot;&quot;;&quot;X&quot;;&quot;&quot;)" office:value-type="string" office:string-value="X">
            <text:p>X</text:p>
          </table:table-cell>
          <table:table-cell table:style-name="ce14" table:formula="of:=IF([.H494]=&quot;&quot;&quot;microsoft&quot;&quot;&quot;;&quot;X&quot;;&quot;&quot;)">
            <text:p/>
          </table:table-cell>
          <table:table-cell table:style-name="ce14" table:formula="of:=IF([.K494]=&quot;&quot;&quot;people&quot;&quot;&quot;;&quot;X&quot;;&quot;&quot;)">
            <text:p/>
          </table:table-cell>
          <table:table-cell table:style-name="ce14" table:formula="of:=IF([.H4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1console</text:p>
          </table:table-cell>
          <table:table-cell table:formula="of:=CONCATENATE([.G495];&quot;,&quot;;[.H495];&quot;,&quot;;[.I495];&quot;,&quot;;[.J495];&quot;,&quot;;[.K495];&quot;,&quot;;[.L495])" office:value-type="string" office:string-value="&quot;superbrothers&quot;,&quot;indie&quot;,&quot;studio&quot;,&quot;america&quot;,&quot;pr&quot;,&quot;experimental&quot;">
            <text:p>"superbrothers","indie","studio","america","pr","experimental"</text:p>
          </table:table-cell>
          <table:table-cell office:value-type="string">
            <text:p>Official Twitter Account of Superbrothers</text:p>
          </table:table-cell>
          <table:table-cell office:value-type="string">
            <text:p>http://superbrothers.ca/index.html</text:p>
          </table:table-cell>
          <table:table-cell table:style-name="ce3" office:value-type="string">
            <text:p>Sword And Sworcery EP</text:p>
          </table:table-cell>
          <table:table-cell office:value-type="string">
            <text:p>TWITTER</text:p>
          </table:table-cell>
          <table:table-cell office:value-type="string">
            <text:p>"superbrother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495:.X495];&quot;X&quot;)" office:value-type="float" office:value="2">
            <text:p>2</text:p>
          </table:table-cell>
          <table:table-cell table:style-name="ce14" table:formula="of:=IF(AND([.I495]=&quot;&quot;&quot;studio&quot;&quot;&quot;;[.J495]=&quot;&quot;&quot;america&quot;&quot;&quot;);&quot;x&quot;;&quot;&quot;)" office:value-type="string" office:string-value="x">
            <text:p>x</text:p>
          </table:table-cell>
          <table:table-cell table:style-name="ce14" table:formula="of:=IF(AND([.I495]=&quot;&quot;&quot;studio&quot;&quot;&quot;;[.J495]=&quot;&quot;&quot;japan&quot;&quot;&quot;);&quot;x&quot;;&quot;&quot;)">
            <text:p/>
          </table:table-cell>
          <table:table-cell table:style-name="ce14" table:formula="of:=IF(AND([.I495]=&quot;&quot;&quot;studio&quot;&quot;&quot;;[.J495]=&quot;&quot;&quot;world&quot;&quot;&quot;);&quot;x&quot;;&quot;&quot;)">
            <text:p/>
          </table:table-cell>
          <table:table-cell table:style-name="ce14" table:formula="of:=IF(AND([.I495]=&quot;&quot;&quot;studio&quot;&quot;&quot;;[.J495]=&quot;&quot;&quot;europe&quot;&quot;&quot;);&quot;x&quot;;&quot;&quot;)">
            <text:p/>
          </table:table-cell>
          <table:table-cell table:style-name="ce14" table:formula="of:=IF([.H495]=&quot;&quot;&quot;thirdparty&quot;&quot;&quot;;&quot;X&quot;;&quot;&quot;)">
            <text:p/>
          </table:table-cell>
          <table:table-cell table:style-name="ce14" table:formula="of:=IF([.H495]=&quot;&quot;&quot;indie&quot;&quot;&quot;;&quot;X&quot;;&quot;&quot;)" office:value-type="string" office:string-value="X">
            <text:p>X</text:p>
          </table:table-cell>
          <table:table-cell table:style-name="ce14" table:formula="of:=IF([.H495]=&quot;&quot;&quot;nintendo&quot;&quot;&quot;;&quot;X&quot;;&quot;&quot;)">
            <text:p/>
          </table:table-cell>
          <table:table-cell table:style-name="ce14" table:formula="of:=IF([.H495]=&quot;&quot;&quot;sony&quot;&quot;&quot;;&quot;X&quot;;&quot;&quot;)">
            <text:p/>
          </table:table-cell>
          <table:table-cell table:style-name="ce14" table:formula="of:=IF([.H495]=&quot;&quot;&quot;microsoft&quot;&quot;&quot;;&quot;X&quot;;&quot;&quot;)">
            <text:p/>
          </table:table-cell>
          <table:table-cell table:style-name="ce14" table:formula="of:=IF([.K495]=&quot;&quot;&quot;people&quot;&quot;&quot;;&quot;X&quot;;&quot;&quot;)">
            <text:p/>
          </table:table-cell>
          <table:table-cell table:style-name="ce14" table:formula="of:=IF([.H4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1994162559</text:p>
          </table:table-cell>
          <table:table-cell table:formula="of:=CONCATENATE([.G496];&quot;,&quot;;[.H496];&quot;,&quot;;[.I496];&quot;,&quot;;[.J496];&quot;,&quot;;[.K496];&quot;,&quot;;[.L496])" office:value-type="string" office:string-value="&quot;supergiant&quot;,&quot;indie&quot;,&quot;studio&quot;,&quot;america&quot;,&quot;pr&quot;,&quot;generic&quot;">
            <text:p>"supergiant","indie","studio","america","pr","generic"</text:p>
          </table:table-cell>
          <table:table-cell office:value-type="string">
            <text:p>Official Facebook Page of Supergiant</text:p>
          </table:table-cell>
          <table:table-cell office:value-type="string">
            <text:p>http://supergiantgames.com/?page_id=2</text:p>
          </table:table-cell>
          <table:table-cell office:value-type="string">
            <text:p>Bastion</text:p>
          </table:table-cell>
          <table:table-cell office:value-type="string">
            <text:p>FACEBOOK</text:p>
          </table:table-cell>
          <table:table-cell office:value-type="string">
            <text:p>"supergia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6:.X496];&quot;X&quot;)" office:value-type="float" office:value="2">
            <text:p>2</text:p>
          </table:table-cell>
          <table:table-cell table:style-name="ce14" table:formula="of:=IF(AND([.I496]=&quot;&quot;&quot;studio&quot;&quot;&quot;;[.J496]=&quot;&quot;&quot;america&quot;&quot;&quot;);&quot;x&quot;;&quot;&quot;)" office:value-type="string" office:string-value="x">
            <text:p>x</text:p>
          </table:table-cell>
          <table:table-cell table:style-name="ce14" table:formula="of:=IF(AND([.I496]=&quot;&quot;&quot;studio&quot;&quot;&quot;;[.J496]=&quot;&quot;&quot;japan&quot;&quot;&quot;);&quot;x&quot;;&quot;&quot;)">
            <text:p/>
          </table:table-cell>
          <table:table-cell table:style-name="ce14" table:formula="of:=IF(AND([.I496]=&quot;&quot;&quot;studio&quot;&quot;&quot;;[.J496]=&quot;&quot;&quot;world&quot;&quot;&quot;);&quot;x&quot;;&quot;&quot;)">
            <text:p/>
          </table:table-cell>
          <table:table-cell table:style-name="ce14" table:formula="of:=IF(AND([.I496]=&quot;&quot;&quot;studio&quot;&quot;&quot;;[.J496]=&quot;&quot;&quot;europe&quot;&quot;&quot;);&quot;x&quot;;&quot;&quot;)">
            <text:p/>
          </table:table-cell>
          <table:table-cell table:style-name="ce14" table:formula="of:=IF([.H496]=&quot;&quot;&quot;thirdparty&quot;&quot;&quot;;&quot;X&quot;;&quot;&quot;)">
            <text:p/>
          </table:table-cell>
          <table:table-cell table:style-name="ce14" table:formula="of:=IF([.H496]=&quot;&quot;&quot;indie&quot;&quot;&quot;;&quot;X&quot;;&quot;&quot;)" office:value-type="string" office:string-value="X">
            <text:p>X</text:p>
          </table:table-cell>
          <table:table-cell table:style-name="ce14" table:formula="of:=IF([.H496]=&quot;&quot;&quot;nintendo&quot;&quot;&quot;;&quot;X&quot;;&quot;&quot;)">
            <text:p/>
          </table:table-cell>
          <table:table-cell table:style-name="ce14" table:formula="of:=IF([.H496]=&quot;&quot;&quot;sony&quot;&quot;&quot;;&quot;X&quot;;&quot;&quot;)">
            <text:p/>
          </table:table-cell>
          <table:table-cell table:style-name="ce14" table:formula="of:=IF([.H496]=&quot;&quot;&quot;microsoft&quot;&quot;&quot;;&quot;X&quot;;&quot;&quot;)">
            <text:p/>
          </table:table-cell>
          <table:table-cell table:style-name="ce14" table:formula="of:=IF([.K496]=&quot;&quot;&quot;people&quot;&quot;&quot;;&quot;X&quot;;&quot;&quot;)">
            <text:p/>
          </table:table-cell>
          <table:table-cell table:style-name="ce14" table:formula="of:=IF([.H4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upergiantgames.com/?feed=rss2</text:p>
          </table:table-cell>
          <table:table-cell table:formula="of:=CONCATENATE([.G497];&quot;,&quot;;[.H497];&quot;,&quot;;[.I497];&quot;,&quot;;[.J497];&quot;,&quot;;[.K497];&quot;,&quot;;[.L497])" office:value-type="string" office:string-value="&quot;supergiant&quot;,&quot;indie&quot;,&quot;studio&quot;,&quot;america&quot;,&quot;pr&quot;,&quot;generic&quot;">
            <text:p>"supergiant","indie","studio","america","pr","generic"</text:p>
          </table:table-cell>
          <table:table-cell office:value-type="string">
            <text:p>Official News Feed of Supergiant</text:p>
          </table:table-cell>
          <table:table-cell office:value-type="string">
            <text:p>http://supergiantgames.com/?page_id=2</text:p>
          </table:table-cell>
          <table:table-cell office:value-type="string">
            <text:p>Bastion</text:p>
          </table:table-cell>
          <table:table-cell office:value-type="string">
            <text:p>NEWS</text:p>
          </table:table-cell>
          <table:table-cell office:value-type="string">
            <text:p>"supergia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7:.X497];&quot;X&quot;)" office:value-type="float" office:value="2">
            <text:p>2</text:p>
          </table:table-cell>
          <table:table-cell table:style-name="ce14" table:formula="of:=IF(AND([.I497]=&quot;&quot;&quot;studio&quot;&quot;&quot;;[.J497]=&quot;&quot;&quot;america&quot;&quot;&quot;);&quot;x&quot;;&quot;&quot;)" office:value-type="string" office:string-value="x">
            <text:p>x</text:p>
          </table:table-cell>
          <table:table-cell table:style-name="ce14" table:formula="of:=IF(AND([.I497]=&quot;&quot;&quot;studio&quot;&quot;&quot;;[.J497]=&quot;&quot;&quot;japan&quot;&quot;&quot;);&quot;x&quot;;&quot;&quot;)">
            <text:p/>
          </table:table-cell>
          <table:table-cell table:style-name="ce14" table:formula="of:=IF(AND([.I497]=&quot;&quot;&quot;studio&quot;&quot;&quot;;[.J497]=&quot;&quot;&quot;world&quot;&quot;&quot;);&quot;x&quot;;&quot;&quot;)">
            <text:p/>
          </table:table-cell>
          <table:table-cell table:style-name="ce14" table:formula="of:=IF(AND([.I497]=&quot;&quot;&quot;studio&quot;&quot;&quot;;[.J497]=&quot;&quot;&quot;europe&quot;&quot;&quot;);&quot;x&quot;;&quot;&quot;)">
            <text:p/>
          </table:table-cell>
          <table:table-cell table:style-name="ce14" table:formula="of:=IF([.H497]=&quot;&quot;&quot;thirdparty&quot;&quot;&quot;;&quot;X&quot;;&quot;&quot;)">
            <text:p/>
          </table:table-cell>
          <table:table-cell table:style-name="ce14" table:formula="of:=IF([.H497]=&quot;&quot;&quot;indie&quot;&quot;&quot;;&quot;X&quot;;&quot;&quot;)" office:value-type="string" office:string-value="X">
            <text:p>X</text:p>
          </table:table-cell>
          <table:table-cell table:style-name="ce14" table:formula="of:=IF([.H497]=&quot;&quot;&quot;nintendo&quot;&quot;&quot;;&quot;X&quot;;&quot;&quot;)">
            <text:p/>
          </table:table-cell>
          <table:table-cell table:style-name="ce14" table:formula="of:=IF([.H497]=&quot;&quot;&quot;sony&quot;&quot;&quot;;&quot;X&quot;;&quot;&quot;)">
            <text:p/>
          </table:table-cell>
          <table:table-cell table:style-name="ce14" table:formula="of:=IF([.H497]=&quot;&quot;&quot;microsoft&quot;&quot;&quot;;&quot;X&quot;;&quot;&quot;)">
            <text:p/>
          </table:table-cell>
          <table:table-cell table:style-name="ce14" table:formula="of:=IF([.K497]=&quot;&quot;&quot;people&quot;&quot;&quot;;&quot;X&quot;;&quot;&quot;)">
            <text:p/>
          </table:table-cell>
          <table:table-cell table:style-name="ce14" table:formula="of:=IF([.H4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79769122483</text:p>
          </table:table-cell>
          <table:table-cell table:formula="of:=CONCATENATE([.G498];&quot;,&quot;;[.H498];&quot;,&quot;;[.I498];&quot;,&quot;;[.J498];&quot;,&quot;;[.K498];&quot;,&quot;;[.L498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Facebook Page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FACEBOOK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8:.X498];&quot;X&quot;)" office:value-type="float" office:value="2">
            <text:p>2</text:p>
          </table:table-cell>
          <table:table-cell table:style-name="ce14" table:formula="of:=IF(AND([.I498]=&quot;&quot;&quot;studio&quot;&quot;&quot;;[.J498]=&quot;&quot;&quot;america&quot;&quot;&quot;);&quot;x&quot;;&quot;&quot;)" office:value-type="string" office:string-value="x">
            <text:p>x</text:p>
          </table:table-cell>
          <table:table-cell table:style-name="ce14" table:formula="of:=IF(AND([.I498]=&quot;&quot;&quot;studio&quot;&quot;&quot;;[.J498]=&quot;&quot;&quot;japan&quot;&quot;&quot;);&quot;x&quot;;&quot;&quot;)">
            <text:p/>
          </table:table-cell>
          <table:table-cell table:style-name="ce14" table:formula="of:=IF(AND([.I498]=&quot;&quot;&quot;studio&quot;&quot;&quot;;[.J498]=&quot;&quot;&quot;world&quot;&quot;&quot;);&quot;x&quot;;&quot;&quot;)">
            <text:p/>
          </table:table-cell>
          <table:table-cell table:style-name="ce14" table:formula="of:=IF(AND([.I498]=&quot;&quot;&quot;studio&quot;&quot;&quot;;[.J498]=&quot;&quot;&quot;europe&quot;&quot;&quot;);&quot;x&quot;;&quot;&quot;)">
            <text:p/>
          </table:table-cell>
          <table:table-cell table:style-name="ce14" table:formula="of:=IF([.H498]=&quot;&quot;&quot;thirdparty&quot;&quot;&quot;;&quot;X&quot;;&quot;&quot;)">
            <text:p/>
          </table:table-cell>
          <table:table-cell table:style-name="ce14" table:formula="of:=IF([.H498]=&quot;&quot;&quot;indie&quot;&quot;&quot;;&quot;X&quot;;&quot;&quot;)" office:value-type="string" office:string-value="X">
            <text:p>X</text:p>
          </table:table-cell>
          <table:table-cell table:style-name="ce14" table:formula="of:=IF([.H498]=&quot;&quot;&quot;nintendo&quot;&quot;&quot;;&quot;X&quot;;&quot;&quot;)">
            <text:p/>
          </table:table-cell>
          <table:table-cell table:style-name="ce14" table:formula="of:=IF([.H498]=&quot;&quot;&quot;sony&quot;&quot;&quot;;&quot;X&quot;;&quot;&quot;)">
            <text:p/>
          </table:table-cell>
          <table:table-cell table:style-name="ce14" table:formula="of:=IF([.H498]=&quot;&quot;&quot;microsoft&quot;&quot;&quot;;&quot;X&quot;;&quot;&quot;)">
            <text:p/>
          </table:table-cell>
          <table:table-cell table:style-name="ce14" table:formula="of:=IF([.K498]=&quot;&quot;&quot;people&quot;&quot;&quot;;&quot;X&quot;;&quot;&quot;)">
            <text:p/>
          </table:table-cell>
          <table:table-cell table:style-name="ce14" table:formula="of:=IF([.H4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vsgames.com/?feed=rss2</text:p>
          </table:table-cell>
          <table:table-cell table:formula="of:=CONCATENATE([.G499];&quot;,&quot;;[.H499];&quot;,&quot;;[.I499];&quot;,&quot;;[.J499];&quot;,&quot;;[.K499];&quot;,&quot;;[.L499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News Feed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NEWS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9:.X499];&quot;X&quot;)" office:value-type="float" office:value="2">
            <text:p>2</text:p>
          </table:table-cell>
          <table:table-cell table:style-name="ce14" table:formula="of:=IF(AND([.I499]=&quot;&quot;&quot;studio&quot;&quot;&quot;;[.J499]=&quot;&quot;&quot;america&quot;&quot;&quot;);&quot;x&quot;;&quot;&quot;)" office:value-type="string" office:string-value="x">
            <text:p>x</text:p>
          </table:table-cell>
          <table:table-cell table:style-name="ce14" table:formula="of:=IF(AND([.I499]=&quot;&quot;&quot;studio&quot;&quot;&quot;;[.J499]=&quot;&quot;&quot;japan&quot;&quot;&quot;);&quot;x&quot;;&quot;&quot;)">
            <text:p/>
          </table:table-cell>
          <table:table-cell table:style-name="ce14" table:formula="of:=IF(AND([.I499]=&quot;&quot;&quot;studio&quot;&quot;&quot;;[.J499]=&quot;&quot;&quot;world&quot;&quot;&quot;);&quot;x&quot;;&quot;&quot;)">
            <text:p/>
          </table:table-cell>
          <table:table-cell table:style-name="ce14" table:formula="of:=IF(AND([.I499]=&quot;&quot;&quot;studio&quot;&quot;&quot;;[.J499]=&quot;&quot;&quot;europe&quot;&quot;&quot;);&quot;x&quot;;&quot;&quot;)">
            <text:p/>
          </table:table-cell>
          <table:table-cell table:style-name="ce14" table:formula="of:=IF([.H499]=&quot;&quot;&quot;thirdparty&quot;&quot;&quot;;&quot;X&quot;;&quot;&quot;)">
            <text:p/>
          </table:table-cell>
          <table:table-cell table:style-name="ce14" table:formula="of:=IF([.H499]=&quot;&quot;&quot;indie&quot;&quot;&quot;;&quot;X&quot;;&quot;&quot;)" office:value-type="string" office:string-value="X">
            <text:p>X</text:p>
          </table:table-cell>
          <table:table-cell table:style-name="ce14" table:formula="of:=IF([.H499]=&quot;&quot;&quot;nintendo&quot;&quot;&quot;;&quot;X&quot;;&quot;&quot;)">
            <text:p/>
          </table:table-cell>
          <table:table-cell table:style-name="ce14" table:formula="of:=IF([.H499]=&quot;&quot;&quot;sony&quot;&quot;&quot;;&quot;X&quot;;&quot;&quot;)">
            <text:p/>
          </table:table-cell>
          <table:table-cell table:style-name="ce14" table:formula="of:=IF([.H499]=&quot;&quot;&quot;microsoft&quot;&quot;&quot;;&quot;X&quot;;&quot;&quot;)">
            <text:p/>
          </table:table-cell>
          <table:table-cell table:style-name="ce14" table:formula="of:=IF([.K499]=&quot;&quot;&quot;people&quot;&quot;&quot;;&quot;X&quot;;&quot;&quot;)">
            <text:p/>
          </table:table-cell>
          <table:table-cell table:style-name="ce14" table:formula="of:=IF([.H4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VSGames</text:p>
          </table:table-cell>
          <table:table-cell table:formula="of:=CONCATENATE([.G500];&quot;,&quot;;[.H500];&quot;,&quot;;[.I500];&quot;,&quot;;[.J500];&quot;,&quot;;[.K500];&quot;,&quot;;[.L500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Twitter Account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TWITTER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0:.X500];&quot;X&quot;)" office:value-type="float" office:value="2">
            <text:p>2</text:p>
          </table:table-cell>
          <table:table-cell table:style-name="ce14" table:formula="of:=IF(AND([.I500]=&quot;&quot;&quot;studio&quot;&quot;&quot;;[.J500]=&quot;&quot;&quot;america&quot;&quot;&quot;);&quot;x&quot;;&quot;&quot;)" office:value-type="string" office:string-value="x">
            <text:p>x</text:p>
          </table:table-cell>
          <table:table-cell table:style-name="ce14" table:formula="of:=IF(AND([.I500]=&quot;&quot;&quot;studio&quot;&quot;&quot;;[.J500]=&quot;&quot;&quot;japan&quot;&quot;&quot;);&quot;x&quot;;&quot;&quot;)">
            <text:p/>
          </table:table-cell>
          <table:table-cell table:style-name="ce14" table:formula="of:=IF(AND([.I500]=&quot;&quot;&quot;studio&quot;&quot;&quot;;[.J500]=&quot;&quot;&quot;world&quot;&quot;&quot;);&quot;x&quot;;&quot;&quot;)">
            <text:p/>
          </table:table-cell>
          <table:table-cell table:style-name="ce14" table:formula="of:=IF(AND([.I500]=&quot;&quot;&quot;studio&quot;&quot;&quot;;[.J500]=&quot;&quot;&quot;europe&quot;&quot;&quot;);&quot;x&quot;;&quot;&quot;)">
            <text:p/>
          </table:table-cell>
          <table:table-cell table:style-name="ce14" table:formula="of:=IF([.H500]=&quot;&quot;&quot;thirdparty&quot;&quot;&quot;;&quot;X&quot;;&quot;&quot;)">
            <text:p/>
          </table:table-cell>
          <table:table-cell table:style-name="ce14" table:formula="of:=IF([.H500]=&quot;&quot;&quot;indie&quot;&quot;&quot;;&quot;X&quot;;&quot;&quot;)" office:value-type="string" office:string-value="X">
            <text:p>X</text:p>
          </table:table-cell>
          <table:table-cell table:style-name="ce14" table:formula="of:=IF([.H500]=&quot;&quot;&quot;nintendo&quot;&quot;&quot;;&quot;X&quot;;&quot;&quot;)">
            <text:p/>
          </table:table-cell>
          <table:table-cell table:style-name="ce14" table:formula="of:=IF([.H500]=&quot;&quot;&quot;sony&quot;&quot;&quot;;&quot;X&quot;;&quot;&quot;)">
            <text:p/>
          </table:table-cell>
          <table:table-cell table:style-name="ce14" table:formula="of:=IF([.H500]=&quot;&quot;&quot;microsoft&quot;&quot;&quot;;&quot;X&quot;;&quot;&quot;)">
            <text:p/>
          </table:table-cell>
          <table:table-cell table:style-name="ce14" table:formula="of:=IF([.K500]=&quot;&quot;&quot;people&quot;&quot;&quot;;&quot;X&quot;;&quot;&quot;)">
            <text:p/>
          </table:table-cell>
          <table:table-cell table:style-name="ce14" table:formula="of:=IF([.H5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uperVillainStudios</text:p>
          </table:table-cell>
          <table:table-cell table:formula="of:=CONCATENATE([.G501];&quot;,&quot;;[.H501];&quot;,&quot;;[.I501];&quot;,&quot;;[.J501];&quot;,&quot;;[.K501];&quot;,&quot;;[.L501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Youtube Channel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YOUTUBE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1:.X501];&quot;X&quot;)" office:value-type="float" office:value="2">
            <text:p>2</text:p>
          </table:table-cell>
          <table:table-cell table:style-name="ce14" table:formula="of:=IF(AND([.I501]=&quot;&quot;&quot;studio&quot;&quot;&quot;;[.J501]=&quot;&quot;&quot;america&quot;&quot;&quot;);&quot;x&quot;;&quot;&quot;)" office:value-type="string" office:string-value="x">
            <text:p>x</text:p>
          </table:table-cell>
          <table:table-cell table:style-name="ce14" table:formula="of:=IF(AND([.I501]=&quot;&quot;&quot;studio&quot;&quot;&quot;;[.J501]=&quot;&quot;&quot;japan&quot;&quot;&quot;);&quot;x&quot;;&quot;&quot;)">
            <text:p/>
          </table:table-cell>
          <table:table-cell table:style-name="ce14" table:formula="of:=IF(AND([.I501]=&quot;&quot;&quot;studio&quot;&quot;&quot;;[.J501]=&quot;&quot;&quot;world&quot;&quot;&quot;);&quot;x&quot;;&quot;&quot;)">
            <text:p/>
          </table:table-cell>
          <table:table-cell table:style-name="ce14" table:formula="of:=IF(AND([.I501]=&quot;&quot;&quot;studio&quot;&quot;&quot;;[.J501]=&quot;&quot;&quot;europe&quot;&quot;&quot;);&quot;x&quot;;&quot;&quot;)">
            <text:p/>
          </table:table-cell>
          <table:table-cell table:style-name="ce14" table:formula="of:=IF([.H501]=&quot;&quot;&quot;thirdparty&quot;&quot;&quot;;&quot;X&quot;;&quot;&quot;)">
            <text:p/>
          </table:table-cell>
          <table:table-cell table:style-name="ce14" table:formula="of:=IF([.H501]=&quot;&quot;&quot;indie&quot;&quot;&quot;;&quot;X&quot;;&quot;&quot;)" office:value-type="string" office:string-value="X">
            <text:p>X</text:p>
          </table:table-cell>
          <table:table-cell table:style-name="ce14" table:formula="of:=IF([.H501]=&quot;&quot;&quot;nintendo&quot;&quot;&quot;;&quot;X&quot;;&quot;&quot;)">
            <text:p/>
          </table:table-cell>
          <table:table-cell table:style-name="ce14" table:formula="of:=IF([.H501]=&quot;&quot;&quot;sony&quot;&quot;&quot;;&quot;X&quot;;&quot;&quot;)">
            <text:p/>
          </table:table-cell>
          <table:table-cell table:style-name="ce14" table:formula="of:=IF([.H501]=&quot;&quot;&quot;microsoft&quot;&quot;&quot;;&quot;X&quot;;&quot;&quot;)">
            <text:p/>
          </table:table-cell>
          <table:table-cell table:style-name="ce14" table:formula="of:=IF([.K501]=&quot;&quot;&quot;people&quot;&quot;&quot;;&quot;X&quot;;&quot;&quot;)">
            <text:p/>
          </table:table-cell>
          <table:table-cell table:style-name="ce14" table:formula="of:=IF([.H5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TaitoCorp</text:p>
          </table:table-cell>
          <table:table-cell table:formula="of:=CONCATENATE([.G502];&quot;,&quot;;[.H502];&quot;,&quot;;[.I502];&quot;,&quot;;[.J502];&quot;,&quot;;[.K502];&quot;,&quot;;[.L502])" office:value-type="string" office:string-value="&quot;taito&quot;,&quot;thirdparty&quot;,&quot;publisher&quot;,&quot;worldwide&quot;,&quot;pr&quot;,&quot;generic&quot;">
            <text:p>"taito","thirdparty","publisher","worldwide","pr","generic"</text:p>
          </table:table-cell>
          <table:table-cell office:value-type="string">
            <text:p>Official Twitter Account of Taito</text:p>
          </table:table-cell>
          <table:table-cell office:value-type="string">
            <text:p>http://www.taito.com/company/info/profile.html</text:p>
          </table:table-cell>
          <table:table-cell/>
          <table:table-cell office:value-type="string">
            <text:p>TWITTER</text:p>
          </table:table-cell>
          <table:table-cell office:value-type="string">
            <text:p>"tait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2:.X502];&quot;X&quot;)" office:value-type="float" office:value="1">
            <text:p>1</text:p>
          </table:table-cell>
          <table:table-cell table:style-name="ce14" table:formula="of:=IF(AND([.I502]=&quot;&quot;&quot;studio&quot;&quot;&quot;;[.J502]=&quot;&quot;&quot;america&quot;&quot;&quot;);&quot;x&quot;;&quot;&quot;)">
            <text:p/>
          </table:table-cell>
          <table:table-cell table:style-name="ce14" table:formula="of:=IF(AND([.I502]=&quot;&quot;&quot;studio&quot;&quot;&quot;;[.J502]=&quot;&quot;&quot;japan&quot;&quot;&quot;);&quot;x&quot;;&quot;&quot;)">
            <text:p/>
          </table:table-cell>
          <table:table-cell table:style-name="ce14" table:formula="of:=IF(AND([.I502]=&quot;&quot;&quot;studio&quot;&quot;&quot;;[.J502]=&quot;&quot;&quot;world&quot;&quot;&quot;);&quot;x&quot;;&quot;&quot;)">
            <text:p/>
          </table:table-cell>
          <table:table-cell table:style-name="ce14" table:formula="of:=IF(AND([.I502]=&quot;&quot;&quot;studio&quot;&quot;&quot;;[.J502]=&quot;&quot;&quot;europe&quot;&quot;&quot;);&quot;x&quot;;&quot;&quot;)">
            <text:p/>
          </table:table-cell>
          <table:table-cell table:style-name="ce14" table:formula="of:=IF([.H502]=&quot;&quot;&quot;thirdparty&quot;&quot;&quot;;&quot;X&quot;;&quot;&quot;)" office:value-type="string" office:string-value="X">
            <text:p>X</text:p>
          </table:table-cell>
          <table:table-cell table:style-name="ce14" table:formula="of:=IF([.H502]=&quot;&quot;&quot;indie&quot;&quot;&quot;;&quot;X&quot;;&quot;&quot;)">
            <text:p/>
          </table:table-cell>
          <table:table-cell table:style-name="ce14" table:formula="of:=IF([.H502]=&quot;&quot;&quot;nintendo&quot;&quot;&quot;;&quot;X&quot;;&quot;&quot;)">
            <text:p/>
          </table:table-cell>
          <table:table-cell table:style-name="ce14" table:formula="of:=IF([.H502]=&quot;&quot;&quot;sony&quot;&quot;&quot;;&quot;X&quot;;&quot;&quot;)">
            <text:p/>
          </table:table-cell>
          <table:table-cell table:style-name="ce14" table:formula="of:=IF([.H502]=&quot;&quot;&quot;microsoft&quot;&quot;&quot;;&quot;X&quot;;&quot;&quot;)">
            <text:p/>
          </table:table-cell>
          <table:table-cell table:style-name="ce14" table:formula="of:=IF([.K502]=&quot;&quot;&quot;people&quot;&quot;&quot;;&quot;X&quot;;&quot;&quot;)">
            <text:p/>
          </table:table-cell>
          <table:table-cell table:style-name="ce14" table:formula="of:=IF([.H5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TaitoCorp</text:p>
          </table:table-cell>
          <table:table-cell table:formula="of:=CONCATENATE([.G503];&quot;,&quot;;[.H503];&quot;,&quot;;[.I503];&quot;,&quot;;[.J503];&quot;,&quot;;[.K503];&quot;,&quot;;[.L503])" office:value-type="string" office:string-value="&quot;taito&quot;,&quot;thirdparty&quot;,&quot;publisher&quot;,&quot;worldwide&quot;,&quot;pr&quot;,&quot;generic&quot;">
            <text:p>"taito","thirdparty","publisher","worldwide","pr","generic"</text:p>
          </table:table-cell>
          <table:table-cell office:value-type="string">
            <text:p>Official Youtube Channel of Taito</text:p>
          </table:table-cell>
          <table:table-cell office:value-type="string">
            <text:p>http://www.taito.com/company/info/profile.html</text:p>
          </table:table-cell>
          <table:table-cell/>
          <table:table-cell office:value-type="string">
            <text:p>YOUTUBE</text:p>
          </table:table-cell>
          <table:table-cell office:value-type="string">
            <text:p>"tait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3:.X503];&quot;X&quot;)" office:value-type="float" office:value="1">
            <text:p>1</text:p>
          </table:table-cell>
          <table:table-cell table:style-name="ce14" table:formula="of:=IF(AND([.I503]=&quot;&quot;&quot;studio&quot;&quot;&quot;;[.J503]=&quot;&quot;&quot;america&quot;&quot;&quot;);&quot;x&quot;;&quot;&quot;)">
            <text:p/>
          </table:table-cell>
          <table:table-cell table:style-name="ce14" table:formula="of:=IF(AND([.I503]=&quot;&quot;&quot;studio&quot;&quot;&quot;;[.J503]=&quot;&quot;&quot;japan&quot;&quot;&quot;);&quot;x&quot;;&quot;&quot;)">
            <text:p/>
          </table:table-cell>
          <table:table-cell table:style-name="ce14" table:formula="of:=IF(AND([.I503]=&quot;&quot;&quot;studio&quot;&quot;&quot;;[.J503]=&quot;&quot;&quot;world&quot;&quot;&quot;);&quot;x&quot;;&quot;&quot;)">
            <text:p/>
          </table:table-cell>
          <table:table-cell table:style-name="ce14" table:formula="of:=IF(AND([.I503]=&quot;&quot;&quot;studio&quot;&quot;&quot;;[.J503]=&quot;&quot;&quot;europe&quot;&quot;&quot;);&quot;x&quot;;&quot;&quot;)">
            <text:p/>
          </table:table-cell>
          <table:table-cell table:style-name="ce14" table:formula="of:=IF([.H503]=&quot;&quot;&quot;thirdparty&quot;&quot;&quot;;&quot;X&quot;;&quot;&quot;)" office:value-type="string" office:string-value="X">
            <text:p>X</text:p>
          </table:table-cell>
          <table:table-cell table:style-name="ce14" table:formula="of:=IF([.H503]=&quot;&quot;&quot;indie&quot;&quot;&quot;;&quot;X&quot;;&quot;&quot;)">
            <text:p/>
          </table:table-cell>
          <table:table-cell table:style-name="ce14" table:formula="of:=IF([.H503]=&quot;&quot;&quot;nintendo&quot;&quot;&quot;;&quot;X&quot;;&quot;&quot;)">
            <text:p/>
          </table:table-cell>
          <table:table-cell table:style-name="ce14" table:formula="of:=IF([.H503]=&quot;&quot;&quot;sony&quot;&quot;&quot;;&quot;X&quot;;&quot;&quot;)">
            <text:p/>
          </table:table-cell>
          <table:table-cell table:style-name="ce14" table:formula="of:=IF([.H503]=&quot;&quot;&quot;microsoft&quot;&quot;&quot;;&quot;X&quot;;&quot;&quot;)">
            <text:p/>
          </table:table-cell>
          <table:table-cell table:style-name="ce14" table:formula="of:=IF([.K503]=&quot;&quot;&quot;people&quot;&quot;&quot;;&quot;X&quot;;&quot;&quot;)">
            <text:p/>
          </table:table-cell>
          <table:table-cell table:style-name="ce14" table:formula="of:=IF([.H5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9725656617</text:p>
          </table:table-cell>
          <table:table-cell table:formula="of:=CONCATENATE([.G504];&quot;,&quot;;[.H504];&quot;,&quot;;[.I504];&quot;,&quot;;[.J504];&quot;,&quot;;[.K504];&quot;,&quot;;[.L504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Facebook Page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FACEBOOK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4:.X504];&quot;X&quot;)" office:value-type="float" office:value="2">
            <text:p>2</text:p>
          </table:table-cell>
          <table:table-cell table:style-name="ce14" table:formula="of:=IF(AND([.I504]=&quot;&quot;&quot;studio&quot;&quot;&quot;;[.J504]=&quot;&quot;&quot;america&quot;&quot;&quot;);&quot;x&quot;;&quot;&quot;)">
            <text:p/>
          </table:table-cell>
          <table:table-cell table:style-name="ce14" table:formula="of:=IF(AND([.I504]=&quot;&quot;&quot;studio&quot;&quot;&quot;;[.J504]=&quot;&quot;&quot;japan&quot;&quot;&quot;);&quot;x&quot;;&quot;&quot;)">
            <text:p/>
          </table:table-cell>
          <table:table-cell table:style-name="ce14" table:formula="of:=IF(AND([.I504]=&quot;&quot;&quot;studio&quot;&quot;&quot;;[.J504]=&quot;&quot;&quot;world&quot;&quot;&quot;);&quot;x&quot;;&quot;&quot;)">
            <text:p/>
          </table:table-cell>
          <table:table-cell table:style-name="ce14" table:formula="of:=IF(AND([.I504]=&quot;&quot;&quot;studio&quot;&quot;&quot;;[.J504]=&quot;&quot;&quot;europe&quot;&quot;&quot;);&quot;x&quot;;&quot;&quot;)" office:value-type="string" office:string-value="x">
            <text:p>x</text:p>
          </table:table-cell>
          <table:table-cell table:style-name="ce14" table:formula="of:=IF([.H504]=&quot;&quot;&quot;thirdparty&quot;&quot;&quot;;&quot;X&quot;;&quot;&quot;)">
            <text:p/>
          </table:table-cell>
          <table:table-cell table:style-name="ce14" table:formula="of:=IF([.H504]=&quot;&quot;&quot;indie&quot;&quot;&quot;;&quot;X&quot;;&quot;&quot;)" office:value-type="string" office:string-value="X">
            <text:p>X</text:p>
          </table:table-cell>
          <table:table-cell table:style-name="ce14" table:formula="of:=IF([.H504]=&quot;&quot;&quot;nintendo&quot;&quot;&quot;;&quot;X&quot;;&quot;&quot;)">
            <text:p/>
          </table:table-cell>
          <table:table-cell table:style-name="ce14" table:formula="of:=IF([.H504]=&quot;&quot;&quot;sony&quot;&quot;&quot;;&quot;X&quot;;&quot;&quot;)">
            <text:p/>
          </table:table-cell>
          <table:table-cell table:style-name="ce14" table:formula="of:=IF([.H504]=&quot;&quot;&quot;microsoft&quot;&quot;&quot;;&quot;X&quot;;&quot;&quot;)">
            <text:p/>
          </table:table-cell>
          <table:table-cell table:style-name="ce14" table:formula="of:=IF([.K504]=&quot;&quot;&quot;people&quot;&quot;&quot;;&quot;X&quot;;&quot;&quot;)">
            <text:p/>
          </table:table-cell>
          <table:table-cell table:style-name="ce14" table:formula="of:=IF([.H5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81482434@N00</text:p>
          </table:table-cell>
          <table:table-cell table:formula="of:=CONCATENATE([.G505];&quot;,&quot;;[.H505];&quot;,&quot;;[.I505];&quot;,&quot;;[.J505];&quot;,&quot;;[.K505];&quot;,&quot;;[.L505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Flickr Account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FLICKR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5:.X505];&quot;X&quot;)" office:value-type="float" office:value="2">
            <text:p>2</text:p>
          </table:table-cell>
          <table:table-cell table:style-name="ce14" table:formula="of:=IF(AND([.I505]=&quot;&quot;&quot;studio&quot;&quot;&quot;;[.J505]=&quot;&quot;&quot;america&quot;&quot;&quot;);&quot;x&quot;;&quot;&quot;)">
            <text:p/>
          </table:table-cell>
          <table:table-cell table:style-name="ce14" table:formula="of:=IF(AND([.I505]=&quot;&quot;&quot;studio&quot;&quot;&quot;;[.J505]=&quot;&quot;&quot;japan&quot;&quot;&quot;);&quot;x&quot;;&quot;&quot;)">
            <text:p/>
          </table:table-cell>
          <table:table-cell table:style-name="ce14" table:formula="of:=IF(AND([.I505]=&quot;&quot;&quot;studio&quot;&quot;&quot;;[.J505]=&quot;&quot;&quot;world&quot;&quot;&quot;);&quot;x&quot;;&quot;&quot;)">
            <text:p/>
          </table:table-cell>
          <table:table-cell table:style-name="ce14" table:formula="of:=IF(AND([.I505]=&quot;&quot;&quot;studio&quot;&quot;&quot;;[.J505]=&quot;&quot;&quot;europe&quot;&quot;&quot;);&quot;x&quot;;&quot;&quot;)" office:value-type="string" office:string-value="x">
            <text:p>x</text:p>
          </table:table-cell>
          <table:table-cell table:style-name="ce14" table:formula="of:=IF([.H505]=&quot;&quot;&quot;thirdparty&quot;&quot;&quot;;&quot;X&quot;;&quot;&quot;)">
            <text:p/>
          </table:table-cell>
          <table:table-cell table:style-name="ce14" table:formula="of:=IF([.H505]=&quot;&quot;&quot;indie&quot;&quot;&quot;;&quot;X&quot;;&quot;&quot;)" office:value-type="string" office:string-value="X">
            <text:p>X</text:p>
          </table:table-cell>
          <table:table-cell table:style-name="ce14" table:formula="of:=IF([.H505]=&quot;&quot;&quot;nintendo&quot;&quot;&quot;;&quot;X&quot;;&quot;&quot;)">
            <text:p/>
          </table:table-cell>
          <table:table-cell table:style-name="ce14" table:formula="of:=IF([.H505]=&quot;&quot;&quot;sony&quot;&quot;&quot;;&quot;X&quot;;&quot;&quot;)">
            <text:p/>
          </table:table-cell>
          <table:table-cell table:style-name="ce14" table:formula="of:=IF([.H505]=&quot;&quot;&quot;microsoft&quot;&quot;&quot;;&quot;X&quot;;&quot;&quot;)">
            <text:p/>
          </table:table-cell>
          <table:table-cell table:style-name="ce14" table:formula="of:=IF([.K505]=&quot;&quot;&quot;people&quot;&quot;&quot;;&quot;X&quot;;&quot;&quot;)">
            <text:p/>
          </table:table-cell>
          <table:table-cell table:style-name="ce14" table:formula="of:=IF([.H5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aleoftales</text:p>
          </table:table-cell>
          <table:table-cell table:formula="of:=CONCATENATE([.G506];&quot;,&quot;;[.H506];&quot;,&quot;;[.I506];&quot;,&quot;;[.J506];&quot;,&quot;;[.K506];&quot;,&quot;;[.L506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Twitter Account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TWITTER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6:.X506];&quot;X&quot;)" office:value-type="float" office:value="2">
            <text:p>2</text:p>
          </table:table-cell>
          <table:table-cell table:style-name="ce14" table:formula="of:=IF(AND([.I506]=&quot;&quot;&quot;studio&quot;&quot;&quot;;[.J506]=&quot;&quot;&quot;america&quot;&quot;&quot;);&quot;x&quot;;&quot;&quot;)">
            <text:p/>
          </table:table-cell>
          <table:table-cell table:style-name="ce14" table:formula="of:=IF(AND([.I506]=&quot;&quot;&quot;studio&quot;&quot;&quot;;[.J506]=&quot;&quot;&quot;japan&quot;&quot;&quot;);&quot;x&quot;;&quot;&quot;)">
            <text:p/>
          </table:table-cell>
          <table:table-cell table:style-name="ce14" table:formula="of:=IF(AND([.I506]=&quot;&quot;&quot;studio&quot;&quot;&quot;;[.J506]=&quot;&quot;&quot;world&quot;&quot;&quot;);&quot;x&quot;;&quot;&quot;)">
            <text:p/>
          </table:table-cell>
          <table:table-cell table:style-name="ce14" table:formula="of:=IF(AND([.I506]=&quot;&quot;&quot;studio&quot;&quot;&quot;;[.J506]=&quot;&quot;&quot;europe&quot;&quot;&quot;);&quot;x&quot;;&quot;&quot;)" office:value-type="string" office:string-value="x">
            <text:p>x</text:p>
          </table:table-cell>
          <table:table-cell table:style-name="ce14" table:formula="of:=IF([.H506]=&quot;&quot;&quot;thirdparty&quot;&quot;&quot;;&quot;X&quot;;&quot;&quot;)">
            <text:p/>
          </table:table-cell>
          <table:table-cell table:style-name="ce14" table:formula="of:=IF([.H506]=&quot;&quot;&quot;indie&quot;&quot;&quot;;&quot;X&quot;;&quot;&quot;)" office:value-type="string" office:string-value="X">
            <text:p>X</text:p>
          </table:table-cell>
          <table:table-cell table:style-name="ce14" table:formula="of:=IF([.H506]=&quot;&quot;&quot;nintendo&quot;&quot;&quot;;&quot;X&quot;;&quot;&quot;)">
            <text:p/>
          </table:table-cell>
          <table:table-cell table:style-name="ce14" table:formula="of:=IF([.H506]=&quot;&quot;&quot;sony&quot;&quot;&quot;;&quot;X&quot;;&quot;&quot;)">
            <text:p/>
          </table:table-cell>
          <table:table-cell table:style-name="ce14" table:formula="of:=IF([.H506]=&quot;&quot;&quot;microsoft&quot;&quot;&quot;;&quot;X&quot;;&quot;&quot;)">
            <text:p/>
          </table:table-cell>
          <table:table-cell table:style-name="ce14" table:formula="of:=IF([.K506]=&quot;&quot;&quot;people&quot;&quot;&quot;;&quot;X&quot;;&quot;&quot;)">
            <text:p/>
          </table:table-cell>
          <table:table-cell table:style-name="ce14" table:formula="of:=IF([.H5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2159299466336</text:p>
          </table:table-cell>
          <table:table-cell table:formula="of:=CONCATENATE([.G507];&quot;,&quot;;[.H507];&quot;,&quot;;[.I507];&quot;,&quot;;[.J507];&quot;,&quot;;[.K507];&quot;,&quot;;[.L507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Facebook Page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FACEBOOK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7:.X507];&quot;X&quot;)" office:value-type="float" office:value="2">
            <text:p>2</text:p>
          </table:table-cell>
          <table:table-cell table:style-name="ce14" table:formula="of:=IF(AND([.I507]=&quot;&quot;&quot;studio&quot;&quot;&quot;;[.J507]=&quot;&quot;&quot;america&quot;&quot;&quot;);&quot;x&quot;;&quot;&quot;)">
            <text:p/>
          </table:table-cell>
          <table:table-cell table:style-name="ce14" table:formula="of:=IF(AND([.I507]=&quot;&quot;&quot;studio&quot;&quot;&quot;;[.J507]=&quot;&quot;&quot;japan&quot;&quot;&quot;);&quot;x&quot;;&quot;&quot;)" office:value-type="string" office:string-value="x">
            <text:p>x</text:p>
          </table:table-cell>
          <table:table-cell table:style-name="ce14" table:formula="of:=IF(AND([.I507]=&quot;&quot;&quot;studio&quot;&quot;&quot;;[.J507]=&quot;&quot;&quot;world&quot;&quot;&quot;);&quot;x&quot;;&quot;&quot;)">
            <text:p/>
          </table:table-cell>
          <table:table-cell table:style-name="ce14" table:formula="of:=IF(AND([.I507]=&quot;&quot;&quot;studio&quot;&quot;&quot;;[.J507]=&quot;&quot;&quot;europe&quot;&quot;&quot;);&quot;x&quot;;&quot;&quot;)">
            <text:p/>
          </table:table-cell>
          <table:table-cell table:style-name="ce14" table:formula="of:=IF([.H507]=&quot;&quot;&quot;thirdparty&quot;&quot;&quot;;&quot;X&quot;;&quot;&quot;)" office:value-type="string" office:string-value="X">
            <text:p>X</text:p>
          </table:table-cell>
          <table:table-cell table:style-name="ce14" table:formula="of:=IF([.H507]=&quot;&quot;&quot;indie&quot;&quot;&quot;;&quot;X&quot;;&quot;&quot;)">
            <text:p/>
          </table:table-cell>
          <table:table-cell table:style-name="ce14" table:formula="of:=IF([.H507]=&quot;&quot;&quot;nintendo&quot;&quot;&quot;;&quot;X&quot;;&quot;&quot;)">
            <text:p/>
          </table:table-cell>
          <table:table-cell table:style-name="ce14" table:formula="of:=IF([.H507]=&quot;&quot;&quot;sony&quot;&quot;&quot;;&quot;X&quot;;&quot;&quot;)">
            <text:p/>
          </table:table-cell>
          <table:table-cell table:style-name="ce14" table:formula="of:=IF([.H507]=&quot;&quot;&quot;microsoft&quot;&quot;&quot;;&quot;X&quot;;&quot;&quot;)">
            <text:p/>
          </table:table-cell>
          <table:table-cell table:style-name="ce14" table:formula="of:=IF([.K507]=&quot;&quot;&quot;people&quot;&quot;&quot;;&quot;X&quot;;&quot;&quot;)">
            <text:p/>
          </table:table-cell>
          <table:table-cell table:style-name="ce14" table:formula="of:=IF([.H5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angogameworks.com/index/rss.xml</text:p>
          </table:table-cell>
          <table:table-cell table:formula="of:=CONCATENATE([.G508];&quot;,&quot;;[.H508];&quot;,&quot;;[.I508];&quot;,&quot;;[.J508];&quot;,&quot;;[.K508];&quot;,&quot;;[.L508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News Feed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NEWS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8:.X508];&quot;X&quot;)" office:value-type="float" office:value="2">
            <text:p>2</text:p>
          </table:table-cell>
          <table:table-cell table:style-name="ce14" table:formula="of:=IF(AND([.I508]=&quot;&quot;&quot;studio&quot;&quot;&quot;;[.J508]=&quot;&quot;&quot;america&quot;&quot;&quot;);&quot;x&quot;;&quot;&quot;)">
            <text:p/>
          </table:table-cell>
          <table:table-cell table:style-name="ce14" table:formula="of:=IF(AND([.I508]=&quot;&quot;&quot;studio&quot;&quot;&quot;;[.J508]=&quot;&quot;&quot;japan&quot;&quot;&quot;);&quot;x&quot;;&quot;&quot;)" office:value-type="string" office:string-value="x">
            <text:p>x</text:p>
          </table:table-cell>
          <table:table-cell table:style-name="ce14" table:formula="of:=IF(AND([.I508]=&quot;&quot;&quot;studio&quot;&quot;&quot;;[.J508]=&quot;&quot;&quot;world&quot;&quot;&quot;);&quot;x&quot;;&quot;&quot;)">
            <text:p/>
          </table:table-cell>
          <table:table-cell table:style-name="ce14" table:formula="of:=IF(AND([.I508]=&quot;&quot;&quot;studio&quot;&quot;&quot;;[.J508]=&quot;&quot;&quot;europe&quot;&quot;&quot;);&quot;x&quot;;&quot;&quot;)">
            <text:p/>
          </table:table-cell>
          <table:table-cell table:style-name="ce14" table:formula="of:=IF([.H508]=&quot;&quot;&quot;thirdparty&quot;&quot;&quot;;&quot;X&quot;;&quot;&quot;)" office:value-type="string" office:string-value="X">
            <text:p>X</text:p>
          </table:table-cell>
          <table:table-cell table:style-name="ce14" table:formula="of:=IF([.H508]=&quot;&quot;&quot;indie&quot;&quot;&quot;;&quot;X&quot;;&quot;&quot;)">
            <text:p/>
          </table:table-cell>
          <table:table-cell table:style-name="ce14" table:formula="of:=IF([.H508]=&quot;&quot;&quot;nintendo&quot;&quot;&quot;;&quot;X&quot;;&quot;&quot;)">
            <text:p/>
          </table:table-cell>
          <table:table-cell table:style-name="ce14" table:formula="of:=IF([.H508]=&quot;&quot;&quot;sony&quot;&quot;&quot;;&quot;X&quot;;&quot;&quot;)">
            <text:p/>
          </table:table-cell>
          <table:table-cell table:style-name="ce14" table:formula="of:=IF([.H508]=&quot;&quot;&quot;microsoft&quot;&quot;&quot;;&quot;X&quot;;&quot;&quot;)">
            <text:p/>
          </table:table-cell>
          <table:table-cell table:style-name="ce14" table:formula="of:=IF([.K508]=&quot;&quot;&quot;people&quot;&quot;&quot;;&quot;X&quot;;&quot;&quot;)">
            <text:p/>
          </table:table-cell>
          <table:table-cell table:style-name="ce14" table:formula="of:=IF([.H5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inji_Mikami_E</text:p>
          </table:table-cell>
          <table:table-cell table:formula="of:=CONCATENATE([.G509];&quot;,&quot;;[.H509];&quot;,&quot;;[.I509];&quot;,&quot;;[.J509];&quot;,&quot;;[.K509];&quot;,&quot;;[.L509])" office:value-type="string" office:string-value=",,,&quot;japan&quot;,&quot;people&quot;,&quot;generic&quot;">
            <text:p>,,,"japan","people","generic"</text:p>
          </table:table-cell>
          <table:table-cell table:style-name="ce5" office:value-type="string">
            <text:p>Official Twitter Account of Shinji Mikami: Director at Tango Gameworks</text:p>
          </table:table-cell>
          <table:table-cell/>
          <table:table-cell office:value-type="string">
            <text:p>Resident Evil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09:.X509];&quot;X&quot;)" office:value-type="float" office:value="1">
            <text:p>1</text:p>
          </table:table-cell>
          <table:table-cell table:style-name="ce14" table:formula="of:=IF(AND([.I509]=&quot;&quot;&quot;studio&quot;&quot;&quot;;[.J509]=&quot;&quot;&quot;america&quot;&quot;&quot;);&quot;x&quot;;&quot;&quot;)">
            <text:p/>
          </table:table-cell>
          <table:table-cell table:style-name="ce14" table:formula="of:=IF(AND([.I509]=&quot;&quot;&quot;studio&quot;&quot;&quot;;[.J509]=&quot;&quot;&quot;japan&quot;&quot;&quot;);&quot;x&quot;;&quot;&quot;)">
            <text:p/>
          </table:table-cell>
          <table:table-cell table:style-name="ce14" table:formula="of:=IF(AND([.I509]=&quot;&quot;&quot;studio&quot;&quot;&quot;;[.J509]=&quot;&quot;&quot;world&quot;&quot;&quot;);&quot;x&quot;;&quot;&quot;)">
            <text:p/>
          </table:table-cell>
          <table:table-cell table:style-name="ce14" table:formula="of:=IF(AND([.I509]=&quot;&quot;&quot;studio&quot;&quot;&quot;;[.J509]=&quot;&quot;&quot;europe&quot;&quot;&quot;);&quot;x&quot;;&quot;&quot;)">
            <text:p/>
          </table:table-cell>
          <table:table-cell table:style-name="ce14" table:formula="of:=IF([.H509]=&quot;&quot;&quot;thirdparty&quot;&quot;&quot;;&quot;X&quot;;&quot;&quot;)">
            <text:p/>
          </table:table-cell>
          <table:table-cell table:style-name="ce14" table:formula="of:=IF([.H509]=&quot;&quot;&quot;indie&quot;&quot;&quot;;&quot;X&quot;;&quot;&quot;)">
            <text:p/>
          </table:table-cell>
          <table:table-cell table:style-name="ce14" table:formula="of:=IF([.H509]=&quot;&quot;&quot;nintendo&quot;&quot;&quot;;&quot;X&quot;;&quot;&quot;)">
            <text:p/>
          </table:table-cell>
          <table:table-cell table:style-name="ce14" table:formula="of:=IF([.H509]=&quot;&quot;&quot;sony&quot;&quot;&quot;;&quot;X&quot;;&quot;&quot;)">
            <text:p/>
          </table:table-cell>
          <table:table-cell table:style-name="ce14" table:formula="of:=IF([.H509]=&quot;&quot;&quot;microsoft&quot;&quot;&quot;;&quot;X&quot;;&quot;&quot;)">
            <text:p/>
          </table:table-cell>
          <table:table-cell table:style-name="ce14" table:formula="of:=IF([.K509]=&quot;&quot;&quot;people&quot;&quot;&quot;;&quot;X&quot;;&quot;&quot;)" office:value-type="string" office:string-value="X">
            <text:p>X</text:p>
          </table:table-cell>
          <table:table-cell table:style-name="ce14" table:formula="of:=IF([.H5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ango_gw_en</text:p>
          </table:table-cell>
          <table:table-cell table:formula="of:=CONCATENATE([.G510];&quot;,&quot;;[.H510];&quot;,&quot;;[.I510];&quot;,&quot;;[.J510];&quot;,&quot;;[.K510];&quot;,&quot;;[.L510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Twitter Account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TWITTER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0:.X510];&quot;X&quot;)" office:value-type="float" office:value="2">
            <text:p>2</text:p>
          </table:table-cell>
          <table:table-cell table:style-name="ce14" table:formula="of:=IF(AND([.I510]=&quot;&quot;&quot;studio&quot;&quot;&quot;;[.J510]=&quot;&quot;&quot;america&quot;&quot;&quot;);&quot;x&quot;;&quot;&quot;)">
            <text:p/>
          </table:table-cell>
          <table:table-cell table:style-name="ce14" table:formula="of:=IF(AND([.I510]=&quot;&quot;&quot;studio&quot;&quot;&quot;;[.J510]=&quot;&quot;&quot;japan&quot;&quot;&quot;);&quot;x&quot;;&quot;&quot;)" office:value-type="string" office:string-value="x">
            <text:p>x</text:p>
          </table:table-cell>
          <table:table-cell table:style-name="ce14" table:formula="of:=IF(AND([.I510]=&quot;&quot;&quot;studio&quot;&quot;&quot;;[.J510]=&quot;&quot;&quot;world&quot;&quot;&quot;);&quot;x&quot;;&quot;&quot;)">
            <text:p/>
          </table:table-cell>
          <table:table-cell table:style-name="ce14" table:formula="of:=IF(AND([.I510]=&quot;&quot;&quot;studio&quot;&quot;&quot;;[.J510]=&quot;&quot;&quot;europe&quot;&quot;&quot;);&quot;x&quot;;&quot;&quot;)">
            <text:p/>
          </table:table-cell>
          <table:table-cell table:style-name="ce14" table:formula="of:=IF([.H510]=&quot;&quot;&quot;thirdparty&quot;&quot;&quot;;&quot;X&quot;;&quot;&quot;)" office:value-type="string" office:string-value="X">
            <text:p>X</text:p>
          </table:table-cell>
          <table:table-cell table:style-name="ce14" table:formula="of:=IF([.H510]=&quot;&quot;&quot;indie&quot;&quot;&quot;;&quot;X&quot;;&quot;&quot;)">
            <text:p/>
          </table:table-cell>
          <table:table-cell table:style-name="ce14" table:formula="of:=IF([.H510]=&quot;&quot;&quot;nintendo&quot;&quot;&quot;;&quot;X&quot;;&quot;&quot;)">
            <text:p/>
          </table:table-cell>
          <table:table-cell table:style-name="ce14" table:formula="of:=IF([.H510]=&quot;&quot;&quot;sony&quot;&quot;&quot;;&quot;X&quot;;&quot;&quot;)">
            <text:p/>
          </table:table-cell>
          <table:table-cell table:style-name="ce14" table:formula="of:=IF([.H510]=&quot;&quot;&quot;microsoft&quot;&quot;&quot;;&quot;X&quot;;&quot;&quot;)">
            <text:p/>
          </table:table-cell>
          <table:table-cell table:style-name="ce14" table:formula="of:=IF([.K510]=&quot;&quot;&quot;people&quot;&quot;&quot;;&quot;X&quot;;&quot;&quot;)">
            <text:p/>
          </table:table-cell>
          <table:table-cell table:style-name="ce14" table:formula="of:=IF([.H5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antalus.com.au/news_feed.xml</text:p>
          </table:table-cell>
          <table:table-cell table:formula="of:=CONCATENATE([.G511];&quot;,&quot;;[.H511];&quot;,&quot;;[.I511];&quot;,&quot;;[.J511];&quot;,&quot;;[.K511];&quot;,&quot;;[.L511])" office:value-type="string" office:string-value="&quot;tantalusmedia&quot;,&quot;independent&quot;,&quot;studio&quot;,&quot;world&quot;,&quot;pr&quot;,&quot;generic&quot;">
            <text:p>"tantalusmedia","independent","studio","world","pr","generic"</text:p>
          </table:table-cell>
          <table:table-cell table:style-name="ce5" office:value-type="string">
            <text:p>Official News Feed of Tantalus Media</text:p>
          </table:table-cell>
          <table:table-cell office:value-type="string">
            <text:p>http://www.tantalus.com.au/about.html</text:p>
          </table:table-cell>
          <table:table-cell table:style-name="Default" office:value-type="string">
            <text:p>Funky Barn </text:p>
          </table:table-cell>
          <table:table-cell office:value-type="string">
            <text:p>NEWS</text:p>
          </table:table-cell>
          <table:table-cell office:value-type="string">
            <text:p>"tantalusmedia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1:.X511];&quot;X&quot;)" office:value-type="float" office:value="2">
            <text:p>2</text:p>
          </table:table-cell>
          <table:table-cell table:style-name="ce14" table:formula="of:=IF(AND([.I511]=&quot;&quot;&quot;studio&quot;&quot;&quot;;[.J511]=&quot;&quot;&quot;america&quot;&quot;&quot;);&quot;x&quot;;&quot;&quot;)">
            <text:p/>
          </table:table-cell>
          <table:table-cell table:style-name="ce14" table:formula="of:=IF(AND([.I511]=&quot;&quot;&quot;studio&quot;&quot;&quot;;[.J511]=&quot;&quot;&quot;japan&quot;&quot;&quot;);&quot;x&quot;;&quot;&quot;)">
            <text:p/>
          </table:table-cell>
          <table:table-cell table:style-name="ce14" table:formula="of:=IF(AND([.I511]=&quot;&quot;&quot;studio&quot;&quot;&quot;;[.J511]=&quot;&quot;&quot;world&quot;&quot;&quot;);&quot;x&quot;;&quot;&quot;)" office:value-type="string" office:string-value="x">
            <text:p>x</text:p>
          </table:table-cell>
          <table:table-cell table:style-name="ce14" table:formula="of:=IF(AND([.I511]=&quot;&quot;&quot;studio&quot;&quot;&quot;;[.J511]=&quot;&quot;&quot;europe&quot;&quot;&quot;);&quot;x&quot;;&quot;&quot;)">
            <text:p/>
          </table:table-cell>
          <table:table-cell table:style-name="ce14" table:formula="of:=IF([.H511]=&quot;&quot;&quot;thirdparty&quot;&quot;&quot;;&quot;X&quot;;&quot;&quot;)">
            <text:p/>
          </table:table-cell>
          <table:table-cell table:style-name="ce14" table:formula="of:=IF([.H511]=&quot;&quot;&quot;indie&quot;&quot;&quot;;&quot;X&quot;;&quot;&quot;)">
            <text:p/>
          </table:table-cell>
          <table:table-cell table:style-name="ce14" table:formula="of:=IF([.H511]=&quot;&quot;&quot;nintendo&quot;&quot;&quot;;&quot;X&quot;;&quot;&quot;)">
            <text:p/>
          </table:table-cell>
          <table:table-cell table:style-name="ce14" table:formula="of:=IF([.H511]=&quot;&quot;&quot;sony&quot;&quot;&quot;;&quot;X&quot;;&quot;&quot;)">
            <text:p/>
          </table:table-cell>
          <table:table-cell table:style-name="ce14" table:formula="of:=IF([.H511]=&quot;&quot;&quot;microsoft&quot;&quot;&quot;;&quot;X&quot;;&quot;&quot;)">
            <text:p/>
          </table:table-cell>
          <table:table-cell table:style-name="ce14" table:formula="of:=IF([.K511]=&quot;&quot;&quot;people&quot;&quot;&quot;;&quot;X&quot;;&quot;&quot;)">
            <text:p/>
          </table:table-cell>
          <table:table-cell table:style-name="ce14" table:formula="of:=IF([.H5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am17Ltd</text:p>
          </table:table-cell>
          <table:table-cell table:formula="of:=CONCATENATE([.G512];&quot;,&quot;;[.H512];&quot;,&quot;;[.I512];&quot;,&quot;;[.J512];&quot;,&quot;;[.K512];&quot;,&quot;;[.L512])" office:value-type="string" office:string-value="&quot;team17&quot;,&quot;independent&quot;,&quot;publisher&quot;,&quot;worldwide&quot;,&quot;pr&quot;,&quot;generic&quot;">
            <text:p>"team17","independent","publisher","worldwide","pr","generic"</text:p>
          </table:table-cell>
          <table:table-cell table:style-name="ce5" office:value-type="string">
            <text:p>Official Twitter Account of Team17</text:p>
          </table:table-cell>
          <table:table-cell office:value-type="string">
            <text:p>http://www.team17.com/about-us</text:p>
          </table:table-cell>
          <table:table-cell office:value-type="string">
            <text:p>Worms series</text:p>
          </table:table-cell>
          <table:table-cell office:value-type="string">
            <text:p>TWITTER</text:p>
          </table:table-cell>
          <table:table-cell office:value-type="string">
            <text:p>"team17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2:.X512];&quot;X&quot;)" office:value-type="float" office:value="1">
            <text:p>1</text:p>
          </table:table-cell>
          <table:table-cell table:style-name="ce14" table:formula="of:=IF(AND([.I512]=&quot;&quot;&quot;studio&quot;&quot;&quot;;[.J512]=&quot;&quot;&quot;america&quot;&quot;&quot;);&quot;x&quot;;&quot;&quot;)">
            <text:p/>
          </table:table-cell>
          <table:table-cell table:style-name="ce14" table:formula="of:=IF(AND([.I512]=&quot;&quot;&quot;studio&quot;&quot;&quot;;[.J512]=&quot;&quot;&quot;japan&quot;&quot;&quot;);&quot;x&quot;;&quot;&quot;)">
            <text:p/>
          </table:table-cell>
          <table:table-cell table:style-name="ce14" table:formula="of:=IF(AND([.I512]=&quot;&quot;&quot;studio&quot;&quot;&quot;;[.J512]=&quot;&quot;&quot;world&quot;&quot;&quot;);&quot;x&quot;;&quot;&quot;)">
            <text:p/>
          </table:table-cell>
          <table:table-cell table:style-name="ce14" table:formula="of:=IF(AND([.I512]=&quot;&quot;&quot;studio&quot;&quot;&quot;;[.J512]=&quot;&quot;&quot;europe&quot;&quot;&quot;);&quot;x&quot;;&quot;&quot;)">
            <text:p/>
          </table:table-cell>
          <table:table-cell table:style-name="ce14" table:formula="of:=IF([.H512]=&quot;&quot;&quot;thirdparty&quot;&quot;&quot;;&quot;X&quot;;&quot;&quot;)">
            <text:p/>
          </table:table-cell>
          <table:table-cell table:style-name="ce14" table:formula="of:=IF([.H512]=&quot;&quot;&quot;indie&quot;&quot;&quot;;&quot;X&quot;;&quot;&quot;)">
            <text:p/>
          </table:table-cell>
          <table:table-cell table:style-name="ce14" table:formula="of:=IF([.H512]=&quot;&quot;&quot;nintendo&quot;&quot;&quot;;&quot;X&quot;;&quot;&quot;)">
            <text:p/>
          </table:table-cell>
          <table:table-cell table:style-name="ce14" table:formula="of:=IF([.H512]=&quot;&quot;&quot;sony&quot;&quot;&quot;;&quot;X&quot;;&quot;&quot;)">
            <text:p/>
          </table:table-cell>
          <table:table-cell table:style-name="ce14" table:formula="of:=IF([.H512]=&quot;&quot;&quot;microsoft&quot;&quot;&quot;;&quot;X&quot;;&quot;&quot;)">
            <text:p/>
          </table:table-cell>
          <table:table-cell table:style-name="ce14" table:formula="of:=IF([.K512]=&quot;&quot;&quot;people&quot;&quot;&quot;;&quot;X&quot;;&quot;&quot;)">
            <text:p/>
          </table:table-cell>
          <table:table-cell table:style-name="ce14" table:formula="of:=IF([.H5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am17SoftwareLtd</text:p>
          </table:table-cell>
          <table:table-cell table:formula="of:=CONCATENATE([.G513];&quot;,&quot;;[.H513];&quot;,&quot;;[.I513];&quot;,&quot;;[.J513];&quot;,&quot;;[.K513];&quot;,&quot;;[.L513])" office:value-type="string" office:string-value="&quot;team17&quot;,&quot;independent&quot;,&quot;publisher&quot;,&quot;worldwide&quot;,&quot;pr&quot;,&quot;generic&quot;">
            <text:p>"team17","independent","publisher","worldwide","pr","generic"</text:p>
          </table:table-cell>
          <table:table-cell table:style-name="ce5" office:value-type="string">
            <text:p>Official Facebook Page of Team17</text:p>
          </table:table-cell>
          <table:table-cell office:value-type="string">
            <text:p>http://www.team17.com/about-us</text:p>
          </table:table-cell>
          <table:table-cell office:value-type="string">
            <text:p>Worms series</text:p>
          </table:table-cell>
          <table:table-cell office:value-type="string">
            <text:p>YOUTUBE</text:p>
          </table:table-cell>
          <table:table-cell office:value-type="string">
            <text:p>"team17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3:.X513];&quot;X&quot;)" office:value-type="float" office:value="1">
            <text:p>1</text:p>
          </table:table-cell>
          <table:table-cell table:style-name="ce14" table:formula="of:=IF(AND([.I513]=&quot;&quot;&quot;studio&quot;&quot;&quot;;[.J513]=&quot;&quot;&quot;america&quot;&quot;&quot;);&quot;x&quot;;&quot;&quot;)">
            <text:p/>
          </table:table-cell>
          <table:table-cell table:style-name="ce14" table:formula="of:=IF(AND([.I513]=&quot;&quot;&quot;studio&quot;&quot;&quot;;[.J513]=&quot;&quot;&quot;japan&quot;&quot;&quot;);&quot;x&quot;;&quot;&quot;)">
            <text:p/>
          </table:table-cell>
          <table:table-cell table:style-name="ce14" table:formula="of:=IF(AND([.I513]=&quot;&quot;&quot;studio&quot;&quot;&quot;;[.J513]=&quot;&quot;&quot;world&quot;&quot;&quot;);&quot;x&quot;;&quot;&quot;)">
            <text:p/>
          </table:table-cell>
          <table:table-cell table:style-name="ce14" table:formula="of:=IF(AND([.I513]=&quot;&quot;&quot;studio&quot;&quot;&quot;;[.J513]=&quot;&quot;&quot;europe&quot;&quot;&quot;);&quot;x&quot;;&quot;&quot;)">
            <text:p/>
          </table:table-cell>
          <table:table-cell table:style-name="ce14" table:formula="of:=IF([.H513]=&quot;&quot;&quot;thirdparty&quot;&quot;&quot;;&quot;X&quot;;&quot;&quot;)">
            <text:p/>
          </table:table-cell>
          <table:table-cell table:style-name="ce14" table:formula="of:=IF([.H513]=&quot;&quot;&quot;indie&quot;&quot;&quot;;&quot;X&quot;;&quot;&quot;)">
            <text:p/>
          </table:table-cell>
          <table:table-cell table:style-name="ce14" table:formula="of:=IF([.H513]=&quot;&quot;&quot;nintendo&quot;&quot;&quot;;&quot;X&quot;;&quot;&quot;)">
            <text:p/>
          </table:table-cell>
          <table:table-cell table:style-name="ce14" table:formula="of:=IF([.H513]=&quot;&quot;&quot;sony&quot;&quot;&quot;;&quot;X&quot;;&quot;&quot;)">
            <text:p/>
          </table:table-cell>
          <table:table-cell table:style-name="ce14" table:formula="of:=IF([.H513]=&quot;&quot;&quot;microsoft&quot;&quot;&quot;;&quot;X&quot;;&quot;&quot;)">
            <text:p/>
          </table:table-cell>
          <table:table-cell table:style-name="ce14" table:formula="of:=IF([.K513]=&quot;&quot;&quot;people&quot;&quot;&quot;;&quot;X&quot;;&quot;&quot;)">
            <text:p/>
          </table:table-cell>
          <table:table-cell table:style-name="ce14" table:formula="of:=IF([.H5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9231720769012</text:p>
          </table:table-cell>
          <table:table-cell table:formula="of:=CONCATENATE([.G514];&quot;,&quot;;[.H514];&quot;,&quot;;[.I514];&quot;,&quot;;[.J514];&quot;,&quot;;[.K514];&quot;,&quot;;[.L514])" office:value-type="string" office:string-value="&quot;teamninja&quot;,&quot;thirdparty&quot;,&quot;studio&quot;,&quot;japan&quot;,&quot;pr&quot;,&quot;generic&quot;">
            <text:p>"teamninja","thirdparty","studio","japan","pr","generic"</text:p>
          </table:table-cell>
          <table:table-cell office:value-type="string">
            <text:p>Official Facebook Page of Team Ninja</text:p>
          </table:table-cell>
          <table:table-cell office:value-type="string">
            <text:p>http://www.facebook.com/teamninjastudio/info</text:p>
          </table:table-cell>
          <table:table-cell office:value-type="string">
            <text:p>Ninja Gaiden series</text:p>
          </table:table-cell>
          <table:table-cell office:value-type="string">
            <text:p>FACEBOOK</text:p>
          </table:table-cell>
          <table:table-cell office:value-type="string">
            <text:p>"teamninj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4:.X514];&quot;X&quot;)" office:value-type="float" office:value="2">
            <text:p>2</text:p>
          </table:table-cell>
          <table:table-cell table:style-name="ce14" table:formula="of:=IF(AND([.I514]=&quot;&quot;&quot;studio&quot;&quot;&quot;;[.J514]=&quot;&quot;&quot;america&quot;&quot;&quot;);&quot;x&quot;;&quot;&quot;)">
            <text:p/>
          </table:table-cell>
          <table:table-cell table:style-name="ce14" table:formula="of:=IF(AND([.I514]=&quot;&quot;&quot;studio&quot;&quot;&quot;;[.J514]=&quot;&quot;&quot;japan&quot;&quot;&quot;);&quot;x&quot;;&quot;&quot;)" office:value-type="string" office:string-value="x">
            <text:p>x</text:p>
          </table:table-cell>
          <table:table-cell table:style-name="ce14" table:formula="of:=IF(AND([.I514]=&quot;&quot;&quot;studio&quot;&quot;&quot;;[.J514]=&quot;&quot;&quot;world&quot;&quot;&quot;);&quot;x&quot;;&quot;&quot;)">
            <text:p/>
          </table:table-cell>
          <table:table-cell table:style-name="ce14" table:formula="of:=IF(AND([.I514]=&quot;&quot;&quot;studio&quot;&quot;&quot;;[.J514]=&quot;&quot;&quot;europe&quot;&quot;&quot;);&quot;x&quot;;&quot;&quot;)">
            <text:p/>
          </table:table-cell>
          <table:table-cell table:style-name="ce14" table:formula="of:=IF([.H514]=&quot;&quot;&quot;thirdparty&quot;&quot;&quot;;&quot;X&quot;;&quot;&quot;)" office:value-type="string" office:string-value="X">
            <text:p>X</text:p>
          </table:table-cell>
          <table:table-cell table:style-name="ce14" table:formula="of:=IF([.H514]=&quot;&quot;&quot;indie&quot;&quot;&quot;;&quot;X&quot;;&quot;&quot;)">
            <text:p/>
          </table:table-cell>
          <table:table-cell table:style-name="ce14" table:formula="of:=IF([.H514]=&quot;&quot;&quot;nintendo&quot;&quot;&quot;;&quot;X&quot;;&quot;&quot;)">
            <text:p/>
          </table:table-cell>
          <table:table-cell table:style-name="ce14" table:formula="of:=IF([.H514]=&quot;&quot;&quot;sony&quot;&quot;&quot;;&quot;X&quot;;&quot;&quot;)">
            <text:p/>
          </table:table-cell>
          <table:table-cell table:style-name="ce14" table:formula="of:=IF([.H514]=&quot;&quot;&quot;microsoft&quot;&quot;&quot;;&quot;X&quot;;&quot;&quot;)">
            <text:p/>
          </table:table-cell>
          <table:table-cell table:style-name="ce14" table:formula="of:=IF([.K514]=&quot;&quot;&quot;people&quot;&quot;&quot;;&quot;X&quot;;&quot;&quot;)">
            <text:p/>
          </table:table-cell>
          <table:table-cell table:style-name="ce14" table:formula="of:=IF([.H5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amNINJAStudio</text:p>
          </table:table-cell>
          <table:table-cell table:formula="of:=CONCATENATE([.G515];&quot;,&quot;;[.H515];&quot;,&quot;;[.I515];&quot;,&quot;;[.J515];&quot;,&quot;;[.K515];&quot;,&quot;;[.L515])" office:value-type="string" office:string-value="&quot;teamninja&quot;,&quot;thirdparty&quot;,&quot;studio&quot;,&quot;japan&quot;,&quot;pr&quot;,&quot;generic&quot;">
            <text:p>"teamninja","thirdparty","studio","japan","pr","generic"</text:p>
          </table:table-cell>
          <table:table-cell office:value-type="string">
            <text:p>Official Twitter Account of Team Ninja</text:p>
          </table:table-cell>
          <table:table-cell office:value-type="string">
            <text:p>http://www.facebook.com/teamninjastudio/info</text:p>
          </table:table-cell>
          <table:table-cell office:value-type="string">
            <text:p>Ninja Gaiden series</text:p>
          </table:table-cell>
          <table:table-cell office:value-type="string">
            <text:p>TWITTER</text:p>
          </table:table-cell>
          <table:table-cell office:value-type="string">
            <text:p>"teamninj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5:.X515];&quot;X&quot;)" office:value-type="float" office:value="2">
            <text:p>2</text:p>
          </table:table-cell>
          <table:table-cell table:style-name="ce14" table:formula="of:=IF(AND([.I515]=&quot;&quot;&quot;studio&quot;&quot;&quot;;[.J515]=&quot;&quot;&quot;america&quot;&quot;&quot;);&quot;x&quot;;&quot;&quot;)">
            <text:p/>
          </table:table-cell>
          <table:table-cell table:style-name="ce14" table:formula="of:=IF(AND([.I515]=&quot;&quot;&quot;studio&quot;&quot;&quot;;[.J515]=&quot;&quot;&quot;japan&quot;&quot;&quot;);&quot;x&quot;;&quot;&quot;)" office:value-type="string" office:string-value="x">
            <text:p>x</text:p>
          </table:table-cell>
          <table:table-cell table:style-name="ce14" table:formula="of:=IF(AND([.I515]=&quot;&quot;&quot;studio&quot;&quot;&quot;;[.J515]=&quot;&quot;&quot;world&quot;&quot;&quot;);&quot;x&quot;;&quot;&quot;)">
            <text:p/>
          </table:table-cell>
          <table:table-cell table:style-name="ce14" table:formula="of:=IF(AND([.I515]=&quot;&quot;&quot;studio&quot;&quot;&quot;;[.J515]=&quot;&quot;&quot;europe&quot;&quot;&quot;);&quot;x&quot;;&quot;&quot;)">
            <text:p/>
          </table:table-cell>
          <table:table-cell table:style-name="ce14" table:formula="of:=IF([.H515]=&quot;&quot;&quot;thirdparty&quot;&quot;&quot;;&quot;X&quot;;&quot;&quot;)" office:value-type="string" office:string-value="X">
            <text:p>X</text:p>
          </table:table-cell>
          <table:table-cell table:style-name="ce14" table:formula="of:=IF([.H515]=&quot;&quot;&quot;indie&quot;&quot;&quot;;&quot;X&quot;;&quot;&quot;)">
            <text:p/>
          </table:table-cell>
          <table:table-cell table:style-name="ce14" table:formula="of:=IF([.H515]=&quot;&quot;&quot;nintendo&quot;&quot;&quot;;&quot;X&quot;;&quot;&quot;)">
            <text:p/>
          </table:table-cell>
          <table:table-cell table:style-name="ce14" table:formula="of:=IF([.H515]=&quot;&quot;&quot;sony&quot;&quot;&quot;;&quot;X&quot;;&quot;&quot;)">
            <text:p/>
          </table:table-cell>
          <table:table-cell table:style-name="ce14" table:formula="of:=IF([.H515]=&quot;&quot;&quot;microsoft&quot;&quot;&quot;;&quot;X&quot;;&quot;&quot;)">
            <text:p/>
          </table:table-cell>
          <table:table-cell table:style-name="ce14" table:formula="of:=IF([.K515]=&quot;&quot;&quot;people&quot;&quot;&quot;;&quot;X&quot;;&quot;&quot;)">
            <text:p/>
          </table:table-cell>
          <table:table-cell table:style-name="ce14" table:formula="of:=IF([.H5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727165027</text:p>
          </table:table-cell>
          <table:table-cell table:formula="of:=CONCATENATE([.G516];&quot;,&quot;;[.H516];&quot;,&quot;;[.I516];&quot;,&quot;;[.J516];&quot;,&quot;;[.K516];&quot;,&quot;;[.L516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Tecmo Koei America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6:.X516];&quot;X&quot;)" office:value-type="float" office:value="1">
            <text:p>1</text:p>
          </table:table-cell>
          <table:table-cell table:style-name="ce14" table:formula="of:=IF(AND([.I516]=&quot;&quot;&quot;studio&quot;&quot;&quot;;[.J516]=&quot;&quot;&quot;america&quot;&quot;&quot;);&quot;x&quot;;&quot;&quot;)">
            <text:p/>
          </table:table-cell>
          <table:table-cell table:style-name="ce14" table:formula="of:=IF(AND([.I516]=&quot;&quot;&quot;studio&quot;&quot;&quot;;[.J516]=&quot;&quot;&quot;japan&quot;&quot;&quot;);&quot;x&quot;;&quot;&quot;)">
            <text:p/>
          </table:table-cell>
          <table:table-cell table:style-name="ce14" table:formula="of:=IF(AND([.I516]=&quot;&quot;&quot;studio&quot;&quot;&quot;;[.J516]=&quot;&quot;&quot;world&quot;&quot;&quot;);&quot;x&quot;;&quot;&quot;)">
            <text:p/>
          </table:table-cell>
          <table:table-cell table:style-name="ce14" table:formula="of:=IF(AND([.I516]=&quot;&quot;&quot;studio&quot;&quot;&quot;;[.J516]=&quot;&quot;&quot;europe&quot;&quot;&quot;);&quot;x&quot;;&quot;&quot;)">
            <text:p/>
          </table:table-cell>
          <table:table-cell table:style-name="ce14" table:formula="of:=IF([.H516]=&quot;&quot;&quot;thirdparty&quot;&quot;&quot;;&quot;X&quot;;&quot;&quot;)" office:value-type="string" office:string-value="X">
            <text:p>X</text:p>
          </table:table-cell>
          <table:table-cell table:style-name="ce14" table:formula="of:=IF([.H516]=&quot;&quot;&quot;indie&quot;&quot;&quot;;&quot;X&quot;;&quot;&quot;)">
            <text:p/>
          </table:table-cell>
          <table:table-cell table:style-name="ce14" table:formula="of:=IF([.H516]=&quot;&quot;&quot;nintendo&quot;&quot;&quot;;&quot;X&quot;;&quot;&quot;)">
            <text:p/>
          </table:table-cell>
          <table:table-cell table:style-name="ce14" table:formula="of:=IF([.H516]=&quot;&quot;&quot;sony&quot;&quot;&quot;;&quot;X&quot;;&quot;&quot;)">
            <text:p/>
          </table:table-cell>
          <table:table-cell table:style-name="ce14" table:formula="of:=IF([.H516]=&quot;&quot;&quot;microsoft&quot;&quot;&quot;;&quot;X&quot;;&quot;&quot;)">
            <text:p/>
          </table:table-cell>
          <table:table-cell table:style-name="ce14" table:formula="of:=IF([.K516]=&quot;&quot;&quot;people&quot;&quot;&quot;;&quot;X&quot;;&quot;&quot;)">
            <text:p/>
          </table:table-cell>
          <table:table-cell table:style-name="ce14" table:formula="of:=IF([.H5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9196331784</text:p>
          </table:table-cell>
          <table:table-cell table:formula="of:=CONCATENATE([.G517];&quot;,&quot;;[.H517];&quot;,&quot;;[.I517];&quot;,&quot;;[.J517];&quot;,&quot;;[.K517];&quot;,&quot;;[.L517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Tecmo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7:.X517];&quot;X&quot;)" office:value-type="float" office:value="1">
            <text:p>1</text:p>
          </table:table-cell>
          <table:table-cell table:style-name="ce14" table:formula="of:=IF(AND([.I517]=&quot;&quot;&quot;studio&quot;&quot;&quot;;[.J517]=&quot;&quot;&quot;america&quot;&quot;&quot;);&quot;x&quot;;&quot;&quot;)">
            <text:p/>
          </table:table-cell>
          <table:table-cell table:style-name="ce14" table:formula="of:=IF(AND([.I517]=&quot;&quot;&quot;studio&quot;&quot;&quot;;[.J517]=&quot;&quot;&quot;japan&quot;&quot;&quot;);&quot;x&quot;;&quot;&quot;)">
            <text:p/>
          </table:table-cell>
          <table:table-cell table:style-name="ce14" table:formula="of:=IF(AND([.I517]=&quot;&quot;&quot;studio&quot;&quot;&quot;;[.J517]=&quot;&quot;&quot;world&quot;&quot;&quot;);&quot;x&quot;;&quot;&quot;)">
            <text:p/>
          </table:table-cell>
          <table:table-cell table:style-name="ce14" table:formula="of:=IF(AND([.I517]=&quot;&quot;&quot;studio&quot;&quot;&quot;;[.J517]=&quot;&quot;&quot;europe&quot;&quot;&quot;);&quot;x&quot;;&quot;&quot;)">
            <text:p/>
          </table:table-cell>
          <table:table-cell table:style-name="ce14" table:formula="of:=IF([.H517]=&quot;&quot;&quot;thirdparty&quot;&quot;&quot;;&quot;X&quot;;&quot;&quot;)" office:value-type="string" office:string-value="X">
            <text:p>X</text:p>
          </table:table-cell>
          <table:table-cell table:style-name="ce14" table:formula="of:=IF([.H517]=&quot;&quot;&quot;indie&quot;&quot;&quot;;&quot;X&quot;;&quot;&quot;)">
            <text:p/>
          </table:table-cell>
          <table:table-cell table:style-name="ce14" table:formula="of:=IF([.H517]=&quot;&quot;&quot;nintendo&quot;&quot;&quot;;&quot;X&quot;;&quot;&quot;)">
            <text:p/>
          </table:table-cell>
          <table:table-cell table:style-name="ce14" table:formula="of:=IF([.H517]=&quot;&quot;&quot;sony&quot;&quot;&quot;;&quot;X&quot;;&quot;&quot;)">
            <text:p/>
          </table:table-cell>
          <table:table-cell table:style-name="ce14" table:formula="of:=IF([.H517]=&quot;&quot;&quot;microsoft&quot;&quot;&quot;;&quot;X&quot;;&quot;&quot;)">
            <text:p/>
          </table:table-cell>
          <table:table-cell table:style-name="ce14" table:formula="of:=IF([.K517]=&quot;&quot;&quot;people&quot;&quot;&quot;;&quot;X&quot;;&quot;&quot;)">
            <text:p/>
          </table:table-cell>
          <table:table-cell table:style-name="ce14" table:formula="of:=IF([.H5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8306691162</text:p>
          </table:table-cell>
          <table:table-cell table:formula="of:=CONCATENATE([.G518];&quot;,&quot;;[.H518];&quot;,&quot;;[.I518];&quot;,&quot;;[.J518];&quot;,&quot;;[.K518];&quot;,&quot;;[.L518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8:.X518];&quot;X&quot;)" office:value-type="float" office:value="1">
            <text:p>1</text:p>
          </table:table-cell>
          <table:table-cell table:style-name="ce14" table:formula="of:=IF(AND([.I518]=&quot;&quot;&quot;studio&quot;&quot;&quot;;[.J518]=&quot;&quot;&quot;america&quot;&quot;&quot;);&quot;x&quot;;&quot;&quot;)">
            <text:p/>
          </table:table-cell>
          <table:table-cell table:style-name="ce14" table:formula="of:=IF(AND([.I518]=&quot;&quot;&quot;studio&quot;&quot;&quot;;[.J518]=&quot;&quot;&quot;japan&quot;&quot;&quot;);&quot;x&quot;;&quot;&quot;)">
            <text:p/>
          </table:table-cell>
          <table:table-cell table:style-name="ce14" table:formula="of:=IF(AND([.I518]=&quot;&quot;&quot;studio&quot;&quot;&quot;;[.J518]=&quot;&quot;&quot;world&quot;&quot;&quot;);&quot;x&quot;;&quot;&quot;)">
            <text:p/>
          </table:table-cell>
          <table:table-cell table:style-name="ce14" table:formula="of:=IF(AND([.I518]=&quot;&quot;&quot;studio&quot;&quot;&quot;;[.J518]=&quot;&quot;&quot;europe&quot;&quot;&quot;);&quot;x&quot;;&quot;&quot;)">
            <text:p/>
          </table:table-cell>
          <table:table-cell table:style-name="ce14" table:formula="of:=IF([.H518]=&quot;&quot;&quot;thirdparty&quot;&quot;&quot;;&quot;X&quot;;&quot;&quot;)" office:value-type="string" office:string-value="X">
            <text:p>X</text:p>
          </table:table-cell>
          <table:table-cell table:style-name="ce14" table:formula="of:=IF([.H518]=&quot;&quot;&quot;indie&quot;&quot;&quot;;&quot;X&quot;;&quot;&quot;)">
            <text:p/>
          </table:table-cell>
          <table:table-cell table:style-name="ce14" table:formula="of:=IF([.H518]=&quot;&quot;&quot;nintendo&quot;&quot;&quot;;&quot;X&quot;;&quot;&quot;)">
            <text:p/>
          </table:table-cell>
          <table:table-cell table:style-name="ce14" table:formula="of:=IF([.H518]=&quot;&quot;&quot;sony&quot;&quot;&quot;;&quot;X&quot;;&quot;&quot;)">
            <text:p/>
          </table:table-cell>
          <table:table-cell table:style-name="ce14" table:formula="of:=IF([.H518]=&quot;&quot;&quot;microsoft&quot;&quot;&quot;;&quot;X&quot;;&quot;&quot;)">
            <text:p/>
          </table:table-cell>
          <table:table-cell table:style-name="ce14" table:formula="of:=IF([.K518]=&quot;&quot;&quot;people&quot;&quot;&quot;;&quot;X&quot;;&quot;&quot;)">
            <text:p/>
          </table:table-cell>
          <table:table-cell table:style-name="ce14" table:formula="of:=IF([.H5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cmokoeieurope</text:p>
          </table:table-cell>
          <table:table-cell table:formula="of:=CONCATENATE([.G519];&quot;,&quot;;[.H519];&quot;,&quot;;[.I519];&quot;,&quot;;[.J519];&quot;,&quot;;[.K519];&quot;,&quot;;[.L519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Twitter Account of Tecmo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TWITTER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9:.X519];&quot;X&quot;)" office:value-type="float" office:value="1">
            <text:p>1</text:p>
          </table:table-cell>
          <table:table-cell table:style-name="ce14" table:formula="of:=IF(AND([.I519]=&quot;&quot;&quot;studio&quot;&quot;&quot;;[.J519]=&quot;&quot;&quot;america&quot;&quot;&quot;);&quot;x&quot;;&quot;&quot;)">
            <text:p/>
          </table:table-cell>
          <table:table-cell table:style-name="ce14" table:formula="of:=IF(AND([.I519]=&quot;&quot;&quot;studio&quot;&quot;&quot;;[.J519]=&quot;&quot;&quot;japan&quot;&quot;&quot;);&quot;x&quot;;&quot;&quot;)">
            <text:p/>
          </table:table-cell>
          <table:table-cell table:style-name="ce14" table:formula="of:=IF(AND([.I519]=&quot;&quot;&quot;studio&quot;&quot;&quot;;[.J519]=&quot;&quot;&quot;world&quot;&quot;&quot;);&quot;x&quot;;&quot;&quot;)">
            <text:p/>
          </table:table-cell>
          <table:table-cell table:style-name="ce14" table:formula="of:=IF(AND([.I519]=&quot;&quot;&quot;studio&quot;&quot;&quot;;[.J519]=&quot;&quot;&quot;europe&quot;&quot;&quot;);&quot;x&quot;;&quot;&quot;)">
            <text:p/>
          </table:table-cell>
          <table:table-cell table:style-name="ce14" table:formula="of:=IF([.H519]=&quot;&quot;&quot;thirdparty&quot;&quot;&quot;;&quot;X&quot;;&quot;&quot;)" office:value-type="string" office:string-value="X">
            <text:p>X</text:p>
          </table:table-cell>
          <table:table-cell table:style-name="ce14" table:formula="of:=IF([.H519]=&quot;&quot;&quot;indie&quot;&quot;&quot;;&quot;X&quot;;&quot;&quot;)">
            <text:p/>
          </table:table-cell>
          <table:table-cell table:style-name="ce14" table:formula="of:=IF([.H519]=&quot;&quot;&quot;nintendo&quot;&quot;&quot;;&quot;X&quot;;&quot;&quot;)">
            <text:p/>
          </table:table-cell>
          <table:table-cell table:style-name="ce14" table:formula="of:=IF([.H519]=&quot;&quot;&quot;sony&quot;&quot;&quot;;&quot;X&quot;;&quot;&quot;)">
            <text:p/>
          </table:table-cell>
          <table:table-cell table:style-name="ce14" table:formula="of:=IF([.H519]=&quot;&quot;&quot;microsoft&quot;&quot;&quot;;&quot;X&quot;;&quot;&quot;)">
            <text:p/>
          </table:table-cell>
          <table:table-cell table:style-name="ce14" table:formula="of:=IF([.K519]=&quot;&quot;&quot;people&quot;&quot;&quot;;&quot;X&quot;;&quot;&quot;)">
            <text:p/>
          </table:table-cell>
          <table:table-cell table:style-name="ce14" table:formula="of:=IF([.H5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oeiCorp</text:p>
          </table:table-cell>
          <table:table-cell table:formula="of:=CONCATENATE([.G520];&quot;,&quot;;[.H520];&quot;,&quot;;[.I520];&quot;,&quot;;[.J520];&quot;,&quot;;[.K520];&quot;,&quot;;[.L520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Youtube Channel of Tecmo Koei America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YOUTUBE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0:.X520];&quot;X&quot;)" office:value-type="float" office:value="1">
            <text:p>1</text:p>
          </table:table-cell>
          <table:table-cell table:style-name="ce14" table:formula="of:=IF(AND([.I520]=&quot;&quot;&quot;studio&quot;&quot;&quot;;[.J520]=&quot;&quot;&quot;america&quot;&quot;&quot;);&quot;x&quot;;&quot;&quot;)">
            <text:p/>
          </table:table-cell>
          <table:table-cell table:style-name="ce14" table:formula="of:=IF(AND([.I520]=&quot;&quot;&quot;studio&quot;&quot;&quot;;[.J520]=&quot;&quot;&quot;japan&quot;&quot;&quot;);&quot;x&quot;;&quot;&quot;)">
            <text:p/>
          </table:table-cell>
          <table:table-cell table:style-name="ce14" table:formula="of:=IF(AND([.I520]=&quot;&quot;&quot;studio&quot;&quot;&quot;;[.J520]=&quot;&quot;&quot;world&quot;&quot;&quot;);&quot;x&quot;;&quot;&quot;)">
            <text:p/>
          </table:table-cell>
          <table:table-cell table:style-name="ce14" table:formula="of:=IF(AND([.I520]=&quot;&quot;&quot;studio&quot;&quot;&quot;;[.J520]=&quot;&quot;&quot;europe&quot;&quot;&quot;);&quot;x&quot;;&quot;&quot;)">
            <text:p/>
          </table:table-cell>
          <table:table-cell table:style-name="ce14" table:formula="of:=IF([.H520]=&quot;&quot;&quot;thirdparty&quot;&quot;&quot;;&quot;X&quot;;&quot;&quot;)" office:value-type="string" office:string-value="X">
            <text:p>X</text:p>
          </table:table-cell>
          <table:table-cell table:style-name="ce14" table:formula="of:=IF([.H520]=&quot;&quot;&quot;indie&quot;&quot;&quot;;&quot;X&quot;;&quot;&quot;)">
            <text:p/>
          </table:table-cell>
          <table:table-cell table:style-name="ce14" table:formula="of:=IF([.H520]=&quot;&quot;&quot;nintendo&quot;&quot;&quot;;&quot;X&quot;;&quot;&quot;)">
            <text:p/>
          </table:table-cell>
          <table:table-cell table:style-name="ce14" table:formula="of:=IF([.H520]=&quot;&quot;&quot;sony&quot;&quot;&quot;;&quot;X&quot;;&quot;&quot;)">
            <text:p/>
          </table:table-cell>
          <table:table-cell table:style-name="ce14" table:formula="of:=IF([.H520]=&quot;&quot;&quot;microsoft&quot;&quot;&quot;;&quot;X&quot;;&quot;&quot;)">
            <text:p/>
          </table:table-cell>
          <table:table-cell table:style-name="ce14" table:formula="of:=IF([.K520]=&quot;&quot;&quot;people&quot;&quot;&quot;;&quot;X&quot;;&quot;&quot;)">
            <text:p/>
          </table:table-cell>
          <table:table-cell table:style-name="ce14" table:formula="of:=IF([.H5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yKOEITV</text:p>
          </table:table-cell>
          <table:table-cell table:formula="of:=CONCATENATE([.G521];&quot;,&quot;;[.H521];&quot;,&quot;;[.I521];&quot;,&quot;;[.J521];&quot;,&quot;;[.K521];&quot;,&quot;;[.L521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Youtube Channel of Tecmo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YOUTUBE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1:.X521];&quot;X&quot;)" office:value-type="float" office:value="1">
            <text:p>1</text:p>
          </table:table-cell>
          <table:table-cell table:style-name="ce14" table:formula="of:=IF(AND([.I521]=&quot;&quot;&quot;studio&quot;&quot;&quot;;[.J521]=&quot;&quot;&quot;america&quot;&quot;&quot;);&quot;x&quot;;&quot;&quot;)">
            <text:p/>
          </table:table-cell>
          <table:table-cell table:style-name="ce14" table:formula="of:=IF(AND([.I521]=&quot;&quot;&quot;studio&quot;&quot;&quot;;[.J521]=&quot;&quot;&quot;japan&quot;&quot;&quot;);&quot;x&quot;;&quot;&quot;)">
            <text:p/>
          </table:table-cell>
          <table:table-cell table:style-name="ce14" table:formula="of:=IF(AND([.I521]=&quot;&quot;&quot;studio&quot;&quot;&quot;;[.J521]=&quot;&quot;&quot;world&quot;&quot;&quot;);&quot;x&quot;;&quot;&quot;)">
            <text:p/>
          </table:table-cell>
          <table:table-cell table:style-name="ce14" table:formula="of:=IF(AND([.I521]=&quot;&quot;&quot;studio&quot;&quot;&quot;;[.J521]=&quot;&quot;&quot;europe&quot;&quot;&quot;);&quot;x&quot;;&quot;&quot;)">
            <text:p/>
          </table:table-cell>
          <table:table-cell table:style-name="ce14" table:formula="of:=IF([.H521]=&quot;&quot;&quot;thirdparty&quot;&quot;&quot;;&quot;X&quot;;&quot;&quot;)" office:value-type="string" office:string-value="X">
            <text:p>X</text:p>
          </table:table-cell>
          <table:table-cell table:style-name="ce14" table:formula="of:=IF([.H521]=&quot;&quot;&quot;indie&quot;&quot;&quot;;&quot;X&quot;;&quot;&quot;)">
            <text:p/>
          </table:table-cell>
          <table:table-cell table:style-name="ce14" table:formula="of:=IF([.H521]=&quot;&quot;&quot;nintendo&quot;&quot;&quot;;&quot;X&quot;;&quot;&quot;)">
            <text:p/>
          </table:table-cell>
          <table:table-cell table:style-name="ce14" table:formula="of:=IF([.H521]=&quot;&quot;&quot;sony&quot;&quot;&quot;;&quot;X&quot;;&quot;&quot;)">
            <text:p/>
          </table:table-cell>
          <table:table-cell table:style-name="ce14" table:formula="of:=IF([.H521]=&quot;&quot;&quot;microsoft&quot;&quot;&quot;;&quot;X&quot;;&quot;&quot;)">
            <text:p/>
          </table:table-cell>
          <table:table-cell table:style-name="ce14" table:formula="of:=IF([.K521]=&quot;&quot;&quot;people&quot;&quot;&quot;;&quot;X&quot;;&quot;&quot;)">
            <text:p/>
          </table:table-cell>
          <table:table-cell table:style-name="ce14" table:formula="of:=IF([.H5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telltaleblog</text:p>
          </table:table-cell>
          <table:table-cell table:formula="of:=CONCATENATE([.G522];&quot;,&quot;;[.H522];&quot;,&quot;;[.I522];&quot;,&quot;;[.J522];&quot;,&quot;;[.K522];&quot;,&quot;;[.L522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News Feed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NEWS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2:.X522];&quot;X&quot;)" office:value-type="float" office:value="2">
            <text:p>2</text:p>
          </table:table-cell>
          <table:table-cell table:style-name="ce14" table:formula="of:=IF(AND([.I522]=&quot;&quot;&quot;studio&quot;&quot;&quot;;[.J522]=&quot;&quot;&quot;america&quot;&quot;&quot;);&quot;x&quot;;&quot;&quot;)" office:value-type="string" office:string-value="x">
            <text:p>x</text:p>
          </table:table-cell>
          <table:table-cell table:style-name="ce14" table:formula="of:=IF(AND([.I522]=&quot;&quot;&quot;studio&quot;&quot;&quot;;[.J522]=&quot;&quot;&quot;japan&quot;&quot;&quot;);&quot;x&quot;;&quot;&quot;)">
            <text:p/>
          </table:table-cell>
          <table:table-cell table:style-name="ce14" table:formula="of:=IF(AND([.I522]=&quot;&quot;&quot;studio&quot;&quot;&quot;;[.J522]=&quot;&quot;&quot;world&quot;&quot;&quot;);&quot;x&quot;;&quot;&quot;)">
            <text:p/>
          </table:table-cell>
          <table:table-cell table:style-name="ce14" table:formula="of:=IF(AND([.I522]=&quot;&quot;&quot;studio&quot;&quot;&quot;;[.J522]=&quot;&quot;&quot;europe&quot;&quot;&quot;);&quot;x&quot;;&quot;&quot;)">
            <text:p/>
          </table:table-cell>
          <table:table-cell table:style-name="ce14" table:formula="of:=IF([.H522]=&quot;&quot;&quot;thirdparty&quot;&quot;&quot;;&quot;X&quot;;&quot;&quot;)">
            <text:p/>
          </table:table-cell>
          <table:table-cell table:style-name="ce14" table:formula="of:=IF([.H522]=&quot;&quot;&quot;indie&quot;&quot;&quot;;&quot;X&quot;;&quot;&quot;)">
            <text:p/>
          </table:table-cell>
          <table:table-cell table:style-name="ce14" table:formula="of:=IF([.H522]=&quot;&quot;&quot;nintendo&quot;&quot;&quot;;&quot;X&quot;;&quot;&quot;)">
            <text:p/>
          </table:table-cell>
          <table:table-cell table:style-name="ce14" table:formula="of:=IF([.H522]=&quot;&quot;&quot;sony&quot;&quot;&quot;;&quot;X&quot;;&quot;&quot;)">
            <text:p/>
          </table:table-cell>
          <table:table-cell table:style-name="ce14" table:formula="of:=IF([.H522]=&quot;&quot;&quot;microsoft&quot;&quot;&quot;;&quot;X&quot;;&quot;&quot;)">
            <text:p/>
          </table:table-cell>
          <table:table-cell table:style-name="ce14" table:formula="of:=IF([.K522]=&quot;&quot;&quot;people&quot;&quot;&quot;;&quot;X&quot;;&quot;&quot;)">
            <text:p/>
          </table:table-cell>
          <table:table-cell table:style-name="ce14" table:formula="of:=IF([.H52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lltalegames</text:p>
          </table:table-cell>
          <table:table-cell table:formula="of:=CONCATENATE([.G523];&quot;,&quot;;[.H523];&quot;,&quot;;[.I523];&quot;,&quot;;[.J523];&quot;,&quot;;[.K523];&quot;,&quot;;[.L523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Twitter Account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TWITTER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3:.X523];&quot;X&quot;)" office:value-type="float" office:value="2">
            <text:p>2</text:p>
          </table:table-cell>
          <table:table-cell table:style-name="ce14" table:formula="of:=IF(AND([.I523]=&quot;&quot;&quot;studio&quot;&quot;&quot;;[.J523]=&quot;&quot;&quot;america&quot;&quot;&quot;);&quot;x&quot;;&quot;&quot;)" office:value-type="string" office:string-value="x">
            <text:p>x</text:p>
          </table:table-cell>
          <table:table-cell table:style-name="ce14" table:formula="of:=IF(AND([.I523]=&quot;&quot;&quot;studio&quot;&quot;&quot;;[.J523]=&quot;&quot;&quot;japan&quot;&quot;&quot;);&quot;x&quot;;&quot;&quot;)">
            <text:p/>
          </table:table-cell>
          <table:table-cell table:style-name="ce14" table:formula="of:=IF(AND([.I523]=&quot;&quot;&quot;studio&quot;&quot;&quot;;[.J523]=&quot;&quot;&quot;world&quot;&quot;&quot;);&quot;x&quot;;&quot;&quot;)">
            <text:p/>
          </table:table-cell>
          <table:table-cell table:style-name="ce14" table:formula="of:=IF(AND([.I523]=&quot;&quot;&quot;studio&quot;&quot;&quot;;[.J523]=&quot;&quot;&quot;europe&quot;&quot;&quot;);&quot;x&quot;;&quot;&quot;)">
            <text:p/>
          </table:table-cell>
          <table:table-cell table:style-name="ce14" table:formula="of:=IF([.H523]=&quot;&quot;&quot;thirdparty&quot;&quot;&quot;;&quot;X&quot;;&quot;&quot;)">
            <text:p/>
          </table:table-cell>
          <table:table-cell table:style-name="ce14" table:formula="of:=IF([.H523]=&quot;&quot;&quot;indie&quot;&quot;&quot;;&quot;X&quot;;&quot;&quot;)">
            <text:p/>
          </table:table-cell>
          <table:table-cell table:style-name="ce14" table:formula="of:=IF([.H523]=&quot;&quot;&quot;nintendo&quot;&quot;&quot;;&quot;X&quot;;&quot;&quot;)">
            <text:p/>
          </table:table-cell>
          <table:table-cell table:style-name="ce14" table:formula="of:=IF([.H523]=&quot;&quot;&quot;sony&quot;&quot;&quot;;&quot;X&quot;;&quot;&quot;)">
            <text:p/>
          </table:table-cell>
          <table:table-cell table:style-name="ce14" table:formula="of:=IF([.H523]=&quot;&quot;&quot;microsoft&quot;&quot;&quot;;&quot;X&quot;;&quot;&quot;)">
            <text:p/>
          </table:table-cell>
          <table:table-cell table:style-name="ce14" table:formula="of:=IF([.K523]=&quot;&quot;&quot;people&quot;&quot;&quot;;&quot;X&quot;;&quot;&quot;)">
            <text:p/>
          </table:table-cell>
          <table:table-cell table:style-name="ce14" table:formula="of:=IF([.H52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lltaleGames</text:p>
          </table:table-cell>
          <table:table-cell table:formula="of:=CONCATENATE([.G524];&quot;,&quot;;[.H524];&quot;,&quot;;[.I524];&quot;,&quot;;[.J524];&quot;,&quot;;[.K524];&quot;,&quot;;[.L524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Youtube Channel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YOUTUBE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4:.X524];&quot;X&quot;)" office:value-type="float" office:value="2">
            <text:p>2</text:p>
          </table:table-cell>
          <table:table-cell table:style-name="ce14" table:formula="of:=IF(AND([.I524]=&quot;&quot;&quot;studio&quot;&quot;&quot;;[.J524]=&quot;&quot;&quot;america&quot;&quot;&quot;);&quot;x&quot;;&quot;&quot;)" office:value-type="string" office:string-value="x">
            <text:p>x</text:p>
          </table:table-cell>
          <table:table-cell table:style-name="ce14" table:formula="of:=IF(AND([.I524]=&quot;&quot;&quot;studio&quot;&quot;&quot;;[.J524]=&quot;&quot;&quot;japan&quot;&quot;&quot;);&quot;x&quot;;&quot;&quot;)">
            <text:p/>
          </table:table-cell>
          <table:table-cell table:style-name="ce14" table:formula="of:=IF(AND([.I524]=&quot;&quot;&quot;studio&quot;&quot;&quot;;[.J524]=&quot;&quot;&quot;world&quot;&quot;&quot;);&quot;x&quot;;&quot;&quot;)">
            <text:p/>
          </table:table-cell>
          <table:table-cell table:style-name="ce14" table:formula="of:=IF(AND([.I524]=&quot;&quot;&quot;studio&quot;&quot;&quot;;[.J524]=&quot;&quot;&quot;europe&quot;&quot;&quot;);&quot;x&quot;;&quot;&quot;)">
            <text:p/>
          </table:table-cell>
          <table:table-cell table:style-name="ce14" table:formula="of:=IF([.H524]=&quot;&quot;&quot;thirdparty&quot;&quot;&quot;;&quot;X&quot;;&quot;&quot;)">
            <text:p/>
          </table:table-cell>
          <table:table-cell table:style-name="ce14" table:formula="of:=IF([.H524]=&quot;&quot;&quot;indie&quot;&quot;&quot;;&quot;X&quot;;&quot;&quot;)">
            <text:p/>
          </table:table-cell>
          <table:table-cell table:style-name="ce14" table:formula="of:=IF([.H524]=&quot;&quot;&quot;nintendo&quot;&quot;&quot;;&quot;X&quot;;&quot;&quot;)">
            <text:p/>
          </table:table-cell>
          <table:table-cell table:style-name="ce14" table:formula="of:=IF([.H524]=&quot;&quot;&quot;sony&quot;&quot;&quot;;&quot;X&quot;;&quot;&quot;)">
            <text:p/>
          </table:table-cell>
          <table:table-cell table:style-name="ce14" table:formula="of:=IF([.H524]=&quot;&quot;&quot;microsoft&quot;&quot;&quot;;&quot;X&quot;;&quot;&quot;)">
            <text:p/>
          </table:table-cell>
          <table:table-cell table:style-name="ce14" table:formula="of:=IF([.K524]=&quot;&quot;&quot;people&quot;&quot;&quot;;&quot;X&quot;;&quot;&quot;)">
            <text:p/>
          </table:table-cell>
          <table:table-cell table:style-name="ce14" table:formula="of:=IF([.H52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1786053568594</text:p>
          </table:table-cell>
          <table:table-cell table:formula="of:=CONCATENATE([.G525];&quot;,&quot;;[.H525];&quot;,&quot;;[.I525];&quot;,&quot;;[.J525];&quot;,&quot;;[.K525];&quot;,&quot;;[.L525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Facebook Page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FACEBOOK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5:.X525];&quot;X&quot;)" office:value-type="float" office:value="2">
            <text:p>2</text:p>
          </table:table-cell>
          <table:table-cell table:style-name="ce14" table:formula="of:=IF(AND([.I525]=&quot;&quot;&quot;studio&quot;&quot;&quot;;[.J525]=&quot;&quot;&quot;america&quot;&quot;&quot;);&quot;x&quot;;&quot;&quot;)">
            <text:p/>
          </table:table-cell>
          <table:table-cell table:style-name="ce14" table:formula="of:=IF(AND([.I525]=&quot;&quot;&quot;studio&quot;&quot;&quot;;[.J525]=&quot;&quot;&quot;japan&quot;&quot;&quot;);&quot;x&quot;;&quot;&quot;)">
            <text:p/>
          </table:table-cell>
          <table:table-cell table:style-name="ce14" table:formula="of:=IF(AND([.I525]=&quot;&quot;&quot;studio&quot;&quot;&quot;;[.J525]=&quot;&quot;&quot;world&quot;&quot;&quot;);&quot;x&quot;;&quot;&quot;)">
            <text:p/>
          </table:table-cell>
          <table:table-cell table:style-name="ce14" table:formula="of:=IF(AND([.I525]=&quot;&quot;&quot;studio&quot;&quot;&quot;;[.J525]=&quot;&quot;&quot;europe&quot;&quot;&quot;);&quot;x&quot;;&quot;&quot;)" office:value-type="string" office:string-value="x">
            <text:p>x</text:p>
          </table:table-cell>
          <table:table-cell table:style-name="ce14" table:formula="of:=IF([.H525]=&quot;&quot;&quot;thirdparty&quot;&quot;&quot;;&quot;X&quot;;&quot;&quot;)">
            <text:p/>
          </table:table-cell>
          <table:table-cell table:style-name="ce14" table:formula="of:=IF([.H525]=&quot;&quot;&quot;indie&quot;&quot;&quot;;&quot;X&quot;;&quot;&quot;)">
            <text:p/>
          </table:table-cell>
          <table:table-cell table:style-name="ce14" table:formula="of:=IF([.H525]=&quot;&quot;&quot;nintendo&quot;&quot;&quot;;&quot;X&quot;;&quot;&quot;)">
            <text:p/>
          </table:table-cell>
          <table:table-cell table:style-name="ce14" table:formula="of:=IF([.H525]=&quot;&quot;&quot;sony&quot;&quot;&quot;;&quot;X&quot;;&quot;&quot;)">
            <text:p/>
          </table:table-cell>
          <table:table-cell table:style-name="ce14" table:formula="of:=IF([.H525]=&quot;&quot;&quot;microsoft&quot;&quot;&quot;;&quot;X&quot;;&quot;&quot;)">
            <text:p/>
          </table:table-cell>
          <table:table-cell table:style-name="ce14" table:formula="of:=IF([.K525]=&quot;&quot;&quot;people&quot;&quot;&quot;;&quot;X&quot;;&quot;&quot;)">
            <text:p/>
          </table:table-cell>
          <table:table-cell table:style-name="ce14" table:formula="of:=IF([.H52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quilaworks</text:p>
          </table:table-cell>
          <table:table-cell table:formula="of:=CONCATENATE([.G526];&quot;,&quot;;[.H526];&quot;,&quot;;[.I526];&quot;,&quot;;[.J526];&quot;,&quot;;[.K526];&quot;,&quot;;[.L526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Twitter Account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TWITTER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6:.X526];&quot;X&quot;)" office:value-type="float" office:value="2">
            <text:p>2</text:p>
          </table:table-cell>
          <table:table-cell table:style-name="ce14" table:formula="of:=IF(AND([.I526]=&quot;&quot;&quot;studio&quot;&quot;&quot;;[.J526]=&quot;&quot;&quot;america&quot;&quot;&quot;);&quot;x&quot;;&quot;&quot;)">
            <text:p/>
          </table:table-cell>
          <table:table-cell table:style-name="ce14" table:formula="of:=IF(AND([.I526]=&quot;&quot;&quot;studio&quot;&quot;&quot;;[.J526]=&quot;&quot;&quot;japan&quot;&quot;&quot;);&quot;x&quot;;&quot;&quot;)">
            <text:p/>
          </table:table-cell>
          <table:table-cell table:style-name="ce14" table:formula="of:=IF(AND([.I526]=&quot;&quot;&quot;studio&quot;&quot;&quot;;[.J526]=&quot;&quot;&quot;world&quot;&quot;&quot;);&quot;x&quot;;&quot;&quot;)">
            <text:p/>
          </table:table-cell>
          <table:table-cell table:style-name="ce14" table:formula="of:=IF(AND([.I526]=&quot;&quot;&quot;studio&quot;&quot;&quot;;[.J526]=&quot;&quot;&quot;europe&quot;&quot;&quot;);&quot;x&quot;;&quot;&quot;)" office:value-type="string" office:string-value="x">
            <text:p>x</text:p>
          </table:table-cell>
          <table:table-cell table:style-name="ce14" table:formula="of:=IF([.H526]=&quot;&quot;&quot;thirdparty&quot;&quot;&quot;;&quot;X&quot;;&quot;&quot;)">
            <text:p/>
          </table:table-cell>
          <table:table-cell table:style-name="ce14" table:formula="of:=IF([.H526]=&quot;&quot;&quot;indie&quot;&quot;&quot;;&quot;X&quot;;&quot;&quot;)">
            <text:p/>
          </table:table-cell>
          <table:table-cell table:style-name="ce14" table:formula="of:=IF([.H526]=&quot;&quot;&quot;nintendo&quot;&quot;&quot;;&quot;X&quot;;&quot;&quot;)">
            <text:p/>
          </table:table-cell>
          <table:table-cell table:style-name="ce14" table:formula="of:=IF([.H526]=&quot;&quot;&quot;sony&quot;&quot;&quot;;&quot;X&quot;;&quot;&quot;)">
            <text:p/>
          </table:table-cell>
          <table:table-cell table:style-name="ce14" table:formula="of:=IF([.H526]=&quot;&quot;&quot;microsoft&quot;&quot;&quot;;&quot;X&quot;;&quot;&quot;)">
            <text:p/>
          </table:table-cell>
          <table:table-cell table:style-name="ce14" table:formula="of:=IF([.K526]=&quot;&quot;&quot;people&quot;&quot;&quot;;&quot;X&quot;;&quot;&quot;)">
            <text:p/>
          </table:table-cell>
          <table:table-cell table:style-name="ce14" table:formula="of:=IF([.H52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quilaworks</text:p>
          </table:table-cell>
          <table:table-cell table:formula="of:=CONCATENATE([.G527];&quot;,&quot;;[.H527];&quot;,&quot;;[.I527];&quot;,&quot;;[.J527];&quot;,&quot;;[.K527];&quot;,&quot;;[.L527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Youtube Channel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YOUTUBE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7:.X527];&quot;X&quot;)" office:value-type="float" office:value="2">
            <text:p>2</text:p>
          </table:table-cell>
          <table:table-cell table:style-name="ce14" table:formula="of:=IF(AND([.I527]=&quot;&quot;&quot;studio&quot;&quot;&quot;;[.J527]=&quot;&quot;&quot;america&quot;&quot;&quot;);&quot;x&quot;;&quot;&quot;)">
            <text:p/>
          </table:table-cell>
          <table:table-cell table:style-name="ce14" table:formula="of:=IF(AND([.I527]=&quot;&quot;&quot;studio&quot;&quot;&quot;;[.J527]=&quot;&quot;&quot;japan&quot;&quot;&quot;);&quot;x&quot;;&quot;&quot;)">
            <text:p/>
          </table:table-cell>
          <table:table-cell table:style-name="ce14" table:formula="of:=IF(AND([.I527]=&quot;&quot;&quot;studio&quot;&quot;&quot;;[.J527]=&quot;&quot;&quot;world&quot;&quot;&quot;);&quot;x&quot;;&quot;&quot;)">
            <text:p/>
          </table:table-cell>
          <table:table-cell table:style-name="ce14" table:formula="of:=IF(AND([.I527]=&quot;&quot;&quot;studio&quot;&quot;&quot;;[.J527]=&quot;&quot;&quot;europe&quot;&quot;&quot;);&quot;x&quot;;&quot;&quot;)" office:value-type="string" office:string-value="x">
            <text:p>x</text:p>
          </table:table-cell>
          <table:table-cell table:style-name="ce14" table:formula="of:=IF([.H527]=&quot;&quot;&quot;thirdparty&quot;&quot;&quot;;&quot;X&quot;;&quot;&quot;)">
            <text:p/>
          </table:table-cell>
          <table:table-cell table:style-name="ce14" table:formula="of:=IF([.H527]=&quot;&quot;&quot;indie&quot;&quot;&quot;;&quot;X&quot;;&quot;&quot;)">
            <text:p/>
          </table:table-cell>
          <table:table-cell table:style-name="ce14" table:formula="of:=IF([.H527]=&quot;&quot;&quot;nintendo&quot;&quot;&quot;;&quot;X&quot;;&quot;&quot;)">
            <text:p/>
          </table:table-cell>
          <table:table-cell table:style-name="ce14" table:formula="of:=IF([.H527]=&quot;&quot;&quot;sony&quot;&quot;&quot;;&quot;X&quot;;&quot;&quot;)">
            <text:p/>
          </table:table-cell>
          <table:table-cell table:style-name="ce14" table:formula="of:=IF([.H527]=&quot;&quot;&quot;microsoft&quot;&quot;&quot;;&quot;X&quot;;&quot;&quot;)">
            <text:p/>
          </table:table-cell>
          <table:table-cell table:style-name="ce14" table:formula="of:=IF([.K527]=&quot;&quot;&quot;people&quot;&quot;&quot;;&quot;X&quot;;&quot;&quot;)">
            <text:p/>
          </table:table-cell>
          <table:table-cell table:style-name="ce14" table:formula="of:=IF([.H52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istractionware.com/blog/feed/</text:p>
          </table:table-cell>
          <table:table-cell table:formula="of:=CONCATENATE([.G528];&quot;,&quot;;[.H528];&quot;,&quot;;[.I528];&quot;,&quot;;[.J528];&quot;,&quot;;[.K528];&quot;,&quot;;[.L528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News Feed of Terry Cavanagh</text:p>
          </table:table-cell>
          <table:table-cell office:value-type="string">
            <text:p>http://distractionware.com/blog/about-me/</text:p>
          </table:table-cell>
          <table:table-cell office:value-type="string">
            <text:p>VVVVVV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28:.X528];&quot;X&quot;)" office:value-type="float" office:value="2">
            <text:p>2</text:p>
          </table:table-cell>
          <table:table-cell table:style-name="ce14" table:formula="of:=IF(AND([.I528]=&quot;&quot;&quot;studio&quot;&quot;&quot;;[.J528]=&quot;&quot;&quot;america&quot;&quot;&quot;);&quot;x&quot;;&quot;&quot;)">
            <text:p/>
          </table:table-cell>
          <table:table-cell table:style-name="ce14" table:formula="of:=IF(AND([.I528]=&quot;&quot;&quot;studio&quot;&quot;&quot;;[.J528]=&quot;&quot;&quot;japan&quot;&quot;&quot;);&quot;x&quot;;&quot;&quot;)">
            <text:p/>
          </table:table-cell>
          <table:table-cell table:style-name="ce14" table:formula="of:=IF(AND([.I528]=&quot;&quot;&quot;studio&quot;&quot;&quot;;[.J528]=&quot;&quot;&quot;world&quot;&quot;&quot;);&quot;x&quot;;&quot;&quot;)">
            <text:p/>
          </table:table-cell>
          <table:table-cell table:style-name="ce14" table:formula="of:=IF(AND([.I528]=&quot;&quot;&quot;studio&quot;&quot;&quot;;[.J528]=&quot;&quot;&quot;europe&quot;&quot;&quot;);&quot;x&quot;;&quot;&quot;)">
            <text:p/>
          </table:table-cell>
          <table:table-cell table:style-name="ce14" table:formula="of:=IF([.H528]=&quot;&quot;&quot;thirdparty&quot;&quot;&quot;;&quot;X&quot;;&quot;&quot;)">
            <text:p/>
          </table:table-cell>
          <table:table-cell table:style-name="ce14" table:formula="of:=IF([.H528]=&quot;&quot;&quot;indie&quot;&quot;&quot;;&quot;X&quot;;&quot;&quot;)" office:value-type="string" office:string-value="X">
            <text:p>X</text:p>
          </table:table-cell>
          <table:table-cell table:style-name="ce14" table:formula="of:=IF([.H528]=&quot;&quot;&quot;nintendo&quot;&quot;&quot;;&quot;X&quot;;&quot;&quot;)">
            <text:p/>
          </table:table-cell>
          <table:table-cell table:style-name="ce14" table:formula="of:=IF([.H528]=&quot;&quot;&quot;sony&quot;&quot;&quot;;&quot;X&quot;;&quot;&quot;)">
            <text:p/>
          </table:table-cell>
          <table:table-cell table:style-name="ce14" table:formula="of:=IF([.H528]=&quot;&quot;&quot;microsoft&quot;&quot;&quot;;&quot;X&quot;;&quot;&quot;)">
            <text:p/>
          </table:table-cell>
          <table:table-cell table:style-name="ce14" table:formula="of:=IF([.K528]=&quot;&quot;&quot;people&quot;&quot;&quot;;&quot;X&quot;;&quot;&quot;)" office:value-type="string" office:string-value="X">
            <text:p>X</text:p>
          </table:table-cell>
          <table:table-cell table:style-name="ce14" table:formula="of:=IF([.H5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rrycavanagh</text:p>
          </table:table-cell>
          <table:table-cell table:formula="of:=CONCATENATE([.G529];&quot;,&quot;;[.H529];&quot;,&quot;;[.I529];&quot;,&quot;;[.J529];&quot;,&quot;;[.K529];&quot;,&quot;;[.L529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Twitter Account of Terry Cavanagh</text:p>
          </table:table-cell>
          <table:table-cell office:value-type="string">
            <text:p>http://distractionware.com/blog/about-me/</text:p>
          </table:table-cell>
          <table:table-cell office:value-type="string">
            <text:p>VVVVVV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29:.X529];&quot;X&quot;)" office:value-type="float" office:value="2">
            <text:p>2</text:p>
          </table:table-cell>
          <table:table-cell table:style-name="ce14" table:formula="of:=IF(AND([.I529]=&quot;&quot;&quot;studio&quot;&quot;&quot;;[.J529]=&quot;&quot;&quot;america&quot;&quot;&quot;);&quot;x&quot;;&quot;&quot;)">
            <text:p/>
          </table:table-cell>
          <table:table-cell table:style-name="ce14" table:formula="of:=IF(AND([.I529]=&quot;&quot;&quot;studio&quot;&quot;&quot;;[.J529]=&quot;&quot;&quot;japan&quot;&quot;&quot;);&quot;x&quot;;&quot;&quot;)">
            <text:p/>
          </table:table-cell>
          <table:table-cell table:style-name="ce14" table:formula="of:=IF(AND([.I529]=&quot;&quot;&quot;studio&quot;&quot;&quot;;[.J529]=&quot;&quot;&quot;world&quot;&quot;&quot;);&quot;x&quot;;&quot;&quot;)">
            <text:p/>
          </table:table-cell>
          <table:table-cell table:style-name="ce14" table:formula="of:=IF(AND([.I529]=&quot;&quot;&quot;studio&quot;&quot;&quot;;[.J529]=&quot;&quot;&quot;europe&quot;&quot;&quot;);&quot;x&quot;;&quot;&quot;)">
            <text:p/>
          </table:table-cell>
          <table:table-cell table:style-name="ce14" table:formula="of:=IF([.H529]=&quot;&quot;&quot;thirdparty&quot;&quot;&quot;;&quot;X&quot;;&quot;&quot;)">
            <text:p/>
          </table:table-cell>
          <table:table-cell table:style-name="ce14" table:formula="of:=IF([.H529]=&quot;&quot;&quot;indie&quot;&quot;&quot;;&quot;X&quot;;&quot;&quot;)" office:value-type="string" office:string-value="X">
            <text:p>X</text:p>
          </table:table-cell>
          <table:table-cell table:style-name="ce14" table:formula="of:=IF([.H529]=&quot;&quot;&quot;nintendo&quot;&quot;&quot;;&quot;X&quot;;&quot;&quot;)">
            <text:p/>
          </table:table-cell>
          <table:table-cell table:style-name="ce14" table:formula="of:=IF([.H529]=&quot;&quot;&quot;sony&quot;&quot;&quot;;&quot;X&quot;;&quot;&quot;)">
            <text:p/>
          </table:table-cell>
          <table:table-cell table:style-name="ce14" table:formula="of:=IF([.H529]=&quot;&quot;&quot;microsoft&quot;&quot;&quot;;&quot;X&quot;;&quot;&quot;)">
            <text:p/>
          </table:table-cell>
          <table:table-cell table:style-name="ce14" table:formula="of:=IF([.K529]=&quot;&quot;&quot;people&quot;&quot;&quot;;&quot;X&quot;;&quot;&quot;)" office:value-type="string" office:string-value="X">
            <text:p>X</text:p>
          </table:table-cell>
          <table:table-cell table:style-name="ce14" table:formula="of:=IF([.H5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3637694014149</text:p>
          </table:table-cell>
          <table:table-cell table:formula="of:=CONCATENATE([.G530];&quot;,&quot;;[.H530];&quot;,&quot;;[.I530];&quot;,&quot;;[.J530];&quot;,&quot;;[.K530];&quot;,&quot;;[.L530])" office:value-type="string" office:string-value="&quot;tetris&quot;,&quot;thirdparty&quot;,&quot;publisher&quot;,&quot;worldwide&quot;,&quot;pr&quot;,&quot;generic&quot;">
            <text:p>"tetris","thirdparty","publisher","worldwide","pr","generic"</text:p>
          </table:table-cell>
          <table:table-cell office:value-type="string">
            <text:p>Official Facebook Page of Tetris</text:p>
          </table:table-cell>
          <table:table-cell office:value-type="string">
            <text:p>http://www.tetris.com/about-tetris/index.aspx</text:p>
          </table:table-cell>
          <table:table-cell/>
          <table:table-cell office:value-type="string">
            <text:p>FACEBOOK</text:p>
          </table:table-cell>
          <table:table-cell office:value-type="string">
            <text:p>"tetri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0:.X530];&quot;X&quot;)" office:value-type="float" office:value="1">
            <text:p>1</text:p>
          </table:table-cell>
          <table:table-cell table:style-name="ce14" table:formula="of:=IF(AND([.I530]=&quot;&quot;&quot;studio&quot;&quot;&quot;;[.J530]=&quot;&quot;&quot;america&quot;&quot;&quot;);&quot;x&quot;;&quot;&quot;)">
            <text:p/>
          </table:table-cell>
          <table:table-cell table:style-name="ce14" table:formula="of:=IF(AND([.I530]=&quot;&quot;&quot;studio&quot;&quot;&quot;;[.J530]=&quot;&quot;&quot;japan&quot;&quot;&quot;);&quot;x&quot;;&quot;&quot;)">
            <text:p/>
          </table:table-cell>
          <table:table-cell table:style-name="ce14" table:formula="of:=IF(AND([.I530]=&quot;&quot;&quot;studio&quot;&quot;&quot;;[.J530]=&quot;&quot;&quot;world&quot;&quot;&quot;);&quot;x&quot;;&quot;&quot;)">
            <text:p/>
          </table:table-cell>
          <table:table-cell table:style-name="ce14" table:formula="of:=IF(AND([.I530]=&quot;&quot;&quot;studio&quot;&quot;&quot;;[.J530]=&quot;&quot;&quot;europe&quot;&quot;&quot;);&quot;x&quot;;&quot;&quot;)">
            <text:p/>
          </table:table-cell>
          <table:table-cell table:style-name="ce14" table:formula="of:=IF([.H530]=&quot;&quot;&quot;thirdparty&quot;&quot;&quot;;&quot;X&quot;;&quot;&quot;)" office:value-type="string" office:string-value="X">
            <text:p>X</text:p>
          </table:table-cell>
          <table:table-cell table:style-name="ce14" table:formula="of:=IF([.H530]=&quot;&quot;&quot;indie&quot;&quot;&quot;;&quot;X&quot;;&quot;&quot;)">
            <text:p/>
          </table:table-cell>
          <table:table-cell table:style-name="ce14" table:formula="of:=IF([.H530]=&quot;&quot;&quot;nintendo&quot;&quot;&quot;;&quot;X&quot;;&quot;&quot;)">
            <text:p/>
          </table:table-cell>
          <table:table-cell table:style-name="ce14" table:formula="of:=IF([.H530]=&quot;&quot;&quot;sony&quot;&quot;&quot;;&quot;X&quot;;&quot;&quot;)">
            <text:p/>
          </table:table-cell>
          <table:table-cell table:style-name="ce14" table:formula="of:=IF([.H530]=&quot;&quot;&quot;microsoft&quot;&quot;&quot;;&quot;X&quot;;&quot;&quot;)">
            <text:p/>
          </table:table-cell>
          <table:table-cell table:style-name="ce14" table:formula="of:=IF([.K530]=&quot;&quot;&quot;people&quot;&quot;&quot;;&quot;X&quot;;&quot;&quot;)">
            <text:p/>
          </table:table-cell>
          <table:table-cell table:style-name="ce14" table:formula="of:=IF([.H5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tris_Official</text:p>
          </table:table-cell>
          <table:table-cell table:formula="of:=CONCATENATE([.G531];&quot;,&quot;;[.H531];&quot;,&quot;;[.I531];&quot;,&quot;;[.J531];&quot;,&quot;;[.K531];&quot;,&quot;;[.L531])" office:value-type="string" office:string-value="&quot;tetris&quot;,&quot;thirdparty&quot;,&quot;publisher&quot;,&quot;worldwide&quot;,&quot;pr&quot;,&quot;generic&quot;">
            <text:p>"tetris","thirdparty","publisher","worldwide","pr","generic"</text:p>
          </table:table-cell>
          <table:table-cell office:value-type="string">
            <text:p>Official Twitter Account of Tetris</text:p>
          </table:table-cell>
          <table:table-cell office:value-type="string">
            <text:p>http://www.tetris.com/about-tetris/index.aspx</text:p>
          </table:table-cell>
          <table:table-cell/>
          <table:table-cell office:value-type="string">
            <text:p>TWITTER</text:p>
          </table:table-cell>
          <table:table-cell office:value-type="string">
            <text:p>"tetri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1:.X531];&quot;X&quot;)" office:value-type="float" office:value="1">
            <text:p>1</text:p>
          </table:table-cell>
          <table:table-cell table:style-name="ce14" table:formula="of:=IF(AND([.I531]=&quot;&quot;&quot;studio&quot;&quot;&quot;;[.J531]=&quot;&quot;&quot;america&quot;&quot;&quot;);&quot;x&quot;;&quot;&quot;)">
            <text:p/>
          </table:table-cell>
          <table:table-cell table:style-name="ce14" table:formula="of:=IF(AND([.I531]=&quot;&quot;&quot;studio&quot;&quot;&quot;;[.J531]=&quot;&quot;&quot;japan&quot;&quot;&quot;);&quot;x&quot;;&quot;&quot;)">
            <text:p/>
          </table:table-cell>
          <table:table-cell table:style-name="ce14" table:formula="of:=IF(AND([.I531]=&quot;&quot;&quot;studio&quot;&quot;&quot;;[.J531]=&quot;&quot;&quot;world&quot;&quot;&quot;);&quot;x&quot;;&quot;&quot;)">
            <text:p/>
          </table:table-cell>
          <table:table-cell table:style-name="ce14" table:formula="of:=IF(AND([.I531]=&quot;&quot;&quot;studio&quot;&quot;&quot;;[.J531]=&quot;&quot;&quot;europe&quot;&quot;&quot;);&quot;x&quot;;&quot;&quot;)">
            <text:p/>
          </table:table-cell>
          <table:table-cell table:style-name="ce14" table:formula="of:=IF([.H531]=&quot;&quot;&quot;thirdparty&quot;&quot;&quot;;&quot;X&quot;;&quot;&quot;)" office:value-type="string" office:string-value="X">
            <text:p>X</text:p>
          </table:table-cell>
          <table:table-cell table:style-name="ce14" table:formula="of:=IF([.H531]=&quot;&quot;&quot;indie&quot;&quot;&quot;;&quot;X&quot;;&quot;&quot;)">
            <text:p/>
          </table:table-cell>
          <table:table-cell table:style-name="ce14" table:formula="of:=IF([.H531]=&quot;&quot;&quot;nintendo&quot;&quot;&quot;;&quot;X&quot;;&quot;&quot;)">
            <text:p/>
          </table:table-cell>
          <table:table-cell table:style-name="ce14" table:formula="of:=IF([.H531]=&quot;&quot;&quot;sony&quot;&quot;&quot;;&quot;X&quot;;&quot;&quot;)">
            <text:p/>
          </table:table-cell>
          <table:table-cell table:style-name="ce14" table:formula="of:=IF([.H531]=&quot;&quot;&quot;microsoft&quot;&quot;&quot;;&quot;X&quot;;&quot;&quot;)">
            <text:p/>
          </table:table-cell>
          <table:table-cell table:style-name="ce14" table:formula="of:=IF([.K531]=&quot;&quot;&quot;people&quot;&quot;&quot;;&quot;X&quot;;&quot;&quot;)">
            <text:p/>
          </table:table-cell>
          <table:table-cell table:style-name="ce14" table:formula="of:=IF([.H5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atgamecompany</text:p>
          </table:table-cell>
          <table:table-cell table:formula="of:=CONCATENATE([.G532];&quot;,&quot;;[.H532];&quot;,&quot;;[.I532];&quot;,&quot;;[.J532];&quot;,&quot;;[.K532];&quot;,&quot;;[.L532])" office:value-type="string" office:string-value="&quot;thatgamecompany&quot;,&quot;indie&quot;,&quot;studio&quot;,&quot;america&quot;,&quot;pr&quot;,&quot;experimental&quot;">
            <text:p>"thatgamecompany","indie","studio","america","pr","experimental"</text:p>
          </table:table-cell>
          <table:table-cell office:value-type="string">
            <text:p>Official Twitter Account of Thatgamecompany</text:p>
          </table:table-cell>
          <table:table-cell office:value-type="string">
            <text:p>http://thatgamecompany.com/company/</text:p>
          </table:table-cell>
          <table:table-cell office:value-type="string">
            <text:p>Journey</text:p>
          </table:table-cell>
          <table:table-cell office:value-type="string">
            <text:p>TWITTER</text:p>
          </table:table-cell>
          <table:table-cell office:value-type="string">
            <text:p>"thatgamecompan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32:.X532];&quot;X&quot;)" office:value-type="float" office:value="2">
            <text:p>2</text:p>
          </table:table-cell>
          <table:table-cell table:style-name="ce14" table:formula="of:=IF(AND([.I532]=&quot;&quot;&quot;studio&quot;&quot;&quot;;[.J532]=&quot;&quot;&quot;america&quot;&quot;&quot;);&quot;x&quot;;&quot;&quot;)" office:value-type="string" office:string-value="x">
            <text:p>x</text:p>
          </table:table-cell>
          <table:table-cell table:style-name="ce14" table:formula="of:=IF(AND([.I532]=&quot;&quot;&quot;studio&quot;&quot;&quot;;[.J532]=&quot;&quot;&quot;japan&quot;&quot;&quot;);&quot;x&quot;;&quot;&quot;)">
            <text:p/>
          </table:table-cell>
          <table:table-cell table:style-name="ce14" table:formula="of:=IF(AND([.I532]=&quot;&quot;&quot;studio&quot;&quot;&quot;;[.J532]=&quot;&quot;&quot;world&quot;&quot;&quot;);&quot;x&quot;;&quot;&quot;)">
            <text:p/>
          </table:table-cell>
          <table:table-cell table:style-name="ce14" table:formula="of:=IF(AND([.I532]=&quot;&quot;&quot;studio&quot;&quot;&quot;;[.J532]=&quot;&quot;&quot;europe&quot;&quot;&quot;);&quot;x&quot;;&quot;&quot;)">
            <text:p/>
          </table:table-cell>
          <table:table-cell table:style-name="ce14" table:formula="of:=IF([.H532]=&quot;&quot;&quot;thirdparty&quot;&quot;&quot;;&quot;X&quot;;&quot;&quot;)">
            <text:p/>
          </table:table-cell>
          <table:table-cell table:style-name="ce14" table:formula="of:=IF([.H532]=&quot;&quot;&quot;indie&quot;&quot;&quot;;&quot;X&quot;;&quot;&quot;)" office:value-type="string" office:string-value="X">
            <text:p>X</text:p>
          </table:table-cell>
          <table:table-cell table:style-name="ce14" table:formula="of:=IF([.H532]=&quot;&quot;&quot;nintendo&quot;&quot;&quot;;&quot;X&quot;;&quot;&quot;)">
            <text:p/>
          </table:table-cell>
          <table:table-cell table:style-name="ce14" table:formula="of:=IF([.H532]=&quot;&quot;&quot;sony&quot;&quot;&quot;;&quot;X&quot;;&quot;&quot;)">
            <text:p/>
          </table:table-cell>
          <table:table-cell table:style-name="ce14" table:formula="of:=IF([.H532]=&quot;&quot;&quot;microsoft&quot;&quot;&quot;;&quot;X&quot;;&quot;&quot;)">
            <text:p/>
          </table:table-cell>
          <table:table-cell table:style-name="ce14" table:formula="of:=IF([.K532]=&quot;&quot;&quot;people&quot;&quot;&quot;;&quot;X&quot;;&quot;&quot;)">
            <text:p/>
          </table:table-cell>
          <table:table-cell table:style-name="ce14" table:formula="of:=IF([.H5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thatgamecompany.com/feed/</text:p>
          </table:table-cell>
          <table:table-cell table:formula="of:=CONCATENATE([.G533];&quot;,&quot;;[.H533];&quot;,&quot;;[.I533];&quot;,&quot;;[.J533];&quot;,&quot;;[.K533];&quot;,&quot;;[.L533])" office:value-type="string" office:string-value="&quot;thatgamecompany&quot;,&quot;indie&quot;,&quot;studio&quot;,&quot;america&quot;,&quot;pr&quot;,&quot;experimental&quot;">
            <text:p>"thatgamecompany","indie","studio","america","pr","experimental"</text:p>
          </table:table-cell>
          <table:table-cell office:value-type="string">
            <text:p>Official News Feed of Thatgamecompany</text:p>
          </table:table-cell>
          <table:table-cell office:value-type="string">
            <text:p>http://thatgamecompany.com/company/</text:p>
          </table:table-cell>
          <table:table-cell office:value-type="string">
            <text:p>Journey</text:p>
          </table:table-cell>
          <table:table-cell office:value-type="string">
            <text:p>NEWS</text:p>
          </table:table-cell>
          <table:table-cell office:value-type="string">
            <text:p>"thatgamecompan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33:.X533];&quot;X&quot;)" office:value-type="float" office:value="2">
            <text:p>2</text:p>
          </table:table-cell>
          <table:table-cell table:style-name="ce14" table:formula="of:=IF(AND([.I533]=&quot;&quot;&quot;studio&quot;&quot;&quot;;[.J533]=&quot;&quot;&quot;america&quot;&quot;&quot;);&quot;x&quot;;&quot;&quot;)" office:value-type="string" office:string-value="x">
            <text:p>x</text:p>
          </table:table-cell>
          <table:table-cell table:style-name="ce14" table:formula="of:=IF(AND([.I533]=&quot;&quot;&quot;studio&quot;&quot;&quot;;[.J533]=&quot;&quot;&quot;japan&quot;&quot;&quot;);&quot;x&quot;;&quot;&quot;)">
            <text:p/>
          </table:table-cell>
          <table:table-cell table:style-name="ce14" table:formula="of:=IF(AND([.I533]=&quot;&quot;&quot;studio&quot;&quot;&quot;;[.J533]=&quot;&quot;&quot;world&quot;&quot;&quot;);&quot;x&quot;;&quot;&quot;)">
            <text:p/>
          </table:table-cell>
          <table:table-cell table:style-name="ce14" table:formula="of:=IF(AND([.I533]=&quot;&quot;&quot;studio&quot;&quot;&quot;;[.J533]=&quot;&quot;&quot;europe&quot;&quot;&quot;);&quot;x&quot;;&quot;&quot;)">
            <text:p/>
          </table:table-cell>
          <table:table-cell table:style-name="ce14" table:formula="of:=IF([.H533]=&quot;&quot;&quot;thirdparty&quot;&quot;&quot;;&quot;X&quot;;&quot;&quot;)">
            <text:p/>
          </table:table-cell>
          <table:table-cell table:style-name="ce14" table:formula="of:=IF([.H533]=&quot;&quot;&quot;indie&quot;&quot;&quot;;&quot;X&quot;;&quot;&quot;)" office:value-type="string" office:string-value="X">
            <text:p>X</text:p>
          </table:table-cell>
          <table:table-cell table:style-name="ce14" table:formula="of:=IF([.H533]=&quot;&quot;&quot;nintendo&quot;&quot;&quot;;&quot;X&quot;;&quot;&quot;)">
            <text:p/>
          </table:table-cell>
          <table:table-cell table:style-name="ce14" table:formula="of:=IF([.H533]=&quot;&quot;&quot;sony&quot;&quot;&quot;;&quot;X&quot;;&quot;&quot;)">
            <text:p/>
          </table:table-cell>
          <table:table-cell table:style-name="ce14" table:formula="of:=IF([.H533]=&quot;&quot;&quot;microsoft&quot;&quot;&quot;;&quot;X&quot;;&quot;&quot;)">
            <text:p/>
          </table:table-cell>
          <table:table-cell table:style-name="ce14" table:formula="of:=IF([.K533]=&quot;&quot;&quot;people&quot;&quot;&quot;;&quot;X&quot;;&quot;&quot;)">
            <text:p/>
          </table:table-cell>
          <table:table-cell table:style-name="ce14" table:formula="of:=IF([.H5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7759705950</text:p>
          </table:table-cell>
          <table:table-cell table:formula="of:=CONCATENATE([.G534];&quot;,&quot;;[.H534];&quot;,&quot;;[.I534];&quot;,&quot;;[.J534];&quot;,&quot;;[.K534];&quot;,&quot;;[.L534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Facebook Page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FACEBOOK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4:.X534];&quot;X&quot;)" office:value-type="float" office:value="2">
            <text:p>2</text:p>
          </table:table-cell>
          <table:table-cell table:style-name="ce14" table:formula="of:=IF(AND([.I534]=&quot;&quot;&quot;studio&quot;&quot;&quot;;[.J534]=&quot;&quot;&quot;america&quot;&quot;&quot;);&quot;x&quot;;&quot;&quot;)" office:value-type="string" office:string-value="x">
            <text:p>x</text:p>
          </table:table-cell>
          <table:table-cell table:style-name="ce14" table:formula="of:=IF(AND([.I534]=&quot;&quot;&quot;studio&quot;&quot;&quot;;[.J534]=&quot;&quot;&quot;japan&quot;&quot;&quot;);&quot;x&quot;;&quot;&quot;)">
            <text:p/>
          </table:table-cell>
          <table:table-cell table:style-name="ce14" table:formula="of:=IF(AND([.I534]=&quot;&quot;&quot;studio&quot;&quot;&quot;;[.J534]=&quot;&quot;&quot;world&quot;&quot;&quot;);&quot;x&quot;;&quot;&quot;)">
            <text:p/>
          </table:table-cell>
          <table:table-cell table:style-name="ce14" table:formula="of:=IF(AND([.I534]=&quot;&quot;&quot;studio&quot;&quot;&quot;;[.J534]=&quot;&quot;&quot;europe&quot;&quot;&quot;);&quot;x&quot;;&quot;&quot;)">
            <text:p/>
          </table:table-cell>
          <table:table-cell table:style-name="ce14" table:formula="of:=IF([.H534]=&quot;&quot;&quot;thirdparty&quot;&quot;&quot;;&quot;X&quot;;&quot;&quot;)">
            <text:p/>
          </table:table-cell>
          <table:table-cell table:style-name="ce14" table:formula="of:=IF([.H534]=&quot;&quot;&quot;indie&quot;&quot;&quot;;&quot;X&quot;;&quot;&quot;)" office:value-type="string" office:string-value="X">
            <text:p>X</text:p>
          </table:table-cell>
          <table:table-cell table:style-name="ce14" table:formula="of:=IF([.H534]=&quot;&quot;&quot;nintendo&quot;&quot;&quot;;&quot;X&quot;;&quot;&quot;)">
            <text:p/>
          </table:table-cell>
          <table:table-cell table:style-name="ce14" table:formula="of:=IF([.H534]=&quot;&quot;&quot;sony&quot;&quot;&quot;;&quot;X&quot;;&quot;&quot;)">
            <text:p/>
          </table:table-cell>
          <table:table-cell table:style-name="ce14" table:formula="of:=IF([.H534]=&quot;&quot;&quot;microsoft&quot;&quot;&quot;;&quot;X&quot;;&quot;&quot;)">
            <text:p/>
          </table:table-cell>
          <table:table-cell table:style-name="ce14" table:formula="of:=IF([.K534]=&quot;&quot;&quot;people&quot;&quot;&quot;;&quot;X&quot;;&quot;&quot;)">
            <text:p/>
          </table:table-cell>
          <table:table-cell table:style-name="ce14" table:formula="of:=IF([.H5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evblog.thebehemoth.com/feed/</text:p>
          </table:table-cell>
          <table:table-cell table:formula="of:=CONCATENATE([.G535];&quot;,&quot;;[.H535];&quot;,&quot;;[.I535];&quot;,&quot;;[.J535];&quot;,&quot;;[.K535];&quot;,&quot;;[.L535])" office:value-type="string" office:string-value="&quot;thebehemoth&quot;,&quot;indie&quot;,&quot;studio&quot;,&quot;america&quot;,&quot;devblog&quot;,&quot;generic&quot;">
            <text:p>"thebehemoth","indie","studio","america","devblog","generic"</text:p>
          </table:table-cell>
          <table:table-cell office:value-type="string">
            <text:p>Official Devblog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NEWS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35:.X535];&quot;X&quot;)" office:value-type="float" office:value="2">
            <text:p>2</text:p>
          </table:table-cell>
          <table:table-cell table:style-name="ce14" table:formula="of:=IF(AND([.I535]=&quot;&quot;&quot;studio&quot;&quot;&quot;;[.J535]=&quot;&quot;&quot;america&quot;&quot;&quot;);&quot;x&quot;;&quot;&quot;)" office:value-type="string" office:string-value="x">
            <text:p>x</text:p>
          </table:table-cell>
          <table:table-cell table:style-name="ce14" table:formula="of:=IF(AND([.I535]=&quot;&quot;&quot;studio&quot;&quot;&quot;;[.J535]=&quot;&quot;&quot;japan&quot;&quot;&quot;);&quot;x&quot;;&quot;&quot;)">
            <text:p/>
          </table:table-cell>
          <table:table-cell table:style-name="ce14" table:formula="of:=IF(AND([.I535]=&quot;&quot;&quot;studio&quot;&quot;&quot;;[.J535]=&quot;&quot;&quot;world&quot;&quot;&quot;);&quot;x&quot;;&quot;&quot;)">
            <text:p/>
          </table:table-cell>
          <table:table-cell table:style-name="ce14" table:formula="of:=IF(AND([.I535]=&quot;&quot;&quot;studio&quot;&quot;&quot;;[.J535]=&quot;&quot;&quot;europe&quot;&quot;&quot;);&quot;x&quot;;&quot;&quot;)">
            <text:p/>
          </table:table-cell>
          <table:table-cell table:style-name="ce14" table:formula="of:=IF([.H535]=&quot;&quot;&quot;thirdparty&quot;&quot;&quot;;&quot;X&quot;;&quot;&quot;)">
            <text:p/>
          </table:table-cell>
          <table:table-cell table:style-name="ce14" table:formula="of:=IF([.H535]=&quot;&quot;&quot;indie&quot;&quot;&quot;;&quot;X&quot;;&quot;&quot;)" office:value-type="string" office:string-value="X">
            <text:p>X</text:p>
          </table:table-cell>
          <table:table-cell table:style-name="ce14" table:formula="of:=IF([.H535]=&quot;&quot;&quot;nintendo&quot;&quot;&quot;;&quot;X&quot;;&quot;&quot;)">
            <text:p/>
          </table:table-cell>
          <table:table-cell table:style-name="ce14" table:formula="of:=IF([.H535]=&quot;&quot;&quot;sony&quot;&quot;&quot;;&quot;X&quot;;&quot;&quot;)">
            <text:p/>
          </table:table-cell>
          <table:table-cell table:style-name="ce14" table:formula="of:=IF([.H535]=&quot;&quot;&quot;microsoft&quot;&quot;&quot;;&quot;X&quot;;&quot;&quot;)">
            <text:p/>
          </table:table-cell>
          <table:table-cell table:style-name="ce14" table:formula="of:=IF([.K535]=&quot;&quot;&quot;people&quot;&quot;&quot;;&quot;X&quot;;&quot;&quot;)">
            <text:p/>
          </table:table-cell>
          <table:table-cell table:style-name="ce14" table:formula="of:=IF([.H5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behemoth</text:p>
          </table:table-cell>
          <table:table-cell table:formula="of:=CONCATENATE([.G536];&quot;,&quot;;[.H536];&quot;,&quot;;[.I536];&quot;,&quot;;[.J536];&quot;,&quot;;[.K536];&quot;,&quot;;[.L536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Twitter Account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TWITTER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6:.X536];&quot;X&quot;)" office:value-type="float" office:value="2">
            <text:p>2</text:p>
          </table:table-cell>
          <table:table-cell table:style-name="ce14" table:formula="of:=IF(AND([.I536]=&quot;&quot;&quot;studio&quot;&quot;&quot;;[.J536]=&quot;&quot;&quot;america&quot;&quot;&quot;);&quot;x&quot;;&quot;&quot;)" office:value-type="string" office:string-value="x">
            <text:p>x</text:p>
          </table:table-cell>
          <table:table-cell table:style-name="ce14" table:formula="of:=IF(AND([.I536]=&quot;&quot;&quot;studio&quot;&quot;&quot;;[.J536]=&quot;&quot;&quot;japan&quot;&quot;&quot;);&quot;x&quot;;&quot;&quot;)">
            <text:p/>
          </table:table-cell>
          <table:table-cell table:style-name="ce14" table:formula="of:=IF(AND([.I536]=&quot;&quot;&quot;studio&quot;&quot;&quot;;[.J536]=&quot;&quot;&quot;world&quot;&quot;&quot;);&quot;x&quot;;&quot;&quot;)">
            <text:p/>
          </table:table-cell>
          <table:table-cell table:style-name="ce14" table:formula="of:=IF(AND([.I536]=&quot;&quot;&quot;studio&quot;&quot;&quot;;[.J536]=&quot;&quot;&quot;europe&quot;&quot;&quot;);&quot;x&quot;;&quot;&quot;)">
            <text:p/>
          </table:table-cell>
          <table:table-cell table:style-name="ce14" table:formula="of:=IF([.H536]=&quot;&quot;&quot;thirdparty&quot;&quot;&quot;;&quot;X&quot;;&quot;&quot;)">
            <text:p/>
          </table:table-cell>
          <table:table-cell table:style-name="ce14" table:formula="of:=IF([.H536]=&quot;&quot;&quot;indie&quot;&quot;&quot;;&quot;X&quot;;&quot;&quot;)" office:value-type="string" office:string-value="X">
            <text:p>X</text:p>
          </table:table-cell>
          <table:table-cell table:style-name="ce14" table:formula="of:=IF([.H536]=&quot;&quot;&quot;nintendo&quot;&quot;&quot;;&quot;X&quot;;&quot;&quot;)">
            <text:p/>
          </table:table-cell>
          <table:table-cell table:style-name="ce14" table:formula="of:=IF([.H536]=&quot;&quot;&quot;sony&quot;&quot;&quot;;&quot;X&quot;;&quot;&quot;)">
            <text:p/>
          </table:table-cell>
          <table:table-cell table:style-name="ce14" table:formula="of:=IF([.H536]=&quot;&quot;&quot;microsoft&quot;&quot;&quot;;&quot;X&quot;;&quot;&quot;)">
            <text:p/>
          </table:table-cell>
          <table:table-cell table:style-name="ce14" table:formula="of:=IF([.K536]=&quot;&quot;&quot;people&quot;&quot;&quot;;&quot;X&quot;;&quot;&quot;)">
            <text:p/>
          </table:table-cell>
          <table:table-cell table:style-name="ce14" table:formula="of:=IF([.H5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hebehem0th</text:p>
          </table:table-cell>
          <table:table-cell table:formula="of:=CONCATENATE([.G537];&quot;,&quot;;[.H537];&quot;,&quot;;[.I537];&quot;,&quot;;[.J537];&quot;,&quot;;[.K537];&quot;,&quot;;[.L537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Youtube Channel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YOUTUBE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7:.X537];&quot;X&quot;)" office:value-type="float" office:value="2">
            <text:p>2</text:p>
          </table:table-cell>
          <table:table-cell table:style-name="ce14" table:formula="of:=IF(AND([.I537]=&quot;&quot;&quot;studio&quot;&quot;&quot;;[.J537]=&quot;&quot;&quot;america&quot;&quot;&quot;);&quot;x&quot;;&quot;&quot;)" office:value-type="string" office:string-value="x">
            <text:p>x</text:p>
          </table:table-cell>
          <table:table-cell table:style-name="ce14" table:formula="of:=IF(AND([.I537]=&quot;&quot;&quot;studio&quot;&quot;&quot;;[.J537]=&quot;&quot;&quot;japan&quot;&quot;&quot;);&quot;x&quot;;&quot;&quot;)">
            <text:p/>
          </table:table-cell>
          <table:table-cell table:style-name="ce14" table:formula="of:=IF(AND([.I537]=&quot;&quot;&quot;studio&quot;&quot;&quot;;[.J537]=&quot;&quot;&quot;world&quot;&quot;&quot;);&quot;x&quot;;&quot;&quot;)">
            <text:p/>
          </table:table-cell>
          <table:table-cell table:style-name="ce14" table:formula="of:=IF(AND([.I537]=&quot;&quot;&quot;studio&quot;&quot;&quot;;[.J537]=&quot;&quot;&quot;europe&quot;&quot;&quot;);&quot;x&quot;;&quot;&quot;)">
            <text:p/>
          </table:table-cell>
          <table:table-cell table:style-name="ce14" table:formula="of:=IF([.H537]=&quot;&quot;&quot;thirdparty&quot;&quot;&quot;;&quot;X&quot;;&quot;&quot;)">
            <text:p/>
          </table:table-cell>
          <table:table-cell table:style-name="ce14" table:formula="of:=IF([.H537]=&quot;&quot;&quot;indie&quot;&quot;&quot;;&quot;X&quot;;&quot;&quot;)" office:value-type="string" office:string-value="X">
            <text:p>X</text:p>
          </table:table-cell>
          <table:table-cell table:style-name="ce14" table:formula="of:=IF([.H537]=&quot;&quot;&quot;nintendo&quot;&quot;&quot;;&quot;X&quot;;&quot;&quot;)">
            <text:p/>
          </table:table-cell>
          <table:table-cell table:style-name="ce14" table:formula="of:=IF([.H537]=&quot;&quot;&quot;sony&quot;&quot;&quot;;&quot;X&quot;;&quot;&quot;)">
            <text:p/>
          </table:table-cell>
          <table:table-cell table:style-name="ce14" table:formula="of:=IF([.H537]=&quot;&quot;&quot;microsoft&quot;&quot;&quot;;&quot;X&quot;;&quot;&quot;)">
            <text:p/>
          </table:table-cell>
          <table:table-cell table:style-name="ce14" table:formula="of:=IF([.K537]=&quot;&quot;&quot;people&quot;&quot;&quot;;&quot;X&quot;;&quot;&quot;)">
            <text:p/>
          </table:table-cell>
          <table:table-cell table:style-name="ce14" table:formula="of:=IF([.H5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OddGentlemen</text:p>
          </table:table-cell>
          <table:table-cell table:formula="of:=CONCATENATE([.G538];&quot;,&quot;;[.H538];&quot;,&quot;;[.I538];&quot;,&quot;;[.J538];&quot;,&quot;;[.K538];&quot;,&quot;;[.L538])" office:value-type="string" office:string-value="&quot;theoddgentlemen&quot;,&quot;indie&quot;,&quot;studio&quot;,&quot;america&quot;,&quot;pr&quot;,&quot;generic&quot;">
            <text:p>"theoddgentlemen","indie","studio","america","pr","generic"</text:p>
          </table:table-cell>
          <table:table-cell office:value-type="string">
            <text:p>Official Twitter Account of The Odd Gentlemen</text:p>
          </table:table-cell>
          <table:table-cell office:value-type="string">
            <text:p>http://www.theoddgentlemen.com/About_Us.html</text:p>
          </table:table-cell>
          <table:table-cell office:value-type="string">
            <text:p>The Misadventures of P.B. Winterbottom</text:p>
          </table:table-cell>
          <table:table-cell office:value-type="string">
            <text:p>TWITTER</text:p>
          </table:table-cell>
          <table:table-cell office:value-type="string">
            <text:p>"theoddgentleme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8:.X538];&quot;X&quot;)" office:value-type="float" office:value="2">
            <text:p>2</text:p>
          </table:table-cell>
          <table:table-cell table:style-name="ce14" table:formula="of:=IF(AND([.I538]=&quot;&quot;&quot;studio&quot;&quot;&quot;;[.J538]=&quot;&quot;&quot;america&quot;&quot;&quot;);&quot;x&quot;;&quot;&quot;)" office:value-type="string" office:string-value="x">
            <text:p>x</text:p>
          </table:table-cell>
          <table:table-cell table:style-name="ce14" table:formula="of:=IF(AND([.I538]=&quot;&quot;&quot;studio&quot;&quot;&quot;;[.J538]=&quot;&quot;&quot;japan&quot;&quot;&quot;);&quot;x&quot;;&quot;&quot;)">
            <text:p/>
          </table:table-cell>
          <table:table-cell table:style-name="ce14" table:formula="of:=IF(AND([.I538]=&quot;&quot;&quot;studio&quot;&quot;&quot;;[.J538]=&quot;&quot;&quot;world&quot;&quot;&quot;);&quot;x&quot;;&quot;&quot;)">
            <text:p/>
          </table:table-cell>
          <table:table-cell table:style-name="ce14" table:formula="of:=IF(AND([.I538]=&quot;&quot;&quot;studio&quot;&quot;&quot;;[.J538]=&quot;&quot;&quot;europe&quot;&quot;&quot;);&quot;x&quot;;&quot;&quot;)">
            <text:p/>
          </table:table-cell>
          <table:table-cell table:style-name="ce14" table:formula="of:=IF([.H538]=&quot;&quot;&quot;thirdparty&quot;&quot;&quot;;&quot;X&quot;;&quot;&quot;)">
            <text:p/>
          </table:table-cell>
          <table:table-cell table:style-name="ce14" table:formula="of:=IF([.H538]=&quot;&quot;&quot;indie&quot;&quot;&quot;;&quot;X&quot;;&quot;&quot;)" office:value-type="string" office:string-value="X">
            <text:p>X</text:p>
          </table:table-cell>
          <table:table-cell table:style-name="ce14" table:formula="of:=IF([.H538]=&quot;&quot;&quot;nintendo&quot;&quot;&quot;;&quot;X&quot;;&quot;&quot;)">
            <text:p/>
          </table:table-cell>
          <table:table-cell table:style-name="ce14" table:formula="of:=IF([.H538]=&quot;&quot;&quot;sony&quot;&quot;&quot;;&quot;X&quot;;&quot;&quot;)">
            <text:p/>
          </table:table-cell>
          <table:table-cell table:style-name="ce14" table:formula="of:=IF([.H538]=&quot;&quot;&quot;microsoft&quot;&quot;&quot;;&quot;X&quot;;&quot;&quot;)">
            <text:p/>
          </table:table-cell>
          <table:table-cell table:style-name="ce14" table:formula="of:=IF([.K538]=&quot;&quot;&quot;people&quot;&quot;&quot;;&quot;X&quot;;&quot;&quot;)">
            <text:p/>
          </table:table-cell>
          <table:table-cell table:style-name="ce14" table:formula="of:=IF([.H53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oddgentlemen</text:p>
          </table:table-cell>
          <table:table-cell table:formula="of:=CONCATENATE([.G539];&quot;,&quot;;[.H539];&quot;,&quot;;[.I539];&quot;,&quot;;[.J539];&quot;,&quot;;[.K539];&quot;,&quot;;[.L539])" office:value-type="string" office:string-value="&quot;theoddgentlemen&quot;,&quot;indie&quot;,&quot;studio&quot;,&quot;america&quot;,&quot;pr&quot;,&quot;generic&quot;">
            <text:p>"theoddgentlemen","indie","studio","america","pr","generic"</text:p>
          </table:table-cell>
          <table:table-cell office:value-type="string">
            <text:p>Official Tumblr Account of The Odd Gentlemen</text:p>
          </table:table-cell>
          <table:table-cell office:value-type="string">
            <text:p>http://www.theoddgentlemen.com/About_Us.html</text:p>
          </table:table-cell>
          <table:table-cell office:value-type="string">
            <text:p>The Misadventures of P.B. Winterbottom</text:p>
          </table:table-cell>
          <table:table-cell office:value-type="string">
            <text:p>NEWS</text:p>
          </table:table-cell>
          <table:table-cell office:value-type="string">
            <text:p>"theoddgentleme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9:.X539];&quot;X&quot;)" office:value-type="float" office:value="2">
            <text:p>2</text:p>
          </table:table-cell>
          <table:table-cell table:style-name="ce14" table:formula="of:=IF(AND([.I539]=&quot;&quot;&quot;studio&quot;&quot;&quot;;[.J539]=&quot;&quot;&quot;america&quot;&quot;&quot;);&quot;x&quot;;&quot;&quot;)" office:value-type="string" office:string-value="x">
            <text:p>x</text:p>
          </table:table-cell>
          <table:table-cell table:style-name="ce14" table:formula="of:=IF(AND([.I539]=&quot;&quot;&quot;studio&quot;&quot;&quot;;[.J539]=&quot;&quot;&quot;japan&quot;&quot;&quot;);&quot;x&quot;;&quot;&quot;)">
            <text:p/>
          </table:table-cell>
          <table:table-cell table:style-name="ce14" table:formula="of:=IF(AND([.I539]=&quot;&quot;&quot;studio&quot;&quot;&quot;;[.J539]=&quot;&quot;&quot;world&quot;&quot;&quot;);&quot;x&quot;;&quot;&quot;)">
            <text:p/>
          </table:table-cell>
          <table:table-cell table:style-name="ce14" table:formula="of:=IF(AND([.I539]=&quot;&quot;&quot;studio&quot;&quot;&quot;;[.J539]=&quot;&quot;&quot;europe&quot;&quot;&quot;);&quot;x&quot;;&quot;&quot;)">
            <text:p/>
          </table:table-cell>
          <table:table-cell table:style-name="ce14" table:formula="of:=IF([.H539]=&quot;&quot;&quot;thirdparty&quot;&quot;&quot;;&quot;X&quot;;&quot;&quot;)">
            <text:p/>
          </table:table-cell>
          <table:table-cell table:style-name="ce14" table:formula="of:=IF([.H539]=&quot;&quot;&quot;indie&quot;&quot;&quot;;&quot;X&quot;;&quot;&quot;)" office:value-type="string" office:string-value="X">
            <text:p>X</text:p>
          </table:table-cell>
          <table:table-cell table:style-name="ce14" table:formula="of:=IF([.H539]=&quot;&quot;&quot;nintendo&quot;&quot;&quot;;&quot;X&quot;;&quot;&quot;)">
            <text:p/>
          </table:table-cell>
          <table:table-cell table:style-name="ce14" table:formula="of:=IF([.H539]=&quot;&quot;&quot;sony&quot;&quot;&quot;;&quot;X&quot;;&quot;&quot;)">
            <text:p/>
          </table:table-cell>
          <table:table-cell table:style-name="ce14" table:formula="of:=IF([.H539]=&quot;&quot;&quot;microsoft&quot;&quot;&quot;;&quot;X&quot;;&quot;&quot;)">
            <text:p/>
          </table:table-cell>
          <table:table-cell table:style-name="ce14" table:formula="of:=IF([.K539]=&quot;&quot;&quot;people&quot;&quot;&quot;;&quot;X&quot;;&quot;&quot;)">
            <text:p/>
          </table:table-cell>
          <table:table-cell table:style-name="ce14" table:formula="of:=IF([.H5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heZenUnited</text:p>
          </table:table-cell>
          <table:table-cell table:formula="of:=CONCATENATE([.G540];&quot;,&quot;;[.H540];&quot;,&quot;;[.I540];&quot;,&quot;;[.J540];&quot;,&quot;;[.K540];&quot;,&quot;;[.L540])" office:value-type="string" office:string-value="&quot;thezenunited&quot;,&quot;thirdparty&quot;,&quot;distributor&quot;,&quot;worldwide&quot;,&quot;pr&quot;,&quot;generic&quot;">
            <text:p>"thezenunited","thirdparty","distributor","worldwide","pr","generic"</text:p>
          </table:table-cell>
          <table:table-cell office:value-type="string">
            <text:p>Official Youtube Channel of The Zen United</text:p>
          </table:table-cell>
          <table:table-cell office:value-type="string">
            <text:p>http://store.blazbluegame.com/about--contact-1-w.asp</text:p>
          </table:table-cell>
          <table:table-cell/>
          <table:table-cell office:value-type="string">
            <text:p>YOUTUBE</text:p>
          </table:table-cell>
          <table:table-cell office:value-type="string">
            <text:p>"thezenunited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0:.X540];&quot;X&quot;)" office:value-type="float" office:value="1">
            <text:p>1</text:p>
          </table:table-cell>
          <table:table-cell table:style-name="ce14" table:formula="of:=IF(AND([.I540]=&quot;&quot;&quot;studio&quot;&quot;&quot;;[.J540]=&quot;&quot;&quot;america&quot;&quot;&quot;);&quot;x&quot;;&quot;&quot;)">
            <text:p/>
          </table:table-cell>
          <table:table-cell table:style-name="ce14" table:formula="of:=IF(AND([.I540]=&quot;&quot;&quot;studio&quot;&quot;&quot;;[.J540]=&quot;&quot;&quot;japan&quot;&quot;&quot;);&quot;x&quot;;&quot;&quot;)">
            <text:p/>
          </table:table-cell>
          <table:table-cell table:style-name="ce14" table:formula="of:=IF(AND([.I540]=&quot;&quot;&quot;studio&quot;&quot;&quot;;[.J540]=&quot;&quot;&quot;world&quot;&quot;&quot;);&quot;x&quot;;&quot;&quot;)">
            <text:p/>
          </table:table-cell>
          <table:table-cell table:style-name="ce14" table:formula="of:=IF(AND([.I540]=&quot;&quot;&quot;studio&quot;&quot;&quot;;[.J540]=&quot;&quot;&quot;europe&quot;&quot;&quot;);&quot;x&quot;;&quot;&quot;)">
            <text:p/>
          </table:table-cell>
          <table:table-cell table:style-name="ce14" table:formula="of:=IF([.H540]=&quot;&quot;&quot;thirdparty&quot;&quot;&quot;;&quot;X&quot;;&quot;&quot;)" office:value-type="string" office:string-value="X">
            <text:p>X</text:p>
          </table:table-cell>
          <table:table-cell table:style-name="ce14" table:formula="of:=IF([.H540]=&quot;&quot;&quot;indie&quot;&quot;&quot;;&quot;X&quot;;&quot;&quot;)">
            <text:p/>
          </table:table-cell>
          <table:table-cell table:style-name="ce14" table:formula="of:=IF([.H540]=&quot;&quot;&quot;nintendo&quot;&quot;&quot;;&quot;X&quot;;&quot;&quot;)">
            <text:p/>
          </table:table-cell>
          <table:table-cell table:style-name="ce14" table:formula="of:=IF([.H540]=&quot;&quot;&quot;sony&quot;&quot;&quot;;&quot;X&quot;;&quot;&quot;)">
            <text:p/>
          </table:table-cell>
          <table:table-cell table:style-name="ce14" table:formula="of:=IF([.H540]=&quot;&quot;&quot;microsoft&quot;&quot;&quot;;&quot;X&quot;;&quot;&quot;)">
            <text:p/>
          </table:table-cell>
          <table:table-cell table:style-name="ce14" table:formula="of:=IF([.K540]=&quot;&quot;&quot;people&quot;&quot;&quot;;&quot;X&quot;;&quot;&quot;)">
            <text:p/>
          </table:table-cell>
          <table:table-cell table:style-name="ce14" table:formula="of:=IF([.H5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61896177211270</text:p>
          </table:table-cell>
          <table:table-cell table:formula="of:=CONCATENATE([.G541];&quot;,&quot;;[.H541];&quot;,&quot;;[.I541];&quot;,&quot;;[.J541];&quot;,&quot;;[.K541];&quot;,&quot;;[.L541])" office:value-type="string" office:string-value="&quot;tigonstudios&quot;,&quot;thirdparty&quot;,&quot;publisher&quot;,&quot;worldwide&quot;,&quot;pr&quot;,&quot;generic&quot;">
            <text:p>"tigonstudios","thirdparty","publisher","worldwide","pr","generic"</text:p>
          </table:table-cell>
          <table:table-cell office:value-type="string">
            <text:p>Official Facebook Page of Tigon Studios</text:p>
          </table:table-cell>
          <table:table-cell office:value-type="string">
            <text:p>http://www.tigonstudios.com/index2.htm</text:p>
          </table:table-cell>
          <table:table-cell office:value-type="string">
            <text:p>Vin Diesel Wheelman</text:p>
          </table:table-cell>
          <table:table-cell office:value-type="string">
            <text:p>FACEBOOK</text:p>
          </table:table-cell>
          <table:table-cell office:value-type="string">
            <text:p>"tigonstudio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1:.X541];&quot;X&quot;)" office:value-type="float" office:value="1">
            <text:p>1</text:p>
          </table:table-cell>
          <table:table-cell table:style-name="ce14" table:formula="of:=IF(AND([.I541]=&quot;&quot;&quot;studio&quot;&quot;&quot;;[.J541]=&quot;&quot;&quot;america&quot;&quot;&quot;);&quot;x&quot;;&quot;&quot;)">
            <text:p/>
          </table:table-cell>
          <table:table-cell table:style-name="ce14" table:formula="of:=IF(AND([.I541]=&quot;&quot;&quot;studio&quot;&quot;&quot;;[.J541]=&quot;&quot;&quot;japan&quot;&quot;&quot;);&quot;x&quot;;&quot;&quot;)">
            <text:p/>
          </table:table-cell>
          <table:table-cell table:style-name="ce14" table:formula="of:=IF(AND([.I541]=&quot;&quot;&quot;studio&quot;&quot;&quot;;[.J541]=&quot;&quot;&quot;world&quot;&quot;&quot;);&quot;x&quot;;&quot;&quot;)">
            <text:p/>
          </table:table-cell>
          <table:table-cell table:style-name="ce14" table:formula="of:=IF(AND([.I541]=&quot;&quot;&quot;studio&quot;&quot;&quot;;[.J541]=&quot;&quot;&quot;europe&quot;&quot;&quot;);&quot;x&quot;;&quot;&quot;)">
            <text:p/>
          </table:table-cell>
          <table:table-cell table:style-name="ce14" table:formula="of:=IF([.H541]=&quot;&quot;&quot;thirdparty&quot;&quot;&quot;;&quot;X&quot;;&quot;&quot;)" office:value-type="string" office:string-value="X">
            <text:p>X</text:p>
          </table:table-cell>
          <table:table-cell table:style-name="ce14" table:formula="of:=IF([.H541]=&quot;&quot;&quot;indie&quot;&quot;&quot;;&quot;X&quot;;&quot;&quot;)">
            <text:p/>
          </table:table-cell>
          <table:table-cell table:style-name="ce14" table:formula="of:=IF([.H541]=&quot;&quot;&quot;nintendo&quot;&quot;&quot;;&quot;X&quot;;&quot;&quot;)">
            <text:p/>
          </table:table-cell>
          <table:table-cell table:style-name="ce14" table:formula="of:=IF([.H541]=&quot;&quot;&quot;sony&quot;&quot;&quot;;&quot;X&quot;;&quot;&quot;)">
            <text:p/>
          </table:table-cell>
          <table:table-cell table:style-name="ce14" table:formula="of:=IF([.H541]=&quot;&quot;&quot;microsoft&quot;&quot;&quot;;&quot;X&quot;;&quot;&quot;)">
            <text:p/>
          </table:table-cell>
          <table:table-cell table:style-name="ce14" table:formula="of:=IF([.K541]=&quot;&quot;&quot;people&quot;&quot;&quot;;&quot;X&quot;;&quot;&quot;)">
            <text:p/>
          </table:table-cell>
          <table:table-cell table:style-name="ce14" table:formula="of:=IF([.H5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imegate.com/news/rss/</text:p>
          </table:table-cell>
          <table:table-cell table:formula="of:=CONCATENATE([.G542];&quot;,&quot;;[.H542];&quot;,&quot;;[.I542];&quot;,&quot;;[.J542];&quot;,&quot;;[.K542];&quot;,&quot;;[.L542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News Feed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NEWS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2:.X542];&quot;X&quot;)" office:value-type="float" office:value="2">
            <text:p>2</text:p>
          </table:table-cell>
          <table:table-cell table:style-name="ce14" table:formula="of:=IF(AND([.I542]=&quot;&quot;&quot;studio&quot;&quot;&quot;;[.J542]=&quot;&quot;&quot;america&quot;&quot;&quot;);&quot;x&quot;;&quot;&quot;)" office:value-type="string" office:string-value="x">
            <text:p>x</text:p>
          </table:table-cell>
          <table:table-cell table:style-name="ce14" table:formula="of:=IF(AND([.I542]=&quot;&quot;&quot;studio&quot;&quot;&quot;;[.J542]=&quot;&quot;&quot;japan&quot;&quot;&quot;);&quot;x&quot;;&quot;&quot;)">
            <text:p/>
          </table:table-cell>
          <table:table-cell table:style-name="ce14" table:formula="of:=IF(AND([.I542]=&quot;&quot;&quot;studio&quot;&quot;&quot;;[.J542]=&quot;&quot;&quot;world&quot;&quot;&quot;);&quot;x&quot;;&quot;&quot;)">
            <text:p/>
          </table:table-cell>
          <table:table-cell table:style-name="ce14" table:formula="of:=IF(AND([.I542]=&quot;&quot;&quot;studio&quot;&quot;&quot;;[.J542]=&quot;&quot;&quot;europe&quot;&quot;&quot;);&quot;x&quot;;&quot;&quot;)">
            <text:p/>
          </table:table-cell>
          <table:table-cell table:style-name="ce14" table:formula="of:=IF([.H542]=&quot;&quot;&quot;thirdparty&quot;&quot;&quot;;&quot;X&quot;;&quot;&quot;)" office:value-type="string" office:string-value="X">
            <text:p>X</text:p>
          </table:table-cell>
          <table:table-cell table:style-name="ce14" table:formula="of:=IF([.H542]=&quot;&quot;&quot;indie&quot;&quot;&quot;;&quot;X&quot;;&quot;&quot;)">
            <text:p/>
          </table:table-cell>
          <table:table-cell table:style-name="ce14" table:formula="of:=IF([.H542]=&quot;&quot;&quot;nintendo&quot;&quot;&quot;;&quot;X&quot;;&quot;&quot;)">
            <text:p/>
          </table:table-cell>
          <table:table-cell table:style-name="ce14" table:formula="of:=IF([.H542]=&quot;&quot;&quot;sony&quot;&quot;&quot;;&quot;X&quot;;&quot;&quot;)">
            <text:p/>
          </table:table-cell>
          <table:table-cell table:style-name="ce14" table:formula="of:=IF([.H542]=&quot;&quot;&quot;microsoft&quot;&quot;&quot;;&quot;X&quot;;&quot;&quot;)">
            <text:p/>
          </table:table-cell>
          <table:table-cell table:style-name="ce14" table:formula="of:=IF([.K542]=&quot;&quot;&quot;people&quot;&quot;&quot;;&quot;X&quot;;&quot;&quot;)">
            <text:p/>
          </table:table-cell>
          <table:table-cell table:style-name="ce14" table:formula="of:=IF([.H5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imeGateStudios</text:p>
          </table:table-cell>
          <table:table-cell table:formula="of:=CONCATENATE([.G543];&quot;,&quot;;[.H543];&quot;,&quot;;[.I543];&quot;,&quot;;[.J543];&quot;,&quot;;[.K543];&quot;,&quot;;[.L543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Twitter Account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TWITTER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3:.X543];&quot;X&quot;)" office:value-type="float" office:value="2">
            <text:p>2</text:p>
          </table:table-cell>
          <table:table-cell table:style-name="ce14" table:formula="of:=IF(AND([.I543]=&quot;&quot;&quot;studio&quot;&quot;&quot;;[.J543]=&quot;&quot;&quot;america&quot;&quot;&quot;);&quot;x&quot;;&quot;&quot;)" office:value-type="string" office:string-value="x">
            <text:p>x</text:p>
          </table:table-cell>
          <table:table-cell table:style-name="ce14" table:formula="of:=IF(AND([.I543]=&quot;&quot;&quot;studio&quot;&quot;&quot;;[.J543]=&quot;&quot;&quot;japan&quot;&quot;&quot;);&quot;x&quot;;&quot;&quot;)">
            <text:p/>
          </table:table-cell>
          <table:table-cell table:style-name="ce14" table:formula="of:=IF(AND([.I543]=&quot;&quot;&quot;studio&quot;&quot;&quot;;[.J543]=&quot;&quot;&quot;world&quot;&quot;&quot;);&quot;x&quot;;&quot;&quot;)">
            <text:p/>
          </table:table-cell>
          <table:table-cell table:style-name="ce14" table:formula="of:=IF(AND([.I543]=&quot;&quot;&quot;studio&quot;&quot;&quot;;[.J543]=&quot;&quot;&quot;europe&quot;&quot;&quot;);&quot;x&quot;;&quot;&quot;)">
            <text:p/>
          </table:table-cell>
          <table:table-cell table:style-name="ce14" table:formula="of:=IF([.H543]=&quot;&quot;&quot;thirdparty&quot;&quot;&quot;;&quot;X&quot;;&quot;&quot;)" office:value-type="string" office:string-value="X">
            <text:p>X</text:p>
          </table:table-cell>
          <table:table-cell table:style-name="ce14" table:formula="of:=IF([.H543]=&quot;&quot;&quot;indie&quot;&quot;&quot;;&quot;X&quot;;&quot;&quot;)">
            <text:p/>
          </table:table-cell>
          <table:table-cell table:style-name="ce14" table:formula="of:=IF([.H543]=&quot;&quot;&quot;nintendo&quot;&quot;&quot;;&quot;X&quot;;&quot;&quot;)">
            <text:p/>
          </table:table-cell>
          <table:table-cell table:style-name="ce14" table:formula="of:=IF([.H543]=&quot;&quot;&quot;sony&quot;&quot;&quot;;&quot;X&quot;;&quot;&quot;)">
            <text:p/>
          </table:table-cell>
          <table:table-cell table:style-name="ce14" table:formula="of:=IF([.H543]=&quot;&quot;&quot;microsoft&quot;&quot;&quot;;&quot;X&quot;;&quot;&quot;)">
            <text:p/>
          </table:table-cell>
          <table:table-cell table:style-name="ce14" table:formula="of:=IF([.K543]=&quot;&quot;&quot;people&quot;&quot;&quot;;&quot;X&quot;;&quot;&quot;)">
            <text:p/>
          </table:table-cell>
          <table:table-cell table:style-name="ce14" table:formula="of:=IF([.H5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imeGateStudiosInc</text:p>
          </table:table-cell>
          <table:table-cell table:formula="of:=CONCATENATE([.G544];&quot;,&quot;;[.H544];&quot;,&quot;;[.I544];&quot;,&quot;;[.J544];&quot;,&quot;;[.K544];&quot;,&quot;;[.L544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Youtube Channel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YOUTUBE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4:.X544];&quot;X&quot;)" office:value-type="float" office:value="2">
            <text:p>2</text:p>
          </table:table-cell>
          <table:table-cell table:style-name="ce14" table:formula="of:=IF(AND([.I544]=&quot;&quot;&quot;studio&quot;&quot;&quot;;[.J544]=&quot;&quot;&quot;america&quot;&quot;&quot;);&quot;x&quot;;&quot;&quot;)" office:value-type="string" office:string-value="x">
            <text:p>x</text:p>
          </table:table-cell>
          <table:table-cell table:style-name="ce14" table:formula="of:=IF(AND([.I544]=&quot;&quot;&quot;studio&quot;&quot;&quot;;[.J544]=&quot;&quot;&quot;japan&quot;&quot;&quot;);&quot;x&quot;;&quot;&quot;)">
            <text:p/>
          </table:table-cell>
          <table:table-cell table:style-name="ce14" table:formula="of:=IF(AND([.I544]=&quot;&quot;&quot;studio&quot;&quot;&quot;;[.J544]=&quot;&quot;&quot;world&quot;&quot;&quot;);&quot;x&quot;;&quot;&quot;)">
            <text:p/>
          </table:table-cell>
          <table:table-cell table:style-name="ce14" table:formula="of:=IF(AND([.I544]=&quot;&quot;&quot;studio&quot;&quot;&quot;;[.J544]=&quot;&quot;&quot;europe&quot;&quot;&quot;);&quot;x&quot;;&quot;&quot;)">
            <text:p/>
          </table:table-cell>
          <table:table-cell table:style-name="ce14" table:formula="of:=IF([.H544]=&quot;&quot;&quot;thirdparty&quot;&quot;&quot;;&quot;X&quot;;&quot;&quot;)" office:value-type="string" office:string-value="X">
            <text:p>X</text:p>
          </table:table-cell>
          <table:table-cell table:style-name="ce14" table:formula="of:=IF([.H544]=&quot;&quot;&quot;indie&quot;&quot;&quot;;&quot;X&quot;;&quot;&quot;)">
            <text:p/>
          </table:table-cell>
          <table:table-cell table:style-name="ce14" table:formula="of:=IF([.H544]=&quot;&quot;&quot;nintendo&quot;&quot;&quot;;&quot;X&quot;;&quot;&quot;)">
            <text:p/>
          </table:table-cell>
          <table:table-cell table:style-name="ce14" table:formula="of:=IF([.H544]=&quot;&quot;&quot;sony&quot;&quot;&quot;;&quot;X&quot;;&quot;&quot;)">
            <text:p/>
          </table:table-cell>
          <table:table-cell table:style-name="ce14" table:formula="of:=IF([.H544]=&quot;&quot;&quot;microsoft&quot;&quot;&quot;;&quot;X&quot;;&quot;&quot;)">
            <text:p/>
          </table:table-cell>
          <table:table-cell table:style-name="ce14" table:formula="of:=IF([.K544]=&quot;&quot;&quot;people&quot;&quot;&quot;;&quot;X&quot;;&quot;&quot;)">
            <text:p/>
          </table:table-cell>
          <table:table-cell table:style-name="ce14" table:formula="of:=IF([.H5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chabadger</text:p>
          </table:table-cell>
          <table:table-cell table:style-name="ce7" table:formula="of:=CONCATENATE([.G545];&quot;,&quot;;[.H545];&quot;,&quot;;[.I545];&quot;,&quot;;[.J545];&quot;,&quot;;[.K545];&quot;,&quot;;[.L545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Toby Guard: Game Designer &amp; Creator of Lara Croft</text:p>
          </table:table-cell>
          <table:table-cell/>
          <table:table-cell table:style-name="ce7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45:.X545];&quot;X&quot;)" office:value-type="float" office:value="1">
            <text:p>1</text:p>
          </table:table-cell>
          <table:table-cell table:style-name="ce14" table:formula="of:=IF(AND([.I545]=&quot;&quot;&quot;studio&quot;&quot;&quot;;[.J545]=&quot;&quot;&quot;america&quot;&quot;&quot;);&quot;x&quot;;&quot;&quot;)">
            <text:p/>
          </table:table-cell>
          <table:table-cell table:style-name="ce14" table:formula="of:=IF(AND([.I545]=&quot;&quot;&quot;studio&quot;&quot;&quot;;[.J545]=&quot;&quot;&quot;japan&quot;&quot;&quot;);&quot;x&quot;;&quot;&quot;)">
            <text:p/>
          </table:table-cell>
          <table:table-cell table:style-name="ce14" table:formula="of:=IF(AND([.I545]=&quot;&quot;&quot;studio&quot;&quot;&quot;;[.J545]=&quot;&quot;&quot;world&quot;&quot;&quot;);&quot;x&quot;;&quot;&quot;)">
            <text:p/>
          </table:table-cell>
          <table:table-cell table:style-name="ce14" table:formula="of:=IF(AND([.I545]=&quot;&quot;&quot;studio&quot;&quot;&quot;;[.J545]=&quot;&quot;&quot;europe&quot;&quot;&quot;);&quot;x&quot;;&quot;&quot;)">
            <text:p/>
          </table:table-cell>
          <table:table-cell table:style-name="ce14" table:formula="of:=IF([.H545]=&quot;&quot;&quot;thirdparty&quot;&quot;&quot;;&quot;X&quot;;&quot;&quot;)">
            <text:p/>
          </table:table-cell>
          <table:table-cell table:style-name="ce14" table:formula="of:=IF([.H545]=&quot;&quot;&quot;indie&quot;&quot;&quot;;&quot;X&quot;;&quot;&quot;)">
            <text:p/>
          </table:table-cell>
          <table:table-cell table:style-name="ce14" table:formula="of:=IF([.H545]=&quot;&quot;&quot;nintendo&quot;&quot;&quot;;&quot;X&quot;;&quot;&quot;)">
            <text:p/>
          </table:table-cell>
          <table:table-cell table:style-name="ce14" table:formula="of:=IF([.H545]=&quot;&quot;&quot;sony&quot;&quot;&quot;;&quot;X&quot;;&quot;&quot;)">
            <text:p/>
          </table:table-cell>
          <table:table-cell table:style-name="ce14" table:formula="of:=IF([.H545]=&quot;&quot;&quot;microsoft&quot;&quot;&quot;;&quot;X&quot;;&quot;&quot;)">
            <text:p/>
          </table:table-cell>
          <table:table-cell table:style-name="ce14" table:formula="of:=IF([.K545]=&quot;&quot;&quot;people&quot;&quot;&quot;;&quot;X&quot;;&quot;&quot;)" office:value-type="string" office:string-value="X">
            <text:p>X</text:p>
          </table:table-cell>
          <table:table-cell table:style-name="ce14" table:formula="of:=IF([.H545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47116311992383</text:p>
          </table:table-cell>
          <table:table-cell table:formula="of:=CONCATENATE([.G546];&quot;,&quot;;[.H546];&quot;,&quot;;[.I546];&quot;,&quot;;[.J546];&quot;,&quot;;[.K546];&quot;,&quot;;[.L546])" office:value-type="string" office:string-value="&quot;trapdoor&quot;,&quot;indie&quot;,&quot;studio&quot;,&quot;america&quot;,&quot;pr&quot;,&quot;generic&quot;">
            <text:p>"trapdoor","indie","studio","america","pr","generic"</text:p>
          </table:table-cell>
          <table:table-cell table:style-name="ce5" office:value-type="string">
            <text:p>Official Facebook Page of Trapdoor</text:p>
          </table:table-cell>
          <table:table-cell office:value-type="string">
            <text:p>http://www.trapdoorinc.com/#about</text:p>
          </table:table-cell>
          <table:table-cell office:value-type="string">
            <text:p>Warp</text:p>
          </table:table-cell>
          <table:table-cell office:value-type="string">
            <text:p>FACEBOOK</text:p>
          </table:table-cell>
          <table:table-cell office:value-type="string">
            <text:p>"trapdoor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6:.X546];&quot;X&quot;)" office:value-type="float" office:value="2">
            <text:p>2</text:p>
          </table:table-cell>
          <table:table-cell table:style-name="ce14" table:formula="of:=IF(AND([.I546]=&quot;&quot;&quot;studio&quot;&quot;&quot;;[.J546]=&quot;&quot;&quot;america&quot;&quot;&quot;);&quot;x&quot;;&quot;&quot;)" office:value-type="string" office:string-value="x">
            <text:p>x</text:p>
          </table:table-cell>
          <table:table-cell table:style-name="ce14" table:formula="of:=IF(AND([.I546]=&quot;&quot;&quot;studio&quot;&quot;&quot;;[.J546]=&quot;&quot;&quot;japan&quot;&quot;&quot;);&quot;x&quot;;&quot;&quot;)">
            <text:p/>
          </table:table-cell>
          <table:table-cell table:style-name="ce14" table:formula="of:=IF(AND([.I546]=&quot;&quot;&quot;studio&quot;&quot;&quot;;[.J546]=&quot;&quot;&quot;world&quot;&quot;&quot;);&quot;x&quot;;&quot;&quot;)">
            <text:p/>
          </table:table-cell>
          <table:table-cell table:style-name="ce14" table:formula="of:=IF(AND([.I546]=&quot;&quot;&quot;studio&quot;&quot;&quot;;[.J546]=&quot;&quot;&quot;europe&quot;&quot;&quot;);&quot;x&quot;;&quot;&quot;)">
            <text:p/>
          </table:table-cell>
          <table:table-cell table:style-name="ce14" table:formula="of:=IF([.H546]=&quot;&quot;&quot;thirdparty&quot;&quot;&quot;;&quot;X&quot;;&quot;&quot;)">
            <text:p/>
          </table:table-cell>
          <table:table-cell table:style-name="ce14" table:formula="of:=IF([.H546]=&quot;&quot;&quot;indie&quot;&quot;&quot;;&quot;X&quot;;&quot;&quot;)" office:value-type="string" office:string-value="X">
            <text:p>X</text:p>
          </table:table-cell>
          <table:table-cell table:style-name="ce14" table:formula="of:=IF([.H546]=&quot;&quot;&quot;nintendo&quot;&quot;&quot;;&quot;X&quot;;&quot;&quot;)">
            <text:p/>
          </table:table-cell>
          <table:table-cell table:style-name="ce14" table:formula="of:=IF([.H546]=&quot;&quot;&quot;sony&quot;&quot;&quot;;&quot;X&quot;;&quot;&quot;)">
            <text:p/>
          </table:table-cell>
          <table:table-cell table:style-name="ce14" table:formula="of:=IF([.H546]=&quot;&quot;&quot;microsoft&quot;&quot;&quot;;&quot;X&quot;;&quot;&quot;)">
            <text:p/>
          </table:table-cell>
          <table:table-cell table:style-name="ce14" table:formula="of:=IF([.K546]=&quot;&quot;&quot;people&quot;&quot;&quot;;&quot;X&quot;;&quot;&quot;)">
            <text:p/>
          </table:table-cell>
          <table:table-cell table:style-name="ce14" table:formula="of:=IF([.H5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apdoorinc</text:p>
          </table:table-cell>
          <table:table-cell table:formula="of:=CONCATENATE([.G547];&quot;,&quot;;[.H547];&quot;,&quot;;[.I547];&quot;,&quot;;[.J547];&quot;,&quot;;[.K547];&quot;,&quot;;[.L547])" office:value-type="string" office:string-value="&quot;trapdoor&quot;,&quot;indie&quot;,&quot;studio&quot;,&quot;america&quot;,&quot;pr&quot;,&quot;generic&quot;">
            <text:p>"trapdoor","indie","studio","america","pr","generic"</text:p>
          </table:table-cell>
          <table:table-cell table:style-name="ce5" office:value-type="string">
            <text:p>Official Twitter Account of Trapdoor</text:p>
          </table:table-cell>
          <table:table-cell office:value-type="string">
            <text:p>http://www.trapdoorinc.com/#about</text:p>
          </table:table-cell>
          <table:table-cell office:value-type="string">
            <text:p>Warp</text:p>
          </table:table-cell>
          <table:table-cell office:value-type="string">
            <text:p>TWITTER</text:p>
          </table:table-cell>
          <table:table-cell office:value-type="string">
            <text:p>"trapdoor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7:.X547];&quot;X&quot;)" office:value-type="float" office:value="2">
            <text:p>2</text:p>
          </table:table-cell>
          <table:table-cell table:style-name="ce14" table:formula="of:=IF(AND([.I547]=&quot;&quot;&quot;studio&quot;&quot;&quot;;[.J547]=&quot;&quot;&quot;america&quot;&quot;&quot;);&quot;x&quot;;&quot;&quot;)" office:value-type="string" office:string-value="x">
            <text:p>x</text:p>
          </table:table-cell>
          <table:table-cell table:style-name="ce14" table:formula="of:=IF(AND([.I547]=&quot;&quot;&quot;studio&quot;&quot;&quot;;[.J547]=&quot;&quot;&quot;japan&quot;&quot;&quot;);&quot;x&quot;;&quot;&quot;)">
            <text:p/>
          </table:table-cell>
          <table:table-cell table:style-name="ce14" table:formula="of:=IF(AND([.I547]=&quot;&quot;&quot;studio&quot;&quot;&quot;;[.J547]=&quot;&quot;&quot;world&quot;&quot;&quot;);&quot;x&quot;;&quot;&quot;)">
            <text:p/>
          </table:table-cell>
          <table:table-cell table:style-name="ce14" table:formula="of:=IF(AND([.I547]=&quot;&quot;&quot;studio&quot;&quot;&quot;;[.J547]=&quot;&quot;&quot;europe&quot;&quot;&quot;);&quot;x&quot;;&quot;&quot;)">
            <text:p/>
          </table:table-cell>
          <table:table-cell table:style-name="ce14" table:formula="of:=IF([.H547]=&quot;&quot;&quot;thirdparty&quot;&quot;&quot;;&quot;X&quot;;&quot;&quot;)">
            <text:p/>
          </table:table-cell>
          <table:table-cell table:style-name="ce14" table:formula="of:=IF([.H547]=&quot;&quot;&quot;indie&quot;&quot;&quot;;&quot;X&quot;;&quot;&quot;)" office:value-type="string" office:string-value="X">
            <text:p>X</text:p>
          </table:table-cell>
          <table:table-cell table:style-name="ce14" table:formula="of:=IF([.H547]=&quot;&quot;&quot;nintendo&quot;&quot;&quot;;&quot;X&quot;;&quot;&quot;)">
            <text:p/>
          </table:table-cell>
          <table:table-cell table:style-name="ce14" table:formula="of:=IF([.H547]=&quot;&quot;&quot;sony&quot;&quot;&quot;;&quot;X&quot;;&quot;&quot;)">
            <text:p/>
          </table:table-cell>
          <table:table-cell table:style-name="ce14" table:formula="of:=IF([.H547]=&quot;&quot;&quot;microsoft&quot;&quot;&quot;;&quot;X&quot;;&quot;&quot;)">
            <text:p/>
          </table:table-cell>
          <table:table-cell table:style-name="ce14" table:formula="of:=IF([.K547]=&quot;&quot;&quot;people&quot;&quot;&quot;;&quot;X&quot;;&quot;&quot;)">
            <text:p/>
          </table:table-cell>
          <table:table-cell table:style-name="ce14" table:formula="of:=IF([.H5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119577723</text:p>
          </table:table-cell>
          <table:table-cell table:formula="of:=CONCATENATE([.G548];&quot;,&quot;;[.H548];&quot;,&quot;;[.I548];&quot;,&quot;;[.J548];&quot;,&quot;;[.K548];&quot;,&quot;;[.L548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Facebook Page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FACEBOOK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8:.X548];&quot;X&quot;)" office:value-type="float" office:value="2">
            <text:p>2</text:p>
          </table:table-cell>
          <table:table-cell table:style-name="ce14" table:formula="of:=IF(AND([.I548]=&quot;&quot;&quot;studio&quot;&quot;&quot;;[.J548]=&quot;&quot;&quot;america&quot;&quot;&quot;);&quot;x&quot;;&quot;&quot;)" office:value-type="string" office:string-value="x">
            <text:p>x</text:p>
          </table:table-cell>
          <table:table-cell table:style-name="ce14" table:formula="of:=IF(AND([.I548]=&quot;&quot;&quot;studio&quot;&quot;&quot;;[.J548]=&quot;&quot;&quot;japan&quot;&quot;&quot;);&quot;x&quot;;&quot;&quot;)">
            <text:p/>
          </table:table-cell>
          <table:table-cell table:style-name="ce14" table:formula="of:=IF(AND([.I548]=&quot;&quot;&quot;studio&quot;&quot;&quot;;[.J548]=&quot;&quot;&quot;world&quot;&quot;&quot;);&quot;x&quot;;&quot;&quot;)">
            <text:p/>
          </table:table-cell>
          <table:table-cell table:style-name="ce14" table:formula="of:=IF(AND([.I548]=&quot;&quot;&quot;studio&quot;&quot;&quot;;[.J548]=&quot;&quot;&quot;europe&quot;&quot;&quot;);&quot;x&quot;;&quot;&quot;)">
            <text:p/>
          </table:table-cell>
          <table:table-cell table:style-name="ce14" table:formula="of:=IF([.H548]=&quot;&quot;&quot;thirdparty&quot;&quot;&quot;;&quot;X&quot;;&quot;&quot;)" office:value-type="string" office:string-value="X">
            <text:p>X</text:p>
          </table:table-cell>
          <table:table-cell table:style-name="ce14" table:formula="of:=IF([.H548]=&quot;&quot;&quot;indie&quot;&quot;&quot;;&quot;X&quot;;&quot;&quot;)">
            <text:p/>
          </table:table-cell>
          <table:table-cell table:style-name="ce14" table:formula="of:=IF([.H548]=&quot;&quot;&quot;nintendo&quot;&quot;&quot;;&quot;X&quot;;&quot;&quot;)">
            <text:p/>
          </table:table-cell>
          <table:table-cell table:style-name="ce14" table:formula="of:=IF([.H548]=&quot;&quot;&quot;sony&quot;&quot;&quot;;&quot;X&quot;;&quot;&quot;)">
            <text:p/>
          </table:table-cell>
          <table:table-cell table:style-name="ce14" table:formula="of:=IF([.H548]=&quot;&quot;&quot;microsoft&quot;&quot;&quot;;&quot;X&quot;;&quot;&quot;)">
            <text:p/>
          </table:table-cell>
          <table:table-cell table:style-name="ce14" table:formula="of:=IF([.K548]=&quot;&quot;&quot;people&quot;&quot;&quot;;&quot;X&quot;;&quot;&quot;)">
            <text:p/>
          </table:table-cell>
          <table:table-cell table:style-name="ce14" table:formula="of:=IF([.H5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eyarch</text:p>
          </table:table-cell>
          <table:table-cell table:formula="of:=CONCATENATE([.G549];&quot;,&quot;;[.H549];&quot;,&quot;;[.I549];&quot;,&quot;;[.J549];&quot;,&quot;;[.K549];&quot;,&quot;;[.L549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Twitter Account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TWITTER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9:.X549];&quot;X&quot;)" office:value-type="float" office:value="2">
            <text:p>2</text:p>
          </table:table-cell>
          <table:table-cell table:style-name="ce14" table:formula="of:=IF(AND([.I549]=&quot;&quot;&quot;studio&quot;&quot;&quot;;[.J549]=&quot;&quot;&quot;america&quot;&quot;&quot;);&quot;x&quot;;&quot;&quot;)" office:value-type="string" office:string-value="x">
            <text:p>x</text:p>
          </table:table-cell>
          <table:table-cell table:style-name="ce14" table:formula="of:=IF(AND([.I549]=&quot;&quot;&quot;studio&quot;&quot;&quot;;[.J549]=&quot;&quot;&quot;japan&quot;&quot;&quot;);&quot;x&quot;;&quot;&quot;)">
            <text:p/>
          </table:table-cell>
          <table:table-cell table:style-name="ce14" table:formula="of:=IF(AND([.I549]=&quot;&quot;&quot;studio&quot;&quot;&quot;;[.J549]=&quot;&quot;&quot;world&quot;&quot;&quot;);&quot;x&quot;;&quot;&quot;)">
            <text:p/>
          </table:table-cell>
          <table:table-cell table:style-name="ce14" table:formula="of:=IF(AND([.I549]=&quot;&quot;&quot;studio&quot;&quot;&quot;;[.J549]=&quot;&quot;&quot;europe&quot;&quot;&quot;);&quot;x&quot;;&quot;&quot;)">
            <text:p/>
          </table:table-cell>
          <table:table-cell table:style-name="ce14" table:formula="of:=IF([.H549]=&quot;&quot;&quot;thirdparty&quot;&quot;&quot;;&quot;X&quot;;&quot;&quot;)" office:value-type="string" office:string-value="X">
            <text:p>X</text:p>
          </table:table-cell>
          <table:table-cell table:style-name="ce14" table:formula="of:=IF([.H549]=&quot;&quot;&quot;indie&quot;&quot;&quot;;&quot;X&quot;;&quot;&quot;)">
            <text:p/>
          </table:table-cell>
          <table:table-cell table:style-name="ce14" table:formula="of:=IF([.H549]=&quot;&quot;&quot;nintendo&quot;&quot;&quot;;&quot;X&quot;;&quot;&quot;)">
            <text:p/>
          </table:table-cell>
          <table:table-cell table:style-name="ce14" table:formula="of:=IF([.H549]=&quot;&quot;&quot;sony&quot;&quot;&quot;;&quot;X&quot;;&quot;&quot;)">
            <text:p/>
          </table:table-cell>
          <table:table-cell table:style-name="ce14" table:formula="of:=IF([.H549]=&quot;&quot;&quot;microsoft&quot;&quot;&quot;;&quot;X&quot;;&quot;&quot;)">
            <text:p/>
          </table:table-cell>
          <table:table-cell table:style-name="ce14" table:formula="of:=IF([.K549]=&quot;&quot;&quot;people&quot;&quot;&quot;;&quot;X&quot;;&quot;&quot;)">
            <text:p/>
          </table:table-cell>
          <table:table-cell table:style-name="ce14" table:formula="of:=IF([.H5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reyarch </text:p>
          </table:table-cell>
          <table:table-cell table:formula="of:=CONCATENATE([.G550];&quot;,&quot;;[.H550];&quot;,&quot;;[.I550];&quot;,&quot;;[.J550];&quot;,&quot;;[.K550];&quot;,&quot;;[.L550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Youtube Channel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YOUTUBE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0:.X550];&quot;X&quot;)" office:value-type="float" office:value="2">
            <text:p>2</text:p>
          </table:table-cell>
          <table:table-cell table:style-name="ce14" table:formula="of:=IF(AND([.I550]=&quot;&quot;&quot;studio&quot;&quot;&quot;;[.J550]=&quot;&quot;&quot;america&quot;&quot;&quot;);&quot;x&quot;;&quot;&quot;)" office:value-type="string" office:string-value="x">
            <text:p>x</text:p>
          </table:table-cell>
          <table:table-cell table:style-name="ce14" table:formula="of:=IF(AND([.I550]=&quot;&quot;&quot;studio&quot;&quot;&quot;;[.J550]=&quot;&quot;&quot;japan&quot;&quot;&quot;);&quot;x&quot;;&quot;&quot;)">
            <text:p/>
          </table:table-cell>
          <table:table-cell table:style-name="ce14" table:formula="of:=IF(AND([.I550]=&quot;&quot;&quot;studio&quot;&quot;&quot;;[.J550]=&quot;&quot;&quot;world&quot;&quot;&quot;);&quot;x&quot;;&quot;&quot;)">
            <text:p/>
          </table:table-cell>
          <table:table-cell table:style-name="ce14" table:formula="of:=IF(AND([.I550]=&quot;&quot;&quot;studio&quot;&quot;&quot;;[.J550]=&quot;&quot;&quot;europe&quot;&quot;&quot;);&quot;x&quot;;&quot;&quot;)">
            <text:p/>
          </table:table-cell>
          <table:table-cell table:style-name="ce14" table:formula="of:=IF([.H550]=&quot;&quot;&quot;thirdparty&quot;&quot;&quot;;&quot;X&quot;;&quot;&quot;)" office:value-type="string" office:string-value="X">
            <text:p>X</text:p>
          </table:table-cell>
          <table:table-cell table:style-name="ce14" table:formula="of:=IF([.H550]=&quot;&quot;&quot;indie&quot;&quot;&quot;;&quot;X&quot;;&quot;&quot;)">
            <text:p/>
          </table:table-cell>
          <table:table-cell table:style-name="ce14" table:formula="of:=IF([.H550]=&quot;&quot;&quot;nintendo&quot;&quot;&quot;;&quot;X&quot;;&quot;&quot;)">
            <text:p/>
          </table:table-cell>
          <table:table-cell table:style-name="ce14" table:formula="of:=IF([.H550]=&quot;&quot;&quot;sony&quot;&quot;&quot;;&quot;X&quot;;&quot;&quot;)">
            <text:p/>
          </table:table-cell>
          <table:table-cell table:style-name="ce14" table:formula="of:=IF([.H550]=&quot;&quot;&quot;microsoft&quot;&quot;&quot;;&quot;X&quot;;&quot;&quot;)">
            <text:p/>
          </table:table-cell>
          <table:table-cell table:style-name="ce14" table:formula="of:=IF([.K550]=&quot;&quot;&quot;people&quot;&quot;&quot;;&quot;X&quot;;&quot;&quot;)">
            <text:p/>
          </table:table-cell>
          <table:table-cell table:style-name="ce14" table:formula="of:=IF([.H5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i_Crescendo</text:p>
          </table:table-cell>
          <table:table-cell table:formula="of:=CONCATENATE([.G551];&quot;,&quot;;[.H551];&quot;,&quot;;[.I551];&quot;,&quot;;[.J551];&quot;,&quot;;[.K551];&quot;,&quot;;[.L551])" office:value-type="string" office:string-value="&quot;tricrescendo&quot;,&quot;thirdparty&quot;,&quot;studio&quot;,&quot;japan&quot;,&quot;pr&quot;,&quot;generic&quot;">
            <text:p>"tricrescendo","thirdparty","studio","japan","pr","generic"</text:p>
          </table:table-cell>
          <table:table-cell office:value-type="string">
            <text:p>Official Twitter Account of Tri Crescendo</text:p>
          </table:table-cell>
          <table:table-cell office:value-type="string">
            <text:p>http://www.tri-crescendo.co.jp/index.html</text:p>
          </table:table-cell>
          <table:table-cell office:value-type="string">
            <text:p>Star Ocean</text:p>
          </table:table-cell>
          <table:table-cell office:value-type="string">
            <text:p>TWITTER</text:p>
          </table:table-cell>
          <table:table-cell office:value-type="string">
            <text:p>"tricrescendo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1:.X551];&quot;X&quot;)" office:value-type="float" office:value="2">
            <text:p>2</text:p>
          </table:table-cell>
          <table:table-cell table:style-name="ce14" table:formula="of:=IF(AND([.I551]=&quot;&quot;&quot;studio&quot;&quot;&quot;;[.J551]=&quot;&quot;&quot;america&quot;&quot;&quot;);&quot;x&quot;;&quot;&quot;)">
            <text:p/>
          </table:table-cell>
          <table:table-cell table:style-name="ce14" table:formula="of:=IF(AND([.I551]=&quot;&quot;&quot;studio&quot;&quot;&quot;;[.J551]=&quot;&quot;&quot;japan&quot;&quot;&quot;);&quot;x&quot;;&quot;&quot;)" office:value-type="string" office:string-value="x">
            <text:p>x</text:p>
          </table:table-cell>
          <table:table-cell table:style-name="ce14" table:formula="of:=IF(AND([.I551]=&quot;&quot;&quot;studio&quot;&quot;&quot;;[.J551]=&quot;&quot;&quot;world&quot;&quot;&quot;);&quot;x&quot;;&quot;&quot;)">
            <text:p/>
          </table:table-cell>
          <table:table-cell table:style-name="ce14" table:formula="of:=IF(AND([.I551]=&quot;&quot;&quot;studio&quot;&quot;&quot;;[.J551]=&quot;&quot;&quot;europe&quot;&quot;&quot;);&quot;x&quot;;&quot;&quot;)">
            <text:p/>
          </table:table-cell>
          <table:table-cell table:style-name="ce14" table:formula="of:=IF([.H551]=&quot;&quot;&quot;thirdparty&quot;&quot;&quot;;&quot;X&quot;;&quot;&quot;)" office:value-type="string" office:string-value="X">
            <text:p>X</text:p>
          </table:table-cell>
          <table:table-cell table:style-name="ce14" table:formula="of:=IF([.H551]=&quot;&quot;&quot;indie&quot;&quot;&quot;;&quot;X&quot;;&quot;&quot;)">
            <text:p/>
          </table:table-cell>
          <table:table-cell table:style-name="ce14" table:formula="of:=IF([.H551]=&quot;&quot;&quot;nintendo&quot;&quot;&quot;;&quot;X&quot;;&quot;&quot;)">
            <text:p/>
          </table:table-cell>
          <table:table-cell table:style-name="ce14" table:formula="of:=IF([.H551]=&quot;&quot;&quot;sony&quot;&quot;&quot;;&quot;X&quot;;&quot;&quot;)">
            <text:p/>
          </table:table-cell>
          <table:table-cell table:style-name="ce14" table:formula="of:=IF([.H551]=&quot;&quot;&quot;microsoft&quot;&quot;&quot;;&quot;X&quot;;&quot;&quot;)">
            <text:p/>
          </table:table-cell>
          <table:table-cell table:style-name="ce14" table:formula="of:=IF([.K551]=&quot;&quot;&quot;people&quot;&quot;&quot;;&quot;X&quot;;&quot;&quot;)">
            <text:p/>
          </table:table-cell>
          <table:table-cell table:style-name="ce14" table:formula="of:=IF([.H5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06451302699651</text:p>
          </table:table-cell>
          <table:table-cell table:formula="of:=CONCATENATE([.G552];&quot;,&quot;;[.H552];&quot;,&quot;;[.I552];&quot;,&quot;;[.J552];&quot;,&quot;;[.K552];&quot;,&quot;;[.L552])" office:value-type="string" office:string-value="&quot;triumphstudios&quot;,&quot;independent&quot;,&quot;studio&quot;,&quot;europe&quot;,&quot;pr&quot;,&quot;generic&quot;">
            <text:p>"triumphstudios","independent","studio","europe","pr","generic"</text:p>
          </table:table-cell>
          <table:table-cell office:value-type="string">
            <text:p>Official Facebook Page of Triumph Studios</text:p>
          </table:table-cell>
          <table:table-cell office:value-type="string">
            <text:p>http://www.triumphstudios.com/index.php</text:p>
          </table:table-cell>
          <table:table-cell office:value-type="string">
            <text:p>Overlord series</text:p>
          </table:table-cell>
          <table:table-cell office:value-type="string">
            <text:p>FACEBOOK</text:p>
          </table:table-cell>
          <table:table-cell office:value-type="string">
            <text:p>"triumph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2:.X552];&quot;X&quot;)" office:value-type="float" office:value="2">
            <text:p>2</text:p>
          </table:table-cell>
          <table:table-cell table:style-name="ce14" table:formula="of:=IF(AND([.I552]=&quot;&quot;&quot;studio&quot;&quot;&quot;;[.J552]=&quot;&quot;&quot;america&quot;&quot;&quot;);&quot;x&quot;;&quot;&quot;)">
            <text:p/>
          </table:table-cell>
          <table:table-cell table:style-name="ce14" table:formula="of:=IF(AND([.I552]=&quot;&quot;&quot;studio&quot;&quot;&quot;;[.J552]=&quot;&quot;&quot;japan&quot;&quot;&quot;);&quot;x&quot;;&quot;&quot;)">
            <text:p/>
          </table:table-cell>
          <table:table-cell table:style-name="ce14" table:formula="of:=IF(AND([.I552]=&quot;&quot;&quot;studio&quot;&quot;&quot;;[.J552]=&quot;&quot;&quot;world&quot;&quot;&quot;);&quot;x&quot;;&quot;&quot;)">
            <text:p/>
          </table:table-cell>
          <table:table-cell table:style-name="ce14" table:formula="of:=IF(AND([.I552]=&quot;&quot;&quot;studio&quot;&quot;&quot;;[.J552]=&quot;&quot;&quot;europe&quot;&quot;&quot;);&quot;x&quot;;&quot;&quot;)" office:value-type="string" office:string-value="x">
            <text:p>x</text:p>
          </table:table-cell>
          <table:table-cell table:style-name="ce14" table:formula="of:=IF([.H552]=&quot;&quot;&quot;thirdparty&quot;&quot;&quot;;&quot;X&quot;;&quot;&quot;)">
            <text:p/>
          </table:table-cell>
          <table:table-cell table:style-name="ce14" table:formula="of:=IF([.H552]=&quot;&quot;&quot;indie&quot;&quot;&quot;;&quot;X&quot;;&quot;&quot;)">
            <text:p/>
          </table:table-cell>
          <table:table-cell table:style-name="ce14" table:formula="of:=IF([.H552]=&quot;&quot;&quot;nintendo&quot;&quot;&quot;;&quot;X&quot;;&quot;&quot;)">
            <text:p/>
          </table:table-cell>
          <table:table-cell table:style-name="ce14" table:formula="of:=IF([.H552]=&quot;&quot;&quot;sony&quot;&quot;&quot;;&quot;X&quot;;&quot;&quot;)">
            <text:p/>
          </table:table-cell>
          <table:table-cell table:style-name="ce14" table:formula="of:=IF([.H552]=&quot;&quot;&quot;microsoft&quot;&quot;&quot;;&quot;X&quot;;&quot;&quot;)">
            <text:p/>
          </table:table-cell>
          <table:table-cell table:style-name="ce14" table:formula="of:=IF([.K552]=&quot;&quot;&quot;people&quot;&quot;&quot;;&quot;X&quot;;&quot;&quot;)">
            <text:p/>
          </table:table-cell>
          <table:table-cell table:style-name="ce14" table:formula="of:=IF([.H55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iumphStudios</text:p>
          </table:table-cell>
          <table:table-cell table:formula="of:=CONCATENATE([.G553];&quot;,&quot;;[.H553];&quot;,&quot;;[.I553];&quot;,&quot;;[.J553];&quot;,&quot;;[.K553];&quot;,&quot;;[.L553])" office:value-type="string" office:string-value="&quot;triumphstudios&quot;,&quot;independent&quot;,&quot;studio&quot;,&quot;europe&quot;,&quot;pr&quot;,&quot;generic&quot;">
            <text:p>"triumphstudios","independent","studio","europe","pr","generic"</text:p>
          </table:table-cell>
          <table:table-cell office:value-type="string">
            <text:p>Official Twitter Account of Triumph Studios</text:p>
          </table:table-cell>
          <table:table-cell office:value-type="string">
            <text:p>http://www.triumphstudios.com/index.php</text:p>
          </table:table-cell>
          <table:table-cell office:value-type="string">
            <text:p>Overlord series</text:p>
          </table:table-cell>
          <table:table-cell office:value-type="string">
            <text:p>TWITTER</text:p>
          </table:table-cell>
          <table:table-cell office:value-type="string">
            <text:p>"triumph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3:.X553];&quot;X&quot;)" office:value-type="float" office:value="2">
            <text:p>2</text:p>
          </table:table-cell>
          <table:table-cell table:style-name="ce14" table:formula="of:=IF(AND([.I553]=&quot;&quot;&quot;studio&quot;&quot;&quot;;[.J553]=&quot;&quot;&quot;america&quot;&quot;&quot;);&quot;x&quot;;&quot;&quot;)">
            <text:p/>
          </table:table-cell>
          <table:table-cell table:style-name="ce14" table:formula="of:=IF(AND([.I553]=&quot;&quot;&quot;studio&quot;&quot;&quot;;[.J553]=&quot;&quot;&quot;japan&quot;&quot;&quot;);&quot;x&quot;;&quot;&quot;)">
            <text:p/>
          </table:table-cell>
          <table:table-cell table:style-name="ce14" table:formula="of:=IF(AND([.I553]=&quot;&quot;&quot;studio&quot;&quot;&quot;;[.J553]=&quot;&quot;&quot;world&quot;&quot;&quot;);&quot;x&quot;;&quot;&quot;)">
            <text:p/>
          </table:table-cell>
          <table:table-cell table:style-name="ce14" table:formula="of:=IF(AND([.I553]=&quot;&quot;&quot;studio&quot;&quot;&quot;;[.J553]=&quot;&quot;&quot;europe&quot;&quot;&quot;);&quot;x&quot;;&quot;&quot;)" office:value-type="string" office:string-value="x">
            <text:p>x</text:p>
          </table:table-cell>
          <table:table-cell table:style-name="ce14" table:formula="of:=IF([.H553]=&quot;&quot;&quot;thirdparty&quot;&quot;&quot;;&quot;X&quot;;&quot;&quot;)">
            <text:p/>
          </table:table-cell>
          <table:table-cell table:style-name="ce14" table:formula="of:=IF([.H553]=&quot;&quot;&quot;indie&quot;&quot;&quot;;&quot;X&quot;;&quot;&quot;)">
            <text:p/>
          </table:table-cell>
          <table:table-cell table:style-name="ce14" table:formula="of:=IF([.H553]=&quot;&quot;&quot;nintendo&quot;&quot;&quot;;&quot;X&quot;;&quot;&quot;)">
            <text:p/>
          </table:table-cell>
          <table:table-cell table:style-name="ce14" table:formula="of:=IF([.H553]=&quot;&quot;&quot;sony&quot;&quot;&quot;;&quot;X&quot;;&quot;&quot;)">
            <text:p/>
          </table:table-cell>
          <table:table-cell table:style-name="ce14" table:formula="of:=IF([.H553]=&quot;&quot;&quot;microsoft&quot;&quot;&quot;;&quot;X&quot;;&quot;&quot;)">
            <text:p/>
          </table:table-cell>
          <table:table-cell table:style-name="ce14" table:formula="of:=IF([.K553]=&quot;&quot;&quot;people&quot;&quot;&quot;;&quot;X&quot;;&quot;&quot;)">
            <text:p/>
          </table:table-cell>
          <table:table-cell table:style-name="ce14" table:formula="of:=IF([.H55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nTt</text:p>
          </table:table-cell>
          <table:table-cell table:formula="of:=CONCATENATE([.G554];&quot;,&quot;;[.H554];&quot;,&quot;;[.I554];&quot;,&quot;;[.J554];&quot;,&quot;;[.K554];&quot;,&quot;;[.L554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Jon Burton: Design Director of TT Games</text:p>
          </table:table-cell>
          <table:table-cell/>
          <table:table-cell office:value-type="string">
            <text:p>Lego Star Wars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54:.X554];&quot;X&quot;)" office:value-type="float" office:value="1">
            <text:p>1</text:p>
          </table:table-cell>
          <table:table-cell table:style-name="ce14" table:formula="of:=IF(AND([.I554]=&quot;&quot;&quot;studio&quot;&quot;&quot;;[.J554]=&quot;&quot;&quot;america&quot;&quot;&quot;);&quot;x&quot;;&quot;&quot;)">
            <text:p/>
          </table:table-cell>
          <table:table-cell table:style-name="ce14" table:formula="of:=IF(AND([.I554]=&quot;&quot;&quot;studio&quot;&quot;&quot;;[.J554]=&quot;&quot;&quot;japan&quot;&quot;&quot;);&quot;x&quot;;&quot;&quot;)">
            <text:p/>
          </table:table-cell>
          <table:table-cell table:style-name="ce14" table:formula="of:=IF(AND([.I554]=&quot;&quot;&quot;studio&quot;&quot;&quot;;[.J554]=&quot;&quot;&quot;world&quot;&quot;&quot;);&quot;x&quot;;&quot;&quot;)">
            <text:p/>
          </table:table-cell>
          <table:table-cell table:style-name="ce14" table:formula="of:=IF(AND([.I554]=&quot;&quot;&quot;studio&quot;&quot;&quot;;[.J554]=&quot;&quot;&quot;europe&quot;&quot;&quot;);&quot;x&quot;;&quot;&quot;)">
            <text:p/>
          </table:table-cell>
          <table:table-cell table:style-name="ce14" table:formula="of:=IF([.H554]=&quot;&quot;&quot;thirdparty&quot;&quot;&quot;;&quot;X&quot;;&quot;&quot;)">
            <text:p/>
          </table:table-cell>
          <table:table-cell table:style-name="ce14" table:formula="of:=IF([.H554]=&quot;&quot;&quot;indie&quot;&quot;&quot;;&quot;X&quot;;&quot;&quot;)">
            <text:p/>
          </table:table-cell>
          <table:table-cell table:style-name="ce14" table:formula="of:=IF([.H554]=&quot;&quot;&quot;nintendo&quot;&quot;&quot;;&quot;X&quot;;&quot;&quot;)">
            <text:p/>
          </table:table-cell>
          <table:table-cell table:style-name="ce14" table:formula="of:=IF([.H554]=&quot;&quot;&quot;sony&quot;&quot;&quot;;&quot;X&quot;;&quot;&quot;)">
            <text:p/>
          </table:table-cell>
          <table:table-cell table:style-name="ce14" table:formula="of:=IF([.H554]=&quot;&quot;&quot;microsoft&quot;&quot;&quot;;&quot;X&quot;;&quot;&quot;)">
            <text:p/>
          </table:table-cell>
          <table:table-cell table:style-name="ce14" table:formula="of:=IF([.K554]=&quot;&quot;&quot;people&quot;&quot;&quot;;&quot;X&quot;;&quot;&quot;)" office:value-type="string" office:string-value="X">
            <text:p>X</text:p>
          </table:table-cell>
          <table:table-cell table:style-name="ce14" table:formula="of:=IF([.H5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TGames</text:p>
          </table:table-cell>
          <table:table-cell table:formula="of:=CONCATENATE([.G555];&quot;,&quot;;[.H555];&quot;,&quot;;[.I555];&quot;,&quot;;[.J555];&quot;,&quot;;[.K555];&quot;,&quot;;[.L555])" office:value-type="string" office:string-value="&quot;ttgames&quot;,&quot;thirdparty&quot;,&quot;studio&quot;,&quot;europe&quot;,&quot;pr&quot;,&quot;generic&quot;">
            <text:p>"ttgames","thirdparty","studio","europe","pr","generic"</text:p>
          </table:table-cell>
          <table:table-cell office:value-type="string">
            <text:p>Official Twitter Account of TT Games</text:p>
          </table:table-cell>
          <table:table-cell office:value-type="string">
            <text:p>http://www.ttgames.com/history/</text:p>
          </table:table-cell>
          <table:table-cell office:value-type="string">
            <text:p>Lego Star Wars series</text:p>
          </table:table-cell>
          <table:table-cell office:value-type="string">
            <text:p>TWITTER</text:p>
          </table:table-cell>
          <table:table-cell office:value-type="string">
            <text:p>"tt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5:.X555];&quot;X&quot;)" office:value-type="float" office:value="2">
            <text:p>2</text:p>
          </table:table-cell>
          <table:table-cell table:style-name="ce14" table:formula="of:=IF(AND([.I555]=&quot;&quot;&quot;studio&quot;&quot;&quot;;[.J555]=&quot;&quot;&quot;america&quot;&quot;&quot;);&quot;x&quot;;&quot;&quot;)">
            <text:p/>
          </table:table-cell>
          <table:table-cell table:style-name="ce14" table:formula="of:=IF(AND([.I555]=&quot;&quot;&quot;studio&quot;&quot;&quot;;[.J555]=&quot;&quot;&quot;japan&quot;&quot;&quot;);&quot;x&quot;;&quot;&quot;)">
            <text:p/>
          </table:table-cell>
          <table:table-cell table:style-name="ce14" table:formula="of:=IF(AND([.I555]=&quot;&quot;&quot;studio&quot;&quot;&quot;;[.J555]=&quot;&quot;&quot;world&quot;&quot;&quot;);&quot;x&quot;;&quot;&quot;)">
            <text:p/>
          </table:table-cell>
          <table:table-cell table:style-name="ce14" table:formula="of:=IF(AND([.I555]=&quot;&quot;&quot;studio&quot;&quot;&quot;;[.J555]=&quot;&quot;&quot;europe&quot;&quot;&quot;);&quot;x&quot;;&quot;&quot;)" office:value-type="string" office:string-value="x">
            <text:p>x</text:p>
          </table:table-cell>
          <table:table-cell table:style-name="ce14" table:formula="of:=IF([.H555]=&quot;&quot;&quot;thirdparty&quot;&quot;&quot;;&quot;X&quot;;&quot;&quot;)" office:value-type="string" office:string-value="X">
            <text:p>X</text:p>
          </table:table-cell>
          <table:table-cell table:style-name="ce14" table:formula="of:=IF([.H555]=&quot;&quot;&quot;indie&quot;&quot;&quot;;&quot;X&quot;;&quot;&quot;)">
            <text:p/>
          </table:table-cell>
          <table:table-cell table:style-name="ce14" table:formula="of:=IF([.H555]=&quot;&quot;&quot;nintendo&quot;&quot;&quot;;&quot;X&quot;;&quot;&quot;)">
            <text:p/>
          </table:table-cell>
          <table:table-cell table:style-name="ce14" table:formula="of:=IF([.H555]=&quot;&quot;&quot;sony&quot;&quot;&quot;;&quot;X&quot;;&quot;&quot;)">
            <text:p/>
          </table:table-cell>
          <table:table-cell table:style-name="ce14" table:formula="of:=IF([.H555]=&quot;&quot;&quot;microsoft&quot;&quot;&quot;;&quot;X&quot;;&quot;&quot;)">
            <text:p/>
          </table:table-cell>
          <table:table-cell table:style-name="ce14" table:formula="of:=IF([.K555]=&quot;&quot;&quot;people&quot;&quot;&quot;;&quot;X&quot;;&quot;&quot;)">
            <text:p/>
          </table:table-cell>
          <table:table-cell table:style-name="ce14" table:formula="of:=IF([.H5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urn10Studios</text:p>
          </table:table-cell>
          <table:table-cell table:formula="of:=CONCATENATE([.G556];&quot;,&quot;;[.H556];&quot;,&quot;;[.I556];&quot;,&quot;;[.J556];&quot;,&quot;;[.K556];&quot;,&quot;;[.L556])" office:value-type="string" office:string-value="&quot;turn10&quot;,&quot;microsoft&quot;,&quot;studio&quot;,&quot;america&quot;,&quot;pr&quot;,&quot;racing&quot;">
            <text:p>"turn10","microsoft","studio","america","pr","racing"</text:p>
          </table:table-cell>
          <table:table-cell office:value-type="string">
            <text:p>Official Twitter Account of Turn 10</text:p>
          </table:table-cell>
          <table:table-cell office:value-type="string">
            <text:p>http://forzamotorsport.net/en-US/turn10.aspx</text:p>
          </table:table-cell>
          <table:table-cell office:value-type="string">
            <text:p>Forza Motor Sport series</text:p>
          </table:table-cell>
          <table:table-cell office:value-type="string">
            <text:p>TWITTER</text:p>
          </table:table-cell>
          <table:table-cell office:value-type="string">
            <text:p>"turn10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556:.X556];&quot;X&quot;)" office:value-type="float" office:value="2">
            <text:p>2</text:p>
          </table:table-cell>
          <table:table-cell table:style-name="ce14" table:formula="of:=IF(AND([.I556]=&quot;&quot;&quot;studio&quot;&quot;&quot;;[.J556]=&quot;&quot;&quot;america&quot;&quot;&quot;);&quot;x&quot;;&quot;&quot;)" office:value-type="string" office:string-value="x">
            <text:p>x</text:p>
          </table:table-cell>
          <table:table-cell table:style-name="ce14" table:formula="of:=IF(AND([.I556]=&quot;&quot;&quot;studio&quot;&quot;&quot;;[.J556]=&quot;&quot;&quot;japan&quot;&quot;&quot;);&quot;x&quot;;&quot;&quot;)">
            <text:p/>
          </table:table-cell>
          <table:table-cell table:style-name="ce14" table:formula="of:=IF(AND([.I556]=&quot;&quot;&quot;studio&quot;&quot;&quot;;[.J556]=&quot;&quot;&quot;world&quot;&quot;&quot;);&quot;x&quot;;&quot;&quot;)">
            <text:p/>
          </table:table-cell>
          <table:table-cell table:style-name="ce14" table:formula="of:=IF(AND([.I556]=&quot;&quot;&quot;studio&quot;&quot;&quot;;[.J556]=&quot;&quot;&quot;europe&quot;&quot;&quot;);&quot;x&quot;;&quot;&quot;)">
            <text:p/>
          </table:table-cell>
          <table:table-cell table:style-name="ce14" table:formula="of:=IF([.H556]=&quot;&quot;&quot;thirdparty&quot;&quot;&quot;;&quot;X&quot;;&quot;&quot;)">
            <text:p/>
          </table:table-cell>
          <table:table-cell table:style-name="ce14" table:formula="of:=IF([.H556]=&quot;&quot;&quot;indie&quot;&quot;&quot;;&quot;X&quot;;&quot;&quot;)">
            <text:p/>
          </table:table-cell>
          <table:table-cell table:style-name="ce14" table:formula="of:=IF([.H556]=&quot;&quot;&quot;nintendo&quot;&quot;&quot;;&quot;X&quot;;&quot;&quot;)">
            <text:p/>
          </table:table-cell>
          <table:table-cell table:style-name="ce14" table:formula="of:=IF([.H556]=&quot;&quot;&quot;sony&quot;&quot;&quot;;&quot;X&quot;;&quot;&quot;)">
            <text:p/>
          </table:table-cell>
          <table:table-cell table:style-name="ce14" table:formula="of:=IF([.H556]=&quot;&quot;&quot;microsoft&quot;&quot;&quot;;&quot;X&quot;;&quot;&quot;)" office:value-type="string" office:string-value="X">
            <text:p>X</text:p>
          </table:table-cell>
          <table:table-cell table:style-name="ce14" table:formula="of:=IF([.K556]=&quot;&quot;&quot;people&quot;&quot;&quot;;&quot;X&quot;;&quot;&quot;)">
            <text:p/>
          </table:table-cell>
          <table:table-cell table:style-name="ce14" table:formula="of:=IF([.H5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urn10Studios </text:p>
          </table:table-cell>
          <table:table-cell table:formula="of:=CONCATENATE([.G557];&quot;,&quot;;[.H557];&quot;,&quot;;[.I557];&quot;,&quot;;[.J557];&quot;,&quot;;[.K557];&quot;,&quot;;[.L557])" office:value-type="string" office:string-value="&quot;turn10&quot;,&quot;microsoft&quot;,&quot;studio&quot;,&quot;america&quot;,&quot;pr&quot;,&quot;racing&quot;">
            <text:p>"turn10","microsoft","studio","america","pr","racing"</text:p>
          </table:table-cell>
          <table:table-cell office:value-type="string">
            <text:p>Official Youtube Channel of Turn 10</text:p>
          </table:table-cell>
          <table:table-cell office:value-type="string">
            <text:p>http://forzamotorsport.net/en-US/turn10.aspx</text:p>
          </table:table-cell>
          <table:table-cell office:value-type="string">
            <text:p>Forza Motor Sport series</text:p>
          </table:table-cell>
          <table:table-cell office:value-type="string">
            <text:p>YOUTUBE</text:p>
          </table:table-cell>
          <table:table-cell office:value-type="string">
            <text:p>"turn10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557:.X557];&quot;X&quot;)" office:value-type="float" office:value="2">
            <text:p>2</text:p>
          </table:table-cell>
          <table:table-cell table:style-name="ce14" table:formula="of:=IF(AND([.I557]=&quot;&quot;&quot;studio&quot;&quot;&quot;;[.J557]=&quot;&quot;&quot;america&quot;&quot;&quot;);&quot;x&quot;;&quot;&quot;)" office:value-type="string" office:string-value="x">
            <text:p>x</text:p>
          </table:table-cell>
          <table:table-cell table:style-name="ce14" table:formula="of:=IF(AND([.I557]=&quot;&quot;&quot;studio&quot;&quot;&quot;;[.J557]=&quot;&quot;&quot;japan&quot;&quot;&quot;);&quot;x&quot;;&quot;&quot;)">
            <text:p/>
          </table:table-cell>
          <table:table-cell table:style-name="ce14" table:formula="of:=IF(AND([.I557]=&quot;&quot;&quot;studio&quot;&quot;&quot;;[.J557]=&quot;&quot;&quot;world&quot;&quot;&quot;);&quot;x&quot;;&quot;&quot;)">
            <text:p/>
          </table:table-cell>
          <table:table-cell table:style-name="ce14" table:formula="of:=IF(AND([.I557]=&quot;&quot;&quot;studio&quot;&quot;&quot;;[.J557]=&quot;&quot;&quot;europe&quot;&quot;&quot;);&quot;x&quot;;&quot;&quot;)">
            <text:p/>
          </table:table-cell>
          <table:table-cell table:style-name="ce14" table:formula="of:=IF([.H557]=&quot;&quot;&quot;thirdparty&quot;&quot;&quot;;&quot;X&quot;;&quot;&quot;)">
            <text:p/>
          </table:table-cell>
          <table:table-cell table:style-name="ce14" table:formula="of:=IF([.H557]=&quot;&quot;&quot;indie&quot;&quot;&quot;;&quot;X&quot;;&quot;&quot;)">
            <text:p/>
          </table:table-cell>
          <table:table-cell table:style-name="ce14" table:formula="of:=IF([.H557]=&quot;&quot;&quot;nintendo&quot;&quot;&quot;;&quot;X&quot;;&quot;&quot;)">
            <text:p/>
          </table:table-cell>
          <table:table-cell table:style-name="ce14" table:formula="of:=IF([.H557]=&quot;&quot;&quot;sony&quot;&quot;&quot;;&quot;X&quot;;&quot;&quot;)">
            <text:p/>
          </table:table-cell>
          <table:table-cell table:style-name="ce14" table:formula="of:=IF([.H557]=&quot;&quot;&quot;microsoft&quot;&quot;&quot;;&quot;X&quot;;&quot;&quot;)" office:value-type="string" office:string-value="X">
            <text:p>X</text:p>
          </table:table-cell>
          <table:table-cell table:style-name="ce14" table:formula="of:=IF([.K557]=&quot;&quot;&quot;people&quot;&quot;&quot;;&quot;X&quot;;&quot;&quot;)">
            <text:p/>
          </table:table-cell>
          <table:table-cell table:style-name="ce14" table:formula="of:=IF([.H5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51253423973</text:p>
          </table:table-cell>
          <table:table-cell table:formula="of:=CONCATENATE([.G558];&quot;,&quot;;[.H558];&quot;,&quot;;[.I558];&quot;,&quot;;[.J558];&quot;,&quot;;[.K558];&quot;,&quot;;[.L558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Facebook Page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FACEBOOK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8:.X558];&quot;X&quot;)" office:value-type="float" office:value="2">
            <text:p>2</text:p>
          </table:table-cell>
          <table:table-cell table:style-name="ce14" table:formula="of:=IF(AND([.I558]=&quot;&quot;&quot;studio&quot;&quot;&quot;;[.J558]=&quot;&quot;&quot;america&quot;&quot;&quot;);&quot;x&quot;;&quot;&quot;)" office:value-type="string" office:string-value="x">
            <text:p>x</text:p>
          </table:table-cell>
          <table:table-cell table:style-name="ce14" table:formula="of:=IF(AND([.I558]=&quot;&quot;&quot;studio&quot;&quot;&quot;;[.J558]=&quot;&quot;&quot;japan&quot;&quot;&quot;);&quot;x&quot;;&quot;&quot;)">
            <text:p/>
          </table:table-cell>
          <table:table-cell table:style-name="ce14" table:formula="of:=IF(AND([.I558]=&quot;&quot;&quot;studio&quot;&quot;&quot;;[.J558]=&quot;&quot;&quot;world&quot;&quot;&quot;);&quot;x&quot;;&quot;&quot;)">
            <text:p/>
          </table:table-cell>
          <table:table-cell table:style-name="ce14" table:formula="of:=IF(AND([.I558]=&quot;&quot;&quot;studio&quot;&quot;&quot;;[.J558]=&quot;&quot;&quot;europe&quot;&quot;&quot;);&quot;x&quot;;&quot;&quot;)">
            <text:p/>
          </table:table-cell>
          <table:table-cell table:style-name="ce14" table:formula="of:=IF([.H558]=&quot;&quot;&quot;thirdparty&quot;&quot;&quot;;&quot;X&quot;;&quot;&quot;)">
            <text:p/>
          </table:table-cell>
          <table:table-cell table:style-name="ce14" table:formula="of:=IF([.H558]=&quot;&quot;&quot;indie&quot;&quot;&quot;;&quot;X&quot;;&quot;&quot;)">
            <text:p/>
          </table:table-cell>
          <table:table-cell table:style-name="ce14" table:formula="of:=IF([.H558]=&quot;&quot;&quot;nintendo&quot;&quot;&quot;;&quot;X&quot;;&quot;&quot;)">
            <text:p/>
          </table:table-cell>
          <table:table-cell table:style-name="ce14" table:formula="of:=IF([.H558]=&quot;&quot;&quot;sony&quot;&quot;&quot;;&quot;X&quot;;&quot;&quot;)">
            <text:p/>
          </table:table-cell>
          <table:table-cell table:style-name="ce14" table:formula="of:=IF([.H558]=&quot;&quot;&quot;microsoft&quot;&quot;&quot;;&quot;X&quot;;&quot;&quot;)" office:value-type="string" office:string-value="X">
            <text:p>X</text:p>
          </table:table-cell>
          <table:table-cell table:style-name="ce14" table:formula="of:=IF([.K558]=&quot;&quot;&quot;people&quot;&quot;&quot;;&quot;X&quot;;&quot;&quot;)">
            <text:p/>
          </table:table-cell>
          <table:table-cell table:style-name="ce14" table:formula="of:=IF([.H5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eliciousbees</text:p>
          </table:table-cell>
          <table:table-cell table:formula="of:=CONCATENATE([.G559];&quot;,&quot;;[.H559];&quot;,&quot;;[.I559];&quot;,&quot;;[.J559];&quot;,&quot;;[.K559];&quot;,&quot;;[.L559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Dan Teasdale: Lead Designer of Twisted Pixel Games</text:p>
          </table:table-cell>
          <table:table-cell/>
          <table:table-cell office:value-type="string">
            <text:p>Splosion Ma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59:.X559];&quot;X&quot;)" office:value-type="float" office:value="1">
            <text:p>1</text:p>
          </table:table-cell>
          <table:table-cell table:style-name="ce14" table:formula="of:=IF(AND([.I559]=&quot;&quot;&quot;studio&quot;&quot;&quot;;[.J559]=&quot;&quot;&quot;america&quot;&quot;&quot;);&quot;x&quot;;&quot;&quot;)">
            <text:p/>
          </table:table-cell>
          <table:table-cell table:style-name="ce14" table:formula="of:=IF(AND([.I559]=&quot;&quot;&quot;studio&quot;&quot;&quot;;[.J559]=&quot;&quot;&quot;japan&quot;&quot;&quot;);&quot;x&quot;;&quot;&quot;)">
            <text:p/>
          </table:table-cell>
          <table:table-cell table:style-name="ce14" table:formula="of:=IF(AND([.I559]=&quot;&quot;&quot;studio&quot;&quot;&quot;;[.J559]=&quot;&quot;&quot;world&quot;&quot;&quot;);&quot;x&quot;;&quot;&quot;)">
            <text:p/>
          </table:table-cell>
          <table:table-cell table:style-name="ce14" table:formula="of:=IF(AND([.I559]=&quot;&quot;&quot;studio&quot;&quot;&quot;;[.J559]=&quot;&quot;&quot;europe&quot;&quot;&quot;);&quot;x&quot;;&quot;&quot;)">
            <text:p/>
          </table:table-cell>
          <table:table-cell table:style-name="ce14" table:formula="of:=IF([.H559]=&quot;&quot;&quot;thirdparty&quot;&quot;&quot;;&quot;X&quot;;&quot;&quot;)">
            <text:p/>
          </table:table-cell>
          <table:table-cell table:style-name="ce14" table:formula="of:=IF([.H559]=&quot;&quot;&quot;indie&quot;&quot;&quot;;&quot;X&quot;;&quot;&quot;)">
            <text:p/>
          </table:table-cell>
          <table:table-cell table:style-name="ce14" table:formula="of:=IF([.H559]=&quot;&quot;&quot;nintendo&quot;&quot;&quot;;&quot;X&quot;;&quot;&quot;)">
            <text:p/>
          </table:table-cell>
          <table:table-cell table:style-name="ce14" table:formula="of:=IF([.H559]=&quot;&quot;&quot;sony&quot;&quot;&quot;;&quot;X&quot;;&quot;&quot;)">
            <text:p/>
          </table:table-cell>
          <table:table-cell table:style-name="ce14" table:formula="of:=IF([.H559]=&quot;&quot;&quot;microsoft&quot;&quot;&quot;;&quot;X&quot;;&quot;&quot;)">
            <text:p/>
          </table:table-cell>
          <table:table-cell table:style-name="ce14" table:formula="of:=IF([.K559]=&quot;&quot;&quot;people&quot;&quot;&quot;;&quot;X&quot;;&quot;&quot;)" office:value-type="string" office:string-value="X">
            <text:p>X</text:p>
          </table:table-cell>
          <table:table-cell table:style-name="ce14" table:formula="of:=IF([.H5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isted_pixel</text:p>
          </table:table-cell>
          <table:table-cell table:formula="of:=CONCATENATE([.G560];&quot;,&quot;;[.H560];&quot;,&quot;;[.I560];&quot;,&quot;;[.J560];&quot;,&quot;;[.K560];&quot;,&quot;;[.L560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Twitter Account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TWITTER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0:.X560];&quot;X&quot;)" office:value-type="float" office:value="2">
            <text:p>2</text:p>
          </table:table-cell>
          <table:table-cell table:style-name="ce14" table:formula="of:=IF(AND([.I560]=&quot;&quot;&quot;studio&quot;&quot;&quot;;[.J560]=&quot;&quot;&quot;america&quot;&quot;&quot;);&quot;x&quot;;&quot;&quot;)" office:value-type="string" office:string-value="x">
            <text:p>x</text:p>
          </table:table-cell>
          <table:table-cell table:style-name="ce14" table:formula="of:=IF(AND([.I560]=&quot;&quot;&quot;studio&quot;&quot;&quot;;[.J560]=&quot;&quot;&quot;japan&quot;&quot;&quot;);&quot;x&quot;;&quot;&quot;)">
            <text:p/>
          </table:table-cell>
          <table:table-cell table:style-name="ce14" table:formula="of:=IF(AND([.I560]=&quot;&quot;&quot;studio&quot;&quot;&quot;;[.J560]=&quot;&quot;&quot;world&quot;&quot;&quot;);&quot;x&quot;;&quot;&quot;)">
            <text:p/>
          </table:table-cell>
          <table:table-cell table:style-name="ce14" table:formula="of:=IF(AND([.I560]=&quot;&quot;&quot;studio&quot;&quot;&quot;;[.J560]=&quot;&quot;&quot;europe&quot;&quot;&quot;);&quot;x&quot;;&quot;&quot;)">
            <text:p/>
          </table:table-cell>
          <table:table-cell table:style-name="ce14" table:formula="of:=IF([.H560]=&quot;&quot;&quot;thirdparty&quot;&quot;&quot;;&quot;X&quot;;&quot;&quot;)">
            <text:p/>
          </table:table-cell>
          <table:table-cell table:style-name="ce14" table:formula="of:=IF([.H560]=&quot;&quot;&quot;indie&quot;&quot;&quot;;&quot;X&quot;;&quot;&quot;)">
            <text:p/>
          </table:table-cell>
          <table:table-cell table:style-name="ce14" table:formula="of:=IF([.H560]=&quot;&quot;&quot;nintendo&quot;&quot;&quot;;&quot;X&quot;;&quot;&quot;)">
            <text:p/>
          </table:table-cell>
          <table:table-cell table:style-name="ce14" table:formula="of:=IF([.H560]=&quot;&quot;&quot;sony&quot;&quot;&quot;;&quot;X&quot;;&quot;&quot;)">
            <text:p/>
          </table:table-cell>
          <table:table-cell table:style-name="ce14" table:formula="of:=IF([.H560]=&quot;&quot;&quot;microsoft&quot;&quot;&quot;;&quot;X&quot;;&quot;&quot;)" office:value-type="string" office:string-value="X">
            <text:p>X</text:p>
          </table:table-cell>
          <table:table-cell table:style-name="ce14" table:formula="of:=IF([.K560]=&quot;&quot;&quot;people&quot;&quot;&quot;;&quot;X&quot;;&quot;&quot;)">
            <text:p/>
          </table:table-cell>
          <table:table-cell table:style-name="ce14" table:formula="of:=IF([.H5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wistedpixelgames</text:p>
          </table:table-cell>
          <table:table-cell table:formula="of:=CONCATENATE([.G561];&quot;,&quot;;[.H561];&quot;,&quot;;[.I561];&quot;,&quot;;[.J561];&quot;,&quot;;[.K561];&quot;,&quot;;[.L561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Youtube Channel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YOUTUBE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1:.X561];&quot;X&quot;)" office:value-type="float" office:value="2">
            <text:p>2</text:p>
          </table:table-cell>
          <table:table-cell table:style-name="ce14" table:formula="of:=IF(AND([.I561]=&quot;&quot;&quot;studio&quot;&quot;&quot;;[.J561]=&quot;&quot;&quot;america&quot;&quot;&quot;);&quot;x&quot;;&quot;&quot;)" office:value-type="string" office:string-value="x">
            <text:p>x</text:p>
          </table:table-cell>
          <table:table-cell table:style-name="ce14" table:formula="of:=IF(AND([.I561]=&quot;&quot;&quot;studio&quot;&quot;&quot;;[.J561]=&quot;&quot;&quot;japan&quot;&quot;&quot;);&quot;x&quot;;&quot;&quot;)">
            <text:p/>
          </table:table-cell>
          <table:table-cell table:style-name="ce14" table:formula="of:=IF(AND([.I561]=&quot;&quot;&quot;studio&quot;&quot;&quot;;[.J561]=&quot;&quot;&quot;world&quot;&quot;&quot;);&quot;x&quot;;&quot;&quot;)">
            <text:p/>
          </table:table-cell>
          <table:table-cell table:style-name="ce14" table:formula="of:=IF(AND([.I561]=&quot;&quot;&quot;studio&quot;&quot;&quot;;[.J561]=&quot;&quot;&quot;europe&quot;&quot;&quot;);&quot;x&quot;;&quot;&quot;)">
            <text:p/>
          </table:table-cell>
          <table:table-cell table:style-name="ce14" table:formula="of:=IF([.H561]=&quot;&quot;&quot;thirdparty&quot;&quot;&quot;;&quot;X&quot;;&quot;&quot;)">
            <text:p/>
          </table:table-cell>
          <table:table-cell table:style-name="ce14" table:formula="of:=IF([.H561]=&quot;&quot;&quot;indie&quot;&quot;&quot;;&quot;X&quot;;&quot;&quot;)">
            <text:p/>
          </table:table-cell>
          <table:table-cell table:style-name="ce14" table:formula="of:=IF([.H561]=&quot;&quot;&quot;nintendo&quot;&quot;&quot;;&quot;X&quot;;&quot;&quot;)">
            <text:p/>
          </table:table-cell>
          <table:table-cell table:style-name="ce14" table:formula="of:=IF([.H561]=&quot;&quot;&quot;sony&quot;&quot;&quot;;&quot;X&quot;;&quot;&quot;)">
            <text:p/>
          </table:table-cell>
          <table:table-cell table:style-name="ce14" table:formula="of:=IF([.H561]=&quot;&quot;&quot;microsoft&quot;&quot;&quot;;&quot;X&quot;;&quot;&quot;)" office:value-type="string" office:string-value="X">
            <text:p>X</text:p>
          </table:table-cell>
          <table:table-cell table:style-name="ce14" table:formula="of:=IF([.K561]=&quot;&quot;&quot;people&quot;&quot;&quot;;&quot;X&quot;;&quot;&quot;)">
            <text:p/>
          </table:table-cell>
          <table:table-cell table:style-name="ce14" table:formula="of:=IF([.H5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1965693483639</text:p>
          </table:table-cell>
          <table:table-cell table:formula="of:=CONCATENATE([.G562];&quot;,&quot;;[.H562];&quot;,&quot;;[.I562];&quot;,&quot;;[.J562];&quot;,&quot;;[.K562];&quot;,&quot;;[.L562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Facebook Page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FACEBOOK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2:.X562];&quot;X&quot;)" office:value-type="float" office:value="2">
            <text:p>2</text:p>
          </table:table-cell>
          <table:table-cell table:style-name="ce14" table:formula="of:=IF(AND([.I562]=&quot;&quot;&quot;studio&quot;&quot;&quot;;[.J562]=&quot;&quot;&quot;america&quot;&quot;&quot;);&quot;x&quot;;&quot;&quot;)">
            <text:p/>
          </table:table-cell>
          <table:table-cell table:style-name="ce14" table:formula="of:=IF(AND([.I562]=&quot;&quot;&quot;studio&quot;&quot;&quot;;[.J562]=&quot;&quot;&quot;japan&quot;&quot;&quot;);&quot;x&quot;;&quot;&quot;)">
            <text:p/>
          </table:table-cell>
          <table:table-cell table:style-name="ce14" table:formula="of:=IF(AND([.I562]=&quot;&quot;&quot;studio&quot;&quot;&quot;;[.J562]=&quot;&quot;&quot;world&quot;&quot;&quot;);&quot;x&quot;;&quot;&quot;)">
            <text:p/>
          </table:table-cell>
          <table:table-cell table:style-name="ce14" table:formula="of:=IF(AND([.I562]=&quot;&quot;&quot;studio&quot;&quot;&quot;;[.J562]=&quot;&quot;&quot;europe&quot;&quot;&quot;);&quot;x&quot;;&quot;&quot;)" office:value-type="string" office:string-value="x">
            <text:p>x</text:p>
          </table:table-cell>
          <table:table-cell table:style-name="ce14" table:formula="of:=IF([.H562]=&quot;&quot;&quot;thirdparty&quot;&quot;&quot;;&quot;X&quot;;&quot;&quot;)">
            <text:p/>
          </table:table-cell>
          <table:table-cell table:style-name="ce14" table:formula="of:=IF([.H562]=&quot;&quot;&quot;indie&quot;&quot;&quot;;&quot;X&quot;;&quot;&quot;)" office:value-type="string" office:string-value="X">
            <text:p>X</text:p>
          </table:table-cell>
          <table:table-cell table:style-name="ce14" table:formula="of:=IF([.H562]=&quot;&quot;&quot;nintendo&quot;&quot;&quot;;&quot;X&quot;;&quot;&quot;)">
            <text:p/>
          </table:table-cell>
          <table:table-cell table:style-name="ce14" table:formula="of:=IF([.H562]=&quot;&quot;&quot;sony&quot;&quot;&quot;;&quot;X&quot;;&quot;&quot;)">
            <text:p/>
          </table:table-cell>
          <table:table-cell table:style-name="ce14" table:formula="of:=IF([.H562]=&quot;&quot;&quot;microsoft&quot;&quot;&quot;;&quot;X&quot;;&quot;&quot;)">
            <text:p/>
          </table:table-cell>
          <table:table-cell table:style-name="ce14" table:formula="of:=IF([.K562]=&quot;&quot;&quot;people&quot;&quot;&quot;;&quot;X&quot;;&quot;&quot;)">
            <text:p/>
          </table:table-cell>
          <table:table-cell table:style-name="ce14" table:formula="of:=IF([.H5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twotribes.com/rss/</text:p>
          </table:table-cell>
          <table:table-cell table:formula="of:=CONCATENATE([.G563];&quot;,&quot;;[.H563];&quot;,&quot;;[.I563];&quot;,&quot;;[.J563];&quot;,&quot;;[.K563];&quot;,&quot;;[.L563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News Feed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NEWS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3:.X563];&quot;X&quot;)" office:value-type="float" office:value="2">
            <text:p>2</text:p>
          </table:table-cell>
          <table:table-cell table:style-name="ce14" table:formula="of:=IF(AND([.I563]=&quot;&quot;&quot;studio&quot;&quot;&quot;;[.J563]=&quot;&quot;&quot;america&quot;&quot;&quot;);&quot;x&quot;;&quot;&quot;)">
            <text:p/>
          </table:table-cell>
          <table:table-cell table:style-name="ce14" table:formula="of:=IF(AND([.I563]=&quot;&quot;&quot;studio&quot;&quot;&quot;;[.J563]=&quot;&quot;&quot;japan&quot;&quot;&quot;);&quot;x&quot;;&quot;&quot;)">
            <text:p/>
          </table:table-cell>
          <table:table-cell table:style-name="ce14" table:formula="of:=IF(AND([.I563]=&quot;&quot;&quot;studio&quot;&quot;&quot;;[.J563]=&quot;&quot;&quot;world&quot;&quot;&quot;);&quot;x&quot;;&quot;&quot;)">
            <text:p/>
          </table:table-cell>
          <table:table-cell table:style-name="ce14" table:formula="of:=IF(AND([.I563]=&quot;&quot;&quot;studio&quot;&quot;&quot;;[.J563]=&quot;&quot;&quot;europe&quot;&quot;&quot;);&quot;x&quot;;&quot;&quot;)" office:value-type="string" office:string-value="x">
            <text:p>x</text:p>
          </table:table-cell>
          <table:table-cell table:style-name="ce14" table:formula="of:=IF([.H563]=&quot;&quot;&quot;thirdparty&quot;&quot;&quot;;&quot;X&quot;;&quot;&quot;)">
            <text:p/>
          </table:table-cell>
          <table:table-cell table:style-name="ce14" table:formula="of:=IF([.H563]=&quot;&quot;&quot;indie&quot;&quot;&quot;;&quot;X&quot;;&quot;&quot;)" office:value-type="string" office:string-value="X">
            <text:p>X</text:p>
          </table:table-cell>
          <table:table-cell table:style-name="ce14" table:formula="of:=IF([.H563]=&quot;&quot;&quot;nintendo&quot;&quot;&quot;;&quot;X&quot;;&quot;&quot;)">
            <text:p/>
          </table:table-cell>
          <table:table-cell table:style-name="ce14" table:formula="of:=IF([.H563]=&quot;&quot;&quot;sony&quot;&quot;&quot;;&quot;X&quot;;&quot;&quot;)">
            <text:p/>
          </table:table-cell>
          <table:table-cell table:style-name="ce14" table:formula="of:=IF([.H563]=&quot;&quot;&quot;microsoft&quot;&quot;&quot;;&quot;X&quot;;&quot;&quot;)">
            <text:p/>
          </table:table-cell>
          <table:table-cell table:style-name="ce14" table:formula="of:=IF([.K563]=&quot;&quot;&quot;people&quot;&quot;&quot;;&quot;X&quot;;&quot;&quot;)">
            <text:p/>
          </table:table-cell>
          <table:table-cell table:style-name="ce14" table:formula="of:=IF([.H5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oTribesGames</text:p>
          </table:table-cell>
          <table:table-cell table:formula="of:=CONCATENATE([.G564];&quot;,&quot;;[.H564];&quot;,&quot;;[.I564];&quot;,&quot;;[.J564];&quot;,&quot;;[.K564];&quot;,&quot;;[.L564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Twitter Account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TWITTER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4:.X564];&quot;X&quot;)" office:value-type="float" office:value="2">
            <text:p>2</text:p>
          </table:table-cell>
          <table:table-cell table:style-name="ce14" table:formula="of:=IF(AND([.I564]=&quot;&quot;&quot;studio&quot;&quot;&quot;;[.J564]=&quot;&quot;&quot;america&quot;&quot;&quot;);&quot;x&quot;;&quot;&quot;)">
            <text:p/>
          </table:table-cell>
          <table:table-cell table:style-name="ce14" table:formula="of:=IF(AND([.I564]=&quot;&quot;&quot;studio&quot;&quot;&quot;;[.J564]=&quot;&quot;&quot;japan&quot;&quot;&quot;);&quot;x&quot;;&quot;&quot;)">
            <text:p/>
          </table:table-cell>
          <table:table-cell table:style-name="ce14" table:formula="of:=IF(AND([.I564]=&quot;&quot;&quot;studio&quot;&quot;&quot;;[.J564]=&quot;&quot;&quot;world&quot;&quot;&quot;);&quot;x&quot;;&quot;&quot;)">
            <text:p/>
          </table:table-cell>
          <table:table-cell table:style-name="ce14" table:formula="of:=IF(AND([.I564]=&quot;&quot;&quot;studio&quot;&quot;&quot;;[.J564]=&quot;&quot;&quot;europe&quot;&quot;&quot;);&quot;x&quot;;&quot;&quot;)" office:value-type="string" office:string-value="x">
            <text:p>x</text:p>
          </table:table-cell>
          <table:table-cell table:style-name="ce14" table:formula="of:=IF([.H564]=&quot;&quot;&quot;thirdparty&quot;&quot;&quot;;&quot;X&quot;;&quot;&quot;)">
            <text:p/>
          </table:table-cell>
          <table:table-cell table:style-name="ce14" table:formula="of:=IF([.H564]=&quot;&quot;&quot;indie&quot;&quot;&quot;;&quot;X&quot;;&quot;&quot;)" office:value-type="string" office:string-value="X">
            <text:p>X</text:p>
          </table:table-cell>
          <table:table-cell table:style-name="ce14" table:formula="of:=IF([.H564]=&quot;&quot;&quot;nintendo&quot;&quot;&quot;;&quot;X&quot;;&quot;&quot;)">
            <text:p/>
          </table:table-cell>
          <table:table-cell table:style-name="ce14" table:formula="of:=IF([.H564]=&quot;&quot;&quot;sony&quot;&quot;&quot;;&quot;X&quot;;&quot;&quot;)">
            <text:p/>
          </table:table-cell>
          <table:table-cell table:style-name="ce14" table:formula="of:=IF([.H564]=&quot;&quot;&quot;microsoft&quot;&quot;&quot;;&quot;X&quot;;&quot;&quot;)">
            <text:p/>
          </table:table-cell>
          <table:table-cell table:style-name="ce14" table:formula="of:=IF([.K564]=&quot;&quot;&quot;people&quot;&quot;&quot;;&quot;X&quot;;&quot;&quot;)">
            <text:p/>
          </table:table-cell>
          <table:table-cell table:style-name="ce14" table:formula="of:=IF([.H5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woTribesGames</text:p>
          </table:table-cell>
          <table:table-cell table:formula="of:=CONCATENATE([.G565];&quot;,&quot;;[.H565];&quot;,&quot;;[.I565];&quot;,&quot;;[.J565];&quot;,&quot;;[.K565];&quot;,&quot;;[.L565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Youtube Channel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YOUTUBE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5:.X565];&quot;X&quot;)" office:value-type="float" office:value="2">
            <text:p>2</text:p>
          </table:table-cell>
          <table:table-cell table:style-name="ce14" table:formula="of:=IF(AND([.I565]=&quot;&quot;&quot;studio&quot;&quot;&quot;;[.J565]=&quot;&quot;&quot;america&quot;&quot;&quot;);&quot;x&quot;;&quot;&quot;)">
            <text:p/>
          </table:table-cell>
          <table:table-cell table:style-name="ce14" table:formula="of:=IF(AND([.I565]=&quot;&quot;&quot;studio&quot;&quot;&quot;;[.J565]=&quot;&quot;&quot;japan&quot;&quot;&quot;);&quot;x&quot;;&quot;&quot;)">
            <text:p/>
          </table:table-cell>
          <table:table-cell table:style-name="ce14" table:formula="of:=IF(AND([.I565]=&quot;&quot;&quot;studio&quot;&quot;&quot;;[.J565]=&quot;&quot;&quot;world&quot;&quot;&quot;);&quot;x&quot;;&quot;&quot;)">
            <text:p/>
          </table:table-cell>
          <table:table-cell table:style-name="ce14" table:formula="of:=IF(AND([.I565]=&quot;&quot;&quot;studio&quot;&quot;&quot;;[.J565]=&quot;&quot;&quot;europe&quot;&quot;&quot;);&quot;x&quot;;&quot;&quot;)" office:value-type="string" office:string-value="x">
            <text:p>x</text:p>
          </table:table-cell>
          <table:table-cell table:style-name="ce14" table:formula="of:=IF([.H565]=&quot;&quot;&quot;thirdparty&quot;&quot;&quot;;&quot;X&quot;;&quot;&quot;)">
            <text:p/>
          </table:table-cell>
          <table:table-cell table:style-name="ce14" table:formula="of:=IF([.H565]=&quot;&quot;&quot;indie&quot;&quot;&quot;;&quot;X&quot;;&quot;&quot;)" office:value-type="string" office:string-value="X">
            <text:p>X</text:p>
          </table:table-cell>
          <table:table-cell table:style-name="ce14" table:formula="of:=IF([.H565]=&quot;&quot;&quot;nintendo&quot;&quot;&quot;;&quot;X&quot;;&quot;&quot;)">
            <text:p/>
          </table:table-cell>
          <table:table-cell table:style-name="ce14" table:formula="of:=IF([.H565]=&quot;&quot;&quot;sony&quot;&quot;&quot;;&quot;X&quot;;&quot;&quot;)">
            <text:p/>
          </table:table-cell>
          <table:table-cell table:style-name="ce14" table:formula="of:=IF([.H565]=&quot;&quot;&quot;microsoft&quot;&quot;&quot;;&quot;X&quot;;&quot;&quot;)">
            <text:p/>
          </table:table-cell>
          <table:table-cell table:style-name="ce14" table:formula="of:=IF([.K565]=&quot;&quot;&quot;people&quot;&quot;&quot;;&quot;X&quot;;&quot;&quot;)">
            <text:p/>
          </table:table-cell>
          <table:table-cell table:style-name="ce14" table:formula="of:=IF([.H5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1174647292</text:p>
          </table:table-cell>
          <table:table-cell table:formula="of:=CONCATENATE([.G566];&quot;,&quot;;[.H566];&quot;,&quot;;[.I566];&quot;,&quot;;[.J566];&quot;,&quot;;[.K566];&quot;,&quot;;[.L566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Facebook Page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FACEBOOK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6:.X566];&quot;X&quot;)" office:value-type="float" office:value="1">
            <text:p>1</text:p>
          </table:table-cell>
          <table:table-cell table:style-name="ce14" table:formula="of:=IF(AND([.I566]=&quot;&quot;&quot;studio&quot;&quot;&quot;;[.J566]=&quot;&quot;&quot;america&quot;&quot;&quot;);&quot;x&quot;;&quot;&quot;)">
            <text:p/>
          </table:table-cell>
          <table:table-cell table:style-name="ce14" table:formula="of:=IF(AND([.I566]=&quot;&quot;&quot;studio&quot;&quot;&quot;;[.J566]=&quot;&quot;&quot;japan&quot;&quot;&quot;);&quot;x&quot;;&quot;&quot;)">
            <text:p/>
          </table:table-cell>
          <table:table-cell table:style-name="ce14" table:formula="of:=IF(AND([.I566]=&quot;&quot;&quot;studio&quot;&quot;&quot;;[.J566]=&quot;&quot;&quot;world&quot;&quot;&quot;);&quot;x&quot;;&quot;&quot;)">
            <text:p/>
          </table:table-cell>
          <table:table-cell table:style-name="ce14" table:formula="of:=IF(AND([.I566]=&quot;&quot;&quot;studio&quot;&quot;&quot;;[.J566]=&quot;&quot;&quot;europe&quot;&quot;&quot;);&quot;x&quot;;&quot;&quot;)">
            <text:p/>
          </table:table-cell>
          <table:table-cell table:style-name="ce14" table:formula="of:=IF([.H566]=&quot;&quot;&quot;thirdparty&quot;&quot;&quot;;&quot;X&quot;;&quot;&quot;)" office:value-type="string" office:string-value="X">
            <text:p>X</text:p>
          </table:table-cell>
          <table:table-cell table:style-name="ce14" table:formula="of:=IF([.H566]=&quot;&quot;&quot;indie&quot;&quot;&quot;;&quot;X&quot;;&quot;&quot;)">
            <text:p/>
          </table:table-cell>
          <table:table-cell table:style-name="ce14" table:formula="of:=IF([.H566]=&quot;&quot;&quot;nintendo&quot;&quot;&quot;;&quot;X&quot;;&quot;&quot;)">
            <text:p/>
          </table:table-cell>
          <table:table-cell table:style-name="ce14" table:formula="of:=IF([.H566]=&quot;&quot;&quot;sony&quot;&quot;&quot;;&quot;X&quot;;&quot;&quot;)">
            <text:p/>
          </table:table-cell>
          <table:table-cell table:style-name="ce14" table:formula="of:=IF([.H566]=&quot;&quot;&quot;microsoft&quot;&quot;&quot;;&quot;X&quot;;&quot;&quot;)">
            <text:p/>
          </table:table-cell>
          <table:table-cell table:style-name="ce14" table:formula="of:=IF([.K566]=&quot;&quot;&quot;people&quot;&quot;&quot;;&quot;X&quot;;&quot;&quot;)">
            <text:p/>
          </table:table-cell>
          <table:table-cell table:style-name="ce14" table:formula="of:=IF([.H5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Ubisoft</text:p>
          </table:table-cell>
          <table:table-cell table:formula="of:=CONCATENATE([.G567];&quot;,&quot;;[.H567];&quot;,&quot;;[.I567];&quot;,&quot;;[.J567];&quot;,&quot;;[.K567];&quot;,&quot;;[.L567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Twitter Account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TWITTER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7:.X567];&quot;X&quot;)" office:value-type="float" office:value="1">
            <text:p>1</text:p>
          </table:table-cell>
          <table:table-cell table:style-name="ce14" table:formula="of:=IF(AND([.I567]=&quot;&quot;&quot;studio&quot;&quot;&quot;;[.J567]=&quot;&quot;&quot;america&quot;&quot;&quot;);&quot;x&quot;;&quot;&quot;)">
            <text:p/>
          </table:table-cell>
          <table:table-cell table:style-name="ce14" table:formula="of:=IF(AND([.I567]=&quot;&quot;&quot;studio&quot;&quot;&quot;;[.J567]=&quot;&quot;&quot;japan&quot;&quot;&quot;);&quot;x&quot;;&quot;&quot;)">
            <text:p/>
          </table:table-cell>
          <table:table-cell table:style-name="ce14" table:formula="of:=IF(AND([.I567]=&quot;&quot;&quot;studio&quot;&quot;&quot;;[.J567]=&quot;&quot;&quot;world&quot;&quot;&quot;);&quot;x&quot;;&quot;&quot;)">
            <text:p/>
          </table:table-cell>
          <table:table-cell table:style-name="ce14" table:formula="of:=IF(AND([.I567]=&quot;&quot;&quot;studio&quot;&quot;&quot;;[.J567]=&quot;&quot;&quot;europe&quot;&quot;&quot;);&quot;x&quot;;&quot;&quot;)">
            <text:p/>
          </table:table-cell>
          <table:table-cell table:style-name="ce14" table:formula="of:=IF([.H567]=&quot;&quot;&quot;thirdparty&quot;&quot;&quot;;&quot;X&quot;;&quot;&quot;)" office:value-type="string" office:string-value="X">
            <text:p>X</text:p>
          </table:table-cell>
          <table:table-cell table:style-name="ce14" table:formula="of:=IF([.H567]=&quot;&quot;&quot;indie&quot;&quot;&quot;;&quot;X&quot;;&quot;&quot;)">
            <text:p/>
          </table:table-cell>
          <table:table-cell table:style-name="ce14" table:formula="of:=IF([.H567]=&quot;&quot;&quot;nintendo&quot;&quot;&quot;;&quot;X&quot;;&quot;&quot;)">
            <text:p/>
          </table:table-cell>
          <table:table-cell table:style-name="ce14" table:formula="of:=IF([.H567]=&quot;&quot;&quot;sony&quot;&quot;&quot;;&quot;X&quot;;&quot;&quot;)">
            <text:p/>
          </table:table-cell>
          <table:table-cell table:style-name="ce14" table:formula="of:=IF([.H567]=&quot;&quot;&quot;microsoft&quot;&quot;&quot;;&quot;X&quot;;&quot;&quot;)">
            <text:p/>
          </table:table-cell>
          <table:table-cell table:style-name="ce14" table:formula="of:=IF([.K567]=&quot;&quot;&quot;people&quot;&quot;&quot;;&quot;X&quot;;&quot;&quot;)">
            <text:p/>
          </table:table-cell>
          <table:table-cell table:style-name="ce14" table:formula="of:=IF([.H5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UbisoftMTL</text:p>
          </table:table-cell>
          <table:table-cell table:formula="of:=CONCATENATE([.G568];&quot;,&quot;;[.H568];&quot;,&quot;;[.I568];&quot;,&quot;;[.J568];&quot;,&quot;;[.K568];&quot;,&quot;;[.L568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Twitter Account of Ubisoft Montreal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TWITTER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8:.X568];&quot;X&quot;)" office:value-type="float" office:value="1">
            <text:p>1</text:p>
          </table:table-cell>
          <table:table-cell table:style-name="ce14" table:formula="of:=IF(AND([.I568]=&quot;&quot;&quot;studio&quot;&quot;&quot;;[.J568]=&quot;&quot;&quot;america&quot;&quot;&quot;);&quot;x&quot;;&quot;&quot;)">
            <text:p/>
          </table:table-cell>
          <table:table-cell table:style-name="ce14" table:formula="of:=IF(AND([.I568]=&quot;&quot;&quot;studio&quot;&quot;&quot;;[.J568]=&quot;&quot;&quot;japan&quot;&quot;&quot;);&quot;x&quot;;&quot;&quot;)">
            <text:p/>
          </table:table-cell>
          <table:table-cell table:style-name="ce14" table:formula="of:=IF(AND([.I568]=&quot;&quot;&quot;studio&quot;&quot;&quot;;[.J568]=&quot;&quot;&quot;world&quot;&quot;&quot;);&quot;x&quot;;&quot;&quot;)">
            <text:p/>
          </table:table-cell>
          <table:table-cell table:style-name="ce14" table:formula="of:=IF(AND([.I568]=&quot;&quot;&quot;studio&quot;&quot;&quot;;[.J568]=&quot;&quot;&quot;europe&quot;&quot;&quot;);&quot;x&quot;;&quot;&quot;)">
            <text:p/>
          </table:table-cell>
          <table:table-cell table:style-name="ce14" table:formula="of:=IF([.H568]=&quot;&quot;&quot;thirdparty&quot;&quot;&quot;;&quot;X&quot;;&quot;&quot;)" office:value-type="string" office:string-value="X">
            <text:p>X</text:p>
          </table:table-cell>
          <table:table-cell table:style-name="ce14" table:formula="of:=IF([.H568]=&quot;&quot;&quot;indie&quot;&quot;&quot;;&quot;X&quot;;&quot;&quot;)">
            <text:p/>
          </table:table-cell>
          <table:table-cell table:style-name="ce14" table:formula="of:=IF([.H568]=&quot;&quot;&quot;nintendo&quot;&quot;&quot;;&quot;X&quot;;&quot;&quot;)">
            <text:p/>
          </table:table-cell>
          <table:table-cell table:style-name="ce14" table:formula="of:=IF([.H568]=&quot;&quot;&quot;sony&quot;&quot;&quot;;&quot;X&quot;;&quot;&quot;)">
            <text:p/>
          </table:table-cell>
          <table:table-cell table:style-name="ce14" table:formula="of:=IF([.H568]=&quot;&quot;&quot;microsoft&quot;&quot;&quot;;&quot;X&quot;;&quot;&quot;)">
            <text:p/>
          </table:table-cell>
          <table:table-cell table:style-name="ce14" table:formula="of:=IF([.K568]=&quot;&quot;&quot;people&quot;&quot;&quot;;&quot;X&quot;;&quot;&quot;)">
            <text:p/>
          </table:table-cell>
          <table:table-cell table:style-name="ce14" table:formula="of:=IF([.H5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ubisoft</text:p>
          </table:table-cell>
          <table:table-cell table:formula="of:=CONCATENATE([.G569];&quot;,&quot;;[.H569];&quot;,&quot;;[.I569];&quot;,&quot;;[.J569];&quot;,&quot;;[.K569];&quot;,&quot;;[.L569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Youtube Channel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YOUTUBE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9:.X569];&quot;X&quot;)" office:value-type="float" office:value="1">
            <text:p>1</text:p>
          </table:table-cell>
          <table:table-cell table:style-name="ce14" table:formula="of:=IF(AND([.I569]=&quot;&quot;&quot;studio&quot;&quot;&quot;;[.J569]=&quot;&quot;&quot;america&quot;&quot;&quot;);&quot;x&quot;;&quot;&quot;)">
            <text:p/>
          </table:table-cell>
          <table:table-cell table:style-name="ce14" table:formula="of:=IF(AND([.I569]=&quot;&quot;&quot;studio&quot;&quot;&quot;;[.J569]=&quot;&quot;&quot;japan&quot;&quot;&quot;);&quot;x&quot;;&quot;&quot;)">
            <text:p/>
          </table:table-cell>
          <table:table-cell table:style-name="ce14" table:formula="of:=IF(AND([.I569]=&quot;&quot;&quot;studio&quot;&quot;&quot;;[.J569]=&quot;&quot;&quot;world&quot;&quot;&quot;);&quot;x&quot;;&quot;&quot;)">
            <text:p/>
          </table:table-cell>
          <table:table-cell table:style-name="ce14" table:formula="of:=IF(AND([.I569]=&quot;&quot;&quot;studio&quot;&quot;&quot;;[.J569]=&quot;&quot;&quot;europe&quot;&quot;&quot;);&quot;x&quot;;&quot;&quot;)">
            <text:p/>
          </table:table-cell>
          <table:table-cell table:style-name="ce14" table:formula="of:=IF([.H569]=&quot;&quot;&quot;thirdparty&quot;&quot;&quot;;&quot;X&quot;;&quot;&quot;)" office:value-type="string" office:string-value="X">
            <text:p>X</text:p>
          </table:table-cell>
          <table:table-cell table:style-name="ce14" table:formula="of:=IF([.H569]=&quot;&quot;&quot;indie&quot;&quot;&quot;;&quot;X&quot;;&quot;&quot;)">
            <text:p/>
          </table:table-cell>
          <table:table-cell table:style-name="ce14" table:formula="of:=IF([.H569]=&quot;&quot;&quot;nintendo&quot;&quot;&quot;;&quot;X&quot;;&quot;&quot;)">
            <text:p/>
          </table:table-cell>
          <table:table-cell table:style-name="ce14" table:formula="of:=IF([.H569]=&quot;&quot;&quot;sony&quot;&quot;&quot;;&quot;X&quot;;&quot;&quot;)">
            <text:p/>
          </table:table-cell>
          <table:table-cell table:style-name="ce14" table:formula="of:=IF([.H569]=&quot;&quot;&quot;microsoft&quot;&quot;&quot;;&quot;X&quot;;&quot;&quot;)">
            <text:p/>
          </table:table-cell>
          <table:table-cell table:style-name="ce14" table:formula="of:=IF([.K569]=&quot;&quot;&quot;people&quot;&quot;&quot;;&quot;X&quot;;&quot;&quot;)">
            <text:p/>
          </table:table-cell>
          <table:table-cell table:style-name="ce14" table:formula="of:=IF([.H5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UbisoftMtl</text:p>
          </table:table-cell>
          <table:table-cell table:formula="of:=CONCATENATE([.G570];&quot;,&quot;;[.H570];&quot;,&quot;;[.I570];&quot;,&quot;;[.J570];&quot;,&quot;;[.K570];&quot;,&quot;;[.L570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Youtube Channel of Ubisoft Montreal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YOUTUBE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0:.X570];&quot;X&quot;)" office:value-type="float" office:value="1">
            <text:p>1</text:p>
          </table:table-cell>
          <table:table-cell table:style-name="ce14" table:formula="of:=IF(AND([.I570]=&quot;&quot;&quot;studio&quot;&quot;&quot;;[.J570]=&quot;&quot;&quot;america&quot;&quot;&quot;);&quot;x&quot;;&quot;&quot;)">
            <text:p/>
          </table:table-cell>
          <table:table-cell table:style-name="ce14" table:formula="of:=IF(AND([.I570]=&quot;&quot;&quot;studio&quot;&quot;&quot;;[.J570]=&quot;&quot;&quot;japan&quot;&quot;&quot;);&quot;x&quot;;&quot;&quot;)">
            <text:p/>
          </table:table-cell>
          <table:table-cell table:style-name="ce14" table:formula="of:=IF(AND([.I570]=&quot;&quot;&quot;studio&quot;&quot;&quot;;[.J570]=&quot;&quot;&quot;world&quot;&quot;&quot;);&quot;x&quot;;&quot;&quot;)">
            <text:p/>
          </table:table-cell>
          <table:table-cell table:style-name="ce14" table:formula="of:=IF(AND([.I570]=&quot;&quot;&quot;studio&quot;&quot;&quot;;[.J570]=&quot;&quot;&quot;europe&quot;&quot;&quot;);&quot;x&quot;;&quot;&quot;)">
            <text:p/>
          </table:table-cell>
          <table:table-cell table:style-name="ce14" table:formula="of:=IF([.H570]=&quot;&quot;&quot;thirdparty&quot;&quot;&quot;;&quot;X&quot;;&quot;&quot;)" office:value-type="string" office:string-value="X">
            <text:p>X</text:p>
          </table:table-cell>
          <table:table-cell table:style-name="ce14" table:formula="of:=IF([.H570]=&quot;&quot;&quot;indie&quot;&quot;&quot;;&quot;X&quot;;&quot;&quot;)">
            <text:p/>
          </table:table-cell>
          <table:table-cell table:style-name="ce14" table:formula="of:=IF([.H570]=&quot;&quot;&quot;nintendo&quot;&quot;&quot;;&quot;X&quot;;&quot;&quot;)">
            <text:p/>
          </table:table-cell>
          <table:table-cell table:style-name="ce14" table:formula="of:=IF([.H570]=&quot;&quot;&quot;sony&quot;&quot;&quot;;&quot;X&quot;;&quot;&quot;)">
            <text:p/>
          </table:table-cell>
          <table:table-cell table:style-name="ce14" table:formula="of:=IF([.H570]=&quot;&quot;&quot;microsoft&quot;&quot;&quot;;&quot;X&quot;;&quot;&quot;)">
            <text:p/>
          </table:table-cell>
          <table:table-cell table:style-name="ce14" table:formula="of:=IF([.K570]=&quot;&quot;&quot;people&quot;&quot;&quot;;&quot;X&quot;;&quot;&quot;)">
            <text:p/>
          </table:table-cell>
          <table:table-cell table:style-name="ce14" table:formula="of:=IF([.H5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4315067253</text:p>
          </table:table-cell>
          <table:table-cell table:formula="of:=CONCATENATE([.G571];&quot;,&quot;;[.H571];&quot;,&quot;;[.I571];&quot;,&quot;;[.J571];&quot;,&quot;;[.K571];&quot;,&quot;;[.L571])" office:value-type="string" office:string-value="&quot;ubisoftmassive&quot;,&quot;thirdparty&quot;,&quot;studio&quot;,&quot;europe&quot;,&quot;pr&quot;,&quot;generic&quot;">
            <text:p>"ubisoftmassive","thirdparty","studio","europe","pr","generic"</text:p>
          </table:table-cell>
          <table:table-cell office:value-type="string">
            <text:p>Official Facebook Page of Ubisoft Massive</text:p>
          </table:table-cell>
          <table:table-cell office:value-type="string">
            <text:p>http://www.massive.se/about_us/</text:p>
          </table:table-cell>
          <table:table-cell/>
          <table:table-cell office:value-type="string">
            <text:p>FACEBOOK</text:p>
          </table:table-cell>
          <table:table-cell office:value-type="string">
            <text:p>"ubisoftmass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1:.X571];&quot;X&quot;)" office:value-type="float" office:value="2">
            <text:p>2</text:p>
          </table:table-cell>
          <table:table-cell table:style-name="ce14" table:formula="of:=IF(AND([.I571]=&quot;&quot;&quot;studio&quot;&quot;&quot;;[.J571]=&quot;&quot;&quot;america&quot;&quot;&quot;);&quot;x&quot;;&quot;&quot;)">
            <text:p/>
          </table:table-cell>
          <table:table-cell table:style-name="ce14" table:formula="of:=IF(AND([.I571]=&quot;&quot;&quot;studio&quot;&quot;&quot;;[.J571]=&quot;&quot;&quot;japan&quot;&quot;&quot;);&quot;x&quot;;&quot;&quot;)">
            <text:p/>
          </table:table-cell>
          <table:table-cell table:style-name="ce14" table:formula="of:=IF(AND([.I571]=&quot;&quot;&quot;studio&quot;&quot;&quot;;[.J571]=&quot;&quot;&quot;world&quot;&quot;&quot;);&quot;x&quot;;&quot;&quot;)">
            <text:p/>
          </table:table-cell>
          <table:table-cell table:style-name="ce14" table:formula="of:=IF(AND([.I571]=&quot;&quot;&quot;studio&quot;&quot;&quot;;[.J571]=&quot;&quot;&quot;europe&quot;&quot;&quot;);&quot;x&quot;;&quot;&quot;)" office:value-type="string" office:string-value="x">
            <text:p>x</text:p>
          </table:table-cell>
          <table:table-cell table:style-name="ce14" table:formula="of:=IF([.H571]=&quot;&quot;&quot;thirdparty&quot;&quot;&quot;;&quot;X&quot;;&quot;&quot;)" office:value-type="string" office:string-value="X">
            <text:p>X</text:p>
          </table:table-cell>
          <table:table-cell table:style-name="ce14" table:formula="of:=IF([.H571]=&quot;&quot;&quot;indie&quot;&quot;&quot;;&quot;X&quot;;&quot;&quot;)">
            <text:p/>
          </table:table-cell>
          <table:table-cell table:style-name="ce14" table:formula="of:=IF([.H571]=&quot;&quot;&quot;nintendo&quot;&quot;&quot;;&quot;X&quot;;&quot;&quot;)">
            <text:p/>
          </table:table-cell>
          <table:table-cell table:style-name="ce14" table:formula="of:=IF([.H571]=&quot;&quot;&quot;sony&quot;&quot;&quot;;&quot;X&quot;;&quot;&quot;)">
            <text:p/>
          </table:table-cell>
          <table:table-cell table:style-name="ce14" table:formula="of:=IF([.H571]=&quot;&quot;&quot;microsoft&quot;&quot;&quot;;&quot;X&quot;;&quot;&quot;)">
            <text:p/>
          </table:table-cell>
          <table:table-cell table:style-name="ce14" table:formula="of:=IF([.K571]=&quot;&quot;&quot;people&quot;&quot;&quot;;&quot;X&quot;;&quot;&quot;)">
            <text:p/>
          </table:table-cell>
          <table:table-cell table:style-name="ce14" table:formula="of:=IF([.H5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16739968358092</text:p>
          </table:table-cell>
          <table:table-cell table:formula="of:=CONCATENATE([.G572];&quot;,&quot;;[.H572];&quot;,&quot;;[.I572];&quot;,&quot;;[.J572];&quot;,&quot;;[.K572];&quot;,&quot;;[.L572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Facebook Page of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FACEBOOK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2:.X572];&quot;X&quot;)" office:value-type="float" office:value="2">
            <text:p>2</text:p>
          </table:table-cell>
          <table:table-cell table:style-name="ce14" table:formula="of:=IF(AND([.I572]=&quot;&quot;&quot;studio&quot;&quot;&quot;;[.J572]=&quot;&quot;&quot;america&quot;&quot;&quot;);&quot;x&quot;;&quot;&quot;)" office:value-type="string" office:string-value="x">
            <text:p>x</text:p>
          </table:table-cell>
          <table:table-cell table:style-name="ce14" table:formula="of:=IF(AND([.I572]=&quot;&quot;&quot;studio&quot;&quot;&quot;;[.J572]=&quot;&quot;&quot;japan&quot;&quot;&quot;);&quot;x&quot;;&quot;&quot;)">
            <text:p/>
          </table:table-cell>
          <table:table-cell table:style-name="ce14" table:formula="of:=IF(AND([.I572]=&quot;&quot;&quot;studio&quot;&quot;&quot;;[.J572]=&quot;&quot;&quot;world&quot;&quot;&quot;);&quot;x&quot;;&quot;&quot;)">
            <text:p/>
          </table:table-cell>
          <table:table-cell table:style-name="ce14" table:formula="of:=IF(AND([.I572]=&quot;&quot;&quot;studio&quot;&quot;&quot;;[.J572]=&quot;&quot;&quot;europe&quot;&quot;&quot;);&quot;x&quot;;&quot;&quot;)">
            <text:p/>
          </table:table-cell>
          <table:table-cell table:style-name="ce14" table:formula="of:=IF([.H572]=&quot;&quot;&quot;thirdparty&quot;&quot;&quot;;&quot;X&quot;;&quot;&quot;)" office:value-type="string" office:string-value="X">
            <text:p>X</text:p>
          </table:table-cell>
          <table:table-cell table:style-name="ce14" table:formula="of:=IF([.H572]=&quot;&quot;&quot;indie&quot;&quot;&quot;;&quot;X&quot;;&quot;&quot;)">
            <text:p/>
          </table:table-cell>
          <table:table-cell table:style-name="ce14" table:formula="of:=IF([.H572]=&quot;&quot;&quot;nintendo&quot;&quot;&quot;;&quot;X&quot;;&quot;&quot;)">
            <text:p/>
          </table:table-cell>
          <table:table-cell table:style-name="ce14" table:formula="of:=IF([.H572]=&quot;&quot;&quot;sony&quot;&quot;&quot;;&quot;X&quot;;&quot;&quot;)">
            <text:p/>
          </table:table-cell>
          <table:table-cell table:style-name="ce14" table:formula="of:=IF([.H572]=&quot;&quot;&quot;microsoft&quot;&quot;&quot;;&quot;X&quot;;&quot;&quot;)">
            <text:p/>
          </table:table-cell>
          <table:table-cell table:style-name="ce14" table:formula="of:=IF([.K572]=&quot;&quot;&quot;people&quot;&quot;&quot;;&quot;X&quot;;&quot;&quot;)">
            <text:p/>
          </table:table-cell>
          <table:table-cell table:style-name="ce14" table:formula="of:=IF([.H5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unitedfrontgame</text:p>
          </table:table-cell>
          <table:table-cell table:formula="of:=CONCATENATE([.G573];&quot;,&quot;;[.H573];&quot;,&quot;;[.I573];&quot;,&quot;;[.J573];&quot;,&quot;;[.K573];&quot;,&quot;;[.L573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Twitter Account of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TWITTER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3:.X573];&quot;X&quot;)" office:value-type="float" office:value="2">
            <text:p>2</text:p>
          </table:table-cell>
          <table:table-cell table:style-name="ce14" table:formula="of:=IF(AND([.I573]=&quot;&quot;&quot;studio&quot;&quot;&quot;;[.J573]=&quot;&quot;&quot;america&quot;&quot;&quot;);&quot;x&quot;;&quot;&quot;)" office:value-type="string" office:string-value="x">
            <text:p>x</text:p>
          </table:table-cell>
          <table:table-cell table:style-name="ce14" table:formula="of:=IF(AND([.I573]=&quot;&quot;&quot;studio&quot;&quot;&quot;;[.J573]=&quot;&quot;&quot;japan&quot;&quot;&quot;);&quot;x&quot;;&quot;&quot;)">
            <text:p/>
          </table:table-cell>
          <table:table-cell table:style-name="ce14" table:formula="of:=IF(AND([.I573]=&quot;&quot;&quot;studio&quot;&quot;&quot;;[.J573]=&quot;&quot;&quot;world&quot;&quot;&quot;);&quot;x&quot;;&quot;&quot;)">
            <text:p/>
          </table:table-cell>
          <table:table-cell table:style-name="ce14" table:formula="of:=IF(AND([.I573]=&quot;&quot;&quot;studio&quot;&quot;&quot;;[.J573]=&quot;&quot;&quot;europe&quot;&quot;&quot;);&quot;x&quot;;&quot;&quot;)">
            <text:p/>
          </table:table-cell>
          <table:table-cell table:style-name="ce14" table:formula="of:=IF([.H573]=&quot;&quot;&quot;thirdparty&quot;&quot;&quot;;&quot;X&quot;;&quot;&quot;)" office:value-type="string" office:string-value="X">
            <text:p>X</text:p>
          </table:table-cell>
          <table:table-cell table:style-name="ce14" table:formula="of:=IF([.H573]=&quot;&quot;&quot;indie&quot;&quot;&quot;;&quot;X&quot;;&quot;&quot;)">
            <text:p/>
          </table:table-cell>
          <table:table-cell table:style-name="ce14" table:formula="of:=IF([.H573]=&quot;&quot;&quot;nintendo&quot;&quot;&quot;;&quot;X&quot;;&quot;&quot;)">
            <text:p/>
          </table:table-cell>
          <table:table-cell table:style-name="ce14" table:formula="of:=IF([.H573]=&quot;&quot;&quot;sony&quot;&quot;&quot;;&quot;X&quot;;&quot;&quot;)">
            <text:p/>
          </table:table-cell>
          <table:table-cell table:style-name="ce14" table:formula="of:=IF([.H573]=&quot;&quot;&quot;microsoft&quot;&quot;&quot;;&quot;X&quot;;&quot;&quot;)">
            <text:p/>
          </table:table-cell>
          <table:table-cell table:style-name="ce14" table:formula="of:=IF([.K573]=&quot;&quot;&quot;people&quot;&quot;&quot;;&quot;X&quot;;&quot;&quot;)">
            <text:p/>
          </table:table-cell>
          <table:table-cell table:style-name="ce14" table:formula="of:=IF([.H5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unitedfrontgames</text:p>
          </table:table-cell>
          <table:table-cell table:formula="of:=CONCATENATE([.G574];&quot;,&quot;;[.H574];&quot;,&quot;;[.I574];&quot;,&quot;;[.J574];&quot;,&quot;;[.K574];&quot;,&quot;;[.L574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Youtube Channel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YOUTUBE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4:.X574];&quot;X&quot;)" office:value-type="float" office:value="2">
            <text:p>2</text:p>
          </table:table-cell>
          <table:table-cell table:style-name="ce14" table:formula="of:=IF(AND([.I574]=&quot;&quot;&quot;studio&quot;&quot;&quot;;[.J574]=&quot;&quot;&quot;america&quot;&quot;&quot;);&quot;x&quot;;&quot;&quot;)" office:value-type="string" office:string-value="x">
            <text:p>x</text:p>
          </table:table-cell>
          <table:table-cell table:style-name="ce14" table:formula="of:=IF(AND([.I574]=&quot;&quot;&quot;studio&quot;&quot;&quot;;[.J574]=&quot;&quot;&quot;japan&quot;&quot;&quot;);&quot;x&quot;;&quot;&quot;)">
            <text:p/>
          </table:table-cell>
          <table:table-cell table:style-name="ce14" table:formula="of:=IF(AND([.I574]=&quot;&quot;&quot;studio&quot;&quot;&quot;;[.J574]=&quot;&quot;&quot;world&quot;&quot;&quot;);&quot;x&quot;;&quot;&quot;)">
            <text:p/>
          </table:table-cell>
          <table:table-cell table:style-name="ce14" table:formula="of:=IF(AND([.I574]=&quot;&quot;&quot;studio&quot;&quot;&quot;;[.J574]=&quot;&quot;&quot;europe&quot;&quot;&quot;);&quot;x&quot;;&quot;&quot;)">
            <text:p/>
          </table:table-cell>
          <table:table-cell table:style-name="ce14" table:formula="of:=IF([.H574]=&quot;&quot;&quot;thirdparty&quot;&quot;&quot;;&quot;X&quot;;&quot;&quot;)" office:value-type="string" office:string-value="X">
            <text:p>X</text:p>
          </table:table-cell>
          <table:table-cell table:style-name="ce14" table:formula="of:=IF([.H574]=&quot;&quot;&quot;indie&quot;&quot;&quot;;&quot;X&quot;;&quot;&quot;)">
            <text:p/>
          </table:table-cell>
          <table:table-cell table:style-name="ce14" table:formula="of:=IF([.H574]=&quot;&quot;&quot;nintendo&quot;&quot;&quot;;&quot;X&quot;;&quot;&quot;)">
            <text:p/>
          </table:table-cell>
          <table:table-cell table:style-name="ce14" table:formula="of:=IF([.H574]=&quot;&quot;&quot;sony&quot;&quot;&quot;;&quot;X&quot;;&quot;&quot;)">
            <text:p/>
          </table:table-cell>
          <table:table-cell table:style-name="ce14" table:formula="of:=IF([.H574]=&quot;&quot;&quot;microsoft&quot;&quot;&quot;;&quot;X&quot;;&quot;&quot;)">
            <text:p/>
          </table:table-cell>
          <table:table-cell table:style-name="ce14" table:formula="of:=IF([.K574]=&quot;&quot;&quot;people&quot;&quot;&quot;;&quot;X&quot;;&quot;&quot;)">
            <text:p/>
          </table:table-cell>
          <table:table-cell table:style-name="ce14" table:formula="of:=IF([.H5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3632155147</text:p>
          </table:table-cell>
          <table:table-cell table:formula="of:=CONCATENATE([.G575];&quot;,&quot;;[.H575];&quot;,&quot;;[.I575];&quot;,&quot;;[.J575];&quot;,&quot;;[.K575];&quot;,&quot;;[.L575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Facebook Page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FACEBOOK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5:.X575];&quot;X&quot;)" office:value-type="float" office:value="1">
            <text:p>1</text:p>
          </table:table-cell>
          <table:table-cell table:style-name="ce14" table:formula="of:=IF(AND([.I575]=&quot;&quot;&quot;studio&quot;&quot;&quot;;[.J575]=&quot;&quot;&quot;america&quot;&quot;&quot;);&quot;x&quot;;&quot;&quot;)">
            <text:p/>
          </table:table-cell>
          <table:table-cell table:style-name="ce14" table:formula="of:=IF(AND([.I575]=&quot;&quot;&quot;studio&quot;&quot;&quot;;[.J575]=&quot;&quot;&quot;japan&quot;&quot;&quot;);&quot;x&quot;;&quot;&quot;)">
            <text:p/>
          </table:table-cell>
          <table:table-cell table:style-name="ce14" table:formula="of:=IF(AND([.I575]=&quot;&quot;&quot;studio&quot;&quot;&quot;;[.J575]=&quot;&quot;&quot;world&quot;&quot;&quot;);&quot;x&quot;;&quot;&quot;)">
            <text:p/>
          </table:table-cell>
          <table:table-cell table:style-name="ce14" table:formula="of:=IF(AND([.I575]=&quot;&quot;&quot;studio&quot;&quot;&quot;;[.J575]=&quot;&quot;&quot;europe&quot;&quot;&quot;);&quot;x&quot;;&quot;&quot;)">
            <text:p/>
          </table:table-cell>
          <table:table-cell table:style-name="ce14" table:formula="of:=IF([.H575]=&quot;&quot;&quot;thirdparty&quot;&quot;&quot;;&quot;X&quot;;&quot;&quot;)" office:value-type="string" office:string-value="X">
            <text:p>X</text:p>
          </table:table-cell>
          <table:table-cell table:style-name="ce14" table:formula="of:=IF([.H575]=&quot;&quot;&quot;indie&quot;&quot;&quot;;&quot;X&quot;;&quot;&quot;)">
            <text:p/>
          </table:table-cell>
          <table:table-cell table:style-name="ce14" table:formula="of:=IF([.H575]=&quot;&quot;&quot;nintendo&quot;&quot;&quot;;&quot;X&quot;;&quot;&quot;)">
            <text:p/>
          </table:table-cell>
          <table:table-cell table:style-name="ce14" table:formula="of:=IF([.H575]=&quot;&quot;&quot;sony&quot;&quot;&quot;;&quot;X&quot;;&quot;&quot;)">
            <text:p/>
          </table:table-cell>
          <table:table-cell table:style-name="ce14" table:formula="of:=IF([.H575]=&quot;&quot;&quot;microsoft&quot;&quot;&quot;;&quot;X&quot;;&quot;&quot;)">
            <text:p/>
          </table:table-cell>
          <table:table-cell table:style-name="ce14" table:formula="of:=IF([.K575]=&quot;&quot;&quot;people&quot;&quot;&quot;;&quot;X&quot;;&quot;&quot;)">
            <text:p/>
          </table:table-cell>
          <table:table-cell table:style-name="ce14" table:formula="of:=IF([.H5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valvesoftware.com/feed/?cat=3</text:p>
          </table:table-cell>
          <table:table-cell table:formula="of:=CONCATENATE([.G576];&quot;,&quot;;[.H576];&quot;,&quot;;[.I576];&quot;,&quot;;[.J576];&quot;,&quot;;[.K576];&quot;,&quot;;[.L576])" office:value-type="string" office:string-value="&quot;valve&quot;,&quot;thirdparty&quot;,&quot;publisher&quot;,&quot;worldwide&quot;,&quot;devblog&quot;,&quot;generic&quot;">
            <text:p>"valve","thirdparty","publisher","worldwide","devblog","generic"</text:p>
          </table:table-cell>
          <table:table-cell office:value-type="string">
            <text:p>Official Valve Dev News Feed by Michael Abrash: Game Programmer &amp; Technical Writer at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NEWS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76:.X576];&quot;X&quot;)" office:value-type="float" office:value="1">
            <text:p>1</text:p>
          </table:table-cell>
          <table:table-cell table:style-name="ce14" table:formula="of:=IF(AND([.I576]=&quot;&quot;&quot;studio&quot;&quot;&quot;;[.J576]=&quot;&quot;&quot;america&quot;&quot;&quot;);&quot;x&quot;;&quot;&quot;)">
            <text:p/>
          </table:table-cell>
          <table:table-cell table:style-name="ce14" table:formula="of:=IF(AND([.I576]=&quot;&quot;&quot;studio&quot;&quot;&quot;;[.J576]=&quot;&quot;&quot;japan&quot;&quot;&quot;);&quot;x&quot;;&quot;&quot;)">
            <text:p/>
          </table:table-cell>
          <table:table-cell table:style-name="ce14" table:formula="of:=IF(AND([.I576]=&quot;&quot;&quot;studio&quot;&quot;&quot;;[.J576]=&quot;&quot;&quot;world&quot;&quot;&quot;);&quot;x&quot;;&quot;&quot;)">
            <text:p/>
          </table:table-cell>
          <table:table-cell table:style-name="ce14" table:formula="of:=IF(AND([.I576]=&quot;&quot;&quot;studio&quot;&quot;&quot;;[.J576]=&quot;&quot;&quot;europe&quot;&quot;&quot;);&quot;x&quot;;&quot;&quot;)">
            <text:p/>
          </table:table-cell>
          <table:table-cell table:style-name="ce14" table:formula="of:=IF([.H576]=&quot;&quot;&quot;thirdparty&quot;&quot;&quot;;&quot;X&quot;;&quot;&quot;)" office:value-type="string" office:string-value="X">
            <text:p>X</text:p>
          </table:table-cell>
          <table:table-cell table:style-name="ce14" table:formula="of:=IF([.H576]=&quot;&quot;&quot;indie&quot;&quot;&quot;;&quot;X&quot;;&quot;&quot;)">
            <text:p/>
          </table:table-cell>
          <table:table-cell table:style-name="ce14" table:formula="of:=IF([.H576]=&quot;&quot;&quot;nintendo&quot;&quot;&quot;;&quot;X&quot;;&quot;&quot;)">
            <text:p/>
          </table:table-cell>
          <table:table-cell table:style-name="ce14" table:formula="of:=IF([.H576]=&quot;&quot;&quot;sony&quot;&quot;&quot;;&quot;X&quot;;&quot;&quot;)">
            <text:p/>
          </table:table-cell>
          <table:table-cell table:style-name="ce14" table:formula="of:=IF([.H576]=&quot;&quot;&quot;microsoft&quot;&quot;&quot;;&quot;X&quot;;&quot;&quot;)">
            <text:p/>
          </table:table-cell>
          <table:table-cell table:style-name="ce14" table:formula="of:=IF([.K576]=&quot;&quot;&quot;people&quot;&quot;&quot;;&quot;X&quot;;&quot;&quot;)">
            <text:p/>
          </table:table-cell>
          <table:table-cell table:style-name="ce14" table:formula="of:=IF([.H5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valvesoftware.com/feed/?cat=7</text:p>
          </table:table-cell>
          <table:table-cell table:formula="of:=CONCATENATE([.G577];&quot;,&quot;;[.H577];&quot;,&quot;;[.I577];&quot;,&quot;;[.J577];&quot;,&quot;;[.K577];&quot;,&quot;;[.L577])" office:value-type="string" office:string-value="&quot;valve&quot;,&quot;thirdparty&quot;,&quot;publisher&quot;,&quot;worldwide&quot;,&quot;devblog&quot;,&quot;generic&quot;">
            <text:p>"valve","thirdparty","publisher","worldwide","devblog","generic"</text:p>
          </table:table-cell>
          <table:table-cell office:value-type="string">
            <text:p>Official Valve Dev News Feed by Valve Linux Team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NEWS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77:.X577];&quot;X&quot;)" office:value-type="float" office:value="1">
            <text:p>1</text:p>
          </table:table-cell>
          <table:table-cell table:style-name="ce14" table:formula="of:=IF(AND([.I577]=&quot;&quot;&quot;studio&quot;&quot;&quot;;[.J577]=&quot;&quot;&quot;america&quot;&quot;&quot;);&quot;x&quot;;&quot;&quot;)">
            <text:p/>
          </table:table-cell>
          <table:table-cell table:style-name="ce14" table:formula="of:=IF(AND([.I577]=&quot;&quot;&quot;studio&quot;&quot;&quot;;[.J577]=&quot;&quot;&quot;japan&quot;&quot;&quot;);&quot;x&quot;;&quot;&quot;)">
            <text:p/>
          </table:table-cell>
          <table:table-cell table:style-name="ce14" table:formula="of:=IF(AND([.I577]=&quot;&quot;&quot;studio&quot;&quot;&quot;;[.J577]=&quot;&quot;&quot;world&quot;&quot;&quot;);&quot;x&quot;;&quot;&quot;)">
            <text:p/>
          </table:table-cell>
          <table:table-cell table:style-name="ce14" table:formula="of:=IF(AND([.I577]=&quot;&quot;&quot;studio&quot;&quot;&quot;;[.J577]=&quot;&quot;&quot;europe&quot;&quot;&quot;);&quot;x&quot;;&quot;&quot;)">
            <text:p/>
          </table:table-cell>
          <table:table-cell table:style-name="ce14" table:formula="of:=IF([.H577]=&quot;&quot;&quot;thirdparty&quot;&quot;&quot;;&quot;X&quot;;&quot;&quot;)" office:value-type="string" office:string-value="X">
            <text:p>X</text:p>
          </table:table-cell>
          <table:table-cell table:style-name="ce14" table:formula="of:=IF([.H577]=&quot;&quot;&quot;indie&quot;&quot;&quot;;&quot;X&quot;;&quot;&quot;)">
            <text:p/>
          </table:table-cell>
          <table:table-cell table:style-name="ce14" table:formula="of:=IF([.H577]=&quot;&quot;&quot;nintendo&quot;&quot;&quot;;&quot;X&quot;;&quot;&quot;)">
            <text:p/>
          </table:table-cell>
          <table:table-cell table:style-name="ce14" table:formula="of:=IF([.H577]=&quot;&quot;&quot;sony&quot;&quot;&quot;;&quot;X&quot;;&quot;&quot;)">
            <text:p/>
          </table:table-cell>
          <table:table-cell table:style-name="ce14" table:formula="of:=IF([.H577]=&quot;&quot;&quot;microsoft&quot;&quot;&quot;;&quot;X&quot;;&quot;&quot;)">
            <text:p/>
          </table:table-cell>
          <table:table-cell table:style-name="ce14" table:formula="of:=IF([.K577]=&quot;&quot;&quot;people&quot;&quot;&quot;;&quot;X&quot;;&quot;&quot;)">
            <text:p/>
          </table:table-cell>
          <table:table-cell table:style-name="ce14" table:formula="of:=IF([.H5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ValveSoftwares</text:p>
          </table:table-cell>
          <table:table-cell table:formula="of:=CONCATENATE([.G578];&quot;,&quot;;[.H578];&quot;,&quot;;[.I578];&quot;,&quot;;[.J578];&quot;,&quot;;[.K578];&quot;,&quot;;[.L578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Twitter Account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TWITTER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8:.X578];&quot;X&quot;)" office:value-type="float" office:value="1">
            <text:p>1</text:p>
          </table:table-cell>
          <table:table-cell table:style-name="ce14" table:formula="of:=IF(AND([.I578]=&quot;&quot;&quot;studio&quot;&quot;&quot;;[.J578]=&quot;&quot;&quot;america&quot;&quot;&quot;);&quot;x&quot;;&quot;&quot;)">
            <text:p/>
          </table:table-cell>
          <table:table-cell table:style-name="ce14" table:formula="of:=IF(AND([.I578]=&quot;&quot;&quot;studio&quot;&quot;&quot;;[.J578]=&quot;&quot;&quot;japan&quot;&quot;&quot;);&quot;x&quot;;&quot;&quot;)">
            <text:p/>
          </table:table-cell>
          <table:table-cell table:style-name="ce14" table:formula="of:=IF(AND([.I578]=&quot;&quot;&quot;studio&quot;&quot;&quot;;[.J578]=&quot;&quot;&quot;world&quot;&quot;&quot;);&quot;x&quot;;&quot;&quot;)">
            <text:p/>
          </table:table-cell>
          <table:table-cell table:style-name="ce14" table:formula="of:=IF(AND([.I578]=&quot;&quot;&quot;studio&quot;&quot;&quot;;[.J578]=&quot;&quot;&quot;europe&quot;&quot;&quot;);&quot;x&quot;;&quot;&quot;)">
            <text:p/>
          </table:table-cell>
          <table:table-cell table:style-name="ce14" table:formula="of:=IF([.H578]=&quot;&quot;&quot;thirdparty&quot;&quot;&quot;;&quot;X&quot;;&quot;&quot;)" office:value-type="string" office:string-value="X">
            <text:p>X</text:p>
          </table:table-cell>
          <table:table-cell table:style-name="ce14" table:formula="of:=IF([.H578]=&quot;&quot;&quot;indie&quot;&quot;&quot;;&quot;X&quot;;&quot;&quot;)">
            <text:p/>
          </table:table-cell>
          <table:table-cell table:style-name="ce14" table:formula="of:=IF([.H578]=&quot;&quot;&quot;nintendo&quot;&quot;&quot;;&quot;X&quot;;&quot;&quot;)">
            <text:p/>
          </table:table-cell>
          <table:table-cell table:style-name="ce14" table:formula="of:=IF([.H578]=&quot;&quot;&quot;sony&quot;&quot;&quot;;&quot;X&quot;;&quot;&quot;)">
            <text:p/>
          </table:table-cell>
          <table:table-cell table:style-name="ce14" table:formula="of:=IF([.H578]=&quot;&quot;&quot;microsoft&quot;&quot;&quot;;&quot;X&quot;;&quot;&quot;)">
            <text:p/>
          </table:table-cell>
          <table:table-cell table:style-name="ce14" table:formula="of:=IF([.K578]=&quot;&quot;&quot;people&quot;&quot;&quot;;&quot;X&quot;;&quot;&quot;)">
            <text:p/>
          </table:table-cell>
          <table:table-cell table:style-name="ce14" table:formula="of:=IF([.H5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Valve</text:p>
          </table:table-cell>
          <table:table-cell table:formula="of:=CONCATENATE([.G579];&quot;,&quot;;[.H579];&quot;,&quot;;[.I579];&quot;,&quot;;[.J579];&quot;,&quot;;[.K579];&quot;,&quot;;[.L579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Youtube Channel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YOUTUBE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9:.X579];&quot;X&quot;)" office:value-type="float" office:value="1">
            <text:p>1</text:p>
          </table:table-cell>
          <table:table-cell table:style-name="ce14" table:formula="of:=IF(AND([.I579]=&quot;&quot;&quot;studio&quot;&quot;&quot;;[.J579]=&quot;&quot;&quot;america&quot;&quot;&quot;);&quot;x&quot;;&quot;&quot;)">
            <text:p/>
          </table:table-cell>
          <table:table-cell table:style-name="ce14" table:formula="of:=IF(AND([.I579]=&quot;&quot;&quot;studio&quot;&quot;&quot;;[.J579]=&quot;&quot;&quot;japan&quot;&quot;&quot;);&quot;x&quot;;&quot;&quot;)">
            <text:p/>
          </table:table-cell>
          <table:table-cell table:style-name="ce14" table:formula="of:=IF(AND([.I579]=&quot;&quot;&quot;studio&quot;&quot;&quot;;[.J579]=&quot;&quot;&quot;world&quot;&quot;&quot;);&quot;x&quot;;&quot;&quot;)">
            <text:p/>
          </table:table-cell>
          <table:table-cell table:style-name="ce14" table:formula="of:=IF(AND([.I579]=&quot;&quot;&quot;studio&quot;&quot;&quot;;[.J579]=&quot;&quot;&quot;europe&quot;&quot;&quot;);&quot;x&quot;;&quot;&quot;)">
            <text:p/>
          </table:table-cell>
          <table:table-cell table:style-name="ce14" table:formula="of:=IF([.H579]=&quot;&quot;&quot;thirdparty&quot;&quot;&quot;;&quot;X&quot;;&quot;&quot;)" office:value-type="string" office:string-value="X">
            <text:p>X</text:p>
          </table:table-cell>
          <table:table-cell table:style-name="ce14" table:formula="of:=IF([.H579]=&quot;&quot;&quot;indie&quot;&quot;&quot;;&quot;X&quot;;&quot;&quot;)">
            <text:p/>
          </table:table-cell>
          <table:table-cell table:style-name="ce14" table:formula="of:=IF([.H579]=&quot;&quot;&quot;nintendo&quot;&quot;&quot;;&quot;X&quot;;&quot;&quot;)">
            <text:p/>
          </table:table-cell>
          <table:table-cell table:style-name="ce14" table:formula="of:=IF([.H579]=&quot;&quot;&quot;sony&quot;&quot;&quot;;&quot;X&quot;;&quot;&quot;)">
            <text:p/>
          </table:table-cell>
          <table:table-cell table:style-name="ce14" table:formula="of:=IF([.H579]=&quot;&quot;&quot;microsoft&quot;&quot;&quot;;&quot;X&quot;;&quot;&quot;)">
            <text:p/>
          </table:table-cell>
          <table:table-cell table:style-name="ce14" table:formula="of:=IF([.K579]=&quot;&quot;&quot;people&quot;&quot;&quot;;&quot;X&quot;;&quot;&quot;)">
            <text:p/>
          </table:table-cell>
          <table:table-cell table:style-name="ce14" table:formula="of:=IF([.H5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twitter://VblankGames</text:p>
          </table:table-cell>
          <table:table-cell table:formula="of:=CONCATENATE([.G580];&quot;,&quot;;[.H580];&quot;,&quot;;[.I580];&quot;,&quot;;[.J580];&quot;,&quot;;[.K580];&quot;,&quot;;[.L580])" office:value-type="string" office:string-value="&quot;vblank&quot;,&quot;indie&quot;,&quot;studio&quot;,&quot;america&quot;,&quot;pr&quot;,&quot;generic&quot;">
            <text:p>"vblank","indie","studio","america","pr","generic"</text:p>
          </table:table-cell>
          <table:table-cell office:value-type="string">
            <text:p>Official Twitter Account of Vblank Entertainment</text:p>
          </table:table-cell>
          <table:table-cell office:value-type="string">
            <text:p>http://www.retrocityrampage.com/contact.php</text:p>
          </table:table-cell>
          <table:table-cell office:value-type="string">
            <text:p>Retro City Rampage</text:p>
          </table:table-cell>
          <table:table-cell office:value-type="string">
            <text:p>TWITTER</text:p>
          </table:table-cell>
          <table:table-cell office:value-type="string">
            <text:p>"vblank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0:.X580];&quot;X&quot;)" office:value-type="float" office:value="2">
            <text:p>2</text:p>
          </table:table-cell>
          <table:table-cell table:style-name="ce14" table:formula="of:=IF(AND([.I580]=&quot;&quot;&quot;studio&quot;&quot;&quot;;[.J580]=&quot;&quot;&quot;america&quot;&quot;&quot;);&quot;x&quot;;&quot;&quot;)" office:value-type="string" office:string-value="x">
            <text:p>x</text:p>
          </table:table-cell>
          <table:table-cell table:style-name="ce14" table:formula="of:=IF(AND([.I580]=&quot;&quot;&quot;studio&quot;&quot;&quot;;[.J580]=&quot;&quot;&quot;japan&quot;&quot;&quot;);&quot;x&quot;;&quot;&quot;)">
            <text:p/>
          </table:table-cell>
          <table:table-cell table:style-name="ce14" table:formula="of:=IF(AND([.I580]=&quot;&quot;&quot;studio&quot;&quot;&quot;;[.J580]=&quot;&quot;&quot;world&quot;&quot;&quot;);&quot;x&quot;;&quot;&quot;)">
            <text:p/>
          </table:table-cell>
          <table:table-cell table:style-name="ce14" table:formula="of:=IF(AND([.I580]=&quot;&quot;&quot;studio&quot;&quot;&quot;;[.J580]=&quot;&quot;&quot;europe&quot;&quot;&quot;);&quot;x&quot;;&quot;&quot;)">
            <text:p/>
          </table:table-cell>
          <table:table-cell table:style-name="ce14" table:formula="of:=IF([.H580]=&quot;&quot;&quot;thirdparty&quot;&quot;&quot;;&quot;X&quot;;&quot;&quot;)">
            <text:p/>
          </table:table-cell>
          <table:table-cell table:style-name="ce14" table:formula="of:=IF([.H580]=&quot;&quot;&quot;indie&quot;&quot;&quot;;&quot;X&quot;;&quot;&quot;)" office:value-type="string" office:string-value="X">
            <text:p>X</text:p>
          </table:table-cell>
          <table:table-cell table:style-name="ce14" table:formula="of:=IF([.H580]=&quot;&quot;&quot;nintendo&quot;&quot;&quot;;&quot;X&quot;;&quot;&quot;)">
            <text:p/>
          </table:table-cell>
          <table:table-cell table:style-name="ce14" table:formula="of:=IF([.H580]=&quot;&quot;&quot;sony&quot;&quot;&quot;;&quot;X&quot;;&quot;&quot;)">
            <text:p/>
          </table:table-cell>
          <table:table-cell table:style-name="ce14" table:formula="of:=IF([.H580]=&quot;&quot;&quot;microsoft&quot;&quot;&quot;;&quot;X&quot;;&quot;&quot;)">
            <text:p/>
          </table:table-cell>
          <table:table-cell table:style-name="ce14" table:formula="of:=IF([.K580]=&quot;&quot;&quot;people&quot;&quot;&quot;;&quot;X&quot;;&quot;&quot;)">
            <text:p/>
          </table:table-cell>
          <table:table-cell table:style-name="ce14" table:formula="of:=IF([.H5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twitter://VisceralGames</text:p>
          </table:table-cell>
          <table:table-cell table:style-name="ce4" table:formula="of:=CONCATENATE([.G581];&quot;,&quot;;[.H581];&quot;,&quot;;[.I581];&quot;,&quot;;[.J581];&quot;,&quot;;[.K581];&quot;,&quot;;[.L581])" office:value-type="string" office:string-value="&quot;visceralgames&quot;,&quot;thirdparty&quot;,&quot;studio&quot;,&quot;america&quot;,&quot;pr&quot;,&quot;generic&quot;">
            <text:p>"visceralgames","thirdparty","studio","america","pr","generic"</text:p>
          </table:table-cell>
          <table:table-cell office:value-type="string">
            <text:p>Official Twitter Account of Visceral Games</text:p>
          </table:table-cell>
          <table:table-cell table:style-name="ce4"/>
          <table:table-cell office:value-type="string">
            <text:p>Dead Space series</text:p>
          </table:table-cell>
          <table:table-cell office:value-type="string">
            <text:p>TWITTER</text:p>
          </table:table-cell>
          <table:table-cell office:value-type="string">
            <text:p>"viscer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1:.X581];&quot;X&quot;)" office:value-type="float" office:value="2">
            <text:p>2</text:p>
          </table:table-cell>
          <table:table-cell table:style-name="ce14" table:formula="of:=IF(AND([.I581]=&quot;&quot;&quot;studio&quot;&quot;&quot;;[.J581]=&quot;&quot;&quot;america&quot;&quot;&quot;);&quot;x&quot;;&quot;&quot;)" office:value-type="string" office:string-value="x">
            <text:p>x</text:p>
          </table:table-cell>
          <table:table-cell table:style-name="ce14" table:formula="of:=IF(AND([.I581]=&quot;&quot;&quot;studio&quot;&quot;&quot;;[.J581]=&quot;&quot;&quot;japan&quot;&quot;&quot;);&quot;x&quot;;&quot;&quot;)">
            <text:p/>
          </table:table-cell>
          <table:table-cell table:style-name="ce14" table:formula="of:=IF(AND([.I581]=&quot;&quot;&quot;studio&quot;&quot;&quot;;[.J581]=&quot;&quot;&quot;world&quot;&quot;&quot;);&quot;x&quot;;&quot;&quot;)">
            <text:p/>
          </table:table-cell>
          <table:table-cell table:style-name="ce14" table:formula="of:=IF(AND([.I581]=&quot;&quot;&quot;studio&quot;&quot;&quot;;[.J581]=&quot;&quot;&quot;europe&quot;&quot;&quot;);&quot;x&quot;;&quot;&quot;)">
            <text:p/>
          </table:table-cell>
          <table:table-cell table:style-name="ce14" table:formula="of:=IF([.H581]=&quot;&quot;&quot;thirdparty&quot;&quot;&quot;;&quot;X&quot;;&quot;&quot;)" office:value-type="string" office:string-value="X">
            <text:p>X</text:p>
          </table:table-cell>
          <table:table-cell table:style-name="ce14" table:formula="of:=IF([.H581]=&quot;&quot;&quot;indie&quot;&quot;&quot;;&quot;X&quot;;&quot;&quot;)">
            <text:p/>
          </table:table-cell>
          <table:table-cell table:style-name="ce14" table:formula="of:=IF([.H581]=&quot;&quot;&quot;nintendo&quot;&quot;&quot;;&quot;X&quot;;&quot;&quot;)">
            <text:p/>
          </table:table-cell>
          <table:table-cell table:style-name="ce14" table:formula="of:=IF([.H581]=&quot;&quot;&quot;sony&quot;&quot;&quot;;&quot;X&quot;;&quot;&quot;)">
            <text:p/>
          </table:table-cell>
          <table:table-cell table:style-name="ce14" table:formula="of:=IF([.H581]=&quot;&quot;&quot;microsoft&quot;&quot;&quot;;&quot;X&quot;;&quot;&quot;)">
            <text:p/>
          </table:table-cell>
          <table:table-cell table:style-name="ce14" table:formula="of:=IF([.K581]=&quot;&quot;&quot;people&quot;&quot;&quot;;&quot;X&quot;;&quot;&quot;)">
            <text:p/>
          </table:table-cell>
          <table:table-cell table:style-name="ce14" table:formula="of:=IF([.H5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facebook://123174304424121</text:p>
          </table:table-cell>
          <table:table-cell table:style-name="ce4" table:formula="of:=CONCATENATE([.G582];&quot;,&quot;;[.H582];&quot;,&quot;;[.I582];&quot;,&quot;;[.J582];&quot;,&quot;;[.K582];&quot;,&quot;;[.L582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Facebook Page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FACEBOOK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2:.X582];&quot;X&quot;)" office:value-type="float" office:value="2">
            <text:p>2</text:p>
          </table:table-cell>
          <table:table-cell table:style-name="ce14" table:formula="of:=IF(AND([.I582]=&quot;&quot;&quot;studio&quot;&quot;&quot;;[.J582]=&quot;&quot;&quot;america&quot;&quot;&quot;);&quot;x&quot;;&quot;&quot;)" office:value-type="string" office:string-value="x">
            <text:p>x</text:p>
          </table:table-cell>
          <table:table-cell table:style-name="ce14" table:formula="of:=IF(AND([.I582]=&quot;&quot;&quot;studio&quot;&quot;&quot;;[.J582]=&quot;&quot;&quot;japan&quot;&quot;&quot;);&quot;x&quot;;&quot;&quot;)">
            <text:p/>
          </table:table-cell>
          <table:table-cell table:style-name="ce14" table:formula="of:=IF(AND([.I582]=&quot;&quot;&quot;studio&quot;&quot;&quot;;[.J582]=&quot;&quot;&quot;world&quot;&quot;&quot;);&quot;x&quot;;&quot;&quot;)">
            <text:p/>
          </table:table-cell>
          <table:table-cell table:style-name="ce14" table:formula="of:=IF(AND([.I582]=&quot;&quot;&quot;studio&quot;&quot;&quot;;[.J582]=&quot;&quot;&quot;europe&quot;&quot;&quot;);&quot;x&quot;;&quot;&quot;)">
            <text:p/>
          </table:table-cell>
          <table:table-cell table:style-name="ce14" table:formula="of:=IF([.H582]=&quot;&quot;&quot;thirdparty&quot;&quot;&quot;;&quot;X&quot;;&quot;&quot;)" office:value-type="string" office:string-value="X">
            <text:p>X</text:p>
          </table:table-cell>
          <table:table-cell table:style-name="ce14" table:formula="of:=IF([.H582]=&quot;&quot;&quot;indie&quot;&quot;&quot;;&quot;X&quot;;&quot;&quot;)">
            <text:p/>
          </table:table-cell>
          <table:table-cell table:style-name="ce14" table:formula="of:=IF([.H582]=&quot;&quot;&quot;nintendo&quot;&quot;&quot;;&quot;X&quot;;&quot;&quot;)">
            <text:p/>
          </table:table-cell>
          <table:table-cell table:style-name="ce14" table:formula="of:=IF([.H582]=&quot;&quot;&quot;sony&quot;&quot;&quot;;&quot;X&quot;;&quot;&quot;)">
            <text:p/>
          </table:table-cell>
          <table:table-cell table:style-name="ce14" table:formula="of:=IF([.H582]=&quot;&quot;&quot;microsoft&quot;&quot;&quot;;&quot;X&quot;;&quot;&quot;)">
            <text:p/>
          </table:table-cell>
          <table:table-cell table:style-name="ce14" table:formula="of:=IF([.K582]=&quot;&quot;&quot;people&quot;&quot;&quot;;&quot;X&quot;;&quot;&quot;)">
            <text:p/>
          </table:table-cell>
          <table:table-cell table:style-name="ce14" table:formula="of:=IF([.H5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http://www.dsvolition.com/feed/</text:p>
          </table:table-cell>
          <table:table-cell table:style-name="ce4" table:formula="of:=CONCATENATE([.G583];&quot;,&quot;;[.H583];&quot;,&quot;;[.I583];&quot;,&quot;;[.J583];&quot;,&quot;;[.K583];&quot;,&quot;;[.L583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News Feed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NEWS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3:.X583];&quot;X&quot;)" office:value-type="float" office:value="2">
            <text:p>2</text:p>
          </table:table-cell>
          <table:table-cell table:style-name="ce14" table:formula="of:=IF(AND([.I583]=&quot;&quot;&quot;studio&quot;&quot;&quot;;[.J583]=&quot;&quot;&quot;america&quot;&quot;&quot;);&quot;x&quot;;&quot;&quot;)" office:value-type="string" office:string-value="x">
            <text:p>x</text:p>
          </table:table-cell>
          <table:table-cell table:style-name="ce14" table:formula="of:=IF(AND([.I583]=&quot;&quot;&quot;studio&quot;&quot;&quot;;[.J583]=&quot;&quot;&quot;japan&quot;&quot;&quot;);&quot;x&quot;;&quot;&quot;)">
            <text:p/>
          </table:table-cell>
          <table:table-cell table:style-name="ce14" table:formula="of:=IF(AND([.I583]=&quot;&quot;&quot;studio&quot;&quot;&quot;;[.J583]=&quot;&quot;&quot;world&quot;&quot;&quot;);&quot;x&quot;;&quot;&quot;)">
            <text:p/>
          </table:table-cell>
          <table:table-cell table:style-name="ce14" table:formula="of:=IF(AND([.I583]=&quot;&quot;&quot;studio&quot;&quot;&quot;;[.J583]=&quot;&quot;&quot;europe&quot;&quot;&quot;);&quot;x&quot;;&quot;&quot;)">
            <text:p/>
          </table:table-cell>
          <table:table-cell table:style-name="ce14" table:formula="of:=IF([.H583]=&quot;&quot;&quot;thirdparty&quot;&quot;&quot;;&quot;X&quot;;&quot;&quot;)" office:value-type="string" office:string-value="X">
            <text:p>X</text:p>
          </table:table-cell>
          <table:table-cell table:style-name="ce14" table:formula="of:=IF([.H583]=&quot;&quot;&quot;indie&quot;&quot;&quot;;&quot;X&quot;;&quot;&quot;)">
            <text:p/>
          </table:table-cell>
          <table:table-cell table:style-name="ce14" table:formula="of:=IF([.H583]=&quot;&quot;&quot;nintendo&quot;&quot;&quot;;&quot;X&quot;;&quot;&quot;)">
            <text:p/>
          </table:table-cell>
          <table:table-cell table:style-name="ce14" table:formula="of:=IF([.H583]=&quot;&quot;&quot;sony&quot;&quot;&quot;;&quot;X&quot;;&quot;&quot;)">
            <text:p/>
          </table:table-cell>
          <table:table-cell table:style-name="ce14" table:formula="of:=IF([.H583]=&quot;&quot;&quot;microsoft&quot;&quot;&quot;;&quot;X&quot;;&quot;&quot;)">
            <text:p/>
          </table:table-cell>
          <table:table-cell table:style-name="ce14" table:formula="of:=IF([.K583]=&quot;&quot;&quot;people&quot;&quot;&quot;;&quot;X&quot;;&quot;&quot;)">
            <text:p/>
          </table:table-cell>
          <table:table-cell table:style-name="ce14" table:formula="of:=IF([.H5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twitter://volitioninc</text:p>
          </table:table-cell>
          <table:table-cell table:style-name="ce4" table:formula="of:=CONCATENATE([.G584];&quot;,&quot;;[.H584];&quot;,&quot;;[.I584];&quot;,&quot;;[.J584];&quot;,&quot;;[.K584];&quot;,&quot;;[.L584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Twitter Account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TWITTER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4:.X584];&quot;X&quot;)" office:value-type="float" office:value="2">
            <text:p>2</text:p>
          </table:table-cell>
          <table:table-cell table:style-name="ce14" table:formula="of:=IF(AND([.I584]=&quot;&quot;&quot;studio&quot;&quot;&quot;;[.J584]=&quot;&quot;&quot;america&quot;&quot;&quot;);&quot;x&quot;;&quot;&quot;)" office:value-type="string" office:string-value="x">
            <text:p>x</text:p>
          </table:table-cell>
          <table:table-cell table:style-name="ce14" table:formula="of:=IF(AND([.I584]=&quot;&quot;&quot;studio&quot;&quot;&quot;;[.J584]=&quot;&quot;&quot;japan&quot;&quot;&quot;);&quot;x&quot;;&quot;&quot;)">
            <text:p/>
          </table:table-cell>
          <table:table-cell table:style-name="ce14" table:formula="of:=IF(AND([.I584]=&quot;&quot;&quot;studio&quot;&quot;&quot;;[.J584]=&quot;&quot;&quot;world&quot;&quot;&quot;);&quot;x&quot;;&quot;&quot;)">
            <text:p/>
          </table:table-cell>
          <table:table-cell table:style-name="ce14" table:formula="of:=IF(AND([.I584]=&quot;&quot;&quot;studio&quot;&quot;&quot;;[.J584]=&quot;&quot;&quot;europe&quot;&quot;&quot;);&quot;x&quot;;&quot;&quot;)">
            <text:p/>
          </table:table-cell>
          <table:table-cell table:style-name="ce14" table:formula="of:=IF([.H584]=&quot;&quot;&quot;thirdparty&quot;&quot;&quot;;&quot;X&quot;;&quot;&quot;)" office:value-type="string" office:string-value="X">
            <text:p>X</text:p>
          </table:table-cell>
          <table:table-cell table:style-name="ce14" table:formula="of:=IF([.H584]=&quot;&quot;&quot;indie&quot;&quot;&quot;;&quot;X&quot;;&quot;&quot;)">
            <text:p/>
          </table:table-cell>
          <table:table-cell table:style-name="ce14" table:formula="of:=IF([.H584]=&quot;&quot;&quot;nintendo&quot;&quot;&quot;;&quot;X&quot;;&quot;&quot;)">
            <text:p/>
          </table:table-cell>
          <table:table-cell table:style-name="ce14" table:formula="of:=IF([.H584]=&quot;&quot;&quot;sony&quot;&quot;&quot;;&quot;X&quot;;&quot;&quot;)">
            <text:p/>
          </table:table-cell>
          <table:table-cell table:style-name="ce14" table:formula="of:=IF([.H584]=&quot;&quot;&quot;microsoft&quot;&quot;&quot;;&quot;X&quot;;&quot;&quot;)">
            <text:p/>
          </table:table-cell>
          <table:table-cell table:style-name="ce14" table:formula="of:=IF([.K584]=&quot;&quot;&quot;people&quot;&quot;&quot;;&quot;X&quot;;&quot;&quot;)">
            <text:p/>
          </table:table-cell>
          <table:table-cell table:style-name="ce14" table:formula="of:=IF([.H5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facebook://144950778875445</text:p>
          </table:table-cell>
          <table:table-cell table:style-name="ce4" table:formula="of:=CONCATENATE([.G585];&quot;,&quot;;[.H585];&quot;,&quot;;[.I585];&quot;,&quot;;[.J585];&quot;,&quot;;[.K585];&quot;,&quot;;[.L585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Facebook Page of Wayforward</text:p>
          </table:table-cell>
          <table:table-cell table:style-name="ce4"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FACEBOOK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5:.X585];&quot;X&quot;)" office:value-type="float" office:value="2">
            <text:p>2</text:p>
          </table:table-cell>
          <table:table-cell table:style-name="ce14" table:formula="of:=IF(AND([.I585]=&quot;&quot;&quot;studio&quot;&quot;&quot;;[.J585]=&quot;&quot;&quot;america&quot;&quot;&quot;);&quot;x&quot;;&quot;&quot;)" office:value-type="string" office:string-value="x">
            <text:p>x</text:p>
          </table:table-cell>
          <table:table-cell table:style-name="ce14" table:formula="of:=IF(AND([.I585]=&quot;&quot;&quot;studio&quot;&quot;&quot;;[.J585]=&quot;&quot;&quot;japan&quot;&quot;&quot;);&quot;x&quot;;&quot;&quot;)">
            <text:p/>
          </table:table-cell>
          <table:table-cell table:style-name="ce14" table:formula="of:=IF(AND([.I585]=&quot;&quot;&quot;studio&quot;&quot;&quot;;[.J585]=&quot;&quot;&quot;world&quot;&quot;&quot;);&quot;x&quot;;&quot;&quot;)">
            <text:p/>
          </table:table-cell>
          <table:table-cell table:style-name="ce14" table:formula="of:=IF(AND([.I585]=&quot;&quot;&quot;studio&quot;&quot;&quot;;[.J585]=&quot;&quot;&quot;europe&quot;&quot;&quot;);&quot;x&quot;;&quot;&quot;)">
            <text:p/>
          </table:table-cell>
          <table:table-cell table:style-name="ce14" table:formula="of:=IF([.H585]=&quot;&quot;&quot;thirdparty&quot;&quot;&quot;;&quot;X&quot;;&quot;&quot;)" office:value-type="string" office:string-value="X">
            <text:p>X</text:p>
          </table:table-cell>
          <table:table-cell table:style-name="ce14" table:formula="of:=IF([.H585]=&quot;&quot;&quot;indie&quot;&quot;&quot;;&quot;X&quot;;&quot;&quot;)">
            <text:p/>
          </table:table-cell>
          <table:table-cell table:style-name="ce14" table:formula="of:=IF([.H585]=&quot;&quot;&quot;nintendo&quot;&quot;&quot;;&quot;X&quot;;&quot;&quot;)">
            <text:p/>
          </table:table-cell>
          <table:table-cell table:style-name="ce14" table:formula="of:=IF([.H585]=&quot;&quot;&quot;sony&quot;&quot;&quot;;&quot;X&quot;;&quot;&quot;)">
            <text:p/>
          </table:table-cell>
          <table:table-cell table:style-name="ce14" table:formula="of:=IF([.H585]=&quot;&quot;&quot;microsoft&quot;&quot;&quot;;&quot;X&quot;;&quot;&quot;)">
            <text:p/>
          </table:table-cell>
          <table:table-cell table:style-name="ce14" table:formula="of:=IF([.K585]=&quot;&quot;&quot;people&quot;&quot;&quot;;&quot;X&quot;;&quot;&quot;)">
            <text:p/>
          </table:table-cell>
          <table:table-cell table:style-name="ce14" table:formula="of:=IF([.H5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wayforward.com/blog/rss.xml</text:p>
          </table:table-cell>
          <table:table-cell table:formula="of:=CONCATENATE([.G586];&quot;,&quot;;[.H586];&quot;,&quot;;[.I586];&quot;,&quot;;[.J586];&quot;,&quot;;[.K586];&quot;,&quot;;[.L586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News Feed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NEWS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6:.X586];&quot;X&quot;)" office:value-type="float" office:value="2">
            <text:p>2</text:p>
          </table:table-cell>
          <table:table-cell table:style-name="ce14" table:formula="of:=IF(AND([.I586]=&quot;&quot;&quot;studio&quot;&quot;&quot;;[.J586]=&quot;&quot;&quot;america&quot;&quot;&quot;);&quot;x&quot;;&quot;&quot;)" office:value-type="string" office:string-value="x">
            <text:p>x</text:p>
          </table:table-cell>
          <table:table-cell table:style-name="ce14" table:formula="of:=IF(AND([.I586]=&quot;&quot;&quot;studio&quot;&quot;&quot;;[.J586]=&quot;&quot;&quot;japan&quot;&quot;&quot;);&quot;x&quot;;&quot;&quot;)">
            <text:p/>
          </table:table-cell>
          <table:table-cell table:style-name="ce14" table:formula="of:=IF(AND([.I586]=&quot;&quot;&quot;studio&quot;&quot;&quot;;[.J586]=&quot;&quot;&quot;world&quot;&quot;&quot;);&quot;x&quot;;&quot;&quot;)">
            <text:p/>
          </table:table-cell>
          <table:table-cell table:style-name="ce14" table:formula="of:=IF(AND([.I586]=&quot;&quot;&quot;studio&quot;&quot;&quot;;[.J586]=&quot;&quot;&quot;europe&quot;&quot;&quot;);&quot;x&quot;;&quot;&quot;)">
            <text:p/>
          </table:table-cell>
          <table:table-cell table:style-name="ce14" table:formula="of:=IF([.H586]=&quot;&quot;&quot;thirdparty&quot;&quot;&quot;;&quot;X&quot;;&quot;&quot;)" office:value-type="string" office:string-value="X">
            <text:p>X</text:p>
          </table:table-cell>
          <table:table-cell table:style-name="ce14" table:formula="of:=IF([.H586]=&quot;&quot;&quot;indie&quot;&quot;&quot;;&quot;X&quot;;&quot;&quot;)">
            <text:p/>
          </table:table-cell>
          <table:table-cell table:style-name="ce14" table:formula="of:=IF([.H586]=&quot;&quot;&quot;nintendo&quot;&quot;&quot;;&quot;X&quot;;&quot;&quot;)">
            <text:p/>
          </table:table-cell>
          <table:table-cell table:style-name="ce14" table:formula="of:=IF([.H586]=&quot;&quot;&quot;sony&quot;&quot;&quot;;&quot;X&quot;;&quot;&quot;)">
            <text:p/>
          </table:table-cell>
          <table:table-cell table:style-name="ce14" table:formula="of:=IF([.H586]=&quot;&quot;&quot;microsoft&quot;&quot;&quot;;&quot;X&quot;;&quot;&quot;)">
            <text:p/>
          </table:table-cell>
          <table:table-cell table:style-name="ce14" table:formula="of:=IF([.K586]=&quot;&quot;&quot;people&quot;&quot;&quot;;&quot;X&quot;;&quot;&quot;)">
            <text:p/>
          </table:table-cell>
          <table:table-cell table:style-name="ce14" table:formula="of:=IF([.H5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WayForward</text:p>
          </table:table-cell>
          <table:table-cell table:formula="of:=CONCATENATE([.G587];&quot;,&quot;;[.H587];&quot;,&quot;;[.I587];&quot;,&quot;;[.J587];&quot;,&quot;;[.K587];&quot;,&quot;;[.L587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Twitter Account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TWITTER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7:.X587];&quot;X&quot;)" office:value-type="float" office:value="2">
            <text:p>2</text:p>
          </table:table-cell>
          <table:table-cell table:style-name="ce14" table:formula="of:=IF(AND([.I587]=&quot;&quot;&quot;studio&quot;&quot;&quot;;[.J587]=&quot;&quot;&quot;america&quot;&quot;&quot;);&quot;x&quot;;&quot;&quot;)" office:value-type="string" office:string-value="x">
            <text:p>x</text:p>
          </table:table-cell>
          <table:table-cell table:style-name="ce14" table:formula="of:=IF(AND([.I587]=&quot;&quot;&quot;studio&quot;&quot;&quot;;[.J587]=&quot;&quot;&quot;japan&quot;&quot;&quot;);&quot;x&quot;;&quot;&quot;)">
            <text:p/>
          </table:table-cell>
          <table:table-cell table:style-name="ce14" table:formula="of:=IF(AND([.I587]=&quot;&quot;&quot;studio&quot;&quot;&quot;;[.J587]=&quot;&quot;&quot;world&quot;&quot;&quot;);&quot;x&quot;;&quot;&quot;)">
            <text:p/>
          </table:table-cell>
          <table:table-cell table:style-name="ce14" table:formula="of:=IF(AND([.I587]=&quot;&quot;&quot;studio&quot;&quot;&quot;;[.J587]=&quot;&quot;&quot;europe&quot;&quot;&quot;);&quot;x&quot;;&quot;&quot;)">
            <text:p/>
          </table:table-cell>
          <table:table-cell table:style-name="ce14" table:formula="of:=IF([.H587]=&quot;&quot;&quot;thirdparty&quot;&quot;&quot;;&quot;X&quot;;&quot;&quot;)" office:value-type="string" office:string-value="X">
            <text:p>X</text:p>
          </table:table-cell>
          <table:table-cell table:style-name="ce14" table:formula="of:=IF([.H587]=&quot;&quot;&quot;indie&quot;&quot;&quot;;&quot;X&quot;;&quot;&quot;)">
            <text:p/>
          </table:table-cell>
          <table:table-cell table:style-name="ce14" table:formula="of:=IF([.H587]=&quot;&quot;&quot;nintendo&quot;&quot;&quot;;&quot;X&quot;;&quot;&quot;)">
            <text:p/>
          </table:table-cell>
          <table:table-cell table:style-name="ce14" table:formula="of:=IF([.H587]=&quot;&quot;&quot;sony&quot;&quot;&quot;;&quot;X&quot;;&quot;&quot;)">
            <text:p/>
          </table:table-cell>
          <table:table-cell table:style-name="ce14" table:formula="of:=IF([.H587]=&quot;&quot;&quot;microsoft&quot;&quot;&quot;;&quot;X&quot;;&quot;&quot;)">
            <text:p/>
          </table:table-cell>
          <table:table-cell table:style-name="ce14" table:formula="of:=IF([.K587]=&quot;&quot;&quot;people&quot;&quot;&quot;;&quot;X&quot;;&quot;&quot;)">
            <text:p/>
          </table:table-cell>
          <table:table-cell table:style-name="ce14" table:formula="of:=IF([.H5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wayforwardtube</text:p>
          </table:table-cell>
          <table:table-cell table:formula="of:=CONCATENATE([.G588];&quot;,&quot;;[.H588];&quot;,&quot;;[.I588];&quot;,&quot;;[.J588];&quot;,&quot;;[.K588];&quot;,&quot;;[.L588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Youtube Channel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YOUTUBE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8:.X588];&quot;X&quot;)" office:value-type="float" office:value="2">
            <text:p>2</text:p>
          </table:table-cell>
          <table:table-cell table:style-name="ce14" table:formula="of:=IF(AND([.I588]=&quot;&quot;&quot;studio&quot;&quot;&quot;;[.J588]=&quot;&quot;&quot;america&quot;&quot;&quot;);&quot;x&quot;;&quot;&quot;)" office:value-type="string" office:string-value="x">
            <text:p>x</text:p>
          </table:table-cell>
          <table:table-cell table:style-name="ce14" table:formula="of:=IF(AND([.I588]=&quot;&quot;&quot;studio&quot;&quot;&quot;;[.J588]=&quot;&quot;&quot;japan&quot;&quot;&quot;);&quot;x&quot;;&quot;&quot;)">
            <text:p/>
          </table:table-cell>
          <table:table-cell table:style-name="ce14" table:formula="of:=IF(AND([.I588]=&quot;&quot;&quot;studio&quot;&quot;&quot;;[.J588]=&quot;&quot;&quot;world&quot;&quot;&quot;);&quot;x&quot;;&quot;&quot;)">
            <text:p/>
          </table:table-cell>
          <table:table-cell table:style-name="ce14" table:formula="of:=IF(AND([.I588]=&quot;&quot;&quot;studio&quot;&quot;&quot;;[.J588]=&quot;&quot;&quot;europe&quot;&quot;&quot;);&quot;x&quot;;&quot;&quot;)">
            <text:p/>
          </table:table-cell>
          <table:table-cell table:style-name="ce14" table:formula="of:=IF([.H588]=&quot;&quot;&quot;thirdparty&quot;&quot;&quot;;&quot;X&quot;;&quot;&quot;)" office:value-type="string" office:string-value="X">
            <text:p>X</text:p>
          </table:table-cell>
          <table:table-cell table:style-name="ce14" table:formula="of:=IF([.H588]=&quot;&quot;&quot;indie&quot;&quot;&quot;;&quot;X&quot;;&quot;&quot;)">
            <text:p/>
          </table:table-cell>
          <table:table-cell table:style-name="ce14" table:formula="of:=IF([.H588]=&quot;&quot;&quot;nintendo&quot;&quot;&quot;;&quot;X&quot;;&quot;&quot;)">
            <text:p/>
          </table:table-cell>
          <table:table-cell table:style-name="ce14" table:formula="of:=IF([.H588]=&quot;&quot;&quot;sony&quot;&quot;&quot;;&quot;X&quot;;&quot;&quot;)">
            <text:p/>
          </table:table-cell>
          <table:table-cell table:style-name="ce14" table:formula="of:=IF([.H588]=&quot;&quot;&quot;microsoft&quot;&quot;&quot;;&quot;X&quot;;&quot;&quot;)">
            <text:p/>
          </table:table-cell>
          <table:table-cell table:style-name="ce14" table:formula="of:=IF([.K588]=&quot;&quot;&quot;people&quot;&quot;&quot;;&quot;X&quot;;&quot;&quot;)">
            <text:p/>
          </table:table-cell>
          <table:table-cell table:style-name="ce14" table:formula="of:=IF([.H5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office:value-type="string">
            <text:p>http://tomorrowcorporation.com/feed</text:p>
          </table:table-cell>
          <table:table-cell table:formula="of:=CONCATENATE([.G589];&quot;,&quot;;[.H589];&quot;,&quot;;[.I589];&quot;,&quot;;[.J589];&quot;,&quot;;[.K589];&quot;,&quot;;[.L589])" office:value-type="string" office:string-value="&quot;tomorrowcorporation&quot;,&quot;indie&quot;,&quot;studio&quot;,&quot;america&quot;,&quot;pr&quot;,&quot;experimental&quot;">
            <text:p>"tomorrowcorporation","indie","studio","america","pr","experimental"</text:p>
          </table:table-cell>
          <table:table-cell office:value-type="string">
            <text:p>Official News Feed of Tomorrow Corporation</text:p>
          </table:table-cell>
          <table:table-cell office:value-type="string">
            <text:p>http://tomorrowcorporation.com/about</text:p>
          </table:table-cell>
          <table:table-cell office:value-type="string">
            <text:p>Little Inferno</text:p>
          </table:table-cell>
          <table:table-cell office:value-type="string">
            <text:p>NEWS</text:p>
          </table:table-cell>
          <table:table-cell office:value-type="string">
            <text:p>"tomorrowcorporat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89:.X589];&quot;X&quot;)" office:value-type="float" office:value="2">
            <text:p>2</text:p>
          </table:table-cell>
          <table:table-cell table:style-name="ce14" table:formula="of:=IF(AND([.I589]=&quot;&quot;&quot;studio&quot;&quot;&quot;;[.J589]=&quot;&quot;&quot;america&quot;&quot;&quot;);&quot;x&quot;;&quot;&quot;)" office:value-type="string" office:string-value="x">
            <text:p>x</text:p>
          </table:table-cell>
          <table:table-cell table:style-name="ce14" table:formula="of:=IF(AND([.I589]=&quot;&quot;&quot;studio&quot;&quot;&quot;;[.J589]=&quot;&quot;&quot;japan&quot;&quot;&quot;);&quot;x&quot;;&quot;&quot;)">
            <text:p/>
          </table:table-cell>
          <table:table-cell table:style-name="ce14" table:formula="of:=IF(AND([.I589]=&quot;&quot;&quot;studio&quot;&quot;&quot;;[.J589]=&quot;&quot;&quot;world&quot;&quot;&quot;);&quot;x&quot;;&quot;&quot;)">
            <text:p/>
          </table:table-cell>
          <table:table-cell table:style-name="ce14" table:formula="of:=IF(AND([.I589]=&quot;&quot;&quot;studio&quot;&quot;&quot;;[.J589]=&quot;&quot;&quot;europe&quot;&quot;&quot;);&quot;x&quot;;&quot;&quot;)">
            <text:p/>
          </table:table-cell>
          <table:table-cell table:style-name="ce14" table:formula="of:=IF([.H589]=&quot;&quot;&quot;thirdparty&quot;&quot;&quot;;&quot;X&quot;;&quot;&quot;)">
            <text:p/>
          </table:table-cell>
          <table:table-cell table:style-name="ce14" table:formula="of:=IF([.H589]=&quot;&quot;&quot;indie&quot;&quot;&quot;;&quot;X&quot;;&quot;&quot;)" office:value-type="string" office:string-value="X">
            <text:p>X</text:p>
          </table:table-cell>
          <table:table-cell table:style-name="ce14" table:formula="of:=IF([.H589]=&quot;&quot;&quot;nintendo&quot;&quot;&quot;;&quot;X&quot;;&quot;&quot;)">
            <text:p/>
          </table:table-cell>
          <table:table-cell table:style-name="ce14" table:formula="of:=IF([.H589]=&quot;&quot;&quot;sony&quot;&quot;&quot;;&quot;X&quot;;&quot;&quot;)">
            <text:p/>
          </table:table-cell>
          <table:table-cell table:style-name="ce14" table:formula="of:=IF([.H589]=&quot;&quot;&quot;microsoft&quot;&quot;&quot;;&quot;X&quot;;&quot;&quot;)">
            <text:p/>
          </table:table-cell>
          <table:table-cell table:style-name="ce14" table:formula="of:=IF([.K589]=&quot;&quot;&quot;people&quot;&quot;&quot;;&quot;X&quot;;&quot;&quot;)">
            <text:p/>
          </table:table-cell>
          <table:table-cell table:style-name="ce14" table:formula="of:=IF([.H58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www.gamefreak.co.jp/blog/dir_english/?feed=rss2 </text:p>
          </table:table-cell>
          <table:table-cell table:formula="of:=CONCATENATE([.G590];&quot;,&quot;;[.H590];&quot;,&quot;;[.I590];&quot;,&quot;;[.J590];&quot;,&quot;;[.K590];&quot;,&quot;;[.L59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News Feed of Junichi Masuda: Game Director of GameFreak inc</text:p>
          </table:table-cell>
          <table:table-cell/>
          <table:table-cell office:value-type="string">
            <text:p>Pokemon series</text:p>
          </table:table-cell>
          <table:table-cell office:value-type="string">
            <text:p>NEWS</text:p>
          </table:table-cell>
          <table:table-cell table:number-columns-repeated="3"/>
          <table:table-cell office:value-type="string">
            <text:p>"japan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0:.X590];&quot;X&quot;)" office:value-type="float" office:value="1">
            <text:p>1</text:p>
          </table:table-cell>
          <table:table-cell table:style-name="ce14" table:formula="of:=IF(AND([.I590]=&quot;&quot;&quot;studio&quot;&quot;&quot;;[.J590]=&quot;&quot;&quot;america&quot;&quot;&quot;);&quot;x&quot;;&quot;&quot;)">
            <text:p/>
          </table:table-cell>
          <table:table-cell table:style-name="ce14" table:formula="of:=IF(AND([.I590]=&quot;&quot;&quot;studio&quot;&quot;&quot;;[.J590]=&quot;&quot;&quot;japan&quot;&quot;&quot;);&quot;x&quot;;&quot;&quot;)">
            <text:p/>
          </table:table-cell>
          <table:table-cell table:style-name="ce14" table:formula="of:=IF(AND([.I590]=&quot;&quot;&quot;studio&quot;&quot;&quot;;[.J590]=&quot;&quot;&quot;world&quot;&quot;&quot;);&quot;x&quot;;&quot;&quot;)">
            <text:p/>
          </table:table-cell>
          <table:table-cell table:style-name="ce14" table:formula="of:=IF(AND([.I590]=&quot;&quot;&quot;studio&quot;&quot;&quot;;[.J590]=&quot;&quot;&quot;europe&quot;&quot;&quot;);&quot;x&quot;;&quot;&quot;)">
            <text:p/>
          </table:table-cell>
          <table:table-cell table:style-name="ce14" table:formula="of:=IF([.H590]=&quot;&quot;&quot;thirdparty&quot;&quot;&quot;;&quot;X&quot;;&quot;&quot;)">
            <text:p/>
          </table:table-cell>
          <table:table-cell table:style-name="ce14" table:formula="of:=IF([.H590]=&quot;&quot;&quot;indie&quot;&quot;&quot;;&quot;X&quot;;&quot;&quot;)">
            <text:p/>
          </table:table-cell>
          <table:table-cell table:style-name="ce14" table:formula="of:=IF([.H590]=&quot;&quot;&quot;nintendo&quot;&quot;&quot;;&quot;X&quot;;&quot;&quot;)">
            <text:p/>
          </table:table-cell>
          <table:table-cell table:style-name="ce14" table:formula="of:=IF([.H590]=&quot;&quot;&quot;sony&quot;&quot;&quot;;&quot;X&quot;;&quot;&quot;)">
            <text:p/>
          </table:table-cell>
          <table:table-cell table:style-name="ce14" table:formula="of:=IF([.H590]=&quot;&quot;&quot;microsoft&quot;&quot;&quot;;&quot;X&quot;;&quot;&quot;)">
            <text:p/>
          </table:table-cell>
          <table:table-cell table:style-name="ce14" table:formula="of:=IF([.K590]=&quot;&quot;&quot;people&quot;&quot;&quot;;&quot;X&quot;;&quot;&quot;)" office:value-type="string" office:string-value="X">
            <text:p>X</text:p>
          </table:table-cell>
          <table:table-cell table:style-name="ce14" table:formula="of:=IF([.H590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Junichi_Masuda</text:p>
          </table:table-cell>
          <table:table-cell table:formula="of:=CONCATENATE([.G591];&quot;,&quot;;[.H591];&quot;,&quot;;[.I591];&quot;,&quot;;[.J591];&quot;,&quot;;[.K591];&quot;,&quot;;[.L591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Junichi Masuda: Game Director of GameFreak inc</text:p>
          </table:table-cell>
          <table:table-cell/>
          <table:table-cell office:value-type="string">
            <text:p>Pokemon series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japan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1:.X591];&quot;X&quot;)" office:value-type="float" office:value="1">
            <text:p>1</text:p>
          </table:table-cell>
          <table:table-cell table:style-name="ce14" table:formula="of:=IF(AND([.I591]=&quot;&quot;&quot;studio&quot;&quot;&quot;;[.J591]=&quot;&quot;&quot;america&quot;&quot;&quot;);&quot;x&quot;;&quot;&quot;)">
            <text:p/>
          </table:table-cell>
          <table:table-cell table:style-name="ce14" table:formula="of:=IF(AND([.I591]=&quot;&quot;&quot;studio&quot;&quot;&quot;;[.J591]=&quot;&quot;&quot;japan&quot;&quot;&quot;);&quot;x&quot;;&quot;&quot;)">
            <text:p/>
          </table:table-cell>
          <table:table-cell table:style-name="ce14" table:formula="of:=IF(AND([.I591]=&quot;&quot;&quot;studio&quot;&quot;&quot;;[.J591]=&quot;&quot;&quot;world&quot;&quot;&quot;);&quot;x&quot;;&quot;&quot;)">
            <text:p/>
          </table:table-cell>
          <table:table-cell table:style-name="ce14" table:formula="of:=IF(AND([.I591]=&quot;&quot;&quot;studio&quot;&quot;&quot;;[.J591]=&quot;&quot;&quot;europe&quot;&quot;&quot;);&quot;x&quot;;&quot;&quot;)">
            <text:p/>
          </table:table-cell>
          <table:table-cell table:style-name="ce14" table:formula="of:=IF([.H591]=&quot;&quot;&quot;thirdparty&quot;&quot;&quot;;&quot;X&quot;;&quot;&quot;)">
            <text:p/>
          </table:table-cell>
          <table:table-cell table:style-name="ce14" table:formula="of:=IF([.H591]=&quot;&quot;&quot;indie&quot;&quot;&quot;;&quot;X&quot;;&quot;&quot;)">
            <text:p/>
          </table:table-cell>
          <table:table-cell table:style-name="ce14" table:formula="of:=IF([.H591]=&quot;&quot;&quot;nintendo&quot;&quot;&quot;;&quot;X&quot;;&quot;&quot;)">
            <text:p/>
          </table:table-cell>
          <table:table-cell table:style-name="ce14" table:formula="of:=IF([.H591]=&quot;&quot;&quot;sony&quot;&quot;&quot;;&quot;X&quot;;&quot;&quot;)">
            <text:p/>
          </table:table-cell>
          <table:table-cell table:style-name="ce14" table:formula="of:=IF([.H591]=&quot;&quot;&quot;microsoft&quot;&quot;&quot;;&quot;X&quot;;&quot;&quot;)">
            <text:p/>
          </table:table-cell>
          <table:table-cell table:style-name="ce14" table:formula="of:=IF([.K591]=&quot;&quot;&quot;people&quot;&quot;&quot;;&quot;X&quot;;&quot;&quot;)" office:value-type="string" office:string-value="X">
            <text:p>X</text:p>
          </table:table-cell>
          <table:table-cell table:style-name="ce14" table:formula="of:=IF([.H591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pmolyneux</text:p>
          </table:table-cell>
          <table:table-cell table:formula="of:=CONCATENATE([.G592];&quot;,&quot;;[.H592];&quot;,&quot;;[.I592];&quot;,&quot;;[.J592];&quot;,&quot;;[.K592];&quot;,&quot;;[.L592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Peter Moulineux: A Designer &amp; Director of computer entertainment</text:p>
          </table:table-cell>
          <table:table-cell/>
          <table:table-cell office:value-type="string">
            <text:p>Curiosity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2:.X592];&quot;X&quot;)" office:value-type="float" office:value="1">
            <text:p>1</text:p>
          </table:table-cell>
          <table:table-cell table:style-name="ce14" table:formula="of:=IF(AND([.I592]=&quot;&quot;&quot;studio&quot;&quot;&quot;;[.J592]=&quot;&quot;&quot;america&quot;&quot;&quot;);&quot;x&quot;;&quot;&quot;)">
            <text:p/>
          </table:table-cell>
          <table:table-cell table:style-name="ce14" table:formula="of:=IF(AND([.I592]=&quot;&quot;&quot;studio&quot;&quot;&quot;;[.J592]=&quot;&quot;&quot;japan&quot;&quot;&quot;);&quot;x&quot;;&quot;&quot;)">
            <text:p/>
          </table:table-cell>
          <table:table-cell table:style-name="ce14" table:formula="of:=IF(AND([.I592]=&quot;&quot;&quot;studio&quot;&quot;&quot;;[.J592]=&quot;&quot;&quot;world&quot;&quot;&quot;);&quot;x&quot;;&quot;&quot;)">
            <text:p/>
          </table:table-cell>
          <table:table-cell table:style-name="ce14" table:formula="of:=IF(AND([.I592]=&quot;&quot;&quot;studio&quot;&quot;&quot;;[.J592]=&quot;&quot;&quot;europe&quot;&quot;&quot;);&quot;x&quot;;&quot;&quot;)">
            <text:p/>
          </table:table-cell>
          <table:table-cell table:style-name="ce14" table:formula="of:=IF([.H592]=&quot;&quot;&quot;thirdparty&quot;&quot;&quot;;&quot;X&quot;;&quot;&quot;)">
            <text:p/>
          </table:table-cell>
          <table:table-cell table:style-name="ce14" table:formula="of:=IF([.H592]=&quot;&quot;&quot;indie&quot;&quot;&quot;;&quot;X&quot;;&quot;&quot;)">
            <text:p/>
          </table:table-cell>
          <table:table-cell table:style-name="ce14" table:formula="of:=IF([.H592]=&quot;&quot;&quot;nintendo&quot;&quot;&quot;;&quot;X&quot;;&quot;&quot;)">
            <text:p/>
          </table:table-cell>
          <table:table-cell table:style-name="ce14" table:formula="of:=IF([.H592]=&quot;&quot;&quot;sony&quot;&quot;&quot;;&quot;X&quot;;&quot;&quot;)">
            <text:p/>
          </table:table-cell>
          <table:table-cell table:style-name="ce14" table:formula="of:=IF([.H592]=&quot;&quot;&quot;microsoft&quot;&quot;&quot;;&quot;X&quot;;&quot;&quot;)">
            <text:p/>
          </table:table-cell>
          <table:table-cell table:style-name="ce14" table:formula="of:=IF([.K592]=&quot;&quot;&quot;people&quot;&quot;&quot;;&quot;X&quot;;&quot;&quot;)" office:value-type="string" office:string-value="X">
            <text:p>X</text:p>
          </table:table-cell>
          <table:table-cell table:style-name="ce14" table:formula="of:=IF([.H592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notch</text:p>
          </table:table-cell>
          <table:table-cell table:formula="of:=CONCATENATE([.G593];&quot;,&quot;;[.H593];&quot;,&quot;;[.I593];&quot;,&quot;;[.J593];&quot;,&quot;;[.K593];&quot;,&quot;;[.L593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Notch: Game Developer at Mojang</text:p>
          </table:table-cell>
          <table:table-cell/>
          <table:table-cell office:value-type="string">
            <text:p>Minecraft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3:.X593];&quot;X&quot;)" office:value-type="float" office:value="1">
            <text:p>1</text:p>
          </table:table-cell>
          <table:table-cell table:style-name="ce14" table:formula="of:=IF(AND([.I593]=&quot;&quot;&quot;studio&quot;&quot;&quot;;[.J593]=&quot;&quot;&quot;america&quot;&quot;&quot;);&quot;x&quot;;&quot;&quot;)">
            <text:p/>
          </table:table-cell>
          <table:table-cell table:style-name="ce14" table:formula="of:=IF(AND([.I593]=&quot;&quot;&quot;studio&quot;&quot;&quot;;[.J593]=&quot;&quot;&quot;japan&quot;&quot;&quot;);&quot;x&quot;;&quot;&quot;)">
            <text:p/>
          </table:table-cell>
          <table:table-cell table:style-name="ce14" table:formula="of:=IF(AND([.I593]=&quot;&quot;&quot;studio&quot;&quot;&quot;;[.J593]=&quot;&quot;&quot;world&quot;&quot;&quot;);&quot;x&quot;;&quot;&quot;)">
            <text:p/>
          </table:table-cell>
          <table:table-cell table:style-name="ce14" table:formula="of:=IF(AND([.I593]=&quot;&quot;&quot;studio&quot;&quot;&quot;;[.J593]=&quot;&quot;&quot;europe&quot;&quot;&quot;);&quot;x&quot;;&quot;&quot;)">
            <text:p/>
          </table:table-cell>
          <table:table-cell table:style-name="ce14" table:formula="of:=IF([.H593]=&quot;&quot;&quot;thirdparty&quot;&quot;&quot;;&quot;X&quot;;&quot;&quot;)">
            <text:p/>
          </table:table-cell>
          <table:table-cell table:style-name="ce14" table:formula="of:=IF([.H593]=&quot;&quot;&quot;indie&quot;&quot;&quot;;&quot;X&quot;;&quot;&quot;)">
            <text:p/>
          </table:table-cell>
          <table:table-cell table:style-name="ce14" table:formula="of:=IF([.H593]=&quot;&quot;&quot;nintendo&quot;&quot;&quot;;&quot;X&quot;;&quot;&quot;)">
            <text:p/>
          </table:table-cell>
          <table:table-cell table:style-name="ce14" table:formula="of:=IF([.H593]=&quot;&quot;&quot;sony&quot;&quot;&quot;;&quot;X&quot;;&quot;&quot;)">
            <text:p/>
          </table:table-cell>
          <table:table-cell table:style-name="ce14" table:formula="of:=IF([.H593]=&quot;&quot;&quot;microsoft&quot;&quot;&quot;;&quot;X&quot;;&quot;&quot;)">
            <text:p/>
          </table:table-cell>
          <table:table-cell table:style-name="ce14" table:formula="of:=IF([.K593]=&quot;&quot;&quot;people&quot;&quot;&quot;;&quot;X&quot;;&quot;&quot;)" office:value-type="string" office:string-value="X">
            <text:p>X</text:p>
          </table:table-cell>
          <table:table-cell table:style-name="ce14" table:formula="of:=IF([.H593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nippon1.jp/news/news.cgi?mode=rss</text:p>
          </table:table-cell>
          <table:table-cell table:formula="of:=CONCATENATE([.G594];&quot;,&quot;;[.H594];&quot;,&quot;;[.I594];&quot;,&quot;;[.J594];&quot;,&quot;;[.K594];&quot;,&quot;;[.L594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News Feed of 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NEWS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4:.X594];&quot;X&quot;)" office:value-type="float" office:value="2">
            <text:p>2</text:p>
          </table:table-cell>
          <table:table-cell table:style-name="ce14" table:formula="of:=IF(AND([.I594]=&quot;&quot;&quot;studio&quot;&quot;&quot;;[.J594]=&quot;&quot;&quot;america&quot;&quot;&quot;);&quot;x&quot;;&quot;&quot;)">
            <text:p/>
          </table:table-cell>
          <table:table-cell table:style-name="ce14" table:formula="of:=IF(AND([.I594]=&quot;&quot;&quot;studio&quot;&quot;&quot;;[.J594]=&quot;&quot;&quot;japan&quot;&quot;&quot;);&quot;x&quot;;&quot;&quot;)" office:value-type="string" office:string-value="x">
            <text:p>x</text:p>
          </table:table-cell>
          <table:table-cell table:style-name="ce14" table:formula="of:=IF(AND([.I594]=&quot;&quot;&quot;studio&quot;&quot;&quot;;[.J594]=&quot;&quot;&quot;world&quot;&quot;&quot;);&quot;x&quot;;&quot;&quot;)">
            <text:p/>
          </table:table-cell>
          <table:table-cell table:style-name="ce14" table:formula="of:=IF(AND([.I594]=&quot;&quot;&quot;studio&quot;&quot;&quot;;[.J594]=&quot;&quot;&quot;europe&quot;&quot;&quot;);&quot;x&quot;;&quot;&quot;)">
            <text:p/>
          </table:table-cell>
          <table:table-cell table:style-name="ce14" table:formula="of:=IF([.H594]=&quot;&quot;&quot;thirdparty&quot;&quot;&quot;;&quot;X&quot;;&quot;&quot;)" office:value-type="string" office:string-value="X">
            <text:p>X</text:p>
          </table:table-cell>
          <table:table-cell table:style-name="ce14" table:formula="of:=IF([.H594]=&quot;&quot;&quot;indie&quot;&quot;&quot;;&quot;X&quot;;&quot;&quot;)">
            <text:p/>
          </table:table-cell>
          <table:table-cell table:style-name="ce14" table:formula="of:=IF([.H594]=&quot;&quot;&quot;nintendo&quot;&quot;&quot;;&quot;X&quot;;&quot;&quot;)">
            <text:p/>
          </table:table-cell>
          <table:table-cell table:style-name="ce14" table:formula="of:=IF([.H594]=&quot;&quot;&quot;sony&quot;&quot;&quot;;&quot;X&quot;;&quot;&quot;)">
            <text:p/>
          </table:table-cell>
          <table:table-cell table:style-name="ce14" table:formula="of:=IF([.H594]=&quot;&quot;&quot;microsoft&quot;&quot;&quot;;&quot;X&quot;;&quot;&quot;)">
            <text:p/>
          </table:table-cell>
          <table:table-cell table:style-name="ce14" table:formula="of:=IF([.K594]=&quot;&quot;&quot;people&quot;&quot;&quot;;&quot;X&quot;;&quot;&quot;)">
            <text:p/>
          </table:table-cell>
          <table:table-cell table:style-name="ce14" table:formula="of:=IF([.H5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nis_prinny</text:p>
          </table:table-cell>
          <table:table-cell table:formula="of:=CONCATENATE([.G595];&quot;,&quot;;[.H595];&quot;,&quot;;[.I595];&quot;,&quot;;[.J595];&quot;,&quot;;[.K595];&quot;,&quot;;[.L595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Twitter Account of 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TWITTER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5:.X595];&quot;X&quot;)" office:value-type="float" office:value="2">
            <text:p>2</text:p>
          </table:table-cell>
          <table:table-cell table:style-name="ce14" table:formula="of:=IF(AND([.I595]=&quot;&quot;&quot;studio&quot;&quot;&quot;;[.J595]=&quot;&quot;&quot;america&quot;&quot;&quot;);&quot;x&quot;;&quot;&quot;)">
            <text:p/>
          </table:table-cell>
          <table:table-cell table:style-name="ce14" table:formula="of:=IF(AND([.I595]=&quot;&quot;&quot;studio&quot;&quot;&quot;;[.J595]=&quot;&quot;&quot;japan&quot;&quot;&quot;);&quot;x&quot;;&quot;&quot;)" office:value-type="string" office:string-value="x">
            <text:p>x</text:p>
          </table:table-cell>
          <table:table-cell table:style-name="ce14" table:formula="of:=IF(AND([.I595]=&quot;&quot;&quot;studio&quot;&quot;&quot;;[.J595]=&quot;&quot;&quot;world&quot;&quot;&quot;);&quot;x&quot;;&quot;&quot;)">
            <text:p/>
          </table:table-cell>
          <table:table-cell table:style-name="ce14" table:formula="of:=IF(AND([.I595]=&quot;&quot;&quot;studio&quot;&quot;&quot;;[.J595]=&quot;&quot;&quot;europe&quot;&quot;&quot;);&quot;x&quot;;&quot;&quot;)">
            <text:p/>
          </table:table-cell>
          <table:table-cell table:style-name="ce14" table:formula="of:=IF([.H595]=&quot;&quot;&quot;thirdparty&quot;&quot;&quot;;&quot;X&quot;;&quot;&quot;)" office:value-type="string" office:string-value="X">
            <text:p>X</text:p>
          </table:table-cell>
          <table:table-cell table:style-name="ce14" table:formula="of:=IF([.H595]=&quot;&quot;&quot;indie&quot;&quot;&quot;;&quot;X&quot;;&quot;&quot;)">
            <text:p/>
          </table:table-cell>
          <table:table-cell table:style-name="ce14" table:formula="of:=IF([.H595]=&quot;&quot;&quot;nintendo&quot;&quot;&quot;;&quot;X&quot;;&quot;&quot;)">
            <text:p/>
          </table:table-cell>
          <table:table-cell table:style-name="ce14" table:formula="of:=IF([.H595]=&quot;&quot;&quot;sony&quot;&quot;&quot;;&quot;X&quot;;&quot;&quot;)">
            <text:p/>
          </table:table-cell>
          <table:table-cell table:style-name="ce14" table:formula="of:=IF([.H595]=&quot;&quot;&quot;microsoft&quot;&quot;&quot;;&quot;X&quot;;&quot;&quot;)">
            <text:p/>
          </table:table-cell>
          <table:table-cell table:style-name="ce14" table:formula="of:=IF([.K595]=&quot;&quot;&quot;people&quot;&quot;&quot;;&quot;X&quot;;&quot;&quot;)">
            <text:p/>
          </table:table-cell>
          <table:table-cell table:style-name="ce14" table:formula="of:=IF([.H595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nippon1software</text:p>
          </table:table-cell>
          <table:table-cell table:formula="of:=CONCATENATE([.G596];&quot;,&quot;;[.H596];&quot;,&quot;;[.I596];&quot;,&quot;;[.J596];&quot;,&quot;;[.K596];&quot;,&quot;;[.L596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Youtube Channel of <text:s/>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YOUTUBE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6:.X596];&quot;X&quot;)" office:value-type="float" office:value="2">
            <text:p>2</text:p>
          </table:table-cell>
          <table:table-cell table:style-name="ce14" table:formula="of:=IF(AND([.I596]=&quot;&quot;&quot;studio&quot;&quot;&quot;;[.J596]=&quot;&quot;&quot;america&quot;&quot;&quot;);&quot;x&quot;;&quot;&quot;)">
            <text:p/>
          </table:table-cell>
          <table:table-cell table:style-name="ce14" table:formula="of:=IF(AND([.I596]=&quot;&quot;&quot;studio&quot;&quot;&quot;;[.J596]=&quot;&quot;&quot;japan&quot;&quot;&quot;);&quot;x&quot;;&quot;&quot;)" office:value-type="string" office:string-value="x">
            <text:p>x</text:p>
          </table:table-cell>
          <table:table-cell table:style-name="ce14" table:formula="of:=IF(AND([.I596]=&quot;&quot;&quot;studio&quot;&quot;&quot;;[.J596]=&quot;&quot;&quot;world&quot;&quot;&quot;);&quot;x&quot;;&quot;&quot;)">
            <text:p/>
          </table:table-cell>
          <table:table-cell table:style-name="ce14" table:formula="of:=IF(AND([.I596]=&quot;&quot;&quot;studio&quot;&quot;&quot;;[.J596]=&quot;&quot;&quot;europe&quot;&quot;&quot;);&quot;x&quot;;&quot;&quot;)">
            <text:p/>
          </table:table-cell>
          <table:table-cell table:style-name="ce14" table:formula="of:=IF([.H596]=&quot;&quot;&quot;thirdparty&quot;&quot;&quot;;&quot;X&quot;;&quot;&quot;)" office:value-type="string" office:string-value="X">
            <text:p>X</text:p>
          </table:table-cell>
          <table:table-cell table:style-name="ce14" table:formula="of:=IF([.H596]=&quot;&quot;&quot;indie&quot;&quot;&quot;;&quot;X&quot;;&quot;&quot;)">
            <text:p/>
          </table:table-cell>
          <table:table-cell table:style-name="ce14" table:formula="of:=IF([.H596]=&quot;&quot;&quot;nintendo&quot;&quot;&quot;;&quot;X&quot;;&quot;&quot;)">
            <text:p/>
          </table:table-cell>
          <table:table-cell table:style-name="ce14" table:formula="of:=IF([.H596]=&quot;&quot;&quot;sony&quot;&quot;&quot;;&quot;X&quot;;&quot;&quot;)">
            <text:p/>
          </table:table-cell>
          <table:table-cell table:style-name="ce14" table:formula="of:=IF([.H596]=&quot;&quot;&quot;microsoft&quot;&quot;&quot;;&quot;X&quot;;&quot;&quot;)">
            <text:p/>
          </table:table-cell>
          <table:table-cell table:style-name="ce14" table:formula="of:=IF([.K596]=&quot;&quot;&quot;people&quot;&quot;&quot;;&quot;X&quot;;&quot;&quot;)">
            <text:p/>
          </table:table-cell>
          <table:table-cell table:style-name="ce14" table:formula="of:=IF([.H596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428753060506729</text:p>
          </table:table-cell>
          <table:table-cell table:formula="of:=CONCATENATE([.G597];&quot;,&quot;;[.H597];&quot;,&quot;;[.I597];&quot;,&quot;;[.J597];&quot;,&quot;;[.K597];&quot;,&quot;;[.L597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Facebook Page of <text:s/>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FACEBOOK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7:.X597];&quot;X&quot;)" office:value-type="float" office:value="2">
            <text:p>2</text:p>
          </table:table-cell>
          <table:table-cell table:style-name="ce14" table:formula="of:=IF(AND([.I597]=&quot;&quot;&quot;studio&quot;&quot;&quot;;[.J597]=&quot;&quot;&quot;america&quot;&quot;&quot;);&quot;x&quot;;&quot;&quot;)">
            <text:p/>
          </table:table-cell>
          <table:table-cell table:style-name="ce14" table:formula="of:=IF(AND([.I597]=&quot;&quot;&quot;studio&quot;&quot;&quot;;[.J597]=&quot;&quot;&quot;japan&quot;&quot;&quot;);&quot;x&quot;;&quot;&quot;)" office:value-type="string" office:string-value="x">
            <text:p>x</text:p>
          </table:table-cell>
          <table:table-cell table:style-name="ce14" table:formula="of:=IF(AND([.I597]=&quot;&quot;&quot;studio&quot;&quot;&quot;;[.J597]=&quot;&quot;&quot;world&quot;&quot;&quot;);&quot;x&quot;;&quot;&quot;)">
            <text:p/>
          </table:table-cell>
          <table:table-cell table:style-name="ce14" table:formula="of:=IF(AND([.I597]=&quot;&quot;&quot;studio&quot;&quot;&quot;;[.J597]=&quot;&quot;&quot;europe&quot;&quot;&quot;);&quot;x&quot;;&quot;&quot;)">
            <text:p/>
          </table:table-cell>
          <table:table-cell table:style-name="ce14" table:formula="of:=IF([.H597]=&quot;&quot;&quot;thirdparty&quot;&quot;&quot;;&quot;X&quot;;&quot;&quot;)" office:value-type="string" office:string-value="X">
            <text:p>X</text:p>
          </table:table-cell>
          <table:table-cell table:style-name="ce14" table:formula="of:=IF([.H597]=&quot;&quot;&quot;indie&quot;&quot;&quot;;&quot;X&quot;;&quot;&quot;)">
            <text:p/>
          </table:table-cell>
          <table:table-cell table:style-name="ce14" table:formula="of:=IF([.H597]=&quot;&quot;&quot;nintendo&quot;&quot;&quot;;&quot;X&quot;;&quot;&quot;)">
            <text:p/>
          </table:table-cell>
          <table:table-cell table:style-name="ce14" table:formula="of:=IF([.H597]=&quot;&quot;&quot;sony&quot;&quot;&quot;;&quot;X&quot;;&quot;&quot;)">
            <text:p/>
          </table:table-cell>
          <table:table-cell table:style-name="ce14" table:formula="of:=IF([.H597]=&quot;&quot;&quot;microsoft&quot;&quot;&quot;;&quot;X&quot;;&quot;&quot;)">
            <text:p/>
          </table:table-cell>
          <table:table-cell table:style-name="ce14" table:formula="of:=IF([.K597]=&quot;&quot;&quot;people&quot;&quot;&quot;;&quot;X&quot;;&quot;&quot;)">
            <text:p/>
          </table:table-cell>
          <table:table-cell table:style-name="ce14" table:formula="of:=IF([.H597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e3" office:value-type="string">
            <text:p>twitter://DylanCuthbert</text:p>
          </table:table-cell>
          <table:table-cell table:formula="of:=CONCATENATE([.G598];&quot;,&quot;;[.H598];&quot;,&quot;;[.I598];&quot;,&quot;;[.J598];&quot;,&quot;;[.K598];&quot;,&quot;;[.L598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Dylan Cuthbert: Game Designer &amp; Founder of Q-Games</text:p>
          </table:table-cell>
          <table:table-cell/>
          <table:table-cell office:value-type="string">
            <text:p>Starfox64 3D 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8:.X598];&quot;X&quot;)" office:value-type="float" office:value="1">
            <text:p>1</text:p>
          </table:table-cell>
          <table:table-cell table:style-name="ce14" table:formula="of:=IF(AND([.I598]=&quot;&quot;&quot;studio&quot;&quot;&quot;;[.J598]=&quot;&quot;&quot;america&quot;&quot;&quot;);&quot;x&quot;;&quot;&quot;)">
            <text:p/>
          </table:table-cell>
          <table:table-cell table:style-name="ce14" table:formula="of:=IF(AND([.I598]=&quot;&quot;&quot;studio&quot;&quot;&quot;;[.J598]=&quot;&quot;&quot;japan&quot;&quot;&quot;);&quot;x&quot;;&quot;&quot;)">
            <text:p/>
          </table:table-cell>
          <table:table-cell table:style-name="ce14" table:formula="of:=IF(AND([.I598]=&quot;&quot;&quot;studio&quot;&quot;&quot;;[.J598]=&quot;&quot;&quot;world&quot;&quot;&quot;);&quot;x&quot;;&quot;&quot;)">
            <text:p/>
          </table:table-cell>
          <table:table-cell table:style-name="ce14" table:formula="of:=IF(AND([.I598]=&quot;&quot;&quot;studio&quot;&quot;&quot;;[.J598]=&quot;&quot;&quot;europe&quot;&quot;&quot;);&quot;x&quot;;&quot;&quot;)">
            <text:p/>
          </table:table-cell>
          <table:table-cell table:style-name="ce14" table:formula="of:=IF([.H598]=&quot;&quot;&quot;thirdparty&quot;&quot;&quot;;&quot;X&quot;;&quot;&quot;)">
            <text:p/>
          </table:table-cell>
          <table:table-cell table:style-name="ce14" table:formula="of:=IF([.H598]=&quot;&quot;&quot;indie&quot;&quot;&quot;;&quot;X&quot;;&quot;&quot;)">
            <text:p/>
          </table:table-cell>
          <table:table-cell table:style-name="ce14" table:formula="of:=IF([.H598]=&quot;&quot;&quot;nintendo&quot;&quot;&quot;;&quot;X&quot;;&quot;&quot;)">
            <text:p/>
          </table:table-cell>
          <table:table-cell table:style-name="ce14" table:formula="of:=IF([.H598]=&quot;&quot;&quot;sony&quot;&quot;&quot;;&quot;X&quot;;&quot;&quot;)">
            <text:p/>
          </table:table-cell>
          <table:table-cell table:style-name="ce14" table:formula="of:=IF([.H598]=&quot;&quot;&quot;microsoft&quot;&quot;&quot;;&quot;X&quot;;&quot;&quot;)">
            <text:p/>
          </table:table-cell>
          <table:table-cell table:style-name="ce14" table:formula="of:=IF([.K598]=&quot;&quot;&quot;people&quot;&quot;&quot;;&quot;X&quot;;&quot;&quot;)" office:value-type="string" office:string-value="X">
            <text:p>X</text:p>
          </table:table-cell>
          <table:table-cell table:style-name="ce14" table:formula="of:=IF([.H598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e3" office:value-type="string">
            <text:p>twitter://BriProv</text:p>
          </table:table-cell>
          <table:table-cell table:formula="of:=CONCATENATE([.G599];&quot;,&quot;;[.H599];&quot;,&quot;;[.I599];&quot;,&quot;;[.J599];&quot;,&quot;;[.K599];&quot;,&quot;;[.L599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Brian Provinciano: a Canadian video game developer</text:p>
          </table:table-cell>
          <table:table-cell/>
          <table:table-cell office:value-type="string">
            <text:p>Retro City Rampag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9:.X599];&quot;X&quot;)" office:value-type="float" office:value="2">
            <text:p>2</text:p>
          </table:table-cell>
          <table:table-cell table:style-name="ce14" table:formula="of:=IF(AND([.I599]=&quot;&quot;&quot;studio&quot;&quot;&quot;;[.J599]=&quot;&quot;&quot;america&quot;&quot;&quot;);&quot;x&quot;;&quot;&quot;)">
            <text:p/>
          </table:table-cell>
          <table:table-cell table:style-name="ce14" table:formula="of:=IF(AND([.I599]=&quot;&quot;&quot;studio&quot;&quot;&quot;;[.J599]=&quot;&quot;&quot;japan&quot;&quot;&quot;);&quot;x&quot;;&quot;&quot;)">
            <text:p/>
          </table:table-cell>
          <table:table-cell table:style-name="ce14" table:formula="of:=IF(AND([.I599]=&quot;&quot;&quot;studio&quot;&quot;&quot;;[.J599]=&quot;&quot;&quot;world&quot;&quot;&quot;);&quot;x&quot;;&quot;&quot;)">
            <text:p/>
          </table:table-cell>
          <table:table-cell table:style-name="ce14" table:formula="of:=IF(AND([.I599]=&quot;&quot;&quot;studio&quot;&quot;&quot;;[.J599]=&quot;&quot;&quot;europe&quot;&quot;&quot;);&quot;x&quot;;&quot;&quot;)">
            <text:p/>
          </table:table-cell>
          <table:table-cell table:style-name="ce14" table:formula="of:=IF([.H599]=&quot;&quot;&quot;thirdparty&quot;&quot;&quot;;&quot;X&quot;;&quot;&quot;)">
            <text:p/>
          </table:table-cell>
          <table:table-cell table:style-name="ce14" table:formula="of:=IF([.H599]=&quot;&quot;&quot;indie&quot;&quot;&quot;;&quot;X&quot;;&quot;&quot;)" office:value-type="string" office:string-value="X">
            <text:p>X</text:p>
          </table:table-cell>
          <table:table-cell table:style-name="ce14" table:formula="of:=IF([.H599]=&quot;&quot;&quot;nintendo&quot;&quot;&quot;;&quot;X&quot;;&quot;&quot;)">
            <text:p/>
          </table:table-cell>
          <table:table-cell table:style-name="ce14" table:formula="of:=IF([.H599]=&quot;&quot;&quot;sony&quot;&quot;&quot;;&quot;X&quot;;&quot;&quot;)">
            <text:p/>
          </table:table-cell>
          <table:table-cell table:style-name="ce14" table:formula="of:=IF([.H599]=&quot;&quot;&quot;microsoft&quot;&quot;&quot;;&quot;X&quot;;&quot;&quot;)">
            <text:p/>
          </table:table-cell>
          <table:table-cell table:style-name="ce14" table:formula="of:=IF([.K599]=&quot;&quot;&quot;people&quot;&quot;&quot;;&quot;X&quot;;&quot;&quot;)" office:value-type="string" office:string-value="X">
            <text:p>X</text:p>
          </table:table-cell>
          <table:table-cell table:style-name="ce14" table:formula="of:=IF([.H59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http://www.infinite-interactive.com/feed/</text:p>
          </table:table-cell>
          <table:table-cell table:formula="of:=CONCATENATE([.G600];&quot;,&quot;;[.H600];&quot;,&quot;;[.I600];&quot;,&quot;;[.J600];&quot;,&quot;;[.K600];&quot;,&quot;;[.L600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News Feed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NEWS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0:.X600];&quot;X&quot;)" office:value-type="float" office:value="2">
            <text:p>2</text:p>
          </table:table-cell>
          <table:table-cell table:style-name="ce14" table:formula="of:=IF(AND([.I600]=&quot;&quot;&quot;studio&quot;&quot;&quot;;[.J600]=&quot;&quot;&quot;america&quot;&quot;&quot;);&quot;x&quot;;&quot;&quot;)">
            <text:p/>
          </table:table-cell>
          <table:table-cell table:style-name="ce14" table:formula="of:=IF(AND([.I600]=&quot;&quot;&quot;studio&quot;&quot;&quot;;[.J600]=&quot;&quot;&quot;japan&quot;&quot;&quot;);&quot;x&quot;;&quot;&quot;)">
            <text:p/>
          </table:table-cell>
          <table:table-cell table:style-name="ce14" table:formula="of:=IF(AND([.I600]=&quot;&quot;&quot;studio&quot;&quot;&quot;;[.J600]=&quot;&quot;&quot;world&quot;&quot;&quot;);&quot;x&quot;;&quot;&quot;)" office:value-type="string" office:string-value="x">
            <text:p>x</text:p>
          </table:table-cell>
          <table:table-cell table:style-name="ce14" table:formula="of:=IF(AND([.I600]=&quot;&quot;&quot;studio&quot;&quot;&quot;;[.J600]=&quot;&quot;&quot;europe&quot;&quot;&quot;);&quot;x&quot;;&quot;&quot;)">
            <text:p/>
          </table:table-cell>
          <table:table-cell table:style-name="ce14" table:formula="of:=IF([.H600]=&quot;&quot;&quot;thirdparty&quot;&quot;&quot;;&quot;X&quot;;&quot;&quot;)">
            <text:p/>
          </table:table-cell>
          <table:table-cell table:style-name="ce14" table:formula="of:=IF([.H600]=&quot;&quot;&quot;indie&quot;&quot;&quot;;&quot;X&quot;;&quot;&quot;)">
            <text:p/>
          </table:table-cell>
          <table:table-cell table:style-name="ce14" table:formula="of:=IF([.H600]=&quot;&quot;&quot;nintendo&quot;&quot;&quot;;&quot;X&quot;;&quot;&quot;)">
            <text:p/>
          </table:table-cell>
          <table:table-cell table:style-name="ce14" table:formula="of:=IF([.H600]=&quot;&quot;&quot;sony&quot;&quot;&quot;;&quot;X&quot;;&quot;&quot;)">
            <text:p/>
          </table:table-cell>
          <table:table-cell table:style-name="ce14" table:formula="of:=IF([.H600]=&quot;&quot;&quot;microsoft&quot;&quot;&quot;;&quot;X&quot;;&quot;&quot;)">
            <text:p/>
          </table:table-cell>
          <table:table-cell table:style-name="ce14" table:formula="of:=IF([.K600]=&quot;&quot;&quot;people&quot;&quot;&quot;;&quot;X&quot;;&quot;&quot;)">
            <text:p/>
          </table:table-cell>
          <table:table-cell table:style-name="ce14" table:formula="of:=IF([.H600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101684993210681</text:p>
          </table:table-cell>
          <table:table-cell table:formula="of:=CONCATENATE([.G601];&quot;,&quot;;[.H601];&quot;,&quot;;[.I601];&quot;,&quot;;[.J601];&quot;,&quot;;[.K601];&quot;,&quot;;[.L601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Facebook Page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FACEBOOK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1:.X601];&quot;X&quot;)" office:value-type="float" office:value="2">
            <text:p>2</text:p>
          </table:table-cell>
          <table:table-cell table:style-name="ce14" table:formula="of:=IF(AND([.I601]=&quot;&quot;&quot;studio&quot;&quot;&quot;;[.J601]=&quot;&quot;&quot;america&quot;&quot;&quot;);&quot;x&quot;;&quot;&quot;)">
            <text:p/>
          </table:table-cell>
          <table:table-cell table:style-name="ce14" table:formula="of:=IF(AND([.I601]=&quot;&quot;&quot;studio&quot;&quot;&quot;;[.J601]=&quot;&quot;&quot;japan&quot;&quot;&quot;);&quot;x&quot;;&quot;&quot;)">
            <text:p/>
          </table:table-cell>
          <table:table-cell table:style-name="ce14" table:formula="of:=IF(AND([.I601]=&quot;&quot;&quot;studio&quot;&quot;&quot;;[.J601]=&quot;&quot;&quot;world&quot;&quot;&quot;);&quot;x&quot;;&quot;&quot;)" office:value-type="string" office:string-value="x">
            <text:p>x</text:p>
          </table:table-cell>
          <table:table-cell table:style-name="ce14" table:formula="of:=IF(AND([.I601]=&quot;&quot;&quot;studio&quot;&quot;&quot;;[.J601]=&quot;&quot;&quot;europe&quot;&quot;&quot;);&quot;x&quot;;&quot;&quot;)">
            <text:p/>
          </table:table-cell>
          <table:table-cell table:style-name="ce14" table:formula="of:=IF([.H601]=&quot;&quot;&quot;thirdparty&quot;&quot;&quot;;&quot;X&quot;;&quot;&quot;)">
            <text:p/>
          </table:table-cell>
          <table:table-cell table:style-name="ce14" table:formula="of:=IF([.H601]=&quot;&quot;&quot;indie&quot;&quot;&quot;;&quot;X&quot;;&quot;&quot;)">
            <text:p/>
          </table:table-cell>
          <table:table-cell table:style-name="ce14" table:formula="of:=IF([.H601]=&quot;&quot;&quot;nintendo&quot;&quot;&quot;;&quot;X&quot;;&quot;&quot;)">
            <text:p/>
          </table:table-cell>
          <table:table-cell table:style-name="ce14" table:formula="of:=IF([.H601]=&quot;&quot;&quot;sony&quot;&quot;&quot;;&quot;X&quot;;&quot;&quot;)">
            <text:p/>
          </table:table-cell>
          <table:table-cell table:style-name="ce14" table:formula="of:=IF([.H601]=&quot;&quot;&quot;microsoft&quot;&quot;&quot;;&quot;X&quot;;&quot;&quot;)">
            <text:p/>
          </table:table-cell>
          <table:table-cell table:style-name="ce14" table:formula="of:=IF([.K601]=&quot;&quot;&quot;people&quot;&quot;&quot;;&quot;X&quot;;&quot;&quot;)">
            <text:p/>
          </table:table-cell>
          <table:table-cell table:style-name="ce14" table:formula="of:=IF([.H601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2">
          <table:table-cell office:value-type="string">
            <text:p>twitter://i2games</text:p>
          </table:table-cell>
          <table:table-cell table:formula="of:=CONCATENATE([.G602];&quot;,&quot;;[.H602];&quot;,&quot;;[.I602];&quot;,&quot;;[.J602];&quot;,&quot;;[.K602];&quot;,&quot;;[.L602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Twitter Account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FACEBOOK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2:.X602];&quot;X&quot;)" office:value-type="float" office:value="2">
            <text:p>2</text:p>
          </table:table-cell>
          <table:table-cell table:style-name="ce14" table:formula="of:=IF(AND([.I602]=&quot;&quot;&quot;studio&quot;&quot;&quot;;[.J602]=&quot;&quot;&quot;america&quot;&quot;&quot;);&quot;x&quot;;&quot;&quot;)">
            <text:p/>
          </table:table-cell>
          <table:table-cell table:style-name="ce14" table:formula="of:=IF(AND([.I602]=&quot;&quot;&quot;studio&quot;&quot;&quot;;[.J602]=&quot;&quot;&quot;japan&quot;&quot;&quot;);&quot;x&quot;;&quot;&quot;)">
            <text:p/>
          </table:table-cell>
          <table:table-cell table:style-name="ce14" table:formula="of:=IF(AND([.I602]=&quot;&quot;&quot;studio&quot;&quot;&quot;;[.J602]=&quot;&quot;&quot;world&quot;&quot;&quot;);&quot;x&quot;;&quot;&quot;)" office:value-type="string" office:string-value="x">
            <text:p>x</text:p>
          </table:table-cell>
          <table:table-cell table:style-name="ce14" table:formula="of:=IF(AND([.I602]=&quot;&quot;&quot;studio&quot;&quot;&quot;;[.J602]=&quot;&quot;&quot;europe&quot;&quot;&quot;);&quot;x&quot;;&quot;&quot;)">
            <text:p/>
          </table:table-cell>
          <table:table-cell table:style-name="ce14" table:formula="of:=IF([.H602]=&quot;&quot;&quot;thirdparty&quot;&quot;&quot;;&quot;X&quot;;&quot;&quot;)">
            <text:p/>
          </table:table-cell>
          <table:table-cell table:style-name="ce14" table:formula="of:=IF([.H602]=&quot;&quot;&quot;indie&quot;&quot;&quot;;&quot;X&quot;;&quot;&quot;)">
            <text:p/>
          </table:table-cell>
          <table:table-cell table:style-name="ce14" table:formula="of:=IF([.H602]=&quot;&quot;&quot;nintendo&quot;&quot;&quot;;&quot;X&quot;;&quot;&quot;)">
            <text:p/>
          </table:table-cell>
          <table:table-cell table:style-name="ce14" table:formula="of:=IF([.H602]=&quot;&quot;&quot;sony&quot;&quot;&quot;;&quot;X&quot;;&quot;&quot;)">
            <text:p/>
          </table:table-cell>
          <table:table-cell table:style-name="ce14" table:formula="of:=IF([.H602]=&quot;&quot;&quot;microsoft&quot;&quot;&quot;;&quot;X&quot;;&quot;&quot;)">
            <text:p/>
          </table:table-cell>
          <table:table-cell table:style-name="ce14" table:formula="of:=IF([.K602]=&quot;&quot;&quot;people&quot;&quot;&quot;;&quot;X&quot;;&quot;&quot;)">
            <text:p/>
          </table:table-cell>
          <table:table-cell table:style-name="ce14" table:formula="of:=IF([.H602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2">
          <table:table-cell office:value-type="string">
            <text:p>http://portalcp.joymax.com/XML/_Rss/Notice/Notice_US.xml</text:p>
          </table:table-cell>
          <table:table-cell table:formula="of:=CONCATENATE([.G603];&quot;,&quot;;[.H603];&quot;,&quot;;[.I603];&quot;,&quot;;[.J603];&quot;,&quot;;[.K603];&quot;,&quot;;[.L603])" office:value-type="string" office:string-value="&quot;joymax&quot;,&quot;thirdparty&quot;,&quot;studio&quot;,&quot;world&quot;,&quot;pr&quot;,&quot;mmorpg&quot;">
            <text:p>"joymax","thirdparty","studio","world","pr","mmorpg"</text:p>
          </table:table-cell>
          <table:table-cell office:value-type="string">
            <text:p>Official News Feed of Joymax</text:p>
          </table:table-cell>
          <table:table-cell office:value-type="string">
            <text:p>http://www.joymax.co.kr/eng/company/about.asp</text:p>
          </table:table-cell>
          <table:table-cell office:value-type="string">
            <text:p>Silkroad series</text:p>
          </table:table-cell>
          <table:table-cell office:value-type="string">
            <text:p>NEWS</text:p>
          </table:table-cell>
          <table:table-cell office:value-type="string">
            <text:p>"joy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3:.X603];&quot;X&quot;)" office:value-type="float" office:value="2">
            <text:p>2</text:p>
          </table:table-cell>
          <table:table-cell table:style-name="ce14" table:formula="of:=IF(AND([.I603]=&quot;&quot;&quot;studio&quot;&quot;&quot;;[.J603]=&quot;&quot;&quot;america&quot;&quot;&quot;);&quot;x&quot;;&quot;&quot;)">
            <text:p/>
          </table:table-cell>
          <table:table-cell table:style-name="ce14" table:formula="of:=IF(AND([.I603]=&quot;&quot;&quot;studio&quot;&quot;&quot;;[.J603]=&quot;&quot;&quot;japan&quot;&quot;&quot;);&quot;x&quot;;&quot;&quot;)">
            <text:p/>
          </table:table-cell>
          <table:table-cell table:style-name="ce14" table:formula="of:=IF(AND([.I603]=&quot;&quot;&quot;studio&quot;&quot;&quot;;[.J603]=&quot;&quot;&quot;world&quot;&quot;&quot;);&quot;x&quot;;&quot;&quot;)" office:value-type="string" office:string-value="x">
            <text:p>x</text:p>
          </table:table-cell>
          <table:table-cell table:style-name="ce14" table:formula="of:=IF(AND([.I603]=&quot;&quot;&quot;studio&quot;&quot;&quot;;[.J603]=&quot;&quot;&quot;europe&quot;&quot;&quot;);&quot;x&quot;;&quot;&quot;)">
            <text:p/>
          </table:table-cell>
          <table:table-cell table:style-name="ce14" table:formula="of:=IF([.H603]=&quot;&quot;&quot;thirdparty&quot;&quot;&quot;;&quot;X&quot;;&quot;&quot;)" office:value-type="string" office:string-value="X">
            <text:p>X</text:p>
          </table:table-cell>
          <table:table-cell table:style-name="ce14" table:formula="of:=IF([.H603]=&quot;&quot;&quot;indie&quot;&quot;&quot;;&quot;X&quot;;&quot;&quot;)">
            <text:p/>
          </table:table-cell>
          <table:table-cell table:style-name="ce14" table:formula="of:=IF([.H603]=&quot;&quot;&quot;nintendo&quot;&quot;&quot;;&quot;X&quot;;&quot;&quot;)">
            <text:p/>
          </table:table-cell>
          <table:table-cell table:style-name="ce14" table:formula="of:=IF([.H603]=&quot;&quot;&quot;sony&quot;&quot;&quot;;&quot;X&quot;;&quot;&quot;)">
            <text:p/>
          </table:table-cell>
          <table:table-cell table:style-name="ce14" table:formula="of:=IF([.H603]=&quot;&quot;&quot;microsoft&quot;&quot;&quot;;&quot;X&quot;;&quot;&quot;)">
            <text:p/>
          </table:table-cell>
          <table:table-cell table:style-name="ce14" table:formula="of:=IF([.K603]=&quot;&quot;&quot;people&quot;&quot;&quot;;&quot;X&quot;;&quot;&quot;)">
            <text:p/>
          </table:table-cell>
          <table:table-cell table:style-name="ce14" table:formula="of:=IF([.H603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142725249118439</text:p>
          </table:table-cell>
          <table:table-cell table:formula="of:=CONCATENATE([.G604];&quot;,&quot;;[.H604];&quot;,&quot;;[.I604];&quot;,&quot;;[.J604];&quot;,&quot;;[.K604];&quot;,&quot;;[.L604])" office:value-type="string" office:string-value="&quot;joymax&quot;,&quot;thirdparty&quot;,&quot;studio&quot;,&quot;world&quot;,&quot;pr&quot;,&quot;mmorpg&quot;">
            <text:p>"joymax","thirdparty","studio","world","pr","mmorpg"</text:p>
          </table:table-cell>
          <table:table-cell office:value-type="string">
            <text:p>Official Facebook Page of Joymax</text:p>
          </table:table-cell>
          <table:table-cell office:value-type="string">
            <text:p>http://www.joymax.co.kr/eng/company/about.asp</text:p>
          </table:table-cell>
          <table:table-cell office:value-type="string">
            <text:p>Silkroad series</text:p>
          </table:table-cell>
          <table:table-cell office:value-type="string">
            <text:p>NEWS</text:p>
          </table:table-cell>
          <table:table-cell office:value-type="string">
            <text:p>"joy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4:.X604];&quot;X&quot;)" office:value-type="float" office:value="2">
            <text:p>2</text:p>
          </table:table-cell>
          <table:table-cell table:style-name="ce14" table:formula="of:=IF(AND([.I604]=&quot;&quot;&quot;studio&quot;&quot;&quot;;[.J604]=&quot;&quot;&quot;america&quot;&quot;&quot;);&quot;x&quot;;&quot;&quot;)">
            <text:p/>
          </table:table-cell>
          <table:table-cell table:style-name="ce14" table:formula="of:=IF(AND([.I604]=&quot;&quot;&quot;studio&quot;&quot;&quot;;[.J604]=&quot;&quot;&quot;japan&quot;&quot;&quot;);&quot;x&quot;;&quot;&quot;)">
            <text:p/>
          </table:table-cell>
          <table:table-cell table:style-name="ce14" table:formula="of:=IF(AND([.I604]=&quot;&quot;&quot;studio&quot;&quot;&quot;;[.J604]=&quot;&quot;&quot;world&quot;&quot;&quot;);&quot;x&quot;;&quot;&quot;)" office:value-type="string" office:string-value="x">
            <text:p>x</text:p>
          </table:table-cell>
          <table:table-cell table:style-name="ce14" table:formula="of:=IF(AND([.I604]=&quot;&quot;&quot;studio&quot;&quot;&quot;;[.J604]=&quot;&quot;&quot;europe&quot;&quot;&quot;);&quot;x&quot;;&quot;&quot;)">
            <text:p/>
          </table:table-cell>
          <table:table-cell table:style-name="ce14" table:formula="of:=IF([.H604]=&quot;&quot;&quot;thirdparty&quot;&quot;&quot;;&quot;X&quot;;&quot;&quot;)" office:value-type="string" office:string-value="X">
            <text:p>X</text:p>
          </table:table-cell>
          <table:table-cell table:style-name="ce14" table:formula="of:=IF([.H604]=&quot;&quot;&quot;indie&quot;&quot;&quot;;&quot;X&quot;;&quot;&quot;)">
            <text:p/>
          </table:table-cell>
          <table:table-cell table:style-name="ce14" table:formula="of:=IF([.H604]=&quot;&quot;&quot;nintendo&quot;&quot;&quot;;&quot;X&quot;;&quot;&quot;)">
            <text:p/>
          </table:table-cell>
          <table:table-cell table:style-name="ce14" table:formula="of:=IF([.H604]=&quot;&quot;&quot;sony&quot;&quot;&quot;;&quot;X&quot;;&quot;&quot;)">
            <text:p/>
          </table:table-cell>
          <table:table-cell table:style-name="ce14" table:formula="of:=IF([.H604]=&quot;&quot;&quot;microsoft&quot;&quot;&quot;;&quot;X&quot;;&quot;&quot;)">
            <text:p/>
          </table:table-cell>
          <table:table-cell table:style-name="ce14" table:formula="of:=IF([.K604]=&quot;&quot;&quot;people&quot;&quot;&quot;;&quot;X&quot;;&quot;&quot;)">
            <text:p/>
          </table:table-cell>
          <table:table-cell table:style-name="ce14" table:formula="of:=IF([.H604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KOGtheater</text:p>
          </table:table-cell>
          <table:table-cell table:formula="of:=CONCATENATE([.G605];&quot;,&quot;;[.H605];&quot;,&quot;;[.I605];&quot;,&quot;;[.J605];&quot;,&quot;;[.K605];&quot;,&quot;;[.L605])" office:value-type="string" office:string-value="&quot;kog&quot;,&quot;thirdparty&quot;,&quot;studio&quot;,&quot;world&quot;,&quot;pr&quot;,&quot;mmorpg&quot;">
            <text:p>"kog","thirdparty","studio","world","pr","mmorpg"</text:p>
          </table:table-cell>
          <table:table-cell office:value-type="string">
            <text:p>Official Youtube Channel of Kog</text:p>
          </table:table-cell>
          <table:table-cell office:value-type="string">
            <text:p>http://www.kog.co.kr/eng/company/whoweare.php</text:p>
          </table:table-cell>
          <table:table-cell office:value-type="string">
            <text:p>Grand Chase</text:p>
          </table:table-cell>
          <table:table-cell office:value-type="string">
            <text:p>YOUTUBE</text:p>
          </table:table-cell>
          <table:table-cell office:value-type="string">
            <text:p>"kog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5:.X605];&quot;X&quot;)" office:value-type="float" office:value="2">
            <text:p>2</text:p>
          </table:table-cell>
          <table:table-cell table:style-name="ce14" table:formula="of:=IF(AND([.I605]=&quot;&quot;&quot;studio&quot;&quot;&quot;;[.J605]=&quot;&quot;&quot;america&quot;&quot;&quot;);&quot;x&quot;;&quot;&quot;)">
            <text:p/>
          </table:table-cell>
          <table:table-cell table:style-name="ce14" table:formula="of:=IF(AND([.I605]=&quot;&quot;&quot;studio&quot;&quot;&quot;;[.J605]=&quot;&quot;&quot;japan&quot;&quot;&quot;);&quot;x&quot;;&quot;&quot;)">
            <text:p/>
          </table:table-cell>
          <table:table-cell table:style-name="ce14" table:formula="of:=IF(AND([.I605]=&quot;&quot;&quot;studio&quot;&quot;&quot;;[.J605]=&quot;&quot;&quot;world&quot;&quot;&quot;);&quot;x&quot;;&quot;&quot;)" office:value-type="string" office:string-value="x">
            <text:p>x</text:p>
          </table:table-cell>
          <table:table-cell table:style-name="ce14" table:formula="of:=IF(AND([.I605]=&quot;&quot;&quot;studio&quot;&quot;&quot;;[.J605]=&quot;&quot;&quot;europe&quot;&quot;&quot;);&quot;x&quot;;&quot;&quot;)">
            <text:p/>
          </table:table-cell>
          <table:table-cell table:style-name="ce14" table:formula="of:=IF([.H605]=&quot;&quot;&quot;thirdparty&quot;&quot;&quot;;&quot;X&quot;;&quot;&quot;)" office:value-type="string" office:string-value="X">
            <text:p>X</text:p>
          </table:table-cell>
          <table:table-cell table:style-name="ce14" table:formula="of:=IF([.H605]=&quot;&quot;&quot;indie&quot;&quot;&quot;;&quot;X&quot;;&quot;&quot;)">
            <text:p/>
          </table:table-cell>
          <table:table-cell table:style-name="ce14" table:formula="of:=IF([.H605]=&quot;&quot;&quot;nintendo&quot;&quot;&quot;;&quot;X&quot;;&quot;&quot;)">
            <text:p/>
          </table:table-cell>
          <table:table-cell table:style-name="ce14" table:formula="of:=IF([.H605]=&quot;&quot;&quot;sony&quot;&quot;&quot;;&quot;X&quot;;&quot;&quot;)">
            <text:p/>
          </table:table-cell>
          <table:table-cell table:style-name="ce14" table:formula="of:=IF([.H605]=&quot;&quot;&quot;microsoft&quot;&quot;&quot;;&quot;X&quot;;&quot;&quot;)">
            <text:p/>
          </table:table-cell>
          <table:table-cell table:style-name="ce14" table:formula="of:=IF([.K605]=&quot;&quot;&quot;people&quot;&quot;&quot;;&quot;X&quot;;&quot;&quot;)">
            <text:p/>
          </table:table-cell>
          <table:table-cell table:style-name="ce14" table:formula="of:=IF([.H605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ncsoft</text:p>
          </table:table-cell>
          <table:table-cell table:formula="of:=CONCATENATE([.G606];&quot;,&quot;;[.H606];&quot;,&quot;;[.I606];&quot;,&quot;;[.J606];&quot;,&quot;;[.K606];&quot;,&quot;;[.L606])" office:value-type="string" office:string-value="&quot;ncsoft&quot;,&quot;thirdparty&quot;,&quot;studio&quot;,&quot;world&quot;,&quot;pr&quot;,&quot;mmorpg&quot;">
            <text:p>"ncsoft","thirdparty","studio","world","pr","mmorpg"</text:p>
          </table:table-cell>
          <table:table-cell office:value-type="string">
            <text:p>Official Youtube Channel of Ncsoft</text:p>
          </table:table-cell>
          <table:table-cell office:value-type="string">
            <text:p>http://global.ncsoft.com/global/aboutus/overview.aspx</text:p>
          </table:table-cell>
          <table:table-cell office:value-type="string">
            <text:p>Guild Wars series</text:p>
          </table:table-cell>
          <table:table-cell office:value-type="string">
            <text:p>YOUTUBE</text:p>
          </table:table-cell>
          <table:table-cell office:value-type="string">
            <text:p>"ncsoft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6:.X606];&quot;X&quot;)" office:value-type="float" office:value="2">
            <text:p>2</text:p>
          </table:table-cell>
          <table:table-cell table:style-name="ce14" table:formula="of:=IF(AND([.I606]=&quot;&quot;&quot;studio&quot;&quot;&quot;;[.J606]=&quot;&quot;&quot;america&quot;&quot;&quot;);&quot;x&quot;;&quot;&quot;)">
            <text:p/>
          </table:table-cell>
          <table:table-cell table:style-name="ce14" table:formula="of:=IF(AND([.I606]=&quot;&quot;&quot;studio&quot;&quot;&quot;;[.J606]=&quot;&quot;&quot;japan&quot;&quot;&quot;);&quot;x&quot;;&quot;&quot;)">
            <text:p/>
          </table:table-cell>
          <table:table-cell table:style-name="ce14" table:formula="of:=IF(AND([.I606]=&quot;&quot;&quot;studio&quot;&quot;&quot;;[.J606]=&quot;&quot;&quot;world&quot;&quot;&quot;);&quot;x&quot;;&quot;&quot;)" office:value-type="string" office:string-value="x">
            <text:p>x</text:p>
          </table:table-cell>
          <table:table-cell table:style-name="ce14" table:formula="of:=IF(AND([.I606]=&quot;&quot;&quot;studio&quot;&quot;&quot;;[.J606]=&quot;&quot;&quot;europe&quot;&quot;&quot;);&quot;x&quot;;&quot;&quot;)">
            <text:p/>
          </table:table-cell>
          <table:table-cell table:style-name="ce14" table:formula="of:=IF([.H606]=&quot;&quot;&quot;thirdparty&quot;&quot;&quot;;&quot;X&quot;;&quot;&quot;)" office:value-type="string" office:string-value="X">
            <text:p>X</text:p>
          </table:table-cell>
          <table:table-cell table:style-name="ce14" table:formula="of:=IF([.H606]=&quot;&quot;&quot;indie&quot;&quot;&quot;;&quot;X&quot;;&quot;&quot;)">
            <text:p/>
          </table:table-cell>
          <table:table-cell table:style-name="ce14" table:formula="of:=IF([.H606]=&quot;&quot;&quot;nintendo&quot;&quot;&quot;;&quot;X&quot;;&quot;&quot;)">
            <text:p/>
          </table:table-cell>
          <table:table-cell table:style-name="ce14" table:formula="of:=IF([.H606]=&quot;&quot;&quot;sony&quot;&quot;&quot;;&quot;X&quot;;&quot;&quot;)">
            <text:p/>
          </table:table-cell>
          <table:table-cell table:style-name="ce14" table:formula="of:=IF([.H606]=&quot;&quot;&quot;microsoft&quot;&quot;&quot;;&quot;X&quot;;&quot;&quot;)">
            <text:p/>
          </table:table-cell>
          <table:table-cell table:style-name="ce14" table:formula="of:=IF([.K606]=&quot;&quot;&quot;people&quot;&quot;&quot;;&quot;X&quot;;&quot;&quot;)">
            <text:p/>
          </table:table-cell>
          <table:table-cell table:style-name="ce14" table:formula="of:=IF([.H606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ncsoftgames</text:p>
          </table:table-cell>
          <table:table-cell table:formula="of:=CONCATENATE([.G607];&quot;,&quot;;[.H607];&quot;,&quot;;[.I607];&quot;,&quot;;[.J607];&quot;,&quot;;[.K607];&quot;,&quot;;[.L607])" office:value-type="string" office:string-value="&quot;ncsoft&quot;,&quot;thirdparty&quot;,&quot;studio&quot;,&quot;world&quot;,&quot;pr&quot;,&quot;mmorpg&quot;">
            <text:p>"ncsoft","thirdparty","studio","world","pr","mmorpg"</text:p>
          </table:table-cell>
          <table:table-cell office:value-type="string">
            <text:p>Official Twitter Account of English Ncsoft </text:p>
          </table:table-cell>
          <table:table-cell office:value-type="string">
            <text:p>http://global.ncsoft.com/global/aboutus/overview.aspx</text:p>
          </table:table-cell>
          <table:table-cell office:value-type="string">
            <text:p>Guild Wars series</text:p>
          </table:table-cell>
          <table:table-cell office:value-type="string">
            <text:p>TWITTER</text:p>
          </table:table-cell>
          <table:table-cell office:value-type="string">
            <text:p>"ncsoft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7:.X607];&quot;X&quot;)" office:value-type="float" office:value="2">
            <text:p>2</text:p>
          </table:table-cell>
          <table:table-cell table:style-name="ce14" table:formula="of:=IF(AND([.I607]=&quot;&quot;&quot;studio&quot;&quot;&quot;;[.J607]=&quot;&quot;&quot;america&quot;&quot;&quot;);&quot;x&quot;;&quot;&quot;)">
            <text:p/>
          </table:table-cell>
          <table:table-cell table:style-name="ce14" table:formula="of:=IF(AND([.I607]=&quot;&quot;&quot;studio&quot;&quot;&quot;;[.J607]=&quot;&quot;&quot;japan&quot;&quot;&quot;);&quot;x&quot;;&quot;&quot;)">
            <text:p/>
          </table:table-cell>
          <table:table-cell table:style-name="ce14" table:formula="of:=IF(AND([.I607]=&quot;&quot;&quot;studio&quot;&quot;&quot;;[.J607]=&quot;&quot;&quot;world&quot;&quot;&quot;);&quot;x&quot;;&quot;&quot;)" office:value-type="string" office:string-value="x">
            <text:p>x</text:p>
          </table:table-cell>
          <table:table-cell table:style-name="ce14" table:formula="of:=IF(AND([.I607]=&quot;&quot;&quot;studio&quot;&quot;&quot;;[.J607]=&quot;&quot;&quot;europe&quot;&quot;&quot;);&quot;x&quot;;&quot;&quot;)">
            <text:p/>
          </table:table-cell>
          <table:table-cell table:style-name="ce14" table:formula="of:=IF([.H607]=&quot;&quot;&quot;thirdparty&quot;&quot;&quot;;&quot;X&quot;;&quot;&quot;)" office:value-type="string" office:string-value="X">
            <text:p>X</text:p>
          </table:table-cell>
          <table:table-cell table:style-name="ce14" table:formula="of:=IF([.H607]=&quot;&quot;&quot;indie&quot;&quot;&quot;;&quot;X&quot;;&quot;&quot;)">
            <text:p/>
          </table:table-cell>
          <table:table-cell table:style-name="ce14" table:formula="of:=IF([.H607]=&quot;&quot;&quot;nintendo&quot;&quot;&quot;;&quot;X&quot;;&quot;&quot;)">
            <text:p/>
          </table:table-cell>
          <table:table-cell table:style-name="ce14" table:formula="of:=IF([.H607]=&quot;&quot;&quot;sony&quot;&quot;&quot;;&quot;X&quot;;&quot;&quot;)">
            <text:p/>
          </table:table-cell>
          <table:table-cell table:style-name="ce14" table:formula="of:=IF([.H607]=&quot;&quot;&quot;microsoft&quot;&quot;&quot;;&quot;X&quot;;&quot;&quot;)">
            <text:p/>
          </table:table-cell>
          <table:table-cell table:style-name="ce14" table:formula="of:=IF([.K607]=&quot;&quot;&quot;people&quot;&quot;&quot;;&quot;X&quot;;&quot;&quot;)">
            <text:p/>
          </table:table-cell>
          <table:table-cell table:style-name="ce14" table:formula="of:=IF([.H607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SoftmaxNews</text:p>
          </table:table-cell>
          <table:table-cell table:formula="of:=CONCATENATE([.G608];&quot;,&quot;;[.H608];&quot;,&quot;;[.I608];&quot;,&quot;;[.J608];&quot;,&quot;;[.K608];&quot;,&quot;;[.L608])" office:value-type="string" office:string-value="&quot;softmax&quot;,&quot;thirdparty&quot;,&quot;studio&quot;,&quot;world&quot;,&quot;pr&quot;,&quot;generic&quot;">
            <text:p>"softmax","thirdparty","studio","world","pr","generic"</text:p>
          </table:table-cell>
          <table:table-cell office:value-type="string">
            <text:p>Official Youtube Channel of Softmax</text:p>
          </table:table-cell>
          <table:table-cell office:value-type="string">
            <text:p>http://www.softmax.co.kr/English/Company/Overview.aspx?menuid=1_1</text:p>
          </table:table-cell>
          <table:table-cell office:value-type="string">
            <text:p>Magna Carta series</text:p>
          </table:table-cell>
          <table:table-cell office:value-type="string">
            <text:p>YOUTUBE</text:p>
          </table:table-cell>
          <table:table-cell office:value-type="string">
            <text:p>"soft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8:.X608];&quot;X&quot;)" office:value-type="float" office:value="2">
            <text:p>2</text:p>
          </table:table-cell>
          <table:table-cell table:style-name="ce14" table:formula="of:=IF(AND([.I608]=&quot;&quot;&quot;studio&quot;&quot;&quot;;[.J608]=&quot;&quot;&quot;america&quot;&quot;&quot;);&quot;x&quot;;&quot;&quot;)">
            <text:p/>
          </table:table-cell>
          <table:table-cell table:style-name="ce14" table:formula="of:=IF(AND([.I608]=&quot;&quot;&quot;studio&quot;&quot;&quot;;[.J608]=&quot;&quot;&quot;japan&quot;&quot;&quot;);&quot;x&quot;;&quot;&quot;)">
            <text:p/>
          </table:table-cell>
          <table:table-cell table:style-name="ce14" table:formula="of:=IF(AND([.I608]=&quot;&quot;&quot;studio&quot;&quot;&quot;;[.J608]=&quot;&quot;&quot;world&quot;&quot;&quot;);&quot;x&quot;;&quot;&quot;)" office:value-type="string" office:string-value="x">
            <text:p>x</text:p>
          </table:table-cell>
          <table:table-cell table:style-name="ce14" table:formula="of:=IF(AND([.I608]=&quot;&quot;&quot;studio&quot;&quot;&quot;;[.J608]=&quot;&quot;&quot;europe&quot;&quot;&quot;);&quot;x&quot;;&quot;&quot;)">
            <text:p/>
          </table:table-cell>
          <table:table-cell table:style-name="ce14" table:formula="of:=IF([.H608]=&quot;&quot;&quot;thirdparty&quot;&quot;&quot;;&quot;X&quot;;&quot;&quot;)" office:value-type="string" office:string-value="X">
            <text:p>X</text:p>
          </table:table-cell>
          <table:table-cell table:style-name="ce14" table:formula="of:=IF([.H608]=&quot;&quot;&quot;indie&quot;&quot;&quot;;&quot;X&quot;;&quot;&quot;)">
            <text:p/>
          </table:table-cell>
          <table:table-cell table:style-name="ce14" table:formula="of:=IF([.H608]=&quot;&quot;&quot;nintendo&quot;&quot;&quot;;&quot;X&quot;;&quot;&quot;)">
            <text:p/>
          </table:table-cell>
          <table:table-cell table:style-name="ce14" table:formula="of:=IF([.H608]=&quot;&quot;&quot;sony&quot;&quot;&quot;;&quot;X&quot;;&quot;&quot;)">
            <text:p/>
          </table:table-cell>
          <table:table-cell table:style-name="ce14" table:formula="of:=IF([.H608]=&quot;&quot;&quot;microsoft&quot;&quot;&quot;;&quot;X&quot;;&quot;&quot;)">
            <text:p/>
          </table:table-cell>
          <table:table-cell table:style-name="ce14" table:formula="of:=IF([.K608]=&quot;&quot;&quot;people&quot;&quot;&quot;;&quot;X&quot;;&quot;&quot;)">
            <text:p/>
          </table:table-cell>
          <table:table-cell table:style-name="ce14" table:formula="of:=IF([.H608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spicy_horse</text:p>
          </table:table-cell>
          <table:table-cell table:formula="of:=CONCATENATE([.G609];&quot;,&quot;;[.H609];&quot;,&quot;;[.I609];&quot;,&quot;;[.J609];&quot;,&quot;;[.K609];&quot;,&quot;;[.L609])" office:value-type="string" office:string-value="&quot;spicyhorse&quot;,&quot;thirdparty&quot;,&quot;studio&quot;,&quot;world&quot;,&quot;pr&quot;,&quot;generic&quot;">
            <text:p>"spicyhorse","thirdparty","studio","world","pr","generic"</text:p>
          </table:table-cell>
          <table:table-cell office:value-type="string">
            <text:p>Official Twitter Account of Spicy Horse Games</text:p>
          </table:table-cell>
          <table:table-cell office:value-type="string">
            <text:p>http://www.spicyhorse.com/about-us/</text:p>
          </table:table-cell>
          <table:table-cell office:value-type="string">
            <text:p>Alice Madness returns</text:p>
          </table:table-cell>
          <table:table-cell office:value-type="string">
            <text:p>TWITTER</text:p>
          </table:table-cell>
          <table:table-cell office:value-type="string">
            <text:p>"spicyhorse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9:.X609];&quot;X&quot;)" office:value-type="float" office:value="2">
            <text:p>2</text:p>
          </table:table-cell>
          <table:table-cell table:style-name="ce14" table:formula="of:=IF(AND([.I609]=&quot;&quot;&quot;studio&quot;&quot;&quot;;[.J609]=&quot;&quot;&quot;america&quot;&quot;&quot;);&quot;x&quot;;&quot;&quot;)">
            <text:p/>
          </table:table-cell>
          <table:table-cell table:style-name="ce14" table:formula="of:=IF(AND([.I609]=&quot;&quot;&quot;studio&quot;&quot;&quot;;[.J609]=&quot;&quot;&quot;japan&quot;&quot;&quot;);&quot;x&quot;;&quot;&quot;)">
            <text:p/>
          </table:table-cell>
          <table:table-cell table:style-name="ce14" table:formula="of:=IF(AND([.I609]=&quot;&quot;&quot;studio&quot;&quot;&quot;;[.J609]=&quot;&quot;&quot;world&quot;&quot;&quot;);&quot;x&quot;;&quot;&quot;)" office:value-type="string" office:string-value="x">
            <text:p>x</text:p>
          </table:table-cell>
          <table:table-cell table:style-name="ce14" table:formula="of:=IF(AND([.I609]=&quot;&quot;&quot;studio&quot;&quot;&quot;;[.J609]=&quot;&quot;&quot;europe&quot;&quot;&quot;);&quot;x&quot;;&quot;&quot;)">
            <text:p/>
          </table:table-cell>
          <table:table-cell table:style-name="ce14" table:formula="of:=IF([.H609]=&quot;&quot;&quot;thirdparty&quot;&quot;&quot;;&quot;X&quot;;&quot;&quot;)" office:value-type="string" office:string-value="X">
            <text:p>X</text:p>
          </table:table-cell>
          <table:table-cell table:style-name="ce14" table:formula="of:=IF([.H609]=&quot;&quot;&quot;indie&quot;&quot;&quot;;&quot;X&quot;;&quot;&quot;)">
            <text:p/>
          </table:table-cell>
          <table:table-cell table:style-name="ce14" table:formula="of:=IF([.H609]=&quot;&quot;&quot;nintendo&quot;&quot;&quot;;&quot;X&quot;;&quot;&quot;)">
            <text:p/>
          </table:table-cell>
          <table:table-cell table:style-name="ce14" table:formula="of:=IF([.H609]=&quot;&quot;&quot;sony&quot;&quot;&quot;;&quot;X&quot;;&quot;&quot;)">
            <text:p/>
          </table:table-cell>
          <table:table-cell table:style-name="ce14" table:formula="of:=IF([.H609]=&quot;&quot;&quot;microsoft&quot;&quot;&quot;;&quot;X&quot;;&quot;&quot;)">
            <text:p/>
          </table:table-cell>
          <table:table-cell table:style-name="ce14" table:formula="of:=IF([.K609]=&quot;&quot;&quot;people&quot;&quot;&quot;;&quot;X&quot;;&quot;&quot;)">
            <text:p/>
          </table:table-cell>
          <table:table-cell table:style-name="ce14" table:formula="of:=IF([.H60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SpicyHorseOfficial</text:p>
          </table:table-cell>
          <table:table-cell table:formula="of:=CONCATENATE([.G610];&quot;,&quot;;[.H610];&quot;,&quot;;[.I610];&quot;,&quot;;[.J610];&quot;,&quot;;[.K610];&quot;,&quot;;[.L610])" office:value-type="string" office:string-value="&quot;spicyhorse&quot;,&quot;thirdparty&quot;,&quot;studio&quot;,&quot;world&quot;,&quot;pr&quot;,&quot;generic&quot;">
            <text:p>"spicyhorse","thirdparty","studio","world","pr","generic"</text:p>
          </table:table-cell>
          <table:table-cell office:value-type="string">
            <text:p>Official Youtube Channel of Spicy Horse Games</text:p>
          </table:table-cell>
          <table:table-cell office:value-type="string">
            <text:p>http://www.spicyhorse.com/about-us/</text:p>
          </table:table-cell>
          <table:table-cell office:value-type="string">
            <text:p>Alice Madness returns</text:p>
          </table:table-cell>
          <table:table-cell office:value-type="string">
            <text:p>YOUTUBE</text:p>
          </table:table-cell>
          <table:table-cell office:value-type="string">
            <text:p>"spicyhorse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0:.X610];&quot;X&quot;)" office:value-type="float" office:value="2">
            <text:p>2</text:p>
          </table:table-cell>
          <table:table-cell table:style-name="ce14" table:formula="of:=IF(AND([.I610]=&quot;&quot;&quot;studio&quot;&quot;&quot;;[.J610]=&quot;&quot;&quot;america&quot;&quot;&quot;);&quot;x&quot;;&quot;&quot;)">
            <text:p/>
          </table:table-cell>
          <table:table-cell table:style-name="ce14" table:formula="of:=IF(AND([.I610]=&quot;&quot;&quot;studio&quot;&quot;&quot;;[.J610]=&quot;&quot;&quot;japan&quot;&quot;&quot;);&quot;x&quot;;&quot;&quot;)">
            <text:p/>
          </table:table-cell>
          <table:table-cell table:style-name="ce14" table:formula="of:=IF(AND([.I610]=&quot;&quot;&quot;studio&quot;&quot;&quot;;[.J610]=&quot;&quot;&quot;world&quot;&quot;&quot;);&quot;x&quot;;&quot;&quot;)" office:value-type="string" office:string-value="x">
            <text:p>x</text:p>
          </table:table-cell>
          <table:table-cell table:style-name="ce14" table:formula="of:=IF(AND([.I610]=&quot;&quot;&quot;studio&quot;&quot;&quot;;[.J610]=&quot;&quot;&quot;europe&quot;&quot;&quot;);&quot;x&quot;;&quot;&quot;)">
            <text:p/>
          </table:table-cell>
          <table:table-cell table:style-name="ce14" table:formula="of:=IF([.H610]=&quot;&quot;&quot;thirdparty&quot;&quot;&quot;;&quot;X&quot;;&quot;&quot;)" office:value-type="string" office:string-value="X">
            <text:p>X</text:p>
          </table:table-cell>
          <table:table-cell table:style-name="ce14" table:formula="of:=IF([.H610]=&quot;&quot;&quot;indie&quot;&quot;&quot;;&quot;X&quot;;&quot;&quot;)">
            <text:p/>
          </table:table-cell>
          <table:table-cell table:style-name="ce14" table:formula="of:=IF([.H610]=&quot;&quot;&quot;nintendo&quot;&quot;&quot;;&quot;X&quot;;&quot;&quot;)">
            <text:p/>
          </table:table-cell>
          <table:table-cell table:style-name="ce14" table:formula="of:=IF([.H610]=&quot;&quot;&quot;sony&quot;&quot;&quot;;&quot;X&quot;;&quot;&quot;)">
            <text:p/>
          </table:table-cell>
          <table:table-cell table:style-name="ce14" table:formula="of:=IF([.H610]=&quot;&quot;&quot;microsoft&quot;&quot;&quot;;&quot;X&quot;;&quot;&quot;)">
            <text:p/>
          </table:table-cell>
          <table:table-cell table:style-name="ce14" table:formula="of:=IF([.K610]=&quot;&quot;&quot;people&quot;&quot;&quot;;&quot;X&quot;;&quot;&quot;)">
            <text:p/>
          </table:table-cell>
          <table:table-cell table:style-name="ce14" table:formula="of:=IF([.H610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274129019372900</text:p>
          </table:table-cell>
          <table:table-cell table:formula="of:=CONCATENATE([.G611];&quot;,&quot;;[.H611];&quot;,&quot;;[.I611];&quot;,&quot;;[.J611];&quot;,&quot;;[.K611];&quot;,&quot;;[.L611])" office:value-type="string" office:string-value="&quot;celestialgames&quot;,&quot;indie&quot;,&quot;studio&quot;,&quot;world&quot;,&quot;pr&quot;,&quot;generic&quot;">
            <text:p>"celestialgames","indie","studio","world","pr","generic"</text:p>
          </table:table-cell>
          <table:table-cell office:value-type="string">
            <text:p>Official Facebook Page of Celestial Games</text:p>
          </table:table-cell>
          <table:table-cell office:value-type="string">
            <text:p>http://celestial-games.com/about.html</text:p>
          </table:table-cell>
          <table:table-cell office:value-type="string">
            <text:p>Toxic Bunny</text:p>
          </table:table-cell>
          <table:table-cell office:value-type="string">
            <text:p>FACEBOOK</text:p>
          </table:table-cell>
          <table:table-cell office:value-type="string">
            <text:p>"celestialgames"</text:p>
          </table:table-cell>
          <table:table-cell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1:.X611];&quot;X&quot;)" office:value-type="float" office:value="2">
            <text:p>2</text:p>
          </table:table-cell>
          <table:table-cell table:style-name="ce14" table:formula="of:=IF(AND([.I611]=&quot;&quot;&quot;studio&quot;&quot;&quot;;[.J611]=&quot;&quot;&quot;america&quot;&quot;&quot;);&quot;x&quot;;&quot;&quot;)">
            <text:p/>
          </table:table-cell>
          <table:table-cell table:style-name="ce14" table:formula="of:=IF(AND([.I611]=&quot;&quot;&quot;studio&quot;&quot;&quot;;[.J611]=&quot;&quot;&quot;japan&quot;&quot;&quot;);&quot;x&quot;;&quot;&quot;)">
            <text:p/>
          </table:table-cell>
          <table:table-cell table:style-name="ce14" table:formula="of:=IF(AND([.I611]=&quot;&quot;&quot;studio&quot;&quot;&quot;;[.J611]=&quot;&quot;&quot;world&quot;&quot;&quot;);&quot;x&quot;;&quot;&quot;)" office:value-type="string" office:string-value="x">
            <text:p>x</text:p>
          </table:table-cell>
          <table:table-cell table:style-name="ce14" table:formula="of:=IF(AND([.I611]=&quot;&quot;&quot;studio&quot;&quot;&quot;;[.J611]=&quot;&quot;&quot;europe&quot;&quot;&quot;);&quot;x&quot;;&quot;&quot;)">
            <text:p/>
          </table:table-cell>
          <table:table-cell table:style-name="ce14" table:formula="of:=IF([.H611]=&quot;&quot;&quot;thirdparty&quot;&quot;&quot;;&quot;X&quot;;&quot;&quot;)">
            <text:p/>
          </table:table-cell>
          <table:table-cell table:style-name="ce14" table:formula="of:=IF([.H611]=&quot;&quot;&quot;indie&quot;&quot;&quot;;&quot;X&quot;;&quot;&quot;)" office:value-type="string" office:string-value="X">
            <text:p>X</text:p>
          </table:table-cell>
          <table:table-cell table:style-name="ce14" table:formula="of:=IF([.H611]=&quot;&quot;&quot;nintendo&quot;&quot;&quot;;&quot;X&quot;;&quot;&quot;)">
            <text:p/>
          </table:table-cell>
          <table:table-cell table:style-name="ce14" table:formula="of:=IF([.H611]=&quot;&quot;&quot;sony&quot;&quot;&quot;;&quot;X&quot;;&quot;&quot;)">
            <text:p/>
          </table:table-cell>
          <table:table-cell table:style-name="ce14" table:formula="of:=IF([.H611]=&quot;&quot;&quot;microsoft&quot;&quot;&quot;;&quot;X&quot;;&quot;&quot;)">
            <text:p/>
          </table:table-cell>
          <table:table-cell table:style-name="ce14" table:formula="of:=IF([.K611]=&quot;&quot;&quot;people&quot;&quot;&quot;;&quot;X&quot;;&quot;&quot;)">
            <text:p/>
          </table:table-cell>
          <table:table-cell table:style-name="ce14" table:formula="of:=IF([.H611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tbulford</text:p>
          </table:table-cell>
          <table:table-cell table:formula="of:=CONCATENATE([.G612];&quot;,&quot;;[.H612];&quot;,&quot;;[.I612];&quot;,&quot;;[.J612];&quot;,&quot;;[.K612];&quot;,&quot;;[.L612])" office:value-type="string" office:string-value="&quot;celestialgames&quot;,&quot;indie&quot;,&quot;studio&quot;,&quot;world&quot;,&quot;pr&quot;,&quot;generic&quot;">
            <text:p>"celestialgames","indie","studio","world","pr","generic"</text:p>
          </table:table-cell>
          <table:table-cell office:value-type="string">
            <text:p>Official Twitter Account of Celestial Games</text:p>
          </table:table-cell>
          <table:table-cell office:value-type="string">
            <text:p>http://celestial-games.com/about.html</text:p>
          </table:table-cell>
          <table:table-cell office:value-type="string">
            <text:p>Toxic Bunny</text:p>
          </table:table-cell>
          <table:table-cell office:value-type="string">
            <text:p>TWITTER</text:p>
          </table:table-cell>
          <table:table-cell office:value-type="string">
            <text:p>"celestialgames"</text:p>
          </table:table-cell>
          <table:table-cell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2:.X612];&quot;X&quot;)" office:value-type="float" office:value="2">
            <text:p>2</text:p>
          </table:table-cell>
          <table:table-cell table:style-name="ce14" table:formula="of:=IF(AND([.I612]=&quot;&quot;&quot;studio&quot;&quot;&quot;;[.J612]=&quot;&quot;&quot;america&quot;&quot;&quot;);&quot;x&quot;;&quot;&quot;)">
            <text:p/>
          </table:table-cell>
          <table:table-cell table:style-name="ce14" table:formula="of:=IF(AND([.I612]=&quot;&quot;&quot;studio&quot;&quot;&quot;;[.J612]=&quot;&quot;&quot;japan&quot;&quot;&quot;);&quot;x&quot;;&quot;&quot;)">
            <text:p/>
          </table:table-cell>
          <table:table-cell table:style-name="ce14" table:formula="of:=IF(AND([.I612]=&quot;&quot;&quot;studio&quot;&quot;&quot;;[.J612]=&quot;&quot;&quot;world&quot;&quot;&quot;);&quot;x&quot;;&quot;&quot;)" office:value-type="string" office:string-value="x">
            <text:p>x</text:p>
          </table:table-cell>
          <table:table-cell table:style-name="ce14" table:formula="of:=IF(AND([.I612]=&quot;&quot;&quot;studio&quot;&quot;&quot;;[.J612]=&quot;&quot;&quot;europe&quot;&quot;&quot;);&quot;x&quot;;&quot;&quot;)">
            <text:p/>
          </table:table-cell>
          <table:table-cell table:style-name="ce14" table:formula="of:=IF([.H612]=&quot;&quot;&quot;thirdparty&quot;&quot;&quot;;&quot;X&quot;;&quot;&quot;)">
            <text:p/>
          </table:table-cell>
          <table:table-cell table:style-name="ce14" table:formula="of:=IF([.H612]=&quot;&quot;&quot;indie&quot;&quot;&quot;;&quot;X&quot;;&quot;&quot;)" office:value-type="string" office:string-value="X">
            <text:p>X</text:p>
          </table:table-cell>
          <table:table-cell table:style-name="ce14" table:formula="of:=IF([.H612]=&quot;&quot;&quot;nintendo&quot;&quot;&quot;;&quot;X&quot;;&quot;&quot;)">
            <text:p/>
          </table:table-cell>
          <table:table-cell table:style-name="ce14" table:formula="of:=IF([.H612]=&quot;&quot;&quot;sony&quot;&quot;&quot;;&quot;X&quot;;&quot;&quot;)">
            <text:p/>
          </table:table-cell>
          <table:table-cell table:style-name="ce14" table:formula="of:=IF([.H612]=&quot;&quot;&quot;microsoft&quot;&quot;&quot;;&quot;X&quot;;&quot;&quot;)">
            <text:p/>
          </table:table-cell>
          <table:table-cell table:style-name="ce14" table:formula="of:=IF([.K612]=&quot;&quot;&quot;people&quot;&quot;&quot;;&quot;X&quot;;&quot;&quot;)">
            <text:p/>
          </table:table-cell>
          <table:table-cell table:style-name="ce14" table:formula="of:=IF([.H612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ollegamento_20_ipertestuale" office:value-type="string">
            <text:p>twitter://cave_world_en</text:p>
          </table:table-cell>
          <table:table-cell table:formula="of:=CONCATENATE([.G613];&quot;,&quot;;[.H613];&quot;,&quot;;[.I613];&quot;,&quot;;[.J613];&quot;,&quot;;[.K613];&quot;,&quot;;[.L613])" office:value-type="string" office:string-value="&quot;caveworld&quot;,&quot;thirdparty&quot;,&quot;studio&quot;,&quot;japan&quot;,&quot;pr&quot;,&quot;mobile&quot;">
            <text:p>"caveworld","thirdparty","studio","japan","pr","mobile"</text:p>
          </table:table-cell>
          <table:table-cell office:value-type="string">
            <text:p>Official Twitter Account of CAVE World</text:p>
          </table:table-cell>
          <table:table-cell office:value-type="string">
            <text:p>http://www.cave-world.com/en/</text:p>
          </table:table-cell>
          <table:table-cell table:style-name="ce3" office:value-type="string">
            <text:p>Dodonpachi Resurrection (mobile)</text:p>
          </table:table-cell>
          <table:table-cell office:value-type="string">
            <text:p>TWITTER</text:p>
          </table:table-cell>
          <table:table-cell office:value-type="string">
            <text:p>"caveworl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613:.X613];&quot;X&quot;)" office:value-type="float" office:value="2">
            <text:p>2</text:p>
          </table:table-cell>
          <table:table-cell table:style-name="ce14" table:formula="of:=IF(AND([.I613]=&quot;&quot;&quot;studio&quot;&quot;&quot;;[.J613]=&quot;&quot;&quot;america&quot;&quot;&quot;);&quot;x&quot;;&quot;&quot;)">
            <text:p/>
          </table:table-cell>
          <table:table-cell table:style-name="ce14" table:formula="of:=IF(AND([.I613]=&quot;&quot;&quot;studio&quot;&quot;&quot;;[.J613]=&quot;&quot;&quot;japan&quot;&quot;&quot;);&quot;x&quot;;&quot;&quot;)" office:value-type="string" office:string-value="x">
            <text:p>x</text:p>
          </table:table-cell>
          <table:table-cell table:style-name="ce14" table:formula="of:=IF(AND([.I613]=&quot;&quot;&quot;studio&quot;&quot;&quot;;[.J613]=&quot;&quot;&quot;world&quot;&quot;&quot;);&quot;x&quot;;&quot;&quot;)">
            <text:p/>
          </table:table-cell>
          <table:table-cell table:style-name="ce14" table:formula="of:=IF(AND([.I613]=&quot;&quot;&quot;studio&quot;&quot;&quot;;[.J613]=&quot;&quot;&quot;europe&quot;&quot;&quot;);&quot;x&quot;;&quot;&quot;)">
            <text:p/>
          </table:table-cell>
          <table:table-cell table:style-name="ce14" table:formula="of:=IF([.H613]=&quot;&quot;&quot;thirdparty&quot;&quot;&quot;;&quot;X&quot;;&quot;&quot;)" office:value-type="string" office:string-value="X">
            <text:p>X</text:p>
          </table:table-cell>
          <table:table-cell table:style-name="ce14" table:formula="of:=IF([.H613]=&quot;&quot;&quot;indie&quot;&quot;&quot;;&quot;X&quot;;&quot;&quot;)">
            <text:p/>
          </table:table-cell>
          <table:table-cell table:style-name="ce14" table:formula="of:=IF([.H613]=&quot;&quot;&quot;nintendo&quot;&quot;&quot;;&quot;X&quot;;&quot;&quot;)">
            <text:p/>
          </table:table-cell>
          <table:table-cell table:style-name="ce14" table:formula="of:=IF([.H613]=&quot;&quot;&quot;sony&quot;&quot;&quot;;&quot;X&quot;;&quot;&quot;)">
            <text:p/>
          </table:table-cell>
          <table:table-cell table:style-name="ce14" table:formula="of:=IF([.H613]=&quot;&quot;&quot;microsoft&quot;&quot;&quot;;&quot;X&quot;;&quot;&quot;)">
            <text:p/>
          </table:table-cell>
          <table:table-cell table:style-name="ce14" table:formula="of:=IF([.K613]=&quot;&quot;&quot;people&quot;&quot;&quot;;&quot;X&quot;;&quot;&quot;)">
            <text:p/>
          </table:table-cell>
          <table:table-cell table:style-name="ce14" table:formula="of:=IF([.H6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vemobile</text:p>
          </table:table-cell>
          <table:table-cell table:formula="of:=CONCATENATE([.G614];&quot;,&quot;;[.H614];&quot;,&quot;;[.I614];&quot;,&quot;;[.J614];&quot;,&quot;;[.K614];&quot;,&quot;;[.L614])" office:value-type="string" office:string-value="&quot;caveworld&quot;,&quot;thirdparty&quot;,&quot;studio&quot;,&quot;japan&quot;,&quot;pr&quot;,&quot;mobile&quot;">
            <text:p>"caveworld","thirdparty","studio","japan","pr","mobile"</text:p>
          </table:table-cell>
          <table:table-cell office:value-type="string">
            <text:p>Official Youtube Channel of CAVE World</text:p>
          </table:table-cell>
          <table:table-cell office:value-type="string">
            <text:p>http://www.cave-world.com/en/</text:p>
          </table:table-cell>
          <table:table-cell table:style-name="ce3" office:value-type="string">
            <text:p>Dodonpachi Resurrection (mobile)</text:p>
          </table:table-cell>
          <table:table-cell office:value-type="string">
            <text:p>YOUTUBE</text:p>
          </table:table-cell>
          <table:table-cell office:value-type="string">
            <text:p>"caveworl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614:.X614];&quot;X&quot;)" office:value-type="float" office:value="2">
            <text:p>2</text:p>
          </table:table-cell>
          <table:table-cell table:style-name="ce14" table:formula="of:=IF(AND([.I614]=&quot;&quot;&quot;studio&quot;&quot;&quot;;[.J614]=&quot;&quot;&quot;america&quot;&quot;&quot;);&quot;x&quot;;&quot;&quot;)">
            <text:p/>
          </table:table-cell>
          <table:table-cell table:style-name="ce14" table:formula="of:=IF(AND([.I614]=&quot;&quot;&quot;studio&quot;&quot;&quot;;[.J614]=&quot;&quot;&quot;japan&quot;&quot;&quot;);&quot;x&quot;;&quot;&quot;)" office:value-type="string" office:string-value="x">
            <text:p>x</text:p>
          </table:table-cell>
          <table:table-cell table:style-name="ce14" table:formula="of:=IF(AND([.I614]=&quot;&quot;&quot;studio&quot;&quot;&quot;;[.J614]=&quot;&quot;&quot;world&quot;&quot;&quot;);&quot;x&quot;;&quot;&quot;)">
            <text:p/>
          </table:table-cell>
          <table:table-cell table:style-name="ce14" table:formula="of:=IF(AND([.I614]=&quot;&quot;&quot;studio&quot;&quot;&quot;;[.J614]=&quot;&quot;&quot;europe&quot;&quot;&quot;);&quot;x&quot;;&quot;&quot;)">
            <text:p/>
          </table:table-cell>
          <table:table-cell table:style-name="ce14" table:formula="of:=IF([.H614]=&quot;&quot;&quot;thirdparty&quot;&quot;&quot;;&quot;X&quot;;&quot;&quot;)" office:value-type="string" office:string-value="X">
            <text:p>X</text:p>
          </table:table-cell>
          <table:table-cell table:style-name="ce14" table:formula="of:=IF([.H614]=&quot;&quot;&quot;indie&quot;&quot;&quot;;&quot;X&quot;;&quot;&quot;)">
            <text:p/>
          </table:table-cell>
          <table:table-cell table:style-name="ce14" table:formula="of:=IF([.H614]=&quot;&quot;&quot;nintendo&quot;&quot;&quot;;&quot;X&quot;;&quot;&quot;)">
            <text:p/>
          </table:table-cell>
          <table:table-cell table:style-name="ce14" table:formula="of:=IF([.H614]=&quot;&quot;&quot;sony&quot;&quot;&quot;;&quot;X&quot;;&quot;&quot;)">
            <text:p/>
          </table:table-cell>
          <table:table-cell table:style-name="ce14" table:formula="of:=IF([.H614]=&quot;&quot;&quot;microsoft&quot;&quot;&quot;;&quot;X&quot;;&quot;&quot;)">
            <text:p/>
          </table:table-cell>
          <table:table-cell table:style-name="ce14" table:formula="of:=IF([.K614]=&quot;&quot;&quot;people&quot;&quot;&quot;;&quot;X&quot;;&quot;&quot;)">
            <text:p/>
          </table:table-cell>
          <table:table-cell table:style-name="ce14" table:formula="of:=IF([.H6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6">
          <table:table-cell table:style-name="Default"/>
          <table:table-cell table:number-columns-repeated="3"/>
          <table:table-cell table:style-name="ce3"/>
          <table:table-cell table:number-columns-repeated="5"/>
          <table:table-cell table:style-name="ce5"/>
          <table:table-cell/>
          <table:table-cell table:style-name="ce13"/>
          <table:table-cell table:style-name="ce14" table:number-columns-repeated="10"/>
          <table:table-cell table:number-columns-repeated="1001"/>
        </table:table-row>
        <table:table-row table:style-name="ro6" table:number-rows-repeated="481">
          <table:table-cell table:number-columns-repeated="1024"/>
        </table:table-row>
        <table:table-row table:style-name="ro6">
          <table:table-cell table:number-columns-repeated="7"/>
          <table:table-cell table:style-name="ce6"/>
          <table:table-cell table:number-columns-repeated="1016"/>
        </table:table-row>
        <table:table-row table:style-name="ro6" table:number-rows-repeated="104747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Gamecora TV Feeds'.A1:'Gamecora TV Feeds'.L6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libri2" svg:font-family="Calibri" style:font-adornments="Regular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20:40:5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Bianca</meta:initial-creator>
    <meta:creation-date>2013-02-11T16:08:36Z</meta:creation-date>
    <dc:date>2013-04-09T20:43:32</dc:date>
    <meta:editing-cycles>208</meta:editing-cycles>
    <meta:editing-duration>P3DT9H7M16S</meta:editing-duration>
    <dc:creator>KesieV </dc:creator>
    <meta:document-statistic meta:table-count="1" meta:cell-count="14554" meta:object-count="0"/>
  </office:meta>
</office:document-meta>
</file>